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807in"/>
    </style:style>
    <style:style style:name="co2" style:family="table-column">
      <style:table-column-properties fo:break-before="auto" style:column-width="2.6783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ex" table:style-name="ta1">
        <table:table-column table:style-name="co1" table:default-cell-style-name="Default"/>
        <table:table-column table:style-name="co2" table:default-cell-style-name="Default"/>
        <table:table-row table:style-name="ro1">
          <table:table-cell office:value-type="float" office:value="155404" calcext:value-type="float">
            <text:p>155404</text:p>
          </table:table-cell>
          <table:table-cell office:value-type="string" calcext:value-type="string">
            <text:p>&lt;jsaction|showMessage("Обрати внимание на то, что только в постоянных сражениях можно закалить характер и повысить боевое мастерство. Чем больше врагов ты повергнешь, тем более опытн{ым|ой} и искусн{ым|ой} вои{ном|тельницей} станешь. Также многое будет за</text:p>
          </table:table-cell>
        </table:table-row>
        <table:table-row table:style-name="ro1">
          <table:table-cell office:value-type="float" office:value="157670" calcext:value-type="float">
            <text:p>157670</text:p>
          </table:table-cell>
          <table:table-cell office:value-type="string" calcext:value-type="string">
            <text:p>&lt;p&gt;И кто это к нам пожаловал? Очередн{ой|ая} геро{й|иня}, мечтающ{ий|ая} о громких победах, славе и богатстве? Что же, в таком случае добро пожаловать на &lt;b&gt;Лонгхольмский призывной пункт&lt;/b&gt;! Я помогу тебе стать прославлен{ым|ой} вои{ном|тельницей}, но сначала давай посмотрим, на что ты способ{ен|на}. Думаю, одного тренировочного боя с моим специально обученным големом будет достаточно.&lt;/p&gt;\n&lt;p align="center"&gt;&amp;nbsp;&lt;/p&gt;\n&lt;p align="center"&gt;&lt;b&gt;&lt;font color="#ff0000"&gt;Защищайся!&lt;/font&gt;&lt;/b&gt;&lt;/p&gt;</text:p>
          </table:table-cell>
        </table:table-row>
        <table:table-row table:style-name="ro1">
          <table:table-cell office:value-type="float" office:value="157671" calcext:value-type="float">
            <text:p>157671</text:p>
          </table:table-cell>
          <table:table-cell office:value-type="string" calcext:value-type="string">
            <text:p>&lt;p&gt;&amp;nbsp;Так, а кто это к нам пожаловал? Очередн{ой|ая} охотни{к|ца} за приключениями, славой и богатством? В таком случае рад приветствовать тебя на &lt;b&gt;Кхатогском призывном пункте&lt;/b&gt;! Здесь ты узнаешь, что значит быть вои{ном|тельницей} грозного бога Кхадгора. А для начала давай посмотрим, на что ты способ{ен|на}. Думаю, одного &lt;b&gt;тренировочного боя&lt;/b&gt; с моим специально обученным големом будет достаточно.&lt;/p&gt;\n&lt;p align="center"&gt;&lt;font color="#ff0000"&gt;&lt;b&gt;Защищайся!&lt;/b&gt;&amp;nbsp;&lt;/font&gt;&lt;/p&gt;</text:p>
          </table:table-cell>
        </table:table-row>
        <table:table-row table:style-name="ro1">
          <table:table-cell office:value-type="float" office:value="157672" calcext:value-type="float">
            <text:p>157672</text:p>
          </table:table-cell>
          <table:table-cell office:value-type="string" calcext:value-type="string">
            <text:p>&lt;p&gt;&amp;nbsp;Что же, раз ты утверждаешь, что владеешь навыками боя, я тебе поверю. В конце концов, если захочешь выжить, сражаться научишься. Итак, будем считать, что ты готов{|а} встать на опасную, но почетную стезю &lt;b&gt;защитни{ка|цы} Лонгхольма&lt;/b&gt;, да хранит тебя Светлоликая Эквиль! &amp;nbsp;Кстати, чуть не забыл. &amp;nbsp;&lt;b&gt;Подойди &lt;/b&gt;ко мне и&lt;b&gt; прими в дар набор боевых эликсиров&lt;/b&gt;, который полагается каждо{му|й} новоиспеченно{му|й} вои{ну|тельнице}.&amp;nbsp;&lt;/p&gt;\n&lt;p align="center"&gt;&lt;img width="100" height="100" border="0" src="/files/popups/image/npc_vargos_frame(1).png" alt="" /&gt;&lt;/p&gt;&lt;p&gt;&amp;nbsp;&lt;/p&gt;</text:p>
          </table:table-cell>
        </table:table-row>
        <table:table-row table:style-name="ro1">
          <table:table-cell office:value-type="float" office:value="157673" calcext:value-type="float">
            <text:p>157673</text:p>
          </table:table-cell>
          <table:table-cell office:value-type="string" calcext:value-type="string">
            <text:p>&lt;p&gt;Так ты говоришь, что умеешь сражаться. Тогда ты знаешь, что для того, чтобы выжить в нашем жестоком мире, тебе придется сталью и магией защищать свою жизнь. Отныне можешь считать себя полноправн{ым|ой} з&lt;b&gt;ащитни{ком|цей} Кхатога&lt;/b&gt;! Кстати, специальный &amp;nbsp;&lt;b&gt;набор магических эликсиров &amp;nbsp;&lt;/b&gt;полагается&amp;nbsp;всем новобранцам. &lt;b&gt;Подойди &lt;/b&gt;ко мне, и я с радостью его вручу.&lt;/p&gt;\n&lt;p align="center"&gt;&lt;img src="/files/popups/image/npc_kardomar_frame.png" width="100" height="100" border="0" alt="" /&gt;&lt;/p&gt;&lt;p&gt;&amp;nbsp;&lt;/p&gt;&lt;p&gt;&amp;nbsp;&lt;/p&gt;</text:p>
          </table:table-cell>
        </table:table-row>
        <table:table-row table:style-name="ro1">
          <table:table-cell office:value-type="float" office:value="157674" calcext:value-type="float">
            <text:p>157674</text:p>
          </table:table-cell>
          <table:table-cell office:value-type="string" calcext:value-type="string">
            <text:p>&lt;p&gt;&lt;span style="text-indent: 35.4pt; "&gt;Признаться, ты меня удивил{|а}. Нечасто встретишь гнома{|у} с такими способностями к ратному делу. Что-то мне подсказывает, что ты очень скоро станешь прославленным вои{ном|тельницей}, которая усилит наш славный Хирд. Поздравляю, ты прош{ел|ла} испытание и отныне можешь считать себя полноправн{ым|ой} защитни{ком|цей} Кхатога! Кстати, всем новобранцам полагается специальный набор магических эликсиров. Подойди ко мне, и я с радостью его вручу.&lt;/span&gt;&lt;/p&gt;&lt;p&gt;&amp;nbsp;&lt;/p&gt;</text:p>
          </table:table-cell>
        </table:table-row>
        <table:table-row table:style-name="ro1">
          <table:table-cell office:value-type="float" office:value="157675" calcext:value-type="float">
            <text:p>157675</text:p>
          </table:table-cell>
          <table:table-cell office:value-type="string" calcext:value-type="string">
            <text:p>&lt;p&gt;&amp;nbsp;&lt;span style="text-indent: 35.4pt; "&gt;Признаться, ты меня удивил{|а}. Нечасто встретишь гном{а|у} с такими способностями к ратному делу. Что-то мне подсказывает, что ты очень скоро станешь прославлен&lt;/span&gt;&lt;span style="text-indent: 47.20000076293945px; "&gt;{ным|ной}&lt;/span&gt;&lt;span style="text-indent: 35.4pt; "&gt; вои{ном|тельницей}, котор{ый|ая} усилит наш славный Хирд. Поздравляю, отныне можешь считать себя &lt;/span&gt;&lt;b style="text-indent: 35.4pt; "&gt;полноправн{ым|ой} защитни{ком|цей} Кхатога&lt;/b&gt;&lt;span style="text-indent: 35.4pt; "&gt;! Кстати, всем новобранцам полагается специальный &lt;/span&gt;&lt;b style="text-indent: 35.4pt; "&gt;набор магических эликсиров&lt;/b&gt;&lt;span style="text-indent: 35.4pt; "&gt;. &lt;/span&gt;&lt;b style="text-indent: 35.4pt; "&gt;Подойди &lt;/b&gt;&lt;span style="text-indent: 35.4pt; "&gt;ко мне, и я с радостью его вручу.&amp;nbsp;&lt;/span&gt;&lt;/p&gt;\n&lt;p align="center"&gt;&lt;img src="/files/popups/image/npc_kardomar_frame.png" width="100" height="100" border="0" alt="" /&gt;&lt;/p&gt;</text:p>
          </table:table-cell>
        </table:table-row>
        <table:table-row table:style-name="ro1">
          <table:table-cell office:value-type="float" office:value="157676" calcext:value-type="float">
            <text:p>157676</text:p>
          </table:table-cell>
          <table:table-cell office:value-type="string" calcext:value-type="string">
            <text:p>&lt;p&gt;&amp;nbsp;&lt;span style="font-size:11.0pt;line-height:115%;\nfont-family:&amp;quot;Calibri&amp;quot;,&amp;quot;sans-serif&amp;quot;;mso-ascii-theme-font:minor-latin;mso-fareast-font-family:\nCalibri;mso-fareast-theme-font:minor-latin;mso-hansi-theme-font:minor-latin;\nmso-bidi-font-family:&amp;quot;Times New Roman&amp;quot;;mso-bidi-theme-font:minor-bidi;\nmso-ansi-language:RU;mso-fareast-language:EN-US;mso-bidi-language:AR-SA"&gt;Неплохо, очень даже неплохо. С такими способностями ты быстро станешь мастером боя и опытн{ым|ой} маг{ом|ессой}. Думаю, что ты усвоил{|а} основы и отныне имеешь полное право именоваться защитни{ком|цей} Лонгхольма, да хранит тебя Светлоликая Эквиль! Да, чуть не забыл! &lt;b&gt;Подойди-ка ко мне&lt;/b&gt;. Хочу вручить &lt;b&gt;набор боевых эликсиров&lt;/b&gt;, который полагается каждо{му|й} новоиспеченно{му|й} вои{ну|тельнице}.&lt;/span&gt;&lt;/p&gt;\n&lt;p align="center"&gt;&lt;img src="/files/popups/image/npc_vargos_frame(1).png" width="100" height="100" border="0" alt="" /&gt;&lt;/p&gt;</text:p>
          </table:table-cell>
        </table:table-row>
        <table:table-row table:style-name="ro1">
          <table:table-cell office:value-type="float" office:value="157677" calcext:value-type="float">
            <text:p>157677</text:p>
          </table:table-cell>
          <table:table-cell office:value-type="string" calcext:value-type="string">
            <text:p>&lt;p&gt;&amp;nbsp;Запомни, только в постоянных сражениях можно закалить характер и повысить боевое мастерство. Чем больше врагов ты повергнешь, тем более опытн{ым|ой} и искусн{ым|ой} вои{ном|тельницей} станешь. Также многое будет зависеть от твоих характеристик, &lt;b&gt;снаряжения, оружия, медалей и, &lt;/b&gt;конечно же, переменчивой&lt;b&gt; &amp;nbsp;&lt;/b&gt;фортуны! А теперь твое первое настоящее задание - сразись с коварными&lt;b&gt; Скотозаврами&lt;/b&gt;, которые утащили мой &lt;b&gt;сапог&lt;/b&gt;, и верни его! Уверен, тебе это по силам!&lt;/p&gt;\n&lt;p align="center"&gt;&lt;img width="100" height="100" border="0" src="/files/popups/image/skotozavr_frame.png" alt="" /&gt;&lt;/p&gt;</text:p>
          </table:table-cell>
        </table:table-row>
        <table:table-row table:style-name="ro1">
          <table:table-cell office:value-type="float" office:value="157682" calcext:value-type="float">
            <text:p>157682</text:p>
          </table:table-cell>
          <table:table-cell office:value-type="string" calcext:value-type="string">
            <text:p>&lt;p&gt;&amp;nbsp;А теперь пора заняться твоим &lt;b&gt;вооружением&lt;/b&gt;. Доспехи тебе чуть позже выдаст наш Каптенармус, а вот &lt;b&gt;оружие &lt;/b&gt;на складе не валяется. &amp;nbsp;Его можно либо купить, либо получить в качестве трофея, либо изготовить самостоятельно. Но об этом ты и сам{|а} в скором времени узнаешь. <text:s/>А пока давай смастерим хоть что-то похожее на &lt;b&gt;булаву &lt;/b&gt;и &lt;b&gt;щит&lt;/b&gt;. Пройди вниз и увидишь возле забора &lt;b&gt;кучу пиломатериалов&lt;/b&gt;. Думаю, ты без труда отыщешь в ней длинный &lt;b&gt;прочный брусок&lt;/b&gt;. Давай, я в тебя верю!&lt;/p&gt;\n&lt;p align="center"&gt;&lt;img width="100" height="100" border="0" alt="" src="/files/popups/image/drova_1_frame.png" /&gt;&lt;/p&gt;</text:p>
          </table:table-cell>
        </table:table-row>
        <table:table-row table:style-name="ro1">
          <table:table-cell office:value-type="float" office:value="157683" calcext:value-type="float">
            <text:p>157683</text:p>
          </table:table-cell>
          <table:table-cell office:value-type="string" calcext:value-type="string">
            <text:p>&lt;p&gt;Отлично, из прочного &lt;b&gt;бруска &lt;/b&gt;мы сделаем тебе &lt;b&gt;тренировочный меч&lt;/b&gt;. Правда, лучше его при первой же возможности поменять на что-то посерьезнее. Таким мечом можно отмахаться только от самых безобидных монстров. Вот, держи &lt;b&gt;рубанок&lt;/b&gt; и &lt;b&gt;киянку&lt;/b&gt;, с их помощью ты сможешь сам{|а} изготовить свое первое оружие. А еще возьми &lt;b&gt;схему тренировочного меча&lt;/b&gt; и обязательно ее &lt;b&gt;изучи&lt;/b&gt;. Постой-постой, куда это ты его запрятал{|а}. Вот что, &lt;b&gt;открой&lt;/b&gt;-ка свой &lt;b&gt;рюкзак&lt;/b&gt; и &lt;b&gt;изучи схему&lt;/b&gt; прямо сейчас, чтобы я видел.&lt;/p&gt;\n&lt;p align="center"&gt;&lt;img src="/files/popups/image/helm_bag_frame.png" width="55" height="55" border="0" alt="" /&gt; &lt;img src="/files/popups/image/draw_sword_frame.png" width="55" height="55" border="0" alt="" /&gt;&lt;/p&gt;</text:p>
          </table:table-cell>
        </table:table-row>
        <table:table-row table:style-name="ro1">
          <table:table-cell office:value-type="float" office:value="157686" calcext:value-type="float">
            <text:p>157686</text:p>
          </table:table-cell>
          <table:table-cell office:value-type="string" calcext:value-type="string">
            <text:p>&lt;p&gt;Ну вот, теперь ты вооружен{|а} и сможешь за себя постоять. Однако, помни, не только оружие принесет тебе победу в боях.&amp;nbsp;&lt;b&gt;Используй свой магический дар&lt;/b&gt;. Со временем ты сможешь овладеть любой из ветвей магии и стать могущественным волшебником. А пока &lt;b&gt;открой магическую книгу&lt;/b&gt; в левой вкладке &lt;b&gt;под изображением Шлема &lt;/b&gt;и &lt;b&gt;выбери заклинание&lt;/b&gt; себе по вкусу. Помни, ты сможешь изменить выбранную магию в любой момент.&lt;/p&gt;\n&lt;p align="center"&gt;&lt;img width="100" height="100" border="0" src="/files/popups/image/magic_book_frame.png" alt="" /&gt;&lt;/p&gt;</text:p>
          </table:table-cell>
        </table:table-row>
        <table:table-row table:style-name="ro1">
          <table:table-cell office:value-type="float" office:value="157689" calcext:value-type="float">
            <text:p>157689</text:p>
          </table:table-cell>
          <table:table-cell office:value-type="string" calcext:value-type="string">
            <text:p>&lt;p&gt;Замечательно! Из этого &lt;b&gt;бруска &lt;/b&gt;мы сделаем тебе &lt;b&gt;тренировочную булаву&lt;/b&gt;. Правда, лучше ты это оружие поскорее поменяй на что-то посерьезнее, а то такой булавой можно отмахаться только от самых безобидных монстров. Вот, держи &lt;b&gt;рубанок&lt;/b&gt; и &lt;b&gt;киянку&lt;/b&gt;, с их помощью ты сможешь сам{|а} изготовить свое первое оружие. А еще возьми &lt;b&gt;схему тренировочной булавы&lt;/b&gt; и обязательно ее &lt;b&gt;изучи&lt;/b&gt;. Постой-постой, куда это ты его запрятал{|а}. Вот что, &lt;b&gt;открой&lt;/b&gt;-ка свой &lt;b&gt;рюкзак&lt;/b&gt; и &lt;b&gt;изучи схему&lt;/b&gt; прямо сейчас, чтобы я видел.&lt;/p&gt;\n&lt;p align="center"&gt;&lt;img src="/files/popups/image/helm_bag_frame.png" width="55" height="55" border="0" alt="" /&gt; &lt;img src="/files/popups/image/draw_mace_frame.png" width="55" height="55" border="0" alt="" /&gt;&lt;/p&gt;</text:p>
          </table:table-cell>
        </table:table-row>
        <table:table-row table:style-name="ro1">
          <table:table-cell office:value-type="float" office:value="157693" calcext:value-type="float">
            <text:p>157693</text:p>
          </table:table-cell>
          <table:table-cell office:value-type="string" calcext:value-type="string">
            <text:p>&lt;p&gt;Ну вот, теперь ты вооружен{|а} и сможешь за себя постоять. Однако, помни, не только оружие принесет тебе победу в боях. &lt;b&gt;Используй свой магический дар&lt;/b&gt;. Со временем ты сможешь овладеть любой из ветвей магии и стать умелым инженером или могучим воином. А пока &lt;b&gt;открой магическую книгу&lt;/b&gt; в левой вкладке &lt;b&gt;под изображением Шлема &lt;/b&gt;и &lt;b&gt;выбери заклинание&lt;/b&gt; себе по вкусу. Помни, ты сможешь изменить выбранную магию в любой момент.&lt;/p&gt;\n&lt;p align="center"&gt;&lt;img width="100" height="100" border="0" src="/files/popups/image/magic_book_frame.png" alt="" /&gt;&lt;/p&gt;</text:p>
          </table:table-cell>
        </table:table-row>
        <table:table-row table:style-name="ro1">
          <table:table-cell office:value-type="float" office:value="157741" calcext:value-type="float">
            <text:p>157741</text:p>
          </table:table-cell>
          <table:table-cell office:value-type="string" calcext:value-type="string">
            <text:p>&lt;p&gt;Да, этот &lt;b&gt;прочный брусок &lt;/b&gt;подойдет. Я смотрю, ты еще захватил{|а} &lt;b&gt;рубанок &lt;/b&gt;и &lt;b&gt;киянку&lt;/b&gt;, они тебе тоже пригодятся. Осталось &lt;b&gt;выучить схему тренировочной булавы&lt;/b&gt;... Берегись, среди досок притаился огромный жук! &lt;b&gt;&lt;font color="#ff0000"&gt;К оружию!&lt;/font&gt;&lt;/b&gt;&lt;/p&gt;\n&lt;p align="center"&gt;&lt;img width="100" height="100" border="0" src="/files/popups/image/bug_2_frame.png" alt="" /&gt;&lt;/p&gt;</text:p>
          </table:table-cell>
        </table:table-row>
        <table:table-row table:style-name="ro1">
          <table:table-cell office:value-type="float" office:value="157742" calcext:value-type="float">
            <text:p>157742</text:p>
          </table:table-cell>
          <table:table-cell office:value-type="string" calcext:value-type="string">
            <text:p>&lt;p&gt;Да уж, у нас тут всегда нужно быть начеку. Опасности подстерегают на каждом шагу. Но ты молодец, не растерял{ся|ась}! А главное, что теперь у тебя есть &lt;b&gt;прочный брусок&lt;/b&gt;, &lt;b&gt;рубанок &lt;/b&gt;и &lt;b&gt;киянка&lt;/b&gt;.&lt;/p&gt;&lt;p&gt;Загляни в рюкзак и изучи &lt;b&gt;схему тренировочной булавы&lt;/b&gt;.&lt;/p&gt;\n&lt;p align="center"&gt;&lt;img width="55" height="55" border="0" alt="" src="/files/popups/image/helm_bag_frame.png" /&gt; &lt;img width="55" height="55" border="0" alt="" src="/files/popups/image/draw_mace_frame.png" /&gt;&lt;/p&gt;</text:p>
          </table:table-cell>
        </table:table-row>
        <table:table-row table:style-name="ro1">
          <table:table-cell office:value-type="float" office:value="157743" calcext:value-type="float">
            <text:p>157743</text:p>
          </table:table-cell>
          <table:table-cell office:value-type="string" calcext:value-type="string">
            <text:p>&lt;p&gt;Да уж, у нас тут всегда нужно быть начеку. Опасности подстерегают на каждом шагу. Но ты молодец, не растерял{ся|ась}! А главное, что теперь у тебя есть &lt;b&gt;прочный брусок&lt;/b&gt;, &lt;b&gt;рубанок &lt;/b&gt;и &lt;b&gt;киянка&lt;/b&gt;.&lt;/p&gt;&lt;p&gt;Загляни в рюкзак и изучи &lt;b&gt;схему тренировочного меча&lt;/b&gt;.&lt;/p&gt;\n&lt;p align="center"&gt;&lt;img width="55" height="55" border="0" alt="" src="/files/popups/image/helm_bag_frame.png" /&gt; &lt;img width="55" height="55" border="0" alt="" src="/files/popups/image/draw_sword_frame.png" /&gt;&lt;/p&gt;</text:p>
          </table:table-cell>
        </table:table-row>
        <table:table-row table:style-name="ro1">
          <table:table-cell office:value-type="float" office:value="157749" calcext:value-type="float">
            <text:p>157749</text:p>
          </table:table-cell>
          <table:table-cell office:value-type="string" calcext:value-type="string">
            <text:p>&lt;p&gt;&amp;nbsp;Поздравляю, с каждым боем твой уровень мастерства растет! Запомни - при победе над монстрами частенько можно получить деньги, полезные предметы, ресурсы и даже оружие.&amp;nbsp;Теперь, если ты изучил{|а} схему щита и добыл{|а} 3 шкуры скотозавра, сможешь изготовить тренировочный щит.&lt;/p&gt;</text:p>
          </table:table-cell>
        </table:table-row>
        <table:table-row table:style-name="ro1">
          <table:table-cell office:value-type="float" office:value="157750" calcext:value-type="float">
            <text:p>157750</text:p>
          </table:table-cell>
          <table:table-cell office:value-type="string" calcext:value-type="string">
            <text:p>&lt;p&gt;&amp;nbsp;Поздравляю, с каждым боем твой уровень мастерства растет! Запомни - при победе над монстрами частенько можно получить деньги, полезные предметы, ресурсы и даже оружие. &amp;nbsp;Теперь, если ты изучил{|а} схему щита и добыл{|а} 3 шкуры скотозавра, сможешь изготовить тренировочный щит.&lt;/p&gt;</text:p>
          </table:table-cell>
        </table:table-row>
        <table:table-row table:style-name="ro1">
          <table:table-cell office:value-type="float" office:value="157751" calcext:value-type="float">
            <text:p>157751</text:p>
          </table:table-cell>
          <table:table-cell office:value-type="string" calcext:value-type="string">
            <text:p>&lt;p&gt;&amp;nbsp;Да, тебя определенно ждет большая воинская слава. Теперь ничто не мешает изготовить &lt;b&gt;тренировочную булаву&lt;/b&gt;, если ты изучил{|а} &lt;b&gt;схему &lt;/b&gt;и добыл{|а} &lt;b&gt;прочный брусок&lt;/b&gt;.&lt;/p&gt;\n&lt;p align="center"&gt;&lt;img src="/files/popups/image/draw_mace_frame.png" width="50" height="50" border="0" alt="" /&gt; &lt;img src="/files/popups/image/brus.png" width="50" height="50" border="0" alt="" /&gt;&lt;/p&gt;</text:p>
          </table:table-cell>
        </table:table-row>
        <table:table-row table:style-name="ro1">
          <table:table-cell office:value-type="float" office:value="157752" calcext:value-type="float">
            <text:p>157752</text:p>
          </table:table-cell>
          <table:table-cell office:value-type="string" calcext:value-type="string">
            <text:p>&lt;p&gt;&amp;nbsp;Да, тебя определенно ждет большая воинская слава. Теперь ничто не мешает изготовить &lt;b&gt;тренировочный меч&lt;/b&gt;, если ты изучил{|а} &lt;b&gt;схему &lt;/b&gt;и добыл{|а} &lt;b&gt;прочный брусок&lt;/b&gt;.&lt;/p&gt;\n&lt;p align="center"&gt;&lt;img src="/files/popups/image/draw_sword_frame.png" width="50" height="50" border="0" alt="" /&gt; &lt;img src="/files/popups/image/brus.png" width="50" height="50" border="0" alt="" /&gt;&lt;/p&gt;</text:p>
          </table:table-cell>
        </table:table-row>
        <table:table-row table:style-name="ro1">
          <table:table-cell office:value-type="float" office:value="172646" calcext:value-type="float">
            <text:p>172646</text:p>
          </table:table-cell>
          <table:table-cell office:value-type="string" calcext:value-type="string">
            <text:p>За выполнение заданий, приносящих пользу всему нашему народу, ты будешь щедро вознагражден{|а}!</text:p>
          </table:table-cell>
        </table:table-row>
        <table:table-row table:style-name="ro1">
          <table:table-cell office:value-type="float" office:value="205007" calcext:value-type="float">
            <text:p>205007</text:p>
          </table:table-cell>
          <table:table-cell office:value-type="string" calcext:value-type="string">
            <text:p>Здравствуй, Вои{н|тельница}. Я смотрю, ты познакомил{ся|ась} со всеми нашими жителями и постепенно привыкаешь к новой обстановке. Чем скорее ты окрепнешь и повысишь свое боевое мастерство, тем большую пользу успеешь принести людям в борьбе с коварными гномами.</text:p>
          </table:table-cell>
        </table:table-row>
        <table:table-row table:style-name="ro1">
          <table:table-cell office:value-type="float" office:value="205011" calcext:value-type="float">
            <text:p>205011</text:p>
          </table:table-cell>
          <table:table-cell office:value-type="string" calcext:value-type="string">
            <text:p>Приветствую, Вои{н|тельница}! Рад снова видеть новоиспеченн{ого|ую} житель{|ницу} Лонгхольма! Судя по твоему озадаченному виду, ты ко мне заш{ел|ла} не просто так, а по какому-то делу, да?</text:p>
          </table:table-cell>
        </table:table-row>
        <table:table-row table:style-name="ro1">
          <table:table-cell office:value-type="float" office:value="205014" calcext:value-type="float">
            <text:p>205014</text:p>
          </table:table-cell>
          <table:table-cell office:value-type="string" calcext:value-type="string">
            <text:p>Необходимо посмотреть, на что ты способ{ен|на} в бою. Вокруг заставы расплодились пауки. Нужно уничтожить нескольких Паучьих королей, чтобы остановить рост популяции. Убей трех тварей, посмотрим, на что ты способ{ен|на}.\n\n&lt;b&gt;Награда:&lt;/b&gt; %$Exp:60%%=165:5%</text:p>
          </table:table-cell>
        </table:table-row>
        <table:table-row table:style-name="ro1">
          <table:table-cell office:value-type="float" office:value="205015" calcext:value-type="float">
            <text:p>205015</text:p>
          </table:table-cell>
          <table:table-cell office:value-type="string" calcext:value-type="string">
            <text:p>Замечательно, Вои{н|тельница}! Ты сделал{ |а} это! У тебя не плохо получилось. Теперь другие <text:s/>пауки не посмеют нападать на скот в нашей деревне. Передохни немного и подходи за новым заданием.</text:p>
          </table:table-cell>
        </table:table-row>
        <table:table-row table:style-name="ro1">
          <table:table-cell office:value-type="float" office:value="205016" calcext:value-type="float">
            <text:p>205016</text:p>
          </table:table-cell>
          <table:table-cell office:value-type="string" calcext:value-type="string">
            <text:p>Приветствую тебя, Вои{н|тельница}. Я подготовил %45%. Отнеси его как можно скорее. Ступай, и будь осторож{ен|на}. %=45% &lt;b&gt;Награда:&lt;/b&gt; %$Exp:50%</text:p>
          </table:table-cell>
        </table:table-row>
        <table:table-row table:style-name="ro1">
          <table:table-cell office:value-type="float" office:value="205017" calcext:value-type="float">
            <text:p>205017</text:p>
          </table:table-cell>
          <table:table-cell office:value-type="string" calcext:value-type="string">
            <text:p>Вернул{ся|ась}? Хорошо! Донован передал мне ответ?</text:p>
          </table:table-cell>
        </table:table-row>
        <table:table-row table:style-name="ro1">
          <table:table-cell office:value-type="float" office:value="205018" calcext:value-type="float">
            <text:p>205018</text:p>
          </table:table-cell>
          <table:table-cell office:value-type="string" calcext:value-type="string">
            <text:p>Замечательно! Почитаю на досуге. Ты быстро справил{ся|ась} с заданием, я отмечу это в своем отчете королю.</text:p>
          </table:table-cell>
        </table:table-row>
        <table:table-row table:style-name="ro1">
          <table:table-cell office:value-type="float" office:value="205020" calcext:value-type="float">
            <text:p>205020</text:p>
          </table:table-cell>
          <table:table-cell office:value-type="string" calcext:value-type="string">
            <text:p>Здравия желаю, храбр{ый|ая} Вои{н|тельница}. Вот какое задание есть для тебя. <text:s/>Пауки <text:s/>буквально заполонили наши земли. Странные они какие-то.... И агрессивные. Разберись с ними, и я щедро отблагодарю тебя. Скажем, за выполненную работу, я дам тебе несколько <text:s/>полезных свитков. %=606:3,618:3%</text:p>
          </table:table-cell>
        </table:table-row>
        <table:table-row table:style-name="ro1">
          <table:table-cell office:value-type="float" office:value="205023" calcext:value-type="float">
            <text:p>205023</text:p>
          </table:table-cell>
          <table:table-cell office:value-type="string" calcext:value-type="string">
            <text:p>Жив{ой?|ая?}? Тебя долго не было. Я уже начал за тебя волноваться. Рад, что с тобой все впорядке и ты готов{|а} к новым испытаниям!</text:p>
          </table:table-cell>
        </table:table-row>
        <table:table-row table:style-name="ro1">
          <table:table-cell office:value-type="float" office:value="205031" calcext:value-type="float">
            <text:p>205031</text:p>
          </table:table-cell>
          <table:table-cell office:value-type="string" calcext:value-type="string">
            <text:p>Хвала Эквиль, ты вернул{ся|ась} жив{ым|ой} и практически невредим{ым|ой}. И, судя по всему, победа за тобой?!</text:p>
          </table:table-cell>
        </table:table-row>
        <table:table-row table:style-name="ro1">
          <table:table-cell office:value-type="float" office:value="205033" calcext:value-type="float">
            <text:p>205033</text:p>
          </table:table-cell>
          <table:table-cell office:value-type="string" calcext:value-type="string">
            <text:p>Ты оказал{ |а} нам огромную услугу и заслужил{ |а} свою награду. Если бы не ты, пауки стали бы настоящим бедствием. Помнится, когда я еще был маленький, и ни о какой войне никто и слыхом не слыхивал, зашел к нам один старичок, весь опутанный паутиной...</text:p>
          </table:table-cell>
        </table:table-row>
        <table:table-row table:style-name="ro1">
          <table:table-cell office:value-type="float" office:value="205034" calcext:value-type="float">
            <text:p>205034</text:p>
          </table:table-cell>
          <table:table-cell office:value-type="string" calcext:value-type="string">
            <text:p>Ах да. Награда. Держи пару эликсиров силы, с ним рубить врага будет легче. Удачи тебе, вои{н|тельница}! %=165:2%</text:p>
          </table:table-cell>
        </table:table-row>
        <table:table-row table:style-name="ro1">
          <table:table-cell office:value-type="float" office:value="205038" calcext:value-type="float">
            <text:p>205038</text:p>
          </table:table-cell>
          <table:table-cell office:value-type="string" calcext:value-type="string">
            <text:p>Здравствуй, вои{н|тельница}! Я смотрю, ты познакомил{ся|ась} со всеми нашими жителями и постепенно привыкаешь к новой обстановке. Чем скорее ты окрепнешь и повысишь свое боевое мастерство, тем большую пользу успеешь принести нашему народу в борьбе с ненавистными людьми.</text:p>
          </table:table-cell>
        </table:table-row>
        <table:table-row table:style-name="ro1">
          <table:table-cell office:value-type="float" office:value="205043" calcext:value-type="float">
            <text:p>205043</text:p>
          </table:table-cell>
          <table:table-cell office:value-type="string" calcext:value-type="string">
            <text:p>Рад снова видеть тебя, новоиспеченн{ый|ая} житель{|ница} Кхатога! Судя по твоему озадаченному виду, ты ко мне заш{ел|ла} не просто так, а по какому-то делу, да?</text:p>
          </table:table-cell>
        </table:table-row>
        <table:table-row table:style-name="ro1">
          <table:table-cell office:value-type="float" office:value="205046" calcext:value-type="float">
            <text:p>205046</text:p>
          </table:table-cell>
          <table:table-cell office:value-type="string" calcext:value-type="string">
            <text:p>Ну что же, вои{н|тельница}, вот и пришло время подвергнуть тебя испытанию в твоей боевой подготовке. Ты долж{ен|на} победить настоящего противника, так как, начиная с этого дня, ты переводишься в ранг Бойца.\n\n&lt;b&gt;Награда:&lt;/b&gt;%$Exp:50%%=153,165%</text:p>
          </table:table-cell>
        </table:table-row>
        <table:table-row table:style-name="ro1">
          <table:table-cell office:value-type="float" office:value="205047" calcext:value-type="float">
            <text:p>205047</text:p>
          </table:table-cell>
          <table:table-cell office:value-type="string" calcext:value-type="string">
            <text:p>Ха-ха. Люблю шутников. Ты долж{ен|на} сразить обычного скелета, коих много в округе. Хотя можешь попытать счастье и с Големом.</text:p>
          </table:table-cell>
        </table:table-row>
        <table:table-row table:style-name="ro1">
          <table:table-cell office:value-type="float" office:value="205051" calcext:value-type="float">
            <text:p>205051</text:p>
          </table:table-cell>
          <table:table-cell office:value-type="string" calcext:value-type="string">
            <text:p>Раз ты тут, то, как я понимаю, мой приказ выполнен? Надеюсь, ты проник{ся|лась} боем.</text:p>
          </table:table-cell>
        </table:table-row>
        <table:table-row table:style-name="ro1">
          <table:table-cell office:value-type="float" office:value="205052" calcext:value-type="float">
            <text:p>205052</text:p>
          </table:table-cell>
          <table:table-cell office:value-type="string" calcext:value-type="string">
            <text:p>Совершенно верно, мастер Надум. Я добыл{|а} %50%.</text:p>
          </table:table-cell>
        </table:table-row>
        <table:table-row table:style-name="ro1">
          <table:table-cell office:value-type="float" office:value="205053" calcext:value-type="float">
            <text:p>205053</text:p>
          </table:table-cell>
          <table:table-cell office:value-type="string" calcext:value-type="string">
            <text:p>{Молодец!|Умница!} Теперь тебя можно по праву называть бойцом. Прими мои поздравления и вот эту скромную награду!\n%$Exp:50%%=153,165%</text:p>
          </table:table-cell>
        </table:table-row>
        <table:table-row table:style-name="ro1">
          <table:table-cell office:value-type="float" office:value="205056" calcext:value-type="float">
            <text:p>205056</text:p>
          </table:table-cell>
          <table:table-cell office:value-type="string" calcext:value-type="string">
            <text:p>Очень хорошо, что ты решил{|а} заглянуть сюда сейчас. Скелеты совсем потеряли страх и вчера напали на наших дозорных. Нужно немного разрядить их войско. Иди и успокой пятерых. Принеси мне пять сломанных костей как доказательство выполненного приказа. %=48%</text:p>
          </table:table-cell>
        </table:table-row>
        <table:table-row table:style-name="ro1">
          <table:table-cell office:value-type="float" office:value="205057" calcext:value-type="float">
            <text:p>205057</text:p>
          </table:table-cell>
          <table:table-cell office:value-type="string" calcext:value-type="string">
            <text:p>Нет. Лови их по одному и... Ты знаешь, что нужно делать. Будь осторож{ен|на}.\n\n&lt;b&gt;Награда:&lt;/b&gt; \n%$Exp:60,C:15%%=165:2%</text:p>
          </table:table-cell>
        </table:table-row>
        <table:table-row table:style-name="ro1">
          <table:table-cell office:value-type="float" office:value="205062" calcext:value-type="float">
            <text:p>205062</text:p>
          </table:table-cell>
          <table:table-cell office:value-type="string" calcext:value-type="string">
            <text:p>Здравствуйте, мастер Надум. Все замечательно, спасибо. Я выполнил{|а} ваш приказ и угомонил{|а} всех скелетов.</text:p>
          </table:table-cell>
        </table:table-row>
        <table:table-row table:style-name="ro1">
          <table:table-cell office:value-type="float" office:value="205067" calcext:value-type="float">
            <text:p>205067</text:p>
          </table:table-cell>
          <table:table-cell office:value-type="string" calcext:value-type="string">
            <text:p>Здравствуйте, господин Корагор. Я принес{|ла} рапорт %51%.</text:p>
          </table:table-cell>
        </table:table-row>
        <table:table-row table:style-name="ro1">
          <table:table-cell office:value-type="float" office:value="205071" calcext:value-type="float">
            <text:p>205071</text:p>
          </table:table-cell>
          <table:table-cell office:value-type="string" calcext:value-type="string">
            <text:p>Воин, подойди ко мне. Я закончил чтение всех рапортов, что поступили ко мне сегодня. И в одном из них сказано о новом нападении скелета умершего воина. На этот раз он чуть не убил дозорного. Нужно что-то предпринять. И я знаю что. Раз ты уже имел{|а} дело со скелетами, то я поручаю тебе разобраться и с этим. Убей его и принеси мне %52%. %=52%</text:p>
          </table:table-cell>
        </table:table-row>
        <table:table-row table:style-name="ro1">
          <table:table-cell office:value-type="float" office:value="205074" calcext:value-type="float">
            <text:p>205074</text:p>
          </table:table-cell>
          <table:table-cell office:value-type="string" calcext:value-type="string">
            <text:p>Здравия желаю, воин. Ты выглядишь помят{ым|ой}. Тебе удалось сразить старого воина?</text:p>
          </table:table-cell>
        </table:table-row>
        <table:table-row table:style-name="ro1">
          <table:table-cell office:value-type="float" office:value="205076" calcext:value-type="float">
            <text:p>205076</text:p>
          </table:table-cell>
          <table:table-cell office:value-type="string" calcext:value-type="string">
            <text:p>Да, мне удалось сделать это. Хотя, хочу признаться, это было не легко. Он яростно цеплялся за свою... ммм... жизнь. Но я все равно сразил{|а} его.</text:p>
          </table:table-cell>
        </table:table-row>
        <table:table-row table:style-name="ro1">
          <table:table-cell office:value-type="float" office:value="205077" calcext:value-type="float">
            <text:p>205077</text:p>
          </table:table-cell>
          <table:table-cell office:value-type="string" calcext:value-type="string">
            <text:p>Я слышал{|а}, что этот доспех сделан из зачарованной кожи. Это правда?</text:p>
          </table:table-cell>
        </table:table-row>
        <table:table-row table:style-name="ro1">
          <table:table-cell office:value-type="float" office:value="205080" calcext:value-type="float">
            <text:p>205080</text:p>
          </table:table-cell>
          <table:table-cell office:value-type="string" calcext:value-type="string">
            <text:p>Здравствуй, Вои{н|тельница}! Проходи, садись.</text:p>
          </table:table-cell>
        </table:table-row>
        <table:table-row table:style-name="ro1">
          <table:table-cell office:value-type="float" office:value="205081" calcext:value-type="float">
            <text:p>205081</text:p>
          </table:table-cell>
          <table:table-cell office:value-type="string" calcext:value-type="string">
            <text:p>Хм, польщен. Вижу, ты про меня уже наслышан{|а}, но все же представлюсь. Имя мне Торадор, состою на службе Кхатогу в звании капитана охотников за головами. Слыхал{|а} о таких?</text:p>
          </table:table-cell>
        </table:table-row>
        <table:table-row table:style-name="ro1">
          <table:table-cell office:value-type="float" office:value="205083" calcext:value-type="float">
            <text:p>205083</text:p>
          </table:table-cell>
          <table:table-cell office:value-type="string" calcext:value-type="string">
            <text:p>Я бы с большим удовольствием послушал{|е} ваш рассказ еще раз. Уверен{|а}, что это будет крайне увлекательно.</text:p>
          </table:table-cell>
        </table:table-row>
        <table:table-row table:style-name="ro1">
          <table:table-cell office:value-type="float" office:value="205084" calcext:value-type="float">
            <text:p>205084</text:p>
          </table:table-cell>
          <table:table-cell office:value-type="string" calcext:value-type="string">
            <text:p>Ты готов{|а} начать охоту за головами? Набери 2180 отваги и возвращайся ко мне, мы обсудим твою награду.</text:p>
          </table:table-cell>
        </table:table-row>
        <table:table-row table:style-name="ro1">
          <table:table-cell office:value-type="float" office:value="205085" calcext:value-type="float">
            <text:p>205085</text:p>
          </table:table-cell>
          <table:table-cell office:value-type="string" calcext:value-type="string">
            <text:p>Рад{|а} приветствовать отважного коменданта Кхатога.</text:p>
          </table:table-cell>
        </table:table-row>
        <table:table-row table:style-name="ro1">
          <table:table-cell office:value-type="float" office:value="205086" calcext:value-type="float">
            <text:p>205086</text:p>
          </table:table-cell>
          <table:table-cell office:value-type="string" calcext:value-type="string">
            <text:p>Здравствуйте, капитан Торадор. Рад{|а} видеть Вас в добром здравии!</text:p>
          </table:table-cell>
        </table:table-row>
        <table:table-row table:style-name="ro1">
          <table:table-cell office:value-type="float" office:value="205089" calcext:value-type="float">
            <text:p>205089</text:p>
          </table:table-cell>
          <table:table-cell office:value-type="string" calcext:value-type="string">
            <text:p>Я даже и не предполагал{|а}, что бывают столь мощные доспехи и вооружение. Еще один стимул вступить в ряды легендарных Охотников.</text:p>
          </table:table-cell>
        </table:table-row>
        <table:table-row table:style-name="ro1">
          <table:table-cell office:value-type="float" office:value="205099" calcext:value-type="float">
            <text:p>205099</text:p>
          </table:table-cell>
          <table:table-cell office:value-type="string" calcext:value-type="string">
            <text:p>Здравствуйте, мастер Торадор. Я набрал{|а} необходимое количество отваги, и хочу обменять их на одну из частей комплекта Охотника за головами. Могу я взглянуть на вещи еще раз?</text:p>
          </table:table-cell>
        </table:table-row>
        <table:table-row table:style-name="ro1">
          <table:table-cell office:value-type="float" office:value="205103" calcext:value-type="float">
            <text:p>205103</text:p>
          </table:table-cell>
          <table:table-cell office:value-type="string" calcext:value-type="string">
            <text:p>Поздравляю! Ты сделал{|а} хороший выбор!</text:p>
          </table:table-cell>
        </table:table-row>
        <table:table-row table:style-name="ro1">
          <table:table-cell office:value-type="float" office:value="205107" calcext:value-type="float">
            <text:p>205107</text:p>
          </table:table-cell>
          <table:table-cell office:value-type="string" calcext:value-type="string">
            <text:p>Приветствую тебя, юн{ый|ая} защитни{к|ца} Лонгхольма. Рассказывай, зачем ты здесь?</text:p>
          </table:table-cell>
        </table:table-row>
        <table:table-row table:style-name="ro1">
          <table:table-cell office:value-type="float" office:value="205108" calcext:value-type="float">
            <text:p>205108</text:p>
          </table:table-cell>
          <table:table-cell office:value-type="string" calcext:value-type="string">
            <text:p>Да ладно тебе, не такой уж я и легендарный. Хотя вот мои орлы - Черные рыцари - и впрямь стали легендой. Присоединяйся к нам, и ты обретешь славу, о которой наверняка мечтал{|а}. Надеюсь, тебе известно, кто такие Черные Рыцари?</text:p>
          </table:table-cell>
        </table:table-row>
        <table:table-row table:style-name="ro1">
          <table:table-cell office:value-type="float" office:value="205109" calcext:value-type="float">
            <text:p>205109</text:p>
          </table:table-cell>
          <table:table-cell office:value-type="string" calcext:value-type="string">
            <text:p>Счастлив{|а} приветствовать легендарного капитана Ярована!</text:p>
          </table:table-cell>
        </table:table-row>
        <table:table-row table:style-name="ro1">
          <table:table-cell office:value-type="float" office:value="205110" calcext:value-type="float">
            <text:p>205110</text:p>
          </table:table-cell>
          <table:table-cell office:value-type="string" calcext:value-type="string">
            <text:p>Хм-м-м, не может быть, чтобы ты ничего не слышал{|а} о нашей славной гвардии! Ну да ладно, сейчас я исправлю этот недостаток! В первые годы войны, когда Люди несли большие потери, не в силах устоять перед железным катком паровых роботов, мудрая Эквиль одарила нас небесным камнем. Наши лучшие мастера и Архимаги изучили его удивительные свойства и смогли использовать их для создания могучего комплекта, который отличался невиданной прежде прочностью, легкостью и магоустойчивостью. Король Трувольд IV издал приказ, согласно которому были сформированы специальные отряды - лучшие из лучших получали право носить комплект Черного рыцаря. С тех пор мы даже начали теснить гномов, пока у них не появились проклятые Охотники за головами. С тех пор мы сдерживаем Гномов, не позволяя им пройти дальше Мертвых Земель. Теперь я предлагаю тебе вступить в наши ряды и принять участие в настоящих сражениях.</text:p>
          </table:table-cell>
        </table:table-row>
        <table:table-row table:style-name="ro1">
          <table:table-cell office:value-type="float" office:value="205112" calcext:value-type="float">
            <text:p>205112</text:p>
          </table:table-cell>
          <table:table-cell office:value-type="string" calcext:value-type="string">
            <text:p>Я бы с радостью услышал{|а} этот рассказ от Вас.</text:p>
          </table:table-cell>
        </table:table-row>
        <table:table-row table:style-name="ro1">
          <table:table-cell office:value-type="float" office:value="205116" calcext:value-type="float">
            <text:p>205116</text:p>
          </table:table-cell>
          <table:table-cell office:value-type="string" calcext:value-type="string">
            <text:p>Ты готов{|а} начать охоту? Набери 2180 отваги и возвращайся ко мне за наградой.</text:p>
          </table:table-cell>
        </table:table-row>
        <table:table-row table:style-name="ro1">
          <table:table-cell office:value-type="float" office:value="205117" calcext:value-type="float">
            <text:p>205117</text:p>
          </table:table-cell>
          <table:table-cell office:value-type="string" calcext:value-type="string">
            <text:p>Здравия желаю, Вои{н|тельница}! Смирно!</text:p>
          </table:table-cell>
        </table:table-row>
        <table:table-row table:style-name="ro1">
          <table:table-cell office:value-type="float" office:value="205118" calcext:value-type="float">
            <text:p>205118</text:p>
          </table:table-cell>
          <table:table-cell office:value-type="string" calcext:value-type="string">
            <text:p>Здравия желаю, капитан Ярован! Я собрал{|а} необходимое количество отваги и готов{|а} обменять их на доспехи или оружие. Можно посмотреть на них еще раз?</text:p>
          </table:table-cell>
        </table:table-row>
        <table:table-row table:style-name="ro1">
          <table:table-cell office:value-type="float" office:value="205123" calcext:value-type="float">
            <text:p>205123</text:p>
          </table:table-cell>
          <table:table-cell office:value-type="string" calcext:value-type="string">
            <text:p>Конечно. Делай свой выбор с умом, вои{н|тельница}, не торопись. За 2180 отваги ты можешь приобрести: %=64,62,65,66,67,68,69%\nЗа 3010 отваги ты можешь приобрести %=63%</text:p>
          </table:table-cell>
        </table:table-row>
        <table:table-row table:style-name="ro1">
          <table:table-cell office:value-type="float" office:value="205136" calcext:value-type="float">
            <text:p>205136</text:p>
          </table:table-cell>
          <table:table-cell office:value-type="string" calcext:value-type="string">
            <text:p>Здравствуй, Вои{н|тельница}! Ты как всегда вовремя. Я как раз искал кого-нибудь для небольшого задания. Ты подойдешь вне всяких сомнений.</text:p>
          </table:table-cell>
        </table:table-row>
        <table:table-row table:style-name="ro1">
          <table:table-cell office:value-type="float" office:value="205142" calcext:value-type="float">
            <text:p>205142</text:p>
          </table:table-cell>
          <table:table-cell office:value-type="string" calcext:value-type="string">
            <text:p>Никаких тонкостей в сборе пыли нет. Сгреби ее в кучку и упакуй. Где ты будешь хранить ее - совершенно не важно. Зальес сказал, что ему нужно не меньше десяти щепоток. Чтобы найти Духов, иди на север, до древних часов. Если не найдешь их сразу, то поброди в округе. Кстати, там берут свое начало мертвые земли Соли-Дора. Так что будь осторожней. Еще севернее увидишь развалины города. Там тоже есть Духи, но идти туда я тебе не советую. Во-первых, там бродят головорезы гномов, охотящиеся за людьми. Во-вторых, там водятся Призраки, внешне практически неотличимые от Духов, но гораздо сильнее. Будь осторож{ен|на}. Удачи!</text:p>
          </table:table-cell>
        </table:table-row>
        <table:table-row table:style-name="ro1">
          <table:table-cell office:value-type="float" office:value="205143" calcext:value-type="float">
            <text:p>205143</text:p>
          </table:table-cell>
          <table:table-cell office:value-type="string" calcext:value-type="string">
            <text:p>С возвращением, Вои{н|тельница}. Как прошли твои изыскания? Ты выглядишь как{им-то бледным.|ой-то бледной.} Надеюсь, все хорошо, и ты собрал{|а} необходимое количество волшебной пыли?</text:p>
          </table:table-cell>
        </table:table-row>
        <table:table-row table:style-name="ro1">
          <table:table-cell office:value-type="float" office:value="205147" calcext:value-type="float">
            <text:p>205147</text:p>
          </table:table-cell>
          <table:table-cell office:value-type="string" calcext:value-type="string">
            <text:p>Что такое волшебная пыль, я тебе не расскажу. Попросту не знаю. Думаю, и сам Зальес может только догадываться о природе этого странного вещества. За всю мою жизнь мне не приходилось слышать о том, чтобы кому-то удалось хотя бы поговорить с призраком. Да, есть люди, способные вызывать духи умерших, но это не то. То, с чем ты имел{|а} дело, собирая пыль, есть результат стечения каких-то уникальных обстоятельств и условий, присущих только этим местам. В других землях ты не найдешь ничего подобного. Максимум на что ты можешь расчитывать - это твой прадед в образе привидения. Вот с ним, при соблюдении определенных правил и чего-то там еще, поговорить можно. Но подробнее тебе расскажет только маг. А что Зальес будет делать с пылью, не знает никто, кроме него. Если эксперимент увенчается успехом, то он сам расскажет нам.</text:p>
          </table:table-cell>
        </table:table-row>
        <table:table-row table:style-name="ro1">
          <table:table-cell office:value-type="float" office:value="205151" calcext:value-type="float">
            <text:p>205151</text:p>
          </table:table-cell>
          <table:table-cell office:value-type="string" calcext:value-type="string">
            <text:p>Здравствуйте, господин Корагор. Для меня будет честью помочь вам, и вы можете доверить мне любую тайну. Я готов{|а} сложить свою голову ради ее сохранности.</text:p>
          </table:table-cell>
        </table:table-row>
        <table:table-row table:style-name="ro1">
          <table:table-cell office:value-type="float" office:value="205156" calcext:value-type="float">
            <text:p>205156</text:p>
          </table:table-cell>
          <table:table-cell office:value-type="string" calcext:value-type="string">
            <text:p>Невероятно! Я неоднократно восхищал{ся|ась} мастером, создавшим нынешних паровых слуг. А теперь судьба дала мне великий шанс поговорить с вами и даже помочь вам. Как я и говорил{|а}, вы оказываете мне великую честь.</text:p>
          </table:table-cell>
        </table:table-row>
        <table:table-row table:style-name="ro1">
          <table:table-cell office:value-type="float" office:value="205158" calcext:value-type="float">
            <text:p>205158</text:p>
          </table:table-cell>
          <table:table-cell office:value-type="string" calcext:value-type="string">
            <text:p>Замечательно. Тогда приступай к заданию. И будь осторож{ен|на}.\n\n&lt;b&gt;Награда:&lt;/b&gt; \n%$Exp:150,S:2,C:50%</text:p>
          </table:table-cell>
        </table:table-row>
        <table:table-row table:style-name="ro1">
          <table:table-cell office:value-type="float" office:value="205161" calcext:value-type="float">
            <text:p>205161</text:p>
          </table:table-cell>
          <table:table-cell office:value-type="string" calcext:value-type="string">
            <text:p>Здравствуй, ты принес{|ла} черепа?</text:p>
          </table:table-cell>
        </table:table-row>
        <table:table-row table:style-name="ro1">
          <table:table-cell office:value-type="float" office:value="205163" calcext:value-type="float">
            <text:p>205163</text:p>
          </table:table-cell>
          <table:table-cell office:value-type="string" calcext:value-type="string">
            <text:p>Я очень рад{|а} за вашего брата, господин. За одного и за другого. Кхадгор велик, и пути его неведомы.</text:p>
          </table:table-cell>
        </table:table-row>
        <table:table-row table:style-name="ro1">
          <table:table-cell office:value-type="float" office:value="205164" calcext:value-type="float">
            <text:p>205164</text:p>
          </table:table-cell>
          <table:table-cell office:value-type="string" calcext:value-type="string">
            <text:p>Спасибо, вои{н|тельница}. Сегодня же я передам ему черепа с последним караваном, следующим на восток. Произошло то, на что я так надеялся. Отец все-таки узнал, что Дорагор занимается резьбой, и наведался к нему в момент, когда работа над очередным шедевром подходила к концу. Как и следовало ожидать, он сменил гнев на милось и даже забрал одну из поделок Дорагора с собой в Кумъяр. Подробности мне пока что не известны, но я думаю, что теперь и Морагор, мой второй брат, сможет продемонстрировать отцу свои труды. За последний год он так же умерил пыл бойца и делает большие успехи в химии.</text:p>
          </table:table-cell>
        </table:table-row>
        <table:table-row table:style-name="ro1">
          <table:table-cell office:value-type="float" office:value="205165" calcext:value-type="float">
            <text:p>205165</text:p>
          </table:table-cell>
          <table:table-cell office:value-type="string" calcext:value-type="string">
            <text:p>Золотые слова, вои{н|тельница}! Держи награду, ты ее заслужил{|а}.\n%$Exp:150,S:2,C:50%</text:p>
          </table:table-cell>
        </table:table-row>
        <table:table-row table:style-name="ro1">
          <table:table-cell office:value-type="float" office:value="205166" calcext:value-type="float">
            <text:p>205166</text:p>
          </table:table-cell>
          <table:table-cell office:value-type="string" calcext:value-type="string">
            <text:p>Приветствую тебя, вои{н|тельница}. Как продвигается служба?</text:p>
          </table:table-cell>
        </table:table-row>
        <table:table-row table:style-name="ro1">
          <table:table-cell office:value-type="float" office:value="205176" calcext:value-type="float">
            <text:p>205176</text:p>
          </table:table-cell>
          <table:table-cell office:value-type="string" calcext:value-type="string">
            <text:p>Здравствуй, вои{н|тельница}. Сегодня ко мне заходил летописец Дукодор. Он поведал мне о начале большой работы, связанной с подсчетом потерь среди Людей. Поясню, чтобы тебе было понятнее. Лет двадцать назад, при входе в ущелье, что ведет к нашей деревне от Соли-Дора, нашел свою кончину большой вражеский отряд. Все они были приписаны к рядам элитной гвардии их короля. Одним из немногих отличий, дошедших до наших дней, является наличие кольца на левом безымянном пальце. Именно эти кольца нужны нашим летописцам для того, чтобы посчитать, сколько воинов было в том отряде.</text:p>
          </table:table-cell>
        </table:table-row>
        <table:table-row table:style-name="ro1">
          <table:table-cell office:value-type="float" office:value="205177" calcext:value-type="float">
            <text:p>205177</text:p>
          </table:table-cell>
          <table:table-cell office:value-type="string" calcext:value-type="string">
            <text:p>Если я правильно вас понял{|а}, то мне предстоит сбор этих знаков отличия?</text:p>
          </table:table-cell>
        </table:table-row>
        <table:table-row table:style-name="ro1">
          <table:table-cell office:value-type="float" office:value="205179" calcext:value-type="float">
            <text:p>205179</text:p>
          </table:table-cell>
          <table:table-cell office:value-type="string" calcext:value-type="string">
            <text:p>С возвращением! Ты быстро справил{ся|ась} с заданием. Только что мне сообщили предварительные результаты. Вместе с твоими знаками отличия получается около двух сотен убитых.</text:p>
          </table:table-cell>
        </table:table-row>
        <table:table-row table:style-name="ro1">
          <table:table-cell office:value-type="float" office:value="205180" calcext:value-type="float">
            <text:p>205180</text:p>
          </table:table-cell>
          <table:table-cell office:value-type="string" calcext:value-type="string">
            <text:p>Вместе с моими знаками? То есть не я од{ин|на} занимал{ся|ась} сборами?</text:p>
          </table:table-cell>
        </table:table-row>
        <table:table-row table:style-name="ro1">
          <table:table-cell office:value-type="float" office:value="205182" calcext:value-type="float">
            <text:p>205182</text:p>
          </table:table-cell>
          <table:table-cell office:value-type="string" calcext:value-type="string">
            <text:p>Здравствуй, вои{н|тельница}. Скажи, ты любишь пауков?</text:p>
          </table:table-cell>
        </table:table-row>
        <table:table-row table:style-name="ro1">
          <table:table-cell office:value-type="float" office:value="205191" calcext:value-type="float">
            <text:p>205191</text:p>
          </table:table-cell>
          <table:table-cell office:value-type="string" calcext:value-type="string">
            <text:p>Здравствуй, Вои{н|тельница}! С возвращением тебя! Что-то все это мне напоминает. Паутина на голове. На спине. Ты похож{|а} на веретено с шелком.</text:p>
          </table:table-cell>
        </table:table-row>
        <table:table-row table:style-name="ro1">
          <table:table-cell office:value-type="float" office:value="205192" calcext:value-type="float">
            <text:p>205192</text:p>
          </table:table-cell>
          <table:table-cell office:value-type="string" calcext:value-type="string">
            <text:p>Спасибо, капитан. Вы вернули мне уверенность в себе. Я уже начал{|а} беспокоиться, что сделал{|а} что-то не так.</text:p>
          </table:table-cell>
        </table:table-row>
        <table:table-row table:style-name="ro1">
          <table:table-cell office:value-type="float" office:value="205194" calcext:value-type="float">
            <text:p>205194</text:p>
          </table:table-cell>
          <table:table-cell office:value-type="string" calcext:value-type="string">
            <text:p>{Друг мой|Моя дорогая}, ты опять делаешь преждевременные выводы, не разобравшись в ситуации. Не переживай, все действительно хорошо. А теперь ступай и сними с себя паутину. Глядишь, еще на клубок наберешь.</text:p>
          </table:table-cell>
        </table:table-row>
        <table:table-row table:style-name="ro1">
          <table:table-cell office:value-type="float" office:value="205195" calcext:value-type="float">
            <text:p>205195</text:p>
          </table:table-cell>
          <table:table-cell office:value-type="string" calcext:value-type="string">
            <text:p>По меньшей мере, это забавно. Ты просто не видишь себя со стороны. Не обижайся на меня. Ты {молодец|умница}. Не каждый воин способен выполнить это задание. А ты вернул{ся|ась} быстрее, чем я успел закончить отчет старосте.</text:p>
          </table:table-cell>
        </table:table-row>
        <table:table-row table:style-name="ro1">
          <table:table-cell office:value-type="float" office:value="205196" calcext:value-type="float">
            <text:p>205196</text:p>
          </table:table-cell>
          <table:table-cell office:value-type="string" calcext:value-type="string">
            <text:p>Пожалуй, я еще не готов{|а} к этому заданию. До свидания.</text:p>
          </table:table-cell>
        </table:table-row>
        <table:table-row table:style-name="ro1">
          <table:table-cell office:value-type="float" office:value="205200" calcext:value-type="float">
            <text:p>205200</text:p>
          </table:table-cell>
          <table:table-cell office:value-type="string" calcext:value-type="string">
            <text:p>Здравствуй, вои{н|тельниаца}. Проходи, садись. У меня как раз появилось новое задание для тебя.</text:p>
          </table:table-cell>
        </table:table-row>
        <table:table-row table:style-name="ro1">
          <table:table-cell office:value-type="float" office:value="205201" calcext:value-type="float">
            <text:p>205201</text:p>
          </table:table-cell>
          <table:table-cell office:value-type="string" calcext:value-type="string">
            <text:p>Именно так я и собирался поступить. Но ты крайне проницател{ен|ьна} и сам{|а} обо всем догадал{ся|ась}. Отправляйся в Соли-Дор и убей пятерых духов. Мне нужна %88%. Десяти щепоток будет достаточно. %=88%</text:p>
          </table:table-cell>
        </table:table-row>
        <table:table-row table:style-name="ro1">
          <table:table-cell office:value-type="float" office:value="205210" calcext:value-type="float">
            <text:p>205210</text:p>
          </table:table-cell>
          <table:table-cell office:value-type="string" calcext:value-type="string">
            <text:p>Ты выглядишь устал{ым|ой}. Что-то случилось?</text:p>
          </table:table-cell>
        </table:table-row>
        <table:table-row table:style-name="ro1">
          <table:table-cell office:value-type="float" office:value="205213" calcext:value-type="float">
            <text:p>205213</text:p>
          </table:table-cell>
          <table:table-cell office:value-type="string" calcext:value-type="string">
            <text:p>Спасибо. Это все, что я хотел{|а} знать. До свидания.</text:p>
          </table:table-cell>
        </table:table-row>
        <table:table-row table:style-name="ro1">
          <table:table-cell office:value-type="float" office:value="205214" calcext:value-type="float">
            <text:p>205214</text:p>
          </table:table-cell>
          <table:table-cell office:value-type="string" calcext:value-type="string">
            <text:p>Здравствуйте, староста. Нет, я просто проходил{|а} мимо. Прошу прощения за беспокойство.</text:p>
          </table:table-cell>
        </table:table-row>
        <table:table-row table:style-name="ro1">
          <table:table-cell office:value-type="float" office:value="205223" calcext:value-type="float">
            <text:p>205223</text:p>
          </table:table-cell>
          <table:table-cell office:value-type="string" calcext:value-type="string">
            <text:p>Здравствуйте, староста Златован. Не могли бы Вы уделить мне немного времени? Я хотел{|а} спросить кое о чем.</text:p>
          </table:table-cell>
        </table:table-row>
        <table:table-row table:style-name="ro1">
          <table:table-cell office:value-type="float" office:value="205246" calcext:value-type="float">
            <text:p>205246</text:p>
          </table:table-cell>
          <table:table-cell office:value-type="string" calcext:value-type="string">
            <text:p>К востоку от Лонгхольма находится ферма Дилана, а сразу за ней начинаются топи Шионских болот. Будь осторож{ен|на} там, смотри под ноги и не угоди в трясину. Ты хочешь спросить что-нибудь еще?</text:p>
          </table:table-cell>
        </table:table-row>
        <table:table-row table:style-name="ro1">
          <table:table-cell office:value-type="float" office:value="205261" calcext:value-type="float">
            <text:p>205261</text:p>
          </table:table-cell>
          <table:table-cell office:value-type="string" calcext:value-type="string">
            <text:p>Здравствуйте, господин. Нет, я просто проходил{|а} мимо. Прошу прощения за беспокойство.</text:p>
          </table:table-cell>
        </table:table-row>
        <table:table-row table:style-name="ro1">
          <table:table-cell office:value-type="float" office:value="205266" calcext:value-type="float">
            <text:p>205266</text:p>
          </table:table-cell>
          <table:table-cell office:value-type="string" calcext:value-type="string">
            <text:p>Здравствуйте, господин Корагор. Не могли бы вы уделить мне немного времени? Я хотел{|а} спросить кое о чем.</text:p>
          </table:table-cell>
        </table:table-row>
        <table:table-row table:style-name="ro1">
          <table:table-cell office:value-type="float" office:value="205292" calcext:value-type="float">
            <text:p>205292</text:p>
          </table:table-cell>
          <table:table-cell office:value-type="string" calcext:value-type="string">
            <text:p>Здравствуй, Вои{н|тельница}! Подойди. У меня есть хорошие новости.</text:p>
          </table:table-cell>
        </table:table-row>
        <table:table-row table:style-name="ro1">
          <table:table-cell office:value-type="float" office:value="205293" calcext:value-type="float">
            <text:p>205293</text:p>
          </table:table-cell>
          <table:table-cell office:value-type="string" calcext:value-type="string">
            <text:p>Недавно ты имел{|а} честь принять участие в сборе волшебной пыли для магистра Зальеса. Его эксперименты с волшебной пылью увенчались успехом. Правда результат оказался не тот. Последняя серия опытов привела к созданию нескольких эликсиров. Зальес уверяет, что, если в процессе варки эликсира добавить в раствор %144% определенного цвета, то сила воздействия эликсира возрастет многократно. Мы собираемся наладить массовое производство эликсиров и мазей в ближайшее время. Это станет неплохим подспорьем для наших воинов. Эффективность нашей армии возрастет. Да и участники этого действия получат свою награду, согласно заслугам. Но, как тебе известно, у каждой медали есть и обратная сторона. Наш случай - не исключение. Наши лазутчики докладывают, что шпионы Гномов пронюхали об экспериментах Зальеса. После - наступило затишье. Теперь недомерки развернули настоящую работу по сбору ингредиентов. Можно сделать выводы, что их эксперименты <text:s/>тоже дали результат, и они получили рецепты некоторых веществ.</text:p>
          </table:table-cell>
        </table:table-row>
        <table:table-row table:style-name="ro1">
          <table:table-cell office:value-type="float" office:value="205294" calcext:value-type="float">
            <text:p>205294</text:p>
          </table:table-cell>
          <table:table-cell office:value-type="string" calcext:value-type="string">
            <text:p>Ты долж{ен|на} отправиться в Мертвые Земли. Мертвый город Соли-Дор и его окрестности подойдут. Твоей целью станут призраки. Умирая, они отдают последнюю частичку того, что связывало их с этим миром. Частички эти называются %144%. Принеси мне 15 горстей. Будь осторож{ен|на}. Призраки очень опасны. %=144%\n</text:p>
          </table:table-cell>
        </table:table-row>
        <table:table-row table:style-name="ro1">
          <table:table-cell office:value-type="float" office:value="205297" calcext:value-type="float">
            <text:p>205297</text:p>
          </table:table-cell>
          <table:table-cell office:value-type="string" calcext:value-type="string">
            <text:p>С возвращением тебя, Воин. ты добыл{|а} %144%?</text:p>
          </table:table-cell>
        </table:table-row>
        <table:table-row table:style-name="ro1">
          <table:table-cell office:value-type="float" office:value="205299" calcext:value-type="float">
            <text:p>205299</text:p>
          </table:table-cell>
          <table:table-cell office:value-type="string" calcext:value-type="string">
            <text:p>Да, я выполнил{|а} Ваш приказ.</text:p>
          </table:table-cell>
        </table:table-row>
        <table:table-row table:style-name="ro1">
          <table:table-cell office:value-type="float" office:value="205308" calcext:value-type="float">
            <text:p>205308</text:p>
          </table:table-cell>
          <table:table-cell office:value-type="string" calcext:value-type="string">
            <text:p>Здравствуй, Вои{н|тельница}. Как ты себя чувствуешь? Голова не болит?</text:p>
          </table:table-cell>
        </table:table-row>
        <table:table-row table:style-name="ro1">
          <table:table-cell office:value-type="float" office:value="205314" calcext:value-type="float">
            <text:p>205314</text:p>
          </table:table-cell>
          <table:table-cell office:value-type="string" calcext:value-type="string">
            <text:p>С возвращением, Воин. Ты добыл{|а} %145%?</text:p>
          </table:table-cell>
        </table:table-row>
        <table:table-row table:style-name="ro1">
          <table:table-cell office:value-type="float" office:value="205316" calcext:value-type="float">
            <text:p>205316</text:p>
          </table:table-cell>
          <table:table-cell office:value-type="string" calcext:value-type="string">
            <text:p>Спасибо, лучше. Должно быть это была простая головная боль. Судя по всему, страшная болезнь обошла меня стороной. Теперь, когда ты добыл{|а} столь необходимую для нас жидкость, у нас появился шанс дожить до момента, когда лекарство будет найдено. Теперь ступай, мне нужно раздать %145% заболевшим жителям.</text:p>
          </table:table-cell>
        </table:table-row>
        <table:table-row table:style-name="ro1">
          <table:table-cell office:value-type="float" office:value="205319" calcext:value-type="float">
            <text:p>205319</text:p>
          </table:table-cell>
          <table:table-cell office:value-type="string" calcext:value-type="string">
            <text:p>Всего-то? Не сказал{|а} бы, что это так просто. Но ради моего господина я готов{|а} на любой риск.</text:p>
          </table:table-cell>
        </table:table-row>
        <table:table-row table:style-name="ro1">
          <table:table-cell office:value-type="float" office:value="205321" calcext:value-type="float">
            <text:p>205321</text:p>
          </table:table-cell>
          <table:table-cell office:value-type="string" calcext:value-type="string">
            <text:p>Спасибо, господин Корагор. Я принес{|ла} %146% , как Вы просили.</text:p>
          </table:table-cell>
        </table:table-row>
        <table:table-row table:style-name="ro1">
          <table:table-cell office:value-type="float" office:value="205325" calcext:value-type="float">
            <text:p>205325</text:p>
          </table:table-cell>
          <table:table-cell office:value-type="string" calcext:value-type="string">
            <text:p>Здравствуй, Вои{н|тельница}! Ты знаешь, что скоро в нашем городе праздник?</text:p>
          </table:table-cell>
        </table:table-row>
        <table:table-row table:style-name="ro1">
          <table:table-cell office:value-type="float" office:value="205326" calcext:value-type="float">
            <text:p>205326</text:p>
          </table:table-cell>
          <table:table-cell office:value-type="string" calcext:value-type="string">
            <text:p>Здравствуйте, староста. Праздник? Здорово. Но я ничего такого не слышал{|а}. Что за праздник?</text:p>
          </table:table-cell>
        </table:table-row>
        <table:table-row table:style-name="ro1">
          <table:table-cell office:value-type="float" office:value="205327" calcext:value-type="float">
            <text:p>205327</text:p>
          </table:table-cell>
          <table:table-cell office:value-type="string" calcext:value-type="string">
            <text:p>Простите, но я занят{|а} другим, не менее важным делом.</text:p>
          </table:table-cell>
        </table:table-row>
        <table:table-row table:style-name="ro1">
          <table:table-cell office:value-type="float" office:value="205331" calcext:value-type="float">
            <text:p>205331</text:p>
          </table:table-cell>
          <table:table-cell office:value-type="string" calcext:value-type="string">
            <text:p>Здравствуй, Вои{н|тельница}! Ты принес{|ла} %172%?</text:p>
          </table:table-cell>
        </table:table-row>
        <table:table-row table:style-name="ro1">
          <table:table-cell office:value-type="float" office:value="205344" calcext:value-type="float">
            <text:p>205344</text:p>
          </table:table-cell>
          <table:table-cell office:value-type="string" calcext:value-type="string">
            <text:p>Спасибо, принц Корагор. Да, спину припекает. Не ожидал{|а}, что они так сильно греются. Приходилось периодически обливать их водой и заматывать в мокрые тряпки.</text:p>
          </table:table-cell>
        </table:table-row>
        <table:table-row table:style-name="ro1">
          <table:table-cell office:value-type="float" office:value="205346" calcext:value-type="float">
            <text:p>205346</text:p>
          </table:table-cell>
          <table:table-cell office:value-type="string" calcext:value-type="string">
            <text:p>Ты {молодец|умничка}. Не растерял{ся|ась} в сложной ситуации. Трудностей не возникло?</text:p>
          </table:table-cell>
        </table:table-row>
        <table:table-row table:style-name="ro1">
          <table:table-cell office:value-type="float" office:value="205347" calcext:value-type="float">
            <text:p>205347</text:p>
          </table:table-cell>
          <table:table-cell office:value-type="string" calcext:value-type="string">
            <text:p>Здравствуй, вои{н|тельница}! Настоятельно рекомендую заглянуть к мастеру Надуму, он ищет добровольца для особого задания.</text:p>
          </table:table-cell>
        </table:table-row>
        <table:table-row table:style-name="ro1">
          <table:table-cell office:value-type="float" office:value="205350" calcext:value-type="float">
            <text:p>205350</text:p>
          </table:table-cell>
          <table:table-cell office:value-type="string" calcext:value-type="string">
            <text:p>Здравствуй, вои{н|тельница}. Хочешь стать добровольцем для выполнения особого задания?</text:p>
          </table:table-cell>
        </table:table-row>
        <table:table-row table:style-name="ro1">
          <table:table-cell office:value-type="float" office:value="205361" calcext:value-type="float">
            <text:p>205361</text:p>
          </table:table-cell>
          <table:table-cell office:value-type="string" calcext:value-type="string">
            <text:p>Здравствуйте. Простите, я не знал{|а}, что в Вашей таверне нельзя смотреть по сторонам.</text:p>
          </table:table-cell>
        </table:table-row>
        <table:table-row table:style-name="ro1">
          <table:table-cell office:value-type="float" office:value="205362" calcext:value-type="float">
            <text:p>205362</text:p>
          </table:table-cell>
          <table:table-cell office:value-type="string" calcext:value-type="string">
            <text:p>Ааа! Стало быть, ты тут новеньк{ий|ая}. Как это он там говорил? А! Выпускник академии? Ха-ха. Ну, здравствуй, Воин. Я Барфос - хозяин этого благословенного места. Так что тебе нужно? Ночлег? Или, может быть, еда?</text:p>
          </table:table-cell>
        </table:table-row>
        <table:table-row table:style-name="ro1">
          <table:table-cell office:value-type="float" office:value="205366" calcext:value-type="float">
            <text:p>205366</text:p>
          </table:table-cell>
          <table:table-cell office:value-type="string" calcext:value-type="string">
            <text:p>Смииирно! Воин, почему одет{|а} не по уставу. Где соответствующие доспехи?</text:p>
          </table:table-cell>
        </table:table-row>
        <table:table-row table:style-name="ro1">
          <table:table-cell office:value-type="float" office:value="205367" calcext:value-type="float">
            <text:p>205367</text:p>
          </table:table-cell>
          <table:table-cell office:value-type="string" calcext:value-type="string">
            <text:p>Здравия желаю, капитан. Простите мне мою смелость, но, судя по всему, Вы меня с кем-то путаете. Возможно Вы приняли меня за одного из Черных Рыцарей, командовать которыми Вы имеете честь. Но меня послал к Вам хозяин таверны Барфос. Я принес{|ла} Вам посылку. Здесь %179% и %181%.</text:p>
          </table:table-cell>
        </table:table-row>
        <table:table-row table:style-name="ro1">
          <table:table-cell office:value-type="float" office:value="205368" calcext:value-type="float">
            <text:p>205368</text:p>
          </table:table-cell>
          <table:table-cell office:value-type="string" calcext:value-type="string">
            <text:p>Ах, вот оно как! Тогда "вольно!". Спасибо за посылку, боец. Было время, когда я сам делал вино, которое было ничуть не хуже тото, что принес{|ла} ты. Жаль, что сейчас у меня нет возможности заниматься виноделием. Когда в левой руке щит, а в правой меч... Но да ладно. Я вижу ты торопишься в обратный путь. Подожди еще чуток. У меня все равно будет для тебя один приказ. Доставить рапорт %180%. Сделать это нужно незамедлительно. На этом все. %=180%\n</text:p>
          </table:table-cell>
        </table:table-row>
        <table:table-row table:style-name="ro1">
          <table:table-cell office:value-type="float" office:value="205371" calcext:value-type="float">
            <text:p>205371</text:p>
          </table:table-cell>
          <table:table-cell office:value-type="string" calcext:value-type="string">
            <text:p>Спасибо. Я как раз ожидал послания от него. И я рад, что доставил{|а} его ты. В наши дни мало кому можно доверить конфидециальную информацию. Теперь позволь мне вернуться к обязанностям старосты. Ступай.</text:p>
          </table:table-cell>
        </table:table-row>
        <table:table-row table:style-name="ro1">
          <table:table-cell office:value-type="float" office:value="205373" calcext:value-type="float">
            <text:p>205373</text:p>
          </table:table-cell>
          <table:table-cell office:value-type="string" calcext:value-type="string">
            <text:p>Вот заладил{|а}. Награда. Всем что-то нужно от старого бедного барфоса. Ну да Эквиль с тобой. Держи. Плачу звонкой монетой. Помни мою щедрость.</text:p>
          </table:table-cell>
        </table:table-row>
        <table:table-row table:style-name="ro1">
          <table:table-cell office:value-type="float" office:value="205375" calcext:value-type="float">
            <text:p>205375</text:p>
          </table:table-cell>
          <table:table-cell office:value-type="string" calcext:value-type="string">
            <text:p>Явил{ся|ась} не запылил{ся|ась}. Вот скажи мне, Вои{н|тельница}, тебе плевать на договор?</text:p>
          </table:table-cell>
        </table:table-row>
        <table:table-row table:style-name="ro1">
          <table:table-cell office:value-type="float" office:value="205377" calcext:value-type="float">
            <text:p>205377</text:p>
          </table:table-cell>
          <table:table-cell office:value-type="string" calcext:value-type="string">
            <text:p>Я тебе скажу, что не так! Мы договаривались, что ты выполнишь работу быстро и сразу вернешься за наградой. У меня нет времени сидеть и ждать, когда ты соизволишь вернуться. Вот за каким демоном ты поплел{ся|ась} к Златовану? Нужно было сначала ко мне, а потом все остальное. Ладно. Держи награду и заходи еще, как появится время в твоем плотном графике.</text:p>
          </table:table-cell>
        </table:table-row>
        <table:table-row table:style-name="ro1">
          <table:table-cell office:value-type="float" office:value="205378" calcext:value-type="float">
            <text:p>205378</text:p>
          </table:table-cell>
          <table:table-cell office:value-type="string" calcext:value-type="string">
            <text:p>Здравствуй, Вои{н|тельница}. Могу я тебе чем-то помочь?</text:p>
          </table:table-cell>
        </table:table-row>
        <table:table-row table:style-name="ro1">
          <table:table-cell office:value-type="float" office:value="205379" calcext:value-type="float">
            <text:p>205379</text:p>
          </table:table-cell>
          <table:table-cell office:value-type="string" calcext:value-type="string">
            <text:p>Сегодня выбор небольшой. Главный котел в системе отопления дал течь. Будь она проклята! И в таверне, как ты мог{|ла} заметить, становится прохладно. А я не люблю холод! Я люблю тепло. Проблема в том, что наши кузнецы не смогут изготовить новый котел, еще как минимум неделю. Но они посоветовали мне запустить старый тепловой генератор, находящийся за пределами нашего города - у заставы Торадора. Сегодня я уже ходил туда и осмотрел его. И если ты найдешь недостающие шестеренки, то сможешь запустить его. %=182,183,184,185%</text:p>
          </table:table-cell>
        </table:table-row>
        <table:table-row table:style-name="ro1">
          <table:table-cell office:value-type="float" office:value="205380" calcext:value-type="float">
            <text:p>205380</text:p>
          </table:table-cell>
          <table:table-cell office:value-type="string" calcext:value-type="string">
            <text:p>Ты его наш{ел|ла}. И работа у меня тоже найдется. Много работы! Вот только я тебя не знаю, так что на кругленькую сумму и не надейся. Но это совсем не значит, что я буду заставлять тебя делать грязную работу за "просто так".</text:p>
          </table:table-cell>
        </table:table-row>
        <table:table-row table:style-name="ro1">
          <table:table-cell office:value-type="float" office:value="205382" calcext:value-type="float">
            <text:p>205382</text:p>
          </table:table-cell>
          <table:table-cell office:value-type="string" calcext:value-type="string">
            <text:p>Зато все честно. <text:s/>Будь уверен{|а}. Ну так что, готов{|а} гнуть спину ради моего дальнейшего процветания?</text:p>
          </table:table-cell>
        </table:table-row>
        <table:table-row table:style-name="ro1">
          <table:table-cell office:value-type="float" office:value="205387" calcext:value-type="float">
            <text:p>205387</text:p>
          </table:table-cell>
          <table:table-cell office:value-type="string" calcext:value-type="string">
            <text:p>Вернул{ся|ась}. Молодец! Становится тепло. А это значит, что генератор исправно работает.</text:p>
          </table:table-cell>
        </table:table-row>
        <table:table-row table:style-name="ro1">
          <table:table-cell office:value-type="float" office:value="205388" calcext:value-type="float">
            <text:p>205388</text:p>
          </table:table-cell>
          <table:table-cell office:value-type="string" calcext:value-type="string">
            <text:p>Совершенно верно. Вот только когда я запускал{|а} стартер - кольцо, за которое нужно дергать, осталось у меня в руках. Возьмите. Мне оно ни к чему.</text:p>
          </table:table-cell>
        </table:table-row>
        <table:table-row table:style-name="ro1">
          <table:table-cell office:value-type="float" office:value="205392" calcext:value-type="float">
            <text:p>205392</text:p>
          </table:table-cell>
          <table:table-cell office:value-type="string" calcext:value-type="string">
            <text:p>Очень хорошо! Людишки узнают, как связываться с великими Гномами. Держи награду, ты ее заслужил{|а}.</text:p>
          </table:table-cell>
        </table:table-row>
        <table:table-row table:style-name="ro1">
          <table:table-cell office:value-type="float" office:value="205393" calcext:value-type="float">
            <text:p>205393</text:p>
          </table:table-cell>
          <table:table-cell office:value-type="string" calcext:value-type="string">
            <text:p>Здравствуй, Вои{н|тельница}. Приятно видеть новобранцев в наших краях. Садись, у меня есть задание для тебя!</text:p>
          </table:table-cell>
        </table:table-row>
        <table:table-row table:style-name="ro1">
          <table:table-cell office:value-type="float" office:value="205394" calcext:value-type="float">
            <text:p>205394</text:p>
          </table:table-cell>
          <table:table-cell office:value-type="string" calcext:value-type="string">
            <text:p>Они разбросаны по всей территории Соли-Дора. Всего их двадцать. Очень важно не пропустить ни одного. Ступай. Удачи, Вои{н|тельница}.\n\n&lt;b&gt;Награда:&lt;/b&gt; \n%$Exp:300,G:2%%=147:10,165:10%</text:p>
          </table:table-cell>
        </table:table-row>
        <table:table-row table:style-name="ro1">
          <table:table-cell office:value-type="float" office:value="205398" calcext:value-type="float">
            <text:p>205398</text:p>
          </table:table-cell>
          <table:table-cell office:value-type="string" calcext:value-type="string">
            <text:p>С возвращением, Вои{н|тельница}! Глядя на твой потяжелевший рюкзак, я могу предположить, что ты собрал{|а} и обезвредил{|а} все заряды...</text:p>
          </table:table-cell>
        </table:table-row>
        <table:table-row table:style-name="ro1">
          <table:table-cell office:value-type="float" office:value="205399" calcext:value-type="float">
            <text:p>205399</text:p>
          </table:table-cell>
          <table:table-cell office:value-type="string" calcext:value-type="string">
            <text:p>Здравствуйте, капитан. Собрать-то я их собрал{|а}. Но обезвредить эти сложные устройтва я не могу. Недомерки предусмотрели такой вариант, и часы все еще тикают. Думаю, Вам лучше поторопиться с уничтожением этого опасного груза.</text:p>
          </table:table-cell>
        </table:table-row>
        <table:table-row table:style-name="ro1">
          <table:table-cell office:value-type="float" office:value="205401" calcext:value-type="float">
            <text:p>205401</text:p>
          </table:table-cell>
          <table:table-cell office:value-type="string" calcext:value-type="string">
            <text:p>Здравствуй, Вои{н|тельница}. Ты уже слышал о начале крупной стройки?</text:p>
          </table:table-cell>
        </table:table-row>
        <table:table-row table:style-name="ro1">
          <table:table-cell office:value-type="float" office:value="205405" calcext:value-type="float">
            <text:p>205405</text:p>
          </table:table-cell>
          <table:table-cell office:value-type="string" calcext:value-type="string">
            <text:p>Молодец! Ты ум{ен|на}. Донован не ошибался в тебе. Ну что, берешься за эту нехитрую работу? Принеси мне %249% в количестве пятнадцати штук. \n%=249%\n</text:p>
          </table:table-cell>
        </table:table-row>
        <table:table-row table:style-name="ro1">
          <table:table-cell office:value-type="float" office:value="205406" calcext:value-type="float">
            <text:p>205406</text:p>
          </table:table-cell>
          <table:table-cell office:value-type="string" calcext:value-type="string">
            <text:p>Здравствуйте, староста. Нет, я ничего не слышал{|а} о стройке. Что мы строим?</text:p>
          </table:table-cell>
        </table:table-row>
        <table:table-row table:style-name="ro1">
          <table:table-cell office:value-type="float" office:value="205407" calcext:value-type="float">
            <text:p>205407</text:p>
          </table:table-cell>
          <table:table-cell office:value-type="string" calcext:value-type="string">
            <text:p>Да ты отстал{|а} от жизни! Мы строим новый порт. Старый и единственный порт в этих краях находился в Соли-Доре. А уж кому как ни тебе знать, чем чревато бросить там якорь. Поэтому в столице, наконец-то, решили начать-таки строительство столь важного объекта. Но чиновники как обычно экономят на всем, и, в связи с этим, мы уже столкнулись с некоторыми проблемами. Вот одна из них, решить которую я предлагаю тебе. У нас не хватает металла для выплавки крюков и крепежных колец.</text:p>
          </table:table-cell>
        </table:table-row>
        <table:table-row table:style-name="ro1">
          <table:table-cell office:value-type="float" office:value="205408" calcext:value-type="float">
            <text:p>205408</text:p>
          </table:table-cell>
          <table:table-cell office:value-type="string" calcext:value-type="string">
            <text:p>С возвращением, Воин. Принес{|ла} крючья?</text:p>
          </table:table-cell>
        </table:table-row>
        <table:table-row table:style-name="ro1">
          <table:table-cell office:value-type="float" office:value="205417" calcext:value-type="float">
            <text:p>205417</text:p>
          </table:table-cell>
          <table:table-cell office:value-type="string" calcext:value-type="string">
            <text:p>Вот и хорошо. Тогда я расскажу тебе в чем суть задания. В нашей семье есть памятный день, который мы отмечаем как праздник. Я не буду вдаваться в его суть, но в этот день мы делаем подарки нашему отцу и королю. В этот раз мы хотим подарить ему уникальный шлем. Наши инженеры открыли способ производства сверхлегкого и прочного материала из крайне тонких и практически неосязаемых материй; таких, например, как тело призрака. Создать из подобного материала нечто существенное можно, но процесс очень дорогой и требует большого количества сырья. Мне нужно, чтобы ты взял{|а} %251% и %252%. Отправляйся в Мертвые Земли и убивай призраков. Как только убъешь его, сразу облей тело этими растворами, чтобы оно не исчезло. После используй этот %253% для того, чтобы отрубить голову. Не смотри, что он такой щербатый и старый на вид. Мы только учимся обрабатывать подобные материалы. Мне нужна <text:s/>%254% в количестве пятнадцати штук. Этого должно хватить.\n\n%=251,252,253%\n\n%=254%\n</text:p>
          </table:table-cell>
        </table:table-row>
        <table:table-row table:style-name="ro1">
          <table:table-cell office:value-type="float" office:value="205419" calcext:value-type="float">
            <text:p>205419</text:p>
          </table:table-cell>
          <table:table-cell office:value-type="string" calcext:value-type="string">
            <text:p>Спасибо. Это все закрепляющий раствор. Я пролил{|а} немного на себя, когда обрабатывал{|а} одного из призраков после боя.</text:p>
          </table:table-cell>
        </table:table-row>
        <table:table-row table:style-name="ro1">
          <table:table-cell office:value-type="float" office:value="205425" calcext:value-type="float">
            <text:p>205425</text:p>
          </table:table-cell>
          <table:table-cell office:value-type="string" calcext:value-type="string">
            <text:p>Подош{ел|ла}. Что у Вас для меня есть?</text:p>
          </table:table-cell>
        </table:table-row>
        <table:table-row table:style-name="ro1">
          <table:table-cell office:value-type="float" office:value="205426" calcext:value-type="float">
            <text:p>205426</text:p>
          </table:table-cell>
          <table:table-cell office:value-type="string" calcext:value-type="string">
            <text:p>Вот {молодец.|умничка.} Ты принял{|ла} верное решение. Награда стоящая. Иди на запад в мертвый город Людей Соли-Дор. Скорпионы обитают в северной его части и в оазисе, что расположен рядом с городом.</text:p>
          </table:table-cell>
        </table:table-row>
        <table:table-row table:style-name="ro1">
          <table:table-cell office:value-type="float" office:value="205428" calcext:value-type="float">
            <text:p>205428</text:p>
          </table:table-cell>
          <table:table-cell office:value-type="string" calcext:value-type="string">
            <text:p>Маловато, но я соглас{ен|на} на двадцать серебра. Где, Вы говорите, мне искать скорпионов?</text:p>
          </table:table-cell>
        </table:table-row>
        <table:table-row table:style-name="ro1">
          <table:table-cell office:value-type="float" office:value="205430" calcext:value-type="float">
            <text:p>205430</text:p>
          </table:table-cell>
          <table:table-cell office:value-type="string" calcext:value-type="string">
            <text:p>Другое дело! Я соглас{ен|на} на семьдесят монет. Где, Вы говорили, искать скорпионов?</text:p>
          </table:table-cell>
        </table:table-row>
        <table:table-row table:style-name="ro1">
          <table:table-cell office:value-type="float" office:value="205433" calcext:value-type="float">
            <text:p>205433</text:p>
          </table:table-cell>
          <table:table-cell office:value-type="string" calcext:value-type="string">
            <text:p>Уже лучше. Это конечно не восемьдесят монет. Но тоже неплохо. Я соглас{ен|на}. Где, Вы говорите, мне искать скорпионов?</text:p>
          </table:table-cell>
        </table:table-row>
        <table:table-row table:style-name="ro1">
          <table:table-cell office:value-type="float" office:value="205435" calcext:value-type="float">
            <text:p>205435</text:p>
          </table:table-cell>
          <table:table-cell office:value-type="string" calcext:value-type="string">
            <text:p>Вы поглядите на не{го.|ее.} Кругом Гномы умирают. В королевстве нехватка медикоментов, а ты требуешь с меня - честного дельца - <text:s/>восемьдесят серебра за десять пузырьков яда?! Всего де-ся-ть! Нет у тебя совести, Воин. Ладно. Я дам тебе семьдесят серебряных монет. Это мое последнее слово.</text:p>
          </table:table-cell>
        </table:table-row>
        <table:table-row table:style-name="ro1">
          <table:table-cell office:value-type="float" office:value="205436" calcext:value-type="float">
            <text:p>205436</text:p>
          </table:table-cell>
          <table:table-cell office:value-type="string" calcext:value-type="string">
            <text:p>Вернул{ся|ась}? Хорошо. А то я думал не помер{|ла} ли. Ну, знаешь, как бывает. Перепутал пузырек, и вместо эликсира выпил яду. Хе-хе.</text:p>
          </table:table-cell>
        </table:table-row>
        <table:table-row table:style-name="ro1">
          <table:table-cell office:value-type="float" office:value="205437" calcext:value-type="float">
            <text:p>205437</text:p>
          </table:table-cell>
          <table:table-cell office:value-type="string" calcext:value-type="string">
            <text:p>Вы меня обманули. Точнее я повел{ся|ась} на двадцать серебряных монет. Мой ремонт обойдется мне дороже. В следующий раз я буду осторожней относиться к заказам вроде Вашего.</text:p>
          </table:table-cell>
        </table:table-row>
        <table:table-row table:style-name="ro1">
          <table:table-cell office:value-type="float" office:value="205447" calcext:value-type="float">
            <text:p>205447</text:p>
          </table:table-cell>
          <table:table-cell office:value-type="string" calcext:value-type="string">
            <text:p>Привет, {братец|сестрица}. Заш{ел|ла} на огонек? Ну садись, поговорим.</text:p>
          </table:table-cell>
        </table:table-row>
        <table:table-row table:style-name="ro1">
          <table:table-cell office:value-type="float" office:value="205452" calcext:value-type="float">
            <text:p>205452</text:p>
          </table:table-cell>
          <table:table-cell office:value-type="string" calcext:value-type="string">
            <text:p>В округе, а особенно около селения Гномов обитают древние скелеты - это ожившие останки наших воинов, погибших в первые дни Конфликта. Здесь полно Гномов, так что трупы оставили здесь, родные не смогли даже похоронить их. Грустная история, аж слёзы наворачиваются. Но каждый из тех, кто ходил в первые походы, носил на голове именной обруч. Эти обручи позволят составить поимённый список героев, погибших ради нашего Королевства, и сообщить родным. Но эти места кишат Гномами, и бродить здесь очень опасно; если честно, последний раз я еле ноги унёс. Ты же, храбр{ый|ая} и умел{ый|ая} {Воин|Воительница}, принеси мне пятнадцать &lt;b&gt;&lt;font color="#55625d"&gt;Обручей участника первого похода&lt;/font&gt;&lt;/b&gt;. Это будет благим делом, да и я тебя отблагодарю звонкой монетой.\n%=255%</text:p>
          </table:table-cell>
        </table:table-row>
        <table:table-row table:style-name="ro1">
          <table:table-cell office:value-type="float" office:value="205453" calcext:value-type="float">
            <text:p>205453</text:p>
          </table:table-cell>
          <table:table-cell office:value-type="string" calcext:value-type="string">
            <text:p>Конечно, всегда готов{|а} совершить благое дело, особенно когда за это хорошо платят.</text:p>
          </table:table-cell>
        </table:table-row>
        <table:table-row table:style-name="ro1">
          <table:table-cell office:value-type="float" office:value="205454" calcext:value-type="float">
            <text:p>205454</text:p>
          </table:table-cell>
          <table:table-cell office:value-type="string" calcext:value-type="string">
            <text:p>Ты уже слышал{|а} про мою непревзойденную похлебку?</text:p>
          </table:table-cell>
        </table:table-row>
        <table:table-row table:style-name="ro1">
          <table:table-cell office:value-type="float" office:value="205455" calcext:value-type="float">
            <text:p>205455</text:p>
          </table:table-cell>
          <table:table-cell office:value-type="string" calcext:value-type="string">
            <text:p>Я соглас{ен|на}. Я принесу Вам рыбу. А если я принесу больше, чем нужно?</text:p>
          </table:table-cell>
        </table:table-row>
        <table:table-row table:style-name="ro1">
          <table:table-cell office:value-type="float" office:value="205464" calcext:value-type="float">
            <text:p>205464</text:p>
          </table:table-cell>
          <table:table-cell office:value-type="string" calcext:value-type="string">
            <text:p>Именно так! И еще ты долж{ен|на} непременно попробовать мою стряпню. Дорого, конечно, но оно стоит того. А теперь о задании. В оазисе Омакшан, что расположен к северу от мертвого города Соли-Дора, водятся водные духи. В теле каждого из них плавает рыба. Кстати говоря, именно по этому эти твари такие тупые. Так вот, сама по себе эта рыба очень вредна и сулит массу неприятностей тому, кто ее съест. Но если приготовить ее моим секретным способом, то вреда съевшему не будет никакого. Зато вкусовые ощущения не оставят равнодушным даже голема! В связи со всем этим, мне нужна %257% в количестве десяти хвостов. За это я дам тебе 50 серебряных монет. По рукам? %=257%\n</text:p>
          </table:table-cell>
        </table:table-row>
        <table:table-row table:style-name="ro1">
          <table:table-cell office:value-type="float" office:value="205465" calcext:value-type="float">
            <text:p>205465</text:p>
          </table:table-cell>
          <table:table-cell office:value-type="string" calcext:value-type="string">
            <text:p>С возвращением! Быстро ты на этот раз. Не то, что <text:s/>тогда, когда доставлял{|а} посылку Яровану. Но да ладно. Не робей. Я уже не сержусь. Сколько рыбы ты мне принес{|ла}? Я хотел было окликнуть тебя и сказать, что можно и больше, нежели мы договорились, но ты уже был{|а} далеко.</text:p>
          </table:table-cell>
        </table:table-row>
        <table:table-row table:style-name="ro1">
          <table:table-cell office:value-type="float" office:value="205466" calcext:value-type="float">
            <text:p>205466</text:p>
          </table:table-cell>
          <table:table-cell office:value-type="string" calcext:value-type="string">
            <text:p>Я как почувствовал{|ла}, что нужно еще и принес{|ла} Вам четырнадцать штук. И принесла бы еще, но больше собрать не удалось. И, как ни странно, рыба все еще жива! Слышите, как бьет хвостом? Пока нес{|ла}, получила неплохой массаж спины.</text:p>
          </table:table-cell>
        </table:table-row>
        <table:table-row table:style-name="ro1">
          <table:table-cell office:value-type="float" office:value="205467" calcext:value-type="float">
            <text:p>205467</text:p>
          </table:table-cell>
          <table:table-cell office:value-type="string" calcext:value-type="string">
            <text:p>Я как почувствовал{|ла}, что нужно еще и принес{|ла} Вам тринадцать штук. И принесла бы еще, но больше собрать не удалось. И, как ни странно, рыба все еще жива! Слышите, как бьет хвостом? Пока нес{|ла}, получила неплохой массаж спины.</text:p>
          </table:table-cell>
        </table:table-row>
        <table:table-row table:style-name="ro1">
          <table:table-cell office:value-type="float" office:value="205468" calcext:value-type="float">
            <text:p>205468</text:p>
          </table:table-cell>
          <table:table-cell office:value-type="string" calcext:value-type="string">
            <text:p>Я как почувствовал{|ла}, что нужно еще и принес{|ла} Вам пятнадцать штук. И принесла бы еще, но больше собрать не удалось. И, как ни странно, рыба все еще жива! Слышите, как бьет хвостом? Пока нес{|ла}, получила неплохой массаж спины.</text:p>
          </table:table-cell>
        </table:table-row>
        <table:table-row table:style-name="ro1">
          <table:table-cell office:value-type="float" office:value="205469" calcext:value-type="float">
            <text:p>205469</text:p>
          </table:table-cell>
          <table:table-cell office:value-type="string" calcext:value-type="string">
            <text:p>Я как почувствовал{|ла}, что нужно еще и принес{|ла} Вам одиннадцать штук. И принесла бы еще, но больше собрать не удалось. И, как ни странно, рыба все еще жива! Слышите, как бьет хвостом? Пока нес{|ла}, получила неплохой массаж спины.</text:p>
          </table:table-cell>
        </table:table-row>
        <table:table-row table:style-name="ro1">
          <table:table-cell office:value-type="float" office:value="205470" calcext:value-type="float">
            <text:p>205470</text:p>
          </table:table-cell>
          <table:table-cell office:value-type="string" calcext:value-type="string">
            <text:p>Я принес{|ла} Вам десять штук, как мы с Вами и договаривались. И, как ни странно, рыба все еще жива! Слышите, как бьет хвостом? Пока нес{|ла}, получила неплохой массаж спины.</text:p>
          </table:table-cell>
        </table:table-row>
        <table:table-row table:style-name="ro1">
          <table:table-cell office:value-type="float" office:value="205471" calcext:value-type="float">
            <text:p>205471</text:p>
          </table:table-cell>
          <table:table-cell office:value-type="string" calcext:value-type="string">
            <text:p>Я как почувствовал{|ла}, что нужно еще и принес{|ла} Вам двенадцать штук. И принесла бы еще, но больше собрать не удалось. И, как ни странно, рыба все еще жива! Слышите, как бьет хвостом? Пока нес{|ла} получила неплохой массаж спины.</text:p>
          </table:table-cell>
        </table:table-row>
        <table:table-row table:style-name="ro1">
          <table:table-cell office:value-type="float" office:value="205472" calcext:value-type="float">
            <text:p>205472</text:p>
          </table:table-cell>
          <table:table-cell office:value-type="string" calcext:value-type="string">
            <text:p>Вернул{ся|ась}? Прин{ёс|есла} обручи? Ну, давай их сюда. Отлично, вот твоя награда. Так... они в отличном состоянии. Я смогу за них выручить... Ну да, ну да, никак не меньше...</text:p>
          </table:table-cell>
        </table:table-row>
        <table:table-row table:style-name="ro1">
          <table:table-cell office:value-type="float" office:value="205473" calcext:value-type="float">
            <text:p>205473</text:p>
          </table:table-cell>
          <table:table-cell office:value-type="string" calcext:value-type="string">
            <text:p>Как Вы только посмели мне такое предложить?! Продавать вещи наших убитых - это неуважение к их подвигу. Если бы я знал{|а}, зачем Вам эти обручи, то ни за что не прин{ёс|есла} бы их Вам.</text:p>
          </table:table-cell>
        </table:table-row>
        <table:table-row table:style-name="ro1">
          <table:table-cell office:value-type="float" office:value="205475" calcext:value-type="float">
            <text:p>205475</text:p>
          </table:table-cell>
          <table:table-cell office:value-type="string" calcext:value-type="string">
            <text:p>Хех, вы посмотрите, {какой праведник|какая праведница}. Ладно, если как-нибудь захочешь заработать маленько монет - заходи. Я знаю несколько способов.</text:p>
          </table:table-cell>
        </table:table-row>
        <table:table-row table:style-name="ro1">
          <table:table-cell office:value-type="float" office:value="205478" calcext:value-type="float">
            <text:p>205478</text:p>
          </table:table-cell>
          <table:table-cell office:value-type="string" calcext:value-type="string">
            <text:p>Я Вас понял{|а}, мастер. Я сейчас же поспешу к Торадору.</text:p>
          </table:table-cell>
        </table:table-row>
        <table:table-row table:style-name="ro1">
          <table:table-cell office:value-type="float" office:value="205483" calcext:value-type="float">
            <text:p>205483</text:p>
          </table:table-cell>
          <table:table-cell office:value-type="string" calcext:value-type="string">
            <text:p>Отлично! Ты порадовал{|а} старого доброго Барфоса. Вот тебе пятьдесят пять серебра. На пять больше, чем было оговорено.</text:p>
          </table:table-cell>
        </table:table-row>
        <table:table-row table:style-name="ro1">
          <table:table-cell office:value-type="float" office:value="205484" calcext:value-type="float">
            <text:p>205484</text:p>
          </table:table-cell>
          <table:table-cell office:value-type="string" calcext:value-type="string">
            <text:p>Отлично! Ты порадовал{|а} старого доброго Барфоса. Вот тебе шестьдесят серебра. На десять больше, чем было оговорено.</text:p>
          </table:table-cell>
        </table:table-row>
        <table:table-row table:style-name="ro1">
          <table:table-cell office:value-type="float" office:value="205485" calcext:value-type="float">
            <text:p>205485</text:p>
          </table:table-cell>
          <table:table-cell office:value-type="string" calcext:value-type="string">
            <text:p>Отлично! Ты порадовал{|а} старого доброго Барфоса. Вот тебе шестьдесят пять серебра. На пятнадцать больше, чем было оговорено.</text:p>
          </table:table-cell>
        </table:table-row>
        <table:table-row table:style-name="ro1">
          <table:table-cell office:value-type="float" office:value="205486" calcext:value-type="float">
            <text:p>205486</text:p>
          </table:table-cell>
          <table:table-cell office:value-type="string" calcext:value-type="string">
            <text:p>Отлично! Ты порадовал{|а} старого доброго Барфоса. Вот тебе семьдесят серебра. На двадцать больше, чем было оговорено.</text:p>
          </table:table-cell>
        </table:table-row>
        <table:table-row table:style-name="ro1">
          <table:table-cell office:value-type="float" office:value="205487" calcext:value-type="float">
            <text:p>205487</text:p>
          </table:table-cell>
          <table:table-cell office:value-type="string" calcext:value-type="string">
            <text:p>Отлично! Ты порадовал{|а} старого доброго Барфоса. Вот тебе семьдесят пять серебра. На двадцать пять больше, чем было оговорено.</text:p>
          </table:table-cell>
        </table:table-row>
        <table:table-row table:style-name="ro1">
          <table:table-cell office:value-type="float" office:value="205494" calcext:value-type="float">
            <text:p>205494</text:p>
          </table:table-cell>
          <table:table-cell office:value-type="string" calcext:value-type="string">
            <text:p>Да, и я готов{|а} сейчас же приступить к работе. Жизни жителей селения в опасности.</text:p>
          </table:table-cell>
        </table:table-row>
        <table:table-row table:style-name="ro1">
          <table:table-cell office:value-type="float" office:value="205498" calcext:value-type="float">
            <text:p>205498</text:p>
          </table:table-cell>
          <table:table-cell office:value-type="string" calcext:value-type="string">
            <text:p>Разумеется, тебе надо будет пойти к нему. Но всё дело в том, что ещё во времена обучения инженерному делу Хильгор имел излишнюю страсть к алкоголю, а сейчас... Впрочем, ты сам{|а} увидишь. Он живёт недалеко отсюда - рядом с котельной, что производит пар для работы механизмов нашей деревни. Тебе нужно добиться того, чтобы он как можно быстрее изготовил этот регулятор.</text:p>
          </table:table-cell>
        </table:table-row>
        <table:table-row table:style-name="ro1">
          <table:table-cell office:value-type="float" office:value="205499" calcext:value-type="float">
            <text:p>205499</text:p>
          </table:table-cell>
          <table:table-cell office:value-type="string" calcext:value-type="string">
            <text:p>Здравствуйте, староста. Именно по этому вопросу я и приш{ёл|ла} к Вам. Торадору удалось выявить причину поломки: малый регулятор поворота от частого использования совсем износился и нужно изготовить замену. Мне нужен чертеж поворотного механизма, чтобы инженер мог изготовить нужную деталь.</text:p>
          </table:table-cell>
        </table:table-row>
        <table:table-row table:style-name="ro1">
          <table:table-cell office:value-type="float" office:value="205503" calcext:value-type="float">
            <text:p>205503</text:p>
          </table:table-cell>
          <table:table-cell office:value-type="string" calcext:value-type="string">
            <text:p>Здравствуй, Воин. На мой взгляд тебе пора заняться настоящим, стоящим делом. Готов{|а} к серьезному заданию?</text:p>
          </table:table-cell>
        </table:table-row>
        <table:table-row table:style-name="ro1">
          <table:table-cell office:value-type="float" office:value="205504" calcext:value-type="float">
            <text:p>205504</text:p>
          </table:table-cell>
          <table:table-cell office:value-type="string" calcext:value-type="string">
            <text:p>Нет, я так не думаю. Все, что ты делаешь, безусловно полезно и хорошо. Но у меня есть много заданий, для выполнения которых нужен кто-то вроде тебя. На мой взгляд, ты уже давно перерос{|ла} то, чем занимаешься сейчас.</text:p>
          </table:table-cell>
        </table:table-row>
        <table:table-row table:style-name="ro1">
          <table:table-cell office:value-type="float" office:value="205508" calcext:value-type="float">
            <text:p>205508</text:p>
          </table:table-cell>
          <table:table-cell office:value-type="string" calcext:value-type="string">
            <text:p>Пожалуй, я еще не готов{|а} к этому заданию.</text:p>
          </table:table-cell>
        </table:table-row>
        <table:table-row table:style-name="ro1">
          <table:table-cell office:value-type="float" office:value="205510" calcext:value-type="float">
            <text:p>205510</text:p>
          </table:table-cell>
          <table:table-cell office:value-type="string" calcext:value-type="string">
            <text:p>Да-а? Кто пожаловал? О, воин! И что же понадобилось доблестному воину от меня? Ты, наверное, ошиб{ся|лась} - я не чиню и не изготавливаю оружие и доспехи. Это к моему брату, Тудору. Он во-он там...\n</text:p>
          </table:table-cell>
        </table:table-row>
        <table:table-row table:style-name="ro1">
          <table:table-cell office:value-type="float" office:value="205513" calcext:value-type="float">
            <text:p>205513</text:p>
          </table:table-cell>
          <table:table-cell office:value-type="string" calcext:value-type="string">
            <text:p>Нет, я не ошиб{ся|лась},.. гхм, господин Хильгор. Мне надо именно к Вам. Одна из деталей для поворотного механизма охранной башни, который Вы разрабатывали, сломалась, и нужно срочно изготовить замену.</text:p>
          </table:table-cell>
        </table:table-row>
        <table:table-row table:style-name="ro1">
          <table:table-cell office:value-type="float" office:value="205518" calcext:value-type="float">
            <text:p>205518</text:p>
          </table:table-cell>
          <table:table-cell office:value-type="string" calcext:value-type="string">
            <text:p>Здраствуй, воин. Приш{ел|ла} отдохнуть?</text:p>
          </table:table-cell>
        </table:table-row>
        <table:table-row table:style-name="ro1">
          <table:table-cell office:value-type="float" office:value="205526" calcext:value-type="float">
            <text:p>205526</text:p>
          </table:table-cell>
          <table:table-cell office:value-type="string" calcext:value-type="string">
            <text:p>Отлично! Наши воины уже еле сдерживают натиск Людей, им нужна огневая поддержка. Срочно иди помогай устанавливать регулятор. Да, и ещё: когда вернёшься к мастеру Надуму с докладом о выполненном задании, поинтересуйся, за сколько времени он может выпить бочонок пива. Сдаётся мне, рассчитывая своё время, ты сильно ошиб{ся|лась}.</text:p>
          </table:table-cell>
        </table:table-row>
        <table:table-row table:style-name="ro1">
          <table:table-cell office:value-type="float" office:value="205542" calcext:value-type="float">
            <text:p>205542</text:p>
          </table:table-cell>
          <table:table-cell office:value-type="string" calcext:value-type="string">
            <text:p>Пожалуй, я еще не готов{|а} к охоте на вампиров. С Вашего позволения я зайду позже, когда подготовлюсь.</text:p>
          </table:table-cell>
        </table:table-row>
        <table:table-row table:style-name="ro1">
          <table:table-cell office:value-type="float" office:value="205546" calcext:value-type="float">
            <text:p>205546</text:p>
          </table:table-cell>
          <table:table-cell office:value-type="string" calcext:value-type="string">
            <text:p>Считается, что это Люди, изменившиеся после укуса некоего существа. Скажем, главного вампира. К счастью вампиров-Гномов я еще не видел. Наверное, это из-за разной физиологии. Людишки занимаются изучением этого вопроса. А когда получат результат, то и мы узнаем. Благо разведка у нас что надо! Ну ладно. Ты хорошо справил{ся|ась} с нелегкой работой. Держи золотой!</text:p>
          </table:table-cell>
        </table:table-row>
        <table:table-row table:style-name="ro1">
          <table:table-cell office:value-type="float" office:value="205555" calcext:value-type="float">
            <text:p>205555</text:p>
          </table:table-cell>
          <table:table-cell office:value-type="string" calcext:value-type="string">
            <text:p>Воин! Ты вернул{ся|ась} жив{ым|ой}! Браво!</text:p>
          </table:table-cell>
        </table:table-row>
        <table:table-row table:style-name="ro1">
          <table:table-cell office:value-type="float" office:value="205556" calcext:value-type="float">
            <text:p>205556</text:p>
          </table:table-cell>
          <table:table-cell office:value-type="string" calcext:value-type="string">
            <text:p>А я ни на минуту не усомнился в тебе. Держи награду! {Ты молодец!|Ты просто умничка!}</text:p>
          </table:table-cell>
        </table:table-row>
        <table:table-row table:style-name="ro1">
          <table:table-cell office:value-type="float" office:value="205557" calcext:value-type="float">
            <text:p>205557</text:p>
          </table:table-cell>
          <table:table-cell office:value-type="string" calcext:value-type="string">
            <text:p>Спасибо! Драконы повержены! Ох и не легкая это была задача. Был момент, когда я уже отчаял{ся|ась} и готовил{ся|ась} к худшему. Но, тем не менее, мне удалось!</text:p>
          </table:table-cell>
        </table:table-row>
        <table:table-row table:style-name="ro1">
          <table:table-cell office:value-type="float" office:value="205562" calcext:value-type="float">
            <text:p>205562</text:p>
          </table:table-cell>
          <table:table-cell office:value-type="string" calcext:value-type="string">
            <text:p>Я {весь|вся} во внимании.</text:p>
          </table:table-cell>
        </table:table-row>
        <table:table-row table:style-name="ro1">
          <table:table-cell office:value-type="float" office:value="205563" calcext:value-type="float">
            <text:p>205563</text:p>
          </table:table-cell>
          <table:table-cell office:value-type="string" calcext:value-type="string">
            <text:p>Неплохо! Три золотых - серьезное подспорье. Да еще и эликсиры с аммуницией! Я соглас{ен|на}.</text:p>
          </table:table-cell>
        </table:table-row>
        <table:table-row table:style-name="ro1">
          <table:table-cell office:value-type="float" office:value="205564" calcext:value-type="float">
            <text:p>205564</text:p>
          </table:table-cell>
          <table:table-cell office:value-type="string" calcext:value-type="string">
            <text:p>Недалеко от Кумъяра живет один богатенький коллекционер. И есть у него одна страсть - коллекционирует он головы чудищ разных. И вот, значит, пронюхал как-то он про Уух-Туума и Стальную черепаху, что в Соли-Доре водятся. Прислал гонца. Мы с ним потолковали и решили нанять смышленного воина. А тут и ты попал{ся|ась}. От тебя требуется %264% и %271%. С меня награда. %=264,271%\n</text:p>
          </table:table-cell>
        </table:table-row>
        <table:table-row table:style-name="ro1">
          <table:table-cell office:value-type="float" office:value="205566" calcext:value-type="float">
            <text:p>205566</text:p>
          </table:table-cell>
          <table:table-cell office:value-type="string" calcext:value-type="string">
            <text:p>А, Воин! Я уже начал беспокоиться. Где, думаю, запропал{|а}? Принес{|ла} головы? Если нет, то лучше тебе убраться отсюда и без них не возвращаться. Заказчик-то серьезный. Сам{|а} будешь обьяснять, что да почему!</text:p>
          </table:table-cell>
        </table:table-row>
        <table:table-row table:style-name="ro1">
          <table:table-cell office:value-type="float" office:value="205567" calcext:value-type="float">
            <text:p>205567</text:p>
          </table:table-cell>
          <table:table-cell office:value-type="string" calcext:value-type="string">
            <text:p>Молодец! Не ошибся в тебе Надум. Верно говорил, что ты, мол, {Гном смышленный|Гномиха смышленная}. Доверять тебе можно. Думаю, что мы с тобой еще поработаем. Держи награду и ступай - радуйся. А мне дела делать нужно.</text:p>
          </table:table-cell>
        </table:table-row>
        <table:table-row table:style-name="ro1">
          <table:table-cell office:value-type="float" office:value="205568" calcext:value-type="float">
            <text:p>205568</text:p>
          </table:table-cell>
          <table:table-cell office:value-type="string" calcext:value-type="string">
            <text:p>Спокойно! Не нужно нервничать. Конечно я принес{|ла} головы. Уж очень хочется награду получить.</text:p>
          </table:table-cell>
        </table:table-row>
        <table:table-row table:style-name="ro1">
          <table:table-cell office:value-type="float" office:value="205570" calcext:value-type="float">
            <text:p>205570</text:p>
          </table:table-cell>
          <table:table-cell office:value-type="string" calcext:value-type="string">
            <text:p>Нет, ну только посмотрите на не{го|е}! Какая наглость! Я - честный работяга, и мне нет смысла тебя обманывать. Убирайся отсюда! Видеть тебя не хочу!</text:p>
          </table:table-cell>
        </table:table-row>
        <table:table-row table:style-name="ro1">
          <table:table-cell office:value-type="float" office:value="205574" calcext:value-type="float">
            <text:p>205574</text:p>
          </table:table-cell>
          <table:table-cell office:value-type="string" calcext:value-type="string">
            <text:p>Что? Приш{ел|ла} просить прощения за свое поведение?</text:p>
          </table:table-cell>
        </table:table-row>
        <table:table-row table:style-name="ro1">
          <table:table-cell office:value-type="float" office:value="205575" calcext:value-type="float">
            <text:p>205575</text:p>
          </table:table-cell>
          <table:table-cell office:value-type="string" calcext:value-type="string">
            <text:p>Ничего подобного. Золотого я так и не наш{ел|ла}. И сдается мне, что Вы меня все-таки обманули!</text:p>
          </table:table-cell>
        </table:table-row>
        <table:table-row table:style-name="ro1">
          <table:table-cell office:value-type="float" office:value="205576" calcext:value-type="float">
            <text:p>205576</text:p>
          </table:table-cell>
          <table:table-cell office:value-type="string" calcext:value-type="string">
            <text:p>Вот привязал{ся|ась}-то! Хуже полтергейста! Нет у меня никакого золотого! Не веришь, иди к Корагору и расскажи ему о сложившейся ситуации! Вот он посмеется!</text:p>
          </table:table-cell>
        </table:table-row>
        <table:table-row table:style-name="ro1">
          <table:table-cell office:value-type="float" office:value="205582" calcext:value-type="float">
            <text:p>205582</text:p>
          </table:table-cell>
          <table:table-cell office:value-type="string" calcext:value-type="string">
            <text:p>Я не уйду до тех пор, пока Вы не отдадите мне мой золотой! Я рисковал{|а} жизнью, добывая Вам головы! А Вы нагло меня обманываете!</text:p>
          </table:table-cell>
        </table:table-row>
        <table:table-row table:style-name="ro1">
          <table:table-cell office:value-type="float" office:value="205583" calcext:value-type="float">
            <text:p>205583</text:p>
          </table:table-cell>
          <table:table-cell office:value-type="string" calcext:value-type="string">
            <text:p>Сходил{|а} и пожаловал{ся|ась} на Вас. Он передал вам %267%.</text:p>
          </table:table-cell>
        </table:table-row>
        <table:table-row table:style-name="ro1">
          <table:table-cell office:value-type="float" office:value="205584" calcext:value-type="float">
            <text:p>205584</text:p>
          </table:table-cell>
          <table:table-cell office:value-type="string" calcext:value-type="string">
            <text:p>Да когда же ты угомонишься! Что сходил{|а} к Корагору?</text:p>
          </table:table-cell>
        </table:table-row>
        <table:table-row table:style-name="ro1">
          <table:table-cell office:value-type="float" office:value="205586" calcext:value-type="float">
            <text:p>205586</text:p>
          </table:table-cell>
          <table:table-cell office:value-type="string" calcext:value-type="string">
            <text:p>Значит этот мерзавец опять взялся за старое. Не переживай! Он крупно пожалеет о том, что обманул Воина, о подвиге которого говорит все селение! Сейчас я напишу %267%. Отнеси его, и проблема будет решена. И еще. Ты правильно поступил{|а}, что приш{ел|ла} ко мне в данной ситуации. Не переживай. <text:s/>И поздравляю с победой! %=267%\n</text:p>
          </table:table-cell>
        </table:table-row>
        <table:table-row table:style-name="ro1">
          <table:table-cell office:value-type="float" office:value="205587" calcext:value-type="float">
            <text:p>205587</text:p>
          </table:table-cell>
          <table:table-cell office:value-type="string" calcext:value-type="string">
            <text:p>Благодарю Вас, принц Корагор. Но мне совершенно не радостно! Хозяин таверны <text:s text:c="2"/>Нагор попросил меня принести ему головы убитых мной чудовищ! Я выполнил{|а} его заказ и получил{|а} не всю сумму, оговоренную нами. Когда я сказал{|а} ему об этом, то он принялся отнекиваться и доказывать мне, что я сам{|а} потерял{|а} деньги. Получилась очень неприятная ситуация. Что мне делать? Вы мудры и, быть может, дадите мне дельный совет?</text:p>
          </table:table-cell>
        </table:table-row>
        <table:table-row table:style-name="ro1">
          <table:table-cell office:value-type="float" office:value="205595" calcext:value-type="float">
            <text:p>205595</text:p>
          </table:table-cell>
          <table:table-cell office:value-type="string" calcext:value-type="string">
            <text:p>Эээ, нет. Пожалуй, я еще не готов{|а} к таким приключениям. До свидания.</text:p>
          </table:table-cell>
        </table:table-row>
        <table:table-row table:style-name="ro1">
          <table:table-cell office:value-type="float" office:value="205597" calcext:value-type="float">
            <text:p>205597</text:p>
          </table:table-cell>
          <table:table-cell office:value-type="string" calcext:value-type="string">
            <text:p>За семьдесят серебра? Ну ладно. Я соглас{ен|на}.</text:p>
          </table:table-cell>
        </table:table-row>
        <table:table-row table:style-name="ro1">
          <table:table-cell office:value-type="float" office:value="205603" calcext:value-type="float">
            <text:p>205603</text:p>
          </table:table-cell>
          <table:table-cell office:value-type="string" calcext:value-type="string">
            <text:p>Воин, ты вернул{ся|ась}, чтобы спасти мою репутацию? Еще ведь не поздно! Помоги мне, и я дам тебе один золотой.</text:p>
          </table:table-cell>
        </table:table-row>
        <table:table-row table:style-name="ro1">
          <table:table-cell office:value-type="float" office:value="205605" calcext:value-type="float">
            <text:p>205605</text:p>
          </table:table-cell>
          <table:table-cell office:value-type="string" calcext:value-type="string">
            <text:p>Скорее, Воин! Этот тип уже идет ко мне. А мне еще нужно подготовиться к его приходу! Ты принес{|ла} то, о чем я тебя просил?</text:p>
          </table:table-cell>
        </table:table-row>
        <table:table-row table:style-name="ro1">
          <table:table-cell office:value-type="float" office:value="205611" calcext:value-type="float">
            <text:p>205611</text:p>
          </table:table-cell>
          <table:table-cell office:value-type="string" calcext:value-type="string">
            <text:p>Здравствуй, Воин! Решил{|а} заглянуть к старому вояке? Это хорошо. Я как раз думал, кого бы послать в катакомбы по моей личной просьбе!</text:p>
          </table:table-cell>
        </table:table-row>
        <table:table-row table:style-name="ro1">
          <table:table-cell office:value-type="float" office:value="205612" calcext:value-type="float">
            <text:p>205612</text:p>
          </table:table-cell>
          <table:table-cell office:value-type="string" calcext:value-type="string">
            <text:p>Пожалуй, я еще не готов{|а} к этому заданию. Я зайду позже.</text:p>
          </table:table-cell>
        </table:table-row>
        <table:table-row table:style-name="ro1">
          <table:table-cell office:value-type="float" office:value="205616" calcext:value-type="float">
            <text:p>205616</text:p>
          </table:table-cell>
          <table:table-cell office:value-type="string" calcext:value-type="string">
            <text:p>С возвращением! Я уже изнываю от безделия! Ты принес{|ла} мне клыки?</text:p>
          </table:table-cell>
        </table:table-row>
        <table:table-row table:style-name="ro1">
          <table:table-cell office:value-type="float" office:value="205617" calcext:value-type="float">
            <text:p>205617</text:p>
          </table:table-cell>
          <table:table-cell office:value-type="string" calcext:value-type="string">
            <text:p>Конечно! Почему нет? Вот только я буду долго возиться со шлемом, так как навыков у меня нет. Так что не суди строго, когда я закончу. Спасибо за помощь. Ты спас{|ла} меня. Спасибо.</text:p>
          </table:table-cell>
        </table:table-row>
        <table:table-row table:style-name="ro1">
          <table:table-cell office:value-type="float" office:value="205619" calcext:value-type="float">
            <text:p>205619</text:p>
          </table:table-cell>
          <table:table-cell office:value-type="string" calcext:value-type="string">
            <text:p>Здравствуй, Воин. Готов{|а} к новым приключениям?</text:p>
          </table:table-cell>
        </table:table-row>
        <table:table-row table:style-name="ro1">
          <table:table-cell office:value-type="float" office:value="205620" calcext:value-type="float">
            <text:p>205620</text:p>
          </table:table-cell>
          <table:table-cell office:value-type="string" calcext:value-type="string">
            <text:p>Ничего особенного. Спуститься в катакомбы, убить немного темневиков - это пауки такие. И принести их шелк. Однажды ты уже занимал{ся|ась} сбором паучьего шелка. Но на этот раз пауки крупнее и опаснее. И шелк, вырабатываемый ими, более прочен, нежели аналоги пауков с поверхности. Мне нужно, чтобы ты спустил{ся|ась} вниз и принес{|ла} %292% в количестве пятнадцати мотков. А я передам ее Гладышу. %=292%\n</text:p>
          </table:table-cell>
        </table:table-row>
        <table:table-row table:style-name="ro1">
          <table:table-cell office:value-type="float" office:value="205623" calcext:value-type="float">
            <text:p>205623</text:p>
          </table:table-cell>
          <table:table-cell office:value-type="string" calcext:value-type="string">
            <text:p>Здравствуйте, капитан. Я родил{ся|ась} готов{ым|ой}. А что за приключения ждут меня на этот раз?</text:p>
          </table:table-cell>
        </table:table-row>
        <table:table-row table:style-name="ro1">
          <table:table-cell office:value-type="float" office:value="205627" calcext:value-type="float">
            <text:p>205627</text:p>
          </table:table-cell>
          <table:table-cell office:value-type="string" calcext:value-type="string">
            <text:p>Простите, капитан, но я так устал{|а}, что просто не в силах соображать. Может быть, Вы загадаете свою загадку в следующий раз?</text:p>
          </table:table-cell>
        </table:table-row>
        <table:table-row table:style-name="ro1">
          <table:table-cell office:value-type="float" office:value="205643" calcext:value-type="float">
            <text:p>205643</text:p>
          </table:table-cell>
          <table:table-cell office:value-type="string" calcext:value-type="string">
            <text:p>Спасибо хорошо. Я принес{|ла} глаза. Но все равно не могу понять - как можно приладить их к куску железа?</text:p>
          </table:table-cell>
        </table:table-row>
        <table:table-row table:style-name="ro1">
          <table:table-cell office:value-type="float" office:value="205648" calcext:value-type="float">
            <text:p>205648</text:p>
          </table:table-cell>
          <table:table-cell office:value-type="string" calcext:value-type="string">
            <text:p>Я уверен{|а}: когда мы победим, у Вас будет возможность закончить своё замечательное изобретение. Но сейчас нужно срочно починить охранную башню.</text:p>
          </table:table-cell>
        </table:table-row>
        <table:table-row table:style-name="ro1">
          <table:table-cell office:value-type="float" office:value="205653" calcext:value-type="float">
            <text:p>205653</text:p>
          </table:table-cell>
          <table:table-cell office:value-type="string" calcext:value-type="string">
            <text:p>Доброго времени суток, Вои{н|тельница}! <text:s/>У нас появилась небольшая проблема, решить которую не представляется возможным на данный момент. Может, у тебя есть какие-нибудь идеи?</text:p>
          </table:table-cell>
        </table:table-row>
        <table:table-row table:style-name="ro1">
          <table:table-cell office:value-type="float" office:value="205658" calcext:value-type="float">
            <text:p>205658</text:p>
          </table:table-cell>
          <table:table-cell office:value-type="string" calcext:value-type="string">
            <text:p>Ну конечно! Соли-Дор! Я думаю, мы сможем найти там что-нибудь подходящее. Готов{|а} прогуляться?</text:p>
          </table:table-cell>
        </table:table-row>
        <table:table-row table:style-name="ro1">
          <table:table-cell office:value-type="float" office:value="205662" calcext:value-type="float">
            <text:p>205662</text:p>
          </table:table-cell>
          <table:table-cell office:value-type="string" calcext:value-type="string">
            <text:p>Ничего страшного. Когда я ходил{|а} по Соли-Дору, наш{ел|ла} много интересного. Хоть времени с момента падения города прошло много, тем не менее, там еще есть чем поживиться. Нужно только как следует поискать. И еще мне попалась %324%. Вы не знаете, что это такое?</text:p>
          </table:table-cell>
        </table:table-row>
        <table:table-row table:style-name="ro1">
          <table:table-cell office:value-type="float" office:value="205664" calcext:value-type="float">
            <text:p>205664</text:p>
          </table:table-cell>
          <table:table-cell office:value-type="string" calcext:value-type="string">
            <text:p>Точно не знаю. Но там много старых, но невскрытых ящиков с печатями королевских складов снабжения. Я не успел{|а} зяглянуть ни в один из них, так как вокруг было много недомерков.</text:p>
          </table:table-cell>
        </table:table-row>
        <table:table-row table:style-name="ro1">
          <table:table-cell office:value-type="float" office:value="205667" calcext:value-type="float">
            <text:p>205667</text:p>
          </table:table-cell>
          <table:table-cell office:value-type="string" calcext:value-type="string">
            <text:p>Хорошо. Предположим, что я его найду. Но что я долж{ен|на} искать?</text:p>
          </table:table-cell>
        </table:table-row>
        <table:table-row table:style-name="ro1">
          <table:table-cell office:value-type="float" office:value="205672" calcext:value-type="float">
            <text:p>205672</text:p>
          </table:table-cell>
          <table:table-cell office:value-type="string" calcext:value-type="string">
            <text:p>Здравствуйте, Хильгор! Меня послал мастер Надум. Я хотел{|а} спросить Вас о пропавшем агенте, которого Вы видели недавно недалеко от Соли-Дора.</text:p>
          </table:table-cell>
        </table:table-row>
        <table:table-row table:style-name="ro1">
          <table:table-cell office:value-type="float" office:value="205685" calcext:value-type="float">
            <text:p>205685</text:p>
          </table:table-cell>
          <table:table-cell office:value-type="string" calcext:value-type="string">
            <text:p>Опять ты? Ну, что тебе нужно на этот раз? Я ведь сказал тебе, чтобы ты не ошивал{ся|ась} здесь когда тебе захочется.</text:p>
          </table:table-cell>
        </table:table-row>
        <table:table-row table:style-name="ro1">
          <table:table-cell office:value-type="float" office:value="205686" calcext:value-type="float">
            <text:p>205686</text:p>
          </table:table-cell>
          <table:table-cell office:value-type="string" calcext:value-type="string">
            <text:p>Здравствуй, {дружище|дорогуша}, вино принес{|ла}?</text:p>
          </table:table-cell>
        </table:table-row>
        <table:table-row table:style-name="ro1">
          <table:table-cell office:value-type="float" office:value="205691" calcext:value-type="float">
            <text:p>205691</text:p>
          </table:table-cell>
          <table:table-cell office:value-type="string" calcext:value-type="string">
            <text:p>У меня есть %330%. Но эта бутылка была припасена для моих личных целей. Вот если ты отнесешь посылку Торадору, тогда я дам тебе ее. Соглас{ен|на}?</text:p>
          </table:table-cell>
        </table:table-row>
        <table:table-row table:style-name="ro1">
          <table:table-cell office:value-type="float" office:value="205697" calcext:value-type="float">
            <text:p>205697</text:p>
          </table:table-cell>
          <table:table-cell office:value-type="string" calcext:value-type="string">
            <text:p>Быстро ты вернул{ся|ась}. Небось, выкинул{|а} посылку по дороге? Ладно-ладно. Не делай такие круглые глаза. Это шутка. Держи %330%. %=330%</text:p>
          </table:table-cell>
        </table:table-row>
        <table:table-row table:style-name="ro1">
          <table:table-cell office:value-type="float" office:value="205698" calcext:value-type="float">
            <text:p>205698</text:p>
          </table:table-cell>
          <table:table-cell office:value-type="string" calcext:value-type="string">
            <text:p>Ну, давай посмотрим... Ага. Ничего сложного. Эти лишние заклепки - маленькие рычаги. Но они заблокированы. Чтобы их разблокировать, нужно немного утопить ручку в щит и одновременно зажать заклепки. Сейчас внутри должно щелкнуть. Вот и все. Теперь ты сам{|а} можешь открыть его.</text:p>
          </table:table-cell>
        </table:table-row>
        <table:table-row table:style-name="ro1">
          <table:table-cell office:value-type="float" office:value="205705" calcext:value-type="float">
            <text:p>205705</text:p>
          </table:table-cell>
          <table:table-cell office:value-type="string" calcext:value-type="string">
            <text:p>Да! Тайна щита разгадана, благодаря Хильгору. В тайнике я наш{ел|ла} %329%.</text:p>
          </table:table-cell>
        </table:table-row>
        <table:table-row table:style-name="ro1">
          <table:table-cell office:value-type="float" office:value="205716" calcext:value-type="float">
            <text:p>205716</text:p>
          </table:table-cell>
          <table:table-cell office:value-type="string" calcext:value-type="string">
            <text:p>Я не ослышался? Призрак разговаривал с тобой? Ты уверен{|а}, что хорошо себя чувствуешь? Лично мне никогда не приходилось слышать ничего подобного.</text:p>
          </table:table-cell>
        </table:table-row>
        <table:table-row table:style-name="ro1">
          <table:table-cell office:value-type="float" office:value="205717" calcext:value-type="float">
            <text:p>205717</text:p>
          </table:table-cell>
          <table:table-cell office:value-type="string" calcext:value-type="string">
            <text:p>Вы мне не верите? Но я правда говорил{|а} с ним. Хотя ничего и не понял{|а} из его шипений, оханий и аханий. Я думал{|а}, что Вы знаете какой-нибудь способ научиться понимать призраков.</text:p>
          </table:table-cell>
        </table:table-row>
        <table:table-row table:style-name="ro1">
          <table:table-cell office:value-type="float" office:value="205718" calcext:value-type="float">
            <text:p>205718</text:p>
          </table:table-cell>
          <table:table-cell office:value-type="string" calcext:value-type="string">
            <text:p>Послушай, {друг мой|дорогуша}, я думаю, ты перегрел{ся|ась} на солнышке. Сходи к Зальесу. Пусть он осмотрит тебя. Его хижина находится к северу от нашей деревни, недалеко от холма жизни.</text:p>
          </table:table-cell>
        </table:table-row>
        <table:table-row table:style-name="ro1">
          <table:table-cell office:value-type="float" office:value="205719" calcext:value-type="float">
            <text:p>205719</text:p>
          </table:table-cell>
          <table:table-cell office:value-type="string" calcext:value-type="string">
            <text:p>Здравствуйте, староста. Я приш{ел|ла} за советом. Недавно я был{|а} в Соли-Доре и наткнул{ся|ась} на призрака, который заговорил со мной!</text:p>
          </table:table-cell>
        </table:table-row>
        <table:table-row table:style-name="ro1">
          <table:table-cell office:value-type="float" office:value="205721" calcext:value-type="float">
            <text:p>205721</text:p>
          </table:table-cell>
          <table:table-cell office:value-type="string" calcext:value-type="string">
            <text:p>Хвала Эквиль! Я уже начал{|а} беспокоиться за свой рассудок.</text:p>
          </table:table-cell>
        </table:table-row>
        <table:table-row table:style-name="ro1">
          <table:table-cell office:value-type="float" office:value="205724" calcext:value-type="float">
            <text:p>205724</text:p>
          </table:table-cell>
          <table:table-cell office:value-type="string" calcext:value-type="string">
            <text:p>Не переживай, ты не нарушил{|а} мой покой. Я изучал свитки и, честно говоря, утомился от этого занятия. Так что за неприятная ситуация сложилась у тебя?</text:p>
          </table:table-cell>
        </table:table-row>
        <table:table-row table:style-name="ro1">
          <table:table-cell office:value-type="float" office:value="205725" calcext:value-type="float">
            <text:p>205725</text:p>
          </table:table-cell>
          <table:table-cell office:value-type="string" calcext:value-type="string">
            <text:p>Здравствуйте, магистр Зальес. Простите, что нарушаю Ваш покой. Я приш{ел|ла} к Вам потому, что оказал{ся|ась} в сложной ситуации.</text:p>
          </table:table-cell>
        </table:table-row>
        <table:table-row table:style-name="ro1">
          <table:table-cell office:value-type="float" office:value="205726" calcext:value-type="float">
            <text:p>205726</text:p>
          </table:table-cell>
          <table:table-cell office:value-type="string" calcext:value-type="string">
            <text:p>Для начала сходи к моему доброму другу Валиану. Он мастер зельеварения и поможет тебе изготовить первую часть эликсира, который наделит тебя способностью изъясняться и понимать язык мертвых. Чтобы он не отказал тебе, скажи, что ты приш{ел|ла} от меня. А чтобы он понял, что от него хотят, скажи, что я хочу приготовить эликсир понимания.</text:p>
          </table:table-cell>
        </table:table-row>
        <table:table-row table:style-name="ro1">
          <table:table-cell office:value-type="float" office:value="205727" calcext:value-type="float">
            <text:p>205727</text:p>
          </table:table-cell>
          <table:table-cell office:value-type="string" calcext:value-type="string">
            <text:p>Недавно я ходил{|а} по Соли-Дору и встретил{ся|ась} с призраком, который прятался в старом доме. Он заговорил со мной!</text:p>
          </table:table-cell>
        </table:table-row>
        <table:table-row table:style-name="ro1">
          <table:table-cell office:value-type="float" office:value="205729" calcext:value-type="float">
            <text:p>205729</text:p>
          </table:table-cell>
          <table:table-cell office:value-type="string" calcext:value-type="string">
            <text:p>Напрасно, {друг мой|дорогая}. Расскажи мне, что он говорил? Как себя вел? Это так интересно! И какие это открывает возможности!</text:p>
          </table:table-cell>
        </table:table-row>
        <table:table-row table:style-name="ro1">
          <table:table-cell office:value-type="float" office:value="205731" calcext:value-type="float">
            <text:p>205731</text:p>
          </table:table-cell>
          <table:table-cell office:value-type="string" calcext:value-type="string">
            <text:p>Вы тоже мне не верите? Наверное, староста был прав - я действительно перегрел{ся|ась} на солнце и мне нужна помощь лекаря.</text:p>
          </table:table-cell>
        </table:table-row>
        <table:table-row table:style-name="ro1">
          <table:table-cell office:value-type="float" office:value="205733" calcext:value-type="float">
            <text:p>205733</text:p>
          </table:table-cell>
          <table:table-cell office:value-type="string" calcext:value-type="string">
            <text:p>Кого принес ветер в мою скромную обитель!? О, {молодой человек, если ты пришел просить обучить тебя искусству пивоварения, то мой ответ - нет!|девушка-красавица, чем я, старый и толстый, могу помочь тебе? Случайно не роды принять?}</text:p>
          </table:table-cell>
        </table:table-row>
        <table:table-row table:style-name="ro1">
          <table:table-cell office:value-type="float" office:value="205734" calcext:value-type="float">
            <text:p>205734</text:p>
          </table:table-cell>
          <table:table-cell office:value-type="string" calcext:value-type="string">
            <text:p>Здравствуйте, уважаемый Валиан. {Пиво - это конечно хорошо, но я здесь по другому делу.|Рожать мне пока рановато. Вот когда Гномов одолеем... На самом деле я пришла к Вам по другому делу.} Недавно я наткнул{ся|ась} на призрака, который заговорил со мной. Я не понял{|а} ни единого слова из его болтовни. Но магистр Зальес сказал, что может изготовить особый эликсир, выпив который я смогу понимать язык мертвых. Еще он сказал обратиться к Вам, чтобы Вы изготовили первую часть этого эликсира.</text:p>
          </table:table-cell>
        </table:table-row>
        <table:table-row table:style-name="ro1">
          <table:table-cell office:value-type="float" office:value="205738" calcext:value-type="float">
            <text:p>205738</text:p>
          </table:table-cell>
          <table:table-cell office:value-type="string" calcext:value-type="string">
            <text:p>Говорящий призрак в наших краях?! Вот это новость! Ха-ха! Старина Зальес много лет ждал возможности наладить контакт с призраком. Это ж какие возможности! Можно узнать множество сокровенных тайн. Ха-ха! Я изготовлю тебе необходимый состав. Но у меня нет ингредиентов. Если ты готов{|а} сходить за ними, то проблем нет.</text:p>
          </table:table-cell>
        </table:table-row>
        <table:table-row table:style-name="ro1">
          <table:table-cell office:value-type="float" office:value="205740" calcext:value-type="float">
            <text:p>205740</text:p>
          </table:table-cell>
          <table:table-cell office:value-type="string" calcext:value-type="string">
            <text:p>Рад снова видеть тебя, {друг мой|красавица}. Давай скорее мне ингредиенты. Мне не терпится приступить к приготовлению эликсира.</text:p>
          </table:table-cell>
        </table:table-row>
        <table:table-row table:style-name="ro1">
          <table:table-cell office:value-type="float" office:value="205745" calcext:value-type="float">
            <text:p>205745</text:p>
          </table:table-cell>
          <table:table-cell office:value-type="string" calcext:value-type="string">
            <text:p>Хвала Эквиль! Дрова приехали! Вот спасибо тебе, Воин! Выручил{|а} старика. Ну, теперь и я тебя выручу!</text:p>
          </table:table-cell>
        </table:table-row>
        <table:table-row table:style-name="ro1">
          <table:table-cell office:value-type="float" office:value="205748" calcext:value-type="float">
            <text:p>205748</text:p>
          </table:table-cell>
          <table:table-cell office:value-type="string" calcext:value-type="string">
            <text:p>Да, буду Вам очень признател{ен|ьна}.</text:p>
          </table:table-cell>
        </table:table-row>
        <table:table-row table:style-name="ro1">
          <table:table-cell office:value-type="float" office:value="205754" calcext:value-type="float">
            <text:p>205754</text:p>
          </table:table-cell>
          <table:table-cell office:value-type="string" calcext:value-type="string">
            <text:p>Ты еще в дом не вош{ел|ла}, а я уже почувствовал силу воды из Проклятого омута. Давай воду мне, чтобы я поставил ее на огонь. Пока я буду готовиться, ты смоли волшебную пыль в порошок при помощи ступки. %=380%\n</text:p>
          </table:table-cell>
        </table:table-row>
        <table:table-row table:style-name="ro1">
          <table:table-cell office:value-type="float" office:value="205755" calcext:value-type="float">
            <text:p>205755</text:p>
          </table:table-cell>
          <table:table-cell office:value-type="string" calcext:value-type="string">
            <text:p>{Молодец|Умничка}, ты быстро справил{ся|ась} с заданием. Эх, тебя, да мне в подмастерья пару лет назад... Вышел бы из тебя толк. Ладно. Теперь подожди немного, пока я сварю дополнительный ингредиент.</text:p>
          </table:table-cell>
        </table:table-row>
        <table:table-row table:style-name="ro1">
          <table:table-cell office:value-type="float" office:value="205762" calcext:value-type="float">
            <text:p>205762</text:p>
          </table:table-cell>
          <table:table-cell office:value-type="string" calcext:value-type="string">
            <text:p>Ты правильно сделал{|а}, что потратил{|а} силы и время на это. Позволь представиться. Я - Ушкар, капитан лиги разбойников. Много лет назад я пал при обороне некогда славного города Соли-Дора. Но в отличие от моих братьев я не ушел в прекрасный мир, а остался здесь. С тех пор моя душа не находит покоя. Что-то удерживает меня здесь. Но я не знаю что. Теперь мне остается лишь гадать.</text:p>
          </table:table-cell>
        </table:table-row>
        <table:table-row table:style-name="ro1">
          <table:table-cell office:value-type="float" office:value="205763" calcext:value-type="float">
            <text:p>205763</text:p>
          </table:table-cell>
          <table:table-cell office:value-type="string" calcext:value-type="string">
            <text:p>И ты, эм-м-м... здравствуй. Я приш{ел|ла} как раз для того, чтобы поговорить с тобой. Я ведь обещал{|а} вернуться, когда узнаю способ понимать твой язык. Хочу сказать, что мне пришлось изрядно попотеть для того, чтобы иметь такую возможность.</text:p>
          </table:table-cell>
        </table:table-row>
        <table:table-row table:style-name="ro1">
          <table:table-cell office:value-type="float" office:value="205765" calcext:value-type="float">
            <text:p>205765</text:p>
          </table:table-cell>
          <table:table-cell office:value-type="string" calcext:value-type="string">
            <text:p>Мой дневник! Ты принес{|ла} его! На тот случай, если я внезапно исчезну, слушай. За твои старания я расскажу тебе, где спрятан тайник. Он будет тебе полезен. Иди к западному побережью. Там, между озером Уух-Туума и морем, есть развалины, неподалеку ты найдешь кучу ящиков. В одном из них спрятано что-то полезное.</text:p>
          </table:table-cell>
        </table:table-row>
        <table:table-row table:style-name="ro1">
          <table:table-cell office:value-type="float" office:value="205766" calcext:value-type="float">
            <text:p>205766</text:p>
          </table:table-cell>
          <table:table-cell office:value-type="string" calcext:value-type="string">
            <text:p>Ничего не происходит! Может нужно подождать? Хотя... Странно. Я не чувствую никаких изменений. Должно быть, не дневник держит меня здесь. Эх, если бы я мог плакать. Слезы хоть как-то облегчили бы мои страдания... Оставь меня, Воин. Ты сделал{|а} все, что мог{|ла}.</text:p>
          </table:table-cell>
        </table:table-row>
        <table:table-row table:style-name="ro1">
          <table:table-cell office:value-type="float" office:value="205768" calcext:value-type="float">
            <text:p>205768</text:p>
          </table:table-cell>
          <table:table-cell office:value-type="string" calcext:value-type="string">
            <text:p>Здравствуй, вои{н|тельница}. Как поживаешь?</text:p>
          </table:table-cell>
        </table:table-row>
        <table:table-row table:style-name="ro1">
          <table:table-cell office:value-type="float" office:value="205775" calcext:value-type="float">
            <text:p>205775</text:p>
          </table:table-cell>
          <table:table-cell office:value-type="string" calcext:value-type="string">
            <text:p>Невероятно. А ведь я и вправду не задумывал{ся|ась} над этим. Теперь считаю своим долгом вернуть вам %388%. Где мне начинать поиски? Рядом с маяком Соли-Нар?</text:p>
          </table:table-cell>
        </table:table-row>
        <table:table-row table:style-name="ro1">
          <table:table-cell office:value-type="float" office:value="205776" calcext:value-type="float">
            <text:p>205776</text:p>
          </table:table-cell>
          <table:table-cell office:value-type="string" calcext:value-type="string">
            <text:p>Я с удовольствием поведаю тебе о нем. Итак, ты, наверное, уже слышал{|а} страшные истории о магии Теней Гномов? Уверен, что твои родители рассказывали тебе о волшебной пещере и Тенях, охраняющих её. Все родители рассказывают об этом, чтобы любопытные дети не заходили в те места. Истории не во всём правдивы, но есть в них и истина, которая открыта немногим. Все знают, что Гномы не чтят магию, хотя она породила множество разумных существ на Великой Подкове. Несмотря на это, есть знания, которые мы получили от нашего предка Кхадгора, властелина сущего и владыки гор. Эти знания о магии рун. Да-да, ты не ослышал{ся|ась}, Гномы используют магию, и это правда. Большинство изобретений нашего народа работают с помощью магии. Все знают, что паработы <text:s/>это совершенные разумные механизмы. А кто-нибудь задавался вопросом, откуда у них интеллект, или ты уверен{|а}, что их разум - заслуга инженеров Кумъяра? Я расскажу тебе. На корпусе каждого паработа начертаны магические руны, которые вдыхают другую, неизведанную жизнь и разум в механическое создание. Паработ питается от энергии магического кристалла, заключенного внутри него. Кристалл - это минерал, мощный источник магической энергии, который произрастает в наших горах. Это неоценимые сокровища Гномов. Мы добываем их и используем для наших изобретений, а большую часть храним в Волшебной Пещере. Так и %388% был изготовлен с использованием кристаллов и особых рун. Его невозможно перепутать ни с чем.</text:p>
          </table:table-cell>
        </table:table-row>
        <table:table-row table:style-name="ro1">
          <table:table-cell office:value-type="float" office:value="205785" calcext:value-type="float">
            <text:p>205785</text:p>
          </table:table-cell>
          <table:table-cell office:value-type="string" calcext:value-type="string">
            <text:p>Я хотел{|а} спросить у вас кое-что. Вчера в Соли-Доре, рядом с маяком Соли-Нар была крупная битва в ходе которой, глава охотников за головами Торадор потерял свой молот. Он очень дорог ему. Вы случайно не знаете, где он может находиться? Вы ведь часто бываете в мертвом городе...</text:p>
          </table:table-cell>
        </table:table-row>
        <table:table-row table:style-name="ro1">
          <table:table-cell office:value-type="float" office:value="205790" calcext:value-type="float">
            <text:p>205790</text:p>
          </table:table-cell>
          <table:table-cell office:value-type="string" calcext:value-type="string">
            <text:p>Ну как, наш{ел|ла} призрака? Или у меня все-таки проблемы?</text:p>
          </table:table-cell>
        </table:table-row>
        <table:table-row table:style-name="ro1">
          <table:table-cell office:value-type="float" office:value="205792" calcext:value-type="float">
            <text:p>205792</text:p>
          </table:table-cell>
          <table:table-cell office:value-type="string" calcext:value-type="string">
            <text:p>Не волнуйтесь. Сидит ваш призрак в том доме. Вот только что ему нужно, я не понял{|а}. Очень у него язык странный. Сплошные шипящие звуки, и пойди там разбери, что он говорит.</text:p>
          </table:table-cell>
        </table:table-row>
        <table:table-row table:style-name="ro1">
          <table:table-cell office:value-type="float" office:value="205793" calcext:value-type="float">
            <text:p>205793</text:p>
          </table:table-cell>
          <table:table-cell office:value-type="string" calcext:value-type="string">
            <text:p>Здравствуй, вои{н|тельница}. Что привело тебя ко мне?</text:p>
          </table:table-cell>
        </table:table-row>
        <table:table-row table:style-name="ro1">
          <table:table-cell office:value-type="float" office:value="205794" calcext:value-type="float">
            <text:p>205794</text:p>
          </table:table-cell>
          <table:table-cell office:value-type="string" calcext:value-type="string">
            <text:p>Здравствуйте, господин Корагор. Я приш{ел|ла} спросить Вас об одном приборе. Несколько лет назад проводилась серия экспериментов по чтению мыслей при помощи какого-то прибора...</text:p>
          </table:table-cell>
        </table:table-row>
        <table:table-row table:style-name="ro1">
          <table:table-cell office:value-type="float" office:value="205798" calcext:value-type="float">
            <text:p>205798</text:p>
          </table:table-cell>
          <table:table-cell office:value-type="string" calcext:value-type="string">
            <text:p>Кстати, а зачем тебе %389%? Чьи мысли ты собрал{ся|ась} читать?</text:p>
          </table:table-cell>
        </table:table-row>
        <table:table-row table:style-name="ro1">
          <table:table-cell office:value-type="float" office:value="205801" calcext:value-type="float">
            <text:p>205801</text:p>
          </table:table-cell>
          <table:table-cell office:value-type="string" calcext:value-type="string">
            <text:p>Тут такое дело. Хильгору ночью явился призрак, который зазывал его в определенное место. Бедняга думал, что сходит с ума, но оказалось, что нет. Я сходил{|а} в то место и наш{ел|ла} того призрака. Он что-то пытался сказать, но понять его язык, мягко говоря, сложно. Вот Хильгор и предложил использовать %390%, чтобы понять что нужно призраку.</text:p>
          </table:table-cell>
        </table:table-row>
        <table:table-row table:style-name="ro1">
          <table:table-cell office:value-type="float" office:value="205809" calcext:value-type="float">
            <text:p>205809</text:p>
          </table:table-cell>
          <table:table-cell office:value-type="string" calcext:value-type="string">
            <text:p>Знаете, Хильгор, когда я разговаривал{|а} с Корагором по поводу этого прибора, он сказал мне, что мастер, испытавший его, сошел с ума. Вот я сейчас обдумываю его слова, и что-то мне страшно надевать это на свою голову.</text:p>
          </table:table-cell>
        </table:table-row>
        <table:table-row table:style-name="ro1">
          <table:table-cell office:value-type="float" office:value="205812" calcext:value-type="float">
            <text:p>205812</text:p>
          </table:table-cell>
          <table:table-cell office:value-type="string" calcext:value-type="string">
            <text:p>Ну раз так, тогда ладно. Хотя все равно, мне немного не по себе от мысли, что я смогу читать чужие мысли. Вот! Я даже стихами заговорил{|а}.</text:p>
          </table:table-cell>
        </table:table-row>
        <table:table-row table:style-name="ro1">
          <table:table-cell office:value-type="float" office:value="205813" calcext:value-type="float">
            <text:p>205813</text:p>
          </table:table-cell>
          <table:table-cell office:value-type="string" calcext:value-type="string">
            <text:p>Пауки! Фуууу. Мерзкие твари. Как-то раз я видел{|а} такого. Он как раз доедал свою жертву, подозрительно смахивающую на Человека.</text:p>
          </table:table-cell>
        </table:table-row>
        <table:table-row table:style-name="ro1">
          <table:table-cell office:value-type="float" office:value="205817" calcext:value-type="float">
            <text:p>205817</text:p>
          </table:table-cell>
          <table:table-cell office:value-type="string" calcext:value-type="string">
            <text:p>Воин, ты вернул{ся|ась}. Я рад, что ты не испугал{ся|ась} меня. Я Ушкар. Точнее, когда-то я был им. Теперь я лишь призрак, застрявший здесь навсегда.</text:p>
          </table:table-cell>
        </table:table-row>
        <table:table-row table:style-name="ro1">
          <table:table-cell office:value-type="float" office:value="205824" calcext:value-type="float">
            <text:p>205824</text:p>
          </table:table-cell>
          <table:table-cell office:value-type="string" calcext:value-type="string">
            <text:p>Ты сделал{|а} это! Прибор больше не разрушает меня! Спасибо тебе, вои{н|тельница} . Как я могу тебя отблагодарить?</text:p>
          </table:table-cell>
        </table:table-row>
        <table:table-row table:style-name="ro1">
          <table:table-cell office:value-type="float" office:value="205828" calcext:value-type="float">
            <text:p>205828</text:p>
          </table:table-cell>
          <table:table-cell office:value-type="string" calcext:value-type="string">
            <text:p>Воин! Воин? Да проснись же! Мы нашли %388%. Это было непросто, но мы сумели. Вчера, после того как битва утихла, на поле боя пришел древний голем. Он подобрал %388%, привлеченный сиянием драгоценных камней, и отнес его к развалинам одного из домов Соли-Дора. Ты можешь пойти туда и забрать утерянную вещь. Но будь осторож{ен|на}. Голем силен, но сейчас он ушел. Остатки этого дома здесь неподалеку, от него осталась лишь колонна да стена. \n%=388%\n</text:p>
          </table:table-cell>
        </table:table-row>
        <table:table-row table:style-name="ro1">
          <table:table-cell office:value-type="float" office:value="205830" calcext:value-type="float">
            <text:p>205830</text:p>
          </table:table-cell>
          <table:table-cell office:value-type="string" calcext:value-type="string">
            <text:p>И тебе спасибо! Ведь ты спас{|ла} меня от участи, гораздо более мучительной и страшной, Нежели смерть. Прощай.</text:p>
          </table:table-cell>
        </table:table-row>
        <table:table-row table:style-name="ro1">
          <table:table-cell office:value-type="float" office:value="205834" calcext:value-type="float">
            <text:p>205834</text:p>
          </table:table-cell>
          <table:table-cell office:value-type="string" calcext:value-type="string">
            <text:p>Совершенно верно! Я наш{ел|ла} %388%. Возьмите, распишитесь! Все благодаря Хильгору. Вы можете не поверить, но к нему ночью явился настоящий призрак. Вроде тех, что бродят по Соли-Дору и Мертвым Землям. Призрак просил его прийти, но вместо Хильгора, пош{ел|ла} я. Наш{ел|ла} призрака и выяснил{|а} у него, зачем он являлся Хильгору ночью. Оказалось, что он просит помочь ему. Одна вещь, лежащая в разрушенном доме неподалеку, медленно убивала всех призраков. Я помог{|ла} ему, и за это он разыскал для нас молот. Вот такая история.</text:p>
          </table:table-cell>
        </table:table-row>
        <table:table-row table:style-name="ro1">
          <table:table-cell office:value-type="float" office:value="205835" calcext:value-type="float">
            <text:p>205835</text:p>
          </table:table-cell>
          <table:table-cell office:value-type="string" calcext:value-type="string">
            <text:p>Ну спасибо тебе! Ты вернул{|а} вещь очень ценную для меня. За это я щедро отблагодарю тебя. Вот, возьми. Это %154% и %166%. Они неоднократно помогали мне, и помогут тебе в трудную минуту. И прими немного серебра! Спасибо и еще раз спасибо тебе, истинный Воин и отныне друг!</text:p>
          </table:table-cell>
        </table:table-row>
        <table:table-row table:style-name="ro1">
          <table:table-cell office:value-type="float" office:value="205839" calcext:value-type="float">
            <text:p>205839</text:p>
          </table:table-cell>
          <table:table-cell office:value-type="string" calcext:value-type="string">
            <text:p>Здравствуйте, Хильгор. Призрак много чего сказал. Приходил он к Вам потому, что хотел попросить о помощи. Почему именно к Вам, он и сам не знает. Дело было вот в чем: один из наших воинов погиб недавно в Соли-Доре. При нем был предмет, который называется %394%. Он был включен и испускал какое-то излучение, медленно убивающее существ, подобных призраку. Уж не знаю как оно там действует. Но ему нашему другу, было действительно туго. А поскольку он сам был не в состоянии отключить прибор, то решил попросить кого-то сделать это. За то, что я избавил{|а} его от страданий, он помог найти %388%. Вот и все.</text:p>
          </table:table-cell>
        </table:table-row>
        <table:table-row table:style-name="ro1">
          <table:table-cell office:value-type="float" office:value="205840" calcext:value-type="float">
            <text:p>205840</text:p>
          </table:table-cell>
          <table:table-cell office:value-type="string" calcext:value-type="string">
            <text:p>Прибор в порядке. Хочу сказать, что мне скорее не понравилось чтение мыслей. Сначала все воспринималось как шум. Но потом стали проявляться оттенки чтоли... Отдельные слова и образы начали появляться прямо в голове. Вроде бы как мои, а вроде и не мои. Странно в общем. И затягивает. Я несколько часов использовал{|а} %390%, и с тех пор у меня все еще кружится голова. И хочется включить его снова. Вот такие дела.</text:p>
          </table:table-cell>
        </table:table-row>
        <table:table-row table:style-name="ro1">
          <table:table-cell office:value-type="float" office:value="205846" calcext:value-type="float">
            <text:p>205846</text:p>
          </table:table-cell>
          <table:table-cell office:value-type="string" calcext:value-type="string">
            <text:p>Здравствуй. Как проходит служба? Чем ты занят{|а} сейчас?</text:p>
          </table:table-cell>
        </table:table-row>
        <table:table-row table:style-name="ro1">
          <table:table-cell office:value-type="float" office:value="205850" calcext:value-type="float">
            <text:p>205850</text:p>
          </table:table-cell>
          <table:table-cell office:value-type="string" calcext:value-type="string">
            <text:p>И по какому же делу ты приш{ел|ла}?</text:p>
          </table:table-cell>
        </table:table-row>
        <table:table-row table:style-name="ro1">
          <table:table-cell office:value-type="float" office:value="205859" calcext:value-type="float">
            <text:p>205859</text:p>
          </table:table-cell>
          <table:table-cell office:value-type="string" calcext:value-type="string">
            <text:p>Капитан. на самом деле я приш{ел|ла} к Вам по просьбе магистра Зальеса. Он чувствует изменения в магии и его преследуют нехорошие предчувствия. Скажите, Черные Рыцари связаны как-нибудь с магией. Ну, скажем, не так как обычные воины вроде меня.</text:p>
          </table:table-cell>
        </table:table-row>
        <table:table-row table:style-name="ro1">
          <table:table-cell office:value-type="float" office:value="205873" calcext:value-type="float">
            <text:p>205873</text:p>
          </table:table-cell>
          <table:table-cell office:value-type="string" calcext:value-type="string">
            <text:p>Хорошо, предположим, что я заполучил{|а} личного джинна. Но что будет, если бутыка разобьется или случится такое, что джинн сбежит от меня? Что тогда? И что вообще умеет джинн?</text:p>
          </table:table-cell>
        </table:table-row>
        <table:table-row table:style-name="ro1">
          <table:table-cell office:value-type="float" office:value="205875" calcext:value-type="float">
            <text:p>205875</text:p>
          </table:table-cell>
          <table:table-cell office:value-type="string" calcext:value-type="string">
            <text:p>Ну что, Воин, ты собрал{|а} необходимое количество аккумуляторов и приобрел{|а} разрешение?</text:p>
          </table:table-cell>
        </table:table-row>
        <table:table-row table:style-name="ro1">
          <table:table-cell office:value-type="float" office:value="205876" calcext:value-type="float">
            <text:p>205876</text:p>
          </table:table-cell>
          <table:table-cell office:value-type="string" calcext:value-type="string">
            <text:p>Да, я все сделал{|а}, как Вы и сказали. Теперь я могу получить своего джинна?</text:p>
          </table:table-cell>
        </table:table-row>
        <table:table-row table:style-name="ro1">
          <table:table-cell office:value-type="float" office:value="205878" calcext:value-type="float">
            <text:p>205878</text:p>
          </table:table-cell>
          <table:table-cell office:value-type="string" calcext:value-type="string">
            <text:p>Так уж получилось, что я лишил{ся|ась} своего джинна. Не спрашивайте как. Мне стыдно говорить об этом. Могу я получить нового?</text:p>
          </table:table-cell>
        </table:table-row>
        <table:table-row table:style-name="ro1">
          <table:table-cell office:value-type="float" office:value="205881" calcext:value-type="float">
            <text:p>205881</text:p>
          </table:table-cell>
          <table:table-cell office:value-type="string" calcext:value-type="string">
            <text:p>Здравия желаю, Воин! Чего хотел{|а}?</text:p>
          </table:table-cell>
        </table:table-row>
        <table:table-row table:style-name="ro1">
          <table:table-cell office:value-type="float" office:value="205882" calcext:value-type="float">
            <text:p>205882</text:p>
          </table:table-cell>
          <table:table-cell office:value-type="string" calcext:value-type="string">
            <text:p>И Вам не хворать. Ничего не хотел{|а}. Я просто пробегал{|а} и хотел{|а} поблагодарить Вас за джинна. Спасибо.</text:p>
          </table:table-cell>
        </table:table-row>
        <table:table-row table:style-name="ro1">
          <table:table-cell office:value-type="float" office:value="205885" calcext:value-type="float">
            <text:p>205885</text:p>
          </table:table-cell>
          <table:table-cell office:value-type="string" calcext:value-type="string">
            <text:p>Тогда ты приш{ел|ла} по адресу. Я как раз наладил серийную сборку пароботов, изготовленных с использованием новейших технологий. Много лет назад Мильхор изобрел горнопроходческого паробота. В его нутро встроен особый кристалл, воспринимающий энергию других кристаллов. C его помощью паробот отпределяет направление, в котором ему нужно копать. Я же изменил основу. При помощи других кристаллов я наделяю их примитивным разумом. Тем не менее его хватает для ведения боевых действий. Таким образом, я получил отличного бойца, который всегда рядом. И, как я уже говорил, ты тоже можешь заполучить себе такого же. Только я не даю их кому попало. Для этого тебе нужно принести мне десять отработанных аккумуляторов большой емкости и %406% стоимостью пятьдесят золотых монет. Оно продается в магазине. %=406%\n</text:p>
          </table:table-cell>
        </table:table-row>
        <table:table-row table:style-name="ro1">
          <table:table-cell office:value-type="float" office:value="205886" calcext:value-type="float">
            <text:p>205886</text:p>
          </table:table-cell>
          <table:table-cell office:value-type="string" calcext:value-type="string">
            <text:p>Здравствуй, Воин. Довол{ен|ьна} ли ты пароботом?</text:p>
          </table:table-cell>
        </table:table-row>
        <table:table-row table:style-name="ro1">
          <table:table-cell office:value-type="float" office:value="205887" calcext:value-type="float">
            <text:p>205887</text:p>
          </table:table-cell>
          <table:table-cell office:value-type="string" calcext:value-type="string">
            <text:p>Хорошо, предположим, что я заполучил{|а} паробота. Но что будет, если он сломается? Что тогда? И что умеет паробот?</text:p>
          </table:table-cell>
        </table:table-row>
        <table:table-row table:style-name="ro1">
          <table:table-cell office:value-type="float" office:value="205890" calcext:value-type="float">
            <text:p>205890</text:p>
          </table:table-cell>
          <table:table-cell office:value-type="string" calcext:value-type="string">
            <text:p>Был{|а} довол{ен|ьна} до тех пор, пока не лишил{ся|ась} его. Мне очень стыдно, но я плохо следил{|а} за ним. И теперь мне нужен новый паробот.</text:p>
          </table:table-cell>
        </table:table-row>
        <table:table-row table:style-name="ro1">
          <table:table-cell office:value-type="float" office:value="205895" calcext:value-type="float">
            <text:p>205895</text:p>
          </table:table-cell>
          <table:table-cell office:value-type="string" calcext:value-type="string">
            <text:p>Ну что, Воин, ты собрал{|а} необходимое количество аккумуляторов и приобрел{|а} %406%?</text:p>
          </table:table-cell>
        </table:table-row>
        <table:table-row table:style-name="ro1">
          <table:table-cell office:value-type="float" office:value="205896" calcext:value-type="float">
            <text:p>205896</text:p>
          </table:table-cell>
          <table:table-cell office:value-type="string" calcext:value-type="string">
            <text:p>Да, я все сделал{|а} как Вы сказали. Теперь я могу получить паробота?</text:p>
          </table:table-cell>
        </table:table-row>
        <table:table-row table:style-name="ro1">
          <table:table-cell office:value-type="float" office:value="205897" calcext:value-type="float">
            <text:p>205897</text:p>
          </table:table-cell>
          <table:table-cell office:value-type="string" calcext:value-type="string">
            <text:p>Да, конечно. Спасибо, что приобрел{|а} мой товар.</text:p>
          </table:table-cell>
        </table:table-row>
        <table:table-row table:style-name="ro1">
          <table:table-cell office:value-type="float" office:value="205909" calcext:value-type="float">
            <text:p>205909</text:p>
          </table:table-cell>
          <table:table-cell office:value-type="string" calcext:value-type="string">
            <text:p>Здравствуйте, я заш{ел|ла} просто\nпоздороваться и поблагодарить Вас за помошника.</text:p>
          </table:table-cell>
        </table:table-row>
        <table:table-row table:style-name="ro1">
          <table:table-cell office:value-type="float" office:value="205921" calcext:value-type="float">
            <text:p>205921</text:p>
          </table:table-cell>
          <table:table-cell office:value-type="string" calcext:value-type="string">
            <text:p>С возвращением, Воин. Тебя не было достаточно долго. Но ты {молодец|умничка}, если управил{ся|ась} за такое время. Ведь ты принес{|ла} аккумуляторы и %423%? %=423%\n</text:p>
          </table:table-cell>
        </table:table-row>
        <table:table-row table:style-name="ro1">
          <table:table-cell office:value-type="float" office:value="205924" calcext:value-type="float">
            <text:p>205924</text:p>
          </table:table-cell>
          <table:table-cell office:value-type="string" calcext:value-type="string">
            <text:p>С возвращением, Воин. Тебя не было достаточно долго. Но ты {молодец|умничка}, если управил{ся|ась} за такое время. Ведь ты принес{|ла} аккумуляторы и %425%?</text:p>
          </table:table-cell>
        </table:table-row>
        <table:table-row table:style-name="ro1">
          <table:table-cell office:value-type="float" office:value="205927" calcext:value-type="float">
            <text:p>205927</text:p>
          </table:table-cell>
          <table:table-cell office:value-type="string" calcext:value-type="string">
            <text:p>С возвращением, Воин. Тебя не было достаточно долго. Но ты {молодец|умничка}, если управил{ся|ась} за такое время. Ведь ты принес{|ла} аккумуляторы и %424%?</text:p>
          </table:table-cell>
        </table:table-row>
        <table:table-row table:style-name="ro1">
          <table:table-cell office:value-type="float" office:value="205939" calcext:value-type="float">
            <text:p>205939</text:p>
          </table:table-cell>
          <table:table-cell office:value-type="string" calcext:value-type="string">
            <text:p>Здравствуйте, я заш{ел|ла} просто поздороваться и поблагодарить Вас за помошника. Его помощь неоценима! Спасибо!</text:p>
          </table:table-cell>
        </table:table-row>
        <table:table-row table:style-name="ro1">
          <table:table-cell office:value-type="float" office:value="205953" calcext:value-type="float">
            <text:p>205953</text:p>
          </table:table-cell>
          <table:table-cell office:value-type="string" calcext:value-type="string">
            <text:p>С возвращением! Молва, что идет о тебе, правдива. Ты действуешь быстро и четко. Во всяком случае, быстрее некоторых Воинов. И, как я понимаю, ты собрал{|а} необходимое количество аккумуляторов и принес{|ла} %428%? %=428%\n</text:p>
          </table:table-cell>
        </table:table-row>
        <table:table-row table:style-name="ro1">
          <table:table-cell office:value-type="float" office:value="205956" calcext:value-type="float">
            <text:p>205956</text:p>
          </table:table-cell>
          <table:table-cell office:value-type="string" calcext:value-type="string">
            <text:p>С возвращением! Молва, что идет о тебе, правдива. Ты действуешь быстро и четко. Во всяком случае, быстрее некоторых Воинов. И, как я понимаю, ты собрал{|а} необходимое количество аккумуляторов и принес{|ла} %426%? %=426%\n</text:p>
          </table:table-cell>
        </table:table-row>
        <table:table-row table:style-name="ro1">
          <table:table-cell office:value-type="float" office:value="205959" calcext:value-type="float">
            <text:p>205959</text:p>
          </table:table-cell>
          <table:table-cell office:value-type="string" calcext:value-type="string">
            <text:p>С возвращением! Молва, что идет о тебе, правдива. Ты действуешь быстро и четко. Во всяком случае, быстрее некоторых Воинов. И, как я понимаю, ты собрал{|а} необходимое количество аккумуляторов и принес{|ла} %427%? %=427%\n</text:p>
          </table:table-cell>
        </table:table-row>
        <table:table-row table:style-name="ro1">
          <table:table-cell office:value-type="float" office:value="205967" calcext:value-type="float">
            <text:p>205967</text:p>
          </table:table-cell>
          <table:table-cell office:value-type="string" calcext:value-type="string">
            <text:p>Нет, я не в курсе. Почему? Я много задумывал{ся|ась} над этим, но не находил{|а} ответа.</text:p>
          </table:table-cell>
        </table:table-row>
        <table:table-row table:style-name="ro1">
          <table:table-cell office:value-type="float" office:value="205971" calcext:value-type="float">
            <text:p>205971</text:p>
          </table:table-cell>
          <table:table-cell office:value-type="string" calcext:value-type="string">
            <text:p>Приветствую тебя, Ушкар. В мире живых грядет что-то нехорошее. Скажу честно, я приш{ел|ла} именно по этому поводу, ведь ты находишься за гранью привычного восприятия. Магистр Зальес испытывает нехорошие предчувствия. Он маг и привык доверять своим ощущениям. Поэтому многие обеспокоились не на шутку. К сожалению, мы не может понять смысла той информации, что он воспринимает. Но это что-то нехорошее и это как-то связано с магией. И еще здесь фигурируют Черные Рыцари. Но мы считаем, что они причастны ко всей этой истории лишь своим присутствием. Хотя сейчас они снимаются с места по приказу советника короля Невиала.</text:p>
          </table:table-cell>
        </table:table-row>
        <table:table-row table:style-name="ro1">
          <table:table-cell office:value-type="float" office:value="205974" calcext:value-type="float">
            <text:p>205974</text:p>
          </table:table-cell>
          <table:table-cell office:value-type="string" calcext:value-type="string">
            <text:p>Я мало что понял{|а}. Честно говоря, мне страшновато. Но раз вы говорите, что вернете меня назад, то я готов{|а}. Что мне нужно делать?</text:p>
          </table:table-cell>
        </table:table-row>
        <table:table-row table:style-name="ro1">
          <table:table-cell office:value-type="float" office:value="205987" calcext:value-type="float">
            <text:p>205987</text:p>
          </table:table-cell>
          <table:table-cell office:value-type="string" calcext:value-type="string">
            <text:p>Да конечно, возьмите. Что я долж{ен|на} делать пока Вы будете накладывать заклинание на руну?</text:p>
          </table:table-cell>
        </table:table-row>
        <table:table-row table:style-name="ro1">
          <table:table-cell office:value-type="float" office:value="205988" calcext:value-type="float">
            <text:p>205988</text:p>
          </table:table-cell>
          <table:table-cell office:value-type="string" calcext:value-type="string">
            <text:p>Я закончил. Теперь ты можешь отправиться в будущее. Слушай внимательно, сейчас я расскажу тебе, что нужно делать. Это %439% и уже знакомая тебе %438%. Тебе нужно отправиться к реликтовым часам, что располодены к северу. Какпридешь на место, открой крину и прочти заклятие, спрятанное начертанное на ее страницах. Когда последние слова сорвутся с твоих губ, коснись часов и ты исчезнишь из нашего времени. Второй попытки у тебя не будет, так-как книга рассыпется в прах. Сориентируйся на месте. Добудь сведения, которые помогут уличить Невиала после чего тебе на помочщь придет %438%. Прочти слово написанное на ней и ты мгновенно вернешься туда в исходную точку своего путешествия. Будь осторож{ен|на}. Кто знает, что скрывает пелена времени. Да хранит тебя Эквиль, славный Воин.</text:p>
          </table:table-cell>
        </table:table-row>
        <table:table-row table:style-name="ro1">
          <table:table-cell office:value-type="float" office:value="205989" calcext:value-type="float">
            <text:p>205989</text:p>
          </table:table-cell>
          <table:table-cell office:value-type="string" calcext:value-type="string">
            <text:p>Мне нравится. Я соглас{ен|на}!</text:p>
          </table:table-cell>
        </table:table-row>
        <table:table-row table:style-name="ro1">
          <table:table-cell office:value-type="float" office:value="206002" calcext:value-type="float">
            <text:p>206002</text:p>
          </table:table-cell>
          <table:table-cell office:value-type="string" calcext:value-type="string">
            <text:p>Ты уже вернул{ся|ась}? Да так быстро! Небось, ничего не принес{|ла} старому бедному Барфосу, и я теперь останусь без камзола?</text:p>
          </table:table-cell>
        </table:table-row>
        <table:table-row table:style-name="ro1">
          <table:table-cell office:value-type="float" office:value="206003" calcext:value-type="float">
            <text:p>206003</text:p>
          </table:table-cell>
          <table:table-cell office:value-type="string" calcext:value-type="string">
            <text:p>Ай, да {мужик|баба}! Вот помог{|ла} так помог{|ла}! А я не рассчитывал, что все будет так быстро. Теперь швея успеет сто процентов! Старый бедный Барфос будет щеголять в новеньком зеленом камзоле! Вот будет заглядение! Ну, ладно, пора мне навестить мастерицу. Пока, Воин.</text:p>
          </table:table-cell>
        </table:table-row>
        <table:table-row table:style-name="ro1">
          <table:table-cell office:value-type="float" office:value="206009" calcext:value-type="float">
            <text:p>206009</text:p>
          </table:table-cell>
          <table:table-cell office:value-type="string" calcext:value-type="string">
            <text:p>{Молодой человек|Девушка}! Да Вам выпала великая честь помочь старому бедному Барфосу в таком важном и срочном деле. Однажды, когда я готовил кушанья для пира, в честь юбилея Златована, одна молоденькая девушка была на седьмом небе от счастья, получив возможность помогать мне в ту ночь. А ты? Совесть у тебя есть?</text:p>
          </table:table-cell>
        </table:table-row>
        <table:table-row table:style-name="ro1">
          <table:table-cell office:value-type="float" office:value="206012" calcext:value-type="float">
            <text:p>206012</text:p>
          </table:table-cell>
          <table:table-cell office:value-type="string" calcext:value-type="string">
            <text:p>Вы посмотрите на не{е|го}. Совесть видите ли есть! Ладно. Держи награду. Как ни крути, а поработал{|а} ты хорошо.</text:p>
          </table:table-cell>
        </table:table-row>
        <table:table-row table:style-name="ro1">
          <table:table-cell office:value-type="float" office:value="206015" calcext:value-type="float">
            <text:p>206015</text:p>
          </table:table-cell>
          <table:table-cell office:value-type="string" calcext:value-type="string">
            <text:p>Ох и нагл{ый|ая} ты! Но не даром говорят, что наглость - второе счастье. Именно этим ты мне и нравишься. Напоминаешь мне меня самого. За это я дам тебе на один серебряный больше и поощрю героическим эликсиром. Теперь ступай. Мне пора топать на встречу.</text:p>
          </table:table-cell>
        </table:table-row>
        <table:table-row table:style-name="ro1">
          <table:table-cell office:value-type="float" office:value="206020" calcext:value-type="float">
            <text:p>206020</text:p>
          </table:table-cell>
          <table:table-cell office:value-type="string" calcext:value-type="string">
            <text:p>Ну зачем же так пугать? Я думал{|а}, что произошло что-то страшное.</text:p>
          </table:table-cell>
        </table:table-row>
        <table:table-row table:style-name="ro1">
          <table:table-cell office:value-type="float" office:value="206024" calcext:value-type="float">
            <text:p>206024</text:p>
          </table:table-cell>
          <table:table-cell office:value-type="string" calcext:value-type="string">
            <text:p>Здравствуйте, Нагор. Да, я как раз приш{ел|ла} к Вам по просьбе Хильгора. У него закончился его %441% и он помирает от жажды. Вы можете приготовить его?</text:p>
          </table:table-cell>
        </table:table-row>
        <table:table-row table:style-name="ro1">
          <table:table-cell office:value-type="float" office:value="206026" calcext:value-type="float">
            <text:p>206026</text:p>
          </table:table-cell>
          <table:table-cell office:value-type="string" calcext:value-type="string">
            <text:p>Ну что, принес{|ла} %144%?</text:p>
          </table:table-cell>
        </table:table-row>
        <table:table-row table:style-name="ro1">
          <table:table-cell office:value-type="float" office:value="206029" calcext:value-type="float">
            <text:p>206029</text:p>
          </table:table-cell>
          <table:table-cell office:value-type="string" calcext:value-type="string">
            <text:p>{Мой друг, ты вернулся|Дорогая моя, ты вернулась}! Давай же скорее мне %441%!</text:p>
          </table:table-cell>
        </table:table-row>
        <table:table-row table:style-name="ro1">
          <table:table-cell office:value-type="float" office:value="206030" calcext:value-type="float">
            <text:p>206030</text:p>
          </table:table-cell>
          <table:table-cell office:value-type="string" calcext:value-type="string">
            <text:p>О, нет! Ну зачем! Зачем ты его размешал{|а}?! Ну надо же было так все испортить! Проклятье! Я же просил тебя не делать этого. Эх, ты. Ладно. Забирай свою награду и оставь меня умереть от горя.</text:p>
          </table:table-cell>
        </table:table-row>
        <table:table-row table:style-name="ro1">
          <table:table-cell office:value-type="float" office:value="206033" calcext:value-type="float">
            <text:p>206033</text:p>
          </table:table-cell>
          <table:table-cell office:value-type="string" calcext:value-type="string">
            <text:p>Здравствуй, Вои{н|тельница}. Хочешь подзаработать?</text:p>
          </table:table-cell>
        </table:table-row>
        <table:table-row table:style-name="ro1">
          <table:table-cell office:value-type="float" office:value="206034" calcext:value-type="float">
            <text:p>206034</text:p>
          </table:table-cell>
          <table:table-cell office:value-type="string" calcext:value-type="string">
            <text:p>Как ты, наверное, заметил{|а}, последние ночи выдались холодные и сырые. А топить мне нечем. Не ожидал я такой погоды, вот и не заказал угля. Теперь постояльцы жалуются, что мерзнут по ночам. Нужно решить проблему как можно скорее. Сегодня утром я отправил в Соли-Дор двоих ребят, чтобы те откопали угля из развалин домов. Уголь они нашли и даже сложили его рядом с одним из брустверов в мешки. А потом на них напали Гномы. В результате оба не дотянули до обеда - скончались от полученных ран. Чудо, что они вообще доползли до Лонгхольма. И теперь нужно, чтобы ты сходил{|а} в Соли-Дор и принес{|ла} %443%. Ну а я, как полагается, в долгу не останусь. %=443%\n</text:p>
          </table:table-cell>
        </table:table-row>
        <table:table-row table:style-name="ro1">
          <table:table-cell office:value-type="float" office:value="206040" calcext:value-type="float">
            <text:p>206040</text:p>
          </table:table-cell>
          <table:table-cell office:value-type="string" calcext:value-type="string">
            <text:p>Ну, это не проблема. Главное, что теперь есть чем топить. Спасибо за помощь, {дружище|подруга}. Заходи как-нибудь, если нужно будет погреться.</text:p>
          </table:table-cell>
        </table:table-row>
        <table:table-row table:style-name="ro1">
          <table:table-cell office:value-type="float" office:value="206044" calcext:value-type="float">
            <text:p>206044</text:p>
          </table:table-cell>
          <table:table-cell office:value-type="string" calcext:value-type="string">
            <text:p>Честно говоря, я не сил{ен|ьна} в механике. Не буду даже браться за это задание, а то еще что-нибудь не так перерисую и потом придется отчитываться перед Вами, почему так получилось.</text:p>
          </table:table-cell>
        </table:table-row>
        <table:table-row table:style-name="ro1">
          <table:table-cell office:value-type="float" office:value="206047" calcext:value-type="float">
            <text:p>206047</text:p>
          </table:table-cell>
          <table:table-cell office:value-type="string" calcext:value-type="string">
            <text:p>Я расскажу тебе, если пообещаешь никому не говорить. Конечно, я зарекался не болтать, но, сам{|а} понимаешь, иногда очень хочется поделиться своей идеей с кем-нибудь.</text:p>
          </table:table-cell>
        </table:table-row>
        <table:table-row table:style-name="ro1">
          <table:table-cell office:value-type="float" office:value="206056" calcext:value-type="float">
            <text:p>206056</text:p>
          </table:table-cell>
          <table:table-cell office:value-type="string" calcext:value-type="string">
            <text:p>Ну, подош{ел|ла}. Чего Вам? Опять собираетесь подписать меня на какую-то сомнительную работу?</text:p>
          </table:table-cell>
        </table:table-row>
        <table:table-row table:style-name="ro1">
          <table:table-cell office:value-type="float" office:value="206062" calcext:value-type="float">
            <text:p>206062</text:p>
          </table:table-cell>
          <table:table-cell office:value-type="string" calcext:value-type="string">
            <text:p>Ну, ты соглас{ен|на} мне помочь или нет? Если согласишься, то скажу куда идти. А нет, так и не за чем тебе этого знать.</text:p>
          </table:table-cell>
        </table:table-row>
        <table:table-row table:style-name="ro1">
          <table:table-cell office:value-type="float" office:value="206063" calcext:value-type="float">
            <text:p>206063</text:p>
          </table:table-cell>
          <table:table-cell office:value-type="string" calcext:value-type="string">
            <text:p>Ну что, наш{ел|ла} тайник? Где моя %448%?</text:p>
          </table:table-cell>
        </table:table-row>
        <table:table-row table:style-name="ro1">
          <table:table-cell office:value-type="float" office:value="206065" calcext:value-type="float">
            <text:p>206065</text:p>
          </table:table-cell>
          <table:table-cell office:value-type="string" calcext:value-type="string">
            <text:p>Да что там искать-то? Прятать ты не умеешь. Я наш{ел|ла} ее почти сразу как залез{|ла} в подводную лодку недомерков. Вот твоя %448%. А я ожидаю обещенную тобой награду.</text:p>
          </table:table-cell>
        </table:table-row>
        <table:table-row table:style-name="ro1">
          <table:table-cell office:value-type="float" office:value="206068" calcext:value-type="float">
            <text:p>206068</text:p>
          </table:table-cell>
          <table:table-cell office:value-type="string" calcext:value-type="string">
            <text:p>За такую наглость я не дам тебе и половины оплаты. Ты нарушил{|а} условия договора. Уходи и держи свой рот на замке! Иначе что-нибудь нехорошее может случиться с тобой.</text:p>
          </table:table-cell>
        </table:table-row>
        <table:table-row table:style-name="ro1">
          <table:table-cell office:value-type="float" office:value="206070" calcext:value-type="float">
            <text:p>206070</text:p>
          </table:table-cell>
          <table:table-cell office:value-type="string" calcext:value-type="string">
            <text:p>Я не уверен{|а} на сто процентов в том, что содержимое посылки украдено. Мне нужно разобраться и тогда я решу, что делать. Простите за беспокойство.</text:p>
          </table:table-cell>
        </table:table-row>
        <table:table-row table:style-name="ro1">
          <table:table-cell office:value-type="float" office:value="206071" calcext:value-type="float">
            <text:p>206071</text:p>
          </table:table-cell>
          <table:table-cell office:value-type="string" calcext:value-type="string">
            <text:p>Если ты уверен{|а}, что груз краденный, то будет хорошо, если ты сообщишь страже об этом. Что ты наш{ел|ла}? Тебя никто ни в чем не обвинит, и даже наоборот, на тебя будут смотреть с уважением, зная, что ты помог{|ла} вернуть краденное. А теперь расскажи, что ты наш{|ла}?</text:p>
          </table:table-cell>
        </table:table-row>
        <table:table-row table:style-name="ro1">
          <table:table-cell office:value-type="float" office:value="206072" calcext:value-type="float">
            <text:p>206072</text:p>
          </table:table-cell>
          <table:table-cell office:value-type="string" calcext:value-type="string">
            <text:p>Здравствуйте, капитан. Мне нужен Ваш совет. Вы человек мудрый и, наверняка, сможете мне помочь. Дело вот в чем. Недавно я поговорил{|а} c нехорошим человеком и согласил{ся|ась} выполнить его задание. Нужно сходить в одно место и принести коробку обратно. Он запретил мне открывать коробку, но я все равно сделал{|а} это. Мне жутко стыдно и я чувствую себя не в своей тарелке, но то, что лежало внутри деревянной коробочки, явно украдено. И я хочу отдать это Вам, чтобы Вы сами решили этот вопрос. Вот такая неприятная ситуация. И я не знаю, правильно ли я поступаю, обманывая человека, пообещавшего мне заплатить за доставку.</text:p>
          </table:table-cell>
        </table:table-row>
        <table:table-row table:style-name="ro1">
          <table:table-cell office:value-type="float" office:value="206076" calcext:value-type="float">
            <text:p>206076</text:p>
          </table:table-cell>
          <table:table-cell office:value-type="string" calcext:value-type="string">
            <text:p>Я наш{ел|ла} %447%. Их прятал Слепень - разбойник, живущий в шалаше на восточном берегу. Это недалеко от Соли-Дора. Сегодня он нанял меня для того, чтобы я принес{|ла} %447% из его тайника, что находится в старой подводной лодке Гномов. Это на западном берегу, недалеко от реликтовых часов. Он собирается продать все какому-то перекупщику.</text:p>
          </table:table-cell>
        </table:table-row>
        <table:table-row table:style-name="ro1">
          <table:table-cell office:value-type="float" office:value="206082" calcext:value-type="float">
            <text:p>206082</text:p>
          </table:table-cell>
          <table:table-cell office:value-type="string" calcext:value-type="string">
            <text:p>Сожалею, но я не смогу помочь Вам. Вчера я потянул{|а} спину и не могу таскать тяжести. Вам придется найти кого-то другого.</text:p>
          </table:table-cell>
        </table:table-row>
        <table:table-row table:style-name="ro1">
          <table:table-cell office:value-type="float" office:value="206083" calcext:value-type="float">
            <text:p>206083</text:p>
          </table:table-cell>
          <table:table-cell office:value-type="string" calcext:value-type="string">
            <text:p>Ну что, наш{ел|ла} %449% и %450%? Мы с постояльцами уже изнываем от жары.</text:p>
          </table:table-cell>
        </table:table-row>
        <table:table-row table:style-name="ro1">
          <table:table-cell office:value-type="float" office:value="206084" calcext:value-type="float">
            <text:p>206084</text:p>
          </table:table-cell>
          <table:table-cell office:value-type="string" calcext:value-type="string">
            <text:p>Отлично. Я сейчас же отдам пропеллеры Хильгору, чтобы он очистил их от ржавцины и промазал машинным маслом. А сам полезу продувать трубы. Спасибо за помощь, Воин. Возьми награду, ты ее заслужил{|а}.</text:p>
          </table:table-cell>
        </table:table-row>
        <table:table-row table:style-name="ro1">
          <table:table-cell office:value-type="float" office:value="206085" calcext:value-type="float">
            <text:p>206085</text:p>
          </table:table-cell>
          <table:table-cell office:value-type="string" calcext:value-type="string">
            <text:p>Да, я наш{ел|ла} эту страшную тяжесть. Вся поклажа весит как пол-паробота. Еще немного, и мне пришлось бы ташить все волоком.</text:p>
          </table:table-cell>
        </table:table-row>
        <table:table-row table:style-name="ro1">
          <table:table-cell office:value-type="float" office:value="206086" calcext:value-type="float">
            <text:p>206086</text:p>
          </table:table-cell>
          <table:table-cell office:value-type="string" calcext:value-type="string">
            <text:p>Приветствую тебя, Вои{н|тельница}. У меня есть задание для тебя.</text:p>
          </table:table-cell>
        </table:table-row>
        <table:table-row table:style-name="ro1">
          <table:table-cell office:value-type="float" office:value="206088" calcext:value-type="float">
            <text:p>206088</text:p>
          </table:table-cell>
          <table:table-cell office:value-type="string" calcext:value-type="string">
            <text:p>Недавно ты разминировал{|а} брустверы в Мертвых Землях. Взрывчатку, что ты принес{|ла}, мы собирались уничтожить, так как не знали каким образом можно остановить запущенные часовые механизмы. Но мы все-таки додумались и сохранили обезвреженные заряды. Теперь им нашлось приминение. Старая дорога, что ведет к Соли-Дору, проходит по восточному побережью. Там находятся норы, которые облюбовали пауки. Сейчас они сидят внутри и готовятся дать свое омерзительное потомство. Если это произойдет, то у нас появятся три новых логова. В таком случае <text:s/>деревне будет угрожать большая опасность. Мы не можем избавиться от одного логова, а если их будет четыре, то ты сам{|а} понимаешь, чем это закончится. Хорошо, что у нас есть %177%. Тебе нужно заложить по заряду в каждую нору. Ничего выдергивать из часового механизма не нужно. Я сам поставлю отсрочку в несколько часов. Этого вполне хватит, чтобы сделать ноги. %=177%\n</text:p>
          </table:table-cell>
        </table:table-row>
        <table:table-row table:style-name="ro1">
          <table:table-cell office:value-type="float" office:value="206092" calcext:value-type="float">
            <text:p>206092</text:p>
          </table:table-cell>
          <table:table-cell office:value-type="string" calcext:value-type="string">
            <text:p>{Молодец|Умничка}! Люблю таких как ты - смышленных и исполнительных. Как я уже говорил, ты далеко пойдешь. Держи награду, ты, как всегда, ее заслужил{|а}.</text:p>
          </table:table-cell>
        </table:table-row>
        <table:table-row table:style-name="ro1">
          <table:table-cell office:value-type="float" office:value="206098" calcext:value-type="float">
            <text:p>206098</text:p>
          </table:table-cell>
          <table:table-cell office:value-type="string" calcext:value-type="string">
            <text:p>Ничего особенного и сложного. Дело вот в чем. В самом начале войны был один химик, который изобрел очень мощную взрывчатку. Видел{|а} воронки от взрывов на поле боя? Это его рук дело. Создатель этого невероятного взрывчатого вещества пожелал лично присутствовать при первых боевых испытаниях и погиб со стрелой в голове. Оказалось, что формулу знал только он. Поиски каких-либо записей ни к чему не привели. Недавно о взрывчатке вспомнили. Корагор попросил меня воссоздать вещество. Но, сказать по правде, я даже не представляю с чего начать.</text:p>
          </table:table-cell>
        </table:table-row>
        <table:table-row table:style-name="ro1">
          <table:table-cell office:value-type="float" office:value="206104" calcext:value-type="float">
            <text:p>206104</text:p>
          </table:table-cell>
          <table:table-cell office:value-type="string" calcext:value-type="string">
            <text:p>Воин! Здравствуй. Ты-то мне и нуж{ен|на}! Садись, есть разговор.</text:p>
          </table:table-cell>
        </table:table-row>
        <table:table-row table:style-name="ro1">
          <table:table-cell office:value-type="float" office:value="206109" calcext:value-type="float">
            <text:p>206109</text:p>
          </table:table-cell>
          <table:table-cell office:value-type="string" calcext:value-type="string">
            <text:p>Держи. Это %470%. Будь крайне осторож{ен|на}. Если хоть капля попадет на тебя, считай себя мертвецом. Идти тебе нужно в лагерь Черных Рыцарей, что расположен рядом с Реликтовыми часами. Это южнее Соли-Дора. Там ты увидишь бело-красные шатры, это и есть лагерь. Рядом с одним из них лежит груда ящиков. Вылей воду на них и поспеши убраться, покуда тебя не заметили. %=470%\n</text:p>
          </table:table-cell>
        </table:table-row>
        <table:table-row table:style-name="ro1">
          <table:table-cell office:value-type="float" office:value="206114" calcext:value-type="float">
            <text:p>206114</text:p>
          </table:table-cell>
          <table:table-cell office:value-type="string" calcext:value-type="string">
            <text:p>С возвращением! Как все прошло? Ты вылил{|а} воду на ящики?</text:p>
          </table:table-cell>
        </table:table-row>
        <table:table-row table:style-name="ro1">
          <table:table-cell office:value-type="float" office:value="206115" calcext:value-type="float">
            <text:p>206115</text:p>
          </table:table-cell>
          <table:table-cell office:value-type="string" calcext:value-type="string">
            <text:p>Да, хотя мне было страшновато это делать. Очень боял{ся|ась}, что %470% попадет на меня. Но все обошлось.</text:p>
          </table:table-cell>
        </table:table-row>
        <table:table-row table:style-name="ro1">
          <table:table-cell office:value-type="float" office:value="206116" calcext:value-type="float">
            <text:p>206116</text:p>
          </table:table-cell>
          <table:table-cell office:value-type="string" calcext:value-type="string">
            <text:p>Отлично! Ты сделал{|а} все быстро и правильно. За выполнение этого нелегкого задания я дам тебе хорошую награду и немного эликсиров. Уж кому-кому, а тебе они пригодятся.</text:p>
          </table:table-cell>
        </table:table-row>
        <table:table-row table:style-name="ro1">
          <table:table-cell office:value-type="float" office:value="206117" calcext:value-type="float">
            <text:p>206117</text:p>
          </table:table-cell>
          <table:table-cell office:value-type="string" calcext:value-type="string">
            <text:p>Приветствую тебя, славн{ый|ая} {Воин|Воительница}! Я как раз разыскивал тебя.</text:p>
          </table:table-cell>
        </table:table-row>
        <table:table-row table:style-name="ro1">
          <table:table-cell office:value-type="float" office:value="206118" calcext:value-type="float">
            <text:p>206118</text:p>
          </table:table-cell>
          <table:table-cell office:value-type="string" calcext:value-type="string">
            <text:p>За твоими плечами не мало успешных заданий. Впереди тебя ждет только слава, если будешь расти так же уверенно, как сейчас. Но все это к делу не относится. Как тебе, наверное, известно, у нас, как и у недомерков, есть обширная сеть шпионов и агентов, добывающих для нас информацию. Некоторые из них приносят ее сами, а некоторые оставляют в укромных местах, чтобы мы могли забрать ее в определенное время. Сегодня как раз такой день, когда нужно наведаться в тайник и забрать %471%. Я хочу, чтобы ты сделал{|а} это. Идти нужно на север Соли-Дора. %=471%\n</text:p>
          </table:table-cell>
        </table:table-row>
        <table:table-row table:style-name="ro1">
          <table:table-cell office:value-type="float" office:value="206122" calcext:value-type="float">
            <text:p>206122</text:p>
          </table:table-cell>
          <table:table-cell office:value-type="string" calcext:value-type="string">
            <text:p>Пожалуй, я еще не готов{|а} к путешествию по пустыне. Там слишком опасно для меня, и я боюсь подвести вас.</text:p>
          </table:table-cell>
        </table:table-row>
        <table:table-row table:style-name="ro1">
          <table:table-cell office:value-type="float" office:value="206125" calcext:value-type="float">
            <text:p>206125</text:p>
          </table:table-cell>
          <table:table-cell office:value-type="string" calcext:value-type="string">
            <text:p>Очень интересно. Тут говорится, что недомерки начали строительство садов и каких-то странных конструкций к северо-востоку от пустыни Белые кости. Раньше там была долина со скудной растительностью, а теперь там зеленеют сады, и растут какие-то плодовые культуры. Как мы могли это упустить?! И уже, наверняка, поздно что-либо делать. Если они начали стройку, то это значит, что все подходы тщательно охраняются. Проклятье! Мне нужно подготовить доклад. Спасибо за помощь, Воин. Теперь ступай. Ах, да! Держи награду - ты ее заслужил{|а}.</text:p>
          </table:table-cell>
        </table:table-row>
        <table:table-row table:style-name="ro1">
          <table:table-cell office:value-type="float" office:value="206132" calcext:value-type="float">
            <text:p>206132</text:p>
          </table:table-cell>
          <table:table-cell office:value-type="string" calcext:value-type="string">
            <text:p>Здравствуйте, уважаемый Валиан. Я приш{ел|ла} по просьбе старосты Златована, чтобы помочь Вам в приготовлении эликсира для Ярована.</text:p>
          </table:table-cell>
        </table:table-row>
        <table:table-row table:style-name="ro1">
          <table:table-cell office:value-type="float" office:value="206133" calcext:value-type="float">
            <text:p>206133</text:p>
          </table:table-cell>
          <table:table-cell office:value-type="string" calcext:value-type="string">
            <text:p>{Молодой человек|Девушка}, помочь мне с варкой эликсира ты вряд ли сможешь, но я не откажусь, если ты возьмешь на себя сбор ингредиентов. Список большой, и мне никак не успеть самому. Так что твоя помощь в этом деле будет очень весомой.</text:p>
          </table:table-cell>
        </table:table-row>
        <table:table-row table:style-name="ro1">
          <table:table-cell office:value-type="float" office:value="206134" calcext:value-type="float">
            <text:p>206134</text:p>
          </table:table-cell>
          <table:table-cell office:value-type="string" calcext:value-type="string">
            <text:p>Смирно! Здравия желаю, Вои{н|тельница}! Сегодня у тебя великий день, и мне выпала честь сообщить тебе об этом. Как я и говорил, недавно староста Златован подписал приказ, в котором я присваиваю тебе ранг Новобранца. В связи с тем, что ты набрал{|а} пятьсот очков доблести, приказ вступает в силу немедленно. Прими мои искренние поздравления! Теперь ты имеешь право покупать наградные вещи в магазине Барфоса. В следующий раз ты будешь повышен{|а} до Легионера. Для этого тебе необходимо набрать тысячу двести очков доблести.</text:p>
          </table:table-cell>
        </table:table-row>
        <table:table-row table:style-name="ro1">
          <table:table-cell office:value-type="float" office:value="206136" calcext:value-type="float">
            <text:p>206136</text:p>
          </table:table-cell>
          <table:table-cell office:value-type="string" calcext:value-type="string">
            <text:p>Смирно! Здравия желаю, Вои{н|тельница}! Сегодня у тебя великий день. Поскольку твоя доблесть достигла 1200, и ты принес{|ла} регалию, я присваиваю тебе ранг Легионера. Ранг - это не только почет, но и возможность использовать наградные вещи вроде тех, что продаются в магазине Барфоса. Прими мои искренние поздравления!\nА для того, чтобы получить следующий ранг, тебе нужно будет довести свою доблесть до 2500 и улучшить регалию Легионера до регалии Мастера клинка.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06138" calcext:value-type="float">
            <text:p>206138</text:p>
          </table:table-cell>
          <table:table-cell office:value-type="string" calcext:value-type="string">
            <text:p>Смирно! Здравия желаю, Вои{н|тельница}! Сегодня у тебя великий день. Поскольку твоя доблесть достигла 2500, и ты принес{|ла} регалию, я присваиваю тебе ранг Мастер клинка. Ранг - это не только почет, но и возможность использовать наградные вещи вроде тех, что продаются в магазине Барфоса. Прими мои искренние поздравления!\nА для того, чтобы получить следующий ранг, тебе нужно будет довести свою доблесть до 4000 и улучшить регалию Мастера клинка до регалии Гвардейца. Это можно сделать, купив специальный набор у ювелиров или создав их самостоятельно по рецепту.\n</text:p>
          </table:table-cell>
        </table:table-row>
        <table:table-row table:style-name="ro1">
          <table:table-cell office:value-type="float" office:value="206140" calcext:value-type="float">
            <text:p>206140</text:p>
          </table:table-cell>
          <table:table-cell office:value-type="string" calcext:value-type="string">
            <text:p>Смирно! Здравия желаю, Вои{н|тельница}! Сегодня у тебя великий день. Поскольку твоя доблесть достигла 4000, и ты принес{|ла} регалию, я присваиваю тебе ранг Гвардеец. Ранг - это не только почет, но и возможность использовать наградные вещи вроде тех, что продаются в магазине Барфоса. Прими мои искренние поздравления!\nА для того, чтобы получить следующий ранг, тебе нужно будет довести свою доблесть до 7000 и улучшить регалию Гвардейца до регалии Оруженосца.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06142" calcext:value-type="float">
            <text:p>206142</text:p>
          </table:table-cell>
          <table:table-cell office:value-type="string" calcext:value-type="string">
            <text:p>Смирно! Здравия желаю, Вои{н|тельница}! Сегодня у тебя великий день. Поскольку твоя доблесть достигла 7000, и ты принес{|ла} регалию, я присваиваю тебе ранг Оруженосец. Ранг - это не только почет, но и возможность использовать наградные вещи вроде тех, что продаются в магазине Барфоса. Прими мои искренние поздравления!\nА для того, чтобы получить следующий ранг, тебе нужно будет довести свою доблесть до 11000 и улучшить регалию Оруженосца до регалии Рыцарь Лонгхольма.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06144" calcext:value-type="float">
            <text:p>206144</text:p>
          </table:table-cell>
          <table:table-cell office:value-type="string" calcext:value-type="string">
            <text:p>Смирно! Здравия желаю, Вои{н|тельница}! Сегодня у тебя великий день. Поскольку твоя доблесть достигла 11000, и ты принес{|ла} регалию, я присваиваю тебе ранг Рыцарь Лонгхольма. Ранг - это не только почет, но и возможность использовать наградные вещи вроде тех, что продаются в магазине Барфоса. Прими мои искренние поздравления!\nА для того, чтобы получить следующий ранг, тебе нужно будет довести свою доблесть до 17000 и улучшить регалию Рыцарь Лонгхольма до регалии Черного рыцаря.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06146" calcext:value-type="float">
            <text:p>206146</text:p>
          </table:table-cell>
          <table:table-cell office:value-type="string" calcext:value-type="string">
            <text:p>Смирно! Здравия желаю, Вои{н|тельница}! Сегодня у тебя великий день. Поскольку твоя доблесть достигла 17000, и ты принес{|ла} регалию, я присваиваю тебе ранг Черного рыцаря. Ранг - это не только почет, но и возможность использовать наградные вещи вроде тех, что продаются в магазине Барфоса. Прими мои искренние поздравления!\nА для того, чтобы получить следующий ранг, тебе нужно будет довести свою доблесть до 25000 и улучшить регалию Черного рыцаря до регалии Посвященного.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06148" calcext:value-type="float">
            <text:p>206148</text:p>
          </table:table-cell>
          <table:table-cell office:value-type="string" calcext:value-type="string">
            <text:p>Смирно! Здравия желаю, Вои{н|тельница}! Сегодня у тебя великий день. Поскольку твоя доблесть достигла 25000, и ты принес{|ла} регалию, я присваиваю тебе ранг Посвященный. Ранг - это не только почет, но и возможность использовать наградные вещи вроде тех, что продаются в магазине Барфоса. Прими мои искренние поздравления!\nА для того, чтобы получить следующий ранг, тебе нужно будет довести свою доблесть до 38000 и улучшить регалию Посвященного до регалии Всадника зари.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06150" calcext:value-type="float">
            <text:p>206150</text:p>
          </table:table-cell>
          <table:table-cell office:value-type="string" calcext:value-type="string">
            <text:p>Смирно! Здравия желаю, Вои{н|тельница}! Сегодня у тебя великий день. Поскольку твоя доблесть достигла 38000, и ты принес{|ла} регалию, я присваиваю тебе ранг Всадника зари. Ранг - это не только почет, но и возможность использовать наградные вещи вроде тех, что продаются в магазине Барфоса. Прими мои искренние поздравления!\nА для того, чтобы получить следующий ранг, тебе нужно будет довести свою доблесть до 55000 и улучшить регалию Всадника зари до регалии Паладина.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06152" calcext:value-type="float">
            <text:p>206152</text:p>
          </table:table-cell>
          <table:table-cell office:value-type="string" calcext:value-type="string">
            <text:p>Здравия желаю, Вои{н|тельница}! Я давно слежу за тобой, и твои успехи радуют меня. Вчера я написал приказ, в котором повышаю тебя до Новобранца. Староста Златован должен подписать его на днях. Но приказ вступает в силу лишь после того, как ты наберешь пятьсот очков доблести. Поэтому я хочу, чтобы ты как можно скорее приступил{|а} к зарабатыванию доблести. Для этого нужно ходить на арену и убивать там противников. За каждого убитого врага ты будешь получать очки доблести. Портал на арену находится на мысе Грома. С каждым новым рангом ты будешь получать возможность приобретать наградные вещи. Некоторые из них продаются в магазине Барфоса.</text:p>
          </table:table-cell>
        </table:table-row>
        <table:table-row table:style-name="ro1">
          <table:table-cell office:value-type="float" office:value="206154" calcext:value-type="float">
            <text:p>206154</text:p>
          </table:table-cell>
          <table:table-cell office:value-type="string" calcext:value-type="string">
            <text:p>Здравствуй, Вои{н|тельница}!. Я давно слежу за тобой, и твои успехи радуют меня. Вчера я написал приказ, в котором повышаю тебя до Новобранца. Принц Корагор должен подписать его на днях. Но приказ вступет в силу лишь после того, как ты наберешь пятьсот очков доблести. Поэтому я хочу, чтобы ты как можно скорее приступил{|а} к зарабатыванию доблести. Для этого нужно ходить на арену и убивать там противников. За каждого убитого врага ты будешь получать очки доблести. Портал на арену находится вблизи кладбища на Кумъярской дороге. С каждым новым рангом ты будешь получать возможность приобретать наградные вещи. Некоторые из них продаются в торговой лавке Урдина.</text:p>
          </table:table-cell>
        </table:table-row>
        <table:table-row table:style-name="ro1">
          <table:table-cell office:value-type="float" office:value="206156" calcext:value-type="float">
            <text:p>206156</text:p>
          </table:table-cell>
          <table:table-cell office:value-type="string" calcext:value-type="string">
            <text:p>Смирно! Здравия желаю, Вои{н|тельница}! Сегодня у тебя великий день, и мне выпала честь сообщить тебе об этом. Как я и говорил, недавно Принц Корагор подписал приказ, в котором я присваиваю тебе звание "Рекрут". В связи с тем, что ты набрал{|а} пятьсот очков доблести, приказ вступает в силу немедленно. Прими мои искренние поздравления! Теперь ты имеешь право покупать наградные вещи в Торговой лавке Урдина. В следующий раз ты будешь повышен{|а} до Рубаки. Для этого тебе необходимо набрать тысячу двести очков доблести.</text:p>
          </table:table-cell>
        </table:table-row>
        <table:table-row table:style-name="ro1">
          <table:table-cell office:value-type="float" office:value="206158" calcext:value-type="float">
            <text:p>206158</text:p>
          </table:table-cell>
          <table:table-cell office:value-type="string" calcext:value-type="string">
            <text:p>Смирно! Здравия желаю, Вои{н|тельница}! Сегодня у тебя великий день. Поскольку твоя доблесть достигла 1200, и ты принес{|ла} регалию, я присваиваю тебе ранг Рубака.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nА для того, чтобы получить следующий ранг, тебе нужно будет довести свою доблесть до 2500 и улучшить регалию Рубаки до регалии Следопыта.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06160" calcext:value-type="float">
            <text:p>206160</text:p>
          </table:table-cell>
          <table:table-cell office:value-type="string" calcext:value-type="string">
            <text:p>Смирно! Здравия желаю, Вои{н|тельница}! Сегодня у тебя великий день. Поскольку твоя доблесть достигла 2500, и ты принес{|ла} регалию, я присваиваю тебе ранг Следопыт.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nА для того, чтобы получить следующий ранг, тебе нужно будет довести свою доблесть до 4000 и улучшить регалию Следопыта до регалии Карателя. Это можно сделать, купив специальный набор у ювелиров или создав их самостоятельно по рецепту. \n</text:p>
          </table:table-cell>
        </table:table-row>
        <table:table-row table:style-name="ro1">
          <table:table-cell office:value-type="float" office:value="206162" calcext:value-type="float">
            <text:p>206162</text:p>
          </table:table-cell>
          <table:table-cell office:value-type="string" calcext:value-type="string">
            <text:p>Смирно! Здравия желаю, Вои{н|тельница}! Сегодня у тебя великий день. Поскольку твоя доблесть достигла 4000, и ты принес{|ла} регалию, я присваиваю тебе ранг Каратель.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nА для того, чтобы получить следующий ранг, тебе нужно будет довести свою доблесть до 7000 и улучшить регалию Карателя до регалии Молотобойца.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06164" calcext:value-type="float">
            <text:p>206164</text:p>
          </table:table-cell>
          <table:table-cell office:value-type="string" calcext:value-type="string">
            <text:p>Смирно! Здравия желаю, Вои{н|тельница}! Сегодня у тебя великий день. Поскольку твоя доблесть достигла 7000, и ты принес{|ла} регалию, я присваиваю тебе ранг Молотобоец.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nА для того, чтобы получить следующий ранг, тебе нужно будет довести свою доблесть до 11000 и улучшить регалию Молотобойца до регалии Истребителя.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06166" calcext:value-type="float">
            <text:p>206166</text:p>
          </table:table-cell>
          <table:table-cell office:value-type="string" calcext:value-type="string">
            <text:p>Смирно! Здравия желаю, Вои{н|тельница}! Сегодня у тебя великий день. Поскольку твоя доблесть достигла 11000, и ты принес{|ла} регалию, я присваиваю тебе ранг Истребитель.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nА для того, чтобы получить следующий ранг, тебе нужно будет довести свою доблесть до 17000 и улучшить регалию Истребителя до регалии Охотника за головами.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06168" calcext:value-type="float">
            <text:p>206168</text:p>
          </table:table-cell>
          <table:table-cell office:value-type="string" calcext:value-type="string">
            <text:p>Смирно! Здравия желаю, Вои{н|тельница}! Сегодня у тебя великий день. Поскольку твоя доблесть достигла 17000, и ты принес{|ла} регалию, я присваиваю тебе ранг Охотник за головами.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nА для того, чтобы получить следующий ранг, тебе нужно будет довести свою доблесть до 25000 и улучшить регалию Охотника за головами до регалии Гренадера.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06170" calcext:value-type="float">
            <text:p>206170</text:p>
          </table:table-cell>
          <table:table-cell office:value-type="string" calcext:value-type="string">
            <text:p>Смирно! Здравия желаю, Вои{н|тельница}! Сегодня у тебя великий день. Поскольку твоя доблесть достигла 25000, и ты принес{|ла} регалию, я присваиваю тебе ранг Гренадер.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nА для того, чтобы получить следующий ранг, тебе нужно будет довести свою доблесть до 38000 и улучшить регалию Гренадера до регалии Бомбардира.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06172" calcext:value-type="float">
            <text:p>206172</text:p>
          </table:table-cell>
          <table:table-cell office:value-type="string" calcext:value-type="string">
            <text:p>Смирно! Здравия желаю, Вои{н|тельница}! Сегодня у тебя великий день. Поскольку твоя доблесть достигла 38000, и ты принес{|ла} регалию, я присваиваю тебе ранг Бомбардир.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nА для того, чтобы получить следующий ранг, тебе нужно будет довести свою доблесть до 55000 и улучшить регалию Бомбардира до регалии Взрывотехника.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06174" calcext:value-type="float">
            <text:p>206174</text:p>
          </table:table-cell>
          <table:table-cell office:value-type="string" calcext:value-type="string">
            <text:p>С возвращением, Воин. Ты принес{|ла} все по списку?</text:p>
          </table:table-cell>
        </table:table-row>
        <table:table-row table:style-name="ro1">
          <table:table-cell office:value-type="float" office:value="206176" calcext:value-type="float">
            <text:p>206176</text:p>
          </table:table-cell>
          <table:table-cell office:value-type="string" calcext:value-type="string">
            <text:p>Ничего, как говорится, труд облагораживает. Давай все мне чтобы я смог начать работу. А сам{|а} пока прогуляйся в Соли-Дор и разыщи там старый колодец. Вот тебе %492%. В нее нужно набрать воду из того колодца. Но он очень глубокий поэтому тебе понадобится %491%. Веревку спроси у Барфоса. У него всегда все есть. Хочу предупредить сразу, что вода из другово источника не подойдет потому, что колодцы Соли-Дора располодены недалеко от залежей соли и вода из них обладает определенными свойствами.</text:p>
          </table:table-cell>
        </table:table-row>
        <table:table-row table:style-name="ro1">
          <table:table-cell office:value-type="float" office:value="206177" calcext:value-type="float">
            <text:p>206177</text:p>
          </table:table-cell>
          <table:table-cell office:value-type="string" calcext:value-type="string">
            <text:p>Да конечно. Надеюсь я не сильно задержал{ся|ась}? Пришлось изрядно потрудиться, чтобы найти все, что Вы попросили.</text:p>
          </table:table-cell>
        </table:table-row>
        <table:table-row table:style-name="ro1">
          <table:table-cell office:value-type="float" office:value="206178" calcext:value-type="float">
            <text:p>206178</text:p>
          </table:table-cell>
          <table:table-cell office:value-type="string" calcext:value-type="string">
            <text:p>А, воин! Как хорошо, что ты заглянул{|а} ко мне в гости. У меня есть для тебя одно дело.</text:p>
          </table:table-cell>
        </table:table-row>
        <table:table-row table:style-name="ro1">
          <table:table-cell office:value-type="float" office:value="206182" calcext:value-type="float">
            <text:p>206182</text:p>
          </table:table-cell>
          <table:table-cell office:value-type="string" calcext:value-type="string">
            <text:p>Подожди со своими просбами, мое дело намного важнее. Мне нужно, чтобы ты отнес{|ла} %181% Слепню. Это смелый Воин живущий в палатке на восточном берегу. Ну там еще норки рядом. Ты его не пропустишь.</text:p>
          </table:table-cell>
        </table:table-row>
        <table:table-row table:style-name="ro1">
          <table:table-cell office:value-type="float" office:value="206188" calcext:value-type="float">
            <text:p>206188</text:p>
          </table:table-cell>
          <table:table-cell office:value-type="string" calcext:value-type="string">
            <text:p>Полегче, Слепень. А то я могу и обидеться. {А Барфосу сам все передашь, если тебе оно нужно.|А доспехи я скину только после того, как твоя голова упадет на землю. Отдельно от тела.}</text:p>
          </table:table-cell>
        </table:table-row>
        <table:table-row table:style-name="ro1">
          <table:table-cell office:value-type="float" office:value="206189" calcext:value-type="float">
            <text:p>206189</text:p>
          </table:table-cell>
          <table:table-cell office:value-type="string" calcext:value-type="string">
            <text:p>Вот уж действительно хорошая новость! Давай мне его скорее {и проваливай, мне не до тебя. А барфосу передай, что я уже и не надеялся!|и скинь свои доспехи. Пока ты сомной, красотка, они тебе ни к чему.}</text:p>
          </table:table-cell>
        </table:table-row>
        <table:table-row table:style-name="ro1">
          <table:table-cell office:value-type="float" office:value="206191" calcext:value-type="float">
            <text:p>206191</text:p>
          </table:table-cell>
          <table:table-cell office:value-type="string" calcext:value-type="string">
            <text:p>Ну что, %181% дошло до адресата? Или все выпил{|а} по дороге.</text:p>
          </table:table-cell>
        </table:table-row>
        <table:table-row table:style-name="ro1">
          <table:table-cell office:value-type="float" office:value="206192" calcext:value-type="float">
            <text:p>206192</text:p>
          </table:table-cell>
          <table:table-cell office:value-type="string" calcext:value-type="string">
            <text:p>Верну я же обещал{|а}. Мне чужого не надо.</text:p>
          </table:table-cell>
        </table:table-row>
        <table:table-row table:style-name="ro1">
          <table:table-cell office:value-type="float" office:value="206194" calcext:value-type="float">
            <text:p>206194</text:p>
          </table:table-cell>
          <table:table-cell office:value-type="string" calcext:value-type="string">
            <text:p>Конечноже выпил{|а}. Чего добру пропадать. Кстати Слепень весьма не лестно о Вас отзывался. На Вашем месте я бы не имел{|а} с ним никаких общих дел. Очень прескверный тип.</text:p>
          </table:table-cell>
        </table:table-row>
        <table:table-row table:style-name="ro1">
          <table:table-cell office:value-type="float" office:value="206195" calcext:value-type="float">
            <text:p>206195</text:p>
          </table:table-cell>
          <table:table-cell office:value-type="string" calcext:value-type="string">
            <text:p>Воин, ну наконец-то ты вернул{ся|ась}. Тебя небыло очень долго! Все хорошо?</text:p>
          </table:table-cell>
        </table:table-row>
        <table:table-row table:style-name="ro1">
          <table:table-cell office:value-type="float" office:value="206200" calcext:value-type="float">
            <text:p>206200</text:p>
          </table:table-cell>
          <table:table-cell office:value-type="string" calcext:value-type="string">
            <text:p>С возвращением, Воин! Как успехи? Ты помогал{|а} Валиану с приготовлением эликсира?</text:p>
          </table:table-cell>
        </table:table-row>
        <table:table-row table:style-name="ro1">
          <table:table-cell office:value-type="float" office:value="206201" calcext:value-type="float">
            <text:p>206201</text:p>
          </table:table-cell>
          <table:table-cell office:value-type="string" calcext:value-type="string">
            <text:p>Как? Уже? Невероятно быстро. В прошлый раз он готовил эликсир несколько дней. Хотя чему я удивляюсь, ведь ему помогал{|а} ты. Хорошая работа Воин. Держи заслуженную награду!</text:p>
          </table:table-cell>
        </table:table-row>
        <table:table-row table:style-name="ro1">
          <table:table-cell office:value-type="float" office:value="206202" calcext:value-type="float">
            <text:p>206202</text:p>
          </table:table-cell>
          <table:table-cell office:value-type="string" calcext:value-type="string">
            <text:p>Да конечно. Я выполн{ил|ила} все его поручения. И, кстати, он передал Вам %497% чтобы Вы вручили его Яровану.</text:p>
          </table:table-cell>
        </table:table-row>
        <table:table-row table:style-name="ro1">
          <table:table-cell office:value-type="float" office:value="206203" calcext:value-type="float">
            <text:p>206203</text:p>
          </table:table-cell>
          <table:table-cell office:value-type="string" calcext:value-type="string">
            <text:p>Ага! Значит у тебя все-таки есть совесть и ты соизволил{|а} вернуться. Ты мне вот что скажи, мой %496% хоть цел? Или небось порвалась? Если порвалась, то можешь смело искать новую и вешаться на ней.</text:p>
          </table:table-cell>
        </table:table-row>
        <table:table-row table:style-name="ro1">
          <table:table-cell office:value-type="float" office:value="206208" calcext:value-type="float">
            <text:p>206208</text:p>
          </table:table-cell>
          <table:table-cell office:value-type="string" calcext:value-type="string">
            <text:p>Да я готов{|а}. Опрос будет прямо сейчас?</text:p>
          </table:table-cell>
        </table:table-row>
        <table:table-row table:style-name="ro1">
          <table:table-cell office:value-type="float" office:value="206209" calcext:value-type="float">
            <text:p>206209</text:p>
          </table:table-cell>
          <table:table-cell office:value-type="string" calcext:value-type="string">
            <text:p>Суть опроса в том, чтобы выяснить уровень грамотности и просвещенности личного состава. У меня есть список вопросов с четырмя вариантами ответов. За каждый правильный ответ будет начисляться денежная премия в размере двух серебряных монет. У опрашиваемого будет право на две ошибки. Так же есть подсказка - убрать два неправильных варианта. Если ты даш три неправильных ответа, то опрос будет закончен и ты не получишь ничего. Ну что, готов{|а} попробовать свои силы?</text:p>
          </table:table-cell>
        </table:table-row>
        <table:table-row table:style-name="ro1">
          <table:table-cell office:value-type="float" office:value="206318" calcext:value-type="float">
            <text:p>206318</text:p>
          </table:table-cell>
          <table:table-cell office:value-type="string" calcext:value-type="string">
            <text:p>Здравствуй, Вои{н|тельница}. Сегодня отличный день! Не правда ли?</text:p>
          </table:table-cell>
        </table:table-row>
        <table:table-row table:style-name="ro1">
          <table:table-cell office:value-type="float" office:value="206319" calcext:value-type="float">
            <text:p>206319</text:p>
          </table:table-cell>
          <table:table-cell office:value-type="string" calcext:value-type="string">
            <text:p>Для меня это большая честь, магистр. Я с радостью и благодарностью приму Вашу мудрость! Что мне нужно сделать? Долж{ен|на} я как-то доказать свое рвение?</text:p>
          </table:table-cell>
        </table:table-row>
        <table:table-row table:style-name="ro1">
          <table:table-cell office:value-type="float" office:value="206323" calcext:value-type="float">
            <text:p>206323</text:p>
          </table:table-cell>
          <table:table-cell office:value-type="string" calcext:value-type="string">
            <text:p>Все хорошо, спасибо. Скажи, {друг мой|дорогая}, ты никогда не думал{|а} обучиться волшебству? Овладеть искусством создания магических рун? Научиться наделять свои доспехи волшебными свойствами? Зачаровывать оружие, чтобы оно жгло огнем или замораживало врага?</text:p>
          </table:table-cell>
        </table:table-row>
        <table:table-row table:style-name="ro1">
          <table:table-cell office:value-type="float" office:value="206325" calcext:value-type="float">
            <text:p>206325</text:p>
          </table:table-cell>
          <table:table-cell office:value-type="string" calcext:value-type="string">
            <text:p>Это очень великодушно с Вашей стороны, магистр. Я прошу простить мне мою наглость, но я всегда мечтал{|а} выучиться другому ремеслу.</text:p>
          </table:table-cell>
        </table:table-row>
        <table:table-row table:style-name="ro1">
          <table:table-cell office:value-type="float" office:value="206327" calcext:value-type="float">
            <text:p>206327</text:p>
          </table:table-cell>
          <table:table-cell office:value-type="string" calcext:value-type="string">
            <text:p>Это даже проще, чем я мог{|ла} предположить. Я займусь сборами немедленно.</text:p>
          </table:table-cell>
        </table:table-row>
        <table:table-row table:style-name="ro1">
          <table:table-cell office:value-type="float" office:value="206330" calcext:value-type="float">
            <text:p>206330</text:p>
          </table:table-cell>
          <table:table-cell office:value-type="string" calcext:value-type="string">
            <text:p>Магистр Зальес, я принес{|ла} все, что Вы сказали.</text:p>
          </table:table-cell>
        </table:table-row>
        <table:table-row table:style-name="ro1">
          <table:table-cell office:value-type="float" office:value="206334" calcext:value-type="float">
            <text:p>206334</text:p>
          </table:table-cell>
          <table:table-cell office:value-type="string" calcext:value-type="string">
            <text:p>Да, тебе нужно показать, на что ты способ{ен|на}. Принеси мне и %508% и %515%, все в количестве одной штуки. Чтобы получить %508%, тебе нужно сразиться призраками, которые обитают на верхнем уровне подземелья. А %515% можно добыть у взрослых пауков. После этого я обучу тебя созданию простейшей руны, чтобы ты смог{|ла} тренироваться и повышать свой навык. %=508,515%</text:p>
          </table:table-cell>
        </table:table-row>
        <table:table-row table:style-name="ro1">
          <table:table-cell office:value-type="float" office:value="206335" calcext:value-type="float">
            <text:p>206335</text:p>
          </table:table-cell>
          <table:table-cell office:value-type="string" calcext:value-type="string">
            <text:p>Это очень великодушно с Вашей стороны, мастер. Но я прошу простить мне мою наглость, так как я всегда мечтал{|а} выучиться другому ремеслу.</text:p>
          </table:table-cell>
        </table:table-row>
        <table:table-row table:style-name="ro1">
          <table:table-cell office:value-type="float" office:value="206336" calcext:value-type="float">
            <text:p>206336</text:p>
          </table:table-cell>
          <table:table-cell office:value-type="string" calcext:value-type="string">
            <text:p>Здравствуйте, мастер Мельхор. Я {весь|вся} во внимании.</text:p>
          </table:table-cell>
        </table:table-row>
        <table:table-row table:style-name="ro1">
          <table:table-cell office:value-type="float" office:value="206337" calcext:value-type="float">
            <text:p>206337</text:p>
          </table:table-cell>
          <table:table-cell office:value-type="string" calcext:value-type="string">
            <text:p>Для меня это большая честь, мастер. Я с радостью и благодарностью приму Вашу мудрость! Что мне нужно сделать? Долж{ен|на} я как-то доказать свое рвение?</text:p>
          </table:table-cell>
        </table:table-row>
        <table:table-row table:style-name="ro1">
          <table:table-cell office:value-type="float" office:value="206339" calcext:value-type="float">
            <text:p>206339</text:p>
          </table:table-cell>
          <table:table-cell office:value-type="string" calcext:value-type="string">
            <text:p>Конечно, я собрал{|а} все, что Вы попросили. Теперь мы можем начать мое обучение? Мне не терпится освоить ремесло тайнописца.</text:p>
          </table:table-cell>
        </table:table-row>
        <table:table-row table:style-name="ro1">
          <table:table-cell office:value-type="float" office:value="206341" calcext:value-type="float">
            <text:p>206341</text:p>
          </table:table-cell>
          <table:table-cell office:value-type="string" calcext:value-type="string">
            <text:p>Здравствуй, {Воин|Храбрая воительница}! У меня есть к тебе предложение, от которого ты вряд ли откажешься! Недавно я задумался о смысле прожитых дней и понял, что мне нужен преемник, который впитает все знания по алхимии, которыми я обладаю. Поэтому я спросил старосту, может ли он посоветовать мне кого-то, в ком уверен и кому доверяет. И Златован назвал тебя. Посему я предлагаю тебе освоить профессию алхимика. Я поведаю тебе азы нашего ремесла и буду давать задания, которые позволят тебе достичь совершенства в искусстве зельеварения.</text:p>
          </table:table-cell>
        </table:table-row>
        <table:table-row table:style-name="ro1">
          <table:table-cell office:value-type="float" office:value="206348" calcext:value-type="float">
            <text:p>206348</text:p>
          </table:table-cell>
          <table:table-cell office:value-type="string" calcext:value-type="string">
            <text:p>С возвращением, {Воин|храбрая Воительница}. Я как раз закончил написание первого рецепта, освоить который тебе предстоит. Ты принес{|ла} ингредиенты?</text:p>
          </table:table-cell>
        </table:table-row>
        <table:table-row table:style-name="ro1">
          <table:table-cell office:value-type="float" office:value="206351" calcext:value-type="float">
            <text:p>206351</text:p>
          </table:table-cell>
          <table:table-cell office:value-type="string" calcext:value-type="string">
            <text:p>Здравствуй, Воин. Позволь представиться. Я Кимихла, мастер алхимии. Скажи, есть ли у тебя профессия, которой ты был{|а} бы готов{|а} посвятить свою жизнь?</text:p>
          </table:table-cell>
        </table:table-row>
        <table:table-row table:style-name="ro1">
          <table:table-cell office:value-type="float" office:value="206352" calcext:value-type="float">
            <text:p>206352</text:p>
          </table:table-cell>
          <table:table-cell office:value-type="string" calcext:value-type="string">
            <text:p>Здравствуйте, мастер Кимихла. Нет, пока что я не определил{ся|ась} с выбором. А почему Вы спрашиваете?</text:p>
          </table:table-cell>
        </table:table-row>
        <table:table-row table:style-name="ro1">
          <table:table-cell office:value-type="float" office:value="206359" calcext:value-type="float">
            <text:p>206359</text:p>
          </table:table-cell>
          <table:table-cell office:value-type="string" calcext:value-type="string">
            <text:p>Здравствуй, Вои{н|тельница}! Скорее заходи и плотнее закрой за собой дверь! Здесь теперь не безопасно!</text:p>
          </table:table-cell>
        </table:table-row>
        <table:table-row table:style-name="ro1">
          <table:table-cell office:value-type="float" office:value="206360" calcext:value-type="float">
            <text:p>206360</text:p>
          </table:table-cell>
          <table:table-cell office:value-type="string" calcext:value-type="string">
            <text:p>Если ты сделаешь это, то станешь настоящ{им|ей} геро{ем|иней}! Да поможет тебе Эквиль, храбрый Воин!</text:p>
          </table:table-cell>
        </table:table-row>
        <table:table-row table:style-name="ro1">
          <table:table-cell office:value-type="float" office:value="206366" calcext:value-type="float">
            <text:p>206366</text:p>
          </table:table-cell>
          <table:table-cell office:value-type="string" calcext:value-type="string">
            <text:p>Здравствуйте, конечно-конечно! Все, я закрыл{|а} дверь.</text:p>
          </table:table-cell>
        </table:table-row>
        <table:table-row table:style-name="ro1">
          <table:table-cell office:value-type="float" office:value="206367" calcext:value-type="float">
            <text:p>206367</text:p>
          </table:table-cell>
          <table:table-cell office:value-type="string" calcext:value-type="string">
            <text:p>Ух! Ну и напугал{|а} же ты меня. Позволь представиться. Я - Дилан. Это моя ферма. И я бы сказал тебе что-нибудь вроде: "Добро пожаловать", но язык не поворачивается. Только зубы от ужаса стучат.</text:p>
          </table:table-cell>
        </table:table-row>
        <table:table-row table:style-name="ro1">
          <table:table-cell office:value-type="float" office:value="206369" calcext:value-type="float">
            <text:p>206369</text:p>
          </table:table-cell>
          <table:table-cell office:value-type="string" calcext:value-type="string">
            <text:p>Хвала Эквиль! Ты вернул{ся|ась} жив{ым|ой} и невредим{ым|ой}! Ты убил{|а} их всех?</text:p>
          </table:table-cell>
        </table:table-row>
        <table:table-row table:style-name="ro1">
          <table:table-cell office:value-type="float" office:value="206371" calcext:value-type="float">
            <text:p>206371</text:p>
          </table:table-cell>
          <table:table-cell office:value-type="string" calcext:value-type="string">
            <text:p>Почти. Я убил{|а} двадцать жутких тварей. Остальные попрятались по трещинам и темным углам. Думаю, они не скоро осмелятся выглянуть наружу. А если это произойдет, то я снова загляну к ним в гости.</text:p>
          </table:table-cell>
        </table:table-row>
        <table:table-row table:style-name="ro1">
          <table:table-cell office:value-type="float" office:value="206372" calcext:value-type="float">
            <text:p>206372</text:p>
          </table:table-cell>
          <table:table-cell office:value-type="string" calcext:value-type="string">
            <text:p>Ты что-то сказал{|а}? Говори громче, ничего не слышу из-за этого проклятого писка. Еще немного и я сойду с ума!</text:p>
          </table:table-cell>
        </table:table-row>
        <table:table-row table:style-name="ro1">
          <table:table-cell office:value-type="float" office:value="206374" calcext:value-type="float">
            <text:p>206374</text:p>
          </table:table-cell>
          <table:table-cell office:value-type="string" calcext:value-type="string">
            <text:p>Летучие! Проклятые кровопийцы сводят меня с ума! Прошу тебя, {брат|сестра}, я не могу покинуть пост, а то давно перебил бы тварей! Сделай милость, сходи туда и перебей их! Убъешь пятнадцать штук, и другим будет не повадно так орать! Перепугаются и будут сидет тише воды! Сделаешь дело и я поделюсь с тобой эликсирами! Донован выдает нам <text:s/>самые разнообразные эликсиры в большом количестве!</text:p>
          </table:table-cell>
        </table:table-row>
        <table:table-row table:style-name="ro1">
          <table:table-cell office:value-type="float" office:value="206376" calcext:value-type="float">
            <text:p>206376</text:p>
          </table:table-cell>
          <table:table-cell office:value-type="string" calcext:value-type="string">
            <text:p>Я сказал{|а} привет! А тут и вправду шумно. А что это так пищит?</text:p>
          </table:table-cell>
        </table:table-row>
        <table:table-row table:style-name="ro1">
          <table:table-cell office:value-type="float" office:value="206381" calcext:value-type="float">
            <text:p>206381</text:p>
          </table:table-cell>
          <table:table-cell office:value-type="string" calcext:value-type="string">
            <text:p>Хвала тебе, {брат|сестра}. Они больше не пищат! А тишина-то какая. Прямо-таки гробовая. Спасибо. Теперь, когда звенеть в ушах перестанет, я смогу спокойно нести свою службу, не опасаясь сумасшествия. Возьми эликсиры. Это лучшие, что у меня есть.</text:p>
          </table:table-cell>
        </table:table-row>
        <table:table-row table:style-name="ro1">
          <table:table-cell office:value-type="float" office:value="206382" calcext:value-type="float">
            <text:p>206382</text:p>
          </table:table-cell>
          <table:table-cell office:value-type="string" calcext:value-type="string">
            <text:p>Я рад{|а}, что смог{|ла} помочь тебе. И тебе спасибо за эликсиры. Они мне пригодятся.</text:p>
          </table:table-cell>
        </table:table-row>
        <table:table-row table:style-name="ro1">
          <table:table-cell office:value-type="float" office:value="206383" calcext:value-type="float">
            <text:p>206383</text:p>
          </table:table-cell>
          <table:table-cell office:value-type="string" calcext:value-type="string">
            <text:p>Здравствуй, Воин! Еще раз спасибо тебе, что избавил{|а} в тот раз меня от жуткого писка. Должно быть Эквиль услышала мои молитвы и послала тебя мне в помощь.</text:p>
          </table:table-cell>
        </table:table-row>
        <table:table-row table:style-name="ro1">
          <table:table-cell office:value-type="float" office:value="206384" calcext:value-type="float">
            <text:p>206384</text:p>
          </table:table-cell>
          <table:table-cell office:value-type="string" calcext:value-type="string">
            <text:p>Вот спасибо! Помог{|ла} бедному служивому. Я твой должник!</text:p>
          </table:table-cell>
        </table:table-row>
        <table:table-row table:style-name="ro1">
          <table:table-cell office:value-type="float" office:value="206388" calcext:value-type="float">
            <text:p>206388</text:p>
          </table:table-cell>
          <table:table-cell office:value-type="string" calcext:value-type="string">
            <text:p>Прости, но в этот раз я не смогу помочь тебе. У само{го|й} дел невпроворот.</text:p>
          </table:table-cell>
        </table:table-row>
        <table:table-row table:style-name="ro1">
          <table:table-cell office:value-type="float" office:value="206391" calcext:value-type="float">
            <text:p>206391</text:p>
          </table:table-cell>
          <table:table-cell office:value-type="string" calcext:value-type="string">
            <text:p>Здравствуйте, капитан! Все хорошо, спасибо. Продвигаюсь по служебной лестнице. Я заш{ел|ла} к Вам по просьбе одного воина, несущего службу в катакомбах. Его зовут Гаслан. Он передал Вам %765%.</text:p>
          </table:table-cell>
        </table:table-row>
        <table:table-row table:style-name="ro1">
          <table:table-cell office:value-type="float" office:value="206399" calcext:value-type="float">
            <text:p>206399</text:p>
          </table:table-cell>
          <table:table-cell office:value-type="string" calcext:value-type="string">
            <text:p>Здравствуй, {брат|сестра}! А что это так вкусно пахнет? Ни Барфос, ни его люди не ходят сюда. Поэтому приходится довольствоваться сухим пайком. Но этот запах - это что-то!</text:p>
          </table:table-cell>
        </table:table-row>
        <table:table-row table:style-name="ro1">
          <table:table-cell office:value-type="float" office:value="206402" calcext:value-type="float">
            <text:p>206402</text:p>
          </table:table-cell>
          <table:table-cell office:value-type="string" calcext:value-type="string">
            <text:p>Более того, то, что его источает, адресовано тебе. Сейчас я заходил{|а} к Барфосу, и он пожаловался мне на то, что его люди боятся идти в катакомбы. Вот он и попросил меня отнести тебе %766%.</text:p>
          </table:table-cell>
        </table:table-row>
        <table:table-row table:style-name="ro1">
          <table:table-cell office:value-type="float" office:value="206403" calcext:value-type="float">
            <text:p>206403</text:p>
          </table:table-cell>
          <table:table-cell office:value-type="string" calcext:value-type="string">
            <text:p>А, вернул{ся|ась}! Гаслан, небось, обрадовался и залил все своей служивой слюной? Ха-ха! Ох уж эти проглоты! И угораздило меня договориться со Златованом работать себе в убыток.</text:p>
          </table:table-cell>
        </table:table-row>
        <table:table-row table:style-name="ro1">
          <table:table-cell office:value-type="float" office:value="206405" calcext:value-type="float">
            <text:p>206405</text:p>
          </table:table-cell>
          <table:table-cell office:value-type="string" calcext:value-type="string">
            <text:p>А ты как хотел{|а}? Платить больше за то, чтобы ты сделал{|а} двести шагов? Ха-ха-ха! В конце концов тебя никто не заставлял помогать мне. Ступай.</text:p>
          </table:table-cell>
        </table:table-row>
        <table:table-row table:style-name="ro1">
          <table:table-cell office:value-type="float" office:value="206406" calcext:value-type="float">
            <text:p>206406</text:p>
          </table:table-cell>
          <table:table-cell office:value-type="string" calcext:value-type="string">
            <text:p>Не маловато? Я спустил{ся|ась} в катакомбы и рисковал{|а} своей головой.</text:p>
          </table:table-cell>
        </table:table-row>
        <table:table-row table:style-name="ro1">
          <table:table-cell office:value-type="float" office:value="206414" calcext:value-type="float">
            <text:p>206414</text:p>
          </table:table-cell>
          <table:table-cell office:value-type="string" calcext:value-type="string">
            <text:p>С возвращением, Воин! Ты освободил{|а} катакомбы от богомолов?</text:p>
          </table:table-cell>
        </table:table-row>
        <table:table-row table:style-name="ro1">
          <table:table-cell office:value-type="float" office:value="206415" calcext:value-type="float">
            <text:p>206415</text:p>
          </table:table-cell>
          <table:table-cell office:value-type="string" calcext:value-type="string">
            <text:p>Конечно, я убил{|а} двадцать этих жутких тварей и свободного места значительно прибавилось.</text:p>
          </table:table-cell>
        </table:table-row>
        <table:table-row table:style-name="ro1">
          <table:table-cell office:value-type="float" office:value="206420" calcext:value-type="float">
            <text:p>206420</text:p>
          </table:table-cell>
          <table:table-cell office:value-type="string" calcext:value-type="string">
            <text:p>Тут такое дело, меня Надум отправил в катакомбы службу нести. Иди, говорит, и убей пятнадцать кровопийц. Ну я и пошел. Да вот только ноги еле унес. Не по зубам они мне. Вот если бы ты сам{|а} это за меня сделал{|а}, то я бы тебе и эликсиры, что мне выдали отдалбы.</text:p>
          </table:table-cell>
        </table:table-row>
        <table:table-row table:style-name="ro1">
          <table:table-cell office:value-type="float" office:value="206422" calcext:value-type="float">
            <text:p>206422</text:p>
          </table:table-cell>
          <table:table-cell office:value-type="string" calcext:value-type="string">
            <text:p>Ну что, {друг|подруга}, сделал{|а} дело?\nА то я тут извелся уже совсем.</text:p>
          </table:table-cell>
        </table:table-row>
        <table:table-row table:style-name="ro1">
          <table:table-cell office:value-type="float" office:value="206423" calcext:value-type="float">
            <text:p>206423</text:p>
          </table:table-cell>
          <table:table-cell office:value-type="string" calcext:value-type="string">
            <text:p>Конечно. Они не такие уж и страшные, эти кровопийцы. Да, возиться с ними конечно не приятно, но тем не менее я сделал{|а} все что нужно. Можешь смело докладывать Надуму о выполненном приказе.</text:p>
          </table:table-cell>
        </table:table-row>
        <table:table-row table:style-name="ro1">
          <table:table-cell office:value-type="float" office:value="206424" calcext:value-type="float">
            <text:p>206424</text:p>
          </table:table-cell>
          <table:table-cell office:value-type="string" calcext:value-type="string">
            <text:p>Спасибо тебе! Ты спас{|ла} мою честь. Держи эликсиры. А вот рапортавать будет не так-то просто. если я покину катакомбы, то это будет нарушением приказа. Мне нужно передавать рапорты с кем-то из служивых, вроде тебя. Может подождешь немного, а я подготовлю послание.</text:p>
          </table:table-cell>
        </table:table-row>
        <table:table-row table:style-name="ro1">
          <table:table-cell office:value-type="float" office:value="206430" calcext:value-type="float">
            <text:p>206430</text:p>
          </table:table-cell>
          <table:table-cell office:value-type="string" calcext:value-type="string">
            <text:p>Замечательно. Я как раз ждал его рапорт. Но служба его проходит в месте не популярном, поэтому и не надеялся, что смогу прочитать его сегодня. Спасибо тебе, Вои{н|тельница}. Ты как обычно порадовал{|а} старого Надума.</text:p>
          </table:table-cell>
        </table:table-row>
        <table:table-row table:style-name="ro1">
          <table:table-cell office:value-type="float" office:value="206431" calcext:value-type="float">
            <text:p>206431</text:p>
          </table:table-cell>
          <table:table-cell office:value-type="string" calcext:value-type="string">
            <text:p>Здравствуйте, мастер Надум. Я тоже рад{|а} видеть Вас. Я приш{ел|ла} по просьбе стражника Гродора. Он просил передать Вам %767%.</text:p>
          </table:table-cell>
        </table:table-row>
        <table:table-row table:style-name="ro1">
          <table:table-cell office:value-type="float" office:value="206435" calcext:value-type="float">
            <text:p>206435</text:p>
          </table:table-cell>
          <table:table-cell office:value-type="string" calcext:value-type="string">
            <text:p>Ну что, Воин, ты принес{|ла} %768%? Нельзя терять ни минуты. Не пройдет и дня, как крысы сожрут меня самого!</text:p>
          </table:table-cell>
        </table:table-row>
        <table:table-row table:style-name="ro1">
          <table:table-cell office:value-type="float" office:value="206436" calcext:value-type="float">
            <text:p>206436</text:p>
          </table:table-cell>
          <table:table-cell office:value-type="string" calcext:value-type="string">
            <text:p>Конечно принес{|ла}. Ведь. если Вас съедят, то кто будет нас кормить? С приготовлением отравы Вы справитесь? или Вам помочь?</text:p>
          </table:table-cell>
        </table:table-row>
        <table:table-row table:style-name="ro1">
          <table:table-cell office:value-type="float" office:value="206438" calcext:value-type="float">
            <text:p>206438</text:p>
          </table:table-cell>
          <table:table-cell office:value-type="string" calcext:value-type="string">
            <text:p>Здравствуйте, {дяденька|тетенька}. Простите, что отвлекаю Вас от важных дел, но никто, кроме храброго Воина вроде Вас, не сможет мне помочь.</text:p>
          </table:table-cell>
        </table:table-row>
        <table:table-row table:style-name="ro1">
          <table:table-cell office:value-type="float" office:value="206442" calcext:value-type="float">
            <text:p>206442</text:p>
          </table:table-cell>
          <table:table-cell office:value-type="string" calcext:value-type="string">
            <text:p>Приветствую тебя, Воин. Как ты, наверное, знаешь, личные помощники стоят не малых усилий. Но я вижу, что ты уже обзавел{ся|ась} древним джином. Поэтому, посовещавшись со старостой Златованом, мы решили сделать тебе послабление в размере двухсот пятидесяти скальпов, на случай, если ты решишь обзавестись более сильным другом. По сути это обмен старого помощника на нового с небольшой доплатой. Но разрешение тебе придется покупать за полную стоимость. Тут я не властен. Интересует тебя такой обмен?</text:p>
          </table:table-cell>
        </table:table-row>
        <table:table-row table:style-name="ro1">
          <table:table-cell office:value-type="float" office:value="206457" calcext:value-type="float">
            <text:p>206457</text:p>
          </table:table-cell>
          <table:table-cell office:value-type="string" calcext:value-type="string">
            <text:p>С возвращением, Воин. Тебя не было достаточно долго. Но ты {молодец|умничка}, если управил{ся|ась} за такое время. Ведь ты принес{|ла} аккумуляторы и %423%? \n</text:p>
          </table:table-cell>
        </table:table-row>
        <table:table-row table:style-name="ro1">
          <table:table-cell office:value-type="float" office:value="206473" calcext:value-type="float">
            <text:p>206473</text:p>
          </table:table-cell>
          <table:table-cell office:value-type="string" calcext:value-type="string">
            <text:p>Приветствую тебя, Воин. Как ты, наверное, знаешь, личные помощники стоят не малых усилий. Но я вижу, что ты уже обзавел{ся|ась} роботом. Поэтому, посовещавшись с принцом Корагором, мы решили сделать тебе послабление в размере двухсот пятидесяти скальпов, на случай, если ты решишь обзавестись более сильным союзником. По сути это обмен старого помощника на нового с небольшой доплатой. Но разрешение тебе придется покупать за полную стоимость. Тут я не властен. Интересует тебя такой обмен?</text:p>
          </table:table-cell>
        </table:table-row>
        <table:table-row table:style-name="ro1">
          <table:table-cell office:value-type="float" office:value="206483" calcext:value-type="float">
            <text:p>206483</text:p>
          </table:table-cell>
          <table:table-cell office:value-type="string" calcext:value-type="string">
            <text:p>С возвращением! Молва, что идет о тебе, правдива. Ты действуешь быстро и четко. Во всяком случае, быстрее некоторых Воинов. И, как я понимаю, ты собрал{|а} необходимое количество скальпов и принес{|ла} %428%? %=428%\n</text:p>
          </table:table-cell>
        </table:table-row>
        <table:table-row table:style-name="ro1">
          <table:table-cell office:value-type="float" office:value="206484" calcext:value-type="float">
            <text:p>206484</text:p>
          </table:table-cell>
          <table:table-cell office:value-type="string" calcext:value-type="string">
            <text:p>С возвращением! Молва, что идет о тебе, правдива. Ты действуешь быстро и четко. Во всяком случае, быстрее некоторых Воинов. И, как я понимаю, ты собрал{|а} необходимое количество скальпов и принес{|ла} %426%? %=426%\n</text:p>
          </table:table-cell>
        </table:table-row>
        <table:table-row table:style-name="ro1">
          <table:table-cell office:value-type="float" office:value="206489" calcext:value-type="float">
            <text:p>206489</text:p>
          </table:table-cell>
          <table:table-cell office:value-type="string" calcext:value-type="string">
            <text:p>С возвращением! Молва, что идет о тебе, правдива. Ты действуешь быстро и четко. Во всяком случае, быстрее некоторых Воинов. И, как я понимаю, ты собрал{|а} необходимое количество скальпов и принес{|ла} %427%? %=427%\n</text:p>
          </table:table-cell>
        </table:table-row>
        <table:table-row table:style-name="ro1">
          <table:table-cell office:value-type="float" office:value="206492" calcext:value-type="float">
            <text:p>206492</text:p>
          </table:table-cell>
          <table:table-cell office:value-type="string" calcext:value-type="string">
            <text:p>Наверное стоило бы рассказать обо всем твоей маме или дяде Барфосу, но я тоже был{|а} ребёнком и помню, как хочется настоящих приключений. Хорошо, я помогу тебе и верну %782%. Но ты мне должна пообещать, что будешь послушной девочкой, и слово матери будет для тебя законом.</text:p>
          </table:table-cell>
        </table:table-row>
        <table:table-row table:style-name="ro1">
          <table:table-cell office:value-type="float" office:value="206504" calcext:value-type="float">
            <text:p>206504</text:p>
          </table:table-cell>
          <table:table-cell office:value-type="string" calcext:value-type="string">
            <text:p>Хвала Кхадгору! Ты нашел его! Мой дорогой %783%! Теперь я смогу ходить, а не прыгать. Спасибо тебе, Вои{н|тельница}! Если бы не ты, то так бы Гродор и таскал меня на своём горбу. Хаха! Посмотри только на эту деревянную ногу! Настоящее произведение искусства! А сколько достопочтенных Гномов оставили на нем свои имена мне на добрую память. Так бы мне и горевать и корить себя за такую страшную глупость, как поход в катакомбы... Спасибо тебе!</text:p>
          </table:table-cell>
        </table:table-row>
        <table:table-row table:style-name="ro1">
          <table:table-cell office:value-type="float" office:value="206505" calcext:value-type="float">
            <text:p>206505</text:p>
          </table:table-cell>
          <table:table-cell office:value-type="string" calcext:value-type="string">
            <text:p>Здравствуй, Воин. Ты как всегда кстати. Я подготовил ряд специальных инструкций для стражников, несущих службу в удаленных от Лонгхольма местах, но нехватка личного состава напомнила о себе. В результате мне некого попросить отнести все эти конверты. Как ты наверное уже понял{|а} я хочу попросить тебя доставить их.</text:p>
          </table:table-cell>
        </table:table-row>
        <table:table-row table:style-name="ro1">
          <table:table-cell office:value-type="float" office:value="206508" calcext:value-type="float">
            <text:p>206508</text:p>
          </table:table-cell>
          <table:table-cell office:value-type="string" calcext:value-type="string">
            <text:p>Прошу прощения, капитан, но я не смогу выполнить Впашу просьбу. Я растянул{|а} сухожилия на левой ноге и струдом передвигаюсь. Вам придется найти другого гонца.</text:p>
          </table:table-cell>
        </table:table-row>
        <table:table-row table:style-name="ro1">
          <table:table-cell office:value-type="float" office:value="206510" calcext:value-type="float">
            <text:p>206510</text:p>
          </table:table-cell>
          <table:table-cell office:value-type="string" calcext:value-type="string">
            <text:p>Здравствуй, хорошо, что заш{ел|ла} меня проведать. Есть для тебя одно поручение.</text:p>
          </table:table-cell>
        </table:table-row>
        <table:table-row table:style-name="ro1">
          <table:table-cell office:value-type="float" office:value="206511" calcext:value-type="float">
            <text:p>206511</text:p>
          </table:table-cell>
          <table:table-cell office:value-type="string" calcext:value-type="string">
            <text:p>Ой, ну что ты! Не такая уж я и прославленная. Я просто люблю вкусно приготовить и поесть. Вот сейчас как раз собиралась приготовить новое блюдо - тушёное паучье мясо. Овощи и специи у меня уже готовы, а вот за мясом я пришла сюда... Если тебе не трудно, не мог{|ла} бы ты принести мне лапки паука в количестве 10 штук? Ты сможешь их легко добыть. Нужных тебе пауков ты найдешь к югу отсюда. %=44%&lt;b&gt;Награда:&lt;/b&gt; %$Exp:150,C:40%%=147:3%</text:p>
          </table:table-cell>
        </table:table-row>
        <table:table-row table:style-name="ro1">
          <table:table-cell office:value-type="float" office:value="206513" calcext:value-type="float">
            <text:p>206513</text:p>
          </table:table-cell>
          <table:table-cell office:value-type="string" calcext:value-type="string">
            <text:p>Вы сказали пауки? Простите меня, но я вынужден{|а} отказаться. Я с детства боюсь этих тварей!</text:p>
          </table:table-cell>
        </table:table-row>
        <table:table-row table:style-name="ro1">
          <table:table-cell office:value-type="float" office:value="206514" calcext:value-type="float">
            <text:p>206514</text:p>
          </table:table-cell>
          <table:table-cell office:value-type="string" calcext:value-type="string">
            <text:p>Здравствуйте, Ирия. И я рад{|а} вновь встретиться с прославленным кулинаром Лонгхольма.</text:p>
          </table:table-cell>
        </table:table-row>
        <table:table-row table:style-name="ro1">
          <table:table-cell office:value-type="float" office:value="206515" calcext:value-type="float">
            <text:p>206515</text:p>
          </table:table-cell>
          <table:table-cell office:value-type="string" calcext:value-type="string">
            <text:p>Ты уже вернул{ся|ась}? Так скоро? Ну как прошла охота?</text:p>
          </table:table-cell>
        </table:table-row>
        <table:table-row table:style-name="ro1">
          <table:table-cell office:value-type="float" office:value="206517" calcext:value-type="float">
            <text:p>206517</text:p>
          </table:table-cell>
          <table:table-cell office:value-type="string" calcext:value-type="string">
            <text:p>Благодарю тебя! Ну что, нагулял{|а} аппетит? Погоди немного, сейчас блюдо будет готово, а пока возьми награду за труды и не смей отказываться, ты ее заслужил{|а}!</text:p>
          </table:table-cell>
        </table:table-row>
        <table:table-row table:style-name="ro1">
          <table:table-cell office:value-type="float" office:value="206518" calcext:value-type="float">
            <text:p>206518</text:p>
          </table:table-cell>
          <table:table-cell office:value-type="string" calcext:value-type="string">
            <text:p>Привет, как хорошо, что ты заглянул{|а}! Я как раз думал, кого бы мне попросить о небольшом одолжении. В общем, мне нужен материал для перековки одного артефакта, а он как назло закончился... Поэтому я хочу попросить тебя принести мне %851% в количестве 10 штук... Добыть их можно у скелетов, которые бродят в округе. Я бы и сам справился, но у меня совсем нет времени. %=851%\n\n&lt;b&gt;Награда:&lt;/b&gt; \n%$Exp:130,C:40%%=147:3%</text:p>
          </table:table-cell>
        </table:table-row>
        <table:table-row table:style-name="ro1">
          <table:table-cell office:value-type="float" office:value="206521" calcext:value-type="float">
            <text:p>206521</text:p>
          </table:table-cell>
          <table:table-cell office:value-type="string" calcext:value-type="string">
            <text:p>Ну что, принес{|ла} мне кинжалов? Пожалуйста, давай их сюда быстрее! Мастер уже дважды справлялся обо мне, закончил ли я перековку...</text:p>
          </table:table-cell>
        </table:table-row>
        <table:table-row table:style-name="ro1">
          <table:table-cell office:value-type="float" office:value="206522" calcext:value-type="float">
            <text:p>206522</text:p>
          </table:table-cell>
          <table:table-cell office:value-type="string" calcext:value-type="string">
            <text:p>Я так и не понял{|а}, зачем тебе старые кинжалы? Они же наверняка сделаны из второсортной стали?</text:p>
          </table:table-cell>
        </table:table-row>
        <table:table-row table:style-name="ro1">
          <table:table-cell office:value-type="float" office:value="206524" calcext:value-type="float">
            <text:p>206524</text:p>
          </table:table-cell>
          <table:table-cell office:value-type="string" calcext:value-type="string">
            <text:p>Вои{н|тельница}! Ты ещё не уш{ел|ла}?! Как замечательно! Мне всё ещё нужна твоя помощь... Кинжалы оказались слишком старыми и все сломались. Думаю, лучше мне самому сходить на охоту и сразу отобрать поновее. Но вот только, боюсь, я не осилю схватки со скелетом... Давай сделаем так! Ты сбегаешь к торговому представителю, там есть %947%. Купи мне одну! А потом мы с тобой сочтёмся! %=947%\n\n&lt;b&gt;Награда:&lt;/b&gt; \n%$Exp:50,C:50%</text:p>
          </table:table-cell>
        </table:table-row>
        <table:table-row table:style-name="ro1">
          <table:table-cell office:value-type="float" office:value="206525" calcext:value-type="float">
            <text:p>206525</text:p>
          </table:table-cell>
          <table:table-cell office:value-type="string" calcext:value-type="string">
            <text:p>Хватит! Сначала я помогал{|а} тебе в обмане твоего учителя, а теперь долж{ен|на} ещё в магазин бегать! Иди уж выковывай свой кинжал по-честному!</text:p>
          </table:table-cell>
        </table:table-row>
        <table:table-row table:style-name="ro1">
          <table:table-cell office:value-type="float" office:value="206526" calcext:value-type="float">
            <text:p>206526</text:p>
          </table:table-cell>
          <table:table-cell office:value-type="string" calcext:value-type="string">
            <text:p>Унгор, за кого ты меня принимаешь? Почему это я долж{ен|на} быть у тебя на побегушках? Ладно, так уж получилось, что сейчас мне нечем заняться... Помогу тебе, но ты в большом долгу у меня, запомни!</text:p>
          </table:table-cell>
        </table:table-row>
        <table:table-row table:style-name="ro1">
          <table:table-cell office:value-type="float" office:value="206527" calcext:value-type="float">
            <text:p>206527</text:p>
          </table:table-cell>
          <table:table-cell office:value-type="string" calcext:value-type="string">
            <text:p>Ох, вои{н|тельница}... Беда у меня... Приходил тут мой мастер, спрашивал, где я и что делаю. Пришлось прятаться по кустам да по овражкам, пока он не ушёл. А там скелеты в засаде сидели, как оказалось...</text:p>
          </table:table-cell>
        </table:table-row>
        <table:table-row table:style-name="ro1">
          <table:table-cell office:value-type="float" office:value="206533" calcext:value-type="float">
            <text:p>206533</text:p>
          </table:table-cell>
          <table:table-cell office:value-type="string" calcext:value-type="string">
            <text:p>Конечно, ты прав{|а}... Ну что же, эликсиры мне теперь точно не понадобятся... А хотя... Может быть, всё дело было в том, что я слишком слабо бил молотом?</text:p>
          </table:table-cell>
        </table:table-row>
        <table:table-row table:style-name="ro1">
          <table:table-cell office:value-type="float" office:value="206539" calcext:value-type="float">
            <text:p>206539</text:p>
          </table:table-cell>
          <table:table-cell office:value-type="string" calcext:value-type="string">
            <text:p>И ты, конечно же, хочешь, чтобы я пош{ёл|ла} на поиски скелетов старого воина и прин{ес|есла} тебе охапку мечей?</text:p>
          </table:table-cell>
        </table:table-row>
        <table:table-row table:style-name="ro1">
          <table:table-cell office:value-type="float" office:value="206540" calcext:value-type="float">
            <text:p>206540</text:p>
          </table:table-cell>
          <table:table-cell office:value-type="string" calcext:value-type="string">
            <text:p>Эхх... Замучал ты меня уже, Унгор. Но раз уж начал{|а} я помогать тебе, то останавливаться на половине дороге не стану. Хорошо, принесу я тебе %876%.</text:p>
          </table:table-cell>
        </table:table-row>
        <table:table-row table:style-name="ro1">
          <table:table-cell office:value-type="float" office:value="206541" calcext:value-type="float">
            <text:p>206541</text:p>
          </table:table-cell>
          <table:table-cell office:value-type="string" calcext:value-type="string">
            <text:p>С возвращением, вои{н|тельница}... Как прошёл твой поход?</text:p>
          </table:table-cell>
        </table:table-row>
        <table:table-row table:style-name="ro1">
          <table:table-cell office:value-type="float" office:value="206542" calcext:value-type="float">
            <text:p>206542</text:p>
          </table:table-cell>
          <table:table-cell office:value-type="string" calcext:value-type="string">
            <text:p>Замечательно! Теперь самое трудное... Но это моя ноша. Спасибо тебе, уж помог{|ла}, так помог{|ла}! Даже не знаю, как отблагодарить тебя... Денег у меня, правда, больше нет. Но вот, держи мой %23%, а то, я смотрю, ты всё без щита ходишь. %=23%\n</text:p>
          </table:table-cell>
        </table:table-row>
        <table:table-row table:style-name="ro1">
          <table:table-cell office:value-type="float" office:value="206543" calcext:value-type="float">
            <text:p>206543</text:p>
          </table:table-cell>
          <table:table-cell office:value-type="string" calcext:value-type="string">
            <text:p>Радуйся, Унгор! Принес{|ла} я тебе меч, держи!</text:p>
          </table:table-cell>
        </table:table-row>
        <table:table-row table:style-name="ro1">
          <table:table-cell office:value-type="float" office:value="206544" calcext:value-type="float">
            <text:p>206544</text:p>
          </table:table-cell>
          <table:table-cell office:value-type="string" calcext:value-type="string">
            <text:p>Вои{н|тельница}, здравствуй! Как я рад тебя видеть! Можно ли поделиться с тобой радостью?</text:p>
          </table:table-cell>
        </table:table-row>
        <table:table-row table:style-name="ro1">
          <table:table-cell office:value-type="float" office:value="206547" calcext:value-type="float">
            <text:p>206547</text:p>
          </table:table-cell>
          <table:table-cell office:value-type="string" calcext:value-type="string">
            <text:p>Но это правда! Вот только у меня снова неприятность - надо заточить кинжал, но %877% закончился на том десятке кинжалов, что ты мне приносил{|а} раньше. Поверь, мне это кажется уже просто смешным, но не мог{|ла} бы ты мне ещё разок прийти на помощь? Их в магазине продают... %=877%\n&lt;b&gt;Награда:&lt;/b&gt; %$Exp:25,C:50%</text:p>
          </table:table-cell>
        </table:table-row>
        <table:table-row table:style-name="ro1">
          <table:table-cell office:value-type="float" office:value="206548" calcext:value-type="float">
            <text:p>206548</text:p>
          </table:table-cell>
          <table:table-cell office:value-type="string" calcext:value-type="string">
            <text:p>Ха-ха, ну всё не как у честных гномов! Ведь как {знал|знала}, что придётся снова бегать! Ну ничего, я соглас{ен|на}. Подожди меня тут, я скоро буду.</text:p>
          </table:table-cell>
        </table:table-row>
        <table:table-row table:style-name="ro1">
          <table:table-cell office:value-type="float" office:value="206551" calcext:value-type="float">
            <text:p>206551</text:p>
          </table:table-cell>
          <table:table-cell office:value-type="string" calcext:value-type="string">
            <text:p>Э-э-э... Извини, Унгор, я просто мимо проходил{|а} и подош{ел|ла} только поздороваться. А за своими покупками сходи-ка ты сам.</text:p>
          </table:table-cell>
        </table:table-row>
        <table:table-row table:style-name="ro1">
          <table:table-cell office:value-type="float" office:value="206553" calcext:value-type="float">
            <text:p>206553</text:p>
          </table:table-cell>
          <table:table-cell office:value-type="string" calcext:value-type="string">
            <text:p>Как я мог запамятовать?! А ты мне и не напомнил{|а}. Я же тебе денег за %877% не дал? Сколько он стоил?</text:p>
          </table:table-cell>
        </table:table-row>
        <table:table-row table:style-name="ro1">
          <table:table-cell office:value-type="float" office:value="206562" calcext:value-type="float">
            <text:p>206562</text:p>
          </table:table-cell>
          <table:table-cell office:value-type="string" calcext:value-type="string">
            <text:p>Ну хорошо, Унгор... Я как раз собирал{ся|ась} сходить к старосте. А так совмещу два дела.</text:p>
          </table:table-cell>
        </table:table-row>
        <table:table-row table:style-name="ro1">
          <table:table-cell office:value-type="float" office:value="206565" calcext:value-type="float">
            <text:p>206565</text:p>
          </table:table-cell>
          <table:table-cell office:value-type="string" calcext:value-type="string">
            <text:p>Вы ко мне, Вои{н|тельница}? Простите, но я очень занят.</text:p>
          </table:table-cell>
        </table:table-row>
        <table:table-row table:style-name="ro1">
          <table:table-cell office:value-type="float" office:value="206568" calcext:value-type="float">
            <text:p>206568</text:p>
          </table:table-cell>
          <table:table-cell office:value-type="string" calcext:value-type="string">
            <text:p>Так, вои{н|тельница}, пока ты не уш{ёл|ла}, я хочу тебя попросить об ещё одном одолжении.</text:p>
          </table:table-cell>
        </table:table-row>
        <table:table-row table:style-name="ro1">
          <table:table-cell office:value-type="float" office:value="206570" calcext:value-type="float">
            <text:p>206570</text:p>
          </table:table-cell>
          <table:table-cell office:value-type="string" calcext:value-type="string">
            <text:p>И всё же я не соглас{ен|на} с вами, Ирия. Я не хочу, чтобы вы портили блюдо.</text:p>
          </table:table-cell>
        </table:table-row>
        <table:table-row table:style-name="ro1">
          <table:table-cell office:value-type="float" office:value="206575" calcext:value-type="float">
            <text:p>206575</text:p>
          </table:table-cell>
          <table:table-cell office:value-type="string" calcext:value-type="string">
            <text:p>Ну что, принес{|ла} мне бутылочку пряностей?</text:p>
          </table:table-cell>
        </table:table-row>
        <table:table-row table:style-name="ro1">
          <table:table-cell office:value-type="float" office:value="206580" calcext:value-type="float">
            <text:p>206580</text:p>
          </table:table-cell>
          <table:table-cell office:value-type="string" calcext:value-type="string">
            <text:p>Ой, ты всё ещё тут? Чего же ты ждёшь, помощни{чек|ца}?</text:p>
          </table:table-cell>
        </table:table-row>
        <table:table-row table:style-name="ro1">
          <table:table-cell office:value-type="float" office:value="206585" calcext:value-type="float">
            <text:p>206585</text:p>
          </table:table-cell>
          <table:table-cell office:value-type="string" calcext:value-type="string">
            <text:p>Ох, беда. А я так надеял{ся|ась} попробовать что-то новое.</text:p>
          </table:table-cell>
        </table:table-row>
        <table:table-row table:style-name="ro1">
          <table:table-cell office:value-type="float" office:value="206587" calcext:value-type="float">
            <text:p>206587</text:p>
          </table:table-cell>
          <table:table-cell office:value-type="string" calcext:value-type="string">
            <text:p>Ну как проходила охота, {мой храбрый рыцарь|моя славная воительница}?</text:p>
          </table:table-cell>
        </table:table-row>
        <table:table-row table:style-name="ro1">
          <table:table-cell office:value-type="float" office:value="206588" calcext:value-type="float">
            <text:p>206588</text:p>
          </table:table-cell>
          <table:table-cell office:value-type="string" calcext:value-type="string">
            <text:p>Успешно, очень даже успешно... Правда, несколько раз жизнь моя была на волоске. Но ничего, я справил{ся|ась}!</text:p>
          </table:table-cell>
        </table:table-row>
        <table:table-row table:style-name="ro1">
          <table:table-cell office:value-type="float" office:value="206590" calcext:value-type="float">
            <text:p>206590</text:p>
          </table:table-cell>
          <table:table-cell office:value-type="string" calcext:value-type="string">
            <text:p>Помощни{чек|ца}, как хорошо, что ты снова приш{ел|ла}! У меня есть для тебя очередное срочное поручение!</text:p>
          </table:table-cell>
        </table:table-row>
        <table:table-row table:style-name="ro1">
          <table:table-cell office:value-type="float" office:value="206592" calcext:value-type="float">
            <text:p>206592</text:p>
          </table:table-cell>
          <table:table-cell office:value-type="string" calcext:value-type="string">
            <text:p>Да всё просто. Блюдо почти готово, но %879% кончились. Надо сбегать в магазин, а я отвлечься никак не могу - <text:s/>боюсь, что-нибудь может подгореть или выкипеть! Ты бы помог{|ла} мне, сходил{|а} к торговому представителю, а? Тем более, что <text:s/>дорогу ты уже знаешь... %=879%\n&lt;b&gt;Награда:&lt;/b&gt; %$Exp:50,C:75%</text:p>
          </table:table-cell>
        </table:table-row>
        <table:table-row table:style-name="ro1">
          <table:table-cell office:value-type="float" office:value="206596" calcext:value-type="float">
            <text:p>206596</text:p>
          </table:table-cell>
          <table:table-cell office:value-type="string" calcext:value-type="string">
            <text:p>Ничего ничего. Всё в хозяйстве пригодиться. Давай их сюда, куда ты их спрятал{|а}?</text:p>
          </table:table-cell>
        </table:table-row>
        <table:table-row table:style-name="ro1">
          <table:table-cell office:value-type="float" office:value="206597" calcext:value-type="float">
            <text:p>206597</text:p>
          </table:table-cell>
          <table:table-cell office:value-type="string" calcext:value-type="string">
            <text:p>Ой, к сожалению, я не знал{|а}, какие именно приправы тебе нужны и я принес{|ла} сразу всё.</text:p>
          </table:table-cell>
        </table:table-row>
        <table:table-row table:style-name="ro1">
          <table:table-cell office:value-type="float" office:value="206598" calcext:value-type="float">
            <text:p>206598</text:p>
          </table:table-cell>
          <table:table-cell office:value-type="string" calcext:value-type="string">
            <text:p>Ну что же, блюдо готово. Отведаешь? Давай, давай. Уж уважил{|а} ты меня, так уважил{|а}... Помог{|ла} и собрать, и приготовить. Молодчинка!</text:p>
          </table:table-cell>
        </table:table-row>
        <table:table-row table:style-name="ro1">
          <table:table-cell office:value-type="float" office:value="206600" calcext:value-type="float">
            <text:p>206600</text:p>
          </table:table-cell>
          <table:table-cell office:value-type="string" calcext:value-type="string">
            <text:p>Нет, всё чудесно. Перец тонко контрастирует с кисловатым привкусом и получается замечательно. Давно я такой стряпни не ел{|а}!</text:p>
          </table:table-cell>
        </table:table-row>
        <table:table-row table:style-name="ro1">
          <table:table-cell office:value-type="float" office:value="206601" calcext:value-type="float">
            <text:p>206601</text:p>
          </table:table-cell>
          <table:table-cell office:value-type="string" calcext:value-type="string">
            <text:p>Смотри-ка! Видно, в тебе само{м|й} глубоко спрятан повар! Если надумаешь завязать с профессией воина, приходи ко мне. {Такому соловью|Такой соловушке}, как ты, я легко найду место на кухне! Но это потом. Вот тебе %880%. Сейчас мне нужно, чтобы ты отнес{|ла} её старосте Златовану, он просил меня принести ему порцию... Его дом в самом центре Лонгхольма. У тебя ноги молодые, быстренько добежишь, с пылу с жару донесёшь.\n\n&lt;b&gt;Награда:&lt;/b&gt; %$Exp:50,C:50%</text:p>
          </table:table-cell>
        </table:table-row>
        <table:table-row table:style-name="ro1">
          <table:table-cell office:value-type="float" office:value="206602" calcext:value-type="float">
            <text:p>206602</text:p>
          </table:table-cell>
          <table:table-cell office:value-type="string" calcext:value-type="string">
            <text:p>Ох, Ирия... Я пока бродил{|а} тут до магазина и обратно, уже откушал{|а}. Очень уж есть хотелось. Так что я сыт{|а}.</text:p>
          </table:table-cell>
        </table:table-row>
        <table:table-row table:style-name="ro1">
          <table:table-cell office:value-type="float" office:value="206606" calcext:value-type="float">
            <text:p>206606</text:p>
          </table:table-cell>
          <table:table-cell office:value-type="string" calcext:value-type="string">
            <text:p>Ну хватит уже льстить, {негодяй|негодяйка}. Нехорошо так обманывать одинокую женщину. Ладно, ты пока ешь, а я тебе поручение новое дам...</text:p>
          </table:table-cell>
        </table:table-row>
        <table:table-row table:style-name="ro1">
          <table:table-cell office:value-type="float" office:value="206611" calcext:value-type="float">
            <text:p>206611</text:p>
          </table:table-cell>
          <table:table-cell office:value-type="string" calcext:value-type="string">
            <text:p>Дело в том, что я добывал{|а} это мясо, убивая Паучьих Королей. А это довольно сложно. Могу ли я рассчитывать на 1 серебряную монету?</text:p>
          </table:table-cell>
        </table:table-row>
        <table:table-row table:style-name="ro1">
          <table:table-cell office:value-type="float" office:value="206614" calcext:value-type="float">
            <text:p>206614</text:p>
          </table:table-cell>
          <table:table-cell office:value-type="string" calcext:value-type="string">
            <text:p>Добрый день, староста. Я от Ирии с поручением приш{ел|ла}. Она вам обещала дать попробовать новое блюдо из паучьего мяса.</text:p>
          </table:table-cell>
        </table:table-row>
        <table:table-row table:style-name="ro1">
          <table:table-cell office:value-type="float" office:value="206619" calcext:value-type="float">
            <text:p>206619</text:p>
          </table:table-cell>
          <table:table-cell office:value-type="string" calcext:value-type="string">
            <text:p>Похоже, вы {честный человек|честная девушка} и лишнего не требуете. Прошу вас, возьмите.</text:p>
          </table:table-cell>
        </table:table-row>
        <table:table-row table:style-name="ro1">
          <table:table-cell office:value-type="float" office:value="206622" calcext:value-type="float">
            <text:p>206622</text:p>
          </table:table-cell>
          <table:table-cell office:value-type="string" calcext:value-type="string">
            <text:p>Здравствуй, Вои{н|тельница}. Не замечал{|а} ли ты чего-то необычного в своих странствиях?</text:p>
          </table:table-cell>
        </table:table-row>
        <table:table-row table:style-name="ro1">
          <table:table-cell office:value-type="float" office:value="206624" calcext:value-type="float">
            <text:p>206624</text:p>
          </table:table-cell>
          <table:table-cell office:value-type="string" calcext:value-type="string">
            <text:p>Да, пожалуй что Вы правы, староста... Я раньше не обращал{|а} внимания, но сейчас, когда Вы упомянули, несомненно, есть некие закономерности.</text:p>
          </table:table-cell>
        </table:table-row>
        <table:table-row table:style-name="ro1">
          <table:table-cell office:value-type="float" office:value="206628" calcext:value-type="float">
            <text:p>206628</text:p>
          </table:table-cell>
          <table:table-cell office:value-type="string" calcext:value-type="string">
            <text:p>Я готов{|а} разобраться во всех этих странностях! Необходимо точно знать, чего нам следует остерегаться в будущем.</text:p>
          </table:table-cell>
        </table:table-row>
        <table:table-row table:style-name="ro1">
          <table:table-cell office:value-type="float" office:value="206633" calcext:value-type="float">
            <text:p>206633</text:p>
          </table:table-cell>
          <table:table-cell office:value-type="string" calcext:value-type="string">
            <text:p>Здравствуй, Вои{н|тельница}. Чем я могу помочь тебе, советом или снадобьем?\n</text:p>
          </table:table-cell>
        </table:table-row>
        <table:table-row table:style-name="ro1">
          <table:table-cell office:value-type="float" office:value="206635" calcext:value-type="float">
            <text:p>206635</text:p>
          </table:table-cell>
          <table:table-cell office:value-type="string" calcext:value-type="string">
            <text:p>Здравствуйте, Валиан. Почему-то мне кажется, что пригодится и Ваш мудрый совет, и целебные снадобья. Дело в том, что меня прислал Сэмиус. Я долж{ен|на} добыть души троллей, пришедших на Остров Посвящения, для изучения природы их силы. Но вот как это сделать, честно говоря, затрудняюсь придумать.</text:p>
          </table:table-cell>
        </table:table-row>
        <table:table-row table:style-name="ro1">
          <table:table-cell office:value-type="float" office:value="206636" calcext:value-type="float">
            <text:p>206636</text:p>
          </table:table-cell>
          <table:table-cell office:value-type="string" calcext:value-type="string">
            <text:p>Хорошо, Валиан, я всё понял{|а}... Мне нужно купить %905% и там же продается %906%, в которой я разотру в порошок добытое мной %907%. Порошок в чаше я смешаю с водой из источника и у меня будет %910% , в которую я окуну %904%.</text:p>
          </table:table-cell>
        </table:table-row>
        <table:table-row table:style-name="ro1">
          <table:table-cell office:value-type="float" office:value="206638" calcext:value-type="float">
            <text:p>206638</text:p>
          </table:table-cell>
          <table:table-cell office:value-type="string" calcext:value-type="string">
            <text:p>Да, ты прав{|а}, но в исключительных случаях без такого риска и не обойтись... Наша история - как раз из тех случаев. Мы должны собрать для Зальеса урожай тёмных душ. Думаю, трёх штук нам хватит. Итак, для того, чтобы получить душу тебе понадобиться заряженный энергией рубин. Тебе просто надо будет победить тролля в бою, и его душа окажется внутри камня. Правда, души троллей нам незнакомы... Поэтому некоторым из них, возможно, удасться избежать ловушки, так что ты постарайся убивать их с запасом.</text:p>
          </table:table-cell>
        </table:table-row>
        <table:table-row table:style-name="ro1">
          <table:table-cell office:value-type="float" office:value="206640" calcext:value-type="float">
            <text:p>206640</text:p>
          </table:table-cell>
          <table:table-cell office:value-type="string" calcext:value-type="string">
            <text:p>Да, спасибо, чуть не забыл. Старость - не радость... Вот уже и учеников начал искать для передачи знаний по алхимии, пока не забыл всего. Самый важный момент упустил. Рубин тебе надо будет заряжать! Ты бывал{|а} в подземельях под Лонгхольмом? Надеюсь, ты знаешь про то, что они населены самыми ужасными существами? И вот туда тебе предстоит спуститься...</text:p>
          </table:table-cell>
        </table:table-row>
        <table:table-row table:style-name="ro1">
          <table:table-cell office:value-type="float" office:value="206641" calcext:value-type="float">
            <text:p>206641</text:p>
          </table:table-cell>
          <table:table-cell office:value-type="string" calcext:value-type="string">
            <text:p>Да, я уже понял{|а}, Валиан, что так просто разобраться с этим дельцем мне не удасться.</text:p>
          </table:table-cell>
        </table:table-row>
        <table:table-row table:style-name="ro1">
          <table:table-cell office:value-type="float" office:value="206642" calcext:value-type="float">
            <text:p>206642</text:p>
          </table:table-cell>
          <table:table-cell office:value-type="string" calcext:value-type="string">
            <text:p>Несомненно, сила этого камня ужасает! Но вот у меня возник такой вопрос: а если я сам{|а} погибну вместе с камнем в руке..?</text:p>
          </table:table-cell>
        </table:table-row>
        <table:table-row table:style-name="ro1">
          <table:table-cell office:value-type="float" office:value="206645" calcext:value-type="float">
            <text:p>206645</text:p>
          </table:table-cell>
          <table:table-cell office:value-type="string" calcext:value-type="string">
            <text:p>Итак, ты закончил{|а}, все три души покоятся на моём столе... Замечательно. Думаю, даже весь Элинор должен быть благодарен тебе за твои труды. Вои{н|тельница}, боюсь, я вряд ли смогу много узнать из наблюдений за этими тёмными душами. Всё же я знахарь, а не маг. Думаю, мой старый друг Зальес сможет гораздо лучше меня выяснить сущность этих душ.</text:p>
          </table:table-cell>
        </table:table-row>
        <table:table-row table:style-name="ro1">
          <table:table-cell office:value-type="float" office:value="206647" calcext:value-type="float">
            <text:p>206647</text:p>
          </table:table-cell>
          <table:table-cell office:value-type="string" calcext:value-type="string">
            <text:p>Что-то ты быстро вернул{ся|ась}. Возникли какие-то проблемы с ловцом душ?</text:p>
          </table:table-cell>
        </table:table-row>
        <table:table-row table:style-name="ro1">
          <table:table-cell office:value-type="float" office:value="206648" calcext:value-type="float">
            <text:p>206648</text:p>
          </table:table-cell>
          <table:table-cell office:value-type="string" calcext:value-type="string">
            <text:p>Благодарю Вас за вашу помощь, я буду очень осторо{жен|жна}</text:p>
          </table:table-cell>
        </table:table-row>
        <table:table-row table:style-name="ro1">
          <table:table-cell office:value-type="float" office:value="206649" calcext:value-type="float">
            <text:p>206649</text:p>
          </table:table-cell>
          <table:table-cell office:value-type="string" calcext:value-type="string">
            <text:p>Хорошо. Вот, держи %912%. Но будь аккурат{ен|на}! Стекло очень хрупкое! Ты же не хочешь их собирать снова? %=912%\n</text:p>
          </table:table-cell>
        </table:table-row>
        <table:table-row table:style-name="ro1">
          <table:table-cell office:value-type="float" office:value="206651" calcext:value-type="float">
            <text:p>206651</text:p>
          </table:table-cell>
          <table:table-cell office:value-type="string" calcext:value-type="string">
            <text:p>{Молодец|Умничка}! Ты принес{|ла} вторую пойманную душу тролля. Осталась всего одна! Пока что я так же перемещу ее в хранилище. Теперь отправляйся и принеси мне последнюю.</text:p>
          </table:table-cell>
        </table:table-row>
        <table:table-row table:style-name="ro1">
          <table:table-cell office:value-type="float" office:value="206653" calcext:value-type="float">
            <text:p>206653</text:p>
          </table:table-cell>
          <table:table-cell office:value-type="string" calcext:value-type="string">
            <text:p>{Молодец|Умничка}! Ты принес{|ла} первую пойманную душу тролля. Но нужно еще две! Пока что я перемещу ее в хранилище. Теперь отправляйся и принеси мне две оставшиеся.</text:p>
          </table:table-cell>
        </table:table-row>
        <table:table-row table:style-name="ro1">
          <table:table-cell office:value-type="float" office:value="206654" calcext:value-type="float">
            <text:p>206654</text:p>
          </table:table-cell>
          <table:table-cell office:value-type="string" calcext:value-type="string">
            <text:p>Не беспокойтесь, Валиан, я как раз об этом и думал{|а}. Сэмиус так и советовал мне поступить. Просто не хотелось идти к Зальесу с пустыми руками.</text:p>
          </table:table-cell>
        </table:table-row>
        <table:table-row table:style-name="ro1">
          <table:table-cell office:value-type="float" office:value="206655" calcext:value-type="float">
            <text:p>206655</text:p>
          </table:table-cell>
          <table:table-cell office:value-type="string" calcext:value-type="string">
            <text:p>Простите меня, уважаемый Валиан, но я забыл{|а}, что мне нужно сделать. Мне очень стыдно, что я прошу Вас еще раз мне подсказать.</text:p>
          </table:table-cell>
        </table:table-row>
        <table:table-row table:style-name="ro1">
          <table:table-cell office:value-type="float" office:value="206656" calcext:value-type="float">
            <text:p>206656</text:p>
          </table:table-cell>
          <table:table-cell office:value-type="string" calcext:value-type="string">
            <text:p>Здравствуй, Вои{н|тельница}, чем я могу тебе помочь?</text:p>
          </table:table-cell>
        </table:table-row>
        <table:table-row table:style-name="ro1">
          <table:table-cell office:value-type="float" office:value="206657" calcext:value-type="float">
            <text:p>206657</text:p>
          </table:table-cell>
          <table:table-cell office:value-type="string" calcext:value-type="string">
            <text:p>И чем же могу помочь я? Я готов{|а}! Скажите мне, что мне надо сделать...</text:p>
          </table:table-cell>
        </table:table-row>
        <table:table-row table:style-name="ro1">
          <table:table-cell office:value-type="float" office:value="206659" calcext:value-type="float">
            <text:p>206659</text:p>
          </table:table-cell>
          <table:table-cell office:value-type="string" calcext:value-type="string">
            <text:p>О... Велико же твоё мастерство, раз ты сумел{|а} одолеть тролля. Но так же велика и мудрость - вижу, тут не обошлось без помощи моего друга Валиана. А ведь просьба совета у мудреца - это первый шаг к собственной мудрости. Вои{н|тельница}, новости ужасны! Подтвердились наши самые худшие опасения... Тёмный Властелин проявил себя в этом мире. Теперь мы уже не можем закрывать на это глаза. Необходимо действовать!</text:p>
          </table:table-cell>
        </table:table-row>
        <table:table-row table:style-name="ro1">
          <table:table-cell office:value-type="float" office:value="206660" calcext:value-type="float">
            <text:p>206660</text:p>
          </table:table-cell>
          <table:table-cell office:value-type="string" calcext:value-type="string">
            <text:p>Ну что же, {юный храбрец|смелая девушка}... Раз уж ты начал{|а} разбираться с этим делом, то не против ли ты поучаствовать и в его завершении?</text:p>
          </table:table-cell>
        </table:table-row>
        <table:table-row table:style-name="ro1">
          <table:table-cell office:value-type="float" office:value="206661" calcext:value-type="float">
            <text:p>206661</text:p>
          </table:table-cell>
          <table:table-cell office:value-type="string" calcext:value-type="string">
            <text:p>Это похвально... Но одного желания в нашем мире бывает недостаточно для того, чтобы добиться своей цели. Готов{|а} ли ты пройти ряд испытаний? Обратись к моему помощнику Сэмиусу, он подскажет, что от тебя требуется дальше.</text:p>
          </table:table-cell>
        </table:table-row>
        <table:table-row table:style-name="ro1">
          <table:table-cell office:value-type="float" office:value="206663" calcext:value-type="float">
            <text:p>206663</text:p>
          </table:table-cell>
          <table:table-cell office:value-type="string" calcext:value-type="string">
            <text:p>Мне нужен Ваш совет, магистр. Я принес{|ла} Вам %912%. В него заточены души троллей с Острова Посвящения. Пожалуйста, расскажите, что Вы об этом думаете? Что могут Вам поведать эти тёмные сущности?</text:p>
          </table:table-cell>
        </table:table-row>
        <table:table-row table:style-name="ro1">
          <table:table-cell office:value-type="float" office:value="206664" calcext:value-type="float">
            <text:p>206664</text:p>
          </table:table-cell>
          <table:table-cell office:value-type="string" calcext:value-type="string">
            <text:p>И снова я приветствую Вас, Вои{н|тельница}! Вы добыли души троллей? Что Вам сказал Зальес?</text:p>
          </table:table-cell>
        </table:table-row>
        <table:table-row table:style-name="ro1">
          <table:table-cell office:value-type="float" office:value="206666" calcext:value-type="float">
            <text:p>206666</text:p>
          </table:table-cell>
          <table:table-cell office:value-type="string" calcext:value-type="string">
            <text:p>Да, я добыл{|а} души. Изыскания Зальеса сказали ему, что Тёмный Властелин, к сожалению, вступил в этот мир... И он направил меня к Вам, чтобы пройти какие-то испытания.</text:p>
          </table:table-cell>
        </table:table-row>
        <table:table-row table:style-name="ro1">
          <table:table-cell office:value-type="float" office:value="206668" calcext:value-type="float">
            <text:p>206668</text:p>
          </table:table-cell>
          <table:table-cell office:value-type="string" calcext:value-type="string">
            <text:p>Вторым испытанием для Вас, Вои{н|тельница}, будет Испытание Силы! О, я вижу, как загорелись Ваши глаза! Вы считаете себя мастером клинка и магии?</text:p>
          </table:table-cell>
        </table:table-row>
        <table:table-row table:style-name="ro1">
          <table:table-cell office:value-type="float" office:value="206670" calcext:value-type="float">
            <text:p>206670</text:p>
          </table:table-cell>
          <table:table-cell office:value-type="string" calcext:value-type="string">
            <text:p>Ну вы немного преувеличиваете, но вообще я с радостью буду готов{|а} проверить свои силы в бою! Кто будет моим соперником?</text:p>
          </table:table-cell>
        </table:table-row>
        <table:table-row table:style-name="ro1">
          <table:table-cell office:value-type="float" office:value="206671" calcext:value-type="float">
            <text:p>206671</text:p>
          </table:table-cell>
          <table:table-cell office:value-type="string" calcext:value-type="string">
            <text:p>Ну что же, похоже, всё достаточно просто. Я готов{|а}.</text:p>
          </table:table-cell>
        </table:table-row>
        <table:table-row table:style-name="ro1">
          <table:table-cell office:value-type="float" office:value="206672" calcext:value-type="float">
            <text:p>206672</text:p>
          </table:table-cell>
          <table:table-cell office:value-type="string" calcext:value-type="string">
            <text:p>Пока что я не встретил{|а} в своих странствиях ни одного противника, который бы оказался мне не по зубам. Конечно, я лучш{ий|ая}!</text:p>
          </table:table-cell>
        </table:table-row>
        <table:table-row table:style-name="ro1">
          <table:table-cell office:value-type="float" office:value="206678" calcext:value-type="float">
            <text:p>206678</text:p>
          </table:table-cell>
          <table:table-cell office:value-type="string" calcext:value-type="string">
            <text:p>Последнее испытание, Вои{н|тельница} - испытание Мудрости. В этой части Вашей проверки, Вам предстоит посетить три обелиска. Первый из них находится в руинах на Восточном Берегу, неподалёку от лагеря чёрных рыцарей. Второй расположен где-то в центре Острова посвящения. Ну а третий Вы найдёте в Оазисе Омакшан.</text:p>
          </table:table-cell>
        </table:table-row>
        <table:table-row table:style-name="ro1">
          <table:table-cell office:value-type="float" office:value="206700" calcext:value-type="float">
            <text:p>206700</text:p>
          </table:table-cell>
          <table:table-cell office:value-type="string" calcext:value-type="string">
            <text:p>С возвращением, Вои{н|тельница}. Вижу, ты прош{ел|ла} последнее испытание!</text:p>
          </table:table-cell>
        </table:table-row>
        <table:table-row table:style-name="ro1">
          <table:table-cell office:value-type="float" office:value="206701" calcext:value-type="float">
            <text:p>206701</text:p>
          </table:table-cell>
          <table:table-cell office:value-type="string" calcext:value-type="string">
            <text:p>Ох и намучал{ся|ась} я с этим испытанием. Знаете, Зальес, сколько раз мне приходилось начинать всё сначала.</text:p>
          </table:table-cell>
        </table:table-row>
        <table:table-row table:style-name="ro1">
          <table:table-cell office:value-type="float" office:value="206702" calcext:value-type="float">
            <text:p>206702</text:p>
          </table:table-cell>
          <table:table-cell office:value-type="string" calcext:value-type="string">
            <text:p>Так и есть. Я направил{ся|ась} к вам сразу же после третьего обелиска.</text:p>
          </table:table-cell>
        </table:table-row>
        <table:table-row table:style-name="ro1">
          <table:table-cell office:value-type="float" office:value="206703" calcext:value-type="float">
            <text:p>206703</text:p>
          </table:table-cell>
          <table:table-cell office:value-type="string" calcext:value-type="string">
            <text:p>Совершенно верно, {юноша|девушка}! Прозорлив{|а} ты не по годам. Эти камни и носят название Камней Судьбы. Первый обелиск означал твоё прошлое, пройденное тобой очищение огнём. Второй обелиск говорил о твоём настоящем, Испытании Мудрости. Ну а третий - это твоё будущее, встреча с Тёмным Властелином.</text:p>
          </table:table-cell>
        </table:table-row>
        <table:table-row table:style-name="ro1">
          <table:table-cell office:value-type="float" office:value="206705" calcext:value-type="float">
            <text:p>206705</text:p>
          </table:table-cell>
          <table:table-cell office:value-type="string" calcext:value-type="string">
            <text:p>Конечно, магистр. Я сразу же разгадал{|а} загадку. Ведь обелиски отражают мою судьбу, да?</text:p>
          </table:table-cell>
        </table:table-row>
        <table:table-row table:style-name="ro1">
          <table:table-cell office:value-type="float" office:value="206706" calcext:value-type="float">
            <text:p>206706</text:p>
          </table:table-cell>
          <table:table-cell office:value-type="string" calcext:value-type="string">
            <text:p>Честно говоря, Зальес, я выбирал{|а} символы наугад. И так получилось, что я всё угадал{|а} верно.</text:p>
          </table:table-cell>
        </table:table-row>
        <table:table-row table:style-name="ro1">
          <table:table-cell office:value-type="float" office:value="206710" calcext:value-type="float">
            <text:p>206710</text:p>
          </table:table-cell>
          <table:table-cell office:value-type="string" calcext:value-type="string">
            <text:p>Итак... Ты прош{ел|ла} все три испытания: Силу, Терпение и Мудрость. Знаешь, а ведь у них всех есть своё символичное значение. Когда-то давно Бариас, бывший в ту пору верховным магистром, произнёс такую фразу: Людям необходимы для жизни всего три качества. Сила - чтобы изменить то, что они изменить в состоянии. Терпение - чтобы выдержать то, что они изменить не в силах. И мудрость, чтобы отличить первое от второго. И вот теперь ты доказал свои достоинства... Тебя ждёт один из самых страшных врагов, которых когда-либо встречали Люди - Тёмный Властелин. Смери свою гордость, Герой, не пытайся напасть на него в одиночку - это верная погибель. Такая цель по плечу только группе сильных телом и духом Воинов и Магов. Я налагаю на тебя заклинание, которое позволит тебе в этом мире, в случае победы, сохранить %946% врага. Принеси мне его и, возможно, я смогу ещё более щедро вознаградить тебя. А пока прими награду за свои усилия. %=946%\n</text:p>
          </table:table-cell>
        </table:table-row>
        <table:table-row table:style-name="ro1">
          <table:table-cell office:value-type="float" office:value="206711" calcext:value-type="float">
            <text:p>206711</text:p>
          </table:table-cell>
          <table:table-cell office:value-type="string" calcext:value-type="string">
            <text:p>Здравствуйте, Вои{н|тельница}, чем я могу вам помочь?</text:p>
          </table:table-cell>
        </table:table-row>
        <table:table-row table:style-name="ro1">
          <table:table-cell office:value-type="float" office:value="206712" calcext:value-type="float">
            <text:p>206712</text:p>
          </table:table-cell>
          <table:table-cell office:value-type="string" calcext:value-type="string">
            <text:p>Здравствуйте, о Великий, я приш{ел|ла} по поручению Златована. Дело в том, что он обеспокоен странными проявлениями чего-то зловещего и спрашивает вашего совета.</text:p>
          </table:table-cell>
        </table:table-row>
        <table:table-row table:style-name="ro1">
          <table:table-cell office:value-type="float" office:value="206718" calcext:value-type="float">
            <text:p>206718</text:p>
          </table:table-cell>
          <table:table-cell office:value-type="string" calcext:value-type="string">
            <text:p>Здравствуй, Вои{н|тельница}! Давно тебя не было видно в наших краях... Всё дела, да ратные подвиги?</text:p>
          </table:table-cell>
        </table:table-row>
        <table:table-row table:style-name="ro1">
          <table:table-cell office:value-type="float" office:value="206721" calcext:value-type="float">
            <text:p>206721</text:p>
          </table:table-cell>
          <table:table-cell office:value-type="string" calcext:value-type="string">
            <text:p>Ну раз с Зальесом-то... Не сомневаюсь! Удачи вам, Вои{н|тельница}</text:p>
          </table:table-cell>
        </table:table-row>
        <table:table-row table:style-name="ro1">
          <table:table-cell office:value-type="float" office:value="206722" calcext:value-type="float">
            <text:p>206722</text:p>
          </table:table-cell>
          <table:table-cell office:value-type="string" calcext:value-type="string">
            <text:p>Здравствуйте и Вы, Дилан. Да как-то так получилось - закрутил{ся|ась}, завертел{ся|ась}, дела всё носят на полях сражений, даже к Барфосу в таверну не заглянешь на кружечку пива... Но я к Вам по делу!</text:p>
          </table:table-cell>
        </table:table-row>
        <table:table-row table:style-name="ro1">
          <table:table-cell office:value-type="float" office:value="206730" calcext:value-type="float">
            <text:p>206730</text:p>
          </table:table-cell>
          <table:table-cell office:value-type="string" calcext:value-type="string">
            <text:p>Итак, какие вести ты принес{|ла} от капитанов и Дилана?</text:p>
          </table:table-cell>
        </table:table-row>
        <table:table-row table:style-name="ro1">
          <table:table-cell office:value-type="float" office:value="206732" calcext:value-type="float">
            <text:p>206732</text:p>
          </table:table-cell>
          <table:table-cell office:value-type="string" calcext:value-type="string">
            <text:p>Тролли? Ну что же, масштабы бедствий, действительно, удручают! Вот что, Вои{н|тельница}, отправляйся к моему помощнику Сэмиусу. Он расскажет тебе более подробно, с чем мы, скорее всего, имеем дело.</text:p>
          </table:table-cell>
        </table:table-row>
        <table:table-row table:style-name="ro1">
          <table:table-cell office:value-type="float" office:value="206734" calcext:value-type="float">
            <text:p>206734</text:p>
          </table:table-cell>
          <table:table-cell office:value-type="string" calcext:value-type="string">
            <text:p>Нет, это будет излишним. Достаточно лишь заполучить несколько их душ для изучения. Обратитесь к Валиану, Вои{н|тельница}, он сможет помочь Вам в этом деле. А Зальеса мы пока не будем беспокоить.</text:p>
          </table:table-cell>
        </table:table-row>
        <table:table-row table:style-name="ro1">
          <table:table-cell office:value-type="float" office:value="206735" calcext:value-type="float">
            <text:p>206735</text:p>
          </table:table-cell>
          <table:table-cell office:value-type="string" calcext:value-type="string">
            <text:p>Приветствую Вас, Вои{н|тельница}. Чем я могу служить Вам?</text:p>
          </table:table-cell>
        </table:table-row>
        <table:table-row table:style-name="ro1">
          <table:table-cell office:value-type="float" office:value="206739" calcext:value-type="float">
            <text:p>206739</text:p>
          </table:table-cell>
          <table:table-cell office:value-type="string" calcext:value-type="string">
            <text:p>Зравствуйте, Сэмиус. Я приш{ел|ла} к Вам по поручению Зальеса, чтобы побеседовать с Вами о дурных предчувствиях Златована.</text:p>
          </table:table-cell>
        </table:table-row>
        <table:table-row table:style-name="ro1">
          <table:table-cell office:value-type="float" office:value="206741" calcext:value-type="float">
            <text:p>206741</text:p>
          </table:table-cell>
          <table:table-cell office:value-type="string" calcext:value-type="string">
            <text:p>Предчувствия... Вы обратились по верному адресу, Вои{н|тельница}. Присаживайтесь, думаю, я смогу вам кое-что поведать. Итак... Дело в том, что я могу видеть будущее в своих снах... Когда-то давно я видел сон о пришествии Тёмного Властелина. Был собран совет Магистериума и принято решение предотвратить его грядущее воплощение, либо же уничтожить физическое тело. Но, к сожалению, с тех пор ни в одном из моих снов не было ни единой подсказки, где бы мы могли найти это средоточие зла. И вот совсем недавно по миру струйками потекли слухи, что он пробудился... Странное поведение животных, активность гномов, погибший урожай - это лишь немногие свидетельства его явлению. Мастер Зальес уже давно подозревал о том, что это время приходит... Но у него несколько специфический взгляд на вещи, когда дело касается магии. Они и со Златованом поспорили как раз из-за того, что Зальес считает, что Тёмного Властелина необходимо сначала изучить... Возможно, конечно, мы бы смогли извлечь какую-то пользу из данных о той энергии, которой он владеет.</text:p>
          </table:table-cell>
        </table:table-row>
        <table:table-row table:style-name="ro1">
          <table:table-cell office:value-type="float" office:value="206743" calcext:value-type="float">
            <text:p>206743</text:p>
          </table:table-cell>
          <table:table-cell office:value-type="string" calcext:value-type="string">
            <text:p>Здравствуй, Вои{н|тельница}. Замечательно, что ты заш{ёл|ла} ко мне! У меня есть для тебя поручение особой важности.</text:p>
          </table:table-cell>
        </table:table-row>
        <table:table-row table:style-name="ro1">
          <table:table-cell office:value-type="float" office:value="206754" calcext:value-type="float">
            <text:p>206754</text:p>
          </table:table-cell>
          <table:table-cell office:value-type="string" calcext:value-type="string">
            <text:p>А вот тут, Вои{н|тельница}, и кроется самое интересное. Дело в том, что Измеритель Баланса показывает соотношение сил в мире.</text:p>
          </table:table-cell>
        </table:table-row>
        <table:table-row table:style-name="ro1">
          <table:table-cell office:value-type="float" office:value="206755" calcext:value-type="float">
            <text:p>206755</text:p>
          </table:table-cell>
          <table:table-cell office:value-type="string" calcext:value-type="string">
            <text:p>Ну от тебя требуется самое главное - поучаствовать в создании Измерителя. Готов{|а} ли ты к этому? А для начала отправляйся к Хильгору и сообщи о том, что поступаешь в его распоряжение.</text:p>
          </table:table-cell>
        </table:table-row>
        <table:table-row table:style-name="ro1">
          <table:table-cell office:value-type="float" office:value="206757" calcext:value-type="float">
            <text:p>206757</text:p>
          </table:table-cell>
          <table:table-cell office:value-type="string" calcext:value-type="string">
            <text:p>И да, и нет, Вои{н|тельница}. Всё зависит от исходных данных. Если мы захотим измерить силы, действующие на какого-то конкретного гнома, то этот прибор выдаст точные значения сил притяжения его к поверхности, влияния светил, лун и звёзд, а также различных магических составляющих.</text:p>
          </table:table-cell>
        </table:table-row>
        <table:table-row table:style-name="ro1">
          <table:table-cell office:value-type="float" office:value="206759" calcext:value-type="float">
            <text:p>206759</text:p>
          </table:table-cell>
          <table:table-cell office:value-type="string" calcext:value-type="string">
            <text:p>Прошу меня извинить, уважаемый, но дело в том, что я сейчас очень занят{|а} и вряд ли смогу быть полезн{ым|ой} почтенному Хильгору.\n</text:p>
          </table:table-cell>
        </table:table-row>
        <table:table-row table:style-name="ro1">
          <table:table-cell office:value-type="float" office:value="206760" calcext:value-type="float">
            <text:p>206760</text:p>
          </table:table-cell>
          <table:table-cell office:value-type="string" calcext:value-type="string">
            <text:p>Здравствуй, Вои{н|тельница}. Давненько тебя тут не было...</text:p>
          </table:table-cell>
        </table:table-row>
        <table:table-row table:style-name="ro1">
          <table:table-cell office:value-type="float" office:value="206769" calcext:value-type="float">
            <text:p>206769</text:p>
          </table:table-cell>
          <table:table-cell office:value-type="string" calcext:value-type="string">
            <text:p>До чего же он нетерпеливый! Ладно ладно, вот %260% отнеси ему. Скажи, что это моё извинение за моё опаздание. А посыльный с запчастями уже вышел. Ты с ним буквально разминул{ся|ась}! %=260%\n</text:p>
          </table:table-cell>
        </table:table-row>
        <table:table-row table:style-name="ro1">
          <table:table-cell office:value-type="float" office:value="206771" calcext:value-type="float">
            <text:p>206771</text:p>
          </table:table-cell>
          <table:table-cell office:value-type="string" calcext:value-type="string">
            <text:p>Вот и помощни{к|ца} пришёл! Замечательно! Ты же не слишком занят{|а}?</text:p>
          </table:table-cell>
        </table:table-row>
        <table:table-row table:style-name="ro1">
          <table:table-cell office:value-type="float" office:value="206774" calcext:value-type="float">
            <text:p>206774</text:p>
          </table:table-cell>
          <table:table-cell office:value-type="string" calcext:value-type="string">
            <text:p>Ну я вообще-то приш{ел|ла} к Вам по заданию... Но Вы рассказывайте, что у Вас случилось.</text:p>
          </table:table-cell>
        </table:table-row>
        <table:table-row table:style-name="ro1">
          <table:table-cell office:value-type="float" office:value="206776" calcext:value-type="float">
            <text:p>206776</text:p>
          </table:table-cell>
          <table:table-cell office:value-type="string" calcext:value-type="string">
            <text:p>Ну что узнал{|а}? Про Лагора не надо, его посыльный уже пришёл. А что Крагор сказал?</text:p>
          </table:table-cell>
        </table:table-row>
        <table:table-row table:style-name="ro1">
          <table:table-cell office:value-type="float" office:value="206779" calcext:value-type="float">
            <text:p>206779</text:p>
          </table:table-cell>
          <table:table-cell office:value-type="string" calcext:value-type="string">
            <text:p>Ну что ты так{ой|ая} серьёзн{ый|ая}? Шучу я просто. Но ты действительно возвращайся побыстрее. Думаю, найдём тебе новых важных заданий.</text:p>
          </table:table-cell>
        </table:table-row>
        <table:table-row table:style-name="ro1">
          <table:table-cell office:value-type="float" office:value="206787" calcext:value-type="float">
            <text:p>206787</text:p>
          </table:table-cell>
          <table:table-cell office:value-type="string" calcext:value-type="string">
            <text:p>Вернул{ся|ась}, Вои{н|тельница}? Как там эти работники? Добывают мои кристаллы?</text:p>
          </table:table-cell>
        </table:table-row>
        <table:table-row table:style-name="ro1">
          <table:table-cell office:value-type="float" office:value="206794" calcext:value-type="float">
            <text:p>206794</text:p>
          </table:table-cell>
          <table:table-cell office:value-type="string" calcext:value-type="string">
            <text:p>Буду чест{ен|на} с Вами... Не видел{|а} я помощников Лагора в подземелье. Воины другие были, охотники... А вот шахтёров не видел{|а}. Ну я расчистил{|а} проход до ближайшего месторождения кристаллов, убедил{ся|ась}, что никто не лезет новый и сразу к Вам.</text:p>
          </table:table-cell>
        </table:table-row>
        <table:table-row table:style-name="ro1">
          <table:table-cell office:value-type="float" office:value="206795" calcext:value-type="float">
            <text:p>206795</text:p>
          </table:table-cell>
          <table:table-cell office:value-type="string" calcext:value-type="string">
            <text:p>С радостью! Как давно я ждал{|а} равного противника!</text:p>
          </table:table-cell>
        </table:table-row>
        <table:table-row table:style-name="ro1">
          <table:table-cell office:value-type="float" office:value="206799" calcext:value-type="float">
            <text:p>206799</text:p>
          </table:table-cell>
          <table:table-cell office:value-type="string" calcext:value-type="string">
            <text:p>Трусить вздумал{|а}?! А ну живо к Торадору! Я ему сообщу о твоём поведении, пусть сам решает, что с тобой делать!</text:p>
          </table:table-cell>
        </table:table-row>
        <table:table-row table:style-name="ro1">
          <table:table-cell office:value-type="float" office:value="206803" calcext:value-type="float">
            <text:p>206803</text:p>
          </table:table-cell>
          <table:table-cell office:value-type="string" calcext:value-type="string">
            <text:p>Приветствую, Вои{н|тельница}. Вижу, что-то тебя гнетёт. Поделишься?</text:p>
          </table:table-cell>
        </table:table-row>
        <table:table-row table:style-name="ro1">
          <table:table-cell office:value-type="float" office:value="206804" calcext:value-type="float">
            <text:p>206804</text:p>
          </table:table-cell>
          <table:table-cell office:value-type="string" calcext:value-type="string">
            <text:p>Ну совсем {бороду опустил|нос повесила}. Ты же понимаешь, что вокруг война... И поставленные задачи необходимо выполнять, пусть и ценой своей жизни. Ведь будущее всех Гномов вполне может зависить от твоих действий.</text:p>
          </table:table-cell>
        </table:table-row>
        <table:table-row table:style-name="ro1">
          <table:table-cell office:value-type="float" office:value="206807" calcext:value-type="float">
            <text:p>206807</text:p>
          </table:table-cell>
          <table:table-cell office:value-type="string" calcext:value-type="string">
            <text:p>И правильно, что не решил{ся|ась}. Ты верно подумал{|а}, он скор на необдуманные поступки. Но ты же согласишься отправиться в бой против Чёрных Рыцарей?</text:p>
          </table:table-cell>
        </table:table-row>
        <table:table-row table:style-name="ro1">
          <table:table-cell office:value-type="float" office:value="206810" calcext:value-type="float">
            <text:p>206810</text:p>
          </table:table-cell>
          <table:table-cell office:value-type="string" calcext:value-type="string">
            <text:p>Уважаемый Торадор, почтенный Хильгор был просто слишком скор на суждения. Не трусость была в моих словах, а лишь излишняя эмоциональность. Но с Хильгором я не решил{ся|ась} спорить. Ведь пока он не остыл, ждать от него можно чего угодно...</text:p>
          </table:table-cell>
        </table:table-row>
        <table:table-row table:style-name="ro1">
          <table:table-cell office:value-type="float" office:value="206811" calcext:value-type="float">
            <text:p>206811</text:p>
          </table:table-cell>
          <table:table-cell office:value-type="string" calcext:value-type="string">
            <text:p>Да, есть у меня задачка. Хильгор дал задание - отбить чертёж Измерителя Баланса у Чёрных Рыцарей. Сперва я согласил{ся|ась}, но вот сейчас думаю, что зря. Ведь это же верная погибель... На них стоит нападать всей армией гномов, а не в одиночку.</text:p>
          </table:table-cell>
        </table:table-row>
        <table:table-row table:style-name="ro1">
          <table:table-cell office:value-type="float" office:value="206813" calcext:value-type="float">
            <text:p>206813</text:p>
          </table:table-cell>
          <table:table-cell office:value-type="string" calcext:value-type="string">
            <text:p>Замечательно! Признаюсь, я всё же в глубине души несколько сомневался, что у тебя получится их достать... Но теперь я всем буду рассказывать, насколько ты сил{ен|ьна}! Но что это? Меч оторвал кусочек чертежа с пояснениями... Плохо, очень плохо! Что же делать? Отправляйся-ка ты к Бардину, попроси его совета. Если кто поможет тут помочь, то только он...</text:p>
          </table:table-cell>
        </table:table-row>
        <table:table-row table:style-name="ro1">
          <table:table-cell office:value-type="float" office:value="206814" calcext:value-type="float">
            <text:p>206814</text:p>
          </table:table-cell>
          <table:table-cell office:value-type="string" calcext:value-type="string">
            <text:p>Ну как прошла охота, Вои{н|тельница}? Вижу, приш{ел|ла} сам{|а}, вроде бы все на месте...</text:p>
          </table:table-cell>
        </table:table-row>
        <table:table-row table:style-name="ro1">
          <table:table-cell office:value-type="float" office:value="206817" calcext:value-type="float">
            <text:p>206817</text:p>
          </table:table-cell>
          <table:table-cell office:value-type="string" calcext:value-type="string">
            <text:p>Действительно, как-то из головы вылетело. Но ты молод{ец|чина}, что напомн{ил|ила}, а не пош{ел|ла} просто рыскать по всем домам! Так бы и не наш{ел|ла} его никогда. Живёт он далеко на севере, сразу за полем тыкв и бойлерами, в одном из заводских помещений. Вообще он там присматривает за работой механизмов, но среди жителей деревни он давно пользуется славой хранителя традиций и знатока летописей. Но ты готовься к тому, что характер у него сложный...</text:p>
          </table:table-cell>
        </table:table-row>
        <table:table-row table:style-name="ro1">
          <table:table-cell office:value-type="float" office:value="206819" calcext:value-type="float">
            <text:p>206819</text:p>
          </table:table-cell>
          <table:table-cell office:value-type="string" calcext:value-type="string">
            <text:p>Ну кого там ещё несёт? Входи уж, коли так далеко забрался. Кто так{ой|ая}, по какому делу?</text:p>
          </table:table-cell>
        </table:table-row>
        <table:table-row table:style-name="ro1">
          <table:table-cell office:value-type="float" office:value="206821" calcext:value-type="float">
            <text:p>206821</text:p>
          </table:table-cell>
          <table:table-cell office:value-type="string" calcext:value-type="string">
            <text:p>Вот ты заладил{|а} мастер, мастер. Какой там Хильгор мастер! Пьяница и всё тут. Гадалка, говоришь? Ну даром пророческим Гномы никогда не славились... Зато у Людей хватает всяких магов, колдунов и прочих дураков, считающих, что им подвластны все тайны мира. Но иногда всё же и у них бывают толковые задумки. Короче, {мальчик на побегушках Хильгора|девочка, бегающая с поручениями Хильгора}, слушай. Есть в мире три обелиска. У них есть одна особенность. Они показывают твою судьбу. Хильгор-то о них знает, не может не знать, но, похоже, забыл... Всю память пропил, осёл. О чём это я?</text:p>
          </table:table-cell>
        </table:table-row>
        <table:table-row table:style-name="ro1">
          <table:table-cell office:value-type="float" office:value="206823" calcext:value-type="float">
            <text:p>206823</text:p>
          </table:table-cell>
          <table:table-cell office:value-type="string" calcext:value-type="string">
            <text:p>Здравствуйте, мастер Бардин. Я не так давно прибыл{|а} в деревню из столицы. И вот сейчас мастер Хильгор послал меня к Вам помочь разобраться в одном вопросе.</text:p>
          </table:table-cell>
        </table:table-row>
        <table:table-row table:style-name="ro1">
          <table:table-cell office:value-type="float" office:value="206847" calcext:value-type="float">
            <text:p>206847</text:p>
          </table:table-cell>
          <table:table-cell office:value-type="string" calcext:value-type="string">
            <text:p>Что-то ты подзадержал{ся|ась}... Ну как, удалось узнать что-нибудь?</text:p>
          </table:table-cell>
        </table:table-row>
        <table:table-row table:style-name="ro1">
          <table:table-cell office:value-type="float" office:value="206852" calcext:value-type="float">
            <text:p>206852</text:p>
          </table:table-cell>
          <table:table-cell office:value-type="string" calcext:value-type="string">
            <text:p>Вернул{ся|ась}... А знаешь, у меня нечего ответить Корагору.</text:p>
          </table:table-cell>
        </table:table-row>
        <table:table-row table:style-name="ro1">
          <table:table-cell office:value-type="float" office:value="206860" calcext:value-type="float">
            <text:p>206860</text:p>
          </table:table-cell>
          <table:table-cell office:value-type="string" calcext:value-type="string">
            <text:p>Ну не такой уж он и мерзкий... Но вообще ты прав{|а}. Попробуем обойтись без него. Начни с Корагора. Может у него будут какие мысли по поводу машины.</text:p>
          </table:table-cell>
        </table:table-row>
        <table:table-row table:style-name="ro1">
          <table:table-cell office:value-type="float" office:value="206861" calcext:value-type="float">
            <text:p>206861</text:p>
          </table:table-cell>
          <table:table-cell office:value-type="string" calcext:value-type="string">
            <text:p>Здравствуй, Вои{н|тельница}. Ну как проходит сборка измерителя баланса? Хильгор проявил своё мастерство?</text:p>
          </table:table-cell>
        </table:table-row>
        <table:table-row table:style-name="ro1">
          <table:table-cell office:value-type="float" office:value="206868" calcext:value-type="float">
            <text:p>206868</text:p>
          </table:table-cell>
          <table:table-cell office:value-type="string" calcext:value-type="string">
            <text:p>Приветствую Вас, Воитель{|ница}! С чем на этот раз ты приш{ел|ла} в мою башню?</text:p>
          </table:table-cell>
        </table:table-row>
        <table:table-row table:style-name="ro1">
          <table:table-cell office:value-type="float" office:value="206878" calcext:value-type="float">
            <text:p>206878</text:p>
          </table:table-cell>
          <table:table-cell office:value-type="string" calcext:value-type="string">
            <text:p>Да, ошарашил{|а} ты меня... Нет, боюсь даже соображений нету.</text:p>
          </table:table-cell>
        </table:table-row>
        <table:table-row table:style-name="ro1">
          <table:table-cell office:value-type="float" office:value="206880" calcext:value-type="float">
            <text:p>206880</text:p>
          </table:table-cell>
          <table:table-cell office:value-type="string" calcext:value-type="string">
            <text:p>Добрый день, Вои{н|тельница}. Чем я могу помочь?</text:p>
          </table:table-cell>
        </table:table-row>
        <table:table-row table:style-name="ro1">
          <table:table-cell office:value-type="float" office:value="206884" calcext:value-type="float">
            <text:p>206884</text:p>
          </table:table-cell>
          <table:table-cell office:value-type="string" calcext:value-type="string">
            <text:p>Ну одна возможность есть. Скажи, что читал{|а} его книгу о традициях Гномов и хотел{|а} бы с ним потом обсудить её. Он, конечно, будет кричать, что времени нет, но останется довольным.</text:p>
          </table:table-cell>
        </table:table-row>
        <table:table-row table:style-name="ro1">
          <table:table-cell office:value-type="float" office:value="206885" calcext:value-type="float">
            <text:p>206885</text:p>
          </table:table-cell>
          <table:table-cell office:value-type="string" calcext:value-type="string">
            <text:p>Не затрудняйте себя, Вои{н|тельница}! Я уже знаю результаты твоих распросов...</text:p>
          </table:table-cell>
        </table:table-row>
        <table:table-row table:style-name="ro1">
          <table:table-cell office:value-type="float" office:value="206888" calcext:value-type="float">
            <text:p>206888</text:p>
          </table:table-cell>
          <table:table-cell office:value-type="string" calcext:value-type="string">
            <text:p>Ну кто там стучится?! Дверь выломаешь! Хватит из себя гранитного голема корчить! Чего застыл{|а}, как столб?! Входи уже, застудишь комнату! Чего хотел{|а}?</text:p>
          </table:table-cell>
        </table:table-row>
        <table:table-row table:style-name="ro1">
          <table:table-cell office:value-type="float" office:value="206891" calcext:value-type="float">
            <text:p>206891</text:p>
          </table:table-cell>
          <table:table-cell office:value-type="string" calcext:value-type="string">
            <text:p>Ну коли уже напачкал{|а} мне тут уже на полу, то выслушаю. Но потом будешь отмывать все коридоры тут!</text:p>
          </table:table-cell>
        </table:table-row>
        <table:table-row table:style-name="ro1">
          <table:table-cell office:value-type="float" office:value="206892" calcext:value-type="float">
            <text:p>206892</text:p>
          </table:table-cell>
          <table:table-cell office:value-type="string" calcext:value-type="string">
            <text:p>Так ты ко мне просто поболтать приш{ел|ла}?! А ничего, что сейчас война и все работают, не покладая рук?! Нет у меня времени на такие мелочи!</text:p>
          </table:table-cell>
        </table:table-row>
        <table:table-row table:style-name="ro1">
          <table:table-cell office:value-type="float" office:value="206894" calcext:value-type="float">
            <text:p>206894</text:p>
          </table:table-cell>
          <table:table-cell office:value-type="string" calcext:value-type="string">
            <text:p>Здравствуйте, почтенный. Прошу меня простить, что побеспокоил{|а} Вас в столь поздний час, но, может быть, вы уделите мне минутку внимания?</text:p>
          </table:table-cell>
        </table:table-row>
        <table:table-row table:style-name="ro1">
          <table:table-cell office:value-type="float" office:value="206896" calcext:value-type="float">
            <text:p>206896</text:p>
          </table:table-cell>
          <table:table-cell office:value-type="string" calcext:value-type="string">
            <text:p>Видите ли, Бардин, дело в том, что мне в руки попала Ваша книга о традициях... Не могли бы мы обсудить некоторые моменты из неё? Я бы хотел{|а} узнать их поглубже...</text:p>
          </table:table-cell>
        </table:table-row>
        <table:table-row table:style-name="ro1">
          <table:table-cell office:value-type="float" office:value="206897" calcext:value-type="float">
            <text:p>206897</text:p>
          </table:table-cell>
          <table:table-cell office:value-type="string" calcext:value-type="string">
            <text:p>Здравствуй, Вои{н|тельница}. Чем я могу тебе помочь?</text:p>
          </table:table-cell>
        </table:table-row>
        <table:table-row table:style-name="ro1">
          <table:table-cell office:value-type="float" office:value="206900" calcext:value-type="float">
            <text:p>206900</text:p>
          </table:table-cell>
          <table:table-cell office:value-type="string" calcext:value-type="string">
            <text:p>Ну что, Вои{н|тельница}, получилось узнать подробности об этой третьей силе?</text:p>
          </table:table-cell>
        </table:table-row>
        <table:table-row table:style-name="ro1">
          <table:table-cell office:value-type="float" office:value="206901" calcext:value-type="float">
            <text:p>206901</text:p>
          </table:table-cell>
          <table:table-cell office:value-type="string" calcext:value-type="string">
            <text:p>Вопрос... О, ты говорил{|а} о троллях? Сейчас я соберу тебе 3 устройства, позволяющие заполучить их души. И потом с этими душами мы сможем узнать что-то и об их повелителе.</text:p>
          </table:table-cell>
        </table:table-row>
        <table:table-row table:style-name="ro1">
          <table:table-cell office:value-type="float" office:value="206916" calcext:value-type="float">
            <text:p>206916</text:p>
          </table:table-cell>
          <table:table-cell office:value-type="string" calcext:value-type="string">
            <text:p>По твоему озабоченному лицу, Вои{н|тельница}, я вижу, что ты вряд ли приш{ел|ла} поговорить со мной о погоде.</text:p>
          </table:table-cell>
        </table:table-row>
        <table:table-row table:style-name="ro1">
          <table:table-cell office:value-type="float" office:value="206917" calcext:value-type="float">
            <text:p>206917</text:p>
          </table:table-cell>
          <table:table-cell office:value-type="string" calcext:value-type="string">
            <text:p>Воистину так, Корагор. Хильгор подтвердил все опасения. Я добыл{|а} души приспешников Тёмного Властелина - троллей, и мы ввели их данные в машину. Результат был самым печальным. Тёмный Властелин существует и он - главная угроза всему миру Элинор... Ведь его цель - уничтожение всего мира. Видимо, он хочет отомстить Людям, но и нас заденет подобная катастрофа.</text:p>
          </table:table-cell>
        </table:table-row>
        <table:table-row table:style-name="ro1">
          <table:table-cell office:value-type="float" office:value="206918" calcext:value-type="float">
            <text:p>206918</text:p>
          </table:table-cell>
          <table:table-cell office:value-type="string" calcext:value-type="string">
            <text:p>Мы должны его остановить. Полагаться на действия Людей мы не можем. Даже если им удасться его победить - неизвестно, какие преимущества им даст эта победа. Поэтому всё необходимо сделать своими силами. Похоже, уничтожить мы его не сможем. Но отбросить на время должны попытаться. К тому же... Вои{н|тельница}, для тебя есть важная миссия. Когда твоему отряду удасться уничтожить физическую оболочку Темного Властелина, то от него, согласно легендам, должен остаться %946%. Принеси его мне и я с удовольствием обменяю его тебе на какую-нибудь полезную для тебя вещь. %=946%\n</text:p>
          </table:table-cell>
        </table:table-row>
        <table:table-row table:style-name="ro1">
          <table:table-cell office:value-type="float" office:value="206921" calcext:value-type="float">
            <text:p>206921</text:p>
          </table:table-cell>
          <table:table-cell office:value-type="string" calcext:value-type="string">
            <text:p>Здравствуй, {юноша|девушка}. Как живётся нынче молодым воител{ям|ьницам}?</text:p>
          </table:table-cell>
        </table:table-row>
        <table:table-row table:style-name="ro1">
          <table:table-cell office:value-type="float" office:value="206924" calcext:value-type="float">
            <text:p>206924</text:p>
          </table:table-cell>
          <table:table-cell office:value-type="string" calcext:value-type="string">
            <text:p>Обычно %946% - необычайная редкость, которая появляется в мире раз в несколько тысяч лет... И, если собрать 10 Элементов и зачаровать в кольцо или амулет, его силы будут неописуемыми! Сможешь принести мне их? Тогда я изготовлю тебе %825%, %826% или %820%, сам{|а} выбирай. Но учти, что хаос слишком нестабилен... И через 60 дней предмет сгинет в дебрях эфира. %=825,826,820,946%\n</text:p>
          </table:table-cell>
        </table:table-row>
        <table:table-row table:style-name="ro1">
          <table:table-cell office:value-type="float" office:value="206926" calcext:value-type="float">
            <text:p>206926</text:p>
          </table:table-cell>
          <table:table-cell office:value-type="string" calcext:value-type="string">
            <text:p>Добрый день, Вои{н|тельница}. Тебе удалось добыть 10 Элементов Хаоса?</text:p>
          </table:table-cell>
        </table:table-row>
        <table:table-row table:style-name="ro1">
          <table:table-cell office:value-type="float" office:value="206932" calcext:value-type="float">
            <text:p>206932</text:p>
          </table:table-cell>
          <table:table-cell office:value-type="string" calcext:value-type="string">
            <text:p>Добрый день, Вои{н|тельница}, могу ли я тебе чем-то помочь?</text:p>
          </table:table-cell>
        </table:table-row>
        <table:table-row table:style-name="ro1">
          <table:table-cell office:value-type="float" office:value="206935" calcext:value-type="float">
            <text:p>206935</text:p>
          </table:table-cell>
          <table:table-cell office:value-type="string" calcext:value-type="string">
            <text:p>В легендах порой встречаются упоминания о предметах, в состав которых был добавлен %946%. Даже простая секира, если её зачаровать хаосом, становится необычайно разрушительным оружием... Но, к сожалению, они перестают быть стабильными. Хочешь ли ты, чтобы наши кузнецы выковали тебе %820%, %825% или %826%? Для каждого из них тебе потребуются 10 элементов хаоса, но будь готов{|а} к тому, что через 60 дней этот предмет покинет наш мир. %=946,825,826,820%\n</text:p>
          </table:table-cell>
        </table:table-row>
        <table:table-row table:style-name="ro1">
          <table:table-cell office:value-type="float" office:value="206942" calcext:value-type="float">
            <text:p>206942</text:p>
          </table:table-cell>
          <table:table-cell office:value-type="string" calcext:value-type="string">
            <text:p>Приветствую тебя, Вои{н|тель}! Принес{|ла} ли ты мне 10 элементов хаоса?</text:p>
          </table:table-cell>
        </table:table-row>
        <table:table-row table:style-name="ro1">
          <table:table-cell office:value-type="float" office:value="206945" calcext:value-type="float">
            <text:p>206945</text:p>
          </table:table-cell>
          <table:table-cell office:value-type="string" calcext:value-type="string">
            <text:p>Извини, Ирия, но на самом деле я сейчас занят{|а} весьма важным заданием Златована, поэтому вынужден{|а} отказаться.</text:p>
          </table:table-cell>
        </table:table-row>
        <table:table-row table:style-name="ro1">
          <table:table-cell office:value-type="float" office:value="206947" calcext:value-type="float">
            <text:p>206947</text:p>
          </table:table-cell>
          <table:table-cell office:value-type="string" calcext:value-type="string">
            <text:p>Да ладно тебе... Вижу же, что не занят{|а} ты сейчас! Вот ходишь, цветочки собираешь, воздухом наслаждаешься... Явно заняться нечем! А тут и мне подсобишь!</text:p>
          </table:table-cell>
        </table:table-row>
        <table:table-row table:style-name="ro1">
          <table:table-cell office:value-type="float" office:value="206948" calcext:value-type="float">
            <text:p>206948</text:p>
          </table:table-cell>
          <table:table-cell office:value-type="string" calcext:value-type="string">
            <text:p>Совершенно верно. Буду звать тебя Острым Нос{ом|иком}!\n\n&lt;b&gt;Награда:&lt;/b&gt; \n%$Exp:60%%=147:5,165:5%</text:p>
          </table:table-cell>
        </table:table-row>
        <table:table-row table:style-name="ro1">
          <table:table-cell office:value-type="float" office:value="206953" calcext:value-type="float">
            <text:p>206953</text:p>
          </table:table-cell>
          <table:table-cell office:value-type="string" calcext:value-type="string">
            <text:p>Да вот, уважаемый капитан, принес{|ла} вам посылочку от Ирии.</text:p>
          </table:table-cell>
        </table:table-row>
        <table:table-row table:style-name="ro1">
          <table:table-cell office:value-type="float" office:value="206957" calcext:value-type="float">
            <text:p>206957</text:p>
          </table:table-cell>
          <table:table-cell office:value-type="string" calcext:value-type="string">
            <text:p>А ты что же, уже открывал{|а} мою посылку? Вижу, лицо у тебя больно хитрое!</text:p>
          </table:table-cell>
        </table:table-row>
        <table:table-row table:style-name="ro1">
          <table:table-cell office:value-type="float" office:value="206959" calcext:value-type="float">
            <text:p>206959</text:p>
          </table:table-cell>
          <table:table-cell office:value-type="string" calcext:value-type="string">
            <text:p>Нет, что вы! Дело в том, что я помогал{|а} Ирии в приготовлении и уже всё попробовал{|а}...</text:p>
          </table:table-cell>
        </table:table-row>
        <table:table-row table:style-name="ro1">
          <table:table-cell office:value-type="float" office:value="206960" calcext:value-type="float">
            <text:p>206960</text:p>
          </table:table-cell>
          <table:table-cell office:value-type="string" calcext:value-type="string">
            <text:p>Так, Воин, несмотря на то, что ты приш{ел|ла} сюда по другому делу, у меня для тебя важное поручение!</text:p>
          </table:table-cell>
        </table:table-row>
        <table:table-row table:style-name="ro1">
          <table:table-cell office:value-type="float" office:value="206963" calcext:value-type="float">
            <text:p>206963</text:p>
          </table:table-cell>
          <table:table-cell office:value-type="string" calcext:value-type="string">
            <text:p>Не знаю, заметил{|а} ли ты, но мы тут воюем. Вот вчера на наш лагерь была попытка нападения со стороны этих бородатых недоростков. Мы его, конечно же, отбили, но я объявил особое положение. Негоже это, если каждая банда будет считать себя вправе задирать наших рыцарей! Наша цель - заставить их умыться кровью за свою дерзость! Так что отправляйся в колизей и убей 5 гномов!</text:p>
          </table:table-cell>
        </table:table-row>
        <table:table-row table:style-name="ro1">
          <table:table-cell office:value-type="float" office:value="206964" calcext:value-type="float">
            <text:p>206964</text:p>
          </table:table-cell>
          <table:table-cell office:value-type="string" calcext:value-type="string">
            <text:p>Я с Вами полностью соглас{ен|на}, капитан. Ваш приказ только радует моё сердце. Давно я хотел{|а} поквитаться с этими коротышками, да повода не было!</text:p>
          </table:table-cell>
        </table:table-row>
        <table:table-row table:style-name="ro1">
          <table:table-cell office:value-type="float" office:value="206965" calcext:value-type="float">
            <text:p>206965</text:p>
          </table:table-cell>
          <table:table-cell office:value-type="string" calcext:value-type="string">
            <text:p>Итак, Воин, показал{|а} ли ты Гномам, кто главный в мире Элинор?</text:p>
          </table:table-cell>
        </table:table-row>
        <table:table-row table:style-name="ro1">
          <table:table-cell office:value-type="float" office:value="206968" calcext:value-type="float">
            <text:p>206968</text:p>
          </table:table-cell>
          <table:table-cell office:value-type="string" calcext:value-type="string">
            <text:p>Здравствуй, ты сейчас не очень занят{|а}? Могу тебе предложить одно важное задание.</text:p>
          </table:table-cell>
        </table:table-row>
        <table:table-row table:style-name="ro1">
          <table:table-cell office:value-type="float" office:value="206969" calcext:value-type="float">
            <text:p>206969</text:p>
          </table:table-cell>
          <table:table-cell office:value-type="string" calcext:value-type="string">
            <text:p>Ну раз это такая важная птица... То я долж{ен|на} поспешить на встречу с ним!</text:p>
          </table:table-cell>
        </table:table-row>
        <table:table-row table:style-name="ro1">
          <table:table-cell office:value-type="float" office:value="206975" calcext:value-type="float">
            <text:p>206975</text:p>
          </table:table-cell>
          <table:table-cell office:value-type="string" calcext:value-type="string">
            <text:p>Здравствуй, Вои{н|тельница}. Не припомню твоего лица... Ты у нас недавно?</text:p>
          </table:table-cell>
        </table:table-row>
        <table:table-row table:style-name="ro1">
          <table:table-cell office:value-type="float" office:value="206978" calcext:value-type="float">
            <text:p>206978</text:p>
          </table:table-cell>
          <table:table-cell office:value-type="string" calcext:value-type="string">
            <text:p>Простите, но какие нужны ещё проверки? Я все проверки прош{ёл|ла} в Кумъяре!</text:p>
          </table:table-cell>
        </table:table-row>
        <table:table-row table:style-name="ro1">
          <table:table-cell office:value-type="float" office:value="206979" calcext:value-type="float">
            <text:p>206979</text:p>
          </table:table-cell>
          <table:table-cell office:value-type="string" calcext:value-type="string">
            <text:p>Да, меня прислал ученик кузнеца Унгор. Он сказал, что все новоприбывшие должны навещать Вас. Я только недавно прибыл{|а} из столицы и вот направил{ся|ась} к Вам.</text:p>
          </table:table-cell>
        </table:table-row>
        <table:table-row table:style-name="ro1">
          <table:table-cell office:value-type="float" office:value="206982" calcext:value-type="float">
            <text:p>206982</text:p>
          </table:table-cell>
          <table:table-cell office:value-type="string" calcext:value-type="string">
            <text:p>Ну что, завершил{|а} испытание? Вижу, с твоего молот всё ещё стекает кровь.</text:p>
          </table:table-cell>
        </table:table-row>
        <table:table-row table:style-name="ro1">
          <table:table-cell office:value-type="float" office:value="206984" calcext:value-type="float">
            <text:p>206984</text:p>
          </table:table-cell>
          <table:table-cell office:value-type="string" calcext:value-type="string">
            <text:p>Воистину так... Надеюсь, я доказал{|а} свои силы?</text:p>
          </table:table-cell>
        </table:table-row>
        <table:table-row table:style-name="ro1">
          <table:table-cell office:value-type="float" office:value="206985" calcext:value-type="float">
            <text:p>206985</text:p>
          </table:table-cell>
          <table:table-cell office:value-type="string" calcext:value-type="string">
            <text:p>Вои{н|тельница}, для тебя есть важное задание.</text:p>
          </table:table-cell>
        </table:table-row>
        <table:table-row table:style-name="ro1">
          <table:table-cell office:value-type="float" office:value="206988" calcext:value-type="float">
            <text:p>206988</text:p>
          </table:table-cell>
          <table:table-cell office:value-type="string" calcext:value-type="string">
            <text:p>Прошу меня извинить, уважаемый, но я слишком устал{|а} после предыдущего задания и приступлю к этому поручению позднее.</text:p>
          </table:table-cell>
        </table:table-row>
        <table:table-row table:style-name="ro1">
          <table:table-cell office:value-type="float" office:value="207008" calcext:value-type="float">
            <text:p>207008</text:p>
          </table:table-cell>
          <table:table-cell office:value-type="string" calcext:value-type="string">
            <text:p>Боюсь, я сейчас слишком занят{|а} поручениями Златована и не могу отвлечься на Ваше задание.</text:p>
          </table:table-cell>
        </table:table-row>
        <table:table-row table:style-name="ro1">
          <table:table-cell office:value-type="float" office:value="207009" calcext:value-type="float">
            <text:p>207009</text:p>
          </table:table-cell>
          <table:table-cell office:value-type="string" calcext:value-type="string">
            <text:p>Да, случилось. Вот пока ты уничтожал{|а} Гномов, один из Чёрных Рыцарей принёс мне %952%... Вот, посмотри, что думаешь? %=952%\n</text:p>
          </table:table-cell>
        </table:table-row>
        <table:table-row table:style-name="ro1">
          <table:table-cell office:value-type="float" office:value="207012" calcext:value-type="float">
            <text:p>207012</text:p>
          </table:table-cell>
          <table:table-cell office:value-type="string" calcext:value-type="string">
            <text:p>Здравия желаю, Вои{н|тельница}! Как служится?</text:p>
          </table:table-cell>
        </table:table-row>
        <table:table-row table:style-name="ro1">
          <table:table-cell office:value-type="float" office:value="207018" calcext:value-type="float">
            <text:p>207018</text:p>
          </table:table-cell>
          <table:table-cell office:value-type="string" calcext:value-type="string">
            <text:p>Ну-ка поднеси поближе! Знаком, даже очень хорошо знаком. Это %952% пропавшего без вести мужа Ирии. А откуда ты его взял{|а}?</text:p>
          </table:table-cell>
        </table:table-row>
        <table:table-row table:style-name="ro1">
          <table:table-cell office:value-type="float" office:value="207020" calcext:value-type="float">
            <text:p>207020</text:p>
          </table:table-cell>
          <table:table-cell office:value-type="string" calcext:value-type="string">
            <text:p>Капитан Ярован дал мне этот молот, чтобы я спросил{|а} Вашего мнения. Сам он вспомнить не мог, где он его видел. А ему принес один из Чёрных Рыцарей из похода.</text:p>
          </table:table-cell>
        </table:table-row>
        <table:table-row table:style-name="ro1">
          <table:table-cell office:value-type="float" office:value="207024" calcext:value-type="float">
            <text:p>207024</text:p>
          </table:table-cell>
          <table:table-cell office:value-type="string" calcext:value-type="string">
            <text:p>Мне его дал Ярован, чтобы я узнал{|а} Ваше мнение. А ему принёс один из Чёрных Рыцарей.</text:p>
          </table:table-cell>
        </table:table-row>
        <table:table-row table:style-name="ro1">
          <table:table-cell office:value-type="float" office:value="207025" calcext:value-type="float">
            <text:p>207025</text:p>
          </table:table-cell>
          <table:table-cell office:value-type="string" calcext:value-type="string">
            <text:p>Здравствуй, дорог{ой|ая}, опять покушать заш{ел|ла}?</text:p>
          </table:table-cell>
        </table:table-row>
        <table:table-row table:style-name="ro1">
          <table:table-cell office:value-type="float" office:value="207027" calcext:value-type="float">
            <text:p>207027</text:p>
          </table:table-cell>
          <table:table-cell office:value-type="string" calcext:value-type="string">
            <text:p>Ирия, мне очень жаль, но я принес{|ла} грустную весть. Похоже, твой муж был убит. Яровану один из его Чёрных Рыцарей принёс этот %952%.</text:p>
          </table:table-cell>
        </table:table-row>
        <table:table-row table:style-name="ro1">
          <table:table-cell office:value-type="float" office:value="207033" calcext:value-type="float">
            <text:p>207033</text:p>
          </table:table-cell>
          <table:table-cell office:value-type="string" calcext:value-type="string">
            <text:p>Унгор, ей богу, очень занят{|а} сейчас, не до этого!\n</text:p>
          </table:table-cell>
        </table:table-row>
        <table:table-row table:style-name="ro1">
          <table:table-cell office:value-type="float" office:value="207035" calcext:value-type="float">
            <text:p>207035</text:p>
          </table:table-cell>
          <table:table-cell office:value-type="string" calcext:value-type="string">
            <text:p>Заточил{|а} топорики? Дай сюда, проверю... Ну что, замечательно! Даже у меня такой острой кромки не всегда получалось добиться!</text:p>
          </table:table-cell>
        </table:table-row>
        <table:table-row table:style-name="ro1">
          <table:table-cell office:value-type="float" office:value="207038" calcext:value-type="float">
            <text:p>207038</text:p>
          </table:table-cell>
          <table:table-cell office:value-type="string" calcext:value-type="string">
            <text:p>Здравствуй, здравствуй, Вои{н|тельница}! Вижу свёрток. Давай посмотрю на труды Унгора!</text:p>
          </table:table-cell>
        </table:table-row>
        <table:table-row table:style-name="ro1">
          <table:table-cell office:value-type="float" office:value="207039" calcext:value-type="float">
            <text:p>207039</text:p>
          </table:table-cell>
          <table:table-cell office:value-type="string" calcext:value-type="string">
            <text:p>А неплохие топоры получились, спасибо. С задачей ты справил{ся|ась}! Вот, держи награду, заслужил{|а}!</text:p>
          </table:table-cell>
        </table:table-row>
        <table:table-row table:style-name="ro1">
          <table:table-cell office:value-type="float" office:value="207042" calcext:value-type="float">
            <text:p>207042</text:p>
          </table:table-cell>
          <table:table-cell office:value-type="string" calcext:value-type="string">
            <text:p>Тут тебе не зверинец! Ну ладно, глупость надо лечить... Иди и принеси мне %967% в количестве 10 штук. Но если будут убивать - кричи. Разок уж я тебя вытащу. Может, поймёшь, что не туда попал{|а}. %=967%\n</text:p>
          </table:table-cell>
        </table:table-row>
        <table:table-row table:style-name="ro1">
          <table:table-cell office:value-type="float" office:value="207048" calcext:value-type="float">
            <text:p>207048</text:p>
          </table:table-cell>
          <table:table-cell office:value-type="string" calcext:value-type="string">
            <text:p>Да я не так давно прибыл{|а} в деревню Лонгхольм. Состою на службе в войсках короля. Вот осматриваюсь...</text:p>
          </table:table-cell>
        </table:table-row>
        <table:table-row table:style-name="ro1">
          <table:table-cell office:value-type="float" office:value="207049" calcext:value-type="float">
            <text:p>207049</text:p>
          </table:table-cell>
          <table:table-cell office:value-type="string" calcext:value-type="string">
            <text:p>Ты кто так{ой|ая}? Почему лица не знаю?!</text:p>
          </table:table-cell>
        </table:table-row>
        <table:table-row table:style-name="ro1">
          <table:table-cell office:value-type="float" office:value="207052" calcext:value-type="float">
            <text:p>207052</text:p>
          </table:table-cell>
          <table:table-cell office:value-type="string" calcext:value-type="string">
            <text:p>Что, нагулял{ся|ась}? Сдрейфил{|а} и решил{|а} подобру поздорову вернуться в деревню? Правильно, правильно.</text:p>
          </table:table-cell>
        </table:table-row>
        <table:table-row table:style-name="ro1">
          <table:table-cell office:value-type="float" office:value="207053" calcext:value-type="float">
            <text:p>207053</text:p>
          </table:table-cell>
          <table:table-cell office:value-type="string" calcext:value-type="string">
            <text:p>Да я не только нагулял{ся|ась}, но ещё и поручение выполнил{|а}! Вот 10 зубов.</text:p>
          </table:table-cell>
        </table:table-row>
        <table:table-row table:style-name="ro1">
          <table:table-cell office:value-type="float" office:value="207055" calcext:value-type="float">
            <text:p>207055</text:p>
          </table:table-cell>
          <table:table-cell office:value-type="string" calcext:value-type="string">
            <text:p>Здравствуйте, уважаем{ый|ая}. Куда-то идёте? У Вас есть дела на Острове Посвящения?</text:p>
          </table:table-cell>
        </table:table-row>
        <table:table-row table:style-name="ro1">
          <table:table-cell office:value-type="float" office:value="207056" calcext:value-type="float">
            <text:p>207056</text:p>
          </table:table-cell>
          <table:table-cell office:value-type="string" calcext:value-type="string">
            <text:p>Тролли тут появились совсем недавно. Сущее бедствие... Кстати, я вижу, Вы {сильный воин|умелая воительница}, может быть, поможете мне с небольшим дельцем?</text:p>
          </table:table-cell>
        </table:table-row>
        <table:table-row table:style-name="ro1">
          <table:table-cell office:value-type="float" office:value="207067" calcext:value-type="float">
            <text:p>207067</text:p>
          </table:table-cell>
          <table:table-cell office:value-type="string" calcext:value-type="string">
            <text:p>Слушай, новеньк{ий|ая}! А может быть, ты ещё и дальше пойдёшь и подтвердишь свои силы? Принесёшь мне %968%? На вид такое ухо ничем не отличаются от простых. Только когда ты их одолеешь - увидишь, что уши чуть темнее по цвету. Сможешь добыть 10 штук? %=968%\n</text:p>
          </table:table-cell>
        </table:table-row>
        <table:table-row table:style-name="ro1">
          <table:table-cell office:value-type="float" office:value="207073" calcext:value-type="float">
            <text:p>207073</text:p>
          </table:table-cell>
          <table:table-cell office:value-type="string" calcext:value-type="string">
            <text:p>Решили снова навестить Остров, Вои{н|тельница}?</text:p>
          </table:table-cell>
        </table:table-row>
        <table:table-row table:style-name="ro1">
          <table:table-cell office:value-type="float" office:value="207074" calcext:value-type="float">
            <text:p>207074</text:p>
          </table:table-cell>
          <table:table-cell office:value-type="string" calcext:value-type="string">
            <text:p>Ну да, хочу проучить Людей, я слышал{|а}, они в последнее время совсем распоясались.</text:p>
          </table:table-cell>
        </table:table-row>
        <table:table-row table:style-name="ro1">
          <table:table-cell office:value-type="float" office:value="207075" calcext:value-type="float">
            <text:p>207075</text:p>
          </table:table-cell>
          <table:table-cell office:value-type="string" calcext:value-type="string">
            <text:p>Очень жаль, но я немного устал{|а} и не хочу встречаться в бою с троллями.</text:p>
          </table:table-cell>
        </table:table-row>
        <table:table-row table:style-name="ro1">
          <table:table-cell office:value-type="float" office:value="207078" calcext:value-type="float">
            <text:p>207078</text:p>
          </table:table-cell>
          <table:table-cell office:value-type="string" calcext:value-type="string">
            <text:p>Как прошла охота, Вои{н|тельница}?</text:p>
          </table:table-cell>
        </table:table-row>
        <table:table-row table:style-name="ro1">
          <table:table-cell office:value-type="float" office:value="207081" calcext:value-type="float">
            <text:p>207081</text:p>
          </table:table-cell>
          <table:table-cell office:value-type="string" calcext:value-type="string">
            <text:p>Знаешь, есть у меня снова к тебе дельце. Мне понадобился %969%! Но не простой, коричневый, а зелёный! Они встречаются крайне редко... Сам{|а} видишь, я тут службу несу, отойти не могу. А вот ты мог{|ла} бы мне помочь. %=969%\n</text:p>
          </table:table-cell>
        </table:table-row>
        <table:table-row table:style-name="ro1">
          <table:table-cell office:value-type="float" office:value="207094" calcext:value-type="float">
            <text:p>207094</text:p>
          </table:table-cell>
          <table:table-cell office:value-type="string" calcext:value-type="string">
            <text:p>Да нет, не отступили. Просто я для Вас выбирал{|а} самые лучшие. А они слишком хрупкие и разлетались часто. Но вот, удалось набрать десяток.</text:p>
          </table:table-cell>
        </table:table-row>
        <table:table-row table:style-name="ro1">
          <table:table-cell office:value-type="float" office:value="207095" calcext:value-type="float">
            <text:p>207095</text:p>
          </table:table-cell>
          <table:table-cell office:value-type="string" calcext:value-type="string">
            <text:p>Добрый день, Вои{н|тельница}! Будь осторож{ен|на} в своих странствиях! Говорят, недавно на Острове Посвящения появились Тролли!</text:p>
          </table:table-cell>
        </table:table-row>
        <table:table-row table:style-name="ro1">
          <table:table-cell office:value-type="float" office:value="207097" calcext:value-type="float">
            <text:p>207097</text:p>
          </table:table-cell>
          <table:table-cell office:value-type="string" calcext:value-type="string">
            <text:p>Неужели они так сильны? Не верю! До сих пор я не встречал{|а} никого, кто бы был сильнее меня!</text:p>
          </table:table-cell>
        </table:table-row>
        <table:table-row table:style-name="ro1">
          <table:table-cell office:value-type="float" office:value="207098" calcext:value-type="float">
            <text:p>207098</text:p>
          </table:table-cell>
          <table:table-cell office:value-type="string" calcext:value-type="string">
            <text:p>Ты мне не веришь?! Ну иди, проверь сам{|а}! Но не говори, что я тебя не предупреждал!</text:p>
          </table:table-cell>
        </table:table-row>
        <table:table-row table:style-name="ro1">
          <table:table-cell office:value-type="float" office:value="207100" calcext:value-type="float">
            <text:p>207100</text:p>
          </table:table-cell>
          <table:table-cell office:value-type="string" calcext:value-type="string">
            <text:p>Да, тролли. Никогда не встречал{|а} этих существ? Это сущие монстры! Огромные, агрессивные, все в тяжёлой броне! Одни их перчатки настолько огромны, что в них вся моя голова войдёт! Против троллей даже ветеранам c трудом удаётся выстоять, чего уж там говорить о простом человеке, как я! Мне вообще лучше спрятаться и подождать, пока они пройдут мимо... А мне тут как раз на этот остров нужно... Беда!</text:p>
          </table:table-cell>
        </table:table-row>
        <table:table-row table:style-name="ro1">
          <table:table-cell office:value-type="float" office:value="207101" calcext:value-type="float">
            <text:p>207101</text:p>
          </table:table-cell>
          <table:table-cell office:value-type="string" calcext:value-type="string">
            <text:p>Хорошо, я сражусь с этими троллями, как ты их называешь. И принесу тебе 10 их перчаток, чтобы ты знал, что нет в мире Элинор ещё монстра, который бы смог победить таких воител{ей|ьниц}, как я! Воител{ей|ьниц}, которые не трусят и не прячутся при опасности!</text:p>
          </table:table-cell>
        </table:table-row>
        <table:table-row table:style-name="ro1">
          <table:table-cell office:value-type="float" office:value="207102" calcext:value-type="float">
            <text:p>207102</text:p>
          </table:table-cell>
          <table:table-cell office:value-type="string" calcext:value-type="string">
            <text:p>Ты цел{|а}! Хвала Эквиль! Ну что, убедил{ся|ась} в моей правоте? Правда же, это ужасающие животные!</text:p>
          </table:table-cell>
        </table:table-row>
        <table:table-row table:style-name="ro1">
          <table:table-cell office:value-type="float" office:value="207108" calcext:value-type="float">
            <text:p>207108</text:p>
          </table:table-cell>
          <table:table-cell office:value-type="string" calcext:value-type="string">
            <text:p>Дай-ка их сюда... А ты уверен{|а}, что это перчатки троллей?</text:p>
          </table:table-cell>
        </table:table-row>
        <table:table-row table:style-name="ro1">
          <table:table-cell office:value-type="float" office:value="207109" calcext:value-type="float">
            <text:p>207109</text:p>
          </table:table-cell>
          <table:table-cell office:value-type="string" calcext:value-type="string">
            <text:p>А знаешь что, Вои{н|тельница}... Ты меня прости, но я тебе не верю. Эти перчатки слишком маленькие, чтобы быть перчатками троллей.</text:p>
          </table:table-cell>
        </table:table-row>
        <table:table-row table:style-name="ro1">
          <table:table-cell office:value-type="float" office:value="207113" calcext:value-type="float">
            <text:p>207113</text:p>
          </table:table-cell>
          <table:table-cell office:value-type="string" calcext:value-type="string">
            <text:p>Эээ... Как это маленькие?! Быть такого не может! Я тебе клянусь, я снял{|а} их с мёртвых тел!</text:p>
          </table:table-cell>
        </table:table-row>
        <table:table-row table:style-name="ro1">
          <table:table-cell office:value-type="float" office:value="207116" calcext:value-type="float">
            <text:p>207116</text:p>
          </table:table-cell>
          <table:table-cell office:value-type="string" calcext:value-type="string">
            <text:p>Знаешь, Слепень, я не думаю, что я долж{ен|на} тебе что-то доказывать!</text:p>
          </table:table-cell>
        </table:table-row>
        <table:table-row table:style-name="ro1">
          <table:table-cell office:value-type="float" office:value="207117" calcext:value-type="float">
            <text:p>207117</text:p>
          </table:table-cell>
          <table:table-cell office:value-type="string" calcext:value-type="string">
            <text:p>Слепень, я ещё раз тебе говорю, я никоим образом не собирал{ся|ась} тебя обманывать! Может быть, тебе от страха показалось, что они очень большие... А на самом деле, тролли не очень выше людей, это я тебе совершенно точно заявляю!</text:p>
          </table:table-cell>
        </table:table-row>
        <table:table-row table:style-name="ro1">
          <table:table-cell office:value-type="float" office:value="207119" calcext:value-type="float">
            <text:p>207119</text:p>
          </table:table-cell>
          <table:table-cell office:value-type="string" calcext:value-type="string">
            <text:p>Ничего подобного! Это были первые встретившиеся мне тролли! Я никак их специально не выбирал{|а}!</text:p>
          </table:table-cell>
        </table:table-row>
        <table:table-row table:style-name="ro1">
          <table:table-cell office:value-type="float" office:value="207124" calcext:value-type="float">
            <text:p>207124</text:p>
          </table:table-cell>
          <table:table-cell office:value-type="string" calcext:value-type="string">
            <text:p>Ох... Прости мне моё недоверие, Вои{н|тельница}. Жизнь просто нервная... Теперь я вижу, что ты очень сил{ен|ьна}! Но как же быть мне... Моих сил явно не хватит, чтобы убить тролля!</text:p>
          </table:table-cell>
        </table:table-row>
        <table:table-row table:style-name="ro1">
          <table:table-cell office:value-type="float" office:value="207125" calcext:value-type="float">
            <text:p>207125</text:p>
          </table:table-cell>
          <table:table-cell office:value-type="string" calcext:value-type="string">
            <text:p>Я ни разу не бился с троллями лицом к лицу! Но я же видел, как с ними дрались другие рыцари! Ты сам{|а} видел{|а}, насколько страшные у них огромные топоры! Они одним ударом разобьют мой меч или расколют щит!</text:p>
          </table:table-cell>
        </table:table-row>
        <table:table-row table:style-name="ro1">
          <table:table-cell office:value-type="float" office:value="207126" calcext:value-type="float">
            <text:p>207126</text:p>
          </table:table-cell>
          <table:table-cell office:value-type="string" calcext:value-type="string">
            <text:p>Слепень, я совсем устал{|а} спорить с тобой. Если хочешь - прячься и жди каждый раз, пока тролли будут проходить мимо, дело твоё.</text:p>
          </table:table-cell>
        </table:table-row>
        <table:table-row table:style-name="ro1">
          <table:table-cell office:value-type="float" office:value="207135" calcext:value-type="float">
            <text:p>207135</text:p>
          </table:table-cell>
          <table:table-cell office:value-type="string" calcext:value-type="string">
            <text:p>Здравствуй, Вои{н|тельница}. Знаешь ли ты об Острове Посвящения, который лежит по ту сторону портала к востоку от Колизея? Готов{|а} ли ты к неминуемой смерти?</text:p>
          </table:table-cell>
        </table:table-row>
        <table:table-row table:style-name="ro1">
          <table:table-cell office:value-type="float" office:value="207137" calcext:value-type="float">
            <text:p>207137</text:p>
          </table:table-cell>
          <table:table-cell office:value-type="string" calcext:value-type="string">
            <text:p>Пусть тебя это не беспокоит, Вои{н|тельница}. Главное - это чтобы ты знал{|а}, что на Острове тебя ждёт лишь смерть.</text:p>
          </table:table-cell>
        </table:table-row>
        <table:table-row table:style-name="ro1">
          <table:table-cell office:value-type="float" office:value="207139" calcext:value-type="float">
            <text:p>207139</text:p>
          </table:table-cell>
          <table:table-cell office:value-type="string" calcext:value-type="string">
            <text:p>Да что Вы заладили, смерть да смерть! А если я вернусь жив{ым|ой}?</text:p>
          </table:table-cell>
        </table:table-row>
        <table:table-row table:style-name="ro1">
          <table:table-cell office:value-type="float" office:value="207144" calcext:value-type="float">
            <text:p>207144</text:p>
          </table:table-cell>
          <table:table-cell office:value-type="string" calcext:value-type="string">
            <text:p>Ни слова воин, ни слова! Я вижу по твоим радостным глазам и свежим отметинам на доспехах, что ты приш{ел|ла} с победой.</text:p>
          </table:table-cell>
        </table:table-row>
        <table:table-row table:style-name="ro1">
          <table:table-cell office:value-type="float" office:value="207149" calcext:value-type="float">
            <text:p>207149</text:p>
          </table:table-cell>
          <table:table-cell office:value-type="string" calcext:value-type="string">
            <text:p>Вои{н|тельница}, у меня есть к тебе весьма важное задание! Его просто необходимо выполнить для секретных исследований Лагора, но, я уверен, у тебя это с лёгкостью получится!</text:p>
          </table:table-cell>
        </table:table-row>
        <table:table-row table:style-name="ro1">
          <table:table-cell office:value-type="float" office:value="207154" calcext:value-type="float">
            <text:p>207154</text:p>
          </table:table-cell>
          <table:table-cell office:value-type="string" calcext:value-type="string">
            <text:p>Да, попросите лучше кого-то ещё. Я сейчас очень занят{|а}</text:p>
          </table:table-cell>
        </table:table-row>
        <table:table-row table:style-name="ro1">
          <table:table-cell office:value-type="float" office:value="207157" calcext:value-type="float">
            <text:p>207157</text:p>
          </table:table-cell>
          <table:table-cell office:value-type="string" calcext:value-type="string">
            <text:p>Да, торопил{ся|ась}, как мог{|ла}, чтобы добыть самые свежие и целые сердца! Сложновато это оказалось...</text:p>
          </table:table-cell>
        </table:table-row>
        <table:table-row table:style-name="ro1">
          <table:table-cell office:value-type="float" office:value="207159" calcext:value-type="float">
            <text:p>207159</text:p>
          </table:table-cell>
          <table:table-cell office:value-type="string" calcext:value-type="string">
            <text:p>А у меня для тебя новое поручение! Рад{|а}?</text:p>
          </table:table-cell>
        </table:table-row>
        <table:table-row table:style-name="ro1">
          <table:table-cell office:value-type="float" office:value="207164" calcext:value-type="float">
            <text:p>207164</text:p>
          </table:table-cell>
          <table:table-cell office:value-type="string" calcext:value-type="string">
            <text:p>Нет, это как раз секрет. Может быть, в будущем, ты удостоишься чести получить допуск к секретным исследованиям и заданиям... Вот тогда мы с тобой и побеседуем за кружечкой доброго эля. А пока что... Принеси мне десять топоров тролля, да поновее. И не задавай вопросов, я всё равно не имею права отвечать, зачем они нам нужны. Исследуем их состав и технологии производства. Правда будь аккурат{ен|на}, железо у них плохонькое и может разбиться от сильного удара.</text:p>
          </table:table-cell>
        </table:table-row>
        <table:table-row table:style-name="ro1">
          <table:table-cell office:value-type="float" office:value="207168" calcext:value-type="float">
            <text:p>207168</text:p>
          </table:table-cell>
          <table:table-cell office:value-type="string" calcext:value-type="string">
            <text:p>Совершенно верно! И снова у троллей! Ты же уже привык{|ла} драться с ними, навык есть.</text:p>
          </table:table-cell>
        </table:table-row>
        <table:table-row table:style-name="ro1">
          <table:table-cell office:value-type="float" office:value="207171" calcext:value-type="float">
            <text:p>207171</text:p>
          </table:table-cell>
          <table:table-cell office:value-type="string" calcext:value-type="string">
            <text:p>Конечно, нормальные! Я несколько сотен разбил{|а} прежде чем получилось победить тролля и сберечь его оружие!</text:p>
          </table:table-cell>
        </table:table-row>
        <table:table-row table:style-name="ro1">
          <table:table-cell office:value-type="float" office:value="207173" calcext:value-type="float">
            <text:p>207173</text:p>
          </table:table-cell>
          <table:table-cell office:value-type="string" calcext:value-type="string">
            <text:p>Именно! Ну ладно, Вои{н|тельница}, задание выполнено. Разрешаю идти!</text:p>
          </table:table-cell>
        </table:table-row>
        <table:table-row table:style-name="ro1">
          <table:table-cell office:value-type="float" office:value="207175" calcext:value-type="float">
            <text:p>207175</text:p>
          </table:table-cell>
          <table:table-cell office:value-type="string" calcext:value-type="string">
            <text:p>Добрый вечер, вои{н|тельница}!</text:p>
          </table:table-cell>
        </table:table-row>
        <table:table-row table:style-name="ro1">
          <table:table-cell office:value-type="float" office:value="207186" calcext:value-type="float">
            <text:p>207186</text:p>
          </table:table-cell>
          <table:table-cell office:value-type="string" calcext:value-type="string">
            <text:p>Не сильно затруднила тебя моя просьба? Уж не отказаться ли ты приш{ёл|ла}?</text:p>
          </table:table-cell>
        </table:table-row>
        <table:table-row table:style-name="ro1">
          <table:table-cell office:value-type="float" office:value="207188" calcext:value-type="float">
            <text:p>207188</text:p>
          </table:table-cell>
          <table:table-cell office:value-type="string" calcext:value-type="string">
            <text:p>Замечательно! Знал{|а} бы ты, насколько ты мне помог{|ла}! Вот, держи награду... Пусть тут немного, но зато от чистого сердца!</text:p>
          </table:table-cell>
        </table:table-row>
        <table:table-row table:style-name="ro1">
          <table:table-cell office:value-type="float" office:value="207189" calcext:value-type="float">
            <text:p>207189</text:p>
          </table:table-cell>
          <table:table-cell office:value-type="string" calcext:value-type="string">
            <text:p>Нет, мастер. Зачем мне отказываться? Ведь я принес{|ла} Вам пояса!</text:p>
          </table:table-cell>
        </table:table-row>
        <table:table-row table:style-name="ro1">
          <table:table-cell office:value-type="float" office:value="207190" calcext:value-type="float">
            <text:p>207190</text:p>
          </table:table-cell>
          <table:table-cell office:value-type="string" calcext:value-type="string">
            <text:p>Не может быть! Ай да {молодец|умница}! Сложно было?</text:p>
          </table:table-cell>
        </table:table-row>
        <table:table-row table:style-name="ro1">
          <table:table-cell office:value-type="float" office:value="207191" calcext:value-type="float">
            <text:p>207191</text:p>
          </table:table-cell>
          <table:table-cell office:value-type="string" calcext:value-type="string">
            <text:p>Здравствуй, здравствуй, Вои{н|тельница}! Как живётся нынче воякам на белом свете?</text:p>
          </table:table-cell>
        </table:table-row>
        <table:table-row table:style-name="ro1">
          <table:table-cell office:value-type="float" office:value="207194" calcext:value-type="float">
            <text:p>207194</text:p>
          </table:table-cell>
          <table:table-cell office:value-type="string" calcext:value-type="string">
            <text:p>Понимаю, что подписываюсь на плохое задание... Но я соглас{ен|на}.</text:p>
          </table:table-cell>
        </table:table-row>
        <table:table-row table:style-name="ro1">
          <table:table-cell office:value-type="float" office:value="207202" calcext:value-type="float">
            <text:p>207202</text:p>
          </table:table-cell>
          <table:table-cell office:value-type="string" calcext:value-type="string">
            <text:p>Ну да, не без этого. Так что, соглас{ен|на}? Поговори с моей племянницей Лин, может ей мать что-то рассказывала... Наверняка же готовит её к будущей жизни и учит премудростям всяким. Только не говори, что от меня!\n\n&lt;b&gt;Награда:&lt;/b&gt; \n%$Exp:150,S:2,C:50%</text:p>
          </table:table-cell>
        </table:table-row>
        <table:table-row table:style-name="ro1">
          <table:table-cell office:value-type="float" office:value="207204" calcext:value-type="float">
            <text:p>207204</text:p>
          </table:table-cell>
          <table:table-cell office:value-type="string" calcext:value-type="string">
            <text:p>Ой, {дяденька|тётенька}! Вы так неожиданно вошли...</text:p>
          </table:table-cell>
        </table:table-row>
        <table:table-row table:style-name="ro1">
          <table:table-cell office:value-type="float" office:value="207207" calcext:value-type="float">
            <text:p>207207</text:p>
          </table:table-cell>
          <table:table-cell office:value-type="string" calcext:value-type="string">
            <text:p>Что случилось, малышка. Чем я тебя напугал{|а}?</text:p>
          </table:table-cell>
        </table:table-row>
        <table:table-row table:style-name="ro1">
          <table:table-cell office:value-type="float" office:value="207213" calcext:value-type="float">
            <text:p>207213</text:p>
          </table:table-cell>
          <table:table-cell office:value-type="string" calcext:value-type="string">
            <text:p>Да вот, наслышан{|а} о том, что очень вкусное блюдо... Хочу попробовать себя в кулинарном деле. Научишь меня этому рецепту?</text:p>
          </table:table-cell>
        </table:table-row>
        <table:table-row table:style-name="ro1">
          <table:table-cell office:value-type="float" office:value="207217" calcext:value-type="float">
            <text:p>207217</text:p>
          </table:table-cell>
          <table:table-cell office:value-type="string" calcext:value-type="string">
            <text:p>Ну уж нет, Лин, я помог{|ла} тебе, а ты помоги мне. Мы же так договаривались? Вот, держи вазу.</text:p>
          </table:table-cell>
        </table:table-row>
        <table:table-row table:style-name="ro1">
          <table:table-cell office:value-type="float" office:value="207220" calcext:value-type="float">
            <text:p>207220</text:p>
          </table:table-cell>
          <table:table-cell office:value-type="string" calcext:value-type="string">
            <text:p>Ну что, Вои{н|тельница}... Принес{|ла} мне рецепт?</text:p>
          </table:table-cell>
        </table:table-row>
        <table:table-row table:style-name="ro1">
          <table:table-cell office:value-type="float" office:value="207226" calcext:value-type="float">
            <text:p>207226</text:p>
          </table:table-cell>
          <table:table-cell office:value-type="string" calcext:value-type="string">
            <text:p>Ну Вы же не хотите, чтобы я рассказал{|а} обо всём Ирии?</text:p>
          </table:table-cell>
        </table:table-row>
        <table:table-row table:style-name="ro1">
          <table:table-cell office:value-type="float" office:value="207229" calcext:value-type="float">
            <text:p>207229</text:p>
          </table:table-cell>
          <table:table-cell office:value-type="string" calcext:value-type="string">
            <text:p>Маловато?! Да ты же просто рецепт выпросил{|а} у маленькой девочки!</text:p>
          </table:table-cell>
        </table:table-row>
        <table:table-row table:style-name="ro1">
          <table:table-cell office:value-type="float" office:value="207231" calcext:value-type="float">
            <text:p>207231</text:p>
          </table:table-cell>
          <table:table-cell office:value-type="string" calcext:value-type="string">
            <text:p>Здравия желаю, Вои{н|тельница}. Добро пожаловать на Остров Бури.</text:p>
          </table:table-cell>
        </table:table-row>
        <table:table-row table:style-name="ro1">
          <table:table-cell office:value-type="float" office:value="207242" calcext:value-type="float">
            <text:p>207242</text:p>
          </table:table-cell>
          <table:table-cell office:value-type="string" calcext:value-type="string">
            <text:p>Дааа, сил{ён ты, брат|ьна ты, сестра}! Я отсюда наблюдал за схваткой... Красота! Хорошо же тебя учили твои наставники в Кумъяре! Такие мастерские движения!</text:p>
          </table:table-cell>
        </table:table-row>
        <table:table-row table:style-name="ro1">
          <table:table-cell office:value-type="float" office:value="207243" calcext:value-type="float">
            <text:p>207243</text:p>
          </table:table-cell>
          <table:table-cell office:value-type="string" calcext:value-type="string">
            <text:p>Ну совсем застеснял ты меня... Но вообще-то неплохо получилось, соглас{ен|на}. А заодно и в голове немного прояснилось. Действительно что-то про корабль было. Помню, я за рулём стоял{|а} и пытал{ся|ась} обогнуть скалы, когда вокруг хлестал ливень... Но вот никакого острова не помню! Наверное, меня потом уже волнами выбросило.</text:p>
          </table:table-cell>
        </table:table-row>
        <table:table-row table:style-name="ro1">
          <table:table-cell office:value-type="float" office:value="207244" calcext:value-type="float">
            <text:p>207244</text:p>
          </table:table-cell>
          <table:table-cell office:value-type="string" calcext:value-type="string">
            <text:p>Видишь, как удачно получилось. Но раз уж ты мне услужил{|а}, держи вот награду... Это немного, конечно, но всё же.</text:p>
          </table:table-cell>
        </table:table-row>
        <table:table-row table:style-name="ro1">
          <table:table-cell office:value-type="float" office:value="207245" calcext:value-type="float">
            <text:p>207245</text:p>
          </table:table-cell>
          <table:table-cell office:value-type="string" calcext:value-type="string">
            <text:p>У меня к тебе важное дело, {друг мой|дорогая}!</text:p>
          </table:table-cell>
        </table:table-row>
        <table:table-row table:style-name="ro1">
          <table:table-cell office:value-type="float" office:value="207271" calcext:value-type="float">
            <text:p>207271</text:p>
          </table:table-cell>
          <table:table-cell office:value-type="string" calcext:value-type="string">
            <text:p>Ну я рад{|а}, что смог{|ла} тебе помочь!</text:p>
          </table:table-cell>
        </table:table-row>
        <table:table-row table:style-name="ro1">
          <table:table-cell office:value-type="float" office:value="207272" calcext:value-type="float">
            <text:p>207272</text:p>
          </table:table-cell>
          <table:table-cell office:value-type="string" calcext:value-type="string">
            <text:p>Я это очень ценю, {друг|подруга}!</text:p>
          </table:table-cell>
        </table:table-row>
        <table:table-row table:style-name="ro1">
          <table:table-cell office:value-type="float" office:value="207273" calcext:value-type="float">
            <text:p>207273</text:p>
          </table:table-cell>
          <table:table-cell office:value-type="string" calcext:value-type="string">
            <text:p>Послушай, {друг|подруга}, что я тут узнал! Поговорил тут с разными гномами... Рассказали мне весьма интересные подробности!</text:p>
          </table:table-cell>
        </table:table-row>
        <table:table-row table:style-name="ro1">
          <table:table-cell office:value-type="float" office:value="207280" calcext:value-type="float">
            <text:p>207280</text:p>
          </table:table-cell>
          <table:table-cell office:value-type="string" calcext:value-type="string">
            <text:p>Ой, Троин, я не уверен{|а}, что у меня хватит сил убить хотя бы одного из них. Так что я, наверное, откажусь...</text:p>
          </table:table-cell>
        </table:table-row>
        <table:table-row table:style-name="ro1">
          <table:table-cell office:value-type="float" office:value="207282" calcext:value-type="float">
            <text:p>207282</text:p>
          </table:table-cell>
          <table:table-cell office:value-type="string" calcext:value-type="string">
            <text:p>Как{ой|ая} же ты мокр{ый|ая}! Хаха!</text:p>
          </table:table-cell>
        </table:table-row>
        <table:table-row table:style-name="ro1">
          <table:table-cell office:value-type="float" office:value="207284" calcext:value-type="float">
            <text:p>207284</text:p>
          </table:table-cell>
          <table:table-cell office:value-type="string" calcext:value-type="string">
            <text:p>Ха-ха, шутни{к|ца}! Вот, кстати, я со всех гномов тебе наградку собрал. Они очень рады были, что ты согласил{ся|ась} наказать этих духов.\n</text:p>
          </table:table-cell>
        </table:table-row>
        <table:table-row table:style-name="ro1">
          <table:table-cell office:value-type="float" office:value="207287" calcext:value-type="float">
            <text:p>207287</text:p>
          </table:table-cell>
          <table:table-cell office:value-type="string" calcext:value-type="string">
            <text:p>А скажи-ка мне, {друг|подруга}, не всех ли ты водных духов убил{|а}?</text:p>
          </table:table-cell>
        </table:table-row>
        <table:table-row table:style-name="ro1">
          <table:table-cell office:value-type="float" office:value="207294" calcext:value-type="float">
            <text:p>207294</text:p>
          </table:table-cell>
          <table:table-cell office:value-type="string" calcext:value-type="string">
            <text:p>Ну это же водные духи! Ты их убивал{|а}, был{|а} в{есь|ся} мокр{ый|ая}! Но я не вижу соли на твоей одежде! Значит вода пресная! Так вот, наверняка, у них есть сердце какое-то. %986%. Принеси нам 10 штук. %=986%\n</text:p>
          </table:table-cell>
        </table:table-row>
        <table:table-row table:style-name="ro1">
          <table:table-cell office:value-type="float" office:value="207299" calcext:value-type="float">
            <text:p>207299</text:p>
          </table:table-cell>
          <table:table-cell office:value-type="string" calcext:value-type="string">
            <text:p>Ну что, Вои{н|тельница}, не тесно тебе на этом острове?</text:p>
          </table:table-cell>
        </table:table-row>
        <table:table-row table:style-name="ro1">
          <table:table-cell office:value-type="float" office:value="207301" calcext:value-type="float">
            <text:p>207301</text:p>
          </table:table-cell>
          <table:table-cell office:value-type="string" calcext:value-type="string">
            <text:p>Конечно, знаю! Я бы тебе и раньше сказал, да не был уверен, что ты готов{|а} отправиться на Большую Землю. На острове есть портал, а я - его хранитель. Когда-то я <text:s/>действительно потерпел кораблекрушение в этих водах. Но затем меня спас проплывающий мимо корабль... И с помощью магии мы воздвигли для других пострадавших портал, ведущий в окрестности селения Кхатог. А сам я решил остаться и помогать новобранцам окрепнуть, набраться сил и преодолеть трудности. Для тебя время уже пришло. Готов{|а} ли ты ступить навстречу новым приключениям и опасностям?</text:p>
          </table:table-cell>
        </table:table-row>
        <table:table-row table:style-name="ro1">
          <table:table-cell office:value-type="float" office:value="207310" calcext:value-type="float">
            <text:p>207310</text:p>
          </table:table-cell>
          <table:table-cell office:value-type="string" calcext:value-type="string">
            <text:p>Здравия желаю, Вои{н|тельница}. Добро пожаловать на Мыс Шторма.</text:p>
          </table:table-cell>
        </table:table-row>
        <table:table-row table:style-name="ro1">
          <table:table-cell office:value-type="float" office:value="207316" calcext:value-type="float">
            <text:p>207316</text:p>
          </table:table-cell>
          <table:table-cell office:value-type="string" calcext:value-type="string">
            <text:p>Дааа, сил{ён ты, брат|ьна ты, сестра}! Я отсюда наблюдал за схваткой... Красота! Хорошо же тебя учили твои наставники в Лангарде! Такие мастерские движения!</text:p>
          </table:table-cell>
        </table:table-row>
        <table:table-row table:style-name="ro1">
          <table:table-cell office:value-type="float" office:value="207349" calcext:value-type="float">
            <text:p>207349</text:p>
          </table:table-cell>
          <table:table-cell office:value-type="string" calcext:value-type="string">
            <text:p>Ой, Труфор, я не уверен{|а}, что у меня хватит сил убить хотя бы одного из них. Так что я, наверное, откажусь...</text:p>
          </table:table-cell>
        </table:table-row>
        <table:table-row table:style-name="ro1">
          <table:table-cell office:value-type="float" office:value="207353" calcext:value-type="float">
            <text:p>207353</text:p>
          </table:table-cell>
          <table:table-cell office:value-type="string" calcext:value-type="string">
            <text:p>Послушай, {друг|подруга}, что я тут узнал! Поговорил тут с разными людьми... Рассказали мне весьма интересные подробности!</text:p>
          </table:table-cell>
        </table:table-row>
        <table:table-row table:style-name="ro1">
          <table:table-cell office:value-type="float" office:value="207359" calcext:value-type="float">
            <text:p>207359</text:p>
          </table:table-cell>
          <table:table-cell office:value-type="string" calcext:value-type="string">
            <text:p>Ха-ха, шутни{к|ца}! Вот, кстати, я со всех людей тебе наградку собрал. Они очень рады были, что ты согласил{ся|ась} наказать этих духов.\n</text:p>
          </table:table-cell>
        </table:table-row>
        <table:table-row table:style-name="ro1">
          <table:table-cell office:value-type="float" office:value="207377" calcext:value-type="float">
            <text:p>207377</text:p>
          </table:table-cell>
          <table:table-cell office:value-type="string" calcext:value-type="string">
            <text:p>Конечно, знаю! Я бы тебе и раньше сказал, да не был уверен, что ты готов{|а} отправиться на Большую Землю. На острове есть портал, а я - его хранитель. Когда-то я <text:s/>действительно потерпел кораблекрушение в этих водах. Но затем меня спас проплывающий мимо корабль... И с помощью магии мы воздвигли для других пострадавших портал, ведущий в деревню Лонгхольм. А сам я решил остаться и помогать новобранцам окрепнуть, набраться сил и преодолеть трудности. Для тебя время уже пришло. Готов{|а} ли ты ступить навстречу новым приключениям и опасностям?</text:p>
          </table:table-cell>
        </table:table-row>
        <table:table-row table:style-name="ro1">
          <table:table-cell office:value-type="float" office:value="207379" calcext:value-type="float">
            <text:p>207379</text:p>
          </table:table-cell>
          <table:table-cell office:value-type="string" calcext:value-type="string">
            <text:p>Приветствую! Ну что, славн{ый Воитель|ая Воительница}, как насчёт небольшого задания? А то, смотрю я, ходишь ты, скучаешь...</text:p>
          </table:table-cell>
        </table:table-row>
        <table:table-row table:style-name="ro1">
          <table:table-cell office:value-type="float" office:value="207381" calcext:value-type="float">
            <text:p>207381</text:p>
          </table:table-cell>
          <table:table-cell office:value-type="string" calcext:value-type="string">
            <text:p>Хорошо, Надум. Я согла{сен|сна}.</text:p>
          </table:table-cell>
        </table:table-row>
        <table:table-row table:style-name="ro1">
          <table:table-cell office:value-type="float" office:value="207395" calcext:value-type="float">
            <text:p>207395</text:p>
          </table:table-cell>
          <table:table-cell office:value-type="string" calcext:value-type="string">
            <text:p>Хорошо, я всё запомнил{|а} и скоро их Вам принесу.</text:p>
          </table:table-cell>
        </table:table-row>
        <table:table-row table:style-name="ro1">
          <table:table-cell office:value-type="float" office:value="207397" calcext:value-type="float">
            <text:p>207397</text:p>
          </table:table-cell>
          <table:table-cell office:value-type="string" calcext:value-type="string">
            <text:p>И в каком примерно количестве я долж{ен|на} принести Вам эти ингредиенты?</text:p>
          </table:table-cell>
        </table:table-row>
        <table:table-row table:style-name="ro1">
          <table:table-cell office:value-type="float" office:value="207400" calcext:value-type="float">
            <text:p>207400</text:p>
          </table:table-cell>
          <table:table-cell office:value-type="string" calcext:value-type="string">
            <text:p>А я уж думать начал, что ты про меня забыл{|а}. Долго же тебя не было... Что-то случилось?</text:p>
          </table:table-cell>
        </table:table-row>
        <table:table-row table:style-name="ro1">
          <table:table-cell office:value-type="float" office:value="207404" calcext:value-type="float">
            <text:p>207404</text:p>
          </table:table-cell>
          <table:table-cell office:value-type="string" calcext:value-type="string">
            <text:p>Конечно, иначе бы я и не приш{ел|ла}. Ещё и мешки тяжёлые очень... Наконец-то от них избавлюсь.</text:p>
          </table:table-cell>
        </table:table-row>
        <table:table-row table:style-name="ro1">
          <table:table-cell office:value-type="float" office:value="207421" calcext:value-type="float">
            <text:p>207421</text:p>
          </table:table-cell>
          <table:table-cell office:value-type="string" calcext:value-type="string">
            <text:p>Здравствуй, Вои{н|тельница}, подойди поближе, тут у меня к тебе дело есть.</text:p>
          </table:table-cell>
        </table:table-row>
        <table:table-row table:style-name="ro1">
          <table:table-cell office:value-type="float" office:value="207430" calcext:value-type="float">
            <text:p>207430</text:p>
          </table:table-cell>
          <table:table-cell office:value-type="string" calcext:value-type="string">
            <text:p>Здравствуй, Вои{н|тельница}! Как живётся, как служится? Не стой на пороге, заходи, пивка попьём!</text:p>
          </table:table-cell>
        </table:table-row>
        <table:table-row table:style-name="ro1">
          <table:table-cell office:value-type="float" office:value="207432" calcext:value-type="float">
            <text:p>207432</text:p>
          </table:table-cell>
          <table:table-cell office:value-type="string" calcext:value-type="string">
            <text:p>Вот как раз по поводу пива я к Вам и приш{ёл|ла}!</text:p>
          </table:table-cell>
        </table:table-row>
        <table:table-row table:style-name="ro1">
          <table:table-cell office:value-type="float" office:value="207442" calcext:value-type="float">
            <text:p>207442</text:p>
          </table:table-cell>
          <table:table-cell office:value-type="string" calcext:value-type="string">
            <text:p>Да, десяток убил{|а}, а остальных распугал{|а}.</text:p>
          </table:table-cell>
        </table:table-row>
        <table:table-row table:style-name="ro1">
          <table:table-cell office:value-type="float" office:value="207451" calcext:value-type="float">
            <text:p>207451</text:p>
          </table:table-cell>
          <table:table-cell office:value-type="string" calcext:value-type="string">
            <text:p>Хорошо, хорошо, уговорил{|а} ты меня, накину монеток.</text:p>
          </table:table-cell>
        </table:table-row>
        <table:table-row table:style-name="ro1">
          <table:table-cell office:value-type="float" office:value="207454" calcext:value-type="float">
            <text:p>207454</text:p>
          </table:table-cell>
          <table:table-cell office:value-type="string" calcext:value-type="string">
            <text:p>Да подожди ты с этим мечом... А чего бочонок лёгкий такой? Ты не отпивал{|а}, случаем?</text:p>
          </table:table-cell>
        </table:table-row>
        <table:table-row table:style-name="ro1">
          <table:table-cell office:value-type="float" office:value="207459" calcext:value-type="float">
            <text:p>207459</text:p>
          </table:table-cell>
          <table:table-cell office:value-type="string" calcext:value-type="string">
            <text:p>Ну да. Барфос решил, что я выпил{|а} половину бочонка... Представляете? И никак ему не доказать, что не было такого!</text:p>
          </table:table-cell>
        </table:table-row>
        <table:table-row table:style-name="ro1">
          <table:table-cell office:value-type="float" office:value="207462" calcext:value-type="float">
            <text:p>207462</text:p>
          </table:table-cell>
          <table:table-cell office:value-type="string" calcext:value-type="string">
            <text:p>А чего ты ожидал{|а} от Барфоса? Он же не упустит ни малейшей возможности добиться выгоды! Небось и за второй бочонок откажется тебе платить! Но ладно, дело твоё... Хочешь быть надуре{нным|нной}, я тебе мешать не буду.</text:p>
          </table:table-cell>
        </table:table-row>
        <table:table-row table:style-name="ro1">
          <table:table-cell office:value-type="float" office:value="207471" calcext:value-type="float">
            <text:p>207471</text:p>
          </table:table-cell>
          <table:table-cell office:value-type="string" calcext:value-type="string">
            <text:p>Вооот, совсем другое дело. Принес{|ла} мне всё пиво... Сегодня в таверне будет праздник!</text:p>
          </table:table-cell>
        </table:table-row>
        <table:table-row table:style-name="ro1">
          <table:table-cell office:value-type="float" office:value="207478" calcext:value-type="float">
            <text:p>207478</text:p>
          </table:table-cell>
          <table:table-cell office:value-type="string" calcext:value-type="string">
            <text:p>Ну что ты ещё тут делаешь? Довол{ен|ьна} моим мечом и хочешь выразить благодарность?</text:p>
          </table:table-cell>
        </table:table-row>
        <table:table-row table:style-name="ro1">
          <table:table-cell office:value-type="float" office:value="207485" calcext:value-type="float">
            <text:p>207485</text:p>
          </table:table-cell>
          <table:table-cell office:value-type="string" calcext:value-type="string">
            <text:p>Здравия желаю! Чем я могу тебе помочь, Вои{н|тельница}?</text:p>
          </table:table-cell>
        </table:table-row>
        <table:table-row table:style-name="ro1">
          <table:table-cell office:value-type="float" office:value="207488" calcext:value-type="float">
            <text:p>207488</text:p>
          </table:table-cell>
          <table:table-cell office:value-type="string" calcext:value-type="string">
            <text:p>Не расстраивайся. Вижу ты действительно потрудил{ся|ась}, чтобы заполучить %993%. Давай я куплю его у тебя? Скажем, за 50 серебра.</text:p>
          </table:table-cell>
        </table:table-row>
        <table:table-row table:style-name="ro1">
          <table:table-cell office:value-type="float" office:value="207490" calcext:value-type="float">
            <text:p>207490</text:p>
          </table:table-cell>
          <table:table-cell office:value-type="string" calcext:value-type="string">
            <text:p>Проклятый Барфос! Обвел меня вокруг пальца! Я так старал{ся|ась} ради этого меча и уже предвкушал{|а} великие победы. Эх... Нельзя верить этому... человеку...</text:p>
          </table:table-cell>
        </table:table-row>
        <table:table-row table:style-name="ro1">
          <table:table-cell office:value-type="float" office:value="207501" calcext:value-type="float">
            <text:p>207501</text:p>
          </table:table-cell>
          <table:table-cell office:value-type="string" calcext:value-type="string">
            <text:p>Да, я соглас{ен|на}... Ошиблись мы в чём-то с Кимихлой.</text:p>
          </table:table-cell>
        </table:table-row>
        <table:table-row table:style-name="ro1">
          <table:table-cell office:value-type="float" office:value="207502" calcext:value-type="float">
            <text:p>207502</text:p>
          </table:table-cell>
          <table:table-cell office:value-type="string" calcext:value-type="string">
            <text:p>Наши? Так я для того и принес{|ла} Вам эликсир, чтобы Вы смогли от крыс избавиться...</text:p>
          </table:table-cell>
        </table:table-row>
        <table:table-row table:style-name="ro1">
          <table:table-cell office:value-type="float" office:value="207505" calcext:value-type="float">
            <text:p>207505</text:p>
          </table:table-cell>
          <table:table-cell office:value-type="string" calcext:value-type="string">
            <text:p>Ну хорошо, хорошо, отчасти ты свою вину искупил{|а}. Натаскал{|а} на склад провизии... Хотя бы в ближайшее время, наши бойцы не будут голодать.</text:p>
          </table:table-cell>
        </table:table-row>
        <table:table-row table:style-name="ro1">
          <table:table-cell office:value-type="float" office:value="207506" calcext:value-type="float">
            <text:p>207506</text:p>
          </table:table-cell>
          <table:table-cell office:value-type="string" calcext:value-type="string">
            <text:p>Я старал{ся|ась}. Заодно и решили проблему пропадающего урожая...</text:p>
          </table:table-cell>
        </table:table-row>
        <table:table-row table:style-name="ro1">
          <table:table-cell office:value-type="float" office:value="207520" calcext:value-type="float">
            <text:p>207520</text:p>
          </table:table-cell>
          <table:table-cell office:value-type="string" calcext:value-type="string">
            <text:p>Какие ещё крысы? Грибов объел{ся|ась}, что ли?!</text:p>
          </table:table-cell>
        </table:table-row>
        <table:table-row table:style-name="ro1">
          <table:table-cell office:value-type="float" office:value="207522" calcext:value-type="float">
            <text:p>207522</text:p>
          </table:table-cell>
          <table:table-cell office:value-type="string" calcext:value-type="string">
            <text:p>Нет, почтенный, не ел{|а} я никаких грибов... Я вообще не знаю, что это такое. Просто наш эксперимент с Кимихлой пошёл не так и получилось, что несколько крыс стали очень сильными. Они вполне могли разбежаться по окрестностям. Так что Вы будьте осторожнее, если встретите их.</text:p>
          </table:table-cell>
        </table:table-row>
        <table:table-row table:style-name="ro1">
          <table:table-cell office:value-type="float" office:value="207523" calcext:value-type="float">
            <text:p>207523</text:p>
          </table:table-cell>
          <table:table-cell office:value-type="string" calcext:value-type="string">
            <text:p>Экспериментаторы! Всё, предупредили! Иди теперь, расхлёбывай, что натворил{|а}.</text:p>
          </table:table-cell>
        </table:table-row>
        <table:table-row table:style-name="ro1">
          <table:table-cell office:value-type="float" office:value="207524" calcext:value-type="float">
            <text:p>207524</text:p>
          </table:table-cell>
          <table:table-cell office:value-type="string" calcext:value-type="string">
            <text:p>Выполнил{|а} мои задания?</text:p>
          </table:table-cell>
        </table:table-row>
        <table:table-row table:style-name="ro1">
          <table:table-cell office:value-type="float" office:value="207525" calcext:value-type="float">
            <text:p>207525</text:p>
          </table:table-cell>
          <table:table-cell office:value-type="string" calcext:value-type="string">
            <text:p>Да, Крагор. Крыс убил{|а}, к Бардину заглянул{|а}. Вроде бы всё?</text:p>
          </table:table-cell>
        </table:table-row>
        <table:table-row table:style-name="ro1">
          <table:table-cell office:value-type="float" office:value="207532" calcext:value-type="float">
            <text:p>207532</text:p>
          </table:table-cell>
          <table:table-cell office:value-type="string" calcext:value-type="string">
            <text:p>В чём же мы ошиблись? Давай, рассказывай, что ты узнал{|а}.</text:p>
          </table:table-cell>
        </table:table-row>
        <table:table-row table:style-name="ro1">
          <table:table-cell office:value-type="float" office:value="207536" calcext:value-type="float">
            <text:p>207536</text:p>
          </table:table-cell>
          <table:table-cell office:value-type="string" calcext:value-type="string">
            <text:p>Простите меня, Кимихла, но я просто заш{ел|ла} к Вам на минутку, чтобы сообщить о результатах. А вот работы у меня и так много без крыс всяких...</text:p>
          </table:table-cell>
        </table:table-row>
        <table:table-row table:style-name="ro1">
          <table:table-cell office:value-type="float" office:value="207537" calcext:value-type="float">
            <text:p>207537</text:p>
          </table:table-cell>
          <table:table-cell office:value-type="string" calcext:value-type="string">
            <text:p>То есть? Что я с ним долж{ен|на} сделать?</text:p>
          </table:table-cell>
        </table:table-row>
        <table:table-row table:style-name="ro1">
          <table:table-cell office:value-type="float" office:value="207538" calcext:value-type="float">
            <text:p>207538</text:p>
          </table:table-cell>
          <table:table-cell office:value-type="string" calcext:value-type="string">
            <text:p>О, всё довольно просто. Ты долж{|на} будешь победить крысу, а затем нацедить её кровь в пробирку с ядом. Причём такое нужно повторить раз десять для наиболее достоверных результатов. В конце у тебя должна остаться только %1019%. Принеси мне 10 склянок. %=1019%\n</text:p>
          </table:table-cell>
        </table:table-row>
        <table:table-row table:style-name="ro1">
          <table:table-cell office:value-type="float" office:value="207541" calcext:value-type="float">
            <text:p>207541</text:p>
          </table:table-cell>
          <table:table-cell office:value-type="string" calcext:value-type="string">
            <text:p>Звон пробирок слышно было ещё до того, как ты в таверну заш{ел|ла}. Молодец, хвалю! Выручаешь ты меня!</text:p>
          </table:table-cell>
        </table:table-row>
        <table:table-row table:style-name="ro1">
          <table:table-cell office:value-type="float" office:value="207565" calcext:value-type="float">
            <text:p>207565</text:p>
          </table:table-cell>
          <table:table-cell office:value-type="string" calcext:value-type="string">
            <text:p>Ну вот, я и освободилась. Что ты от меня хотел{|а}?</text:p>
          </table:table-cell>
        </table:table-row>
        <table:table-row table:style-name="ro1">
          <table:table-cell office:value-type="float" office:value="207566" calcext:value-type="float">
            <text:p>207566</text:p>
          </table:table-cell>
          <table:table-cell office:value-type="string" calcext:value-type="string">
            <text:p>Да что ты, Ирия, не та{кой я уж и бедный|кая я уж и бедная}! Донован мне целых 50 серебра за этот меч отвалил!</text:p>
          </table:table-cell>
        </table:table-row>
        <table:table-row table:style-name="ro1">
          <table:table-cell office:value-type="float" office:value="207567" calcext:value-type="float">
            <text:p>207567</text:p>
          </table:table-cell>
          <table:table-cell office:value-type="string" calcext:value-type="string">
            <text:p>А не могли бы Вы рассказать мне, куда Вы ходили собирать клюкву несколько дней назад? Дело в том, что Лин нашла там некий древний меч и я хотел{|а} бы поискать, не осталось ли там других древностей...</text:p>
          </table:table-cell>
        </table:table-row>
        <table:table-row table:style-name="ro1">
          <table:table-cell office:value-type="float" office:value="207568" calcext:value-type="float">
            <text:p>207568</text:p>
          </table:table-cell>
          <table:table-cell office:value-type="string" calcext:value-type="string">
            <text:p>Я не против! Он меня обмануть хотел... Но я отвлек{ся|лась}. Не скажешь, где этот меч был найден?</text:p>
          </table:table-cell>
        </table:table-row>
        <table:table-row table:style-name="ro1">
          <table:table-cell office:value-type="float" office:value="207569" calcext:value-type="float">
            <text:p>207569</text:p>
          </table:table-cell>
          <table:table-cell office:value-type="string" calcext:value-type="string">
            <text:p>Не хочу. Ирия, ты бы знала, как я уже устал{|а} от охоты!</text:p>
          </table:table-cell>
        </table:table-row>
        <table:table-row table:style-name="ro1">
          <table:table-cell office:value-type="float" office:value="207573" calcext:value-type="float">
            <text:p>207573</text:p>
          </table:table-cell>
          <table:table-cell office:value-type="string" calcext:value-type="string">
            <text:p>Вот оно, значит что. Значит ты оказал{ся тем дураком, который принёс|ась той дурой, которая принесла} бочонки с чудеснейшим пивом в обмен на ненужную железяку. Мне Барфос тут хвастался, что ему удалось тебя обдурить... Бедняжка ты.</text:p>
          </table:table-cell>
        </table:table-row>
        <table:table-row table:style-name="ro1">
          <table:table-cell office:value-type="float" office:value="207580" calcext:value-type="float">
            <text:p>207580</text:p>
          </table:table-cell>
          <table:table-cell office:value-type="string" calcext:value-type="string">
            <text:p>Благодарю тебя за помощь, Ирия, я так и поступлю. И что бы я без тебя делал{|а}...</text:p>
          </table:table-cell>
        </table:table-row>
        <table:table-row table:style-name="ro1">
          <table:table-cell office:value-type="float" office:value="207585" calcext:value-type="float">
            <text:p>207585</text:p>
          </table:table-cell>
          <table:table-cell office:value-type="string" calcext:value-type="string">
            <text:p>Благодарю Вас, Ирия! Я побежал{|а} тогда!</text:p>
          </table:table-cell>
        </table:table-row>
        <table:table-row table:style-name="ro1">
          <table:table-cell office:value-type="float" office:value="207588" calcext:value-type="float">
            <text:p>207588</text:p>
          </table:table-cell>
          <table:table-cell office:value-type="string" calcext:value-type="string">
            <text:p>Приветствую тебя, Вои{н|тельница}! За советом ко мне или за зельем каким?</text:p>
          </table:table-cell>
        </table:table-row>
        <table:table-row table:style-name="ro1">
          <table:table-cell office:value-type="float" office:value="207593" calcext:value-type="float">
            <text:p>207593</text:p>
          </table:table-cell>
          <table:table-cell office:value-type="string" calcext:value-type="string">
            <text:p>Дождал{ся|ась} меня, да? Вот, новая бутылочка. Отнеси её Надуму. %=1022%\n</text:p>
          </table:table-cell>
        </table:table-row>
        <table:table-row table:style-name="ro1">
          <table:table-cell office:value-type="float" office:value="207596" calcext:value-type="float">
            <text:p>207596</text:p>
          </table:table-cell>
          <table:table-cell office:value-type="string" calcext:value-type="string">
            <text:p>А ведь верно думаете, Кимихла... Подумать только, что могут натворить наши воины, если выпьют зелье, после которого простые крысы умудряются прогрызать чугунные решётки! Я видел{|а} толщину дверей на складе Крагора... Не хотел{|а} бы встретиться с такой разбушевавшейся крысой безлунной ночью...</text:p>
          </table:table-cell>
        </table:table-row>
        <table:table-row table:style-name="ro1">
          <table:table-cell office:value-type="float" office:value="207605" calcext:value-type="float">
            <text:p>207605</text:p>
          </table:table-cell>
          <table:table-cell office:value-type="string" calcext:value-type="string">
            <text:p>Вои{н|тельница}, знаешь что... Меня всё равно мучают сомнения! Слишком уж горчит зелье... Вот я полчаса назад принял небольшую порцию и меня что-то уж очень мутит.</text:p>
          </table:table-cell>
        </table:table-row>
        <table:table-row table:style-name="ro1">
          <table:table-cell office:value-type="float" office:value="207609" calcext:value-type="float">
            <text:p>207609</text:p>
          </table:table-cell>
          <table:table-cell office:value-type="string" calcext:value-type="string">
            <text:p>Я с Вами соглас{ен|на}, Надум, раз уж Вы себя плохо чувствуете, необходимо всё подробнейшим образом изучить.</text:p>
          </table:table-cell>
        </table:table-row>
        <table:table-row table:style-name="ro1">
          <table:table-cell office:value-type="float" office:value="207611" calcext:value-type="float">
            <text:p>207611</text:p>
          </table:table-cell>
          <table:table-cell office:value-type="string" calcext:value-type="string">
            <text:p>Я долж{ен|на} срочно предупредить Надума!</text:p>
          </table:table-cell>
        </table:table-row>
        <table:table-row table:style-name="ro1">
          <table:table-cell office:value-type="float" office:value="207617" calcext:value-type="float">
            <text:p>207617</text:p>
          </table:table-cell>
          <table:table-cell office:value-type="string" calcext:value-type="string">
            <text:p>Что с тобой? В{есь запыхавшийся|ся запыхавшаяся}, к чему такая спешка?</text:p>
          </table:table-cell>
        </table:table-row>
        <table:table-row table:style-name="ro1">
          <table:table-cell office:value-type="float" office:value="207620" calcext:value-type="float">
            <text:p>207620</text:p>
          </table:table-cell>
          <table:table-cell office:value-type="string" calcext:value-type="string">
            <text:p>Беда, Кимихла! Надум сказал, что плохо себя чувствует! Я сбегал{|а} к Крагору, и он сказал, что все крысы умерли от яда!</text:p>
          </table:table-cell>
        </table:table-row>
        <table:table-row table:style-name="ro1">
          <table:table-cell office:value-type="float" office:value="207625" calcext:value-type="float">
            <text:p>207625</text:p>
          </table:table-cell>
          <table:table-cell office:value-type="string" calcext:value-type="string">
            <text:p>Тогда я побежал{|а}!</text:p>
          </table:table-cell>
        </table:table-row>
        <table:table-row table:style-name="ro1">
          <table:table-cell office:value-type="float" office:value="207638" calcext:value-type="float">
            <text:p>207638</text:p>
          </table:table-cell>
          <table:table-cell office:value-type="string" calcext:value-type="string">
            <text:p>С возвращением, Вои{н|тельница}! Ну как, справил{ся|ась} с моим заданием?</text:p>
          </table:table-cell>
        </table:table-row>
        <table:table-row table:style-name="ro1">
          <table:table-cell office:value-type="float" office:value="207646" calcext:value-type="float">
            <text:p>207646</text:p>
          </table:table-cell>
          <table:table-cell office:value-type="string" calcext:value-type="string">
            <text:p>И я долж{ен|на} её достать?</text:p>
          </table:table-cell>
        </table:table-row>
        <table:table-row table:style-name="ro1">
          <table:table-cell office:value-type="float" office:value="207651" calcext:value-type="float">
            <text:p>207651</text:p>
          </table:table-cell>
          <table:table-cell office:value-type="string" calcext:value-type="string">
            <text:p>Извините, пожалуй, я не готов{|а} к этому.</text:p>
          </table:table-cell>
        </table:table-row>
        <table:table-row table:style-name="ro1">
          <table:table-cell office:value-type="float" office:value="207652" calcext:value-type="float">
            <text:p>207652</text:p>
          </table:table-cell>
          <table:table-cell office:value-type="string" calcext:value-type="string">
            <text:p>Ну с возвращением тебя. Вижу, моё задание ты слишком уж буквально понял{|а}. Ну зачем целые мешки?</text:p>
          </table:table-cell>
        </table:table-row>
        <table:table-row table:style-name="ro1">
          <table:table-cell office:value-type="float" office:value="207656" calcext:value-type="float">
            <text:p>207656</text:p>
          </table:table-cell>
          <table:table-cell office:value-type="string" calcext:value-type="string">
            <text:p>Я ещё Вас спросить хотел{|а}... А почему соль такая горькая? Зелье не будет потом такое же на вкус?</text:p>
          </table:table-cell>
        </table:table-row>
        <table:table-row table:style-name="ro1">
          <table:table-cell office:value-type="float" office:value="207657" calcext:value-type="float">
            <text:p>207657</text:p>
          </table:table-cell>
          <table:table-cell office:value-type="string" calcext:value-type="string">
            <text:p>Готово %1024%, радуйся. Но будь осторож{ен|на} с ним... Этот эликсир чрезвычайно опасен. %=1024%</text:p>
          </table:table-cell>
        </table:table-row>
        <table:table-row table:style-name="ro1">
          <table:table-cell office:value-type="float" office:value="207661" calcext:value-type="float">
            <text:p>207661</text:p>
          </table:table-cell>
          <table:table-cell office:value-type="string" calcext:value-type="string">
            <text:p>Ну тогда они его приняли под моим наблюдением... Так, сейчас твой вес прикину... Вот тебе ровная доза, на один нырок как раз. Так что будь аккурат{ен|на}.</text:p>
          </table:table-cell>
        </table:table-row>
        <table:table-row table:style-name="ro1">
          <table:table-cell office:value-type="float" office:value="207669" calcext:value-type="float">
            <text:p>207669</text:p>
          </table:table-cell>
          <table:table-cell office:value-type="string" calcext:value-type="string">
            <text:p>Добрый вечер, Вои{н|тельница}. Чем я могу тебе помочь?</text:p>
          </table:table-cell>
        </table:table-row>
        <table:table-row table:style-name="ro1">
          <table:table-cell office:value-type="float" office:value="207671" calcext:value-type="float">
            <text:p>207671</text:p>
          </table:table-cell>
          <table:table-cell office:value-type="string" calcext:value-type="string">
            <text:p>Прошу Вас, Сэмиус, посмотрите вот на эту шкатулку... Я достал{|а} её из одного озера в Шионских болотах. Но не вижу ни замка, ни крышки...</text:p>
          </table:table-cell>
        </table:table-row>
        <table:table-row table:style-name="ro1">
          <table:table-cell office:value-type="float" office:value="207678" calcext:value-type="float">
            <text:p>207678</text:p>
          </table:table-cell>
          <table:table-cell office:value-type="string" calcext:value-type="string">
            <text:p>Я понял{|а} Вас, Сэмиус. Я добуду кристаллы.</text:p>
          </table:table-cell>
        </table:table-row>
        <table:table-row table:style-name="ro1">
          <table:table-cell office:value-type="float" office:value="207680" calcext:value-type="float">
            <text:p>207680</text:p>
          </table:table-cell>
          <table:table-cell office:value-type="string" calcext:value-type="string">
            <text:p>Боюсь, я вынужден{|а} отказаться от добычи кристаллов. Слишком уж далеко они находятся.</text:p>
          </table:table-cell>
        </table:table-row>
        <table:table-row table:style-name="ro1">
          <table:table-cell office:value-type="float" office:value="207681" calcext:value-type="float">
            <text:p>207681</text:p>
          </table:table-cell>
          <table:table-cell office:value-type="string" calcext:value-type="string">
            <text:p>Я готов{|а}! Трудности меня не страшат!</text:p>
          </table:table-cell>
        </table:table-row>
        <table:table-row table:style-name="ro1">
          <table:table-cell office:value-type="float" office:value="207692" calcext:value-type="float">
            <text:p>207692</text:p>
          </table:table-cell>
          <table:table-cell office:value-type="string" calcext:value-type="string">
            <text:p>Приветствую тебя в своей скромной обители, Вои{н|тельница}!</text:p>
          </table:table-cell>
        </table:table-row>
        <table:table-row table:style-name="ro1">
          <table:table-cell office:value-type="float" office:value="207693" calcext:value-type="float">
            <text:p>207693</text:p>
          </table:table-cell>
          <table:table-cell office:value-type="string" calcext:value-type="string">
            <text:p>Ну что ты, как маленьк{ий|ая}? Убей 5 недомерков, обыщи их тела... Всё, что найдёшь - неси сюда.</text:p>
          </table:table-cell>
        </table:table-row>
        <table:table-row table:style-name="ro1">
          <table:table-cell office:value-type="float" office:value="207695" calcext:value-type="float">
            <text:p>207695</text:p>
          </table:table-cell>
          <table:table-cell office:value-type="string" calcext:value-type="string">
            <text:p>И не обманешь тебя, о мудр{ец|ая}. Хочу тебя я попросить об одолжении великом...</text:p>
          </table:table-cell>
        </table:table-row>
        <table:table-row table:style-name="ro1">
          <table:table-cell office:value-type="float" office:value="207700" calcext:value-type="float">
            <text:p>207700</text:p>
          </table:table-cell>
          <table:table-cell office:value-type="string" calcext:value-type="string">
            <text:p>Извини, Слепень, боюсь, я не готов{|а} к этому.</text:p>
          </table:table-cell>
        </table:table-row>
        <table:table-row table:style-name="ro1">
          <table:table-cell office:value-type="float" office:value="207707" calcext:value-type="float">
            <text:p>207707</text:p>
          </table:table-cell>
          <table:table-cell office:value-type="string" calcext:value-type="string">
            <text:p>И Вы хотите от меня, чтобы я добыл{|а} эту карту, да?</text:p>
          </table:table-cell>
        </table:table-row>
        <table:table-row table:style-name="ro1">
          <table:table-cell office:value-type="float" office:value="207714" calcext:value-type="float">
            <text:p>207714</text:p>
          </table:table-cell>
          <table:table-cell office:value-type="string" calcext:value-type="string">
            <text:p>Ну ладно, я соглас{ен|на} помочь Вам в этом деле.</text:p>
          </table:table-cell>
        </table:table-row>
        <table:table-row table:style-name="ro1">
          <table:table-cell office:value-type="float" office:value="207717" calcext:value-type="float">
            <text:p>207717</text:p>
          </table:table-cell>
          <table:table-cell office:value-type="string" calcext:value-type="string">
            <text:p>Нормально... Тепло, солнышко печёт, водичка плещет. Вот загорел{|а} немного.</text:p>
          </table:table-cell>
        </table:table-row>
        <table:table-row table:style-name="ro1">
          <table:table-cell office:value-type="float" office:value="207719" calcext:value-type="float">
            <text:p>207719</text:p>
          </table:table-cell>
          <table:table-cell office:value-type="string" calcext:value-type="string">
            <text:p>Ну, слава Эквиль... Спасибо, пособил{|а} ты мне!</text:p>
          </table:table-cell>
        </table:table-row>
        <table:table-row table:style-name="ro1">
          <table:table-cell office:value-type="float" office:value="207730" calcext:value-type="float">
            <text:p>207730</text:p>
          </table:table-cell>
          <table:table-cell office:value-type="string" calcext:value-type="string">
            <text:p>Да к тебе-то никаких претензий. Всё грамотно сработал{|а}. Это я дурак, чихнул невовремя...</text:p>
          </table:table-cell>
        </table:table-row>
        <table:table-row table:style-name="ro1">
          <table:table-cell office:value-type="float" office:value="207731" calcext:value-type="float">
            <text:p>207731</text:p>
          </table:table-cell>
          <table:table-cell office:value-type="string" calcext:value-type="string">
            <text:p>Угу... Так что пришлось убегать, сверкая пятками. Но вот тебе серебро, заработал{|а}.</text:p>
          </table:table-cell>
        </table:table-row>
        <table:table-row table:style-name="ro1">
          <table:table-cell office:value-type="float" office:value="207732" calcext:value-type="float">
            <text:p>207732</text:p>
          </table:table-cell>
          <table:table-cell office:value-type="string" calcext:value-type="string">
            <text:p>Что такое? Я же вроде удачно их отвлек{|ла}.</text:p>
          </table:table-cell>
        </table:table-row>
        <table:table-row table:style-name="ro1">
          <table:table-cell office:value-type="float" office:value="207734" calcext:value-type="float">
            <text:p>207734</text:p>
          </table:table-cell>
          <table:table-cell office:value-type="string" calcext:value-type="string">
            <text:p>Вои{н|тельница}!</text:p>
          </table:table-cell>
        </table:table-row>
        <table:table-row table:style-name="ro1">
          <table:table-cell office:value-type="float" office:value="207740" calcext:value-type="float">
            <text:p>207740</text:p>
          </table:table-cell>
          <table:table-cell office:value-type="string" calcext:value-type="string">
            <text:p>Но сколько я уже усилий на него потратил{|а}? И выкопаю-то его я!</text:p>
          </table:table-cell>
        </table:table-row>
        <table:table-row table:style-name="ro1">
          <table:table-cell office:value-type="float" office:value="207745" calcext:value-type="float">
            <text:p>207745</text:p>
          </table:table-cell>
          <table:table-cell office:value-type="string" calcext:value-type="string">
            <text:p>Ну с таким раскладом я соглас{ен|на}...</text:p>
          </table:table-cell>
        </table:table-row>
        <table:table-row table:style-name="ro1">
          <table:table-cell office:value-type="float" office:value="207749" calcext:value-type="float">
            <text:p>207749</text:p>
          </table:table-cell>
          <table:table-cell office:value-type="string" calcext:value-type="string">
            <text:p>Как нету? Ты меня не обманываешь? Может, ты его выкопал{|а} и запрятал{|а}?</text:p>
          </table:table-cell>
        </table:table-row>
        <table:table-row table:style-name="ro1">
          <table:table-cell office:value-type="float" office:value="207758" calcext:value-type="float">
            <text:p>207758</text:p>
          </table:table-cell>
          <table:table-cell office:value-type="string" calcext:value-type="string">
            <text:p>Ну как, достал{|а}?</text:p>
          </table:table-cell>
        </table:table-row>
        <table:table-row table:style-name="ro1">
          <table:table-cell office:value-type="float" office:value="207771" calcext:value-type="float">
            <text:p>207771</text:p>
          </table:table-cell>
          <table:table-cell office:value-type="string" calcext:value-type="string">
            <text:p>Я пока не готов{|а} к этому...</text:p>
          </table:table-cell>
        </table:table-row>
        <table:table-row table:style-name="ro1">
          <table:table-cell office:value-type="float" office:value="207776" calcext:value-type="float">
            <text:p>207776</text:p>
          </table:table-cell>
          <table:table-cell office:value-type="string" calcext:value-type="string">
            <text:p>Ну что-то слышал{|а}, но Вы расскажите поподробнее.</text:p>
          </table:table-cell>
        </table:table-row>
        <table:table-row table:style-name="ro1">
          <table:table-cell office:value-type="float" office:value="207779" calcext:value-type="float">
            <text:p>207779</text:p>
          </table:table-cell>
          <table:table-cell office:value-type="string" calcext:value-type="string">
            <text:p>Ну вот, я Вам принес{|ла} 3 пробойника пространства. Слепень сказал, что Вы сможете их изучить и сказать, удалось ли Гномам улучшить их...</text:p>
          </table:table-cell>
        </table:table-row>
        <table:table-row table:style-name="ro1">
          <table:table-cell office:value-type="float" office:value="207783" calcext:value-type="float">
            <text:p>207783</text:p>
          </table:table-cell>
          <table:table-cell office:value-type="string" calcext:value-type="string">
            <text:p>Вои{н|тельница}, можешь мне принести ещё %1067%? %=1067%</text:p>
          </table:table-cell>
        </table:table-row>
        <table:table-row table:style-name="ro1">
          <table:table-cell office:value-type="float" office:value="207793" calcext:value-type="float">
            <text:p>207793</text:p>
          </table:table-cell>
          <table:table-cell office:value-type="string" calcext:value-type="string">
            <text:p>Здрррравствуй, Вои{тельница|н}!</text:p>
          </table:table-cell>
        </table:table-row>
        <table:table-row table:style-name="ro1">
          <table:table-cell office:value-type="float" office:value="207798" calcext:value-type="float">
            <text:p>207798</text:p>
          </table:table-cell>
          <table:table-cell office:value-type="string" calcext:value-type="string">
            <text:p>Эээй, Хильгор! {Не оскорбляй мою бороду, я мужчина|Ты не ошибаешься? Я вообще-то женщина!}</text:p>
          </table:table-cell>
        </table:table-row>
        <table:table-row table:style-name="ro1">
          <table:table-cell office:value-type="float" office:value="207809" calcext:value-type="float">
            <text:p>207809</text:p>
          </table:table-cell>
          <table:table-cell office:value-type="string" calcext:value-type="string">
            <text:p>Так, мне уже лучше... Слушай Вои{н|тельница}, я же вспомнил, зачем ходил на Остров Посвящения!</text:p>
          </table:table-cell>
        </table:table-row>
        <table:table-row table:style-name="ro1">
          <table:table-cell office:value-type="float" office:value="207817" calcext:value-type="float">
            <text:p>207817</text:p>
          </table:table-cell>
          <table:table-cell office:value-type="string" calcext:value-type="string">
            <text:p>Боюсь, я пока не готов{|а} к этому заданию.</text:p>
          </table:table-cell>
        </table:table-row>
        <table:table-row table:style-name="ro1">
          <table:table-cell office:value-type="float" office:value="207819" calcext:value-type="float">
            <text:p>207819</text:p>
          </table:table-cell>
          <table:table-cell office:value-type="string" calcext:value-type="string">
            <text:p>Кровопролитные... Вот, чуть карту в крови не запачкал{|а}!</text:p>
          </table:table-cell>
        </table:table-row>
        <table:table-row table:style-name="ro1">
          <table:table-cell office:value-type="float" office:value="207820" calcext:value-type="float">
            <text:p>207820</text:p>
          </table:table-cell>
          <table:table-cell office:value-type="string" calcext:value-type="string">
            <text:p>Надеюсь, эти монеты окупят твой риск? Замечательно, что ты достал{|а} мою карту... Теперь можно отправиться на поиск сокровищ! Думаю, лучше будет даже, если ты вместо меня пойдёшь... Но пока подготовься, в таверну сходи, топор наточи...</text:p>
          </table:table-cell>
        </table:table-row>
        <table:table-row table:style-name="ro1">
          <table:table-cell office:value-type="float" office:value="207821" calcext:value-type="float">
            <text:p>207821</text:p>
          </table:table-cell>
          <table:table-cell office:value-type="string" calcext:value-type="string">
            <text:p>Вои{н|тельница}! Быстрее беги на Остров Посвящения! Убей пятерых Людей!</text:p>
          </table:table-cell>
        </table:table-row>
        <table:table-row table:style-name="ro1">
          <table:table-cell office:value-type="float" office:value="207834" calcext:value-type="float">
            <text:p>207834</text:p>
          </table:table-cell>
          <table:table-cell office:value-type="string" calcext:value-type="string">
            <text:p>Ну хорошо, я Вас понял{|а}.</text:p>
          </table:table-cell>
        </table:table-row>
        <table:table-row table:style-name="ro1">
          <table:table-cell office:value-type="float" office:value="207844" calcext:value-type="float">
            <text:p>207844</text:p>
          </table:table-cell>
          <table:table-cell office:value-type="string" calcext:value-type="string">
            <text:p>Добрый день, Вои{н|тельница}. Чем я могу помочь Вам?</text:p>
          </table:table-cell>
        </table:table-row>
        <table:table-row table:style-name="ro1">
          <table:table-cell office:value-type="float" office:value="207846" calcext:value-type="float">
            <text:p>207846</text:p>
          </table:table-cell>
          <table:table-cell office:value-type="string" calcext:value-type="string">
            <text:p>Пожалуйста, возьмите этот странный механизм. Я его выкопал{|а} в затопленном храме вот по этой карте. Хильгор сказал, что лучше бы его Вам отдать.</text:p>
          </table:table-cell>
        </table:table-row>
        <table:table-row table:style-name="ro1">
          <table:table-cell office:value-type="float" office:value="207847" calcext:value-type="float">
            <text:p>207847</text:p>
          </table:table-cell>
          <table:table-cell office:value-type="string" calcext:value-type="string">
            <text:p>Я рад{|а} стараться на общее благо!</text:p>
          </table:table-cell>
        </table:table-row>
        <table:table-row table:style-name="ro1">
          <table:table-cell office:value-type="float" office:value="207887" calcext:value-type="float">
            <text:p>207887</text:p>
          </table:table-cell>
          <table:table-cell office:value-type="string" calcext:value-type="string">
            <text:p>Эх, ничего нового... Я даже немного расстроен{|а}.</text:p>
          </table:table-cell>
        </table:table-row>
        <table:table-row table:style-name="ro1">
          <table:table-cell office:value-type="float" office:value="207890" calcext:value-type="float">
            <text:p>207890</text:p>
          </table:table-cell>
          <table:table-cell office:value-type="string" calcext:value-type="string">
            <text:p>Здравствуй, Вои{н|тельница}. Успешен ли был поход?</text:p>
          </table:table-cell>
        </table:table-row>
        <table:table-row table:style-name="ro1">
          <table:table-cell office:value-type="float" office:value="207893" calcext:value-type="float">
            <text:p>207893</text:p>
          </table:table-cell>
          <table:table-cell office:value-type="string" calcext:value-type="string">
            <text:p>Приветствую тебя, {брат Воин|сестра Воительница}! О помощи прошу...</text:p>
          </table:table-cell>
        </table:table-row>
        <table:table-row table:style-name="ro1">
          <table:table-cell office:value-type="float" office:value="207907" calcext:value-type="float">
            <text:p>207907</text:p>
          </table:table-cell>
          <table:table-cell office:value-type="string" calcext:value-type="string">
            <text:p>Добрый вечер, друг мой. Выполнил{|а} я твоё поручение, убил{|а} богомолов!</text:p>
          </table:table-cell>
        </table:table-row>
        <table:table-row table:style-name="ro1">
          <table:table-cell office:value-type="float" office:value="207910" calcext:value-type="float">
            <text:p>207910</text:p>
          </table:table-cell>
          <table:table-cell office:value-type="string" calcext:value-type="string">
            <text:p>Какое поручение? Ты о чём?! Ах да, вспомнил я... Спасибо тебе, отдохнул я вроде... Вот, это мне авансом за поручение дали, но раз ты выполнил{|а} его за меня... То твоя и награда.</text:p>
          </table:table-cell>
        </table:table-row>
        <table:table-row table:style-name="ro1">
          <table:table-cell office:value-type="float" office:value="207919" calcext:value-type="float">
            <text:p>207919</text:p>
          </table:table-cell>
          <table:table-cell office:value-type="string" calcext:value-type="string">
            <text:p>А ты изложи суть дела сначала... Я как-то не привык{|ла} просто так бросаться с головой в неизвестность.</text:p>
          </table:table-cell>
        </table:table-row>
        <table:table-row table:style-name="ro1">
          <table:table-cell office:value-type="float" office:value="207920" calcext:value-type="float">
            <text:p>207920</text:p>
          </table:table-cell>
          <table:table-cell office:value-type="string" calcext:value-type="string">
            <text:p>Здравствуйте, {дяденька|тётенька}! Вас мама прислала?</text:p>
          </table:table-cell>
        </table:table-row>
        <table:table-row table:style-name="ro1">
          <table:table-cell office:value-type="float" office:value="207924" calcext:value-type="float">
            <text:p>207924</text:p>
          </table:table-cell>
          <table:table-cell office:value-type="string" calcext:value-type="string">
            <text:p>Нет, Лин, я приш{ел|ла} к тебе по просьбе Гаслана.</text:p>
          </table:table-cell>
        </table:table-row>
        <table:table-row table:style-name="ro1">
          <table:table-cell office:value-type="float" office:value="207926" calcext:value-type="float">
            <text:p>207926</text:p>
          </table:table-cell>
          <table:table-cell office:value-type="string" calcext:value-type="string">
            <text:p>Вот этим мечом я кромсал{|а} их на клочки! Ни один из них тебя не обидит!</text:p>
          </table:table-cell>
        </table:table-row>
        <table:table-row table:style-name="ro1">
          <table:table-cell office:value-type="float" office:value="207928" calcext:value-type="float">
            <text:p>207928</text:p>
          </table:table-cell>
          <table:table-cell office:value-type="string" calcext:value-type="string">
            <text:p>Не бойся, малышка! Теперь всё должно быть хорошо! Я справил{ся|ась} с десятком этих мертвяков и приш{ёл|ла} тебе рассказать, что больше тебе не о чем тревожиться!</text:p>
          </table:table-cell>
        </table:table-row>
        <table:table-row table:style-name="ro1">
          <table:table-cell office:value-type="float" office:value="207929" calcext:value-type="float">
            <text:p>207929</text:p>
          </table:table-cell>
          <table:table-cell office:value-type="string" calcext:value-type="string">
            <text:p>Ну что, справил{ся|ась} с мертвяками?</text:p>
          </table:table-cell>
        </table:table-row>
        <table:table-row table:style-name="ro1">
          <table:table-cell office:value-type="float" office:value="207931" calcext:value-type="float">
            <text:p>207931</text:p>
          </table:table-cell>
          <table:table-cell office:value-type="string" calcext:value-type="string">
            <text:p>И с мертвяками, и с Лин уже поговорил{|а}. Надеюсь, малышка немного успокоится... А то она была очень запугана.</text:p>
          </table:table-cell>
        </table:table-row>
        <table:table-row table:style-name="ro1">
          <table:table-cell office:value-type="float" office:value="207935" calcext:value-type="float">
            <text:p>207935</text:p>
          </table:table-cell>
          <table:table-cell office:value-type="string" calcext:value-type="string">
            <text:p>Дело такое... Капитан наслышан о твоих подвигах и поручает тебе задание особой важности! Ты же видел{|а} в подземелье Подземных кобр?</text:p>
          </table:table-cell>
        </table:table-row>
        <table:table-row table:style-name="ro1">
          <table:table-cell office:value-type="float" office:value="207936" calcext:value-type="float">
            <text:p>207936</text:p>
          </table:table-cell>
          <table:table-cell office:value-type="string" calcext:value-type="string">
            <text:p>Уже не я прошу, Вои{н|тельница}, а капитан Донован.</text:p>
          </table:table-cell>
        </table:table-row>
        <table:table-row table:style-name="ro1">
          <table:table-cell office:value-type="float" office:value="207937" calcext:value-type="float">
            <text:p>207937</text:p>
          </table:table-cell>
          <table:table-cell office:value-type="string" calcext:value-type="string">
            <text:p>Хмм... Ясно! Сколько же я долж{ен|на} обезвредить?</text:p>
          </table:table-cell>
        </table:table-row>
        <table:table-row table:style-name="ro1">
          <table:table-cell office:value-type="float" office:value="207939" calcext:value-type="float">
            <text:p>207939</text:p>
          </table:table-cell>
          <table:table-cell office:value-type="string" calcext:value-type="string">
            <text:p>И как же ты думаешь, я долж{ен|на} разобраться? Найти и закопать эту нору?</text:p>
          </table:table-cell>
        </table:table-row>
        <table:table-row table:style-name="ro1">
          <table:table-cell office:value-type="float" office:value="207945" calcext:value-type="float">
            <text:p>207945</text:p>
          </table:table-cell>
          <table:table-cell office:value-type="string" calcext:value-type="string">
            <text:p>Хорошо, Гаслан, я готов{|а} потрудиться для капитана Донована.</text:p>
          </table:table-cell>
        </table:table-row>
        <table:table-row table:style-name="ro1">
          <table:table-cell office:value-type="float" office:value="207950" calcext:value-type="float">
            <text:p>207950</text:p>
          </table:table-cell>
          <table:table-cell office:value-type="string" calcext:value-type="string">
            <text:p>Нет, Гаслан, всё в порядке. Просто устал{|а} порядочно. Этих змей и поймать сложно, и заметить, и победить... Ни минуты я не мог{|ла} расслабиться... Они же ожидают все, когда я на мгновение отвлекусь, чтобы броситься в нападение! Вроде победил{|а} я их, но до сих пор чудится их шипение в темноте.</text:p>
          </table:table-cell>
        </table:table-row>
        <table:table-row table:style-name="ro1">
          <table:table-cell office:value-type="float" office:value="207952" calcext:value-type="float">
            <text:p>207952</text:p>
          </table:table-cell>
          <table:table-cell office:value-type="string" calcext:value-type="string">
            <text:p>Не стучи! Заходи сразу. Что-нибудь случилось, какие-то разъяснения приш{ел|ла} получить по моему приказу?</text:p>
          </table:table-cell>
        </table:table-row>
        <table:table-row table:style-name="ro1">
          <table:table-cell office:value-type="float" office:value="207954" calcext:value-type="float">
            <text:p>207954</text:p>
          </table:table-cell>
          <table:table-cell office:value-type="string" calcext:value-type="string">
            <text:p>Да, я уже вижу. Прости, что сразу не заметил, как ты вымотан{|а}.</text:p>
          </table:table-cell>
        </table:table-row>
        <table:table-row table:style-name="ro1">
          <table:table-cell office:value-type="float" office:value="207956" calcext:value-type="float">
            <text:p>207956</text:p>
          </table:table-cell>
          <table:table-cell office:value-type="string" calcext:value-type="string">
            <text:p>Нет, Донован, я хочу доложить, что я уже убил{|а} два десятка подземных кобр!</text:p>
          </table:table-cell>
        </table:table-row>
        <table:table-row table:style-name="ro1">
          <table:table-cell office:value-type="float" office:value="207959" calcext:value-type="float">
            <text:p>207959</text:p>
          </table:table-cell>
          <table:table-cell office:value-type="string" calcext:value-type="string">
            <text:p>Доброго дня, Вои{н|тельница}! Есть у тебя какие-то важные дела на ближайшее время?</text:p>
          </table:table-cell>
        </table:table-row>
        <table:table-row table:style-name="ro1">
          <table:table-cell office:value-type="float" office:value="207964" calcext:value-type="float">
            <text:p>207964</text:p>
          </table:table-cell>
          <table:table-cell office:value-type="string" calcext:value-type="string">
            <text:p>Хорошо, уважаемый, я понял{|а} Вас... Но что же нужно от меня?</text:p>
          </table:table-cell>
        </table:table-row>
        <table:table-row table:style-name="ro1">
          <table:table-cell office:value-type="float" office:value="207965" calcext:value-type="float">
            <text:p>207965</text:p>
          </table:table-cell>
          <table:table-cell office:value-type="string" calcext:value-type="string">
            <text:p>Извини меня, Кимихла, но я сейчас слишком занят{|а} для подобных поручений.</text:p>
          </table:table-cell>
        </table:table-row>
        <table:table-row table:style-name="ro1">
          <table:table-cell office:value-type="float" office:value="207968" calcext:value-type="float">
            <text:p>207968</text:p>
          </table:table-cell>
          <table:table-cell office:value-type="string" calcext:value-type="string">
            <text:p>Эй, Вои{н|тельница}! Не проходи мимо! Подойди сюда, поговори с ветераном великих войск!</text:p>
          </table:table-cell>
        </table:table-row>
        <table:table-row table:style-name="ro1">
          <table:table-cell office:value-type="float" office:value="207980" calcext:value-type="float">
            <text:p>207980</text:p>
          </table:table-cell>
          <table:table-cell office:value-type="string" calcext:value-type="string">
            <text:p>А ты уверен{|а}, что это именно полезные эликсиры? А то помню, был случай, когда они с Гродором вздумали подшутить надо мной...</text:p>
          </table:table-cell>
        </table:table-row>
        <table:table-row table:style-name="ro1">
          <table:table-cell office:value-type="float" office:value="207986" calcext:value-type="float">
            <text:p>207986</text:p>
          </table:table-cell>
          <table:table-cell office:value-type="string" calcext:value-type="string">
            <text:p>Да видите ли, мне тренировка нужна, практика в обращении с оружием... Ну и выслужиться бы не помешало. А Вы потом про меня скажете, что я помог{|ла}!</text:p>
          </table:table-cell>
        </table:table-row>
        <table:table-row table:style-name="ro1">
          <table:table-cell office:value-type="float" office:value="207990" calcext:value-type="float">
            <text:p>207990</text:p>
          </table:table-cell>
          <table:table-cell office:value-type="string" calcext:value-type="string">
            <text:p>Вернул{ся|ась} уже? А я вот до сих пор что-то не собрался к темневикам...</text:p>
          </table:table-cell>
        </table:table-row>
        <table:table-row table:style-name="ro1">
          <table:table-cell office:value-type="float" office:value="207991" calcext:value-type="float">
            <text:p>207991</text:p>
          </table:table-cell>
          <table:table-cell office:value-type="string" calcext:value-type="string">
            <text:p>Да, убил{|а} я два десятка жуков. Может быть ещё какие дела есть?</text:p>
          </table:table-cell>
        </table:table-row>
        <table:table-row table:style-name="ro1">
          <table:table-cell office:value-type="float" office:value="207994" calcext:value-type="float">
            <text:p>207994</text:p>
          </table:table-cell>
          <table:table-cell office:value-type="string" calcext:value-type="string">
            <text:p>Ну раз так, то вот награда! Заслужил{|а}!</text:p>
          </table:table-cell>
        </table:table-row>
        <table:table-row table:style-name="ro1">
          <table:table-cell office:value-type="float" office:value="207995" calcext:value-type="float">
            <text:p>207995</text:p>
          </table:table-cell>
          <table:table-cell office:value-type="string" calcext:value-type="string">
            <text:p>Нет, я ни единым словом не обмолв{ился|илась} о Вашем участии.</text:p>
          </table:table-cell>
        </table:table-row>
        <table:table-row table:style-name="ro1">
          <table:table-cell office:value-type="float" office:value="207996" calcext:value-type="float">
            <text:p>207996</text:p>
          </table:table-cell>
          <table:table-cell office:value-type="string" calcext:value-type="string">
            <text:p>Целых 20 жуков-рогачей? Сил{ен|ьна} же ты! Благодарю тебя! Надеюсь, Гродор не догадывается, по чьей просьбе ты пришёл к нему?</text:p>
          </table:table-cell>
        </table:table-row>
        <table:table-row table:style-name="ro1">
          <table:table-cell office:value-type="float" office:value="207998" calcext:value-type="float">
            <text:p>207998</text:p>
          </table:table-cell>
          <table:table-cell office:value-type="string" calcext:value-type="string">
            <text:p>Вои{н|тельница}! А теперь уже мне нужна твоя помощь...</text:p>
          </table:table-cell>
        </table:table-row>
        <table:table-row table:style-name="ro1">
          <table:table-cell office:value-type="float" office:value="208001" calcext:value-type="float">
            <text:p>208001</text:p>
          </table:table-cell>
          <table:table-cell office:value-type="string" calcext:value-type="string">
            <text:p>Понимаешь, в чём дело... Ты же мне помогал{|а} отнять мою ногу у подземных муравьёв, помнишь?</text:p>
          </table:table-cell>
        </table:table-row>
        <table:table-row table:style-name="ro1">
          <table:table-cell office:value-type="float" office:value="208011" calcext:value-type="float">
            <text:p>208011</text:p>
          </table:table-cell>
          <table:table-cell office:value-type="string" calcext:value-type="string">
            <text:p>Ну приходится придумывать и вертеться... Но ты мне здорово помог{|ла}! Думаю, этих монет хватит, чтобы нам быть в расчёте?</text:p>
          </table:table-cell>
        </table:table-row>
        <table:table-row table:style-name="ro1">
          <table:table-cell office:value-type="float" office:value="208012" calcext:value-type="float">
            <text:p>208012</text:p>
          </table:table-cell>
          <table:table-cell office:value-type="string" calcext:value-type="string">
            <text:p>Послушай, Вои{н|тельница}, я тебя снова попросить об одолжении... Конечно, не за просто так!</text:p>
          </table:table-cell>
        </table:table-row>
        <table:table-row table:style-name="ro1">
          <table:table-cell office:value-type="float" office:value="208013" calcext:value-type="float">
            <text:p>208013</text:p>
          </table:table-cell>
          <table:table-cell office:value-type="string" calcext:value-type="string">
            <text:p>Извини меня, Магрор, но я вдруг вспомнил{|а} об одном деле, не терпящем отлагательства.</text:p>
          </table:table-cell>
        </table:table-row>
        <table:table-row table:style-name="ro1">
          <table:table-cell office:value-type="float" office:value="208020" calcext:value-type="float">
            <text:p>208020</text:p>
          </table:table-cell>
          <table:table-cell office:value-type="string" calcext:value-type="string">
            <text:p>Мне это будет не сложно сделать, Магрор, я соглас{ен|на}.</text:p>
          </table:table-cell>
        </table:table-row>
        <table:table-row table:style-name="ro1">
          <table:table-cell office:value-type="float" office:value="208021" calcext:value-type="float">
            <text:p>208021</text:p>
          </table:table-cell>
          <table:table-cell office:value-type="string" calcext:value-type="string">
            <text:p>Добрый день, Вои{н|тельница}. Могу ли я тебе чем-то помочь?</text:p>
          </table:table-cell>
        </table:table-row>
        <table:table-row table:style-name="ro1">
          <table:table-cell office:value-type="float" office:value="208023" calcext:value-type="float">
            <text:p>208023</text:p>
          </table:table-cell>
          <table:table-cell office:value-type="string" calcext:value-type="string">
            <text:p>Это Магрор-то заботливый?! Эта старая заноза?! В жизни не поверю! Ха ха ха! Небось, как-то хочет подколоть по-новому Гродора. У них вся дружба в этом: кто над кем серьёзнее подшутит. Ну да ладно. Раз ты справил{ся|ась}, то тебе и награда.</text:p>
          </table:table-cell>
        </table:table-row>
        <table:table-row table:style-name="ro1">
          <table:table-cell office:value-type="float" office:value="208025" calcext:value-type="float">
            <text:p>208025</text:p>
          </table:table-cell>
          <table:table-cell office:value-type="string" calcext:value-type="string">
            <text:p>Не знаю, Надум... Я приш{ел|ла} к Вам доложить, что выполнил{|а} то задание, что Вы дали Гродору. Как раз только что убил{|а} десяток кровопийц.</text:p>
          </table:table-cell>
        </table:table-row>
        <table:table-row table:style-name="ro1">
          <table:table-cell office:value-type="float" office:value="208026" calcext:value-type="float">
            <text:p>208026</text:p>
          </table:table-cell>
          <table:table-cell office:value-type="string" calcext:value-type="string">
            <text:p>Вои{н|тельница}, есть для тебя ещё одно важное задание. Где-то в подземелье буквально пару дней назад пропал один из наших магов. Ну, на самом деле, это не совсем был маг, а ученик, проваливший экзамен в Магистериуме... Думаю, он был весьма расстроен и кто знает, что с ним случилось...</text:p>
          </table:table-cell>
        </table:table-row>
        <table:table-row table:style-name="ro1">
          <table:table-cell office:value-type="float" office:value="208028" calcext:value-type="float">
            <text:p>208028</text:p>
          </table:table-cell>
          <table:table-cell office:value-type="string" calcext:value-type="string">
            <text:p>Попросите кого-нибудь ещё, Донован. Я не уверен{|а}, что смогу справиться с этим заданием...</text:p>
          </table:table-cell>
        </table:table-row>
        <table:table-row table:style-name="ro1">
          <table:table-cell office:value-type="float" office:value="208037" calcext:value-type="float">
            <text:p>208037</text:p>
          </table:table-cell>
          <table:table-cell office:value-type="string" calcext:value-type="string">
            <text:p>Вот, я принес{|ла} Вам его шапку. Если нужно будет показать что-то его близким...</text:p>
          </table:table-cell>
        </table:table-row>
        <table:table-row table:style-name="ro1">
          <table:table-cell office:value-type="float" office:value="208046" calcext:value-type="float">
            <text:p>208046</text:p>
          </table:table-cell>
          <table:table-cell office:value-type="string" calcext:value-type="string">
            <text:p>Я долж{ен|на} набрать ему каких-то ингредиентов для этого яда?</text:p>
          </table:table-cell>
        </table:table-row>
        <table:table-row table:style-name="ro1">
          <table:table-cell office:value-type="float" office:value="208047" calcext:value-type="float">
            <text:p>208047</text:p>
          </table:table-cell>
          <table:table-cell office:value-type="string" calcext:value-type="string">
            <text:p>Ну что, принес{|ла} яд?</text:p>
          </table:table-cell>
        </table:table-row>
        <table:table-row table:style-name="ro1">
          <table:table-cell office:value-type="float" office:value="208053" calcext:value-type="float">
            <text:p>208053</text:p>
          </table:table-cell>
          <table:table-cell office:value-type="string" calcext:value-type="string">
            <text:p>Да, мне удалось избежать их зубов. Я добывал{|а} яд очень аккуратно!</text:p>
          </table:table-cell>
        </table:table-row>
        <table:table-row table:style-name="ro1">
          <table:table-cell office:value-type="float" office:value="208054" calcext:value-type="float">
            <text:p>208054</text:p>
          </table:table-cell>
          <table:table-cell office:value-type="string" calcext:value-type="string">
            <text:p>Приветствую тебя, Вои{н|тельница}! Есть у меня новое порученьице. Небось скучаешь без работы?</text:p>
          </table:table-cell>
        </table:table-row>
        <table:table-row table:style-name="ro1">
          <table:table-cell office:value-type="float" office:value="208066" calcext:value-type="float">
            <text:p>208066</text:p>
          </table:table-cell>
          <table:table-cell office:value-type="string" calcext:value-type="string">
            <text:p>Ну это ты раскатал{|а} губу! Поменьше будет, но тебе всё равно понравится!</text:p>
          </table:table-cell>
        </table:table-row>
        <table:table-row table:style-name="ro1">
          <table:table-cell office:value-type="float" office:value="208078" calcext:value-type="float">
            <text:p>208078</text:p>
          </table:table-cell>
          <table:table-cell office:value-type="string" calcext:value-type="string">
            <text:p>Пожалуй, это будет весьма проблематично... Времени я там провел{|а} действительно изрядно!</text:p>
          </table:table-cell>
        </table:table-row>
        <table:table-row table:style-name="ro1">
          <table:table-cell office:value-type="float" office:value="208084" calcext:value-type="float">
            <text:p>208084</text:p>
          </table:table-cell>
          <table:table-cell office:value-type="string" calcext:value-type="string">
            <text:p>Да наш{ел|ла} я её.</text:p>
          </table:table-cell>
        </table:table-row>
        <table:table-row table:style-name="ro1">
          <table:table-cell office:value-type="float" office:value="208086" calcext:value-type="float">
            <text:p>208086</text:p>
          </table:table-cell>
          <table:table-cell office:value-type="string" calcext:value-type="string">
            <text:p>Привет, Путни{к|ца}, ответь-ка мне на один вопросик - ты любишь сладкое?</text:p>
          </table:table-cell>
        </table:table-row>
        <table:table-row table:style-name="ro1">
          <table:table-cell office:value-type="float" office:value="208107" calcext:value-type="float">
            <text:p>208107</text:p>
          </table:table-cell>
          <table:table-cell office:value-type="string" calcext:value-type="string">
            <text:p>Что же, я соглас{ен|на} тебе помочь.</text:p>
          </table:table-cell>
        </table:table-row>
        <table:table-row table:style-name="ro1">
          <table:table-cell office:value-type="float" office:value="208114" calcext:value-type="float">
            <text:p>208114</text:p>
          </table:table-cell>
          <table:table-cell office:value-type="string" calcext:value-type="string">
            <text:p>Скорее сюда, смел{ый|ая} вои{н|тельница}! Мне очень нужна твоя помощь.</text:p>
          </table:table-cell>
        </table:table-row>
        <table:table-row table:style-name="ro1">
          <table:table-cell office:value-type="float" office:value="208117" calcext:value-type="float">
            <text:p>208117</text:p>
          </table:table-cell>
          <table:table-cell office:value-type="string" calcext:value-type="string">
            <text:p>Ну и что ты так кричишь? Я чуть было не оглох{|ла}. Что опять у тебя приключилось?</text:p>
          </table:table-cell>
        </table:table-row>
        <table:table-row table:style-name="ro1">
          <table:table-cell office:value-type="float" office:value="208120" calcext:value-type="float">
            <text:p>208120</text:p>
          </table:table-cell>
          <table:table-cell office:value-type="string" calcext:value-type="string">
            <text:p>Прошу прощения, но я слишком занят{|a}.\n</text:p>
          </table:table-cell>
        </table:table-row>
        <table:table-row table:style-name="ro1">
          <table:table-cell office:value-type="float" office:value="208125" calcext:value-type="float">
            <text:p>208125</text:p>
          </table:table-cell>
          <table:table-cell office:value-type="string" calcext:value-type="string">
            <text:p>Ой... А ведь ты прав{|а}... Вдруг они придумают какую-нибудь новую гадость? Ну да ладно, что теперь-то волноваться... У меня для тебя есть небольшая награда, держи.</text:p>
          </table:table-cell>
        </table:table-row>
        <table:table-row table:style-name="ro1">
          <table:table-cell office:value-type="float" office:value="208143" calcext:value-type="float">
            <text:p>208143</text:p>
          </table:table-cell>
          <table:table-cell office:value-type="string" calcext:value-type="string">
            <text:p>Ну что ты мне принес{|ла}? Что получилось добыть у йети?</text:p>
          </table:table-cell>
        </table:table-row>
        <table:table-row table:style-name="ro1">
          <table:table-cell office:value-type="float" office:value="208145" calcext:value-type="float">
            <text:p>208145</text:p>
          </table:table-cell>
          <table:table-cell office:value-type="string" calcext:value-type="string">
            <text:p>Ура, моя прелесть! Ты наш{ел|ла} мою прелесть. Это то, что нужно! Мой чудный носик... Огромное спасибо за помощь! \n</text:p>
          </table:table-cell>
        </table:table-row>
        <table:table-row table:style-name="ro1">
          <table:table-cell office:value-type="float" office:value="208148" calcext:value-type="float">
            <text:p>208148</text:p>
          </table:table-cell>
          <table:table-cell office:value-type="string" calcext:value-type="string">
            <text:p>Вот ты в теплой одежде, сыт{ый|ая} и довольн{ый|ая}... А маленьким несчастным уточкам на озере к юго-западу от нас холодно и голодно!</text:p>
          </table:table-cell>
        </table:table-row>
        <table:table-row table:style-name="ro1">
          <table:table-cell office:value-type="float" office:value="208152" calcext:value-type="float">
            <text:p>208152</text:p>
          </table:table-cell>
          <table:table-cell office:value-type="string" calcext:value-type="string">
            <text:p>Я пока не готов{|а} ответить на этот вопрос. Многое зависит от того, насколько это опасно и чем поощряется.</text:p>
          </table:table-cell>
        </table:table-row>
        <table:table-row table:style-name="ro1">
          <table:table-cell office:value-type="float" office:value="208153" calcext:value-type="float">
            <text:p>208153</text:p>
          </table:table-cell>
          <table:table-cell office:value-type="string" calcext:value-type="string">
            <text:p>Представь себе, действительно никто не кормит! Не хочешь сам{|а} этим заняться?</text:p>
          </table:table-cell>
        </table:table-row>
        <table:table-row table:style-name="ro1">
          <table:table-cell office:value-type="float" office:value="208155" calcext:value-type="float">
            <text:p>208155</text:p>
          </table:table-cell>
          <table:table-cell office:value-type="string" calcext:value-type="string">
            <text:p>Ну как, покормил{|а} уточек?</text:p>
          </table:table-cell>
        </table:table-row>
        <table:table-row table:style-name="ro1">
          <table:table-cell office:value-type="float" office:value="208158" calcext:value-type="float">
            <text:p>208158</text:p>
          </table:table-cell>
          <table:table-cell office:value-type="string" calcext:value-type="string">
            <text:p>Здравствуй, Вои{н|тельница}. Если ты не против, я перейду сразу к делу... Раз уж ты заглянул{|а} ко мне, то явно ищешь работу, так? Нет-нет, не отвечай, ответ я и так знаю! Я же Снежная королева, и у меня есть свои секреты. Конечно, без награды ты не останешься!</text:p>
          </table:table-cell>
        </table:table-row>
        <table:table-row table:style-name="ro1">
          <table:table-cell office:value-type="float" office:value="208159" calcext:value-type="float">
            <text:p>208159</text:p>
          </table:table-cell>
          <table:table-cell office:value-type="string" calcext:value-type="string">
            <text:p>Ни в коем случае! Ты их не убивай, <text:s/>достаточно хорошенько вымотать волка, чтобы он сознание потерял! А потом %1240% у него вырви... Десяток мне принесёшь - я поверю, что ты справил{ся|ась} с моим заданием. %=1240%\n</text:p>
          </table:table-cell>
        </table:table-row>
        <table:table-row table:style-name="ro1">
          <table:table-cell office:value-type="float" office:value="208163" calcext:value-type="float">
            <text:p>208163</text:p>
          </table:table-cell>
          <table:table-cell office:value-type="string" calcext:value-type="string">
            <text:p>Вы хотите, чтобы я начал{|а} охоту на бедных зверушек? А не будет ли это слишком жестоко?</text:p>
          </table:table-cell>
        </table:table-row>
        <table:table-row table:style-name="ro1">
          <table:table-cell office:value-type="float" office:value="208167" calcext:value-type="float">
            <text:p>208167</text:p>
          </table:table-cell>
          <table:table-cell office:value-type="string" calcext:value-type="string">
            <text:p>Да, я их хорошо проучил{|а}.</text:p>
          </table:table-cell>
        </table:table-row>
        <table:table-row table:style-name="ro1">
          <table:table-cell office:value-type="float" office:value="208174" calcext:value-type="float">
            <text:p>208174</text:p>
          </table:table-cell>
          <table:table-cell office:value-type="string" calcext:value-type="string">
            <text:p>Ну не знаю... В тех краях, откуда я приш{ел|ла}, довольно тепло.</text:p>
          </table:table-cell>
        </table:table-row>
        <table:table-row table:style-name="ro1">
          <table:table-cell office:value-type="float" office:value="208178" calcext:value-type="float">
            <text:p>208178</text:p>
          </table:table-cell>
          <table:table-cell office:value-type="string" calcext:value-type="string">
            <text:p>Думаю, я пока не готов{|а} к охоте на этих хищников.</text:p>
          </table:table-cell>
        </table:table-row>
        <table:table-row table:style-name="ro1">
          <table:table-cell office:value-type="float" office:value="208179" calcext:value-type="float">
            <text:p>208179</text:p>
          </table:table-cell>
          <table:table-cell office:value-type="string" calcext:value-type="string">
            <text:p>Ха-ха-ха! Как ты забавно смотришься, обвешанн{ый|ая} этими волчьими хвостами!</text:p>
          </table:table-cell>
        </table:table-row>
        <table:table-row table:style-name="ro1">
          <table:table-cell office:value-type="float" office:value="208181" calcext:value-type="float">
            <text:p>208181</text:p>
          </table:table-cell>
          <table:table-cell office:value-type="string" calcext:value-type="string">
            <text:p>Я и не обижаюсь вовсе. Просто устал{|а} бегать за этими волками.</text:p>
          </table:table-cell>
        </table:table-row>
        <table:table-row table:style-name="ro1">
          <table:table-cell office:value-type="float" office:value="208183" calcext:value-type="float">
            <text:p>208183</text:p>
          </table:table-cell>
          <table:table-cell office:value-type="string" calcext:value-type="string">
            <text:p>Ладно, давай сюда волчьи хвосты, я на них взгляну. Так-так-так... Ага, замечательно! Отличная работа, получай свою награду, заслужил{|а}.</text:p>
          </table:table-cell>
        </table:table-row>
        <table:table-row table:style-name="ro1">
          <table:table-cell office:value-type="float" office:value="208184" calcext:value-type="float">
            <text:p>208184</text:p>
          </table:table-cell>
          <table:table-cell office:value-type="string" calcext:value-type="string">
            <text:p>Ага, за новым заданием ко мне заглянул{|а}?</text:p>
          </table:table-cell>
        </table:table-row>
        <table:table-row table:style-name="ro1">
          <table:table-cell office:value-type="float" office:value="208187" calcext:value-type="float">
            <text:p>208187</text:p>
          </table:table-cell>
          <table:table-cell office:value-type="string" calcext:value-type="string">
            <text:p>И что вы хотите, чтобы я сделал{|а}?</text:p>
          </table:table-cell>
        </table:table-row>
        <table:table-row table:style-name="ro1">
          <table:table-cell office:value-type="float" office:value="208188" calcext:value-type="float">
            <text:p>208188</text:p>
          </table:table-cell>
          <table:table-cell office:value-type="string" calcext:value-type="string">
            <text:p>Извините, я занят{|а} сейчас более важными делами.</text:p>
          </table:table-cell>
        </table:table-row>
        <table:table-row table:style-name="ro1">
          <table:table-cell office:value-type="float" office:value="208192" calcext:value-type="float">
            <text:p>208192</text:p>
          </table:table-cell>
          <table:table-cell office:value-type="string" calcext:value-type="string">
            <text:p>Я всегда готов{|а} взяться за интересное и хорошо оплачиваемое дело.</text:p>
          </table:table-cell>
        </table:table-row>
        <table:table-row table:style-name="ro1">
          <table:table-cell office:value-type="float" office:value="208193" calcext:value-type="float">
            <text:p>208193</text:p>
          </table:table-cell>
          <table:table-cell office:value-type="string" calcext:value-type="string">
            <text:p>Проверил{|а} подарки? Что удалось узнать?</text:p>
          </table:table-cell>
        </table:table-row>
        <table:table-row table:style-name="ro1">
          <table:table-cell office:value-type="float" office:value="208198" calcext:value-type="float">
            <text:p>208198</text:p>
          </table:table-cell>
          <table:table-cell office:value-type="string" calcext:value-type="string">
            <text:p>Ты не мог{|ла} бы поподробнее рассказать, что именно ты наш{ел|ла} в мешках, которые были оставлены под елками?</text:p>
          </table:table-cell>
        </table:table-row>
        <table:table-row table:style-name="ro1">
          <table:table-cell office:value-type="float" office:value="208202" calcext:value-type="float">
            <text:p>208202</text:p>
          </table:table-cell>
          <table:table-cell office:value-type="string" calcext:value-type="string">
            <text:p>Не уверен{|а}, что мне хватит сил справиться с ними...</text:p>
          </table:table-cell>
        </table:table-row>
        <table:table-row table:style-name="ro1">
          <table:table-cell office:value-type="float" office:value="208205" calcext:value-type="float">
            <text:p>208205</text:p>
          </table:table-cell>
          <table:table-cell office:value-type="string" calcext:value-type="string">
            <text:p>Ну что, вои{н|тельница}, получилось разделаться с этими коварными лесными духами?</text:p>
          </table:table-cell>
        </table:table-row>
        <table:table-row table:style-name="ro1">
          <table:table-cell office:value-type="float" office:value="208207" calcext:value-type="float">
            <text:p>208207</text:p>
          </table:table-cell>
          <table:table-cell office:value-type="string" calcext:value-type="string">
            <text:p>Всех их никогда не перебьешь, но вот десяток я осилил{|а}.</text:p>
          </table:table-cell>
        </table:table-row>
        <table:table-row table:style-name="ro1">
          <table:table-cell office:value-type="float" office:value="208208" calcext:value-type="float">
            <text:p>208208</text:p>
          </table:table-cell>
          <table:table-cell office:value-type="string" calcext:value-type="string">
            <text:p>Да ладно вам... Слишком много чести для прост{ого воина|ой воительницы}.</text:p>
          </table:table-cell>
        </table:table-row>
        <table:table-row table:style-name="ro1">
          <table:table-cell office:value-type="float" office:value="208210" calcext:value-type="float">
            <text:p>208210</text:p>
          </table:table-cell>
          <table:table-cell office:value-type="string" calcext:value-type="string">
            <text:p>Как ты вовремя приш{ел|ла}! Не иначе само Провидение направило твой путь к моей хижине. Помнишь лесных духов, что выкрали подарки и подменили их камнями?</text:p>
          </table:table-cell>
        </table:table-row>
        <table:table-row table:style-name="ro1">
          <table:table-cell office:value-type="float" office:value="208212" calcext:value-type="float">
            <text:p>208212</text:p>
          </table:table-cell>
          <table:table-cell office:value-type="string" calcext:value-type="string">
            <text:p>Да, я тогда их как следует проучил{|а}!</text:p>
          </table:table-cell>
        </table:table-row>
        <table:table-row table:style-name="ro1">
          <table:table-cell office:value-type="float" office:value="208224" calcext:value-type="float">
            <text:p>208224</text:p>
          </table:table-cell>
          <table:table-cell office:value-type="string" calcext:value-type="string">
            <text:p>Я рад{|а}, что мне удалось вам помочь!</text:p>
          </table:table-cell>
        </table:table-row>
        <table:table-row table:style-name="ro1">
          <table:table-cell office:value-type="float" office:value="208225" calcext:value-type="float">
            <text:p>208225</text:p>
          </table:table-cell>
          <table:table-cell office:value-type="string" calcext:value-type="string">
            <text:p>Да, твоя помощь была просто неоценимой... Благодарю тебя! Думаю, я уже не имею права вовлекать тебя в наши проблемы и дела... Вот, возьми этот подарок. С праздником тебя, Вои{н|тельница}!\n</text:p>
          </table:table-cell>
        </table:table-row>
        <table:table-row table:style-name="ro1">
          <table:table-cell office:value-type="float" office:value="208226" calcext:value-type="float">
            <text:p>208226</text:p>
          </table:table-cell>
          <table:table-cell office:value-type="string" calcext:value-type="string">
            <text:p>Здравствуй, Вои{н|тельница}, что привело тебя ко мне? Неужто наш{ел|ла} новые <text:s/>игрушки?</text:p>
          </table:table-cell>
        </table:table-row>
        <table:table-row table:style-name="ro1">
          <table:table-cell office:value-type="float" office:value="208229" calcext:value-type="float">
            <text:p>208229</text:p>
          </table:table-cell>
          <table:table-cell office:value-type="string" calcext:value-type="string">
            <text:p>То есть я дол{жен|жна} собрать ёлочные игрушки и повесить их на ёлку?</text:p>
          </table:table-cell>
        </table:table-row>
        <table:table-row table:style-name="ro1">
          <table:table-cell office:value-type="float" office:value="208233" calcext:value-type="float">
            <text:p>208233</text:p>
          </table:table-cell>
          <table:table-cell office:value-type="string" calcext:value-type="string">
            <text:p>Здравствуй, Вои{н|тельница}. Удалось ли тебе собрать по 5 ёлочных шариков одного цвета?</text:p>
          </table:table-cell>
        </table:table-row>
        <table:table-row table:style-name="ro1">
          <table:table-cell office:value-type="float" office:value="208236" calcext:value-type="float">
            <text:p>208236</text:p>
          </table:table-cell>
          <table:table-cell office:value-type="string" calcext:value-type="string">
            <text:p>Как хорошо, что ты заглянул{|а}. У меня как раз есть для тебя важное задание.</text:p>
          </table:table-cell>
        </table:table-row>
        <table:table-row table:style-name="ro1">
          <table:table-cell office:value-type="float" office:value="208237" calcext:value-type="float">
            <text:p>208237</text:p>
          </table:table-cell>
          <table:table-cell office:value-type="string" calcext:value-type="string">
            <text:p>Дело хоть и простое, но очень ответственное! Видел{|а} мой дом? Уже зима на дворе, а на крыше до сих пор ни одной сосульки. На их выращивание столько времени уходит, а ведь мне еще шубки шить... Может, ты раздобудешь мне побольше готового льда? Вот у Ледяных рыцарей этого добра навалом, разбей нескольких, все равно за зиму много новых наморозится. \n</text:p>
          </table:table-cell>
        </table:table-row>
        <table:table-row table:style-name="ro1">
          <table:table-cell office:value-type="float" office:value="208238" calcext:value-type="float">
            <text:p>208238</text:p>
          </table:table-cell>
          <table:table-cell office:value-type="string" calcext:value-type="string">
            <text:p>Боюсь, я пока не готов{|а} к этому...</text:p>
          </table:table-cell>
        </table:table-row>
        <table:table-row table:style-name="ro1">
          <table:table-cell office:value-type="float" office:value="208239" calcext:value-type="float">
            <text:p>208239</text:p>
          </table:table-cell>
          <table:table-cell office:value-type="string" calcext:value-type="string">
            <text:p>Похоже, я удачно заш{ел|ла}. Мне как раз нужна работенка.</text:p>
          </table:table-cell>
        </table:table-row>
        <table:table-row table:style-name="ro1">
          <table:table-cell office:value-type="float" office:value="208242" calcext:value-type="float">
            <text:p>208242</text:p>
          </table:table-cell>
          <table:table-cell office:value-type="string" calcext:value-type="string">
            <text:p>То есть я долж{ен|на} сразиться с Рыцарями и добыть сосульки? А сколько их всего надо принести?</text:p>
          </table:table-cell>
        </table:table-row>
        <table:table-row table:style-name="ro1">
          <table:table-cell office:value-type="float" office:value="208243" calcext:value-type="float">
            <text:p>208243</text:p>
          </table:table-cell>
          <table:table-cell office:value-type="string" calcext:value-type="string">
            <text:p>Ну что, сколько сосулек насобирал{|а}? Можешь отдать несколько штук.</text:p>
          </table:table-cell>
        </table:table-row>
        <table:table-row table:style-name="ro1">
          <table:table-cell office:value-type="float" office:value="208244" calcext:value-type="float">
            <text:p>208244</text:p>
          </table:table-cell>
          <table:table-cell office:value-type="string" calcext:value-type="string">
            <text:p>Вот и ладненько. Теперь можно будет украсить сосульками все крыши и выступы в деревне! Ты же не од{ин|на} мне их носил{|а}... Уже несколько ящиков с ними спрятаны под навесом. Этой ночью у моих подручных будет очень много работы!</text:p>
          </table:table-cell>
        </table:table-row>
        <table:table-row table:style-name="ro1">
          <table:table-cell office:value-type="float" office:value="208246" calcext:value-type="float">
            <text:p>208246</text:p>
          </table:table-cell>
          <table:table-cell office:value-type="string" calcext:value-type="string">
            <text:p>Здравствуй, вои{н|тельница}. Еще не отморозил{|а} руки да ноги? А то народ жалуется, мол, зима слишком сурова. Я сам такие холода не вызывал, так что скорее всего это Повелитель холода развлекается. Для начала надо ему намекнуть, чтоб не морозил так наших жителей.</text:p>
          </table:table-cell>
        </table:table-row>
        <table:table-row table:style-name="ro1">
          <table:table-cell office:value-type="float" office:value="208250" calcext:value-type="float">
            <text:p>208250</text:p>
          </table:table-cell>
          <table:table-cell office:value-type="string" calcext:value-type="string">
            <text:p>Звон мечей издалека был слышен! Здравствуй, вижу, ты выполнил{|а} моё задание...</text:p>
          </table:table-cell>
        </table:table-row>
        <table:table-row table:style-name="ro1">
          <table:table-cell office:value-type="float" office:value="208277" calcext:value-type="float">
            <text:p>208277</text:p>
          </table:table-cell>
          <table:table-cell office:value-type="string" calcext:value-type="string">
            <text:p>Приветствую тебя, путни{к|ца}! Поздравляю тебя с Праздником Зимы!\nХочу пригласить всех желающих в свою снежную обитель - <text:s/>Зимний лес!</text:p>
          </table:table-cell>
        </table:table-row>
        <table:table-row table:style-name="ro1">
          <table:table-cell office:value-type="float" office:value="208288" calcext:value-type="float">
            <text:p>208288</text:p>
          </table:table-cell>
          <table:table-cell office:value-type="string" calcext:value-type="string">
            <text:p>Приветствую тебя, путни{к|ца}! Поздравляю тебя с Праздником Зимы!\nХочу пригласить всех желающих в свою снежную обитель - <text:s/>Зимнюю рощу!</text:p>
          </table:table-cell>
        </table:table-row>
        <table:table-row table:style-name="ro1">
          <table:table-cell office:value-type="float" office:value="208289" calcext:value-type="float">
            <text:p>208289</text:p>
          </table:table-cell>
          <table:table-cell office:value-type="string" calcext:value-type="string">
            <text:p>Приветствую, вои{н|тельница}, хочешь узнать основные тактики боя?</text:p>
          </table:table-cell>
        </table:table-row>
        <table:table-row table:style-name="ro1">
          <table:table-cell office:value-type="float" office:value="208290" calcext:value-type="float">
            <text:p>208290</text:p>
          </table:table-cell>
          <table:table-cell office:value-type="string" calcext:value-type="string">
            <text:p>Нет, спасибо, я и так уже во всём разобрал{ся|ась}.</text:p>
          </table:table-cell>
        </table:table-row>
        <table:table-row table:style-name="ro1">
          <table:table-cell office:value-type="float" office:value="208295" calcext:value-type="float">
            <text:p>208295</text:p>
          </table:table-cell>
          <table:table-cell office:value-type="string" calcext:value-type="string">
            <text:p>Я подумал{|а} и решил{|а}, что сам{|а} во всем разберусь.</text:p>
          </table:table-cell>
        </table:table-row>
        <table:table-row table:style-name="ro1">
          <table:table-cell office:value-type="float" office:value="208305" calcext:value-type="float">
            <text:p>208305</text:p>
          </table:table-cell>
          <table:table-cell office:value-type="string" calcext:value-type="string">
            <text:p>Иногда тебе случится драться не с одним, а сразу с несколькими противниками. Да и ты сам{|а}, возможно, будешь не од{ин|на}, а с товарищами. В таком случае, при неравном количестве бойцов, оставшиеся без противника смогут сразиться со своим отражением. Это особый режим боя, в котором всё происходит по своим правилам. Думаю, ты с лёгкостью разберёшься во всех его нюансах, но обрати внимание, что в этом бою невозможно выиграть. Это вечный спарринг, в котором тебе предстоит собирать камни, но избегать сбора чёрных меток, поскольку за них ты будешь получать совершенно реальные раны.</text:p>
          </table:table-cell>
        </table:table-row>
        <table:table-row table:style-name="ro1">
          <table:table-cell office:value-type="float" office:value="208306" calcext:value-type="float">
            <text:p>208306</text:p>
          </table:table-cell>
          <table:table-cell office:value-type="string" calcext:value-type="string">
            <text:p>Но как же мне быть, если я окажусь заперт{|а} со своим отражением навсегда?</text:p>
          </table:table-cell>
        </table:table-row>
        <table:table-row table:style-name="ro1">
          <table:table-cell office:value-type="float" office:value="208313" calcext:value-type="float">
            <text:p>208313</text:p>
          </table:table-cell>
          <table:table-cell office:value-type="string" calcext:value-type="string">
            <text:p>В бою действительно нужно хорошее снаряжение. Но <text:s/>постепенно ты и сам{|а} не заметишь, как соберёшь отличную броню. А что для этого потребуется? Выполняй задания, займись охотой на монстров, сражайся с другими игроками. Всё это в той или иной мере приносит свой доход. И запомни, что 100 медных монет равны одной серебряной, а 100 серебряных равны одной золотой. И вот ещё момент. Нападать стоит только на монстров, название которых подсвечено зелёным цветом.</text:p>
          </table:table-cell>
        </table:table-row>
        <table:table-row table:style-name="ro1">
          <table:table-cell office:value-type="float" office:value="208319" calcext:value-type="float">
            <text:p>208319</text:p>
          </table:table-cell>
          <table:table-cell office:value-type="string" calcext:value-type="string">
            <text:p>Есть ещё что-то, чего бы ты хотел{|а} узнать?</text:p>
          </table:table-cell>
        </table:table-row>
        <table:table-row table:style-name="ro1">
          <table:table-cell office:value-type="float" office:value="208322" calcext:value-type="float">
            <text:p>208322</text:p>
          </table:table-cell>
          <table:table-cell office:value-type="string" calcext:value-type="string">
            <text:p>Если ты проиграешь в бою, то все надетые на тебя доспехи и оружие получат -1 к прочности. Но в случае если ты ещё и будешь дисквалифицирова{н|на}, потеря станет больше.</text:p>
          </table:table-cell>
        </table:table-row>
        <table:table-row table:style-name="ro1">
          <table:table-cell office:value-type="float" office:value="208325" calcext:value-type="float">
            <text:p>208325</text:p>
          </table:table-cell>
          <table:table-cell office:value-type="string" calcext:value-type="string">
            <text:p>В случае если ты совершишь неверный ход, то есть камни не сложатся в комбинацию, то ты потеряешь ход и 5 единиц здоровья. Кстати, то же самое произойдёт, если бездействовать более 30 секунд. Три таких пропуска хода и ты будешь дисквалифицирован{|а}, то есть проиграешь бой и потеряешь три единицы прочности предметов, если бой был на опасной территории. А вот в суперигре никогда не будет дисквалификации по времени, хотя ты и будешь терять каждые 90 секунд по 5 здоровья. Но самое важное, что тебе потребуется на первых порах, чтобы не совершать неверных ходов... Следи за полем боя, на нём всегда есть два подсвеченных камня. Это гарантированно правильный ход, пусть и не всегда самый лучший.</text:p>
          </table:table-cell>
        </table:table-row>
        <table:table-row table:style-name="ro1">
          <table:table-cell office:value-type="float" office:value="208332" calcext:value-type="float">
            <text:p>208332</text:p>
          </table:table-cell>
          <table:table-cell office:value-type="string" calcext:value-type="string">
            <text:p>Вижу, тебе удалось преодолеть барьер первых уровней. Ты уже изучил{|а} все новые заклинания?</text:p>
          </table:table-cell>
        </table:table-row>
        <table:table-row table:style-name="ro1">
          <table:table-cell office:value-type="float" office:value="208340" calcext:value-type="float">
            <text:p>208340</text:p>
          </table:table-cell>
          <table:table-cell office:value-type="string" calcext:value-type="string">
            <text:p>Нет. Однажды заработав медаль, ты её получаешь навсегда. Число использований заклинания не будет уменьшаться, даже если у тебя уже нет <text:s/>этого заклинания после перераспределения очков умений. Медали складываются между собой. То есть, если ты получил{|a} второй уровень медали, то её характеристики не заменят характеристики медали первого уровня, а будут сложены вместе.</text:p>
          </table:table-cell>
        </table:table-row>
        <table:table-row table:style-name="ro1">
          <table:table-cell office:value-type="float" office:value="208344" calcext:value-type="float">
            <text:p>208344</text:p>
          </table:table-cell>
          <table:table-cell office:value-type="string" calcext:value-type="string">
            <text:p>Вои{н|тельница}, тебе пора попробовать свои силы в Колизее!</text:p>
          </table:table-cell>
        </table:table-row>
        <table:table-row table:style-name="ro1">
          <table:table-cell office:value-type="float" office:value="208345" calcext:value-type="float">
            <text:p>208345</text:p>
          </table:table-cell>
          <table:table-cell office:value-type="string" calcext:value-type="string">
            <text:p>Случается всякое. Соперник может оказаться слишком силён, а напарник слаб. Да, напарник, ведь в Колизее ты можешь сражаться не только од{ин|на}, а с одним или двумя партнёрами, против равного количества противников. Но если ты победишь не одного, а двух или трёх врагов, то награда за бой будет выше. Если ты погибнешь, то так же, как и в других боях, твои предметы потеряют единицу прочности.</text:p>
          </table:table-cell>
        </table:table-row>
        <table:table-row table:style-name="ro1">
          <table:table-cell office:value-type="float" office:value="208346" calcext:value-type="float">
            <text:p>208346</text:p>
          </table:table-cell>
          <table:table-cell office:value-type="string" calcext:value-type="string">
            <text:p>Подозреваю, что это место для тренировок и спаррингов опытных воинов. Я прав{|а}?</text:p>
          </table:table-cell>
        </table:table-row>
        <table:table-row table:style-name="ro1">
          <table:table-cell office:value-type="float" office:value="208353" calcext:value-type="float">
            <text:p>208353</text:p>
          </table:table-cell>
          <table:table-cell office:value-type="string" calcext:value-type="string">
            <text:p>Ну это не новость. Я уже завоевал{|а} некоторое количество доблести.</text:p>
          </table:table-cell>
        </table:table-row>
        <table:table-row table:style-name="ro1">
          <table:table-cell office:value-type="float" office:value="208354" calcext:value-type="float">
            <text:p>208354</text:p>
          </table:table-cell>
          <table:table-cell office:value-type="string" calcext:value-type="string">
            <text:p>Зная все, что вы мне сказали, я завоюю столько доблести, сколько не завоевывал{|а} ни од{ин воин|на воительница}!</text:p>
          </table:table-cell>
        </table:table-row>
        <table:table-row table:style-name="ro1">
          <table:table-cell office:value-type="float" office:value="208358" calcext:value-type="float">
            <text:p>208358</text:p>
          </table:table-cell>
          <table:table-cell office:value-type="string" calcext:value-type="string">
            <text:p>Готов{|а} ли узнать о новых секретах ведения боя?</text:p>
          </table:table-cell>
        </table:table-row>
        <table:table-row table:style-name="ro1">
          <table:table-cell office:value-type="float" office:value="208359" calcext:value-type="float">
            <text:p>208359</text:p>
          </table:table-cell>
          <table:table-cell office:value-type="string" calcext:value-type="string">
            <text:p>Вы чуть-чуть опоздали. Я уже изучил{|а} все, что мне нужно.</text:p>
          </table:table-cell>
        </table:table-row>
        <table:table-row table:style-name="ro1">
          <table:table-cell office:value-type="float" office:value="208360" calcext:value-type="float">
            <text:p>208360</text:p>
          </table:table-cell>
          <table:table-cell office:value-type="string" calcext:value-type="string">
            <text:p>Ха-ха! Теперь я буду непобедим{|а}!</text:p>
          </table:table-cell>
        </table:table-row>
        <table:table-row table:style-name="ro1">
          <table:table-cell office:value-type="float" office:value="208362" calcext:value-type="float">
            <text:p>208362</text:p>
          </table:table-cell>
          <table:table-cell office:value-type="string" calcext:value-type="string">
            <text:p>Надеюсь, ты уже заметил{|а}, что в боях появляются камни и черепа с множителем 5. Поведение этих черепов <text:s/>отличается от поведения остальных камней. Если тебе удасться собрать их в линию или зацепить заклинанием, то они сдетонируют и соберут вместе с собой ещё и все ближайшие камни в соседних клетках.</text:p>
          </table:table-cell>
        </table:table-row>
        <table:table-row table:style-name="ro1">
          <table:table-cell office:value-type="float" office:value="208365" calcext:value-type="float">
            <text:p>208365</text:p>
          </table:table-cell>
          <table:table-cell office:value-type="string" calcext:value-type="string">
            <text:p>Вои{н|тельница}, хочешь подзаработать? Вижу, ты новень{кий|кая} в наших краях? Садись, садись, расскажу тебе немного обо всём этом.</text:p>
          </table:table-cell>
        </table:table-row>
        <table:table-row table:style-name="ro1">
          <table:table-cell office:value-type="float" office:value="208373" calcext:value-type="float">
            <text:p>208373</text:p>
          </table:table-cell>
          <table:table-cell office:value-type="string" calcext:value-type="string">
            <text:p>Вои{н|тельница}, ты ведь уже знаешь, что не обязательно всегда и везде ходить пешком?</text:p>
          </table:table-cell>
        </table:table-row>
        <table:table-row table:style-name="ro1">
          <table:table-cell office:value-type="float" office:value="208378" calcext:value-type="float">
            <text:p>208378</text:p>
          </table:table-cell>
          <table:table-cell office:value-type="string" calcext:value-type="string">
            <text:p>Здравствуй, {воин|воительница}! А ты знаешь уже, что тебя ждёт на пятом уровне?</text:p>
          </table:table-cell>
        </table:table-row>
        <table:table-row table:style-name="ro1">
          <table:table-cell office:value-type="float" office:value="208379" calcext:value-type="float">
            <text:p>208379</text:p>
          </table:table-cell>
          <table:table-cell office:value-type="string" calcext:value-type="string">
            <text:p>Получив этот уровень, ты уже сможешь уверенно сказать, что прош{ёл|ла} один из самых важных этапов в своей жизни. С пятого уровня ты сможешь торговать с другими игроками, получить профессию и, самое главное, в бою тебе будет добавлено дополнительно 10 камней каждого цвета.</text:p>
          </table:table-cell>
        </table:table-row>
        <table:table-row table:style-name="ro1">
          <table:table-cell office:value-type="float" office:value="208387" calcext:value-type="float">
            <text:p>208387</text:p>
          </table:table-cell>
          <table:table-cell office:value-type="string" calcext:value-type="string">
            <text:p>Соглас{ен|на}, я вот свою уже выбрал{|а}!</text:p>
          </table:table-cell>
        </table:table-row>
        <table:table-row table:style-name="ro1">
          <table:table-cell office:value-type="float" office:value="208393" calcext:value-type="float">
            <text:p>208393</text:p>
          </table:table-cell>
          <table:table-cell office:value-type="string" calcext:value-type="string">
            <text:p>Вижу, ты уже достиг{|ла} пятого уровня? Теперь ты можешь составить конкуренцию в торговле.</text:p>
          </table:table-cell>
        </table:table-row>
        <table:table-row table:style-name="ro1">
          <table:table-cell office:value-type="float" office:value="208398" calcext:value-type="float">
            <text:p>208398</text:p>
          </table:table-cell>
          <table:table-cell office:value-type="string" calcext:value-type="string">
            <text:p>Приветствую, вои{н|тельница}! Очень хорошо, что ты ко мне заглянул{|а}. У меня как раз появилось для тебя одно дельце.</text:p>
          </table:table-cell>
        </table:table-row>
        <table:table-row table:style-name="ro1">
          <table:table-cell office:value-type="float" office:value="208400" calcext:value-type="float">
            <text:p>208400</text:p>
          </table:table-cell>
          <table:table-cell office:value-type="string" calcext:value-type="string">
            <text:p>Хорошо, я согла{сен|сна}.</text:p>
          </table:table-cell>
        </table:table-row>
        <table:table-row table:style-name="ro1">
          <table:table-cell office:value-type="float" office:value="208404" calcext:value-type="float">
            <text:p>208404</text:p>
          </table:table-cell>
          <table:table-cell office:value-type="string" calcext:value-type="string">
            <text:p>Да всё очень просто. Пока ты только готовишься стать могуч{им|ей} воител{ем|ьницей}, поэтому тебе нужно набраться опыта и заработать уважение старожилов. Вот в этом я и хочу тебе помочь! Видишь, рядом со мной вход в подземелье? Отправляйся вниз и уничтожь десяток Летучих Мышей. Задача, конечно, пустяковая. Но надо же с чего-то начинать?\n\n&lt;b&gt;Награда:&lt;b&gt; \n%$Exp:150%%=606:6,618:4,165:6,153:4%</text:p>
          </table:table-cell>
        </table:table-row>
        <table:table-row table:style-name="ro1">
          <table:table-cell office:value-type="float" office:value="208406" calcext:value-type="float">
            <text:p>208406</text:p>
          </table:table-cell>
          <table:table-cell office:value-type="string" calcext:value-type="string">
            <text:p>Вот так молодец! Так держать! Вот, возьми награду и заходи, как будешь готов{|а} к новому поручению. \n\n%$Exp:150%%=606:6,618:4,165:6,153:4%</text:p>
          </table:table-cell>
        </table:table-row>
        <table:table-row table:style-name="ro1">
          <table:table-cell office:value-type="float" office:value="208407" calcext:value-type="float">
            <text:p>208407</text:p>
          </table:table-cell>
          <table:table-cell office:value-type="string" calcext:value-type="string">
            <text:p>Издевайтесь, издевайтесь... Между прочим, я уже выполнил{|а} ваше задание и готов{|а} получить награду.</text:p>
          </table:table-cell>
        </table:table-row>
        <table:table-row table:style-name="ro1">
          <table:table-cell office:value-type="float" office:value="208408" calcext:value-type="float">
            <text:p>208408</text:p>
          </table:table-cell>
          <table:table-cell office:value-type="string" calcext:value-type="string">
            <text:p>Послушай, вои{н|тельница}, у меня есть новое задание для тебя.</text:p>
          </table:table-cell>
        </table:table-row>
        <table:table-row table:style-name="ro1">
          <table:table-cell office:value-type="float" office:value="208410" calcext:value-type="float">
            <text:p>208410</text:p>
          </table:table-cell>
          <table:table-cell office:value-type="string" calcext:value-type="string">
            <text:p>Здравствуй, Путни{к|ца}, хочу работу тебе предложить! Наш алхимик недавно открыл рецепт нового лекарства! И на него требуется порошок из клыков Летучих Мышей. Добудешь для меня десяток, для ровного счёта?</text:p>
          </table:table-cell>
        </table:table-row>
        <table:table-row table:style-name="ro1">
          <table:table-cell office:value-type="float" office:value="208413" calcext:value-type="float">
            <text:p>208413</text:p>
          </table:table-cell>
          <table:table-cell office:value-type="string" calcext:value-type="string">
            <text:p>Извините меня, боюсь я пока не готов{|а} к этому заданию.</text:p>
          </table:table-cell>
        </table:table-row>
        <table:table-row table:style-name="ro1">
          <table:table-cell office:value-type="float" office:value="208415" calcext:value-type="float">
            <text:p>208415</text:p>
          </table:table-cell>
          <table:table-cell office:value-type="string" calcext:value-type="string">
            <text:p>Принес{|ла}? Ровно десять? Давай быстрее, а то уже посыльный несколько раз приходил, спрашивал, не добыл ли я клыки...</text:p>
          </table:table-cell>
        </table:table-row>
        <table:table-row table:style-name="ro1">
          <table:table-cell office:value-type="float" office:value="208419" calcext:value-type="float">
            <text:p>208419</text:p>
          </table:table-cell>
          <table:table-cell office:value-type="string" calcext:value-type="string">
            <text:p>Так это Ваше задание? А что же тогда я его выполнил{|а}?</text:p>
          </table:table-cell>
        </table:table-row>
        <table:table-row table:style-name="ro1">
          <table:table-cell office:value-type="float" office:value="208421" calcext:value-type="float">
            <text:p>208421</text:p>
          </table:table-cell>
          <table:table-cell office:value-type="string" calcext:value-type="string">
            <text:p>В том же подземелье, где ты был{|а}... Иногда встречаются Привидения погибших путешественников. Не вижу другого выхода, кроме того, чтобы тебе сражаться с ними до тех пор, пока не встретишь призрака моего напарника. Помню, у него был такой амулет особенный, которым он очень дорожил. %1327%. Несомненно, и привидением он не сможет с ним расстаться. Принеси его мне и я его похороню со всеми почестями.%=1327%</text:p>
          </table:table-cell>
        </table:table-row>
        <table:table-row table:style-name="ro1">
          <table:table-cell office:value-type="float" office:value="208433" calcext:value-type="float">
            <text:p>208433</text:p>
          </table:table-cell>
          <table:table-cell office:value-type="string" calcext:value-type="string">
            <text:p>Стойте! Вы обещали его похоронить! Вы это помните?! Не для того я сражал{ся|ась} с призраком погибшего воина, чтобы Вы присвоили его себе!</text:p>
          </table:table-cell>
        </table:table-row>
        <table:table-row table:style-name="ro1">
          <table:table-cell office:value-type="float" office:value="208438" calcext:value-type="float">
            <text:p>208438</text:p>
          </table:table-cell>
          <table:table-cell office:value-type="string" calcext:value-type="string">
            <text:p>Ну раз ты спросил{|а}... Нет, ещё принеси мне вытянутые клыки Летучей Мыши. Думаю, ты не перепутаешь их с клыками обычных Мышей, они в два раза длиннее!%=1328%</text:p>
          </table:table-cell>
        </table:table-row>
        <table:table-row table:style-name="ro1">
          <table:table-cell office:value-type="float" office:value="208440" calcext:value-type="float">
            <text:p>208440</text:p>
          </table:table-cell>
          <table:table-cell office:value-type="string" calcext:value-type="string">
            <text:p>Нет, думаю, я не готов{|а} к этому заданию.</text:p>
          </table:table-cell>
        </table:table-row>
        <table:table-row table:style-name="ro1">
          <table:table-cell office:value-type="float" office:value="208441" calcext:value-type="float">
            <text:p>208441</text:p>
          </table:table-cell>
          <table:table-cell office:value-type="string" calcext:value-type="string">
            <text:p>Ну дело полезное. Да и сумка лишней не будет! Я соглас{ен|на}!</text:p>
          </table:table-cell>
        </table:table-row>
        <table:table-row table:style-name="ro1">
          <table:table-cell office:value-type="float" office:value="208442" calcext:value-type="float">
            <text:p>208442</text:p>
          </table:table-cell>
          <table:table-cell office:value-type="string" calcext:value-type="string">
            <text:p>Как проходит охота? Что-то ты подзадержал{ся|ась} в подземелье...</text:p>
          </table:table-cell>
        </table:table-row>
        <table:table-row table:style-name="ro1">
          <table:table-cell office:value-type="float" office:value="208451" calcext:value-type="float">
            <text:p>208451</text:p>
          </table:table-cell>
          <table:table-cell office:value-type="string" calcext:value-type="string">
            <text:p>А давно вообще это происходит? И почему не затронуло меня сам{ого|у}? Я же вполне неплохо высыпаюсь.</text:p>
          </table:table-cell>
        </table:table-row>
        <table:table-row table:style-name="ro1">
          <table:table-cell office:value-type="float" office:value="208456" calcext:value-type="float">
            <text:p>208456</text:p>
          </table:table-cell>
          <table:table-cell office:value-type="string" calcext:value-type="string">
            <text:p>А я убил{|а} десять привидений!</text:p>
          </table:table-cell>
        </table:table-row>
        <table:table-row table:style-name="ro1">
          <table:table-cell office:value-type="float" office:value="208460" calcext:value-type="float">
            <text:p>208460</text:p>
          </table:table-cell>
          <table:table-cell office:value-type="string" calcext:value-type="string">
            <text:p>Да я решил{|а}, что лучше я за один раз, сразу все два десятка убью... Вместо того, чтобы по три раза бегать к Вам докладываться!</text:p>
          </table:table-cell>
        </table:table-row>
        <table:table-row table:style-name="ro1">
          <table:table-cell office:value-type="float" office:value="208462" calcext:value-type="float">
            <text:p>208462</text:p>
          </table:table-cell>
          <table:table-cell office:value-type="string" calcext:value-type="string">
            <text:p>Титан, просто титан! Я прямо-таки горжусь знакомством с тобой! Вот, возьми сумочку! Отработал{|а}, тут никаких возражений!</text:p>
          </table:table-cell>
        </table:table-row>
        <table:table-row table:style-name="ro1">
          <table:table-cell office:value-type="float" office:value="208463" calcext:value-type="float">
            <text:p>208463</text:p>
          </table:table-cell>
          <table:table-cell office:value-type="string" calcext:value-type="string">
            <text:p>То есть ты что, уже всех убил{|а}?</text:p>
          </table:table-cell>
        </table:table-row>
        <table:table-row table:style-name="ro1">
          <table:table-cell office:value-type="float" office:value="208464" calcext:value-type="float">
            <text:p>208464</text:p>
          </table:table-cell>
          <table:table-cell office:value-type="string" calcext:value-type="string">
            <text:p>Беда, Вои{н|тельница}... Неизвестная болезнь охватила всех падших стражей. Теперь они отказываются вступать в бой... Что ж мне так не везёт-то?! Только подарил, а тут уже неспокойно... В общем, если хочешь, я могу обменять твоего питомца на 20 эликсиров.</text:p>
          </table:table-cell>
        </table:table-row>
        <table:table-row table:style-name="ro1">
          <table:table-cell office:value-type="float" office:value="208465" calcext:value-type="float">
            <text:p>208465</text:p>
          </table:table-cell>
          <table:table-cell office:value-type="string" calcext:value-type="string">
            <text:p>Хорошо, я соглас{ен|на} обменять своего питомца.</text:p>
          </table:table-cell>
        </table:table-row>
        <table:table-row table:style-name="ro1">
          <table:table-cell office:value-type="float" office:value="208466" calcext:value-type="float">
            <text:p>208466</text:p>
          </table:table-cell>
          <table:table-cell office:value-type="string" calcext:value-type="string">
            <text:p>Нет, прости, хоть он и болен, я к нему уже привязал{ся|ась}!</text:p>
          </table:table-cell>
        </table:table-row>
        <table:table-row table:style-name="ro1">
          <table:table-cell office:value-type="float" office:value="208467" calcext:value-type="float">
            <text:p>208467</text:p>
          </table:table-cell>
          <table:table-cell office:value-type="string" calcext:value-type="string">
            <text:p>Беда, Вои{н|тельница}... Неизвестная болезнь охватила всех кристаллических стражей. Теперь они отказываются вступать в бой... Что ж мне так не везёт-то?! Только подарил, а тут уже неспокойно... В общем, если хочешь, я могу обменять твоего питомца на 20 эликсиров.</text:p>
          </table:table-cell>
        </table:table-row>
        <table:table-row table:style-name="ro1">
          <table:table-cell office:value-type="float" office:value="208470" calcext:value-type="float">
            <text:p>208470</text:p>
          </table:table-cell>
          <table:table-cell office:value-type="string" calcext:value-type="string">
            <text:p>Здесь грустно и одиноко. Поговори со мной, путни{к|ца}.</text:p>
          </table:table-cell>
        </table:table-row>
        <table:table-row table:style-name="ro1">
          <table:table-cell office:value-type="float" office:value="208476" calcext:value-type="float">
            <text:p>208476</text:p>
          </table:table-cell>
          <table:table-cell office:value-type="string" calcext:value-type="string">
            <text:p>Не совсем... Я лишь Вестник настоящего Хранителя, который приютил меня здесь совсем ребёнком. Сам он не любит общаться с посторонними... Сколько себя помню, я живу на этом острове и встречаю путников. А ты, как я понимаю, получил{|а} возможность проникнуть в эту скромную обитель? Теперь она принадлежит твоему клану, да?</text:p>
          </table:table-cell>
        </table:table-row>
        <table:table-row table:style-name="ro1">
          <table:table-cell office:value-type="float" office:value="208478" calcext:value-type="float">
            <text:p>208478</text:p>
          </table:table-cell>
          <table:table-cell office:value-type="string" calcext:value-type="string">
            <text:p>Нет, я вынужден тебя разочаровать. Боюсь, сначала я хотел бы услышать твою историю. Слишком долго я был тут в одиночестве, общаясь лишь со своим Повелителем... Соглас{ен|на} на такой обмен рассказами?</text:p>
          </table:table-cell>
        </table:table-row>
        <table:table-row table:style-name="ro1">
          <table:table-cell office:value-type="float" office:value="208496" calcext:value-type="float">
            <text:p>208496</text:p>
          </table:table-cell>
          <table:table-cell office:value-type="string" calcext:value-type="string">
            <text:p>Неужели..? Замечательно... На несколько лет скука и тоска должны меня оставить. Но что это? Ооо... Мои листики дрожат от запаха крови. Ты принес{|ла} мне заодно и всю необходимую кровь для заклятья?</text:p>
          </table:table-cell>
        </table:table-row>
        <table:table-row table:style-name="ro1">
          <table:table-cell office:value-type="float" office:value="208498" calcext:value-type="float">
            <text:p>208498</text:p>
          </table:table-cell>
          <table:table-cell office:value-type="string" calcext:value-type="string">
            <text:p>Слышал{|а}, слышал{|а} я это... Вот Вам головы монстров, как просили. Неужели забыли о своём задании? Думаю, они поведают Вам больше, чем я.</text:p>
          </table:table-cell>
        </table:table-row>
        <table:table-row table:style-name="ro1">
          <table:table-cell office:value-type="float" office:value="208500" calcext:value-type="float">
            <text:p>208500</text:p>
          </table:table-cell>
          <table:table-cell office:value-type="string" calcext:value-type="string">
            <text:p>Ну что, {друг|подруга}, не скучаешь? А то я что-то смотрю, тебе, вроде бы, заняться нечем.</text:p>
          </table:table-cell>
        </table:table-row>
        <table:table-row table:style-name="ro1">
          <table:table-cell office:value-type="float" office:value="208505" calcext:value-type="float">
            <text:p>208505</text:p>
          </table:table-cell>
          <table:table-cell office:value-type="string" calcext:value-type="string">
            <text:p>Да я и сам{|а} заинтересовал{ся|ась}.</text:p>
          </table:table-cell>
        </table:table-row>
        <table:table-row table:style-name="ro1">
          <table:table-cell office:value-type="float" office:value="208506" calcext:value-type="float">
            <text:p>208506</text:p>
          </table:table-cell>
          <table:table-cell office:value-type="string" calcext:value-type="string">
            <text:p>Рассказывай, не томи... Хоть приключение будет. А то уже вдоль и поперёк остров изучил{|а} почти.</text:p>
          </table:table-cell>
        </table:table-row>
        <table:table-row table:style-name="ro1">
          <table:table-cell office:value-type="float" office:value="208507" calcext:value-type="float">
            <text:p>208507</text:p>
          </table:table-cell>
          <table:table-cell office:value-type="string" calcext:value-type="string">
            <text:p>Долго же тебя не было, {друг|подруга}. Что тебя так задержало? Рассказывай, удалось узнать, что было причиной тех глупых слухов?</text:p>
          </table:table-cell>
        </table:table-row>
        <table:table-row table:style-name="ro1">
          <table:table-cell office:value-type="float" office:value="208512" calcext:value-type="float">
            <text:p>208512</text:p>
          </table:table-cell>
          <table:table-cell office:value-type="string" calcext:value-type="string">
            <text:p>Крх, крх. Вои{н|тельница}, подойди поближе. Не бойся, я не причиню тебе вреда. Думаю, твои собратья тебе это должны были рассказать, я их просил...</text:p>
          </table:table-cell>
        </table:table-row>
        <table:table-row table:style-name="ro1">
          <table:table-cell office:value-type="float" office:value="208521" calcext:value-type="float">
            <text:p>208521</text:p>
          </table:table-cell>
          <table:table-cell office:value-type="string" calcext:value-type="string">
            <text:p>Какая трагедия. То есть, ты навсегда обречён стоять тут? Не хотел{|а} бы я, чтобы со мной такое случилось... А соседство с другими Скелетами тебя не смущает?</text:p>
          </table:table-cell>
        </table:table-row>
        <table:table-row table:style-name="ro1">
          <table:table-cell office:value-type="float" office:value="208523" calcext:value-type="float">
            <text:p>208523</text:p>
          </table:table-cell>
          <table:table-cell office:value-type="string" calcext:value-type="string">
            <text:p>Уже вернул{ся|ась}? Ну что, удалось найти моего друга?</text:p>
          </table:table-cell>
        </table:table-row>
        <table:table-row table:style-name="ro1">
          <table:table-cell office:value-type="float" office:value="208526" calcext:value-type="float">
            <text:p>208526</text:p>
          </table:table-cell>
          <table:table-cell office:value-type="string" calcext:value-type="string">
            <text:p>Да, я так и думал{|а}... Но я ему добыл{|а} пару глаз черепахи. Он сказал, как вернётся зрение, придёт к тебе...</text:p>
          </table:table-cell>
        </table:table-row>
        <table:table-row table:style-name="ro1">
          <table:table-cell office:value-type="float" office:value="208528" calcext:value-type="float">
            <text:p>208528</text:p>
          </table:table-cell>
          <table:table-cell office:value-type="string" calcext:value-type="string">
            <text:p>Стой! Кто идёт! Назовись! Не подходи ближе! Ты кто так{ой|ая}? Я не помню твоего запаха!</text:p>
          </table:table-cell>
        </table:table-row>
        <table:table-row table:style-name="ro1">
          <table:table-cell office:value-type="float" office:value="208535" calcext:value-type="float">
            <text:p>208535</text:p>
          </table:table-cell>
          <table:table-cell office:value-type="string" calcext:value-type="string">
            <text:p>Да, будь ты проклят{|а}! Не вижу!</text:p>
          </table:table-cell>
        </table:table-row>
        <table:table-row table:style-name="ro1">
          <table:table-cell office:value-type="float" office:value="208543" calcext:value-type="float">
            <text:p>208543</text:p>
          </table:table-cell>
          <table:table-cell office:value-type="string" calcext:value-type="string">
            <text:p>Хмм... Знакомый запах. Это ты, мо{й|я} помощни{к|ца}?</text:p>
          </table:table-cell>
        </table:table-row>
        <table:table-row table:style-name="ro1">
          <table:table-cell office:value-type="float" office:value="208550" calcext:value-type="float">
            <text:p>208550</text:p>
          </table:table-cell>
          <table:table-cell office:value-type="string" calcext:value-type="string">
            <text:p>Приветствую тебя, Вои{н|тельница}. Как служба проходит?</text:p>
          </table:table-cell>
        </table:table-row>
        <table:table-row table:style-name="ro1">
          <table:table-cell office:value-type="float" office:value="208552" calcext:value-type="float">
            <text:p>208552</text:p>
          </table:table-cell>
          <table:table-cell office:value-type="string" calcext:value-type="string">
            <text:p>Ничего себе задание... Но я соглас{ен|на}.</text:p>
          </table:table-cell>
        </table:table-row>
        <table:table-row table:style-name="ro1">
          <table:table-cell office:value-type="float" office:value="208555" calcext:value-type="float">
            <text:p>208555</text:p>
          </table:table-cell>
          <table:table-cell office:value-type="string" calcext:value-type="string">
            <text:p>Неужто {пивка поставите? Ну так это я запросто. Главное - бочонок побольше приготовьте!|вина предложите? Так Вы учтите, я только по праздникам и разве что бокал...}</text:p>
          </table:table-cell>
        </table:table-row>
        <table:table-row table:style-name="ro1">
          <table:table-cell office:value-type="float" office:value="208556" calcext:value-type="float">
            <text:p>208556</text:p>
          </table:table-cell>
          <table:table-cell office:value-type="string" calcext:value-type="string">
            <text:p>Ну это было бы слишком. Нет, у меня для тебя более полезные награды будут... Раз уж ты достиг{|ла} звания Воина, то и награды будут соответствующие, эликсиры Великана. Этого будет достаточно?</text:p>
          </table:table-cell>
        </table:table-row>
        <table:table-row table:style-name="ro1">
          <table:table-cell office:value-type="float" office:value="208559" calcext:value-type="float">
            <text:p>208559</text:p>
          </table:table-cell>
          <table:table-cell office:value-type="string" calcext:value-type="string">
            <text:p>Приветствую тебя, Вои{н|тельница}. Какие-то проблемы, в которых я могу помочь разобраться?</text:p>
          </table:table-cell>
        </table:table-row>
        <table:table-row table:style-name="ro1">
          <table:table-cell office:value-type="float" office:value="208560" calcext:value-type="float">
            <text:p>208560</text:p>
          </table:table-cell>
          <table:table-cell office:value-type="string" calcext:value-type="string">
            <text:p>Ну не совсем проблемы... Вот, мне удалось убить Хозяина Подземелий. И почему-то я решил{|а} собрать его кровь. Думаю, эта добыча сможет заинтересовать алхимиков?</text:p>
          </table:table-cell>
        </table:table-row>
        <table:table-row table:style-name="ro1">
          <table:table-cell office:value-type="float" office:value="208565" calcext:value-type="float">
            <text:p>208565</text:p>
          </table:table-cell>
          <table:table-cell office:value-type="string" calcext:value-type="string">
            <text:p>Приветствую тебя, Вои{н|тельница}. Судя по твоему довольному лицу, у тебя есть, что предложить мне...</text:p>
          </table:table-cell>
        </table:table-row>
        <table:table-row table:style-name="ro1">
          <table:table-cell office:value-type="float" office:value="208567" calcext:value-type="float">
            <text:p>208567</text:p>
          </table:table-cell>
          <table:table-cell office:value-type="string" calcext:value-type="string">
            <text:p>Конечно. Обменом на эликсиры Великана ты будешь довол{ен|ьна}?</text:p>
          </table:table-cell>
        </table:table-row>
        <table:table-row table:style-name="ro1">
          <table:table-cell office:value-type="float" office:value="208569" calcext:value-type="float">
            <text:p>208569</text:p>
          </table:table-cell>
          <table:table-cell office:value-type="string" calcext:value-type="string">
            <text:p>Да, так и есть. Я недавно убил{|а} Королеву Гуудов. И что-то мне подсказало собрать её слизь. Была бы тебе интересна эта добыча?</text:p>
          </table:table-cell>
        </table:table-row>
        <table:table-row table:style-name="ro1">
          <table:table-cell office:value-type="float" office:value="208571" calcext:value-type="float">
            <text:p>208571</text:p>
          </table:table-cell>
          <table:table-cell office:value-type="string" calcext:value-type="string">
            <text:p>Добрый день, Вои{н|тельница}. Что привело тебя на Остров Посвящения на этот раз?</text:p>
          </table:table-cell>
        </table:table-row>
        <table:table-row table:style-name="ro1">
          <table:table-cell office:value-type="float" office:value="208578" calcext:value-type="float">
            <text:p>208578</text:p>
          </table:table-cell>
          <table:table-cell office:value-type="string" calcext:value-type="string">
            <text:p>Я принес{|ла} Вам те флакончики, что Вы некогда просили.</text:p>
          </table:table-cell>
        </table:table-row>
        <table:table-row table:style-name="ro1">
          <table:table-cell office:value-type="float" office:value="208580" calcext:value-type="float">
            <text:p>208580</text:p>
          </table:table-cell>
          <table:table-cell office:value-type="string" calcext:value-type="string">
            <text:p>Значит ты уже соглас{ен|на}. Хорошо, слушай... Где-то в подземельях Соли-Дора водится ужасный монстр, встречу с которым забыть невозможно. Думаю, ты знаешь его - это Подземный охотник. Конечно, бой с ним будет тяжёлым. Настолько тяжёлым, что я бы даже не советовал тебе отправляться на охоту в одиночку. Это работа для целого отряда бойцов! Но, в случае, если тебе удасться его одолеть... Собери для меня 5 флакончиков крови Подземного охотника. Думаю, это будет тебе по силам. Помнишь, ты уже приносил{|а} мне образец его крови?</text:p>
          </table:table-cell>
        </table:table-row>
        <table:table-row table:style-name="ro1">
          <table:table-cell office:value-type="float" office:value="208582" calcext:value-type="float">
            <text:p>208582</text:p>
          </table:table-cell>
          <table:table-cell office:value-type="string" calcext:value-type="string">
            <text:p>Вои{н|тельница}! У меня для тебя есть важное поручение! Такое, что ты, несомненно, просто обязан{|а} забросить все свои мелочи и кинуться бегом его выполнять!</text:p>
          </table:table-cell>
        </table:table-row>
        <table:table-row table:style-name="ro1">
          <table:table-cell office:value-type="float" office:value="208583" calcext:value-type="float">
            <text:p>208583</text:p>
          </table:table-cell>
          <table:table-cell office:value-type="string" calcext:value-type="string">
            <text:p>Какое это заманчивое предложение: возиться в грязном подземелье с таким ужасным и отвратительным монстром, как эта Королева... Но я соглас{ен|на}, Великаны того стоят.</text:p>
          </table:table-cell>
        </table:table-row>
        <table:table-row table:style-name="ro1">
          <table:table-cell office:value-type="float" office:value="208585" calcext:value-type="float">
            <text:p>208585</text:p>
          </table:table-cell>
          <table:table-cell office:value-type="string" calcext:value-type="string">
            <text:p>Нет, боюсь, возня с этим покрытым слизью чудовищем - не то, о чём я мечтал{|а} в детстве.</text:p>
          </table:table-cell>
        </table:table-row>
        <table:table-row table:style-name="ro1">
          <table:table-cell office:value-type="float" office:value="208586" calcext:value-type="float">
            <text:p>208586</text:p>
          </table:table-cell>
          <table:table-cell office:value-type="string" calcext:value-type="string">
            <text:p>В подземельях... Прямо под нашими ногами... Водятся ужасные монстры и чудовища. Но ужаснее и отвратительнее всех, пожалуй, будет Королева Гуудов. Всякий раз, как я думаю о ней, меня перекорёживает от омерзения. Противная, скользкая, вся в ядовитой слизи, она, эта гигантская муравьиха, тем не менее, обладает рядом странных качеств. И эти качества хорошо бы изучить. Помнишь, ты мне однажды принес{|ла} флакончик с её слизью? Сможешь добыть ещё 5 таких же? А я поделюсь с тобой эликсирами Великана.</text:p>
          </table:table-cell>
        </table:table-row>
        <table:table-row table:style-name="ro1">
          <table:table-cell office:value-type="float" office:value="208587" calcext:value-type="float">
            <text:p>208587</text:p>
          </table:table-cell>
          <table:table-cell office:value-type="string" calcext:value-type="string">
            <text:p>Здравствуй, Вои{н|тельница}. Чем я могу помочь тебе?</text:p>
          </table:table-cell>
        </table:table-row>
        <table:table-row table:style-name="ro1">
          <table:table-cell office:value-type="float" office:value="208591" calcext:value-type="float">
            <text:p>208591</text:p>
          </table:table-cell>
          <table:table-cell office:value-type="string" calcext:value-type="string">
            <text:p>А я принес{|ла} Вам 5 флаконов... Что же, их теперь вылить..?</text:p>
          </table:table-cell>
        </table:table-row>
        <table:table-row table:style-name="ro1">
          <table:table-cell office:value-type="float" office:value="208593" calcext:value-type="float">
            <text:p>208593</text:p>
          </table:table-cell>
          <table:table-cell office:value-type="string" calcext:value-type="string">
            <text:p>Значит ты уже соглас{ен|на}. Хорошо, слушай... Где-то в подземельях Соли-Дора водится ужасный монстр, встречу с которым забыть невозможно. Думаю, ты знаешь его - это Подземный охотник. Конечно, бой с ним будет тяжёлым. Настолько тяжёлым, что я бы даже не советовал тебе отправляться на охоту в одиночку. Это работа для целого отряда бойцов! Но, в случае, если тебе удастся его одолеть... Собери для меня 5 флакончиков крови Подземного охотника. Думаю, это будет тебе по силам. Помнишь, ты уже приносил{|а} мне образец его крови?</text:p>
          </table:table-cell>
        </table:table-row>
        <table:table-row table:style-name="ro1">
          <table:table-cell office:value-type="float" office:value="208595" calcext:value-type="float">
            <text:p>208595</text:p>
          </table:table-cell>
          <table:table-cell office:value-type="string" calcext:value-type="string">
            <text:p>Неужто {эль предложите? Ну так это я запросто. Главное - бочонок побольше приготовьте!|вина предложите? Так Вы учтите, я только по праздникам и разве что бокал...}</text:p>
          </table:table-cell>
        </table:table-row>
        <table:table-row table:style-name="ro1">
          <table:table-cell office:value-type="float" office:value="208623" calcext:value-type="float">
            <text:p>208623</text:p>
          </table:table-cell>
          <table:table-cell office:value-type="string" calcext:value-type="string">
            <text:p>Но-но! А ну не флиртуй! Со мной таких фокусов не пройдёт! {У меня жених есть, которого я очень-очень люблю!|Я с девушками только дружу! И вообще у меня жених есть, которого я очень-очень сильно люблю!}</text:p>
          </table:table-cell>
        </table:table-row>
        <table:table-row table:style-name="ro1">
          <table:table-cell office:value-type="float" office:value="208624" calcext:value-type="float">
            <text:p>208624</text:p>
          </table:table-cell>
          <table:table-cell office:value-type="string" calcext:value-type="string">
            <text:p>Здравствуй... А ты-то кто? Я хоть не так давно в городе, но мимо такой девушки не прош{ел|ла} бы...</text:p>
          </table:table-cell>
        </table:table-row>
        <table:table-row table:style-name="ro1">
          <table:table-cell office:value-type="float" office:value="208626" calcext:value-type="float">
            <text:p>208626</text:p>
          </table:table-cell>
          <table:table-cell office:value-type="string" calcext:value-type="string">
            <text:p>Да! У меня всё просто замечательно! И я хочу, чтобы все были так же счастливы, как я! Вот ты счастлив{|а}?</text:p>
          </table:table-cell>
        </table:table-row>
        <table:table-row table:style-name="ro1">
          <table:table-cell office:value-type="float" office:value="208627" calcext:value-type="float">
            <text:p>208627</text:p>
          </table:table-cell>
          <table:table-cell office:value-type="string" calcext:value-type="string">
            <text:p>Вот именно! Даже если у тебя кто и есть на примете, не всё гладко у вас. Так? Знаю, что так. Помогу тебе... Ведь это моя святая обязанность в этот праздник Дня всех влюблённых! Что ты делаешь такое удивлённое лицо? Не знал{|а}? Всё, теперь знаешь! Так вот, рассказываю! Путь к сердцу {женщины лежит через подарки! Маленькие, разные, забавные, милые! Мой друг меня добился именно так!|мужчины лежит через желудок... Но это уже потом! А чтобы начать знакомство нужны разные забавные мелочи! Например подарить какую-нибудь вещицу...} А если у тебя уже кто-то есть, то подарок - самое то, чтобы напомнить о себе или просто сделать приятное!</text:p>
          </table:table-cell>
        </table:table-row>
        <table:table-row table:style-name="ro1">
          <table:table-cell office:value-type="float" office:value="208629" calcext:value-type="float">
            <text:p>208629</text:p>
          </table:table-cell>
          <table:table-cell office:value-type="string" calcext:value-type="string">
            <text:p>Да ты что, я даже и не претендовал{|а}... Рад{|а}, что у тебя всё хорошо.</text:p>
          </table:table-cell>
        </table:table-row>
        <table:table-row table:style-name="ro1">
          <table:table-cell office:value-type="float" office:value="208632" calcext:value-type="float">
            <text:p>208632</text:p>
          </table:table-cell>
          <table:table-cell office:value-type="string" calcext:value-type="string">
            <text:p>Я тебя не об этом спрашивала! Ты счастлив{|а}? Ведь счастливы бывают только те, кто любит и любим! Я уверена в этом, я знаю! Кого ты любишь?</text:p>
          </table:table-cell>
        </table:table-row>
        <table:table-row table:style-name="ro1">
          <table:table-cell office:value-type="float" office:value="208634" calcext:value-type="float">
            <text:p>208634</text:p>
          </table:table-cell>
          <table:table-cell office:value-type="string" calcext:value-type="string">
            <text:p>Да, именно подарки! Ну хватит мямлить! Вот всегда так! Героичес{кий Воин|кая Воительница} как доходит до отношений, становится нерешительн{ым|ой}, как школяр перед испытанием возмужания! Я бы помогла тебе, но все мои подарки кто-то похитил, пока я отвлеклась... Ура, я знаю задачу по тебе! Сумеешь добыть для меня по пять розочек и открыток? Тут начали доходить слухи, что их можно добыть с монстров при победе. Так что этот шанс нельзя упускать! Ты главное не переусердствуй и не охоться на слишком сильных или слабых монстров.%=1361,1364%\n</text:p>
          </table:table-cell>
        </table:table-row>
        <table:table-row table:style-name="ro1">
          <table:table-cell office:value-type="float" office:value="208635" calcext:value-type="float">
            <text:p>208635</text:p>
          </table:table-cell>
          <table:table-cell office:value-type="string" calcext:value-type="string">
            <text:p>С возвращением, солнышко! Ну не хмурься, не так{ой уж ты и грозный Воин|ая уж ты и грозная Воительница}! Ну что, принес{|ла} подарки?</text:p>
          </table:table-cell>
        </table:table-row>
        <table:table-row table:style-name="ro1">
          <table:table-cell office:value-type="float" office:value="208638" calcext:value-type="float">
            <text:p>208638</text:p>
          </table:table-cell>
          <table:table-cell office:value-type="string" calcext:value-type="string">
            <text:p>Ну неужели ты не понял{|а}? Главное - это желание. А умение приложится... Цветы эти и открытки подаришь то{й девушке, которая тебе приятна|му, кто тебе приятен}! А для того, чтобы справиться со стеснением, воспользуйся вот этим!</text:p>
          </table:table-cell>
        </table:table-row>
        <table:table-row table:style-name="ro1">
          <table:table-cell office:value-type="float" office:value="208639" calcext:value-type="float">
            <text:p>208639</text:p>
          </table:table-cell>
          <table:table-cell office:value-type="string" calcext:value-type="string">
            <text:p>А зачем же я тогда их добывал{|а}?</text:p>
          </table:table-cell>
        </table:table-row>
        <table:table-row table:style-name="ro1">
          <table:table-cell office:value-type="float" office:value="208644" calcext:value-type="float">
            <text:p>208644</text:p>
          </table:table-cell>
          <table:table-cell office:value-type="string" calcext:value-type="string">
            <text:p>Хорошо... И что за головы я долж{ен|на} Вам принести?</text:p>
          </table:table-cell>
        </table:table-row>
        <table:table-row table:style-name="ro1">
          <table:table-cell office:value-type="float" office:value="208648" calcext:value-type="float">
            <text:p>208648</text:p>
          </table:table-cell>
          <table:table-cell office:value-type="string" calcext:value-type="string">
            <text:p>Видите ли, уважаемый... В открытой Вами лавке продаётся разрешение на питомца. Но самого питомца нет... Вот я и подумал{|а}, может быть, Вы знаете, как я могу его получить?</text:p>
          </table:table-cell>
        </table:table-row>
        <table:table-row table:style-name="ro1">
          <table:table-cell office:value-type="float" office:value="208649" calcext:value-type="float">
            <text:p>208649</text:p>
          </table:table-cell>
          <table:table-cell office:value-type="string" calcext:value-type="string">
            <text:p>Ну во-первых - лавка была открыта не мной, а Вами. Не забывай это и не приписывай мне свои достижения. Я-то твоими неосторожными словами не воспользуюсь, а вот кто-то может и схватиться за твой черезчур лёгкий язык. Власть слов - одна из самых великих в этом мире. А во-вторых... Да, ты приш{ел|ла} по верному адресу. Я могу помочь тебе.</text:p>
          </table:table-cell>
        </table:table-row>
        <table:table-row table:style-name="ro1">
          <table:table-cell office:value-type="float" office:value="208651" calcext:value-type="float">
            <text:p>208651</text:p>
          </table:table-cell>
          <table:table-cell office:value-type="string" calcext:value-type="string">
            <text:p>Всё просто... Ты долж{ен|на} приобрести разрешение в лавке - это первое. И второе - принеси мне 100 голов героев врагов твоей расы, смертный. Видимо, ты на меня плохо влияешь, раз уж я проявляю интерес к вашему копошению... На этот раз мне интересна история вашей войны с Гномами.</text:p>
          </table:table-cell>
        </table:table-row>
        <table:table-row table:style-name="ro1">
          <table:table-cell office:value-type="float" office:value="208652" calcext:value-type="float">
            <text:p>208652</text:p>
          </table:table-cell>
          <table:table-cell office:value-type="string" calcext:value-type="string">
            <text:p>Я не закончил! Слушай внимательно. Вот, возьми этот %1464%, он поможет тебе уловить душу Гнома! Но его силы не вечны, лишь на полчаса хватит заложенной в него энергии. И только два часа будет существовать %1465%. Ты долж{ен|на} будешь поторопиться! Добыть 100 голов будет сложно. %=1464,1465,1466%\n</text:p>
          </table:table-cell>
        </table:table-row>
        <table:table-row table:style-name="ro1">
          <table:table-cell office:value-type="float" office:value="208657" calcext:value-type="float">
            <text:p>208657</text:p>
          </table:table-cell>
          <table:table-cell office:value-type="string" calcext:value-type="string">
            <text:p>Приш{ел|ла} за новым медальоном? Я вижу все твои помыслы, смертн{ый|ая}.</text:p>
          </table:table-cell>
        </table:table-row>
        <table:table-row table:style-name="ro1">
          <table:table-cell office:value-type="float" office:value="208660" calcext:value-type="float">
            <text:p>208660</text:p>
          </table:table-cell>
          <table:table-cell office:value-type="string" calcext:value-type="string">
            <text:p>Принес{|ла}? Так быстро? Не может быть, мои листья не успели даже пожелтеть...</text:p>
          </table:table-cell>
        </table:table-row>
        <table:table-row table:style-name="ro1">
          <table:table-cell office:value-type="float" office:value="208661" calcext:value-type="float">
            <text:p>208661</text:p>
          </table:table-cell>
          <table:table-cell office:value-type="string" calcext:value-type="string">
            <text:p>Не забывайся! Даже то, что ты мне сейчас нуж{ен|на} - не означает, что тебе всё дозволено, смерт{ный|ная}!</text:p>
          </table:table-cell>
        </table:table-row>
        <table:table-row table:style-name="ro1">
          <table:table-cell office:value-type="float" office:value="208670" calcext:value-type="float">
            <text:p>208670</text:p>
          </table:table-cell>
          <table:table-cell office:value-type="string" calcext:value-type="string">
            <text:p>Я не закончил! Слушай внимательно. Вот, возьми этот %1464%, он поможет тебе уловить душу Человека! Но его силы не вечны, лишь на полчаса хватит заложенной в него энергии. И только два часа будет существовать %1465%. Ты долж{ен|на} будешь поторопиться! Добыть 100 голов будет сложно. %=1464,1465,1467%\n</text:p>
          </table:table-cell>
        </table:table-row>
        <table:table-row table:style-name="ro1">
          <table:table-cell office:value-type="float" office:value="208673" calcext:value-type="float">
            <text:p>208673</text:p>
          </table:table-cell>
          <table:table-cell office:value-type="string" calcext:value-type="string">
            <text:p>Души... Хмм, вроде я это уже слышал{|а} ?</text:p>
          </table:table-cell>
        </table:table-row>
        <table:table-row table:style-name="ro1">
          <table:table-cell office:value-type="float" office:value="208674" calcext:value-type="float">
            <text:p>208674</text:p>
          </table:table-cell>
          <table:table-cell office:value-type="string" calcext:value-type="string">
            <text:p>Всё просто... Ты долж{ен|на} приобрести разрешение в лавке - это первое. И второе - принеси мне 100 голов героев врагов твоей расы, смертн{ый|ая}. Видимо, ты на меня плохо влияешь, раз уж я проявляю интерес к вашему копошению... На этот раз мне интересна история вашей войны с Людьми.</text:p>
          </table:table-cell>
        </table:table-row>
        <table:table-row table:style-name="ro1">
          <table:table-cell office:value-type="float" office:value="208677" calcext:value-type="float">
            <text:p>208677</text:p>
          </table:table-cell>
          <table:table-cell office:value-type="string" calcext:value-type="string">
            <text:p>Хорошо, я соглас{ен|на} на эти сложности, приз того стоит.</text:p>
          </table:table-cell>
        </table:table-row>
        <table:table-row table:style-name="ro1">
          <table:table-cell office:value-type="float" office:value="208678" calcext:value-type="float">
            <text:p>208678</text:p>
          </table:table-cell>
          <table:table-cell office:value-type="string" calcext:value-type="string">
            <text:p>Опять ты тревожишь мой покой, смертн{ый|ая}... Что на этот раз ты хочешь от моих корней?</text:p>
          </table:table-cell>
        </table:table-row>
        <table:table-row table:style-name="ro1">
          <table:table-cell office:value-type="float" office:value="208688" calcext:value-type="float">
            <text:p>208688</text:p>
          </table:table-cell>
          <table:table-cell office:value-type="string" calcext:value-type="string">
            <text:p>Приветствую тебя, Вои{н|тельница}, готов{|а} ли ты к выполнению нового задания?</text:p>
          </table:table-cell>
        </table:table-row>
        <table:table-row table:style-name="ro1">
          <table:table-cell office:value-type="float" office:value="208690" calcext:value-type="float">
            <text:p>208690</text:p>
          </table:table-cell>
          <table:table-cell office:value-type="string" calcext:value-type="string">
            <text:p>Разговорчики отставить! Стареет наш герой, видимо... Но это не тема для обсуждения простыми вои{нами|тельницами}, заруби себе на носу! Ну что, соглас{ен|на} взяться за это задание?</text:p>
          </table:table-cell>
        </table:table-row>
        <table:table-row table:style-name="ro1">
          <table:table-cell office:value-type="float" office:value="208693" calcext:value-type="float">
            <text:p>208693</text:p>
          </table:table-cell>
          <table:table-cell office:value-type="string" calcext:value-type="string">
            <text:p>Ну что ты, зачем так официально? Но вообще ты прав{|а}, это приказ. Тебе поручено наказать вора-гнома, стащившего из палатки самого Ярована секретный %1468%... %=1468%</text:p>
          </table:table-cell>
        </table:table-row>
        <table:table-row table:style-name="ro1">
          <table:table-cell office:value-type="float" office:value="208694" calcext:value-type="float">
            <text:p>208694</text:p>
          </table:table-cell>
          <table:table-cell office:value-type="string" calcext:value-type="string">
            <text:p>Извините меня, но я сейчас занят{|а} более важным поручением.</text:p>
          </table:table-cell>
        </table:table-row>
        <table:table-row table:style-name="ro1">
          <table:table-cell office:value-type="float" office:value="208697" calcext:value-type="float">
            <text:p>208697</text:p>
          </table:table-cell>
          <table:table-cell office:value-type="string" calcext:value-type="string">
            <text:p>Ну наконец-то ты появил{ся|ась}! Докладывай, как прошла охота.</text:p>
          </table:table-cell>
        </table:table-row>
        <table:table-row table:style-name="ro1">
          <table:table-cell office:value-type="float" office:value="208698" calcext:value-type="float">
            <text:p>208698</text:p>
          </table:table-cell>
          <table:table-cell office:value-type="string" calcext:value-type="string">
            <text:p>Молодец! Таких бы Вои{нов|тельниц}, да несколько отрядов... С такой-то исполнительностью... Мы бы уже давно разбили этих проклятых Гномов.</text:p>
          </table:table-cell>
        </table:table-row>
        <table:table-row table:style-name="ro1">
          <table:table-cell office:value-type="float" office:value="208700" calcext:value-type="float">
            <text:p>208700</text:p>
          </table:table-cell>
          <table:table-cell office:value-type="string" calcext:value-type="string">
            <text:p>Рад{|а} служить! Есть ли ещё для меня поручения? Вкус их крови пришёлся мне очень по нраву... Так и не терпится вновь в бой!</text:p>
          </table:table-cell>
        </table:table-row>
        <table:table-row table:style-name="ro1">
          <table:table-cell office:value-type="float" office:value="208701" calcext:value-type="float">
            <text:p>208701</text:p>
          </table:table-cell>
          <table:table-cell office:value-type="string" calcext:value-type="string">
            <text:p>Рвение твоё похвально. Но не стоит переусердствовать, {юноша|девочка}. Эдак можно и на службе перегореть... Отдохни пока немного, а потом возвращайтся.</text:p>
          </table:table-cell>
        </table:table-row>
        <table:table-row table:style-name="ro1">
          <table:table-cell office:value-type="float" office:value="208702" calcext:value-type="float">
            <text:p>208702</text:p>
          </table:table-cell>
          <table:table-cell office:value-type="string" calcext:value-type="string">
            <text:p>И всё же, ты решил{|а} не отдыхать... Ну ладно, в конце концов, я тебе не дедушка и не мама, чтобы указывать, как жить. Это же твой бой и ты сам{|а} долж{ен|на} решать, когда ты к нему готов{|а}, а когда нет. А приказывать идти в таверну против воли - не буду.</text:p>
          </table:table-cell>
        </table:table-row>
        <table:table-row table:style-name="ro1">
          <table:table-cell office:value-type="float" office:value="208706" calcext:value-type="float">
            <text:p>208706</text:p>
          </table:table-cell>
          <table:table-cell office:value-type="string" calcext:value-type="string">
            <text:p>Ох, совсем меня отвлек{|ла}! Да, есть у меня для тебя дело... Незадолго до кражи рецепта у Ярована, на наши войска в Соли-Доре было совершено коварное нападение. Похоже, рецепт из палатки Ярована был выкраден именно благодаря тому, что основной отряд Чёрных рыцарей выступил в Соли-Дор. Но вот, рецепт мы вернули. Значит дело за малым - наказать обнаглевших недоростков. Справишься? Уничтожь полтора их десятка. Там сейчас как раз расположился отряд их карателей.</text:p>
          </table:table-cell>
        </table:table-row>
        <table:table-row table:style-name="ro1">
          <table:table-cell office:value-type="float" office:value="208711" calcext:value-type="float">
            <text:p>208711</text:p>
          </table:table-cell>
          <table:table-cell office:value-type="string" calcext:value-type="string">
            <text:p>Что, утолил{|а} свою жажду крови? Вижу, доспехи твои явно просят пощады. Нет, меч не доставай, почему-то мне кажется, что и он весь в зарубках...</text:p>
          </table:table-cell>
        </table:table-row>
        <table:table-row table:style-name="ro1">
          <table:table-cell office:value-type="float" office:value="208713" calcext:value-type="float">
            <text:p>208713</text:p>
          </table:table-cell>
          <table:table-cell office:value-type="string" calcext:value-type="string">
            <text:p>Мда. Чувствую, тебя теперь стоит величать Крова{вым|вая}. Но, в любом случае, вот твоя награда.</text:p>
          </table:table-cell>
        </table:table-row>
        <table:table-row table:style-name="ro1">
          <table:table-cell office:value-type="float" office:value="208715" calcext:value-type="float">
            <text:p>208715</text:p>
          </table:table-cell>
          <table:table-cell office:value-type="string" calcext:value-type="string">
            <text:p>Вои{н|тельница}, не стесняйся, не стой на пороге. Просто так ко мне заш{ел|ла} или по делу?</text:p>
          </table:table-cell>
        </table:table-row>
        <table:table-row table:style-name="ro1">
          <table:table-cell office:value-type="float" office:value="208716" calcext:value-type="float">
            <text:p>208716</text:p>
          </table:table-cell>
          <table:table-cell office:value-type="string" calcext:value-type="string">
            <text:p>Извините, мастер Надум, боюсь, я пока не готов{|а} к этому.</text:p>
          </table:table-cell>
        </table:table-row>
        <table:table-row table:style-name="ro1">
          <table:table-cell office:value-type="float" office:value="208719" calcext:value-type="float">
            <text:p>208719</text:p>
          </table:table-cell>
          <table:table-cell office:value-type="string" calcext:value-type="string">
            <text:p>Ну вроде бы все дела я Вам уже изложил{|а}...</text:p>
          </table:table-cell>
        </table:table-row>
        <table:table-row table:style-name="ro1">
          <table:table-cell office:value-type="float" office:value="208720" calcext:value-type="float">
            <text:p>208720</text:p>
          </table:table-cell>
          <table:table-cell office:value-type="string" calcext:value-type="string">
            <text:p>Ясно. Засиделся твой молот в ножнах за спиной. Ну не гоже это, так{ому великому Воину|ой великой Воительнице} прятаться от врагов за крепкими спинами охранников. Конечно, и у нас в деревне дела надо выполнять, но не всё же время! Давай-ка ты лучше покажешь пример нашим юным гномам! Слышал{|а} последние новости? Похоже, Люди решили укрепиться в Соли-Доре и выслали туда отряды своих элитных Гвардейцев.</text:p>
          </table:table-cell>
        </table:table-row>
        <table:table-row table:style-name="ro1">
          <table:table-cell office:value-type="float" office:value="208722" calcext:value-type="float">
            <text:p>208722</text:p>
          </table:table-cell>
          <table:table-cell office:value-type="string" calcext:value-type="string">
            <text:p>Совершенно верно. Торадор сразу же отреагировал и выслал отряд Карателей! Так что... Готов{|а} принять во всём этом участие? От тебя требуется помочь нашим войскам и сразить 15 Гвардейцев.</text:p>
          </table:table-cell>
        </table:table-row>
        <table:table-row table:style-name="ro1">
          <table:table-cell office:value-type="float" office:value="208723" calcext:value-type="float">
            <text:p>208723</text:p>
          </table:table-cell>
          <table:table-cell office:value-type="string" calcext:value-type="string">
            <text:p>Раз так, слушай. Уже у меня будет дело для тебя. Как давно ты сражал{ся|ась} с Людьми?</text:p>
          </table:table-cell>
        </table:table-row>
        <table:table-row table:style-name="ro1">
          <table:table-cell office:value-type="float" office:value="208724" calcext:value-type="float">
            <text:p>208724</text:p>
          </table:table-cell>
          <table:table-cell office:value-type="string" calcext:value-type="string">
            <text:p>С возвращением, Герой! Судя по твоей нетвёрдой поступи и залитому кровью молоту, ты успешно завершил{|а} моё задание!</text:p>
          </table:table-cell>
        </table:table-row>
        <table:table-row table:style-name="ro1">
          <table:table-cell office:value-type="float" office:value="208725" calcext:value-type="float">
            <text:p>208725</text:p>
          </table:table-cell>
          <table:table-cell office:value-type="string" calcext:value-type="string">
            <text:p>Знаешь, ты сейчас всем своим видом напоминаешь наших древних героев... Да что там, возможно, и сам Кхадгор такой же прибыл когда-то в этот мир. Но ладно, довольно лирики. Молодец, за твою работу дарую тебе три дня свободы от забот, если только сам{|а} не соскучишься по работе раньше. А вот ещё и небольшой кошель... Возьми, вволю погуляй эти несколько дней.</text:p>
          </table:table-cell>
        </table:table-row>
        <table:table-row table:style-name="ro1">
          <table:table-cell office:value-type="float" office:value="208727" calcext:value-type="float">
            <text:p>208727</text:p>
          </table:table-cell>
          <table:table-cell office:value-type="string" calcext:value-type="string">
            <text:p>Ну что, {боец, отдохнул|воинственная подруга, отдохнула}? Или молот уже вновь просится в бой?</text:p>
          </table:table-cell>
        </table:table-row>
        <table:table-row table:style-name="ro1">
          <table:table-cell office:value-type="float" office:value="208728" calcext:value-type="float">
            <text:p>208728</text:p>
          </table:table-cell>
          <table:table-cell office:value-type="string" calcext:value-type="string">
            <text:p>Тогда буду чест{ен|на} с Вами до конца... Поиздержал{ся|ась} я ещё изрядно, после последнего похода. Не помешала бы новая награда, броню подлатать...</text:p>
          </table:table-cell>
        </table:table-row>
        <table:table-row table:style-name="ro1">
          <table:table-cell office:value-type="float" office:value="208729" calcext:value-type="float">
            <text:p>208729</text:p>
          </table:table-cell>
          <table:table-cell office:value-type="string" calcext:value-type="string">
            <text:p>Слова {не мальчика, но мужа|настоящего героя}! Вот только сколько в них искренности?</text:p>
          </table:table-cell>
        </table:table-row>
        <table:table-row table:style-name="ro1">
          <table:table-cell office:value-type="float" office:value="208736" calcext:value-type="float">
            <text:p>208736</text:p>
          </table:table-cell>
          <table:table-cell office:value-type="string" calcext:value-type="string">
            <text:p>Приветствую тебя, Вои{н|тельница}! Как ты чувствуешь себя на пути злодейства?</text:p>
          </table:table-cell>
        </table:table-row>
        <table:table-row table:style-name="ro1">
          <table:table-cell office:value-type="float" office:value="208739" calcext:value-type="float">
            <text:p>208739</text:p>
          </table:table-cell>
          <table:table-cell office:value-type="string" calcext:value-type="string">
            <text:p>Да вроде бы всё нормально. Я сразил{|а} одного из Людей, похожего на курьера... И, пока он был без сознания, подменил{|а} письмо.</text:p>
          </table:table-cell>
        </table:table-row>
        <table:table-row table:style-name="ro1">
          <table:table-cell office:value-type="float" office:value="208741" calcext:value-type="float">
            <text:p>208741</text:p>
          </table:table-cell>
          <table:table-cell office:value-type="string" calcext:value-type="string">
            <text:p>Один из Людей перешёл на сторону этих недоросликов? Это же немыслимо! Я думал{|а}, что они просто научились нашему письму...</text:p>
          </table:table-cell>
        </table:table-row>
        <table:table-row table:style-name="ro1">
          <table:table-cell office:value-type="float" office:value="208751" calcext:value-type="float">
            <text:p>208751</text:p>
          </table:table-cell>
          <table:table-cell office:value-type="string" calcext:value-type="string">
            <text:p>Чувствую, чувствую! Ты принес{|ла} всё, что я просил!</text:p>
          </table:table-cell>
        </table:table-row>
        <table:table-row table:style-name="ro1">
          <table:table-cell office:value-type="float" office:value="208767" calcext:value-type="float">
            <text:p>208767</text:p>
          </table:table-cell>
          <table:table-cell office:value-type="string" calcext:value-type="string">
            <text:p>Я бы хотел{|а} обменять головы Зомби.</text:p>
          </table:table-cell>
        </table:table-row>
        <table:table-row table:style-name="ro1">
          <table:table-cell office:value-type="float" office:value="208768" calcext:value-type="float">
            <text:p>208768</text:p>
          </table:table-cell>
          <table:table-cell office:value-type="string" calcext:value-type="string">
            <text:p>Я бы хотел{|а} обменять железные ободы Фантомов.</text:p>
          </table:table-cell>
        </table:table-row>
        <table:table-row table:style-name="ro1">
          <table:table-cell office:value-type="float" office:value="208769" calcext:value-type="float">
            <text:p>208769</text:p>
          </table:table-cell>
          <table:table-cell office:value-type="string" calcext:value-type="string">
            <text:p>Я бы хотел{|а} обменять головы Темневиков.</text:p>
          </table:table-cell>
        </table:table-row>
        <table:table-row table:style-name="ro1">
          <table:table-cell office:value-type="float" office:value="208770" calcext:value-type="float">
            <text:p>208770</text:p>
          </table:table-cell>
          <table:table-cell office:value-type="string" calcext:value-type="string">
            <text:p>Я бы хотел{|а} обменять головы Сколопендр.</text:p>
          </table:table-cell>
        </table:table-row>
        <table:table-row table:style-name="ro1">
          <table:table-cell office:value-type="float" office:value="208771" calcext:value-type="float">
            <text:p>208771</text:p>
          </table:table-cell>
          <table:table-cell office:value-type="string" calcext:value-type="string">
            <text:p>Я бы хотел{|а} обменять головы Вампиров.</text:p>
          </table:table-cell>
        </table:table-row>
        <table:table-row table:style-name="ro1">
          <table:table-cell office:value-type="float" office:value="208772" calcext:value-type="float">
            <text:p>208772</text:p>
          </table:table-cell>
          <table:table-cell office:value-type="string" calcext:value-type="string">
            <text:p>Я бы хотел{|а} обменять бутоны взрослого Трифида.</text:p>
          </table:table-cell>
        </table:table-row>
        <table:table-row table:style-name="ro1">
          <table:table-cell office:value-type="float" office:value="208773" calcext:value-type="float">
            <text:p>208773</text:p>
          </table:table-cell>
          <table:table-cell office:value-type="string" calcext:value-type="string">
            <text:p>Я бы хотел{|а} обменять пепел Огненного Элементаля.</text:p>
          </table:table-cell>
        </table:table-row>
        <table:table-row table:style-name="ro1">
          <table:table-cell office:value-type="float" office:value="208774" calcext:value-type="float">
            <text:p>208774</text:p>
          </table:table-cell>
          <table:table-cell office:value-type="string" calcext:value-type="string">
            <text:p>Я бы хотел{|а} обменять головы Кристанидов.</text:p>
          </table:table-cell>
        </table:table-row>
        <table:table-row table:style-name="ro1">
          <table:table-cell office:value-type="float" office:value="208775" calcext:value-type="float">
            <text:p>208775</text:p>
          </table:table-cell>
          <table:table-cell office:value-type="string" calcext:value-type="string">
            <text:p>Это хорошо, но я пока не готов{|а} обменять эти трофеи, простите, что побеспокоил{|а}.</text:p>
          </table:table-cell>
        </table:table-row>
        <table:table-row table:style-name="ro1">
          <table:table-cell office:value-type="float" office:value="208849" calcext:value-type="float">
            <text:p>208849</text:p>
          </table:table-cell>
          <table:table-cell office:value-type="string" calcext:value-type="string">
            <text:p>Ну что, смертн{ый|ая}... Не выходит добывать головы монстров подземелья?</text:p>
          </table:table-cell>
        </table:table-row>
        <table:table-row table:style-name="ro1">
          <table:table-cell office:value-type="float" office:value="208850" calcext:value-type="float">
            <text:p>208850</text:p>
          </table:table-cell>
          <table:table-cell office:value-type="string" calcext:value-type="string">
            <text:p>Да, признаться я несколько удивл{ен|ена}! Словно неведомая сила останавливает меня, когда я пытаюсь поднять голову.</text:p>
          </table:table-cell>
        </table:table-row>
        <table:table-row table:style-name="ro1">
          <table:table-cell office:value-type="float" office:value="208851" calcext:value-type="float">
            <text:p>208851</text:p>
          </table:table-cell>
          <table:table-cell office:value-type="string" calcext:value-type="string">
            <text:p>Приветствую тебя, смертн{ый|ая}... Расскажи мне, почему ты так{ой|ая} тороплив{ый|ая}? Неужели я настолько скучен?</text:p>
          </table:table-cell>
        </table:table-row>
        <table:table-row table:style-name="ro1">
          <table:table-cell office:value-type="float" office:value="208852" calcext:value-type="float">
            <text:p>208852</text:p>
          </table:table-cell>
          <table:table-cell office:value-type="string" calcext:value-type="string">
            <text:p>А как ты собираешься добывать души воина? Взмахнул два раза топором и всё? Нет, так не пойдёт! Сначала ты долж{ен|на} получить соответствующее разрешение от моего Повелителя! Хорошо, что я за тебя об этом позаботился. Вот, держи %1558%. Когда действие разрешения истечёт, возвращайся ко мне за новым.\n%=1558%\n</text:p>
          </table:table-cell>
        </table:table-row>
        <table:table-row table:style-name="ro1">
          <table:table-cell office:value-type="float" office:value="208866" calcext:value-type="float">
            <text:p>208866</text:p>
          </table:table-cell>
          <table:table-cell office:value-type="string" calcext:value-type="string">
            <text:p>Кстати, а что было в письме? А то я как-то не знал{|а}, что именно я копирую.</text:p>
          </table:table-cell>
        </table:table-row>
        <table:table-row table:style-name="ro1">
          <table:table-cell office:value-type="float" office:value="208867" calcext:value-type="float">
            <text:p>208867</text:p>
          </table:table-cell>
          <table:table-cell office:value-type="string" calcext:value-type="string">
            <text:p>С возвращением, Вои{н|тельница}! Наверное, ты уже привык{|ла} к этим словам..? Но всё же, рассказывай!</text:p>
          </table:table-cell>
        </table:table-row>
        <table:table-row table:style-name="ro1">
          <table:table-cell office:value-type="float" office:value="208869" calcext:value-type="float">
            <text:p>208869</text:p>
          </table:table-cell>
          <table:table-cell office:value-type="string" calcext:value-type="string">
            <text:p>Да, в принципе, рассказывать особо и нечего. Приш{ел|ла}, убил{|а} и уш{ел|ла}.</text:p>
          </table:table-cell>
        </table:table-row>
        <table:table-row table:style-name="ro1">
          <table:table-cell office:value-type="float" office:value="208871" calcext:value-type="float">
            <text:p>208871</text:p>
          </table:table-cell>
          <table:table-cell office:value-type="string" calcext:value-type="string">
            <text:p>Нет, какие проблемы? Разве что, уже когда уходил{|а}, у Людей какая-то паника поднялась.</text:p>
          </table:table-cell>
        </table:table-row>
        <table:table-row table:style-name="ro1">
          <table:table-cell office:value-type="float" office:value="208872" calcext:value-type="float">
            <text:p>208872</text:p>
          </table:table-cell>
          <table:table-cell office:value-type="string" calcext:value-type="string">
            <text:p>У нас ужасные новости, Вои{н|тельница}! Думаю, никто, кроме тебя не сможет нам помочь!</text:p>
          </table:table-cell>
        </table:table-row>
        <table:table-row table:style-name="ro1">
          <table:table-cell office:value-type="float" office:value="208879" calcext:value-type="float">
            <text:p>208879</text:p>
          </table:table-cell>
          <table:table-cell office:value-type="string" calcext:value-type="string">
            <text:p>С возвращением, Вои{н|тельница}. Садись, рассказывай.</text:p>
          </table:table-cell>
        </table:table-row>
        <table:table-row table:style-name="ro1">
          <table:table-cell office:value-type="float" office:value="208880" calcext:value-type="float">
            <text:p>208880</text:p>
          </table:table-cell>
          <table:table-cell office:value-type="string" calcext:value-type="string">
            <text:p>Наш{ел|ла} Варграфа... Правда, выяснить истину наверняка не удалось. Наша встреча закончилась боем, из которого я выш{ел|ла} победителем.</text:p>
          </table:table-cell>
        </table:table-row>
        <table:table-row table:style-name="ro1">
          <table:table-cell office:value-type="float" office:value="208887" calcext:value-type="float">
            <text:p>208887</text:p>
          </table:table-cell>
          <table:table-cell office:value-type="string" calcext:value-type="string">
            <text:p>Наказал{|а} подонка? Знаю, ты же просто так ко мне не заходишь. Докладывай.</text:p>
          </table:table-cell>
        </table:table-row>
        <table:table-row table:style-name="ro1">
          <table:table-cell office:value-type="float" office:value="208889" calcext:value-type="float">
            <text:p>208889</text:p>
          </table:table-cell>
          <table:table-cell office:value-type="string" calcext:value-type="string">
            <text:p>Печально. Но раз уже всё закончилось - хорошо. Надеюсь, теперь мы можем забыть обо всех предательствах и предателях. А ты отлично поработал{|а}, благодарю.</text:p>
          </table:table-cell>
        </table:table-row>
        <table:table-row table:style-name="ro1">
          <table:table-cell office:value-type="float" office:value="208890" calcext:value-type="float">
            <text:p>208890</text:p>
          </table:table-cell>
          <table:table-cell office:value-type="string" calcext:value-type="string">
            <text:p>Ох, беда, Вои{н|тельница}! Эти Гномы! Хоть и недоростки, но какие же коварные!</text:p>
          </table:table-cell>
        </table:table-row>
        <table:table-row table:style-name="ro1">
          <table:table-cell office:value-type="float" office:value="208892" calcext:value-type="float">
            <text:p>208892</text:p>
          </table:table-cell>
          <table:table-cell office:value-type="string" calcext:value-type="string">
            <text:p>Простите меня, капитан, боюсь, я пока не готов{|а} к такому заданию...\n</text:p>
          </table:table-cell>
        </table:table-row>
        <table:table-row table:style-name="ro1">
          <table:table-cell office:value-type="float" office:value="208893" calcext:value-type="float">
            <text:p>208893</text:p>
          </table:table-cell>
          <table:table-cell office:value-type="string" calcext:value-type="string">
            <text:p>Да, конечно, слушай по порядку. А лучше смотри... Вот то письмо, которое ты наш{ел|ла}. Присмотрись внимательно к подписи! Только тут и заметно, что всё письмо - неимоверно умелая подделка! Причём текст был только немного подправлен, а не переписан... Но так хорошо подправлен, что мы приняли трагическое решение.</text:p>
          </table:table-cell>
        </table:table-row>
        <table:table-row table:style-name="ro1">
          <table:table-cell office:value-type="float" office:value="208899" calcext:value-type="float">
            <text:p>208899</text:p>
          </table:table-cell>
          <table:table-cell office:value-type="string" calcext:value-type="string">
            <text:p>Ладно, не переживай... Это меня обманули, а ты только выполнял{|а} приказ. На тебе вины нет, это мой недосмотр...</text:p>
          </table:table-cell>
        </table:table-row>
        <table:table-row table:style-name="ro1">
          <table:table-cell office:value-type="float" office:value="208901" calcext:value-type="float">
            <text:p>208901</text:p>
          </table:table-cell>
          <table:table-cell office:value-type="string" calcext:value-type="string">
            <text:p>С возвращением, Вои{н|тельница}...</text:p>
          </table:table-cell>
        </table:table-row>
        <table:table-row table:style-name="ro1">
          <table:table-cell office:value-type="float" office:value="208902" calcext:value-type="float">
            <text:p>208902</text:p>
          </table:table-cell>
          <table:table-cell office:value-type="string" calcext:value-type="string">
            <text:p>Всё! Завершил{|а} Ваше задание! Убил{|а} этого Варграфа и подложил{|а} Ваш молот.</text:p>
          </table:table-cell>
        </table:table-row>
        <table:table-row table:style-name="ro1">
          <table:table-cell office:value-type="float" office:value="208903" calcext:value-type="float">
            <text:p>208903</text:p>
          </table:table-cell>
          <table:table-cell office:value-type="string" calcext:value-type="string">
            <text:p>Воистину героическое событие... Благодарю тебя, {друг|подруга}! Хоть и стал виной твоему героизму такой трагический повод... Ты достойно проявил{|а} себя! А о семье погибшего невинного Человека, я позабочусь сам, не тревожься.</text:p>
          </table:table-cell>
        </table:table-row>
        <table:table-row table:style-name="ro1">
          <table:table-cell office:value-type="float" office:value="208904" calcext:value-type="float">
            <text:p>208904</text:p>
          </table:table-cell>
          <table:table-cell office:value-type="string" calcext:value-type="string">
            <text:p>Здравствуй, {чудо|солнышко}! Давно не виделись, да? Я даже и забыла, как ты выглядишь... Подумать только, целых две недели я бродила по далёким лесам и рощам, чтобы собрать свежих букетиков с цветами! Ты же знаешь, что приближается праздник Весны?!</text:p>
          </table:table-cell>
        </table:table-row>
        <table:table-row table:style-name="ro1">
          <table:table-cell office:value-type="float" office:value="208905" calcext:value-type="float">
            <text:p>208905</text:p>
          </table:table-cell>
          <table:table-cell office:value-type="string" calcext:value-type="string">
            <text:p>Ну это просто... Ты будешь долж{ен|на} вырастить по 5 тюльпанов и ландышей. Да-да, именно вырастить! Не смотри на меня такими глазами! Купишь у торгового представителя семечку ландыша и луковицу тюльпана, посадишь их в горшочек с землёй... Смотри, не очень глубоко сажай, а то не взойдёт! А когда росток взойдёт, полей его из лейки с зачарованной водой. Её тоже купишь у торгового представителя. Но следи, чтобы не перелить, иначе можешь загубить... В общем, соберёшь по 5 цветочков, свяжешь в букеты и принесёшь мне.\n%=1597,1605,1606,1607%\n</text:p>
          </table:table-cell>
        </table:table-row>
        <table:table-row table:style-name="ro1">
          <table:table-cell office:value-type="float" office:value="208907" calcext:value-type="float">
            <text:p>208907</text:p>
          </table:table-cell>
          <table:table-cell office:value-type="string" calcext:value-type="string">
            <text:p>Это хорошо, что ты слышал{|а}! Но я могу тебе предложить задание! Хоть я и набрала несколько букетиков, их всё же недостаточно, чтобы пышно отпраздновать этот замечательный день! Посмотри вокруг, как солнце светит, и птицы поют!</text:p>
          </table:table-cell>
        </table:table-row>
        <table:table-row table:style-name="ro1">
          <table:table-cell office:value-type="float" office:value="208909" calcext:value-type="float">
            <text:p>208909</text:p>
          </table:table-cell>
          <table:table-cell office:value-type="string" calcext:value-type="string">
            <text:p>Да, я слышал{|а}.</text:p>
          </table:table-cell>
        </table:table-row>
        <table:table-row table:style-name="ro1">
          <table:table-cell office:value-type="float" office:value="208912" calcext:value-type="float">
            <text:p>208912</text:p>
          </table:table-cell>
          <table:table-cell office:value-type="string" calcext:value-type="string">
            <text:p>Ну не будь так{им|ой} мрачн{ым|ой}! Война войной, но жизнь же не заканчивается одними боями! Листики шепчутся на ветру, независимо от того, что творится вокруг дерева! Вот бери с них пример!</text:p>
          </table:table-cell>
        </table:table-row>
        <table:table-row table:style-name="ro1">
          <table:table-cell office:value-type="float" office:value="208917" calcext:value-type="float">
            <text:p>208917</text:p>
          </table:table-cell>
          <table:table-cell office:value-type="string" calcext:value-type="string">
            <text:p>Подожди, это не всё. Ещё я хочу, чтобы ты собрал{|а} эти цветы в вазу... В общем, принеси мне три букета и одну вазу с цветами! Подходящая ваза продавалась у торгового представителя. Я её всё видела, но руки не доходили купить...\n%=1608%\n</text:p>
          </table:table-cell>
        </table:table-row>
        <table:table-row table:style-name="ro1">
          <table:table-cell office:value-type="float" office:value="208918" calcext:value-type="float">
            <text:p>208918</text:p>
          </table:table-cell>
          <table:table-cell office:value-type="string" calcext:value-type="string">
            <text:p>Так быстро вернул{ся|ась}? Чего-то забыл{|а}?</text:p>
          </table:table-cell>
        </table:table-row>
        <table:table-row table:style-name="ro1">
          <table:table-cell office:value-type="float" office:value="208921" calcext:value-type="float">
            <text:p>208921</text:p>
          </table:table-cell>
          <table:table-cell office:value-type="string" calcext:value-type="string">
            <text:p>С возвращением, {мой герой|моя героиня}! Я уже и заждалась букетиков!</text:p>
          </table:table-cell>
        </table:table-row>
        <table:table-row table:style-name="ro1">
          <table:table-cell office:value-type="float" office:value="208923" calcext:value-type="float">
            <text:p>208923</text:p>
          </table:table-cell>
          <table:table-cell office:value-type="string" calcext:value-type="string">
            <text:p>Хорошо, ты решил{|а}.</text:p>
          </table:table-cell>
        </table:table-row>
        <table:table-row table:style-name="ro1">
          <table:table-cell office:value-type="float" office:value="208925" calcext:value-type="float">
            <text:p>208925</text:p>
          </table:table-cell>
          <table:table-cell office:value-type="string" calcext:value-type="string">
            <text:p>Нет, ты что, я тебя не укоряю! Кстати, я тут подумала... Может быть, ты захочешь оставить себе эти букеты? В конце концов, лучше будет, если ты их сам{|а} подаришь {девушкам|другим девушкам}! И тебе приятно, и мне проще... В общем, выбирай! За букетики я тебе дам полторы золотые монеты. Или только 50 серебряных монет, если ты решишь их оставить себе.</text:p>
          </table:table-cell>
        </table:table-row>
        <table:table-row table:style-name="ro1">
          <table:table-cell office:value-type="float" office:value="208926" calcext:value-type="float">
            <text:p>208926</text:p>
          </table:table-cell>
          <table:table-cell office:value-type="string" calcext:value-type="string">
            <text:p>Ну простите, я торопил{ся|ась}, как мог{|ла}...</text:p>
          </table:table-cell>
        </table:table-row>
        <table:table-row table:style-name="ro1">
          <table:table-cell office:value-type="float" office:value="208928" calcext:value-type="float">
            <text:p>208928</text:p>
          </table:table-cell>
          <table:table-cell office:value-type="string" calcext:value-type="string">
            <text:p>Здравствуй, Вои{н|тельница}... Хочу тебя попросить об одном одолжении.</text:p>
          </table:table-cell>
        </table:table-row>
        <table:table-row table:style-name="ro1">
          <table:table-cell office:value-type="float" office:value="208943" calcext:value-type="float">
            <text:p>208943</text:p>
          </table:table-cell>
          <table:table-cell office:value-type="string" calcext:value-type="string">
            <text:p>С возвращением, Вои{н|тельница}! Принес{|ла} мне осколок кристалла?</text:p>
          </table:table-cell>
        </table:table-row>
        <table:table-row table:style-name="ro1">
          <table:table-cell office:value-type="float" office:value="208946" calcext:value-type="float">
            <text:p>208946</text:p>
          </table:table-cell>
          <table:table-cell office:value-type="string" calcext:value-type="string">
            <text:p>Приветствую... Заш{ел|ла} за новым отбойником?</text:p>
          </table:table-cell>
        </table:table-row>
        <table:table-row table:style-name="ro1">
          <table:table-cell office:value-type="float" office:value="208947" calcext:value-type="float">
            <text:p>208947</text:p>
          </table:table-cell>
          <table:table-cell office:value-type="string" calcext:value-type="string">
            <text:p>Да! Замечательно! Благодарю, ты спас{|ла} меня! Да даже не только меня, а всех Гномов!</text:p>
          </table:table-cell>
        </table:table-row>
        <table:table-row table:style-name="ro1">
          <table:table-cell office:value-type="float" office:value="208948" calcext:value-type="float">
            <text:p>208948</text:p>
          </table:table-cell>
          <table:table-cell office:value-type="string" calcext:value-type="string">
            <text:p>Нет, на этот раз я принес{|ла} Вам кристаллический осколок. Такого будет достаточно для молотилки?</text:p>
          </table:table-cell>
        </table:table-row>
        <table:table-row table:style-name="ro1">
          <table:table-cell office:value-type="float" office:value="208949" calcext:value-type="float">
            <text:p>208949</text:p>
          </table:table-cell>
          <table:table-cell office:value-type="string" calcext:value-type="string">
            <text:p>Как я рад тому, что ты заш{ел|ла}! Только благодаря тебе мне удалось не просто спасти нашу деревню от голода, но и даже перевыполнить план! Представляешь?!</text:p>
          </table:table-cell>
        </table:table-row>
        <table:table-row table:style-name="ro1">
          <table:table-cell office:value-type="float" office:value="208958" calcext:value-type="float">
            <text:p>208958</text:p>
          </table:table-cell>
          <table:table-cell office:value-type="string" calcext:value-type="string">
            <text:p>Вот, посмотрите, что я наш{ел|ла} на пороге Вашего дома.</text:p>
          </table:table-cell>
        </table:table-row>
        <table:table-row table:style-name="ro1">
          <table:table-cell office:value-type="float" office:value="208961" calcext:value-type="float">
            <text:p>208961</text:p>
          </table:table-cell>
          <table:table-cell office:value-type="string" calcext:value-type="string">
            <text:p>Ничего, хорошо, что ты принес{|ла} её мне, а не ему. Я что-нибудь придумаю! Ты позволишь мне её оставить у себя? Думаю, тебе интереснее будет получить золотую монетку, правда?</text:p>
          </table:table-cell>
        </table:table-row>
        <table:table-row table:style-name="ro1">
          <table:table-cell office:value-type="float" office:value="208963" calcext:value-type="float">
            <text:p>208963</text:p>
          </table:table-cell>
          <table:table-cell office:value-type="string" calcext:value-type="string">
            <text:p>Здравствуй, Вои{н|тельница}. Заходи, выпей моего пивка!</text:p>
          </table:table-cell>
        </table:table-row>
        <table:table-row table:style-name="ro1">
          <table:table-cell office:value-type="float" office:value="208970" calcext:value-type="float">
            <text:p>208970</text:p>
          </table:table-cell>
          <table:table-cell office:value-type="string" calcext:value-type="string">
            <text:p>Ну не знаю, как-то я в этом не уверен{|а}. Я лучше найду какой-нибудь ещё способ заработать деньги.</text:p>
          </table:table-cell>
        </table:table-row>
        <table:table-row table:style-name="ro1">
          <table:table-cell office:value-type="float" office:value="208972" calcext:value-type="float">
            <text:p>208972</text:p>
          </table:table-cell>
          <table:table-cell office:value-type="string" calcext:value-type="string">
            <text:p>Приветствую Вас, {юноша|девушка}, чем я могу Вам помочь?</text:p>
          </table:table-cell>
        </table:table-row>
        <table:table-row table:style-name="ro1">
          <table:table-cell office:value-type="float" office:value="208974" calcext:value-type="float">
            <text:p>208974</text:p>
          </table:table-cell>
          <table:table-cell office:value-type="string" calcext:value-type="string">
            <text:p>Здравствуйте, почтенный Зальес... Да вот, прослышал{|а} о том, что Вам приглянулся добытый с болотного жука кристалл и принес{|ла} ещё несколько.</text:p>
          </table:table-cell>
        </table:table-row>
        <table:table-row table:style-name="ro1">
          <table:table-cell office:value-type="float" office:value="208975" calcext:value-type="float">
            <text:p>208975</text:p>
          </table:table-cell>
          <table:table-cell office:value-type="string" calcext:value-type="string">
            <text:p>Послушай меня, Вои{н|тельница}! Мне срочно требуется твоя помощь!</text:p>
          </table:table-cell>
        </table:table-row>
        <table:table-row table:style-name="ro1">
          <table:table-cell office:value-type="float" office:value="208976" calcext:value-type="float">
            <text:p>208976</text:p>
          </table:table-cell>
          <table:table-cell office:value-type="string" calcext:value-type="string">
            <text:p>Поищи на границе Шионских болот и леса, в глубине омута рядом со странными железными развалинами. Вот, возьми эти три эликсира дыхания под водой... Они помогут тебе достать то, что покоится в глубине болота. Но будь осторож{ен|на}, оно может быть глубже, чем кажется!</text:p>
          </table:table-cell>
        </table:table-row>
        <table:table-row table:style-name="ro1">
          <table:table-cell office:value-type="float" office:value="208979" calcext:value-type="float">
            <text:p>208979</text:p>
          </table:table-cell>
          <table:table-cell office:value-type="string" calcext:value-type="string">
            <text:p>Простите, магистр, боюсь я не готов{|а} к этому заданию.</text:p>
          </table:table-cell>
        </table:table-row>
        <table:table-row table:style-name="ro1">
          <table:table-cell office:value-type="float" office:value="208980" calcext:value-type="float">
            <text:p>208980</text:p>
          </table:table-cell>
          <table:table-cell office:value-type="string" calcext:value-type="string">
            <text:p>Необходимо изучить Шионские болота! Те камни, что ты принес{|ла}, мне были лишь побочным следствием более глобального события...</text:p>
          </table:table-cell>
        </table:table-row>
        <table:table-row table:style-name="ro1">
          <table:table-cell office:value-type="float" office:value="208982" calcext:value-type="float">
            <text:p>208982</text:p>
          </table:table-cell>
          <table:table-cell office:value-type="string" calcext:value-type="string">
            <text:p>Пока неизвестно... Это я и хочу выяснить. А для этого мне нужно, чтобы ты наш{ёл|ла} причину возникания этого камня.</text:p>
          </table:table-cell>
        </table:table-row>
        <table:table-row table:style-name="ro1">
          <table:table-cell office:value-type="float" office:value="208987" calcext:value-type="float">
            <text:p>208987</text:p>
          </table:table-cell>
          <table:table-cell office:value-type="string" calcext:value-type="string">
            <text:p>Что это ты мне принес{|ла}?! Не верю своим глазам!</text:p>
          </table:table-cell>
        </table:table-row>
        <table:table-row table:style-name="ro1">
          <table:table-cell office:value-type="float" office:value="208997" calcext:value-type="float">
            <text:p>208997</text:p>
          </table:table-cell>
          <table:table-cell office:value-type="string" calcext:value-type="string">
            <text:p>Хотя я и уверен{|а}, что Вы меня с кем-то путаете, я помогу Вам.</text:p>
          </table:table-cell>
        </table:table-row>
        <table:table-row table:style-name="ro1">
          <table:table-cell office:value-type="float" office:value="209007" calcext:value-type="float">
            <text:p>209007</text:p>
          </table:table-cell>
          <table:table-cell office:value-type="string" calcext:value-type="string">
            <text:p>С ума сош{ёл|ла}, Джонни?! Таких денег я даже Грязному Сулле не платил! А уж он-то был таким помощником, что все в округе завидовали!</text:p>
          </table:table-cell>
        </table:table-row>
        <table:table-row table:style-name="ro1">
          <table:table-cell office:value-type="float" office:value="209020" calcext:value-type="float">
            <text:p>209020</text:p>
          </table:table-cell>
          <table:table-cell office:value-type="string" calcext:value-type="string">
            <text:p>Конечно, од{ин|на}, кто тут ещё может быть в этих болотах? Грибы одни, да жуки!</text:p>
          </table:table-cell>
        </table:table-row>
        <table:table-row table:style-name="ro1">
          <table:table-cell office:value-type="float" office:value="209028" calcext:value-type="float">
            <text:p>209028</text:p>
          </table:table-cell>
          <table:table-cell office:value-type="string" calcext:value-type="string">
            <text:p>Виркли я! Ты од{ин|на}? За тобой никто не следил?</text:p>
          </table:table-cell>
        </table:table-row>
        <table:table-row table:style-name="ro1">
          <table:table-cell office:value-type="float" office:value="209029" calcext:value-type="float">
            <text:p>209029</text:p>
          </table:table-cell>
          <table:table-cell office:value-type="string" calcext:value-type="string">
            <text:p>Кто там! Не открывай дверь! Ты сделал{|а} то, о чём я просил?</text:p>
          </table:table-cell>
        </table:table-row>
        <table:table-row table:style-name="ro1">
          <table:table-cell office:value-type="float" office:value="209030" calcext:value-type="float">
            <text:p>209030</text:p>
          </table:table-cell>
          <table:table-cell office:value-type="string" calcext:value-type="string">
            <text:p>Да, убил{|а} целый десяток...</text:p>
          </table:table-cell>
        </table:table-row>
        <table:table-row table:style-name="ro1">
          <table:table-cell office:value-type="float" office:value="209031" calcext:value-type="float">
            <text:p>209031</text:p>
          </table:table-cell>
          <table:table-cell office:value-type="string" calcext:value-type="string">
            <text:p>Замечательно! Ты просто мо{й спаситель|я спасительница}! Возьми кошелёк! Он у тебя, под ногами... Заходи ещё ко мне как-нибудь потом, ладно?</text:p>
          </table:table-cell>
        </table:table-row>
        <table:table-row table:style-name="ro1">
          <table:table-cell office:value-type="float" office:value="209033" calcext:value-type="float">
            <text:p>209033</text:p>
          </table:table-cell>
          <table:table-cell office:value-type="string" calcext:value-type="string">
            <text:p>Нет, о чём это Вы? Вы просили убить болотных жуков, я их убил{|а}!</text:p>
          </table:table-cell>
        </table:table-row>
        <table:table-row table:style-name="ro1">
          <table:table-cell office:value-type="float" office:value="209036" calcext:value-type="float">
            <text:p>209036</text:p>
          </table:table-cell>
          <table:table-cell office:value-type="string" calcext:value-type="string">
            <text:p>Боюсь, я сейчас слишком занят{|а}.</text:p>
          </table:table-cell>
        </table:table-row>
        <table:table-row table:style-name="ro1">
          <table:table-cell office:value-type="float" office:value="209037" calcext:value-type="float">
            <text:p>209037</text:p>
          </table:table-cell>
          <table:table-cell office:value-type="string" calcext:value-type="string">
            <text:p>Ты зачем меня обманул{|а}?! Почему ты меня ненавидишь?!</text:p>
          </table:table-cell>
        </table:table-row>
        <table:table-row table:style-name="ro1">
          <table:table-cell office:value-type="float" office:value="209038" calcext:value-type="float">
            <text:p>209038</text:p>
          </table:table-cell>
          <table:table-cell office:value-type="string" calcext:value-type="string">
            <text:p>Вот, ты сказал{|а}! Убей их всех! Уничтожь! Я хочу, чтобы вокруг моего домика было пусто-пусто! Я хочу тишины! Я хочу спокойствия!</text:p>
          </table:table-cell>
        </table:table-row>
        <table:table-row table:style-name="ro1">
          <table:table-cell office:value-type="float" office:value="209041" calcext:value-type="float">
            <text:p>209041</text:p>
          </table:table-cell>
          <table:table-cell office:value-type="string" calcext:value-type="string">
            <text:p>Ну ты расправил{ся|ась} с ними?! Кошелёк у тебя под ногами! Обрадуй меня!</text:p>
          </table:table-cell>
        </table:table-row>
        <table:table-row table:style-name="ro1">
          <table:table-cell office:value-type="float" office:value="209046" calcext:value-type="float">
            <text:p>209046</text:p>
          </table:table-cell>
          <table:table-cell office:value-type="string" calcext:value-type="string">
            <text:p>Да, я убил{|а} десяток человекоящеров.</text:p>
          </table:table-cell>
        </table:table-row>
        <table:table-row table:style-name="ro1">
          <table:table-cell office:value-type="float" office:value="209048" calcext:value-type="float">
            <text:p>209048</text:p>
          </table:table-cell>
          <table:table-cell office:value-type="string" calcext:value-type="string">
            <text:p>{Храбрый юноша|Милая девушка}, сослужишь мне ещё одну службу?</text:p>
          </table:table-cell>
        </table:table-row>
        <table:table-row table:style-name="ro1">
          <table:table-cell office:value-type="float" office:value="209049" calcext:value-type="float">
            <text:p>209049</text:p>
          </table:table-cell>
          <table:table-cell office:value-type="string" calcext:value-type="string">
            <text:p>Правда? А зачем? Вы думаете, там есть второе? Я, когда нырял{|а}, видел{|а} только одно.</text:p>
          </table:table-cell>
        </table:table-row>
        <table:table-row table:style-name="ro1">
          <table:table-cell office:value-type="float" office:value="209050" calcext:value-type="float">
            <text:p>209050</text:p>
          </table:table-cell>
          <table:table-cell office:value-type="string" calcext:value-type="string">
            <text:p>Уважаемый магистр, я был{|а} бы не прочь услышать её подробности...</text:p>
          </table:table-cell>
        </table:table-row>
        <table:table-row table:style-name="ro1">
          <table:table-cell office:value-type="float" office:value="209051" calcext:value-type="float">
            <text:p>209051</text:p>
          </table:table-cell>
          <table:table-cell office:value-type="string" calcext:value-type="string">
            <text:p>Ну так вот... Я бы хотел, чтобы ты добыл{|а} ещё одно такое же и бросил{|а} его в водоворот озера Уух-Туума.</text:p>
          </table:table-cell>
        </table:table-row>
        <table:table-row table:style-name="ro1">
          <table:table-cell office:value-type="float" office:value="209054" calcext:value-type="float">
            <text:p>209054</text:p>
          </table:table-cell>
          <table:table-cell office:value-type="string" calcext:value-type="string">
            <text:p>Простите, Зальес, я не готов{|а} к этому поручению.</text:p>
          </table:table-cell>
        </table:table-row>
        <table:table-row table:style-name="ro1">
          <table:table-cell office:value-type="float" office:value="209055" calcext:value-type="float">
            <text:p>209055</text:p>
          </table:table-cell>
          <table:table-cell office:value-type="string" calcext:value-type="string">
            <text:p>Помнишь Наваждение, которое было в Шионских болотах? Ты приносил{|а} мне такое недавно...</text:p>
          </table:table-cell>
        </table:table-row>
        <table:table-row table:style-name="ro1">
          <table:table-cell office:value-type="float" office:value="209059" calcext:value-type="float">
            <text:p>209059</text:p>
          </table:table-cell>
          <table:table-cell office:value-type="string" calcext:value-type="string">
            <text:p>Прости меня, юн{ый Воин|ая Воительница}, но ещё слишком рано тебе знать эту тайну... Она может оказаться слишком тяжела для твоего сознания! Некоторые вещи крайне опасны для неподготовленных... Но вот, возьми эти монеты. Надеюсь, они помогут забыть своё любопытство.</text:p>
          </table:table-cell>
        </table:table-row>
        <table:table-row table:style-name="ro1">
          <table:table-cell office:value-type="float" office:value="209063" calcext:value-type="float">
            <text:p>209063</text:p>
          </table:table-cell>
          <table:table-cell office:value-type="string" calcext:value-type="string">
            <text:p>Вои{н|тельница}, есть ли у тебя сейчас какие-то срочные поручения? Я бы хотел проверить твои таланты... И для этого, наверное, мне придётся тебя занять на некоторое время. Позволь мне сразу поведать тебе суть этого испытания. Тебе предстоит отправиться к фермеру Дилану и попросить его отдать тебе то, что я ему отдал на хранение десяток лет назад.</text:p>
          </table:table-cell>
        </table:table-row>
        <table:table-row table:style-name="ro1">
          <table:table-cell office:value-type="float" office:value="209066" calcext:value-type="float">
            <text:p>209066</text:p>
          </table:table-cell>
          <table:table-cell office:value-type="string" calcext:value-type="string">
            <text:p>Хорошо, я готов{|а} к заданию.</text:p>
          </table:table-cell>
        </table:table-row>
        <table:table-row table:style-name="ro1">
          <table:table-cell office:value-type="float" office:value="209067" calcext:value-type="float">
            <text:p>209067</text:p>
          </table:table-cell>
          <table:table-cell office:value-type="string" calcext:value-type="string">
            <text:p>Раз ты готов{|а}, не медли, отправляйся к Дилану и возьми у него тот артефакт.</text:p>
          </table:table-cell>
        </table:table-row>
        <table:table-row table:style-name="ro1">
          <table:table-cell office:value-type="float" office:value="209068" calcext:value-type="float">
            <text:p>209068</text:p>
          </table:table-cell>
          <table:table-cell office:value-type="string" calcext:value-type="string">
            <text:p>Простите меня, уважаемый, я бы хотел{|а} сначала завершить все свои дела...</text:p>
          </table:table-cell>
        </table:table-row>
        <table:table-row table:style-name="ro1">
          <table:table-cell office:value-type="float" office:value="209069" calcext:value-type="float">
            <text:p>209069</text:p>
          </table:table-cell>
          <table:table-cell office:value-type="string" calcext:value-type="string">
            <text:p>Здравствуй, {друг|подруга}! Чем я могу помочь тебе? Заходи, может пивка выпьем?</text:p>
          </table:table-cell>
        </table:table-row>
        <table:table-row table:style-name="ro1">
          <table:table-cell office:value-type="float" office:value="209079" calcext:value-type="float">
            <text:p>209079</text:p>
          </table:table-cell>
          <table:table-cell office:value-type="string" calcext:value-type="string">
            <text:p>Помнишь, ты принес{|ла} мне золотые шестерёнки?</text:p>
          </table:table-cell>
        </table:table-row>
        <table:table-row table:style-name="ro1">
          <table:table-cell office:value-type="float" office:value="209081" calcext:value-type="float">
            <text:p>209081</text:p>
          </table:table-cell>
          <table:table-cell office:value-type="string" calcext:value-type="string">
            <text:p>Совершенно верно... Просто ты не од{ин|на} мне её принес{|ла}. В общем, сейчас уже поговорим не о нашем споре, а о деле. Так вот, дело это заключается в том, чтобы вставить шестерёнки в камнедробилки кварцевых шахт. Почему именно золотые? Честно говоря, я и сам не понимаю... Но эти дробилки сделали наши предки и мы долгие годы не могли понять, почему же они не работают. А тут ты принес{|ла} золотые шестерни... Просто необходимо проверить работу камнедробилок с ними! Вот три шестерни, сможешь их установить в камнедробилки?</text:p>
          </table:table-cell>
        </table:table-row>
        <table:table-row table:style-name="ro1">
          <table:table-cell office:value-type="float" office:value="209082" calcext:value-type="float">
            <text:p>209082</text:p>
          </table:table-cell>
          <table:table-cell office:value-type="string" calcext:value-type="string">
            <text:p>Да, я буду рад{|а} помочь.</text:p>
          </table:table-cell>
        </table:table-row>
        <table:table-row table:style-name="ro1">
          <table:table-cell office:value-type="float" office:value="209083" calcext:value-type="float">
            <text:p>209083</text:p>
          </table:table-cell>
          <table:table-cell office:value-type="string" calcext:value-type="string">
            <text:p>Здравствуй, Вои{н|тельница}. Ты завел{|а} все машины?</text:p>
          </table:table-cell>
        </table:table-row>
        <table:table-row table:style-name="ro1">
          <table:table-cell office:value-type="float" office:value="209085" calcext:value-type="float">
            <text:p>209085</text:p>
          </table:table-cell>
          <table:table-cell office:value-type="string" calcext:value-type="string">
            <text:p>Нет, Крагор... Видите ли, одна из шестерёнок сломалась, когда я попытал{ся|ась} запустить машину.</text:p>
          </table:table-cell>
        </table:table-row>
        <table:table-row table:style-name="ro1">
          <table:table-cell office:value-type="float" office:value="209086" calcext:value-type="float">
            <text:p>209086</text:p>
          </table:table-cell>
          <table:table-cell office:value-type="string" calcext:value-type="string">
            <text:p>Я даже отсюда слышу их гул! Не надо ничего рассказывать! Спасибо, Вои{н|тельница}, благодаря тебе мы получили в свои руки чудесное орудие!</text:p>
          </table:table-cell>
        </table:table-row>
        <table:table-row table:style-name="ro1">
          <table:table-cell office:value-type="float" office:value="209089" calcext:value-type="float">
            <text:p>209089</text:p>
          </table:table-cell>
          <table:table-cell office:value-type="string" calcext:value-type="string">
            <text:p>У меня для тебя радостная весть, Вои{н|тельница}!</text:p>
          </table:table-cell>
        </table:table-row>
        <table:table-row table:style-name="ro1">
          <table:table-cell office:value-type="float" office:value="209096" calcext:value-type="float">
            <text:p>209096</text:p>
          </table:table-cell>
          <table:table-cell office:value-type="string" calcext:value-type="string">
            <text:p>Простите меня, Крагор, но я сейчас очень занят{|а}!</text:p>
          </table:table-cell>
        </table:table-row>
        <table:table-row table:style-name="ro1">
          <table:table-cell office:value-type="float" office:value="209099" calcext:value-type="float">
            <text:p>209099</text:p>
          </table:table-cell>
          <table:table-cell office:value-type="string" calcext:value-type="string">
            <text:p>Ха! По поручению, конечно! Скажешь ещё! За наградой приш{ел|ла}, знаю я твоё племя! Ручки вон как жадно сжал{|а}!</text:p>
          </table:table-cell>
        </table:table-row>
        <table:table-row table:style-name="ro1">
          <table:table-cell office:value-type="float" office:value="209101" calcext:value-type="float">
            <text:p>209101</text:p>
          </table:table-cell>
          <table:table-cell office:value-type="string" calcext:value-type="string">
            <text:p>Простите, что потревожил{|а} Вас, почтенный Бардин. Я приш{ел|ла} по поручению уважаемого Крагора.</text:p>
          </table:table-cell>
        </table:table-row>
        <table:table-row table:style-name="ro1">
          <table:table-cell office:value-type="float" office:value="209105" calcext:value-type="float">
            <text:p>209105</text:p>
          </table:table-cell>
          <table:table-cell office:value-type="string" calcext:value-type="string">
            <text:p>Джонни, здравствуй. Ты уже слышал{|а} о новом приказе?</text:p>
          </table:table-cell>
        </table:table-row>
        <table:table-row table:style-name="ro1">
          <table:table-cell office:value-type="float" office:value="209107" calcext:value-type="float">
            <text:p>209107</text:p>
          </table:table-cell>
          <table:table-cell office:value-type="string" calcext:value-type="string">
            <text:p>Замечательно, Дафур, я готов{|а} принять участие в охоте.</text:p>
          </table:table-cell>
        </table:table-row>
        <table:table-row table:style-name="ro1">
          <table:table-cell office:value-type="float" office:value="209108" calcext:value-type="float">
            <text:p>209108</text:p>
          </table:table-cell>
          <table:table-cell office:value-type="string" calcext:value-type="string">
            <text:p>Я ещё не готов{|а} к этому заданию.</text:p>
          </table:table-cell>
        </table:table-row>
        <table:table-row table:style-name="ro1">
          <table:table-cell office:value-type="float" office:value="209112" calcext:value-type="float">
            <text:p>209112</text:p>
          </table:table-cell>
          <table:table-cell office:value-type="string" calcext:value-type="string">
            <text:p>Джонни, {друг мой|подруга моя}, справил{ся|ась} ли ты с заданием Корагора?</text:p>
          </table:table-cell>
        </table:table-row>
        <table:table-row table:style-name="ro1">
          <table:table-cell office:value-type="float" office:value="209113" calcext:value-type="float">
            <text:p>209113</text:p>
          </table:table-cell>
          <table:table-cell office:value-type="string" calcext:value-type="string">
            <text:p>И не больше? Что-то ты слишком уж примерно следуешь рунам законов... Мог{|ла} бы и перевыполнить задание! Ну да ладно. Вот, держи свою награду.</text:p>
          </table:table-cell>
        </table:table-row>
        <table:table-row table:style-name="ro1">
          <table:table-cell office:value-type="float" office:value="209114" calcext:value-type="float">
            <text:p>209114</text:p>
          </table:table-cell>
          <table:table-cell office:value-type="string" calcext:value-type="string">
            <text:p>Да, я убил{|а} десяток гигантских крыс. Это же число было сказано в указе?</text:p>
          </table:table-cell>
        </table:table-row>
        <table:table-row table:style-name="ro1">
          <table:table-cell office:value-type="float" office:value="209115" calcext:value-type="float">
            <text:p>209115</text:p>
          </table:table-cell>
          <table:table-cell office:value-type="string" calcext:value-type="string">
            <text:p>Джонни! Опять ты, бездельн{ик|ица} где-то шаришься! Небось не в курсе нового приказа принца Корагора?!</text:p>
          </table:table-cell>
        </table:table-row>
        <table:table-row table:style-name="ro1">
          <table:table-cell office:value-type="float" office:value="209116" calcext:value-type="float">
            <text:p>209116</text:p>
          </table:table-cell>
          <table:table-cell office:value-type="string" calcext:value-type="string">
            <text:p>Я рад{|а}, Дафур, что смогу послужить своему народу.</text:p>
          </table:table-cell>
        </table:table-row>
        <table:table-row table:style-name="ro1">
          <table:table-cell office:value-type="float" office:value="209117" calcext:value-type="float">
            <text:p>209117</text:p>
          </table:table-cell>
          <table:table-cell office:value-type="string" calcext:value-type="string">
            <text:p>Как, уже новый приказ? Я же недавно только выполнил{|а} предыдущий, про крыс...</text:p>
          </table:table-cell>
        </table:table-row>
        <table:table-row table:style-name="ro1">
          <table:table-cell office:value-type="float" office:value="209119" calcext:value-type="float">
            <text:p>209119</text:p>
          </table:table-cell>
          <table:table-cell office:value-type="string" calcext:value-type="string">
            <text:p>Извини, Дафур, я сейчас занят{|а}.</text:p>
          </table:table-cell>
        </table:table-row>
        <table:table-row table:style-name="ro1">
          <table:table-cell office:value-type="float" office:value="209124" calcext:value-type="float">
            <text:p>209124</text:p>
          </table:table-cell>
          <table:table-cell office:value-type="string" calcext:value-type="string">
            <text:p>Уже вернул{ся|ась}, Джонни? Будешь рассказывать о своей охоте или рассчитаемся молча?</text:p>
          </table:table-cell>
        </table:table-row>
        <table:table-row table:style-name="ro1">
          <table:table-cell office:value-type="float" office:value="209127" calcext:value-type="float">
            <text:p>209127</text:p>
          </table:table-cell>
          <table:table-cell office:value-type="string" calcext:value-type="string">
            <text:p>Здравствуй, незнакомец. Ты уже слышал{|а} о новом приказе?</text:p>
          </table:table-cell>
        </table:table-row>
        <table:table-row table:style-name="ro1">
          <table:table-cell office:value-type="float" office:value="209131" calcext:value-type="float">
            <text:p>209131</text:p>
          </table:table-cell>
          <table:table-cell office:value-type="string" calcext:value-type="string">
            <text:p>Замечательно, Виркли, я готов{|а} принять участие в охоте.</text:p>
          </table:table-cell>
        </table:table-row>
        <table:table-row table:style-name="ro1">
          <table:table-cell office:value-type="float" office:value="209137" calcext:value-type="float">
            <text:p>209137</text:p>
          </table:table-cell>
          <table:table-cell office:value-type="string" calcext:value-type="string">
            <text:p>Это я, Виркли, я убил{|а} десяток человекоящеров. Это же число было сказано в указе? И теперь я бы хотел получить свою награду...</text:p>
          </table:table-cell>
        </table:table-row>
        <table:table-row table:style-name="ro1">
          <table:table-cell office:value-type="float" office:value="209143" calcext:value-type="float">
            <text:p>209143</text:p>
          </table:table-cell>
          <table:table-cell office:value-type="string" calcext:value-type="string">
            <text:p>Ты кто так{ой|ая}?! Почему ты задаёшь такие странные вопросы?! Ты сумасшедш{ий|ая}?!</text:p>
          </table:table-cell>
        </table:table-row>
        <table:table-row table:style-name="ro1">
          <table:table-cell office:value-type="float" office:value="209148" calcext:value-type="float">
            <text:p>209148</text:p>
          </table:table-cell>
          <table:table-cell office:value-type="string" calcext:value-type="string">
            <text:p>Кто это?! Представься! А нет, не надо представляться! Не хочу знать твоего имени! Вдруг ты од{ин|на} из них!</text:p>
          </table:table-cell>
        </table:table-row>
        <table:table-row table:style-name="ro1">
          <table:table-cell office:value-type="float" office:value="209150" calcext:value-type="float">
            <text:p>209150</text:p>
          </table:table-cell>
          <table:table-cell office:value-type="string" calcext:value-type="string">
            <text:p>Нет, Виркли, я не од{ин|на} из них... Я выполнил{|а} задание Златована по убийству октупулусов. Хотелось бы получить обещанную награду...</text:p>
          </table:table-cell>
        </table:table-row>
        <table:table-row table:style-name="ro1">
          <table:table-cell office:value-type="float" office:value="209152" calcext:value-type="float">
            <text:p>209152</text:p>
          </table:table-cell>
          <table:table-cell office:value-type="string" calcext:value-type="string">
            <text:p>Хорошо, даже если ты и обманываешь меня, ты видел{|а} живого октупулуса. Отойди от двери! Сейчас я в под ней просуну монетки! Собери их и уходи!</text:p>
          </table:table-cell>
        </table:table-row>
        <table:table-row table:style-name="ro1">
          <table:table-cell office:value-type="float" office:value="209153" calcext:value-type="float">
            <text:p>209153</text:p>
          </table:table-cell>
          <table:table-cell office:value-type="string" calcext:value-type="string">
            <text:p>Джонни! Сколько тебя можно искать?! Не слышал{|а} ещё, что Корагор выпустил ещё один приказ?!</text:p>
          </table:table-cell>
        </table:table-row>
        <table:table-row table:style-name="ro1">
          <table:table-cell office:value-type="float" office:value="209158" calcext:value-type="float">
            <text:p>209158</text:p>
          </table:table-cell>
          <table:table-cell office:value-type="string" calcext:value-type="string">
            <text:p>Что, Джонни, за наградой приш{ел|ла}? Уже, небось, убил{|а} десяток фантомов? Помню я, как ты чуть ли не бегом от меня бежал{|а}!</text:p>
          </table:table-cell>
        </table:table-row>
        <table:table-row table:style-name="ro1">
          <table:table-cell office:value-type="float" office:value="209161" calcext:value-type="float">
            <text:p>209161</text:p>
          </table:table-cell>
          <table:table-cell office:value-type="string" calcext:value-type="string">
            <text:p>Да, монетки бы не помешали... Тем более, что я расправил{ся|ась} с фантомами.</text:p>
          </table:table-cell>
        </table:table-row>
        <table:table-row table:style-name="ro1">
          <table:table-cell office:value-type="float" office:value="209163" calcext:value-type="float">
            <text:p>209163</text:p>
          </table:table-cell>
          <table:table-cell office:value-type="string" calcext:value-type="string">
            <text:p>Вои{н|тельница}! Сколько тебя можно искать?! Хоть бы кто зашёл в мой дом, узнать новый приказ старосты! Не слышал{|а} ещё, что староста выпустил ещё один?!</text:p>
          </table:table-cell>
        </table:table-row>
        <table:table-row table:style-name="ro1">
          <table:table-cell office:value-type="float" office:value="209167" calcext:value-type="float">
            <text:p>209167</text:p>
          </table:table-cell>
          <table:table-cell office:value-type="string" calcext:value-type="string">
            <text:p>Боюсь, на этот раз я вынужден{|а} отказаться, Виркли.</text:p>
          </table:table-cell>
        </table:table-row>
        <table:table-row table:style-name="ro1">
          <table:table-cell office:value-type="float" office:value="209172" calcext:value-type="float">
            <text:p>209172</text:p>
          </table:table-cell>
          <table:table-cell office:value-type="string" calcext:value-type="string">
            <text:p>Что, Вои{н|тельница} за наградой приш{ел|ла}? Уже, небось, убил{|а} десяток фантомов?</text:p>
          </table:table-cell>
        </table:table-row>
        <table:table-row table:style-name="ro1">
          <table:table-cell office:value-type="float" office:value="209173" calcext:value-type="float">
            <text:p>209173</text:p>
          </table:table-cell>
          <table:table-cell office:value-type="string" calcext:value-type="string">
            <text:p>Да, монетки бы не помешали... Тем более, что я, действительно, расправил{ся|ась} с фантомами.</text:p>
          </table:table-cell>
        </table:table-row>
        <table:table-row table:style-name="ro1">
          <table:table-cell office:value-type="float" office:value="209181" calcext:value-type="float">
            <text:p>209181</text:p>
          </table:table-cell>
          <table:table-cell office:value-type="string" calcext:value-type="string">
            <text:p>Добрый день, Джонни! Заскучал{|а} уже, небось, без новых приказов? Так я тебя обрадую, только что свежий приказ от Корагора принесли! Даже чернила ещё не обсохли...</text:p>
          </table:table-cell>
        </table:table-row>
        <table:table-row table:style-name="ro1">
          <table:table-cell office:value-type="float" office:value="209184" calcext:value-type="float">
            <text:p>209184</text:p>
          </table:table-cell>
          <table:table-cell office:value-type="string" calcext:value-type="string">
            <text:p>Простите, Дафур, я вспомнил{|а} о срочном деле.</text:p>
          </table:table-cell>
        </table:table-row>
        <table:table-row table:style-name="ro1">
          <table:table-cell office:value-type="float" office:value="209188" calcext:value-type="float">
            <text:p>209188</text:p>
          </table:table-cell>
          <table:table-cell office:value-type="string" calcext:value-type="string">
            <text:p>Понятно. Ну что же, я опять нуж{ен|на} своему народу...</text:p>
          </table:table-cell>
        </table:table-row>
        <table:table-row table:style-name="ro1">
          <table:table-cell office:value-type="float" office:value="209190" calcext:value-type="float">
            <text:p>209190</text:p>
          </table:table-cell>
          <table:table-cell office:value-type="string" calcext:value-type="string">
            <text:p>Здравствуй, Вои{н|тельница}. Ну как, освоил{ся|ась} немного в нашей деревне?</text:p>
          </table:table-cell>
        </table:table-row>
        <table:table-row table:style-name="ro1">
          <table:table-cell office:value-type="float" office:value="209191" calcext:value-type="float">
            <text:p>209191</text:p>
          </table:table-cell>
          <table:table-cell office:value-type="string" calcext:value-type="string">
            <text:p>То есть я за манок долж{ен|на} ответить на несколько Ваших вопросов?</text:p>
          </table:table-cell>
        </table:table-row>
        <table:table-row table:style-name="ro1">
          <table:table-cell office:value-type="float" office:value="209196" calcext:value-type="float">
            <text:p>209196</text:p>
          </table:table-cell>
          <table:table-cell office:value-type="string" calcext:value-type="string">
            <text:p>А как твои боевые навыки? Всё вспомнил{|а}? Ты же, вроде говорил{|а}, что с памятью не очень...</text:p>
          </table:table-cell>
        </table:table-row>
        <table:table-row table:style-name="ro1">
          <table:table-cell office:value-type="float" office:value="209198" calcext:value-type="float">
            <text:p>209198</text:p>
          </table:table-cell>
          <table:table-cell office:value-type="string" calcext:value-type="string">
            <text:p>Хорошо, я соглас{ен|на}!</text:p>
          </table:table-cell>
        </table:table-row>
        <table:table-row table:style-name="ro1">
          <table:table-cell office:value-type="float" office:value="209199" calcext:value-type="float">
            <text:p>209199</text:p>
          </table:table-cell>
          <table:table-cell office:value-type="string" calcext:value-type="string">
            <text:p>Это замечательно! Но давай-ка мы проверим твои знания? Конечно, не за так... В награду я тебе дам вот этот манок. Знаешь, зачем он нужен? С ним ты сможешь призвать себе боевого питомца! Конечно, не сразу... Хотя, может быть, ты удачлив{|а} и всё получится после первого же боя! Тут главное в нужном настроении начать бой в подземелье, чтобы сработал манок и призвался питомец. Ну ты поймёшь, думаю.\n%=1621%\n</text:p>
          </table:table-cell>
        </table:table-row>
        <table:table-row table:style-name="ro1">
          <table:table-cell office:value-type="float" office:value="209207" calcext:value-type="float">
            <text:p>209207</text:p>
          </table:table-cell>
          <table:table-cell office:value-type="string" calcext:value-type="string">
            <text:p>Мне очень жаль, но ты не прав{|а}... Придётся начать с самого начала.</text:p>
          </table:table-cell>
        </table:table-row>
        <table:table-row table:style-name="ro1">
          <table:table-cell office:value-type="float" office:value="209211" calcext:value-type="float">
            <text:p>209211</text:p>
          </table:table-cell>
          <table:table-cell office:value-type="string" calcext:value-type="string">
            <text:p>Да, ты прав{|а}. А вот представь, что ты попал{|а} в суперигру. Когда ты сможешь победить?</text:p>
          </table:table-cell>
        </table:table-row>
        <table:table-row table:style-name="ro1">
          <table:table-cell office:value-type="float" office:value="209212" calcext:value-type="float">
            <text:p>209212</text:p>
          </table:table-cell>
          <table:table-cell office:value-type="string" calcext:value-type="string">
            <text:p>Вот ты молодец! Спасибо, что напомнил{|а}. Что такое медали?</text:p>
          </table:table-cell>
        </table:table-row>
        <table:table-row table:style-name="ro1">
          <table:table-cell office:value-type="float" office:value="209223" calcext:value-type="float">
            <text:p>209223</text:p>
          </table:table-cell>
          <table:table-cell office:value-type="string" calcext:value-type="string">
            <text:p>Уфф... Чего-то даже я притомился тебя слушать. А уж как у тебя пересохло горло говорить, наверное... Ну ладно, вот, держи %1621%, честно заслужил{|а}!\n%=1621%\n</text:p>
          </table:table-cell>
        </table:table-row>
        <table:table-row table:style-name="ro1">
          <table:table-cell office:value-type="float" office:value="209228" calcext:value-type="float">
            <text:p>209228</text:p>
          </table:table-cell>
          <table:table-cell office:value-type="string" calcext:value-type="string">
            <text:p>Я дам ему денег, я щедр{ый|ая}.</text:p>
          </table:table-cell>
        </table:table-row>
        <table:table-row table:style-name="ro1">
          <table:table-cell office:value-type="float" office:value="209235" calcext:value-type="float">
            <text:p>209235</text:p>
          </table:table-cell>
          <table:table-cell office:value-type="string" calcext:value-type="string">
            <text:p>Я погибну, но буду воскрешен{|а} на кладбище, а мои вещи потеряют часть прочности.</text:p>
          </table:table-cell>
        </table:table-row>
        <table:table-row table:style-name="ro1">
          <table:table-cell office:value-type="float" office:value="209240" calcext:value-type="float">
            <text:p>209240</text:p>
          </table:table-cell>
          <table:table-cell office:value-type="string" calcext:value-type="string">
            <text:p>Ну давай рассчитаемся. Десяток уже убил{|а}, Джонни?</text:p>
          </table:table-cell>
        </table:table-row>
        <table:table-row table:style-name="ro1">
          <table:table-cell office:value-type="float" office:value="209244" calcext:value-type="float">
            <text:p>209244</text:p>
          </table:table-cell>
          <table:table-cell office:value-type="string" calcext:value-type="string">
            <text:p>Что, Джонни, готов{|а} ко второму приказу Корагора? Тут уже и третий, говорят, вышел...</text:p>
          </table:table-cell>
        </table:table-row>
        <table:table-row table:style-name="ro1">
          <table:table-cell office:value-type="float" office:value="209250" calcext:value-type="float">
            <text:p>209250</text:p>
          </table:table-cell>
          <table:table-cell office:value-type="string" calcext:value-type="string">
            <text:p>Так, Джонни. Дело простое, но крайне важное... В подземельях под Соли-дором можно часто встретить различную нежить, например, Зомби. Думаю, ты долж{ен|на} был{|а} их видеть, когда охотил{ся|ась} на фантомов. Так вот, некоторые из них некогда были Гномами... Хотел{|а} бы ты сам{|а} такого посмертия? Воскреснуть потом в виде этой омерзительной нежити!</text:p>
          </table:table-cell>
        </table:table-row>
        <table:table-row table:style-name="ro1">
          <table:table-cell office:value-type="float" office:value="209251" calcext:value-type="float">
            <text:p>209251</text:p>
          </table:table-cell>
          <table:table-cell office:value-type="string" calcext:value-type="string">
            <text:p>Да уж... Соглас{ен|на}, мы должны приложить все свои силы, чтобы упокоить наших павших собратьев.</text:p>
          </table:table-cell>
        </table:table-row>
        <table:table-row table:style-name="ro1">
          <table:table-cell office:value-type="float" office:value="209253" calcext:value-type="float">
            <text:p>209253</text:p>
          </table:table-cell>
          <table:table-cell office:value-type="string" calcext:value-type="string">
            <text:p>Вот, держи полотенце, Джонни. Вытри свой пот и кровь. При взгляде на тебя сразу становится ясно, что ты подош{ёл|ла} серьёзно к упокоению наших братьев...</text:p>
          </table:table-cell>
        </table:table-row>
        <table:table-row table:style-name="ro1">
          <table:table-cell office:value-type="float" office:value="209258" calcext:value-type="float">
            <text:p>209258</text:p>
          </table:table-cell>
          <table:table-cell office:value-type="string" calcext:value-type="string">
            <text:p>Добрый день, путни{к|ца}! Заскучал{|а} уже, небось, без новых приказов? Так я тебя обрадую, только что свежий приказ от Златована принесли! Даже чернила ещё не обсохли...</text:p>
          </table:table-cell>
        </table:table-row>
        <table:table-row table:style-name="ro1">
          <table:table-cell office:value-type="float" office:value="209259" calcext:value-type="float">
            <text:p>209259</text:p>
          </table:table-cell>
          <table:table-cell office:value-type="string" calcext:value-type="string">
            <text:p>Простите, Виркли, я вспомнил{|а} о срочном деле.</text:p>
          </table:table-cell>
        </table:table-row>
        <table:table-row table:style-name="ro1">
          <table:table-cell office:value-type="float" office:value="209263" calcext:value-type="float">
            <text:p>209263</text:p>
          </table:table-cell>
          <table:table-cell office:value-type="string" calcext:value-type="string">
            <text:p>Именно, незнаком{ец|ка}, именно! С десятком элементалей справишься?</text:p>
          </table:table-cell>
        </table:table-row>
        <table:table-row table:style-name="ro1">
          <table:table-cell office:value-type="float" office:value="209270" calcext:value-type="float">
            <text:p>209270</text:p>
          </table:table-cell>
          <table:table-cell office:value-type="string" calcext:value-type="string">
            <text:p>Ну давай рассчитаемся. Десяток уже убил{|а}, да?</text:p>
          </table:table-cell>
        </table:table-row>
        <table:table-row table:style-name="ro1">
          <table:table-cell office:value-type="float" office:value="209275" calcext:value-type="float">
            <text:p>209275</text:p>
          </table:table-cell>
          <table:table-cell office:value-type="string" calcext:value-type="string">
            <text:p>Что, Вои{н|тельница}, готов{|а} ко второму приказу Златована? Тут уже и третий, говорят, вышел...</text:p>
          </table:table-cell>
        </table:table-row>
        <table:table-row table:style-name="ro1">
          <table:table-cell office:value-type="float" office:value="209279" calcext:value-type="float">
            <text:p>209279</text:p>
          </table:table-cell>
          <table:table-cell office:value-type="string" calcext:value-type="string">
            <text:p>Так, путни{к|ца}. Дело простое, но крайне важное... В подземельях под Соли-дором можно часто встретить различную нежить, например, Зомби. Думаю, ты долж{ен|на} был{|а} их видеть, когда охотил{ся|ась} на фантомов. Так вот, некоторые из них некогда были Людьми... Хотел{|а} бы ты сам{|а} такого посмертия? Воскреснуть потом в виде этой омерзительной нежити!</text:p>
          </table:table-cell>
        </table:table-row>
        <table:table-row table:style-name="ro1">
          <table:table-cell office:value-type="float" office:value="209281" calcext:value-type="float">
            <text:p>209281</text:p>
          </table:table-cell>
          <table:table-cell office:value-type="string" calcext:value-type="string">
            <text:p>Вот, держи полотенце, герой. Вытри свой пот и кровь. При взгляде на тебя сразу становится ясно, что ты подош{ёл|ла} серьёзно к упокоению наших братьев...</text:p>
          </table:table-cell>
        </table:table-row>
        <table:table-row table:style-name="ro1">
          <table:table-cell office:value-type="float" office:value="209289" calcext:value-type="float">
            <text:p>209289</text:p>
          </table:table-cell>
          <table:table-cell office:value-type="string" calcext:value-type="string">
            <text:p>Ну вот, Джонни, ты вполне понятлив{ый|ая}, хотя и пытаешься казаться глупее... Но к делу. Сможешь убить десяток диких гуудов в подземельях? Слишком уж они пугают своих прирученных нами собратьев.</text:p>
          </table:table-cell>
        </table:table-row>
        <table:table-row table:style-name="ro1">
          <table:table-cell office:value-type="float" office:value="209295" calcext:value-type="float">
            <text:p>209295</text:p>
          </table:table-cell>
          <table:table-cell office:value-type="string" calcext:value-type="string">
            <text:p>Думаю, раз ты вновь стучишься в мою дверь, значит ты уже выполнил{|а} моё поручение. Так, Джонни?</text:p>
          </table:table-cell>
        </table:table-row>
        <table:table-row table:style-name="ro1">
          <table:table-cell office:value-type="float" office:value="209297" calcext:value-type="float">
            <text:p>209297</text:p>
          </table:table-cell>
          <table:table-cell office:value-type="string" calcext:value-type="string">
            <text:p>Да, обагрил{|а} свою секиру кровью десятка Гуудов.</text:p>
          </table:table-cell>
        </table:table-row>
        <table:table-row table:style-name="ro1">
          <table:table-cell office:value-type="float" office:value="209298" calcext:value-type="float">
            <text:p>209298</text:p>
          </table:table-cell>
          <table:table-cell office:value-type="string" calcext:value-type="string">
            <text:p>Вои{н|тельница}, вот и пришла пора для последнего приказа старосты Златована.</text:p>
          </table:table-cell>
        </table:table-row>
        <table:table-row table:style-name="ro1">
          <table:table-cell office:value-type="float" office:value="209301" calcext:value-type="float">
            <text:p>209301</text:p>
          </table:table-cell>
          <table:table-cell office:value-type="string" calcext:value-type="string">
            <text:p>Ну вот, Вои{н|тельница}, ты вполне понятлив{ый|ая}, хотя и пытаешься казаться глупее... Но к делу. Сможешь убить десяток диких гуудов в подземельях? Дело в том, что близится сезон, во время которого они беспрестанно издают зов, который приводит в неистовство и превращает в яростных бойцов прирученных Гномами гуудов.</text:p>
          </table:table-cell>
        </table:table-row>
        <table:table-row table:style-name="ro1">
          <table:table-cell office:value-type="float" office:value="209307" calcext:value-type="float">
            <text:p>209307</text:p>
          </table:table-cell>
          <table:table-cell office:value-type="string" calcext:value-type="string">
            <text:p>Думаю, раз ты вновь стучишься в мою дверь, значит ты уже выполнил{|а} моё поручение. Так?</text:p>
          </table:table-cell>
        </table:table-row>
        <table:table-row table:style-name="ro1">
          <table:table-cell office:value-type="float" office:value="209308" calcext:value-type="float">
            <text:p>209308</text:p>
          </table:table-cell>
          <table:table-cell office:value-type="string" calcext:value-type="string">
            <text:p>Да, обагрил{|а} свой меч кровью десятка Гуудов.</text:p>
          </table:table-cell>
        </table:table-row>
        <table:table-row table:style-name="ro1">
          <table:table-cell office:value-type="float" office:value="209310" calcext:value-type="float">
            <text:p>209310</text:p>
          </table:table-cell>
          <table:table-cell office:value-type="string" calcext:value-type="string">
            <text:p>Ну что, ты наш{ел|ла} мой чек?</text:p>
          </table:table-cell>
        </table:table-row>
        <table:table-row table:style-name="ro1">
          <table:table-cell office:value-type="float" office:value="209312" calcext:value-type="float">
            <text:p>209312</text:p>
          </table:table-cell>
          <table:table-cell office:value-type="string" calcext:value-type="string">
            <text:p>Да, вот он, я готов{|а} вернуть его Вам за вознаграждение.</text:p>
          </table:table-cell>
        </table:table-row>
        <table:table-row table:style-name="ro1">
          <table:table-cell office:value-type="float" office:value="209313" calcext:value-type="float">
            <text:p>209313</text:p>
          </table:table-cell>
          <table:table-cell office:value-type="string" calcext:value-type="string">
            <text:p>Послушай меня, Вои{н|тельница}... Где-то в этой Башне я потерял один чек на предъявителя. По нему можно получить 10 тысяч мер серебра.</text:p>
          </table:table-cell>
        </table:table-row>
        <table:table-row table:style-name="ro1">
          <table:table-cell office:value-type="float" office:value="209320" calcext:value-type="float">
            <text:p>209320</text:p>
          </table:table-cell>
          <table:table-cell office:value-type="string" calcext:value-type="string">
            <text:p>Почему-то мне кажется, что Вы никогда не поймёте, что меня зовут не Джонни... Я прав{|а}?</text:p>
          </table:table-cell>
        </table:table-row>
        <table:table-row table:style-name="ro1">
          <table:table-cell office:value-type="float" office:value="209325" calcext:value-type="float">
            <text:p>209325</text:p>
          </table:table-cell>
          <table:table-cell office:value-type="string" calcext:value-type="string">
            <text:p>На что ты готов{|а} за монетку, Джонни?</text:p>
          </table:table-cell>
        </table:table-row>
        <table:table-row table:style-name="ro1">
          <table:table-cell office:value-type="float" office:value="209326" calcext:value-type="float">
            <text:p>209326</text:p>
          </table:table-cell>
          <table:table-cell office:value-type="string" calcext:value-type="string">
            <text:p>А ты уже справил{ся|ась}, Джонни? Метеор, просто метеор...</text:p>
          </table:table-cell>
        </table:table-row>
        <table:table-row table:style-name="ro1">
          <table:table-cell office:value-type="float" office:value="209328" calcext:value-type="float">
            <text:p>209328</text:p>
          </table:table-cell>
          <table:table-cell office:value-type="string" calcext:value-type="string">
            <text:p>Дела, Вои{н|тельница}, дела...</text:p>
          </table:table-cell>
        </table:table-row>
        <table:table-row table:style-name="ro1">
          <table:table-cell office:value-type="float" office:value="209331" calcext:value-type="float">
            <text:p>209331</text:p>
          </table:table-cell>
          <table:table-cell office:value-type="string" calcext:value-type="string">
            <text:p>Вои{н|тельница}, хоть ты и оказываешь неоценимую помощь нашей деревни, всё же ты странн{ый|ая}!</text:p>
          </table:table-cell>
        </table:table-row>
        <table:table-row table:style-name="ro1">
          <table:table-cell office:value-type="float" office:value="209333" calcext:value-type="float">
            <text:p>209333</text:p>
          </table:table-cell>
          <table:table-cell office:value-type="string" calcext:value-type="string">
            <text:p>Фантазии, фантазии... Ты бы к целителю сходил{|а}, что ли. Хорошо хоть твоё безумство безобидное!</text:p>
          </table:table-cell>
        </table:table-row>
        <table:table-row table:style-name="ro1">
          <table:table-cell office:value-type="float" office:value="209334" calcext:value-type="float">
            <text:p>209334</text:p>
          </table:table-cell>
          <table:table-cell office:value-type="string" calcext:value-type="string">
            <text:p>Нда... Ну ладно, может быть, есть какие-то задания? Я же по делу приш{ел|ла}.</text:p>
          </table:table-cell>
        </table:table-row>
        <table:table-row table:style-name="ro1">
          <table:table-cell office:value-type="float" office:value="209337" calcext:value-type="float">
            <text:p>209337</text:p>
          </table:table-cell>
          <table:table-cell office:value-type="string" calcext:value-type="string">
            <text:p>На что ты готов{|а} за монетку?</text:p>
          </table:table-cell>
        </table:table-row>
        <table:table-row table:style-name="ro1">
          <table:table-cell office:value-type="float" office:value="209339" calcext:value-type="float">
            <text:p>209339</text:p>
          </table:table-cell>
          <table:table-cell office:value-type="string" calcext:value-type="string">
            <text:p>А ты уже справил{ся|ась}? Метеор, просто метеор...</text:p>
          </table:table-cell>
        </table:table-row>
        <table:table-row table:style-name="ro1">
          <table:table-cell office:value-type="float" office:value="209345" calcext:value-type="float">
            <text:p>209345</text:p>
          </table:table-cell>
          <table:table-cell office:value-type="string" calcext:value-type="string">
            <text:p>Дар-р-рова, Вои{н|тельница}! Ка-а-ак слу-у-ужба?</text:p>
          </table:table-cell>
        </table:table-row>
        <table:table-row table:style-name="ro1">
          <table:table-cell office:value-type="float" office:value="209358" calcext:value-type="float">
            <text:p>209358</text:p>
          </table:table-cell>
          <table:table-cell office:value-type="string" calcext:value-type="string">
            <text:p>А ч-ч-чего ты хотел{|а}?! Я готов пом-м-мочь!</text:p>
          </table:table-cell>
        </table:table-row>
        <table:table-row table:style-name="ro1">
          <table:table-cell office:value-type="float" office:value="209359" calcext:value-type="float">
            <text:p>209359</text:p>
          </table:table-cell>
          <table:table-cell office:value-type="string" calcext:value-type="string">
            <text:p>Да вот, Бардин вручил мне этот механизм... Я подумал{|а}, что Вы можете рассказать, зачем он нужен.</text:p>
          </table:table-cell>
        </table:table-row>
        <table:table-row table:style-name="ro1">
          <table:table-cell office:value-type="float" office:value="209360" calcext:value-type="float">
            <text:p>209360</text:p>
          </table:table-cell>
          <table:table-cell office:value-type="string" calcext:value-type="string">
            <text:p>Вои{н|тельница}... У меня просто нет слов. Ты и не представляешь, какое сокровище попало тебе в руки!</text:p>
          </table:table-cell>
        </table:table-row>
        <table:table-row table:style-name="ro1">
          <table:table-cell office:value-type="float" office:value="209376" calcext:value-type="float">
            <text:p>209376</text:p>
          </table:table-cell>
          <table:table-cell office:value-type="string" calcext:value-type="string">
            <text:p>Ну как? Наш{ел|ла} чего-нибудь? Удалось узнать тайну обелиска?</text:p>
          </table:table-cell>
        </table:table-row>
        <table:table-row table:style-name="ro1">
          <table:table-cell office:value-type="float" office:value="209382" calcext:value-type="float">
            <text:p>209382</text:p>
          </table:table-cell>
          <table:table-cell office:value-type="string" calcext:value-type="string">
            <text:p>Да, вот обнаружил{|а} эту склянку.</text:p>
          </table:table-cell>
        </table:table-row>
        <table:table-row table:style-name="ro1">
          <table:table-cell office:value-type="float" office:value="209383" calcext:value-type="float">
            <text:p>209383</text:p>
          </table:table-cell>
          <table:table-cell office:value-type="string" calcext:value-type="string">
            <text:p>Здравствуй, Вои{н|тельница}. Что-то не вижу радости на твоём лице...</text:p>
          </table:table-cell>
        </table:table-row>
        <table:table-row table:style-name="ro1">
          <table:table-cell office:value-type="float" office:value="209392" calcext:value-type="float">
            <text:p>209392</text:p>
          </table:table-cell>
          <table:table-cell office:value-type="string" calcext:value-type="string">
            <text:p>Да не то, чтобы задание... В общем, ты сам{|а} заинтересован{|а} в его выполнении. Я знаю, каким будет одно из испытаний Зальеса... И могу тебе подсказать, как поступать, чтобы удивить старика и выполнить задание досрочно.</text:p>
          </table:table-cell>
        </table:table-row>
        <table:table-row table:style-name="ro1">
          <table:table-cell office:value-type="float" office:value="209395" calcext:value-type="float">
            <text:p>209395</text:p>
          </table:table-cell>
          <table:table-cell office:value-type="string" calcext:value-type="string">
            <text:p>Да вот, Сэмиус, подкинул мне твой учитель Зальес головоломку... Я забрал{|а} у Дилана странную руну, а чего делать с ней и не знаю.</text:p>
          </table:table-cell>
        </table:table-row>
        <table:table-row table:style-name="ro1">
          <table:table-cell office:value-type="float" office:value="209398" calcext:value-type="float">
            <text:p>209398</text:p>
          </table:table-cell>
          <table:table-cell office:value-type="string" calcext:value-type="string">
            <text:p>Да, наковырял{|а} металлолома. Достаточно?</text:p>
          </table:table-cell>
        </table:table-row>
        <table:table-row table:style-name="ro1">
          <table:table-cell office:value-type="float" office:value="209399" calcext:value-type="float">
            <text:p>209399</text:p>
          </table:table-cell>
          <table:table-cell office:value-type="string" calcext:value-type="string">
            <text:p>Вот, Вои{н|тельница}, мне удалось собрать тебе мешочек с этим притягивающим веществом...</text:p>
          </table:table-cell>
        </table:table-row>
        <table:table-row table:style-name="ro1">
          <table:table-cell office:value-type="float" office:value="209401" calcext:value-type="float">
            <text:p>209401</text:p>
          </table:table-cell>
          <table:table-cell office:value-type="string" calcext:value-type="string">
            <text:p>Простите меня, но я очень занят{|а}.</text:p>
          </table:table-cell>
        </table:table-row>
        <table:table-row table:style-name="ro1">
          <table:table-cell office:value-type="float" office:value="209403" calcext:value-type="float">
            <text:p>209403</text:p>
          </table:table-cell>
          <table:table-cell office:value-type="string" calcext:value-type="string">
            <text:p>А около фермы Дилана. Отправляйся туда и осторожно води этим мешочком над каждым стогом. Но будь аккурат{ен|на}! Мало ли что в них может заваляться железного... Вдруг кто-то свой меч потерял!</text:p>
          </table:table-cell>
        </table:table-row>
        <table:table-row table:style-name="ro1">
          <table:table-cell office:value-type="float" office:value="209404" calcext:value-type="float">
            <text:p>209404</text:p>
          </table:table-cell>
          <table:table-cell office:value-type="string" calcext:value-type="string">
            <text:p>Принес{|ла} иголку?</text:p>
          </table:table-cell>
        </table:table-row>
        <table:table-row table:style-name="ro1">
          <table:table-cell office:value-type="float" office:value="209405" calcext:value-type="float">
            <text:p>209405</text:p>
          </table:table-cell>
          <table:table-cell office:value-type="string" calcext:value-type="string">
            <text:p>Нет... Тут такое дело... В стоге оказались вилы, которые вылетели и проткнули мешок. Хорошо хоть я не пострадал{|а}, но вот это странное вещество рассыпалось.</text:p>
          </table:table-cell>
        </table:table-row>
        <table:table-row table:style-name="ro1">
          <table:table-cell office:value-type="float" office:value="209410" calcext:value-type="float">
            <text:p>209410</text:p>
          </table:table-cell>
          <table:table-cell office:value-type="string" calcext:value-type="string">
            <text:p>Вои{н|тельница}! Поработать хочешь?!</text:p>
          </table:table-cell>
        </table:table-row>
        <table:table-row table:style-name="ro1">
          <table:table-cell office:value-type="float" office:value="209416" calcext:value-type="float">
            <text:p>209416</text:p>
          </table:table-cell>
          <table:table-cell office:value-type="string" calcext:value-type="string">
            <text:p>Ну тогда слушай. Задание простое, но опасное. Поэтому платить я буду серьёзно. Я хочу, чтобы ты отправил{ся|ась} в Кварцевые долины и добыл{|а} для меня 2 шашки динамита из бочек с динамитом. Но будь осторож{ен|на}, велика вероятность детонации... И кто знает, куда тебя занесёт ударной волной!</text:p>
          </table:table-cell>
        </table:table-row>
        <table:table-row table:style-name="ro1">
          <table:table-cell office:value-type="float" office:value="209417" calcext:value-type="float">
            <text:p>209417</text:p>
          </table:table-cell>
          <table:table-cell office:value-type="string" calcext:value-type="string">
            <text:p>Обугленн{ый|ая}, но непокорён{ный|ная}, наш{ герой|а героиня} вернул{ся|ась} с выполненным заданием к мудрому старцу...</text:p>
          </table:table-cell>
        </table:table-row>
        <table:table-row table:style-name="ro1">
          <table:table-cell office:value-type="float" office:value="209419" calcext:value-type="float">
            <text:p>209419</text:p>
          </table:table-cell>
          <table:table-cell office:value-type="string" calcext:value-type="string">
            <text:p>Ну не обижайся. Ты выполнил{|а} важное задание и очень помог{|ла} мне!</text:p>
          </table:table-cell>
        </table:table-row>
        <table:table-row table:style-name="ro1">
          <table:table-cell office:value-type="float" office:value="209420" calcext:value-type="float">
            <text:p>209420</text:p>
          </table:table-cell>
          <table:table-cell office:value-type="string" calcext:value-type="string">
            <text:p>Вои{н|тельница}, как проходит подготовка к испытаниям Зальеса?</text:p>
          </table:table-cell>
        </table:table-row>
        <table:table-row table:style-name="ro1">
          <table:table-cell office:value-type="float" office:value="209426" calcext:value-type="float">
            <text:p>209426</text:p>
          </table:table-cell>
          <table:table-cell office:value-type="string" calcext:value-type="string">
            <text:p>Я рад{|а}! А, может быть, Вы сами расскажете что-нибудь?</text:p>
          </table:table-cell>
        </table:table-row>
        <table:table-row table:style-name="ro1">
          <table:table-cell office:value-type="float" office:value="209427" calcext:value-type="float">
            <text:p>209427</text:p>
          </table:table-cell>
          <table:table-cell office:value-type="string" calcext:value-type="string">
            <text:p>Конечно, это будет не так просто, как на словах... Но в общих чертах ты прав{|а}.</text:p>
          </table:table-cell>
        </table:table-row>
        <table:table-row table:style-name="ro1">
          <table:table-cell office:value-type="float" office:value="209429" calcext:value-type="float">
            <text:p>209429</text:p>
          </table:table-cell>
          <table:table-cell office:value-type="string" calcext:value-type="string">
            <text:p>Почему-то мне кажется, Вои{н|тельница}, что тебе есть много о чём рассказать...</text:p>
          </table:table-cell>
        </table:table-row>
        <table:table-row table:style-name="ro1">
          <table:table-cell office:value-type="float" office:value="209432" calcext:value-type="float">
            <text:p>209432</text:p>
          </table:table-cell>
          <table:table-cell office:value-type="string" calcext:value-type="string">
            <text:p>Слушай, Вои{н|тельница}! Срочное поручение от Крагора! Он просит тебя починить центральную опреснительную установку!</text:p>
          </table:table-cell>
        </table:table-row>
        <table:table-row table:style-name="ro1">
          <table:table-cell office:value-type="float" office:value="209436" calcext:value-type="float">
            <text:p>209436</text:p>
          </table:table-cell>
          <table:table-cell office:value-type="string" calcext:value-type="string">
            <text:p>Замечательно! Этому почтенному гному я всегда готов{|а} помочь!</text:p>
          </table:table-cell>
        </table:table-row>
        <table:table-row table:style-name="ro1">
          <table:table-cell office:value-type="float" office:value="209442" calcext:value-type="float">
            <text:p>209442</text:p>
          </table:table-cell>
          <table:table-cell office:value-type="string" calcext:value-type="string">
            <text:p>Приветствую, Вои{н|тельница}! Чем могу помочь Вам?</text:p>
          </table:table-cell>
        </table:table-row>
        <table:table-row table:style-name="ro1">
          <table:table-cell office:value-type="float" office:value="209444" calcext:value-type="float">
            <text:p>209444</text:p>
          </table:table-cell>
          <table:table-cell office:value-type="string" calcext:value-type="string">
            <text:p>Я приш{ел|ла} сообщить Вам, что я починил{|а} опреснительную установку.</text:p>
          </table:table-cell>
        </table:table-row>
        <table:table-row table:style-name="ro1">
          <table:table-cell office:value-type="float" office:value="209445" calcext:value-type="float">
            <text:p>209445</text:p>
          </table:table-cell>
          <table:table-cell office:value-type="string" calcext:value-type="string">
            <text:p>Вои{н|тельница}, очень хорошо, что ты пока не уш{ел|ла}. Хочу ещё тебе работку предложить. Как ты насчёт того, чтобы заняться горным делом?</text:p>
          </table:table-cell>
        </table:table-row>
        <table:table-row table:style-name="ro1">
          <table:table-cell office:value-type="float" office:value="209453" calcext:value-type="float">
            <text:p>209453</text:p>
          </table:table-cell>
          <table:table-cell office:value-type="string" calcext:value-type="string">
            <text:p>Наверное, я пока не готов{|а} к этому заданию.</text:p>
          </table:table-cell>
        </table:table-row>
        <table:table-row table:style-name="ro1">
          <table:table-cell office:value-type="float" office:value="209454" calcext:value-type="float">
            <text:p>209454</text:p>
          </table:table-cell>
          <table:table-cell office:value-type="string" calcext:value-type="string">
            <text:p>Здравствуй, Вои{н|тельница}. Как проходят взрывные работы?</text:p>
          </table:table-cell>
        </table:table-row>
        <table:table-row table:style-name="ro1">
          <table:table-cell office:value-type="float" office:value="209455" calcext:value-type="float">
            <text:p>209455</text:p>
          </table:table-cell>
          <table:table-cell office:value-type="string" calcext:value-type="string">
            <text:p>Да уже навзрывал{ся|ась}. Руда, корни, порошок. Вы об этом просили?</text:p>
          </table:table-cell>
        </table:table-row>
        <table:table-row table:style-name="ro1">
          <table:table-cell office:value-type="float" office:value="209456" calcext:value-type="float">
            <text:p>209456</text:p>
          </table:table-cell>
          <table:table-cell office:value-type="string" calcext:value-type="string">
            <text:p>А ты уже всё собрал{|а}? Вот исполнительн{ый малый|ая какая}! Ну тогда держи награду.</text:p>
          </table:table-cell>
        </table:table-row>
        <table:table-row table:style-name="ro1">
          <table:table-cell office:value-type="float" office:value="209457" calcext:value-type="float">
            <text:p>209457</text:p>
          </table:table-cell>
          <table:table-cell office:value-type="string" calcext:value-type="string">
            <text:p>Так вот, Вои{н|тельница}, сейчас я могу тебе немного рассказать об испытаниях Зальеса.</text:p>
          </table:table-cell>
        </table:table-row>
        <table:table-row table:style-name="ro1">
          <table:table-cell office:value-type="float" office:value="209461" calcext:value-type="float">
            <text:p>209461</text:p>
          </table:table-cell>
          <table:table-cell office:value-type="string" calcext:value-type="string">
            <text:p>Видишь ли, в Шионском лесу есть несколько магических камней с написанными на них заклинаниями. Я хочу, чтобы ты их прочитал{|а}.</text:p>
          </table:table-cell>
        </table:table-row>
        <table:table-row table:style-name="ro1">
          <table:table-cell office:value-type="float" office:value="209466" calcext:value-type="float">
            <text:p>209466</text:p>
          </table:table-cell>
          <table:table-cell office:value-type="string" calcext:value-type="string">
            <text:p>Чего-то ты быстро вернул{ся|ась}!</text:p>
          </table:table-cell>
        </table:table-row>
        <table:table-row table:style-name="ro1">
          <table:table-cell office:value-type="float" office:value="209471" calcext:value-type="float">
            <text:p>209471</text:p>
          </table:table-cell>
          <table:table-cell office:value-type="string" calcext:value-type="string">
            <text:p>Рассказывай, Вои{н|тельница}. Я был прав про амулет?</text:p>
          </table:table-cell>
        </table:table-row>
        <table:table-row table:style-name="ro1">
          <table:table-cell office:value-type="float" office:value="209476" calcext:value-type="float">
            <text:p>209476</text:p>
          </table:table-cell>
          <table:table-cell office:value-type="string" calcext:value-type="string">
            <text:p>Отдохнул{|а}, набрал{ся|ась} сил?</text:p>
          </table:table-cell>
        </table:table-row>
        <table:table-row table:style-name="ro1">
          <table:table-cell office:value-type="float" office:value="209477" calcext:value-type="float">
            <text:p>209477</text:p>
          </table:table-cell>
          <table:table-cell office:value-type="string" calcext:value-type="string">
            <text:p>Простите меня, Дилан, но я не готов{|а} к сражениям с человекоящерами.\n</text:p>
          </table:table-cell>
        </table:table-row>
        <table:table-row table:style-name="ro1">
          <table:table-cell office:value-type="float" office:value="209478" calcext:value-type="float">
            <text:p>209478</text:p>
          </table:table-cell>
          <table:table-cell office:value-type="string" calcext:value-type="string">
            <text:p>Да я и так сил{ен|ьна} и готов{|а} к любым испытаниям!</text:p>
          </table:table-cell>
        </table:table-row>
        <table:table-row table:style-name="ro1">
          <table:table-cell office:value-type="float" office:value="209479" calcext:value-type="float">
            <text:p>209479</text:p>
          </table:table-cell>
          <table:table-cell office:value-type="string" calcext:value-type="string">
            <text:p>Хорошо, если так. В общем, слушай. Моё толкование слов, которые ты прочитал{|а} на камнях таково: Чтобы открыть более важные секреты, нам нужно начать с меньшего. Принеси мне кусок самого большого гриба на болотах, добудь у человекоящеров свиток с их пророчествами - они часто выносят его из своих селений, а также сруби красное дерево в Шионском Лесу, вот тебе топор.</text:p>
          </table:table-cell>
        </table:table-row>
        <table:table-row table:style-name="ro1">
          <table:table-cell office:value-type="float" office:value="209484" calcext:value-type="float">
            <text:p>209484</text:p>
          </table:table-cell>
          <table:table-cell office:value-type="string" calcext:value-type="string">
            <text:p>То есть ты добыл{|а} свиток с пророчествами человекоящеров, кусок гриба и срубил{|а} красное дерево?</text:p>
          </table:table-cell>
        </table:table-row>
        <table:table-row table:style-name="ro1">
          <table:table-cell office:value-type="float" office:value="209485" calcext:value-type="float">
            <text:p>209485</text:p>
          </table:table-cell>
          <table:table-cell office:value-type="string" calcext:value-type="string">
            <text:p>Хмм... Тогда приходи ко мне завтра. Подумай, о чём ты узнал{|а} после всех этих действий?</text:p>
          </table:table-cell>
        </table:table-row>
        <table:table-row table:style-name="ro1">
          <table:table-cell office:value-type="float" office:value="209486" calcext:value-type="float">
            <text:p>209486</text:p>
          </table:table-cell>
          <table:table-cell office:value-type="string" calcext:value-type="string">
            <text:p>И Вам не болеть. Я выполнил{|а} Ваше задание.</text:p>
          </table:table-cell>
        </table:table-row>
        <table:table-row table:style-name="ro1">
          <table:table-cell office:value-type="float" office:value="209489" calcext:value-type="float">
            <text:p>209489</text:p>
          </table:table-cell>
          <table:table-cell office:value-type="string" calcext:value-type="string">
            <text:p>Значит я долж{ен|на} убить их как бы по своей инициативе?</text:p>
          </table:table-cell>
        </table:table-row>
        <table:table-row table:style-name="ro1">
          <table:table-cell office:value-type="float" office:value="209490" calcext:value-type="float">
            <text:p>209490</text:p>
          </table:table-cell>
          <table:table-cell office:value-type="string" calcext:value-type="string">
            <text:p>Да, ты правильно понял{|а}. Десяток уничтожишь?</text:p>
          </table:table-cell>
        </table:table-row>
        <table:table-row table:style-name="ro1">
          <table:table-cell office:value-type="float" office:value="209493" calcext:value-type="float">
            <text:p>209493</text:p>
          </table:table-cell>
          <table:table-cell office:value-type="string" calcext:value-type="string">
            <text:p>Нет, простите, я очень занят{|а}.</text:p>
          </table:table-cell>
        </table:table-row>
        <table:table-row table:style-name="ro1">
          <table:table-cell office:value-type="float" office:value="209499" calcext:value-type="float">
            <text:p>209499</text:p>
          </table:table-cell>
          <table:table-cell office:value-type="string" calcext:value-type="string">
            <text:p>Ну что, Джонни, набрал{|а} себе букетик Трифидов?</text:p>
          </table:table-cell>
        </table:table-row>
        <table:table-row table:style-name="ro1">
          <table:table-cell office:value-type="float" office:value="209500" calcext:value-type="float">
            <text:p>209500</text:p>
          </table:table-cell>
          <table:table-cell office:value-type="string" calcext:value-type="string">
            <text:p>Боюсь, мо{я подруга|й друг} бы таких жертв не оценил{а|}...</text:p>
          </table:table-cell>
        </table:table-row>
        <table:table-row table:style-name="ro1">
          <table:table-cell office:value-type="float" office:value="209504" calcext:value-type="float">
            <text:p>209504</text:p>
          </table:table-cell>
          <table:table-cell office:value-type="string" calcext:value-type="string">
            <text:p>Дорог{ой Воин|ая Воительница}, ты любишь цветы?</text:p>
          </table:table-cell>
        </table:table-row>
        <table:table-row table:style-name="ro1">
          <table:table-cell office:value-type="float" office:value="209515" calcext:value-type="float">
            <text:p>209515</text:p>
          </table:table-cell>
          <table:table-cell office:value-type="string" calcext:value-type="string">
            <text:p>Ну что, набрал{|а} себе букетик Трифидов?</text:p>
          </table:table-cell>
        </table:table-row>
        <table:table-row table:style-name="ro1">
          <table:table-cell office:value-type="float" office:value="209520" calcext:value-type="float">
            <text:p>209520</text:p>
          </table:table-cell>
          <table:table-cell office:value-type="string" calcext:value-type="string">
            <text:p>Вои{н|тельница}, раз уж ты тут... Не хочешь немного помочь мне?</text:p>
          </table:table-cell>
        </table:table-row>
        <table:table-row table:style-name="ro1">
          <table:table-cell office:value-type="float" office:value="209523" calcext:value-type="float">
            <text:p>209523</text:p>
          </table:table-cell>
          <table:table-cell office:value-type="string" calcext:value-type="string">
            <text:p>Да я как раз занимал{ся|ась} по заданию Хильгора подрывными работами! Так что к динамиту мы гномы привычные!</text:p>
          </table:table-cell>
        </table:table-row>
        <table:table-row table:style-name="ro1">
          <table:table-cell office:value-type="float" office:value="209527" calcext:value-type="float">
            <text:p>209527</text:p>
          </table:table-cell>
          <table:table-cell office:value-type="string" calcext:value-type="string">
            <text:p>Замечательно. Я готов{|а} выполнить Ваше задание.</text:p>
          </table:table-cell>
        </table:table-row>
        <table:table-row table:style-name="ro1">
          <table:table-cell office:value-type="float" office:value="209528" calcext:value-type="float">
            <text:p>209528</text:p>
          </table:table-cell>
          <table:table-cell office:value-type="string" calcext:value-type="string">
            <text:p>Что-то, мне кажется, я вспомнил{|а} о другом срочном задании. Извините.</text:p>
          </table:table-cell>
        </table:table-row>
        <table:table-row table:style-name="ro1">
          <table:table-cell office:value-type="float" office:value="209530" calcext:value-type="float">
            <text:p>209530</text:p>
          </table:table-cell>
          <table:table-cell office:value-type="string" calcext:value-type="string">
            <text:p>Расскажите, Вы не знаете, как взорвать кристаллы в Кварцевой долине? Я пытал{ся|ась}, но меня просто отбрасывало в сторону...</text:p>
          </table:table-cell>
        </table:table-row>
        <table:table-row table:style-name="ro1">
          <table:table-cell office:value-type="float" office:value="209536" calcext:value-type="float">
            <text:p>209536</text:p>
          </table:table-cell>
          <table:table-cell office:value-type="string" calcext:value-type="string">
            <text:p>Ты вернул{ся|ась}?</text:p>
          </table:table-cell>
        </table:table-row>
        <table:table-row table:style-name="ro1">
          <table:table-cell office:value-type="float" office:value="209542" calcext:value-type="float">
            <text:p>209542</text:p>
          </table:table-cell>
          <table:table-cell office:value-type="string" calcext:value-type="string">
            <text:p>Здравствуйте, {дяденька|тётенька}... Не хотите поиграть со мной?..</text:p>
          </table:table-cell>
        </table:table-row>
        <table:table-row table:style-name="ro1">
          <table:table-cell office:value-type="float" office:value="209547" calcext:value-type="float">
            <text:p>209547</text:p>
          </table:table-cell>
          <table:table-cell office:value-type="string" calcext:value-type="string">
            <text:p>Что-то, мне кажется, я вспомнил{|а} о срочном деле. Извини.\n</text:p>
          </table:table-cell>
        </table:table-row>
        <table:table-row table:style-name="ro1">
          <table:table-cell office:value-type="float" office:value="209551" calcext:value-type="float">
            <text:p>209551</text:p>
          </table:table-cell>
          <table:table-cell office:value-type="string" calcext:value-type="string">
            <text:p>Ты вернул{ся, дяденька|ась, тётенька}?</text:p>
          </table:table-cell>
        </table:table-row>
        <table:table-row table:style-name="ro1">
          <table:table-cell office:value-type="float" office:value="209553" calcext:value-type="float">
            <text:p>209553</text:p>
          </table:table-cell>
          <table:table-cell office:value-type="string" calcext:value-type="string">
            <text:p>{Дяденька|Тётенька}, ну пожалуйста, попытайтесь! Спросите у дедушки Валиана, может он что-нибудь придумает?</text:p>
          </table:table-cell>
        </table:table-row>
        <table:table-row table:style-name="ro1">
          <table:table-cell office:value-type="float" office:value="209557" calcext:value-type="float">
            <text:p>209557</text:p>
          </table:table-cell>
          <table:table-cell office:value-type="string" calcext:value-type="string">
            <text:p>Расскажите, вы не знаете средства для устойчивости при ходьбе у болот? Я пытал{ся|ась} несколько раз добыть для Лин кусочек древних развалин в Шионских болотах, но было слишком скользко и ничего не получалось...</text:p>
          </table:table-cell>
        </table:table-row>
        <table:table-row table:style-name="ro1">
          <table:table-cell office:value-type="float" office:value="209559" calcext:value-type="float">
            <text:p>209559</text:p>
          </table:table-cell>
          <table:table-cell office:value-type="string" calcext:value-type="string">
            <text:p>{Дяденька|Тётенька}, надеюсь дедушка Валиан помог?</text:p>
          </table:table-cell>
        </table:table-row>
        <table:table-row table:style-name="ro1">
          <table:table-cell office:value-type="float" office:value="209575" calcext:value-type="float">
            <text:p>209575</text:p>
          </table:table-cell>
          <table:table-cell office:value-type="string" calcext:value-type="string">
            <text:p>Да стой же ты, нетерпелив{ый|ая}! Да, я виноват, я пал жертвой искушения! Но я искренне надеюсь найти выход из его сетей!</text:p>
          </table:table-cell>
        </table:table-row>
        <table:table-row table:style-name="ro1">
          <table:table-cell office:value-type="float" office:value="209582" calcext:value-type="float">
            <text:p>209582</text:p>
          </table:table-cell>
          <table:table-cell office:value-type="string" calcext:value-type="string">
            <text:p>Видите ли в чём дело, уважаемый... Я встретил{|а} на Острове Посвящения некое странное существо. Без сомнений, это существо, Ш'актайн, является порождением зла. Но он утверждает, что желает освободится от власти Тёмного Властелина, пусть и путём приобщения к древним культам. Вот я сейчас пытаюсь понять, можно ли этим его словам верить...</text:p>
          </table:table-cell>
        </table:table-row>
        <table:table-row table:style-name="ro1">
          <table:table-cell office:value-type="float" office:value="209584" calcext:value-type="float">
            <text:p>209584</text:p>
          </table:table-cell>
          <table:table-cell office:value-type="string" calcext:value-type="string">
            <text:p>Добрый день, {Воин|Воительница}. Прошу меня простить, но я сейчас очень занят...</text:p>
          </table:table-cell>
        </table:table-row>
        <table:table-row table:style-name="ro1">
          <table:table-cell office:value-type="float" office:value="209587" calcext:value-type="float">
            <text:p>209587</text:p>
          </table:table-cell>
          <table:table-cell office:value-type="string" calcext:value-type="string">
            <text:p>Здравствуй, Вои{н|тельница}. Я уже слышал Ваш разговор с моим мастером. Чем ты интересуешься?</text:p>
          </table:table-cell>
        </table:table-row>
        <table:table-row table:style-name="ro1">
          <table:table-cell office:value-type="float" office:value="209588" calcext:value-type="float">
            <text:p>209588</text:p>
          </table:table-cell>
          <table:table-cell office:value-type="string" calcext:value-type="string">
            <text:p>Здравствуйте, уважаемый. Дело в том, что я встретил{|а} на Острове Посвящения весьма странное существо... Похоже, некогда это был прислужник Тёмного Властелина. Но сейчас он уверяет, что хочет избавиться от его гнёта и найти нового покровителя в культе Древних Богов. Вот я пытаюсь понять, не обман ли его слова?</text:p>
          </table:table-cell>
        </table:table-row>
        <table:table-row table:style-name="ro1">
          <table:table-cell office:value-type="float" office:value="209590" calcext:value-type="float">
            <text:p>209590</text:p>
          </table:table-cell>
          <table:table-cell office:value-type="string" calcext:value-type="string">
            <text:p>Здравствуй, Вои{н|тельница}. Заходи, не стой на пороге. И дверь за собой затвори.</text:p>
          </table:table-cell>
        </table:table-row>
        <table:table-row table:style-name="ro1">
          <table:table-cell office:value-type="float" office:value="209591" calcext:value-type="float">
            <text:p>209591</text:p>
          </table:table-cell>
          <table:table-cell office:value-type="string" calcext:value-type="string">
            <text:p>Простите меня, но я не готов{|а} сейчас к охоте на монстров.</text:p>
          </table:table-cell>
        </table:table-row>
        <table:table-row table:style-name="ro1">
          <table:table-cell office:value-type="float" office:value="209595" calcext:value-type="float">
            <text:p>209595</text:p>
          </table:table-cell>
          <table:table-cell office:value-type="string" calcext:value-type="string">
            <text:p>Да, хочу тебе поручить одно задание. Вижу, ты уже освоил{ся|ась} в нашей деревне и вообще показал{|а} себя умел{ым Воином|ой Воительницей}, но вот как{ой ты Охотник|ая ты Охотница}?</text:p>
          </table:table-cell>
        </table:table-row>
        <table:table-row table:style-name="ro1">
          <table:table-cell office:value-type="float" office:value="209598" calcext:value-type="float">
            <text:p>209598</text:p>
          </table:table-cell>
          <table:table-cell office:value-type="string" calcext:value-type="string">
            <text:p>Каково будет твоё решение, о Велик{ий Воин|ая Воительница}?</text:p>
          </table:table-cell>
        </table:table-row>
        <table:table-row table:style-name="ro1">
          <table:table-cell office:value-type="float" office:value="209601" calcext:value-type="float">
            <text:p>209601</text:p>
          </table:table-cell>
          <table:table-cell office:value-type="string" calcext:value-type="string">
            <text:p>Пожалуй, я готов{|а} выслушать твоё предложение, порочный. Конечно, награда должна быть велика!</text:p>
          </table:table-cell>
        </table:table-row>
        <table:table-row table:style-name="ro1">
          <table:table-cell office:value-type="float" office:value="209607" calcext:value-type="float">
            <text:p>209607</text:p>
          </table:table-cell>
          <table:table-cell office:value-type="string" calcext:value-type="string">
            <text:p>Ой, а я и не заметил, что ты приш{ел|ла}. Но раз ты здесь, я хочу тебе поручить одно задание. Вижу, ты уже освоил{ся|ась} в нашей деревне и вообще показал{|а} себя умел{ым Воином|ой Воительницей}, но вот как{ой ты Охотник|ая ты Охотница}?</text:p>
          </table:table-cell>
        </table:table-row>
        <table:table-row table:style-name="ro1">
          <table:table-cell office:value-type="float" office:value="209608" calcext:value-type="float">
            <text:p>209608</text:p>
          </table:table-cell>
          <table:table-cell office:value-type="string" calcext:value-type="string">
            <text:p>Я хорош{ий охотник|ая охотница}! Я вот выполнил{|а}...</text:p>
          </table:table-cell>
        </table:table-row>
        <table:table-row table:style-name="ro1">
          <table:table-cell office:value-type="float" office:value="209609" calcext:value-type="float">
            <text:p>209609</text:p>
          </table:table-cell>
          <table:table-cell office:value-type="string" calcext:value-type="string">
            <text:p>Молодец, что выполнил{|а}. А теперь докажи мне, что ты сможешь справиться с монстром, который заведомо сильнее тебя. Убей по 10 таких тварей и возвращайся ко мне. Тогда я смогу посвятить тебя в охотники. Конечно, и награда по такому случаю полагается.</text:p>
          </table:table-cell>
        </table:table-row>
        <table:table-row table:style-name="ro1">
          <table:table-cell office:value-type="float" office:value="209612" calcext:value-type="float">
            <text:p>209612</text:p>
          </table:table-cell>
          <table:table-cell office:value-type="string" calcext:value-type="string">
            <text:p>Я хорош{ий охотник|ая охотница}! Я трижды...</text:p>
          </table:table-cell>
        </table:table-row>
        <table:table-row table:style-name="ro1">
          <table:table-cell office:value-type="float" office:value="209626" calcext:value-type="float">
            <text:p>209626</text:p>
          </table:table-cell>
          <table:table-cell office:value-type="string" calcext:value-type="string">
            <text:p>Конечно, ты, наверное, уже привык{|ла} помогать жителям деревни. А теперь докажи мне, что ты сможешь справиться с монстром, который заведомо сильнее тебя. Убей по 10 таких тварей и возвращайся ко мне. Тогда я смогу посвятить тебя в охотники. Конечно, и награда по такому случаю полагается.</text:p>
          </table:table-cell>
        </table:table-row>
        <table:table-row table:style-name="ro1">
          <table:table-cell office:value-type="float" office:value="209632" calcext:value-type="float">
            <text:p>209632</text:p>
          </table:table-cell>
          <table:table-cell office:value-type="string" calcext:value-type="string">
            <text:p>А я несколько десятков монстров уже убил{|а}...</text:p>
          </table:table-cell>
        </table:table-row>
        <table:table-row table:style-name="ro1">
          <table:table-cell office:value-type="float" office:value="209636" calcext:value-type="float">
            <text:p>209636</text:p>
          </table:table-cell>
          <table:table-cell office:value-type="string" calcext:value-type="string">
            <text:p>Да я уже всё выполнил{|а}!</text:p>
          </table:table-cell>
        </table:table-row>
        <table:table-row table:style-name="ro1">
          <table:table-cell office:value-type="float" office:value="209637" calcext:value-type="float">
            <text:p>209637</text:p>
          </table:table-cell>
          <table:table-cell office:value-type="string" calcext:value-type="string">
            <text:p>Ну успокойся, успокойся. Всё, ты прош{ёл|ла} проверку. Можешь получить свою награду, {друг мой|подруга моя}. Она вот там, в сундуке. Как раз тебя дожидается ещё с третьего десятка монстров.</text:p>
          </table:table-cell>
        </table:table-row>
        <table:table-row table:style-name="ro1">
          <table:table-cell office:value-type="float" office:value="209676" calcext:value-type="float">
            <text:p>209676</text:p>
          </table:table-cell>
          <table:table-cell office:value-type="string" calcext:value-type="string">
            <text:p>Добрый день, {юноша|милая девушка}. Прошу меня простить, но я сейчас очень занят...</text:p>
          </table:table-cell>
        </table:table-row>
        <table:table-row table:style-name="ro1">
          <table:table-cell office:value-type="float" office:value="209686" calcext:value-type="float">
            <text:p>209686</text:p>
          </table:table-cell>
          <table:table-cell office:value-type="string" calcext:value-type="string">
            <text:p>Добрый день, Вои{н|тельница}. Как служба, как семья?</text:p>
          </table:table-cell>
        </table:table-row>
        <table:table-row table:style-name="ro1">
          <table:table-cell office:value-type="float" office:value="209692" calcext:value-type="float">
            <text:p>209692</text:p>
          </table:table-cell>
          <table:table-cell office:value-type="string" calcext:value-type="string">
            <text:p>А ты угадал{|а}. Снова требуется твой труд по расчистке подземелья. На этот раз твоей целью станут кристаниды. Знаешь таких? Это огромные ожившие кристаллы, обитающие практически в самом сердце гор. Ты же занял{ся|ась} охотой на монстров... Так надо довести работу до конца... Одни кристаниды остались неохваченными. Да что я рассказываю?! Ты же, наверняка, всё и так понимаешь.</text:p>
          </table:table-cell>
        </table:table-row>
        <table:table-row table:style-name="ro1">
          <table:table-cell office:value-type="float" office:value="209695" calcext:value-type="float">
            <text:p>209695</text:p>
          </table:table-cell>
          <table:table-cell office:value-type="string" calcext:value-type="string">
            <text:p>С возвращением, победитель{|ница}!</text:p>
          </table:table-cell>
        </table:table-row>
        <table:table-row table:style-name="ro1">
          <table:table-cell office:value-type="float" office:value="209696" calcext:value-type="float">
            <text:p>209696</text:p>
          </table:table-cell>
          <table:table-cell office:value-type="string" calcext:value-type="string">
            <text:p>Здравствуй, Виркли. Ты, как будто чувствуешь, когда я задание выполнил{|а}...</text:p>
          </table:table-cell>
        </table:table-row>
        <table:table-row table:style-name="ro1">
          <table:table-cell office:value-type="float" office:value="209698" calcext:value-type="float">
            <text:p>209698</text:p>
          </table:table-cell>
          <table:table-cell office:value-type="string" calcext:value-type="string">
            <text:p>Нет, {дорогой друг|дорогая}, давай лучше по делу рассчитаемся. 1 золотой, как и обычно.</text:p>
          </table:table-cell>
        </table:table-row>
        <table:table-row table:style-name="ro1">
          <table:table-cell office:value-type="float" office:value="209699" calcext:value-type="float">
            <text:p>209699</text:p>
          </table:table-cell>
          <table:table-cell office:value-type="string" calcext:value-type="string">
            <text:p>Так Вы {пивка налейте|ужин приготовьте}, я зайду!</text:p>
          </table:table-cell>
        </table:table-row>
        <table:table-row table:style-name="ro1">
          <table:table-cell office:value-type="float" office:value="209706" calcext:value-type="float">
            <text:p>209706</text:p>
          </table:table-cell>
          <table:table-cell office:value-type="string" calcext:value-type="string">
            <text:p>Простите, Дафур, я вспомнил{|а} о другом срочном деле.</text:p>
          </table:table-cell>
        </table:table-row>
        <table:table-row table:style-name="ro1">
          <table:table-cell office:value-type="float" office:value="209707" calcext:value-type="float">
            <text:p>209707</text:p>
          </table:table-cell>
          <table:table-cell office:value-type="string" calcext:value-type="string">
            <text:p>А ты угадал{|а}, Джонни. Снова требуется твой труд по расчистке подземелья. На этот раз твоей целью станут кристаниды. \nЗнаешь таких? Это огромные ожившие кристаллы, обитающие практически в самом сердце гор. Ты же занял{ся|ась} охотой на монстров... Так надо довести работу до конца... Одни кристаниды остались неохваченными. Да что я рассказываю тебе эти глупочти, Джонни?! Ты же, наверняка, всё и так понимаешь.</text:p>
          </table:table-cell>
        </table:table-row>
        <table:table-row table:style-name="ro1">
          <table:table-cell office:value-type="float" office:value="209709" calcext:value-type="float">
            <text:p>209709</text:p>
          </table:table-cell>
          <table:table-cell office:value-type="string" calcext:value-type="string">
            <text:p>С возвращением, Джонни - победитель{|ница}!</text:p>
          </table:table-cell>
        </table:table-row>
        <table:table-row table:style-name="ro1">
          <table:table-cell office:value-type="float" office:value="209710" calcext:value-type="float">
            <text:p>209710</text:p>
          </table:table-cell>
          <table:table-cell office:value-type="string" calcext:value-type="string">
            <text:p>Нет, {дорогой друг|дорогая}, давай лучше по делу рассчитаемся. 1 золотой, как и обычно.</text:p>
          </table:table-cell>
        </table:table-row>
        <table:table-row table:style-name="ro1">
          <table:table-cell office:value-type="float" office:value="209711" calcext:value-type="float">
            <text:p>209711</text:p>
          </table:table-cell>
          <table:table-cell office:value-type="string" calcext:value-type="string">
            <text:p>Так Вы {пивка налейте|ужин приготовьте, свечи зажгите}, я зайду!</text:p>
          </table:table-cell>
        </table:table-row>
        <table:table-row table:style-name="ro1">
          <table:table-cell office:value-type="float" office:value="209713" calcext:value-type="float">
            <text:p>209713</text:p>
          </table:table-cell>
          <table:table-cell office:value-type="string" calcext:value-type="string">
            <text:p>Здравствуйте, Дафур. Ты, как будто чувствуешь, когда я задание выполнил{|а}...</text:p>
          </table:table-cell>
        </table:table-row>
        <table:table-row table:style-name="ro1">
          <table:table-cell office:value-type="float" office:value="209716" calcext:value-type="float">
            <text:p>209716</text:p>
          </table:table-cell>
          <table:table-cell office:value-type="string" calcext:value-type="string">
            <text:p>Да, Джонни. Как ты проницател{ен|ьна}... Действительно, Бобби был моим старым другом, который помогал мне выполнять приказы нашего принца вот уже десяток лет! И эти подлые существа не оставили от него даже доспехов...</text:p>
          </table:table-cell>
        </table:table-row>
        <table:table-row table:style-name="ro1">
          <table:table-cell office:value-type="float" office:value="209717" calcext:value-type="float">
            <text:p>209717</text:p>
          </table:table-cell>
          <table:table-cell office:value-type="string" calcext:value-type="string">
            <text:p>Я бы рад{|а} помочь, Дафур, но вот вряд ли моих сил хватит...</text:p>
          </table:table-cell>
        </table:table-row>
        <table:table-row table:style-name="ro1">
          <table:table-cell office:value-type="float" office:value="209724" calcext:value-type="float">
            <text:p>209724</text:p>
          </table:table-cell>
          <table:table-cell office:value-type="string" calcext:value-type="string">
            <text:p>Как Вы заметили раньше, я просто так Вас не посещаю. Конечно, я уже заплатил{|а} по долгам.</text:p>
          </table:table-cell>
        </table:table-row>
        <table:table-row table:style-name="ro1">
          <table:table-cell office:value-type="float" office:value="209726" calcext:value-type="float">
            <text:p>209726</text:p>
          </table:table-cell>
          <table:table-cell office:value-type="string" calcext:value-type="string">
            <text:p>Здравствуй, мо{й помощник|я помощница}. Сможешь отомстить этим гадам?</text:p>
          </table:table-cell>
        </table:table-row>
        <table:table-row table:style-name="ro1">
          <table:table-cell office:value-type="float" office:value="209732" calcext:value-type="float">
            <text:p>209732</text:p>
          </table:table-cell>
          <table:table-cell office:value-type="string" calcext:value-type="string">
            <text:p>Я бы рад{|а} помочь, но вот вряд ли моих сил хватит...</text:p>
          </table:table-cell>
        </table:table-row>
        <table:table-row table:style-name="ro1">
          <table:table-cell office:value-type="float" office:value="209733" calcext:value-type="float">
            <text:p>209733</text:p>
          </table:table-cell>
          <table:table-cell office:value-type="string" calcext:value-type="string">
            <text:p>Да, Вои{н|тельница}. Как ты проницател{ен|ьна}... Действительно, это был мой старинный друг! Я уж и не помню, сколько раз он помогал мне... А эти подлые существа не оставили от него даже доспехов...</text:p>
          </table:table-cell>
        </table:table-row>
        <table:table-row table:style-name="ro1">
          <table:table-cell office:value-type="float" office:value="209738" calcext:value-type="float">
            <text:p>209738</text:p>
          </table:table-cell>
          <table:table-cell office:value-type="string" calcext:value-type="string">
            <text:p>Ну что ты так{ой нетерпеливый|ая нетерпеливая}?! Нет в тебе чувства вкуса к красивым серьёзным рассказам!</text:p>
          </table:table-cell>
        </table:table-row>
        <table:table-row table:style-name="ro1">
          <table:table-cell office:value-type="float" office:value="209739" calcext:value-type="float">
            <text:p>209739</text:p>
          </table:table-cell>
          <table:table-cell office:value-type="string" calcext:value-type="string">
            <text:p>Ну как ты хотел{|а}, коротко и по сути.</text:p>
          </table:table-cell>
        </table:table-row>
        <table:table-row table:style-name="ro1">
          <table:table-cell office:value-type="float" office:value="209741" calcext:value-type="float">
            <text:p>209741</text:p>
          </table:table-cell>
          <table:table-cell office:value-type="string" calcext:value-type="string">
            <text:p>Боюсь, я не готов{|а} к этому заданию.\n</text:p>
          </table:table-cell>
        </table:table-row>
        <table:table-row table:style-name="ro1">
          <table:table-cell office:value-type="float" office:value="209749" calcext:value-type="float">
            <text:p>209749</text:p>
          </table:table-cell>
          <table:table-cell office:value-type="string" calcext:value-type="string">
            <text:p>Да не сержусь я, прости старика... Понимаешь, Джонни, вот странность этих существ и привлекает наших учёных. Они возникли из ниоткуда, и ни крупицы магических сил в них нет! Несомненно, есть за этими существами некий секрет, который мы должны разгадать. Вот ты убил{|а} их, а теперь отряд самых учёных Гномов пойдёт по твоим следам и будет изучать их останки.</text:p>
          </table:table-cell>
        </table:table-row>
        <table:table-row table:style-name="ro1">
          <table:table-cell office:value-type="float" office:value="209751" calcext:value-type="float">
            <text:p>209751</text:p>
          </table:table-cell>
          <table:table-cell office:value-type="string" calcext:value-type="string">
            <text:p>Ну что, гном{|а} давай-всё-побыстрее, убил{|а} десяток аномалий?</text:p>
          </table:table-cell>
        </table:table-row>
        <table:table-row table:style-name="ro1">
          <table:table-cell office:value-type="float" office:value="209752" calcext:value-type="float">
            <text:p>209752</text:p>
          </table:table-cell>
          <table:table-cell office:value-type="string" calcext:value-type="string">
            <text:p>Не входи! Не смей! Кто ты так{ой|ая}, что вы все тут делаете?!</text:p>
          </table:table-cell>
        </table:table-row>
        <table:table-row table:style-name="ro1">
          <table:table-cell office:value-type="float" office:value="209758" calcext:value-type="float">
            <text:p>209758</text:p>
          </table:table-cell>
          <table:table-cell office:value-type="string" calcext:value-type="string">
            <text:p>Это всё? Мне нужно убить 10 аномалий и вернуться к Вам за наградой? Я правильно понял{|а}?</text:p>
          </table:table-cell>
        </table:table-row>
        <table:table-row table:style-name="ro1">
          <table:table-cell office:value-type="float" office:value="209764" calcext:value-type="float">
            <text:p>209764</text:p>
          </table:table-cell>
          <table:table-cell office:value-type="string" calcext:value-type="string">
            <text:p>Это я, Виркли. Я убил{|а} десяток Аномалий. Вы обещали мне награду...</text:p>
          </table:table-cell>
        </table:table-row>
        <table:table-row table:style-name="ro1">
          <table:table-cell office:value-type="float" office:value="209766" calcext:value-type="float">
            <text:p>209766</text:p>
          </table:table-cell>
          <table:table-cell office:value-type="string" calcext:value-type="string">
            <text:p>Джонни, {друг мой|подруга}, что ты думаешь о Подражателях?</text:p>
          </table:table-cell>
        </table:table-row>
        <table:table-row table:style-name="ro1">
          <table:table-cell office:value-type="float" office:value="209767" calcext:value-type="float">
            <text:p>209767</text:p>
          </table:table-cell>
          <table:table-cell office:value-type="string" calcext:value-type="string">
            <text:p>Вернул{ся|ась}! Жив{ой|ая}! А я уж и не чаял... Думал, сгинул{|а} мо{й|я} Джонни в подземелье...</text:p>
          </table:table-cell>
        </table:table-row>
        <table:table-row table:style-name="ro1">
          <table:table-cell office:value-type="float" office:value="209776" calcext:value-type="float">
            <text:p>209776</text:p>
          </table:table-cell>
          <table:table-cell office:value-type="string" calcext:value-type="string">
            <text:p>Ах эти. Да, чего-то каждый раз при встрече с ними мороз по коже идёт. Особенно если они принимают мою внешность. Сражаться с сам{им|ой} собой не очень приятно. И, такое ощущение, будто они и навыки боя мои перенимают...</text:p>
          </table:table-cell>
        </table:table-row>
        <table:table-row table:style-name="ro1">
          <table:table-cell office:value-type="float" office:value="209779" calcext:value-type="float">
            <text:p>209779</text:p>
          </table:table-cell>
          <table:table-cell office:value-type="string" calcext:value-type="string">
            <text:p>Во-о-от! Узнаю наш{его|у} скромн{ого героя|ую героиню}! Вот, возьми этот ящик с эликсирами в награду.</text:p>
          </table:table-cell>
        </table:table-row>
        <table:table-row table:style-name="ro1">
          <table:table-cell office:value-type="float" office:value="209787" calcext:value-type="float">
            <text:p>209787</text:p>
          </table:table-cell>
          <table:table-cell office:value-type="string" calcext:value-type="string">
            <text:p>Воитель{|ница}, расскажи мне, что ты думаешь о Подражателях?</text:p>
          </table:table-cell>
        </table:table-row>
        <table:table-row table:style-name="ro1">
          <table:table-cell office:value-type="float" office:value="209788" calcext:value-type="float">
            <text:p>209788</text:p>
          </table:table-cell>
          <table:table-cell office:value-type="string" calcext:value-type="string">
            <text:p>Ах эти. Да, чего-то каждый раз при встрече с ними мороз по коже идёт. Особенно если они принимают мою внешность. Сражаться с сам{им|ой} собой не очень приятно. И, такое ощущение, будто они и навыки боя мои перенимают...</text:p>
          </table:table-cell>
        </table:table-row>
        <table:table-row table:style-name="ro1">
          <table:table-cell office:value-type="float" office:value="209792" calcext:value-type="float">
            <text:p>209792</text:p>
          </table:table-cell>
          <table:table-cell office:value-type="string" calcext:value-type="string">
            <text:p>Вернул{ся|ась}! Жив{ой|ая}! А я уж и не чаял... Думал, сгинул{|а} мо{й|я} помощни{к|ца} в подземелье...</text:p>
          </table:table-cell>
        </table:table-row>
        <table:table-row table:style-name="ro1">
          <table:table-cell office:value-type="float" office:value="209805" calcext:value-type="float">
            <text:p>209805</text:p>
          </table:table-cell>
          <table:table-cell office:value-type="string" calcext:value-type="string">
            <text:p>Победитель{|ница} кобольдов снова с нами!</text:p>
          </table:table-cell>
        </table:table-row>
        <table:table-row table:style-name="ro1">
          <table:table-cell office:value-type="float" office:value="209810" calcext:value-type="float">
            <text:p>209810</text:p>
          </table:table-cell>
          <table:table-cell office:value-type="string" calcext:value-type="string">
            <text:p>Путни{к|ца}, снова ты?! Не надоело ещё бегать ко мне?</text:p>
          </table:table-cell>
        </table:table-row>
        <table:table-row table:style-name="ro1">
          <table:table-cell office:value-type="float" office:value="209827" calcext:value-type="float">
            <text:p>209827</text:p>
          </table:table-cell>
          <table:table-cell office:value-type="string" calcext:value-type="string">
            <text:p>А как иначе можно твоё возвращение понять? Если бы ты занимал{ся|ась} охотой на них, то сейчас бы помят{ый сидел в одном из коридоров|ая сидела в одном из коридоров} подземелья.</text:p>
          </table:table-cell>
        </table:table-row>
        <table:table-row table:style-name="ro1">
          <table:table-cell office:value-type="float" office:value="209832" calcext:value-type="float">
            <text:p>209832</text:p>
          </table:table-cell>
          <table:table-cell office:value-type="string" calcext:value-type="string">
            <text:p>Слабое... Да как у этой желеобразоной массы можно его найти? Удар поглощает, магию отражает... А при атаке так вообще бросается на тебя, облепляет, и, если не задохнёшься раньше, то переваришься от его сока. Ах да, чуть не забыл. Даже если удастся как-то отбиться от его напора, будь готов{|а} к тому, что он восстановит все повреждения, стоит только тебе зазеваться!</text:p>
          </table:table-cell>
        </table:table-row>
        <table:table-row table:style-name="ro1">
          <table:table-cell office:value-type="float" office:value="209838" calcext:value-type="float">
            <text:p>209838</text:p>
          </table:table-cell>
          <table:table-cell office:value-type="string" calcext:value-type="string">
            <text:p>Ну я искренне этому рад{|а}!</text:p>
          </table:table-cell>
        </table:table-row>
        <table:table-row table:style-name="ro1">
          <table:table-cell office:value-type="float" office:value="209842" calcext:value-type="float">
            <text:p>209842</text:p>
          </table:table-cell>
          <table:table-cell office:value-type="string" calcext:value-type="string">
            <text:p>Ладно, ладно... Верю! Но тако{му великому воину|й великой воительнице} как-то не следует предлагать обычные эликсиры... Вот, возьми десять эпических эликсиров великана.</text:p>
          </table:table-cell>
        </table:table-row>
        <table:table-row table:style-name="ro1">
          <table:table-cell office:value-type="float" office:value="209844" calcext:value-type="float">
            <text:p>209844</text:p>
          </table:table-cell>
          <table:table-cell office:value-type="string" calcext:value-type="string">
            <text:p>Ну спросите у кого-нибудь! Многие гномы видели, как я сражал{ся|ась} со слизнями!</text:p>
          </table:table-cell>
        </table:table-row>
        <table:table-row table:style-name="ro1">
          <table:table-cell office:value-type="float" office:value="209847" calcext:value-type="float">
            <text:p>209847</text:p>
          </table:table-cell>
          <table:table-cell office:value-type="string" calcext:value-type="string">
            <text:p>Слабое... Да как у этой желеобразной массы можно его найти? Удар поглощает, магию отражает... А при атаке так вообще бросается на тебя, облепляет, и, если не задохнёшься раньше, то переваришься от его сока. Ах да, чуть не забыл. Даже если удастся как-то отбиться от его напора, будь готов{|а} к тому, что он восстановит все повреждения, стоит только тебе зазеваться!</text:p>
          </table:table-cell>
        </table:table-row>
        <table:table-row table:style-name="ro1">
          <table:table-cell office:value-type="float" office:value="209850" calcext:value-type="float">
            <text:p>209850</text:p>
          </table:table-cell>
          <table:table-cell office:value-type="string" calcext:value-type="string">
            <text:p>Ну я искренне этому рад{|а}!</text:p>
          </table:table-cell>
        </table:table-row>
        <table:table-row table:style-name="ro1">
          <table:table-cell office:value-type="float" office:value="209853" calcext:value-type="float">
            <text:p>209853</text:p>
          </table:table-cell>
          <table:table-cell office:value-type="string" calcext:value-type="string">
            <text:p>Ну что, Воитель{|ница}, последний удар - он трудный самый?</text:p>
          </table:table-cell>
        </table:table-row>
        <table:table-row table:style-name="ro1">
          <table:table-cell office:value-type="float" office:value="209862" calcext:value-type="float">
            <text:p>209862</text:p>
          </table:table-cell>
          <table:table-cell office:value-type="string" calcext:value-type="string">
            <text:p>Ну спросите у кого-нибудь! Многие люди видели, как я сражал{ся|ась} со слизнями!</text:p>
          </table:table-cell>
        </table:table-row>
        <table:table-row table:style-name="ro1">
          <table:table-cell office:value-type="float" office:value="209864" calcext:value-type="float">
            <text:p>209864</text:p>
          </table:table-cell>
          <table:table-cell office:value-type="string" calcext:value-type="string">
            <text:p>А как иначе можно твоё возвращение понять? Если бы ты занимал{ся|ась} охотой на них, то сейчас бы помят{ый сидел в одном из коридоров|ая сидела в одном из коридоров} подземелья.</text:p>
          </table:table-cell>
        </table:table-row>
        <table:table-row table:style-name="ro1">
          <table:table-cell office:value-type="float" office:value="209870" calcext:value-type="float">
            <text:p>209870</text:p>
          </table:table-cell>
          <table:table-cell office:value-type="string" calcext:value-type="string">
            <text:p>Знаешь, Вои{н|тельница} я был не прав... Златован нашёл-таки повод для нового поручения!</text:p>
          </table:table-cell>
        </table:table-row>
        <table:table-row table:style-name="ro1">
          <table:table-cell office:value-type="float" office:value="209888" calcext:value-type="float">
            <text:p>209888</text:p>
          </table:table-cell>
          <table:table-cell office:value-type="string" calcext:value-type="string">
            <text:p>А это не важно! Главное - факт победы. Молодчина. Могу с радостью сказать, что теперь ты с честью выполнил{|а} все приказы старосты. Давненько я такого не видел...Выбирай обещанную награду:\n%=1726,1729,1730%</text:p>
          </table:table-cell>
        </table:table-row>
        <table:table-row table:style-name="ro1">
          <table:table-cell office:value-type="float" office:value="209892" calcext:value-type="float">
            <text:p>209892</text:p>
          </table:table-cell>
          <table:table-cell office:value-type="string" calcext:value-type="string">
            <text:p>Итак, Джонни... Тебе это удалось. Право, у меня даже и в мыслях не было, что у меня в помощниках ходит столь умел{ый Воин|ая Воительница}. Нет, я знал, что ты можешь выстоять даже в самых сложных сражениях... Но то, что ты так{ой герой|ая героиня}! Удивил{|а} старика!</text:p>
          </table:table-cell>
        </table:table-row>
        <table:table-row table:style-name="ro1">
          <table:table-cell office:value-type="float" office:value="209893" calcext:value-type="float">
            <text:p>209893</text:p>
          </table:table-cell>
          <table:table-cell office:value-type="string" calcext:value-type="string">
            <text:p>Итак, Вои{н|тельница}, ты меня удивил{|а}... Тебе это удалось. Право, у меня даже и в мыслях не было, что у меня в помощниках ходит столь умел{ый Воин|ая Воительница}. Нет, я знал, что ты можешь выстоять даже в самых сложных сражениях... Но то, что ты так{ой герой|ая героиня}! Удивил{|а}, безумно удивил{|а}!</text:p>
          </table:table-cell>
        </table:table-row>
        <table:table-row table:style-name="ro1">
          <table:table-cell office:value-type="float" office:value="209894" calcext:value-type="float">
            <text:p>209894</text:p>
          </table:table-cell>
          <table:table-cell office:value-type="string" calcext:value-type="string">
            <text:p>Да что тут такого... Я же не од{ин был|на была}! Мне помогали товарищи.</text:p>
          </table:table-cell>
        </table:table-row>
        <table:table-row table:style-name="ro1">
          <table:table-cell office:value-type="float" office:value="209895" calcext:value-type="float">
            <text:p>209895</text:p>
          </table:table-cell>
          <table:table-cell office:value-type="string" calcext:value-type="string">
            <text:p>А это не важно! Главное - факт победы. Молодчина. Могу с радостью сказать, что теперь ты с честью выполнил{|а} все приказы старосты. Давненько я такого не видел... Выбирай обещанную награду:\n%=1726,1729,1730%</text:p>
          </table:table-cell>
        </table:table-row>
        <table:table-row table:style-name="ro1">
          <table:table-cell office:value-type="float" office:value="209896" calcext:value-type="float">
            <text:p>209896</text:p>
          </table:table-cell>
          <table:table-cell office:value-type="string" calcext:value-type="string">
            <text:p>Да что тут такого... Я же не од{ин был|на была}! Мне помогали товарищи.</text:p>
          </table:table-cell>
        </table:table-row>
        <table:table-row table:style-name="ro1">
          <table:table-cell office:value-type="float" office:value="209897" calcext:value-type="float">
            <text:p>209897</text:p>
          </table:table-cell>
          <table:table-cell office:value-type="string" calcext:value-type="string">
            <text:p>Здравствуй, Вои{н|тельница}. Вижу, ты уже вполне освоил{ся|ась} в нашей деревне. Видимо, пришла пора рассказать тебе ещё об одной постоянной работе в нашей деревне. Видишь ли, к нам постоянно поступают различные требования от нашего Короля. Вот целый шкаф с этими письмами, свитками, грамотами... Если у тебя в твоих странствиях наступает непредвиденный перерыв, осложнённый опустевшим кошелем, то эта стопка приказов - лучший для тебя выход. Просто заходи ко мне, а я тебе выдам одно из писем Короля. Ты его прочитаешь, изучишь, а потом будешь поступать по рекомендациям, изложенным в нём. Возможно, тебе потребуется сражаться с врагами, охотиться на монстров или просто принести какие-то предметы.\n</text:p>
          </table:table-cell>
        </table:table-row>
        <table:table-row table:style-name="ro1">
          <table:table-cell office:value-type="float" office:value="209901" calcext:value-type="float">
            <text:p>209901</text:p>
          </table:table-cell>
          <table:table-cell office:value-type="string" calcext:value-type="string">
            <text:p>Я бы не отказал{ся|ась} попробовать себя в этих заданиях.</text:p>
          </table:table-cell>
        </table:table-row>
        <table:table-row table:style-name="ro1">
          <table:table-cell office:value-type="float" office:value="209903" calcext:value-type="float">
            <text:p>209903</text:p>
          </table:table-cell>
          <table:table-cell office:value-type="string" calcext:value-type="string">
            <text:p>Я бы хотел{|а} взять новое задание от короля, если Вы не против...</text:p>
          </table:table-cell>
        </table:table-row>
        <table:table-row table:style-name="ro1">
          <table:table-cell office:value-type="float" office:value="209920" calcext:value-type="float">
            <text:p>209920</text:p>
          </table:table-cell>
          <table:table-cell office:value-type="string" calcext:value-type="string">
            <text:p>Вои{н|тельница}, ты уже выполнил{|а} десяток приказов! Ты понимаешь, что это значит? Теперь я могу тебя назвать надёжным помощником короля! Думаю, тебе полагается дополнительная награда сверх того, что ты получал{|а} за каждое задание!\n</text:p>
          </table:table-cell>
        </table:table-row>
        <table:table-row table:style-name="ro1">
          <table:table-cell office:value-type="float" office:value="209923" calcext:value-type="float">
            <text:p>209923</text:p>
          </table:table-cell>
          <table:table-cell office:value-type="string" calcext:value-type="string">
            <text:p>Вижу, тебе попалось задание по поставкам для короля различных припасов? И ты уже всё собрал{|а}?</text:p>
          </table:table-cell>
        </table:table-row>
        <table:table-row table:style-name="ro1">
          <table:table-cell office:value-type="float" office:value="209927" calcext:value-type="float">
            <text:p>209927</text:p>
          </table:table-cell>
          <table:table-cell office:value-type="string" calcext:value-type="string">
            <text:p>Итак, в чём заключалось новое задание от короля? Ты его уже выполнил{|а}?</text:p>
          </table:table-cell>
        </table:table-row>
        <table:table-row table:style-name="ro1">
          <table:table-cell office:value-type="float" office:value="209929" calcext:value-type="float">
            <text:p>209929</text:p>
          </table:table-cell>
          <table:table-cell office:value-type="string" calcext:value-type="string">
            <text:p>Ах да! Спасибо, что напомнил{|а}! Мне как раз сообщили, что королевский советник благодарит за оперативное выполнение задания... Так это он про твои подвиги мне писал? Ну хорошо, забирай мешочек с наградой.</text:p>
          </table:table-cell>
        </table:table-row>
        <table:table-row table:style-name="ro1">
          <table:table-cell office:value-type="float" office:value="209950" calcext:value-type="float">
            <text:p>209950</text:p>
          </table:table-cell>
          <table:table-cell office:value-type="string" calcext:value-type="string">
            <text:p>Вои{н|тельница}, замечательно, что ты заш{ел|ла} в этот маяк! Мне срочно нужна твоя помощь!</text:p>
          </table:table-cell>
        </table:table-row>
        <table:table-row table:style-name="ro1">
          <table:table-cell office:value-type="float" office:value="209951" calcext:value-type="float">
            <text:p>209951</text:p>
          </table:table-cell>
          <table:table-cell office:value-type="string" calcext:value-type="string">
            <text:p>Видишь ли, в этот маяк ушёл на разведку один мой старый верный друг... Но оказалось, что весь нижний ярус заполонён крысами, мне не удалось пробиться... Он до сих пор не вернулся... Не мог{|ла} бы ты помочь мне? Я пока обработаю свои раны. Вверху я уже всё обошёл, остался неизученным только нижний этаж. Отправляйся туда и найди моего друга. У меня не так много с собой есть, но эликсиров в награду тебе я смогу найти.</text:p>
          </table:table-cell>
        </table:table-row>
        <table:table-row table:style-name="ro1">
          <table:table-cell office:value-type="float" office:value="209954" calcext:value-type="float">
            <text:p>209954</text:p>
          </table:table-cell>
          <table:table-cell office:value-type="string" calcext:value-type="string">
            <text:p>Надум?! Вот уж не ожидал{|а} Вас тут встретить... А что Вы тут делаете?</text:p>
          </table:table-cell>
        </table:table-row>
        <table:table-row table:style-name="ro1">
          <table:table-cell office:value-type="float" office:value="209955" calcext:value-type="float">
            <text:p>209955</text:p>
          </table:table-cell>
          <table:table-cell office:value-type="string" calcext:value-type="string">
            <text:p>Почему ты од{ин|на}?! Что-то случилось с Турином? Он ранен? Нужна моя помощь? У тебя не хватает сил, чтобы его довести?</text:p>
          </table:table-cell>
        </table:table-row>
        <table:table-row table:style-name="ro1">
          <table:table-cell office:value-type="float" office:value="209956" calcext:value-type="float">
            <text:p>209956</text:p>
          </table:table-cell>
          <table:table-cell office:value-type="string" calcext:value-type="string">
            <text:p>Нет, Надум, всё гораздо хуже. Я наш{ел|ла} на нижнем этаже только обглоданное крысами до скелета тело. Поскольку других тел не было...</text:p>
          </table:table-cell>
        </table:table-row>
        <table:table-row table:style-name="ro1">
          <table:table-cell office:value-type="float" office:value="209962" calcext:value-type="float">
            <text:p>209962</text:p>
          </table:table-cell>
          <table:table-cell office:value-type="string" calcext:value-type="string">
            <text:p>Не может быть! Кто-то до меня добрался и живой! {Друг|Подруга}, помоги мне! Эти крысы совсем загнали меня в угол! Пожалуйста, помоги мне убраться из этого проклятого маяка! Я заплачу! У меня есть чудесные магические артефакты, я тебе дам один из них, если ты поможешь мне выйти...</text:p>
          </table:table-cell>
        </table:table-row>
        <table:table-row table:style-name="ro1">
          <table:table-cell office:value-type="float" office:value="209972" calcext:value-type="float">
            <text:p>209972</text:p>
          </table:table-cell>
          <table:table-cell office:value-type="string" calcext:value-type="string">
            <text:p>Здравствуй, Вои{н|тельница}. Я бы хотел попросить тебя об одолжении. Знаешь ли ты, где находится маяк Соли-Нар? Не затруднит ли тебя поход в те края?</text:p>
          </table:table-cell>
        </table:table-row>
        <table:table-row table:style-name="ro1">
          <table:table-cell office:value-type="float" office:value="209973" calcext:value-type="float">
            <text:p>209973</text:p>
          </table:table-cell>
          <table:table-cell office:value-type="string" calcext:value-type="string">
            <text:p>Боюсь, лучше будет перестраховаться и взять с собой доспехи и оружие, хотя я и надеюсь, что это будет лёгкая прогулка. Я хочу, чтобы ты спустил{ся|ась} на нижний ярус маяка и наш{ел|ла} там оставленный мной передатчик. От него почему-то перестал поступать сигнал, и я бы хотел, чтобы ты узнал{|а} причину этому.</text:p>
          </table:table-cell>
        </table:table-row>
        <table:table-row table:style-name="ro1">
          <table:table-cell office:value-type="float" office:value="209981" calcext:value-type="float">
            <text:p>209981</text:p>
          </table:table-cell>
          <table:table-cell office:value-type="string" calcext:value-type="string">
            <text:p>Донован?! Вот уж не ожидал{|а} Вас тут встретить... А что Вы тут делаете?</text:p>
          </table:table-cell>
        </table:table-row>
        <table:table-row table:style-name="ro1">
          <table:table-cell office:value-type="float" office:value="209983" calcext:value-type="float">
            <text:p>209983</text:p>
          </table:table-cell>
          <table:table-cell office:value-type="string" calcext:value-type="string">
            <text:p>Видишь ли, в этот маяк ушёл на разведку один мой старый верный друг... Но оказалось, что весь нижний ярус заполонён крысами, мне не удалось пробиться... Его до сих пор нет... Не мог{|ла} бы ты помочь мне? Я пока обработаю свои раны. Вверху я уже всё обошёл, остался неизученным только нижний этаж. Отправляйся туда и найди моего друга. У меня не так много с собой есть, но эликсиров в награду тебе я смогу найти.</text:p>
          </table:table-cell>
        </table:table-row>
        <table:table-row table:style-name="ro1">
          <table:table-cell office:value-type="float" office:value="209985" calcext:value-type="float">
            <text:p>209985</text:p>
          </table:table-cell>
          <table:table-cell office:value-type="string" calcext:value-type="string">
            <text:p>Почему ты од{ин|на}?! Что-то случилось с Зарином? Он ранен? Нужна моя помощь? У тебя не хватает сил, чтобы его довести?</text:p>
          </table:table-cell>
        </table:table-row>
        <table:table-row table:style-name="ro1">
          <table:table-cell office:value-type="float" office:value="209986" calcext:value-type="float">
            <text:p>209986</text:p>
          </table:table-cell>
          <table:table-cell office:value-type="string" calcext:value-type="string">
            <text:p>Нет, Донован, всё гораздо хуже. Я наш{ел|ла} на нижнем этаже только обглоданное крысами до скелета тело. Поскольку других тел не было...</text:p>
          </table:table-cell>
        </table:table-row>
        <table:table-row table:style-name="ro1">
          <table:table-cell office:value-type="float" office:value="209993" calcext:value-type="float">
            <text:p>209993</text:p>
          </table:table-cell>
          <table:table-cell office:value-type="string" calcext:value-type="string">
            <text:p>Боюсь, лучше будет перестраховаться и взять с собой доспехи и оружие, хотя я и надеюсь, что это будет лёгкая прогулка. Я хочу, чтобы ты спустил{ся|ась} на нижний ярус маяка и наш{ел|ла} там оставленую мной волшебную лампу. Отчего-то я больше не чувствую поддерживающих её чар, и я бы хотел, чтобы ты узнал{|а} причину этому.</text:p>
          </table:table-cell>
        </table:table-row>
        <table:table-row table:style-name="ro1">
          <table:table-cell office:value-type="float" office:value="210012" calcext:value-type="float">
            <text:p>210012</text:p>
          </table:table-cell>
          <table:table-cell office:value-type="string" calcext:value-type="string">
            <text:p>Ты принес{|ла} знаки отличия? Сколько у тебя есть?</text:p>
          </table:table-cell>
        </table:table-row>
        <table:table-row table:style-name="ro1">
          <table:table-cell office:value-type="float" office:value="210030" calcext:value-type="float">
            <text:p>210030</text:p>
          </table:table-cell>
          <table:table-cell office:value-type="string" calcext:value-type="string">
            <text:p>Я передумал{|а}</text:p>
          </table:table-cell>
        </table:table-row>
        <table:table-row table:style-name="ro1">
          <table:table-cell office:value-type="float" office:value="210033" calcext:value-type="float">
            <text:p>210033</text:p>
          </table:table-cell>
          <table:table-cell office:value-type="string" calcext:value-type="string">
            <text:p>Здравствуй, мил{ый|ая}! Не хочешь немного поработать?</text:p>
          </table:table-cell>
        </table:table-row>
        <table:table-row table:style-name="ro1">
          <table:table-cell office:value-type="float" office:value="210042" calcext:value-type="float">
            <text:p>210042</text:p>
          </table:table-cell>
          <table:table-cell office:value-type="string" calcext:value-type="string">
            <text:p>Здравствуй, Вои{н|тельница}. Готов{|а} ли ты выполнить поставленную боевую задачу? У тебя будет 12 часов для того, чтобы ты смог{|ла} отразить нападение на наши боевые позиции в Соли-Доре и убить десятерых врагов. Этим ты сможешь отвлечь на себя достаточно сил, чтобы наши войска смогли провести один важный маневр. Учти, что если ты не сможешь сконцентрировать внимание на себе и убить более 10 врагов за 12 часов, задание будет провалено.</text:p>
          </table:table-cell>
        </table:table-row>
        <table:table-row table:style-name="ro1">
          <table:table-cell office:value-type="float" office:value="210043" calcext:value-type="float">
            <text:p>210043</text:p>
          </table:table-cell>
          <table:table-cell office:value-type="string" calcext:value-type="string">
            <text:p>Я готов{|а} начать это задание.</text:p>
          </table:table-cell>
        </table:table-row>
        <table:table-row table:style-name="ro1">
          <table:table-cell office:value-type="float" office:value="210046" calcext:value-type="float">
            <text:p>210046</text:p>
          </table:table-cell>
          <table:table-cell office:value-type="string" calcext:value-type="string">
            <text:p>Мне жаль, Вои{н|тельница}, но я разочарован в тебе... Я уже знаю, что тебе не удалось отвлечь на себя силы противника. Думаю, не стоит продолжать, что задание провалено?</text:p>
          </table:table-cell>
        </table:table-row>
        <table:table-row table:style-name="ro1">
          <table:table-cell office:value-type="float" office:value="210049" calcext:value-type="float">
            <text:p>210049</text:p>
          </table:table-cell>
          <table:table-cell office:value-type="string" calcext:value-type="string">
            <text:p>Ну здравствуй, геро{й|иня}! Благодаря твоим подвигам, нам удалось спасти целый отряд, попавший в окружение. Благодарю тебя, {друг мой|боевая подруга}.</text:p>
          </table:table-cell>
        </table:table-row>
        <table:table-row table:style-name="ro1">
          <table:table-cell office:value-type="float" office:value="210051" calcext:value-type="float">
            <text:p>210051</text:p>
          </table:table-cell>
          <table:table-cell office:value-type="string" calcext:value-type="string">
            <text:p>Рад{|а} стараться!</text:p>
          </table:table-cell>
        </table:table-row>
        <table:table-row table:style-name="ro1">
          <table:table-cell office:value-type="float" office:value="210052" calcext:value-type="float">
            <text:p>210052</text:p>
          </table:table-cell>
          <table:table-cell office:value-type="string" calcext:value-type="string">
            <text:p>Вои{н|тельница}! Твои достижения в выполнении заданий короля не остались без внимания с его стороны. Более того, Его Величество крайне заинтересовался твоей персоной и даже выписал тебе специальную награду!</text:p>
          </table:table-cell>
        </table:table-row>
        <table:table-row table:style-name="ro1">
          <table:table-cell office:value-type="float" office:value="210058" calcext:value-type="float">
            <text:p>210058</text:p>
          </table:table-cell>
          <table:table-cell office:value-type="string" calcext:value-type="string">
            <text:p>Да, как раз ровно по 15 раз ты выполнил{|а} каждое задание. Так что пора... Благодарю тебя за помощь!</text:p>
          </table:table-cell>
        </table:table-row>
        <table:table-row table:style-name="ro1">
          <table:table-cell office:value-type="float" office:value="210059" calcext:value-type="float">
            <text:p>210059</text:p>
          </table:table-cell>
          <table:table-cell office:value-type="string" calcext:value-type="string">
            <text:p>Неужели уже пора?! Я очень рад{|а}!</text:p>
          </table:table-cell>
        </table:table-row>
        <table:table-row table:style-name="ro1">
          <table:table-cell office:value-type="float" office:value="210071" calcext:value-type="float">
            <text:p>210071</text:p>
          </table:table-cell>
          <table:table-cell office:value-type="string" calcext:value-type="string">
            <text:p>Здравствуй, Вои{н|тельница}. Готов{|а} ли ты выполнить поставленную боевую задачу? У тебя будет 12 часов для того, чтобы ты смог{|ла} отразить нападение на наши боевые позиции в Соли-Доре и сразиться в 20 сражениях. Этим ты сможешь отвлечь на себя достаточно сил, чтобы наши войска смогли провести один важный маневр. Учти, что если ты не сможешь сконцентрировать внимание на себе и убить более 20 врагов за 12 часов, задание будет провалено.</text:p>
          </table:table-cell>
        </table:table-row>
        <table:table-row table:style-name="ro1">
          <table:table-cell office:value-type="float" office:value="210082" calcext:value-type="float">
            <text:p>210082</text:p>
          </table:table-cell>
          <table:table-cell office:value-type="string" calcext:value-type="string">
            <text:p>Здравствуй, Вои{н|тельница}. Готов{|а} ли ты выполнить поставленную боевую задачу? У тебя будет 12 часов для того, чтобы ты смог{|ла} укрепить наши боевые позиции, потеснить врага в Соли-Доре и провести 25 сражений. Этим ты сможешь отвлечь на себя достаточно сил, чтобы наши войска смогли пойти в атаку. Учти, что если ты не сможешь выстоять и убить более 25 врагов за 12 часов, задание будет провалено.</text:p>
          </table:table-cell>
        </table:table-row>
        <table:table-row table:style-name="ro1">
          <table:table-cell office:value-type="float" office:value="210087" calcext:value-type="float">
            <text:p>210087</text:p>
          </table:table-cell>
          <table:table-cell office:value-type="string" calcext:value-type="string">
            <text:p>Мне жаль, Вои{н|тельница}, но я разочарован в тебе... Я уже знаю, что тебе не удалось провести нападение. Думаю, не стоит продолжать, что задание провалено?</text:p>
          </table:table-cell>
        </table:table-row>
        <table:table-row table:style-name="ro1">
          <table:table-cell office:value-type="float" office:value="210088" calcext:value-type="float">
            <text:p>210088</text:p>
          </table:table-cell>
          <table:table-cell office:value-type="string" calcext:value-type="string">
            <text:p>Ну здравствуй, геро{й|иня}! Благодаря твоим подвигам, нам удалось провести невероятно успешное нападение! Благодарю тебя, {друг мой|боевая подруга}.</text:p>
          </table:table-cell>
        </table:table-row>
        <table:table-row table:style-name="ro1">
          <table:table-cell office:value-type="float" office:value="210094" calcext:value-type="float">
            <text:p>210094</text:p>
          </table:table-cell>
          <table:table-cell office:value-type="string" calcext:value-type="string">
            <text:p>Вои{н|тельница}, как ты относишься к решению загадок? У меня тут есть одно странное наблюдение. Каждую ночь я в своих снах вижу духа в синих доспехах. Я бы даже сказал, призрака! Он стоит в тёмной пещере, смотрит на меня и пытается что-то сказать, хоть это у него и не получается - я не понимаю ни слова.\n</text:p>
          </table:table-cell>
        </table:table-row>
        <table:table-row table:style-name="ro1">
          <table:table-cell office:value-type="float" office:value="210097" calcext:value-type="float">
            <text:p>210097</text:p>
          </table:table-cell>
          <table:table-cell office:value-type="string" calcext:value-type="string">
            <text:p>Я хочу, чтобы ты наш{ел|ла} этого призрака и узнал{|а}, зачем он тревожит меня. Где его искать, я тебе не смогу сказать. Похоже, он прячется где-то в подземелье... Но, поскольку никто в деревне о нём ничего не слышал, этот призрак облюбовал пещеру вдали от главных подземных галерей, вход в которые находится у нашего города. Возможно, попасть в них можно откуда-то из Соли-Дора или его окрестностей... Ведь там сложновато обыскать все закоулочки, особенно сейчас, в разгар боевых действий.</text:p>
          </table:table-cell>
        </table:table-row>
        <table:table-row table:style-name="ro1">
          <table:table-cell office:value-type="float" office:value="210106" calcext:value-type="float">
            <text:p>210106</text:p>
          </table:table-cell>
          <table:table-cell office:value-type="string" calcext:value-type="string">
            <text:p>Ты хочешь, чтобы я сорвал{|а} его для тебя?</text:p>
          </table:table-cell>
        </table:table-row>
        <table:table-row table:style-name="ro1">
          <table:table-cell office:value-type="float" office:value="210108" calcext:value-type="float">
            <text:p>210108</text:p>
          </table:table-cell>
          <table:table-cell office:value-type="string" calcext:value-type="string">
            <text:p>Я долж{ен|на} съесть этот гриб?</text:p>
          </table:table-cell>
        </table:table-row>
        <table:table-row table:style-name="ro1">
          <table:table-cell office:value-type="float" office:value="210112" calcext:value-type="float">
            <text:p>210112</text:p>
          </table:table-cell>
          <table:table-cell office:value-type="string" calcext:value-type="string">
            <text:p>Здравствуй, мо{й спаситель|я спасительница}! Вижу, ты съел{|а} эти странные, но чудесные грибы и я смог проникнуть в твой сон! Да, ты спишь, не удивляйся, таков эффект этих грибов, что ты начинаешь грезить наяву. Ты не бойся, это ненадолго и не сможет повредить твоему здоровью. Зато теперь я смогу рассказать тебе обо всём, что со мной случилось...</text:p>
          </table:table-cell>
        </table:table-row>
        <table:table-row table:style-name="ro1">
          <table:table-cell office:value-type="float" office:value="210115" calcext:value-type="float">
            <text:p>210115</text:p>
          </table:table-cell>
          <table:table-cell office:value-type="string" calcext:value-type="string">
            <text:p>Да, я как раз ждал{|а} этого рассказа.</text:p>
          </table:table-cell>
        </table:table-row>
        <table:table-row table:style-name="ro1">
          <table:table-cell office:value-type="float" office:value="210117" calcext:value-type="float">
            <text:p>210117</text:p>
          </table:table-cell>
          <table:table-cell office:value-type="string" calcext:value-type="string">
            <text:p>Я вновь полон сил... Пожалуйста, путн{ик|ица}, выслушай меня.</text:p>
          </table:table-cell>
        </table:table-row>
        <table:table-row table:style-name="ro1">
          <table:table-cell office:value-type="float" office:value="210122" calcext:value-type="float">
            <text:p>210122</text:p>
          </table:table-cell>
          <table:table-cell office:value-type="string" calcext:value-type="string">
            <text:p>Ты спас{|ла} моих товарищей? Почему-то я не чувствую никаких изменений!</text:p>
          </table:table-cell>
        </table:table-row>
        <table:table-row table:style-name="ro1">
          <table:table-cell office:value-type="float" office:value="210123" calcext:value-type="float">
            <text:p>210123</text:p>
          </table:table-cell>
          <table:table-cell office:value-type="string" calcext:value-type="string">
            <text:p>Ну не знаю... Десяток мертвяков я уничтожил{|а}.</text:p>
          </table:table-cell>
        </table:table-row>
        <table:table-row table:style-name="ro1">
          <table:table-cell office:value-type="float" office:value="210125" calcext:value-type="float">
            <text:p>210125</text:p>
          </table:table-cell>
          <table:table-cell office:value-type="string" calcext:value-type="string">
            <text:p>Вои{н|тельница}! Возможно для меня ещё не всё потеряно... Я всё не оставляю надежду освободиться! И для этого мне потребуется твоя помощь! В этом склепе в одной из комнат есть загадочные существа - стражи. Похоже, они охраняют некое запертое помещение. Я бы хотел, чтобы ты наш{ел|ла} их и узнал{|а}, есть ли возможность освободить мою душу. Полагаю, что они могут знать способ...</text:p>
          </table:table-cell>
        </table:table-row>
        <table:table-row table:style-name="ro1">
          <table:table-cell office:value-type="float" office:value="210130" calcext:value-type="float">
            <text:p>210130</text:p>
          </table:table-cell>
          <table:table-cell office:value-type="string" calcext:value-type="string">
            <text:p>Вои{н|тельница}, что привело тебя ко мне? Не так уж часто смертные появляются в этом склепе... Что-то случилось?</text:p>
          </table:table-cell>
        </table:table-row>
        <table:table-row table:style-name="ro1">
          <table:table-cell office:value-type="float" office:value="210131" calcext:value-type="float">
            <text:p>210131</text:p>
          </table:table-cell>
          <table:table-cell office:value-type="string" calcext:value-type="string">
            <text:p>Да, видите ли, дело в том, что я встретил{|а} в подземелье странную Душу Воина. Этот призрак сказал мне, что никак не может освободиться и покинуть этот склеп. Похоже, его что-то удерживает, и он считает, что Вы можете знать, что именно.</text:p>
          </table:table-cell>
        </table:table-row>
        <table:table-row table:style-name="ro1">
          <table:table-cell office:value-type="float" office:value="210132" calcext:value-type="float">
            <text:p>210132</text:p>
          </table:table-cell>
          <table:table-cell office:value-type="string" calcext:value-type="string">
            <text:p>Знать... Да, пожалуй я знаю. Но вот желаешь ли ты сам{|а} освободить этого призрака? Всё ли ты знаешь о нём? Нет? Уверен{|а} ли ты, что тебе стоит знать ответы? Хорошо подумай, прежде чем мне ответить и возвращайся.</text:p>
          </table:table-cell>
        </table:table-row>
        <table:table-row table:style-name="ro1">
          <table:table-cell office:value-type="float" office:value="210139" calcext:value-type="float">
            <text:p>210139</text:p>
          </table:table-cell>
          <table:table-cell office:value-type="string" calcext:value-type="string">
            <text:p>Нет, пожалуй, к чужим секретам я не готов{|а}.</text:p>
          </table:table-cell>
        </table:table-row>
        <table:table-row table:style-name="ro1">
          <table:table-cell office:value-type="float" office:value="210140" calcext:value-type="float">
            <text:p>210140</text:p>
          </table:table-cell>
          <table:table-cell office:value-type="string" calcext:value-type="string">
            <text:p>Что же, тогда слушай. Это было полторы сотни лет назад. Тогда это место ещё не было склепом, в котором бродят умертвия... Да я и сам был живым. Тут находился монастырь, один из самых славных и известных монастырей не то что округи, но и всего мира Элинор. Мы с братьями жили в покаянии и изучении тайн природы... Нам даже удалось достичь в этом некоторых успехов... Успехов, которые, как оказалось, привлекли к нам внимание шакалов. Однажды в двери нашего монастыря постучалась группа усталых путников. Их одежды были такими же пыльными, как и помыслы - это мы поняли сразу, но не придали особого значения... И это стало нашей ошибкой - под покровом ночи эти воины убили всех моих братьев. Один я был оставлен в живых, чтобы помочь им в проведении какого-то чёрного ритуала. Они искали вечной жизни. А затем... Затем случилось то, что должно было - их настигла кара. Лидер отряда оказался прикован навечно к этому склепу, а его помощники превратились в ужасных мертвяков. Ты до сих пор хочешь помогать этим существам освободиться? Но, в любом случае, я хочу, чтобы ты помог{|ла} и мне. Возьми этот флакон и с заговорённой жидкостью. Окропи ей тела всех моих павших братьев. Лишь тогда мы продолжим наш разговор.</text:p>
          </table:table-cell>
        </table:table-row>
        <table:table-row table:style-name="ro1">
          <table:table-cell office:value-type="float" office:value="210141" calcext:value-type="float">
            <text:p>210141</text:p>
          </table:table-cell>
          <table:table-cell office:value-type="string" calcext:value-type="string">
            <text:p>Да, я готов{|а} выслушать, какой бы мрачной тайной это ни было.</text:p>
          </table:table-cell>
        </table:table-row>
        <table:table-row table:style-name="ro1">
          <table:table-cell office:value-type="float" office:value="210148" calcext:value-type="float">
            <text:p>210148</text:p>
          </table:table-cell>
          <table:table-cell office:value-type="string" calcext:value-type="string">
            <text:p>Что же, тогда слушай. Это было полторы сотни лет назад. Тогда это место ещё не было склепом, в котором бродят умертвия... Да я и сам был живым. Тут находился монастырь, один из самых славных и известных монастырей не то что округи, но и всего мира Элинор. Мы с братьями жили в покаянии и изучении тайн природы... Нам даже удалось достичь в этом некоторых успехов... Успехов, которые, как оказалось, привлекли к нам внимание шакалов. Однажды в двери нашего монастыря постучалась группа усталых путников. Их одежды были такими же пыльными, как и помыслы - это мы поняли сразу, но не придали особого значения... И это стало нашей ошибкой - под покровом ночи эти воины убили всех моих братьев. Один я был оставлен в живых, чтобы помочь им в проведении какого-то чёрного ритуала. Они искали вечной жизни. А затем... Затем случилось то, что должно было - их настигла кара. Лидер отряда оказался прикован навечно к этому склепу, а его помощники превратились в ужасных мертвяков. Ты до сих пор хочешь помогать этим существам освободиться? Но, в любом случае, я хочу, чтобы ты помог{|ла} и мне. Возьми этот флакон с заговорённой жидкостью. Окропи ей тела всех моих павших братьев. Лишь тогда мы продолжим наш разговор.</text:p>
          </table:table-cell>
        </table:table-row>
        <table:table-row table:style-name="ro1">
          <table:table-cell office:value-type="float" office:value="210152" calcext:value-type="float">
            <text:p>210152</text:p>
          </table:table-cell>
          <table:table-cell office:value-type="string" calcext:value-type="string">
            <text:p>Я передумал{|а}, после Вашего рассказа у меня пропало желание помогать этому призраку.</text:p>
          </table:table-cell>
        </table:table-row>
        <table:table-row table:style-name="ro1">
          <table:table-cell office:value-type="float" office:value="210157" calcext:value-type="float">
            <text:p>210157</text:p>
          </table:table-cell>
          <table:table-cell office:value-type="string" calcext:value-type="string">
            <text:p>Вои{н|тельница}! Не хочешь принять участие в Великом Праздновании всей нашей расы?</text:p>
          </table:table-cell>
        </table:table-row>
        <table:table-row table:style-name="ro1">
          <table:table-cell office:value-type="float" office:value="210158" calcext:value-type="float">
            <text:p>210158</text:p>
          </table:table-cell>
          <table:table-cell office:value-type="string" calcext:value-type="string">
            <text:p>О, всего ничего! Ты долж{ен|на} будешь разнести вот эти бочонки с пивом жителям деревни и её окраин.\n</text:p>
          </table:table-cell>
        </table:table-row>
        <table:table-row table:style-name="ro1">
          <table:table-cell office:value-type="float" office:value="210159" calcext:value-type="float">
            <text:p>210159</text:p>
          </table:table-cell>
          <table:table-cell office:value-type="string" calcext:value-type="string">
            <text:p>Я готов{|а} принять участие в празднике по такому поводу! Что я долж{ен|на} сделать?</text:p>
          </table:table-cell>
        </table:table-row>
        <table:table-row table:style-name="ro1">
          <table:table-cell office:value-type="float" office:value="210160" calcext:value-type="float">
            <text:p>210160</text:p>
          </table:table-cell>
          <table:table-cell office:value-type="string" calcext:value-type="string">
            <text:p>Простите меня, староста, но я очень занят{|а}.</text:p>
          </table:table-cell>
        </table:table-row>
        <table:table-row table:style-name="ro1">
          <table:table-cell office:value-type="float" office:value="210164" calcext:value-type="float">
            <text:p>210164</text:p>
          </table:table-cell>
          <table:table-cell office:value-type="string" calcext:value-type="string">
            <text:p>С чем пожаловал{ Воин|а Воительница}? Пивко? Чудесно! Благодарю!</text:p>
          </table:table-cell>
        </table:table-row>
        <table:table-row table:style-name="ro1">
          <table:table-cell office:value-type="float" office:value="210168" calcext:value-type="float">
            <text:p>210168</text:p>
          </table:table-cell>
          <table:table-cell office:value-type="string" calcext:value-type="string">
            <text:p>Ну что, Вои{н|тельница}, удалось разнести все пять бочонков?</text:p>
          </table:table-cell>
        </table:table-row>
        <table:table-row table:style-name="ro1">
          <table:table-cell office:value-type="float" office:value="210171" calcext:value-type="float">
            <text:p>210171</text:p>
          </table:table-cell>
          <table:table-cell office:value-type="string" calcext:value-type="string">
            <text:p>Вои{н|тельница}! Всё ли ты обдумал{|а}? Уверен{|а} ли ты в том, что собираешься освободить этого злобного призрака?</text:p>
          </table:table-cell>
        </table:table-row>
        <table:table-row table:style-name="ro1">
          <table:table-cell office:value-type="float" office:value="210175" calcext:value-type="float">
            <text:p>210175</text:p>
          </table:table-cell>
          <table:table-cell office:value-type="string" calcext:value-type="string">
            <text:p>Нет, я передумал{|а}. Вы абсолютно правы, не стоит отпускать на волю столь запятнавшего себя человека. Пусть его муки дляться вечно.</text:p>
          </table:table-cell>
        </table:table-row>
        <table:table-row table:style-name="ro1">
          <table:table-cell office:value-type="float" office:value="210176" calcext:value-type="float">
            <text:p>210176</text:p>
          </table:table-cell>
          <table:table-cell office:value-type="string" calcext:value-type="string">
            <text:p>Это твой выбор. Да будет так. Для того, чтобы освободить этого несчастного, ты будешь долж{ен|на} проникнуть в портал перед тобой и провести ритуал освобождения, стирая в определённой последовательности руны, изображённые на камнях алтаря.</text:p>
          </table:table-cell>
        </table:table-row>
        <table:table-row table:style-name="ro1">
          <table:table-cell office:value-type="float" office:value="210177" calcext:value-type="float">
            <text:p>210177</text:p>
          </table:table-cell>
          <table:table-cell office:value-type="string" calcext:value-type="string">
            <text:p>{Друг мой|Подруга}, прошу тебя, помоги мне.</text:p>
          </table:table-cell>
        </table:table-row>
        <table:table-row table:style-name="ro1">
          <table:table-cell office:value-type="float" office:value="210180" calcext:value-type="float">
            <text:p>210180</text:p>
          </table:table-cell>
          <table:table-cell office:value-type="string" calcext:value-type="string">
            <text:p>Видишь ли... От старосты пришло распоряжение помогать в сражениях в Соли-Доре. То есть всякий Воин должен отправиться в этот полуразрушенный город и сражаться с врагами нашей расы! Так вот, я не против принять участие в войне, но сил маловато... Пожалуйста, не мог{|ла} бы ты выполнить этот долг за меня?</text:p>
          </table:table-cell>
        </table:table-row>
        <table:table-row table:style-name="ro1">
          <table:table-cell office:value-type="float" office:value="210181" calcext:value-type="float">
            <text:p>210181</text:p>
          </table:table-cell>
          <table:table-cell office:value-type="string" calcext:value-type="string">
            <text:p>Прости меня, я сейчас слишком занят{|а}.</text:p>
          </table:table-cell>
        </table:table-row>
        <table:table-row table:style-name="ro1">
          <table:table-cell office:value-type="float" office:value="210182" calcext:value-type="float">
            <text:p>210182</text:p>
          </table:table-cell>
          <table:table-cell office:value-type="string" calcext:value-type="string">
            <text:p>Ну вот, мне уже рассказали, что ты в Соли-Доре сражал{ся|ась}, как зверь! Спасибо тебе.</text:p>
          </table:table-cell>
        </table:table-row>
        <table:table-row table:style-name="ro1">
          <table:table-cell office:value-type="float" office:value="210184" calcext:value-type="float">
            <text:p>210184</text:p>
          </table:table-cell>
          <table:table-cell office:value-type="string" calcext:value-type="string">
            <text:p>Добро пожаловать в наш монастырь, Вои{н|тельница}! Это замечательно, что тебе удалось добраться до столь удалённых мест. Похоже, что ты просто потерял{ся|ась} в своих странствиях... Но это и не мудрено, ведь окружающие леса на редкость густы, а горы высоки. Даже каждому из нас, жителей этой скромной обители, иногда случалось заплутать в окрестностях. Но твоё появление даже мне на руку! Прошу тебя, не мог{|ла} бы ты помочь мне?</text:p>
          </table:table-cell>
        </table:table-row>
        <table:table-row table:style-name="ro1">
          <table:table-cell office:value-type="float" office:value="210187" calcext:value-type="float">
            <text:p>210187</text:p>
          </table:table-cell>
          <table:table-cell office:value-type="string" calcext:value-type="string">
            <text:p>Простите, но я бы сначала хотел{|а} осмотреться.</text:p>
          </table:table-cell>
        </table:table-row>
        <table:table-row table:style-name="ro1">
          <table:table-cell office:value-type="float" office:value="210189" calcext:value-type="float">
            <text:p>210189</text:p>
          </table:table-cell>
          <table:table-cell office:value-type="string" calcext:value-type="string">
            <text:p>Благодарю тебя, Вои{н|тельница}! Я видел с крыльца, ты храбро сражал{ся|ась} с этими мерзкими тварями! Теперь мой сад спасён! Скажи мне, почему ты решил{|а} помочь мне?</text:p>
          </table:table-cell>
        </table:table-row>
        <table:table-row table:style-name="ro1">
          <table:table-cell office:value-type="float" office:value="210192" calcext:value-type="float">
            <text:p>210192</text:p>
          </table:table-cell>
          <table:table-cell office:value-type="string" calcext:value-type="string">
            <text:p>Послушай меня, Вои{н|тельница}! Видишь ли, пауки - это не единственная наша проблема. Всего несколько дней назад на монастырь напали сектанты... Это странные люди, поклоняющиеся каким-то тёмным существам. Отразить-то их нападения мы можем без труда... Но нам не дозволено убивать. Даже жизни таких тёмных существ для нас священны. Поэтому нам нужна твоя помощь.</text:p>
          </table:table-cell>
        </table:table-row>
        <table:table-row table:style-name="ro1">
          <table:table-cell office:value-type="float" office:value="210194" calcext:value-type="float">
            <text:p>210194</text:p>
          </table:table-cell>
          <table:table-cell office:value-type="string" calcext:value-type="string">
            <text:p>Ну не обязательно! Ты можешь их только оглушить... Просто, скажем так, для тебя случайно переусердствовать не будет трагично, а мне придётся покинуть монастырь... Вот я бы хотел, чтобы ты добыл{|а} меч одного из их воинов для брата Зиндуна, развивающего боевые умения братьев. И брата Зиндуна, и воинов ты сможешь найти по ту сторону ворот.</text:p>
          </table:table-cell>
        </table:table-row>
        <table:table-row table:style-name="ro1">
          <table:table-cell office:value-type="float" office:value="210195" calcext:value-type="float">
            <text:p>210195</text:p>
          </table:table-cell>
          <table:table-cell office:value-type="string" calcext:value-type="string">
            <text:p>И я долж{ен|на} убивать их для Вас?</text:p>
          </table:table-cell>
        </table:table-row>
        <table:table-row table:style-name="ro1">
          <table:table-cell office:value-type="float" office:value="210196" calcext:value-type="float">
            <text:p>210196</text:p>
          </table:table-cell>
          <table:table-cell office:value-type="string" calcext:value-type="string">
            <text:p>Я готов{|а} Вам помочь!</text:p>
          </table:table-cell>
        </table:table-row>
        <table:table-row table:style-name="ro1">
          <table:table-cell office:value-type="float" office:value="210197" calcext:value-type="float">
            <text:p>210197</text:p>
          </table:table-cell>
          <table:table-cell office:value-type="string" calcext:value-type="string">
            <text:p>Здравствуй, незнаком{ец|ка}. Похоже, ты нов{енький|енькая} в монастыре. Чем я могу помочь тебе?</text:p>
          </table:table-cell>
        </table:table-row>
        <table:table-row table:style-name="ro1">
          <table:table-cell office:value-type="float" office:value="210198" calcext:value-type="float">
            <text:p>210198</text:p>
          </table:table-cell>
          <table:table-cell office:value-type="string" calcext:value-type="string">
            <text:p>Нет, это я приш{ел|ла} помочь Вам. Вот, я добыл{|а} для Вас меч одного из воинов-сектантов, по просьбе брата Родина.</text:p>
          </table:table-cell>
        </table:table-row>
        <table:table-row table:style-name="ro1">
          <table:table-cell office:value-type="float" office:value="210201" calcext:value-type="float">
            <text:p>210201</text:p>
          </table:table-cell>
          <table:table-cell office:value-type="string" calcext:value-type="string">
            <text:p>Это тебе правильно показалось! Это письмо необычайно важно, ты молодец, что принес{|ла} его!</text:p>
          </table:table-cell>
        </table:table-row>
        <table:table-row table:style-name="ro1">
          <table:table-cell office:value-type="float" office:value="210204" calcext:value-type="float">
            <text:p>210204</text:p>
          </table:table-cell>
          <table:table-cell office:value-type="string" calcext:value-type="string">
            <text:p>Беда, Вои{н|тельница}! Видимо, твоё появление в этом месте было предначертано... Благодаря письму, которое тебе удалось достать, мы можем с уверенностью сказать, что за этими приверженцами культа стоит некая зловещая сила. Неспроста они появились в нашем монастыре... Если судить по этим планам, их нападение подготавливалось несколько лет и сейчас только его первая стадия. Мы должны что-то сделать, чтобы предотвратить его воплощение!</text:p>
          </table:table-cell>
        </table:table-row>
        <table:table-row table:style-name="ro1">
          <table:table-cell office:value-type="float" office:value="210205" calcext:value-type="float">
            <text:p>210205</text:p>
          </table:table-cell>
          <table:table-cell office:value-type="string" calcext:value-type="string">
            <text:p>Отнеси найденное тобой письмо брату Кологору. Он находится в следующей комнате. Но будь осторож{ен|на}, похоже эти культисты сумели произнести какое-то заклинание, и теперь вся та комната полна призраков. Ты долж{ен|на} убить хотя бы 5 из них, чтобы пробиться к брату Кологору.</text:p>
          </table:table-cell>
        </table:table-row>
        <table:table-row table:style-name="ro1">
          <table:table-cell office:value-type="float" office:value="210206" calcext:value-type="float">
            <text:p>210206</text:p>
          </table:table-cell>
          <table:table-cell office:value-type="string" calcext:value-type="string">
            <text:p>Простите, но я сейчас слишком занят{|а} другими делами.</text:p>
          </table:table-cell>
        </table:table-row>
        <table:table-row table:style-name="ro1">
          <table:table-cell office:value-type="float" office:value="210209" calcext:value-type="float">
            <text:p>210209</text:p>
          </table:table-cell>
          <table:table-cell office:value-type="string" calcext:value-type="string">
            <text:p>Здравствуй, путни{к|ца}! Что привело тебя ко мне? Прости, что не могу пригласить за стол, но у нас тут не прибрано...</text:p>
          </table:table-cell>
        </table:table-row>
        <table:table-row table:style-name="ro1">
          <table:table-cell office:value-type="float" office:value="210210" calcext:value-type="float">
            <text:p>210210</text:p>
          </table:table-cell>
          <table:table-cell office:value-type="string" calcext:value-type="string">
            <text:p>Он тебя правильно направил... Дай это письмо мне. Так, ну что же, чего-то похожего я и ожидал... Благодарю тебя за помощь, путни{к|ца}. Твоя служба была поистине неоценима для нашего храма.</text:p>
          </table:table-cell>
        </table:table-row>
        <table:table-row table:style-name="ro1">
          <table:table-cell office:value-type="float" office:value="210217" calcext:value-type="float">
            <text:p>210217</text:p>
          </table:table-cell>
          <table:table-cell office:value-type="string" calcext:value-type="string">
            <text:p>Здравствуй. Я видел, как ты храбро сражал{ся|ась} с рыцарями. Благодарю тебя, теперь моя библиотека будет свободнее.</text:p>
          </table:table-cell>
        </table:table-row>
        <table:table-row table:style-name="ro1">
          <table:table-cell office:value-type="float" office:value="210219" calcext:value-type="float">
            <text:p>210219</text:p>
          </table:table-cell>
          <table:table-cell office:value-type="string" calcext:value-type="string">
            <text:p>Здравствуйте, Туор. Я приш{ел|ла} к Вам от Кологора. Он сказал, что, возможно, Вы сможете узнать мотивы нападающих культистов... Вот, я добыл{|а} для Вас том магической энциклопедии. Может быть, это поможет?</text:p>
          </table:table-cell>
        </table:table-row>
        <table:table-row table:style-name="ro1">
          <table:table-cell office:value-type="float" office:value="210220" calcext:value-type="float">
            <text:p>210220</text:p>
          </table:table-cell>
          <table:table-cell office:value-type="string" calcext:value-type="string">
            <text:p>Вои{н|тельница}! У меня ужасные новости! Звёзды сказали мне истину о мотивах повелителя этих тёмных культистов. Наш монастырь должен стать лишь первой точкой на пути их завоеваний. Волна их войск должна прокатиться по всем землям мира Элинор, захватывая один город за другим. Это крайне важно! Необходимо сообщить это известие брату-настоятелю!</text:p>
          </table:table-cell>
        </table:table-row>
        <table:table-row table:style-name="ro1">
          <table:table-cell office:value-type="float" office:value="210224" calcext:value-type="float">
            <text:p>210224</text:p>
          </table:table-cell>
          <table:table-cell office:value-type="string" calcext:value-type="string">
            <text:p>Боюсь, я пока не готов{|а}.</text:p>
          </table:table-cell>
        </table:table-row>
        <table:table-row table:style-name="ro1">
          <table:table-cell office:value-type="float" office:value="210225" calcext:value-type="float">
            <text:p>210225</text:p>
          </table:table-cell>
          <table:table-cell office:value-type="string" calcext:value-type="string">
            <text:p>Здравствуй, Вои{н|тельница}. Не надо лишних слов, я и так уже знаю, что ты хотел{|а} сказать. Твои глаза сказали мне об этом. Что же, ты принес{|ла} поистине печальные вести... Но вместе с тем с тобой пришла и надежда. Она всегда тенью следует за вестниками тревог и волнений. Не бойся, не гоже тебе бояться грядущих испытаний... Ведь именно твоя судьба может перевесить колеблющиеся чаши весов. Иди же в портал, Вои{н|тельница}, и пусть твой путь будет удачным, ведь именно с тобой в мир Элинор придёт надежда.</text:p>
          </table:table-cell>
        </table:table-row>
        <table:table-row table:style-name="ro1">
          <table:table-cell office:value-type="float" office:value="210227" calcext:value-type="float">
            <text:p>210227</text:p>
          </table:table-cell>
          <table:table-cell office:value-type="string" calcext:value-type="string">
            <text:p>Вои{тель|тельница}, хочу предложить тебе весьма выгодную сделку. У меня в сокровищнице хранится уникальное оружие древних богов. Я готов обменять его на твои 30000 Орденов Славы. У тебя же есть это количество?</text:p>
          </table:table-cell>
        </table:table-row>
        <table:table-row table:style-name="ro1">
          <table:table-cell office:value-type="float" office:value="210232" calcext:value-type="float">
            <text:p>210232</text:p>
          </table:table-cell>
          <table:table-cell office:value-type="string" calcext:value-type="string">
            <text:p>Нет, это слишком много... Я не готов{|а} к таким обменам.</text:p>
          </table:table-cell>
        </table:table-row>
        <table:table-row table:style-name="ro1">
          <table:table-cell office:value-type="float" office:value="210233" calcext:value-type="float">
            <text:p>210233</text:p>
          </table:table-cell>
          <table:table-cell office:value-type="string" calcext:value-type="string">
            <text:p>Воооииитееель{|ница}, ты верно служил{|а} мне и моему мастеру... Но я хочу предложить тебе новую службу. И даже награда у меня заготовлена подходящая - третий магазин!</text:p>
          </table:table-cell>
        </table:table-row>
        <table:table-row table:style-name="ro1">
          <table:table-cell office:value-type="float" office:value="210235" calcext:value-type="float">
            <text:p>210235</text:p>
          </table:table-cell>
          <table:table-cell office:value-type="string" calcext:value-type="string">
            <text:p>Вои{н|тельница}! Время близится! Уже не так далёк день нашей победы в этой бесконечной войне! Наши войска сильны, а дух крепок! Вои{н|тельница}, хочешь ли ты принять участие в параде в честь нашей грядущей победы и древних побед всех великих воинов других миров.</text:p>
          </table:table-cell>
        </table:table-row>
        <table:table-row table:style-name="ro1">
          <table:table-cell office:value-type="float" office:value="210237" calcext:value-type="float">
            <text:p>210237</text:p>
          </table:table-cell>
          <table:table-cell office:value-type="string" calcext:value-type="string">
            <text:p>Знаешь, этого не так уж и мало! Будь готов{|а} к тому, что наши враги будут пытаться тебе помешать...</text:p>
          </table:table-cell>
        </table:table-row>
        <table:table-row table:style-name="ro1">
          <table:table-cell office:value-type="float" office:value="210238" calcext:value-type="float">
            <text:p>210238</text:p>
          </table:table-cell>
          <table:table-cell office:value-type="string" calcext:value-type="string">
            <text:p>Замечательно! Ты понимаешь, что от тебя требуется? Ты, как и многие другие бойцы будешь долж{ен|на} с высоко поднятой головой пройти маршем по развалинам Соли-Дора и добраться до самого логова врага, а затем вернуться.</text:p>
          </table:table-cell>
        </table:table-row>
        <table:table-row table:style-name="ro1">
          <table:table-cell office:value-type="float" office:value="210241" calcext:value-type="float">
            <text:p>210241</text:p>
          </table:table-cell>
          <table:table-cell office:value-type="string" calcext:value-type="string">
            <text:p>Ну что расскажешь, Вои{н|тельница}? Прогулки на свежем воздухе идут на пользу? Парад прошёл успешно?</text:p>
          </table:table-cell>
        </table:table-row>
        <table:table-row table:style-name="ro1">
          <table:table-cell office:value-type="float" office:value="210242" calcext:value-type="float">
            <text:p>210242</text:p>
          </table:table-cell>
          <table:table-cell office:value-type="string" calcext:value-type="string">
            <text:p>Хорошо же. Вот, у меня даже есть для тебя награда. Бьюсь об заклад, таких чудесных знаков ты ещё не видел{|а}!\n</text:p>
          </table:table-cell>
        </table:table-row>
        <table:table-row table:style-name="ro1">
          <table:table-cell office:value-type="float" office:value="210243" calcext:value-type="float">
            <text:p>210243</text:p>
          </table:table-cell>
          <table:table-cell office:value-type="string" calcext:value-type="string">
            <text:p>Ну если не считать десятка нападений, которые мне удалось отразить... То я завершил{|а} Ваше поручение без особых происшествий.</text:p>
          </table:table-cell>
        </table:table-row>
        <table:table-row table:style-name="ro1">
          <table:table-cell office:value-type="float" office:value="210244" calcext:value-type="float">
            <text:p>210244</text:p>
          </table:table-cell>
          <table:table-cell office:value-type="string" calcext:value-type="string">
            <text:p>Вои{н|тельница}... Я хочу поручить тебе одно дело. Необычайно важное и серьёзное.</text:p>
          </table:table-cell>
        </table:table-row>
        <table:table-row table:style-name="ro1">
          <table:table-cell office:value-type="float" office:value="210246" calcext:value-type="float">
            <text:p>210246</text:p>
          </table:table-cell>
          <table:table-cell office:value-type="string" calcext:value-type="string">
            <text:p>Боюсь я пока не готов{|а} к этому.</text:p>
          </table:table-cell>
        </table:table-row>
        <table:table-row table:style-name="ro1">
          <table:table-cell office:value-type="float" office:value="210247" calcext:value-type="float">
            <text:p>210247</text:p>
          </table:table-cell>
          <table:table-cell office:value-type="string" calcext:value-type="string">
            <text:p>Я понял{|а} Вас...</text:p>
          </table:table-cell>
        </table:table-row>
        <table:table-row table:style-name="ro1">
          <table:table-cell office:value-type="float" office:value="210250" calcext:value-type="float">
            <text:p>210250</text:p>
          </table:table-cell>
          <table:table-cell office:value-type="string" calcext:value-type="string">
            <text:p>Так вот, ближе к делу. Я хочу, чтобы ты добыл{|а} в сражениях в Соли-Доре три десятка тюльпанов, а затем отнес{|ла} их семьям всех, кто пострадал в войне. Но сначала принеси мне цветы.</text:p>
          </table:table-cell>
        </table:table-row>
        <table:table-row table:style-name="ro1">
          <table:table-cell office:value-type="float" office:value="210251" calcext:value-type="float">
            <text:p>210251</text:p>
          </table:table-cell>
          <table:table-cell office:value-type="string" calcext:value-type="string">
            <text:p>Ты принес{|ла} мне цветы. Очень хорошо. Сейчас мы их отсортируем...</text:p>
          </table:table-cell>
        </table:table-row>
        <table:table-row table:style-name="ro1">
          <table:table-cell office:value-type="float" office:value="210262" calcext:value-type="float">
            <text:p>210262</text:p>
          </table:table-cell>
          <table:table-cell office:value-type="string" calcext:value-type="string">
            <text:p>Отнес{|ла} все цветы? Хорошо, вот ещё несколько.</text:p>
          </table:table-cell>
        </table:table-row>
        <table:table-row table:style-name="ro1">
          <table:table-cell office:value-type="float" office:value="210263" calcext:value-type="float">
            <text:p>210263</text:p>
          </table:table-cell>
          <table:table-cell office:value-type="string" calcext:value-type="string">
            <text:p>Вижу, ты хорошо потрудил{ся|ась}...</text:p>
          </table:table-cell>
        </table:table-row>
        <table:table-row table:style-name="ro1">
          <table:table-cell office:value-type="float" office:value="210266" calcext:value-type="float">
            <text:p>210266</text:p>
          </table:table-cell>
          <table:table-cell office:value-type="string" calcext:value-type="string">
            <text:p>Вои{н|тельница}, я вижу тебе удалось освободить сотню жизней, заточенных в Башне Отчаяния. Вот, возьми этот знак в награду.%=1840%\n</text:p>
          </table:table-cell>
        </table:table-row>
        <table:table-row table:style-name="ro1">
          <table:table-cell office:value-type="float" office:value="210270" calcext:value-type="float">
            <text:p>210270</text:p>
          </table:table-cell>
          <table:table-cell office:value-type="string" calcext:value-type="string">
            <text:p>Вижу, Вои{н|тельница}, тебе удалось зарядить энергией жизней монстров эту шкатулку. Желаешь ли ты, чтобы я её распечатал?</text:p>
          </table:table-cell>
        </table:table-row>
        <table:table-row table:style-name="ro1">
          <table:table-cell office:value-type="float" office:value="210273" calcext:value-type="float">
            <text:p>210273</text:p>
          </table:table-cell>
          <table:table-cell office:value-type="string" calcext:value-type="string">
            <text:p>Вои{тель|тельница}, чем я могу тебе помочь?</text:p>
          </table:table-cell>
        </table:table-row>
        <table:table-row table:style-name="ro1">
          <table:table-cell office:value-type="float" office:value="210276" calcext:value-type="float">
            <text:p>210276</text:p>
          </table:table-cell>
          <table:table-cell office:value-type="string" calcext:value-type="string">
            <text:p>Ничем, простите, что я вас побеспокоил{|а}.</text:p>
          </table:table-cell>
        </table:table-row>
        <table:table-row table:style-name="ro1">
          <table:table-cell office:value-type="float" office:value="210279" calcext:value-type="float">
            <text:p>210279</text:p>
          </table:table-cell>
          <table:table-cell office:value-type="string" calcext:value-type="string">
            <text:p>Вои{н|тельница}, с какими мыслями ты тревожишь меня на этот раз?</text:p>
          </table:table-cell>
        </table:table-row>
        <table:table-row table:style-name="ro1">
          <table:table-cell office:value-type="float" office:value="210285" calcext:value-type="float">
            <text:p>210285</text:p>
          </table:table-cell>
          <table:table-cell office:value-type="string" calcext:value-type="string">
            <text:p>Конечно... Ты же не од{ин|на} этим будешь заниматься, а вместе с кланом! Так что трудности не должно составить. Если рассказывать подробнее... То тебе предстоит сражаться с монстрами Башни Отчаяния и освобождать их души от гнёта вечной жизни. Когда убьёшь сотню приходи, я дам тебе %1840%. Дополнительно к этому я хочу, чтобы ты отнес{|ла} вот эту сферу и окунул{|а} её в воды Оазиса Омакшан и прибрежные волны Западного и Восточного морей и колодцы в Оазисе и Соли-Доре. И это ты долж{ен|на} будешь совершить 3000 раз, успев уложиться за полчаса. Кроме всего этого, от каждого из бойцов Вашего клана потребуется за полчаса сразиться с семью Аномалиями, Кобольдами, Слизнями, Личей и Допельгангерами и зарядить вот эту шкатулку их энергией.\n%=1840,1860,1857%</text:p>
          </table:table-cell>
        </table:table-row>
        <table:table-row table:style-name="ro1">
          <table:table-cell office:value-type="float" office:value="210286" calcext:value-type="float">
            <text:p>210286</text:p>
          </table:table-cell>
          <table:table-cell office:value-type="string" calcext:value-type="string">
            <text:p>Постой, это ещё не всё. Понимаешь, мо{й помощник|я помощница}, тебе в будущем потребуется новое, куда более удобное средство перемещения, чем твои ноги! Устал{|а}, небось, всё сапогами мерить? Ну вот я решил позаботиться о тебе! Принеси мне ещё %1861%, %1862%, %1863%, %1864%, всё в количестве 3000 штук.</text:p>
          </table:table-cell>
        </table:table-row>
        <table:table-row table:style-name="ro1">
          <table:table-cell office:value-type="float" office:value="210289" calcext:value-type="float">
            <text:p>210289</text:p>
          </table:table-cell>
          <table:table-cell office:value-type="string" calcext:value-type="string">
            <text:p>Я бы хотел{|а} сначала всё хорошо обдумать...</text:p>
          </table:table-cell>
        </table:table-row>
        <table:table-row table:style-name="ro1">
          <table:table-cell office:value-type="float" office:value="210292" calcext:value-type="float">
            <text:p>210292</text:p>
          </table:table-cell>
          <table:table-cell office:value-type="string" calcext:value-type="string">
            <text:p>Ну а ты чего ожидал{|а}? Серьёзная награда - серьёзное задание. Вот и закончилась цепочка моих заданий. Силой данной мне Хранителем Острова я открываю твоему клану третью магическую лавку.</text:p>
          </table:table-cell>
        </table:table-row>
        <table:table-row table:style-name="ro1">
          <table:table-cell office:value-type="float" office:value="210293" calcext:value-type="float">
            <text:p>210293</text:p>
          </table:table-cell>
          <table:table-cell office:value-type="string" calcext:value-type="string">
            <text:p>Вои{н|тельница}, ты же помнишь, что без разрешения на добычу ресурсов ты не сможешь ничего достать в подземелье? Кроме того, данный документ позволяет получать больше отработанных аккумуляторов большой емкости.</text:p>
          </table:table-cell>
        </table:table-row>
        <table:table-row table:style-name="ro1">
          <table:table-cell office:value-type="float" office:value="210297" calcext:value-type="float">
            <text:p>210297</text:p>
          </table:table-cell>
          <table:table-cell office:value-type="string" calcext:value-type="string">
            <text:p>Вои{н|тельница}, я вижу тебя что-то гнетёт. Позволишь моим корням угадать твою печаль? Ты тревожишься из-за распечатанной шкатулки?</text:p>
          </table:table-cell>
        </table:table-row>
        <table:table-row table:style-name="ro1">
          <table:table-cell office:value-type="float" office:value="210301" calcext:value-type="float">
            <text:p>210301</text:p>
          </table:table-cell>
          <table:table-cell office:value-type="string" calcext:value-type="string">
            <text:p>Да, Вы правы... Дело в ней... Я бы хотел{|а} распечатать ещё одну. Моим товарищам из клана это необходимо...</text:p>
          </table:table-cell>
        </table:table-row>
        <table:table-row table:style-name="ro1">
          <table:table-cell office:value-type="float" office:value="210302" calcext:value-type="float">
            <text:p>210302</text:p>
          </table:table-cell>
          <table:table-cell office:value-type="string" calcext:value-type="string">
            <text:p>Ну что же, я могу тебе помочь. Если хочешь, я выдам тебе новую. Но для этого тебе придётся заплатить мне 500 золотых за Маску Отчаяния и подождать 2 месяца, пока она не раствориться, очищая твою душу. Ты готов{|а} к этому?\n%=1856,1866%\n</text:p>
          </table:table-cell>
        </table:table-row>
        <table:table-row table:style-name="ro1">
          <table:table-cell office:value-type="float" office:value="210305" calcext:value-type="float">
            <text:p>210305</text:p>
          </table:table-cell>
          <table:table-cell office:value-type="string" calcext:value-type="string">
            <text:p>Вот и подошёл срок. Ты готов{|а}, Воитель{|ница}, заново зарядить шкатулку?</text:p>
          </table:table-cell>
        </table:table-row>
        <table:table-row table:style-name="ro1">
          <table:table-cell office:value-type="float" office:value="210306" calcext:value-type="float">
            <text:p>210306</text:p>
          </table:table-cell>
          <table:table-cell office:value-type="string" calcext:value-type="string">
            <text:p>Да, я готов{|а}.</text:p>
          </table:table-cell>
        </table:table-row>
        <table:table-row table:style-name="ro1">
          <table:table-cell office:value-type="float" office:value="210307" calcext:value-type="float">
            <text:p>210307</text:p>
          </table:table-cell>
          <table:table-cell office:value-type="string" calcext:value-type="string">
            <text:p>Пожалуйста подождите, я пока не готов{|а} к этому.</text:p>
          </table:table-cell>
        </table:table-row>
        <table:table-row table:style-name="ro1">
          <table:table-cell office:value-type="float" office:value="210312" calcext:value-type="float">
            <text:p>210312</text:p>
          </table:table-cell>
          <table:table-cell office:value-type="string" calcext:value-type="string">
            <text:p>Я бы хотел{|а} обменять управляющую схему Гадзога.</text:p>
          </table:table-cell>
        </table:table-row>
        <table:table-row table:style-name="ro1">
          <table:table-cell office:value-type="float" office:value="210314" calcext:value-type="float">
            <text:p>210314</text:p>
          </table:table-cell>
          <table:table-cell office:value-type="string" calcext:value-type="string">
            <text:p>Я бы хотел{|а} обменять железы Скрабба.</text:p>
          </table:table-cell>
        </table:table-row>
        <table:table-row table:style-name="ro1">
          <table:table-cell office:value-type="float" office:value="210315" calcext:value-type="float">
            <text:p>210315</text:p>
          </table:table-cell>
          <table:table-cell office:value-type="string" calcext:value-type="string">
            <text:p>Я бы хотел{|а} обменять плащ Тёмного Властелина.</text:p>
          </table:table-cell>
        </table:table-row>
        <table:table-row table:style-name="ro1">
          <table:table-cell office:value-type="float" office:value="210316" calcext:value-type="float">
            <text:p>210316</text:p>
          </table:table-cell>
          <table:table-cell office:value-type="string" calcext:value-type="string">
            <text:p>Я бы хотел{|а} обменять усики Королевы Гуудов.</text:p>
          </table:table-cell>
        </table:table-row>
        <table:table-row table:style-name="ro1">
          <table:table-cell office:value-type="float" office:value="210318" calcext:value-type="float">
            <text:p>210318</text:p>
          </table:table-cell>
          <table:table-cell office:value-type="string" calcext:value-type="string">
            <text:p>Я бы хотел{|а} обменять шкуру Подземного охотника.</text:p>
          </table:table-cell>
        </table:table-row>
        <table:table-row table:style-name="ro1">
          <table:table-cell office:value-type="float" office:value="210332" calcext:value-type="float">
            <text:p>210332</text:p>
          </table:table-cell>
          <table:table-cell office:value-type="string" calcext:value-type="string">
            <text:p>Так, Вои{н|тельница}, поступаешь в моё распоряжение до особых приказов Ярована. Мне срочно нужна твоя помощь. Думаю, ты уже знаешь, что в подземельях появились новые монстры. И мы о них ничего не знаем... Конечно, рано или поздно наши маги вычислят, и откуда они взялись, и что у них за цели. Но пока они раскладывают свои магические книги, мы обойдёмся своими силами. Так, солдат?!</text:p>
          </table:table-cell>
        </table:table-row>
        <table:table-row table:style-name="ro1">
          <table:table-cell office:value-type="float" office:value="210340" calcext:value-type="float">
            <text:p>210340</text:p>
          </table:table-cell>
          <table:table-cell office:value-type="string" calcext:value-type="string">
            <text:p>Так, Вои{н|тельница}, поступаешь в моё распоряжение до особых приказов Надума. Мне срочно нужна твоя помощь. Думаю, ты уже знаешь, что в подземельях появились новые монстры. И мы о них ничего не знаем... Конечно, рано или поздно наши учёные вычислят, и откуда они взялись, и что у них за цели. Но пока они проводят свои эксперименты, мы обойдёмся своими силами. Так, Вои{н|тельница}?!</text:p>
          </table:table-cell>
        </table:table-row>
        <table:table-row table:style-name="ro1">
          <table:table-cell office:value-type="float" office:value="210349" calcext:value-type="float">
            <text:p>210349</text:p>
          </table:table-cell>
          <table:table-cell office:value-type="string" calcext:value-type="string">
            <text:p>Вои{н|тельница}, у меня для тебя есть новое поручение. На этот раз я хочу, чтобы ты достал{|а} предводительницу Дриад. Эта проклятая тварь уничтожила десяток наших отборных бойцов! Но ты же справишься! Так, солдат?!</text:p>
          </table:table-cell>
        </table:table-row>
        <table:table-row table:style-name="ro1">
          <table:table-cell office:value-type="float" office:value="210354" calcext:value-type="float">
            <text:p>210354</text:p>
          </table:table-cell>
          <table:table-cell office:value-type="string" calcext:value-type="string">
            <text:p>Вои{н|тельница}, у меня для тебя есть новое поручение. На этот раз я хочу, чтобы ты достал{|а} предводительницу Дриад. Эта проклятая тварь уничтожила десяток наших отборных бойцов! Но ты же справишься! Так, Вои{н|тельница}?!</text:p>
          </table:table-cell>
        </table:table-row>
        <table:table-row table:style-name="ro1">
          <table:table-cell office:value-type="float" office:value="210357" calcext:value-type="float">
            <text:p>210357</text:p>
          </table:table-cell>
          <table:table-cell office:value-type="string" calcext:value-type="string">
            <text:p>С возвращением, Вои{н|тельница}. Докладывай.</text:p>
          </table:table-cell>
        </table:table-row>
        <table:table-row table:style-name="ro1">
          <table:table-cell office:value-type="float" office:value="210358" calcext:value-type="float">
            <text:p>210358</text:p>
          </table:table-cell>
          <table:table-cell office:value-type="string" calcext:value-type="string">
            <text:p>Мне удалось найти эту предводительницу Дриад. И даже удалось победить, хоть это и было сложновато... Противник она трудный, постоянно пользуется силами окружающих растений, поэтому первое, что я сделал{|а} - выж{ег|гла} всю траву и кустарники в окрестностях.</text:p>
          </table:table-cell>
        </table:table-row>
        <table:table-row table:style-name="ro1">
          <table:table-cell office:value-type="float" office:value="210364" calcext:value-type="float">
            <text:p>210364</text:p>
          </table:table-cell>
          <table:table-cell office:value-type="string" calcext:value-type="string">
            <text:p>Пожалуй я пока не готов{|а} к такому поручению..</text:p>
          </table:table-cell>
        </table:table-row>
        <table:table-row table:style-name="ro1">
          <table:table-cell office:value-type="float" office:value="210365" calcext:value-type="float">
            <text:p>210365</text:p>
          </table:table-cell>
          <table:table-cell office:value-type="string" calcext:value-type="string">
            <text:p>Вои{н|тельница}, что ты думаешь о Ботах-подрывниках? Ладно, не трудись с ответом... Тебе предстоит весьма сложное задание... Добыть у одного из них заряд взрывчатки.</text:p>
          </table:table-cell>
        </table:table-row>
        <table:table-row table:style-name="ro1">
          <table:table-cell office:value-type="float" office:value="210369" calcext:value-type="float">
            <text:p>210369</text:p>
          </table:table-cell>
          <table:table-cell office:value-type="string" calcext:value-type="string">
            <text:p>Воитель{|ница}, мою голову посетила потрясающая идея! Пока что я не хочу тебе её рассказывать. Не то, чтобы я был суеверен, но кто его знает... Лучше перестраховаться и не рассказывать подробно идею, пока она так далека от воплощения. В любом случае, мне потребуется твоя помощь. Возможно, ты и сам{|а} догадаешься...</text:p>
          </table:table-cell>
        </table:table-row>
        <table:table-row table:style-name="ro1">
          <table:table-cell office:value-type="float" office:value="210370" calcext:value-type="float">
            <text:p>210370</text:p>
          </table:table-cell>
          <table:table-cell office:value-type="string" calcext:value-type="string">
            <text:p>Простите, я пока не готов{|а} к такому поручению...</text:p>
          </table:table-cell>
        </table:table-row>
        <table:table-row table:style-name="ro1">
          <table:table-cell office:value-type="float" office:value="210378" calcext:value-type="float">
            <text:p>210378</text:p>
          </table:table-cell>
          <table:table-cell office:value-type="string" calcext:value-type="string">
            <text:p>Несомненно, Вои{н|тельница}, несомненно!</text:p>
          </table:table-cell>
        </table:table-row>
        <table:table-row table:style-name="ro1">
          <table:table-cell office:value-type="float" office:value="210380" calcext:value-type="float">
            <text:p>210380</text:p>
          </table:table-cell>
          <table:table-cell office:value-type="string" calcext:value-type="string">
            <text:p>Вои{н|тельница}, я хочу предложить тебе одно весьма специфическое задание... Тебе предстоит проявить свои возможности и доказать свою силу. Я хочу, чтобы ты поохотил{ся|ась} на медведей.</text:p>
          </table:table-cell>
        </table:table-row>
        <table:table-row table:style-name="ro1">
          <table:table-cell office:value-type="float" office:value="210386" calcext:value-type="float">
            <text:p>210386</text:p>
          </table:table-cell>
          <table:table-cell office:value-type="string" calcext:value-type="string">
            <text:p>Вои{н|тельница}, я хочу предложить тебе одно весьма специфическое задание... Тебе предстоит проявить свои возможности и доказать свою силу. Я хочу, чтобы ты поохотил{ся|ась} на кристаллических птиц.</text:p>
          </table:table-cell>
        </table:table-row>
        <table:table-row table:style-name="ro1">
          <table:table-cell office:value-type="float" office:value="210390" calcext:value-type="float">
            <text:p>210390</text:p>
          </table:table-cell>
          <table:table-cell office:value-type="string" calcext:value-type="string">
            <text:p>Ну что, принес{|ла} мне медвежьи когти? Давай их сюда. Спасибо. Надеюсь это поручение останется только между нами?</text:p>
          </table:table-cell>
        </table:table-row>
        <table:table-row table:style-name="ro1">
          <table:table-cell office:value-type="float" office:value="210391" calcext:value-type="float">
            <text:p>210391</text:p>
          </table:table-cell>
          <table:table-cell office:value-type="string" calcext:value-type="string">
            <text:p>Ну что, принес{|ла} мне кристаллическую кровь? Давай её сюда. Спасибо. Надеюсь это поручение останется только между нами?</text:p>
          </table:table-cell>
        </table:table-row>
        <table:table-row table:style-name="ro1">
          <table:table-cell office:value-type="float" office:value="210394" calcext:value-type="float">
            <text:p>210394</text:p>
          </table:table-cell>
          <table:table-cell office:value-type="string" calcext:value-type="string">
            <text:p>Здравствуй, Воин. Позволь представиться. Я Мигуэль, мастер-ювелир. Скажи, есть ли у тебя профессия, которой ты был{|а} бы готов{|а} посвятить свою жизнь?</text:p>
          </table:table-cell>
        </table:table-row>
        <table:table-row table:style-name="ro1">
          <table:table-cell office:value-type="float" office:value="210397" calcext:value-type="float">
            <text:p>210397</text:p>
          </table:table-cell>
          <table:table-cell office:value-type="string" calcext:value-type="string">
            <text:p>Здравствуйте, Мигуэль. Нет, пока что я не определил{ся|ась} с выбором. А почему Вы спрашиваете?</text:p>
          </table:table-cell>
        </table:table-row>
        <table:table-row table:style-name="ro1">
          <table:table-cell office:value-type="float" office:value="210398" calcext:value-type="float">
            <text:p>210398</text:p>
          </table:table-cell>
          <table:table-cell office:value-type="string" calcext:value-type="string">
            <text:p>Для меня будет большой честью обучаться у Вас. Что мне нужно сделать? Долж{ен|на} ли я как-то доказать свое желание учиться у Вас?</text:p>
          </table:table-cell>
        </table:table-row>
        <table:table-row table:style-name="ro1">
          <table:table-cell office:value-type="float" office:value="210401" calcext:value-type="float">
            <text:p>210401</text:p>
          </table:table-cell>
          <table:table-cell office:value-type="string" calcext:value-type="string">
            <text:p>Здравствуй, Воин. Позволь представиться. Я Крагтос, мастер-ювелир. Скажи, есть ли у тебя профессия, которой ты был{|а} бы готов{|а} посвятить свою жизнь?</text:p>
          </table:table-cell>
        </table:table-row>
        <table:table-row table:style-name="ro1">
          <table:table-cell office:value-type="float" office:value="210404" calcext:value-type="float">
            <text:p>210404</text:p>
          </table:table-cell>
          <table:table-cell office:value-type="string" calcext:value-type="string">
            <text:p>Здравствуйте, Крагтос. Нет, пока что я не определил{ся|ась} с выбором. А почему Вы спрашиваете?</text:p>
          </table:table-cell>
        </table:table-row>
        <table:table-row table:style-name="ro1">
          <table:table-cell office:value-type="float" office:value="210408" calcext:value-type="float">
            <text:p>210408</text:p>
          </table:table-cell>
          <table:table-cell office:value-type="string" calcext:value-type="string">
            <text:p>Мигуэль, я принес{|ла} все, что Вы сказали.</text:p>
          </table:table-cell>
        </table:table-row>
        <table:table-row table:style-name="ro1">
          <table:table-cell office:value-type="float" office:value="210413" calcext:value-type="float">
            <text:p>210413</text:p>
          </table:table-cell>
          <table:table-cell office:value-type="string" calcext:value-type="string">
            <text:p>Крагтос, я принес{|ла} все, что Вы сказали.</text:p>
          </table:table-cell>
        </table:table-row>
        <table:table-row table:style-name="ro1">
          <table:table-cell office:value-type="float" office:value="210414" calcext:value-type="float">
            <text:p>210414</text:p>
          </table:table-cell>
          <table:table-cell office:value-type="string" calcext:value-type="string">
            <text:p>Здравствуй, Воин. Позволь представиться. Я Гордон, мастер-кузнец. Скажи, есть ли у тебя профессия, которой ты был{|а} бы готов{|а} посвятить свою жизнь?</text:p>
          </table:table-cell>
        </table:table-row>
        <table:table-row table:style-name="ro1">
          <table:table-cell office:value-type="float" office:value="210417" calcext:value-type="float">
            <text:p>210417</text:p>
          </table:table-cell>
          <table:table-cell office:value-type="string" calcext:value-type="string">
            <text:p>Здравствуйте, Гордон. Нет, пока что я не определил{ся|ась} с выбором. А почему Вы спрашиваете?</text:p>
          </table:table-cell>
        </table:table-row>
        <table:table-row table:style-name="ro1">
          <table:table-cell office:value-type="float" office:value="210423" calcext:value-type="float">
            <text:p>210423</text:p>
          </table:table-cell>
          <table:table-cell office:value-type="string" calcext:value-type="string">
            <text:p>Гордон, я принес{|ла} все, что Вы сказали.</text:p>
          </table:table-cell>
        </table:table-row>
        <table:table-row table:style-name="ro1">
          <table:table-cell office:value-type="float" office:value="210428" calcext:value-type="float">
            <text:p>210428</text:p>
          </table:table-cell>
          <table:table-cell office:value-type="string" calcext:value-type="string">
            <text:p>Здравствуй, Воин. Позволь представиться. Я Дхарон, мастер-кузнец. Скажи, есть ли у тебя профессия, которой ты был{|а} бы готов{|а} посвятить свою жизнь?</text:p>
          </table:table-cell>
        </table:table-row>
        <table:table-row table:style-name="ro1">
          <table:table-cell office:value-type="float" office:value="210429" calcext:value-type="float">
            <text:p>210429</text:p>
          </table:table-cell>
          <table:table-cell office:value-type="string" calcext:value-type="string">
            <text:p>Здравствуйте, Дхарон. Нет, пока что я не определил{ся|ась} с выбором. А почему Вы спрашиваете?</text:p>
          </table:table-cell>
        </table:table-row>
        <table:table-row table:style-name="ro1">
          <table:table-cell office:value-type="float" office:value="210433" calcext:value-type="float">
            <text:p>210433</text:p>
          </table:table-cell>
          <table:table-cell office:value-type="string" calcext:value-type="string">
            <text:p>Дхарон, я принес{|ла} все, что Вы сказали.</text:p>
          </table:table-cell>
        </table:table-row>
        <table:table-row table:style-name="ro1">
          <table:table-cell office:value-type="float" office:value="210434" calcext:value-type="float">
            <text:p>210434</text:p>
          </table:table-cell>
          <table:table-cell office:value-type="string" calcext:value-type="string">
            <text:p>Добро пожаловать, Учени{к|ца}. Я вижу ты уже готов{|а} cовершенствовать свои навыки в нашем ремесле. Начнем?</text:p>
          </table:table-cell>
        </table:table-row>
        <table:table-row table:style-name="ro1">
          <table:table-cell office:value-type="float" office:value="210438" calcext:value-type="float">
            <text:p>210438</text:p>
          </table:table-cell>
          <table:table-cell office:value-type="string" calcext:value-type="string">
            <text:p>Понял{|а}, руки не совать, пользоваться той штукой.</text:p>
          </table:table-cell>
        </table:table-row>
        <table:table-row table:style-name="ro1">
          <table:table-cell office:value-type="float" office:value="210441" calcext:value-type="float">
            <text:p>210441</text:p>
          </table:table-cell>
          <table:table-cell office:value-type="string" calcext:value-type="string">
            <text:p>Стой, безумн{ый|ая}, я пошутил, какие руки в печи могут быть, бери вот эту штуковину и ею аккуратно сгоняй шлак.</text:p>
          </table:table-cell>
        </table:table-row>
        <table:table-row table:style-name="ro1">
          <table:table-cell office:value-type="float" office:value="210445" calcext:value-type="float">
            <text:p>210445</text:p>
          </table:table-cell>
          <table:table-cell office:value-type="string" calcext:value-type="string">
            <text:p>Теперь дело за малым, подкатываем тележку с формой вот сюда, открываем вентель для сброса давления внутри печи и поворотом этого рычага сливаем сталь в форму, запомнил{|а}?</text:p>
          </table:table-cell>
        </table:table-row>
        <table:table-row table:style-name="ro1">
          <table:table-cell office:value-type="float" office:value="210446" calcext:value-type="float">
            <text:p>210446</text:p>
          </table:table-cell>
          <table:table-cell office:value-type="string" calcext:value-type="string">
            <text:p>Вот, теперь все готово, но это была теория, осталось совсем чуть-чуть, чтобы ты сам{|а} повторил{|а} процесс, готов{|а}?</text:p>
          </table:table-cell>
        </table:table-row>
        <table:table-row table:style-name="ro1">
          <table:table-cell office:value-type="float" office:value="210450" calcext:value-type="float">
            <text:p>210450</text:p>
          </table:table-cell>
          <table:table-cell office:value-type="string" calcext:value-type="string">
            <text:p>Да, пожалуй, я уже готов{|а}\n</text:p>
          </table:table-cell>
        </table:table-row>
        <table:table-row table:style-name="ro1">
          <table:table-cell office:value-type="float" office:value="210452" calcext:value-type="float">
            <text:p>210452</text:p>
          </table:table-cell>
          <table:table-cell office:value-type="string" calcext:value-type="string">
            <text:p>Хорошо, Сейчас я научу тебя варить сталь, надеюсь ты готов{|а}.\nДля начала тебе придется разогреть домну, обращайся с ней почтительно, я ее зову Бэллой, у нее вздорный характер, но дело свое она знает. Запоминаешь?</text:p>
          </table:table-cell>
        </table:table-row>
        <table:table-row table:style-name="ro1">
          <table:table-cell office:value-type="float" office:value="210493" calcext:value-type="float">
            <text:p>210493</text:p>
          </table:table-cell>
          <table:table-cell office:value-type="string" calcext:value-type="string">
            <text:p>Отлично, подмастерье, теперь ты во всем разобрал{ся|ась} и готов{|а} продолжить изучать профессию кузнеца, Вот тебе свиток изготовления стали, чтоб не забыть, ступай, у меня еще много дел.</text:p>
          </table:table-cell>
        </table:table-row>
        <table:table-row table:style-name="ro1">
          <table:table-cell office:value-type="float" office:value="210506" calcext:value-type="float">
            <text:p>210506</text:p>
          </table:table-cell>
          <table:table-cell office:value-type="string" calcext:value-type="string">
            <text:p>Ну вот, я тебе всё рассказал. Осталось задать тебе пару вопросов и проверить как ты усвоил{|а} материал.</text:p>
          </table:table-cell>
        </table:table-row>
        <table:table-row table:style-name="ro1">
          <table:table-cell office:value-type="float" office:value="210516" calcext:value-type="float">
            <text:p>210516</text:p>
          </table:table-cell>
          <table:table-cell office:value-type="string" calcext:value-type="string">
            <text:p>Вижу что ты ещё не готов{|а}. Начинай заново.</text:p>
          </table:table-cell>
        </table:table-row>
        <table:table-row table:style-name="ro1">
          <table:table-cell office:value-type="float" office:value="210534" calcext:value-type="float">
            <text:p>210534</text:p>
          </table:table-cell>
          <table:table-cell office:value-type="string" calcext:value-type="string">
            <text:p>Отлично, подмастерье, теперь ты во всем разобрал{ся|ась} и готов{|а} продолжить изучать профессию ювелир, Вот тебе рецепт качественной огранки изумруда, чтоб не забыть, ступай, у меня еще много дел.</text:p>
          </table:table-cell>
        </table:table-row>
        <table:table-row table:style-name="ro1">
          <table:table-cell office:value-type="float" office:value="210554" calcext:value-type="float">
            <text:p>210554</text:p>
          </table:table-cell>
          <table:table-cell office:value-type="string" calcext:value-type="string">
            <text:p>Здравствуй, Вои{н|тельница}. У меня есть для тебя задание.</text:p>
          </table:table-cell>
        </table:table-row>
        <table:table-row table:style-name="ro1">
          <table:table-cell office:value-type="float" office:value="210555" calcext:value-type="float">
            <text:p>210555</text:p>
          </table:table-cell>
          <table:table-cell office:value-type="string" calcext:value-type="string">
            <text:p>Боюсь, я не готов{|а} <text:s/>ещё к этому заданию.</text:p>
          </table:table-cell>
        </table:table-row>
        <table:table-row table:style-name="ro1">
          <table:table-cell office:value-type="float" office:value="210558" calcext:value-type="float">
            <text:p>210558</text:p>
          </table:table-cell>
          <table:table-cell office:value-type="string" calcext:value-type="string">
            <text:p>Да-да, вижу что помнишь. Твоя задача сходить на разведку и убить несколько монстров, которые там обитают. Ну что согласен{|а}?</text:p>
          </table:table-cell>
        </table:table-row>
        <table:table-row table:style-name="ro1">
          <table:table-cell office:value-type="float" office:value="210559" calcext:value-type="float">
            <text:p>210559</text:p>
          </table:table-cell>
          <table:table-cell office:value-type="string" calcext:value-type="string">
            <text:p>Ну что, убил{|а} десяток Шахтеров?</text:p>
          </table:table-cell>
        </table:table-row>
        <table:table-row table:style-name="ro1">
          <table:table-cell office:value-type="float" office:value="210562" calcext:value-type="float">
            <text:p>210562</text:p>
          </table:table-cell>
          <table:table-cell office:value-type="string" calcext:value-type="string">
            <text:p>Дорог{ой Воин|ая Воительница}, ты готов{|а} к моему заданию?</text:p>
          </table:table-cell>
        </table:table-row>
        <table:table-row table:style-name="ro1">
          <table:table-cell office:value-type="float" office:value="210563" calcext:value-type="float">
            <text:p>210563</text:p>
          </table:table-cell>
          <table:table-cell office:value-type="string" calcext:value-type="string">
            <text:p>Извените меня Виркли, но я пока не готов{|а} к этому заданию.</text:p>
          </table:table-cell>
        </table:table-row>
        <table:table-row table:style-name="ro1">
          <table:table-cell office:value-type="float" office:value="210565" calcext:value-type="float">
            <text:p>210565</text:p>
          </table:table-cell>
          <table:table-cell office:value-type="string" calcext:value-type="string">
            <text:p>Не совсем. Тебе нужно будет сразиться с шахтерами. Ну что соглас{ен|на}?</text:p>
          </table:table-cell>
        </table:table-row>
        <table:table-row table:style-name="ro1">
          <table:table-cell office:value-type="float" office:value="210569" calcext:value-type="float">
            <text:p>210569</text:p>
          </table:table-cell>
          <table:table-cell office:value-type="string" calcext:value-type="string">
            <text:p>Долго же тебя не было. Я уже начал волноваться. Ну что справил{ся|ась} с шахтерами?</text:p>
          </table:table-cell>
        </table:table-row>
        <table:table-row table:style-name="ro1">
          <table:table-cell office:value-type="float" office:value="210570" calcext:value-type="float">
            <text:p>210570</text:p>
          </table:table-cell>
          <table:table-cell office:value-type="string" calcext:value-type="string">
            <text:p>Да с шахтерами то справил{ся|ась}, но там кроме них еще куча разных монстров.</text:p>
          </table:table-cell>
        </table:table-row>
        <table:table-row table:style-name="ro1">
          <table:table-cell office:value-type="float" office:value="210572" calcext:value-type="float">
            <text:p>210572</text:p>
          </table:table-cell>
          <table:table-cell office:value-type="string" calcext:value-type="string">
            <text:p>Здравствуй, Вои{н|тельница}. Ну что отдахнул{|а}? Есть ещё одно для тебя заданиеце.</text:p>
          </table:table-cell>
        </table:table-row>
        <table:table-row table:style-name="ro1">
          <table:table-cell office:value-type="float" office:value="210573" calcext:value-type="float">
            <text:p>210573</text:p>
          </table:table-cell>
          <table:table-cell office:value-type="string" calcext:value-type="string">
            <text:p>Как{ой|ая} ты алочная. Ну скажем, пять золотых тебя устроит?</text:p>
          </table:table-cell>
        </table:table-row>
        <table:table-row table:style-name="ro1">
          <table:table-cell office:value-type="float" office:value="210577" calcext:value-type="float">
            <text:p>210577</text:p>
          </table:table-cell>
          <table:table-cell office:value-type="string" calcext:value-type="string">
            <text:p>Давай все по порядку. Корагор решил <text:s/>продолжить зачистку старой шахты от безобразия которое там поселилось. И теперь каждый, Вои{н|тельница} должны убить по 10 Огненных демонов.</text:p>
          </table:table-cell>
        </table:table-row>
        <table:table-row table:style-name="ro1">
          <table:table-cell office:value-type="float" office:value="210578" calcext:value-type="float">
            <text:p>210578</text:p>
          </table:table-cell>
          <table:table-cell office:value-type="string" calcext:value-type="string">
            <text:p>За пять золотых... Я соглас{ен|на}.</text:p>
          </table:table-cell>
        </table:table-row>
        <table:table-row table:style-name="ro1">
          <table:table-cell office:value-type="float" office:value="210579" calcext:value-type="float">
            <text:p>210579</text:p>
          </table:table-cell>
          <table:table-cell office:value-type="string" calcext:value-type="string">
            <text:p>Быстро ты с ними справил{ся|ась}.</text:p>
          </table:table-cell>
        </table:table-row>
        <table:table-row table:style-name="ro1">
          <table:table-cell office:value-type="float" office:value="210580" calcext:value-type="float">
            <text:p>210580</text:p>
          </table:table-cell>
          <table:table-cell office:value-type="string" calcext:value-type="string">
            <text:p>Да Вы шутник господин Дафур. Не совсем это было и быстро, и уж тем более, не легко. Но я сделал{|а} всё, как Вы и просили.</text:p>
          </table:table-cell>
        </table:table-row>
        <table:table-row table:style-name="ro1">
          <table:table-cell office:value-type="float" office:value="210582" calcext:value-type="float">
            <text:p>210582</text:p>
          </table:table-cell>
          <table:table-cell office:value-type="string" calcext:value-type="string">
            <text:p>Приветствую, Вои{н|тельница}. Ну что, готов{|а} к новым испытаниям?</text:p>
          </table:table-cell>
        </table:table-row>
        <table:table-row table:style-name="ro1">
          <table:table-cell office:value-type="float" office:value="210586" calcext:value-type="float">
            <text:p>210586</text:p>
          </table:table-cell>
          <table:table-cell office:value-type="string" calcext:value-type="string">
            <text:p>А предстоит тебе поход в старые шахты, ты там уже был{|а}. За выполненное задание я тебе дам, ну скажем... пять золотых. Ну что, смог я тебя заинтересовать?</text:p>
          </table:table-cell>
        </table:table-row>
        <table:table-row table:style-name="ro1">
          <table:table-cell office:value-type="float" office:value="210589" calcext:value-type="float">
            <text:p>210589</text:p>
          </table:table-cell>
          <table:table-cell office:value-type="string" calcext:value-type="string">
            <text:p>- Здравствуй Вои{н|тельница}.</text:p>
          </table:table-cell>
        </table:table-row>
        <table:table-row table:style-name="ro1">
          <table:table-cell office:value-type="float" office:value="210590" calcext:value-type="float">
            <text:p>210590</text:p>
          </table:table-cell>
          <table:table-cell office:value-type="string" calcext:value-type="string">
            <text:p>Мастер, это самые ужасные вести, которые я только слышал{|а}!!!</text:p>
          </table:table-cell>
        </table:table-row>
        <table:table-row table:style-name="ro1">
          <table:table-cell office:value-type="float" office:value="210598" calcext:value-type="float">
            <text:p>210598</text:p>
          </table:table-cell>
          <table:table-cell office:value-type="string" calcext:value-type="string">
            <text:p>До нас дошли истории о подвигах, которые ты совершил{|а} на просторах этого мира. Мы поняли, что нам нужна твоя помощь.</text:p>
          </table:table-cell>
        </table:table-row>
        <table:table-row table:style-name="ro1">
          <table:table-cell office:value-type="float" office:value="210600" calcext:value-type="float">
            <text:p>210600</text:p>
          </table:table-cell>
          <table:table-cell office:value-type="string" calcext:value-type="string">
            <text:p>Для продолжения работы над защитой от яда, заполнившего подземелья нам нужно, чтобы ты сначала освободил{|а} несколько выработок от монстров, которые там расплодились в неимоверном количестве.</text:p>
          </table:table-cell>
        </table:table-row>
        <table:table-row table:style-name="ro1">
          <table:table-cell office:value-type="float" office:value="210601" calcext:value-type="float">
            <text:p>210601</text:p>
          </table:table-cell>
          <table:table-cell office:value-type="string" calcext:value-type="string">
            <text:p>Что же я должен{|а} сделать?</text:p>
          </table:table-cell>
        </table:table-row>
        <table:table-row table:style-name="ro1">
          <table:table-cell office:value-type="float" office:value="210602" calcext:value-type="float">
            <text:p>210602</text:p>
          </table:table-cell>
          <table:table-cell office:value-type="string" calcext:value-type="string">
            <text:p>Это прекрасно, что ты горишь таким желанием нам помочь. Но не все сразу, убив 10 огненных демонов, ты должен{|а} будешь подняться ко мне, и я скажу тебе, что делать дальше.</text:p>
          </table:table-cell>
        </table:table-row>
        <table:table-row table:style-name="ro1">
          <table:table-cell office:value-type="float" office:value="210606" calcext:value-type="float">
            <text:p>210606</text:p>
          </table:table-cell>
          <table:table-cell office:value-type="string" calcext:value-type="string">
            <text:p>Ну, это не так сложно я готов{|а} убить хоть всех, если награда покажется мне достаточной.</text:p>
          </table:table-cell>
        </table:table-row>
        <table:table-row table:style-name="ro1">
          <table:table-cell office:value-type="float" office:value="210609" calcext:value-type="float">
            <text:p>210609</text:p>
          </table:table-cell>
          <table:table-cell office:value-type="string" calcext:value-type="string">
            <text:p>За пять <text:s/>золотых, я даже готов{|а} спать в этом костюме. Давай награду и вещай, что делать дальше.</text:p>
          </table:table-cell>
        </table:table-row>
        <table:table-row table:style-name="ro1">
          <table:table-cell office:value-type="float" office:value="210616" calcext:value-type="float">
            <text:p>210616</text:p>
          </table:table-cell>
          <table:table-cell office:value-type="string" calcext:value-type="string">
            <text:p>Теперь ты должен{|на} спуститься вниз и убить десять Вуглускров. Кстати, нам удалось собрать немного материалов на очищенных тобой территориях и мы немного усовершенствовали твой костюм, когда вернешься, я тебе расскажу каким образом.</text:p>
          </table:table-cell>
        </table:table-row>
        <table:table-row table:style-name="ro1">
          <table:table-cell office:value-type="float" office:value="210617" calcext:value-type="float">
            <text:p>210617</text:p>
          </table:table-cell>
          <table:table-cell office:value-type="string" calcext:value-type="string">
            <text:p>Придышал{ся|ась} я к этому запаху, полегче стало.</text:p>
          </table:table-cell>
        </table:table-row>
        <table:table-row table:style-name="ro1">
          <table:table-cell office:value-type="float" office:value="210619" calcext:value-type="float">
            <text:p>210619</text:p>
          </table:table-cell>
          <table:table-cell office:value-type="string" calcext:value-type="string">
            <text:p>{Друг мой|Подруга моя}, похоже, для тебя в этой жизни ничто так прекрасно не пахнет, как деньги.</text:p>
          </table:table-cell>
        </table:table-row>
        <table:table-row table:style-name="ro1">
          <table:table-cell office:value-type="float" office:value="210624" calcext:value-type="float">
            <text:p>210624</text:p>
          </table:table-cell>
          <table:table-cell office:value-type="string" calcext:value-type="string">
            <text:p>Привет Мастер, я выполнил{|а} твое поручение. Расскажите же мне, что Вы сделали с этим костюмом? Я ощущаю в нем поразительную работоспособность, мне хочется улыбаться всему миру и помогать всем и каждому!!!!</text:p>
          </table:table-cell>
        </table:table-row>
        <table:table-row table:style-name="ro1">
          <table:table-cell office:value-type="float" office:value="210626" calcext:value-type="float">
            <text:p>210626</text:p>
          </table:table-cell>
          <table:table-cell office:value-type="string" calcext:value-type="string">
            <text:p>Ну деньги ты все-таки возьми, ты их честно заработал{|а}, а что мы сделали с костюмом, я тебе расскажу в следующий раз.</text:p>
          </table:table-cell>
        </table:table-row>
        <table:table-row table:style-name="ro1">
          <table:table-cell office:value-type="float" office:value="210627" calcext:value-type="float">
            <text:p>210627</text:p>
          </table:table-cell>
          <table:table-cell office:value-type="string" calcext:value-type="string">
            <text:p>Вернул{ся|ась}...</text:p>
          </table:table-cell>
        </table:table-row>
        <table:table-row table:style-name="ro1">
          <table:table-cell office:value-type="float" office:value="210628" calcext:value-type="float">
            <text:p>210628</text:p>
          </table:table-cell>
          <table:table-cell office:value-type="string" calcext:value-type="string">
            <text:p>Ну раз ты так{ой|ая} нетерпелив{ый|ая}, убей десять Скраббонов.</text:p>
          </table:table-cell>
        </table:table-row>
        <table:table-row table:style-name="ro1">
          <table:table-cell office:value-type="float" office:value="210632" calcext:value-type="float">
            <text:p>210632</text:p>
          </table:table-cell>
          <table:table-cell office:value-type="string" calcext:value-type="string">
            <text:p>О, окей, я побежал{|а}.</text:p>
          </table:table-cell>
        </table:table-row>
        <table:table-row table:style-name="ro1">
          <table:table-cell office:value-type="float" office:value="210633" calcext:value-type="float">
            <text:p>210633</text:p>
          </table:table-cell>
          <table:table-cell office:value-type="string" calcext:value-type="string">
            <text:p>Постой, ты награду забыл{|а}.</text:p>
          </table:table-cell>
        </table:table-row>
        <table:table-row table:style-name="ro1">
          <table:table-cell office:value-type="float" office:value="210636" calcext:value-type="float">
            <text:p>210636</text:p>
          </table:table-cell>
          <table:table-cell office:value-type="string" calcext:value-type="string">
            <text:p>Хорошо мастер, я побежал{|а}.</text:p>
          </table:table-cell>
        </table:table-row>
        <table:table-row table:style-name="ro1">
          <table:table-cell office:value-type="float" office:value="210638" calcext:value-type="float">
            <text:p>210638</text:p>
          </table:table-cell>
          <table:table-cell office:value-type="string" calcext:value-type="string">
            <text:p>Потом будет - потом. Выслушай меня, ты долж{ен|на} спуститься в шахты и убить 10 подземных демонов и пожалуйста, не забудь вернуться за наградой и новым заданием.</text:p>
          </table:table-cell>
        </table:table-row>
        <table:table-row table:style-name="ro1">
          <table:table-cell office:value-type="float" office:value="210642" calcext:value-type="float">
            <text:p>210642</text:p>
          </table:table-cell>
          <table:table-cell office:value-type="string" calcext:value-type="string">
            <text:p>Привет {мойгерой|моя героиня}, слухи о твоих подвигах действительно не преувеличены. Ты полностью досто{ин|йна} той награды, которую просишь. Возьми пожалуйста деньги, которые ты заработал{|а} потом и кровью.</text:p>
          </table:table-cell>
        </table:table-row>
        <table:table-row table:style-name="ro1">
          <table:table-cell office:value-type="float" office:value="210643" calcext:value-type="float">
            <text:p>210643</text:p>
          </table:table-cell>
          <table:table-cell office:value-type="string" calcext:value-type="string">
            <text:p>Мастер, простите меня за мою самонадеянность и невоспитанность. Теперь я понимаю почему я себя так чудесно чувствовал{|а} в этом костюме. Мне очень стыдно. Что я еще могу сделать для вас?</text:p>
          </table:table-cell>
        </table:table-row>
        <table:table-row table:style-name="ro1">
          <table:table-cell office:value-type="float" office:value="210647" calcext:value-type="float">
            <text:p>210647</text:p>
          </table:table-cell>
          <table:table-cell office:value-type="string" calcext:value-type="string">
            <text:p>Приветствую тебя Вои{н|тельница}. Спасибо, что ты не отказываешь нам в помощи. У меня есть для тебя новое задание.</text:p>
          </table:table-cell>
        </table:table-row>
        <table:table-row table:style-name="ro1">
          <table:table-cell office:value-type="float" office:value="210648" calcext:value-type="float">
            <text:p>210648</text:p>
          </table:table-cell>
          <table:table-cell office:value-type="string" calcext:value-type="string">
            <text:p>Что я должен{|а} сделать?</text:p>
          </table:table-cell>
        </table:table-row>
        <table:table-row table:style-name="ro1">
          <table:table-cell office:value-type="float" office:value="210649" calcext:value-type="float">
            <text:p>210649</text:p>
          </table:table-cell>
          <table:table-cell office:value-type="string" calcext:value-type="string">
            <text:p>Убив Вуглускра ты должен{|а} вырвать из его тела Стрелу тьмы, собери их 10 штук и приноси мне. Они нужны в качестве ингредиентов для зелья, очищающего воздух подземелья.</text:p>
          </table:table-cell>
        </table:table-row>
        <table:table-row table:style-name="ro1">
          <table:table-cell office:value-type="float" office:value="210650" calcext:value-type="float">
            <text:p>210650</text:p>
          </table:table-cell>
          <table:table-cell office:value-type="string" calcext:value-type="string">
            <text:p>Ты должен{|а} отправиться в подземелье убить 10 Вуглускров.</text:p>
          </table:table-cell>
        </table:table-row>
        <table:table-row table:style-name="ro1">
          <table:table-cell office:value-type="float" office:value="210651" calcext:value-type="float">
            <text:p>210651</text:p>
          </table:table-cell>
          <table:table-cell office:value-type="string" calcext:value-type="string">
            <text:p>Так что же в этом сложного??? Я это уже делал{|а}!!!</text:p>
          </table:table-cell>
        </table:table-row>
        <table:table-row table:style-name="ro1">
          <table:table-cell office:value-type="float" office:value="210652" calcext:value-type="float">
            <text:p>210652</text:p>
          </table:table-cell>
          <table:table-cell office:value-type="string" calcext:value-type="string">
            <text:p>Как успехи Вои{н|тельница}?</text:p>
          </table:table-cell>
        </table:table-row>
        <table:table-row table:style-name="ro1">
          <table:table-cell office:value-type="float" office:value="210653" calcext:value-type="float">
            <text:p>210653</text:p>
          </table:table-cell>
          <table:table-cell office:value-type="string" calcext:value-type="string">
            <text:p>Ну и видок у тебя.... В{есь|ся} серо-буро-малинов{ый|ая} и пахнешь как будто пролежал{|а} неделю в отбросах.</text:p>
          </table:table-cell>
        </table:table-row>
        <table:table-row table:style-name="ro1">
          <table:table-cell office:value-type="float" office:value="210654" calcext:value-type="float">
            <text:p>210654</text:p>
          </table:table-cell>
          <table:table-cell office:value-type="string" calcext:value-type="string">
            <text:p>Ну, надеюсь от Шахтеров не будет так мерзко пахнуть. Я пошел{|а}.</text:p>
          </table:table-cell>
        </table:table-row>
        <table:table-row table:style-name="ro1">
          <table:table-cell office:value-type="float" office:value="210661" calcext:value-type="float">
            <text:p>210661</text:p>
          </table:table-cell>
          <table:table-cell office:value-type="string" calcext:value-type="string">
            <text:p>Мастер, я выполнил{|а} Ваше задание, держите полный комплект. Хочу у Вас спросить, а почему одно стекло в них желтое, а другое красное?</text:p>
          </table:table-cell>
        </table:table-row>
        <table:table-row table:style-name="ro1">
          <table:table-cell office:value-type="float" office:value="210663" calcext:value-type="float">
            <text:p>210663</text:p>
          </table:table-cell>
          <table:table-cell office:value-type="string" calcext:value-type="string">
            <text:p>У них особенное зрение, они видят все более объемным, чем видим мы, поэтому и охотиться на них сложнее. Спасибо, держи свою награду. Ты готов{|а} вновь спуститься в шахты?</text:p>
          </table:table-cell>
        </table:table-row>
        <table:table-row table:style-name="ro1">
          <table:table-cell office:value-type="float" office:value="210664" calcext:value-type="float">
            <text:p>210664</text:p>
          </table:table-cell>
          <table:table-cell office:value-type="string" calcext:value-type="string">
            <text:p>О да, конечно, что я должен{|а} добыть для Вас?</text:p>
          </table:table-cell>
        </table:table-row>
        <table:table-row table:style-name="ro1">
          <table:table-cell office:value-type="float" office:value="210667" calcext:value-type="float">
            <text:p>210667</text:p>
          </table:table-cell>
          <table:table-cell office:value-type="string" calcext:value-type="string">
            <text:p>Оно ждет свою красавицу писанную и всегда должно быть наготове. Но будь острожен{|а}, цветок очень ядовит, только в руках истинной дочери царя он теряет это свойство.</text:p>
          </table:table-cell>
        </table:table-row>
        <table:table-row table:style-name="ro1">
          <table:table-cell office:value-type="float" office:value="210668" calcext:value-type="float">
            <text:p>210668</text:p>
          </table:table-cell>
          <table:table-cell office:value-type="string" calcext:value-type="string">
            <text:p>Не оставила ли тебя удача {мой герой|моя героиня}?</text:p>
          </table:table-cell>
        </table:table-row>
        <table:table-row table:style-name="ro1">
          <table:table-cell office:value-type="float" office:value="210670" calcext:value-type="float">
            <text:p>210670</text:p>
          </table:table-cell>
          <table:table-cell office:value-type="string" calcext:value-type="string">
            <text:p>Ну что делать, такова жизнь. Либо мы, либо они. Готов{|а} ли ты выполнить очередное мое поручение?</text:p>
          </table:table-cell>
        </table:table-row>
        <table:table-row table:style-name="ro1">
          <table:table-cell office:value-type="float" office:value="210677" calcext:value-type="float">
            <text:p>210677</text:p>
          </table:table-cell>
          <table:table-cell office:value-type="string" calcext:value-type="string">
            <text:p>Нужно собрать Огненную Сущность демона, <text:s/>будь острож{ен|на} она так и норовит ускользнуть!</text:p>
          </table:table-cell>
        </table:table-row>
        <table:table-row table:style-name="ro1">
          <table:table-cell office:value-type="float" office:value="210681" calcext:value-type="float">
            <text:p>210681</text:p>
          </table:table-cell>
          <table:table-cell office:value-type="string" calcext:value-type="string">
            <text:p>Ну это не так страшно, ты готов{|а} к следующему заданию?</text:p>
          </table:table-cell>
        </table:table-row>
        <table:table-row table:style-name="ro1">
          <table:table-cell office:value-type="float" office:value="210682" calcext:value-type="float">
            <text:p>210682</text:p>
          </table:table-cell>
          <table:table-cell office:value-type="string" calcext:value-type="string">
            <text:p>Еле выбрал{ся|ась} я из шахт в этот раз.</text:p>
          </table:table-cell>
        </table:table-row>
        <table:table-row table:style-name="ro1">
          <table:table-cell office:value-type="float" office:value="210683" calcext:value-type="float">
            <text:p>210683</text:p>
          </table:table-cell>
          <table:table-cell office:value-type="string" calcext:value-type="string">
            <text:p>Принес{|ла}, {молодец|умница}, последний, тайный ингредиент, который ты должен{|а} доставить, несколько необычен - это третий рог Подземного демона, присмотрись внимательнее к лежащему телу и ты найдешь его, принеси мне их 10 штук и у нас надеюсь будет полный набор, для очищения воздуха шахт.</text:p>
          </table:table-cell>
        </table:table-row>
        <table:table-row table:style-name="ro1">
          <table:table-cell office:value-type="float" office:value="210688" calcext:value-type="float">
            <text:p>210688</text:p>
          </table:table-cell>
          <table:table-cell office:value-type="string" calcext:value-type="string">
            <text:p>Приветствую тебя Вои{н|тельница}.</text:p>
          </table:table-cell>
        </table:table-row>
        <table:table-row table:style-name="ro1">
          <table:table-cell office:value-type="float" office:value="210694" calcext:value-type="float">
            <text:p>210694</text:p>
          </table:table-cell>
          <table:table-cell office:value-type="string" calcext:value-type="string">
            <text:p>Вернул{ся|ась}! Замечательно. Как успехи и что там происходит.</text:p>
          </table:table-cell>
        </table:table-row>
        <table:table-row table:style-name="ro1">
          <table:table-cell office:value-type="float" office:value="210695" calcext:value-type="float">
            <text:p>210695</text:p>
          </table:table-cell>
          <table:table-cell office:value-type="string" calcext:value-type="string">
            <text:p>Если честно, я чуть не потерял{|а} сознание, от жары. В костюме очень душно, так и ещё этот демон чуть не сварил меня в моем же собственном костюме! После каждого боя приходилось отступать и <text:s/>ждать, пока он хоть немного остынет. Довольно сложно держать с ним дистанцию, он очень быстро наступает опять. И все же, задание выполнено. Все 10 огненных демонов сейчас метвы.</text:p>
          </table:table-cell>
        </table:table-row>
        <table:table-row table:style-name="ro1">
          <table:table-cell office:value-type="float" office:value="210699" calcext:value-type="float">
            <text:p>210699</text:p>
          </table:table-cell>
          <table:table-cell office:value-type="string" calcext:value-type="string">
            <text:p>Вои{н|тельница}, у меня есть для тебя ещё одно задание. На этот раз тебе нужно будет убить 10 шахтеров.</text:p>
          </table:table-cell>
        </table:table-row>
        <table:table-row table:style-name="ro1">
          <table:table-cell office:value-type="float" office:value="210701" calcext:value-type="float">
            <text:p>210701</text:p>
          </table:table-cell>
          <table:table-cell office:value-type="string" calcext:value-type="string">
            <text:p>Вои{н|тельница} снова вернул{ся|ась} с победой! Замечательно! На этот раз, я даже не волновался! Что для Вас, Победитель, эти жалкие Шахтеры!? Пыль, да и только! Надеюсь, не один из них не смог нанести Вам не единого удара?</text:p>
          </table:table-cell>
        </table:table-row>
        <table:table-row table:style-name="ro1">
          <table:table-cell office:value-type="float" office:value="210704" calcext:value-type="float">
            <text:p>210704</text:p>
          </table:table-cell>
          <table:table-cell office:value-type="string" calcext:value-type="string">
            <text:p>Простите, Вои{н|тельница}, но фильтр должен быть максимально эффективным!</text:p>
          </table:table-cell>
        </table:table-row>
        <table:table-row table:style-name="ro1">
          <table:table-cell office:value-type="float" office:value="210710" calcext:value-type="float">
            <text:p>210710</text:p>
          </table:table-cell>
          <table:table-cell office:value-type="string" calcext:value-type="string">
            <text:p>Вои{н|тельница}, у меня есть для тебя очередное задание. На этот раз тебе нужно будет сразиться с 10 Горнопроходческими роботами.</text:p>
          </table:table-cell>
        </table:table-row>
        <table:table-row table:style-name="ro1">
          <table:table-cell office:value-type="float" office:value="210715" calcext:value-type="float">
            <text:p>210715</text:p>
          </table:table-cell>
          <table:table-cell office:value-type="string" calcext:value-type="string">
            <text:p>Конечно, как договаривались. Я думал{|а}, они займут больше времени, но никаких проблем не возникло. Разве что, молот пострадал, пришлось бить очень сильно, что бы наносить им серьёздные повреждения. Когда я закончил{|а} с первым - дальше все стало намного проще серия сильных ударов в голову чудище <text:s/>- и он уже никогда не сможет подняться.</text:p>
          </table:table-cell>
        </table:table-row>
        <table:table-row table:style-name="ro1">
          <table:table-cell office:value-type="float" office:value="210716" calcext:value-type="float">
            <text:p>210716</text:p>
          </table:table-cell>
          <table:table-cell office:value-type="string" calcext:value-type="string">
            <text:p>Вои{н|тельница}, поторопитесь, пожалуйста! Мне снова нужна твоя помощь. В этот раз: Скраббоны. Нужно убить 10 штук.</text:p>
          </table:table-cell>
        </table:table-row>
        <table:table-row table:style-name="ro1">
          <table:table-cell office:value-type="float" office:value="210718" calcext:value-type="float">
            <text:p>210718</text:p>
          </table:table-cell>
          <table:table-cell office:value-type="string" calcext:value-type="string">
            <text:p>Благодарю, Вои{н|тельница}! Ты отважно сражаешься.</text:p>
          </table:table-cell>
        </table:table-row>
        <table:table-row table:style-name="ro1">
          <table:table-cell office:value-type="float" office:value="210720" calcext:value-type="float">
            <text:p>210720</text:p>
          </table:table-cell>
          <table:table-cell office:value-type="string" calcext:value-type="string">
            <text:p>Вы готовы к следующему заданию, Вои{н|тельница}? Теперь, остались Подземные демоны. Да, снова 10 штук. В максимально короткий срок, пожалуйста. Сейчас, нам просто необходимо спешить как никогда раньше!</text:p>
          </table:table-cell>
        </table:table-row>
        <table:table-row table:style-name="ro1">
          <table:table-cell office:value-type="float" office:value="210721" calcext:value-type="float">
            <text:p>210721</text:p>
          </table:table-cell>
          <table:table-cell office:value-type="string" calcext:value-type="string">
            <text:p>Вои{н|тельница}, Вы же понимаете сами... Каждая минута уносит жизни наших Воинов, и мы ничего не можем с этим поделать, поэтому очень надеемся на Вас, не жалея своего времени и золота мы ищем сильных воинов, способных прикрывать наших ученых в их работе. Именно по этому, я прошу Вас - не задерживаться, и расправляться с ними как можно скорее... Вы меня понимаете?</text:p>
          </table:table-cell>
        </table:table-row>
        <table:table-row table:style-name="ro1">
          <table:table-cell office:value-type="float" office:value="210724" calcext:value-type="float">
            <text:p>210724</text:p>
          </table:table-cell>
          <table:table-cell office:value-type="string" calcext:value-type="string">
            <text:p>Вои{н|тельница}, просите мою не сдержанность в прошлый раз. Я не хотел Вас обидеть, просто каждая минута дается нам непомерно дорого. И мне больно каждый час получать отчеты с огромными списками погибших ученых. Благодаря Вашим трудам - они стали намного меньше. Вот, Ваша награда. Ещё раз, прошу прощения. Надеюсь, Вы поймете и простите меня.</text:p>
          </table:table-cell>
        </table:table-row>
        <table:table-row table:style-name="ro1">
          <table:table-cell office:value-type="float" office:value="210725" calcext:value-type="float">
            <text:p>210725</text:p>
          </table:table-cell>
          <table:table-cell office:value-type="string" calcext:value-type="string">
            <text:p>Разумеется, я не держу на Вас зла. Результат моей охоты - Ваши списки. Если есть ещё, хоть что-то, чем я могу быть Вам полез{ен|на} - немедленно приступлю к новому заданию.</text:p>
          </table:table-cell>
        </table:table-row>
        <table:table-row table:style-name="ro1">
          <table:table-cell office:value-type="float" office:value="210726" calcext:value-type="float">
            <text:p>210726</text:p>
          </table:table-cell>
          <table:table-cell office:value-type="string" calcext:value-type="string">
            <text:p>Вои{н|тельница}, спасибо за Вашу неоценимую помощь! Теперь, когда, эти мерзкие твари больше не мешают нашим ученым, мы подходим к финальной стадии исследований! И все это - Ваша заслуга! <text:s/>Мы хотим, что бы Вы, да, именно Вы помогли нам и в этот раз! При выполнении этого поручения, мы не можем полагаться на обычных наемников. Вы должны понимать, это задание чрезвычайной важности!</text:p>
          </table:table-cell>
        </table:table-row>
        <table:table-row table:style-name="ro1">
          <table:table-cell office:value-type="float" office:value="210730" calcext:value-type="float">
            <text:p>210730</text:p>
          </table:table-cell>
          <table:table-cell office:value-type="string" calcext:value-type="string">
            <text:p>Конечно, я возьмусь выполнить Ваше поручение. Что я должен{|а} сделать?</text:p>
          </table:table-cell>
        </table:table-row>
        <table:table-row table:style-name="ro1">
          <table:table-cell office:value-type="float" office:value="210731" calcext:value-type="float">
            <text:p>210731</text:p>
          </table:table-cell>
          <table:table-cell office:value-type="string" calcext:value-type="string">
            <text:p>С нетерпением жду Вашего <text:s/>возвращение, Вои{н|тельница}. И помните <text:s/>- ровно 10!</text:p>
          </table:table-cell>
        </table:table-row>
        <table:table-row table:style-name="ro1">
          <table:table-cell office:value-type="float" office:value="210734" calcext:value-type="float">
            <text:p>210734</text:p>
          </table:table-cell>
          <table:table-cell office:value-type="string" calcext:value-type="string">
            <text:p>Все 10 с Вами? В этот раз, я ожидал Вашего появления раньше. Неужели, вырезать эти стрелы тьмы оказалось настолько сложной задачей даже для Вас? Простите, просите меня, пожалуйста! Кто я такой, что бы сомневаться в возможностях и умениях {Истинного Воина|Истинной Воительницы}?! Наверное, Вас что то задержало в пути?</text:p>
          </table:table-cell>
        </table:table-row>
        <table:table-row table:style-name="ro1">
          <table:table-cell office:value-type="float" office:value="210738" calcext:value-type="float">
            <text:p>210738</text:p>
          </table:table-cell>
          <table:table-cell office:value-type="string" calcext:value-type="string">
            <text:p>Не нужно извиняться. Когда я, склонившись над телом Вуглускра стал{|а} рассматривать его лапы - ничего в них не нашел{|а}. И только через пол часа я заметил{|а} как она прячется от меня! Да, да! Вы не ослышались! Ещё через пол часа мне удалось поймать эту стрелу, но как только я положил{|а} ее в карман своей сумки - она задергалась, заметалась в нем, но через 5 минут притихла. Вот, заберите их... И передайте своим ученым, <text:s/>что бы были поосторожнее с этими штуками!</text:p>
          </table:table-cell>
        </table:table-row>
        <table:table-row table:style-name="ro1">
          <table:table-cell office:value-type="float" office:value="210740" calcext:value-type="float">
            <text:p>210740</text:p>
          </table:table-cell>
          <table:table-cell office:value-type="string" calcext:value-type="string">
            <text:p>Приветствую, Вои{н|тельница}! Очередное задание ждет тебя! Ты готов к нему, не так ли? Для нашего зелья нужно еще много ингредиентов, но в этот раз начнем мы с %2310%. Видишь ли, взгляд шахтера на протяжении долгих лет плавит стекла их очков. Как у них это выходит - науке не известно. И по этому, я вынужден просить тебя принести мне 10 этих таинственных предметов. Чем небрежнее они будут выглядеть - тем лучше. Вы готовы сделать это для нас?</text:p>
          </table:table-cell>
        </table:table-row>
        <table:table-row table:style-name="ro1">
          <table:table-cell office:value-type="float" office:value="210743" calcext:value-type="float">
            <text:p>210743</text:p>
          </table:table-cell>
          <table:table-cell office:value-type="string" calcext:value-type="string">
            <text:p>Как только я снял{|а} очки, Шахтер открыл глаза, поднялся, схватил меня за голову! Из глазниц его струился белый свет, такой яркий, что мне пришлось закрыть глаза! А он как закричит, прямо мне в ухо, да так громко, что я чуть не потерял{|а} слух «ОТДАЙ ОЧКИ»Представляете!</text:p>
          </table:table-cell>
        </table:table-row>
        <table:table-row table:style-name="ro1">
          <table:table-cell office:value-type="float" office:value="210744" calcext:value-type="float">
            <text:p>210744</text:p>
          </table:table-cell>
          <table:table-cell office:value-type="string" calcext:value-type="string">
            <text:p>Простите, не удержал{ся|ась}. Если бы Вы только видели свое лицо...</text:p>
          </table:table-cell>
        </table:table-row>
        <table:table-row table:style-name="ro1">
          <table:table-cell office:value-type="float" office:value="210745" calcext:value-type="float">
            <text:p>210745</text:p>
          </table:table-cell>
          <table:table-cell office:value-type="string" calcext:value-type="string">
            <text:p>И что? Вы ещё раз ударили его и все же отобрали очки? Сенсация! Они же могут говорить, Вы представляете, что это значит!? Сколько десятков мы уже истребили, полагая, что это страшные твари лишены интеллекта! Какой ужас, сколько тайн, сколько месторасположений старинных и забытых шахт, полных золотом может хранить их память! Я немедленно отправляюсь... <text:s/>Воин? Почему Вы смеетесь? Вы что, стало быть, непонема... Ай да молодец, ай да пошутил{|а}. Такое тонкое чувство юмора! Вот, Ваши деньги.</text:p>
          </table:table-cell>
        </table:table-row>
        <table:table-row table:style-name="ro1">
          <table:table-cell office:value-type="float" office:value="210748" calcext:value-type="float">
            <text:p>210748</text:p>
          </table:table-cell>
          <table:table-cell office:value-type="string" calcext:value-type="string">
            <text:p>С возвращением, Вои{н|тельница}! Как успехи? Расскажите мне скорее, как удалось Вам справиться с этим заданием? Вы снова воспользовались своей сумкой? Или же Ваши перчатки смогли выдержать температуру сущьности? Не томите меня, пожалуйста!</text:p>
          </table:table-cell>
        </table:table-row>
        <table:table-row table:style-name="ro1">
          <table:table-cell office:value-type="float" office:value="210753" calcext:value-type="float">
            <text:p>210753</text:p>
          </table:table-cell>
          <table:table-cell office:value-type="string" calcext:value-type="string">
            <text:p>Да, я уже сталкивал{ся|ась} с этим звоном. Даже от 5 минут такого «звона» у меня голова раскалывалась ещё <text:s/>добрых часов 5.Хорошо, я отправляюсь и принесу их для Вас..</text:p>
          </table:table-cell>
        </table:table-row>
        <table:table-row table:style-name="ro1">
          <table:table-cell office:value-type="float" office:value="210754" calcext:value-type="float">
            <text:p>210754</text:p>
          </table:table-cell>
          <table:table-cell office:value-type="string" calcext:value-type="string">
            <text:p>Что? Как ты сумел{|а} подойти настолько тихо? Я не слышу перезвона?! Или задание оказалось не по силам Вам?</text:p>
          </table:table-cell>
        </table:table-row>
        <table:table-row table:style-name="ro1">
          <table:table-cell office:value-type="float" office:value="210755" calcext:value-type="float">
            <text:p>210755</text:p>
          </table:table-cell>
          <table:table-cell office:value-type="string" calcext:value-type="string">
            <text:p>Собрать их было не просто, они звенели настолько сильно, пока были на горнопроходческом роботе, и каждый его мощный удар здоровое дезориентировал меня, но... Как только я смог{|ла} отрезать их - сразу завернул{|а} в плотный кусок выдубленной кожи, перемотав сверток с 2х сторон. Так что, звон не мог вырываться наружу. Вот, все 10 бубенчиков здесь. С Вашим заданием я справил{ся|ась}.</text:p>
          </table:table-cell>
        </table:table-row>
        <table:table-row table:style-name="ro1">
          <table:table-cell office:value-type="float" office:value="210756" calcext:value-type="float">
            <text:p>210756</text:p>
          </table:table-cell>
          <table:table-cell office:value-type="string" calcext:value-type="string">
            <text:p>Здравствуйте, Вои{н|тельница}! У Вас ещё остались силы? На этот раз, от Вас требуется встретиться со Скраббоном. Представляете, этот монстр никогда не отходит далеко от некоего %2309%, который чудесным образом возникает там, где чудовище обосновало свое логово! Нам нужны эти цветы в количестве десяти штук. Но украсть их не получиться. Скраббон не позволит Вам причинить вред цветку, сразу нападет, где бы он ни был! Наши разведчики пытались украсть его... Я не хочу что бы с Вами случилось тоже самое, поэтому прошу : сначала избавиться от монстра.</text:p>
          </table:table-cell>
        </table:table-row>
        <table:table-row table:style-name="ro1">
          <table:table-cell office:value-type="float" office:value="210764" calcext:value-type="float">
            <text:p>210764</text:p>
          </table:table-cell>
          <table:table-cell office:value-type="string" calcext:value-type="string">
            <text:p>Вои{н|тельница}! Осталось завершить сбор последнего ингредиента и <text:s/>наши ученые будут обеспечены образцами вплоть до успешного завершения исследования! И снова Вы, выручаете нас! Без Вашей неоценимой помощи ним ни за что не удалось, справиться так быстро! Благодаря Вам все обошлось без жертв с нашей стороны! Потрясающе! <text:s/>Теперь же Вам осталось добыть %2311%! Всего 10 штук. Никаких проблем возникнуть не должно. По крайней мере, не мы ни наши ученые о таковых не знаем. Возвращайтесь скорее и мы наконец-то сможет хоть немного отдохнуть.</text:p>
          </table:table-cell>
        </table:table-row>
        <table:table-row table:style-name="ro1">
          <table:table-cell office:value-type="float" office:value="210774" calcext:value-type="float">
            <text:p>210774</text:p>
          </table:table-cell>
          <table:table-cell office:value-type="string" calcext:value-type="string">
            <text:p>О, не спешите {друг мой|подруга моя}. Сначала Вам придется очень хорошо потрудиться, и избавить наш мир не от одной страшной твари, которых стало так много, в некогда бывших пустыми шахтах. Представляете себе, никаких монстров раньше небыли страшны для нас, при виде нас они все разбегались по своим норам и укрытиям! Эх, куда прошло это время, как быстро все меняется. <text:s/>Ах, простите меня, я снова увлекся. Ближе к делу. Мы хотим, что бы Вы, Воин, избавили нас от присутствия страшных монстров, которые мешают нашей работе. Из-за них мы не можем продолжать нашу работу по обработке камня! <text:s/>К тому же, наши исследования остановились по той же причине! Сейчас нам нужно собрать образцы в этом районе, что бы мы могли скорее завершить работу над защитой от этого страшного яда, который находиться там...\n</text:p>
          </table:table-cell>
        </table:table-row>
        <table:table-row table:style-name="ro1">
          <table:table-cell office:value-type="float" office:value="210778" calcext:value-type="float">
            <text:p>210778</text:p>
          </table:table-cell>
          <table:table-cell office:value-type="string" calcext:value-type="string">
            <text:p>Если честно, я чуть не потерял{|а} сознание, от жары. В костюме очень душно, так и ещё этот демон чуть не сварил меня в моем же собственном костюме! После каждого боя кожа высыхала, и сковывала движение все сильней. Очень не просто было смачивать костюм после каждого боя. И все же, задание выполнено. Все 10 огненных демонов сейчас мертвы.</text:p>
          </table:table-cell>
        </table:table-row>
        <table:table-row table:style-name="ro1">
          <table:table-cell office:value-type="float" office:value="210792" calcext:value-type="float">
            <text:p>210792</text:p>
          </table:table-cell>
          <table:table-cell office:value-type="string" calcext:value-type="string">
            <text:p>Вои{н|тельница}, надеюсь ты успел{|а} отдохнуть после предыдущего задания, потому что тебя ждёт следующее. Горнопроходческие роботы, если их в течении ближайшего времени станет меньше, хоть на десяток - законная награда обретет <text:s/>своего владельца.</text:p>
          </table:table-cell>
        </table:table-row>
        <table:table-row table:style-name="ro1">
          <table:table-cell office:value-type="float" office:value="210794" calcext:value-type="float">
            <text:p>210794</text:p>
          </table:table-cell>
          <table:table-cell office:value-type="string" calcext:value-type="string">
            <text:p>Разуметься, и чем скорее вернешсь - тем луче! Будь осторож{ен|на}, эти роботы очень опасны!</text:p>
          </table:table-cell>
        </table:table-row>
        <table:table-row table:style-name="ro1">
          <table:table-cell office:value-type="float" office:value="210797" calcext:value-type="float">
            <text:p>210797</text:p>
          </table:table-cell>
          <table:table-cell office:value-type="string" calcext:value-type="string">
            <text:p>Конечно, как договаривались. Я думал{|а}, они займут больше, но никаких проблем не возникло. Когда я закончил{|а} с первым - дальше все стало намного проще.</text:p>
          </table:table-cell>
        </table:table-row>
        <table:table-row table:style-name="ro1">
          <table:table-cell office:value-type="float" office:value="210798" calcext:value-type="float">
            <text:p>210798</text:p>
          </table:table-cell>
          <table:table-cell office:value-type="string" calcext:value-type="string">
            <text:p>Вои{н|тельница}, поторопитесь, пожалуйста! Нам снова нужна Ваша помощь. В этот раз: Скраббоны. Нужно убить 10 штук.</text:p>
          </table:table-cell>
        </table:table-row>
        <table:table-row table:style-name="ro1">
          <table:table-cell office:value-type="float" office:value="210800" calcext:value-type="float">
            <text:p>210800</text:p>
          </table:table-cell>
          <table:table-cell office:value-type="string" calcext:value-type="string">
            <text:p>Благодарю тебя, Вои{н|тельница}! Благодаря твоим стараниям, нам всякий раз становиться проще и приятнее работать! И мы, за все это время, не выбелись из графика не на одну минуту! Это воистину прекрасно! Я не стану утомлять тебя длинными беседами, и отнимать твое драгоценное время. Вот, твое золото и наша благодарность в придачу.</text:p>
          </table:table-cell>
        </table:table-row>
        <table:table-row table:style-name="ro1">
          <table:table-cell office:value-type="float" office:value="210802" calcext:value-type="float">
            <text:p>210802</text:p>
          </table:table-cell>
          <table:table-cell office:value-type="string" calcext:value-type="string">
            <text:p>Вы готовы к следующему заданию, Вои{н|тельница}? Теперь, остались подземные демоны. Да, снова 10 штук. В максимально короткий срок, пожалуйста.</text:p>
          </table:table-cell>
        </table:table-row>
        <table:table-row table:style-name="ro1">
          <table:table-cell office:value-type="float" office:value="210806" calcext:value-type="float">
            <text:p>210806</text:p>
          </table:table-cell>
          <table:table-cell office:value-type="string" calcext:value-type="string">
            <text:p>Приветствую тебя, Вои{н|тельница}. Входи и присаживайся. У меня есть к тебе разговор.</text:p>
          </table:table-cell>
        </table:table-row>
        <table:table-row table:style-name="ro1">
          <table:table-cell office:value-type="float" office:value="210808" calcext:value-type="float">
            <text:p>210808</text:p>
          </table:table-cell>
          <table:table-cell office:value-type="string" calcext:value-type="string">
            <text:p>Сегодняшней ночью из темного провала недавно открытых шахт к нашим границам приблизился необычный посланник. Нет, это был не гном! Не перебивай меня, пожалуйста. Около полуночи охранники заметили в глубине шахты крошечный огонек. Приготовившись отражать нападение людей, отряд наших часовых выступил к ним навстречу, но... Источником света оказался маленький фонарик, который держал в руках гоблин. Верно, гоблин. Ты не ослышал{ся|ась}. Все дело в том, что гоблины - это не мифические существа, жившие доселе только в наших легендах, а одна из древнейших рас Элинора! Согласно старинным преданиям Гоблины - могучая и очень хитрая раса, способная обвести вокруг пальца всякого, с кем имеет дело. К сожалению, больше мы о них ничего не знаем. Но если гоблин явился к нам по своей воле - думаю, его вынудили так поступить исключительные обстоятельства. Я хочу, чтобы ты, Вои{н|тельница}, поговорил{|а} с гоблином и выяснил{|а} цель его визита. После чего возвращайся ко мне и доложи о том, что смог{|ла} узнать.</text:p>
          </table:table-cell>
        </table:table-row>
        <table:table-row table:style-name="ro1">
          <table:table-cell office:value-type="float" office:value="210813" calcext:value-type="float">
            <text:p>210813</text:p>
          </table:table-cell>
          <table:table-cell office:value-type="string" calcext:value-type="string">
            <text:p>Уже вернул{ся|ась}? Рассказывай, что поведал тебе наш гость?</text:p>
          </table:table-cell>
        </table:table-row>
        <table:table-row table:style-name="ro1">
          <table:table-cell office:value-type="float" office:value="210815" calcext:value-type="float">
            <text:p>210815</text:p>
          </table:table-cell>
          <table:table-cell office:value-type="string" calcext:value-type="string">
            <text:p>У меня были некоторые сомнения на этот счет, но теперь ты их развеял{|а}. Видишь ли, гоблины никогда не говорили ни на одном из языков верхнего мира. Король рассказывал мне о некой книжке «%2336%». С этой книгой тебе не нужно знать языка того, с кем ты говоришь, чтобы понимать его. И все бы хорошо, вот только с момента, когда я последний раз держал ее в руках - прошло слишком много времени. Наши мастера не в силах достаточно долго сохранять продукты человеческой магии, поэтому вечно она храниться не может. И когда я нашел книгу на одной из дальних полок своей библиотеки - все, что от неё осталось, плотная и гладкая кожа переплета. Страницы превратились в пыль. Сейчас я сяду писать письмо нашему Королю. Возможно, у него сохранились записи или инструкции, касающиеся этого забытого артефакта. В то время, когда книгу создали, она не принесла особой пользы. Но теперь я очень надеюсь на успех. И в этом деле мне понадобится твоя помощь! Сейчас тебе нужно поговорить с мастером алхимиком. Скорее всего, у него должны остаться записи об изготовлении этой книги. Как только что-то узнаешь - немедленно возвращайся ко мне! %=2336%\n</text:p>
          </table:table-cell>
        </table:table-row>
        <table:table-row table:style-name="ro1">
          <table:table-cell office:value-type="float" office:value="210817" calcext:value-type="float">
            <text:p>210817</text:p>
          </table:table-cell>
          <table:table-cell office:value-type="string" calcext:value-type="string">
            <text:p>Решил{|а} заглянуть, проведать старика? Что ж, приятно! Присаживайся, говори: с чем пожаловал{|а}?</text:p>
          </table:table-cell>
        </table:table-row>
        <table:table-row table:style-name="ro1">
          <table:table-cell office:value-type="float" office:value="210822" calcext:value-type="float">
            <text:p>210822</text:p>
          </table:table-cell>
          <table:table-cell office:value-type="string" calcext:value-type="string">
            <text:p>Не дав мне договорить, он передал Вам эти бумаги. Сказал, что они помогут избавиться <text:s/>от присутствия вражеского лазутчика как можно скорее. Мастер говорил таким тоном, что я не решил{ся|ась} расспросить о причинах его тревоги.</text:p>
          </table:table-cell>
        </table:table-row>
        <table:table-row table:style-name="ro1">
          <table:table-cell office:value-type="float" office:value="210825" calcext:value-type="float">
            <text:p>210825</text:p>
          </table:table-cell>
          <table:table-cell office:value-type="string" calcext:value-type="string">
            <text:p>Благодарю! Я уже отправил письмо во дворец, нам остается только ждать ответа. Насколько я могу судить, в бумагах, что ты принес{|ла}, находится вся нужная нам информация об изготовлении, и даже часть готовых страниц! Интересно, он уже успел сделать их сам. Нужно будет расспросить его о том, чем закончилась та самая встреча с гоблином. Теперь, Вои{н|тельница}, отправляйся в башню Торадора и поговори с ее хозяином. Помнится мне, у него должен был остаться экземпляр этой книги. С ее помощью он поначалу общался с пленёнными людьми. Если хотя бы часть страниц уцелела, это сократит наше время и траты на изготовление новой книги. Постарайся не задерживаться в пути и вернуться, как только что-нибудь узнаешь.</text:p>
          </table:table-cell>
        </table:table-row>
        <table:table-row table:style-name="ro1">
          <table:table-cell office:value-type="float" office:value="210826" calcext:value-type="float">
            <text:p>210826</text:p>
          </table:table-cell>
          <table:table-cell office:value-type="string" calcext:value-type="string">
            <text:p>И правильно сделал{|а}. По его словам, когда он был ещё молод и только постигал великое искусство алхимии, ему повстречался гоблин. Но он не любит об этом вспоминать. Могу я взглянуть на бумаги?</text:p>
          </table:table-cell>
        </table:table-row>
        <table:table-row table:style-name="ro1">
          <table:table-cell office:value-type="float" office:value="210827" calcext:value-type="float">
            <text:p>210827</text:p>
          </table:table-cell>
          <table:table-cell office:value-type="string" calcext:value-type="string">
            <text:p>Приветствую тебя, Вои{н|тельница}. С чем пожаловал{|а}?</text:p>
          </table:table-cell>
        </table:table-row>
        <table:table-row table:style-name="ro1">
          <table:table-cell office:value-type="float" office:value="210830" calcext:value-type="float">
            <text:p>210830</text:p>
          </table:table-cell>
          <table:table-cell office:value-type="string" calcext:value-type="string">
            <text:p>Почтенный Торадор, я приш{ел|ла} к Вам по поручению Принца Корагора. Он просил узнать, остался ли у Вас «%2336%»?</text:p>
          </table:table-cell>
        </table:table-row>
        <table:table-row table:style-name="ro1">
          <table:table-cell office:value-type="float" office:value="210835" calcext:value-type="float">
            <text:p>210835</text:p>
          </table:table-cell>
          <table:table-cell office:value-type="string" calcext:value-type="string">
            <text:p>Кто хочет разнести мою дверь без всякого на то повода? Зачем так громко стучать? Слышу я, слышу! Не оглох ещё. Ну, говори быстро, зачем приш{ел|ла}?</text:p>
          </table:table-cell>
        </table:table-row>
        <table:table-row table:style-name="ro1">
          <table:table-cell office:value-type="float" office:value="210836" calcext:value-type="float">
            <text:p>210836</text:p>
          </table:table-cell>
          <table:table-cell office:value-type="string" calcext:value-type="string">
            <text:p>Прошу прощения, мастер Бардин. Я приш{ел|ла} к Вам от Корагора. Он интересуется, не уцелел ли у Вас «%2336%»?</text:p>
          </table:table-cell>
        </table:table-row>
        <table:table-row table:style-name="ro1">
          <table:table-cell office:value-type="float" office:value="210837" calcext:value-type="float">
            <text:p>210837</text:p>
          </table:table-cell>
          <table:table-cell office:value-type="string" calcext:value-type="string">
            <text:p>От Корагора? Ладно, заходи. Была у меня эта книга. Сейчас принесу. Как же быстро летит время, всего-то одна страница и осталась. Забери ее и скажи Принцу, что мне она не пригодилась. Это все, зачем ты приш{ел|ла}?</text:p>
          </table:table-cell>
        </table:table-row>
        <table:table-row table:style-name="ro1">
          <table:table-cell office:value-type="float" office:value="210843" calcext:value-type="float">
            <text:p>210843</text:p>
          </table:table-cell>
          <table:table-cell office:value-type="string" calcext:value-type="string">
            <text:p>Вернул{ся|ась}! Ну, говори скорее, принес{|ла} ли ты страницы?</text:p>
          </table:table-cell>
        </table:table-row>
        <table:table-row table:style-name="ro1">
          <table:table-cell office:value-type="float" office:value="210859" calcext:value-type="float">
            <text:p>210859</text:p>
          </table:table-cell>
          <table:table-cell office:value-type="string" calcext:value-type="string">
            <text:p>Конечно, Принц. Я буду максимально осторож{ен|на} и сделаю все от меня зависящее, чтобы поладить с гоблинами.</text:p>
          </table:table-cell>
        </table:table-row>
        <table:table-row table:style-name="ro1">
          <table:table-cell office:value-type="float" office:value="210860" calcext:value-type="float">
            <text:p>210860</text:p>
          </table:table-cell>
          <table:table-cell office:value-type="string" calcext:value-type="string">
            <text:p>Ужасно! Я немедленно напишу письмо в хранилище, чтобы ты смог{|ла} получить необходимый запас провизии и питьевой воды. Раз уж гоблины оказались в такой ситуации, мы просто обязаны им помочь! А если они готовы за это щедро заплатить, все воины, обладающие достаточной силой, могут отправляться к ним на помощь! Благодарю тебя, Вои{н|тельница}. И еще... Постарайся добиться расположения гоблинов, но не стоит доверять им целиком и полностью. Это очень хитрый народец. Помни об этом!</text:p>
          </table:table-cell>
        </table:table-row>
        <table:table-row table:style-name="ro1">
          <table:table-cell office:value-type="float" office:value="210863" calcext:value-type="float">
            <text:p>210863</text:p>
          </table:table-cell>
          <table:table-cell office:value-type="string" calcext:value-type="string">
            <text:p>Приветствую тебя, Вои{н|тельница}. Входи и присаживайся, у меня к тебе есть разговор.</text:p>
          </table:table-cell>
        </table:table-row>
        <table:table-row table:style-name="ro1">
          <table:table-cell office:value-type="float" office:value="210865" calcext:value-type="float">
            <text:p>210865</text:p>
          </table:table-cell>
          <table:table-cell office:value-type="string" calcext:value-type="string">
            <text:p>Сегодня ночью, из темных глубин недавно открытых шахт, к нашим границам пришел необычный посланник. Нет, это был не гном! Не перебивай меня, пожалуйста! Около полуночи охранники заметили в глубине шахты маленький огонек. Приготовившись отражать нападение гномов, отряд часовых выступил им на встречу, но... Свет исходил от маленького фонарика, который держал в руках гоблин. Да, гоблин, ты не ослышал{ся|ась}. Маленький гоблин не оказал сопротивления и под конвоем был проведён в город, где сейчас и находится. Все дело в том, что гоблины - это не мифические существа, жившие доселе только в наших легендах! Это одна из древнейших рас Элинора! Согласно древним преданиям и легендам, гоблины - могучая и очень хитрая раса, способная обвести вокруг пальца всякого, с кем имеет дело. К сожалению, больше мы о них ничего не знаем. Но если гоблин пришел к нам самостоятельно, думаю, только чрезвычайные обстоятельства вынудили его сделать это. Я хочу, что бы ты, Вои{н|тельница}, поговорил{|а} с гоблином и узнал{|а} цель его визита. После чего вернись сюда и доложи о том, что смог{|ла} узнать.</text:p>
          </table:table-cell>
        </table:table-row>
        <table:table-row table:style-name="ro1">
          <table:table-cell office:value-type="float" office:value="210873" calcext:value-type="float">
            <text:p>210873</text:p>
          </table:table-cell>
          <table:table-cell office:value-type="string" calcext:value-type="string">
            <text:p>У меня были некоторые сомнения на этот счет, но ты развеял{|а} их. Видишь ли, гоблины никогда не говорили ни на одном из языков верхнего мира. Король рассказывал мне о такой вещи, как «%2336%». С ней не нужно знать языка того, с кем ты говоришь, чтобы понимать его. И все бы хорошо, но с того момента, когда я последний раз держал книгу в руках, <text:s/>прошло слишком много времени. Наши мастера не могут долго сохранять волшебные свойства этой книги, поэтому срок ее действия <text:s/>ограничен. Когда я нашел книгу на одной из дальних полок своей библиотеки, всё, что от неё осталось - гладкая плотная кожа переплета. Страницы превратились в пыль. Сейчас я напишу письмо Королю. Может быть, у него сохранились <text:s/>записи или инструкции касательно этого забытого артефакта. Когда книгу создавали, она не принесла особой пользы. Но теперь я очень надеюсь на успех. И в этом деле мне понадобится твоя помощь! Сейчас ты отправишься к мастеру алхимику и поговоришь с ним. Скорее всего, у него сохранились записи об изготовлении книги. Как только что-то узнаешь, немедленно возвращайся ко мне! %=2336%</text:p>
          </table:table-cell>
        </table:table-row>
        <table:table-row table:style-name="ro1">
          <table:table-cell office:value-type="float" office:value="210874" calcext:value-type="float">
            <text:p>210874</text:p>
          </table:table-cell>
          <table:table-cell office:value-type="string" calcext:value-type="string">
            <text:p>Решил{|а} заглянуть, проведать старика? Что ж, приятно! Присаживайся, говори, с чем приш{ел|ла}.</text:p>
          </table:table-cell>
        </table:table-row>
        <table:table-row table:style-name="ro1">
          <table:table-cell office:value-type="float" office:value="210879" calcext:value-type="float">
            <text:p>210879</text:p>
          </table:table-cell>
          <table:table-cell office:value-type="string" calcext:value-type="string">
            <text:p>И правильно сделал{|а}! По его словам, когда он был ещё молод и только постигал великое искусство алхимии, ему повстречался гоблин. Но он не любит об этом вспоминать. Могу я взглянуть на бумаги?</text:p>
          </table:table-cell>
        </table:table-row>
        <table:table-row table:style-name="ro1">
          <table:table-cell office:value-type="float" office:value="210880" calcext:value-type="float">
            <text:p>210880</text:p>
          </table:table-cell>
          <table:table-cell office:value-type="string" calcext:value-type="string">
            <text:p>Не дав договорить, он вложил мне в руки вот эти бумаги и сказал, чтобы мы как можно скорее избавились от гоблина. Услышав его обеспокоенный тон, я не решил{ся|ась} расспросить о гоблинах.</text:p>
          </table:table-cell>
        </table:table-row>
        <table:table-row table:style-name="ro1">
          <table:table-cell office:value-type="float" office:value="210882" calcext:value-type="float">
            <text:p>210882</text:p>
          </table:table-cell>
          <table:table-cell office:value-type="string" calcext:value-type="string">
            <text:p>Благодарю! Я уже отправил письмо во дворец, нам остается только ждать ответа. Насколько я могу судить, в бумагах, что ты принес{|ла}, находится вся нужная нам информация об изготовлении, и даже часть готовых страниц! Интересно, он уже успел сделать их сам. Нужно будет расспросить его о том, чем закончилась та самая встреча с гоблином. Теперь, Вои{н|тельница}, отправляйся в башню Донована и поговори с ее хозяином. Помнится мне, у него должен был остаться экземпляр этой книги. С ее помощью он поначалу общался с пленёнными гномами. Если хотя бы часть страниц уцелела, это сократит наше время и траты на изготовление новой книги. Постарайся не задерживаться в пути и вернуться, как только что-нибудь узнаешь.</text:p>
          </table:table-cell>
        </table:table-row>
        <table:table-row table:style-name="ro1">
          <table:table-cell office:value-type="float" office:value="210884" calcext:value-type="float">
            <text:p>210884</text:p>
          </table:table-cell>
          <table:table-cell office:value-type="string" calcext:value-type="string">
            <text:p>Приветствую тебя, Вои{н|тельница}! С чем пожаловал{|а}?</text:p>
          </table:table-cell>
        </table:table-row>
        <table:table-row table:style-name="ro1">
          <table:table-cell office:value-type="float" office:value="210887" calcext:value-type="float">
            <text:p>210887</text:p>
          </table:table-cell>
          <table:table-cell office:value-type="string" calcext:value-type="string">
            <text:p>Почтенный Донован, я приш{ел|ла} к Вам по поручению старосты Златована. Он просил узнать, остался ли у Вас %2336%?</text:p>
          </table:table-cell>
        </table:table-row>
        <table:table-row table:style-name="ro1">
          <table:table-cell office:value-type="float" office:value="210892" calcext:value-type="float">
            <text:p>210892</text:p>
          </table:table-cell>
          <table:table-cell office:value-type="string" calcext:value-type="string">
            <text:p>Кто хочет разнести мою дверь без всякого на это повода? Зачем так громко стучать? Слышу, слышу, не оглох ещё! Ну, говори быстро, зачем приш{ел|ла}?</text:p>
          </table:table-cell>
        </table:table-row>
        <table:table-row table:style-name="ro1">
          <table:table-cell office:value-type="float" office:value="210894" calcext:value-type="float">
            <text:p>210894</text:p>
          </table:table-cell>
          <table:table-cell office:value-type="string" calcext:value-type="string">
            <text:p>Прошу прощения, Слепень. Я приш{ел|ла} к Вам от Златована. Он интересуется, не уцелел ли у Вас «%2336%»?</text:p>
          </table:table-cell>
        </table:table-row>
        <table:table-row table:style-name="ro1">
          <table:table-cell office:value-type="float" office:value="210896" calcext:value-type="float">
            <text:p>210896</text:p>
          </table:table-cell>
          <table:table-cell office:value-type="string" calcext:value-type="string">
            <text:p>О, кто к нам приш{ел|ла}! Здравствуй, как твои дела? Рассказывай, зачем приш{ел|ла}? У меня нет для тебя новой работы!</text:p>
          </table:table-cell>
        </table:table-row>
        <table:table-row table:style-name="ro1">
          <table:table-cell office:value-type="float" office:value="210899" calcext:value-type="float">
            <text:p>210899</text:p>
          </table:table-cell>
          <table:table-cell office:value-type="string" calcext:value-type="string">
            <text:p>Ой, откуда я могу знать? У меня хранится столько разных книг. Пойдем, посмотрим. Я-то уже, того, плохо видеть стал. Сейчас войдем в библиотеку, и ты сам{|а} возьмешь нужную тебе книгу! Вот эту? Точно? Хорошо, бери!</text:p>
          </table:table-cell>
        </table:table-row>
        <table:table-row table:style-name="ro1">
          <table:table-cell office:value-type="float" office:value="210900" calcext:value-type="float">
            <text:p>210900</text:p>
          </table:table-cell>
          <table:table-cell office:value-type="string" calcext:value-type="string">
            <text:p>Вернул{ся|ась}, ну, говори скорее, принес{|ла} ли ты страницы?</text:p>
          </table:table-cell>
        </table:table-row>
        <table:table-row table:style-name="ro1">
          <table:table-cell office:value-type="float" office:value="210908" calcext:value-type="float">
            <text:p>210908</text:p>
          </table:table-cell>
          <table:table-cell office:value-type="string" calcext:value-type="string">
            <text:p>Конечно, знаю! И человеческий, и гномский, и ещё много других, о которых ты даже не слышал{|а} никогда! Опять будешь извиняться? Нет, хватит! Или ты сейчас же заговоришь со мной на моем языке, или я немедленно уйду, и наше золото никогда не будет звенеть в ваших карманах из-за вашей же глупости!</text:p>
          </table:table-cell>
        </table:table-row>
        <table:table-row table:style-name="ro1">
          <table:table-cell office:value-type="float" office:value="210915" calcext:value-type="float">
            <text:p>210915</text:p>
          </table:table-cell>
          <table:table-cell office:value-type="string" calcext:value-type="string">
            <text:p>Ужасно! Я немедленно напишу письмо Барфосу, чтобы ты смог{|ла} получить необходимый запас провизии и питьевой воды. Раз уж гоблины оказались в такой ситуации, мы просто обязаны им помочь! А если они готовы за это щедро заплатить, все воины, обладающие достаточной силой, могут отправляться к ним на помощь! Благодарю тебя, Вои{н|тельница}. И еще... Постарайся добиться расположения гоблинов, но не стоит доверять им целиком и полностью. Это очень хитрый народец. Помни об этом!</text:p>
          </table:table-cell>
        </table:table-row>
        <table:table-row table:style-name="ro1">
          <table:table-cell office:value-type="float" office:value="210917" calcext:value-type="float">
            <text:p>210917</text:p>
          </table:table-cell>
          <table:table-cell office:value-type="string" calcext:value-type="string">
            <text:p>Конечно, Староста. Я буду максимально осторож{ен|на} и сделаю все от меня зависящее, чтобы поладить с гоблинами.</text:p>
          </table:table-cell>
        </table:table-row>
        <table:table-row table:style-name="ro1">
          <table:table-cell office:value-type="float" office:value="210922" calcext:value-type="float">
            <text:p>210922</text:p>
          </table:table-cell>
          <table:table-cell office:value-type="string" calcext:value-type="string">
            <text:p>Неужели гномы все-таки выполняют свои обещания?! Если Ваша обязательность останется такой же - возможно, у нашей расы все же появится шанс. Надеюсь увидеть Вас завтра, Вои{н|тельница}.</text:p>
          </table:table-cell>
        </table:table-row>
        <table:table-row table:style-name="ro1">
          <table:table-cell office:value-type="float" office:value="210928" calcext:value-type="float">
            <text:p>210928</text:p>
          </table:table-cell>
          <table:table-cell office:value-type="string" calcext:value-type="string">
            <text:p>Неужели люди все-таки выполняют свои обещания?! Если Ваша обязательность останется такой же - возможно, у нашей расы все же появится шанс. Надеюсь увидеть Вас завтра, Вои{н|тельница}.</text:p>
          </table:table-cell>
        </table:table-row>
        <table:table-row table:style-name="ro1">
          <table:table-cell office:value-type="float" office:value="210930" calcext:value-type="float">
            <text:p>210930</text:p>
          </table:table-cell>
          <table:table-cell office:value-type="string" calcext:value-type="string">
            <text:p>Приветствую тебя, Вои{н|тельница}! Для тебя есть отличная новость! Только что я получил письмо от нашего Короля, в котором говорится о поощрении лучших из его подданных. Особо отличившимся вои{нам|тельницам}, будут дарованы новые возможности. За выполнение заданий, приносящих пользу всему нашему народу, ты будешь щедро вознагражден{|а}! И чем больше пользы ты принесешь нашему народу, тем более значимой и ценной будет твоя награда.</text:p>
          </table:table-cell>
        </table:table-row>
        <table:table-row table:style-name="ro1">
          <table:table-cell office:value-type="float" office:value="210934" calcext:value-type="float">
            <text:p>210934</text:p>
          </table:table-cell>
          <table:table-cell office:value-type="string" calcext:value-type="string">
            <text:p>Добрый день, Вои{н|тельница}! Я только что получил письмо от Торадора, в котором он просит прислать ему <text:s/>бойцов, не занятых выполнением серьёзных задач. Он пишет, что хочет организовать большую охоту на монстров и готов обговорить ее достойную оплату. Если ты чувствуешь в себе силы помочь в его охоте, поговори с ним лично. Скажи, что прибыл{|а} от меня.</text:p>
          </table:table-cell>
        </table:table-row>
        <table:table-row table:style-name="ro1">
          <table:table-cell office:value-type="float" office:value="210936" calcext:value-type="float">
            <text:p>210936</text:p>
          </table:table-cell>
          <table:table-cell office:value-type="string" calcext:value-type="string">
            <text:p>Приветствую тебя, Вои{н|тельница}! Мы столкнулись с новыми невиданными доселе монстрами! Насколько я знаю, сейчас у тебя нет никаких особых заданий, верно? Я хочу просить тебя спуститься в шахты и как можно подробнее изучить всех тварей, которых там встретишь. Чем больше информации о монстрах у нас будет, тем больше мы обезопасим наших бойцов в сражениях с ними. Важна каждая мелочь - от манеры боя до описания атак этих отвратительных созданий! К тому же, ты получишь хорошие деньги за каждого убитого монстра.</text:p>
          </table:table-cell>
        </table:table-row>
        <table:table-row table:style-name="ro1">
          <table:table-cell office:value-type="float" office:value="210938" calcext:value-type="float">
            <text:p>210938</text:p>
          </table:table-cell>
          <table:table-cell office:value-type="string" calcext:value-type="string">
            <text:p>Верно, у меня нет сейчас особых заданий, Торадор. Я буду очень внимате{лен|льна} и постараюсь извлечь из охоты максимум информации о своих противниках.</text:p>
          </table:table-cell>
        </table:table-row>
        <table:table-row table:style-name="ro1">
          <table:table-cell office:value-type="float" office:value="210939" calcext:value-type="float">
            <text:p>210939</text:p>
          </table:table-cell>
          <table:table-cell office:value-type="string" calcext:value-type="string">
            <text:p>Чудесно! Сначала тебе придется узнать поведение Огненного демона в бою. Думаю, убив десятерых, ты сможешь разобраться в их повадках. Когда закончишь, возвращайся ко мне. <text:s/>Огненные демоны намного сильнее всех, кто похож на них. Но бороться с ними можно с меньшим риском, если держаться поодаль и после каждого удара отходить в сторону! Впрочем, я думаю ты сам{|а} это знаешь не хуже меня. И получи у гоблина защитный костюм, без него спускаться в ядовитые шахты запрещено. Я не намерен подвергать своих лучших бойцов опасности заражения. На этом все, можешь отправляться!</text:p>
          </table:table-cell>
        </table:table-row>
        <table:table-row table:style-name="ro1">
          <table:table-cell office:value-type="float" office:value="210940" calcext:value-type="float">
            <text:p>210940</text:p>
          </table:table-cell>
          <table:table-cell office:value-type="string" calcext:value-type="string">
            <text:p>Уже вернул{ся|ась}Расскажи, как прошли твои битвы? Надеюсь, ты ничего не упустил{|а}? От твоих сведений будут зависеть сотни жизней, Вои{н|тельниц}.</text:p>
          </table:table-cell>
        </table:table-row>
        <table:table-row table:style-name="ro1">
          <table:table-cell office:value-type="float" office:value="210941" calcext:value-type="float">
            <text:p>210941</text:p>
          </table:table-cell>
          <table:table-cell office:value-type="string" calcext:value-type="string">
            <text:p>Я чуть не потерял{|а} сознание от жары. В костюме очень душно, так ещё и этот демон чуть не сварил меня в моем же собственном костюме! После каждого боя приходилось отступать и <text:s/>ждать, пока он хоть немного остынет. Держать дистанцию с демоном довольно, он очень скоро наступает опять. Нельзя оставлять инициативу в руках у этой твари. Нужно наступать и наносить максимальное количество ударов, чтобы у чудища не оставалось времени атаковать. Поверьте, каждая его атака дается слишком дорого! И все же, задание выполнено: 10 Огненных демонов мертвы.</text:p>
          </table:table-cell>
        </table:table-row>
        <table:table-row table:style-name="ro1">
          <table:table-cell office:value-type="float" office:value="210942" calcext:value-type="float">
            <text:p>210942</text:p>
          </table:table-cell>
          <table:table-cell office:value-type="string" calcext:value-type="string">
            <text:p>Отлично, именно это я хотел от тебя услышать, Вои{н|тельница}! Твой рассказ убережет не одну сотню наших бойцов от опрометчивого отступления, и на десяток этих демонов стало меньше. Что ж, теперь я уверен, что не зря плачу тебе деньги. Вот твоя награда, Вои{н|тельница}!</text:p>
          </table:table-cell>
        </table:table-row>
        <table:table-row table:style-name="ro1">
          <table:table-cell office:value-type="float" office:value="210946" calcext:value-type="float">
            <text:p>210946</text:p>
          </table:table-cell>
          <table:table-cell office:value-type="string" calcext:value-type="string">
            <text:p>Уже справил{ся|ась}Надеюсь, они не причинили тебе вреда? Поведай мне, на что Вои{н|тельница} должен{|а} обращать внимание при встрече с Шахтером?</text:p>
          </table:table-cell>
        </table:table-row>
        <table:table-row table:style-name="ro1">
          <table:table-cell office:value-type="float" office:value="210950" calcext:value-type="float">
            <text:p>210950</text:p>
          </table:table-cell>
          <table:table-cell office:value-type="string" calcext:value-type="string">
            <text:p>Ты снова полон сил и готов{|а} к следующему заданию? На этот раз тебе нужно убить и описать поведение 10 Вуглускров.</text:p>
          </table:table-cell>
        </table:table-row>
        <table:table-row table:style-name="ro1">
          <table:table-cell office:value-type="float" office:value="210953" calcext:value-type="float">
            <text:p>210953</text:p>
          </table:table-cell>
          <table:table-cell office:value-type="string" calcext:value-type="string">
            <text:p>Нет, Вои{н|тельница}, о Вуглускрах мне ничего неизвестно! Все рассказы о них сводятся к тому, что Вуглускр может менять свою форму и принимать образ человека.</text:p>
          </table:table-cell>
        </table:table-row>
        <table:table-row table:style-name="ro1">
          <table:table-cell office:value-type="float" office:value="210955" calcext:value-type="float">
            <text:p>210955</text:p>
          </table:table-cell>
          <table:table-cell office:value-type="string" calcext:value-type="string">
            <text:p>Да, Вуглускры удивительны! После каждого нового удара он старается изменить свою форму, так что попасть, скажем, по его лапе, очень сложно. Против Вуглускров лучше всего действует тактика нападения, при условии, что бить всегда нужно в центр его постоянно меняющегося тела. Сначала, когда мой удар должен был снести ему голову, она просто исчезла. Затем, изменив форму тела, Вуглускр атаковал меня снизу. Этот удар чуть не стоил мне жизни. Но я понял{|а}, как с ним бороться! Выбрав тактику, расправиться с остальными было легко.</text:p>
          </table:table-cell>
        </table:table-row>
        <table:table-row table:style-name="ro1">
          <table:table-cell office:value-type="float" office:value="210958" calcext:value-type="float">
            <text:p>210958</text:p>
          </table:table-cell>
          <table:table-cell office:value-type="string" calcext:value-type="string">
            <text:p>Теперь тебе нужно сломать 10 Горнопроходческих Роботов. Будь внимател{ен|ьна} и осторожен{|а}, не попади под удар! <text:s/>Он настолько силен, что рассыпаются камни! Скажу тебе точно: серия таких ударов способна погубить кого угодно. Но, думаю, это не единственное их оружие. Проверь это, пожалуйста!</text:p>
          </table:table-cell>
        </table:table-row>
        <table:table-row table:style-name="ro1">
          <table:table-cell office:value-type="float" office:value="210962" calcext:value-type="float">
            <text:p>210962</text:p>
          </table:table-cell>
          <table:table-cell office:value-type="string" calcext:value-type="string">
            <text:p>Да, есть! Сражаясь, Горнопроходческий Робот воюет не в полную силу. Но стоит его жутким глазам задержаться на тебе чуть дольше, они меняют цвет, и сила ударов Робота возрастает в несколько раз! Нельзя задерживаться и все время атаковать с одной стороны, необходимо постоянно менять свое расположение и угол атаки, иначе победить Робота будет во много крат сложнее. Пока я не разобрал{ся|ась} в этом, казалось, что победить робота нельзя.</text:p>
          </table:table-cell>
        </table:table-row>
        <table:table-row table:style-name="ro1">
          <table:table-cell office:value-type="float" office:value="210963" calcext:value-type="float">
            <text:p>210963</text:p>
          </table:table-cell>
          <table:table-cell office:value-type="string" calcext:value-type="string">
            <text:p>Я благодарен{|а} Вам, Торадор, за то, что Вы дали мне возможность проявить себя!</text:p>
          </table:table-cell>
        </table:table-row>
        <table:table-row table:style-name="ro1">
          <table:table-cell office:value-type="float" office:value="210964" calcext:value-type="float">
            <text:p>210964</text:p>
          </table:table-cell>
          <table:table-cell office:value-type="string" calcext:value-type="string">
            <text:p>Приветствую, Вои{н|тельница}! Готов{|а} ли ты к очередному заданию?</text:p>
          </table:table-cell>
        </table:table-row>
        <table:table-row table:style-name="ro1">
          <table:table-cell office:value-type="float" office:value="210966" calcext:value-type="float">
            <text:p>210966</text:p>
          </table:table-cell>
          <table:table-cell office:value-type="string" calcext:value-type="string">
            <text:p>Конечно! Против кого я должен{|а} выработать тактику?</text:p>
          </table:table-cell>
        </table:table-row>
        <table:table-row table:style-name="ro1">
          <table:table-cell office:value-type="float" office:value="210967" calcext:value-type="float">
            <text:p>210967</text:p>
          </table:table-cell>
          <table:table-cell office:value-type="string" calcext:value-type="string">
            <text:p>Против Скраббона, Вои{н|тельница}. О нем мне кое-что известно. Скраббон - хищное насекомое гигантских размеров, но убежать от него невозможно. Если ты попадешься в его клешни, тебе не удастся выбраться. Будь осторожен{|а} и удели большое внимание защите, ведь тебе необходимо уничтожить 10 особей Скраббона.</text:p>
          </table:table-cell>
        </table:table-row>
        <table:table-row table:style-name="ro1">
          <table:table-cell office:value-type="float" office:value="210970" calcext:value-type="float">
            <text:p>210970</text:p>
          </table:table-cell>
          <table:table-cell office:value-type="string" calcext:value-type="string">
            <text:p>У Скраббонов сокрушительные атаки. Какой-либо тактики они не придерживаются, каждый из них ведет себя <text:s/>в бою по-разному. Одни сразу нападают и несколькими мощными ударами пытаются сбить с ног, другие, напротив, выматывают многочисленными быстрыми, но легкими атаками. Скраббон - очень серьезный противник! Мне показалось, что каждый их них ведет бой по собственному опыту, а не естественному инстинкту. Я даже подумал{|а} что они наделены интеллектом. Во всяком случае, это единственное объяснение, которое пришло мне в голову.</text:p>
          </table:table-cell>
        </table:table-row>
        <table:table-row table:style-name="ro1">
          <table:table-cell office:value-type="float" office:value="210972" calcext:value-type="float">
            <text:p>210972</text:p>
          </table:table-cell>
          <table:table-cell office:value-type="string" calcext:value-type="string">
            <text:p>Ну что, Вои{н|тельница}, ты набрал{ся|ась} сил для новой охоты?</text:p>
          </table:table-cell>
        </table:table-row>
        <table:table-row table:style-name="ro1">
          <table:table-cell office:value-type="float" office:value="210973" calcext:value-type="float">
            <text:p>210973</text:p>
          </table:table-cell>
          <table:table-cell office:value-type="string" calcext:value-type="string">
            <text:p>Да, я хорошо отдохнул{|а} и готов{|а} вновь спуститься вниз.</text:p>
          </table:table-cell>
        </table:table-row>
        <table:table-row table:style-name="ro1">
          <table:table-cell office:value-type="float" office:value="210974" calcext:value-type="float">
            <text:p>210974</text:p>
          </table:table-cell>
          <table:table-cell office:value-type="string" calcext:value-type="string">
            <text:p>Последним, неизученным нами врагом, остался Подземный Демон. Тебе надо убить 10 этих Демонов. Знай, этот Демон - самый опасный противник из всех, с кем ты сталкивал{ся|ась}. Скажу больше: ещё ни од{ин|на} Вои{н|тельница} не вернул{ся|ась} после сражения с ним. Но я верю, что у тебя хватит накопленных знаний и опыта для того, чтобы победить это чудовище. Ступай, может быть, именно тебе удастся понять, как победить его.</text:p>
          </table:table-cell>
        </table:table-row>
        <table:table-row table:style-name="ro1">
          <table:table-cell office:value-type="float" office:value="210976" calcext:value-type="float">
            <text:p>210976</text:p>
          </table:table-cell>
          <table:table-cell office:value-type="string" calcext:value-type="string">
            <text:p>Жив{|а} Я знал, что ты обязательно вернёшься! Никакой неведомый враг, какой бы силы он не был, не может причинить тебе вреда! Как тебе это удается? <text:s/>Поведай, как ты справил{ся|ась} с этим ужасным Демоном?</text:p>
          </table:table-cell>
        </table:table-row>
        <table:table-row table:style-name="ro1">
          <table:table-cell office:value-type="float" office:value="210977" calcext:value-type="float">
            <text:p>210977</text:p>
          </table:table-cell>
          <table:table-cell office:value-type="string" calcext:value-type="string">
            <text:p>Ты говоришь с такой легкостью, как будто совсем не тратил{|а} сил в этом бою. Я-то догадываюсь, какой трудной была эта охота. <text:s/>Но <text:s/>ты справил{ся|ась}Вот твоя награда, надеюсь, она не покажется тебе недостойной героя.</text:p>
          </table:table-cell>
        </table:table-row>
        <table:table-row table:style-name="ro1">
          <table:table-cell office:value-type="float" office:value="210978" calcext:value-type="float">
            <text:p>210978</text:p>
          </table:table-cell>
          <table:table-cell office:value-type="string" calcext:value-type="string">
            <text:p>Конечно, жив{|а} Как я мог{|ла} подвести Вас? Сейчас все расскажу! Когда Демон разинул свою огромную пасть, мне стало так страшно, что даже мысли не возникло блокировать его атаки. Поэтому бегал{|а} вокруг него, и единственным, доступным для атаки местом, мне показались лапы Демона. Он не на столько проворен, чтобы схватить меня, когда я уклонял{ся|ась}. После нескольких ударов удалось повредить ему лапу, и он, как подкошенный, рухнул наземь. Я бросил{ся|ась}к нему и серией сокрушительных ударов по голове чудища, убил{|а} монстра. Таким же способом удалось одолеть и других Демонов.</text:p>
          </table:table-cell>
        </table:table-row>
        <table:table-row table:style-name="ro1">
          <table:table-cell office:value-type="float" office:value="210979" calcext:value-type="float">
            <text:p>210979</text:p>
          </table:table-cell>
          <table:table-cell office:value-type="string" calcext:value-type="string">
            <text:p>Вои{н|тельница}, спасибо за помощь! Теперь против эти мерзких тварей есть проверенная тактика! И это - твоя заслуга! <text:s/>Я хочу чтобы ты помог{|ла} мне и в этот раз. Да, именно ты, положиться в этом задании на рядовых вои{нов|тельниц} я не могу. Надеюсь, ты понимаешь всю важность возложенного на тебя задания?</text:p>
          </table:table-cell>
        </table:table-row>
        <table:table-row table:style-name="ro1">
          <table:table-cell office:value-type="float" office:value="210980" calcext:value-type="float">
            <text:p>210980</text:p>
          </table:table-cell>
          <table:table-cell office:value-type="string" calcext:value-type="string">
            <text:p>Ты должен{|а} отправиться в подземелье и убить Вуглускра. Не перебивай меня, слушай! Когда ты сразишь Вуглускра, вырви из его тела %2312%. Делай это очень осторожно! Наши профессора предупреждают, что со Стрелой <text:s/>нужно обходиться очень бережно и ни при каких обстоятельствах не прикасаться к ней, не надев перчаток! Стрела Тьмы чрезвычайно опасна и нестабильна. Ты возьмешь ее и осторожно положишь в рюкзак. Таких стрел ты соберешь ровно 10 штук. %=2312%</text:p>
          </table:table-cell>
        </table:table-row>
        <table:table-row table:style-name="ro1">
          <table:table-cell office:value-type="float" office:value="210983" calcext:value-type="float">
            <text:p>210983</text:p>
          </table:table-cell>
          <table:table-cell office:value-type="string" calcext:value-type="string">
            <text:p>Я понял{|а} Вас, спасибо за предупреждение! Буду осторожен{|а} и соберу все 10 стрел! Надеюсь, это не займет слишком много времени!</text:p>
          </table:table-cell>
        </table:table-row>
        <table:table-row table:style-name="ro1">
          <table:table-cell office:value-type="float" office:value="210986" calcext:value-type="float">
            <text:p>210986</text:p>
          </table:table-cell>
          <table:table-cell office:value-type="string" calcext:value-type="string">
            <text:p>Конечно! Я выполню Ваше поручение. Что я должен{|а} сделать?</text:p>
          </table:table-cell>
        </table:table-row>
        <table:table-row table:style-name="ro1">
          <table:table-cell office:value-type="float" office:value="210988" calcext:value-type="float">
            <text:p>210988</text:p>
          </table:table-cell>
          <table:table-cell office:value-type="string" calcext:value-type="string">
            <text:p>Да, вот все 10 Стрел Тьмы, как Вы просили. А сколько времени я пытал{ся|ась} найти эту маленькую «стрелку»...</text:p>
          </table:table-cell>
        </table:table-row>
        <table:table-row table:style-name="ro1">
          <table:table-cell office:value-type="float" office:value="210990" calcext:value-type="float">
            <text:p>210990</text:p>
          </table:table-cell>
          <table:table-cell office:value-type="string" calcext:value-type="string">
            <text:p>Вам не нужно извиняться! Когда я, склонившись над телом Вуглускра, стал{|а} рассматривать его лапы, то ничего в них не нашел{|а} И только через полчаса заметил{|а} как эта Стрела прячется от меня! Да, Вы не ослышались! Ещё полчаса ушло на то, чтобы поймать Стрелу. Как только я положил{|а} ее в карман своей сумки, она задергалась, заметалась в нем, но через 5 минут притихла. Вот, заберите их и передайте профессорам, <text:s/>чтобы были поосторожнее с этими штуками!</text:p>
          </table:table-cell>
        </table:table-row>
        <table:table-row table:style-name="ro1">
          <table:table-cell office:value-type="float" office:value="210991" calcext:value-type="float">
            <text:p>210991</text:p>
          </table:table-cell>
          <table:table-cell office:value-type="string" calcext:value-type="string">
            <text:p>Ты уверен{|а}, что эти щепки и есть Стрелы Тьмы? Прости, но...</text:p>
          </table:table-cell>
        </table:table-row>
        <table:table-row table:style-name="ro1">
          <table:table-cell office:value-type="float" office:value="210992" calcext:value-type="float">
            <text:p>210992</text:p>
          </table:table-cell>
          <table:table-cell office:value-type="string" calcext:value-type="string">
            <text:p>Кто бы мог подумать, оказывается, даже после смерти Вуглускры чрезвычайно опасны! Если бы эта маленькая стрела угодила тебе в руку... Даже думать об этом не хочу! Ты в очередной раз удивляешь меня, Вои{н|тельница}! Вот, возьми золото! Хорошая работа должна хорошо оплачиваться!</text:p>
          </table:table-cell>
        </table:table-row>
        <table:table-row table:style-name="ro1">
          <table:table-cell office:value-type="float" office:value="210993" calcext:value-type="float">
            <text:p>210993</text:p>
          </table:table-cell>
          <table:table-cell office:value-type="string" calcext:value-type="string">
            <text:p>Приветствую, Вои{н|тельница}! Очередное задание ждет <text:s/>тебя! Ты готов{|а} к нему, не так ли? В этот раз мне нужны Очки шахтера. Видишь ли, взгляд шахтера на протяжении долгих лет плавит стекла его очков. Как у них это получается, не известно. Поэтому я вынужден просить тебя принести мне 10 этих таинственных предметов. Чем хуже они будут выглядеть, тем лучше. Ты готов{|а} выступить немедленно?</text:p>
          </table:table-cell>
        </table:table-row>
        <table:table-row table:style-name="ro1">
          <table:table-cell office:value-type="float" office:value="210996" calcext:value-type="float">
            <text:p>210996</text:p>
          </table:table-cell>
          <table:table-cell office:value-type="string" calcext:value-type="string">
            <text:p>Простите, не удержал{ся|ась}Вы бы только видели свое лицо!</text:p>
          </table:table-cell>
        </table:table-row>
        <table:table-row table:style-name="ro1">
          <table:table-cell office:value-type="float" office:value="210997" calcext:value-type="float">
            <text:p>210997</text:p>
          </table:table-cell>
          <table:table-cell office:value-type="string" calcext:value-type="string">
            <text:p>Как только я снял{|а} очки, Шахтер открыл глаза, поднялся и схватил меня за голову! Из его глазниц струился белый свет, такой яркий, что мне пришлось зажмуриться! Тут шахтер как закричит мне прямо в ухо, да так громко, что я чуть не потерял{|а} слух: «ОТДАЙ ОЧКИ!»</text:p>
          </table:table-cell>
        </table:table-row>
        <table:table-row table:style-name="ro1">
          <table:table-cell office:value-type="float" office:value="210998" calcext:value-type="float">
            <text:p>210998</text:p>
          </table:table-cell>
          <table:table-cell office:value-type="string" calcext:value-type="string">
            <text:p>И что? Ты ещё раз ударил{|а} его и все же забрал очки? Сенсация! Шахетры могут говорить, ты представляешь, что это значит? Сколько десятков мы уже истребили, полагая, что эти страшные твари лишены интеллекта! Какой ужас, сколько тайн, сколько мест старинных и забытых шахт, полных золотом может хранить их память! Я немедленно отправляюсь к ученым! Вои{н|тельница}, почему ты смеешься? Ты что, не понимаешь какую новость принес{|ла}? Ай, да молодец, ай, да пошутил{|а] Какое тонкое чувство юмора! Вот твои деньги!</text:p>
          </table:table-cell>
        </table:table-row>
        <table:table-row table:style-name="ro1">
          <table:table-cell office:value-type="float" office:value="211001" calcext:value-type="float">
            <text:p>211001</text:p>
          </table:table-cell>
          <table:table-cell office:value-type="string" calcext:value-type="string">
            <text:p>С возвращением, Вои{н|тельница}! Как успехи? Расскажи мне скорее: как ты справил{ся|ась} с этим заданием? Снова воспользовался своей сумкой, или твои перчатки смогли выдержать температуру сущности? Не томи меня, пожалуйста!</text:p>
          </table:table-cell>
        </table:table-row>
        <table:table-row table:style-name="ro1">
          <table:table-cell office:value-type="float" office:value="211003" calcext:value-type="float">
            <text:p>211003</text:p>
          </table:table-cell>
          <table:table-cell office:value-type="string" calcext:value-type="string">
            <text:p>Что ты говоришь, не может быть! Если огонь горит, он обязан обжигать! Покажи мне сущность! Да, горит. Дай, я возьму ее! Чудесно, горит, но не обжигает. Знаешь, Вои{н|тельница}, если бы этот предмет был лучше изучен, мы могли использовать его в качестве оружия. <text:s/>В любом случае, исследования не закончены, и собранные тобой сущности отправятся прямиком в лабораторию. Кто знает, что из этого может получиться?</text:p>
          </table:table-cell>
        </table:table-row>
        <table:table-row table:style-name="ro1">
          <table:table-cell office:value-type="float" office:value="211005" calcext:value-type="float">
            <text:p>211005</text:p>
          </table:table-cell>
          <table:table-cell office:value-type="string" calcext:value-type="string">
            <text:p>Здравствуй, Вои{н|тельница}! Очередное задание ждет тебя! Необходимо достать 10 %2313%. По словам наших ученых, бубенчики служат роботам <text:s/>инструментом общения друг с другом. Внутри них находятся уникальные в своем роде хрустальные шарики, благодаря которым, звон этих бубенцов слышен на очень большие расстояния. Возвращайся с победой! Уверен, о твоем прибытии будут знать все жители деревни! %=2313%</text:p>
          </table:table-cell>
        </table:table-row>
        <table:table-row table:style-name="ro1">
          <table:table-cell office:value-type="float" office:value="211006" calcext:value-type="float">
            <text:p>211006</text:p>
          </table:table-cell>
          <table:table-cell office:value-type="string" calcext:value-type="string">
            <text:p>Я уже сталкивал{ся|ась}с этим звоном. Всего 5 минут и голова раскалывается потом добрых 5 часов. Хорошо, я отправляюсь и принесу для Вас бубенчики робота.</text:p>
          </table:table-cell>
        </table:table-row>
        <table:table-row table:style-name="ro1">
          <table:table-cell office:value-type="float" office:value="211007" calcext:value-type="float">
            <text:p>211007</text:p>
          </table:table-cell>
          <table:table-cell office:value-type="string" calcext:value-type="string">
            <text:p>Ты подош{ел|ла}) так тихо, я не слышу перезвона бубенчиков. Или задание оказалось не по силам тебе?</text:p>
          </table:table-cell>
        </table:table-row>
        <table:table-row table:style-name="ro1">
          <table:table-cell office:value-type="float" office:value="211008" calcext:value-type="float">
            <text:p>211008</text:p>
          </table:table-cell>
          <table:table-cell office:value-type="string" calcext:value-type="string">
            <text:p>Я справил{ся|ась} с заданием, хотя собрать бубенчики было непросто! Они так сильно звенели, пока висели на Горнопроходческом Роботе, что каждый его удар отзывался таким звоном, что дезориентировал меня. Когда я все же отрезал{|а} их, сразу завернул{|а} в плотный кусок выдубленной кожи, перемотав сверток с двух сторон. Так что звон уже не мог вырваться наружу. Вот, все 10 бубенчиков здесь. Ваше задание выполнено!</text:p>
          </table:table-cell>
        </table:table-row>
        <table:table-row table:style-name="ro1">
          <table:table-cell office:value-type="float" office:value="211009" calcext:value-type="float">
            <text:p>211009</text:p>
          </table:table-cell>
          <table:table-cell office:value-type="string" calcext:value-type="string">
            <text:p>Здравствуй, Вои{н|тельница}! У тебя ещё остались силы? На этот раз тебе придется встретиться со Скраббоном. Этот монстр никогда далеко не отходит от некоего растения. Называется оно %2309% и чудесным образом возникает там, где чудовище устраивает свое логово. Нам нужны эти цветы в количестве 10 штук. Украсть их не получится, Скраббон не позволит тебе причинить вред цветку и сразу нападет, где бы ни был в это время! Наши разведчики пытались украсть цветок, я не хочу, чтобы с тобой случилось то, что с ними. Поэтому прошу: сначала избавься от монстра. %=2309%</text:p>
          </table:table-cell>
        </table:table-row>
        <table:table-row table:style-name="ro1">
          <table:table-cell office:value-type="float" office:value="211014" calcext:value-type="float">
            <text:p>211014</text:p>
          </table:table-cell>
          <table:table-cell office:value-type="string" calcext:value-type="string">
            <text:p>Ты прав{|а}! Вот твоя награда за эти чудные цветы.</text:p>
          </table:table-cell>
        </table:table-row>
        <table:table-row table:style-name="ro1">
          <table:table-cell office:value-type="float" office:value="211017" calcext:value-type="float">
            <text:p>211017</text:p>
          </table:table-cell>
          <table:table-cell office:value-type="string" calcext:value-type="string">
            <text:p>Вои{н|тельница}, осталось завершить сбор последнего ингредиента. Ты снова выручишь нас! Без твоей неоценимой помощи нам ни за что не удалось бы справиться так быстро! Благодаря тебе, все обошлось без жертв с нашей стороны, потрясающе! <text:s/>Теперь осталось добыть Третий рог подземного демона. Всего 10 штук. Для тебя не должно возникнуть проблем. Возвращайся скорее, и мы, наконец-то, немного отдохнем!</text:p>
          </table:table-cell>
        </table:table-row>
        <table:table-row table:style-name="ro1">
          <table:table-cell office:value-type="float" office:value="211019" calcext:value-type="float">
            <text:p>211019</text:p>
          </table:table-cell>
          <table:table-cell office:value-type="string" calcext:value-type="string">
            <text:p>Поздравляю тебя, Вои{н|тельница}! <text:s/>Теперь, согласно спискам, у нас есть все необходимые ингредиенты! <text:s/>Я немедленно отправляю собранные тобой образцы! А нам с тобой остается одно: ждать завершения эксперимента. Как только ученые закончат, отчет о его результатах не заставит себя долго ждать. <text:s/>Надеюсь, мне больше не придется подвергать твою жизнь риску!</text:p>
          </table:table-cell>
        </table:table-row>
        <table:table-row table:style-name="ro1">
          <table:table-cell office:value-type="float" office:value="211021" calcext:value-type="float">
            <text:p>211021</text:p>
          </table:table-cell>
          <table:table-cell office:value-type="string" calcext:value-type="string">
            <text:p>Добрый день, Вои{н|тельница}! Я только что получил письмо от Ярована, в котором он просит прислать ему <text:s/>бойцов, не занятых выполнением серьёзных задач. Пишет, что хочет организовать большую охоту на монстров и готов обговорить ее достойную оплату. Если ты чувствуешь в себе силы помочь в его охоте, поговори с ним лично. Скажи, что прибыл от меня.</text:p>
          </table:table-cell>
        </table:table-row>
        <table:table-row table:style-name="ro1">
          <table:table-cell office:value-type="float" office:value="211026" calcext:value-type="float">
            <text:p>211026</text:p>
          </table:table-cell>
          <table:table-cell office:value-type="string" calcext:value-type="string">
            <text:p>Верно, у меня нет сейчас особых заданий, Ярован. Я буду очень внимател{ен|ьна}и постараюсь извлечь из охоты максимум информации о своих противниках.</text:p>
          </table:table-cell>
        </table:table-row>
        <table:table-row table:style-name="ro1">
          <table:table-cell office:value-type="float" office:value="211027" calcext:value-type="float">
            <text:p>211027</text:p>
          </table:table-cell>
          <table:table-cell office:value-type="string" calcext:value-type="string">
            <text:p>Уже вернул{ся|ась} Расскажи, как прошли твои битвы? Надеюсь, ты ничего не упустил{|а}? От <text:s/>твоих сведений будут зависеть сотни жизней, Вои{н|тельниц}.</text:p>
          </table:table-cell>
        </table:table-row>
        <table:table-row table:style-name="ro1">
          <table:table-cell office:value-type="float" office:value="211028" calcext:value-type="float">
            <text:p>211028</text:p>
          </table:table-cell>
          <table:table-cell office:value-type="string" calcext:value-type="string">
            <text:p>Я чуть не потерял{|а} сознание от жары. В костюме очень душно, так ещё и этот демон чуть не сварил меня в моем же собственном костюме! После каждого боя приходилось отступать и <text:s/>ждать, пока он хоть немного остынет. Держать дистанцию с демоном довольно сложно, он очень скоро наступает опять. Нельзя оставлять инициативу в руках у этой твари. Нужно наступать и наносить максимальное количество ударов, чтобы у чудища не оставалось времени атаковать. Поверьте, каждая его атака дается слишком дорого! И все же, задание выполнено: 10 Огненных демонов мертвы.</text:p>
          </table:table-cell>
        </table:table-row>
        <table:table-row table:style-name="ro1">
          <table:table-cell office:value-type="float" office:value="211033" calcext:value-type="float">
            <text:p>211033</text:p>
          </table:table-cell>
          <table:table-cell office:value-type="string" calcext:value-type="string">
            <text:p>Уже справил{ся|ась}? Надеюсь, они не причинили тебе вреда? Поведай мне, на что Вои{н|тельница} долж{ен|на} обращать внимание при встрече с Шахтером?</text:p>
          </table:table-cell>
        </table:table-row>
        <table:table-row table:style-name="ro1">
          <table:table-cell office:value-type="float" office:value="211036" calcext:value-type="float">
            <text:p>211036</text:p>
          </table:table-cell>
          <table:table-cell office:value-type="string" calcext:value-type="string">
            <text:p>Больше беспокойства мне доставил фильтр костюма. Я прочистил{|а} его, и стало намного легче дышать! Когда я увидел{|а} одного из Шахтеров, попытал{ся|ась} подкрасться к нему. Тот услышал мои шаги, развернулся и двинулся навстречу! На первый взгляд Шахтер может показаться медлительным. На самом деле его удары молниеносны! А вот передвигается Шахтер медленно. Его медлительность позволила мне отступать на удобную позицию и наносить удары. Все 10 Шахтеров были уничтожены без особого труда.</text:p>
          </table:table-cell>
        </table:table-row>
        <table:table-row table:style-name="ro1">
          <table:table-cell office:value-type="float" office:value="211045" calcext:value-type="float">
            <text:p>211045</text:p>
          </table:table-cell>
          <table:table-cell office:value-type="string" calcext:value-type="string">
            <text:p>Теперь тебе нужно сломать 10 Горнопроходческих Роботов. Будь внимател{ен|ьна} и осторож{ен|на}, не попади под удар! <text:s/>Он настолько силен, что рассыпаются камни! Скажу тебе точно: серия таких ударов способна погубить кого угодно. Но, думаю, это не единственное их оружие. Проверь это, пожалуйста!</text:p>
          </table:table-cell>
        </table:table-row>
        <table:table-row table:style-name="ro1">
          <table:table-cell office:value-type="float" office:value="211049" calcext:value-type="float">
            <text:p>211049</text:p>
          </table:table-cell>
          <table:table-cell office:value-type="string" calcext:value-type="string">
            <text:p>Я благодарен{|а} Вам, что Вы дали мне возможность проявить себя!</text:p>
          </table:table-cell>
        </table:table-row>
        <table:table-row table:style-name="ro1">
          <table:table-cell office:value-type="float" office:value="211060" calcext:value-type="float">
            <text:p>211060</text:p>
          </table:table-cell>
          <table:table-cell office:value-type="string" calcext:value-type="string">
            <text:p>Последним, неизученным нами врагом, остался Подземный Демон. Тебе надо убить 10 этих Демонов. Знай, этот Демон - самый опасный противник из всех, с кем ты сталкивался. Скажу больше: ещё ни один Вои{н|тельница} не вернул{ся|ась} после сражения с ним. Но я верю, что у тебя хватит накопленных знаний и опыта для того, чтобы победить это чудовище. Ступай, может быть, именно тебе удастся понять, как победить его.</text:p>
          </table:table-cell>
        </table:table-row>
        <table:table-row table:style-name="ro1">
          <table:table-cell office:value-type="float" office:value="211064" calcext:value-type="float">
            <text:p>211064</text:p>
          </table:table-cell>
          <table:table-cell office:value-type="string" calcext:value-type="string">
            <text:p>Ты говоришь с такой легкостью, как будто совсем не тратил{|а} сил в этом бою. Я-то догадываюсь, какой трудной была эта охота. <text:s/>Но <text:s/>ты справил{ся|ась}. Вот твоя награда, надеюсь, она не покажется тебе недостойной Вои{н|тельницы}.</text:p>
          </table:table-cell>
        </table:table-row>
        <table:table-row table:style-name="ro1">
          <table:table-cell office:value-type="float" office:value="211065" calcext:value-type="float">
            <text:p>211065</text:p>
          </table:table-cell>
          <table:table-cell office:value-type="string" calcext:value-type="string">
            <text:p>Конечно, жив{|а} Как я мог{|ла} подвести Вас, Ярован? Сейчас все расскажу! Когда Демон разинул свою огромную пасть, мне стало так страшно, что даже мысли не возникло блокировать его атаки. Поэтому бегал{|а} вокруг него, и единственным, доступным для атаки местом, мне показались лапы Демона. Он не на столько проворен, чтобы схватить меня, когда я уклонял{ся|ась}. После нескольких ударов удалось повредить ему лапу, и он, как подкошенный, рухнул наземь. Я бросил{ся|ась} к нему и серией сокрушительных ударов по голове чудища, убил{|а} монстра. Таким же способом удалось одолеть и других Демонов.</text:p>
          </table:table-cell>
        </table:table-row>
        <table:table-row table:style-name="ro1">
          <table:table-cell office:value-type="float" office:value="211066" calcext:value-type="float">
            <text:p>211066</text:p>
          </table:table-cell>
          <table:table-cell office:value-type="string" calcext:value-type="string">
            <text:p>Так, скажи мне, куда ты собрал{ся|ась}?</text:p>
          </table:table-cell>
        </table:table-row>
        <table:table-row table:style-name="ro1">
          <table:table-cell office:value-type="float" office:value="211072" calcext:value-type="float">
            <text:p>211072</text:p>
          </table:table-cell>
          <table:table-cell office:value-type="string" calcext:value-type="string">
            <text:p>Газ? Что же делать? У меня приказ, я должен{|а} спуститься вниз!</text:p>
          </table:table-cell>
        </table:table-row>
        <table:table-row table:style-name="ro1">
          <table:table-cell office:value-type="float" office:value="211078" calcext:value-type="float">
            <text:p>211078</text:p>
          </table:table-cell>
          <table:table-cell office:value-type="string" calcext:value-type="string">
            <text:p>Посмотри на меня, разве я могу тебя отправить на верную смерть? Нет, ты мне ещё понадобишься! Бери, дорог{ой|ая}, сам такой ношу!</text:p>
          </table:table-cell>
        </table:table-row>
        <table:table-row table:style-name="ro1">
          <table:table-cell office:value-type="float" office:value="211079" calcext:value-type="float">
            <text:p>211079</text:p>
          </table:table-cell>
          <table:table-cell office:value-type="string" calcext:value-type="string">
            <text:p>Иди с глаз долой! Я {его|ее} тут от верной смерти спасаю, а {ему|ей}, видите ли, нужно, чтобы воздух после многократной <text:s/>фильтрации благоухал пальмовыми листьями! Уй, беги скорее вниз, чтоб я тебя больше не видел! И запомни: если надумаешь помереть там внизу, ко мне больше не приходи. Все, топай!</text:p>
          </table:table-cell>
        </table:table-row>
        <table:table-row table:style-name="ro1">
          <table:table-cell office:value-type="float" office:value="211080" calcext:value-type="float">
            <text:p>211080</text:p>
          </table:table-cell>
          <table:table-cell office:value-type="string" calcext:value-type="string">
            <text:p>Ну, конечно, не гол{ым|ой} же мне идти!</text:p>
          </table:table-cell>
        </table:table-row>
        <table:table-row table:style-name="ro1">
          <table:table-cell office:value-type="float" office:value="211085" calcext:value-type="float">
            <text:p>211085</text:p>
          </table:table-cell>
          <table:table-cell office:value-type="string" calcext:value-type="string">
            <text:p>Снова ты? За костюмом приш{ел|ла}?</text:p>
          </table:table-cell>
        </table:table-row>
        <table:table-row table:style-name="ro1">
          <table:table-cell office:value-type="float" office:value="211100" calcext:value-type="float">
            <text:p>211100</text:p>
          </table:table-cell>
          <table:table-cell office:value-type="string" calcext:value-type="string">
            <text:p>Вам не нужно извиняться! Когда я, склонившись над телом Вуглускра, стал{|а} рассматривать его лапы, то ничего в них не наш{ел||ла} И только через полчаса заметил{|а} как эта Стрела прячется от меня! Да, Вы не ослышались! Ещё полчаса ушло на то, чтобы поймать Стрелу. Как только я положил{|а} ее в карман своей сумки, она задергалась, заметалась в нем, но через 5 минут притихла. Вот, заберите их и передайте профессорам, <text:s/>чтобы были поосторожнее с этими штуками!</text:p>
          </table:table-cell>
        </table:table-row>
        <table:table-row table:style-name="ro1">
          <table:table-cell office:value-type="float" office:value="211131" calcext:value-type="float">
            <text:p>211131</text:p>
          </table:table-cell>
          <table:table-cell office:value-type="string" calcext:value-type="string">
            <text:p>Вои{н|тельница}, ты в пещерах был{|а} новых?</text:p>
          </table:table-cell>
        </table:table-row>
        <table:table-row table:style-name="ro1">
          <table:table-cell office:value-type="float" office:value="211136" calcext:value-type="float">
            <text:p>211136</text:p>
          </table:table-cell>
          <table:table-cell office:value-type="string" calcext:value-type="string">
            <text:p>А костюм химзащиты? Его же гоблины по союзному договору обещали всем вои{нам|тельницам} выдавать!</text:p>
          </table:table-cell>
        </table:table-row>
        <table:table-row table:style-name="ro1">
          <table:table-cell office:value-type="float" office:value="211137" calcext:value-type="float">
            <text:p>211137</text:p>
          </table:table-cell>
          <table:table-cell office:value-type="string" calcext:value-type="string">
            <text:p>Вот-вот, поэтому ты мне и нуж{ен|на}. Гоблины сказали, что костюм настраивать нужно.</text:p>
          </table:table-cell>
        </table:table-row>
        <table:table-row table:style-name="ro1">
          <table:table-cell office:value-type="float" office:value="211142" calcext:value-type="float">
            <text:p>211142</text:p>
          </table:table-cell>
          <table:table-cell office:value-type="string" calcext:value-type="string">
            <text:p>Ишь, как{ой|ая} шустр{ый|ая}, ты туда дойди сначала, отбиваясь от монстров и людей, в не сильно удобном костюмчике. Да, и приборчик-то закрой потом - он тогда зеленой лампочкой замигает.</text:p>
          </table:table-cell>
        </table:table-row>
        <table:table-row table:style-name="ro1">
          <table:table-cell office:value-type="float" office:value="211148" calcext:value-type="float">
            <text:p>211148</text:p>
          </table:table-cell>
          <table:table-cell office:value-type="string" calcext:value-type="string">
            <text:p>И это все, так зачем я-то нуж{ен|на}, если все так просто?</text:p>
          </table:table-cell>
        </table:table-row>
        <table:table-row table:style-name="ro1">
          <table:table-cell office:value-type="float" office:value="211152" calcext:value-type="float">
            <text:p>211152</text:p>
          </table:table-cell>
          <table:table-cell office:value-type="string" calcext:value-type="string">
            <text:p>Ну, принес{|ла}?</text:p>
          </table:table-cell>
        </table:table-row>
        <table:table-row table:style-name="ro1">
          <table:table-cell office:value-type="float" office:value="211154" calcext:value-type="float">
            <text:p>211154</text:p>
          </table:table-cell>
          <table:table-cell office:value-type="string" calcext:value-type="string">
            <text:p>Если бы, вои{н|тельница}, ежедневно мне нужны данные, тогда я смогу настраивать костюмы, исходя из ситуации в шахтах. Вернитесь через сутки к Корагору и повторим пробы.</text:p>
          </table:table-cell>
        </table:table-row>
        <table:table-row table:style-name="ro1">
          <table:table-cell office:value-type="float" office:value="211155" calcext:value-type="float">
            <text:p>211155</text:p>
          </table:table-cell>
          <table:table-cell office:value-type="string" calcext:value-type="string">
            <text:p>Вои{н|тельница}, ты в шахты уже спускал{ся|ась}, где воздух отравленный?</text:p>
          </table:table-cell>
        </table:table-row>
        <table:table-row table:style-name="ro1">
          <table:table-cell office:value-type="float" office:value="211160" calcext:value-type="float">
            <text:p>211160</text:p>
          </table:table-cell>
          <table:table-cell office:value-type="string" calcext:value-type="string">
            <text:p>Был{|а}, Златован... Там жутко - монстры воют, без защитного костюма и пяти минут нельзя находиться - легкие сгорят и кожа... Еще и недомерки козни всякие подстраивают.</text:p>
          </table:table-cell>
        </table:table-row>
        <table:table-row table:style-name="ro1">
          <table:table-cell office:value-type="float" office:value="211161" calcext:value-type="float">
            <text:p>211161</text:p>
          </table:table-cell>
          <table:table-cell office:value-type="string" calcext:value-type="string">
            <text:p>Вот поэтому я тебя и позвал. Вои{ны|тельницы} мне жаловались, что с костюмом вроде не все ладно?</text:p>
          </table:table-cell>
        </table:table-row>
        <table:table-row table:style-name="ro1">
          <table:table-cell office:value-type="float" office:value="211172" calcext:value-type="float">
            <text:p>211172</text:p>
          </table:table-cell>
          <table:table-cell office:value-type="string" calcext:value-type="string">
            <text:p>Ишь, как{ой|ая} быстр{ый|ая}... Ты туда дойди сначала, отбиваясь от монстров и гномов, постой в этом ужасе, приборчик закрой, как он зеленой лампочкой замигает. И самое главное - донеси прибор назад.</text:p>
          </table:table-cell>
        </table:table-row>
        <table:table-row table:style-name="ro1">
          <table:table-cell office:value-type="float" office:value="211177" calcext:value-type="float">
            <text:p>211177</text:p>
          </table:table-cell>
          <table:table-cell office:value-type="string" calcext:value-type="string">
            <text:p>Если бы, вои{н|тельница}, ежедневно мне нужны данные, тогда я смогу настраивать костюмы, исходя из ситуации в шахтах. Вернитесь через сутки к Златовану и повторим пробы.</text:p>
          </table:table-cell>
        </table:table-row>
        <table:table-row table:style-name="ro1">
          <table:table-cell office:value-type="float" office:value="211179" calcext:value-type="float">
            <text:p>211179</text:p>
          </table:table-cell>
          <table:table-cell office:value-type="string" calcext:value-type="string">
            <text:p>Вои{н|тельница}, я знаю, что у тебя в чулане ржавеет одна вещь!</text:p>
          </table:table-cell>
        </table:table-row>
        <table:table-row table:style-name="ro1">
          <table:table-cell office:value-type="float" office:value="211186" calcext:value-type="float">
            <text:p>211186</text:p>
          </table:table-cell>
          <table:table-cell office:value-type="string" calcext:value-type="string">
            <text:p>Вои{н|тельница}, я знаю, что у тебя в подземных хранилищах <text:s/>выставлен один раритет.</text:p>
          </table:table-cell>
        </table:table-row>
        <table:table-row table:style-name="ro1">
          <table:table-cell office:value-type="float" office:value="211195" calcext:value-type="float">
            <text:p>211195</text:p>
          </table:table-cell>
          <table:table-cell office:value-type="string" calcext:value-type="string">
            <text:p>Вои{н|тельница}! - ты, я вижу, не сильно сейчас занят{|а}?</text:p>
          </table:table-cell>
        </table:table-row>
        <table:table-row table:style-name="ro1">
          <table:table-cell office:value-type="float" office:value="211196" calcext:value-type="float">
            <text:p>211196</text:p>
          </table:table-cell>
          <table:table-cell office:value-type="string" calcext:value-type="string">
            <text:p>Эх, вои{н|тельница} ... Как бы вернулись, но все равно многое осталось неясно!</text:p>
          </table:table-cell>
        </table:table-row>
        <table:table-row table:style-name="ro1">
          <table:table-cell office:value-type="float" office:value="211213" calcext:value-type="float">
            <text:p>211213</text:p>
          </table:table-cell>
          <table:table-cell office:value-type="string" calcext:value-type="string">
            <text:p>А я разве сказал, что он выжил? Ты невнимательно слушал{|а}! Он один вернулся!\n«Выживший» умер через 10 минут после того, как оказался на поверхности! <text:s/>\n</text:p>
          </table:table-cell>
        </table:table-row>
        <table:table-row table:style-name="ro1">
          <table:table-cell office:value-type="float" office:value="211229" calcext:value-type="float">
            <text:p>211229</text:p>
          </table:table-cell>
          <table:table-cell office:value-type="string" calcext:value-type="string">
            <text:p>Да нет, зачем? Я-то жив{|а} и здоров{|а}!</text:p>
          </table:table-cell>
        </table:table-row>
        <table:table-row table:style-name="ro1">
          <table:table-cell office:value-type="float" office:value="211230" calcext:value-type="float">
            <text:p>211230</text:p>
          </table:table-cell>
          <table:table-cell office:value-type="string" calcext:value-type="string">
            <text:p>Покой усопших это святое... А дневник, наш{ел|ла}?</text:p>
          </table:table-cell>
        </table:table-row>
        <table:table-row table:style-name="ro1">
          <table:table-cell office:value-type="float" office:value="211231" calcext:value-type="float">
            <text:p>211231</text:p>
          </table:table-cell>
          <table:table-cell office:value-type="string" calcext:value-type="string">
            <text:p>А что рассказывать... Взял{|а} у <text:s/>гоблина костюм, неудобный он ужас, но зато хоть не помер{|ла} от ядов. Затем начал{|а} искать первую экспедицию... Твари их неплохо потрепали, но всех наш{ел|ла}, и конечно похоронил{|а}!</text:p>
          </table:table-cell>
        </table:table-row>
        <table:table-row table:style-name="ro1">
          <table:table-cell office:value-type="float" office:value="211232" calcext:value-type="float">
            <text:p>211232</text:p>
          </table:table-cell>
          <table:table-cell office:value-type="string" calcext:value-type="string">
            <text:p>Благодарю, что так быстро наш{ел|ла} дневник - это позволило более полно узнать о том, что случилось в шахтах. Ты оказал{|а} неоценимую услугу всем Воинам, и заслуженно прими награду.</text:p>
          </table:table-cell>
        </table:table-row>
        <table:table-row table:style-name="ro1">
          <table:table-cell office:value-type="float" office:value="211255" calcext:value-type="float">
            <text:p>211255</text:p>
          </table:table-cell>
          <table:table-cell office:value-type="string" calcext:value-type="string">
            <text:p>Я хочу, чтобы ты отнес{|ла} вот эту сферу и окунул{|а} её в воды Оазиса Омакшан и прибрежные волны Западного и Восточного морей и колодцы в Оазисе и Соли-Доре. И это ты долж{ен|на} будешь совершить 3000 раз, успев уложиться за полчаса.</text:p>
          </table:table-cell>
        </table:table-row>
        <table:table-row table:style-name="ro1">
          <table:table-cell office:value-type="float" office:value="211261" calcext:value-type="float">
            <text:p>211261</text:p>
          </table:table-cell>
          <table:table-cell office:value-type="string" calcext:value-type="string">
            <text:p>Ну, вои{н|тельница}, готов{|а} ли ты послужить мне?</text:p>
          </table:table-cell>
        </table:table-row>
        <table:table-row table:style-name="ro1">
          <table:table-cell office:value-type="float" office:value="211268" calcext:value-type="float">
            <text:p>211268</text:p>
          </table:table-cell>
          <table:table-cell office:value-type="string" calcext:value-type="string">
            <text:p>Рано еще для {деда Мороза|Снегурочки}! Зачем явил{ся|ась}, Вои{н|тельница}?</text:p>
          </table:table-cell>
        </table:table-row>
        <table:table-row table:style-name="ro1">
          <table:table-cell office:value-type="float" office:value="211269" calcext:value-type="float">
            <text:p>211269</text:p>
          </table:table-cell>
          <table:table-cell office:value-type="string" calcext:value-type="string">
            <text:p>Да это я, {Дед мороз|Снегурочка}!</text:p>
          </table:table-cell>
        </table:table-row>
        <table:table-row table:style-name="ro1">
          <table:table-cell office:value-type="float" office:value="211270" calcext:value-type="float">
            <text:p>211270</text:p>
          </table:table-cell>
          <table:table-cell office:value-type="string" calcext:value-type="string">
            <text:p>Рад видеть тебя снова, Вои{н|тельница}. Как Торадор поживает?</text:p>
          </table:table-cell>
        </table:table-row>
        <table:table-row table:style-name="ro1">
          <table:table-cell office:value-type="float" office:value="211272" calcext:value-type="float">
            <text:p>211272</text:p>
          </table:table-cell>
          <table:table-cell office:value-type="string" calcext:value-type="string">
            <text:p>Что ж, хорошо, теперь пришло время и Корагора одарить. Передай ему вот этот %2391%. Соглас{ен|на}?\n\n%=2391%</text:p>
          </table:table-cell>
        </table:table-row>
        <table:table-row table:style-name="ro1">
          <table:table-cell office:value-type="float" office:value="211275" calcext:value-type="float">
            <text:p>211275</text:p>
          </table:table-cell>
          <table:table-cell office:value-type="string" calcext:value-type="string">
            <text:p>Новый год, новый год... Ну, заходи, Вои{н|тельница}, коли приш{ел|ла}. Вот же морока на мою голову: все чего-то хотят, подарки да гостинцы просят, а меня-то кто одарит?!</text:p>
          </table:table-cell>
        </table:table-row>
        <table:table-row table:style-name="ro1">
          <table:table-cell office:value-type="float" office:value="211276" calcext:value-type="float">
            <text:p>211276</text:p>
          </table:table-cell>
          <table:table-cell office:value-type="string" calcext:value-type="string">
            <text:p>Спасибо тебе, Вои{н|тельница}, за добрую весть. Снежный дух - добрый, обо всех помнит - вот и меня не забыл. Благодарю тебя, вои{н|тельница}. Тебя и Снежного духа!</text:p>
          </table:table-cell>
        </table:table-row>
        <table:table-row table:style-name="ro1">
          <table:table-cell office:value-type="float" office:value="211285" calcext:value-type="float">
            <text:p>211285</text:p>
          </table:table-cell>
          <table:table-cell office:value-type="string" calcext:value-type="string">
            <text:p>Поздравляю с Новым Годом! Счастья, здоровья, успехов! Заходи, садись, бери кружку и пей! И никаких "но" ! За здоровье Хильгора! А теперь ещё одну, за здоровье всех гномов! Молодец! А вот теперь, говори с чем приш{ел|ла}?</text:p>
          </table:table-cell>
        </table:table-row>
        <table:table-row table:style-name="ro1">
          <table:table-cell office:value-type="float" office:value="211286" calcext:value-type="float">
            <text:p>211286</text:p>
          </table:table-cell>
          <table:table-cell office:value-type="string" calcext:value-type="string">
            <text:p>Хо! Ну спасибо, тебе! Радость в мой дом принес{|ла}! Вот, ещё одну держи - за радость в каждом доме! Допивай, что тебе той пинты? Ну и что, что третья? Зато - за счастье!</text:p>
          </table:table-cell>
        </table:table-row>
        <table:table-row table:style-name="ro1">
          <table:table-cell office:value-type="float" office:value="211288" calcext:value-type="float">
            <text:p>211288</text:p>
          </table:table-cell>
          <table:table-cell office:value-type="string" calcext:value-type="string">
            <text:p>Ух-х.. Крепкий же у Вас грог. Я приш{ел|ла}, чтобы поздравить Вас от имени Снежного духа! Он желает Вам крепкого здоровья и передает вот этот подарок!</text:p>
          </table:table-cell>
        </table:table-row>
        <table:table-row table:style-name="ro1">
          <table:table-cell office:value-type="float" office:value="211290" calcext:value-type="float">
            <text:p>211290</text:p>
          </table:table-cell>
          <table:table-cell office:value-type="string" calcext:value-type="string">
            <text:p>Вои{н|тельница}, у меня горе! Пропала именная метла, ты, часом, не видал{|а} ее где-нибудь поблизости? %=2405%</text:p>
          </table:table-cell>
        </table:table-row>
        <table:table-row table:style-name="ro1">
          <table:table-cell office:value-type="float" office:value="211291" calcext:value-type="float">
            <text:p>211291</text:p>
          </table:table-cell>
          <table:table-cell office:value-type="string" calcext:value-type="string">
            <text:p>Но я ведь Снежный дух, у меня должна быть метла, а ее отобрали грабители. Ты не мог{|ла} бы ее найти?</text:p>
          </table:table-cell>
        </table:table-row>
        <table:table-row table:style-name="ro1">
          <table:table-cell office:value-type="float" office:value="211292" calcext:value-type="float">
            <text:p>211292</text:p>
          </table:table-cell>
          <table:table-cell office:value-type="string" calcext:value-type="string">
            <text:p>Нет, не видал{|а}. Для чего тебе метла? На Лысую гору лететь собрался?</text:p>
          </table:table-cell>
        </table:table-row>
        <table:table-row table:style-name="ro1">
          <table:table-cell office:value-type="float" office:value="211293" calcext:value-type="float">
            <text:p>211293</text:p>
          </table:table-cell>
          <table:table-cell office:value-type="string" calcext:value-type="string">
            <text:p>Послушай, вои{н|тельница}, когда ты метлу <text:s/>искал{|а}, тебе Галоша не попадалась случайно?\n%=2399%</text:p>
          </table:table-cell>
        </table:table-row>
        <table:table-row table:style-name="ro1">
          <table:table-cell office:value-type="float" office:value="211298" calcext:value-type="float">
            <text:p>211298</text:p>
          </table:table-cell>
          <table:table-cell office:value-type="string" calcext:value-type="string">
            <text:p>Наш{ел|ла}?</text:p>
          </table:table-cell>
        </table:table-row>
        <table:table-row table:style-name="ro1">
          <table:table-cell office:value-type="float" office:value="211301" calcext:value-type="float">
            <text:p>211301</text:p>
          </table:table-cell>
          <table:table-cell office:value-type="string" calcext:value-type="string">
            <text:p>Ну, наш{ел|ла}?</text:p>
          </table:table-cell>
        </table:table-row>
        <table:table-row table:style-name="ro1">
          <table:table-cell office:value-type="float" office:value="211306" calcext:value-type="float">
            <text:p>211306</text:p>
          </table:table-cell>
          <table:table-cell office:value-type="string" calcext:value-type="string">
            <text:p>Где же я ее оставил? Вот она, уже совершенно холодная. Ну ничего, сейчас мы ее разогреем заново... 97 градусов, все по рецепту. Вои{н|тельница}, отойди, пожалуйста, это очень опасный эксперимент. Подожди минуту.</text:p>
          </table:table-cell>
        </table:table-row>
        <table:table-row table:style-name="ro1">
          <table:table-cell office:value-type="float" office:value="211310" calcext:value-type="float">
            <text:p>211310</text:p>
          </table:table-cell>
          <table:table-cell office:value-type="string" calcext:value-type="string">
            <text:p>Ну, Вои{н|тельница}, готов{|а} ли ты послужить доброму делу? Мне, Духу зимы.</text:p>
          </table:table-cell>
        </table:table-row>
        <table:table-row table:style-name="ro1">
          <table:table-cell office:value-type="float" office:value="211320" calcext:value-type="float">
            <text:p>211320</text:p>
          </table:table-cell>
          <table:table-cell office:value-type="string" calcext:value-type="string">
            <text:p>Вот голова моя дырявая! Неужто там же и подарок для Мельхора обронил? Спасибо тебе, что подобрал{|а} и принес{|ла}! Был же подарок, точно помню! А где - забыл! Отнеси скорее ступку с пестиком Мельхору! Я знаю, такому подарку он будет рад!</text:p>
          </table:table-cell>
        </table:table-row>
        <table:table-row table:style-name="ro1">
          <table:table-cell office:value-type="float" office:value="211322" calcext:value-type="float">
            <text:p>211322</text:p>
          </table:table-cell>
          <table:table-cell office:value-type="string" calcext:value-type="string">
            <text:p>«Повысить качество рун»... Да, указы легко писать, а вот разобраться, как именно это самое качество повысить... Вот, скажем, ты, вои{н|тельница}, знаешь, как улучшить качество моих рун?</text:p>
          </table:table-cell>
        </table:table-row>
        <table:table-row table:style-name="ro1">
          <table:table-cell office:value-type="float" office:value="211328" calcext:value-type="float">
            <text:p>211328</text:p>
          </table:table-cell>
          <table:table-cell office:value-type="string" calcext:value-type="string">
            <text:p>Замечательный подарок, главное - очень вовремя! Благодарю тебя, вои{н|тельница}.</text:p>
          </table:table-cell>
        </table:table-row>
        <table:table-row table:style-name="ro1">
          <table:table-cell office:value-type="float" office:value="211329" calcext:value-type="float">
            <text:p>211329</text:p>
          </table:table-cell>
          <table:table-cell office:value-type="string" calcext:value-type="string">
            <text:p>Здравствуй, дорог{ой|ая} %NICK%, как дела твои? Давненько не виделись!</text:p>
          </table:table-cell>
        </table:table-row>
        <table:table-row table:style-name="ro1">
          <table:table-cell office:value-type="float" office:value="211331" calcext:value-type="float">
            <text:p>211331</text:p>
          </table:table-cell>
          <table:table-cell office:value-type="string" calcext:value-type="string">
            <text:p>А не слыхал{|а} ли ты, вои{н|тельница}, как там этот пройдоха Барфос поживает? Все пытается провести молодых да неопытных искателей приключений?</text:p>
          </table:table-cell>
        </table:table-row>
        <table:table-row table:style-name="ro1">
          <table:table-cell office:value-type="float" office:value="211332" calcext:value-type="float">
            <text:p>211332</text:p>
          </table:table-cell>
          <table:table-cell office:value-type="string" calcext:value-type="string">
            <text:p>Со здоровьем у него все в порядке, ничуть не изменился. Недавно вот пытался обжулить меня на один золотой, но я вовремя разобрал{ся|ась}, что к чему.</text:p>
          </table:table-cell>
        </table:table-row>
        <table:table-row table:style-name="ro1">
          <table:table-cell office:value-type="float" office:value="211334" calcext:value-type="float">
            <text:p>211334</text:p>
          </table:table-cell>
          <table:table-cell office:value-type="string" calcext:value-type="string">
            <text:p>Ох вы, деньги, деньги, денежки... Злато, бронза серебро! Чего пожаловали, милей{ший|шая}?</text:p>
          </table:table-cell>
        </table:table-row>
        <table:table-row table:style-name="ro1">
          <table:table-cell office:value-type="float" office:value="211339" calcext:value-type="float">
            <text:p>211339</text:p>
          </table:table-cell>
          <table:table-cell office:value-type="string" calcext:value-type="string">
            <text:p>Да не волнуйся, мне чужого не надо. Я вот от Снежной королевы подарок принес{|ла}.</text:p>
          </table:table-cell>
        </table:table-row>
        <table:table-row table:style-name="ro1">
          <table:table-cell office:value-type="float" office:value="211343" calcext:value-type="float">
            <text:p>211343</text:p>
          </table:table-cell>
          <table:table-cell office:value-type="string" calcext:value-type="string">
            <text:p>Рад видеть тебя снова, вои{н|тельница}. Как военачальник поживает?</text:p>
          </table:table-cell>
        </table:table-row>
        <table:table-row table:style-name="ro1">
          <table:table-cell office:value-type="float" office:value="211348" calcext:value-type="float">
            <text:p>211348</text:p>
          </table:table-cell>
          <table:table-cell office:value-type="string" calcext:value-type="string">
            <text:p>Спасибо тебе, вои{н|тельница}, за добрую весть. Снежный дух - добряк, обо всех помнит, никого не забыл. Низкий поклон ему. А вот и для тебя гостинец!</text:p>
          </table:table-cell>
        </table:table-row>
        <table:table-row table:style-name="ro1">
          <table:table-cell office:value-type="float" office:value="211349" calcext:value-type="float">
            <text:p>211349</text:p>
          </table:table-cell>
          <table:table-cell office:value-type="string" calcext:value-type="string">
            <text:p>Вернул{ся|ась}, значит. А мне пора отправляться в дорогу.</text:p>
          </table:table-cell>
        </table:table-row>
        <table:table-row table:style-name="ro1">
          <table:table-cell office:value-type="float" office:value="211355" calcext:value-type="float">
            <text:p>211355</text:p>
          </table:table-cell>
          <table:table-cell office:value-type="string" calcext:value-type="string">
            <text:p>Приветствую тебя, Вои{н|тельница}.</text:p>
          </table:table-cell>
        </table:table-row>
        <table:table-row table:style-name="ro1">
          <table:table-cell office:value-type="float" office:value="211356" calcext:value-type="float">
            <text:p>211356</text:p>
          </table:table-cell>
          <table:table-cell office:value-type="string" calcext:value-type="string">
            <text:p>И я вас приветствую, многомудрый Дух зимы. Говорят, вам помощни{к|ца} нуж{ен|на}?</text:p>
          </table:table-cell>
        </table:table-row>
        <table:table-row table:style-name="ro1">
          <table:table-cell office:value-type="float" office:value="211368" calcext:value-type="float">
            <text:p>211368</text:p>
          </table:table-cell>
          <table:table-cell office:value-type="string" calcext:value-type="string">
            <text:p>Ну что, Вои{н|тельница}, задание было опасным?</text:p>
          </table:table-cell>
        </table:table-row>
        <table:table-row table:style-name="ro1">
          <table:table-cell office:value-type="float" office:value="211369" calcext:value-type="float">
            <text:p>211369</text:p>
          </table:table-cell>
          <table:table-cell office:value-type="string" calcext:value-type="string">
            <text:p>Что же, хорошо, что ты жив{ым|ой} вернул{ся|ась}. Теперь иди, вручай подарки, а заодно погреешься у приветливых очагов наших горожан.</text:p>
          </table:table-cell>
        </table:table-row>
        <table:table-row table:style-name="ro1">
          <table:table-cell office:value-type="float" office:value="211372" calcext:value-type="float">
            <text:p>211372</text:p>
          </table:table-cell>
          <table:table-cell office:value-type="string" calcext:value-type="string">
            <text:p>Ты представить не можешь, как они меня достали! Что я только с ними ни делал: травил ядом, подкидывал заговоренные камешки, с молотом за ними гонялся - и ничего. Через несколько часов возвращаются и тащут все, что плохо лежит... Ладно, с чем пожаловал{|а}?</text:p>
          </table:table-cell>
        </table:table-row>
        <table:table-row table:style-name="ro1">
          <table:table-cell office:value-type="float" office:value="211374" calcext:value-type="float">
            <text:p>211374</text:p>
          </table:table-cell>
          <table:table-cell office:value-type="string" calcext:value-type="string">
            <text:p>А я вам принес{|ла} новогодний подарок от Снежного духа. Прослышав о ваших неприятностях, он решил подарить вот эту чудесную мышеловку, которая положит конец всем вашим страданиям.</text:p>
          </table:table-cell>
        </table:table-row>
        <table:table-row table:style-name="ro1">
          <table:table-cell office:value-type="float" office:value="211375" calcext:value-type="float">
            <text:p>211375</text:p>
          </table:table-cell>
          <table:table-cell office:value-type="string" calcext:value-type="string">
            <text:p>Тэ-экс, что тут у нас? Ага, молот вижу, одна штука. Наковальня на месте. Набор зубил из 10 штук, все в наличии. Ключи гаечные... Так, а где ключи? Послушай-ка, Вои{н|тельница}, ты мои ключи не брал{|а}?</text:p>
          </table:table-cell>
        </table:table-row>
        <table:table-row table:style-name="ro1">
          <table:table-cell office:value-type="float" office:value="211377" calcext:value-type="float">
            <text:p>211377</text:p>
          </table:table-cell>
          <table:table-cell office:value-type="string" calcext:value-type="string">
            <text:p>Нет, благодарствую, не в этот раз. Я тут вам принес{|ла} универсальный ключ в подарок, так что одной заботой будет у вас меньше. И еще привет вам большой от Духа Зимы.</text:p>
          </table:table-cell>
        </table:table-row>
        <table:table-row table:style-name="ro1">
          <table:table-cell office:value-type="float" office:value="211379" calcext:value-type="float">
            <text:p>211379</text:p>
          </table:table-cell>
          <table:table-cell office:value-type="string" calcext:value-type="string">
            <text:p>Нет, ну надо же! Что-то совсем я заработался. Да с ключами с этими беда - постоянно теряются, да подмастерья таскают к себе домой, халтурят потихоньку в мастерской... А у тебя ко мне какое дело, Вои{н|тельница}? Доспех починить али меч выковать?</text:p>
          </table:table-cell>
        </table:table-row>
        <table:table-row table:style-name="ro1">
          <table:table-cell office:value-type="float" office:value="211380" calcext:value-type="float">
            <text:p>211380</text:p>
          </table:table-cell>
          <table:table-cell office:value-type="string" calcext:value-type="string">
            <text:p>Ну вот и все, работа сделана, можно и передохнуть. Приветствую тебя, путни{к|ца}, хочешь взглянуть на это произведение искусства?</text:p>
          </table:table-cell>
        </table:table-row>
        <table:table-row table:style-name="ro1">
          <table:table-cell office:value-type="float" office:value="211381" calcext:value-type="float">
            <text:p>211381</text:p>
          </table:table-cell>
          <table:table-cell office:value-type="string" calcext:value-type="string">
            <text:p>Да нет, Мастер, на этом камне точно девять граней... Я в этом совершенно уверен{|а}!</text:p>
          </table:table-cell>
        </table:table-row>
        <table:table-row table:style-name="ro1">
          <table:table-cell office:value-type="float" office:value="211382" calcext:value-type="float">
            <text:p>211382</text:p>
          </table:table-cell>
          <table:table-cell office:value-type="string" calcext:value-type="string">
            <text:p>Вот спасибо! Ты просто спас{|ла} меня и мою репутацию. Благодарю тебя и Духа Зимы за столь своевременный подарок.</text:p>
          </table:table-cell>
        </table:table-row>
        <table:table-row table:style-name="ro1">
          <table:table-cell office:value-type="float" office:value="211386" calcext:value-type="float">
            <text:p>211386</text:p>
          </table:table-cell>
          <table:table-cell office:value-type="string" calcext:value-type="string">
            <text:p>Мастер, не расстраивайтесь! Я как раз принес{|ла} вам подарок от Духа Зимы! Получите новую лупу и этот замечательный пинцет!</text:p>
          </table:table-cell>
        </table:table-row>
        <table:table-row table:style-name="ro1">
          <table:table-cell office:value-type="float" office:value="211392" calcext:value-type="float">
            <text:p>211392</text:p>
          </table:table-cell>
          <table:table-cell office:value-type="string" calcext:value-type="string">
            <text:p>Здравствуй, Вои{н|тельница}.</text:p>
          </table:table-cell>
        </table:table-row>
        <table:table-row table:style-name="ro1">
          <table:table-cell office:value-type="float" office:value="211393" calcext:value-type="float">
            <text:p>211393</text:p>
          </table:table-cell>
          <table:table-cell office:value-type="string" calcext:value-type="string">
            <text:p>Приветствую тебя, Снежная королева. Явил{ся|ась} я к тебе по просьбе Духа зимы. Беда стряслась - кто-то полностью разрушил его дом.</text:p>
          </table:table-cell>
        </table:table-row>
        <table:table-row table:style-name="ro1">
          <table:table-cell office:value-type="float" office:value="211398" calcext:value-type="float">
            <text:p>211398</text:p>
          </table:table-cell>
          <table:table-cell office:value-type="string" calcext:value-type="string">
            <text:p>Ну все, я тогда побежал{|а} на поиски.</text:p>
          </table:table-cell>
        </table:table-row>
        <table:table-row table:style-name="ro1">
          <table:table-cell office:value-type="float" office:value="211400" calcext:value-type="float">
            <text:p>211400</text:p>
          </table:table-cell>
          <table:table-cell office:value-type="string" calcext:value-type="string">
            <text:p>Вои{н|тельница}, неужели ты наш{ел|ла} %2395%?!</text:p>
          </table:table-cell>
        </table:table-row>
        <table:table-row table:style-name="ro1">
          <table:table-cell office:value-type="float" office:value="211403" calcext:value-type="float">
            <text:p>211403</text:p>
          </table:table-cell>
          <table:table-cell office:value-type="string" calcext:value-type="string">
            <text:p>Вои{н|тельница}, ты готов{|а} наказать обидчиков Духа Зимы?</text:p>
          </table:table-cell>
        </table:table-row>
        <table:table-row table:style-name="ro1">
          <table:table-cell office:value-type="float" office:value="211407" calcext:value-type="float">
            <text:p>211407</text:p>
          </table:table-cell>
          <table:table-cell office:value-type="string" calcext:value-type="string">
            <text:p>Ну где же ты так долго пропадал{|а}? Я уже волноваться стала... Ну, что, удалось <text:s/>проучить Отмороженок?</text:p>
          </table:table-cell>
        </table:table-row>
        <table:table-row table:style-name="ro1">
          <table:table-cell office:value-type="float" office:value="211410" calcext:value-type="float">
            <text:p>211410</text:p>
          </table:table-cell>
          <table:table-cell office:value-type="string" calcext:value-type="string">
            <text:p>Что, тоже посмеяться надо мной пришел{|а}?</text:p>
          </table:table-cell>
        </table:table-row>
        <table:table-row table:style-name="ro1">
          <table:table-cell office:value-type="float" office:value="211413" calcext:value-type="float">
            <text:p>211413</text:p>
          </table:table-cell>
          <table:table-cell office:value-type="string" calcext:value-type="string">
            <text:p>Уже вернул{ся|ась}? Не ожидала увидеть тебя так скоро. Неужели уже выполнил{|а} мое поручение?</text:p>
          </table:table-cell>
        </table:table-row>
        <table:table-row table:style-name="ro1">
          <table:table-cell office:value-type="float" office:value="211415" calcext:value-type="float">
            <text:p>211415</text:p>
          </table:table-cell>
          <table:table-cell office:value-type="string" calcext:value-type="string">
            <text:p>Да это было не так уж сложно. Вот только <text:s/>замерз{|ла} опять, погреться бы...</text:p>
          </table:table-cell>
        </table:table-row>
        <table:table-row table:style-name="ro1">
          <table:table-cell office:value-type="float" office:value="211418" calcext:value-type="float">
            <text:p>211418</text:p>
          </table:table-cell>
          <table:table-cell office:value-type="string" calcext:value-type="string">
            <text:p>Здравствуй, Вои{н|тельница}. К сожалению, порадовать хорошими известиями я тебя не смогу. Дело в том, что появились неопровержимые доказательства причастности ко всем пакостям и разбойным нападениям шайки так называемых Дэад Морозов. Именно они отправляют своих подручных Отмороженок, чтобы те испортили нам весь праздник. Думаешь, у тебя получится справиться с ними?</text:p>
          </table:table-cell>
        </table:table-row>
        <table:table-row table:style-name="ro1">
          <table:table-cell office:value-type="float" office:value="211421" calcext:value-type="float">
            <text:p>211421</text:p>
          </table:table-cell>
          <table:table-cell office:value-type="string" calcext:value-type="string">
            <text:p>Уже вернул{ся|ась}? Неужто со всеми управиться успе{л|ла} ?</text:p>
          </table:table-cell>
        </table:table-row>
        <table:table-row table:style-name="ro1">
          <table:table-cell office:value-type="float" office:value="211424" calcext:value-type="float">
            <text:p>211424</text:p>
          </table:table-cell>
          <table:table-cell office:value-type="string" calcext:value-type="string">
            <text:p>Верно. Хоть холод был на стороне врага, я суме{л|ла} одолеть банду Деад Морозов.</text:p>
          </table:table-cell>
        </table:table-row>
        <table:table-row table:style-name="ro1">
          <table:table-cell office:value-type="float" office:value="211425" calcext:value-type="float">
            <text:p>211425</text:p>
          </table:table-cell>
          <table:table-cell office:value-type="string" calcext:value-type="string">
            <text:p>Да нет, что ты! Своими поступками ты доказал{|а}, что тебе можно и нужно верить. Так что, если говоришь, что банда коварных Дэад Морозов повержена, значит так оно и есть. И не забудь свою награду, геро{й|иня}!</text:p>
          </table:table-cell>
        </table:table-row>
        <table:table-row table:style-name="ro1">
          <table:table-cell office:value-type="float" office:value="211427" calcext:value-type="float">
            <text:p>211427</text:p>
          </table:table-cell>
          <table:table-cell office:value-type="string" calcext:value-type="string">
            <text:p>Да вот, был{|а} же я в пещере, так там не только Отмороженки в твоих нарядах щеголяют. Там еще орудует компания каких-то Дэад Морозов, подозрительно похожих на нашего Духа зимы: и шубка такая красненькая, и колпак... \n</text:p>
          </table:table-cell>
        </table:table-row>
        <table:table-row table:style-name="ro1">
          <table:table-cell office:value-type="float" office:value="211438" calcext:value-type="float">
            <text:p>211438</text:p>
          </table:table-cell>
          <table:table-cell office:value-type="string" calcext:value-type="string">
            <text:p>Приветствую тебя, Вои{н|тельница}.</text:p>
          </table:table-cell>
        </table:table-row>
        <table:table-row table:style-name="ro1">
          <table:table-cell office:value-type="float" office:value="211439" calcext:value-type="float">
            <text:p>211439</text:p>
          </table:table-cell>
          <table:table-cell office:value-type="string" calcext:value-type="string">
            <text:p>В том-то и дело, что нет. Сейчас все заняты приготовлениями к празднику. Некого сейчас отправить, нет у меня поисковой команды. Для этой задачи мне нужен доброволец. Который, разумеется, <text:s/>не останется без награды. Не мог{|ла} бы ты мне помочь? Отправиться в пещеры и разыскать следопыта.</text:p>
          </table:table-cell>
        </table:table-row>
        <table:table-row table:style-name="ro1">
          <table:table-cell office:value-type="float" office:value="211446" calcext:value-type="float">
            <text:p>211446</text:p>
          </table:table-cell>
          <table:table-cell office:value-type="string" calcext:value-type="string">
            <text:p>Вижу, вернул{ся|ась} ты, Вои{н|тельница}, а почему од{ин|на}, где же мой следопыт?</text:p>
          </table:table-cell>
        </table:table-row>
        <table:table-row table:style-name="ro1">
          <table:table-cell office:value-type="float" office:value="211449" calcext:value-type="float">
            <text:p>211449</text:p>
          </table:table-cell>
          <table:table-cell office:value-type="string" calcext:value-type="string">
            <text:p>Здравствуй, любитель{|ница} приключений, а у меня для тебя есть одно простенькое задание.</text:p>
          </table:table-cell>
        </table:table-row>
        <table:table-row table:style-name="ro1">
          <table:table-cell office:value-type="float" office:value="211451" calcext:value-type="float">
            <text:p>211451</text:p>
          </table:table-cell>
          <table:table-cell office:value-type="string" calcext:value-type="string">
            <text:p>Я хочу, чтобы ты сходил{|а} пристань и проверил{|а}, водится ли у берега какая-нибудь рыбка. Постарайся выловить хотя бы одну рыбину и принеси ее мне. Я дам тебе острый нож, и ты с его помощью нарежешь замороженную рыбу на тончайшие ломтики, которые просто тают во рту. Староста очень любит такое блюдо. Вот тебе удочка, желаю удачи. %=2414%</text:p>
          </table:table-cell>
        </table:table-row>
        <table:table-row table:style-name="ro1">
          <table:table-cell office:value-type="float" office:value="211460" calcext:value-type="float">
            <text:p>211460</text:p>
          </table:table-cell>
          <table:table-cell office:value-type="string" calcext:value-type="string">
            <text:p>Да, рыбка на загляденье... Давно такого удовольствия от рыбалки не получал{|а}.</text:p>
          </table:table-cell>
        </table:table-row>
        <table:table-row table:style-name="ro1">
          <table:table-cell office:value-type="float" office:value="211461" calcext:value-type="float">
            <text:p>211461</text:p>
          </table:table-cell>
          <table:table-cell office:value-type="string" calcext:value-type="string">
            <text:p>Проходи, Вои{н|тельница}, не стой на пороге. С чем пожаловал{|а}?</text:p>
          </table:table-cell>
        </table:table-row>
        <table:table-row table:style-name="ro1">
          <table:table-cell office:value-type="float" office:value="211466" calcext:value-type="float">
            <text:p>211466</text:p>
          </table:table-cell>
          <table:table-cell office:value-type="string" calcext:value-type="string">
            <text:p>Вои{н|тельница}, у меня есть для тебя одна просьба.</text:p>
          </table:table-cell>
        </table:table-row>
        <table:table-row table:style-name="ro1">
          <table:table-cell office:value-type="float" office:value="211467" calcext:value-type="float">
            <text:p>211467</text:p>
          </table:table-cell>
          <table:table-cell office:value-type="string" calcext:value-type="string">
            <text:p>Вои{н|тельница}, мне так пришлось по вкусу твое угощение, которое ты мне приносил{|а}. Будь добр{|а}, вернись на Снежный остров и налови ещё рыбы для меня?</text:p>
          </table:table-cell>
        </table:table-row>
        <table:table-row table:style-name="ro1">
          <table:table-cell office:value-type="float" office:value="211477" calcext:value-type="float">
            <text:p>211477</text:p>
          </table:table-cell>
          <table:table-cell office:value-type="string" calcext:value-type="string">
            <text:p>Вот спасибо, Вои{н|тельница}! Прими свою награду.</text:p>
          </table:table-cell>
        </table:table-row>
        <table:table-row table:style-name="ro1">
          <table:table-cell office:value-type="float" office:value="211479" calcext:value-type="float">
            <text:p>211479</text:p>
          </table:table-cell>
          <table:table-cell office:value-type="string" calcext:value-type="string">
            <text:p>Вои{н|тельница}, у меня горе! Пропала именная метла, ты, часом, не видал{|а} ее где-нибудь поблизости?\n%=2405%</text:p>
          </table:table-cell>
        </table:table-row>
        <table:table-row table:style-name="ro1">
          <table:table-cell office:value-type="float" office:value="211489" calcext:value-type="float">
            <text:p>211489</text:p>
          </table:table-cell>
          <table:table-cell office:value-type="string" calcext:value-type="string">
            <text:p>Не входите пока, я занят... Где же я ее оставил? А, вот же она... конечно, уже остыла. А я тебя снова разогрею! Так, 97 градусов, все по рецепту. Вои{н|тельница}, отойди, пожалуйста, это очень опасный эксперимент. Подожди минуту.</text:p>
          </table:table-cell>
        </table:table-row>
        <table:table-row table:style-name="ro1">
          <table:table-cell office:value-type="float" office:value="211493" calcext:value-type="float">
            <text:p>211493</text:p>
          </table:table-cell>
          <table:table-cell office:value-type="string" calcext:value-type="string">
            <text:p>Послушай, вои{н|тельница}, когда ты метлу <text:s/>искал{|а}, тебе Галоша не попадалась случайно? %=2399%</text:p>
          </table:table-cell>
        </table:table-row>
        <table:table-row table:style-name="ro1">
          <table:table-cell office:value-type="float" office:value="211499" calcext:value-type="float">
            <text:p>211499</text:p>
          </table:table-cell>
          <table:table-cell office:value-type="string" calcext:value-type="string">
            <text:p>Вот голова моя садовая! Неужто я и подарок для Зальеса обронил? Спасибо тебе, что подобрал{|а} и принес{|ла}! Был же подарок, точно помню! А где - забыл! Отнеси скорее ступку с пестиком Зальесу! Я знаю, такому подарку он будет рад!</text:p>
          </table:table-cell>
        </table:table-row>
        <table:table-row table:style-name="ro1">
          <table:table-cell office:value-type="float" office:value="211510" calcext:value-type="float">
            <text:p>211510</text:p>
          </table:table-cell>
          <table:table-cell office:value-type="string" calcext:value-type="string">
            <text:p>Так я и поверил! Зачем явил{ся|ась}, вои{н|тельница}?</text:p>
          </table:table-cell>
        </table:table-row>
        <table:table-row table:style-name="ro1">
          <table:table-cell office:value-type="float" office:value="211518" calcext:value-type="float">
            <text:p>211518</text:p>
          </table:table-cell>
          <table:table-cell office:value-type="string" calcext:value-type="string">
            <text:p>Вернул{ся|ась}, значит. А мне пора отправляться в дорогу.</text:p>
          </table:table-cell>
        </table:table-row>
        <table:table-row table:style-name="ro1">
          <table:table-cell office:value-type="float" office:value="211545" calcext:value-type="float">
            <text:p>211545</text:p>
          </table:table-cell>
          <table:table-cell office:value-type="string" calcext:value-type="string">
            <text:p>Нет, ну надо же! Что-то совсем я заработался. Да с ключами с этими беда - постоянно теряются, да подмастерья таскают к себе домой, халтурят потихоньку в мастерской... А у тебя ко мне какое дело, Вои{н|тельница}? Доспех починить, али меч выковать?</text:p>
          </table:table-cell>
        </table:table-row>
        <table:table-row table:style-name="ro1">
          <table:table-cell office:value-type="float" office:value="211551" calcext:value-type="float">
            <text:p>211551</text:p>
          </table:table-cell>
          <table:table-cell office:value-type="string" calcext:value-type="string">
            <text:p>Вот спасибо! Ты просто спас{|ла} меня и мою репутацию. Благодарю тебя и Духа Зимы за столь своевременный подарок. %=2404%</text:p>
          </table:table-cell>
        </table:table-row>
        <table:table-row table:style-name="ro1">
          <table:table-cell office:value-type="float" office:value="211555" calcext:value-type="float">
            <text:p>211555</text:p>
          </table:table-cell>
          <table:table-cell office:value-type="string" calcext:value-type="string">
            <text:p>О, это ты очень удачно заш{ел|ла}, есть для тебя непыльная, но интересная работенка. Значит так. К нам тут на днях гости заморские прибыли, у меня в таверне столовались. Гоблинская делегация, видал таких? Так вот, гоблины постоянно с меня какие-то блины требовали, с икоркой да маслицем. В итоге, за небольшое вознаграждение даже рассказали мне, как эти блины приготовить. Оказывается, у них на родине положено сейчас есть это блюдо - традиция, мол, такая. Попробовал я - и впрямь штука неплохая, особенно, если с вареньицем или икрой темневика навернуть. Вот и решил я от щедрот своих блинами старосту угостить. К тому же это неплохой рекламной акцией будет. Только вот варенья нет у меня. А без варенья они пресноваты. Не мог{|ла} <text:s/>бы ты у Крагора попросить его знаменитое %2525%? Ну того, что друг другу на праздник дарят. А я и тебе угощенье дивное приготовлю. %=2525%\n</text:p>
          </table:table-cell>
        </table:table-row>
        <table:table-row table:style-name="ro1">
          <table:table-cell office:value-type="float" office:value="211559" calcext:value-type="float">
            <text:p>211559</text:p>
          </table:table-cell>
          <table:table-cell office:value-type="string" calcext:value-type="string">
            <text:p>Я к вам ненадолго, по делу заскочил{|а}. Не могли бы вы уважаемому Нагору баночку своего фирменного варенья дать, очень он просил!</text:p>
          </table:table-cell>
        </table:table-row>
        <table:table-row table:style-name="ro1">
          <table:table-cell office:value-type="float" office:value="211561" calcext:value-type="float">
            <text:p>211561</text:p>
          </table:table-cell>
          <table:table-cell office:value-type="string" calcext:value-type="string">
            <text:p>А, {Воин|Воительница}! Ну что, принес{|ла} %2525%?</text:p>
          </table:table-cell>
        </table:table-row>
        <table:table-row table:style-name="ro1">
          <table:table-cell office:value-type="float" office:value="211568" calcext:value-type="float">
            <text:p>211568</text:p>
          </table:table-cell>
          <table:table-cell office:value-type="string" calcext:value-type="string">
            <text:p>Вернул{ся|ась}, не запылил{ся|ась}? %2525% принес{|ла}?</text:p>
          </table:table-cell>
        </table:table-row>
        <table:table-row table:style-name="ro1">
          <table:table-cell office:value-type="float" office:value="211569" calcext:value-type="float">
            <text:p>211569</text:p>
          </table:table-cell>
          <table:table-cell office:value-type="string" calcext:value-type="string">
            <text:p>Нагор, %2525% доставлено. Готов{|а} <text:s/>получить угощенье! А запах-то какой! Вот бы и мне попробовать!</text:p>
          </table:table-cell>
        </table:table-row>
        <table:table-row table:style-name="ro1">
          <table:table-cell office:value-type="float" office:value="211572" calcext:value-type="float">
            <text:p>211572</text:p>
          </table:table-cell>
          <table:table-cell office:value-type="string" calcext:value-type="string">
            <text:p>Здравствуй, вои{н|тельница}, зачем пожаловал{|а}?</text:p>
          </table:table-cell>
        </table:table-row>
        <table:table-row table:style-name="ro1">
          <table:table-cell office:value-type="float" office:value="211575" calcext:value-type="float">
            <text:p>211575</text:p>
          </table:table-cell>
          <table:table-cell office:value-type="string" calcext:value-type="string">
            <text:p>Что ты сказал{|а}? Или мне послышалось...</text:p>
          </table:table-cell>
        </table:table-row>
        <table:table-row table:style-name="ro1">
          <table:table-cell office:value-type="float" office:value="211576" calcext:value-type="float">
            <text:p>211576</text:p>
          </table:table-cell>
          <table:table-cell office:value-type="string" calcext:value-type="string">
            <text:p>Спасибо, порадовал{|а} старика. Нагору привет пламенный передавай, знает, прохвост, чем меня умаслить.</text:p>
          </table:table-cell>
        </table:table-row>
        <table:table-row table:style-name="ro1">
          <table:table-cell office:value-type="float" office:value="211579" calcext:value-type="float">
            <text:p>211579</text:p>
          </table:table-cell>
          <table:table-cell office:value-type="string" calcext:value-type="string">
            <text:p>Что? Ты что-то сказал{|а}?</text:p>
          </table:table-cell>
        </table:table-row>
        <table:table-row table:style-name="ro1">
          <table:table-cell office:value-type="float" office:value="211582" calcext:value-type="float">
            <text:p>211582</text:p>
          </table:table-cell>
          <table:table-cell office:value-type="string" calcext:value-type="string">
            <text:p>Подожди-подожди, не части так. Сказал, будет награда, значит будет! Ты пока еще одну порцию блинчиков отнеси на заставу Торадору. Представь, один он там, на передовой, в боевых, так сказать, условиях. Жалко воина, правда? А тут раз - эта тарелочка с блинами, которая скрасит суровые будни. Маршрут уже тебе знакомый - к Крагору, он даст %2525% и на заставу. Потом ко мне, за наградой. Стой! А %2524% ты не забыл{|а}?</text:p>
          </table:table-cell>
        </table:table-row>
        <table:table-row table:style-name="ro1">
          <table:table-cell office:value-type="float" office:value="211586" calcext:value-type="float">
            <text:p>211586</text:p>
          </table:table-cell>
          <table:table-cell office:value-type="string" calcext:value-type="string">
            <text:p>Я тоже рад{|а} Вас видеть, Крагор. А я к вам за вареньем для блинов Торадору.</text:p>
          </table:table-cell>
        </table:table-row>
        <table:table-row table:style-name="ro1">
          <table:table-cell office:value-type="float" office:value="211588" calcext:value-type="float">
            <text:p>211588</text:p>
          </table:table-cell>
          <table:table-cell office:value-type="string" calcext:value-type="string">
            <text:p>Приветствую, вои{н|тельница}!</text:p>
          </table:table-cell>
        </table:table-row>
        <table:table-row table:style-name="ro1">
          <table:table-cell office:value-type="float" office:value="211589" calcext:value-type="float">
            <text:p>211589</text:p>
          </table:table-cell>
          <table:table-cell office:value-type="string" calcext:value-type="string">
            <text:p>Капитан Торадор, прибыл{|а} к вам с небольшим, но приятным поручением. Вот. Угощение заморское под названием "%2524%". Говорят, вкусные такие лепешки. Гоблины придумали.</text:p>
          </table:table-cell>
        </table:table-row>
        <table:table-row table:style-name="ro1">
          <table:table-cell office:value-type="float" office:value="211595" calcext:value-type="float">
            <text:p>211595</text:p>
          </table:table-cell>
          <table:table-cell office:value-type="string" calcext:value-type="string">
            <text:p>Глубокоуважаемый Нагор, я выполнил{|а} вашу просьбу и убедительно прошу выдать причитающееся мне угощение. Или что там мне положено?</text:p>
          </table:table-cell>
        </table:table-row>
        <table:table-row table:style-name="ro1">
          <table:table-cell office:value-type="float" office:value="211597" calcext:value-type="float">
            <text:p>211597</text:p>
          </table:table-cell>
          <table:table-cell office:value-type="string" calcext:value-type="string">
            <text:p>О, это ты очень удачно заш{ел|ла}, есть для тебя непыльная, но интересная работенка. Значит так. К нам тут на днях гости заморские прибыли, у меня в таверне столовались. Гоблинская делегация, видал таких? Так вот, гоблины постоянно с меня какие-то блины требовали, с икоркой да маслицем. В итоге, за небольшое вознаграждение даже рассказали мне, как эти блины приготовить. Оказывается, у них на родине положено сейчас есть это блюдо - традиция, мол, такая. Попробовал я - и впрямь штука неплохая, особенно, если с вареньицем или икрой темневика навернуть. Вот и решил я от щедрот своих блинами старосту угостить. К тому же, это неплохой рекламной акцией будет. Только вот варенья нет у меня. А без варенья они пресноваты. Не мог{|ла} <text:s/>бы ты у Ирии попросить ее знаменитое %2525%? Ну того, что друг другу на праздник дарят. А я и тебе угощенье дивное приготовлю. %=2525%\n</text:p>
          </table:table-cell>
        </table:table-row>
        <table:table-row table:style-name="ro1">
          <table:table-cell office:value-type="float" office:value="211599" calcext:value-type="float">
            <text:p>211599</text:p>
          </table:table-cell>
          <table:table-cell office:value-type="string" calcext:value-type="string">
            <text:p>Здравствуйте, Ирия. Я к вам ненадолго, по делу заскочил{|а}. Не могли бы вы уважаемому Барфосу баночку своего фирменного варенья дать, очень он просил!</text:p>
          </table:table-cell>
        </table:table-row>
        <table:table-row table:style-name="ro1">
          <table:table-cell office:value-type="float" office:value="211601" calcext:value-type="float">
            <text:p>211601</text:p>
          </table:table-cell>
          <table:table-cell office:value-type="string" calcext:value-type="string">
            <text:p>Здравствуй, вои{н|тельница}!</text:p>
          </table:table-cell>
        </table:table-row>
        <table:table-row table:style-name="ro1">
          <table:table-cell office:value-type="float" office:value="211612" calcext:value-type="float">
            <text:p>211612</text:p>
          </table:table-cell>
          <table:table-cell office:value-type="string" calcext:value-type="string">
            <text:p>Барфос, %2525% доставлено. Готов{|а} <text:s/>получить угощенье! А запах-то какой! Вот бы и мне попробовать!</text:p>
          </table:table-cell>
        </table:table-row>
        <table:table-row table:style-name="ro1">
          <table:table-cell office:value-type="float" office:value="211615" calcext:value-type="float">
            <text:p>211615</text:p>
          </table:table-cell>
          <table:table-cell office:value-type="string" calcext:value-type="string">
            <text:p>Спасибо, порадовал{|а} старика. Барфосу привет пламенный передавай, знает, прохвост, чем меня умаслить.</text:p>
          </table:table-cell>
        </table:table-row>
        <table:table-row table:style-name="ro1">
          <table:table-cell office:value-type="float" office:value="211623" calcext:value-type="float">
            <text:p>211623</text:p>
          </table:table-cell>
          <table:table-cell office:value-type="string" calcext:value-type="string">
            <text:p>Подожди-подожди, не части так. Сказал, будет награда, значит будет! Ты пока еще одну порцию блинчиков отнеси на заставу Доновану. Представь, один он там, на передовой, в боевых, так сказать, условиях. Жалко воина, правда? А тут раз - эта тарелочка с блинами, которая скрасит суровые будни. Маршрут уже тебе знакомый - к Ирии, она даст %2525% и на заставу. Потом ко мне, за наградой. Стой! А %2524% ты не забыл{|а}?</text:p>
          </table:table-cell>
        </table:table-row>
        <table:table-row table:style-name="ro1">
          <table:table-cell office:value-type="float" office:value="211627" calcext:value-type="float">
            <text:p>211627</text:p>
          </table:table-cell>
          <table:table-cell office:value-type="string" calcext:value-type="string">
            <text:p>Я тоже рад{|а} Вас видеть, Ирия. А я к вам за вареньем для блинов Доновану.</text:p>
          </table:table-cell>
        </table:table-row>
        <table:table-row table:style-name="ro1">
          <table:table-cell office:value-type="float" office:value="211631" calcext:value-type="float">
            <text:p>211631</text:p>
          </table:table-cell>
          <table:table-cell office:value-type="string" calcext:value-type="string">
            <text:p>Капитан Донован, прибыл{|а} к вам с небольшим, но приятным поручением. Вот. Угощение заморское под названием "%2524%". Говорят, вкусные такие лепешки. Гоблины придумали.</text:p>
          </table:table-cell>
        </table:table-row>
        <table:table-row table:style-name="ro1">
          <table:table-cell office:value-type="float" office:value="211634" calcext:value-type="float">
            <text:p>211634</text:p>
          </table:table-cell>
          <table:table-cell office:value-type="string" calcext:value-type="string">
            <text:p>Глубокоуважаемый Барфос, я выполнил{|а} вашу просьбу и убедительно прошу выдать причитающееся мне угощение. Или что там мне положено?</text:p>
          </table:table-cell>
        </table:table-row>
        <table:table-row table:style-name="ro1">
          <table:table-cell office:value-type="float" office:value="211637" calcext:value-type="float">
            <text:p>211637</text:p>
          </table:table-cell>
          <table:table-cell office:value-type="string" calcext:value-type="string">
            <text:p>Остановись, смел{ый|ая} вои{н|тельница}! Знаю, у тебя доброе сердце и ты всегда готов{|а} <text:s/>прийти на помощь попавшему в беду ближнему.</text:p>
          </table:table-cell>
        </table:table-row>
        <table:table-row table:style-name="ro1">
          <table:table-cell office:value-type="float" office:value="211639" calcext:value-type="float">
            <text:p>211639</text:p>
          </table:table-cell>
          <table:table-cell office:value-type="string" calcext:value-type="string">
            <text:p>Да я его <text:s/>и в лицо-то ни разу не видел{|а}, даже не представляю, где начинать поиски...</text:p>
          </table:table-cell>
        </table:table-row>
        <table:table-row table:style-name="ro1">
          <table:table-cell office:value-type="float" office:value="211644" calcext:value-type="float">
            <text:p>211644</text:p>
          </table:table-cell>
          <table:table-cell office:value-type="string" calcext:value-type="string">
            <text:p>Здравствуй, зачем пожаловал{|а}?</text:p>
          </table:table-cell>
        </table:table-row>
        <table:table-row table:style-name="ro1">
          <table:table-cell office:value-type="float" office:value="211648" calcext:value-type="float">
            <text:p>211648</text:p>
          </table:table-cell>
          <table:table-cell office:value-type="string" calcext:value-type="string">
            <text:p>Доброго дня, путни{к|ца}. Что привело тебя ко мне на этот раз?</text:p>
          </table:table-cell>
        </table:table-row>
        <table:table-row table:style-name="ro1">
          <table:table-cell office:value-type="float" office:value="211649" calcext:value-type="float">
            <text:p>211649</text:p>
          </table:table-cell>
          <table:table-cell office:value-type="string" calcext:value-type="string">
            <text:p>А ты сам{|а} разве не догадываешься? Что большего всего любят девушки? Правильно, драгоценности! Вот и направил я горемыку к нашему ювелиру, он-то уж точно юноше подарок какой-нибудь присоветует.</text:p>
          </table:table-cell>
        </table:table-row>
        <table:table-row table:style-name="ro1">
          <table:table-cell office:value-type="float" office:value="211653" calcext:value-type="float">
            <text:p>211653</text:p>
          </table:table-cell>
          <table:table-cell office:value-type="string" calcext:value-type="string">
            <text:p>Ну здравствуй, <text:s/>{воин|красавица}. За подарочком ко мне заглянул{|а}? Что смотреть будем? Кольца, серьги, ожерелья?</text:p>
          </table:table-cell>
        </table:table-row>
        <table:table-row table:style-name="ro1">
          <table:table-cell office:value-type="float" office:value="211665" calcext:value-type="float">
            <text:p>211665</text:p>
          </table:table-cell>
          <table:table-cell office:value-type="string" calcext:value-type="string">
            <text:p>Приветствую, вои{н|тельница}, зачем пожаловал{|а}?</text:p>
          </table:table-cell>
        </table:table-row>
        <table:table-row table:style-name="ro1">
          <table:table-cell office:value-type="float" office:value="211666" calcext:value-type="float">
            <text:p>211666</text:p>
          </table:table-cell>
          <table:table-cell office:value-type="string" calcext:value-type="string">
            <text:p>Был такой военнослужащий. Хиловат, конечно, но малый сообразительный. Отправил я его с заданием в Лагерь рыцарей, знаешь, где это? Он там должен был в шатер папку с документами подбросить. Дезинформация, слыхал{|а} про такую?</text:p>
          </table:table-cell>
        </table:table-row>
        <table:table-row table:style-name="ro1">
          <table:table-cell office:value-type="float" office:value="211672" calcext:value-type="float">
            <text:p>211672</text:p>
          </table:table-cell>
          <table:table-cell office:value-type="string" calcext:value-type="string">
            <text:p>Вот что я наш{ел|ла} у одного из шатров. Папка застряла в корнях большого дерева, похоже, задание так и не было выполнено.</text:p>
          </table:table-cell>
        </table:table-row>
        <table:table-row table:style-name="ro1">
          <table:table-cell office:value-type="float" office:value="211678" calcext:value-type="float">
            <text:p>211678</text:p>
          </table:table-cell>
          <table:table-cell office:value-type="string" calcext:value-type="string">
            <text:p>Постой, не говори ничего Джуно. Скажи, ты когда-нибудь любил{|а}? Во имя любви, помоги мне! Пожалуйста, подари моей любимой кольцо, а я в долгу не останусь. У меня есть для тебя награда, которая окупит твои расходы. Пожалуйста, купи ей кольцо, умоляю!</text:p>
          </table:table-cell>
        </table:table-row>
        <table:table-row table:style-name="ro1">
          <table:table-cell office:value-type="float" office:value="211679" calcext:value-type="float">
            <text:p>211679</text:p>
          </table:table-cell>
          <table:table-cell office:value-type="string" calcext:value-type="string">
            <text:p>Бруно? Это ты?! Я с ног сбил{ся|ась} в поисках тебя! Джуно там места себе не находит.</text:p>
          </table:table-cell>
        </table:table-row>
        <table:table-row table:style-name="ro1">
          <table:table-cell office:value-type="float" office:value="211686" calcext:value-type="float">
            <text:p>211686</text:p>
          </table:table-cell>
          <table:table-cell office:value-type="string" calcext:value-type="string">
            <text:p>Благодарю тебя от всего сердца, пусть боги будут к тебе благосклонны! Сегодня ты спас{|ла} меня и получил{|а} верного друга...</text:p>
          </table:table-cell>
        </table:table-row>
        <table:table-row table:style-name="ro1">
          <table:table-cell office:value-type="float" office:value="211692" calcext:value-type="float">
            <text:p>211692</text:p>
          </table:table-cell>
          <table:table-cell office:value-type="string" calcext:value-type="string">
            <text:p>Остановись, смел{ый|ая} вои{н|тельница}! Знаю, у тебя доброе сердце, и ты всегда готов{|а} <text:s/>прийти на помощь попавшему в беду ближнему.</text:p>
          </table:table-cell>
        </table:table-row>
        <table:table-row table:style-name="ro1">
          <table:table-cell office:value-type="float" office:value="211705" calcext:value-type="float">
            <text:p>211705</text:p>
          </table:table-cell>
          <table:table-cell office:value-type="string" calcext:value-type="string">
            <text:p>А ты сам{|а} разве не догадываешься? Что больше всего любят девушки? Правильно, драгоценности! Вот и направил я горемыку к нашему ювелиру, он-то уж точно юноше подарок какой-нибудь присоветует.</text:p>
          </table:table-cell>
        </table:table-row>
        <table:table-row table:style-name="ro1">
          <table:table-cell office:value-type="float" office:value="211712" calcext:value-type="float">
            <text:p>211712</text:p>
          </table:table-cell>
          <table:table-cell office:value-type="string" calcext:value-type="string">
            <text:p>Ну здравствуй, {воин|красавица}. За подарочком ко мне заглянул{|а}? Что смотреть будем? Кольца, серьги, ожерелья?</text:p>
          </table:table-cell>
        </table:table-row>
        <table:table-row table:style-name="ro1">
          <table:table-cell office:value-type="float" office:value="211761" calcext:value-type="float">
            <text:p>211761</text:p>
          </table:table-cell>
          <table:table-cell office:value-type="string" calcext:value-type="string">
            <text:p>Здравствуй, вои{н|тельница}. Что, засидел{ся|ась} без дела? А знаешь ли ты, какой сегодня день?</text:p>
          </table:table-cell>
        </table:table-row>
        <table:table-row table:style-name="ro1">
          <table:table-cell office:value-type="float" office:value="211766" calcext:value-type="float">
            <text:p>211766</text:p>
          </table:table-cell>
          <table:table-cell office:value-type="string" calcext:value-type="string">
            <text:p>Во-во, об этом я и говорю! Никакого, значит, понятия об идейности... Что сталось с вашим морально-нравственным стержнем, куда он сместился? Будет тебе награда, корыстн{ый|ая} ты наш{|а}. Ну что, рассчитывать на тебя или поискать кого более достойного?</text:p>
          </table:table-cell>
        </table:table-row>
        <table:table-row table:style-name="ro1">
          <table:table-cell office:value-type="float" office:value="211767" calcext:value-type="float">
            <text:p>211767</text:p>
          </table:table-cell>
          <table:table-cell office:value-type="string" calcext:value-type="string">
            <text:p>Этот день испокон веков считался у нас великим праздником. Современная молодежь начинает забывать наши славные боевые традиции.\nПодумал я тут, и вот какая родилась у меня идейка. Открою-ка я в подсобке таверны музей оружия. Будет там у меня кружок военно-патриотического воспитания. Наши-то доспехи я, положим, у старьевщика возьму, а вот с вражьими экспонатами помощь понадобится... Поэтому мне нужен расторопный человек, который соберет, скажем... полный доспех противника. Я подскажу тебе, где можно достать Трофейные Сапоги и Трофейные Перчатки, а уж дальше ты сам{|а}. \nА я на те латы табличку прицеплю, что доспех, мол пожертвован музею отважн{ым|ой} и щедр{ым|ой} геро{ем|иней} &lt;b&gt;%NICK%&lt;/b&gt;. \nСапоги найдешь к югу от разбитого дирижабля, а перчатки я видел в малом лагере рыцарей. Ну что, возьмешься за работу?\n</text:p>
          </table:table-cell>
        </table:table-row>
        <table:table-row table:style-name="ro1">
          <table:table-cell office:value-type="float" office:value="211768" calcext:value-type="float">
            <text:p>211768</text:p>
          </table:table-cell>
          <table:table-cell office:value-type="string" calcext:value-type="string">
            <text:p>Ну что, чем это ты там громыхаешь, никак доспех мне принес{|ла}? Показывай. Ну, красав{ец|ица}! Да я не про тебя, говорю, красав{ец|ица}, а про добычу твою! \nТээкс, ржавчину я сам уберу... тут надо будет попросить кузнеца заклепать... здесь, значит, ювелир аккуратненько нанесет гравировочку...\n</text:p>
          </table:table-cell>
        </table:table-row>
        <table:table-row table:style-name="ro1">
          <table:table-cell office:value-type="float" office:value="211771" calcext:value-type="float">
            <text:p>211771</text:p>
          </table:table-cell>
          <table:table-cell office:value-type="string" calcext:value-type="string">
            <text:p>Кхм, досточтимый Гаслан, собирая этот доспех, я не раз подвергал{|а} свою жизнь опасности, потом и кровью достались мне эти вещи.</text:p>
          </table:table-cell>
        </table:table-row>
        <table:table-row table:style-name="ro1">
          <table:table-cell office:value-type="float" office:value="211772" calcext:value-type="float">
            <text:p>211772</text:p>
          </table:table-cell>
          <table:table-cell office:value-type="string" calcext:value-type="string">
            <text:p>Этот день испокон веков считался у нас великим праздником. Современная молодежь начинает забывать наши славные боевые традиции.\nПодумал я тут, и вот какая родилась у меня идейка. Открою-ка я в подсобке таверны музей оружия. Будет там у меня кружок военно-патриотического воспитания. Наши-то доспехи я, положим, у старьевщика возьму, а вот с вражьими экспонатами помощь понадобится... Поэтому мне нужен расторопный гном, который соберет, скажем... полный доспех противника. Я подскажу тебе, где можно достать Трофейные Сапоги и Трофейные Перчатки, а уж дальше ты сам{|а}. \nА я на те латы табличку прицеплю, что доспех, мол пожертвован музею отважн{ым|ой} и щедр{ым|ой} геро{ем|иней} &lt;b&gt;%NICK%&lt;/b&gt;. \nСапоги найдешь в мешках к югу от разбитого дирижабля, а перчатки я видел в малом лагере рыцарей. Ну что, возьмешься за работу?\n</text:p>
          </table:table-cell>
        </table:table-row>
        <table:table-row table:style-name="ro1">
          <table:table-cell office:value-type="float" office:value="211779" calcext:value-type="float">
            <text:p>211779</text:p>
          </table:table-cell>
          <table:table-cell office:value-type="string" calcext:value-type="string">
            <text:p>Кхм, досточтимый Надум, собирая этот доспех, я не раз подвергал{|а} свою жизнь опасности, потом и кровью достались мне эти вещи.</text:p>
          </table:table-cell>
        </table:table-row>
        <table:table-row table:style-name="ro1">
          <table:table-cell office:value-type="float" office:value="211783" calcext:value-type="float">
            <text:p>211783</text:p>
          </table:table-cell>
          <table:table-cell office:value-type="string" calcext:value-type="string">
            <text:p>Любезнейш{ий|ая}, мое вам почтение, рад видеть, очень рад. <text:s/>Я смотрю, вы уже совсем готовы к тому, чтобы в полной мере воспользоваться достижениями нашей высокообразованной и культурной расы. Я получил распоряжение от совета старшин всячески помочь вам получить доступ в город. Остался сущий пустяк. Чтобы попасть в город, необходимо преодолеть Туннели смерти, кишащие жуткими монстрами. В вашей доблести не сомневаюсь, знаю, что справитесь... Вот только агрессивная среда в этих туннелях такая, что вас, бледнолицых, даже защитные костюмы не спасут. Шкура ваша может и выдержит излучение, а вот ядовитые пары проникнут в легкие и станут причиной медленной и мучительной смерти. Знаем, проходили это уже...</text:p>
          </table:table-cell>
        </table:table-row>
        <table:table-row table:style-name="ro1">
          <table:table-cell office:value-type="float" office:value="211794" calcext:value-type="float">
            <text:p>211794</text:p>
          </table:table-cell>
          <table:table-cell office:value-type="string" calcext:value-type="string">
            <text:p>Все доставил{|а}, как и было велено. Давайте-ка уже этот ваш фильтр воздушный померить.</text:p>
          </table:table-cell>
        </table:table-row>
        <table:table-row table:style-name="ro1">
          <table:table-cell office:value-type="float" office:value="211795" calcext:value-type="float">
            <text:p>211795</text:p>
          </table:table-cell>
          <table:table-cell office:value-type="string" calcext:value-type="string">
            <text:p>Здравствуй, зачем пожаловал{|а}? Попрошу побыстрее, поскольку я сейчас провожу важные лабораторные испытания.</text:p>
          </table:table-cell>
        </table:table-row>
        <table:table-row table:style-name="ro1">
          <table:table-cell office:value-type="float" office:value="211799" calcext:value-type="float">
            <text:p>211799</text:p>
          </table:table-cell>
          <table:table-cell office:value-type="string" calcext:value-type="string">
            <text:p>Ну пожалуйста, мне этот активированный уголь просто жизненно необходим. Готов{|а} оказать вам всяческую помощь...</text:p>
          </table:table-cell>
        </table:table-row>
        <table:table-row table:style-name="ro1">
          <table:table-cell office:value-type="float" office:value="211802" calcext:value-type="float">
            <text:p>211802</text:p>
          </table:table-cell>
          <table:table-cell office:value-type="string" calcext:value-type="string">
            <text:p>Да сколько можно уже! Как{ой|ая} я вам к Гадзогу Джонни?! Мне необходимо узнать...</text:p>
          </table:table-cell>
        </table:table-row>
        <table:table-row table:style-name="ro1">
          <table:table-cell office:value-type="float" office:value="211806" calcext:value-type="float">
            <text:p>211806</text:p>
          </table:table-cell>
          <table:table-cell office:value-type="string" calcext:value-type="string">
            <text:p>Ладно, похоже, вас не исправить... Хотел{|а} я у вас немного кристаллической пыльцы попросить для алхимика нашего. Ему необходимо какие-то опыты проводить...</text:p>
          </table:table-cell>
        </table:table-row>
        <table:table-row table:style-name="ro1">
          <table:table-cell office:value-type="float" office:value="211808" calcext:value-type="float">
            <text:p>211808</text:p>
          </table:table-cell>
          <table:table-cell office:value-type="string" calcext:value-type="string">
            <text:p>Принес{|ла}? Молодец! Теперь необходим специальный производственный миксер, который измельчает различные породы. Я в нем попробовал адамантовую и мифриловую руду обработать одновременно, и он того... перестал измельчать... В общем, иди к Хильгору, у него он, в ремонте.</text:p>
          </table:table-cell>
        </table:table-row>
        <table:table-row table:style-name="ro1">
          <table:table-cell office:value-type="float" office:value="211814" calcext:value-type="float">
            <text:p>211814</text:p>
          </table:table-cell>
          <table:table-cell office:value-type="string" calcext:value-type="string">
            <text:p>Кто так{ой|ая}, чего надо?</text:p>
          </table:table-cell>
        </table:table-row>
        <table:table-row table:style-name="ro1">
          <table:table-cell office:value-type="float" office:value="211815" calcext:value-type="float">
            <text:p>211815</text:p>
          </table:table-cell>
          <table:table-cell office:value-type="string" calcext:value-type="string">
            <text:p>Так это же я, вы меня за запчастями посылали к маяку. Измельчитель, помните? А запчасти я принес{|ла}, получите...</text:p>
          </table:table-cell>
        </table:table-row>
        <table:table-row table:style-name="ro1">
          <table:table-cell office:value-type="float" office:value="211820" calcext:value-type="float">
            <text:p>211820</text:p>
          </table:table-cell>
          <table:table-cell office:value-type="string" calcext:value-type="string">
            <text:p>О-хо-хо... Вот, я принес{|ла} измельчитель кристаллов.</text:p>
          </table:table-cell>
        </table:table-row>
        <table:table-row table:style-name="ro1">
          <table:table-cell office:value-type="float" office:value="211829" calcext:value-type="float">
            <text:p>211829</text:p>
          </table:table-cell>
          <table:table-cell office:value-type="string" calcext:value-type="string">
            <text:p>Пришлось, конечно, побегать, но уголь я достал{|а}. Вот, возьмите.</text:p>
          </table:table-cell>
        </table:table-row>
        <table:table-row table:style-name="ro1">
          <table:table-cell office:value-type="float" office:value="211834" calcext:value-type="float">
            <text:p>211834</text:p>
          </table:table-cell>
          <table:table-cell office:value-type="string" calcext:value-type="string">
            <text:p>Любезнейш{ий|ая}, мое вам почтение, рад видеть, очень рад. <text:s/>Я смотрю, вы уже совсем готовы к тому, чтобы в полной мере воспользоваться достижениями нашей высокообразованной и культурной расы. Я получил распоряжение от совета старшин всячески помочь вам получить доступ в город. Остался сущий пустяк. Чтобы попасть в город необходимо преодолеть Туннели смерти, кишащие жуткими монстрами. В вашей доблести не сомневаюсь, знаю, что справитесь... Вот только агрессивная среда в этих туннелях такая, что вас, бледнолицых, даже защитные костюмы не спасут. Шкура ваша может и выдержит излучение, а вот ядовитые пары проникнут в легкие и станут причиной медленной и мучительной смерти. Знаем, проходили это уже...</text:p>
          </table:table-cell>
        </table:table-row>
        <table:table-row table:style-name="ro1">
          <table:table-cell office:value-type="float" office:value="211850" calcext:value-type="float">
            <text:p>211850</text:p>
          </table:table-cell>
          <table:table-cell office:value-type="string" calcext:value-type="string">
            <text:p>Как ты сказал{|а}, аномалии? Они уже здесь, ты видел их? Последнее время происходит что-то странное, думаю, это они пришли за мной...А ты не од{ин|на} из них? <text:s/>Я чувствую, что эти твари где-то рядом... Пока они здесь, я в смертельной опасности! Уходи, убей их, убей их всех! Принеси мне их кровь и души, много-много душ!</text:p>
          </table:table-cell>
        </table:table-row>
        <table:table-row table:style-name="ro1">
          <table:table-cell office:value-type="float" office:value="211854" calcext:value-type="float">
            <text:p>211854</text:p>
          </table:table-cell>
          <table:table-cell office:value-type="string" calcext:value-type="string">
            <text:p>Да уж, похоже, вас не исправить... Хотел{|а} я у вас немного органической пыльцы попросить для алхимика нашего. Ему необходимо какие-то опыты проводить...</text:p>
          </table:table-cell>
        </table:table-row>
        <table:table-row table:style-name="ro1">
          <table:table-cell office:value-type="float" office:value="211858" calcext:value-type="float">
            <text:p>211858</text:p>
          </table:table-cell>
          <table:table-cell office:value-type="string" calcext:value-type="string">
            <text:p>Обижаааешь, начальни{к|ца}. Конечно, подскажу, даже самолично тебе достану. Вот только услугу у тебя попрошу... Знаешь, где маяк Соли-Нар? Конечно, знаешь! Так вот, мне одна птичка напела, что там в железных обломках на берегу можно покопаться и набрать всякие запчасти. Не важно, кому они нужны, у меня своя клиентура. Так что у маяка там пошукай и принеси мне весь тот хлам, что найдешь, а я тебе твой миксер подгоню. Ну чего, забились?</text:p>
          </table:table-cell>
        </table:table-row>
        <table:table-row table:style-name="ro1">
          <table:table-cell office:value-type="float" office:value="211860" calcext:value-type="float">
            <text:p>211860</text:p>
          </table:table-cell>
          <table:table-cell office:value-type="string" calcext:value-type="string">
            <text:p>Мое вам с кисточкой, граждан{ин|очка}. Что привело к скромному трудяге Слепню на этот раз?</text:p>
          </table:table-cell>
        </table:table-row>
        <table:table-row table:style-name="ro1">
          <table:table-cell office:value-type="float" office:value="211863" calcext:value-type="float">
            <text:p>211863</text:p>
          </table:table-cell>
          <table:table-cell office:value-type="string" calcext:value-type="string">
            <text:p>Так это же я, вы меня за запчастями посылали к маяку. Измельчитель, помните? Я вот запчасти принес{|ла}, как договаривались...</text:p>
          </table:table-cell>
        </table:table-row>
        <table:table-row table:style-name="ro1">
          <table:table-cell office:value-type="float" office:value="211864" calcext:value-type="float">
            <text:p>211864</text:p>
          </table:table-cell>
          <table:table-cell office:value-type="string" calcext:value-type="string">
            <text:p>Измельчитель-измельчитель... не знаю я ни про какой измельчитель. Ты од{ин|на}? Запчасти где? Вот, забирай свой аппарат и дуй отсюда. Я тебя не видел, ты меня не знаешь.</text:p>
          </table:table-cell>
        </table:table-row>
        <table:table-row table:style-name="ro1">
          <table:table-cell office:value-type="float" office:value="211868" calcext:value-type="float">
            <text:p>211868</text:p>
          </table:table-cell>
          <table:table-cell office:value-type="string" calcext:value-type="string">
            <text:p>Октопулусы, они следят за моим домом... ты заметил{|а} слежку? Нужно повысить бдительность, в этих болотах меня окружают одни враги...</text:p>
          </table:table-cell>
        </table:table-row>
        <table:table-row table:style-name="ro1">
          <table:table-cell office:value-type="float" office:value="211879" calcext:value-type="float">
            <text:p>211879</text:p>
          </table:table-cell>
          <table:table-cell office:value-type="string" calcext:value-type="string">
            <text:p>Приветствую, как хорошо, что заш{ел|ла}. А знаешь ли ты, что к нам опять нежданно-негаданно весна подкралась, а мы того... от спячки зимней все никак отойти не можем. Праздник на носу, а степень готовности оставляет желать лучшего... Все эти битвы, дрязги... Надоело. Хочется чего-то такого, чтобы душа развернулась... и уже не сворачивалась.</text:p>
          </table:table-cell>
        </table:table-row>
        <table:table-row table:style-name="ro1">
          <table:table-cell office:value-type="float" office:value="211895" calcext:value-type="float">
            <text:p>211895</text:p>
          </table:table-cell>
          <table:table-cell office:value-type="string" calcext:value-type="string">
            <text:p>Что же, теперь посмотрим, чем нас Алхимик порадовать сможет. Вернее, конечно, наш прекрасный пол. Чего на паркет уставил{ся|ась}, я про женщин! Сходи к нему, скажи, что его звездный час пробил!</text:p>
          </table:table-cell>
        </table:table-row>
        <table:table-row table:style-name="ro1">
          <table:table-cell office:value-type="float" office:value="211908" calcext:value-type="float">
            <text:p>211908</text:p>
          </table:table-cell>
          <table:table-cell office:value-type="string" calcext:value-type="string">
            <text:p>Приветствую у себя <text:s/>славн{ого|ую} воител{я|ьницу}. Проголодал{ся|ась} с дороги, перекусить не желаешь?</text:p>
          </table:table-cell>
        </table:table-row>
        <table:table-row table:style-name="ro1">
          <table:table-cell office:value-type="float" office:value="211912" calcext:value-type="float">
            <text:p>211912</text:p>
          </table:table-cell>
          <table:table-cell office:value-type="string" calcext:value-type="string">
            <text:p>Принес{|ла}? Давай сюда. А десерт уже готов. Полжизни потратил, пока приготовил это пирожное. То сырое, то подгорелое получалось. Вот, держи. %=2584%</text:p>
          </table:table-cell>
        </table:table-row>
        <table:table-row table:style-name="ro1">
          <table:table-cell office:value-type="float" office:value="211915" calcext:value-type="float">
            <text:p>211915</text:p>
          </table:table-cell>
          <table:table-cell office:value-type="string" calcext:value-type="string">
            <text:p>А чтобы без дела не сидел{|а}, слишком уж у тебя вид был довольный.</text:p>
          </table:table-cell>
        </table:table-row>
        <table:table-row table:style-name="ro1">
          <table:table-cell office:value-type="float" office:value="211918" calcext:value-type="float">
            <text:p>211918</text:p>
          </table:table-cell>
          <table:table-cell office:value-type="string" calcext:value-type="string">
            <text:p>А как же пирожное? Я бы его тоже с удовольствием отведал{|а}...</text:p>
          </table:table-cell>
        </table:table-row>
        <table:table-row table:style-name="ro1">
          <table:table-cell office:value-type="float" office:value="211920" calcext:value-type="float">
            <text:p>211920</text:p>
          </table:table-cell>
          <table:table-cell office:value-type="string" calcext:value-type="string">
            <text:p>А я к вам сам{|a} от старосты, он просит вас подарок изготовить, чтобы любимым женщинам подарить можно было. Говорит, вы славитесь мастерством ткача?</text:p>
          </table:table-cell>
        </table:table-row>
        <table:table-row table:style-name="ro1">
          <table:table-cell office:value-type="float" office:value="211933" calcext:value-type="float">
            <text:p>211933</text:p>
          </table:table-cell>
          <table:table-cell office:value-type="string" calcext:value-type="string">
            <text:p>Этакое? Откуда же я знаю, что им по душе придется, я ж все больше по доспехам и оружию... Вот скажи, что нравится женщинам, какой предмет одежды пришелся бы по вкусу {твоей избраннице|тебе лично}?</text:p>
          </table:table-cell>
        </table:table-row>
        <table:table-row table:style-name="ro1">
          <table:table-cell office:value-type="float" office:value="211935" calcext:value-type="float">
            <text:p>211935</text:p>
          </table:table-cell>
          <table:table-cell office:value-type="string" calcext:value-type="string">
            <text:p>Проходи, не стой на пороге! Ну что, все принес{|ла}?</text:p>
          </table:table-cell>
        </table:table-row>
        <table:table-row table:style-name="ro1">
          <table:table-cell office:value-type="float" office:value="211938" calcext:value-type="float">
            <text:p>211938</text:p>
          </table:table-cell>
          <table:table-cell office:value-type="string" calcext:value-type="string">
            <text:p>Ну что, фрезы достал{|а}? А у меня все уже готово почти. Давай сюда, будем доводить до товарного вида. Готово!</text:p>
          </table:table-cell>
        </table:table-row>
        <table:table-row table:style-name="ro1">
          <table:table-cell office:value-type="float" office:value="211942" calcext:value-type="float">
            <text:p>211942</text:p>
          </table:table-cell>
          <table:table-cell office:value-type="string" calcext:value-type="string">
            <text:p>Кстати, а не хочешь себе взять подарочки? Сможешь порадовать кого сам{|а} посчитаешь нужным.</text:p>
          </table:table-cell>
        </table:table-row>
        <table:table-row table:style-name="ro1">
          <table:table-cell office:value-type="float" office:value="212009" calcext:value-type="float">
            <text:p>212009</text:p>
          </table:table-cell>
          <table:table-cell office:value-type="string" calcext:value-type="string">
            <text:p>Ну что, отважн{ый|ая} бледнолиц{ый|ая}, за маской и баллоном пришли? Эт правильно, вот это молодец! Вам осталось совсем немного, чтобы получить доступ на нижние уровни. Собственно, вот эту маску-то и надо получить для полного счастья. Ну, баллон еще. Запоминайте, что вам понадобится для пополнения снаряжения: <text:s text:c="2"/>\n10 отработанных фильтров, баллон с кислородом и аккумуляторная батарея большой емкости. \n</text:p>
          </table:table-cell>
        </table:table-row>
        <table:table-row table:style-name="ro1">
          <table:table-cell office:value-type="float" office:value="212013" calcext:value-type="float">
            <text:p>212013</text:p>
          </table:table-cell>
          <table:table-cell office:value-type="string" calcext:value-type="string">
            <text:p>Снова приш{ел|ла}? Опять чего-то понадобилось от старого мастера алхимии?</text:p>
          </table:table-cell>
        </table:table-row>
        <table:table-row table:style-name="ro1">
          <table:table-cell office:value-type="float" office:value="212017" calcext:value-type="float">
            <text:p>212017</text:p>
          </table:table-cell>
          <table:table-cell office:value-type="string" calcext:value-type="string">
            <text:p>Ааа, а услугу готов{|а} старику оказать?</text:p>
          </table:table-cell>
        </table:table-row>
        <table:table-row table:style-name="ro1">
          <table:table-cell office:value-type="float" office:value="212023" calcext:value-type="float">
            <text:p>212023</text:p>
          </table:table-cell>
          <table:table-cell office:value-type="string" calcext:value-type="string">
            <text:p>Я вам от родственника коробку с пилюлями принес{|ла}. Это для борьбы с обитателями подземелий. Ну и это, ежели там помощь какая нужна... Могу помочь. Если, конечно, без меня никак.</text:p>
          </table:table-cell>
        </table:table-row>
        <table:table-row table:style-name="ro1">
          <table:table-cell office:value-type="float" office:value="212028" calcext:value-type="float">
            <text:p>212028</text:p>
          </table:table-cell>
          <table:table-cell office:value-type="string" calcext:value-type="string">
            <text:p>Ага, снова ты. Знаю-знаю, новости быстро разносятся. Молодец! Племяннику помог{|ла}, услугу мне оказал{|ла}, давай сюда свой уголь, буду его активировать.</text:p>
          </table:table-cell>
        </table:table-row>
        <table:table-row table:style-name="ro1">
          <table:table-cell office:value-type="float" office:value="212037" calcext:value-type="float">
            <text:p>212037</text:p>
          </table:table-cell>
          <table:table-cell office:value-type="string" calcext:value-type="string">
            <text:p>Конечно! Вот что значит образованн{ый|ая}, интеллигентн{ый|ая} гном{|а}. Вы все сами знаете. Где разжиться кислородом тоже сообразите? Ладно-ладно, подскажу. В шахтах есть старые буровые установки, в термобаках которых наверняка осталось немного кислорода. Нужно обойти с баллоном все установки <text:s/>и заправить его. Да, и не бойтесь его переполнить, там есть специальный предохранительный ниппель, больше положенного кислорода не войдет!</text:p>
          </table:table-cell>
        </table:table-row>
        <table:table-row table:style-name="ro1">
          <table:table-cell office:value-type="float" office:value="212041" calcext:value-type="float">
            <text:p>212041</text:p>
          </table:table-cell>
          <table:table-cell office:value-type="string" calcext:value-type="string">
            <text:p>Чего вы там бормочете? Не важно. Значит, так. Кислорода, который вы добыли, очень мало, может не хватить для безопасного нахождения на нижних уровнях. А несчастные случаи нам на производстве нужны? Правильно, не нужны. Меня же из дипломатической <text:s/>миссии сразу отзовут... и на каменоломни. О чем это я? А, необходимо достать еще кислорода. Думайте, уважаемый{|ая}, думайте, поспрашивайте своих руководителей, они же у вас не просто так шапки красивые и цепи с орденами носят.</text:p>
          </table:table-cell>
        </table:table-row>
        <table:table-row table:style-name="ro1">
          <table:table-cell office:value-type="float" office:value="212042" calcext:value-type="float">
            <text:p>212042</text:p>
          </table:table-cell>
          <table:table-cell office:value-type="string" calcext:value-type="string">
            <text:p>Приветствую, вои{н|тельница}, что тебя привело в мою обитель?</text:p>
          </table:table-cell>
        </table:table-row>
        <table:table-row table:style-name="ro1">
          <table:table-cell office:value-type="float" office:value="212050" calcext:value-type="float">
            <text:p>212050</text:p>
          </table:table-cell>
          <table:table-cell office:value-type="string" calcext:value-type="string">
            <text:p>А на кой тебе кислород? Диверсию задумал{|а} какую? Ну-ка, поведай старику, потешь рассказом.</text:p>
          </table:table-cell>
        </table:table-row>
        <table:table-row table:style-name="ro1">
          <table:table-cell office:value-type="float" office:value="212054" calcext:value-type="float">
            <text:p>212054</text:p>
          </table:table-cell>
          <table:table-cell office:value-type="string" calcext:value-type="string">
            <text:p>Замечательно, заправлен под завязку. Мои поздравления, вы становитесь счастлив{ым|ой} обладател{ем|ьницей} кислородной маски, созданной лучшими гоблинскими мастерами, и собственноручно заполненным баллоном с кислородом.</text:p>
          </table:table-cell>
        </table:table-row>
        <table:table-row table:style-name="ro1">
          <table:table-cell office:value-type="float" office:value="212082" calcext:value-type="float">
            <text:p>212082</text:p>
          </table:table-cell>
          <table:table-cell office:value-type="string" calcext:value-type="string">
            <text:p>Конечно! Вот что значит образованн{ый|ая}, интеллигентн{ый|ая} человек. Вы все сами знаете. Где разжиться кислородом тоже сообразите? Ладно-ладно, подскажу. В шахтах есть старые буровые установки, в термобаках которых наверняка осталось немного кислорода. Нужно обойти с баллоном все установки <text:s/>и заправить его. Да, и не бойтесь его переполнить, там есть специальный предохранительный ниппель, больше положенного кислорода не войдет!</text:p>
          </table:table-cell>
        </table:table-row>
        <table:table-row table:style-name="ro1">
          <table:table-cell office:value-type="float" office:value="212094" calcext:value-type="float">
            <text:p>212094</text:p>
          </table:table-cell>
          <table:table-cell office:value-type="string" calcext:value-type="string">
            <text:p>А на кой тебе кислород? Диверсию готовишь какую? Ну-ка, отвечай, что за пакость задумал{|а}?</text:p>
          </table:table-cell>
        </table:table-row>
        <table:table-row table:style-name="ro1">
          <table:table-cell office:value-type="float" office:value="212108" calcext:value-type="float">
            <text:p>212108</text:p>
          </table:table-cell>
          <table:table-cell office:value-type="string" calcext:value-type="string">
            <text:p>Ну а я здесь при чем...хотя пускать перв{ого|ую} встречн{ого|ую} в нашу обитель я бы не спешил...</text:p>
          </table:table-cell>
        </table:table-row>
        <table:table-row table:style-name="ro1">
          <table:table-cell office:value-type="float" office:value="212114" calcext:value-type="float">
            <text:p>212114</text:p>
          </table:table-cell>
          <table:table-cell office:value-type="string" calcext:value-type="string">
            <text:p>Опа-па, жив{ой|ая}?! А мы тут с ребятами уже помянули тебя... Ну чего, по полной выхватил <text:s/>этот душегуб?</text:p>
          </table:table-cell>
        </table:table-row>
        <table:table-row table:style-name="ro1">
          <table:table-cell office:value-type="float" office:value="212115" calcext:value-type="float">
            <text:p>212115</text:p>
          </table:table-cell>
          <table:table-cell office:value-type="string" calcext:value-type="string">
            <text:p>Готов клиент, уработал{|а} я вашего мафиозу.</text:p>
          </table:table-cell>
        </table:table-row>
        <table:table-row table:style-name="ro1">
          <table:table-cell office:value-type="float" office:value="212116" calcext:value-type="float">
            <text:p>212116</text:p>
          </table:table-cell>
          <table:table-cell office:value-type="string" calcext:value-type="string">
            <text:p>Вот ща крас{авчик|отка}. Только вот одного хулигана мало наказать. Тут реально комплексный подход нужен. Короче, воспитывать надо всю банду, чтоб уж наверняка! Ты угомони дружков Угольщика, а о награде сговоримся, в накладе не останешься.</text:p>
          </table:table-cell>
        </table:table-row>
        <table:table-row table:style-name="ro1">
          <table:table-cell office:value-type="float" office:value="212117" calcext:value-type="float">
            <text:p>212117</text:p>
          </table:table-cell>
          <table:table-cell office:value-type="string" calcext:value-type="string">
            <text:p>Молодцом, все четко исполнил{|а}, респектую!</text:p>
          </table:table-cell>
        </table:table-row>
        <table:table-row table:style-name="ro1">
          <table:table-cell office:value-type="float" office:value="212120" calcext:value-type="float">
            <text:p>212120</text:p>
          </table:table-cell>
          <table:table-cell office:value-type="string" calcext:value-type="string">
            <text:p>Беда, {братишка|сестренка}! Проблемы у нас недетские. Там такие злыдни безбашенные рванули из адского пекла - мама не горюй! Реально помощь твоя нужна, иначе нам всем край! Бегом положи 10 Немесидов, пока наши не подтянулась.</text:p>
          </table:table-cell>
        </table:table-row>
        <table:table-row table:style-name="ro1">
          <table:table-cell office:value-type="float" office:value="212122" calcext:value-type="float">
            <text:p>212122</text:p>
          </table:table-cell>
          <table:table-cell office:value-type="string" calcext:value-type="string">
            <text:p>Ну если реально надо, я готов{|а}.</text:p>
          </table:table-cell>
        </table:table-row>
        <table:table-row table:style-name="ro1">
          <table:table-cell office:value-type="float" office:value="212123" calcext:value-type="float">
            <text:p>212123</text:p>
          </table:table-cell>
          <table:table-cell office:value-type="string" calcext:value-type="string">
            <text:p>Ну ты сильно от{жег|ожгла}, нет слов! Вот, получи чего не жалко.</text:p>
          </table:table-cell>
        </table:table-row>
        <table:table-row table:style-name="ro1">
          <table:table-cell office:value-type="float" office:value="212129" calcext:value-type="float">
            <text:p>212129</text:p>
          </table:table-cell>
          <table:table-cell office:value-type="string" calcext:value-type="string">
            <text:p>Вы хотите, чтобы я их отловил{|а} и привел{|а} обратно?</text:p>
          </table:table-cell>
        </table:table-row>
        <table:table-row table:style-name="ro1">
          <table:table-cell office:value-type="float" office:value="212130" calcext:value-type="float">
            <text:p>212130</text:p>
          </table:table-cell>
          <table:table-cell office:value-type="string" calcext:value-type="string">
            <text:p>Попроще походочку, геро{й|иня}. Как успехи, чё за контекст там со зверюшками нашими?</text:p>
          </table:table-cell>
        </table:table-row>
        <table:table-row table:style-name="ro1">
          <table:table-cell office:value-type="float" office:value="212132" calcext:value-type="float">
            <text:p>212132</text:p>
          </table:table-cell>
          <table:table-cell office:value-type="string" calcext:value-type="string">
            <text:p>Эти зверюги меня чуть не схарчили, еле-еле с ними разобрал{ся|ась}.</text:p>
          </table:table-cell>
        </table:table-row>
        <table:table-row table:style-name="ro1">
          <table:table-cell office:value-type="float" office:value="212133" calcext:value-type="float">
            <text:p>212133</text:p>
          </table:table-cell>
          <table:table-cell office:value-type="string" calcext:value-type="string">
            <text:p>Опа, это ты удачно заш{ел|ла}. Есть тема конкретная. У нас тут недалеко стратегические склады продуктов питания, типа, по гуманитарной помощи которые... Крупа там, семки всякие... Так вот, вокруг них постоянно наворачивают круги подозрительные типЫ. Главное, с ними нереально консенсуса достичь - тупые шары, плазмой перекачанные. Жгут тут все и пепелят... Короче, надо с ними кончать - зачисти наши тоннели от Стелларов... хотя бы десять штук положи. Ты только с семками там поаккуратнее, если склады полыхнут, очередь желающих тебе башню открутить выстроится.</text:p>
          </table:table-cell>
        </table:table-row>
        <table:table-row table:style-name="ro1">
          <table:table-cell office:value-type="float" office:value="212138" calcext:value-type="float">
            <text:p>212138</text:p>
          </table:table-cell>
          <table:table-cell office:value-type="string" calcext:value-type="string">
            <text:p>Держи краба и награду, {братишка|сестренка}.</text:p>
          </table:table-cell>
        </table:table-row>
        <table:table-row table:style-name="ro1">
          <table:table-cell office:value-type="float" office:value="212139" calcext:value-type="float">
            <text:p>212139</text:p>
          </table:table-cell>
          <table:table-cell office:value-type="string" calcext:value-type="string">
            <text:p>Гы-гы, вот скажи, ты тут все разборки устраиваешь... А не хочешь реально большой и нереально чистой любви? Тогда слушай внимательно, тут такое творится... Про Суккубов слыхал{|а}? Они к нам в шахты просочились, работать мешают, у ребят конкретно кровь бурлит и мысли какие-то нездоровые... Надо бы нам как-то порешать эту пикантную проблемку.</text:p>
          </table:table-cell>
        </table:table-row>
        <table:table-row table:style-name="ro1">
          <table:table-cell office:value-type="float" office:value="212146" calcext:value-type="float">
            <text:p>212146</text:p>
          </table:table-cell>
          <table:table-cell office:value-type="string" calcext:value-type="string">
            <text:p>Я снова рад тебя приветствовать, храбр{ый|ая} вои{н|тельница}. Раз ко мне заш{ел|ла}, видать, по приключениям и опасностям соскучил{ся|ась}. Пользу деревни принести не терпится? Вот это правильно, молодец. Негоже настоящему бойцу на месте сидеть, грядки полоть да зверье всякое гонять по окрестностям. Смотрю, не терпится тебе приступить к выполнению очередной важной и ответственной задачи.</text:p>
          </table:table-cell>
        </table:table-row>
        <table:table-row table:style-name="ro1">
          <table:table-cell office:value-type="float" office:value="212150" calcext:value-type="float">
            <text:p>212150</text:p>
          </table:table-cell>
          <table:table-cell office:value-type="string" calcext:value-type="string">
            <text:p>Значит так, кузнец ко мне обращался давеча, просил посоветовать кого-нибудь посмышленей для выполнения некого поручения. Что делать придется, не знаю, так что за деталями к нему. Прошу только хорошенько подумать и со всей ответственностью отнестись к поручению Дхарона. Сам{|а} знаешь, от кузнеца зачастую жизнь твоя зависит, расстраивать его отказом нельзя. Так что, считай, всей деревне услугу окажешь.</text:p>
          </table:table-cell>
        </table:table-row>
        <table:table-row table:style-name="ro1">
          <table:table-cell office:value-type="float" office:value="212152" calcext:value-type="float">
            <text:p>212152</text:p>
          </table:table-cell>
          <table:table-cell office:value-type="string" calcext:value-type="string">
            <text:p>Приветствую, путни{к|ца}, за доспехом приш{ел|ла} или оружие подобрать? Выбор у меня богатый, качество отменное, не пожалеешь.</text:p>
          </table:table-cell>
        </table:table-row>
        <table:table-row table:style-name="ro1">
          <table:table-cell office:value-type="float" office:value="212154" calcext:value-type="float">
            <text:p>212154</text:p>
          </table:table-cell>
          <table:table-cell office:value-type="string" calcext:value-type="string">
            <text:p>Вот оно что. Что же, и впрямь есть для тебя задачка. Дело это семейное, так что попрошу обойтись без лишней огласки. Значит так. Племянник мой, Унгор, парень добрый и отзывчивый, но какой-то... непутевый. Сам он все твердит, что рок на нем какой-то, что помощь нужна, расстраивается, что вещь какую-то отцовскую потерял... По правде сказать, намаялся я с ним. Ты бы поспрошал{|а} племяша моего, чем ему помочь можно. Может, получится бедолаге плечо подставить? А уж я в долгу не останусь, награжу тебя по совести.</text:p>
          </table:table-cell>
        </table:table-row>
        <table:table-row table:style-name="ro1">
          <table:table-cell office:value-type="float" office:value="212156" calcext:value-type="float">
            <text:p>212156</text:p>
          </table:table-cell>
          <table:table-cell office:value-type="string" calcext:value-type="string">
            <text:p>Насмехаться приш{ел|ла} надо мной? Давай, расскажи, откуда у меня руки растут, как я всем в округе жизнь порчу, как у дядьки на шее сижу...</text:p>
          </table:table-cell>
        </table:table-row>
        <table:table-row table:style-name="ro1">
          <table:table-cell office:value-type="float" office:value="212162" calcext:value-type="float">
            <text:p>212162</text:p>
          </table:table-cell>
          <table:table-cell office:value-type="string" calcext:value-type="string">
            <text:p>Я, вообще-то, наоборот, хотел{|а} поддержать тебя, помощь свою предложить.</text:p>
          </table:table-cell>
        </table:table-row>
        <table:table-row table:style-name="ro1">
          <table:table-cell office:value-type="float" office:value="212165" calcext:value-type="float">
            <text:p>212165</text:p>
          </table:table-cell>
          <table:table-cell office:value-type="string" calcext:value-type="string">
            <text:p>Крррхм... Кого там <text:s/>принесло?! Проваливай, покуда цел{|а}, болею я!</text:p>
          </table:table-cell>
        </table:table-row>
        <table:table-row table:style-name="ro1">
          <table:table-cell office:value-type="float" office:value="212169" calcext:value-type="float">
            <text:p>212169</text:p>
          </table:table-cell>
          <table:table-cell office:value-type="string" calcext:value-type="string">
            <text:p>Никаких разговоров в таком состоянии я вести не намерен. А ежели куматыква работает, то и сам{|а} догадаешься, какое лекарство мне сейчас надо.</text:p>
          </table:table-cell>
        </table:table-row>
        <table:table-row table:style-name="ro1">
          <table:table-cell office:value-type="float" office:value="212170" calcext:value-type="float">
            <text:p>212170</text:p>
          </table:table-cell>
          <table:table-cell office:value-type="string" calcext:value-type="string">
            <text:p>А ты, я смотрю, сообразительн{ый|ая} {паренек|девушка}. Шлем-то не жмет? Значит так, если хочешь, чтобы беседа состоялась, дуй на ферму к Крагору, он мне наливочки еще месяц назад обещал отправить, а её все нет.</text:p>
          </table:table-cell>
        </table:table-row>
        <table:table-row table:style-name="ro1">
          <table:table-cell office:value-type="float" office:value="212178" calcext:value-type="float">
            <text:p>212178</text:p>
          </table:table-cell>
          <table:table-cell office:value-type="string" calcext:value-type="string">
            <text:p>Ну чего, принес{|ла}? Здорово, сейчас мы ее быстренько наполним. Все, готово! Аккуратно там неси, не расплещи.</text:p>
          </table:table-cell>
        </table:table-row>
        <table:table-row table:style-name="ro1">
          <table:table-cell office:value-type="float" office:value="212180" calcext:value-type="float">
            <text:p>212180</text:p>
          </table:table-cell>
          <table:table-cell office:value-type="string" calcext:value-type="string">
            <text:p>Ну и где тебя личи носят? Давай уже скорее горшок сюда! Поспешил я, видать, в смышленые тебя записывать... Ульгм, ульгм, ульгм... фуух... хороша, чертовка! Больше не осталось? Ладно, о чем ты там спросить хотел{|а}?</text:p>
          </table:table-cell>
        </table:table-row>
        <table:table-row table:style-name="ro1">
          <table:table-cell office:value-type="float" office:value="212181" calcext:value-type="float">
            <text:p>212181</text:p>
          </table:table-cell>
          <table:table-cell office:value-type="string" calcext:value-type="string">
            <text:p>Здравствуйте, отважн{ый|ая} бледнолиц{ый|ая}. Скажите, нет ли у вас желания отнести кое-что кое-куда и получить за это некую награду.</text:p>
          </table:table-cell>
        </table:table-row>
        <table:table-row table:style-name="ro1">
          <table:table-cell office:value-type="float" office:value="212182" calcext:value-type="float">
            <text:p>212182</text:p>
          </table:table-cell>
          <table:table-cell office:value-type="string" calcext:value-type="string">
            <text:p>Эээ, ничего не понял{|а}. Кому, что и куда нужно доставить?</text:p>
          </table:table-cell>
        </table:table-row>
        <table:table-row table:style-name="ro1">
          <table:table-cell office:value-type="float" office:value="212189" calcext:value-type="float">
            <text:p>212189</text:p>
          </table:table-cell>
          <table:table-cell office:value-type="string" calcext:value-type="string">
            <text:p>Доставил{|а} посылку, куда вы сказали. А кто меня должен был преследовать?</text:p>
          </table:table-cell>
        </table:table-row>
        <table:table-row table:style-name="ro1">
          <table:table-cell office:value-type="float" office:value="212192" calcext:value-type="float">
            <text:p>212192</text:p>
          </table:table-cell>
          <table:table-cell office:value-type="string" calcext:value-type="string">
            <text:p>Милейш{ий|ая}, доброго вам денечка, не хотите ли оказать услугу мне лично и всей нашей дипломатической миссии?</text:p>
          </table:table-cell>
        </table:table-row>
        <table:table-row table:style-name="ro1">
          <table:table-cell office:value-type="float" office:value="212199" calcext:value-type="float">
            <text:p>212199</text:p>
          </table:table-cell>
          <table:table-cell office:value-type="string" calcext:value-type="string">
            <text:p>Рад{|а} помочь.</text:p>
          </table:table-cell>
        </table:table-row>
        <table:table-row table:style-name="ro1">
          <table:table-cell office:value-type="float" office:value="212206" calcext:value-type="float">
            <text:p>212206</text:p>
          </table:table-cell>
          <table:table-cell office:value-type="string" calcext:value-type="string">
            <text:p>Совершенно верно! Кстати, раз уж вы так{ой|ая} сообразитель{ный|ная}, значит можно говорить без обиняков. В общем, дело такое. Я тут попробовал совершить рейд по неохраняемой территории, а на меня как налетели, как железяками замахали, шарами-молниями закидали... короче, насилу ноги унес. Никакого понимания важной дипломатической миссии, дикари!\n</text:p>
          </table:table-cell>
        </table:table-row>
        <table:table-row table:style-name="ro1">
          <table:table-cell office:value-type="float" office:value="212209" calcext:value-type="float">
            <text:p>212209</text:p>
          </table:table-cell>
          <table:table-cell office:value-type="string" calcext:value-type="string">
            <text:p>Мо{й|я} спаситель{|ница}! Обязан вам по гроб жизни. Так-так, вроде все цело...</text:p>
          </table:table-cell>
        </table:table-row>
        <table:table-row table:style-name="ro1">
          <table:table-cell office:value-type="float" office:value="212211" calcext:value-type="float">
            <text:p>212211</text:p>
          </table:table-cell>
          <table:table-cell office:value-type="string" calcext:value-type="string">
            <text:p>О, стар{ый|ая} знаком{ый|ая}! Когда я вижу вас, у меня даже настроение поднимается. Почему, спросите вы меня. Да вы просто оказываетесь поблизости всякий раз, когда у меня неприятности.</text:p>
          </table:table-cell>
        </table:table-row>
        <table:table-row table:style-name="ro1">
          <table:table-cell office:value-type="float" office:value="212217" calcext:value-type="float">
            <text:p>212217</text:p>
          </table:table-cell>
          <table:table-cell office:value-type="string" calcext:value-type="string">
            <text:p>То есть вы хотите, чтобы я вам принес{|ла} одну сумку тролля?</text:p>
          </table:table-cell>
        </table:table-row>
        <table:table-row table:style-name="ro1">
          <table:table-cell office:value-type="float" office:value="212220" calcext:value-type="float">
            <text:p>212220</text:p>
          </table:table-cell>
          <table:table-cell office:value-type="string" calcext:value-type="string">
            <text:p>Не проходите мимо, отважн{ый|ая} вои{н|тельница}, помогите с одним несложным делом. Вы наверняка знаете, что у нас довольно сложная обстановка с продуктами питания, так вот наши подземные агрономы хотят провести исследование наземных образцов семян и почвы. Я тут гоблин новый, еще не освоился, а вы всех знаете, пользуетесь уважением. Будьте так любезны, узнайте у вашего начальника фермы, чем нам можно помочь? Он наверняка что-то посоветует.</text:p>
          </table:table-cell>
        </table:table-row>
        <table:table-row table:style-name="ro1">
          <table:table-cell office:value-type="float" office:value="212222" calcext:value-type="float">
            <text:p>212222</text:p>
          </table:table-cell>
          <table:table-cell office:value-type="string" calcext:value-type="string">
            <text:p>Знаете, я слишком далек{|а} от вопросов сельского хозяйства, поищите какого-нибудь другого помощника.</text:p>
          </table:table-cell>
        </table:table-row>
        <table:table-row table:style-name="ro1">
          <table:table-cell office:value-type="float" office:value="212225" calcext:value-type="float">
            <text:p>212225</text:p>
          </table:table-cell>
          <table:table-cell office:value-type="string" calcext:value-type="string">
            <text:p>Спасибо за совет, премного вам благодар{ен|на}.</text:p>
          </table:table-cell>
        </table:table-row>
        <table:table-row table:style-name="ro1">
          <table:table-cell office:value-type="float" office:value="212248" calcext:value-type="float">
            <text:p>212248</text:p>
          </table:table-cell>
          <table:table-cell office:value-type="string" calcext:value-type="string">
            <text:p>А где упаковки, которые я вам приносил{|а}?</text:p>
          </table:table-cell>
        </table:table-row>
        <table:table-row table:style-name="ro1">
          <table:table-cell office:value-type="float" office:value="212250" calcext:value-type="float">
            <text:p>212250</text:p>
          </table:table-cell>
          <table:table-cell office:value-type="string" calcext:value-type="string">
            <text:p>Прекрасно, рад{|а} осведомленности ваших мастеров, только я-то как могу помочь?</text:p>
          </table:table-cell>
        </table:table-row>
        <table:table-row table:style-name="ro1">
          <table:table-cell office:value-type="float" office:value="212258" calcext:value-type="float">
            <text:p>212258</text:p>
          </table:table-cell>
          <table:table-cell office:value-type="string" calcext:value-type="string">
            <text:p>Не знаю, как там «наши» успехи, но чертеж я принес{|ла}.</text:p>
          </table:table-cell>
        </table:table-row>
        <table:table-row table:style-name="ro1">
          <table:table-cell office:value-type="float" office:value="212259" calcext:value-type="float">
            <text:p>212259</text:p>
          </table:table-cell>
          <table:table-cell office:value-type="string" calcext:value-type="string">
            <text:p>Ну что, смертн{ый|ая}, доиграл{ся|ась}? Чувствуешь тяжесть на ногах? Это знак позора, обличающий обманщиков, воров, подлецов... Тяжесть кандалов постоянно будет напоминать о совершенных злодеяниях. Если ты здесь, значит как-то связан{|а} с этими отбросами или прогневал{|а} своими поступками Богов. Теперь ты обречен{|а} провести свои лучшие годы здесь, размышляя над причинами пребывания в этом проклятом месте.</text:p>
          </table:table-cell>
        </table:table-row>
        <table:table-row table:style-name="ro1">
          <table:table-cell office:value-type="float" office:value="212260" calcext:value-type="float">
            <text:p>212260</text:p>
          </table:table-cell>
          <table:table-cell office:value-type="string" calcext:value-type="string">
            <text:p>Чтобы вымолить прощение и избавиться от оков тебе придется пóтом и непосильным трудом искупить свою вину. Докажи, что ты досто{ин|йна} вновь увидеть солнце и небо мира Элинор, встретиться с друзьями, вступить в кровавую схватку с противником. Смири гордыню и заработай право на возвращение. Для этого тебе придется найти уголь, наполнить им тачку и доставить тачки с каменным углем сюда. Количество тачек определяется тяжестью проступка. Все просто и понятно. Итак, чтобы сполна искупить вину, привези требуемое количество тачек, для начала... 50 штук.</text:p>
          </table:table-cell>
        </table:table-row>
        <table:table-row table:style-name="ro1">
          <table:table-cell office:value-type="float" office:value="212261" calcext:value-type="float">
            <text:p>212261</text:p>
          </table:table-cell>
          <table:table-cell office:value-type="string" calcext:value-type="string">
            <text:p>Приволок{|ла}? Ссыпай в угол и топай за следующей партией. И поживее там.</text:p>
          </table:table-cell>
        </table:table-row>
        <table:table-row table:style-name="ro1">
          <table:table-cell office:value-type="float" office:value="212263" calcext:value-type="float">
            <text:p>212263</text:p>
          </table:table-cell>
          <table:table-cell office:value-type="string" calcext:value-type="string">
            <text:p>Ну что, смертн{ый|ая}, я вижу, ты встаешь на путь исправления. Поэтому я хочу предложить тебе сделку. Нет-нет, твоя душа меня совершенно не интересует. Я предлагаю тебе возможность договориться, но, как ты понимаешь, не со мной лично, ведь каждый мой шаг контролируется Богами... Поговори с моими... назовем их «помощниками», они умеют решать проблемы. Им, как и мне, тоже нужно зарабатывать на безбедную вечность. Поэтому у тебя будет выбор, даже два. Во-первых, ключ. Знай, что купив ключик от оков, ты обретешь свободу и сможешь покинуть эти ненавистные застенки.</text:p>
          </table:table-cell>
        </table:table-row>
        <table:table-row table:style-name="ro1">
          <table:table-cell office:value-type="float" office:value="212265" calcext:value-type="float">
            <text:p>212265</text:p>
          </table:table-cell>
          <table:table-cell office:value-type="string" calcext:value-type="string">
            <text:p>Сколько тачек угля ты готов{|а}... хммм... сдать?</text:p>
          </table:table-cell>
        </table:table-row>
        <table:table-row table:style-name="ro1">
          <table:table-cell office:value-type="float" office:value="212266" calcext:value-type="float">
            <text:p>212266</text:p>
          </table:table-cell>
          <table:table-cell office:value-type="string" calcext:value-type="string">
            <text:p>Я «привез{|ла}» вам 5 тачек...</text:p>
          </table:table-cell>
        </table:table-row>
        <table:table-row table:style-name="ro1">
          <table:table-cell office:value-type="float" office:value="212268" calcext:value-type="float">
            <text:p>212268</text:p>
          </table:table-cell>
          <table:table-cell office:value-type="string" calcext:value-type="string">
            <text:p>Я «привез{|ла}» вам 10 тачек...</text:p>
          </table:table-cell>
        </table:table-row>
        <table:table-row table:style-name="ro1">
          <table:table-cell office:value-type="float" office:value="212270" calcext:value-type="float">
            <text:p>212270</text:p>
          </table:table-cell>
          <table:table-cell office:value-type="string" calcext:value-type="string">
            <text:p>Я «привез{|ла}» вам 50 тачек...</text:p>
          </table:table-cell>
        </table:table-row>
        <table:table-row table:style-name="ro1">
          <table:table-cell office:value-type="float" office:value="212272" calcext:value-type="float">
            <text:p>212272</text:p>
          </table:table-cell>
          <table:table-cell office:value-type="string" calcext:value-type="string">
            <text:p>Я «привез{|ла}» вам 100 тачек...</text:p>
          </table:table-cell>
        </table:table-row>
        <table:table-row table:style-name="ro1">
          <table:table-cell office:value-type="float" office:value="212273" calcext:value-type="float">
            <text:p>212273</text:p>
          </table:table-cell>
          <table:table-cell office:value-type="string" calcext:value-type="string">
            <text:p>Ну что, горемычн{ый|ая}, отмучил{ся|ась}? Натаскал{|а} установленное Богами количество тачек? Думаешь, заслужил{|а} право вернуться в Элинор?</text:p>
          </table:table-cell>
        </table:table-row>
        <table:table-row table:style-name="ro1">
          <table:table-cell office:value-type="float" office:value="212275" calcext:value-type="float">
            <text:p>212275</text:p>
          </table:table-cell>
          <table:table-cell office:value-type="string" calcext:value-type="string">
            <text:p>Да, я сполна отработал{|а} свое наказание и искупил{|а} грехи. Я очень хочу домой, дайте мне ключ...</text:p>
          </table:table-cell>
        </table:table-row>
        <table:table-row table:style-name="ro1">
          <table:table-cell office:value-type="float" office:value="212292" calcext:value-type="float">
            <text:p>212292</text:p>
          </table:table-cell>
          <table:table-cell office:value-type="string" calcext:value-type="string">
            <text:p>Я «привез{|ла}» вам 500 тачек...</text:p>
          </table:table-cell>
        </table:table-row>
        <table:table-row table:style-name="ro1">
          <table:table-cell office:value-type="float" office:value="212293" calcext:value-type="float">
            <text:p>212293</text:p>
          </table:table-cell>
          <table:table-cell office:value-type="string" calcext:value-type="string">
            <text:p>Я «привез{|ла}» вам 1000 тачек...</text:p>
          </table:table-cell>
        </table:table-row>
        <table:table-row table:style-name="ro1">
          <table:table-cell office:value-type="float" office:value="212323" calcext:value-type="float">
            <text:p>212323</text:p>
          </table:table-cell>
          <table:table-cell office:value-type="string" calcext:value-type="string">
            <text:p>Ага, сейчас. Я сам{|а} его стараюсь стороной обходить.</text:p>
          </table:table-cell>
        </table:table-row>
        <table:table-row table:style-name="ro1">
          <table:table-cell office:value-type="float" office:value="212326" calcext:value-type="float">
            <text:p>212326</text:p>
          </table:table-cell>
          <table:table-cell office:value-type="string" calcext:value-type="string">
            <text:p>Стой! Раз-два! Докладывай, зачем прибыл{|а}?</text:p>
          </table:table-cell>
        </table:table-row>
        <table:table-row table:style-name="ro1">
          <table:table-cell office:value-type="float" office:value="212330" calcext:value-type="float">
            <text:p>212330</text:p>
          </table:table-cell>
          <table:table-cell office:value-type="string" calcext:value-type="string">
            <text:p>Вот это я понимаю, оперативно сработано. Получай нагрудную бляху, заслужил{|а}.</text:p>
          </table:table-cell>
        </table:table-row>
        <table:table-row table:style-name="ro1">
          <table:table-cell office:value-type="float" office:value="212333" calcext:value-type="float">
            <text:p>212333</text:p>
          </table:table-cell>
          <table:table-cell office:value-type="string" calcext:value-type="string">
            <text:p>Что же, могу вас порадовать, медальку наградную я достал{|а}. Это было, конечно, не просто, так что с вас причитается... Вот, держите.</text:p>
          </table:table-cell>
        </table:table-row>
        <table:table-row table:style-name="ro1">
          <table:table-cell office:value-type="float" office:value="212362" calcext:value-type="float">
            <text:p>212362</text:p>
          </table:table-cell>
          <table:table-cell office:value-type="string" calcext:value-type="string">
            <text:p>Вот еще, сами решайте свои проблемы, я к вам посыльн{ым|ой} не нанимал{ся|ась}!</text:p>
          </table:table-cell>
        </table:table-row>
        <table:table-row table:style-name="ro1">
          <table:table-cell office:value-type="float" office:value="212365" calcext:value-type="float">
            <text:p>212365</text:p>
          </table:table-cell>
          <table:table-cell office:value-type="string" calcext:value-type="string">
            <text:p>Достал{|а}, вот вам несколько упаковок.</text:p>
          </table:table-cell>
        </table:table-row>
        <table:table-row table:style-name="ro1">
          <table:table-cell office:value-type="float" office:value="212380" calcext:value-type="float">
            <text:p>212380</text:p>
          </table:table-cell>
          <table:table-cell office:value-type="string" calcext:value-type="string">
            <text:p>Ну что там, всех разогнал{|а}? Вот спасибо, теперь хоть на порог можно выйти без опаски. А я тебе уже и банку приготовил, держи. Зеленому проглоту привет передавай!</text:p>
          </table:table-cell>
        </table:table-row>
        <table:table-row table:style-name="ro1">
          <table:table-cell office:value-type="float" office:value="212413" calcext:value-type="float">
            <text:p>212413</text:p>
          </table:table-cell>
          <table:table-cell office:value-type="string" calcext:value-type="string">
            <text:p>Ладно, поскольку я тоже косвенно причаст{ен|на} к этому вашему преображению, помогу.</text:p>
          </table:table-cell>
        </table:table-row>
        <table:table-row table:style-name="ro1">
          <table:table-cell office:value-type="float" office:value="212414" calcext:value-type="float">
            <text:p>212414</text:p>
          </table:table-cell>
          <table:table-cell office:value-type="string" calcext:value-type="string">
            <text:p>Ты в своем уме? Мы с ним уже год не разговариваем, после того, как... ладно, не твое это дело... С чего вдруг он мне подарки шлет? Эй, а ты чего это на меня так уставил{ся|ась}, а?!</text:p>
          </table:table-cell>
        </table:table-row>
        <table:table-row table:style-name="ro1">
          <table:table-cell office:value-type="float" office:value="212416" calcext:value-type="float">
            <text:p>212416</text:p>
          </table:table-cell>
          <table:table-cell office:value-type="string" calcext:value-type="string">
            <text:p>Хорошенькое дельце! Я вам значит подарок принес{|ла} от друга, а вы мне грубите.</text:p>
          </table:table-cell>
        </table:table-row>
        <table:table-row table:style-name="ro1">
          <table:table-cell office:value-type="float" office:value="212427" calcext:value-type="float">
            <text:p>212427</text:p>
          </table:table-cell>
          <table:table-cell office:value-type="string" calcext:value-type="string">
            <text:p>День добрый, зачем пожаловал{|а}?</text:p>
          </table:table-cell>
        </table:table-row>
        <table:table-row table:style-name="ro1">
          <table:table-cell office:value-type="float" office:value="212431" calcext:value-type="float">
            <text:p>212431</text:p>
          </table:table-cell>
          <table:table-cell office:value-type="string" calcext:value-type="string">
            <text:p>Принес{|ла}?! Скорее, скорее давай мне это средство... Ну как, помогло?</text:p>
          </table:table-cell>
        </table:table-row>
        <table:table-row table:style-name="ro1">
          <table:table-cell office:value-type="float" office:value="212470" calcext:value-type="float">
            <text:p>212470</text:p>
          </table:table-cell>
          <table:table-cell office:value-type="string" calcext:value-type="string">
            <text:p>Живой... ругается, плачет, угрожает, обещает прощения попросить у всех. В общем, я поговорил{|а} с Валианом, он просит вас напомнить ему, что надо для изготовления средства, которое снимает все негативные эффекты.</text:p>
          </table:table-cell>
        </table:table-row>
        <table:table-row table:style-name="ro1">
          <table:table-cell office:value-type="float" office:value="212488" calcext:value-type="float">
            <text:p>212488</text:p>
          </table:table-cell>
          <table:table-cell office:value-type="string" calcext:value-type="string">
            <text:p>Ну что там у тебя, ингредиенты принес{|ла}? Молодец, давай сюда, я мигом все приготовлю.</text:p>
          </table:table-cell>
        </table:table-row>
        <table:table-row table:style-name="ro1">
          <table:table-cell office:value-type="float" office:value="212489" calcext:value-type="float">
            <text:p>212489</text:p>
          </table:table-cell>
          <table:table-cell office:value-type="string" calcext:value-type="string">
            <text:p>Вот, пожалуйста, достал{|а} все, что сказал Виркли. Вы ведь и сами знали рецепт, правда?</text:p>
          </table:table-cell>
        </table:table-row>
        <table:table-row table:style-name="ro1">
          <table:table-cell office:value-type="float" office:value="212498" calcext:value-type="float">
            <text:p>212498</text:p>
          </table:table-cell>
          <table:table-cell office:value-type="string" calcext:value-type="string">
            <text:p>Эээ, ну, я с хорошими новостями. И это не шутка. Принес{|ла} я дивный эликсир, что вернет вам прежний облик. Осталось только определить размер моего гонорара.</text:p>
          </table:table-cell>
        </table:table-row>
        <table:table-row table:style-name="ro1">
          <table:table-cell office:value-type="float" office:value="212504" calcext:value-type="float">
            <text:p>212504</text:p>
          </table:table-cell>
          <table:table-cell office:value-type="string" calcext:value-type="string">
            <text:p>Я сказал{|а} ящик - и точка!</text:p>
          </table:table-cell>
        </table:table-row>
        <table:table-row table:style-name="ro1">
          <table:table-cell office:value-type="float" office:value="212510" calcext:value-type="float">
            <text:p>212510</text:p>
          </table:table-cell>
          <table:table-cell office:value-type="string" calcext:value-type="string">
            <text:p>Э-э-э, ну, я с хорошими новостями. И это не шутка. Принес{|ла} я дивный эликсир, что вернет вам прежний облик. Осталось только определить размер моего гонорара.</text:p>
          </table:table-cell>
        </table:table-row>
        <table:table-row table:style-name="ro1">
          <table:table-cell office:value-type="float" office:value="212539" calcext:value-type="float">
            <text:p>212539</text:p>
          </table:table-cell>
          <table:table-cell office:value-type="string" calcext:value-type="string">
            <text:p>Живой... ругается, плачет, угрожает, обещает прощения попросить у всех. В общем, я поговорил{|а} с Кимихлой, он просит вас напомнить ему, что надо для изготовления средства, которое снимает все негативные эффекты.</text:p>
          </table:table-cell>
        </table:table-row>
        <table:table-row table:style-name="ro1">
          <table:table-cell office:value-type="float" office:value="212545" calcext:value-type="float">
            <text:p>212545</text:p>
          </table:table-cell>
          <table:table-cell office:value-type="string" calcext:value-type="string">
            <text:p>Вот, пожалуйста, достал{|а} все, что сказал Крагор. Вы ведь и сами знали рецепт, правда?</text:p>
          </table:table-cell>
        </table:table-row>
        <table:table-row table:style-name="ro1">
          <table:table-cell office:value-type="float" office:value="212584" calcext:value-type="float">
            <text:p>212584</text:p>
          </table:table-cell>
          <table:table-cell office:value-type="string" calcext:value-type="string">
            <text:p>Здравствуйте, мо{й|я} спаситель{|ница}! Как я рад вас видеть, присаживайтесь скорее. Не изволите чего? Пуншу, чаю? Все за счет заведения.</text:p>
          </table:table-cell>
        </table:table-row>
        <table:table-row table:style-name="ro1">
          <table:table-cell office:value-type="float" office:value="212585" calcext:value-type="float">
            <text:p>212585</text:p>
          </table:table-cell>
          <table:table-cell office:value-type="string" calcext:value-type="string">
            <text:p>Ого! Эвон как вас занесло... Ну что же, намерение очень даже благородное, хотя, признаться, от вас я подобного не ожидал{|а}.</text:p>
          </table:table-cell>
        </table:table-row>
        <table:table-row table:style-name="ro1">
          <table:table-cell office:value-type="float" office:value="212588" calcext:value-type="float">
            <text:p>212588</text:p>
          </table:table-cell>
          <table:table-cell office:value-type="string" calcext:value-type="string">
            <text:p>Да нет, спасибо, я просто мимо проходил{|а} и решил{|а} заглянуть. Смотрю, у вас тут все тихо.</text:p>
          </table:table-cell>
        </table:table-row>
        <table:table-row table:style-name="ro1">
          <table:table-cell office:value-type="float" office:value="212592" calcext:value-type="float">
            <text:p>212592</text:p>
          </table:table-cell>
          <table:table-cell office:value-type="string" calcext:value-type="string">
            <text:p>Конечно, я просто обязан{|а} поддержать такой порыв! Давайте ваши куличи.</text:p>
          </table:table-cell>
        </table:table-row>
        <table:table-row table:style-name="ro1">
          <table:table-cell office:value-type="float" office:value="212594" calcext:value-type="float">
            <text:p>212594</text:p>
          </table:table-cell>
          <table:table-cell office:value-type="string" calcext:value-type="string">
            <text:p>Замечательно! Принес{|ла} вам вкусный гостинец от Нагора. Он встал на путь исправления и теперь замаливает свои прегрешения. Вот просил вам передать этот кулич. Он его сам лепил.</text:p>
          </table:table-cell>
        </table:table-row>
        <table:table-row table:style-name="ro1">
          <table:table-cell office:value-type="float" office:value="212597" calcext:value-type="float">
            <text:p>212597</text:p>
          </table:table-cell>
          <table:table-cell office:value-type="string" calcext:value-type="string">
            <text:p>Добрый день, зачем пожаловал{|а}?</text:p>
          </table:table-cell>
        </table:table-row>
        <table:table-row table:style-name="ro1">
          <table:table-cell office:value-type="float" office:value="212600" calcext:value-type="float">
            <text:p>212600</text:p>
          </table:table-cell>
          <table:table-cell office:value-type="string" calcext:value-type="string">
            <text:p>Не бойтесь, я сам{|а} пробовал{|а}, весьма вкусно. Всего вам хорошего!</text:p>
          </table:table-cell>
        </table:table-row>
        <table:table-row table:style-name="ro1">
          <table:table-cell office:value-type="float" office:value="212601" calcext:value-type="float">
            <text:p>212601</text:p>
          </table:table-cell>
          <table:table-cell office:value-type="string" calcext:value-type="string">
            <text:p>Приветствую, путни{к|ца}!</text:p>
          </table:table-cell>
        </table:table-row>
        <table:table-row table:style-name="ro1">
          <table:table-cell office:value-type="float" office:value="212605" calcext:value-type="float">
            <text:p>212605</text:p>
          </table:table-cell>
          <table:table-cell office:value-type="string" calcext:value-type="string">
            <text:p>Привет! По делу заскочил{|а} или как?</text:p>
          </table:table-cell>
        </table:table-row>
        <table:table-row table:style-name="ro1">
          <table:table-cell office:value-type="float" office:value="212609" calcext:value-type="float">
            <text:p>212609</text:p>
          </table:table-cell>
          <table:table-cell office:value-type="string" calcext:value-type="string">
            <text:p>Здравствуй, отважн{ый|ая} вои{н|тельница}. Что привело ко мне?</text:p>
          </table:table-cell>
        </table:table-row>
        <table:table-row table:style-name="ro1">
          <table:table-cell office:value-type="float" office:value="212611" calcext:value-type="float">
            <text:p>212611</text:p>
          </table:table-cell>
          <table:table-cell office:value-type="string" calcext:value-type="string">
            <text:p>Многомудрый староста, принес{|ла} я вам угощение от <text:s/>хозяина таверны. Просит прощения за все, решил он встать на путь нравственного совершенствования.</text:p>
          </table:table-cell>
        </table:table-row>
        <table:table-row table:style-name="ro1">
          <table:table-cell office:value-type="float" office:value="212637" calcext:value-type="float">
            <text:p>212637</text:p>
          </table:table-cell>
          <table:table-cell office:value-type="string" calcext:value-type="string">
            <text:p>Ого! Эвон как вас занесло... Ну что же, намерение это очень даже благородное, хотя, признаться, от вас я подобного не ожидал{|а}.</text:p>
          </table:table-cell>
        </table:table-row>
        <table:table-row table:style-name="ro1">
          <table:table-cell office:value-type="float" office:value="212639" calcext:value-type="float">
            <text:p>212639</text:p>
          </table:table-cell>
          <table:table-cell office:value-type="string" calcext:value-type="string">
            <text:p>Замечательно! Принес{|ла} вам вкусный гостинец от Барфоса. Он встал на путь исправления и теперь замаливает свои прегрешения. Вот просил вам передать этот кулич. Он его сам лепил.</text:p>
          </table:table-cell>
        </table:table-row>
        <table:table-row table:style-name="ro1">
          <table:table-cell office:value-type="float" office:value="212657" calcext:value-type="float">
            <text:p>212657</text:p>
          </table:table-cell>
          <table:table-cell office:value-type="string" calcext:value-type="string">
            <text:p>Многомудрый староста, принес{|ла} я вам угощение от <text:s/>трактирщика. Просит прощения за все, решил он встать на путь нравственного совершенствования.</text:p>
          </table:table-cell>
        </table:table-row>
        <table:table-row table:style-name="ro1">
          <table:table-cell office:value-type="float" office:value="212681" calcext:value-type="float">
            <text:p>212681</text:p>
          </table:table-cell>
          <table:table-cell office:value-type="string" calcext:value-type="string">
            <text:p>Да, я так{ой|ая} - сообразительн{ый|ая} и бесстрашн{ый|ая}. Таких, как я, еще поискать.</text:p>
          </table:table-cell>
        </table:table-row>
        <table:table-row table:style-name="ro1">
          <table:table-cell office:value-type="float" office:value="212693" calcext:value-type="float">
            <text:p>212693</text:p>
          </table:table-cell>
          <table:table-cell office:value-type="string" calcext:value-type="string">
            <text:p>Вот что я наш{ел|ла} в месте последнего приюта старого дирижабля.</text:p>
          </table:table-cell>
        </table:table-row>
        <table:table-row table:style-name="ro1">
          <table:table-cell office:value-type="float" office:value="212699" calcext:value-type="float">
            <text:p>212699</text:p>
          </table:table-cell>
          <table:table-cell office:value-type="string" calcext:value-type="string">
            <text:p>Что же, всегда готов{|а} помочь.</text:p>
          </table:table-cell>
        </table:table-row>
        <table:table-row table:style-name="ro1">
          <table:table-cell office:value-type="float" office:value="212706" calcext:value-type="float">
            <text:p>212706</text:p>
          </table:table-cell>
          <table:table-cell office:value-type="string" calcext:value-type="string">
            <text:p>Так быстро? Ну ты шустр{ый|ая}! Неужто наш{ел|ла} шапку? Много орлов насшибал{|а}, истребитель{|ница}?</text:p>
          </table:table-cell>
        </table:table-row>
        <table:table-row table:style-name="ro1">
          <table:table-cell office:value-type="float" office:value="212707" calcext:value-type="float">
            <text:p>212707</text:p>
          </table:table-cell>
          <table:table-cell office:value-type="string" calcext:value-type="string">
            <text:p>Ничего-ничего, шапку отмоем, стекла вставим, будет как новая! Спасибо тебе, вои{н|тельница}, уважил{|а} прихоть старика моего, век благодарен буду.</text:p>
          </table:table-cell>
        </table:table-row>
        <table:table-row table:style-name="ro1">
          <table:table-cell office:value-type="float" office:value="212722" calcext:value-type="float">
            <text:p>212722</text:p>
          </table:table-cell>
          <table:table-cell office:value-type="string" calcext:value-type="string">
            <text:p>Вообще-то я уже поспособствовал{|а} и, между прочим, немалую пользу принес{|ла} всей вашей расе и лично вам. Так что попрошу выдать мне новую маску, воздушный фильтр и баллон, потому как я это все заслужил{|а}, а старые пришли в негодность.</text:p>
          </table:table-cell>
        </table:table-row>
        <table:table-row table:style-name="ro1">
          <table:table-cell office:value-type="float" office:value="212724" calcext:value-type="float">
            <text:p>212724</text:p>
          </table:table-cell>
          <table:table-cell office:value-type="string" calcext:value-type="string">
            <text:p>Да я просто так, запасной хотел{|а}... извините.</text:p>
          </table:table-cell>
        </table:table-row>
        <table:table-row table:style-name="ro1">
          <table:table-cell office:value-type="float" office:value="212726" calcext:value-type="float">
            <text:p>212726</text:p>
          </table:table-cell>
          <table:table-cell office:value-type="string" calcext:value-type="string">
            <text:p>Я бы хотел{|а} получить новый комплект из кислородной маски, воздушного фильтра, баллона.</text:p>
          </table:table-cell>
        </table:table-row>
        <table:table-row table:style-name="ro1">
          <table:table-cell office:value-type="float" office:value="212732" calcext:value-type="float">
            <text:p>212732</text:p>
          </table:table-cell>
          <table:table-cell office:value-type="string" calcext:value-type="string">
            <text:p>Кажется я ошиб{ся|лась}. <text:s/>Мне сказали, что вы тут за здравоохранение и безопасность труда отвечаете и выдадите мне комплект средств индивидуальной защиты - маску, фильтр и баллон. А резать меня вовсе даже не надо, я очень даже здого... т.е. здоров{|а}.</text:p>
          </table:table-cell>
        </table:table-row>
        <table:table-row table:style-name="ro1">
          <table:table-cell office:value-type="float" office:value="212736" calcext:value-type="float">
            <text:p>212736</text:p>
          </table:table-cell>
          <table:table-cell office:value-type="string" calcext:value-type="string">
            <text:p>Как? Вот уже двенадцать лет мы с радостью следим за твоими успехами и, надо признать, очень им рады. Столько всего пережито, а сколько еще предстоит пережить... Так что, смел{ый|ая} ты наш{|а}, решил я от щедрот своих наградить тебя скромным, но очень ценным подарком. %=2698%</text:p>
          </table:table-cell>
        </table:table-row>
        <table:table-row table:style-name="ro1">
          <table:table-cell office:value-type="float" office:value="212738" calcext:value-type="float">
            <text:p>212738</text:p>
          </table:table-cell>
          <table:table-cell office:value-type="string" calcext:value-type="string">
            <text:p>А ты все так{ой|ая} же торопыга! Для вручения мне понадобятся рекомендации всех членов Малого Совета деревни - Торадора, Бардина, Надума. Но думаю, с ними проблем не будет... Тебе надо навестить этих уважаемых гномов и принести мне от них грамоты. Начни, пожалуй, с Торадора, он тебя уже ждет.</text:p>
          </table:table-cell>
        </table:table-row>
        <table:table-row table:style-name="ro1">
          <table:table-cell office:value-type="float" office:value="212742" calcext:value-type="float">
            <text:p>212742</text:p>
          </table:table-cell>
          <table:table-cell office:value-type="string" calcext:value-type="string">
            <text:p>А ты все так{ой|ая} же торопыга! Для вручения мне понадобятся рекомендации всех членов Малого Совета Лонгхольма - Донована, Гаслана, Зальеса. Думаю, проблем с этим не возникнет... Тебе надо навестить этих уважаемых людей и принести мне от них грамоты. Начни, пожалуйста, с Донована, он тебя уже ждет.</text:p>
          </table:table-cell>
        </table:table-row>
        <table:table-row table:style-name="ro1">
          <table:table-cell office:value-type="float" office:value="212744" calcext:value-type="float">
            <text:p>212744</text:p>
          </table:table-cell>
          <table:table-cell office:value-type="string" calcext:value-type="string">
            <text:p>Как? Уже двенадцать лет ты радуешь жителей Лонгхольма добрыми делами и внушаешь страх в сердца врагов. Столько всего пережито, а сколько еще предстоит пережить... Так что, смел{ый|ая} ты наш{|а}, решил я от щедрот своих наградить тебя скромным, но очень ценным подарком. %=2698%</text:p>
          </table:table-cell>
        </table:table-row>
        <table:table-row table:style-name="ro1">
          <table:table-cell office:value-type="float" office:value="212749" calcext:value-type="float">
            <text:p>212749</text:p>
          </table:table-cell>
          <table:table-cell office:value-type="string" calcext:value-type="string">
            <text:p>Ну, конечно, он ведь тот еще формалист! Хотя, по-другому, наверное, нельзя. \nЯ с радостью выдам тебе разрешение, вот только попрошу об одном одолжении. Аж стихами заговорил... Принеси мне с безвременно павших по твоей милости врагов перстни, которыми награждаются сержанты и младшие офицеры противника. Есть у меня одна задумка, как их можно использовать в наших интересах. Но это пока государственная тайна. От тебя потребуется просто принести десяток колец. Думаю, что у тако{го|й} умело{го|й} и бесстрашно{го|й} вои{на|тельницы} это займет совсем немного времени и не доставит никаких хлопот. А как вернешься с добычей, так в тот же час получишь от меня рекомендательное письмо, в котром я распишу о твоих подвигах...\n</text:p>
          </table:table-cell>
        </table:table-row>
        <table:table-row table:style-name="ro1">
          <table:table-cell office:value-type="float" office:value="212751" calcext:value-type="float">
            <text:p>212751</text:p>
          </table:table-cell>
          <table:table-cell office:value-type="string" calcext:value-type="string">
            <text:p>Приветствую, приветствую! Рад видеть у себя одн{ого|у} из своих лучших учени{ков|ц}. И я даже догадываюсь, зачем ты ко мне приш{ел|ла}. За рекомендательным письмом?</text:p>
          </table:table-cell>
        </table:table-row>
        <table:table-row table:style-name="ro1">
          <table:table-cell office:value-type="float" office:value="212756" calcext:value-type="float">
            <text:p>212756</text:p>
          </table:table-cell>
          <table:table-cell office:value-type="string" calcext:value-type="string">
            <text:p>Ну, конечно, он ведь тот еще формалист! Хотя, по-другому, наверное, нельзя. \nЯ с радостью выдам тебе разрешение, вот только попрошу об одном одолжении. Аж стихами заговорил... Принеси мне с безвременно павших по твоей милости врагов перстни, которыми награждаются сержанты и младшие офицеры противника. Есть у меня одна задумка, как их можно использовать в наших интересах. Но это пока государственная тайна. От тебя потребуется просто принести десяток колец. Думаю, что у тако{го|й} умело{го|й} и бесстрашно{го|й} вои{на|тельницы} это займет совсем немного времени и не доставит никаких хлопот. А как вернешься с добычей, так в тот же час и получишь от меня рекомендательное письмо, уж там-то я распишу о твоих подвигах...\n</text:p>
          </table:table-cell>
        </table:table-row>
        <table:table-row table:style-name="ro1">
          <table:table-cell office:value-type="float" office:value="212757" calcext:value-type="float">
            <text:p>212757</text:p>
          </table:table-cell>
          <table:table-cell office:value-type="string" calcext:value-type="string">
            <text:p>А я, в свою очередь, подготовил для старосты лестный отзыв о тебе. С печатью, все как положено. Получай, заслужил{|а}!</text:p>
          </table:table-cell>
        </table:table-row>
        <table:table-row table:style-name="ro1">
          <table:table-cell office:value-type="float" office:value="212758" calcext:value-type="float">
            <text:p>212758</text:p>
          </table:table-cell>
          <table:table-cell office:value-type="string" calcext:value-type="string">
            <text:p>Я смотрю, ты даже не запыхал{ся|ась}, вот что значит правильно подготовленный и обученный боец!</text:p>
          </table:table-cell>
        </table:table-row>
        <table:table-row table:style-name="ro1">
          <table:table-cell office:value-type="float" office:value="212760" calcext:value-type="float">
            <text:p>212760</text:p>
          </table:table-cell>
          <table:table-cell office:value-type="string" calcext:value-type="string">
            <text:p>Я принес{|ла} необходимое количество перстней, возьмите.</text:p>
          </table:table-cell>
        </table:table-row>
        <table:table-row table:style-name="ro1">
          <table:table-cell office:value-type="float" office:value="212761" calcext:value-type="float">
            <text:p>212761</text:p>
          </table:table-cell>
          <table:table-cell office:value-type="string" calcext:value-type="string">
            <text:p>И снова рад тебя видеть, смотрю, ты не с пустыми руками. Получил{|а} согласие Торадора?</text:p>
          </table:table-cell>
        </table:table-row>
        <table:table-row table:style-name="ro1">
          <table:table-cell office:value-type="float" office:value="212766" calcext:value-type="float">
            <text:p>212766</text:p>
          </table:table-cell>
          <table:table-cell office:value-type="string" calcext:value-type="string">
            <text:p>И снова рад тебя видеть, смотрю, ты не с пустыми руками. Получил{|а} согласие Донована?</text:p>
          </table:table-cell>
        </table:table-row>
        <table:table-row table:style-name="ro1">
          <table:table-cell office:value-type="float" office:value="212771" calcext:value-type="float">
            <text:p>212771</text:p>
          </table:table-cell>
          <table:table-cell office:value-type="string" calcext:value-type="string">
            <text:p>А для этого надо, чтобы я официальную бумажку написал, как{ой|ая} ты в{есь|ся} героическ{ий|ая} и незаменим{ый|ая}. Правильно я пониманию?</text:p>
          </table:table-cell>
        </table:table-row>
        <table:table-row table:style-name="ro1">
          <table:table-cell office:value-type="float" office:value="212779" calcext:value-type="float">
            <text:p>212779</text:p>
          </table:table-cell>
          <table:table-cell office:value-type="string" calcext:value-type="string">
            <text:p>Ого! Как же ты все это дотащил{|а}? Сил{ен|ьна}, нечего сказать! Складывай все в углу. А я тебе уже письмишко накарябал, вот. С подписью моей и магической печатью. Желаю удачи, награду ты и впрямь заслужил{|а}.</text:p>
          </table:table-cell>
        </table:table-row>
        <table:table-row table:style-name="ro1">
          <table:table-cell office:value-type="float" office:value="212784" calcext:value-type="float">
            <text:p>212784</text:p>
          </table:table-cell>
          <table:table-cell office:value-type="string" calcext:value-type="string">
            <text:p>Да, я все понял{|а}, немедленно иду к нему.</text:p>
          </table:table-cell>
        </table:table-row>
        <table:table-row table:style-name="ro1">
          <table:table-cell office:value-type="float" office:value="212789" calcext:value-type="float">
            <text:p>212789</text:p>
          </table:table-cell>
          <table:table-cell office:value-type="string" calcext:value-type="string">
            <text:p>Да легко, я и в прошлый-то раз не особо напрягал{ся|ась}.</text:p>
          </table:table-cell>
        </table:table-row>
        <table:table-row table:style-name="ro1">
          <table:table-cell office:value-type="float" office:value="212790" calcext:value-type="float">
            <text:p>212790</text:p>
          </table:table-cell>
          <table:table-cell office:value-type="string" calcext:value-type="string">
            <text:p>Да ладно, это шутка была... Я знаю, что вы отважн{ый|ая} вои{н|тельница}, тем более, что не раз оказывали нам всем услуги. Поэтому я просто так дам вам рекомендательное письмо и подпишу согласие на ваше награждение. Желаю удачи!</text:p>
          </table:table-cell>
        </table:table-row>
        <table:table-row table:style-name="ro1">
          <table:table-cell office:value-type="float" office:value="212795" calcext:value-type="float">
            <text:p>212795</text:p>
          </table:table-cell>
          <table:table-cell office:value-type="string" calcext:value-type="string">
            <text:p>Эх, время, время... Я ведь вас еще вот так{им|ой} помню, как вы вопросами своими всех веселили, как от скелетов улепетывали... а как по брустверам бегали в Соли-Доре, помните?</text:p>
          </table:table-cell>
        </table:table-row>
        <table:table-row table:style-name="ro1">
          <table:table-cell office:value-type="float" office:value="212805" calcext:value-type="float">
            <text:p>212805</text:p>
          </table:table-cell>
          <table:table-cell office:value-type="string" calcext:value-type="string">
            <text:p>Покажи-ка, что принес{|ла}? Ага, все правильно. Ну что же, тогда...\nКхм... решением Малого Совета, при единогласной поддержке всех жителей деревни вручаем тебе почетную награду за проявленную в боях отвагу и выдержку, за понимание, чуткость к просьбам других, душевную доброту и сознательность. А главное - за преданность нашему миру и общему делу. Ура!</text:p>
          </table:table-cell>
        </table:table-row>
        <table:table-row table:style-name="ro1">
          <table:table-cell office:value-type="float" office:value="212810" calcext:value-type="float">
            <text:p>212810</text:p>
          </table:table-cell>
          <table:table-cell office:value-type="string" calcext:value-type="string">
            <text:p>Я смотрю, ты даже не запылил{ся|ась}, вот что значит правильно подготовленный и обученный боец!</text:p>
          </table:table-cell>
        </table:table-row>
        <table:table-row table:style-name="ro1">
          <table:table-cell office:value-type="float" office:value="212813" calcext:value-type="float">
            <text:p>212813</text:p>
          </table:table-cell>
          <table:table-cell office:value-type="string" calcext:value-type="string">
            <text:p>Здравствуйте, уважаем{ый|ая}, путевочку в Гоб-Блинор не желаете?</text:p>
          </table:table-cell>
        </table:table-row>
        <table:table-row table:style-name="ro1">
          <table:table-cell office:value-type="float" office:value="212819" calcext:value-type="float">
            <text:p>212819</text:p>
          </table:table-cell>
          <table:table-cell office:value-type="string" calcext:value-type="string">
            <text:p>На самом деле это не совсем путевка... Это скорее возможность приобрести за энную сумму хорошее расположение нашей мудрой и высококультурной расы. Купите себе наши сертификатики, станете уважаемой личностью, потом пару малюсеньких заданий выполните - и вот вы уже почетн{ый|ая} гость{|я} Гоб-Блинора! Правда, здорово?!</text:p>
          </table:table-cell>
        </table:table-row>
        <table:table-row table:style-name="ro1">
          <table:table-cell office:value-type="float" office:value="212822" calcext:value-type="float">
            <text:p>212822</text:p>
          </table:table-cell>
          <table:table-cell office:value-type="string" calcext:value-type="string">
            <text:p>А вот и молодец, что заш{ел|ла}. Дело есть к тебе, мой друг, задача государственной важности. К нам тут делегация гоблинов планирует заглянуть с официальным визитом, а у нас кругом грязь, пыль и запустение. Куда ни взгляни - мусор, бумажки, осколки... Пришло время заняться уборкой и вымести из нашей деревни весь ненужный сор...</text:p>
          </table:table-cell>
        </table:table-row>
        <table:table-row table:style-name="ro1">
          <table:table-cell office:value-type="float" office:value="212823" calcext:value-type="float">
            <text:p>212823</text:p>
          </table:table-cell>
          <table:table-cell office:value-type="string" calcext:value-type="string">
            <text:p>Добрый день, милейш{ий|ая}! Дайте угадаю, вы тоже хотите поменять аккумуляторы?</text:p>
          </table:table-cell>
        </table:table-row>
        <table:table-row table:style-name="ro1">
          <table:table-cell office:value-type="float" office:value="212826" calcext:value-type="float">
            <text:p>212826</text:p>
          </table:table-cell>
          <table:table-cell office:value-type="string" calcext:value-type="string">
            <text:p>Эээ, нет, я лучше сам{|а} их добуду!</text:p>
          </table:table-cell>
        </table:table-row>
        <table:table-row table:style-name="ro1">
          <table:table-cell office:value-type="float" office:value="212837" calcext:value-type="float">
            <text:p>212837</text:p>
          </table:table-cell>
          <table:table-cell office:value-type="string" calcext:value-type="string">
            <text:p>Скажи, пытлив{ый|ая} искатель{|ница} приключений, ты хочешь прикоснуться к великой тайне Элинора? Скажу сразу, это не бесплатно, но оно того стоит!</text:p>
          </table:table-cell>
        </table:table-row>
        <table:table-row table:style-name="ro1">
          <table:table-cell office:value-type="float" office:value="212852" calcext:value-type="float">
            <text:p>212852</text:p>
          </table:table-cell>
          <table:table-cell office:value-type="string" calcext:value-type="string">
            <text:p>Да, я собрал{|а} камни и золото.</text:p>
          </table:table-cell>
        </table:table-row>
        <table:table-row table:style-name="ro1">
          <table:table-cell office:value-type="float" office:value="212853" calcext:value-type="float">
            <text:p>212853</text:p>
          </table:table-cell>
          <table:table-cell office:value-type="string" calcext:value-type="string">
            <text:p>Значит ты готов{|а} <text:s/>обменять малый набор волшебных камней и 10 золотых на могущественный Амулет Избавления?</text:p>
          </table:table-cell>
        </table:table-row>
        <table:table-row table:style-name="ro1">
          <table:table-cell office:value-type="float" office:value="212855" calcext:value-type="float">
            <text:p>212855</text:p>
          </table:table-cell>
          <table:table-cell office:value-type="string" calcext:value-type="string">
            <text:p>Да, я готов{|а} обменять полный комплект волшебных камней и 20 золотых монет на Оберег Смерти.</text:p>
          </table:table-cell>
        </table:table-row>
        <table:table-row table:style-name="ro1">
          <table:table-cell office:value-type="float" office:value="212860" calcext:value-type="float">
            <text:p>212860</text:p>
          </table:table-cell>
          <table:table-cell office:value-type="string" calcext:value-type="string">
            <text:p>Ты хотел{|а} меня о чем-то спросить?</text:p>
          </table:table-cell>
        </table:table-row>
        <table:table-row table:style-name="ro1">
          <table:table-cell office:value-type="float" office:value="212863" calcext:value-type="float">
            <text:p>212863</text:p>
          </table:table-cell>
          <table:table-cell office:value-type="string" calcext:value-type="string">
            <text:p>Я хотел{|а} еще раз взглянуть на ваши смертельные Амулеты.</text:p>
          </table:table-cell>
        </table:table-row>
        <table:table-row table:style-name="ro1">
          <table:table-cell office:value-type="float" office:value="212866" calcext:value-type="float">
            <text:p>212866</text:p>
          </table:table-cell>
          <table:table-cell office:value-type="string" calcext:value-type="string">
            <text:p>В целом с вами соглас{ен|на}, идея очень даже правильная! Только я-то тут при чем?</text:p>
          </table:table-cell>
        </table:table-row>
        <table:table-row table:style-name="ro1">
          <table:table-cell office:value-type="float" office:value="212876" calcext:value-type="float">
            <text:p>212876</text:p>
          </table:table-cell>
          <table:table-cell office:value-type="string" calcext:value-type="string">
            <text:p>А вот и молодец, что заш{ел|ла}. Дело есть к тебе, мой друг, задача государственной важности. К нам тут делегация гоблинов планирует заглянуть с официальным визитом, а у нас кругом грязь, пыль и запустение. Куда ни взгляни - мусор, бумажки, осколки.... Пришло время заняться уборкой и вымести из нашего селения весь ненужный сор...</text:p>
          </table:table-cell>
        </table:table-row>
        <table:table-row table:style-name="ro1">
          <table:table-cell office:value-type="float" office:value="212883" calcext:value-type="float">
            <text:p>212883</text:p>
          </table:table-cell>
          <table:table-cell office:value-type="string" calcext:value-type="string">
            <text:p>Так и есть, принц говорит, что есть работа для настояще{го|й} геро{я|ини} труда. Расскажи, где достать метлу можно?</text:p>
          </table:table-cell>
        </table:table-row>
        <table:table-row table:style-name="ro1">
          <table:table-cell office:value-type="float" office:value="212891" calcext:value-type="float">
            <text:p>212891</text:p>
          </table:table-cell>
          <table:table-cell office:value-type="string" calcext:value-type="string">
            <text:p>Так и есть, староста говорит, что имеется <text:s/>работа для настояще{го|й} геро{я|ини} труда. Расскажи, где достать метлу можно?</text:p>
          </table:table-cell>
        </table:table-row>
        <table:table-row table:style-name="ro1">
          <table:table-cell office:value-type="float" office:value="212895" calcext:value-type="float">
            <text:p>212895</text:p>
          </table:table-cell>
          <table:table-cell office:value-type="string" calcext:value-type="string">
            <text:p>Приветствую, вои{н|тельница}, как успехи в труде и обороне?</text:p>
          </table:table-cell>
        </table:table-row>
        <table:table-row table:style-name="ro1">
          <table:table-cell office:value-type="float" office:value="212903" calcext:value-type="float">
            <text:p>212903</text:p>
          </table:table-cell>
          <table:table-cell office:value-type="string" calcext:value-type="string">
            <text:p>Ого, как ты ощетинил{ся|ась} метелками! Боюсь-боюсь... прямо ужасный боевой ёж! Да ладно, не обижайся...</text:p>
          </table:table-cell>
        </table:table-row>
        <table:table-row table:style-name="ro1">
          <table:table-cell office:value-type="float" office:value="212915" calcext:value-type="float">
            <text:p>212915</text:p>
          </table:table-cell>
          <table:table-cell office:value-type="string" calcext:value-type="string">
            <text:p>{Юноша|Девушка}, приветствую, чем обязан?</text:p>
          </table:table-cell>
        </table:table-row>
        <table:table-row table:style-name="ro1">
          <table:table-cell office:value-type="float" office:value="212916" calcext:value-type="float">
            <text:p>212916</text:p>
          </table:table-cell>
          <table:table-cell office:value-type="string" calcext:value-type="string">
            <text:p>А я к вам прибыл{|а} с трудовым презентом - Корагор наказал бороться за чистоту, поэтому вот вам отличная новенькая метла!</text:p>
          </table:table-cell>
        </table:table-row>
        <table:table-row table:style-name="ro1">
          <table:table-cell office:value-type="float" office:value="212922" calcext:value-type="float">
            <text:p>212922</text:p>
          </table:table-cell>
          <table:table-cell office:value-type="string" calcext:value-type="string">
            <text:p>А я к вам прибыл{|а} с трудовым презентом - Староста наказал бороться за чистоту, поэтому вот вам отличная новенькая метла!</text:p>
          </table:table-cell>
        </table:table-row>
        <table:table-row table:style-name="ro1">
          <table:table-cell office:value-type="float" office:value="212939" calcext:value-type="float">
            <text:p>212939</text:p>
          </table:table-cell>
          <table:table-cell office:value-type="string" calcext:value-type="string">
            <text:p>Рад видеть, проходи. С делом приш{ел|ла} или просто проведать?</text:p>
          </table:table-cell>
        </table:table-row>
        <table:table-row table:style-name="ro1">
          <table:table-cell office:value-type="float" office:value="212941" calcext:value-type="float">
            <text:p>212941</text:p>
          </table:table-cell>
          <table:table-cell office:value-type="string" calcext:value-type="string">
            <text:p>Вообще-то, я к вам по делу. По распоряжению принца Коргора разношу уборочный инвентарь жителям деревни. Вот и про вас не забыл{|а}, держите.</text:p>
          </table:table-cell>
        </table:table-row>
        <table:table-row table:style-name="ro1">
          <table:table-cell office:value-type="float" office:value="212945" calcext:value-type="float">
            <text:p>212945</text:p>
          </table:table-cell>
          <table:table-cell office:value-type="string" calcext:value-type="string">
            <text:p>Вообще-то, я к вам по делу. По распоряжению Старосты разношу уборочный инвентарь жителям деревни. Вот и про вас не забыл{|а}, держите.</text:p>
          </table:table-cell>
        </table:table-row>
        <table:table-row table:style-name="ro1">
          <table:table-cell office:value-type="float" office:value="212965" calcext:value-type="float">
            <text:p>212965</text:p>
          </table:table-cell>
          <table:table-cell office:value-type="string" calcext:value-type="string">
            <text:p>Принес{|ла} вам отличную метлу, чтобы вы смогли навести порядок в доме и на улице. <text:s/>К нам делегация скоро приедет, так что принц Корагор просил всех прибраться.</text:p>
          </table:table-cell>
        </table:table-row>
        <table:table-row table:style-name="ro1">
          <table:table-cell office:value-type="float" office:value="212970" calcext:value-type="float">
            <text:p>212970</text:p>
          </table:table-cell>
          <table:table-cell office:value-type="string" calcext:value-type="string">
            <text:p>Принес{|ла} вам отличную метлу, чтобы вы смогли навести порядок в доме и на улице. <text:s/>К нам делегация скоро приедет, так что Староста просил всех прибраться.</text:p>
          </table:table-cell>
        </table:table-row>
        <table:table-row table:style-name="ro1">
          <table:table-cell office:value-type="float" office:value="212974" calcext:value-type="float">
            <text:p>212974</text:p>
          </table:table-cell>
          <table:table-cell office:value-type="string" calcext:value-type="string">
            <text:p>Конечно, от всей души. Я свою работу сделал{|а}, теперь твой черед пришел. Что с ней делать, ты наверняка знаешь, так что не стоит тратить времени. Желаю больших трудовых свершений!</text:p>
          </table:table-cell>
        </table:table-row>
        <table:table-row table:style-name="ro1">
          <table:table-cell office:value-type="float" office:value="212979" calcext:value-type="float">
            <text:p>212979</text:p>
          </table:table-cell>
          <table:table-cell office:value-type="string" calcext:value-type="string">
            <text:p>Вот как, но я же хотел{|а} как лучше... вы же сами сказали, что...</text:p>
          </table:table-cell>
        </table:table-row>
        <table:table-row table:style-name="ro1">
          <table:table-cell office:value-type="float" office:value="212999" calcext:value-type="float">
            <text:p>212999</text:p>
          </table:table-cell>
          <table:table-cell office:value-type="string" calcext:value-type="string">
            <text:p>Ну, если Самим(!), то, конечно, соглас{ен|на}.</text:p>
          </table:table-cell>
        </table:table-row>
        <table:table-row table:style-name="ro1">
          <table:table-cell office:value-type="float" office:value="213006" calcext:value-type="float">
            <text:p>213006</text:p>
          </table:table-cell>
          <table:table-cell office:value-type="string" calcext:value-type="string">
            <text:p>Я не намерен{|а} терпеть от вас грубость и оскорбления, ищите себе друг{ого|ую} помощни{ка|цу}.</text:p>
          </table:table-cell>
        </table:table-row>
        <table:table-row table:style-name="ro1">
          <table:table-cell office:value-type="float" office:value="213007" calcext:value-type="float">
            <text:p>213007</text:p>
          </table:table-cell>
          <table:table-cell office:value-type="string" calcext:value-type="string">
            <text:p>Мдя? А по виду так не скажешь... Ладно, все равно помощников нет. Тута у нас последнее время хулиганья много завелось в округе, поэтому все наши бойцы отправлены на патрулирование, свободных рук и ног не хватает, а план выполнять надо. Там у нас прошлый-то наш правитель, Гнусно-Гоб, новые колидоры все порывался отрыть, а нынешний - все это дело по...резал. Все побросали прям в коридорах - строительные материалы, инвентарь, даже работников некоторых забыли... упокой, <text:s/>Гоб-Бог, их зеленые души. Короче, болезн{ый|ая}, ты мне досочки сюда перетаскай, штучек 10, а то они бесхозные загнивают в колидорах шахтенных. Лежат себе тихонечко, цепью перемотанные, истачиваются средой агрессивной... Последнее время хулиганья много завелось в округе, поэтому все наши бойцы отправлены на патрулирование, свободных рук и ног не хватает...</text:p>
          </table:table-cell>
        </table:table-row>
        <table:table-row table:style-name="ro1">
          <table:table-cell office:value-type="float" office:value="213008" calcext:value-type="float">
            <text:p>213008</text:p>
          </table:table-cell>
          <table:table-cell office:value-type="string" calcext:value-type="string">
            <text:p>Задача в целом ясна, только с чего это вы вдруг решили, что я болею? Вообще-то я очень даже здоров{|а}.</text:p>
          </table:table-cell>
        </table:table-row>
        <table:table-row table:style-name="ro1">
          <table:table-cell office:value-type="float" office:value="213011" calcext:value-type="float">
            <text:p>213011</text:p>
          </table:table-cell>
          <table:table-cell office:value-type="string" calcext:value-type="string">
            <text:p>Уж не чаял тебя увидеть, «работни{чек|ца}»! Пупок не надорви себе, хе-хе.</text:p>
          </table:table-cell>
        </table:table-row>
        <table:table-row table:style-name="ro1">
          <table:table-cell office:value-type="float" office:value="213012" calcext:value-type="float">
            <text:p>213012</text:p>
          </table:table-cell>
          <table:table-cell office:value-type="string" calcext:value-type="string">
            <text:p>Да уж, еле дотащил{|а} эти ваши доски. Награду давайте!</text:p>
          </table:table-cell>
        </table:table-row>
        <table:table-row table:style-name="ro1">
          <table:table-cell office:value-type="float" office:value="213015" calcext:value-type="float">
            <text:p>213015</text:p>
          </table:table-cell>
          <table:table-cell office:value-type="string" calcext:value-type="string">
            <text:p>Здравствуй, геро{й|иня}, проходи, не стой на пороге.</text:p>
          </table:table-cell>
        </table:table-row>
        <table:table-row table:style-name="ro1">
          <table:table-cell office:value-type="float" office:value="213016" calcext:value-type="float">
            <text:p>213016</text:p>
          </table:table-cell>
          <table:table-cell office:value-type="string" calcext:value-type="string">
            <text:p>Сколько крови ты готов{|а} поменять на отвагу, смертн{ый|ая}? Да-да, ты не ослышал{ся|ась}, я могу поменять твою кровь на отвагу, но при этом к каждой бутылочке крови тебе нужно ещё принести души воинов! Ха-ха, я говорю про кровь героев, конечно, а не то, что ты мне готов{|а} нацедить! Так что убирай кинжал, не стоит резать себя!</text:p>
          </table:table-cell>
        </table:table-row>
        <table:table-row table:style-name="ro1">
          <table:table-cell office:value-type="float" office:value="213023" calcext:value-type="float">
            <text:p>213023</text:p>
          </table:table-cell>
          <table:table-cell office:value-type="string" calcext:value-type="string">
            <text:p>Понимаешь, какое дело... в общем, постановление о награде есть, а вот самой награды пока... Не утвердили ее еще, понимаешь? Но она обязательно найдет сво{его|ю} геро{я|иню}, т.е. тебя. А пока мы решили тебе устроить пусть и небольшой, но весьма приятный сюрприз. Теперь ты сможешь обменять ненужные ресурсы на замечательные изделия наших мастеров. Это будут твои именные подарки, которые не купишь ни за какие деньги! А еще я похлопочу, чтобы тебе наши мастеровые скидочку предоставили. И это... продолжай творить добрые дела, ведь чем большее уважение ты заслужишь, тем более ценной будет награда.</text:p>
          </table:table-cell>
        </table:table-row>
        <table:table-row table:style-name="ro1">
          <table:table-cell office:value-type="float" office:value="213027" calcext:value-type="float">
            <text:p>213027</text:p>
          </table:table-cell>
          <table:table-cell office:value-type="string" calcext:value-type="string">
            <text:p>Добрый день. Рад{|а} вас видеть в добром здравии. Мне передали, что вы хотели поговорить со мной.</text:p>
          </table:table-cell>
        </table:table-row>
        <table:table-row table:style-name="ro1">
          <table:table-cell office:value-type="float" office:value="213028" calcext:value-type="float">
            <text:p>213028</text:p>
          </table:table-cell>
          <table:table-cell office:value-type="string" calcext:value-type="string">
            <text:p>Награда? Здорово! Готов{|а} получить немедленно.</text:p>
          </table:table-cell>
        </table:table-row>
        <table:table-row table:style-name="ro1">
          <table:table-cell office:value-type="float" office:value="213042" calcext:value-type="float">
            <text:p>213042</text:p>
          </table:table-cell>
          <table:table-cell office:value-type="string" calcext:value-type="string">
            <text:p>Эй ты! А ну идите сюда. Вот вы скажите мне, уважаем{ый|ая}... Кхм... т.е. скажи мне ты, храбр{ый|ая} белолиц{ый|ая}, хочешь послужить нашему общему делу? Отвечать! ...Ну отвечайте же, ну...</text:p>
          </table:table-cell>
        </table:table-row>
        <table:table-row table:style-name="ro1">
          <table:table-cell office:value-type="float" office:value="213059" calcext:value-type="float">
            <text:p>213059</text:p>
          </table:table-cell>
          <table:table-cell office:value-type="string" calcext:value-type="string">
            <text:p>Хлопотно это, да и противники они страшные... Я пока не готов{|а} к таким заданиям.</text:p>
          </table:table-cell>
        </table:table-row>
        <table:table-row table:style-name="ro1">
          <table:table-cell office:value-type="float" office:value="213063" calcext:value-type="float">
            <text:p>213063</text:p>
          </table:table-cell>
          <table:table-cell office:value-type="string" calcext:value-type="string">
            <text:p>Думаю, что мне это задание по плечу, я соглас{ен|на}.</text:p>
          </table:table-cell>
        </table:table-row>
        <table:table-row table:style-name="ro1">
          <table:table-cell office:value-type="float" office:value="213074" calcext:value-type="float">
            <text:p>213074</text:p>
          </table:table-cell>
          <table:table-cell office:value-type="string" calcext:value-type="string">
            <text:p>Ого! Настоящий допрос. В первую очередь, я представляю свои личные интересы и занят{|а}, главным образом, многогранным развитием своей и без того богатой внутренней культуры, а также непростым, но благородным <text:s/>делом собственного обогащения. А обращался много кто...</text:p>
          </table:table-cell>
        </table:table-row>
        <table:table-row table:style-name="ro1">
          <table:table-cell office:value-type="float" office:value="213075" calcext:value-type="float">
            <text:p>213075</text:p>
          </table:table-cell>
          <table:table-cell office:value-type="string" calcext:value-type="string">
            <text:p>Нет, я ваш{им|ей} осведомител{ем|ьницей} быть не собираюсь. В тех местах, откуда я родом, за доносы можно лишиться здоровья... и головы.</text:p>
          </table:table-cell>
        </table:table-row>
        <table:table-row table:style-name="ro1">
          <table:table-cell office:value-type="float" office:value="213078" calcext:value-type="float">
            <text:p>213078</text:p>
          </table:table-cell>
          <table:table-cell office:value-type="string" calcext:value-type="string">
            <text:p>Очень любезно с вашей стороны, премного благодар{ен|на}.</text:p>
          </table:table-cell>
        </table:table-row>
        <table:table-row table:style-name="ro1">
          <table:table-cell office:value-type="float" office:value="213081" calcext:value-type="float">
            <text:p>213081</text:p>
          </table:table-cell>
          <table:table-cell office:value-type="string" calcext:value-type="string">
            <text:p>Мы, Разва-Гоб Справедливый, Мудрый, Красивый и прочее-прочее, желаем беседовать с тобой, бледнолиц{ый|ая}. Властью, честно отобранной у недостойных, повелеваю выполнить мою монаршую волю.</text:p>
          </table:table-cell>
        </table:table-row>
        <table:table-row table:style-name="ro1">
          <table:table-cell office:value-type="float" office:value="213082" calcext:value-type="float">
            <text:p>213082</text:p>
          </table:table-cell>
          <table:table-cell office:value-type="string" calcext:value-type="string">
            <text:p>Отличная речь, хотя я и не ваш{|а} поддан{ый|ая}, мне она все равно очень понравилась. Только по-прежнему непонятно, что надо делать.</text:p>
          </table:table-cell>
        </table:table-row>
        <table:table-row table:style-name="ro1">
          <table:table-cell office:value-type="float" office:value="213084" calcext:value-type="float">
            <text:p>213084</text:p>
          </table:table-cell>
          <table:table-cell office:value-type="string" calcext:value-type="string">
            <text:p>Не только предать мучительной смерти, но доставить Маста-Гобу РОГА. Обращаю внимание - не наставить, а доставить, это важно! А то кто вас там варваров знает... Довольно разговоров, готов{|а} подчиниться нашей монаршей воле?</text:p>
          </table:table-cell>
        </table:table-row>
        <table:table-row table:style-name="ro1">
          <table:table-cell office:value-type="float" office:value="213088" calcext:value-type="float">
            <text:p>213088</text:p>
          </table:table-cell>
          <table:table-cell office:value-type="string" calcext:value-type="string">
            <text:p>О как! Я не ваш{|а} поддан{ый|ая}, у меня есть свои отцы-командиры, которым я подчиняюсь. НО за скромное вознаграждение я мог{|ла} бы оказать содействие вашим амбициозным планам.</text:p>
          </table:table-cell>
        </table:table-row>
        <table:table-row table:style-name="ro1">
          <table:table-cell office:value-type="float" office:value="213089" calcext:value-type="float">
            <text:p>213089</text:p>
          </table:table-cell>
          <table:table-cell office:value-type="string" calcext:value-type="string">
            <text:p>Хммм... резонно. Тогда повелеваю помочь нашему верховному властителю (это мне) за щедрую награду, которую мы лично вручим чужезем{цу|ке} (то есть тебе) в случае успешного выполнения моего гениального плана.</text:p>
          </table:table-cell>
        </table:table-row>
        <table:table-row table:style-name="ro1">
          <table:table-cell office:value-type="float" office:value="213090" calcext:value-type="float">
            <text:p>213090</text:p>
          </table:table-cell>
          <table:table-cell office:value-type="string" calcext:value-type="string">
            <text:p>Из вашей речи я понял{|а} только то, что требуется убить Немесидов.</text:p>
          </table:table-cell>
        </table:table-row>
        <table:table-row table:style-name="ro1">
          <table:table-cell office:value-type="float" office:value="213101" calcext:value-type="float">
            <text:p>213101</text:p>
          </table:table-cell>
          <table:table-cell office:value-type="string" calcext:value-type="string">
            <text:p>Темный, не смей указывать, что мне делать! Я сам{|а} в состоянии отличить Добро от Зла и определить степень опасности. А свои сказки про Великую Тьму и каких-то там Древних рассказывай простачкам. Если это не твоя выдумка, я все равно найду эти Темные Своды и хорошенько исследую их.</text:p>
          </table:table-cell>
        </table:table-row>
        <table:table-row table:style-name="ro1">
          <table:table-cell office:value-type="float" office:value="213116" calcext:value-type="float">
            <text:p>213116</text:p>
          </table:table-cell>
          <table:table-cell office:value-type="string" calcext:value-type="string">
            <text:p>Дык это...не помню. Вот помню, что отдал, помню, что ненадолго, а кому... не помню. Как отшибло, значится. Но мне кажется, знаю я одно средство, которое благотворно воздействует на серое вещество... По крайней мере мне всегда помогает. Думаю, ты уже и сам{|а} догадал{ся|ась}, что помочь мне вспомнить все способен старина Крагор. И его замечательная настойка!</text:p>
          </table:table-cell>
        </table:table-row>
        <table:table-row table:style-name="ro1">
          <table:table-cell office:value-type="float" office:value="213117" calcext:value-type="float">
            <text:p>213117</text:p>
          </table:table-cell>
          <table:table-cell office:value-type="string" calcext:value-type="string">
            <text:p>Ну, как, вои{н|тельница}, по вкусу пришлась Хильгору моя продукция?</text:p>
          </table:table-cell>
        </table:table-row>
        <table:table-row table:style-name="ro1">
          <table:table-cell office:value-type="float" office:value="213125" calcext:value-type="float">
            <text:p>213125</text:p>
          </table:table-cell>
          <table:table-cell office:value-type="string" calcext:value-type="string">
            <text:p>О! А я как раз о тебе думал, лег{ок|ка} ты на помине!</text:p>
          </table:table-cell>
        </table:table-row>
        <table:table-row table:style-name="ro1">
          <table:table-cell office:value-type="float" office:value="213127" calcext:value-type="float">
            <text:p>213127</text:p>
          </table:table-cell>
          <table:table-cell office:value-type="string" calcext:value-type="string">
            <text:p>Чего там бормочешь, <text:s/>принес{|ла} лекарство? Да не томи ты, видишь, нездорово уважаемому гному. Как за смертью посылать... Оооох, вот теперь хорошо! Мы бодры и веселы! И все сразу вспомнилось. За прибором Дафур приходил, он еще жаловался, что имена не помнит, слова путает... Так что прямиком к нему направляйся, а я пока вздремну.</text:p>
          </table:table-cell>
        </table:table-row>
        <table:table-row table:style-name="ro1">
          <table:table-cell office:value-type="float" office:value="213130" calcext:value-type="float">
            <text:p>213130</text:p>
          </table:table-cell>
          <table:table-cell office:value-type="string" calcext:value-type="string">
            <text:p>Я к вам от Хильгора, за прибором приш{ел|ла}.</text:p>
          </table:table-cell>
        </table:table-row>
        <table:table-row table:style-name="ro1">
          <table:table-cell office:value-type="float" office:value="213131" calcext:value-type="float">
            <text:p>213131</text:p>
          </table:table-cell>
          <table:table-cell office:value-type="string" calcext:value-type="string">
            <text:p>Какого еще Хильгора?... Ааа, кажется, припоминаю. Так ты за памятевосстановителем приш{ел|ла}? Ну есть. Нет, просто так я его не отдам, потому как заплатил за пользование. <text:s/>Правда, могу сдать в аренду. Для этого ты долж{ен|на} уничтожить 10 варанов, 10 ящеров, 10 драков. Да поживей там, пока не передумал.</text:p>
          </table:table-cell>
        </table:table-row>
        <table:table-row table:style-name="ro1">
          <table:table-cell office:value-type="float" office:value="213132" calcext:value-type="float">
            <text:p>213132</text:p>
          </table:table-cell>
          <table:table-cell office:value-type="string" calcext:value-type="string">
            <text:p>Ну что, справил{ся|ась}? Что-то долго ты ходил{|а}, стоимость пользования повысилась.</text:p>
          </table:table-cell>
        </table:table-row>
        <table:table-row table:style-name="ro1">
          <table:table-cell office:value-type="float" office:value="213135" calcext:value-type="float">
            <text:p>213135</text:p>
          </table:table-cell>
          <table:table-cell office:value-type="string" calcext:value-type="string">
            <text:p>Ты меня богами не пугай, <text:s/>у меня все по-честному. А что ты хотел{|а}, жизнь дорожает, в Элинор злыдня эта пришла, как ее... ин-фля-ция. Как хочешь, а с тебя еще 15 лапок гусака.</text:p>
          </table:table-cell>
        </table:table-row>
        <table:table-row table:style-name="ro1">
          <table:table-cell office:value-type="float" office:value="213136" calcext:value-type="float">
            <text:p>213136</text:p>
          </table:table-cell>
          <table:table-cell office:value-type="string" calcext:value-type="string">
            <text:p>Ну вот, теперь молодец, оперативно сработал{|а}. Вот и агрегат лежит, тебя дожидается. Держи-держи, все равно он уже не работает... В смысле, мне больше не нужен. Как наиграешься, отдай его сразу Хильгору.</text:p>
          </table:table-cell>
        </table:table-row>
        <table:table-row table:style-name="ro1">
          <table:table-cell office:value-type="float" office:value="213138" calcext:value-type="float">
            <text:p>213138</text:p>
          </table:table-cell>
          <table:table-cell office:value-type="string" calcext:value-type="string">
            <text:p>Ну что, забрал{|а} у Дафура аппарат? Лов{ок|ка}, сложно у него чего-то допроситься, прижимистый гном. Давай сюда, покажу, как им пользоваться... <text:s/>А это что? Вот ведь шельма! Дафур весь заряд использовал, придется тебе новый источник питания достать.</text:p>
          </table:table-cell>
        </table:table-row>
        <table:table-row table:style-name="ro1">
          <table:table-cell office:value-type="float" office:value="213141" calcext:value-type="float">
            <text:p>213141</text:p>
          </table:table-cell>
          <table:table-cell office:value-type="string" calcext:value-type="string">
            <text:p>И что тебя привело ко мне, путни{к|ца}? За помощником приш{ел|ла} или в магическом эксперименте поучаствовать? Мне как раз нужны добровольцы...</text:p>
          </table:table-cell>
        </table:table-row>
        <table:table-row table:style-name="ro1">
          <table:table-cell office:value-type="float" office:value="213144" calcext:value-type="float">
            <text:p>213144</text:p>
          </table:table-cell>
          <table:table-cell office:value-type="string" calcext:value-type="string">
            <text:p>Опять ты! Ходишь тут, топчешь... Зарядил{|а}?</text:p>
          </table:table-cell>
        </table:table-row>
        <table:table-row table:style-name="ro1">
          <table:table-cell office:value-type="float" office:value="213148" calcext:value-type="float">
            <text:p>213148</text:p>
          </table:table-cell>
          <table:table-cell office:value-type="string" calcext:value-type="string">
            <text:p>Вернул{ся|ась} уже? Быстро ты! Вижу, телескоп мой у тебя, спасибо. А чего так{ой|ая} невесел{ый|ая}? Загоняли? Ну так это ничего, ты же любишь приключения, правда ведь? <text:s/>Вот, держи заряженный магический <text:s/>шар.</text:p>
          </table:table-cell>
        </table:table-row>
        <table:table-row table:style-name="ro1">
          <table:table-cell office:value-type="float" office:value="213150" calcext:value-type="float">
            <text:p>213150</text:p>
          </table:table-cell>
          <table:table-cell office:value-type="string" calcext:value-type="string">
            <text:p>Ну чего, принес{|ла}? Так, давай его сюда. Вставляем шар в это углубление, фиксируем зажимом... ВСЕ! Готов к использованию. Надеваешь на голову, жмешь кнопку и старательно думаешь о том, что хочешь вспомнить. Только конкретнее надо думать, иначе голова быстро от воспоминаний распухнет и лопнет, как перезрелая тыква. Шутка. Но если мыслить неизбирательно, голова и впрямь может заболеть.</text:p>
          </table:table-cell>
        </table:table-row>
        <table:table-row table:style-name="ro1">
          <table:table-cell office:value-type="float" office:value="213152" calcext:value-type="float">
            <text:p>213152</text:p>
          </table:table-cell>
          <table:table-cell office:value-type="string" calcext:value-type="string">
            <text:p>Ты все-таки вернул{ся|ась}! А я уж было подумал, что забыл{|а} ты про меня. Так что, принес{|ла} устройство?!</text:p>
          </table:table-cell>
        </table:table-row>
        <table:table-row table:style-name="ro1">
          <table:table-cell office:value-type="float" office:value="213158" calcext:value-type="float">
            <text:p>213158</text:p>
          </table:table-cell>
          <table:table-cell office:value-type="string" calcext:value-type="string">
            <text:p>Урра! Мои вещи, ты их наш{ел|ла}! Спасибо, тебе, добр{ый|ая} гном{|а}, ты настоящ{ий|ая} геро{й|иня} и поборни{к|ца} слабых, о тебе сложат стихи... Матери назовут твоим именем детей, барды прославят тебя в своих песнях...</text:p>
          </table:table-cell>
        </table:table-row>
        <table:table-row table:style-name="ro1">
          <table:table-cell office:value-type="float" office:value="213164" calcext:value-type="float">
            <text:p>213164</text:p>
          </table:table-cell>
          <table:table-cell office:value-type="string" calcext:value-type="string">
            <text:p>Огромное тебе спасибо, ты не представляешь, как порадовал{|а} меня! Осталось совсем немного - принеси мне перчатки, наплечники и сумку. А я расскажу тебе, где они лежат. Вижу, что устал{|а} ты мотаться по всему Элинору, но и мне нелегко приходится. Знаешь, что этот проклятый прибор меня чуть не прикончил? Никогда больше не надену эту штуку! Перчатки ты найдешь в лагере рыцарей, под одной из палаток. В малом лагере я спрятал наплечники, а сумку свою я засунул под бруствер, что у ворот заброшенного поселения Соли-Дора.</text:p>
          </table:table-cell>
        </table:table-row>
        <table:table-row table:style-name="ro1">
          <table:table-cell office:value-type="float" office:value="213168" calcext:value-type="float">
            <text:p>213168</text:p>
          </table:table-cell>
          <table:table-cell office:value-type="string" calcext:value-type="string">
            <text:p>Да ладно тебе, рад{|а} был{|а} помочь.</text:p>
          </table:table-cell>
        </table:table-row>
        <table:table-row table:style-name="ro1">
          <table:table-cell office:value-type="float" office:value="213170" calcext:value-type="float">
            <text:p>213170</text:p>
          </table:table-cell>
          <table:table-cell office:value-type="string" calcext:value-type="string">
            <text:p>Не знаю, как тебе это удалось, но ты здорово выручил{|а} моего племянника. Его словно подменили, все у него в руках спорится, ладится, интерес к кузнечному делу вспыхнул с новой силой. В общем, спасибо тебе, вои{н|тельница}. За труды свои не побрезгуй, получи награду. И знай, что теперь для тебя всегда открыты двери нашего дома.</text:p>
          </table:table-cell>
        </table:table-row>
        <table:table-row table:style-name="ro1">
          <table:table-cell office:value-type="float" office:value="213172" calcext:value-type="float">
            <text:p>213172</text:p>
          </table:table-cell>
          <table:table-cell office:value-type="string" calcext:value-type="string">
            <text:p>Ну что же, рад видеть тебя в добром здравии. Говорят, ты опять отличил{ся|ась}. Вернул{|а} обществу, так сказать, полноценного гнома. За такое и наградить не жалко! Давай скорее к кузнецу, у него для тебя щедрая награда припасена.</text:p>
          </table:table-cell>
        </table:table-row>
        <table:table-row table:style-name="ro1">
          <table:table-cell office:value-type="float" office:value="213174" calcext:value-type="float">
            <text:p>213174</text:p>
          </table:table-cell>
          <table:table-cell office:value-type="string" calcext:value-type="string">
            <text:p>А, это ты? Ну проходи, раз приш{ел|ла}. Не сломал{|а} мой аппарат?</text:p>
          </table:table-cell>
        </table:table-row>
        <table:table-row table:style-name="ro1">
          <table:table-cell office:value-type="float" office:value="213181" calcext:value-type="float">
            <text:p>213181</text:p>
          </table:table-cell>
          <table:table-cell office:value-type="string" calcext:value-type="string">
            <text:p>Я снова рад тебя приветствовать, храбр{ый|ая} вои{н|тельница}. Раз ко мне зашел, видать, по приключениям и опасностям соскучил{ся|ась}. Пользу деревне принести не терпится? Вот это правильно, молодец. Негоже настоящему бойцу на месте сидеть, грядки полоть, да зверье всякое гонять по окрестностям. Смотрю, не терпится тебе приступить к выполнению очередной важной и ответственной задачи.</text:p>
          </table:table-cell>
        </table:table-row>
        <table:table-row table:style-name="ro1">
          <table:table-cell office:value-type="float" office:value="213183" calcext:value-type="float">
            <text:p>213183</text:p>
          </table:table-cell>
          <table:table-cell office:value-type="string" calcext:value-type="string">
            <text:p>Вижу твое рвение, похвально! Что же, есть для тебя <text:s/>задание - почетное, непростое. Ну и награда, разумеется, под стать будет. \nЗначит так, кузнец ко мне обращался давеча, просил посоветовать кого-нибудь посмышленей для выполнения некого поручения. Что делать придется, не знаю, так что за деталями к нему. Прошу только хорошенько подумать и со всей ответственностью отнестись к поручению Гордона. Сам{|а} знаешь, от кузнеца зачастую жизнь твоя зависит, расстраивать его отказом нельзя. Так что, считай, всей деревне услугу окажешь.</text:p>
          </table:table-cell>
        </table:table-row>
        <table:table-row table:style-name="ro1">
          <table:table-cell office:value-type="float" office:value="213187" calcext:value-type="float">
            <text:p>213187</text:p>
          </table:table-cell>
          <table:table-cell office:value-type="string" calcext:value-type="string">
            <text:p>Вот оно что. Что же, и впрямь, есть для тебя задачка. Дело это семейное, так что попрошу обойтись без лишней огласки. Значит так. Племянник мой, Сэмиус, парень добрый и отзывчивый, но последнее время сам не свой... <text:s/>После того как несчастье с его отцом приключилось, <text:s/>он сильно изменился, веру в себя потерял, стал мрачным, замкнутым... <text:s/>Все твердит, что рок на нем какой-то, убивается, что вещь какую-то отцовскую потерял... Больно и горько смотреть мне на него, сердце кровью обливается. Все же не чужой человек... Ты бы поспрошал{|а} племяша моего, чем ему помочь можно. Может, у тебя получится бедолаге плечо подставить? А уж я в долгу не останусь, награжу тебя по совести.</text:p>
          </table:table-cell>
        </table:table-row>
        <table:table-row table:style-name="ro1">
          <table:table-cell office:value-type="float" office:value="213190" calcext:value-type="float">
            <text:p>213190</text:p>
          </table:table-cell>
          <table:table-cell office:value-type="string" calcext:value-type="string">
            <text:p>А ты чего приш{ел|ла}, я никого не звал! Не надо меня жалеть, утешать, хватит уже, надоело!</text:p>
          </table:table-cell>
        </table:table-row>
        <table:table-row table:style-name="ro1">
          <table:table-cell office:value-type="float" office:value="213200" calcext:value-type="float">
            <text:p>213200</text:p>
          </table:table-cell>
          <table:table-cell office:value-type="string" calcext:value-type="string">
            <text:p>Никаких разговоров в таком состоянии я вести не намерен. А ежели соображалка работает, то и сам{|а} догадаешься, какое лекарство мне сейчас надо.</text:p>
          </table:table-cell>
        </table:table-row>
        <table:table-row table:style-name="ro1">
          <table:table-cell office:value-type="float" office:value="213205" calcext:value-type="float">
            <text:p>213205</text:p>
          </table:table-cell>
          <table:table-cell office:value-type="string" calcext:value-type="string">
            <text:p>А ты, я смотрю, сообразительн{ый|ая} {паренек|девушка}. Шлем-то не жмет? Значит так, если хочешь, чтобы беседа состоялась, принеси мне от Дилана наливочку, которую он мне еще месяц назад обещал отправить.</text:p>
          </table:table-cell>
        </table:table-row>
        <table:table-row table:style-name="ro1">
          <table:table-cell office:value-type="float" office:value="213217" calcext:value-type="float">
            <text:p>213217</text:p>
          </table:table-cell>
          <table:table-cell office:value-type="string" calcext:value-type="string">
            <text:p>Дык это... не помню. Вот помню, что сдал в аренду, помню, когда срок аренды заканчивается, даже помню стоимость... а вот кому дал - не помню. Как отшибло, значится. Постой, кажется, знаю я одно средство, которое благотворно воздействует на это, на серое вещество... По крайней мере, мне всегда помогает. Думаю, ты уже и сам{|а} догадал{ся|ась}, что помочь мне вспомнить все способен старина Дилан. И его замечательная настойка!</text:p>
          </table:table-cell>
        </table:table-row>
        <table:table-row table:style-name="ro1">
          <table:table-cell office:value-type="float" office:value="213221" calcext:value-type="float">
            <text:p>213221</text:p>
          </table:table-cell>
          <table:table-cell office:value-type="string" calcext:value-type="string">
            <text:p>Ну, как, вои{н|тельница}, по вкусу пришлась Слепню моя продукция?</text:p>
          </table:table-cell>
        </table:table-row>
        <table:table-row table:style-name="ro1">
          <table:table-cell office:value-type="float" office:value="213224" calcext:value-type="float">
            <text:p>213224</text:p>
          </table:table-cell>
          <table:table-cell office:value-type="string" calcext:value-type="string">
            <text:p>Вот что, я человек в возрасте, мне по огороду ползать не пристало. А вы молод{ой|ая}, сильн{ый|ая}, чего вам стоит? А брюкву сразу опознаете, это растение из семейства капустных, вегетационный период - 110-120 дней. Ее еще называют калега либо бухва.</text:p>
          </table:table-cell>
        </table:table-row>
        <table:table-row table:style-name="ro1">
          <table:table-cell office:value-type="float" office:value="213226" calcext:value-type="float">
            <text:p>213226</text:p>
          </table:table-cell>
          <table:table-cell office:value-type="string" calcext:value-type="string">
            <text:p>Всё понял{|а}, уже бегу.</text:p>
          </table:table-cell>
        </table:table-row>
        <table:table-row table:style-name="ro1">
          <table:table-cell office:value-type="float" office:value="213231" calcext:value-type="float">
            <text:p>213231</text:p>
          </table:table-cell>
          <table:table-cell office:value-type="string" calcext:value-type="string">
            <text:p>О! А я как раз о тебе думал, лег{ок|ка} на помине!</text:p>
          </table:table-cell>
        </table:table-row>
        <table:table-row table:style-name="ro1">
          <table:table-cell office:value-type="float" office:value="213233" calcext:value-type="float">
            <text:p>213233</text:p>
          </table:table-cell>
          <table:table-cell office:value-type="string" calcext:value-type="string">
            <text:p>Чего там бормочешь, <text:s/>принес{|ла} лекарство? Да не томи ты, видишь, нездорово уважаемому, законопослушному человеку. Как за смертью посылать... Оооох, вот теперь хорошо! Мы бодры и веселы! И все сразу вспомнилось. За прибором Виркли приходил, жаловался, что имена некоторых своих друзей из числа грибов не помнит... Так что прямиком к этому сумасшедшему направляйся, а я пока вздремну.</text:p>
          </table:table-cell>
        </table:table-row>
        <table:table-row table:style-name="ro1">
          <table:table-cell office:value-type="float" office:value="213249" calcext:value-type="float">
            <text:p>213249</text:p>
          </table:table-cell>
          <table:table-cell office:value-type="string" calcext:value-type="string">
            <text:p>И что тебя привело ко мне, путни{к|ца}? Хочешь в магическом эксперименте поучаствовать? Мне как раз нужны добровольцы...</text:p>
          </table:table-cell>
        </table:table-row>
        <table:table-row table:style-name="ro1">
          <table:table-cell office:value-type="float" office:value="213251" calcext:value-type="float">
            <text:p>213251</text:p>
          </table:table-cell>
          <table:table-cell office:value-type="string" calcext:value-type="string">
            <text:p>Ты связал{ся|ась} с этим каторжником? Я думал, ты мудрее. Я не собираюсь помогать преступникам.</text:p>
          </table:table-cell>
        </table:table-row>
        <table:table-row table:style-name="ro1">
          <table:table-cell office:value-type="float" office:value="213255" calcext:value-type="float">
            <text:p>213255</text:p>
          </table:table-cell>
          <table:table-cell office:value-type="string" calcext:value-type="string">
            <text:p>Опять ты! Ходишь тут, топчешь... покой добропорядочных граждан нарушаешь. <text:s/>Зарядил{|а}?</text:p>
          </table:table-cell>
        </table:table-row>
        <table:table-row table:style-name="ro1">
          <table:table-cell office:value-type="float" office:value="213259" calcext:value-type="float">
            <text:p>213259</text:p>
          </table:table-cell>
          <table:table-cell office:value-type="string" calcext:value-type="string">
            <text:p>Вернул{ся|ась} уже? Вижу, и телескоп у тебя, видать, сильно припекло. А чего так{ой|ая} невесел{ый|ая}? Загоняли? Ну так это ничего, ты же любишь приключения, правда ведь? Вот, держи заряженный магический <text:s/>шар.</text:p>
          </table:table-cell>
        </table:table-row>
        <table:table-row table:style-name="ro1">
          <table:table-cell office:value-type="float" office:value="213261" calcext:value-type="float">
            <text:p>213261</text:p>
          </table:table-cell>
          <table:table-cell office:value-type="string" calcext:value-type="string">
            <text:p>Ну чего, принес{|ла}? Так, давай его сюда. Вставляем шар в это углубление, фиксируем зажимом... ВСЕ! Готов к использованию. Надеваешь на голову, жмешь кнопку и старательно думаешь о том, что хочешь вспомнить. Только конкретнее надо думать, иначе голова быстро от воспоминаний распухнет и лопнет, как перезрелая брюква. Шутка. Но если мыслить не-из-би-ра-тель-но, голова и впрямь может заболеть.</text:p>
          </table:table-cell>
        </table:table-row>
        <table:table-row table:style-name="ro1">
          <table:table-cell office:value-type="float" office:value="213263" calcext:value-type="float">
            <text:p>213263</text:p>
          </table:table-cell>
          <table:table-cell office:value-type="string" calcext:value-type="string">
            <text:p>Ты все-таки вернул{ся|ась}! А я уж было подумал, что забыл{|а} ты про меня. Так что, получилось достать хитрое устройство?!</text:p>
          </table:table-cell>
        </table:table-row>
        <table:table-row table:style-name="ro1">
          <table:table-cell office:value-type="float" office:value="213269" calcext:value-type="float">
            <text:p>213269</text:p>
          </table:table-cell>
          <table:table-cell office:value-type="string" calcext:value-type="string">
            <text:p>Урра! Мои вещи, ты их наш{ел|ла}! Спасибо, тебе, ты настоящ{ий|ая} геро{й|иня} и поборни{к|ца} слабых, о тебе сложат стихи... Матери назовут твоим именем детей, барды прославят тебя в своих песнях...</text:p>
          </table:table-cell>
        </table:table-row>
        <table:table-row table:style-name="ro1">
          <table:table-cell office:value-type="float" office:value="213273" calcext:value-type="float">
            <text:p>213273</text:p>
          </table:table-cell>
          <table:table-cell office:value-type="string" calcext:value-type="string">
            <text:p>Ура, ты принес{|ла} их! У меня нет слов, я восхищен твоим героизмом, ты просто...</text:p>
          </table:table-cell>
        </table:table-row>
        <table:table-row table:style-name="ro1">
          <table:table-cell office:value-type="float" office:value="213274" calcext:value-type="float">
            <text:p>213274</text:p>
          </table:table-cell>
          <table:table-cell office:value-type="string" calcext:value-type="string">
            <text:p>Огромное тебе спасибо, ты не представляешь, как порадовал{|а} меня! Осталось совсем немного - принеси мне перчатки, наплечники и сумку. А я расскажу тебе, где они лежат. Вижу, что устал{|а} ты мотаться по всему Элинору, но и мне нелегко приходится. Знаешь, что этот проклятый гномский прибор меня чуть не прикончил? Видно он только на этих недомерков рассчитан. Никогда больше не надену эту штуку! Перчатки ты найдешь в лагере рыцарей, под одной из палаток. В малом лагере в ящиках я спрятал наплечники, а сумку свою я засунул под бруствер у ворот заброшенного поселения Соли-Дора.</text:p>
          </table:table-cell>
        </table:table-row>
        <table:table-row table:style-name="ro1">
          <table:table-cell office:value-type="float" office:value="213277" calcext:value-type="float">
            <text:p>213277</text:p>
          </table:table-cell>
          <table:table-cell office:value-type="string" calcext:value-type="string">
            <text:p>Неужели все отыскал{|а}? Спасибо тебе, век благодарен буду! Знай, отныне и навсегда я твой должник! Что бы не случилось, помни, что теперь у тебя есть друг, к которому ты можешь обратиться с любой просьбой.</text:p>
          </table:table-cell>
        </table:table-row>
        <table:table-row table:style-name="ro1">
          <table:table-cell office:value-type="float" office:value="213280" calcext:value-type="float">
            <text:p>213280</text:p>
          </table:table-cell>
          <table:table-cell office:value-type="string" calcext:value-type="string">
            <text:p>А прибор лучше отдай этому разбойнику, от греха подальше. Мало ли в чем обвинят его, - не ровен час, привлекут тебя как <text:s/>пособни{ка|цу}.</text:p>
          </table:table-cell>
        </table:table-row>
        <table:table-row table:style-name="ro1">
          <table:table-cell office:value-type="float" office:value="213281" calcext:value-type="float">
            <text:p>213281</text:p>
          </table:table-cell>
          <table:table-cell office:value-type="string" calcext:value-type="string">
            <text:p>Не знаю, как тебе это удалось, но ты здорово выручил моего племянника. Его словно подменили, все у него в руках спорится, ладится, интерес к жизни вспыхнул с новой силой. В общем, спасибо тебе, вои{н|тельница}. За труды свои не побрезгуй, получи награду. И знай, что теперь для тебя всегда открыты двери нашего дома.</text:p>
          </table:table-cell>
        </table:table-row>
        <table:table-row table:style-name="ro1">
          <table:table-cell office:value-type="float" office:value="213283" calcext:value-type="float">
            <text:p>213283</text:p>
          </table:table-cell>
          <table:table-cell office:value-type="string" calcext:value-type="string">
            <text:p>- Ну что же, говорят, ты опять отличил{ся|ась}. Вернул{|а} обществу, так сказать, полноценного человека. Кстати, никаких приборов вражеских случайно не завалялось? А то тут у нас расследование одно проходит, дело о контрабанде, покажи-ка мешочек свой...</text:p>
          </table:table-cell>
        </table:table-row>
        <table:table-row table:style-name="ro1">
          <table:table-cell office:value-type="float" office:value="213284" calcext:value-type="float">
            <text:p>213284</text:p>
          </table:table-cell>
          <table:table-cell office:value-type="string" calcext:value-type="string">
            <text:p>Вот, пожалуйста, я чист{|а} перед законом.</text:p>
          </table:table-cell>
        </table:table-row>
        <table:table-row table:style-name="ro1">
          <table:table-cell office:value-type="float" office:value="213285" calcext:value-type="float">
            <text:p>213285</text:p>
          </table:table-cell>
          <table:table-cell office:value-type="string" calcext:value-type="string">
            <text:p>А, это ты? Ну проходи, раз приш{ел|ла}. Чего надо?</text:p>
          </table:table-cell>
        </table:table-row>
        <table:table-row table:style-name="ro1">
          <table:table-cell office:value-type="float" office:value="213288" calcext:value-type="float">
            <text:p>213288</text:p>
          </table:table-cell>
          <table:table-cell office:value-type="string" calcext:value-type="string">
            <text:p>Да вот обратно вам этот мозговерт принес{|ла}, страшная вещь.</text:p>
          </table:table-cell>
        </table:table-row>
        <table:table-row table:style-name="ro1">
          <table:table-cell office:value-type="float" office:value="213293" calcext:value-type="float">
            <text:p>213293</text:p>
          </table:table-cell>
          <table:table-cell office:value-type="string" calcext:value-type="string">
            <text:p>Я уже готов{|а}, немедленно отправляюсь на задание.</text:p>
          </table:table-cell>
        </table:table-row>
        <table:table-row table:style-name="ro1">
          <table:table-cell office:value-type="float" office:value="213296" calcext:value-type="float">
            <text:p>213296</text:p>
          </table:table-cell>
          <table:table-cell office:value-type="string" calcext:value-type="string">
            <text:p>А я это, доспехи в прачечную сдавал{|а}, так они еще не высохли. Я к вам лучше чуть позже присоединюсь...</text:p>
          </table:table-cell>
        </table:table-row>
        <table:table-row table:style-name="ro1">
          <table:table-cell office:value-type="float" office:value="213300" calcext:value-type="float">
            <text:p>213300</text:p>
          </table:table-cell>
          <table:table-cell office:value-type="string" calcext:value-type="string">
            <text:p>Урра, отличная новость! Будешь представлен{|а} к награде, обещаю.</text:p>
          </table:table-cell>
        </table:table-row>
        <table:table-row table:style-name="ro1">
          <table:table-cell office:value-type="float" office:value="213301" calcext:value-type="float">
            <text:p>213301</text:p>
          </table:table-cell>
          <table:table-cell office:value-type="string" calcext:value-type="string">
            <text:p>Спасибо, я просто выполнял{|а} свой долг.</text:p>
          </table:table-cell>
        </table:table-row>
        <table:table-row table:style-name="ro1">
          <table:table-cell office:value-type="float" office:value="213302" calcext:value-type="float">
            <text:p>213302</text:p>
          </table:table-cell>
          <table:table-cell office:value-type="string" calcext:value-type="string">
            <text:p>Значит мне повезло больше остальных - наш{ел|ла} вот какую-то штуковину... Надеюсь, это то, что вы искали.</text:p>
          </table:table-cell>
        </table:table-row>
        <table:table-row table:style-name="ro1">
          <table:table-cell office:value-type="float" office:value="213307" calcext:value-type="float">
            <text:p>213307</text:p>
          </table:table-cell>
          <table:table-cell office:value-type="string" calcext:value-type="string">
            <text:p>Хотим устроить небольшой праздник для наших детишек, подарить им что-нибудь веселенькое. Многие ведь лишены родительской ласки и заботы. Нет, понятно, война не смотрит, кого забирает... Ладно, не будем о грустном. Так как, готов{|а} сделать для наших сорванцов что-то действительно хорошее и доброе?</text:p>
          </table:table-cell>
        </table:table-row>
        <table:table-row table:style-name="ro1">
          <table:table-cell office:value-type="float" office:value="213312" calcext:value-type="float">
            <text:p>213312</text:p>
          </table:table-cell>
          <table:table-cell office:value-type="string" calcext:value-type="string">
            <text:p>Все понял{|а}, уже бегу!</text:p>
          </table:table-cell>
        </table:table-row>
        <table:table-row table:style-name="ro1">
          <table:table-cell office:value-type="float" office:value="213336" calcext:value-type="float">
            <text:p>213336</text:p>
          </table:table-cell>
          <table:table-cell office:value-type="string" calcext:value-type="string">
            <text:p>Конечно, ты же не од{ин|на} так{ой|ая}. Говорю же, все принимают участие, каждый житель деревни. Должны успеть. Иди, порадуй Старосту.</text:p>
          </table:table-cell>
        </table:table-row>
        <table:table-row table:style-name="ro1">
          <table:table-cell office:value-type="float" office:value="213337" calcext:value-type="float">
            <text:p>213337</text:p>
          </table:table-cell>
          <table:table-cell office:value-type="string" calcext:value-type="string">
            <text:p>Порадуй меня, вои{н|тельница}, скажи, что все в порядке.</text:p>
          </table:table-cell>
        </table:table-row>
        <table:table-row table:style-name="ro1">
          <table:table-cell office:value-type="float" office:value="213338" calcext:value-type="float">
            <text:p>213338</text:p>
          </table:table-cell>
          <table:table-cell office:value-type="string" calcext:value-type="string">
            <text:p>Фуух, ну спасибо, успокоил{|а}. На вот, возьми за труды да заботу. Спасибо за услугу, у тебя доброе сердце.</text:p>
          </table:table-cell>
        </table:table-row>
        <table:table-row table:style-name="ro1">
          <table:table-cell office:value-type="float" office:value="213340" calcext:value-type="float">
            <text:p>213340</text:p>
          </table:table-cell>
          <table:table-cell office:value-type="string" calcext:value-type="string">
            <text:p>И вам спасибо, всегда рад{|а} помочь.</text:p>
          </table:table-cell>
        </table:table-row>
        <table:table-row table:style-name="ro1">
          <table:table-cell office:value-type="float" office:value="213384" calcext:value-type="float">
            <text:p>213384</text:p>
          </table:table-cell>
          <table:table-cell office:value-type="string" calcext:value-type="string">
            <text:p>Бросай все и давай бегом с Соли-Дор! У нас команда поступила - отбить у гномов опытный образец какого-то хитрого устройства. Высокие технологии, слыхал{|а} о таких? <text:s/>Вопрос жизни и смерти, все в мечи!</text:p>
          </table:table-cell>
        </table:table-row>
        <table:table-row table:style-name="ro1">
          <table:table-cell office:value-type="float" office:value="213390" calcext:value-type="float">
            <text:p>213390</text:p>
          </table:table-cell>
          <table:table-cell office:value-type="string" calcext:value-type="string">
            <text:p>Рад приветствовать в своем скромном жилище Поборни{ка|цу} Справедливости, Защитни{ка|цу} слабых, Мудр{ого|ую} Наставни{ка|цу} неопытных воинов. Если вы пришли сюда, значит Боги оценили вашу помощь и наградили за труды.</text:p>
          </table:table-cell>
        </table:table-row>
        <table:table-row table:style-name="ro1">
          <table:table-cell office:value-type="float" office:value="213470" calcext:value-type="float">
            <text:p>213470</text:p>
          </table:table-cell>
          <table:table-cell office:value-type="string" calcext:value-type="string">
            <text:p>Звучит интригующе... Я соглас{ен|на}.</text:p>
          </table:table-cell>
        </table:table-row>
        <table:table-row table:style-name="ro1">
          <table:table-cell office:value-type="float" office:value="213474" calcext:value-type="float">
            <text:p>213474</text:p>
          </table:table-cell>
          <table:table-cell office:value-type="string" calcext:value-type="string">
            <text:p>Значит так, пока ты мне тут все не испортил{|а}, я изучал вопрос возникновения разнообразных тварей Элинора. В частности, довольно любопытная версия зародилась у меня относительно низших кровососов. Казалось бы, <text:s/>летучие мыши, кровопийцы, вампиры... все они имеют много общего. Нет, я понимаю, таким, как ты, вообще наплевать на загадки и парадоксы <text:s/>эволюции - вам же что попроще надо - убить, отнять, захватить, продать... А между тем, знаешь ли ты, что кровопийцы - это не промежуточная ступень развития взрослых вампиров из летучих мышей, нет! У меня есть неоспоримые доказательства, что кровопийцы, населяющие ныне верхние этажи подземелий, - это искусственно выведенные существа! Полагаю, в свое время приспешники Тьмы создали низших разумных слуг, которые могли бы эффективно и незаметно вести наблюдение за подземным миром, хотя... Эй, а ну не спать! Так, я тебя сейчас точно в кого-нибудь превращу!</text:p>
          </table:table-cell>
        </table:table-row>
        <table:table-row table:style-name="ro1">
          <table:table-cell office:value-type="float" office:value="213480" calcext:value-type="float">
            <text:p>213480</text:p>
          </table:table-cell>
          <table:table-cell office:value-type="string" calcext:value-type="string">
            <text:p>А вот теперь подожди, сейчас, когда ты меня оторвал{|а} от работы, мне нужно сосредоточиться. Для этого подойдет как{ой|ая}-нибудь внимательн{ый|ая}, а главное - молчалив{ый|ая} слушатель{|ница}. Намек ясен? Так что сделай виноватое лицо, молчи и слушай!</text:p>
          </table:table-cell>
        </table:table-row>
        <table:table-row table:style-name="ro1">
          <table:table-cell office:value-type="float" office:value="213494" calcext:value-type="float">
            <text:p>213494</text:p>
          </table:table-cell>
          <table:table-cell office:value-type="string" calcext:value-type="string">
            <text:p>Ага, полагаю, опять приш{ел|ла} отвлекать меня от важных дел?</text:p>
          </table:table-cell>
        </table:table-row>
        <table:table-row table:style-name="ro1">
          <table:table-cell office:value-type="float" office:value="213495" calcext:value-type="float">
            <text:p>213495</text:p>
          </table:table-cell>
          <table:table-cell office:value-type="string" calcext:value-type="string">
            <text:p>Вот, как вы и говорили, выбил{|а} из кровопийцы. Какой-то мутный кристалл. Интересует?</text:p>
          </table:table-cell>
        </table:table-row>
        <table:table-row table:style-name="ro1">
          <table:table-cell office:value-type="float" office:value="213498" calcext:value-type="float">
            <text:p>213498</text:p>
          </table:table-cell>
          <table:table-cell office:value-type="string" calcext:value-type="string">
            <text:p>СТОЙ! Ну что же, вы, дорог{ой|ая} мо{й|я} , ну куда вы все так спешите? Милости прошу, проходи, присаживайся. Чай с халвой, свежие финики? На находочку вашу одним глазком позвольте взглянуть...</text:p>
          </table:table-cell>
        </table:table-row>
        <table:table-row table:style-name="ro1">
          <table:table-cell office:value-type="float" office:value="213506" calcext:value-type="float">
            <text:p>213506</text:p>
          </table:table-cell>
          <table:table-cell office:value-type="string" calcext:value-type="string">
            <text:p>А, счастлив{чик|ица}, это снова ты! Вот, а я тут изучаю принесенный тобой кристалл... Просто поразительно, сколько самой разной информации сокрыто в этом хрупком полумагическом устройстве.</text:p>
          </table:table-cell>
        </table:table-row>
        <table:table-row table:style-name="ro1">
          <table:table-cell office:value-type="float" office:value="213507" calcext:value-type="float">
            <text:p>213507</text:p>
          </table:table-cell>
          <table:table-cell office:value-type="string" calcext:value-type="string">
            <text:p>КАК!? Скажи мне, КАК ты это делаешь!? Годами я не мог найти ни одного модуля, а теперь ты появляешься здесь и каждый раз приносишь мне это бесценное наследие прошлых лет! Ну где справедливость, где смысл? Ничего не понимаю. Ты заслужил{|а} награду, не спорю. Но я не ждал, что ты прибежишь так скоро. С меня теперь еще набор свитков причитается. А если вдруг случится невозможное, и ты принесешь еще один, получишь мой фамильный амулет.</text:p>
          </table:table-cell>
        </table:table-row>
        <table:table-row table:style-name="ro1">
          <table:table-cell office:value-type="float" office:value="213509" calcext:value-type="float">
            <text:p>213509</text:p>
          </table:table-cell>
          <table:table-cell office:value-type="string" calcext:value-type="string">
            <text:p>А я вам принес{|ла} еще один модуль.</text:p>
          </table:table-cell>
        </table:table-row>
        <table:table-row table:style-name="ro1">
          <table:table-cell office:value-type="float" office:value="213514" calcext:value-type="float">
            <text:p>213514</text:p>
          </table:table-cell>
          <table:table-cell office:value-type="string" calcext:value-type="string">
            <text:p>Чего опять так светишься? Неужто снова приш{ел|ла} не с пустыми руками? Хотя я уже ничему не удивляюсь. И, как и обещал, готов вознаградить тебя за старания и проделанную работу.</text:p>
          </table:table-cell>
        </table:table-row>
        <table:table-row table:style-name="ro1">
          <table:table-cell office:value-type="float" office:value="213515" calcext:value-type="float">
            <text:p>213515</text:p>
          </table:table-cell>
          <table:table-cell office:value-type="string" calcext:value-type="string">
            <text:p>Ты мне больше не носи ничего, ладно? Потому как добытого материала мне на несколько лет ежедневных изучений хватит, а вот награды на тебя не напасешься. Эдак я скоро по миру пойду. А в награду я открою тебе тайну старинного амулета, секрет изготовления которого передается в нашей семье из поколения в поколение. Зная эту тайну, ты сможешь сам{|а} изготовить и с честью носить Амулет кровных уз, который использовали боевые маги и телохранители королевской семьи. Но это в случае, если ты вдруг изберешь стезю ювелира. Это очень ценное знание, будь досто{ин|йна} его. Кстати, вот тебе нагладный образец такого амулет, правда он не совсем готов... Таланта у меня не хватает его закончить, а секретом я делиться ни с кем не собираюсь! \nВот и все, больше мне нечем тебя поощрить.</text:p>
          </table:table-cell>
        </table:table-row>
        <table:table-row table:style-name="ro1">
          <table:table-cell office:value-type="float" office:value="213517" calcext:value-type="float">
            <text:p>213517</text:p>
          </table:table-cell>
          <table:table-cell office:value-type="string" calcext:value-type="string">
            <text:p>Я и этой награде рад{|а}, спасибо вам огромное.</text:p>
          </table:table-cell>
        </table:table-row>
        <table:table-row table:style-name="ro1">
          <table:table-cell office:value-type="float" office:value="213524" calcext:value-type="float">
            <text:p>213524</text:p>
          </table:table-cell>
          <table:table-cell office:value-type="string" calcext:value-type="string">
            <text:p>Ого, это очень дорого, я не готов{|а} платить такие деньги!</text:p>
          </table:table-cell>
        </table:table-row>
        <table:table-row table:style-name="ro1">
          <table:table-cell office:value-type="float" office:value="213534" calcext:value-type="float">
            <text:p>213534</text:p>
          </table:table-cell>
          <table:table-cell office:value-type="string" calcext:value-type="string">
            <text:p>Приветствую, отважн{ый|ая} воин{|тельница}, <text:s/>я так рада встрече, ты себе не представляешь!</text:p>
          </table:table-cell>
        </table:table-row>
        <table:table-row table:style-name="ro1">
          <table:table-cell office:value-type="float" office:value="213536" calcext:value-type="float">
            <text:p>213536</text:p>
          </table:table-cell>
          <table:table-cell office:value-type="string" calcext:value-type="string">
            <text:p>Я готов{|а}, выдавай поскорее, что мне там полагается!</text:p>
          </table:table-cell>
        </table:table-row>
        <table:table-row table:style-name="ro1">
          <table:table-cell office:value-type="float" office:value="213537" calcext:value-type="float">
            <text:p>213537</text:p>
          </table:table-cell>
          <table:table-cell office:value-type="string" calcext:value-type="string">
            <text:p>Подожди-подожди, я долж{ен|на} освободить место в рюкзаке под твои подарки.</text:p>
          </table:table-cell>
        </table:table-row>
        <table:table-row table:style-name="ro1">
          <table:table-cell office:value-type="float" office:value="213539" calcext:value-type="float">
            <text:p>213539</text:p>
          </table:table-cell>
          <table:table-cell office:value-type="string" calcext:value-type="string">
            <text:p>Ну вот и здорово! Так что, ты уже готов{|а} получить подарки, или у тебя в рюкзаке недостаточно места?</text:p>
          </table:table-cell>
        </table:table-row>
        <table:table-row table:style-name="ro1">
          <table:table-cell office:value-type="float" office:value="213545" calcext:value-type="float">
            <text:p>213545</text:p>
          </table:table-cell>
          <table:table-cell office:value-type="string" calcext:value-type="string">
            <text:p>Большое спасибо, если что, я всегда готов{|а} оказать вам услугу за разумную награду.</text:p>
          </table:table-cell>
        </table:table-row>
        <table:table-row table:style-name="ro1">
          <table:table-cell office:value-type="float" office:value="213552" calcext:value-type="float">
            <text:p>213552</text:p>
          </table:table-cell>
          <table:table-cell office:value-type="string" calcext:value-type="string">
            <text:p>Уважаемый, вы ошиблись, я законопослушн{ый|ая} граждан{ин|ка} и ничего не нарушал{|а}. А сюда меня привел мой пытливый ум и врожденная любознательность.</text:p>
          </table:table-cell>
        </table:table-row>
        <table:table-row table:style-name="ro1">
          <table:table-cell office:value-type="float" office:value="213562" calcext:value-type="float">
            <text:p>213562</text:p>
          </table:table-cell>
          <table:table-cell office:value-type="string" calcext:value-type="string">
            <text:p>Ладно, уговорили. Если речь идет о достойной награде, то я готов{|а}.</text:p>
          </table:table-cell>
        </table:table-row>
        <table:table-row table:style-name="ro1">
          <table:table-cell office:value-type="float" office:value="213573" calcext:value-type="float">
            <text:p>213573</text:p>
          </table:table-cell>
          <table:table-cell office:value-type="string" calcext:value-type="string">
            <text:p>А здесь у нас я, стремительн{ый|ая} и бесстрашн{ый|ая}! Все необходимое я достал{|а}, забирайте. Кстати, что там по поводу награды?</text:p>
          </table:table-cell>
        </table:table-row>
        <table:table-row table:style-name="ro1">
          <table:table-cell office:value-type="float" office:value="213580" calcext:value-type="float">
            <text:p>213580</text:p>
          </table:table-cell>
          <table:table-cell office:value-type="string" calcext:value-type="string">
            <text:p>Здравствуй, любитель{|ница} приключений. Что привело ко мне на этот раз?</text:p>
          </table:table-cell>
        </table:table-row>
        <table:table-row table:style-name="ro1">
          <table:table-cell office:value-type="float" office:value="213582" calcext:value-type="float">
            <text:p>213582</text:p>
          </table:table-cell>
          <table:table-cell office:value-type="string" calcext:value-type="string">
            <text:p>Постойте, а награда? Гоблин обещал, что вы мне достойную награду вручите. Я же все-таки ингредиенты собирал{|а}, жизнью рисковал{|а}. Ну-ка давайте назад бутылочку, я ей найду применение.</text:p>
          </table:table-cell>
        </table:table-row>
        <table:table-row table:style-name="ro1">
          <table:table-cell office:value-type="float" office:value="213595" calcext:value-type="float">
            <text:p>213595</text:p>
          </table:table-cell>
          <table:table-cell office:value-type="string" calcext:value-type="string">
            <text:p>Ага, и ты, значит, явил{ся|ась} за наградой. Прыткая молодежь пошла... Ладно, пользу ты оказал{|а} и впрямь немалую, потому награду непременно получишь. Вот только дело надо до конца довести. Ты сейчас эту бутылочку отнесешь в лагерь Черных рыцарей и высыпешь содержимое в поилку, из которой люди черпают воду. Все надо сделать быстро, тихо и незаметно. Давай, я верю в тебя.</text:p>
          </table:table-cell>
        </table:table-row>
        <table:table-row table:style-name="ro1">
          <table:table-cell office:value-type="float" office:value="213597" calcext:value-type="float">
            <text:p>213597</text:p>
          </table:table-cell>
          <table:table-cell office:value-type="string" calcext:value-type="string">
            <text:p>Ага, и ты, значит, явил{ся|ась} за наградой. Прыткая молодежь пошла... Ладно, пользу ты оказал{|а} и впрямь немалую, потому награду непременно получишь. Вот только дело надо до конца довести. Ты сейчас эту бутылочку отнесешь в Соли-Дор и высыпешь содержимое в колодец, из которого гномы черпают воду. Все надо сделать быстро, тихо и незаметно. Давай, я верю в тебя.</text:p>
          </table:table-cell>
        </table:table-row>
        <table:table-row table:style-name="ro1">
          <table:table-cell office:value-type="float" office:value="213602" calcext:value-type="float">
            <text:p>213602</text:p>
          </table:table-cell>
          <table:table-cell office:value-type="string" calcext:value-type="string">
            <text:p>Так точно, сделал{|а}, как вы и сказали - тихо и быстро, никто ничего не заметил.</text:p>
          </table:table-cell>
        </table:table-row>
        <table:table-row table:style-name="ro1">
          <table:table-cell office:value-type="float" office:value="213608" calcext:value-type="float">
            <text:p>213608</text:p>
          </table:table-cell>
          <table:table-cell office:value-type="string" calcext:value-type="string">
            <text:p>Смертн{ый|ая}! Твоя дерзость будет наказана. Пусть это послужит тебе уроком...</text:p>
          </table:table-cell>
        </table:table-row>
        <table:table-row table:style-name="ro1">
          <table:table-cell office:value-type="float" office:value="213627" calcext:value-type="float">
            <text:p>213627</text:p>
          </table:table-cell>
          <table:table-cell office:value-type="string" calcext:value-type="string">
            <text:p>Какой еще обмен? Поподробнее, пожалуйста. Если дело стоящее, тогда я соглас{ен|на}!</text:p>
          </table:table-cell>
        </table:table-row>
        <table:table-row table:style-name="ro1">
          <table:table-cell office:value-type="float" office:value="213629" calcext:value-type="float">
            <text:p>213629</text:p>
          </table:table-cell>
          <table:table-cell office:value-type="string" calcext:value-type="string">
            <text:p>Вот еще, больно надо! Этот пробойник еще достать надо, да он мне и само{му|й} пригодится.</text:p>
          </table:table-cell>
        </table:table-row>
        <table:table-row table:style-name="ro1">
          <table:table-cell office:value-type="float" office:value="213636" calcext:value-type="float">
            <text:p>213636</text:p>
          </table:table-cell>
          <table:table-cell office:value-type="string" calcext:value-type="string">
            <text:p>Вы знаете, я тут крепко поиздержал{ся|ась} и не смогу позволить себе отдать 3 золотых за какую-то банку.</text:p>
          </table:table-cell>
        </table:table-row>
        <table:table-row table:style-name="ro1">
          <table:table-cell office:value-type="float" office:value="213653" calcext:value-type="float">
            <text:p>213653</text:p>
          </table:table-cell>
          <table:table-cell office:value-type="string" calcext:value-type="string">
            <text:p>Проходи, бледнолиц{ый|ая}, наше многомудрое величество готово дать тебе аудиенцию и осчастливить беседой.</text:p>
          </table:table-cell>
        </table:table-row>
        <table:table-row table:style-name="ro1">
          <table:table-cell office:value-type="float" office:value="213667" calcext:value-type="float">
            <text:p>213667</text:p>
          </table:table-cell>
          <table:table-cell office:value-type="string" calcext:value-type="string">
            <text:p>Нет-нет, у меня все в порядке, я хотел{|а} поинтересоваться, не знаете ли вы что-нибудь о Гробфте? Он искал клады и сокровища, вроде бы даже прославился этим.</text:p>
          </table:table-cell>
        </table:table-row>
        <table:table-row table:style-name="ro1">
          <table:table-cell office:value-type="float" office:value="213675" calcext:value-type="float">
            <text:p>213675</text:p>
          </table:table-cell>
          <table:table-cell office:value-type="string" calcext:value-type="string">
            <text:p>Вы меня простите, уважаемый Маста-ГОб, я только на минуточку заглянул{|а}, <text:s/>поинтересоваться про Гробфта хотел{|а}.</text:p>
          </table:table-cell>
        </table:table-row>
        <table:table-row table:style-name="ro1">
          <table:table-cell office:value-type="float" office:value="213679" calcext:value-type="float">
            <text:p>213679</text:p>
          </table:table-cell>
          <table:table-cell office:value-type="string" calcext:value-type="string">
            <text:p>Приш{ел|ла}-то я к вам, чтобы узнать о судьбе Карла Гробфта, не знаете такого?</text:p>
          </table:table-cell>
        </table:table-row>
        <table:table-row table:style-name="ro1">
          <table:table-cell office:value-type="float" office:value="213682" calcext:value-type="float">
            <text:p>213682</text:p>
          </table:table-cell>
          <table:table-cell office:value-type="string" calcext:value-type="string">
            <text:p>От ты непонятлив{ый|ая}. Я же говорю, что мальцом совсем был. Помню только, что книжка у него была с собой, которую он постоянно листал. Должно быть, в ней он про свои приключения и излагал. А больше я ничего не вспомню.</text:p>
          </table:table-cell>
        </table:table-row>
        <table:table-row table:style-name="ro1">
          <table:table-cell office:value-type="float" office:value="213684" calcext:value-type="float">
            <text:p>213684</text:p>
          </table:table-cell>
          <table:table-cell office:value-type="string" calcext:value-type="string">
            <text:p>Приветствую вас, бледнолиц{ый|ая}. Зачастили вы ко мне, что на этот раз?</text:p>
          </table:table-cell>
        </table:table-row>
        <table:table-row table:style-name="ro1">
          <table:table-cell office:value-type="float" office:value="213685" calcext:value-type="float">
            <text:p>213685</text:p>
          </table:table-cell>
          <table:table-cell office:value-type="string" calcext:value-type="string">
            <text:p>Да вот хотел{|а} поинтересоваться, не знаком ли вам гоблин по имени Карл Гробфт? Искателем сокровищ был.</text:p>
          </table:table-cell>
        </table:table-row>
        <table:table-row table:style-name="ro1">
          <table:table-cell office:value-type="float" office:value="213710" calcext:value-type="float">
            <text:p>213710</text:p>
          </table:table-cell>
          <table:table-cell office:value-type="string" calcext:value-type="string">
            <text:p>Вот это да! Неужели одолел{|а}-таки демона? Мда, впечатлен и восхищен... никак такого от вас не ожидал! Пгимите мои поздгавления и эту наггаду, котогую вы, вне всяких сомнений, честно заслужили!</text:p>
          </table:table-cell>
        </table:table-row>
        <table:table-row table:style-name="ro1">
          <table:table-cell office:value-type="float" office:value="213711" calcext:value-type="float">
            <text:p>213711</text:p>
          </table:table-cell>
          <table:table-cell office:value-type="string" calcext:value-type="string">
            <text:p>Спасибо, я просто выполнял{|а} свой долг перед нашим миром.</text:p>
          </table:table-cell>
        </table:table-row>
        <table:table-row table:style-name="ro1">
          <table:table-cell office:value-type="float" office:value="213725" calcext:value-type="float">
            <text:p>213725</text:p>
          </table:table-cell>
          <table:table-cell office:value-type="string" calcext:value-type="string">
            <text:p>Здоров{|а} будь, бледнолиц{ый|ая}, соскучил{ся|ась}?</text:p>
          </table:table-cell>
        </table:table-row>
        <table:table-row table:style-name="ro1">
          <table:table-cell office:value-type="float" office:value="213728" calcext:value-type="float">
            <text:p>213728</text:p>
          </table:table-cell>
          <table:table-cell office:value-type="string" calcext:value-type="string">
            <text:p>А ведь знаю я, зачем ко мне пожаловал{|а}, знаю. Не иначе приш{ел|ла} полюбоваться на результат кропотливой работы наших ведущих шмотоделов. Да, скажу как на духу - одежка что надо! В таком костюмчике ни агрессивная среда, ни когти бестий, ни вражья магия не возьмет.</text:p>
          </table:table-cell>
        </table:table-row>
        <table:table-row table:style-name="ro1">
          <table:table-cell office:value-type="float" office:value="213729" calcext:value-type="float">
            <text:p>213729</text:p>
          </table:table-cell>
          <table:table-cell office:value-type="string" calcext:value-type="string">
            <text:p>Да не так, чтобы уж очень я по вам скучал{|а}...</text:p>
          </table:table-cell>
        </table:table-row>
        <table:table-row table:style-name="ro1">
          <table:table-cell office:value-type="float" office:value="213734" calcext:value-type="float">
            <text:p>213734</text:p>
          </table:table-cell>
          <table:table-cell office:value-type="string" calcext:value-type="string">
            <text:p>Как? Не слыхал{|а} еще? Ну ты даешь... Так ваше же правительство и заказывало - новый, легкий, неслабо усиленный комплект химической защиты МК4. И, кстати, вполне по карману будет умудренным в боях и зрелым воинам. Да ты посмотри, за спрос зубьев не возьму!</text:p>
          </table:table-cell>
        </table:table-row>
        <table:table-row table:style-name="ro1">
          <table:table-cell office:value-type="float" office:value="213739" calcext:value-type="float">
            <text:p>213739</text:p>
          </table:table-cell>
          <table:table-cell office:value-type="string" calcext:value-type="string">
            <text:p>Ну что, уже готов{|а} примерить что-то из комплекта?</text:p>
          </table:table-cell>
        </table:table-row>
        <table:table-row table:style-name="ro1">
          <table:table-cell office:value-type="float" office:value="213753" calcext:value-type="float">
            <text:p>213753</text:p>
          </table:table-cell>
          <table:table-cell office:value-type="string" calcext:value-type="string">
            <text:p>А ведь знаю я, зачем ко мне пожаловал{|а}, знаю. Не иначе приш{ел|ла} полюбоваться на результат кропотливой работы наших ведущих шмотоделов. Да, скажу как на духу - <text:s/>одежка что надо! В таком костюмчике ни агрессивная среда, ни когти бестий, ни вражья магия не возьмет.</text:p>
          </table:table-cell>
        </table:table-row>
        <table:table-row table:style-name="ro1">
          <table:table-cell office:value-type="float" office:value="213777" calcext:value-type="float">
            <text:p>213777</text:p>
          </table:table-cell>
          <table:table-cell office:value-type="string" calcext:value-type="string">
            <text:p>Честь имею, чужезем{ец|ка}! Скажи, хочешь приблизиться по мощи к легендарному воину Гоблинов, бесстрашному и незнающему поражений Оггу?! Конечно, сравниться с ним в воинском искусстве у тебя не получится, но ты сможешь стать намного сильнее, чем сейчас!</text:p>
          </table:table-cell>
        </table:table-row>
        <table:table-row table:style-name="ro1">
          <table:table-cell office:value-type="float" office:value="213804" calcext:value-type="float">
            <text:p>213804</text:p>
          </table:table-cell>
          <table:table-cell office:value-type="string" calcext:value-type="string">
            <text:p>Честь имею, чужезем{ец|ка}! Скажи, хочешь приблизиться по мощи к легендарному воину Гоблинов, бесстрашному и незнающему поражений Аргху?! Конечно, сравниться с ним в воинском искусстве у тебя не получится, но ты сможешь стать намного сильнее, чем сейчас!</text:p>
          </table:table-cell>
        </table:table-row>
        <table:table-row table:style-name="ro1">
          <table:table-cell office:value-type="float" office:value="213904" calcext:value-type="float">
            <text:p>213904</text:p>
          </table:table-cell>
          <table:table-cell office:value-type="string" calcext:value-type="string">
            <text:p>Да, мне нужны аккумуляторы и я готов{|а} к обмену.</text:p>
          </table:table-cell>
        </table:table-row>
        <table:table-row table:style-name="ro1">
          <table:table-cell office:value-type="float" office:value="213991" calcext:value-type="float">
            <text:p>213991</text:p>
          </table:table-cell>
          <table:table-cell office:value-type="string" calcext:value-type="string">
            <text:p>Здравствуй, путни{к|ца}, <text:s/>проходи скорее, не стой у порога!</text:p>
          </table:table-cell>
        </table:table-row>
        <table:table-row table:style-name="ro1">
          <table:table-cell office:value-type="float" office:value="213995" calcext:value-type="float">
            <text:p>213995</text:p>
          </table:table-cell>
          <table:table-cell office:value-type="string" calcext:value-type="string">
            <text:p>Что-то я тебя давненько у нас не видел, а у меня, между тем, кое-что есть для славно{го|й} вои{на|тельницы}. Небольшой презент, но приятный. Главное - все это безвозмездно, т.е. даром.</text:p>
          </table:table-cell>
        </table:table-row>
        <table:table-row table:style-name="ro1">
          <table:table-cell office:value-type="float" office:value="213997" calcext:value-type="float">
            <text:p>213997</text:p>
          </table:table-cell>
          <table:table-cell office:value-type="string" calcext:value-type="string">
            <text:p>Приветствую тебя, вои{н|тельница}! Что привело тебя ко мне?</text:p>
          </table:table-cell>
        </table:table-row>
        <table:table-row table:style-name="ro1">
          <table:table-cell office:value-type="float" office:value="213998" calcext:value-type="float">
            <text:p>213998</text:p>
          </table:table-cell>
          <table:table-cell office:value-type="string" calcext:value-type="string">
            <text:p>С помощью амулета я бы смог{|ла} очистить подземелья от жутких монстров, защитить наши границы от неприятеля, да и много полезных дел можно совершить, обладая таким могуществом.</text:p>
          </table:table-cell>
        </table:table-row>
        <table:table-row table:style-name="ro1">
          <table:table-cell office:value-type="float" office:value="214003" calcext:value-type="float">
            <text:p>214003</text:p>
          </table:table-cell>
          <table:table-cell office:value-type="string" calcext:value-type="string">
            <text:p>Здравствуйте, многомудрый! Вчера в таверне услышал{|а} краем уха разговор двух монахов. Вспоминали служители какой-то Амулет Судьбы. Вот я и подумал{|а}, кто как не староста может знать что-то о нем...</text:p>
          </table:table-cell>
        </table:table-row>
        <table:table-row table:style-name="ro1">
          <table:table-cell office:value-type="float" office:value="214018" calcext:value-type="float">
            <text:p>214018</text:p>
          </table:table-cell>
          <table:table-cell office:value-type="string" calcext:value-type="string">
            <text:p>Спасибо на добром слове, рад{|а} стараться. Я к вам от Корагора, он сказал, что вы что-то знаете об Амулете Судьбы, не подскажите, как мне собрать его воедино?</text:p>
          </table:table-cell>
        </table:table-row>
        <table:table-row table:style-name="ro1">
          <table:table-cell office:value-type="float" office:value="214020" calcext:value-type="float">
            <text:p>214020</text:p>
          </table:table-cell>
          <table:table-cell office:value-type="string" calcext:value-type="string">
            <text:p>По правде сказать, звучит довольно туманно... Но я готов{|а} попробовать.</text:p>
          </table:table-cell>
        </table:table-row>
        <table:table-row table:style-name="ro1">
          <table:table-cell office:value-type="float" office:value="214033" calcext:value-type="float">
            <text:p>214033</text:p>
          </table:table-cell>
          <table:table-cell office:value-type="string" calcext:value-type="string">
            <text:p>Спасибо на добром слове, рад{|а} стараться. Я к вам от Златован, он сказал, что вы что-то знаете об Амулете Судьбы, не подскажите, как мне собрать его воедино?</text:p>
          </table:table-cell>
        </table:table-row>
        <table:table-row table:style-name="ro1">
          <table:table-cell office:value-type="float" office:value="214036" calcext:value-type="float">
            <text:p>214036</text:p>
          </table:table-cell>
          <table:table-cell office:value-type="string" calcext:value-type="string">
            <text:p>А то! Это было, конечно, нелегко, пришлось перебить кучу врагов, но часть амулета я все же наш{ел|ла}. Вот только ума не приложу, где бы найти остальные... Может, еще что посоветуете?</text:p>
          </table:table-cell>
        </table:table-row>
        <table:table-row table:style-name="ro1">
          <table:table-cell office:value-type="float" office:value="214048" calcext:value-type="float">
            <text:p>214048</text:p>
          </table:table-cell>
          <table:table-cell office:value-type="string" calcext:value-type="string">
            <text:p>Спасибо. А ты зачем пожаловал{|а}, думаешь, скоротать за увлекательной историей зимние вечера? Есть у меня парочка замечательных фолиантов, могу одолжить.</text:p>
          </table:table-cell>
        </table:table-row>
        <table:table-row table:style-name="ro1">
          <table:table-cell office:value-type="float" office:value="214059" calcext:value-type="float">
            <text:p>214059</text:p>
          </table:table-cell>
          <table:table-cell office:value-type="string" calcext:value-type="string">
            <text:p>Что-то ты быстро вернул{ся|ась}.</text:p>
          </table:table-cell>
        </table:table-row>
        <table:table-row table:style-name="ro1">
          <table:table-cell office:value-type="float" office:value="214070" calcext:value-type="float">
            <text:p>214070</text:p>
          </table:table-cell>
          <table:table-cell office:value-type="string" calcext:value-type="string">
            <text:p>А, ну эт я умею, эт я завсегда готов{|а}. Спасибо тебе!</text:p>
          </table:table-cell>
        </table:table-row>
        <table:table-row table:style-name="ro1">
          <table:table-cell office:value-type="float" office:value="214078" calcext:value-type="float">
            <text:p>214078</text:p>
          </table:table-cell>
          <table:table-cell office:value-type="string" calcext:value-type="string">
            <text:p>Чу! Кто здесь? А, это ты... Зачем пожаловал{|а}, не видишь, у меня важный разговор с ветром? Говори, чего надобно, и дуй отсюда.</text:p>
          </table:table-cell>
        </table:table-row>
        <table:table-row table:style-name="ro1">
          <table:table-cell office:value-type="float" office:value="214091" calcext:value-type="float">
            <text:p>214091</text:p>
          </table:table-cell>
          <table:table-cell office:value-type="string" calcext:value-type="string">
            <text:p>И даже не хочу спрашивать, как прошел твой разговор. Главное, ты получил{|а} что хотел{|а}?</text:p>
          </table:table-cell>
        </table:table-row>
        <table:table-row table:style-name="ro1">
          <table:table-cell office:value-type="float" office:value="214103" calcext:value-type="float">
            <text:p>214103</text:p>
          </table:table-cell>
          <table:table-cell office:value-type="string" calcext:value-type="string">
            <text:p>Приветствую тебя, отважн{ый|ая} вои{н|тельница}, сумевш{ий|ая} пробиться ко мне сквозь толпы своих врагов.</text:p>
          </table:table-cell>
        </table:table-row>
        <table:table-row table:style-name="ro1">
          <table:table-cell office:value-type="float" office:value="214104" calcext:value-type="float">
            <text:p>214104</text:p>
          </table:table-cell>
          <table:table-cell office:value-type="string" calcext:value-type="string">
            <text:p>Когда-то давным-давно я нашел в песке странную шкатулку, попытался открыть ее и не смог. Зато расшифровал надписи на ней. Там написано, что только велик{ий|ая} вои{н|тельница} сможет добыть ключ и получить могущественный артефакт, сокрытый внутри. Думаю речь идет именно об Амулете Судьбы.</text:p>
          </table:table-cell>
        </table:table-row>
        <table:table-row table:style-name="ro1">
          <table:table-cell office:value-type="float" office:value="214109" calcext:value-type="float">
            <text:p>214109</text:p>
          </table:table-cell>
          <table:table-cell office:value-type="string" calcext:value-type="string">
            <text:p>Пока ты ш{ел|ла}, пески поведали мне, что ты ищешь последнюю часть Амулета Судьбы.</text:p>
          </table:table-cell>
        </table:table-row>
        <table:table-row table:style-name="ro1">
          <table:table-cell office:value-type="float" office:value="214119" calcext:value-type="float">
            <text:p>214119</text:p>
          </table:table-cell>
          <table:table-cell office:value-type="string" calcext:value-type="string">
            <text:p>Ну что, на{шел|шла} ключ? Мне не терпится открыть шкатулку!</text:p>
          </table:table-cell>
        </table:table-row>
        <table:table-row table:style-name="ro1">
          <table:table-cell office:value-type="float" office:value="214120" calcext:value-type="float">
            <text:p>214120</text:p>
          </table:table-cell>
          <table:table-cell office:value-type="string" calcext:value-type="string">
            <text:p>Да, на{шел|шла}. Подходит?</text:p>
          </table:table-cell>
        </table:table-row>
        <table:table-row table:style-name="ro1">
          <table:table-cell office:value-type="float" office:value="214121" calcext:value-type="float">
            <text:p>214121</text:p>
          </table:table-cell>
          <table:table-cell office:value-type="string" calcext:value-type="string">
            <text:p>Ого! Там именно то, что я искал{|а}. Теперь у меня есть все части Амулета Судьбы. Счастливо оставаться, темный, мне пора вернуться к старосте!</text:p>
          </table:table-cell>
        </table:table-row>
        <table:table-row table:style-name="ro1">
          <table:table-cell office:value-type="float" office:value="214136" calcext:value-type="float">
            <text:p>214136</text:p>
          </table:table-cell>
          <table:table-cell office:value-type="string" calcext:value-type="string">
            <text:p>Здравствуйте, староста. Хоть это было и нелегко, я все же сделал{|а} это! Вот только не возьму в толк, что дальше-то...</text:p>
          </table:table-cell>
        </table:table-row>
        <table:table-row table:style-name="ro1">
          <table:table-cell office:value-type="float" office:value="214144" calcext:value-type="float">
            <text:p>214144</text:p>
          </table:table-cell>
          <table:table-cell office:value-type="string" calcext:value-type="string">
            <text:p>Хорошо, я готов{|а} попробовать.</text:p>
          </table:table-cell>
        </table:table-row>
        <table:table-row table:style-name="ro1">
          <table:table-cell office:value-type="float" office:value="214147" calcext:value-type="float">
            <text:p>214147</text:p>
          </table:table-cell>
          <table:table-cell office:value-type="string" calcext:value-type="string">
            <text:p>Я понял{|а}, давайте скорее амулет и я пойду охотиться.</text:p>
          </table:table-cell>
        </table:table-row>
        <table:table-row table:style-name="ro1">
          <table:table-cell office:value-type="float" office:value="214158" calcext:value-type="float">
            <text:p>214158</text:p>
          </table:table-cell>
          <table:table-cell office:value-type="string" calcext:value-type="string">
            <text:p>Да, я убил{|а} всех монстров, каких только смог{|ла}. Только что-то не ощущаю обещанного могущества... Что мне теперь делать с этим амулетом?</text:p>
          </table:table-cell>
        </table:table-row>
        <table:table-row table:style-name="ro1">
          <table:table-cell office:value-type="float" office:value="214163" calcext:value-type="float">
            <text:p>214163</text:p>
          </table:table-cell>
          <table:table-cell office:value-type="string" calcext:value-type="string">
            <text:p>Приветствую тебя, вои{н|тельница}! Как твоя авантюра с амулетом проходит?</text:p>
          </table:table-cell>
        </table:table-row>
        <table:table-row table:style-name="ro1">
          <table:table-cell office:value-type="float" office:value="214166" calcext:value-type="float">
            <text:p>214166</text:p>
          </table:table-cell>
          <table:table-cell office:value-type="string" calcext:value-type="string">
            <text:p>Вот за этим я к вам и приш{ел|ла}. Амулет собрал{|а}, наполнил{|а} силой и ненавистью монстров Элинора, а дальше-то с ним что делать?</text:p>
          </table:table-cell>
        </table:table-row>
        <table:table-row table:style-name="ro1">
          <table:table-cell office:value-type="float" office:value="214170" calcext:value-type="float">
            <text:p>214170</text:p>
          </table:table-cell>
          <table:table-cell office:value-type="string" calcext:value-type="string">
            <text:p>То есть все это было впустую? Зря я бегал{|а} по всему миру, бил{ся|ась} с чудищами, жизнью своей рисковал{|а}?</text:p>
          </table:table-cell>
        </table:table-row>
        <table:table-row table:style-name="ro1">
          <table:table-cell office:value-type="float" office:value="214183" calcext:value-type="float">
            <text:p>214183</text:p>
          </table:table-cell>
          <table:table-cell office:value-type="string" calcext:value-type="string">
            <text:p>Постой, смертн{ый|ая}, подойди сюда.</text:p>
          </table:table-cell>
        </table:table-row>
        <table:table-row table:style-name="ro1">
          <table:table-cell office:value-type="float" office:value="214193" calcext:value-type="float">
            <text:p>214193</text:p>
          </table:table-cell>
          <table:table-cell office:value-type="string" calcext:value-type="string">
            <text:p>Кто тревожит мой покой? Ааа, это снова ты... Ну как, смертн{ый|ая}, ты уже покрыл{|а} себя неувядаемой славой, одержал{|а} необходимое количество побед?</text:p>
          </table:table-cell>
        </table:table-row>
        <table:table-row table:style-name="ro1">
          <table:table-cell office:value-type="float" office:value="214195" calcext:value-type="float">
            <text:p>214195</text:p>
          </table:table-cell>
          <table:table-cell office:value-type="string" calcext:value-type="string">
            <text:p>Замечательно, просто превосходно! Вот только ты забыл{|а} еще одну мелочь - 50 золотых монет. Они при тебе?</text:p>
          </table:table-cell>
        </table:table-row>
        <table:table-row table:style-name="ro1">
          <table:table-cell office:value-type="float" office:value="214198" calcext:value-type="float">
            <text:p>214198</text:p>
          </table:table-cell>
          <table:table-cell office:value-type="string" calcext:value-type="string">
            <text:p>Да, я выполнил{|а} твое условие, Темный. Давай сюда плащ.</text:p>
          </table:table-cell>
        </table:table-row>
        <table:table-row table:style-name="ro1">
          <table:table-cell office:value-type="float" office:value="214199" calcext:value-type="float">
            <text:p>214199</text:p>
          </table:table-cell>
          <table:table-cell office:value-type="string" calcext:value-type="string">
            <text:p>Уа-ха-ха. Смотри и завидуй, смертн{ый|ая}! Одержи пятьсот побед в Темных Сводах, а потом принеси мне 50 золотых монет, и тогда этот плащ станет твоим. \n\n%=3075%</text:p>
          </table:table-cell>
        </table:table-row>
        <table:table-row table:style-name="ro1">
          <table:table-cell office:value-type="float" office:value="214212" calcext:value-type="float">
            <text:p>214212</text:p>
          </table:table-cell>
          <table:table-cell office:value-type="string" calcext:value-type="string">
            <text:p>Уа-ха-ха. Смотри и завидуй, смертн{ый|ая}! Одержи пятьсот побед в Темных Сводах, а потом принеси мне 50 золотых монет, и тогда этот плащ станет твоим. \n\n%=3074%</text:p>
          </table:table-cell>
        </table:table-row>
        <table:table-row table:style-name="ro1">
          <table:table-cell office:value-type="float" office:value="214224" calcext:value-type="float">
            <text:p>214224</text:p>
          </table:table-cell>
          <table:table-cell office:value-type="string" calcext:value-type="string">
            <text:p>Уважаем{ый|ая}, мы тут хоть и сидим под землей, но новости узнаем в числе пегвых. На побегежье обнагужены новые фогмы жизни. Вот эти-то фогмы и нужны мне для исследований, ясно?</text:p>
          </table:table-cell>
        </table:table-row>
        <table:table-row table:style-name="ro1">
          <table:table-cell office:value-type="float" office:value="214234" calcext:value-type="float">
            <text:p>214234</text:p>
          </table:table-cell>
          <table:table-cell office:value-type="string" calcext:value-type="string">
            <text:p>Заходи поскорее, вои{н|тельница}, да дверь поплотнее закрой - не чувствуешь, жар весь выпускаешь.</text:p>
          </table:table-cell>
        </table:table-row>
        <table:table-row table:style-name="ro1">
          <table:table-cell office:value-type="float" office:value="214237" calcext:value-type="float">
            <text:p>214237</text:p>
          </table:table-cell>
          <table:table-cell office:value-type="string" calcext:value-type="string">
            <text:p>Вот-вот. Все, значится, уже их видели, многие вовсю добывают новые ресурсы, кто-то даже пытается из них что-то мастерить, а я тут безвылазно сижу в кузне и о благополучии нашего племени пекусь. Вот она награда за преданность кузнечному делу... Ладно, разговор не о том. Мне надо, чтобы ты добыл{|а} новых ресурсов с каждого монстра и принес{|ла} их сюда, в кузню. Буду и я экспериментировать, наверняка можно что-то стоящее из них смастерить. Ну и наградой, как водится, не обижу. Так что, берешься за работу?</text:p>
          </table:table-cell>
        </table:table-row>
        <table:table-row table:style-name="ro1">
          <table:table-cell office:value-type="float" office:value="214239" calcext:value-type="float">
            <text:p>214239</text:p>
          </table:table-cell>
          <table:table-cell office:value-type="string" calcext:value-type="string">
            <text:p>Нет, я еще не готов{|а} к встрече с этими чудищами морскими.</text:p>
          </table:table-cell>
        </table:table-row>
        <table:table-row table:style-name="ro1">
          <table:table-cell office:value-type="float" office:value="214240" calcext:value-type="float">
            <text:p>214240</text:p>
          </table:table-cell>
          <table:table-cell office:value-type="string" calcext:value-type="string">
            <text:p>Постой-постой, не суетись. Я уже почти закончил. Дело есть к тебе. Ты же про новые земли уже слышал{|а}? Более того, наверняка тебе и зверье то видеть приходилось, а?</text:p>
          </table:table-cell>
        </table:table-row>
        <table:table-row table:style-name="ro1">
          <table:table-cell office:value-type="float" office:value="214241" calcext:value-type="float">
            <text:p>214241</text:p>
          </table:table-cell>
          <table:table-cell office:value-type="string" calcext:value-type="string">
            <text:p>Ну как, справил{ся|ась} с заданием? Есть, чем старика порадовать?</text:p>
          </table:table-cell>
        </table:table-row>
        <table:table-row table:style-name="ro1">
          <table:table-cell office:value-type="float" office:value="214242" calcext:value-type="float">
            <text:p>214242</text:p>
          </table:table-cell>
          <table:table-cell office:value-type="string" calcext:value-type="string">
            <text:p>Вот молодец, большое тебе спасибо! А за труды и награду получай, заслужил{|а}.</text:p>
          </table:table-cell>
        </table:table-row>
        <table:table-row table:style-name="ro1">
          <table:table-cell office:value-type="float" office:value="214244" calcext:value-type="float">
            <text:p>214244</text:p>
          </table:table-cell>
          <table:table-cell office:value-type="string" calcext:value-type="string">
            <text:p>Да, Мастер, было, конечно, нелегко, но я добыл{|а} вам новые ресурсы.</text:p>
          </table:table-cell>
        </table:table-row>
        <table:table-row table:style-name="ro1">
          <table:table-cell office:value-type="float" office:value="214245" calcext:value-type="float">
            <text:p>214245</text:p>
          </table:table-cell>
          <table:table-cell office:value-type="string" calcext:value-type="string">
            <text:p>Здравствуй, путни{к|ца}, как хорошо, что ты ко мне заглянул{|а}! Я как раз ищу умел{ого|ую} и стойк{ого|ую} вои{на|тельницу} для выполнения одного задания.</text:p>
          </table:table-cell>
        </table:table-row>
        <table:table-row table:style-name="ro1">
          <table:table-cell office:value-type="float" office:value="214247" calcext:value-type="float">
            <text:p>214247</text:p>
          </table:table-cell>
          <table:table-cell office:value-type="string" calcext:value-type="string">
            <text:p>Боюсь, прямо сейчас я не готов{|а} взяться за такую опасную работу. Я вас попозже навещу.</text:p>
          </table:table-cell>
        </table:table-row>
        <table:table-row table:style-name="ro1">
          <table:table-cell office:value-type="float" office:value="214256" calcext:value-type="float">
            <text:p>214256</text:p>
          </table:table-cell>
          <table:table-cell office:value-type="string" calcext:value-type="string">
            <text:p>Постой-ка, путни{к|ца}. Подойди сюда, есть разговор.</text:p>
          </table:table-cell>
        </table:table-row>
        <table:table-row table:style-name="ro1">
          <table:table-cell office:value-type="float" office:value="214259" calcext:value-type="float">
            <text:p>214259</text:p>
          </table:table-cell>
          <table:table-cell office:value-type="string" calcext:value-type="string">
            <text:p>Действительно, помощь твоя мне и впрямь пригодится. Про земли новые слыхал{|а}? Сдается мне, там вполне можно найти необычные вещи, которые много лет лежали без дела. Я-то сам уже стар стал для таких прогулок, поэтому нужен кто-то, кто смог бы обыскать побережье и найти предметы, которые укрылись от зоркого взгляда охотников за артефактами.</text:p>
          </table:table-cell>
        </table:table-row>
        <table:table-row table:style-name="ro1">
          <table:table-cell office:value-type="float" office:value="214274" calcext:value-type="float">
            <text:p>214274</text:p>
          </table:table-cell>
          <table:table-cell office:value-type="string" calcext:value-type="string">
            <text:p>Здравствовать желаю, путни{к|ца}! А чего это у тебя в руках, позволь поинтересоваться?</text:p>
          </table:table-cell>
        </table:table-row>
        <table:table-row table:style-name="ro1">
          <table:table-cell office:value-type="float" office:value="214276" calcext:value-type="float">
            <text:p>214276</text:p>
          </table:table-cell>
          <table:table-cell office:value-type="string" calcext:value-type="string">
            <text:p>По рукам, я соглас{ен|на}!</text:p>
          </table:table-cell>
        </table:table-row>
        <table:table-row table:style-name="ro1">
          <table:table-cell office:value-type="float" office:value="214290" calcext:value-type="float">
            <text:p>214290</text:p>
          </table:table-cell>
          <table:table-cell office:value-type="string" calcext:value-type="string">
            <text:p>Где же его достать, я о таком растении и не слышал{|а} никогда, а уж встречать его тем более не доводилось.</text:p>
          </table:table-cell>
        </table:table-row>
        <table:table-row table:style-name="ro1">
          <table:table-cell office:value-type="float" office:value="214292" calcext:value-type="float">
            <text:p>214292</text:p>
          </table:table-cell>
          <table:table-cell office:value-type="string" calcext:value-type="string">
            <text:p>Да вот, раскопал{|а} какую-то книженцию... но тут на непонятном каком-то языке написано.</text:p>
          </table:table-cell>
        </table:table-row>
        <table:table-row table:style-name="ro1">
          <table:table-cell office:value-type="float" office:value="214315" calcext:value-type="float">
            <text:p>214315</text:p>
          </table:table-cell>
          <table:table-cell office:value-type="string" calcext:value-type="string">
            <text:p>Открывайте, я это, собрал{|а} все ваши цветочки в нужном количестве. Ноги вон стоптал{|а}, да и вообще намаял{ся|ась} изрядно.</text:p>
          </table:table-cell>
        </table:table-row>
        <table:table-row table:style-name="ro1">
          <table:table-cell office:value-type="float" office:value="214323" calcext:value-type="float">
            <text:p>214323</text:p>
          </table:table-cell>
          <table:table-cell office:value-type="string" calcext:value-type="string">
            <text:p>Да понял{|а} я, понял{|а}. Найти цветальник обыкновенный, сорвать, залезть в рюкзак и полить из волшебной лейки. Потом бежать за следующим цветочком.</text:p>
          </table:table-cell>
        </table:table-row>
        <table:table-row table:style-name="ro1">
          <table:table-cell office:value-type="float" office:value="214324" calcext:value-type="float">
            <text:p>214324</text:p>
          </table:table-cell>
          <table:table-cell office:value-type="string" calcext:value-type="string">
            <text:p>Так вот, чтобы избавиться от этого побочного эффекта, необходимо <text:s/>быстренько достать из рюкзака вот эту волшебную лейку и полить ей дикорастущий цветальник обыкновенный. После этого у тебя будет совершенно безопасный бутон, и ты сможешь бежать за следующим. Помни, ты долж{ен|на} будешь не только сорвать, но и полить каждый цветок. Понял{|а}? А ну-ка, повтори!</text:p>
          </table:table-cell>
        </table:table-row>
        <table:table-row table:style-name="ro1">
          <table:table-cell office:value-type="float" office:value="214332" calcext:value-type="float">
            <text:p>214332</text:p>
          </table:table-cell>
          <table:table-cell office:value-type="string" calcext:value-type="string">
            <text:p>Приветствую отважн{ого|ую} искател{я|ьницу} приключений. Признаюсь, я необыкновенно рад нашей\t встрече!</text:p>
          </table:table-cell>
        </table:table-row>
        <table:table-row table:style-name="ro1">
          <table:table-cell office:value-type="float" office:value="214334" calcext:value-type="float">
            <text:p>214334</text:p>
          </table:table-cell>
          <table:table-cell office:value-type="string" calcext:value-type="string">
            <text:p>Подождите, я вдруг вспомнил{|а} об одном очень важном деле... Прошу меня извинить, я загляну попозже.</text:p>
          </table:table-cell>
        </table:table-row>
        <table:table-row table:style-name="ro1">
          <table:table-cell office:value-type="float" office:value="214335" calcext:value-type="float">
            <text:p>214335</text:p>
          </table:table-cell>
          <table:table-cell office:value-type="string" calcext:value-type="string">
            <text:p>Ладно, довольно любезностей, давай-ка к делу перейдем. Глубокоуважаемый Бардин попросил меня направить ему смышлен{ого|ую} и расторопн{ого|ую} помощни{ка|цу} по какой-то невероятно важной надобности. Понимаю, у всех свои заботы и все такое прочее, но надо уважить дедушку и оказать ему посильную помощь. Я вот как тебя увидел, сразу подумал, что никто лучше с этим поручением не справится. К тому же, я готов щедро вознаградить так{ого|ую} помощни{ка|цу} за труды. Так что, возьмешься за задание?</text:p>
          </table:table-cell>
        </table:table-row>
        <table:table-row table:style-name="ro1">
          <table:table-cell office:value-type="float" office:value="214336" calcext:value-type="float">
            <text:p>214336</text:p>
          </table:table-cell>
          <table:table-cell office:value-type="string" calcext:value-type="string">
            <text:p>А уж я как рад{|а}, и словами не передать.</text:p>
          </table:table-cell>
        </table:table-row>
        <table:table-row table:style-name="ro1">
          <table:table-cell office:value-type="float" office:value="214338" calcext:value-type="float">
            <text:p>214338</text:p>
          </table:table-cell>
          <table:table-cell office:value-type="string" calcext:value-type="string">
            <text:p>Ладно, довольно любезностей, давай-ка к делу перейдем. Глубокоуважаемый Зальес попросил меня направить ему смышлен{ого|ую} и расторопн{ого|ую} помощни{ка|цу} по какой-то невероятно важной надобности. Понимаю, у всех свои заботы и все такое прочее, но надо уважить дедушку и оказать ему посильную помощь. Я вот как тебя увидел, сразу подумал, что никто лучше с этим поручением не справится. К тому же, я готов щедро вознаградить так{ого|ую} помощни{ка|цу} за труды. Так что, возьмешься за задание?</text:p>
          </table:table-cell>
        </table:table-row>
        <table:table-row table:style-name="ro1">
          <table:table-cell office:value-type="float" office:value="214343" calcext:value-type="float">
            <text:p>214343</text:p>
          </table:table-cell>
          <table:table-cell office:value-type="string" calcext:value-type="string">
            <text:p>А это к вам пожаловал{|а} я, собственной персоной. Староста просил оказать вам посильную помощь.</text:p>
          </table:table-cell>
        </table:table-row>
        <table:table-row table:style-name="ro1">
          <table:table-cell office:value-type="float" office:value="214346" calcext:value-type="float">
            <text:p>214346</text:p>
          </table:table-cell>
          <table:table-cell office:value-type="string" calcext:value-type="string">
            <text:p>Угу, меня прямо вс{его|ю} гордость распирает от осознания собственной значимости.</text:p>
          </table:table-cell>
        </table:table-row>
        <table:table-row table:style-name="ro1">
          <table:table-cell office:value-type="float" office:value="214362" calcext:value-type="float">
            <text:p>214362</text:p>
          </table:table-cell>
          <table:table-cell office:value-type="string" calcext:value-type="string">
            <text:p>Ну что, вернул{ся|ась} уже? Как{ой|ая} прытк{ий|ая}, молодец! Непременно попрошу Старосту как следует тебя поощрить...</text:p>
          </table:table-cell>
        </table:table-row>
        <table:table-row table:style-name="ro1">
          <table:table-cell office:value-type="float" office:value="214363" calcext:value-type="float">
            <text:p>214363</text:p>
          </table:table-cell>
          <table:table-cell office:value-type="string" calcext:value-type="string">
            <text:p>Да уж, я был{|а} рожден{|а} для великих битв и славных побед, а стал{|а} простым почтальоном...</text:p>
          </table:table-cell>
        </table:table-row>
        <table:table-row table:style-name="ro1">
          <table:table-cell office:value-type="float" office:value="214364" calcext:value-type="float">
            <text:p>214364</text:p>
          </table:table-cell>
          <table:table-cell office:value-type="string" calcext:value-type="string">
            <text:p>Спасибо, я старал{ся|ась}. Так что, это все, - я свобод{ен|на}?</text:p>
          </table:table-cell>
        </table:table-row>
        <table:table-row table:style-name="ro1">
          <table:table-cell office:value-type="float" office:value="214378" calcext:value-type="float">
            <text:p>214378</text:p>
          </table:table-cell>
          <table:table-cell office:value-type="string" calcext:value-type="string">
            <text:p>А если я помогу вам с заданием и сам{|а} сделаю все эти замеры?</text:p>
          </table:table-cell>
        </table:table-row>
        <table:table-row table:style-name="ro1">
          <table:table-cell office:value-type="float" office:value="214380" calcext:value-type="float">
            <text:p>214380</text:p>
          </table:table-cell>
          <table:table-cell office:value-type="string" calcext:value-type="string">
            <text:p>Послушайте, если вы не прекратите выражаться, я буду вынужден{|а} принять по отношению к вам меры... главным образом, силовые.</text:p>
          </table:table-cell>
        </table:table-row>
        <table:table-row table:style-name="ro1">
          <table:table-cell office:value-type="float" office:value="214402" calcext:value-type="float">
            <text:p>214402</text:p>
          </table:table-cell>
          <table:table-cell office:value-type="string" calcext:value-type="string">
            <text:p>Проходите, уважаем{ый|ая}, присаживайтесь. От всего сердца благодарю за сотрудничество и презентик, с вами всегда приятно иметь дело. Ответное письмо уже доставлено, вас дожидается. Вот, пожалуйста.</text:p>
          </table:table-cell>
        </table:table-row>
        <table:table-row table:style-name="ro1">
          <table:table-cell office:value-type="float" office:value="214406" calcext:value-type="float">
            <text:p>214406</text:p>
          </table:table-cell>
          <table:table-cell office:value-type="string" calcext:value-type="string">
            <text:p>Проходите, уважаем{ый|ая}, рассказывайте. Сколько метров глубина каждого колодца?</text:p>
          </table:table-cell>
        </table:table-row>
        <table:table-row table:style-name="ro1">
          <table:table-cell office:value-type="float" office:value="214427" calcext:value-type="float">
            <text:p>214427</text:p>
          </table:table-cell>
          <table:table-cell office:value-type="string" calcext:value-type="string">
            <text:p>Все замечательно, как вы и просили, оказал{|а} ему помощь, причем довольно серьезную.</text:p>
          </table:table-cell>
        </table:table-row>
        <table:table-row table:style-name="ro1">
          <table:table-cell office:value-type="float" office:value="214428" calcext:value-type="float">
            <text:p>214428</text:p>
          </table:table-cell>
          <table:table-cell office:value-type="string" calcext:value-type="string">
            <text:p>Премного вам благодар{ен|на}, всего хорошего.</text:p>
          </table:table-cell>
        </table:table-row>
        <table:table-row table:style-name="ro1">
          <table:table-cell office:value-type="float" office:value="214429" calcext:value-type="float">
            <text:p>214429</text:p>
          </table:table-cell>
          <table:table-cell office:value-type="string" calcext:value-type="string">
            <text:p>Ну и молодец! За хорошие дела надо благодарить не только словом, но и чем-нибудь посущественнее, соглас{ен|на}? Так что держи вот.</text:p>
          </table:table-cell>
        </table:table-row>
        <table:table-row table:style-name="ro1">
          <table:table-cell office:value-type="float" office:value="214439" calcext:value-type="float">
            <text:p>214439</text:p>
          </table:table-cell>
          <table:table-cell office:value-type="string" calcext:value-type="string">
            <text:p>Здравствуй, вои{н|тельница}, взываю о помощи! Не так давно наткнулись мы на могильник, захоронение останков павших в боях воинов. Местечко довольно мрачное, да и не сказать, чтобы безопасное. Неспокойно там, ох, неспокойно... Мне выпал жребий стать Хранителем Древнего погоста и навести там порядок.</text:p>
          </table:table-cell>
        </table:table-row>
        <table:table-row table:style-name="ro1">
          <table:table-cell office:value-type="float" office:value="214440" calcext:value-type="float">
            <text:p>214440</text:p>
          </table:table-cell>
          <table:table-cell office:value-type="string" calcext:value-type="string">
            <text:p>Вот и хорошо, твое благородство будет вознаграждено. Я дам тебе свиток возвращения, чтобы ты мог{|ла} отправиться туда и вернуться обратно. Для начала я попрошу <text:s/>тебя уничтожить неупокоенных рыцарей, обитающих в окрестностях этого могильника. Убей 20 Темных рыцарей, нарушающих покой мертвых!</text:p>
          </table:table-cell>
        </table:table-row>
        <table:table-row table:style-name="ro1">
          <table:table-cell office:value-type="float" office:value="214444" calcext:value-type="float">
            <text:p>214444</text:p>
          </table:table-cell>
          <table:table-cell office:value-type="string" calcext:value-type="string">
            <text:p>Орды нежити мы, слава Богам, успешно истребили, хотя немало храбрых воинов пало в борьбе с порождениями Тьмы. И все же, сильных бойцов и сообразительных помощников катастрофически не хватает. Мне нужна твоя помощь для выполнения нескольких заданий, ты готов{|а} оказать содействие?</text:p>
          </table:table-cell>
        </table:table-row>
        <table:table-row table:style-name="ro1">
          <table:table-cell office:value-type="float" office:value="214446" calcext:value-type="float">
            <text:p>214446</text:p>
          </table:table-cell>
          <table:table-cell office:value-type="string" calcext:value-type="string">
            <text:p>Приветствую, храбр{ый|ая} вои{н|тельница}, тебе удалось выполнить мое задание?</text:p>
          </table:table-cell>
        </table:table-row>
        <table:table-row table:style-name="ro1">
          <table:table-cell office:value-type="float" office:value="214447" calcext:value-type="float">
            <text:p>214447</text:p>
          </table:table-cell>
          <table:table-cell office:value-type="string" calcext:value-type="string">
            <text:p>Прекрасно, ты сделал{|а} благое дело, вот твоя награда.</text:p>
          </table:table-cell>
        </table:table-row>
        <table:table-row table:style-name="ro1">
          <table:table-cell office:value-type="float" office:value="214448" calcext:value-type="float">
            <text:p>214448</text:p>
          </table:table-cell>
          <table:table-cell office:value-type="string" calcext:value-type="string">
            <text:p>Премного вам благодар{ен|на}.</text:p>
          </table:table-cell>
        </table:table-row>
        <table:table-row table:style-name="ro1">
          <table:table-cell office:value-type="float" office:value="214449" calcext:value-type="float">
            <text:p>214449</text:p>
          </table:table-cell>
          <table:table-cell office:value-type="string" calcext:value-type="string">
            <text:p>Да, Хранитель, я уничтожил{|а} 20 порождений Тьмы.</text:p>
          </table:table-cell>
        </table:table-row>
        <table:table-row table:style-name="ro1">
          <table:table-cell office:value-type="float" office:value="214453" calcext:value-type="float">
            <text:p>214453</text:p>
          </table:table-cell>
          <table:table-cell office:value-type="string" calcext:value-type="string">
            <text:p>Вы знаете, сражаться с мертвыми рыцарями в надежде найти у них колечко, довольно опасно. А я пока не готов{|а} к такому риску.</text:p>
          </table:table-cell>
        </table:table-row>
        <table:table-row table:style-name="ro1">
          <table:table-cell office:value-type="float" office:value="214455" calcext:value-type="float">
            <text:p>214455</text:p>
          </table:table-cell>
          <table:table-cell office:value-type="string" calcext:value-type="string">
            <text:p>Вои{н|тельница}, ты уже вернул{ся|ась}? Удалось что-нибудь найти?</text:p>
          </table:table-cell>
        </table:table-row>
        <table:table-row table:style-name="ro1">
          <table:table-cell office:value-type="float" office:value="214456" calcext:value-type="float">
            <text:p>214456</text:p>
          </table:table-cell>
          <table:table-cell office:value-type="string" calcext:value-type="string">
            <text:p>Спасибо, рад{|а} был{|а} помочь. <text:s/>\t</text:p>
          </table:table-cell>
        </table:table-row>
        <table:table-row table:style-name="ro1">
          <table:table-cell office:value-type="float" office:value="214457" calcext:value-type="float">
            <text:p>214457</text:p>
          </table:table-cell>
          <table:table-cell office:value-type="string" calcext:value-type="string">
            <text:p>Да, я собрал{|а} 5 печаток, принадлежавших разным рыцарским союзам. Признаться, это было непросто.</text:p>
          </table:table-cell>
        </table:table-row>
        <table:table-row table:style-name="ro1">
          <table:table-cell office:value-type="float" office:value="214459" calcext:value-type="float">
            <text:p>214459</text:p>
          </table:table-cell>
          <table:table-cell office:value-type="string" calcext:value-type="string">
            <text:p>Слушаю, путни{к|ца}, зачем пожаловал{|а}?</text:p>
          </table:table-cell>
        </table:table-row>
        <table:table-row table:style-name="ro1">
          <table:table-cell office:value-type="float" office:value="214469" calcext:value-type="float">
            <text:p>214469</text:p>
          </table:table-cell>
          <table:table-cell office:value-type="string" calcext:value-type="string">
            <text:p>Так вот, послушай меня внимательно. Я очень обеспокоен тем, что происходит на вверенной мне территории, и очень хочу докопаться до причин, по которым воины поднимаются из могил. Похоже, тут не обошлось без какого-то проклятья... Я хочу, чтобы ты докопал{ся|ась} до истины. Причем в буквальном смысле.</text:p>
          </table:table-cell>
        </table:table-row>
        <table:table-row table:style-name="ro1">
          <table:table-cell office:value-type="float" office:value="214471" calcext:value-type="float">
            <text:p>214471</text:p>
          </table:table-cell>
          <table:table-cell office:value-type="string" calcext:value-type="string">
            <text:p>И все же я не до конца понял{|а}, что мне надо делать.</text:p>
          </table:table-cell>
        </table:table-row>
        <table:table-row table:style-name="ro1">
          <table:table-cell office:value-type="float" office:value="214473" calcext:value-type="float">
            <text:p>214473</text:p>
          </table:table-cell>
          <table:table-cell office:value-type="string" calcext:value-type="string">
            <text:p>А что тут непонятного? Ты получишь магический свиток, который отправит тебя на погост, а там ты, вооружившись прутом из старой изгороди, будешь отодвигать могильные плиты и искать источники темной силы. Этих проклятых артефактов должно быть не менее двадцати. Ну что, готов{|а}?</text:p>
          </table:table-cell>
        </table:table-row>
        <table:table-row table:style-name="ro1">
          <table:table-cell office:value-type="float" office:value="214478" calcext:value-type="float">
            <text:p>214478</text:p>
          </table:table-cell>
          <table:table-cell office:value-type="string" calcext:value-type="string">
            <text:p>Я горжусь тобой, ты все сделал{|а} правильно! Хорошо, что у нас есть такие ответственные и надежные вои{ны|тельницы}. Благодарю тебя за неоценимую помощь. А вот и награда.</text:p>
          </table:table-cell>
        </table:table-row>
        <table:table-row table:style-name="ro1">
          <table:table-cell office:value-type="float" office:value="214479" calcext:value-type="float">
            <text:p>214479</text:p>
          </table:table-cell>
          <table:table-cell office:value-type="string" calcext:value-type="string">
            <text:p>Да, доверившись интуиции, я разрыл{|а} двадцать могил, которые вызвали у меня смутную тревогу, и наш{ел|ла} в них двадцать амулетов. Наверное, это и есть те самые проклятые артефакты, заберите их скорее!</text:p>
          </table:table-cell>
        </table:table-row>
        <table:table-row table:style-name="ro1">
          <table:table-cell office:value-type="float" office:value="214480" calcext:value-type="float">
            <text:p>214480</text:p>
          </table:table-cell>
          <table:table-cell office:value-type="string" calcext:value-type="string">
            <text:p>Спасибо, всегда рад{|а} помочь.</text:p>
          </table:table-cell>
        </table:table-row>
        <table:table-row table:style-name="ro1">
          <table:table-cell office:value-type="float" office:value="214481" calcext:value-type="float">
            <text:p>214481</text:p>
          </table:table-cell>
          <table:table-cell office:value-type="string" calcext:value-type="string">
            <text:p>Приветствую славн{ого|ую} защитни{ка|цу} покоя павших воинов, не убоявш{егося|уюся} темных сил.</text:p>
          </table:table-cell>
        </table:table-row>
        <table:table-row table:style-name="ro1">
          <table:table-cell office:value-type="float" office:value="214482" calcext:value-type="float">
            <text:p>214482</text:p>
          </table:table-cell>
          <table:table-cell office:value-type="string" calcext:value-type="string">
            <text:p>Да, я думаю, что долж{ен|на} довести это дело до конца.</text:p>
          </table:table-cell>
        </table:table-row>
        <table:table-row table:style-name="ro1">
          <table:table-cell office:value-type="float" office:value="214483" calcext:value-type="float">
            <text:p>214483</text:p>
          </table:table-cell>
          <table:table-cell office:value-type="string" calcext:value-type="string">
            <text:p>У меня снова есть к тебе небольшое поручение, не очень обременительное, но невероятно почетное. Чтобы павшие воины смогли обрести покой, мы обратили в прах их бренные кости, которые, подчиняясь злой силе, сотни лет блуждали по Погосту. Теперь осталось только развеять их прах. И это ответственное и невероятно почетное задание я решил доверить именно тебе, - ведь ты уже столько сделал{|а} для них. Нужно взять эту урну и развеять прах в Бухте семи ветров.</text:p>
          </table:table-cell>
        </table:table-row>
        <table:table-row table:style-name="ro1">
          <table:table-cell office:value-type="float" office:value="214486" calcext:value-type="float">
            <text:p>214486</text:p>
          </table:table-cell>
          <table:table-cell office:value-type="string" calcext:value-type="string">
            <text:p>Да будут Боги благосклонны к тебе, вои{н|тельница}, да ниспошлют удачу и великую силу. Теперь, когда души древних воинов обрели покой, мне кажется, они будут присматривать за тобой из Valhölli, оберегая от всяческих невзгод. Вот, прими этот скромный дар в знак моей признательности.</text:p>
          </table:table-cell>
        </table:table-row>
        <table:table-row table:style-name="ro1">
          <table:table-cell office:value-type="float" office:value="214488" calcext:value-type="float">
            <text:p>214488</text:p>
          </table:table-cell>
          <table:table-cell office:value-type="string" calcext:value-type="string">
            <text:p>Здравствуй, <text:s/>путни{к|ца}, как хорошо, что ты заглянул{|а}. <text:s/>Давненько ко мне никто не заходил, позабыли совсем старика. А я, между прочим, занят здесь важнейшим делом... Вот скажи, ты на Острове Забвения был{|а}? Ну на том, что открыли недавно?</text:p>
          </table:table-cell>
        </table:table-row>
        <table:table-row table:style-name="ro1">
          <table:table-cell office:value-type="float" office:value="214490" calcext:value-type="float">
            <text:p>214490</text:p>
          </table:table-cell>
          <table:table-cell office:value-type="string" calcext:value-type="string">
            <text:p>Ну, раз был{|а}, значит, знаешь, что магия там практически не действует. А известно ли тебе, что на берегу того острова можно обнаружить весьма любопытные артефакты? Которые, если не ошибаюсь, обладают совершенно удивительными свойствами! Мне вот тут принесли одну штучку, взгляни... \n\n%=3319%\n\nДумаю, что если собрать вместе критическую массу этих, назовем их, гидросфер и преобразовать их энергию во что-то вещественное, можно получить невероятный результат! Мне кажется, что я на пороге открытия своеобразного «исполнителя желаний», который в скором будущем сможет «овеществлять» любые заветные мечты. Вот, скажем, захотелось тебе получить чудо-амулет или сверхпрочный доспех, ты загадываешь желание... и ррраз! - он перед тобой. Вот только пока материалов для опытов катастрофически не хватает... может, ты мне поможешь?\n</text:p>
          </table:table-cell>
        </table:table-row>
        <table:table-row table:style-name="ro1">
          <table:table-cell office:value-type="float" office:value="214498" calcext:value-type="float">
            <text:p>214498</text:p>
          </table:table-cell>
          <table:table-cell office:value-type="string" calcext:value-type="string">
            <text:p>Ну и задачку вы мне задали, я был{|а} на волосок от гибели... Но сферы эти все-таки добыл{|а}. Вот, держите. Наколдуйте мне там чего-нибудь получше.</text:p>
          </table:table-cell>
        </table:table-row>
        <table:table-row table:style-name="ro1">
          <table:table-cell office:value-type="float" office:value="214508" calcext:value-type="float">
            <text:p>214508</text:p>
          </table:table-cell>
          <table:table-cell office:value-type="string" calcext:value-type="string">
            <text:p>Хорошо, я готов{|а} взяться за это поручение.</text:p>
          </table:table-cell>
        </table:table-row>
        <table:table-row table:style-name="ro1">
          <table:table-cell office:value-type="float" office:value="214517" calcext:value-type="float">
            <text:p>214517</text:p>
          </table:table-cell>
          <table:table-cell office:value-type="string" calcext:value-type="string">
            <text:p>Да ведь я вам от Снежной королевы и Духа Зимы подарок принес{|ла}. Вот, держите скорее.</text:p>
          </table:table-cell>
        </table:table-row>
        <table:table-row table:style-name="ro1">
          <table:table-cell office:value-type="float" office:value="214520" calcext:value-type="float">
            <text:p>214520</text:p>
          </table:table-cell>
          <table:table-cell office:value-type="string" calcext:value-type="string">
            <text:p>Ой, простите. Я вам тут подарок принес{|ла}, но если вы так заняты, то...</text:p>
          </table:table-cell>
        </table:table-row>
        <table:table-row table:style-name="ro1">
          <table:table-cell office:value-type="float" office:value="214521" calcext:value-type="float">
            <text:p>214521</text:p>
          </table:table-cell>
          <table:table-cell office:value-type="string" calcext:value-type="string">
            <text:p>Скорее проходи, чего там на крыльце стоишь, как бедн{ый|ая} родственни{к|ца}? Присаживайся за стол, чайку попей... Так что ты там про подарок говорил{|а}?</text:p>
          </table:table-cell>
        </table:table-row>
        <table:table-row table:style-name="ro1">
          <table:table-cell office:value-type="float" office:value="214542" calcext:value-type="float">
            <text:p>214542</text:p>
          </table:table-cell>
          <table:table-cell office:value-type="string" calcext:value-type="string">
            <text:p>Да не за что, я рад{|а}, что удалось поднять тебе настроение.</text:p>
          </table:table-cell>
        </table:table-row>
        <table:table-row table:style-name="ro1">
          <table:table-cell office:value-type="float" office:value="214550" calcext:value-type="float">
            <text:p>214550</text:p>
          </table:table-cell>
          <table:table-cell office:value-type="string" calcext:value-type="string">
            <text:p>Мда, похоже зря я сюда приш{ел|ла}... <text:s/>И что мне делать с этим подарком?</text:p>
          </table:table-cell>
        </table:table-row>
        <table:table-row table:style-name="ro1">
          <table:table-cell office:value-type="float" office:value="214559" calcext:value-type="float">
            <text:p>214559</text:p>
          </table:table-cell>
          <table:table-cell office:value-type="string" calcext:value-type="string">
            <text:p>Вот так счастье привалило! Да хранят тебя Боги, путни{к|ца}, спасибо!</text:p>
          </table:table-cell>
        </table:table-row>
        <table:table-row table:style-name="ro1">
          <table:table-cell office:value-type="float" office:value="214566" calcext:value-type="float">
            <text:p>214566</text:p>
          </table:table-cell>
          <table:table-cell office:value-type="string" calcext:value-type="string">
            <text:p>Здравствуй, вои{н|тельница}, не ждала тебя так скоро. Неужели уже все подарки разнес{|ла}?</text:p>
          </table:table-cell>
        </table:table-row>
        <table:table-row table:style-name="ro1">
          <table:table-cell office:value-type="float" office:value="214574" calcext:value-type="float">
            <text:p>214574</text:p>
          </table:table-cell>
          <table:table-cell office:value-type="string" calcext:value-type="string">
            <text:p>Здравствуй, Вои{н|тельница}, подойди скорее сюда. Да не бойся, не съем же я тебя...</text:p>
          </table:table-cell>
        </table:table-row>
        <table:table-row table:style-name="ro1">
          <table:table-cell office:value-type="float" office:value="214578" calcext:value-type="float">
            <text:p>214578</text:p>
          </table:table-cell>
          <table:table-cell office:value-type="string" calcext:value-type="string">
            <text:p>Ай, ну как же! Мне нужно, чтобы ты осмотрел{|а} прикованных к стенам подземелья узников и принес{|ла} несколько сохранившихся обрывков цепей. Да-да, я понимаю, что время безжалостно, и то что не успели испортить зубы подземных бестий, источили десятилетия... Но все же, может быть, получится добыть хоть что-то... Да, и мне нужно не менее десяти звеньев, чтобы попробовать пробудить эффект сдерживающих чар. <text:s/>\n\n&lt;b&gt;Награда:&lt;/b&gt; %$Exp:50,S:15%%=147:10,165:10%</text:p>
          </table:table-cell>
        </table:table-row>
        <table:table-row table:style-name="ro1">
          <table:table-cell office:value-type="float" office:value="214585" calcext:value-type="float">
            <text:p>214585</text:p>
          </table:table-cell>
          <table:table-cell office:value-type="string" calcext:value-type="string">
            <text:p>Пришлось постараться, побегать как следует, но несколько звеньев я достал{|а}. Вот, десять штук, как вы и просили.</text:p>
          </table:table-cell>
        </table:table-row>
        <table:table-row table:style-name="ro1">
          <table:table-cell office:value-type="float" office:value="214587" calcext:value-type="float">
            <text:p>214587</text:p>
          </table:table-cell>
          <table:table-cell office:value-type="string" calcext:value-type="string">
            <text:p>Здравствуй, Вои{н|тельница}, подойди скорее сюда. Да не бойся, не укушу...</text:p>
          </table:table-cell>
        </table:table-row>
        <table:table-row table:style-name="ro1">
          <table:table-cell office:value-type="float" office:value="214601" calcext:value-type="float">
            <text:p>214601</text:p>
          </table:table-cell>
          <table:table-cell office:value-type="string" calcext:value-type="string">
            <text:p>Пришлось постараться, побегать как следует, но я достал{|а} десять камней, как и просили.</text:p>
          </table:table-cell>
        </table:table-row>
        <table:table-row table:style-name="ro1">
          <table:table-cell office:value-type="float" office:value="214604" calcext:value-type="float">
            <text:p>214604</text:p>
          </table:table-cell>
          <table:table-cell office:value-type="string" calcext:value-type="string">
            <text:p>Ну что, смертн{ый|ая}, ты выполнила волю Говорящего с Богами?</text:p>
          </table:table-cell>
        </table:table-row>
        <table:table-row table:style-name="ro1">
          <table:table-cell office:value-type="float" office:value="214605" calcext:value-type="float">
            <text:p>214605</text:p>
          </table:table-cell>
          <table:table-cell office:value-type="string" calcext:value-type="string">
            <text:p>Прекрасно, смертн{ый|ая}, я доволен. Вот, получи своего помощника. А мне надо возвращаться.</text:p>
          </table:table-cell>
        </table:table-row>
        <table:table-row table:style-name="ro1">
          <table:table-cell office:value-type="float" office:value="214609" calcext:value-type="float">
            <text:p>214609</text:p>
          </table:table-cell>
          <table:table-cell office:value-type="string" calcext:value-type="string">
            <text:p>Вот как. Прошу меня извинить, Говорящий с бобами... ой, с Богами. Ваша воля исполнена, я принес{|ла} головы, которые вы просили.</text:p>
          </table:table-cell>
        </table:table-row>
        <table:table-row table:style-name="ro1">
          <table:table-cell office:value-type="float" office:value="214616" calcext:value-type="float">
            <text:p>214616</text:p>
          </table:table-cell>
          <table:table-cell office:value-type="string" calcext:value-type="string">
            <text:p>Подойди-ка сюда, вои{н|тельница}, присядь. Скажи, ты помнишь, что когда-то давно я вручил тебе необычную руну? Она еще должна была привыкнуть к своему владельцу... Что с ней стало?</text:p>
          </table:table-cell>
        </table:table-row>
        <table:table-row table:style-name="ro1">
          <table:table-cell office:value-type="float" office:value="214620" calcext:value-type="float">
            <text:p>214620</text:p>
          </table:table-cell>
          <table:table-cell office:value-type="string" calcext:value-type="string">
            <text:p>Пока я не готов{|а}.</text:p>
          </table:table-cell>
        </table:table-row>
        <table:table-row table:style-name="ro1">
          <table:table-cell office:value-type="float" office:value="214623" calcext:value-type="float">
            <text:p>214623</text:p>
          </table:table-cell>
          <table:table-cell office:value-type="string" calcext:value-type="string">
            <text:p>Ох, ну до чего же ты непонятлив{|а}! Я хоть и образно выразился, но ведь можно было догадаться. Тебе надо биться с ненавистными гномами и сразить троих коротышек в руинах Соли-Дора.\nКак только одержишь победу, возвращайся ко мне, я проведу ритуал воззвания и пробужу ее дремлющие чары. \n</text:p>
          </table:table-cell>
        </table:table-row>
        <table:table-row table:style-name="ro1">
          <table:table-cell office:value-type="float" office:value="214629" calcext:value-type="float">
            <text:p>214629</text:p>
          </table:table-cell>
          <table:table-cell office:value-type="string" calcext:value-type="string">
            <text:p>Ну чего, принес{|ла}? Ох, вот спасибо, уважил{|а} старика. У ну-ка... уфф, совсем другое дело! И силы вернулись, и настроение поднялось. Вот, возьми эту уникальную руну Древних и распорядись ей с умом. Да не торопись! Руна не так проста. Если не знаешь принципа ее действия - она для тебя просто бесполезный камень, можно только галок пугать. Вот, глянь на эту формулу. Понял{|а}? Никогда этого не забывай и никому не говори, что видел{|а}.</text:p>
          </table:table-cell>
        </table:table-row>
        <table:table-row table:style-name="ro1">
          <table:table-cell office:value-type="float" office:value="214631" calcext:value-type="float">
            <text:p>214631</text:p>
          </table:table-cell>
          <table:table-cell office:value-type="string" calcext:value-type="string">
            <text:p>Постой, путни{к|ца}, не спеши уходить. Будь так добр{|а}, подойди ко мне.</text:p>
          </table:table-cell>
        </table:table-row>
        <table:table-row table:style-name="ro1">
          <table:table-cell office:value-type="float" office:value="214633" calcext:value-type="float">
            <text:p>214633</text:p>
          </table:table-cell>
          <table:table-cell office:value-type="string" calcext:value-type="string">
            <text:p>На самом деле, я просто не готов{|а} сейчас выполнять какие-либо задания.</text:p>
          </table:table-cell>
        </table:table-row>
        <table:table-row table:style-name="ro1">
          <table:table-cell office:value-type="float" office:value="214634" calcext:value-type="float">
            <text:p>214634</text:p>
          </table:table-cell>
          <table:table-cell office:value-type="string" calcext:value-type="string">
            <text:p>У меня к тебе серьезное дело, вои{н|тельница}. Речь идет о задании чрезвычайной важности!</text:p>
          </table:table-cell>
        </table:table-row>
        <table:table-row table:style-name="ro1">
          <table:table-cell office:value-type="float" office:value="214641" calcext:value-type="float">
            <text:p>214641</text:p>
          </table:table-cell>
          <table:table-cell office:value-type="string" calcext:value-type="string">
            <text:p>Ох, уж мне эти вои{ны|тельницы}... &lt;i&gt;Силищи хоть отбавляй, а остального...&lt;/i&gt; Я к тому, что преимущество людей, даже небольшое, может стать причиной нашей гибели, понимаешь? Если не предпринять что-то прямо сейчас, может случиться непоправимое! \n</text:p>
          </table:table-cell>
        </table:table-row>
        <table:table-row table:style-name="ro1">
          <table:table-cell office:value-type="float" office:value="214643" calcext:value-type="float">
            <text:p>214643</text:p>
          </table:table-cell>
          <table:table-cell office:value-type="string" calcext:value-type="string">
            <text:p>А вот сарказм здесь не уместен. Если бы не твоя репутация, как честно{го|й} и отважно{го|й} защитни{ка|цы} Кхатога, я бы давно закончил этот разговор и нашел себе другого помощника.\t</text:p>
          </table:table-cell>
        </table:table-row>
        <table:table-row table:style-name="ro1">
          <table:table-cell office:value-type="float" office:value="214644" calcext:value-type="float">
            <text:p>214644</text:p>
          </table:table-cell>
          <table:table-cell office:value-type="string" calcext:value-type="string">
            <text:p>Уверен, он не ошибся с выбором! Так вот, слушай задачу: по данным разведки у людей появилось неподдающееся классификации <text:s/>магическое умение, очень похожее на эффект какой-то новой руны. Как она работает не очень понятно, поэтому мы... точнее, ты... долж{ен|на} отбить эту руну у вражеских воинов. Зона вероятного контакта с противником - Соли-дор и прилегающие к нему территории. Вопросы?</text:p>
          </table:table-cell>
        </table:table-row>
        <table:table-row table:style-name="ro1">
          <table:table-cell office:value-type="float" office:value="214647" calcext:value-type="float">
            <text:p>214647</text:p>
          </table:table-cell>
          <table:table-cell office:value-type="string" calcext:value-type="string">
            <text:p>Безумству храбрых поем мы песню, безумство храб... О, рад тебя видеть, поднимайся скорее в башню! Полагаю, это ты призван{|а} выполнить задание Мельхора?</text:p>
          </table:table-cell>
        </table:table-row>
        <table:table-row table:style-name="ro1">
          <table:table-cell office:value-type="float" office:value="214651" calcext:value-type="float">
            <text:p>214651</text:p>
          </table:table-cell>
          <table:table-cell office:value-type="string" calcext:value-type="string">
            <text:p>Ну что, храбр{ец|ейшая}, показывай, что ты там добыл{|а} в боях с нашими заклятыми врагами?</text:p>
          </table:table-cell>
        </table:table-row>
        <table:table-row table:style-name="ro1">
          <table:table-cell office:value-type="float" office:value="214652" calcext:value-type="float">
            <text:p>214652</text:p>
          </table:table-cell>
          <table:table-cell office:value-type="string" calcext:value-type="string">
            <text:p>Вот, Мастер, получите. Эту руну я c большим трудом выковырял{|а} из плаща одного из людских воинов. Кстати, в том бою я чуть не погиб{|ла}... Только вот, до сих пор не могу понять, какими свойствами она обладает...</text:p>
          </table:table-cell>
        </table:table-row>
        <table:table-row table:style-name="ro1">
          <table:table-cell office:value-type="float" office:value="214655" calcext:value-type="float">
            <text:p>214655</text:p>
          </table:table-cell>
          <table:table-cell office:value-type="string" calcext:value-type="string">
            <text:p>Джо{нни|анна}, {мальчик |девочка} мо{й|я}! А я тебя потерял... Иди скорее сюда, у меня как раз есть для тебя работа...</text:p>
          </table:table-cell>
        </table:table-row>
        <table:table-row table:style-name="ro1">
          <table:table-cell office:value-type="float" office:value="214658" calcext:value-type="float">
            <text:p>214658</text:p>
          </table:table-cell>
          <table:table-cell office:value-type="string" calcext:value-type="string">
            <text:p>Постой-ка, не надо к Корагору... Так и быть, я дам немного кристаллов этому прохвосту Мельхору, но только, Джо{нни|анна}, в память о твоей помощи и благодаря моему хорошему к тебе отношению. Вот, держи.</text:p>
          </table:table-cell>
        </table:table-row>
        <table:table-row table:style-name="ro1">
          <table:table-cell office:value-type="float" office:value="214659" calcext:value-type="float">
            <text:p>214659</text:p>
          </table:table-cell>
          <table:table-cell office:value-type="string" calcext:value-type="string">
            <text:p>Ладно, ладно, успокойся... не Джо{нни|анна}, так не Джо{нни|анна}. Хотя... мне будет не хватать тебя, мо{й|я} славн{ый|ая} помощни{к|ца}. Про какие там кристаллы ты упоминал{|а}?</text:p>
          </table:table-cell>
        </table:table-row>
        <table:table-row table:style-name="ro1">
          <table:table-cell office:value-type="float" office:value="214660" calcext:value-type="float">
            <text:p>214660</text:p>
          </table:table-cell>
          <table:table-cell office:value-type="string" calcext:value-type="string">
            <text:p>В таком случае, я вынужден{|а} обратиться к принцу Корагору. Ждите его официального визита и явного недовольства.</text:p>
          </table:table-cell>
        </table:table-row>
        <table:table-row table:style-name="ro1">
          <table:table-cell office:value-type="float" office:value="214661" calcext:value-type="float">
            <text:p>214661</text:p>
          </table:table-cell>
          <table:table-cell office:value-type="string" calcext:value-type="string">
            <text:p>Да сколько можно уже! Я никак{ой|ая} не Джо{нни|анна}, у вас что-то с памятью! Я вои{н|тельница}, защитни{к|ца} нашего народа, а не {мальчик |девочка} на побегушках! И я приш{ел|ла}, чтобы получить магические кристаллы, которые вы обещали Мельхору.</text:p>
          </table:table-cell>
        </table:table-row>
        <table:table-row table:style-name="ro1">
          <table:table-cell office:value-type="float" office:value="214664" calcext:value-type="float">
            <text:p>214664</text:p>
          </table:table-cell>
          <table:table-cell office:value-type="string" calcext:value-type="string">
            <text:p>Совершенно верно! Правда, замечательно? Кстати, за твою неоценимую помощь в этом деле я хочу, чтобы ты перв{ый|ая} получила эту руну в качестве награды. Вот, держи скорее. <text:s/>Не торопись! Руна не так проста. Если не знаешь принципа ее действия - она для тебя просто бесполезный камень, можно только галок пугать. Вот, глянь на эту формулу. Понял{|а}? Никогда этого не забывай и никому не говори, что видел{|а}.</text:p>
          </table:table-cell>
        </table:table-row>
        <table:table-row table:style-name="ro1">
          <table:table-cell office:value-type="float" office:value="214667" calcext:value-type="float">
            <text:p>214667</text:p>
          </table:table-cell>
          <table:table-cell office:value-type="string" calcext:value-type="string">
            <text:p>Вот за это большое вам спасибо, Мельхор. Я уверен{|а}, что смогу найти руне достойное применение.</text:p>
          </table:table-cell>
        </table:table-row>
        <table:table-row table:style-name="ro1">
          <table:table-cell office:value-type="float" office:value="214669" calcext:value-type="float">
            <text:p>214669</text:p>
          </table:table-cell>
          <table:table-cell office:value-type="string" calcext:value-type="string">
            <text:p>Хорошо, Торадор, рад{|а} был{|а} вас видеть.</text:p>
          </table:table-cell>
        </table:table-row>
        <table:table-row table:style-name="ro1">
          <table:table-cell office:value-type="float" office:value="214672" calcext:value-type="float">
            <text:p>214672</text:p>
          </table:table-cell>
          <table:table-cell office:value-type="string" calcext:value-type="string">
            <text:p>День добрый, путни{к|ца}, загляни ко мне на минутку.</text:p>
          </table:table-cell>
        </table:table-row>
        <table:table-row table:style-name="ro1">
          <table:table-cell office:value-type="float" office:value="214673" calcext:value-type="float">
            <text:p>214673</text:p>
          </table:table-cell>
          <table:table-cell office:value-type="string" calcext:value-type="string">
            <text:p>Здравствуйте, Староста, чем обязан{|а}?</text:p>
          </table:table-cell>
        </table:table-row>
        <table:table-row table:style-name="ro1">
          <table:table-cell office:value-type="float" office:value="214681" calcext:value-type="float">
            <text:p>214681</text:p>
          </table:table-cell>
          <table:table-cell office:value-type="string" calcext:value-type="string">
            <text:p>Здравствуйте, Ваше Высочество, чем обязан{|а}?</text:p>
          </table:table-cell>
        </table:table-row>
        <table:table-row table:style-name="ro1">
          <table:table-cell office:value-type="float" office:value="214686" calcext:value-type="float">
            <text:p>214686</text:p>
          </table:table-cell>
          <table:table-cell office:value-type="string" calcext:value-type="string">
            <text:p>О, привет! Что-то ты давно ко мне не заходил{|а}, не случилось ли чего?</text:p>
          </table:table-cell>
        </table:table-row>
        <table:table-row table:style-name="ro1">
          <table:table-cell office:value-type="float" office:value="214691" calcext:value-type="float">
            <text:p>214691</text:p>
          </table:table-cell>
          <table:table-cell office:value-type="string" calcext:value-type="string">
            <text:p>Ну давай, посмотрим, что ты там принес{|ла}... Вот это да! Не может быть...</text:p>
          </table:table-cell>
        </table:table-row>
        <table:table-row table:style-name="ro1">
          <table:table-cell office:value-type="float" office:value="214702" calcext:value-type="float">
            <text:p>214702</text:p>
          </table:table-cell>
          <table:table-cell office:value-type="string" calcext:value-type="string">
            <text:p>Кто стучится в дверь с мечем, с толстой сумкой за плечом? Слууушай, а ты чего это так{ой|ая} запыхавш{ийся|аяся}?</text:p>
          </table:table-cell>
        </table:table-row>
        <table:table-row table:style-name="ro1">
          <table:table-cell office:value-type="float" office:value="214707" calcext:value-type="float">
            <text:p>214707</text:p>
          </table:table-cell>
          <table:table-cell office:value-type="string" calcext:value-type="string">
            <text:p>О как! Целебный Яд е{му|й} подавай... А откуда мне знать, для каких он послужит целей? Мож, ты отравитель{|ница} как{ой|ая}? Ведь им и на тот свет отправить можно запросто. У меня, между прочим, все под строгим учетом. К тому же, какой яд нужен? Змеиный, трупный, яд молодого скорпа или взрослого скорпиона? У меня большой ассортимент...</text:p>
          </table:table-cell>
        </table:table-row>
        <table:table-row table:style-name="ro1">
          <table:table-cell office:value-type="float" office:value="214726" calcext:value-type="float">
            <text:p>214726</text:p>
          </table:table-cell>
          <table:table-cell office:value-type="string" calcext:value-type="string">
            <text:p>А, снова ты. Ну что, выяснил{|а}, что за склянка вам нужна?</text:p>
          </table:table-cell>
        </table:table-row>
        <table:table-row table:style-name="ro1">
          <table:table-cell office:value-type="float" office:value="214734" calcext:value-type="float">
            <text:p>214734</text:p>
          </table:table-cell>
          <table:table-cell office:value-type="string" calcext:value-type="string">
            <text:p>Ну как успехи, справил{ся|ась} с заданием?</text:p>
          </table:table-cell>
        </table:table-row>
        <table:table-row table:style-name="ro1">
          <table:table-cell office:value-type="float" office:value="214737" calcext:value-type="float">
            <text:p>214737</text:p>
          </table:table-cell>
          <table:table-cell office:value-type="string" calcext:value-type="string">
            <text:p>Конечно, я в свое время очень хорошо с ними познакомил{ся|ась}. А если я принесу вам такой панцирь, вы сможете сделать эту вашу ступку?</text:p>
          </table:table-cell>
        </table:table-row>
        <table:table-row table:style-name="ro1">
          <table:table-cell office:value-type="float" office:value="214739" calcext:value-type="float">
            <text:p>214739</text:p>
          </table:table-cell>
          <table:table-cell office:value-type="string" calcext:value-type="string">
            <text:p>Да материал совсем простой, незатейливый - наиболее удобно в этих целях использовать панцирь морской черепашки, слыхал{|а} про таких?..</text:p>
          </table:table-cell>
        </table:table-row>
        <table:table-row table:style-name="ro1">
          <table:table-cell office:value-type="float" office:value="214750" calcext:value-type="float">
            <text:p>214750</text:p>
          </table:table-cell>
          <table:table-cell office:value-type="string" calcext:value-type="string">
            <text:p>Ого, как{ой|ая} ты быстр{ый|ая}, неужели удалось добыть мне подходящий материал?</text:p>
          </table:table-cell>
        </table:table-row>
        <table:table-row table:style-name="ro1">
          <table:table-cell office:value-type="float" office:value="214753" calcext:value-type="float">
            <text:p>214753</text:p>
          </table:table-cell>
          <table:table-cell office:value-type="string" calcext:value-type="string">
            <text:p>Да, правда, пришлось немало постараться, прежде чем я заполучил{|а} достаточно прочный панцирь.</text:p>
          </table:table-cell>
        </table:table-row>
        <table:table-row table:style-name="ro1">
          <table:table-cell office:value-type="float" office:value="214766" calcext:value-type="float">
            <text:p>214766</text:p>
          </table:table-cell>
          <table:table-cell office:value-type="string" calcext:value-type="string">
            <text:p>Кого я вижу! Неужели принес{|ла} склянку? А я уж думал, помру, так и не дождавшись тебя...</text:p>
          </table:table-cell>
        </table:table-row>
        <table:table-row table:style-name="ro1">
          <table:table-cell office:value-type="float" office:value="214767" calcext:value-type="float">
            <text:p>214767</text:p>
          </table:table-cell>
          <table:table-cell office:value-type="string" calcext:value-type="string">
            <text:p>Я торопил{ся|ась}, как мог{|ла}. Вот ваш целебный яд, держите. Я свобод{ен|на}?</text:p>
          </table:table-cell>
        </table:table-row>
        <table:table-row table:style-name="ro1">
          <table:table-cell office:value-type="float" office:value="214778" calcext:value-type="float">
            <text:p>214778</text:p>
          </table:table-cell>
          <table:table-cell office:value-type="string" calcext:value-type="string">
            <text:p>А жачем он мне шейчаш нужен?! Пождно ты приш{ел|ла}, жуб-то я уже вырвал! Жа веревочку привяжал и р-р-р-аж! Но вше равно, давай шуда, надо к нерву приложить... Фууух... \nВрагу не пожелаешь такого. Лучше шхватка с дюжиной противников, чем больной жуб.</text:p>
          </table:table-cell>
        </table:table-row>
        <table:table-row table:style-name="ro1">
          <table:table-cell office:value-type="float" office:value="214786" calcext:value-type="float">
            <text:p>214786</text:p>
          </table:table-cell>
          <table:table-cell office:value-type="string" calcext:value-type="string">
            <text:p>Проходи шкорее, не штой на пороге. Што там принеш{|ла}? А, шпашибо, выручил{|а} штарика. Ну-ка... Бульк... глм... укгм... ух, хорошо! Благодарю, вои{н|тельница}, большую личную услугу ты мне оказал{|а}.</text:p>
          </table:table-cell>
        </table:table-row>
        <table:table-row table:style-name="ro1">
          <table:table-cell office:value-type="float" office:value="214788" calcext:value-type="float">
            <text:p>214788</text:p>
          </table:table-cell>
          <table:table-cell office:value-type="string" calcext:value-type="string">
            <text:p>Золотые слова! В наше время так редко встретишь понимающ{его|ую} гном{а|у}... Кстати, за твою помощь и награда должна быть особенной. Вот держи, этот пергамент достался мне от деда - <text:s/>Дурмигона Громогласного. \nОн утверждал, что древний манускрипт связан с большой тайной, которую я, к сожалению, так и не смог разгадать... Сказать по правде, эти государственные дела, хлопоты и заботы о всеобщей безопасности отнимают все свободное время. Но я уверен, тебе будет под силу добраться до истоков этой тайны...\n</text:p>
          </table:table-cell>
        </table:table-row>
        <table:table-row table:style-name="ro1">
          <table:table-cell office:value-type="float" office:value="214794" calcext:value-type="float">
            <text:p>214794</text:p>
          </table:table-cell>
          <table:table-cell office:value-type="string" calcext:value-type="string">
            <text:p>Приветствую, путни{к|ца}! Не заглянешь ко мне для серьезного разговора?</text:p>
          </table:table-cell>
        </table:table-row>
        <table:table-row table:style-name="ro1">
          <table:table-cell office:value-type="float" office:value="214795" calcext:value-type="float">
            <text:p>214795</text:p>
          </table:table-cell>
          <table:table-cell office:value-type="string" calcext:value-type="string">
            <text:p>Да тут такое дело... Скажи, не доводилось ли тебе находить некие странные вещи, которым ты не мог{|ла} найти применение?\n</text:p>
          </table:table-cell>
        </table:table-row>
        <table:table-row table:style-name="ro1">
          <table:table-cell office:value-type="float" office:value="214821" calcext:value-type="float">
            <text:p>214821</text:p>
          </table:table-cell>
          <table:table-cell office:value-type="string" calcext:value-type="string">
            <text:p>Вообще-то я собрал{|а} нужное количество крупиц жизни дл проведения сеанса этой, как там... «витализации». Давайте, прибавьте мне скорее жизненных сил и энергии!</text:p>
          </table:table-cell>
        </table:table-row>
        <table:table-row table:style-name="ro1">
          <table:table-cell office:value-type="float" office:value="214826" calcext:value-type="float">
            <text:p>214826</text:p>
          </table:table-cell>
          <table:table-cell office:value-type="string" calcext:value-type="string">
            <text:p>Приветствую, отважн{ый|ая} защитни{к|ца} Кхатога! По делу заш{ел|ла} или просто проведать?</text:p>
          </table:table-cell>
        </table:table-row>
        <table:table-row table:style-name="ro1">
          <table:table-cell office:value-type="float" office:value="214832" calcext:value-type="float">
            <text:p>214832</text:p>
          </table:table-cell>
          <table:table-cell office:value-type="string" calcext:value-type="string">
            <text:p>Очень рад, что поинтересовал{ся|ась}. Как будто сам Кхадгор направил тебя ко мне. Я тут пытаюсь постичь секрет изготовления стали, известный в эпоху Древних, а для этого мне нужно собрать как можно больше фрагментов старинного оружия.</text:p>
          </table:table-cell>
        </table:table-row>
        <table:table-row table:style-name="ro1">
          <table:table-cell office:value-type="float" office:value="214833" calcext:value-type="float">
            <text:p>214833</text:p>
          </table:table-cell>
          <table:table-cell office:value-type="string" calcext:value-type="string">
            <text:p>Здравствуйте, Мастер. Да вот, заглянул{|а} к вам поинтересоваться о какой-нибудь работе. Может, у вас есть задание для меня?</text:p>
          </table:table-cell>
        </table:table-row>
        <table:table-row table:style-name="ro1">
          <table:table-cell office:value-type="float" office:value="214834" calcext:value-type="float">
            <text:p>214834</text:p>
          </table:table-cell>
          <table:table-cell office:value-type="string" calcext:value-type="string">
            <text:p>Рад видеть тебя жив{ым|ой} и здоров{ым|ой}, друг мой. Скажи, как обстоят дела с моим заданием?</text:p>
          </table:table-cell>
        </table:table-row>
        <table:table-row table:style-name="ro1">
          <table:table-cell office:value-type="float" office:value="214835" calcext:value-type="float">
            <text:p>214835</text:p>
          </table:table-cell>
          <table:table-cell office:value-type="string" calcext:value-type="string">
            <text:p>Я собрал{|а} нужное вам количество осколков клинка. Вот, держите.</text:p>
          </table:table-cell>
        </table:table-row>
        <table:table-row table:style-name="ro1">
          <table:table-cell office:value-type="float" office:value="214843" calcext:value-type="float">
            <text:p>214843</text:p>
          </table:table-cell>
          <table:table-cell office:value-type="string" calcext:value-type="string">
            <text:p>Очень рад, что поинтересовал{ся|ась}. Как будто сама Эквиль направила тебя ко мне. Я тут пытаюсь постичь секрет изготовления стали, известный в эпоху Древних, а для этого мне нужно собрать как можно больше фрагментов старинного оружия.</text:p>
          </table:table-cell>
        </table:table-row>
        <table:table-row table:style-name="ro1">
          <table:table-cell office:value-type="float" office:value="214844" calcext:value-type="float">
            <text:p>214844</text:p>
          </table:table-cell>
          <table:table-cell office:value-type="string" calcext:value-type="string">
            <text:p>Приветствую, отважн{ый|ая} защитни{к|ца} Лонгхольма! По делу заш{ел|ла} или просто проведать?</text:p>
          </table:table-cell>
        </table:table-row>
        <table:table-row table:style-name="ro1">
          <table:table-cell office:value-type="float" office:value="214850" calcext:value-type="float">
            <text:p>214850</text:p>
          </table:table-cell>
          <table:table-cell office:value-type="string" calcext:value-type="string">
            <text:p>Послушай, путни{к|ца}... Хочешь приобщиться к одной из загадок этого мира?</text:p>
          </table:table-cell>
        </table:table-row>
        <table:table-row table:style-name="ro1">
          <table:table-cell office:value-type="float" office:value="214859" calcext:value-type="float">
            <text:p>214859</text:p>
          </table:table-cell>
          <table:table-cell office:value-type="string" calcext:value-type="string">
            <text:p>Да ничего страшного, вы отлично поете! Кстати, я собрал{|а} зерна, про которые вы говорили.</text:p>
          </table:table-cell>
        </table:table-row>
        <table:table-row table:style-name="ro1">
          <table:table-cell office:value-type="float" office:value="214870" calcext:value-type="float">
            <text:p>214870</text:p>
          </table:table-cell>
          <table:table-cell office:value-type="string" calcext:value-type="string">
            <text:p>Доброго дня, отважн{ый|ая} защитни{к|ца} Кхатога! Что привело тебя ко мне?</text:p>
          </table:table-cell>
        </table:table-row>
        <table:table-row table:style-name="ro1">
          <table:table-cell office:value-type="float" office:value="214879" calcext:value-type="float">
            <text:p>214879</text:p>
          </table:table-cell>
          <table:table-cell office:value-type="string" calcext:value-type="string">
            <text:p>Доброго дня, отважн{ый|ая} защитни{к|ца} Лонгхольма! Что привело тебя ко мне?</text:p>
          </table:table-cell>
        </table:table-row>
        <table:table-row table:style-name="ro1">
          <table:table-cell office:value-type="float" office:value="214882" calcext:value-type="float">
            <text:p>214882</text:p>
          </table:table-cell>
          <table:table-cell office:value-type="string" calcext:value-type="string">
            <text:p>Салют, вои{н|тельница}, зачем пожаловал{|а}?</text:p>
          </table:table-cell>
        </table:table-row>
        <table:table-row table:style-name="ro1">
          <table:table-cell office:value-type="float" office:value="214884" calcext:value-type="float">
            <text:p>214884</text:p>
          </table:table-cell>
          <table:table-cell office:value-type="string" calcext:value-type="string">
            <text:p>Да вот хотел{|а} у вас поинтересоваться... точнее, полюбопытствовать... <text:s/>\n</text:p>
          </table:table-cell>
        </table:table-row>
        <table:table-row table:style-name="ro1">
          <table:table-cell office:value-type="float" office:value="214886" calcext:value-type="float">
            <text:p>214886</text:p>
          </table:table-cell>
          <table:table-cell office:value-type="string" calcext:value-type="string">
            <text:p>Так, если ты от безделья сюда заш{ел|ла}, то зря! Некогда мне болтать, служба все же, как-никак. Хотя, если принесешь мне от цветочницы бутылочку вина, я, пожалуй, уделю тебе несколько минут.\n</text:p>
          </table:table-cell>
        </table:table-row>
        <table:table-row table:style-name="ro1">
          <table:table-cell office:value-type="float" office:value="214894" calcext:value-type="float">
            <text:p>214894</text:p>
          </table:table-cell>
          <table:table-cell office:value-type="string" calcext:value-type="string">
            <text:p>О, вот за это большое спасибо! А то с этой службой про здоровье совсем позабыл. Так о чем ты там хотел{|а} поболтать?</text:p>
          </table:table-cell>
        </table:table-row>
        <table:table-row table:style-name="ro1">
          <table:table-cell office:value-type="float" office:value="214899" calcext:value-type="float">
            <text:p>214899</text:p>
          </table:table-cell>
          <table:table-cell office:value-type="string" calcext:value-type="string">
            <text:p>Ну, я боюсь соврать, вроде бы там какая-то темная история была... Ты лучше сам{|а} спроси у принца.</text:p>
          </table:table-cell>
        </table:table-row>
        <table:table-row table:style-name="ro1">
          <table:table-cell office:value-type="float" office:value="214902" calcext:value-type="float">
            <text:p>214902</text:p>
          </table:table-cell>
          <table:table-cell office:value-type="string" calcext:value-type="string">
            <text:p>Ну, я боюсь соврать, вроде бы там какая-то темная история была... Ты лучше сам{|а} спроси у старосты.</text:p>
          </table:table-cell>
        </table:table-row>
        <table:table-row table:style-name="ro1">
          <table:table-cell office:value-type="float" office:value="214913" calcext:value-type="float">
            <text:p>214913</text:p>
          </table:table-cell>
          <table:table-cell office:value-type="string" calcext:value-type="string">
            <text:p>Неужели даже вам он ничего не рассказывал? Удивительно... а я надеял{ся|ась}, что вы мне что-то интересное поведаете, какую-то эксклюзивную информацию. Почему-то я был{|а} уверен{|а}, что столь проницательный и мужественный воин, как вы, знает что-то такое о своем дедушке, чего не знают остальные...</text:p>
          </table:table-cell>
        </table:table-row>
        <table:table-row table:style-name="ro1">
          <table:table-cell office:value-type="float" office:value="214915" calcext:value-type="float">
            <text:p>214915</text:p>
          </table:table-cell>
          <table:table-cell office:value-type="string" calcext:value-type="string">
            <text:p>И вам мое почтение, любезнейший. Я ведь заглянул{|а}, чтобы узнать о вашем выдающемся предке, да покоится он с миром. Он ведь когда-то был начальником охраны самого правителя?</text:p>
          </table:table-cell>
        </table:table-row>
        <table:table-row table:style-name="ro1">
          <table:table-cell office:value-type="float" office:value="214933" calcext:value-type="float">
            <text:p>214933</text:p>
          </table:table-cell>
          <table:table-cell office:value-type="string" calcext:value-type="string">
            <text:p>Нет, он{|а} еще издевается! Ты что, не видишь, что не молод я уже? Суставы ломит, подагра... а вчера вот равновесие потерял... дважды! Понятно? А теперь поскорее оставь меня наедине с великим Герондотом.</text:p>
          </table:table-cell>
        </table:table-row>
        <table:table-row table:style-name="ro1">
          <table:table-cell office:value-type="float" office:value="214935" calcext:value-type="float">
            <text:p>214935</text:p>
          </table:table-cell>
          <table:table-cell office:value-type="string" calcext:value-type="string">
            <text:p>Рад{|а} приветствовать вас, многоуважаемый, не уделите мне минутку вашего внимания?</text:p>
          </table:table-cell>
        </table:table-row>
        <table:table-row table:style-name="ro1">
          <table:table-cell office:value-type="float" office:value="214936" calcext:value-type="float">
            <text:p>214936</text:p>
          </table:table-cell>
          <table:table-cell office:value-type="string" calcext:value-type="string">
            <text:p>Сказал, некогда! Вот если бы ты приш{ел|ла} не с пустыми руками, а, скажем, принес{|ла} мне эликсир равновесия, то я бы уделил тебе немного своего драгоценного времени.</text:p>
          </table:table-cell>
        </table:table-row>
        <table:table-row table:style-name="ro1">
          <table:table-cell office:value-type="float" office:value="214954" calcext:value-type="float">
            <text:p>214954</text:p>
          </table:table-cell>
          <table:table-cell office:value-type="string" calcext:value-type="string">
            <text:p>Простите за беспокойство, я принес{|ла} вам эликсир равновесия, как и просили. Теперь мы можем поговорить?</text:p>
          </table:table-cell>
        </table:table-row>
        <table:table-row table:style-name="ro1">
          <table:table-cell office:value-type="float" office:value="214957" calcext:value-type="float">
            <text:p>214957</text:p>
          </table:table-cell>
          <table:table-cell office:value-type="string" calcext:value-type="string">
            <text:p>Вот оно как. Притащил{|а}, значит... А чего один только? Ладно, хватит на первое время. Что же, проходи, раз уж ты здесь. Говори, за какой такой надобностью тебя принесла нелегкая?</text:p>
          </table:table-cell>
        </table:table-row>
        <table:table-row table:style-name="ro1">
          <table:table-cell office:value-type="float" office:value="214959" calcext:value-type="float">
            <text:p>214959</text:p>
          </table:table-cell>
          <table:table-cell office:value-type="string" calcext:value-type="string">
            <text:p>Вот как... Значит, теперь ты вознамерил{ся|ась} разгадать эту загадку...</text:p>
          </table:table-cell>
        </table:table-row>
        <table:table-row table:style-name="ro1">
          <table:table-cell office:value-type="float" office:value="214990" calcext:value-type="float">
            <text:p>214990</text:p>
          </table:table-cell>
          <table:table-cell office:value-type="string" calcext:value-type="string">
            <text:p>Сссмертн{ый|ая}, зачем ты здесссь? Не боишьссся, что тень Тьмы падет на тебя?</text:p>
          </table:table-cell>
        </table:table-row>
        <table:table-row table:style-name="ro1">
          <table:table-cell office:value-type="float" office:value="214991" calcext:value-type="float">
            <text:p>214991</text:p>
          </table:table-cell>
          <table:table-cell office:value-type="string" calcext:value-type="string">
            <text:p>Не так быссстро... я готов предложить информацию в обмен на... ты ведь и сам{|а}знаешь, что мне надо, не так ли?</text:p>
          </table:table-cell>
        </table:table-row>
        <table:table-row table:style-name="ro1">
          <table:table-cell office:value-type="float" office:value="214994" calcext:value-type="float">
            <text:p>214994</text:p>
          </table:table-cell>
          <table:table-cell office:value-type="string" calcext:value-type="string">
            <text:p>Я долж{ен|на} подумать.</text:p>
          </table:table-cell>
        </table:table-row>
        <table:table-row table:style-name="ro1">
          <table:table-cell office:value-type="float" office:value="215006" calcext:value-type="float">
            <text:p>215006</text:p>
          </table:table-cell>
          <table:table-cell office:value-type="string" calcext:value-type="string">
            <text:p>Ссснова ты? Обдумал{|а} мое предложение?</text:p>
          </table:table-cell>
        </table:table-row>
        <table:table-row table:style-name="ro1">
          <table:table-cell office:value-type="float" office:value="215008" calcext:value-type="float">
            <text:p>215008</text:p>
          </table:table-cell>
          <table:table-cell office:value-type="string" calcext:value-type="string">
            <text:p>Как все? И ради этого я пожертвовал{|а} столь ценной вещью?!</text:p>
          </table:table-cell>
        </table:table-row>
        <table:table-row table:style-name="ro1">
          <table:table-cell office:value-type="float" office:value="215009" calcext:value-type="float">
            <text:p>215009</text:p>
          </table:table-cell>
          <table:table-cell office:value-type="string" calcext:value-type="string">
            <text:p>Кого ты пытаешься обмануть, смертн{ый|ая}?</text:p>
          </table:table-cell>
        </table:table-row>
        <table:table-row table:style-name="ro1">
          <table:table-cell office:value-type="float" office:value="215011" calcext:value-type="float">
            <text:p>215011</text:p>
          </table:table-cell>
          <table:table-cell office:value-type="string" calcext:value-type="string">
            <text:p>Я, кажется, ошиб{ся|лась}. Зайду попозже.</text:p>
          </table:table-cell>
        </table:table-row>
        <table:table-row table:style-name="ro1">
          <table:table-cell office:value-type="float" office:value="215024" calcext:value-type="float">
            <text:p>215024</text:p>
          </table:table-cell>
          <table:table-cell office:value-type="string" calcext:value-type="string">
            <text:p>Эй, а чего это ты так{ой|ая} грустн{ый|ая}? Что случилось?</text:p>
          </table:table-cell>
        </table:table-row>
        <table:table-row table:style-name="ro1">
          <table:table-cell office:value-type="float" office:value="215026" calcext:value-type="float">
            <text:p>215026</text:p>
          </table:table-cell>
          <table:table-cell office:value-type="string" calcext:value-type="string">
            <text:p>Простите, не хотел{|а} вас обидеть. Я принесу все необходимое.</text:p>
          </table:table-cell>
        </table:table-row>
        <table:table-row table:style-name="ro1">
          <table:table-cell office:value-type="float" office:value="215046" calcext:value-type="float">
            <text:p>215046</text:p>
          </table:table-cell>
          <table:table-cell office:value-type="string" calcext:value-type="string">
            <text:p>Я собрал{|а} все ресурсы, как вы и просили.</text:p>
          </table:table-cell>
        </table:table-row>
        <table:table-row table:style-name="ro1">
          <table:table-cell office:value-type="float" office:value="215056" calcext:value-type="float">
            <text:p>215056</text:p>
          </table:table-cell>
          <table:table-cell office:value-type="string" calcext:value-type="string">
            <text:p>Сколько?! За два пирожка и жалкие лапки? Эээ... знаете, я не успел{|а} обналичить деньги в банке, поэтому стеснен{|а} в наличных средствах.</text:p>
          </table:table-cell>
        </table:table-row>
        <table:table-row table:style-name="ro1">
          <table:table-cell office:value-type="float" office:value="215080" calcext:value-type="float">
            <text:p>215080</text:p>
          </table:table-cell>
          <table:table-cell office:value-type="string" calcext:value-type="string">
            <text:p>Я принес{|а} вам весло, держите.</text:p>
          </table:table-cell>
        </table:table-row>
        <table:table-row table:style-name="ro1">
          <table:table-cell office:value-type="float" office:value="215092" calcext:value-type="float">
            <text:p>215092</text:p>
          </table:table-cell>
          <table:table-cell office:value-type="string" calcext:value-type="string">
            <text:p>Угумм... фпафибо, офень фкуфно... Ооох, хорошо-то как! Да хранят тебя Боги за то, что не дал{|а} с голоду помереть. А это тебе, держи. Кстати, а что ты из этой чаши пить будешь?</text:p>
          </table:table-cell>
        </table:table-row>
        <table:table-row table:style-name="ro1">
          <table:table-cell office:value-type="float" office:value="215093" calcext:value-type="float">
            <text:p>215093</text:p>
          </table:table-cell>
          <table:table-cell office:value-type="string" calcext:value-type="string">
            <text:p>Вот, принес{|ла} вам подкрепиться. Кушайте на здоровье.</text:p>
          </table:table-cell>
        </table:table-row>
        <table:table-row table:style-name="ro1">
          <table:table-cell office:value-type="float" office:value="215104" calcext:value-type="float">
            <text:p>215104</text:p>
          </table:table-cell>
          <table:table-cell office:value-type="string" calcext:value-type="string">
            <text:p>Да, Ш'актайн, я хотел{|а} узнать, чем наполняли чашу искупления? Ведь это должно было быть что-то особенное?</text:p>
          </table:table-cell>
        </table:table-row>
        <table:table-row table:style-name="ro1">
          <table:table-cell office:value-type="float" office:value="215111" calcext:value-type="float">
            <text:p>215111</text:p>
          </table:table-cell>
          <table:table-cell office:value-type="string" calcext:value-type="string">
            <text:p>Здравствуйте, мастер Торадор. Я набрал{|а} необходимое количество отваги, и хочу обменять их на одну из частей бижутерии охотника за головами. Могу я взглянуть на эти вещи?</text:p>
          </table:table-cell>
        </table:table-row>
        <table:table-row table:style-name="ro1">
          <table:table-cell office:value-type="float" office:value="215113" calcext:value-type="float">
            <text:p>215113</text:p>
          </table:table-cell>
          <table:table-cell office:value-type="string" calcext:value-type="string">
            <text:p>Здравствуй, Вои{н|тельница}! Рад видеть тебя снова!</text:p>
          </table:table-cell>
        </table:table-row>
        <table:table-row table:style-name="ro1">
          <table:table-cell office:value-type="float" office:value="215119" calcext:value-type="float">
            <text:p>215119</text:p>
          </table:table-cell>
          <table:table-cell office:value-type="string" calcext:value-type="string">
            <text:p>Здравствуйте, капитан Ярован! Я набрал{|а} необходимое количество отваги, и хочу обменять их на одну из частей бижутерии Черного рыцаря. Могу я взглянуть на эти вещи?</text:p>
          </table:table-cell>
        </table:table-row>
        <table:table-row table:style-name="ro1">
          <table:table-cell office:value-type="float" office:value="215127" calcext:value-type="float">
            <text:p>215127</text:p>
          </table:table-cell>
          <table:table-cell office:value-type="string" calcext:value-type="string">
            <text:p>Что, сссмертн{ый|ая}, не получаетссся добыть для меня тень? Ха-ха-ха! Так возьми ее у меня! Это будет ссстоить тебе всссего лишшшь полсссотни доблесссти...</text:p>
          </table:table-cell>
        </table:table-row>
        <table:table-row table:style-name="ro1">
          <table:table-cell office:value-type="float" office:value="215128" calcext:value-type="float">
            <text:p>215128</text:p>
          </table:table-cell>
          <table:table-cell office:value-type="string" calcext:value-type="string">
            <text:p>За пятьдесят доблести ты дашь мне тень, которую я потом долж{ен|на} буду тебе же отдать?</text:p>
          </table:table-cell>
        </table:table-row>
        <table:table-row table:style-name="ro1">
          <table:table-cell office:value-type="float" office:value="215129" calcext:value-type="float">
            <text:p>215129</text:p>
          </table:table-cell>
          <table:table-cell office:value-type="string" calcext:value-type="string">
            <text:p>Всссе верно. Ну что, готов{|а} заключить сссделку?</text:p>
          </table:table-cell>
        </table:table-row>
        <table:table-row table:style-name="ro1">
          <table:table-cell office:value-type="float" office:value="215131" calcext:value-type="float">
            <text:p>215131</text:p>
          </table:table-cell>
          <table:table-cell office:value-type="string" calcext:value-type="string">
            <text:p>Нет, это слишком! Я сам{|а} добуду эту тень!</text:p>
          </table:table-cell>
        </table:table-row>
        <table:table-row table:style-name="ro1">
          <table:table-cell office:value-type="float" office:value="215140" calcext:value-type="float">
            <text:p>215140</text:p>
          </table:table-cell>
          <table:table-cell office:value-type="string" calcext:value-type="string">
            <text:p>Здравствуйте, почтенный. А вы кто? И где это мы? Как я здесь вообще очутил{ся|ась}?</text:p>
          </table:table-cell>
        </table:table-row>
        <table:table-row table:style-name="ro1">
          <table:table-cell office:value-type="float" office:value="215142" calcext:value-type="float">
            <text:p>215142</text:p>
          </table:table-cell>
          <table:table-cell office:value-type="string" calcext:value-type="string">
            <text:p>Здравствуй, Вои{н|тельница}, приветствую на острове Бури. Пусть ты здесь и не по своей воле, но все же добро пожаловать.</text:p>
          </table:table-cell>
        </table:table-row>
        <table:table-row table:style-name="ro1">
          <table:table-cell office:value-type="float" office:value="215146" calcext:value-type="float">
            <text:p>215146</text:p>
          </table:table-cell>
          <table:table-cell office:value-type="string" calcext:value-type="string">
            <text:p>Для начала советую озаботиться вопросом безопасности. Вон, видишь, скелеты вокруг бродят? Это несчастные, которым не так повезло, как тебе. Не смогли они справиться с опасностями нашего острова... или не захотели. В любом случае, это совсем слабые противники. Попробуй сразиться с ними, и поймешь, что победить этих костяных воинов довольно легко. Кстати, если ты одолеешь пятерых скелетов, я выдам небольшую награду. Заодно и разомнешься. Ну как, соглас{ен|на}?</text:p>
          </table:table-cell>
        </table:table-row>
        <table:table-row table:style-name="ro1">
          <table:table-cell office:value-type="float" office:value="215149" calcext:value-type="float">
            <text:p>215149</text:p>
          </table:table-cell>
          <table:table-cell office:value-type="string" calcext:value-type="string">
            <text:p>Да это я только разминал{ся|ась}... Но вообще-то неплохо получилось, соглас{ен|на}. Да и в голове немного прояснилось. Помню, как наш корабль пытался обогнуть скалы, как внезапно налетел сильный ветер... Но вот никакого острова не помню. Наверное, меня потом уже волнами выбросило.</text:p>
          </table:table-cell>
        </table:table-row>
        <table:table-row table:style-name="ro1">
          <table:table-cell office:value-type="float" office:value="215150" calcext:value-type="float">
            <text:p>215150</text:p>
          </table:table-cell>
          <table:table-cell office:value-type="string" calcext:value-type="string">
            <text:p>Дааа, силушки тебе не занимать! Я отсюда наблюдал за схваткой... Красота! Хорошо же учат наставники в Кумъяре. Давненько я так{ого|ой} умело{го|й} вои{на|тельницы} не встречал.</text:p>
          </table:table-cell>
        </table:table-row>
        <table:table-row table:style-name="ro1">
          <table:table-cell office:value-type="float" office:value="215153" calcext:value-type="float">
            <text:p>215153</text:p>
          </table:table-cell>
          <table:table-cell office:value-type="string" calcext:value-type="string">
            <text:p>Здравствуй, Вои{н|тельница}, приветствую на Мысе Шторма. Пусть ты здесь и не по своей воле, но все же добро пожаловать.</text:p>
          </table:table-cell>
        </table:table-row>
        <table:table-row table:style-name="ro1">
          <table:table-cell office:value-type="float" office:value="215155" calcext:value-type="float">
            <text:p>215155</text:p>
          </table:table-cell>
          <table:table-cell office:value-type="string" calcext:value-type="string">
            <text:p>И я вас приветствую, но...кто вы? И где мы находимся? Как я здесь вообще очутил{ся|ась}?</text:p>
          </table:table-cell>
        </table:table-row>
        <table:table-row table:style-name="ro1">
          <table:table-cell office:value-type="float" office:value="215157" calcext:value-type="float">
            <text:p>215157</text:p>
          </table:table-cell>
          <table:table-cell office:value-type="string" calcext:value-type="string">
            <text:p>Для начала советую озаботиться вопросом безопасности. Вон, видишь, скелеты вокруг бродят? Это несчастные, которым не так повезло, как тебе. Не смогли они справиться с опасностями нашего острова... или не захотели. В любом случае, это совсем слабые противники. Попробуй сразиться с ними, и поймешь, что победить этих костяных воинов довольно легко. Кстати, если одолеешь пятерых скелетов, я выдам небольшую награду. Заодно и разомнешься. Ну как, соглас{ен|на}?</text:p>
          </table:table-cell>
        </table:table-row>
        <table:table-row table:style-name="ro1">
          <table:table-cell office:value-type="float" office:value="215164" calcext:value-type="float">
            <text:p>215164</text:p>
          </table:table-cell>
          <table:table-cell office:value-type="string" calcext:value-type="string">
            <text:p>Дааа, силушки тебе не занимать! Я отсюда наблюдал за схваткой... Красота! Хорошо же учат наставники в Лангарде! Давненько я так{ого|ой} умело{го|й} вои{на|тельницы} не встречал.</text:p>
          </table:table-cell>
        </table:table-row>
        <table:table-row table:style-name="ro1">
          <table:table-cell office:value-type="float" office:value="215168" calcext:value-type="float">
            <text:p>215168</text:p>
          </table:table-cell>
          <table:table-cell office:value-type="string" calcext:value-type="string">
            <text:p>Здравствуй, Вои{н|тельница}. Не находил{|а} ли ты на этом острове моих золотых монет?</text:p>
          </table:table-cell>
        </table:table-row>
        <table:table-row table:style-name="ro1">
          <table:table-cell office:value-type="float" office:value="215170" calcext:value-type="float">
            <text:p>215170</text:p>
          </table:table-cell>
          <table:table-cell office:value-type="string" calcext:value-type="string">
            <text:p>Ваших? Ну что-то такое я видел{|а}...</text:p>
          </table:table-cell>
        </table:table-row>
        <table:table-row table:style-name="ro1">
          <table:table-cell office:value-type="float" office:value="215178" calcext:value-type="float">
            <text:p>215178</text:p>
          </table:table-cell>
          <table:table-cell office:value-type="string" calcext:value-type="string">
            <text:p>Подойди, отважн{ый|ая} вои{н|тельница}, у меня есть к тебе важное дело.</text:p>
          </table:table-cell>
        </table:table-row>
        <table:table-row table:style-name="ro1">
          <table:table-cell office:value-type="float" office:value="215183" calcext:value-type="float">
            <text:p>215183</text:p>
          </table:table-cell>
          <table:table-cell office:value-type="string" calcext:value-type="string">
            <text:p>Ну что, собрал{|а} монеты?</text:p>
          </table:table-cell>
        </table:table-row>
        <table:table-row table:style-name="ro1">
          <table:table-cell office:value-type="float" office:value="215208" calcext:value-type="float">
            <text:p>215208</text:p>
          </table:table-cell>
          <table:table-cell office:value-type="string" calcext:value-type="string">
            <text:p>Кхакх! Принес{|ла}?!</text:p>
          </table:table-cell>
        </table:table-row>
        <table:table-row table:style-name="ro1">
          <table:table-cell office:value-type="float" office:value="215211" calcext:value-type="float">
            <text:p>215211</text:p>
          </table:table-cell>
          <table:table-cell office:value-type="string" calcext:value-type="string">
            <text:p>Ну я рад{|а}, что смог{|ла} помочь!</text:p>
          </table:table-cell>
        </table:table-row>
        <table:table-row table:style-name="ro1">
          <table:table-cell office:value-type="float" office:value="215212" calcext:value-type="float">
            <text:p>215212</text:p>
          </table:table-cell>
          <table:table-cell office:value-type="string" calcext:value-type="string">
            <text:p>Знай, я это очень ценю. Будем считать, что ты мне жизнь спас{|ла}!</text:p>
          </table:table-cell>
        </table:table-row>
        <table:table-row table:style-name="ro1">
          <table:table-cell office:value-type="float" office:value="215223" calcext:value-type="float">
            <text:p>215223</text:p>
          </table:table-cell>
          <table:table-cell office:value-type="string" calcext:value-type="string">
            <text:p>Кхах! Принес{|ла}?!</text:p>
          </table:table-cell>
        </table:table-row>
        <table:table-row table:style-name="ro1">
          <table:table-cell office:value-type="float" office:value="215231" calcext:value-type="float">
            <text:p>215231</text:p>
          </table:table-cell>
          <table:table-cell office:value-type="string" calcext:value-type="string">
            <text:p>Послушай, Троин, я не уверен{|а}, что у меня хватит сил убить хотя бы одного из них. Так что я, наверное, пока повременю ввязываться в это дело...</text:p>
          </table:table-cell>
        </table:table-row>
        <table:table-row table:style-name="ro1">
          <table:table-cell office:value-type="float" office:value="215236" calcext:value-type="float">
            <text:p>215236</text:p>
          </table:table-cell>
          <table:table-cell office:value-type="string" calcext:value-type="string">
            <text:p>А ты шутни{к|ца}! Вот, кстати, я тебе тут награду собрал. Ты совершил{|а} очень хорошее дело, спасибо тебе.</text:p>
          </table:table-cell>
        </table:table-row>
        <table:table-row table:style-name="ro1">
          <table:table-cell office:value-type="float" office:value="215240" calcext:value-type="float">
            <text:p>215240</text:p>
          </table:table-cell>
          <table:table-cell office:value-type="string" calcext:value-type="string">
            <text:p>Как{ой|ая} же ты мокр{ый|ая}! Ха-ха-ха!</text:p>
          </table:table-cell>
        </table:table-row>
        <table:table-row table:style-name="ro1">
          <table:table-cell office:value-type="float" office:value="215243" calcext:value-type="float">
            <text:p>215243</text:p>
          </table:table-cell>
          <table:table-cell office:value-type="string" calcext:value-type="string">
            <text:p>Ой, Труфор, я не уверен{|а}, что у меня хватит сил убить хотя бы одного из них. Так что я, наверное, пока повременю ввязываться в это дело...</text:p>
          </table:table-cell>
        </table:table-row>
        <table:table-row table:style-name="ro1">
          <table:table-cell office:value-type="float" office:value="215256" calcext:value-type="float">
            <text:p>215256</text:p>
          </table:table-cell>
          <table:table-cell office:value-type="string" calcext:value-type="string">
            <text:p>А скажи-ка мне, достойнейш{ий|ая} из гномов, не всех ли ты водных духов убил{|а}?</text:p>
          </table:table-cell>
        </table:table-row>
        <table:table-row table:style-name="ro1">
          <table:table-cell office:value-type="float" office:value="215259" calcext:value-type="float">
            <text:p>215259</text:p>
          </table:table-cell>
          <table:table-cell office:value-type="string" calcext:value-type="string">
            <text:p>Ты рад, что они выжили? Я удивлен{|а}!</text:p>
          </table:table-cell>
        </table:table-row>
        <table:table-row table:style-name="ro1">
          <table:table-cell office:value-type="float" office:value="215263" calcext:value-type="float">
            <text:p>215263</text:p>
          </table:table-cell>
          <table:table-cell office:value-type="string" calcext:value-type="string">
            <text:p>Ну это же водные духи! Ты их убивал{|а}, был{|а} в{есь|ся} мокр{ый|ая}! Но я не вижу соли на твоей одежде! Это значит, что вода пресная! Так вот, принеси нам то, что останется от этих клятых духов. Хотя бы штучек пять %986%.</text:p>
          </table:table-cell>
        </table:table-row>
        <table:table-row table:style-name="ro1">
          <table:table-cell office:value-type="float" office:value="215265" calcext:value-type="float">
            <text:p>215265</text:p>
          </table:table-cell>
          <table:table-cell office:value-type="string" calcext:value-type="string">
            <text:p>И вот вернул{ся|ась} наш{|а} геро{й|иня}! Я знаю, что ты выполнил{|а} задание, иначе и быть не может!</text:p>
          </table:table-cell>
        </table:table-row>
        <table:table-row table:style-name="ro1">
          <table:table-cell office:value-type="float" office:value="215271" calcext:value-type="float">
            <text:p>215271</text:p>
          </table:table-cell>
          <table:table-cell office:value-type="string" calcext:value-type="string">
            <text:p>А скажи-ка мне, достойнейш{ий|ая} из людей, не всех ли ты водных духов убил{|а}?</text:p>
          </table:table-cell>
        </table:table-row>
        <table:table-row table:style-name="ro1">
          <table:table-cell office:value-type="float" office:value="215273" calcext:value-type="float">
            <text:p>215273</text:p>
          </table:table-cell>
          <table:table-cell office:value-type="string" calcext:value-type="string">
            <text:p>Ну это же водные духи! Ты их убивал{|а}, был{|а} в{есь|ся} мокр{ый|ая}! Но я не вижу соли на твоей одежде! Это значит, что вода пресная! Так вот, принеси нам то, что останется от этих клятых духов. Хотя бы штучек пять %986%. <text:s/>\n</text:p>
          </table:table-cell>
        </table:table-row>
        <table:table-row table:style-name="ro1">
          <table:table-cell office:value-type="float" office:value="215283" calcext:value-type="float">
            <text:p>215283</text:p>
          </table:table-cell>
          <table:table-cell office:value-type="string" calcext:value-type="string">
            <text:p>Ну что, отчаянн{ый|ая} искатель{|ница} приключений, не скучаешь? Сдается мне, без дела тут маешься?</text:p>
          </table:table-cell>
        </table:table-row>
        <table:table-row table:style-name="ro1">
          <table:table-cell office:value-type="float" office:value="215288" calcext:value-type="float">
            <text:p>215288</text:p>
          </table:table-cell>
          <table:table-cell office:value-type="string" calcext:value-type="string">
            <text:p>Рассказывайте скорее, не томите... Хоть какое-то приключение будет. А то я этот остров уже вдоль и поперёк исходил{|а}.</text:p>
          </table:table-cell>
        </table:table-row>
        <table:table-row table:style-name="ro1">
          <table:table-cell office:value-type="float" office:value="215294" calcext:value-type="float">
            <text:p>215294</text:p>
          </table:table-cell>
          <table:table-cell office:value-type="string" calcext:value-type="string">
            <text:p>Крх, крх. Вои{н|тельница}, подойди поближе. Не бойся, я не причиню тебе вреда. Думаю, твои собратья уже рассказали обо мне и моей просьбе...</text:p>
          </table:table-cell>
        </table:table-row>
        <table:table-row table:style-name="ro1">
          <table:table-cell office:value-type="float" office:value="215298" calcext:value-type="float">
            <text:p>215298</text:p>
          </table:table-cell>
          <table:table-cell office:value-type="string" calcext:value-type="string">
            <text:p>То есть, ты навсегда обречён стоять тут? Не хотел{|а} бы я, чтобы со мной такое случилось... А соседство с другими Скелетами тебя не смущает?</text:p>
          </table:table-cell>
        </table:table-row>
        <table:table-row table:style-name="ro1">
          <table:table-cell office:value-type="float" office:value="215307" calcext:value-type="float">
            <text:p>215307</text:p>
          </table:table-cell>
          <table:table-cell office:value-type="string" calcext:value-type="string">
            <text:p>Вообще-то, кое-что удалось выяснить. Я наш{ел|ла} его, только он ничего не видит, а потому не может до тебя добраться.</text:p>
          </table:table-cell>
        </table:table-row>
        <table:table-row table:style-name="ro1">
          <table:table-cell office:value-type="float" office:value="215308" calcext:value-type="float">
            <text:p>215308</text:p>
          </table:table-cell>
          <table:table-cell office:value-type="string" calcext:value-type="string">
            <text:p>Уже вернул{ся|ась}? Ну что, удалось что-нибудь узнать о моем штурмане?</text:p>
          </table:table-cell>
        </table:table-row>
        <table:table-row table:style-name="ro1">
          <table:table-cell office:value-type="float" office:value="215309" calcext:value-type="float">
            <text:p>215309</text:p>
          </table:table-cell>
          <table:table-cell office:value-type="string" calcext:value-type="string">
            <text:p>Да, я так и подумал{|а}... Но он решил приживить себе черепашьи глаза. В общем, <text:s/>как только к нему вернётся зрение, он придёт к тебе...</text:p>
          </table:table-cell>
        </table:table-row>
        <table:table-row table:style-name="ro1">
          <table:table-cell office:value-type="float" office:value="215317" calcext:value-type="float">
            <text:p>215317</text:p>
          </table:table-cell>
          <table:table-cell office:value-type="string" calcext:value-type="string">
            <text:p>Напарник... А, старина Ветрогон! Слушай, я непременно должен его увидеть. Но мне нужна твоя помощь. Принеси мне глаза черепахи, сделай милость! Только будь осторож{ен|на}, не повреди их во время боя!</text:p>
          </table:table-cell>
        </table:table-row>
        <table:table-row table:style-name="ro1">
          <table:table-cell office:value-type="float" office:value="215320" calcext:value-type="float">
            <text:p>215320</text:p>
          </table:table-cell>
          <table:table-cell office:value-type="string" calcext:value-type="string">
            <text:p>Стой, кто идёт!? Назовись! Не подходи ближе! Ты кто так{ой|ая}, я не помню твоего запаха!</text:p>
          </table:table-cell>
        </table:table-row>
        <table:table-row table:style-name="ro1">
          <table:table-cell office:value-type="float" office:value="215323" calcext:value-type="float">
            <text:p>215323</text:p>
          </table:table-cell>
          <table:table-cell office:value-type="string" calcext:value-type="string">
            <text:p>Хмм... Знакомый запах. Это ты, мо{й|я} <text:s/>помощни{к|ца}?</text:p>
          </table:table-cell>
        </table:table-row>
        <table:table-row table:style-name="ro1">
          <table:table-cell office:value-type="float" office:value="215340" calcext:value-type="float">
            <text:p>215340</text:p>
          </table:table-cell>
          <table:table-cell office:value-type="string" calcext:value-type="string">
            <text:p>Приветствую прославленн{ого|ую} вои{на|тельницу}! Ну как, всех врагов уже одолел{|а}?</text:p>
          </table:table-cell>
        </table:table-row>
        <table:table-row table:style-name="ro1">
          <table:table-cell office:value-type="float" office:value="215346" calcext:value-type="float">
            <text:p>215346</text:p>
          </table:table-cell>
          <table:table-cell office:value-type="string" calcext:value-type="string">
            <text:p>Рад видеть тебя в здравии, проходи. По делу заш{ел|ла} или как?</text:p>
          </table:table-cell>
        </table:table-row>
        <table:table-row table:style-name="ro1">
          <table:table-cell office:value-type="float" office:value="215348" calcext:value-type="float">
            <text:p>215348</text:p>
          </table:table-cell>
          <table:table-cell office:value-type="string" calcext:value-type="string">
            <text:p>И я рад{|а} вас видеть. Я приш{ел|ла} к вам, потому что вы один из самых преданных защитников нашего народа, который уже многие годы бережет покой наших жителей. Быть может, вы знаете, как можно «почтить подвиг павших»?</text:p>
          </table:table-cell>
        </table:table-row>
        <table:table-row table:style-name="ro1">
          <table:table-cell office:value-type="float" office:value="215356" calcext:value-type="float">
            <text:p>215356</text:p>
          </table:table-cell>
          <table:table-cell office:value-type="string" calcext:value-type="string">
            <text:p>Приветствую, странни{к|ца}, зачем ты здесь?</text:p>
          </table:table-cell>
        </table:table-row>
        <table:table-row table:style-name="ro1">
          <table:table-cell office:value-type="float" office:value="215359" calcext:value-type="float">
            <text:p>215359</text:p>
          </table:table-cell>
          <table:table-cell office:value-type="string" calcext:value-type="string">
            <text:p>Все просто - если тебя и впрямь сочтут достой{ным|ной}, то они непременно привлекут твое внимание. Ищи могильные курганы в виде небольших каменных пирамидок, которые находятся в местах самых ожесточенных сражений.</text:p>
          </table:table-cell>
        </table:table-row>
        <table:table-row table:style-name="ro1">
          <table:table-cell office:value-type="float" office:value="215360" calcext:value-type="float">
            <text:p>215360</text:p>
          </table:table-cell>
          <table:table-cell office:value-type="string" calcext:value-type="string">
            <text:p>Вот оно что. По правде сказать, ты обратил{ся|ась} по адресу. Я столько времени провел на Древнем погосте, что, кажется, уже начал понимать мертвых. Иногда их духи являются ко мне и смотрят долгим пронзающим взглядом, полным укора и упрека. Тоскуют они о том, что память о былых подвигах стерлась из воспоминаний большинства ныне живущих. А чем могу им помочь я? Мне ведь велено охранять покой усопших, а не воскрешать память о них...</text:p>
          </table:table-cell>
        </table:table-row>
        <table:table-row table:style-name="ro1">
          <table:table-cell office:value-type="float" office:value="215364" calcext:value-type="float">
            <text:p>215364</text:p>
          </table:table-cell>
          <table:table-cell office:value-type="string" calcext:value-type="string">
            <text:p>Не знаю, не знаю, видишь ли, в чем дело... Как бы выразиться помягче... Не от каждого великие воины примут почести, лишь тот, кто увенчал себя славой и доблестью, кто мужественно сражался плечом к плечу со своими соплеменниками против общего врага, кто не раз был на волосок от смерти... Лишь так{ой|ая} вои{н|тельница} по-настоящему сможет почтить память павших.</text:p>
          </table:table-cell>
        </table:table-row>
        <table:table-row table:style-name="ro1">
          <table:table-cell office:value-type="float" office:value="215378" calcext:value-type="float">
            <text:p>215378</text:p>
          </table:table-cell>
          <table:table-cell office:value-type="string" calcext:value-type="string">
            <text:p>Да, досточтимый страж Погоста, похоже, усопшие воины подают мне знак... Я увидел{|а} курган, как вы и говорили.</text:p>
          </table:table-cell>
        </table:table-row>
        <table:table-row table:style-name="ro1">
          <table:table-cell office:value-type="float" office:value="215384" calcext:value-type="float">
            <text:p>215384</text:p>
          </table:table-cell>
          <table:table-cell office:value-type="string" calcext:value-type="string">
            <text:p>Я вижу, никакие преграды не смогут остановить тебя. Прекрасно, если бы все были такими инициативными и бесстрашными вои{нами|тельницами} как ты, мы бы уже давно стерли этих людей в порошок.</text:p>
          </table:table-cell>
        </table:table-row>
        <table:table-row table:style-name="ro1">
          <table:table-cell office:value-type="float" office:value="215395" calcext:value-type="float">
            <text:p>215395</text:p>
          </table:table-cell>
          <table:table-cell office:value-type="string" calcext:value-type="string">
            <text:p>Я вижу, никакие преграды не смогут остановить тебя. Прекрасно, если бы все были такими инициативными и бесстрашными вои{нами|тельницами} как ты, мы бы уже давно стерли этих гномов в порошок.</text:p>
          </table:table-cell>
        </table:table-row>
        <table:table-row table:style-name="ro1">
          <table:table-cell office:value-type="float" office:value="215396" calcext:value-type="float">
            <text:p>215396</text:p>
          </table:table-cell>
          <table:table-cell office:value-type="string" calcext:value-type="string">
            <text:p>Спасибо тебе, ты поистине велик{ий|ая} геро{й|иня}. Во сне мне явились образы тех, память о ком ты воскресил{|а}. Они просят передать тебе свою благодарность и приглашают туда, куда ныне живущим путь заказан.</text:p>
          </table:table-cell>
        </table:table-row>
        <table:table-row table:style-name="ro1">
          <table:table-cell office:value-type="float" office:value="215400" calcext:value-type="float">
            <text:p>215400</text:p>
          </table:table-cell>
          <table:table-cell office:value-type="string" calcext:value-type="string">
            <text:p>Я готов{|а} отправиться в путь.</text:p>
          </table:table-cell>
        </table:table-row>
        <table:table-row table:style-name="ro1">
          <table:table-cell office:value-type="float" office:value="215424" calcext:value-type="float">
            <text:p>215424</text:p>
          </table:table-cell>
          <table:table-cell office:value-type="string" calcext:value-type="string">
            <text:p>Это долгая история, но мертвые позволили мне проникнуть в этот склеп, и там я обнаружил{|а} девять плит с нанесенными на них рунами, которые выложены по кругу.</text:p>
          </table:table-cell>
        </table:table-row>
        <table:table-row table:style-name="ro1">
          <table:table-cell office:value-type="float" office:value="215425" calcext:value-type="float">
            <text:p>215425</text:p>
          </table:table-cell>
          <table:table-cell office:value-type="string" calcext:value-type="string">
            <text:p>Да ты что! Неужели ты наш{ел|ла} легендарный «рунный круг»?</text:p>
          </table:table-cell>
        </table:table-row>
        <table:table-row table:style-name="ro1">
          <table:table-cell office:value-type="float" office:value="215427" calcext:value-type="float">
            <text:p>215427</text:p>
          </table:table-cell>
          <table:table-cell office:value-type="string" calcext:value-type="string">
            <text:p>Э-э-э... что я наш{ел|ла}?</text:p>
          </table:table-cell>
        </table:table-row>
        <table:table-row table:style-name="ro1">
          <table:table-cell office:value-type="float" office:value="215446" calcext:value-type="float">
            <text:p>215446</text:p>
          </table:table-cell>
          <table:table-cell office:value-type="string" calcext:value-type="string">
            <text:p>А, снова пожаловал{|а}. Полагаю, ты приш{ел|ла} ко мне, чтобы я проводил тебя до Древнего Погоста?</text:p>
          </table:table-cell>
        </table:table-row>
        <table:table-row table:style-name="ro1">
          <table:table-cell office:value-type="float" office:value="215448" calcext:value-type="float">
            <text:p>215448</text:p>
          </table:table-cell>
          <table:table-cell office:value-type="string" calcext:value-type="string">
            <text:p>Да, я готов{|а} отправиться прямо сейчас.</text:p>
          </table:table-cell>
        </table:table-row>
        <table:table-row table:style-name="ro1">
          <table:table-cell office:value-type="float" office:value="215452" calcext:value-type="float">
            <text:p>215452</text:p>
          </table:table-cell>
          <table:table-cell office:value-type="string" calcext:value-type="string">
            <text:p>Ну что ты так долго? Я уже все справочники перерыл, пока ты там где-то бродил{|а}... Показывай, что там у тебя?</text:p>
          </table:table-cell>
        </table:table-row>
        <table:table-row table:style-name="ro1">
          <table:table-cell office:value-type="float" office:value="215464" calcext:value-type="float">
            <text:p>215464</text:p>
          </table:table-cell>
          <table:table-cell office:value-type="string" calcext:value-type="string">
            <text:p>Итак, ты принес{|ла}, что я просил?</text:p>
          </table:table-cell>
        </table:table-row>
        <table:table-row table:style-name="ro1">
          <table:table-cell office:value-type="float" office:value="215465" calcext:value-type="float">
            <text:p>215465</text:p>
          </table:table-cell>
          <table:table-cell office:value-type="string" calcext:value-type="string">
            <text:p>У-ф-ф-ф, готово. Все, забирай. Руны зачарованы, осталось только активировать их. Это просто, даже ходить никуда не надо, они основаны на принципе дистанционной магии. Уверен, ты и сам{|а} справишься.</text:p>
          </table:table-cell>
        </table:table-row>
        <table:table-row table:style-name="ro1">
          <table:table-cell office:value-type="float" office:value="215477" calcext:value-type="float">
            <text:p>215477</text:p>
          </table:table-cell>
          <table:table-cell office:value-type="string" calcext:value-type="string">
            <text:p>А, это наш{|а} отважн{ый|ая} искатель{|ница} приключений пожаловал{|а}. С чем приш{ел|ла}?</text:p>
          </table:table-cell>
        </table:table-row>
        <table:table-row table:style-name="ro1">
          <table:table-cell office:value-type="float" office:value="215492" calcext:value-type="float">
            <text:p>215492</text:p>
          </table:table-cell>
          <table:table-cell office:value-type="string" calcext:value-type="string">
            <text:p>Ну что, горемычн{ый|ая}, никто не помог тебе с рунами?</text:p>
          </table:table-cell>
        </table:table-row>
        <table:table-row table:style-name="ro1">
          <table:table-cell office:value-type="float" office:value="215494" calcext:value-type="float">
            <text:p>215494</text:p>
          </table:table-cell>
          <table:table-cell office:value-type="string" calcext:value-type="string">
            <text:p>Да нет, наоборот, я узнал{|а} название еще одной руны - «Щедрость».</text:p>
          </table:table-cell>
        </table:table-row>
        <table:table-row table:style-name="ro1">
          <table:table-cell office:value-type="float" office:value="215503" calcext:value-type="float">
            <text:p>215503</text:p>
          </table:table-cell>
          <table:table-cell office:value-type="string" calcext:value-type="string">
            <text:p>Я принес{|ла} вам необходимые ресурсы, можно зачаровывать!</text:p>
          </table:table-cell>
        </table:table-row>
        <table:table-row table:style-name="ro1">
          <table:table-cell office:value-type="float" office:value="215508" calcext:value-type="float">
            <text:p>215508</text:p>
          </table:table-cell>
          <table:table-cell office:value-type="string" calcext:value-type="string">
            <text:p>Кто это там ко мне пожаловал? А, это ты... ну говори, зачем приш{ел|ла}.</text:p>
          </table:table-cell>
        </table:table-row>
        <table:table-row table:style-name="ro1">
          <table:table-cell office:value-type="float" office:value="215510" calcext:value-type="float">
            <text:p>215510</text:p>
          </table:table-cell>
          <table:table-cell office:value-type="string" calcext:value-type="string">
            <text:p>Я узнал{|а} название еще одной руны - «Знание».</text:p>
          </table:table-cell>
        </table:table-row>
        <table:table-row table:style-name="ro1">
          <table:table-cell office:value-type="float" office:value="215529" calcext:value-type="float">
            <text:p>215529</text:p>
          </table:table-cell>
          <table:table-cell office:value-type="string" calcext:value-type="string">
            <text:p>Я принес{|ла} все, что вы просили, чтобы зачаровывать руну!</text:p>
          </table:table-cell>
        </table:table-row>
        <table:table-row table:style-name="ro1">
          <table:table-cell office:value-type="float" office:value="215536" calcext:value-type="float">
            <text:p>215536</text:p>
          </table:table-cell>
          <table:table-cell office:value-type="string" calcext:value-type="string">
            <text:p>Кто ты так{ой|ая}? Я тебя не знаю, проваливай!</text:p>
          </table:table-cell>
        </table:table-row>
        <table:table-row table:style-name="ro1">
          <table:table-cell office:value-type="float" office:value="215537" calcext:value-type="float">
            <text:p>215537</text:p>
          </table:table-cell>
          <table:table-cell office:value-type="string" calcext:value-type="string">
            <text:p>Ну чего, что узнал{|а}?</text:p>
          </table:table-cell>
        </table:table-row>
        <table:table-row table:style-name="ro1">
          <table:table-cell office:value-type="float" office:value="215545" calcext:value-type="float">
            <text:p>215545</text:p>
          </table:table-cell>
          <table:table-cell office:value-type="string" calcext:value-type="string">
            <text:p>Посмотрите внимательнее, мы же с вами давно знакомы! Я не раз вам помогал{|а}! \nПожалуйста, откройте.</text:p>
          </table:table-cell>
        </table:table-row>
        <table:table-row table:style-name="ro1">
          <table:table-cell office:value-type="float" office:value="215556" calcext:value-type="float">
            <text:p>215556</text:p>
          </table:table-cell>
          <table:table-cell office:value-type="string" calcext:value-type="string">
            <text:p>А, ты уже здесь. Полагаю, справил{ся|ась} с заданием?</text:p>
          </table:table-cell>
        </table:table-row>
        <table:table-row table:style-name="ro1">
          <table:table-cell office:value-type="float" office:value="215563" calcext:value-type="float">
            <text:p>215563</text:p>
          </table:table-cell>
          <table:table-cell office:value-type="string" calcext:value-type="string">
            <text:p>Да, я принес{|ла} все необходимое, чтобы вы могли зачаровывать мне руну!</text:p>
          </table:table-cell>
        </table:table-row>
        <table:table-row table:style-name="ro1">
          <table:table-cell office:value-type="float" office:value="215569" calcext:value-type="float">
            <text:p>215569</text:p>
          </table:table-cell>
          <table:table-cell office:value-type="string" calcext:value-type="string">
            <text:p>Опять ты. Неужто еще одно название руны узнал{|а}?</text:p>
          </table:table-cell>
        </table:table-row>
        <table:table-row table:style-name="ro1">
          <table:table-cell office:value-type="float" office:value="215572" calcext:value-type="float">
            <text:p>215572</text:p>
          </table:table-cell>
          <table:table-cell office:value-type="string" calcext:value-type="string">
            <text:p>Я и отвечаю. Вот эта руна означает «Спать» или «Сон», как тебе удобнее. Уж это я знаю наверняка, будь уверен{|а}.</text:p>
          </table:table-cell>
        </table:table-row>
        <table:table-row table:style-name="ro1">
          <table:table-cell office:value-type="float" office:value="215581" calcext:value-type="float">
            <text:p>215581</text:p>
          </table:table-cell>
          <table:table-cell office:value-type="string" calcext:value-type="string">
            <text:p>Ага, вижу ты все принес{|ла}.</text:p>
          </table:table-cell>
        </table:table-row>
        <table:table-row table:style-name="ro1">
          <table:table-cell office:value-type="float" office:value="215600" calcext:value-type="float">
            <text:p>215600</text:p>
          </table:table-cell>
          <table:table-cell office:value-type="string" calcext:value-type="string">
            <text:p>Простите, если отвлек{|ла} вас от важных дел. Но у меня очень важное дело, в котором, мне кажется, только вы сможете помочь.</text:p>
          </table:table-cell>
        </table:table-row>
        <table:table-row table:style-name="ro1">
          <table:table-cell office:value-type="float" office:value="215616" calcext:value-type="float">
            <text:p>215616</text:p>
          </table:table-cell>
          <table:table-cell office:value-type="string" calcext:value-type="string">
            <text:p>Я узнал{|а} название еще одной руны - «Хранение».</text:p>
          </table:table-cell>
        </table:table-row>
        <table:table-row table:style-name="ro1">
          <table:table-cell office:value-type="float" office:value="215625" calcext:value-type="float">
            <text:p>215625</text:p>
          </table:table-cell>
          <table:table-cell office:value-type="string" calcext:value-type="string">
            <text:p>Вот радость привалила! Просто вот прямо безграничное счастье! Ладно уж, давай сюда. Сказать по правде, утомил{|а} ты меня изрядно. На вот, держи свою руну. И можешь не спешить возвращаться, мне надо отдохнуть от твоего общества.</text:p>
          </table:table-cell>
        </table:table-row>
        <table:table-row table:style-name="ro1">
          <table:table-cell office:value-type="float" office:value="215626" calcext:value-type="float">
            <text:p>215626</text:p>
          </table:table-cell>
          <table:table-cell office:value-type="string" calcext:value-type="string">
            <text:p>Я принес{|ла} лапки темневика!</text:p>
          </table:table-cell>
        </table:table-row>
        <table:table-row table:style-name="ro1">
          <table:table-cell office:value-type="float" office:value="215629" calcext:value-type="float">
            <text:p>215629</text:p>
          </table:table-cell>
          <table:table-cell office:value-type="string" calcext:value-type="string">
            <text:p>Вот радость-то привалила! Просто вот прямо безграничное счастье! Ладно уж, давай сюда. Сказать по правде, утомил{|а} ты меня изрядно. На вот, держи свою руну. И можешь не спешить возвращаться, мне надо отдохнуть от твоего общества.</text:p>
          </table:table-cell>
        </table:table-row>
        <table:table-row table:style-name="ro1">
          <table:table-cell office:value-type="float" office:value="215630" calcext:value-type="float">
            <text:p>215630</text:p>
          </table:table-cell>
          <table:table-cell office:value-type="string" calcext:value-type="string">
            <text:p>Привет, рад тебя видеть! По делу заш{ел|ла} или просто проведать?</text:p>
          </table:table-cell>
        </table:table-row>
        <table:table-row table:style-name="ro1">
          <table:table-cell office:value-type="float" office:value="215642" calcext:value-type="float">
            <text:p>215642</text:p>
          </table:table-cell>
          <table:table-cell office:value-type="string" calcext:value-type="string">
            <text:p>Да сколько же можно! Ты мне уже весь порог стер{|ла}! Не надоело ко мне ходить?</text:p>
          </table:table-cell>
        </table:table-row>
        <table:table-row table:style-name="ro1">
          <table:table-cell office:value-type="float" office:value="215644" calcext:value-type="float">
            <text:p>215644</text:p>
          </table:table-cell>
          <table:table-cell office:value-type="string" calcext:value-type="string">
            <text:p>Оо-о-ох, как же изматывает эта работа... На вот, держи-ка свою руну. Надеюсь, мы все сделали правильно, и ты смог{|ла} активировать все руны, начертанные на плитах склепа.</text:p>
          </table:table-cell>
        </table:table-row>
        <table:table-row table:style-name="ro1">
          <table:table-cell office:value-type="float" office:value="215646" calcext:value-type="float">
            <text:p>215646</text:p>
          </table:table-cell>
          <table:table-cell office:value-type="string" calcext:value-type="string">
            <text:p>Нужно воспроизвести руны в правильной последовательности. К сожалению, в каком именно порядке нужно коснуться плит, я не знаю. Мне кажется, ты и сам{|а} что-нибудь придумаешь. А теперь оставь меня, я уже слишком стар для всего этого...</text:p>
          </table:table-cell>
        </table:table-row>
        <table:table-row table:style-name="ro1">
          <table:table-cell office:value-type="float" office:value="215649" calcext:value-type="float">
            <text:p>215649</text:p>
          </table:table-cell>
          <table:table-cell office:value-type="string" calcext:value-type="string">
            <text:p>Вот как... Ключ, значит. Что же, поздравляю тебя, это большой успех. Да и мне ты помог{|ла} - столько новых рун подсказал{|а}. Осталось ее зачаровать и активировать, так ведь?</text:p>
          </table:table-cell>
        </table:table-row>
        <table:table-row table:style-name="ro1">
          <table:table-cell office:value-type="float" office:value="215653" calcext:value-type="float">
            <text:p>215653</text:p>
          </table:table-cell>
          <table:table-cell office:value-type="string" calcext:value-type="string">
            <text:p>По правде сказать, я и сам{|а} уже изрядно устал{|а}... Если можно было бы обойтись без этой беготни, я бы так и сделал{|а}, не сомневайтесь. Вот, я раздобыл{|а} название последней руны - «Ключ».</text:p>
          </table:table-cell>
        </table:table-row>
        <table:table-row table:style-name="ro1">
          <table:table-cell office:value-type="float" office:value="215669" calcext:value-type="float">
            <text:p>215669</text:p>
          </table:table-cell>
          <table:table-cell office:value-type="string" calcext:value-type="string">
            <text:p>Оо-о-ох, как же изматывает эта работа... На вот, получай свою руну. Надеюсь, мы все сделали правильно, и ты смог{|ла} активировать все руны, начертанные на плитах склепа.</text:p>
          </table:table-cell>
        </table:table-row>
        <table:table-row table:style-name="ro1">
          <table:table-cell office:value-type="float" office:value="215682" calcext:value-type="float">
            <text:p>215682</text:p>
          </table:table-cell>
          <table:table-cell office:value-type="string" calcext:value-type="string">
            <text:p>Приветствую, отважн{ый|ая} защитни{к|ца} наших границ. Рад видеть в здравии. Хочу поручить тебе одно крайне ответственное и важное задание.</text:p>
          </table:table-cell>
        </table:table-row>
        <table:table-row table:style-name="ro1">
          <table:table-cell office:value-type="float" office:value="215685" calcext:value-type="float">
            <text:p>215685</text:p>
          </table:table-cell>
          <table:table-cell office:value-type="string" calcext:value-type="string">
            <text:p>Да, я не только слышал{|а} про курганы, но и видел{|а} их. Что вы хотите от меня?</text:p>
          </table:table-cell>
        </table:table-row>
        <table:table-row table:style-name="ro1">
          <table:table-cell office:value-type="float" office:value="215696" calcext:value-type="float">
            <text:p>215696</text:p>
          </table:table-cell>
          <table:table-cell office:value-type="string" calcext:value-type="string">
            <text:p>Надо полагать, ты удачно справил{ся|ась} с заданием? Я в тебе и не сомневался. Думаю, прах воинов теперь будет покоиться в мире, а подвиг их навсегда останется в нашей памяти. Возьми эту награду, я тобой горжусь.</text:p>
          </table:table-cell>
        </table:table-row>
        <table:table-row table:style-name="ro1">
          <table:table-cell office:value-type="float" office:value="215700" calcext:value-type="float">
            <text:p>215700</text:p>
          </table:table-cell>
          <table:table-cell office:value-type="string" calcext:value-type="string">
            <text:p>Приветствую тебя, смертн{ый|ая}, трепещи и внимай воле Богов!</text:p>
          </table:table-cell>
        </table:table-row>
        <table:table-row table:style-name="ro1">
          <table:table-cell office:value-type="float" office:value="215701" calcext:value-type="float">
            <text:p>215701</text:p>
          </table:table-cell>
          <table:table-cell office:value-type="string" calcext:value-type="string">
            <text:p>Если вам будет по силам выполнить требования Богов, то в награду вы получите такие возможности, о которых не мечтал ни один смертный. Вы сможете набрать вдвое больше храбрых воинов, а на прилавке новой лавки появятся невиданные прежде артефакты и свитки, эликсиры и рецепты для всех профессий. Уверяю, ваши усилия не пропадут даром... Что скажешь, вои{н|тельница}?</text:p>
          </table:table-cell>
        </table:table-row>
        <table:table-row table:style-name="ro1">
          <table:table-cell office:value-type="float" office:value="215704" calcext:value-type="float">
            <text:p>215704</text:p>
          </table:table-cell>
          <table:table-cell office:value-type="string" calcext:value-type="string">
            <text:p>Здравствуй, Вестник, <text:s/>я в{есь|ся} обращен{|а} во слух.</text:p>
          </table:table-cell>
        </table:table-row>
        <table:table-row table:style-name="ro1">
          <table:table-cell office:value-type="float" office:value="215706" calcext:value-type="float">
            <text:p>215706</text:p>
          </table:table-cell>
          <table:table-cell office:value-type="string" calcext:value-type="string">
            <text:p>Вестник, я готов{|а} выслушать ваши условия.</text:p>
          </table:table-cell>
        </table:table-row>
        <table:table-row table:style-name="ro1">
          <table:table-cell office:value-type="float" office:value="215709" calcext:value-type="float">
            <text:p>215709</text:p>
          </table:table-cell>
          <table:table-cell office:value-type="string" calcext:value-type="string">
            <text:p>Готов{|а} ко второму испытанию? Ну что же, тогда слушай. Вы должны поразить Богов своей удалью и заполучить в боях с извечным врагом вашей расы следующие предметы:\n- Знаки тьмы, которые вы получите за убийства в Темных сводах, <text:s text:c="2"/>\n- Кристаллы мудрости, что в катакомбах недруг копит\n- Знаки посвященных <text:s/>на острове, солнцем и кровью залитом \n- И, наконец, нашивки вражеских лазутчиков в ядовитых лабиринтах шахт <text:s/>\n\n\n%=3715,3713,3723,3719%</text:p>
          </table:table-cell>
        </table:table-row>
        <table:table-row table:style-name="ro1">
          <table:table-cell office:value-type="float" office:value="215721" calcext:value-type="float">
            <text:p>215721</text:p>
          </table:table-cell>
          <table:table-cell office:value-type="string" calcext:value-type="string">
            <text:p>Давненько я тебя не видел, рад видеть <text:s/>жив{ым|ой} и здоров{ым|ой}.</text:p>
          </table:table-cell>
        </table:table-row>
        <table:table-row table:style-name="ro1">
          <table:table-cell office:value-type="float" office:value="215723" calcext:value-type="float">
            <text:p>215723</text:p>
          </table:table-cell>
          <table:table-cell office:value-type="string" calcext:value-type="string">
            <text:p>И я рад{|а} вас видеть. Я от Вестника, он...</text:p>
          </table:table-cell>
        </table:table-row>
        <table:table-row table:style-name="ro1">
          <table:table-cell office:value-type="float" office:value="215725" calcext:value-type="float">
            <text:p>215725</text:p>
          </table:table-cell>
          <table:table-cell office:value-type="string" calcext:value-type="string">
            <text:p>Здравствуй, пытлив{ый|ая} ты наш{|а}. Рассказывай, чем там тебя одарили за разгадку тайны.</text:p>
          </table:table-cell>
        </table:table-row>
        <table:table-row table:style-name="ro1">
          <table:table-cell office:value-type="float" office:value="215731" calcext:value-type="float">
            <text:p>215731</text:p>
          </table:table-cell>
          <table:table-cell office:value-type="string" calcext:value-type="string">
            <text:p>Здравствуй, пытлив{ый|ая} ты наш{|а}. Раззсказывай, чем там тебя одарили за разгадку тайны.</text:p>
          </table:table-cell>
        </table:table-row>
        <table:table-row table:style-name="ro1">
          <table:table-cell office:value-type="float" office:value="215733" calcext:value-type="float">
            <text:p>215733</text:p>
          </table:table-cell>
          <table:table-cell office:value-type="string" calcext:value-type="string">
            <text:p>А-а-а, это снова ты. Ну показывай, чего принес{|ла}?</text:p>
          </table:table-cell>
        </table:table-row>
        <table:table-row table:style-name="ro1">
          <table:table-cell office:value-type="float" office:value="215743" calcext:value-type="float">
            <text:p>215743</text:p>
          </table:table-cell>
          <table:table-cell office:value-type="string" calcext:value-type="string">
            <text:p>Да, понял{|а}, понял{|а}... к Корагору надо идти.</text:p>
          </table:table-cell>
        </table:table-row>
        <table:table-row table:style-name="ro1">
          <table:table-cell office:value-type="float" office:value="215750" calcext:value-type="float">
            <text:p>215750</text:p>
          </table:table-cell>
          <table:table-cell office:value-type="string" calcext:value-type="string">
            <text:p>Да, понял{|а}, понял{|а}... к Златовану надо идти.</text:p>
          </table:table-cell>
        </table:table-row>
        <table:table-row table:style-name="ro1">
          <table:table-cell office:value-type="float" office:value="215753" calcext:value-type="float">
            <text:p>215753</text:p>
          </table:table-cell>
          <table:table-cell office:value-type="string" calcext:value-type="string">
            <text:p>А, это ты. Милости прошу, в моем доме ты всегда желанн{ый|ая} гость{|я}. Что нового?</text:p>
          </table:table-cell>
        </table:table-row>
        <table:table-row table:style-name="ro1">
          <table:table-cell office:value-type="float" office:value="215770" calcext:value-type="float">
            <text:p>215770</text:p>
          </table:table-cell>
          <table:table-cell office:value-type="string" calcext:value-type="string">
            <text:p>Нет, она мне дорога, я не хотел{|а} бы с ней расставаться. Лучше перерисуйте руны с обложки и поинтересуйтесь, <text:s/>что они означают, хорошо?</text:p>
          </table:table-cell>
        </table:table-row>
        <table:table-row table:style-name="ro1">
          <table:table-cell office:value-type="float" office:value="215772" calcext:value-type="float">
            <text:p>215772</text:p>
          </table:table-cell>
          <table:table-cell office:value-type="string" calcext:value-type="string">
            <text:p>Да ладно, не переживайте так. Я пошутил{|а}. Правда, смешно?</text:p>
          </table:table-cell>
        </table:table-row>
        <table:table-row table:style-name="ro1">
          <table:table-cell office:value-type="float" office:value="215795" calcext:value-type="float">
            <text:p>215795</text:p>
          </table:table-cell>
          <table:table-cell office:value-type="string" calcext:value-type="string">
            <text:p>Вот это другое дело. Попрошу вас о маленьком одолжении - принесите мне десяток пробойников, добытых на Острове посвящения, и будем считать, что мы квиты! Уверен, для тако{го|й} отважно{го|й} и сильно{го|й} вои{на|тельницы} это большого труда не составит.</text:p>
          </table:table-cell>
        </table:table-row>
        <table:table-row table:style-name="ro1">
          <table:table-cell office:value-type="float" office:value="215813" calcext:value-type="float">
            <text:p>215813</text:p>
          </table:table-cell>
          <table:table-cell office:value-type="string" calcext:value-type="string">
            <text:p>Я в восторге! Вы просто замечательн{ый|ая} союзни{к|ца}, а работать с вами одно удовольствие.</text:p>
          </table:table-cell>
        </table:table-row>
        <table:table-row table:style-name="ro1">
          <table:table-cell office:value-type="float" office:value="215846" calcext:value-type="float">
            <text:p>215846</text:p>
          </table:table-cell>
          <table:table-cell office:value-type="string" calcext:value-type="string">
            <text:p>Хорошо проходит, очень успешно. Я уже собрал{|а} нужное количество, когда мы начнем обряд?</text:p>
          </table:table-cell>
        </table:table-row>
        <table:table-row table:style-name="ro1">
          <table:table-cell office:value-type="float" office:value="215862" calcext:value-type="float">
            <text:p>215862</text:p>
          </table:table-cell>
          <table:table-cell office:value-type="string" calcext:value-type="string">
            <text:p>Я принес{|ла} камни.</text:p>
          </table:table-cell>
        </table:table-row>
        <table:table-row table:style-name="ro1">
          <table:table-cell office:value-type="float" office:value="215877" calcext:value-type="float">
            <text:p>215877</text:p>
          </table:table-cell>
          <table:table-cell office:value-type="string" calcext:value-type="string">
            <text:p>Вы знаете, мне удалось прочесть содержимое этой древней книги, и что-то в моем восприятии неуловимо изменилось... вот только не пойму пока, что именно. Я вроде как стал{|а} Хранител{ем|ьницей} древнего фолианта, однако какие это мне сулит привилегии, до сих пор остается загадкой.</text:p>
          </table:table-cell>
        </table:table-row>
        <table:table-row table:style-name="ro1">
          <table:table-cell office:value-type="float" office:value="215880" calcext:value-type="float">
            <text:p>215880</text:p>
          </table:table-cell>
          <table:table-cell office:value-type="string" calcext:value-type="string">
            <text:p>Хо-хо, почему-то я не удивлен, увидев тебя вновь... Как успехи с фолиантом, разгадал{|а} его тайну?</text:p>
          </table:table-cell>
        </table:table-row>
        <table:table-row table:style-name="ro1">
          <table:table-cell office:value-type="float" office:value="215882" calcext:value-type="float">
            <text:p>215882</text:p>
          </table:table-cell>
          <table:table-cell office:value-type="string" calcext:value-type="string">
            <text:p>Приветствую новоиспеченн{ого|ую} Хранител{я|ьницу} мудрости Древних! Это великая честь и большая ответственность...</text:p>
          </table:table-cell>
        </table:table-row>
        <table:table-row table:style-name="ro1">
          <table:table-cell office:value-type="float" office:value="215883" calcext:value-type="float">
            <text:p>215883</text:p>
          </table:table-cell>
          <table:table-cell office:value-type="string" calcext:value-type="string">
            <text:p>О, ты получишь достойную награду, не сомневайся! Начнем с того, что теперь тебе начнут открываться новые возможности, недоступные остальным обитателям нашего мира. Ты будешь видеть вещи, незримые для большинства, проникнешь в самую суть мироздания, изучишь новые рецепты... И все это в ближайшем будущем! А прямо сейчас Боги готовы вознаградить тебя, Хранитель{|ница} фолианта!</text:p>
          </table:table-cell>
        </table:table-row>
        <table:table-row table:style-name="ro1">
          <table:table-cell office:value-type="float" office:value="215885" calcext:value-type="float">
            <text:p>215885</text:p>
          </table:table-cell>
          <table:table-cell office:value-type="string" calcext:value-type="string">
            <text:p>Отличная новость! Я готов{|а}, давайте награду.</text:p>
          </table:table-cell>
        </table:table-row>
        <table:table-row table:style-name="ro1">
          <table:table-cell office:value-type="float" office:value="215889" calcext:value-type="float">
            <text:p>215889</text:p>
          </table:table-cell>
          <table:table-cell office:value-type="string" calcext:value-type="string">
            <text:p>В сражениях с опытными монстрами и нашими лютыми врагами. Будь стойк{им|ой}, не теряй надежды, и ты добудешь то, чего ждут Боги.</text:p>
          </table:table-cell>
        </table:table-row>
        <table:table-row table:style-name="ro1">
          <table:table-cell office:value-type="float" office:value="215890" calcext:value-type="float">
            <text:p>215890</text:p>
          </table:table-cell>
          <table:table-cell office:value-type="string" calcext:value-type="string">
            <text:p>Приветствую, я смотрю, ты легко справил{ся|ась} с очередным заданием. Поздравляю, твои подвиги будут воспевать потомки, а Боги даруют свое благоволение. Как только ты передашь мне небесные жемчужины, я возложу их на алтарь, и благодать снизойдет на тебя, как только ты одержишь победу над любым противником.</text:p>
          </table:table-cell>
        </table:table-row>
        <table:table-row table:style-name="ro1">
          <table:table-cell office:value-type="float" office:value="215893" calcext:value-type="float">
            <text:p>215893</text:p>
          </table:table-cell>
          <table:table-cell office:value-type="string" calcext:value-type="string">
            <text:p>Приветствую, геро{й|иня}! Слава о подвигах вашего клана долетела, наверное, даже до Гоб-Блинора. Чем могу помочь столь славно{му|й} вои{ну|тельнице}?</text:p>
          </table:table-cell>
        </table:table-row>
        <table:table-row table:style-name="ro1">
          <table:table-cell office:value-type="float" office:value="215898" calcext:value-type="float">
            <text:p>215898</text:p>
          </table:table-cell>
          <table:table-cell office:value-type="string" calcext:value-type="string">
            <text:p>Нет, я пока не до конца определил{ся|ась}... Я к вам попозже загляну.</text:p>
          </table:table-cell>
        </table:table-row>
        <table:table-row table:style-name="ro1">
          <table:table-cell office:value-type="float" office:value="215899" calcext:value-type="float">
            <text:p>215899</text:p>
          </table:table-cell>
          <table:table-cell office:value-type="string" calcext:value-type="string">
            <text:p>Приветствую доблестн{ого|ую} защитни{ка|цу} Лонгхольма. У меня есть к тебе очень интересное предложение.</text:p>
          </table:table-cell>
        </table:table-row>
        <table:table-row table:style-name="ro1">
          <table:table-cell office:value-type="float" office:value="215900" calcext:value-type="float">
            <text:p>215900</text:p>
          </table:table-cell>
          <table:table-cell office:value-type="string" calcext:value-type="string">
            <text:p>Здравствуй, я тоже рад{|а} тебя видеть. Рассказывай, что за предложение?</text:p>
          </table:table-cell>
        </table:table-row>
        <table:table-row table:style-name="ro1">
          <table:table-cell office:value-type="float" office:value="215905" calcext:value-type="float">
            <text:p>215905</text:p>
          </table:table-cell>
          <table:table-cell office:value-type="string" calcext:value-type="string">
            <text:p>Приветствую доблестн{ого|ую} защитни{ка|цу} Кхатога. У меня есть к тебе очень интересное предложение.</text:p>
          </table:table-cell>
        </table:table-row>
        <table:table-row table:style-name="ro1">
          <table:table-cell office:value-type="float" office:value="215911" calcext:value-type="float">
            <text:p>215911</text:p>
          </table:table-cell>
          <table:table-cell office:value-type="string" calcext:value-type="string">
            <text:p>Ну что решил{ся|ась} ?</text:p>
          </table:table-cell>
        </table:table-row>
        <table:table-row table:style-name="ro1">
          <table:table-cell office:value-type="float" office:value="215913" calcext:value-type="float">
            <text:p>215913</text:p>
          </table:table-cell>
          <table:table-cell office:value-type="string" calcext:value-type="string">
            <text:p>Пожалуй, я готов{|а} заключить сделку.\t</text:p>
          </table:table-cell>
        </table:table-row>
        <table:table-row table:style-name="ro1">
          <table:table-cell office:value-type="float" office:value="215915" calcext:value-type="float">
            <text:p>215915</text:p>
          </table:table-cell>
          <table:table-cell office:value-type="string" calcext:value-type="string">
            <text:p>Я готов{|а} отдать 1000 знаков отличия 50 небесных жемчужин в обмен на Амулет Мракоборца.</text:p>
          </table:table-cell>
        </table:table-row>
        <table:table-row table:style-name="ro1">
          <table:table-cell office:value-type="float" office:value="215925" calcext:value-type="float">
            <text:p>215925</text:p>
          </table:table-cell>
          <table:table-cell office:value-type="string" calcext:value-type="string">
            <text:p>Я готов{|а} отдать 1000 знаков отличия 50 небесных жемчужин в обмен на Амулет Диверсанта.</text:p>
          </table:table-cell>
        </table:table-row>
        <table:table-row table:style-name="ro1">
          <table:table-cell office:value-type="float" office:value="215927" calcext:value-type="float">
            <text:p>215927</text:p>
          </table:table-cell>
          <table:table-cell office:value-type="string" calcext:value-type="string">
            <text:p>Привет, не ожидал{|а} меня увидеть?</text:p>
          </table:table-cell>
        </table:table-row>
        <table:table-row table:style-name="ro1">
          <table:table-cell office:value-type="float" office:value="215928" calcext:value-type="float">
            <text:p>215928</text:p>
          </table:table-cell>
          <table:table-cell office:value-type="string" calcext:value-type="string">
            <text:p>Джуно, здравствуй. Сказать по правде, совсем не ожидал{|а}... Надолго к нам?</text:p>
          </table:table-cell>
        </table:table-row>
        <table:table-row table:style-name="ro1">
          <table:table-cell office:value-type="float" office:value="215934" calcext:value-type="float">
            <text:p>215934</text:p>
          </table:table-cell>
          <table:table-cell office:value-type="string" calcext:value-type="string">
            <text:p>О, кто к нам пожаловал! Какими ветрами занесло в мою скромную обитель? Никак проголодал{ся|ась}? Кстати, хорошо, что заглянул{|а}, есть одно очень интересное <text:s/>предложение.</text:p>
          </table:table-cell>
        </table:table-row>
        <table:table-row table:style-name="ro1">
          <table:table-cell office:value-type="float" office:value="215935" calcext:value-type="float">
            <text:p>215935</text:p>
          </table:table-cell>
          <table:table-cell office:value-type="string" calcext:value-type="string">
            <text:p>Хе-хе, есть у меня помощники, не лишенные исследовательского духа, которые с энтузиазмом относятся к нашему сотрудничеству. Кстати, ты можешь стать одн{им|ой} из них. Предлагаю сделку - ты приносишь мне 5 разных бутылок редких сортов вин, а я тебе вручаю награду. Все по-честному.</text:p>
          </table:table-cell>
        </table:table-row>
        <table:table-row table:style-name="ro1">
          <table:table-cell office:value-type="float" office:value="215937" calcext:value-type="float">
            <text:p>215937</text:p>
          </table:table-cell>
          <table:table-cell office:value-type="string" calcext:value-type="string">
            <text:p>Вот-вот, об этом я и хотел поговорить. Пора разнообразить ассортимент предлагаемых напитков для моих очень разборчивых клиентов, соглас{ен|на}? Хочу предложить истинным ценителям редкие сорта вин, которые сделают честь любому столу.</text:p>
          </table:table-cell>
        </table:table-row>
        <table:table-row table:style-name="ro1">
          <table:table-cell office:value-type="float" office:value="215938" calcext:value-type="float">
            <text:p>215938</text:p>
          </table:table-cell>
          <table:table-cell office:value-type="string" calcext:value-type="string">
            <text:p>Ларчик с полезными банками и склянками, которые пригодятся тако{му|й} грозно{му|й} вои{ну|тельнице}, ко{им|ей} ты, безусловно, являешься.</text:p>
          </table:table-cell>
        </table:table-row>
        <table:table-row table:style-name="ro1">
          <table:table-cell office:value-type="float" office:value="215943" calcext:value-type="float">
            <text:p>215943</text:p>
          </table:table-cell>
          <table:table-cell office:value-type="string" calcext:value-type="string">
            <text:p>Милости прошу к моему шалашу! Как там наша договоренность, не прекратил{|а} еще поиски?</text:p>
          </table:table-cell>
        </table:table-row>
        <table:table-row table:style-name="ro1">
          <table:table-cell office:value-type="float" office:value="215944" calcext:value-type="float">
            <text:p>215944</text:p>
          </table:table-cell>
          <table:table-cell office:value-type="string" calcext:value-type="string">
            <text:p>Вы про редкое вино? Ни в коем случае! Более того, спешу вас порадовать - пять бутылок я уже наш{ел|ла} и готов{|а} совершить обмен.</text:p>
          </table:table-cell>
        </table:table-row>
        <table:table-row table:style-name="ro1">
          <table:table-cell office:value-type="float" office:value="215946" calcext:value-type="float">
            <text:p>215946</text:p>
          </table:table-cell>
          <table:table-cell office:value-type="string" calcext:value-type="string">
            <text:p>Прекрасно, это лучшая новость за весь день! Ставь бутылочки сюда... <text:s/>Замечательно, это именно то, что надо! Ты здорово поработал{|а} и, несомненно, заслужил{|а} эту награду, держи. Если вдруг найдешь еще бутылки, тащи их сюда, найдем им применение.</text:p>
          </table:table-cell>
        </table:table-row>
        <table:table-row table:style-name="ro1">
          <table:table-cell office:value-type="float" office:value="215947" calcext:value-type="float">
            <text:p>215947</text:p>
          </table:table-cell>
          <table:table-cell office:value-type="string" calcext:value-type="string">
            <text:p>Приветствую тебя, славн{ый|ая} обитатель{|ница} Элинора. Рад нашей очередной встрече. \n</text:p>
          </table:table-cell>
        </table:table-row>
        <table:table-row table:style-name="ro1">
          <table:table-cell office:value-type="float" office:value="215953" calcext:value-type="float">
            <text:p>215953</text:p>
          </table:table-cell>
          <table:table-cell office:value-type="string" calcext:value-type="string">
            <text:p>И я рад{|а} снова видеть вас в наших краях. Что-то вид у вас, Марко, какой-то озадаченный, случилось чего?</text:p>
          </table:table-cell>
        </table:table-row>
        <table:table-row table:style-name="ro1">
          <table:table-cell office:value-type="float" office:value="215955" calcext:value-type="float">
            <text:p>215955</text:p>
          </table:table-cell>
          <table:table-cell office:value-type="string" calcext:value-type="string">
            <text:p>Замечательно! Большое тебе спасибо, ты меня здорово выручил{|а}. А вот и заслуженная награда, держи.</text:p>
          </table:table-cell>
        </table:table-row>
        <table:table-row table:style-name="ro1">
          <table:table-cell office:value-type="float" office:value="215958" calcext:value-type="float">
            <text:p>215958</text:p>
          </table:table-cell>
          <table:table-cell office:value-type="string" calcext:value-type="string">
            <text:p>Ну что ты там у порога застрял{|а}, проходи скорее!</text:p>
          </table:table-cell>
        </table:table-row>
        <table:table-row table:style-name="ro1">
          <table:table-cell office:value-type="float" office:value="215965" calcext:value-type="float">
            <text:p>215965</text:p>
          </table:table-cell>
          <table:table-cell office:value-type="string" calcext:value-type="string">
            <text:p>Здравствуйте, уважаемый Сэмиус. Вот решил{|а} к вам в гости заглянуть. Вы ведь у нас главный по питомцам. Я тут какой-то странный амулет повиновения наш{ел|ла}...</text:p>
          </table:table-cell>
        </table:table-row>
        <table:table-row table:style-name="ro1">
          <table:table-cell office:value-type="float" office:value="215968" calcext:value-type="float">
            <text:p>215968</text:p>
          </table:table-cell>
          <table:table-cell office:value-type="string" calcext:value-type="string">
            <text:p>Здравствуйте, уважаемый Лагор. Вот решил{|а} к вам в гости заглянуть. Вы ведь у нас специалист по механическим <text:s/>защитникам и помощникам. А я как раз какой-то странный пульт наш{ел|ла}...</text:p>
          </table:table-cell>
        </table:table-row>
        <table:table-row table:style-name="ro1">
          <table:table-cell office:value-type="float" office:value="215978" calcext:value-type="float">
            <text:p>215978</text:p>
          </table:table-cell>
          <table:table-cell office:value-type="string" calcext:value-type="string">
            <text:p>Послушай мою грустную историю, смертн{ый|ая}. Когда-то я был великим воином, который забрал столько жизней, что вряд ли мой подвиг удастся кому-то повторить. От одного моего имени трепетали гномы, враги пугали мной <text:s/>детей, и даже собственные соплеменники страшились жестокости, с которой я расправлялся со всеми, кто вставал на моем пути. Меня боялись... но мне это нравилось. \n... Да что же такое! Подожди, сейчас я верну голову на место и продолжу свой рассказ.</text:p>
          </table:table-cell>
        </table:table-row>
        <table:table-row table:style-name="ro1">
          <table:table-cell office:value-type="float" office:value="215979" calcext:value-type="float">
            <text:p>215979</text:p>
          </table:table-cell>
          <table:table-cell office:value-type="string" calcext:value-type="string">
            <text:p>Смертн{ый|ая}, не советую спорить с силами, которые могут превратить твою голову в тыкву. Жаль, что я слишком поздно это понял...</text:p>
          </table:table-cell>
        </table:table-row>
        <table:table-row table:style-name="ro1">
          <table:table-cell office:value-type="float" office:value="215984" calcext:value-type="float">
            <text:p>215984</text:p>
          </table:table-cell>
          <table:table-cell office:value-type="string" calcext:value-type="string">
            <text:p>Ну что же, спасибо за страшилку, рад{|а} знакомству. Берегите свою тыкву!</text:p>
          </table:table-cell>
        </table:table-row>
        <table:table-row table:style-name="ro1">
          <table:table-cell office:value-type="float" office:value="215987" calcext:value-type="float">
            <text:p>215987</text:p>
          </table:table-cell>
          <table:table-cell office:value-type="string" calcext:value-type="string">
            <text:p>Послушай мою грустную историю, смертн{ый|ая}. Когда-то я был великим воином, который забрал столько жизней, что вряд ли мой подвиг удастся кому-то повторить. От одного моего имени трепетали люди, враги пугали мной <text:s/>детей, и даже собственные соплеменники страшились жестокости, с которой я расправлялся со всеми, кто вставал на моем пути. Меня боялись... но мне это нравилось. \n... Ох, ну что же это такое! Подожди, сейчас я верну голову на место и продолжу свой рассказ.</text:p>
          </table:table-cell>
        </table:table-row>
        <table:table-row table:style-name="ro1">
          <table:table-cell office:value-type="float" office:value="215994" calcext:value-type="float">
            <text:p>215994</text:p>
          </table:table-cell>
          <table:table-cell office:value-type="string" calcext:value-type="string">
            <text:p>Послушай, смертн{ый|ая}, хочешь помочь не очень хорошему, но сильно раскаивающемуся человеку? Разумеется, за вознаграждение.</text:p>
          </table:table-cell>
        </table:table-row>
        <table:table-row table:style-name="ro1">
          <table:table-cell office:value-type="float" office:value="215996" calcext:value-type="float">
            <text:p>215996</text:p>
          </table:table-cell>
          <table:table-cell office:value-type="string" calcext:value-type="string">
            <text:p>Звучит интересно. Я соглас{ен|на}.</text:p>
          </table:table-cell>
        </table:table-row>
        <table:table-row table:style-name="ro1">
          <table:table-cell office:value-type="float" office:value="215999" calcext:value-type="float">
            <text:p>215999</text:p>
          </table:table-cell>
          <table:table-cell office:value-type="string" calcext:value-type="string">
            <text:p>Послушай, смертн{ый|ая}, хочешь помочь не очень хорошему, но сильно раскаивающемуся гному? Разумеется, за вознаграждение.</text:p>
          </table:table-cell>
        </table:table-row>
        <table:table-row table:style-name="ro1">
          <table:table-cell office:value-type="float" office:value="216006" calcext:value-type="float">
            <text:p>216006</text:p>
          </table:table-cell>
          <table:table-cell office:value-type="string" calcext:value-type="string">
            <text:p>Не переживай, сотню тыкв я собрал{|а}. Вот, держи.</text:p>
          </table:table-cell>
        </table:table-row>
        <table:table-row table:style-name="ro1">
          <table:table-cell office:value-type="float" office:value="216016" calcext:value-type="float">
            <text:p>216016</text:p>
          </table:table-cell>
          <table:table-cell office:value-type="string" calcext:value-type="string">
            <text:p>Приветствую, путни{к|ца} , вы уже ознакомились с королевским указом?</text:p>
          </table:table-cell>
        </table:table-row>
        <table:table-row table:style-name="ro1">
          <table:table-cell office:value-type="float" office:value="216035" calcext:value-type="float">
            <text:p>216035</text:p>
          </table:table-cell>
          <table:table-cell office:value-type="string" calcext:value-type="string">
            <text:p>У меня есть 1 глиняный осколок. Готов{|а} обменять его на 1 репутацию Искателя утраченных знаний. <text:s/>\n</text:p>
          </table:table-cell>
        </table:table-row>
        <table:table-row table:style-name="ro1">
          <table:table-cell office:value-type="float" office:value="216052" calcext:value-type="float">
            <text:p>216052</text:p>
          </table:table-cell>
          <table:table-cell office:value-type="string" calcext:value-type="string">
            <text:p>Есть 1 глиняный осколок и 1 расколотая глиняная табличка. Готов{|а} обменять ее на 6 пунктов репутации Искателя утраченных знаний.</text:p>
          </table:table-cell>
        </table:table-row>
        <table:table-row table:style-name="ro1">
          <table:table-cell office:value-type="float" office:value="216072" calcext:value-type="float">
            <text:p>216072</text:p>
          </table:table-cell>
          <table:table-cell office:value-type="string" calcext:value-type="string">
            <text:p>Есть 1 глиняный осколок и 1 глиняная табличка. Готов{|а} обменять ее на 14 пунктов репутации Искателя утраченных знаний.</text:p>
          </table:table-cell>
        </table:table-row>
        <table:table-row table:style-name="ro1">
          <table:table-cell office:value-type="float" office:value="216090" calcext:value-type="float">
            <text:p>216090</text:p>
          </table:table-cell>
          <table:table-cell office:value-type="string" calcext:value-type="string">
            <text:p>Благодарю вас. Уверен{|а}, это не последняя наша встреча. До скорого!</text:p>
          </table:table-cell>
        </table:table-row>
        <table:table-row table:style-name="ro1">
          <table:table-cell office:value-type="float" office:value="216094" calcext:value-type="float">
            <text:p>216094</text:p>
          </table:table-cell>
          <table:table-cell office:value-type="string" calcext:value-type="string">
            <text:p>Здравствуйте, отважн{ый|ая} искатель{|ница}, рада приветствовать вас от лица нашей Хартии. Еще раз спасибо за ваше участие в сборе глиняных табличек - столичные профессора просто в восторге. Работой они обеспечены на многие месяцы. Сказать по правде, я даже не знаю, что делать с излишками глиняных табличек...</text:p>
          </table:table-cell>
        </table:table-row>
        <table:table-row table:style-name="ro1">
          <table:table-cell office:value-type="float" office:value="216109" calcext:value-type="float">
            <text:p>216109</text:p>
          </table:table-cell>
          <table:table-cell office:value-type="string" calcext:value-type="string">
            <text:p>У меня есть 1 каменный осколок. Готов{|а} обменять его на 1 репутацию Искателя утраченных знаний. <text:s/>\n</text:p>
          </table:table-cell>
        </table:table-row>
        <table:table-row table:style-name="ro1">
          <table:table-cell office:value-type="float" office:value="216124" calcext:value-type="float">
            <text:p>216124</text:p>
          </table:table-cell>
          <table:table-cell office:value-type="string" calcext:value-type="string">
            <text:p>Есть 1 каменный осколок и 1 расколотая каменная табличка. Готов{|а} обменять ее на 6 пунктов репутации Искателя утраченных знаний.</text:p>
          </table:table-cell>
        </table:table-row>
        <table:table-row table:style-name="ro1">
          <table:table-cell office:value-type="float" office:value="216142" calcext:value-type="float">
            <text:p>216142</text:p>
          </table:table-cell>
          <table:table-cell office:value-type="string" calcext:value-type="string">
            <text:p>Есть 1 каменный осколок и 1 каменная табличка. Готов{|а} обменять ее на 14 пунктов репутации Искателя утраченных знаний.</text:p>
          </table:table-cell>
        </table:table-row>
        <table:table-row table:style-name="ro1">
          <table:table-cell office:value-type="float" office:value="216162" calcext:value-type="float">
            <text:p>216162</text:p>
          </table:table-cell>
          <table:table-cell office:value-type="string" calcext:value-type="string">
            <text:p>Здравствуйте, отважн{ый|ая} искатель{|ница}, рада приветствовать вас от лица нашей Хартии. Счастлива сообщить, что мы в кратчайшие сроки выполнили план по сбору каменных табличек. Теперь нужно сосредоточить все усилия на мраморных и других, более ценных экспонатах.</text:p>
          </table:table-cell>
        </table:table-row>
        <table:table-row table:style-name="ro1">
          <table:table-cell office:value-type="float" office:value="216174" calcext:value-type="float">
            <text:p>216174</text:p>
          </table:table-cell>
          <table:table-cell office:value-type="string" calcext:value-type="string">
            <text:p>У меня есть 1 мраморный осколок. Готов{|а} обменять его на 1 репутацию Искателя утраченных знаний. <text:s/>\n</text:p>
          </table:table-cell>
        </table:table-row>
        <table:table-row table:style-name="ro1">
          <table:table-cell office:value-type="float" office:value="216188" calcext:value-type="float">
            <text:p>216188</text:p>
          </table:table-cell>
          <table:table-cell office:value-type="string" calcext:value-type="string">
            <text:p>Есть 1 мраморный осколок и 1 расколотая мраморная табличка. Готов{|а} обменять ее на 6 пунктов репутации Искателя утраченных знаний.</text:p>
          </table:table-cell>
        </table:table-row>
        <table:table-row table:style-name="ro1">
          <table:table-cell office:value-type="float" office:value="216204" calcext:value-type="float">
            <text:p>216204</text:p>
          </table:table-cell>
          <table:table-cell office:value-type="string" calcext:value-type="string">
            <text:p>Есть 1 мраморный осколок и 1 мраморная табличка. Готов{|а} обменять ее на 14 пунктов репутации Искателя утраченных знаний.</text:p>
          </table:table-cell>
        </table:table-row>
        <table:table-row table:style-name="ro1">
          <table:table-cell office:value-type="float" office:value="216222" calcext:value-type="float">
            <text:p>216222</text:p>
          </table:table-cell>
          <table:table-cell office:value-type="string" calcext:value-type="string">
            <text:p>Приветствую, искатель{|ница}. Поздравляю с отличной новостью - нам удалось собрать необходимое количество мраморных табличек для дальнейшего изучения. Примите благодарность от руководства нашей гильдии, так держать! А теперь нужно сосредоточиться на сборе медных, серебряных и золотых табличек. Буду ждать вас с добычей.</text:p>
          </table:table-cell>
        </table:table-row>
        <table:table-row table:style-name="ro1">
          <table:table-cell office:value-type="float" office:value="216233" calcext:value-type="float">
            <text:p>216233</text:p>
          </table:table-cell>
          <table:table-cell office:value-type="string" calcext:value-type="string">
            <text:p>У меня есть 1 медный осколок. Готов{|а} обменять его на 1 репутацию Искателя утраченных знаний. <text:s/>\n</text:p>
          </table:table-cell>
        </table:table-row>
        <table:table-row table:style-name="ro1">
          <table:table-cell office:value-type="float" office:value="216246" calcext:value-type="float">
            <text:p>216246</text:p>
          </table:table-cell>
          <table:table-cell office:value-type="string" calcext:value-type="string">
            <text:p>Есть 1 медный осколок и 1 расколотая медная табличка. Готов{|а} обменять ее на 6 пунктов репутации Искателя утраченных знаний.</text:p>
          </table:table-cell>
        </table:table-row>
        <table:table-row table:style-name="ro1">
          <table:table-cell office:value-type="float" office:value="216260" calcext:value-type="float">
            <text:p>216260</text:p>
          </table:table-cell>
          <table:table-cell office:value-type="string" calcext:value-type="string">
            <text:p>Есть 1 медный осколок и 1 медная табличка. Готов{|а} обменять ее на 14 пунктов репутации Искателя утраченных знаний.</text:p>
          </table:table-cell>
        </table:table-row>
        <table:table-row table:style-name="ro1">
          <table:table-cell office:value-type="float" office:value="216271" calcext:value-type="float">
            <text:p>216271</text:p>
          </table:table-cell>
          <table:table-cell office:value-type="string" calcext:value-type="string">
            <text:p>Позвольте поздравить вас, отважн{ый воин|ая воительница}! Наша Хартия признает вас как одного из лучших искателей и удостаивает еще одной награды! Получайте эту медаль и Признание Искателей. Поздравляю!</text:p>
          </table:table-cell>
        </table:table-row>
        <table:table-row table:style-name="ro1">
          <table:table-cell office:value-type="float" office:value="216272" calcext:value-type="float">
            <text:p>216272</text:p>
          </table:table-cell>
          <table:table-cell office:value-type="string" calcext:value-type="string">
            <text:p>Благодарю вас, я постараюсь быть достойн{ым|ой} оказанной мне чести.</text:p>
          </table:table-cell>
        </table:table-row>
        <table:table-row table:style-name="ro1">
          <table:table-cell office:value-type="float" office:value="216287" calcext:value-type="float">
            <text:p>216287</text:p>
          </table:table-cell>
          <table:table-cell office:value-type="string" calcext:value-type="string">
            <text:p>У меня есть 1 серебряный осколок. Готов{|а} обменять его на 1 репутацию Искателя утраченных знаний. <text:s/>\n</text:p>
          </table:table-cell>
        </table:table-row>
        <table:table-row table:style-name="ro1">
          <table:table-cell office:value-type="float" office:value="216298" calcext:value-type="float">
            <text:p>216298</text:p>
          </table:table-cell>
          <table:table-cell office:value-type="string" calcext:value-type="string">
            <text:p>Есть 1 серебряный осколок и 1 расколотая серебряная табличка. Готов{|а} обменять ее на 6 пунктов репутации Искателя утраченных знаний.</text:p>
          </table:table-cell>
        </table:table-row>
        <table:table-row table:style-name="ro1">
          <table:table-cell office:value-type="float" office:value="216310" calcext:value-type="float">
            <text:p>216310</text:p>
          </table:table-cell>
          <table:table-cell office:value-type="string" calcext:value-type="string">
            <text:p>Есть 1 серебряный осколок и 1 серебряная табличка. Готов{|а} обменять ее на 14 пунктов репутации Искателя утраченных знаний.</text:p>
          </table:table-cell>
        </table:table-row>
        <table:table-row table:style-name="ro1">
          <table:table-cell office:value-type="float" office:value="216324" calcext:value-type="float">
            <text:p>216324</text:p>
          </table:table-cell>
          <table:table-cell office:value-type="string" calcext:value-type="string">
            <text:p>Приветствую, искатель{|ница}. Наши поиски как никогда близки к успешному завершению - еще немного и мы сможем приоткрыть завесу над древними тайнами. Осталось лишь собрать недостающие таблички... Сейчас все силы брошены на это! Принеси фрагменты золотых табличек, и тебя будет ждать поклонение Хартии.</text:p>
          </table:table-cell>
        </table:table-row>
        <table:table-row table:style-name="ro1">
          <table:table-cell office:value-type="float" office:value="216332" calcext:value-type="float">
            <text:p>216332</text:p>
          </table:table-cell>
          <table:table-cell office:value-type="string" calcext:value-type="string">
            <text:p>У меня есть 1 золотой осколок. Готов{|а} обменять его на 1 репутацию Искателя утраченных знаний. <text:s/>\n</text:p>
          </table:table-cell>
        </table:table-row>
        <table:table-row table:style-name="ro1">
          <table:table-cell office:value-type="float" office:value="216338" calcext:value-type="float">
            <text:p>216338</text:p>
          </table:table-cell>
          <table:table-cell office:value-type="string" calcext:value-type="string">
            <text:p>Есть 1 золотой осколок и 1 расколотая золотая табличка. Готов{|а} обменять ее на 6 пунктов репутации Искателя утраченных знаний.</text:p>
          </table:table-cell>
        </table:table-row>
        <table:table-row table:style-name="ro1">
          <table:table-cell office:value-type="float" office:value="216342" calcext:value-type="float">
            <text:p>216342</text:p>
          </table:table-cell>
          <table:table-cell office:value-type="string" calcext:value-type="string">
            <text:p>Есть 1 золотой осколок и 1 золотая табличка. Готов{|а} обменять ее на 14 пунктов репутации Искателя утраченных знаний.</text:p>
          </table:table-cell>
        </table:table-row>
        <table:table-row table:style-name="ro1">
          <table:table-cell office:value-type="float" office:value="216348" calcext:value-type="float">
            <text:p>216348</text:p>
          </table:table-cell>
          <table:table-cell office:value-type="string" calcext:value-type="string">
            <text:p>Приветствую тебя, кормил{ец|ица}! Вот что мне в тебе нравится, так это умение приходить в нужный момент! Прямо сейчас у тебя есть прекрасная возможность в очередной раз помочь нашим трудягам-старателям. Правда, здорово?!</text:p>
          </table:table-cell>
        </table:table-row>
        <table:table-row table:style-name="ro1">
          <table:table-cell office:value-type="float" office:value="216352" calcext:value-type="float">
            <text:p>216352</text:p>
          </table:table-cell>
          <table:table-cell office:value-type="string" calcext:value-type="string">
            <text:p>Приветствую, вои{н|тельница}! Какие из этих продуктов ты принес{|ла} нашим славным работникам кирки и лопаты?\n\n%=3510,3511,3513,3514,3516,3517,3519,3520%</text:p>
          </table:table-cell>
        </table:table-row>
        <table:table-row table:style-name="ro1">
          <table:table-cell office:value-type="float" office:value="216354" calcext:value-type="float">
            <text:p>216354</text:p>
          </table:table-cell>
          <table:table-cell office:value-type="string" calcext:value-type="string">
            <text:p>И сколько Зеленого чая ты готов{|а} передать старателям?</text:p>
          </table:table-cell>
        </table:table-row>
        <table:table-row table:style-name="ro1">
          <table:table-cell office:value-type="float" office:value="216358" calcext:value-type="float">
            <text:p>216358</text:p>
          </table:table-cell>
          <table:table-cell office:value-type="string" calcext:value-type="string">
            <text:p>И сколько Рожков мороженого ты готов{|а} передать старателям?</text:p>
          </table:table-cell>
        </table:table-row>
        <table:table-row table:style-name="ro1">
          <table:table-cell office:value-type="float" office:value="216359" calcext:value-type="float">
            <text:p>216359</text:p>
          </table:table-cell>
          <table:table-cell office:value-type="string" calcext:value-type="string">
            <text:p>И сколько Зерен кофе ты готов{|а} передать старателям?</text:p>
          </table:table-cell>
        </table:table-row>
        <table:table-row table:style-name="ro1">
          <table:table-cell office:value-type="float" office:value="216361" calcext:value-type="float">
            <text:p>216361</text:p>
          </table:table-cell>
          <table:table-cell office:value-type="string" calcext:value-type="string">
            <text:p>И сколько Консервированного древня ты готов{|а} передать старателям?</text:p>
          </table:table-cell>
        </table:table-row>
        <table:table-row table:style-name="ro1">
          <table:table-cell office:value-type="float" office:value="216369" calcext:value-type="float">
            <text:p>216369</text:p>
          </table:table-cell>
          <table:table-cell office:value-type="string" calcext:value-type="string">
            <text:p>И сколько Рыбоящеров маки ты готов{|а} передать старателям?</text:p>
          </table:table-cell>
        </table:table-row>
        <table:table-row table:style-name="ro1">
          <table:table-cell office:value-type="float" office:value="216387" calcext:value-type="float">
            <text:p>216387</text:p>
          </table:table-cell>
          <table:table-cell office:value-type="string" calcext:value-type="string">
            <text:p>И сколько Яблок ты готов{|а} передать старателям?</text:p>
          </table:table-cell>
        </table:table-row>
        <table:table-row table:style-name="ro1">
          <table:table-cell office:value-type="float" office:value="216397" calcext:value-type="float">
            <text:p>216397</text:p>
          </table:table-cell>
          <table:table-cell office:value-type="string" calcext:value-type="string">
            <text:p>И сколько Бананов ты готов{|а} передать старателям?</text:p>
          </table:table-cell>
        </table:table-row>
        <table:table-row table:style-name="ro1">
          <table:table-cell office:value-type="float" office:value="216404" calcext:value-type="float">
            <text:p>216404</text:p>
          </table:table-cell>
          <table:table-cell office:value-type="string" calcext:value-type="string">
            <text:p>Приветствую тебя, кормил{ец|ица}! Вот что мне в тебе нравится, так это умение приходить в нужный момент! Прямо сейчас у тебя есть прекрасная возможность в очередной раз помочь нашим трудягам-старателям. Ты рад{|а}?</text:p>
          </table:table-cell>
        </table:table-row>
        <table:table-row table:style-name="ro1">
          <table:table-cell office:value-type="float" office:value="216460" calcext:value-type="float">
            <text:p>216460</text:p>
          </table:table-cell>
          <table:table-cell office:value-type="string" calcext:value-type="string">
            <text:p>Да будет славен и легок твой путь, отважн{ый|ая} вои{н|тельница}.</text:p>
          </table:table-cell>
        </table:table-row>
        <table:table-row table:style-name="ro1">
          <table:table-cell office:value-type="float" office:value="216461" calcext:value-type="float">
            <text:p>216461</text:p>
          </table:table-cell>
          <table:table-cell office:value-type="string" calcext:value-type="string">
            <text:p>Надеюсь, так и будет. Я рад, что ты наш{ел|ла} время заглянуть ко мне. Сказать по правде, я даже хотел отправить кого-нибудь за очередн{ым|ой} счастлив{чиком|ицей} для вручения награды.</text:p>
          </table:table-cell>
        </table:table-row>
        <table:table-row table:style-name="ro1">
          <table:table-cell office:value-type="float" office:value="216466" calcext:value-type="float">
            <text:p>216466</text:p>
          </table:table-cell>
          <table:table-cell office:value-type="string" calcext:value-type="string">
            <text:p>Я бы хотел{|а} посмотреть другие варианты награды.</text:p>
          </table:table-cell>
        </table:table-row>
        <table:table-row table:style-name="ro1">
          <table:table-cell office:value-type="float" office:value="216467" calcext:value-type="float">
            <text:p>216467</text:p>
          </table:table-cell>
          <table:table-cell office:value-type="string" calcext:value-type="string">
            <text:p>Не сомневаюсь, что так оно и есть. Однако, вернемся к твоему поощрению. Поскольку нам сложно угадать, что порадует сердце отважно{го воина|й воительницы}, у тебя есть возможность само{му|й} выбрать себе награду.</text:p>
          </table:table-cell>
        </table:table-row>
        <table:table-row table:style-name="ro1">
          <table:table-cell office:value-type="float" office:value="216513" calcext:value-type="float">
            <text:p>216513</text:p>
          </table:table-cell>
          <table:table-cell office:value-type="string" calcext:value-type="string">
            <text:p>Здравствуйте, Дилан, я тоже рад{|а} вас видеть. Вы же знаете, что всегда можете рассчитывать на мою помощь, особенно на взаимовыгодной основе. Что вы затеяли на этот раз?</text:p>
          </table:table-cell>
        </table:table-row>
        <table:table-row table:style-name="ro1">
          <table:table-cell office:value-type="float" office:value="216558" calcext:value-type="float">
            <text:p>216558</text:p>
          </table:table-cell>
          <table:table-cell office:value-type="string" calcext:value-type="string">
            <text:p>И сколько Пирожков с крысой ты готов{|а} передать старателям?</text:p>
          </table:table-cell>
        </table:table-row>
        <table:table-row table:style-name="ro1">
          <table:table-cell office:value-type="float" office:value="216568" calcext:value-type="float">
            <text:p>216568</text:p>
          </table:table-cell>
          <table:table-cell office:value-type="string" calcext:value-type="string">
            <text:p>Здравствуйте, Крагор, я тоже рад{|а} вас видеть. Вы же знаете, что всегда можете рассчитывать на мою помощь, особенно на взаимовыгодной основе. Что вы затеяли на этот раз?</text:p>
          </table:table-cell>
        </table:table-row>
        <table:table-row table:style-name="ro1">
          <table:table-cell office:value-type="float" office:value="216624" calcext:value-type="float">
            <text:p>216624</text:p>
          </table:table-cell>
          <table:table-cell office:value-type="string" calcext:value-type="string">
            <text:p>Кхм-кхм... Здрав{|а} будь, вои{н|тельница}. Я вокруг да около ходить не буду, сразу к делу перейду. Подарок мне нужен хороший. У нас в селении не так давно поселилась одна особа, которой я хочу засвидетельствовать свое почтение и это... восхищение, вот.</text:p>
          </table:table-cell>
        </table:table-row>
        <table:table-row table:style-name="ro1">
          <table:table-cell office:value-type="float" office:value="216626" calcext:value-type="float">
            <text:p>216626</text:p>
          </table:table-cell>
          <table:table-cell office:value-type="string" calcext:value-type="string">
            <text:p>Здравствуйте, Хильгор. По правде сказать, не ожидал{|а} от вас такой гаммы чувств. А какой подарок вы хотите купить?</text:p>
          </table:table-cell>
        </table:table-row>
        <table:table-row table:style-name="ro1">
          <table:table-cell office:value-type="float" office:value="216628" calcext:value-type="float">
            <text:p>216628</text:p>
          </table:table-cell>
          <table:table-cell office:value-type="string" calcext:value-type="string">
            <text:p>Ничего я покупать не собираюсь, все это блажь! Всякий знает, кого не спроси, что лучший подарок - это тот, который сделан своими руками. А у меня руки - о-го-го какие! Вот только есть тут один нюансик. Сам я по причине большой занятости не могу отправиться на поиски необходимых для изготовления материалов, поэтому в этом деле мне будет нуж{ен помощник|на помощница}. Котор{ый|ая}, разумеется, будет щедро вознагражден{|а}. Ну как, по рукам?</text:p>
          </table:table-cell>
        </table:table-row>
        <table:table-row table:style-name="ro1">
          <table:table-cell office:value-type="float" office:value="216631" calcext:value-type="float">
            <text:p>216631</text:p>
          </table:table-cell>
          <table:table-cell office:value-type="string" calcext:value-type="string">
            <text:p>Ну что, справил{ся|ась}? Молодец, я в тебе и не сомневался. Так, бисер я положу вот сюда. Слушай теперь второе задание. Мне понадобится кусок хорошей материи. Принеси мне длинную полосу шириной с ладонь.</text:p>
          </table:table-cell>
        </table:table-row>
        <table:table-row table:style-name="ro1">
          <table:table-cell office:value-type="float" office:value="216633" calcext:value-type="float">
            <text:p>216633</text:p>
          </table:table-cell>
          <table:table-cell office:value-type="string" calcext:value-type="string">
            <text:p>А мне почем знать? Прояви фантазию, военную смекалку... Вот, к примеру, в малом лагере рыцарей стоит никому не нужный шатер. Между прочим, пошит он из отличной ткани - прочная, водостойкая, достаточно мягкая. Для моей задумки как раз сгодится! Вот ты бы так незаметненько кусочек от шатра отрезал{|а} и принес{|ла} мне. Сможешь?</text:p>
          </table:table-cell>
        </table:table-row>
        <table:table-row table:style-name="ro1">
          <table:table-cell office:value-type="float" office:value="216635" calcext:value-type="float">
            <text:p>216635</text:p>
          </table:table-cell>
          <table:table-cell office:value-type="string" calcext:value-type="string">
            <text:p>Прекрасно, а ты, оказывается, отличн{ый помощник|ая помощница}! Теперь последнее, что мне от тебя понадобится. Принеси мне два мотка медной проволоки. Попробуй поискать ее на парниковой ферме, там когда-то было налажено производство. Наверняка половина из обитающих там прожорливых монстров под завязку забита съеденной проволокой.</text:p>
          </table:table-cell>
        </table:table-row>
        <table:table-row table:style-name="ro1">
          <table:table-cell office:value-type="float" office:value="216638" calcext:value-type="float">
            <text:p>216638</text:p>
          </table:table-cell>
          <table:table-cell office:value-type="string" calcext:value-type="string">
            <text:p>Всего хорошего, Хильгор, всегда рад{|а} помочь.</text:p>
          </table:table-cell>
        </table:table-row>
        <table:table-row table:style-name="ro1">
          <table:table-cell office:value-type="float" office:value="216639" calcext:value-type="float">
            <text:p>216639</text:p>
          </table:table-cell>
          <table:table-cell office:value-type="string" calcext:value-type="string">
            <text:p>Кхм-кхм... Здрав{|а} будь, вои{н|тельница}. Я тебе скажу прямо и без обиняков - мне нужен хороший подарок. Да не пугайся ты так! Мне твоего ничего не надо. Я сам хочу его смастерить, вот этими честными трудовыми руками!</text:p>
          </table:table-cell>
        </table:table-row>
        <table:table-row table:style-name="ro1">
          <table:table-cell office:value-type="float" office:value="216641" calcext:value-type="float">
            <text:p>216641</text:p>
          </table:table-cell>
          <table:table-cell office:value-type="string" calcext:value-type="string">
            <text:p>Здравствуйте, Слепень. Не ожидал{|а} от вас такое услышать. А что за подарок вы хотите сделать... и для кого?</text:p>
          </table:table-cell>
        </table:table-row>
        <table:table-row table:style-name="ro1">
          <table:table-cell office:value-type="float" office:value="216648" calcext:value-type="float">
            <text:p>216648</text:p>
          </table:table-cell>
          <table:table-cell office:value-type="string" calcext:value-type="string">
            <text:p>А мне почем знать? Прояви фантазию, военную смекалку... Вот, к примеру, в малом лагере рыцарей стоит никому не нужный шатер. Между прочим, пошит он из отличной ткани - прочная, водостойкая, достаточно мягкая. Для моей задумки как раз сгодится! Вот ты бы так незаметненько кусочек от шатра отрезал{|а} и принес{|ла} мне. Только смотри, черным рыцарям не попадись. Сможешь?</text:p>
          </table:table-cell>
        </table:table-row>
        <table:table-row table:style-name="ro1">
          <table:table-cell office:value-type="float" office:value="216650" calcext:value-type="float">
            <text:p>216650</text:p>
          </table:table-cell>
          <table:table-cell office:value-type="string" calcext:value-type="string">
            <text:p>Прекрасно, а ты, оказывается, отличн{ый помощник|ая помощница}! Теперь последнее, что мне от тебя понадобится. Принеси мне два мотка медной проволоки. Попробуй поискать ее в районе фермы Дилана. Там он когда пытался наладить ее производство, а потом на брюквы переключился. Наверняка половина из обитающих там прожорливых монстров под завязку забита этой проволокой.</text:p>
          </table:table-cell>
        </table:table-row>
        <table:table-row table:style-name="ro1">
          <table:table-cell office:value-type="float" office:value="216653" calcext:value-type="float">
            <text:p>216653</text:p>
          </table:table-cell>
          <table:table-cell office:value-type="string" calcext:value-type="string">
            <text:p>Всего хорошего, Слепень, всегда рад{|а} помочь.</text:p>
          </table:table-cell>
        </table:table-row>
        <table:table-row table:style-name="ro1">
          <table:table-cell office:value-type="float" office:value="216654" calcext:value-type="float">
            <text:p>216654</text:p>
          </table:table-cell>
          <table:table-cell office:value-type="string" calcext:value-type="string">
            <text:p>Позвольте представиться, смел{ый воин|ая воительница}, мое имя Агватор, и я представляю интересы одной из самых заслуженных и многообещающих гильдий Совета Старейшин. На протяжении многих лет группа гениальных ученых вела кропотливую работу по изучению удивительных свойств воды. Сначала это были жалкие попытки подчинить себе капризную стихию, потом - системное изучение, научный анализ и лабораторные опыты. Кучка энтузиастов превратилась в целую гильдию, которой удалось добиться больших успехов. Думаю, настало время поделиться со способными и заслуживающими доверия гномами результатами наших исследований.</text:p>
          </table:table-cell>
        </table:table-row>
        <table:table-row table:style-name="ro1">
          <table:table-cell office:value-type="float" office:value="216656" calcext:value-type="float">
            <text:p>216656</text:p>
          </table:table-cell>
          <table:table-cell office:value-type="string" calcext:value-type="string">
            <text:p>Насколько я понял{|а}, конечная цель - это некий эликсир под названием Дар Воды. Только не пойму, для чего мне его пить?</text:p>
          </table:table-cell>
        </table:table-row>
        <table:table-row table:style-name="ro1">
          <table:table-cell office:value-type="float" office:value="216661" calcext:value-type="float">
            <text:p>216661</text:p>
          </table:table-cell>
          <table:table-cell office:value-type="string" calcext:value-type="string">
            <text:p>Здравствуйте, многоуважаемый Агватор. Очень рад{|а} знакомству с таким выдающимся деятелем науки. Не могли бы вы подробнее рассказать о вашей гильдии, что именно лежит в основе ваших исследований?</text:p>
          </table:table-cell>
        </table:table-row>
        <table:table-row table:style-name="ro1">
          <table:table-cell office:value-type="float" office:value="216665" calcext:value-type="float">
            <text:p>216665</text:p>
          </table:table-cell>
          <table:table-cell office:value-type="string" calcext:value-type="string">
            <text:p>Кажется, я совсем запутал{ся|ась}.</text:p>
          </table:table-cell>
        </table:table-row>
        <table:table-row table:style-name="ro1">
          <table:table-cell office:value-type="float" office:value="216669" calcext:value-type="float">
            <text:p>216669</text:p>
          </table:table-cell>
          <table:table-cell office:value-type="string" calcext:value-type="string">
            <text:p>Я уже выпил{|а} <text:s/>10 даров воды и готов{|а} отдать вам еще 200 эликсиров.</text:p>
          </table:table-cell>
        </table:table-row>
        <table:table-row table:style-name="ro1">
          <table:table-cell office:value-type="float" office:value="216671" calcext:value-type="float">
            <text:p>216671</text:p>
          </table:table-cell>
          <table:table-cell office:value-type="string" calcext:value-type="string">
            <text:p>Я уже выпил{|а} <text:s/>1 дар воды и готов{|а} отдать вам еще 20 эликсиров.</text:p>
          </table:table-cell>
        </table:table-row>
        <table:table-row table:style-name="ro1">
          <table:table-cell office:value-type="float" office:value="216682" calcext:value-type="float">
            <text:p>216682</text:p>
          </table:table-cell>
          <table:table-cell office:value-type="string" calcext:value-type="string">
            <text:p>Большое спасибо за поздравление. Я просто стараюсь быть полезн{ым|ой}.</text:p>
          </table:table-cell>
        </table:table-row>
        <table:table-row table:style-name="ro1">
          <table:table-cell office:value-type="float" office:value="216687" calcext:value-type="float">
            <text:p>216687</text:p>
          </table:table-cell>
          <table:table-cell office:value-type="string" calcext:value-type="string">
            <text:p>Очень вам признател{ен|ьна}. Думаю, что скоро порадую вас новыми успехами.</text:p>
          </table:table-cell>
        </table:table-row>
        <table:table-row table:style-name="ro1">
          <table:table-cell office:value-type="float" office:value="216691" calcext:value-type="float">
            <text:p>216691</text:p>
          </table:table-cell>
          <table:table-cell office:value-type="string" calcext:value-type="string">
            <text:p>Невероятно, просто невероятно! Мое вам почтение, вои{н|тельница}. Вы добились просто грандиозных успехов и я не могу оставить вас без награды. Вот, эта медаль пятого ранга будет прекрасно смотреться на вашей героической груди.</text:p>
          </table:table-cell>
        </table:table-row>
        <table:table-row table:style-name="ro1">
          <table:table-cell office:value-type="float" office:value="216697" calcext:value-type="float">
            <text:p>216697</text:p>
          </table:table-cell>
          <table:table-cell office:value-type="string" calcext:value-type="string">
            <text:p>Да здравствуйте величайш{ий|ая исследователь{|ница} водной стихии! Отныне вам будет <text:s/>поклоняться вся Гильдия Воды. Вы совершили невозможное и овладели тайнами стихии! Мы никогда не забудем ваш вклад в науку. Приношу вам свои искренние поздравления!</text:p>
          </table:table-cell>
        </table:table-row>
        <table:table-row table:style-name="ro1">
          <table:table-cell office:value-type="float" office:value="216708" calcext:value-type="float">
            <text:p>216708</text:p>
          </table:table-cell>
          <table:table-cell office:value-type="string" calcext:value-type="string">
            <text:p>Здравствуй, смел{ый воин|ая воительница}. Кажется, мы еще не представлены друг другу? Меня зовут Аквия, магистр Аквия. Думаю, вы слышали об Ордене Воды? Да-да, том самом. Так вот, я буду представлять в Лонгхольме интересы Ордена и обучать талантливых магов премудростям одной из стихий. Думаю, вы догадываетесь, какой именно, правда? Скажу сразу, мы многого добились и нам есть, чем поделиться с упорными последователями.</text:p>
          </table:table-cell>
        </table:table-row>
        <table:table-row table:style-name="ro1">
          <table:table-cell office:value-type="float" office:value="216715" calcext:value-type="float">
            <text:p>216715</text:p>
          </table:table-cell>
          <table:table-cell office:value-type="string" calcext:value-type="string">
            <text:p>Здравствуйте, магистр Аквия. Очень рад{|а} знакомству. А вы можете подробнее рассказать о вашей деятельности?</text:p>
          </table:table-cell>
        </table:table-row>
        <table:table-row table:style-name="ro1">
          <table:table-cell office:value-type="float" office:value="216716" calcext:value-type="float">
            <text:p>216716</text:p>
          </table:table-cell>
          <table:table-cell office:value-type="string" calcext:value-type="string">
            <text:p>Ах, да ты же еще не прош{ел|ла} инициацию. Начну издалека. Вода есть во всем, что нас окружает, и умелый маг может этим пользоваться. Более того, Древние могли призывать первостихии, подчинять их своим нуждам и желаниям, не прилагая особых усилий. К большому сожалению, все их магические наработки остались в далеком прошлом. Теперь, чтобы получить весьма скромный результат, мы вынуждены пользоваться подручными средствами, уподобившись каким-то дикарям...</text:p>
          </table:table-cell>
        </table:table-row>
        <table:table-row table:style-name="ro1">
          <table:table-cell office:value-type="float" office:value="216721" calcext:value-type="float">
            <text:p>216721</text:p>
          </table:table-cell>
          <table:table-cell office:value-type="string" calcext:value-type="string">
            <text:p>Мои поздравления, вои{н|тельница}. Ты привлек внимание высших магистров Ордена. Это начало большого успеха. В награду ты получишь медаль первого ранга. Продолжай в том же духе, ты на правильном пути.</text:p>
          </table:table-cell>
        </table:table-row>
        <table:table-row table:style-name="ro1">
          <table:table-cell office:value-type="float" office:value="216727" calcext:value-type="float">
            <text:p>216727</text:p>
          </table:table-cell>
          <table:table-cell office:value-type="string" calcext:value-type="string">
            <text:p>У меня для тебя прекрасные новости! Расположение Ордена Воды - это уже большое достижение, за которые я готова вручить тебе медаль второго ранга. Поздравляю, ты ее заслужил{|а}.</text:p>
          </table:table-cell>
        </table:table-row>
        <table:table-row table:style-name="ro1">
          <table:table-cell office:value-type="float" office:value="216745" calcext:value-type="float">
            <text:p>216745</text:p>
          </table:table-cell>
          <table:table-cell office:value-type="string" calcext:value-type="string">
            <text:p>Тебе удалось произвести на меня впечатление. Далеко не каждому удается добиться настоящего признания в нашем Ордене. А ты смог{|ла}. Поздравляю и, пользуясь случаем, вручаю эту медаль четвертого ранга.</text:p>
          </table:table-cell>
        </table:table-row>
        <table:table-row table:style-name="ro1">
          <table:table-cell office:value-type="float" office:value="216749" calcext:value-type="float">
            <text:p>216749</text:p>
          </table:table-cell>
          <table:table-cell office:value-type="string" calcext:value-type="string">
            <text:p>Невероятно, просто невероятно! Мое почтение, вои{н|тельница}. Твои поистине грандиозные успехи не остались незамеченными. Вот, эта медаль пятого ранга будет прекрасно смотреться на твоей героической груди.</text:p>
          </table:table-cell>
        </table:table-row>
        <table:table-row table:style-name="ro1">
          <table:table-cell office:value-type="float" office:value="216756" calcext:value-type="float">
            <text:p>216756</text:p>
          </table:table-cell>
          <table:table-cell office:value-type="string" calcext:value-type="string">
            <text:p>Слава величайш{ему|ей} покоритетел{ю|нице} водной стихии! Отныне тебе будет <text:s/>поклоняться весь Орден Воды. Ты соверши{л|а} невозможное и овладел{|а} тайнами стихии! Мы никогда не забудем твоего вклада в развитие стихийной магии. Мои искренние поздравления!</text:p>
          </table:table-cell>
        </table:table-row>
        <table:table-row table:style-name="ro1">
          <table:table-cell office:value-type="float" office:value="216762" calcext:value-type="float">
            <text:p>216762</text:p>
          </table:table-cell>
          <table:table-cell office:value-type="string" calcext:value-type="string">
            <text:p>Скорее, вои{н|тельница}, нельзя медлить ни минуты!</text:p>
          </table:table-cell>
        </table:table-row>
        <table:table-row table:style-name="ro1">
          <table:table-cell office:value-type="float" office:value="216767" calcext:value-type="float">
            <text:p>216767</text:p>
          </table:table-cell>
          <table:table-cell office:value-type="string" calcext:value-type="string">
            <text:p>Что-то я ничего не слышал{|а} ни про битву, ни про равновесие. Просветите?</text:p>
          </table:table-cell>
        </table:table-row>
        <table:table-row table:style-name="ro1">
          <table:table-cell office:value-type="float" office:value="216769" calcext:value-type="float">
            <text:p>216769</text:p>
          </table:table-cell>
          <table:table-cell office:value-type="string" calcext:value-type="string">
            <text:p>Я все понял{|а}, уважаемый Гродор, и готов{|а} принять участие в Битве за Равновесие.</text:p>
          </table:table-cell>
        </table:table-row>
        <table:table-row table:style-name="ro1">
          <table:table-cell office:value-type="float" office:value="216770" calcext:value-type="float">
            <text:p>216770</text:p>
          </table:table-cell>
          <table:table-cell office:value-type="string" calcext:value-type="string">
            <text:p>А, это снова ты. Ну что, готов{|а} сделать свой выбор? Какому из кланов ты отдашь свое предпочтение и частицу боевого духа?</text:p>
          </table:table-cell>
        </table:table-row>
        <table:table-row table:style-name="ro1">
          <table:table-cell office:value-type="float" office:value="216772" calcext:value-type="float">
            <text:p>216772</text:p>
          </table:table-cell>
          <table:table-cell office:value-type="string" calcext:value-type="string">
            <text:p>Я пока не готов{|а} сделать выбор.</text:p>
          </table:table-cell>
        </table:table-row>
        <table:table-row table:style-name="ro1">
          <table:table-cell office:value-type="float" office:value="216804" calcext:value-type="float">
            <text:p>216804</text:p>
          </table:table-cell>
          <table:table-cell office:value-type="string" calcext:value-type="string">
            <text:p>Я все понял{|а}, уважаемый Гаслан, и готов{|а} принять участие в Битве за Равновесие.</text:p>
          </table:table-cell>
        </table:table-row>
        <table:table-row table:style-name="ro1">
          <table:table-cell office:value-type="float" office:value="216832" calcext:value-type="float">
            <text:p>216832</text:p>
          </table:table-cell>
          <table:table-cell office:value-type="string" calcext:value-type="string">
            <text:p>Здравствуй, смел{ый воин|ая воительница}, меня зовут Ордия, и я представляю интересы самой вдумчивой, деятельной и, пожалуй, порядочной гильдии Совета Старейшин.</text:p>
          </table:table-cell>
        </table:table-row>
        <table:table-row table:style-name="ro1">
          <table:table-cell office:value-type="float" office:value="216835" calcext:value-type="float">
            <text:p>216835</text:p>
          </table:table-cell>
          <table:table-cell office:value-type="string" calcext:value-type="string">
            <text:p>Рад{|а} знакомству, Ордия. Расскажите, пожалуйста, подробнее о себе и своей гильдии.</text:p>
          </table:table-cell>
        </table:table-row>
        <table:table-row table:style-name="ro1">
          <table:table-cell office:value-type="float" office:value="216839" calcext:value-type="float">
            <text:p>216839</text:p>
          </table:table-cell>
          <table:table-cell office:value-type="string" calcext:value-type="string">
            <text:p>Мои поздравления, вои{н|тельница}. Ты привлек внимание высшего руководства Гильдии. Это начало большого успеха. В награду ты получишь медаль первого ранга. Продолжай в том же духе, ты на правильном пути.</text:p>
          </table:table-cell>
        </table:table-row>
        <table:table-row table:style-name="ro1">
          <table:table-cell office:value-type="float" office:value="216841" calcext:value-type="float">
            <text:p>216841</text:p>
          </table:table-cell>
          <table:table-cell office:value-type="string" calcext:value-type="string">
            <text:p>Я уже выпил{|а} <text:s/>10 даров порядка и готов{|а} отдать вам еще 200 эликсиров.</text:p>
          </table:table-cell>
        </table:table-row>
        <table:table-row table:style-name="ro1">
          <table:table-cell office:value-type="float" office:value="216843" calcext:value-type="float">
            <text:p>216843</text:p>
          </table:table-cell>
          <table:table-cell office:value-type="string" calcext:value-type="string">
            <text:p>Я уже выпил{|а} <text:s/>1 дар порядка и готов{|а} отдать вам еще 20 эликсиров.</text:p>
          </table:table-cell>
        </table:table-row>
        <table:table-row table:style-name="ro1">
          <table:table-cell office:value-type="float" office:value="216845" calcext:value-type="float">
            <text:p>216845</text:p>
          </table:table-cell>
          <table:table-cell office:value-type="string" calcext:value-type="string">
            <text:p>У меня для тебя прекрасные новости! Расположение Гильдии Порядка - это серьезное достижение, за которые я готова вручить тебе медаль второго ранга. Поздравляю, ты ее заслужил{|а}.</text:p>
          </table:table-cell>
        </table:table-row>
        <table:table-row table:style-name="ro1">
          <table:table-cell office:value-type="float" office:value="216863" calcext:value-type="float">
            <text:p>216863</text:p>
          </table:table-cell>
          <table:table-cell office:value-type="string" calcext:value-type="string">
            <text:p>Тебе удалось произвести на меня впечатление. Далеко не каждому удается добиться настоящего признания в нашей Ложе. А ты смог{|ла}. Поздравляю и, пользуясь случаем, вручаю эту медаль четвертого ранга.</text:p>
          </table:table-cell>
        </table:table-row>
        <table:table-row table:style-name="ro1">
          <table:table-cell office:value-type="float" office:value="216874" calcext:value-type="float">
            <text:p>216874</text:p>
          </table:table-cell>
          <table:table-cell office:value-type="string" calcext:value-type="string">
            <text:p>Слава величайш{ему|ей} исследовател{ю|нице} законов Упорядоченного ! Отныне тебе будет <text:s/>поклоняться вся Гильдия Порядка. Мы никогда не забудем твоего вклада в развитие научной мысли. Мои искренние поздравления!</text:p>
          </table:table-cell>
        </table:table-row>
        <table:table-row table:style-name="ro1">
          <table:table-cell office:value-type="float" office:value="216880" calcext:value-type="float">
            <text:p>216880</text:p>
          </table:table-cell>
          <table:table-cell office:value-type="string" calcext:value-type="string">
            <text:p>Здравствуйте, смел{ый воин|ая воительница}, меня зовут Ордениус, и я представляю интересы самого вдумчивого, деятельного и, пожалуй, порядочного Ордена Магистериума.</text:p>
          </table:table-cell>
        </table:table-row>
        <table:table-row table:style-name="ro1">
          <table:table-cell office:value-type="float" office:value="216883" calcext:value-type="float">
            <text:p>216883</text:p>
          </table:table-cell>
          <table:table-cell office:value-type="string" calcext:value-type="string">
            <text:p>Рад{|а} знакомству, уважаемый Ордениус. Расскажите, пожалуйста, подробнее о себе и своей гильдии.</text:p>
          </table:table-cell>
        </table:table-row>
        <table:table-row table:style-name="ro1">
          <table:table-cell office:value-type="float" office:value="216922" calcext:value-type="float">
            <text:p>216922</text:p>
          </table:table-cell>
          <table:table-cell office:value-type="string" calcext:value-type="string">
            <text:p>Да здравствуйте величайш{ий|ая исследователь{|ница} законов Упорядоченного! Вы заслужили поклонение всего Ордена. Мы никогда не забудем вашего вклада в общее дело. Приношу вам свои искренние поздравления!</text:p>
          </table:table-cell>
        </table:table-row>
        <table:table-row table:style-name="ro1">
          <table:table-cell office:value-type="float" office:value="216934" calcext:value-type="float">
            <text:p>216934</text:p>
          </table:table-cell>
          <table:table-cell office:value-type="string" calcext:value-type="string">
            <text:p>Приветствую тебя, отважн{ый воин|ая воительница}. Кажется, нам еще не доводилось встречаться. Меня зовут Террагор, к слову, профессор. Без ложной скромности - я являюсь ведущим специалистом в области геологических изысканий и представляю интересы гильдии Земли.</text:p>
          </table:table-cell>
        </table:table-row>
        <table:table-row table:style-name="ro1">
          <table:table-cell office:value-type="float" office:value="216937" calcext:value-type="float">
            <text:p>216937</text:p>
          </table:table-cell>
          <table:table-cell office:value-type="string" calcext:value-type="string">
            <text:p>Приветствую вас, досточтимый Террагор. Очень рад{|а} знакомству с таким выдающимся представителем Машинариума. А вы можете подробнее рассказать о вашей гильдии и предмете своих изысканий?</text:p>
          </table:table-cell>
        </table:table-row>
        <table:table-row table:style-name="ro1">
          <table:table-cell office:value-type="float" office:value="216939" calcext:value-type="float">
            <text:p>216939</text:p>
          </table:table-cell>
          <table:table-cell office:value-type="string" calcext:value-type="string">
            <text:p>Я все понял{|а}. Мне нужно обдумать полученную информацию, я загляну к вам позже.</text:p>
          </table:table-cell>
        </table:table-row>
        <table:table-row table:style-name="ro1">
          <table:table-cell office:value-type="float" office:value="216943" calcext:value-type="float">
            <text:p>216943</text:p>
          </table:table-cell>
          <table:table-cell office:value-type="string" calcext:value-type="string">
            <text:p>Я уже выпил{|а} <text:s/>10 даров земли и готов{|а} отдать вам еще 200 эликсиров.</text:p>
          </table:table-cell>
        </table:table-row>
        <table:table-row table:style-name="ro1">
          <table:table-cell office:value-type="float" office:value="216945" calcext:value-type="float">
            <text:p>216945</text:p>
          </table:table-cell>
          <table:table-cell office:value-type="string" calcext:value-type="string">
            <text:p>Я уже выпил{|а} <text:s/>1 дар земли и готов{|а} отдать вам еще 20 эликсиров.</text:p>
          </table:table-cell>
        </table:table-row>
        <table:table-row table:style-name="ro1">
          <table:table-cell office:value-type="float" office:value="216947" calcext:value-type="float">
            <text:p>216947</text:p>
          </table:table-cell>
          <table:table-cell office:value-type="string" calcext:value-type="string">
            <text:p>У меня для тебя прекрасные новости! Твои изыскания снискали расположение нашей Гильдии, что дает мне право вручить медаль второго ранга. Поздравляю, ты ее заслужил{|а}. Продолжай в том же духе, и достигнешь больших высот!</text:p>
          </table:table-cell>
        </table:table-row>
        <table:table-row table:style-name="ro1">
          <table:table-cell office:value-type="float" office:value="216965" calcext:value-type="float">
            <text:p>216965</text:p>
          </table:table-cell>
          <table:table-cell office:value-type="string" calcext:value-type="string">
            <text:p>Друг мой, сегодня великий день. Далеко не каждому удается добиться настоящего признания в нашей гильдии. А вот ты смог{|ла}. С чем я тебя и поздравляю. Кстати, пользуясь случаем, вручаю эту медаль четвертого ранга.</text:p>
          </table:table-cell>
        </table:table-row>
        <table:table-row table:style-name="ro1">
          <table:table-cell office:value-type="float" office:value="216969" calcext:value-type="float">
            <text:p>216969</text:p>
          </table:table-cell>
          <table:table-cell office:value-type="string" calcext:value-type="string">
            <text:p>Невероятно, просто невероятно! Мое почтение, вои{н|тельница}. Ты добил{ся|ась} просто грандиозных успехов, и я не могу оставить тебя без награды. Вот, эта медаль пятого ранга будет прекрасно смотреться на твоей груди.</text:p>
          </table:table-cell>
        </table:table-row>
        <table:table-row table:style-name="ro1">
          <table:table-cell office:value-type="float" office:value="216976" calcext:value-type="float">
            <text:p>216976</text:p>
          </table:table-cell>
          <table:table-cell office:value-type="string" calcext:value-type="string">
            <text:p>Да здравствует величайш{ий|ая исследователь{|ница} земной стихии! Отныне тебе будет <text:s/>поклоняться вся Гильдия Земли. Мы никогда не забудем твоего вклада в науку. Поздравляю!</text:p>
          </table:table-cell>
        </table:table-row>
        <table:table-row table:style-name="ro1">
          <table:table-cell office:value-type="float" office:value="216982" calcext:value-type="float">
            <text:p>216982</text:p>
          </table:table-cell>
          <table:table-cell office:value-type="string" calcext:value-type="string">
            <text:p>Да будет славен путь твой, отважн{ый воин|ая воительница}. Мое имя - Террус, магистр Ордена Земли. Если тебя интересуют загадки одной из самых могущественных стихий, а также обретение новых возможностей, присоединяйся к нашему Ордену!</text:p>
          </table:table-cell>
        </table:table-row>
        <table:table-row table:style-name="ro1">
          <table:table-cell office:value-type="float" office:value="216985" calcext:value-type="float">
            <text:p>216985</text:p>
          </table:table-cell>
          <table:table-cell office:value-type="string" calcext:value-type="string">
            <text:p>Здравствуйте, Террус. Рад{|а} знакомству. А чем занимается ваш Орден?</text:p>
          </table:table-cell>
        </table:table-row>
        <table:table-row table:style-name="ro1">
          <table:table-cell office:value-type="float" office:value="216987" calcext:value-type="float">
            <text:p>216987</text:p>
          </table:table-cell>
          <table:table-cell office:value-type="string" calcext:value-type="string">
            <text:p>Насколько я понял{|а}, дело предстоит довольно хлопотное. Хорошо, мне нужно все как следует обдумать.</text:p>
          </table:table-cell>
        </table:table-row>
        <table:table-row table:style-name="ro1">
          <table:table-cell office:value-type="float" office:value="216988" calcext:value-type="float">
            <text:p>216988</text:p>
          </table:table-cell>
          <table:table-cell office:value-type="string" calcext:value-type="string">
            <text:p>Здравствуй, {рыцарь|волшебница}. Чтобы узнать секреты нашего Ордена, тебе придется доказать свою преданность братству. Итак, если ты хочешь получить 3 пункта репутации, придется сдать мне 20 обычных даров земли и еще 1 использовать само{му|й}. Если хочешь получить 30 пунктов репутации, придется сдать 200 обычных даров земли и еще 10 использовать само{му|й}. Рост репутации отважные мастера могут отслеживать в медалях Ордена земли. Что скажете?</text:p>
          </table:table-cell>
        </table:table-row>
        <table:table-row table:style-name="ro1">
          <table:table-cell office:value-type="float" office:value="216995" calcext:value-type="float">
            <text:p>216995</text:p>
          </table:table-cell>
          <table:table-cell office:value-type="string" calcext:value-type="string">
            <text:p>Приветствую, вои{н|тельница}! У меня для тебя прекрасные новости - твои усилия снискали расположение нашего Ордена, что дает мне право вручить тебе медаль второго ранга. Поздравляю, ты ее заслужил{|а}.\t</text:p>
          </table:table-cell>
        </table:table-row>
        <table:table-row table:style-name="ro1">
          <table:table-cell office:value-type="float" office:value="217000" calcext:value-type="float">
            <text:p>217000</text:p>
          </table:table-cell>
          <table:table-cell office:value-type="string" calcext:value-type="string">
            <text:p>Здравствуй, {рыцарь|волшебница}. Чтобы узнать секреты нашего Ордена, тебе придется доказать свою преданность братству. Итак, если ты хочешь получить 4 пункта репутации, придется сдать мне 20 заговорённых даров земли и еще 1 использовать само{му|й}. Если хочешь получить 40 пунктов репутации, придется сдать 200 заговорённых даров земли и еще 10 использовать само{му|й}. Рост репутации отважные мастера могут отслеживать в медалях Ордена земли. Что скажете?\n</text:p>
          </table:table-cell>
        </table:table-row>
        <table:table-row table:style-name="ro1">
          <table:table-cell office:value-type="float" office:value="217007" calcext:value-type="float">
            <text:p>217007</text:p>
          </table:table-cell>
          <table:table-cell office:value-type="string" calcext:value-type="string">
            <text:p>Здравствуй, {рыцарь|волшебница}. Чтобы узнать секреты нашего Ордена, тебе придется доказать свою преданность братству. Итак, если ты хочешь получить 5 пунктов репутации, придется сдать мне 20 волшебных даров земли и еще 1 использовать само{му|й}. Если хочешь получить 50 пунктов репутации, придется сдать 200 волшебных даров земли и еще 10 использовать само{му|й}. Рост репутации отважные мастера могут отслеживать в медалях Ордена земли. Что скажете?</text:p>
          </table:table-cell>
        </table:table-row>
        <table:table-row table:style-name="ro1">
          <table:table-cell office:value-type="float" office:value="217009" calcext:value-type="float">
            <text:p>217009</text:p>
          </table:table-cell>
          <table:table-cell office:value-type="string" calcext:value-type="string">
            <text:p>Здравствуй, {рыцарь|волшебница}. Чтобы узнать секреты нашего Ордена, тебе придется доказать свою преданность братству. Итак, если ты хочешь получить 5 пунктов репутации, придется сдать мне 20 героических даров земли и еще 1 использовать само{му|й}. Если хочешь получить 50 пунктов репутации, придется сдать 200 героических даров земли и еще 10 использовать само{му|й}. Рост репутации отважные мастера могут отслеживать в медалях Ордена земли. Что скажете?</text:p>
          </table:table-cell>
        </table:table-row>
        <table:table-row table:style-name="ro1">
          <table:table-cell office:value-type="float" office:value="217013" calcext:value-type="float">
            <text:p>217013</text:p>
          </table:table-cell>
          <table:table-cell office:value-type="string" calcext:value-type="string">
            <text:p>Друг мой, сегодня великий день. Далеко не каждому удается добиться настоящего признания членами нашего Ордена. А вот ты смог{|ла}. Пользуясь случаем, вручаю тебе эту медаль четвертого ранга.</text:p>
          </table:table-cell>
        </table:table-row>
        <table:table-row table:style-name="ro1">
          <table:table-cell office:value-type="float" office:value="217016" calcext:value-type="float">
            <text:p>217016</text:p>
          </table:table-cell>
          <table:table-cell office:value-type="string" calcext:value-type="string">
            <text:p>Здравствуй, {рыцарь|волшебница}. Чтобы узнать секреты нашего Ордена, тебе придется доказать свою преданность братству. Итак, если ты хочешь получить 10 пунктов репутации, придется сдать мне 20 эпических даров земли и еще 1 использовать само{му|й}. Если хочешь получить 100 пунктов репутации, придется сдать 200 эпических даров земли и еще 10 использовать само{му|й}. Рост репутации отважные мастера могут отслеживать в медалях Ордена земли. Что скажете?</text:p>
          </table:table-cell>
        </table:table-row>
        <table:table-row table:style-name="ro1">
          <table:table-cell office:value-type="float" office:value="217024" calcext:value-type="float">
            <text:p>217024</text:p>
          </table:table-cell>
          <table:table-cell office:value-type="string" calcext:value-type="string">
            <text:p>Да здравствует величайш{ий|ая исследователь{|ница} земной стихии! Знай, отныне тебе поклоняется весь Орден Земли. Твои заслуги бесценны, а имя навсегда войдет в летопись нашего братства. Поздравляю!</text:p>
          </table:table-cell>
        </table:table-row>
        <table:table-row table:style-name="ro1">
          <table:table-cell office:value-type="float" office:value="217028" calcext:value-type="float">
            <text:p>217028</text:p>
          </table:table-cell>
          <table:table-cell office:value-type="string" calcext:value-type="string">
            <text:p>Здравствуй, {рыцарь|волшебница}. Чтобы узнать секреты нашего Ордена, тебе придется доказать свою преданность братству. Итак, если ты хочешь получить 20 пунктов репутации, придется сдать мне 20 легендарных даров земли и еще 1 использовать само{му|й}. Если хочешь получить 200 пунктов репутации, придется сдать 200 легендарных даров земли и еще 10 использовать само{му|й}. Рост репутации отважные мастера могут отслеживать в медалях Ордена земли. Что скажете?</text:p>
          </table:table-cell>
        </table:table-row>
        <table:table-row table:style-name="ro1">
          <table:table-cell office:value-type="float" office:value="217030" calcext:value-type="float">
            <text:p>217030</text:p>
          </table:table-cell>
          <table:table-cell office:value-type="string" calcext:value-type="string">
            <text:p>Приветствую вас, отважн{ый исследователь|ая исследовательница} водной стихии. Еще раз примите мои поздравления с заслуженным получением нового статуса в нашей гильдии. Думаю, теперь вы готовы узнать секрет уникального оружия, который мы храним веками.</text:p>
          </table:table-cell>
        </table:table-row>
        <table:table-row table:style-name="ro1">
          <table:table-cell office:value-type="float" office:value="217031" calcext:value-type="float">
            <text:p>217031</text:p>
          </table:table-cell>
          <table:table-cell office:value-type="string" calcext:value-type="string">
            <text:p>Вот как? Звучит очень интересно... Поскорее вручайте мне это самое оружие, я готов{|а}!</text:p>
          </table:table-cell>
        </table:table-row>
        <table:table-row table:style-name="ro1">
          <table:table-cell office:value-type="float" office:value="217032" calcext:value-type="float">
            <text:p>217032</text:p>
          </table:table-cell>
          <table:table-cell office:value-type="string" calcext:value-type="string">
            <text:p>Подождите, не все так просто. Я сказал, вы «узнаете», а не получите сказочный кладенец, который сделает из вас непобедимого вои{на|тельницу}. Прежде вам потребуется доказать преданность нашему общему делу и готовность идти на определенные... скажем так, материальные жертвы.</text:p>
          </table:table-cell>
        </table:table-row>
        <table:table-row table:style-name="ro1">
          <table:table-cell office:value-type="float" office:value="217039" calcext:value-type="float">
            <text:p>217039</text:p>
          </table:table-cell>
          <table:table-cell office:value-type="string" calcext:value-type="string">
            <text:p>Все понятно. Опять чуда не произошло, и придется само{му|й} всего добиваться.</text:p>
          </table:table-cell>
        </table:table-row>
        <table:table-row table:style-name="ro1">
          <table:table-cell office:value-type="float" office:value="217046" calcext:value-type="float">
            <text:p>217046</text:p>
          </table:table-cell>
          <table:table-cell office:value-type="string" calcext:value-type="string">
            <text:p>Здравствуй, отважн{ый исследователь|ая исследовательница } водной стихии. Позволь еще раз поздравить тебя от лица всего нашего Ордена. Настало время раскрыть тебе тайну, которая позволит стать обладател{ем|ьницей} Ледяного Клинка - уникального оружия, секрет изготовления которого мы храним веками.</text:p>
          </table:table-cell>
        </table:table-row>
        <table:table-row table:style-name="ro1">
          <table:table-cell office:value-type="float" office:value="217047" calcext:value-type="float">
            <text:p>217047</text:p>
          </table:table-cell>
          <table:table-cell office:value-type="string" calcext:value-type="string">
            <text:p>Звучит очень интересно... Поскорее вручайте мне это самое оружие, я готов{|а}!</text:p>
          </table:table-cell>
        </table:table-row>
        <table:table-row table:style-name="ro1">
          <table:table-cell office:value-type="float" office:value="217052" calcext:value-type="float">
            <text:p>217052</text:p>
          </table:table-cell>
          <table:table-cell office:value-type="string" calcext:value-type="string">
            <text:p>Да, ты не ослышал{ся|ась}, понадобится 7000 Каплей Вечности, чтобы завершить обряд Пробуждения. И нечего тут с кислым видом стоять - не я придумала ритуал. Если хочешь вернуть мощь Угасшему ледяному клинку, ты долж{ен|на} следовать вековому порядку. Но если тебе это не подходит, ступай к мастерам-артефакторам. У них в лавке есть в продаже Ледяной Клинок за кристаллы. Никакой тебе мороки и беготни. В общем, решай сам{|а}.</text:p>
          </table:table-cell>
        </table:table-row>
        <table:table-row table:style-name="ro1">
          <table:table-cell office:value-type="float" office:value="217055" calcext:value-type="float">
            <text:p>217055</text:p>
          </table:table-cell>
          <table:table-cell office:value-type="string" calcext:value-type="string">
            <text:p>Ясно, все-таки, чудес не бывает. Придется само{му|й} всего добиваться.</text:p>
          </table:table-cell>
        </table:table-row>
        <table:table-row table:style-name="ro1">
          <table:table-cell office:value-type="float" office:value="217058" calcext:value-type="float">
            <text:p>217058</text:p>
          </table:table-cell>
          <table:table-cell office:value-type="string" calcext:value-type="string">
            <text:p>Как{ой|ая} же ты все-таки нетерпелив{ый|ая}! Вот твой Ледяной Клинок, держи. И оставь меня, мне нужно время для восстановления.</text:p>
          </table:table-cell>
        </table:table-row>
        <table:table-row table:style-name="ro1">
          <table:table-cell office:value-type="float" office:value="217070" calcext:value-type="float">
            <text:p>217070</text:p>
          </table:table-cell>
          <table:table-cell office:value-type="string" calcext:value-type="string">
            <text:p>Хорошо, Гертон, я соглас{ен|на}. Давайте ваш пергамент.</text:p>
          </table:table-cell>
        </table:table-row>
        <table:table-row table:style-name="ro1">
          <table:table-cell office:value-type="float" office:value="217071" calcext:value-type="float">
            <text:p>217071</text:p>
          </table:table-cell>
          <table:table-cell office:value-type="string" calcext:value-type="string">
            <text:p>Мне как раз нуж{ен|на} растороп{ный помощник|ная помощница}, котор{ый|ая} согласится помочь усталому стражу. Хочу вам поручить одну непыльную работенку. И с местными обитателями познакомитесь, приличную награду получите. Уверяю, для вас это труда не составит, а пользу принесет немалую. Всего-то и нужно, что пройтись с этим пергаментом по всем жителям Лонгхольма и принести его мне обратно с их подписями. Проведем неплановую перепись населения, а заодно и слепки магических аур жителей привяжем к образцам их почерка. Приказ самого старосты Златована. Кстати, с него и начинайте, пусть первым поставит свой автограф и печать. Он живет в двух шагах, вон его дом виднеется. Обещаю, ваши труды будут щедро вознаграждены.</text:p>
          </table:table-cell>
        </table:table-row>
        <table:table-row table:style-name="ro1">
          <table:table-cell office:value-type="float" office:value="217072" calcext:value-type="float">
            <text:p>217072</text:p>
          </table:table-cell>
          <table:table-cell office:value-type="string" calcext:value-type="string">
            <text:p>Здравствуй, отважн{ый искатель приключений|ая искательница приключений}, рад видеть новые лица в нашей деревне. Меня зовут Златован, на протяжении вот уже многих лет я руковожу Лонгхольмом. По правде сказать, сейчас я несколько занят, лучше приходи попозже, и мы с тобой обстоятельно побеседуем. А сейчас извини, мне нужно изучить доклады патрулей.</text:p>
          </table:table-cell>
        </table:table-row>
        <table:table-row table:style-name="ro1">
          <table:table-cell office:value-type="float" office:value="217074" calcext:value-type="float">
            <text:p>217074</text:p>
          </table:table-cell>
          <table:table-cell office:value-type="string" calcext:value-type="string">
            <text:p>Ах, Гертон, каков хитрец! Узнаю этого пройдоху. Так мастерски избавиться от поручения... Ну, раз уж ты взя{лся|лась} за это, так тому и быть. Только не забудь потребовать с него достойную награду! Давай пергамент, я подпишу. Кто тут еще у тебя? А, трактирщик Барфос... Это совсем недалеко. Поднимешься вверх по улице и свернешь направо к таверне. Там они с племянницей и живут. Желаю удачи!</text:p>
          </table:table-cell>
        </table:table-row>
        <table:table-row table:style-name="ro1">
          <table:table-cell office:value-type="float" office:value="217076" calcext:value-type="float">
            <text:p>217076</text:p>
          </table:table-cell>
          <table:table-cell office:value-type="string" calcext:value-type="string">
            <text:p>Проходи, путни{к|ца}, присаживайся. Позволь представиться - Барфос, хозяин этого питейного заведения. Недавно <text:s/>в наших краях?</text:p>
          </table:table-cell>
        </table:table-row>
        <table:table-row table:style-name="ro1">
          <table:table-cell office:value-type="float" office:value="217077" calcext:value-type="float">
            <text:p>217077</text:p>
          </table:table-cell>
          <table:table-cell office:value-type="string" calcext:value-type="string">
            <text:p>Да-да, я только прибыл{|а} в Лонгхольм и многого не знаю. Правда, мне уже поручили первое задание. Нужно собрать подписи всех жителей Лонгхольма, в том числе и вашу. Говорят, что это необходимо для внеплановой переписи населения.</text:p>
          </table:table-cell>
        </table:table-row>
        <table:table-row table:style-name="ro1">
          <table:table-cell office:value-type="float" office:value="217079" calcext:value-type="float">
            <text:p>217079</text:p>
          </table:table-cell>
          <table:table-cell office:value-type="string" calcext:value-type="string">
            <text:p>Добрый день, {молодой человек|девушка}, старый Валиан рад видеть вас у себя в гостях. Судя по всему, пришли <text:s/>вы по какому-то делу, а времени у вас совсем нет, так ведь?</text:p>
          </table:table-cell>
        </table:table-row>
        <table:table-row table:style-name="ro1">
          <table:table-cell office:value-type="float" office:value="217083" calcext:value-type="float">
            <text:p>217083</text:p>
          </table:table-cell>
          <table:table-cell office:value-type="string" calcext:value-type="string">
            <text:p>Заходи-заходи, не стесняйся. Ты, я смотрю, нездешн{ий|яя}. Ну тогда будем знакомы. Меня Мигуэлем величают. Если вдруг что понадобится по ювелирному делу - обращайся. Могу даже взяться за твое обучение, как только опыта наберешься. Запомни, это тебе любой Мастер скажет, уровень личностного развития должен быть не ниже пятого. Только тогда кто-то из Мастеров сможет передать тебе знания и навыки своей профессии.</text:p>
          </table:table-cell>
        </table:table-row>
        <table:table-row table:style-name="ro1">
          <table:table-cell office:value-type="float" office:value="217086" calcext:value-type="float">
            <text:p>217086</text:p>
          </table:table-cell>
          <table:table-cell office:value-type="string" calcext:value-type="string">
            <text:p>Спасибо, Мигуэль, за разъяснения. Очень рад{|а} нашему знакомству. Мне ваша подпись нужна для переписи населения, распишитесь, пожалуйста, на этом пергаменте.</text:p>
          </table:table-cell>
        </table:table-row>
        <table:table-row table:style-name="ro1">
          <table:table-cell office:value-type="float" office:value="217087" calcext:value-type="float">
            <text:p>217087</text:p>
          </table:table-cell>
          <table:table-cell office:value-type="string" calcext:value-type="string">
            <text:p>Это кто там тревожит покой великого тайнописца современности? Что-то я тебя здесь раньше не видел. Кто так{ой|ая}?</text:p>
          </table:table-cell>
        </table:table-row>
        <table:table-row table:style-name="ro1">
          <table:table-cell office:value-type="float" office:value="217091" calcext:value-type="float">
            <text:p>217091</text:p>
          </table:table-cell>
          <table:table-cell office:value-type="string" calcext:value-type="string">
            <text:p>Привет, это ты {тот новенький|та новенькая}, что недавно прибыл{|а} в Лонгхольм? Я Сэмиус, очень рад знакомству. Оказываю посильную помощь Мастеру Зальесу, без меня он как без рук. Я слышал, тебя уже успели работой нагрузить? С новичками так всегда бывает! Давай пергамент, я распишусь. Ладно, не буду задерживать, бывай. Не забывай Сэмиуса, захаживай! \n</text:p>
          </table:table-cell>
        </table:table-row>
        <table:table-row table:style-name="ro1">
          <table:table-cell office:value-type="float" office:value="217093" calcext:value-type="float">
            <text:p>217093</text:p>
          </table:table-cell>
          <table:table-cell office:value-type="string" calcext:value-type="string">
            <text:p>Здравствуй, путни{к|ца}. Проголодал{ся|ась}? Если что, заходи к Ирии, у нее всегда найдется угощение для достойных искателей приключений. Если ты вдруг не понял{|а}, Ирия - это я.</text:p>
          </table:table-cell>
        </table:table-row>
        <table:table-row table:style-name="ro1">
          <table:table-cell office:value-type="float" office:value="217096" calcext:value-type="float">
            <text:p>217096</text:p>
          </table:table-cell>
          <table:table-cell office:value-type="string" calcext:value-type="string">
            <text:p>Простите, я несколько спешу, но с радостью бы воспользовал{ся|ась} вашим предложением чуть позже. А сейчас не могли бы вы поставить свою подпись на этом пергаменте?</text:p>
          </table:table-cell>
        </table:table-row>
        <table:table-row table:style-name="ro1">
          <table:table-cell office:value-type="float" office:value="217098" calcext:value-type="float">
            <text:p>217098</text:p>
          </table:table-cell>
          <table:table-cell office:value-type="string" calcext:value-type="string">
            <text:p>А, все ясно. Давай сюда, что там у тебя. Та-а-а-ак... Готово, держи. Ты, как я посмотрю, довольно крепк{ий|ая} на вид. Могу научить тебя кузнечному делу, <text:s/>как постарше станешь. Как и все остальные Мастера, я беру учеников не ниже 5 уровня. В общем, заходи, если что.</text:p>
          </table:table-cell>
        </table:table-row>
        <table:table-row table:style-name="ro1">
          <table:table-cell office:value-type="float" office:value="217099" calcext:value-type="float">
            <text:p>217099</text:p>
          </table:table-cell>
          <table:table-cell office:value-type="string" calcext:value-type="string">
            <text:p>Я совсем недавно в этих краях и еще не успел{|а} все изучить. А к вам меня направил стражник Гертон, по приказу старосты Златована. Подпись ваша требуется для переписи населения и еще какой-то привязки магических аур...</text:p>
          </table:table-cell>
        </table:table-row>
        <table:table-row table:style-name="ro1">
          <table:table-cell office:value-type="float" office:value="217100" calcext:value-type="float">
            <text:p>217100</text:p>
          </table:table-cell>
          <table:table-cell office:value-type="string" calcext:value-type="string">
            <text:p>Кхе-кхе. Я самый и есть. Причем, смею полагать, не только в Лонгхолме, но и во всем Элиноре. А ты кто так{ой|ая} будешь?</text:p>
          </table:table-cell>
        </table:table-row>
        <table:table-row table:style-name="ro1">
          <table:table-cell office:value-type="float" office:value="217103" calcext:value-type="float">
            <text:p>217103</text:p>
          </table:table-cell>
          <table:table-cell office:value-type="string" calcext:value-type="string">
            <text:p>Здравствуйте, начинающ{ий|ая} защитни{к|ца} Лонгхольма! Рад вас видеть в добром здравии. Как там мое поручение поживает, удалось собрать подписи местных жителей?</text:p>
          </table:table-cell>
        </table:table-row>
        <table:table-row table:style-name="ro1">
          <table:table-cell office:value-type="float" office:value="217105" calcext:value-type="float">
            <text:p>217105</text:p>
          </table:table-cell>
          <table:table-cell office:value-type="string" calcext:value-type="string">
            <text:p>И вам не хворать, Гертон! Да, я обош{ел|ла} всех, кого вы просили, и готов{|а} получить награду за свои труды.</text:p>
          </table:table-cell>
        </table:table-row>
        <table:table-row table:style-name="ro1">
          <table:table-cell office:value-type="float" office:value="217107" calcext:value-type="float">
            <text:p>217107</text:p>
          </table:table-cell>
          <table:table-cell office:value-type="string" calcext:value-type="string">
            <text:p>Здравствуй, отважн{ый исследователь|ная исследовательница} стихии земли. Совет Гильдии считает, что пришло время посвятить тебя в одну из тайн нашего общества и поведать о могучем оружии, секрет создания которого мы храним уже много веков. Скажи, ты хочешь заполучить уникальный Молот Земли?</text:p>
          </table:table-cell>
        </table:table-row>
        <table:table-row table:style-name="ro1">
          <table:table-cell office:value-type="float" office:value="217108" calcext:value-type="float">
            <text:p>217108</text:p>
          </table:table-cell>
          <table:table-cell office:value-type="string" calcext:value-type="string">
            <text:p>Почему-то я не удивлен{|а}. И что надо делать, чтобы его получить?</text:p>
          </table:table-cell>
        </table:table-row>
        <table:table-row table:style-name="ro1">
          <table:table-cell office:value-type="float" office:value="217115" calcext:value-type="float">
            <text:p>217115</text:p>
          </table:table-cell>
          <table:table-cell office:value-type="string" calcext:value-type="string">
            <text:p>Послушай, если тебя что-то не устраивает, обратись к мастерам-артефакторам. У них за кристаллы можно купить все и сразу. <text:s/>Никакой тебе мороки, беготни, собирательства. В общем, решай сам{|а}, если надумаешь провести обряд, приходи ко мне с нужными ресурсами.</text:p>
          </table:table-cell>
        </table:table-row>
        <table:table-row table:style-name="ro1">
          <table:table-cell office:value-type="float" office:value="217117" calcext:value-type="float">
            <text:p>217117</text:p>
          </table:table-cell>
          <table:table-cell office:value-type="string" calcext:value-type="string">
            <text:p>Рад видеть тебя, послушни{к|ца} Земли. Ну что, готов{|а} провести ритуал? Удалось собрать 600 Зарядов ненависти и 7000 Камней мироздания?</text:p>
          </table:table-cell>
        </table:table-row>
        <table:table-row table:style-name="ro1">
          <table:table-cell office:value-type="float" office:value="217123" calcext:value-type="float">
            <text:p>217123</text:p>
          </table:table-cell>
          <table:table-cell office:value-type="string" calcext:value-type="string">
            <text:p>Приветствую отважн{ого исследователя|ную исследовательницу} стихии земли. Думаю, настало время посвятить тебя в одну из тайн нашего славного Ордена и поведать о могучем оружии, секрет создания которого мы храним уже много веков. Скажи, ты хочешь заполучить уникальный Молот Земли?</text:p>
          </table:table-cell>
        </table:table-row>
        <table:table-row table:style-name="ro1">
          <table:table-cell office:value-type="float" office:value="217136" calcext:value-type="float">
            <text:p>217136</text:p>
          </table:table-cell>
          <table:table-cell office:value-type="string" calcext:value-type="string">
            <text:p>Как{ой|ая} же ты все-таки нетерпелив{ый|ая}! Вот твой Молот Земли, держи. Теперь мне нужно восстановить силы, оставь меня одного.</text:p>
          </table:table-cell>
        </table:table-row>
        <table:table-row table:style-name="ro1">
          <table:table-cell office:value-type="float" office:value="217139" calcext:value-type="float">
            <text:p>217139</text:p>
          </table:table-cell>
          <table:table-cell office:value-type="string" calcext:value-type="string">
            <text:p>Приветствую тебя, отважн{ый исследователь|ная исследовательница} законов упорядоченного. Совет Гильдии считает, что настало время посвятить тебя в одну из наших величайших тайн и поведать о могучем оружии, секрет создания которого Гильдия Порядка хранит уже много веков. Я говорю о могущественном Посохе Порядка.</text:p>
          </table:table-cell>
        </table:table-row>
        <table:table-row table:style-name="ro1">
          <table:table-cell office:value-type="float" office:value="217140" calcext:value-type="float">
            <text:p>217140</text:p>
          </table:table-cell>
          <table:table-cell office:value-type="string" calcext:value-type="string">
            <text:p>Так я и знал{|а}. И что же нужно делать, чтобы получить ваш загадочный Посох Порядка?</text:p>
          </table:table-cell>
        </table:table-row>
        <table:table-row table:style-name="ro1">
          <table:table-cell office:value-type="float" office:value="217142" calcext:value-type="float">
            <text:p>217142</text:p>
          </table:table-cell>
          <table:table-cell office:value-type="string" calcext:value-type="string">
            <text:p>Как интересно, никогда о таком не слышал{|а}. То есть вы его мне вот прямо сейчас вручите?</text:p>
          </table:table-cell>
        </table:table-row>
        <table:table-row table:style-name="ro1">
          <table:table-cell office:value-type="float" office:value="217147" calcext:value-type="float">
            <text:p>217147</text:p>
          </table:table-cell>
          <table:table-cell office:value-type="string" calcext:value-type="string">
            <text:p>Не я устанавливаю правила. Если тебе не по силам собрать ресурсы, загляни к мастерам-артефакторам, которые с радостью продадут тебе Посох Порядка за кристаллы. Решать тебе. Как только будешь готов{|а} провести обряд, приходи ко мне с нужными ресурсами.</text:p>
          </table:table-cell>
        </table:table-row>
        <table:table-row table:style-name="ro1">
          <table:table-cell office:value-type="float" office:value="217149" calcext:value-type="float">
            <text:p>217149</text:p>
          </table:table-cell>
          <table:table-cell office:value-type="string" calcext:value-type="string">
            <text:p>Я снова рада видеть тебя, порядочн{ый|ая} вои{н|тельница} Кхатога. Готов{|а} провести ритуал? Удалось собрать 600 Зарядов ненависти и 7000 Элементов порядка?</text:p>
          </table:table-cell>
        </table:table-row>
        <table:table-row table:style-name="ro1">
          <table:table-cell office:value-type="float" office:value="217155" calcext:value-type="float">
            <text:p>217155</text:p>
          </table:table-cell>
          <table:table-cell office:value-type="string" calcext:value-type="string">
            <text:p>Здравствуйте, отважн{ый исследователь|ная исследовательница} законов упорядоченного. Наш Орден готов посвятить вас в одну из величайших тайн и поведать о могучем оружии, секрет создания которого служители Порядка хранят уже много веков. Я говорю о могущественном Посохе Порядка.</text:p>
          </table:table-cell>
        </table:table-row>
        <table:table-row table:style-name="ro1">
          <table:table-cell office:value-type="float" office:value="217157" calcext:value-type="float">
            <text:p>217157</text:p>
          </table:table-cell>
          <table:table-cell office:value-type="string" calcext:value-type="string">
            <text:p>Я бы с радостью это сделал, но не могу. Необходимо провести особый ритуал и приложить немало усилий, прежде чем вы станете обладател{ем|ьницей} этого оружия.</text:p>
          </table:table-cell>
        </table:table-row>
        <table:table-row table:style-name="ro1">
          <table:table-cell office:value-type="float" office:value="217165" calcext:value-type="float">
            <text:p>217165</text:p>
          </table:table-cell>
          <table:table-cell office:value-type="string" calcext:value-type="string">
            <text:p>Я снова рада видеть тебя, порядочн{ый|ая} вои{н|тельница} Лонгхольма. Готов{|а} провести ритуал? Удалось собрать 600 Зарядов ненависти и 7000 Элементов порядка?</text:p>
          </table:table-cell>
        </table:table-row>
        <table:table-row table:style-name="ro1">
          <table:table-cell office:value-type="float" office:value="217171" calcext:value-type="float">
            <text:p>217171</text:p>
          </table:table-cell>
          <table:table-cell office:value-type="string" calcext:value-type="string">
            <text:p>Приветствую отважн{ого|ую} защитни{ка|цу} границ Лонгхольма! Слава Эквиль, что послала тебя нам в помощь.</text:p>
          </table:table-cell>
        </table:table-row>
        <table:table-row table:style-name="ro1">
          <table:table-cell office:value-type="float" office:value="217174" calcext:value-type="float">
            <text:p>217174</text:p>
          </table:table-cell>
          <table:table-cell office:value-type="string" calcext:value-type="string">
            <text:p>Мне нравится твое рвение. Я хочу, чтобы ты наряду с нашими лучшими воинами принял{|а} участие в операции Возмездия. Каждый день я буду ждать от тебя известий. Каждый день я буду давать тебе поручение - уничтожить врага на определенном участке военных действий. Надеюсь, это сможет ослабить их боевую мощь и истощить резервы. В награду ты получишь тотемы земли. Соглас{ен|на} сойтись в смертельной схватке с достойными противниками?</text:p>
          </table:table-cell>
        </table:table-row>
        <table:table-row table:style-name="ro1">
          <table:table-cell office:value-type="float" office:value="217184" calcext:value-type="float">
            <text:p>217184</text:p>
          </table:table-cell>
          <table:table-cell office:value-type="string" calcext:value-type="string">
            <text:p>Слава богам, ты жив{|а}! Благодаря таким незаменимым бойцам как ты, люди скоро достигнут небывалого могущества и навсегда сметут с лица Элинора проклятых коротышек! Не сомневаюсь, что ты с честью выполнил{|а} мое поручение.</text:p>
          </table:table-cell>
        </table:table-row>
        <table:table-row table:style-name="ro1">
          <table:table-cell office:value-type="float" office:value="217186" calcext:value-type="float">
            <text:p>217186</text:p>
          </table:table-cell>
          <table:table-cell office:value-type="string" calcext:value-type="string">
            <text:p>Прекрасно, это именно та новость, которую я надеялся услышать. Да продлит Эквиль твои дни. А вот и обещанная награда. Теперь иди отдыхать и набираться сил. Завтра приходи ко мне за новым заданием, - не пристало тако{му|й} умело{му|й} {рыцарю|воительнице} отсиживаться в тылу! Честь имею!</text:p>
          </table:table-cell>
        </table:table-row>
        <table:table-row table:style-name="ro1">
          <table:table-cell office:value-type="float" office:value="217196" calcext:value-type="float">
            <text:p>217196</text:p>
          </table:table-cell>
          <table:table-cell office:value-type="string" calcext:value-type="string">
            <text:p>Здравия желаю, бесстрашн{ый|ая} защитни{к|ца} Кхатогских гор! Не иначе, сам Кхадгор направил тебя ко мне в час испытаний.</text:p>
          </table:table-cell>
        </table:table-row>
        <table:table-row table:style-name="ro1">
          <table:table-cell office:value-type="float" office:value="217199" calcext:value-type="float">
            <text:p>217199</text:p>
          </table:table-cell>
          <table:table-cell office:value-type="string" calcext:value-type="string">
            <text:p>Мы решили устроить крупномасштабный карательный поход против этих злокозненных людишек! Но прежде, необходимо измотать противника и заставить его раньше времени задействовать свои резервы. И ты, отважн{ый воин|ая воительница}, можешь нам помочь.</text:p>
          </table:table-cell>
        </table:table-row>
        <table:table-row table:style-name="ro1">
          <table:table-cell office:value-type="float" office:value="217203" calcext:value-type="float">
            <text:p>217203</text:p>
          </table:table-cell>
          <table:table-cell office:value-type="string" calcext:value-type="string">
            <text:p>Хорошо, Надум, я готов{|а} приступить к выполнению приказа.</text:p>
          </table:table-cell>
        </table:table-row>
        <table:table-row table:style-name="ro1">
          <table:table-cell office:value-type="float" office:value="217209" calcext:value-type="float">
            <text:p>217209</text:p>
          </table:table-cell>
          <table:table-cell office:value-type="string" calcext:value-type="string">
            <text:p>Слава богам, ты жив{|а}! Благодаря таким незаменимым бойцам как ты, люди скоро исчезнут с лица Элинора! Не сомневаюсь, что ты с честью выполнил{|а} мое поручение.</text:p>
          </table:table-cell>
        </table:table-row>
        <table:table-row table:style-name="ro1">
          <table:table-cell office:value-type="float" office:value="217211" calcext:value-type="float">
            <text:p>217211</text:p>
          </table:table-cell>
          <table:table-cell office:value-type="string" calcext:value-type="string">
            <text:p>Прекрасно, это именно та новость, которую я надеялся услышать. Да продлит Кхадгор твои дни. А вот и обещанная награда. Теперь иди отдыхать и набираться сил. Завтра приходи ко мне за новым заданием, - не пристало тако{му|й} умело{му|й} вои{ну|тельнице} отсиживаться в тылу! В добрый путь!</text:p>
          </table:table-cell>
        </table:table-row>
        <table:table-row table:style-name="ro1">
          <table:table-cell office:value-type="float" office:value="217223" calcext:value-type="float">
            <text:p>217223</text:p>
          </table:table-cell>
          <table:table-cell office:value-type="string" calcext:value-type="string">
            <text:p>Мое тебе почтение, бледнолицый гость Гоб-Блинора. Давненько не виделись. Ты, как я погляжу, успел{|а} прибарахлиться, Сталемёт вон себе достал{|а}. Между прочим, моя личная разработка. Вещь замечательная, удобная и практичная... особенно после модификации.</text:p>
          </table:table-cell>
        </table:table-row>
        <table:table-row table:style-name="ro1">
          <table:table-cell office:value-type="float" office:value="217228" calcext:value-type="float">
            <text:p>217228</text:p>
          </table:table-cell>
          <table:table-cell office:value-type="string" calcext:value-type="string">
            <text:p>По рукам, я готов{|а} купить Транслятор Воли мк3 прямо сейчас.</text:p>
          </table:table-cell>
        </table:table-row>
        <table:table-row table:style-name="ro1">
          <table:table-cell office:value-type="float" office:value="217233" calcext:value-type="float">
            <text:p>217233</text:p>
          </table:table-cell>
          <table:table-cell office:value-type="string" calcext:value-type="string">
            <text:p>Ой! Это я, кажется, ошиб{ся|лась}. Извините, позже зайду.</text:p>
          </table:table-cell>
        </table:table-row>
        <table:table-row table:style-name="ro1">
          <table:table-cell office:value-type="float" office:value="217234" calcext:value-type="float">
            <text:p>217234</text:p>
          </table:table-cell>
          <table:table-cell office:value-type="string" calcext:value-type="string">
            <text:p>Мое тебе почтение, бледнолицый гость Гоб-Блинора. Давненько не виделись. Ты, как я погляжу, успел{|а} прибарахлиться, Сталемёт мк3 вон себе достал{|а}. Между прочим, моя личная разработка. Вещь замечательная, удобная и практичная... особенно после модификации.</text:p>
          </table:table-cell>
        </table:table-row>
        <table:table-row table:style-name="ro1">
          <table:table-cell office:value-type="float" office:value="217239" calcext:value-type="float">
            <text:p>217239</text:p>
          </table:table-cell>
          <table:table-cell office:value-type="string" calcext:value-type="string">
            <text:p>По рукам, я готов{|а} купить Транслятор Ореола мк3 прямо сейчас.</text:p>
          </table:table-cell>
        </table:table-row>
        <table:table-row table:style-name="ro1">
          <table:table-cell office:value-type="float" office:value="217244" calcext:value-type="float">
            <text:p>217244</text:p>
          </table:table-cell>
          <table:table-cell office:value-type="string" calcext:value-type="string">
            <text:p>Ой, и правда... Где-то я, видимо, ошиб{ся|лась}. Тогда позже к вам загляну, как наберу нужное количество.</text:p>
          </table:table-cell>
        </table:table-row>
        <table:table-row table:style-name="ro1">
          <table:table-cell office:value-type="float" office:value="217247" calcext:value-type="float">
            <text:p>217247</text:p>
          </table:table-cell>
          <table:table-cell office:value-type="string" calcext:value-type="string">
            <text:p>И кто енто там у меня скребется под дверью? А, чужезем{ец|ка} пожаловал{|а}. Тоже, поди, <text:s/>комплектик свой защитный преобразовать хочешь?</text:p>
          </table:table-cell>
        </table:table-row>
        <table:table-row table:style-name="ro1">
          <table:table-cell office:value-type="float" office:value="217248" calcext:value-type="float">
            <text:p>217248</text:p>
          </table:table-cell>
          <table:table-cell office:value-type="string" calcext:value-type="string">
            <text:p>Конечно, прямо сейчас я готов{|а} купить у вас Транслятор Ореола.</text:p>
          </table:table-cell>
        </table:table-row>
        <table:table-row table:style-name="ro1">
          <table:table-cell office:value-type="float" office:value="217254" calcext:value-type="float">
            <text:p>217254</text:p>
          </table:table-cell>
          <table:table-cell office:value-type="string" calcext:value-type="string">
            <text:p>Ладно уж, языком трепать не кайлом махать! Вот смотри: собрал{|а} ты полный комплект с аурой “Ореол всадника” и “Серьезная травма” и хочешь спроецировать ее на защитный комплект мк4. <text:s/>Для этого тебе нужно надеть полный комплект с нужной аурой, положить в сумку Гноморуб и воспользоваться купленным у меня Транслятором Ореола или Травмы. %=6189,6190%</text:p>
          </table:table-cell>
        </table:table-row>
        <table:table-row table:style-name="ro1">
          <table:table-cell office:value-type="float" office:value="217260" calcext:value-type="float">
            <text:p>217260</text:p>
          </table:table-cell>
          <table:table-cell office:value-type="string" calcext:value-type="string">
            <text:p>Конечно, прямо сейчас я готов{|а} купить у вас Транслятор Разума.</text:p>
          </table:table-cell>
        </table:table-row>
        <table:table-row table:style-name="ro1">
          <table:table-cell office:value-type="float" office:value="217261" calcext:value-type="float">
            <text:p>217261</text:p>
          </table:table-cell>
          <table:table-cell office:value-type="string" calcext:value-type="string">
            <text:p>Ладно уж, языком трепать не кайлом махать! Вот смотри: собрал{|а} ты полный комплект с аурой “Разум инженера” и “Серьезная травма” и хочешь спроецировать ее на защитный комплект мк4. <text:s/>Для этого тебе нужно надеть полный комплект с нужной аурой, положить в сумку Людорез и воспользоваться купленным у меня Транслятором Разума или Травмы. %=6191,6192%</text:p>
          </table:table-cell>
        </table:table-row>
        <table:table-row table:style-name="ro1">
          <table:table-cell office:value-type="float" office:value="217270" calcext:value-type="float">
            <text:p>217270</text:p>
          </table:table-cell>
          <table:table-cell office:value-type="string" calcext:value-type="string">
            <text:p>Что значит "начальный"? Вы хотите сказать, что я обош{ел|ла} еще не всех жителей?</text:p>
          </table:table-cell>
        </table:table-row>
        <table:table-row table:style-name="ro1">
          <table:table-cell office:value-type="float" office:value="217274" calcext:value-type="float">
            <text:p>217274</text:p>
          </table:table-cell>
          <table:table-cell office:value-type="string" calcext:value-type="string">
            <text:p>Хорошо, я соглас{ен|на}. Что надо делать?</text:p>
          </table:table-cell>
        </table:table-row>
        <table:table-row table:style-name="ro1">
          <table:table-cell office:value-type="float" office:value="217279" calcext:value-type="float">
            <text:p>217279</text:p>
          </table:table-cell>
          <table:table-cell office:value-type="string" calcext:value-type="string">
            <text:p>Рад{|а} знакомству, капитан Донован. Думаю, в скором времени я смогу помочь нашим защитникам Лонгхольма в борьбе с ненавистным врагом. А пока прошу поставить подпись в этом пергаменте. Это указ Старосты, который поручил провести перепись населения Гертону, который...</text:p>
          </table:table-cell>
        </table:table-row>
        <table:table-row table:style-name="ro1">
          <table:table-cell office:value-type="float" office:value="217280" calcext:value-type="float">
            <text:p>217280</text:p>
          </table:table-cell>
          <table:table-cell office:value-type="string" calcext:value-type="string">
            <text:p>Приветствую, странни{к|ца}! Что-то ты не очень похож{|а} на того, кто хочет присоединиться к числу славных Искателей древних знаний. Как бы тебя сам{ого|у} искать не пришлось. Прости, если моя шутка тебя обидела, но пока ты не выглядишь достаточно подготовлен{ым|ой} для поисковой работы. А кому эти цветы?</text:p>
          </table:table-cell>
        </table:table-row>
        <table:table-row table:style-name="ro1">
          <table:table-cell office:value-type="float" office:value="217286" calcext:value-type="float">
            <text:p>217286</text:p>
          </table:table-cell>
          <table:table-cell office:value-type="string" calcext:value-type="string">
            <text:p>Ну кто там опять? Ходят тут, ходят. Вы мне так все грибы тут перетопчите! Кто так{ой|ая}, зачем пожаловал{|а} ?</text:p>
          </table:table-cell>
        </table:table-row>
        <table:table-row table:style-name="ro1">
          <table:table-cell office:value-type="float" office:value="217302" calcext:value-type="float">
            <text:p>217302</text:p>
          </table:table-cell>
          <table:table-cell office:value-type="string" calcext:value-type="string">
            <text:p>И снова здравствуй, юн{ый|ая} защитни{к|ца} Лонгхольма! Очень рад, что вы нашли время заглянуть к одинокому стражу. Может, согласитесь выполнить еще одно мое поручение?</text:p>
          </table:table-cell>
        </table:table-row>
        <table:table-row table:style-name="ro1">
          <table:table-cell office:value-type="float" office:value="217305" calcext:value-type="float">
            <text:p>217305</text:p>
          </table:table-cell>
          <table:table-cell office:value-type="string" calcext:value-type="string">
            <text:p>Да-да, у вас прекрасная память и отличное понимание обстановки. Со временем из вас получится прекрасн{ый|ая} вои{н|тельница}, а может даже полководец. Как выполните поручение, возвращайтесь, буду ждать вас здесь с наградой. Кстати, советую воспользоваться Свитком возвращения, чтобы переместиться к Соли-Дору. К югу от места телепортации разбит палаточный лагерь черных рыцарей.</text:p>
          </table:table-cell>
        </table:table-row>
        <table:table-row table:style-name="ro1">
          <table:table-cell office:value-type="float" office:value="217308" calcext:value-type="float">
            <text:p>217308</text:p>
          </table:table-cell>
          <table:table-cell office:value-type="string" calcext:value-type="string">
            <text:p>Стой, кто идет?! <text:s/>А, новобранец! Здесь небезопасно, поэтому быстренько излагай, зачем приш{ел|ла}, пока враг не застал врасплох.</text:p>
          </table:table-cell>
        </table:table-row>
        <table:table-row table:style-name="ro1">
          <table:table-cell office:value-type="float" office:value="217312" calcext:value-type="float">
            <text:p>217312</text:p>
          </table:table-cell>
          <table:table-cell office:value-type="string" calcext:value-type="string">
            <text:p>Приветствую будущ{его|ую} защитни{ка|цу} Лонгхольма! Что привело тебя в наш лагерь?</text:p>
          </table:table-cell>
        </table:table-row>
        <table:table-row table:style-name="ro1">
          <table:table-cell office:value-type="float" office:value="217314" calcext:value-type="float">
            <text:p>217314</text:p>
          </table:table-cell>
          <table:table-cell office:value-type="string" calcext:value-type="string">
            <text:p>Последний раз шалаш этого разбойника видели на Восточном берегу - это к северо-востоку отсюда. Будь внимател{ен|ьна}, кругом враги, опасайся нападения со стороны гномов!</text:p>
          </table:table-cell>
        </table:table-row>
        <table:table-row table:style-name="ro1">
          <table:table-cell office:value-type="float" office:value="217318" calcext:value-type="float">
            <text:p>217318</text:p>
          </table:table-cell>
          <table:table-cell office:value-type="string" calcext:value-type="string">
            <text:p>Эй, служив{ый|ая}, ты чего это тут высматриваешь? Ищешь острых ощущений? Смотри, здесь уже неохраняемая зона, тут тебе вмиг голову оттяпают...</text:p>
          </table:table-cell>
        </table:table-row>
        <table:table-row table:style-name="ro1">
          <table:table-cell office:value-type="float" office:value="217326" calcext:value-type="float">
            <text:p>217326</text:p>
          </table:table-cell>
          <table:table-cell office:value-type="string" calcext:value-type="string">
            <text:p>Подходи-подходи, не бойся. Позволь представиться - Варгос, местный вербовщик и инструктор. Именно мне выпала честь выбирать будущих героев и готовить достойную смену нашим славным ветеранам. Раз уж ты твердо решил{|а} встать на путь вои{на|тельницы}, нужно как следует подготовиться к предстоящим испытаниям. И в этом я тебе помогу.</text:p>
          </table:table-cell>
        </table:table-row>
        <table:table-row table:style-name="ro1">
          <table:table-cell office:value-type="float" office:value="217327" calcext:value-type="float">
            <text:p>217327</text:p>
          </table:table-cell>
          <table:table-cell office:value-type="string" calcext:value-type="string">
            <text:p>Рад{|а} знакомству, уважаемый Варгос. Вы сказали, что мне полагается набор каких-то боевых снадобий?</text:p>
          </table:table-cell>
        </table:table-row>
        <table:table-row table:style-name="ro1">
          <table:table-cell office:value-type="float" office:value="217328" calcext:value-type="float">
            <text:p>217328</text:p>
          </table:table-cell>
          <table:table-cell office:value-type="string" calcext:value-type="string">
            <text:p>Именно так. Со временем ты научишься сам{|а} изготавливать свитки и варить могущественные зелья, а пока я выдам тебе наиболее используемые боеприпасы. Вот, смотри: Эликсир Силы увеличит наносимый тобой урон, Эликсир Магии восполнит резервы маны, а Эликсир Жизни поможет восстановить пошатнувшееся здоровье. Все это богатство теперь в твоем рюкзаке. Помни, во время сражения боевые склянки помогут одержать победу над более сильным врагом!\n%=147,153,165%\n</text:p>
          </table:table-cell>
        </table:table-row>
        <table:table-row table:style-name="ro1">
          <table:table-cell office:value-type="float" office:value="217332" calcext:value-type="float">
            <text:p>217332</text:p>
          </table:table-cell>
          <table:table-cell office:value-type="string" calcext:value-type="string">
            <text:p>Так, ну что там с заготовкой для тренировочного меча, еще не наш{ел|ла} подходящий брусок? Советую посмотреть в-о-о-н в той куче деревяшек, что находится внизу возле стены. Я уверен, там отыщется что-нибудь подходящее. \n%=6367% \n</text:p>
          </table:table-cell>
        </table:table-row>
        <table:table-row table:style-name="ro1">
          <table:table-cell office:value-type="float" office:value="217336" calcext:value-type="float">
            <text:p>217336</text:p>
          </table:table-cell>
          <table:table-cell office:value-type="string" calcext:value-type="string">
            <text:p>А, это снова ты. Так и не смог{|ла} выучить свое первое заклинание? Уверяю тебя, это не так сложно. Загляни под Шлем в левой от экрана вкладке и найди там магическую книгу. После этого останется только выбрать заклинание по вкусу. Помни, что ты всегда сможешь изменить свой выбор и начать изучение другой ветки магии.</text:p>
          </table:table-cell>
        </table:table-row>
        <table:table-row table:style-name="ro1">
          <table:table-cell office:value-type="float" office:value="217337" calcext:value-type="float">
            <text:p>217337</text:p>
          </table:table-cell>
          <table:table-cell office:value-type="string" calcext:value-type="string">
            <text:p>Здравствуй, новоиспеченн{ый|ая} защитни{к|ца} Лонгхольма! Я - Расмус, местный интендант, заведую службой вещевого обеспечения. Всем новобранцам, желающим вступить под знамена Божественной Эквиль, полагается временный комплект доспехов. Он защитит от мелких порезов, а заодно ты привыкнешь к тяжести, научишься правильно надевать броню, укладывать доспехи в рюкзак... А в большом мире сможешь подобрать себе более надежную защиту на свой вкус и кошелек. <text:s/>Как только переоденешься, заходи ко мне, потолкуем. \n%=11,4,13,10%</text:p>
          </table:table-cell>
        </table:table-row>
        <table:table-row table:style-name="ro1">
          <table:table-cell office:value-type="float" office:value="217338" calcext:value-type="float">
            <text:p>217338</text:p>
          </table:table-cell>
          <table:table-cell office:value-type="string" calcext:value-type="string">
            <text:p>Похоже, ты уже готов{|а} к подвигам и приключениям на просторах большого мира. Но прежде, чем ты покинешь этот остров и направишься к берегам Лонгхольма, тебе придется пройти последнее испытание. Дело в том, что неподалеку обосновались пираты, причем не простые, а костяные. Неупокоенные мертвяки, проклятые Флибустьеры. Ходят тут, туристов пугают. Вреда от них немного, но беспокойно как-то... Одолей пятерых Флибустьеров, и получишь мое благословение, небольшую награду и пропуск в большой мир. Договорились?\n%=6687%</text:p>
          </table:table-cell>
        </table:table-row>
        <table:table-row table:style-name="ro1">
          <table:table-cell office:value-type="float" office:value="217339" calcext:value-type="float">
            <text:p>217339</text:p>
          </table:table-cell>
          <table:table-cell office:value-type="string" calcext:value-type="string">
            <text:p>Ну вот, не успел{|а} поступить на службу, а уже отличил{ся|ась}. Такое рвение надо поощрять. Вот, возьми этот перстень в знак моей личной благодарности. Пусть он неказист, зато обладает некоторыми магическими свойствами, которые, надеюсь, помогут тебе на первых порах. Открой рюкзак и примерь свою первую честно заслуженную награду. Для этого нажми на изображение сумки в верхней панели и кликни по значку надевания на вещи.\n%=6609,6366,385%\n</text:p>
          </table:table-cell>
        </table:table-row>
        <table:table-row table:style-name="ro1">
          <table:table-cell office:value-type="float" office:value="217349" calcext:value-type="float">
            <text:p>217349</text:p>
          </table:table-cell>
          <table:table-cell office:value-type="string" calcext:value-type="string">
            <text:p>Скорее облачайся в новые доспехи, а то вид у тебя, признаться, довольно нелепый. Не пристало вои{ну|тельнице} ходить в крестьянской одеже.</text:p>
          </table:table-cell>
        </table:table-row>
        <table:table-row table:style-name="ro1">
          <table:table-cell office:value-type="float" office:value="217354" calcext:value-type="float">
            <text:p>217354</text:p>
          </table:table-cell>
          <table:table-cell office:value-type="string" calcext:value-type="string">
            <text:p>Прекрасная работа! Не сомневался, что ты легко справишься с заданием! Вот, получи пропуск на корабль, несколько монет и набор простых эликсиров и свитков. Уверен, что очень скоро ты станешь настоящ{им|ей} геро{ем|иней} Лонгхольма. Иди по дороге к причалу, корабль уже ждет тебя!</text:p>
          </table:table-cell>
        </table:table-row>
        <table:table-row table:style-name="ro1">
          <table:table-cell office:value-type="float" office:value="217356" calcext:value-type="float">
            <text:p>217356</text:p>
          </table:table-cell>
          <table:table-cell office:value-type="string" calcext:value-type="string">
            <text:p>Подходи-подходи, не бойся. Позволь представиться, - Кардомар, местный инструктор. Я провожу отбор и обучаю добровольцев, решивших связать свою судьбу со служением Кхадгору и возвышением расы гномов. Раз уж ты твердо решил{|а} встать на воинский путь, нужно как следует подготовиться к предстоящим испытаниям. И в этом я тебе помогу.</text:p>
          </table:table-cell>
        </table:table-row>
        <table:table-row table:style-name="ro1">
          <table:table-cell office:value-type="float" office:value="217357" calcext:value-type="float">
            <text:p>217357</text:p>
          </table:table-cell>
          <table:table-cell office:value-type="string" calcext:value-type="string">
            <text:p>Рад{|а} знакомству, уважаемый Кардомар. Вы сказали, что мне полагается набор каких-то боевых снадобий?</text:p>
          </table:table-cell>
        </table:table-row>
        <table:table-row table:style-name="ro1">
          <table:table-cell office:value-type="float" office:value="217358" calcext:value-type="float">
            <text:p>217358</text:p>
          </table:table-cell>
          <table:table-cell office:value-type="string" calcext:value-type="string">
            <text:p>Именно так. Со временем ты сможешь научиться сам{|а} изготавливать свитки и варить могущественные зелья, а пока я выдам тебе наиболее используемые боеприпасы. Вот, смотри: Эликсир Силы увеличит наносимый тобой урон, Эликсир Магии восполнит резервы маны, а Эликсир Жизни поможет восстановить пошатнувшееся здоровье. Все это богатство теперь в твоем рюкзаке. Помни, во время сражения боевые склянки помогут одержать победу над более сильным врагом!\n%=147,153,165%\n</text:p>
          </table:table-cell>
        </table:table-row>
        <table:table-row table:style-name="ro1">
          <table:table-cell office:value-type="float" office:value="217362" calcext:value-type="float">
            <text:p>217362</text:p>
          </table:table-cell>
          <table:table-cell office:value-type="string" calcext:value-type="string">
            <text:p>Какое счастье, что ты вернул{|а} мне мою обувь! Большое спасибо, вои{н|тельница}, я не сомневался в твоей победе. Однако знай, что в будущем тебя ждут искусные противники и свирепые монстры, для победы над которыми придется использовать все доступное оружие, умения и магические заклинания. Вот, возьми в награду это кольцо. Оно обладает волшебными свойствами и наверняка пригодится тебе на первых порах. Открой рюкзак и примерь свою первую честно заслуженную награду. Для этого нажми на изображение сумки в верхней панели и кликни по значку надевания на вещи.\n%=6609,6366,385%</text:p>
          </table:table-cell>
        </table:table-row>
        <table:table-row table:style-name="ro1">
          <table:table-cell office:value-type="float" office:value="217367" calcext:value-type="float">
            <text:p>217367</text:p>
          </table:table-cell>
          <table:table-cell office:value-type="string" calcext:value-type="string">
            <text:p>Ну, что, не наш{ел|ла} еще подходящую заготовку для булавы? Советую посмотреть в-о-о-н в той куче деревяшек, что находится внизу у самой стены. Я уверен, там отыщется что-нибудь подходящее. \n%=6367% \n</text:p>
          </table:table-cell>
        </table:table-row>
        <table:table-row table:style-name="ro1">
          <table:table-cell office:value-type="float" office:value="217375" calcext:value-type="float">
            <text:p>217375</text:p>
          </table:table-cell>
          <table:table-cell office:value-type="string" calcext:value-type="string">
            <text:p>А, это снова ты. Так и не смог{|ла} выучить свое первое заклинание? Уверяю тебя, это <text:s/>не так сложно. <text:s/>Загляни под Шлем в левой от экрана вкладке и найди там магическую книгу. После этого останется только выбрать заклинание по вкусу. Помни, что ты всегда сможешь изменить свой выбор и начать изучение другой ветки магии.</text:p>
          </table:table-cell>
        </table:table-row>
        <table:table-row table:style-name="ro1">
          <table:table-cell office:value-type="float" office:value="217377" calcext:value-type="float">
            <text:p>217377</text:p>
          </table:table-cell>
          <table:table-cell office:value-type="string" calcext:value-type="string">
            <text:p>Приветствую тебя, будущ{ий|ая} защитни{к|ца} Кхатога! Меня зовут Регадором, я служу в этом лагере каптенармусом и заведую службой вещевого обеспечения. Всем новобранцам, желающим вступить в воинство Кхадгора, полагается начальный комплект простых доспехов. Он защитит от мелких порезов, а заодно ты привыкнешь к тяжести, научишься правильно надевать броню, укладывать доспехи в рюкзак... А в большом мире сможешь подобрать себе более надежную защиту на свой вкус и кошелек. <text:s/>Как только переоденешься, заходи ко мне, потолкуем.\n%=11,4,13,10%</text:p>
          </table:table-cell>
        </table:table-row>
        <table:table-row table:style-name="ro1">
          <table:table-cell office:value-type="float" office:value="217383" calcext:value-type="float">
            <text:p>217383</text:p>
          </table:table-cell>
          <table:table-cell office:value-type="string" calcext:value-type="string">
            <text:p>Похоже, ты уже готов{|а} к подвигам и приключениям на просторах большого мира. Но прежде, чем ты покинешь этот остров и направишься к берегам Кхатога, тебе придется пройти последнее испытание. Дело в том, что неподалеку обосновались пираты, причем не простые, а костяные. Неупокоенные мертвяки, они же Флибустьеры. Ходят тут, новобранцев пугают. Вреда от них немного, но все равно беспокойно как-то... Одолей пятерых Флибустьеров, и получишь мое благословение, небольшую награду и пропуск на борт корабля. Договорились?\n%=6687%</text:p>
          </table:table-cell>
        </table:table-row>
        <table:table-row table:style-name="ro1">
          <table:table-cell office:value-type="float" office:value="217385" calcext:value-type="float">
            <text:p>217385</text:p>
          </table:table-cell>
          <table:table-cell office:value-type="string" calcext:value-type="string">
            <text:p>Прекрасная работа! Не сомневался, что ты легко справишься с заданием! Вот, получи пропуск на борт корабля, несколько монет и набор простых эликсиров и свитков. Уверен, что очень скоро ты станешь настоящ{им|ей} геро{ем|иней} Кхатога. Иди по дороге к причалу, корабль уже ждет тебя!</text:p>
          </table:table-cell>
        </table:table-row>
        <table:table-row table:style-name="ro1">
          <table:table-cell office:value-type="float" office:value="217387" calcext:value-type="float">
            <text:p>217387</text:p>
          </table:table-cell>
          <table:table-cell office:value-type="string" calcext:value-type="string">
            <text:p>Сссмертн{ый|ая}, это ссснова ты. Я вижу, тебе удалосссь найти Темные Сссводы. Что же, моя бывшая Хозяйка будет довольна новым жертвам, которые вы очень ссскоро принесссете Тьме. Возьми эти сссвитки, они помогут тебе сссохранить разум и ссспасти душу.</text:p>
          </table:table-cell>
        </table:table-row>
        <table:table-row table:style-name="ro1">
          <table:table-cell office:value-type="float" office:value="217388" calcext:value-type="float">
            <text:p>217388</text:p>
          </table:table-cell>
          <table:table-cell office:value-type="string" calcext:value-type="string">
            <text:p>Не думал{|а}, что когда-нибудь буду благодар{ен|на} тебе за помощь, Тёмный. Прощай, пусть Боги будут к тебе милосердны.</text:p>
          </table:table-cell>
        </table:table-row>
        <table:table-row table:style-name="ro1">
          <table:table-cell office:value-type="float" office:value="217403" calcext:value-type="float">
            <text:p>217403</text:p>
          </table:table-cell>
          <table:table-cell office:value-type="string" calcext:value-type="string">
            <text:p>Здравсccтвуй, темн{ый воин|ая воительница}. Не думал я, что мою бывшую хозяйку заинтересccуют ccсмертные... Поздравляю, ты удоссстоена великой чесссти!</text:p>
          </table:table-cell>
        </table:table-row>
        <table:table-row table:style-name="ro1">
          <table:table-cell office:value-type="float" office:value="217405" calcext:value-type="float">
            <text:p>217405</text:p>
          </table:table-cell>
          <table:table-cell office:value-type="string" calcext:value-type="string">
            <text:p>Мне надо подумать. Я не уверен{|а}, что хочу помогать тебе, Темный.</text:p>
          </table:table-cell>
        </table:table-row>
        <table:table-row table:style-name="ro1">
          <table:table-cell office:value-type="float" office:value="217410" calcext:value-type="float">
            <text:p>217410</text:p>
          </table:table-cell>
          <table:table-cell office:value-type="string" calcext:value-type="string">
            <text:p>Ты принессс{|ла} мне Нити сссудьбы, сссмертн{ый|ая}? Если да, то я прямо сссейчас вручу тебе эссскиз первого темного плетения - Узора Судьбы.</text:p>
          </table:table-cell>
        </table:table-row>
        <table:table-row table:style-name="ro1">
          <table:table-cell office:value-type="float" office:value="217427" calcext:value-type="float">
            <text:p>217427</text:p>
          </table:table-cell>
          <table:table-cell office:value-type="string" calcext:value-type="string">
            <text:p>Хорошо, что ты об этом заговорил{|а}. У тебя прямо сейчас появится возможность испытать его в деле, быстро выполнить мое первое поручение, а заодно и познакомиться с жителями Кхатога.</text:p>
          </table:table-cell>
        </table:table-row>
        <table:table-row table:style-name="ro1">
          <table:table-cell office:value-type="float" office:value="217428" calcext:value-type="float">
            <text:p>217428</text:p>
          </table:table-cell>
          <table:table-cell office:value-type="string" calcext:value-type="string">
            <text:p>Рад{|а} знакомству, уважаемый Хагмар. А кто такой «пространственный наставник»? <text:s/>Звучит внушительно...</text:p>
          </table:table-cell>
        </table:table-row>
        <table:table-row table:style-name="ro1">
          <table:table-cell office:value-type="float" office:value="217432" calcext:value-type="float">
            <text:p>217432</text:p>
          </table:table-cell>
          <table:table-cell office:value-type="string" calcext:value-type="string">
            <text:p>Мне нуж{ен|на} растороп{ый помощник|ная помощница}, котор{ый|ая} поможет выполнить одно простенькое задание. Разумеется, не просто так, а за награду. Уверяю, много времени и усилий это не займет, а пользу принесет немалую. Всего-то и нужно, что пройтись с этим вот пергаментом по жителям нашего славного городка и принести его мне обратно с их подписями. Проведем внеплановую перепись всех жителей, а заодно и слепки их магических аур получим. Время сейчас неспокойное, надо быть готовыми ко всему. Приказ самого Корагора. Кстати, с него и начинайте, пусть первым поставит свой автограф и печать. Он живет в двух шагах, его дом находится на городской площади. Обещаю, ваши труды будут щедро вознаграждены.</text:p>
          </table:table-cell>
        </table:table-row>
        <table:table-row table:style-name="ro1">
          <table:table-cell office:value-type="float" office:value="217434" calcext:value-type="float">
            <text:p>217434</text:p>
          </table:table-cell>
          <table:table-cell office:value-type="string" calcext:value-type="string">
            <text:p>Хорошо, уважаемый Хагмар, я соглас{ен|на}. Давайте ваш пергамент.</text:p>
          </table:table-cell>
        </table:table-row>
        <table:table-row table:style-name="ro1">
          <table:table-cell office:value-type="float" office:value="217435" calcext:value-type="float">
            <text:p>217435</text:p>
          </table:table-cell>
          <table:table-cell office:value-type="string" calcext:value-type="string">
            <text:p>Добро пожаловать в Кхатог, начинающ{ий воин|ая воительница}! Ты сделал{|а} правильный выбор, решив ступить на стезю служения Всевышнему отцу нашему Кхадгору. Меня зовут Корагор, и волей богов я являюсь главой этого пограничного городка. Нам с тобой еще многое предстоит обсудить, но прямо сейчас я вынужден заниматься государственными делами и не могу уделить тебе достаточно времени.</text:p>
          </table:table-cell>
        </table:table-row>
        <table:table-row table:style-name="ro1">
          <table:table-cell office:value-type="float" office:value="217439" calcext:value-type="float">
            <text:p>217439</text:p>
          </table:table-cell>
          <table:table-cell office:value-type="string" calcext:value-type="string">
            <text:p>Здравствуй, я смотрю, ты недавно прибыл{|а} в Кхатог? Что-то я тебя не видел раньше. Меня можешь звать Дхароном, мастером кузнечного дела. Могу и тебя обучить своей профессии, если пожелаешь. Запомни, что все мастера берут учеников не ниже 5 уровня. В общем, заходи, как подрастешь. А ты, наверное, по поводу переписи приш{ел|ла}? Давай сюда пергамент, Корагор меня предупреждал. Вот, держи. <text:s/>И не забудь про моего соседа Крагтоса, он как раз освободился от работы.</text:p>
          </table:table-cell>
        </table:table-row>
        <table:table-row table:style-name="ro1">
          <table:table-cell office:value-type="float" office:value="217442" calcext:value-type="float">
            <text:p>217442</text:p>
          </table:table-cell>
          <table:table-cell office:value-type="string" calcext:value-type="string">
            <text:p>Я совсем недавно в этих краях и еще не успел{|а} все изучить. Меня к вам направил страж Хагмар по распоряжению старейшины Корагора. Подпись ваша требуется для переписи населения и еще какой-то привязки к магической ауры...</text:p>
          </table:table-cell>
        </table:table-row>
        <table:table-row table:style-name="ro1">
          <table:table-cell office:value-type="float" office:value="217451" calcext:value-type="float">
            <text:p>217451</text:p>
          </table:table-cell>
          <table:table-cell office:value-type="string" calcext:value-type="string">
            <text:p>Проходи, путни{к|ца}, присаживайся. Рад видеть новые лица в нашем форте. Надеюсь, ты не будешь вечно сидеть под охраной наших боевых пароботов, а скоро проявишь себя на передовой, сражаясь против наших злейших врагов - людских рыцарей и магов.</text:p>
          </table:table-cell>
        </table:table-row>
        <table:table-row table:style-name="ro1">
          <table:table-cell office:value-type="float" office:value="217454" calcext:value-type="float">
            <text:p>217454</text:p>
          </table:table-cell>
          <table:table-cell office:value-type="string" calcext:value-type="string">
            <text:p>Вот, держи. Мы с тобой еще побеседуем чуть позже. Раз уж ты взял{ся|ась} за поручение, то его надо выполнить до конца. Не забудь заглянуть к моему соседу Мельхору - мастер тайнописи очень любит ставить подписи. Желаю успехов в труде и обороне.</text:p>
          </table:table-cell>
        </table:table-row>
        <table:table-row table:style-name="ro1">
          <table:table-cell office:value-type="float" office:value="217460" calcext:value-type="float">
            <text:p>217460</text:p>
          </table:table-cell>
          <table:table-cell office:value-type="string" calcext:value-type="string">
            <text:p>Я совсем недавно прибыл{|а} в Кхатог, поэтому мы пока не знакомы, уважаемый Мельхор. Мне поручено взять у всех жителей образец подписи, приказ досточтимого старейшины Корагора.</text:p>
          </table:table-cell>
        </table:table-row>
        <table:table-row table:style-name="ro1">
          <table:table-cell office:value-type="float" office:value="217461" calcext:value-type="float">
            <text:p>217461</text:p>
          </table:table-cell>
          <table:table-cell office:value-type="string" calcext:value-type="string">
            <text:p>Добрый день, {молодой человек|девушка}, алхимик Кимихла рад видеть вас у себя в гостях. Судя по всему, пришли вы по какому-то делу, а времени у вас совсем нет, так ведь?</text:p>
          </table:table-cell>
        </table:table-row>
        <table:table-row table:style-name="ro1">
          <table:table-cell office:value-type="float" office:value="217475" calcext:value-type="float">
            <text:p>217475</text:p>
          </table:table-cell>
          <table:table-cell office:value-type="string" calcext:value-type="string">
            <text:p>Это хорошо, надо будет ему гостинец передать. А ты ко мне с чем пожаловал{|а}?</text:p>
          </table:table-cell>
        </table:table-row>
        <table:table-row table:style-name="ro1">
          <table:table-cell office:value-type="float" office:value="217479" calcext:value-type="float">
            <text:p>217479</text:p>
          </table:table-cell>
          <table:table-cell office:value-type="string" calcext:value-type="string">
            <text:p>Ты ведь у нас недавно, преисполнен{|а} энтузиазма, меня не знаешь и просто так не уйдешь, да? Вот сейчас мне, больному гному, будешь долго рассказывать, зачем тебе подпись, потом благодарить, потом что-нибудь выспрашивать... Давай договоримся - я молча ставлю подпись, а ты также молча уходишь. По рукам?</text:p>
          </table:table-cell>
        </table:table-row>
        <table:table-row table:style-name="ro1">
          <table:table-cell office:value-type="float" office:value="217484" calcext:value-type="float">
            <text:p>217484</text:p>
          </table:table-cell>
          <table:table-cell office:value-type="string" calcext:value-type="string">
            <text:p>Здравствуйте, отважн{ый|ая} геро{й|иня}! Рад вас видеть в добром здравии. Как там мое поручение поживает, удалось собрать подписи местных жителей?</text:p>
          </table:table-cell>
        </table:table-row>
        <table:table-row table:style-name="ro1">
          <table:table-cell office:value-type="float" office:value="217485" calcext:value-type="float">
            <text:p>217485</text:p>
          </table:table-cell>
          <table:table-cell office:value-type="string" calcext:value-type="string">
            <text:p>И вам не хворать, Хагмар! Да, я обош{ел|ла} всех, кого вы просили, и готов{|а} получить награду за свои труды.</text:p>
          </table:table-cell>
        </table:table-row>
        <table:table-row table:style-name="ro1">
          <table:table-cell office:value-type="float" office:value="217487" calcext:value-type="float">
            <text:p>217487</text:p>
          </table:table-cell>
          <table:table-cell office:value-type="string" calcext:value-type="string">
            <text:p>Что значит начальный? Вы хотите сказать, что я обош{ел|ла} еще не всех жителей?</text:p>
          </table:table-cell>
        </table:table-row>
        <table:table-row table:style-name="ro1">
          <table:table-cell office:value-type="float" office:value="217493" calcext:value-type="float">
            <text:p>217493</text:p>
          </table:table-cell>
          <table:table-cell office:value-type="string" calcext:value-type="string">
            <text:p>Заходи, не стой у порога! Какая погода прекрасная, правда? Что-то лицо мне твое не кажется знакомым, наверное, недавно прибыл{|а} в Кхатог? У нас тут хорошо, скоро освоишься и привыкнешь. Меня величают Крагором и я отвечаю за бесперебойную поставку продуктов питания жителям Кхатога.</text:p>
          </table:table-cell>
        </table:table-row>
        <table:table-row table:style-name="ro1">
          <table:table-cell office:value-type="float" office:value="217504" calcext:value-type="float">
            <text:p>217504</text:p>
          </table:table-cell>
          <table:table-cell office:value-type="string" calcext:value-type="string">
            <text:p>Ишь, как{ой|ая} делов{ой|ая}, «приказ», «ознакомиться»... Ладно, некогда мне с тобой тут пререкаться, держи свой пергамент и оставь меня в покое. И напомни в следующий раз прочесть тебе лекцию об уважительном отношении к старшему поколению и заслуженным труженикам тыла.</text:p>
          </table:table-cell>
        </table:table-row>
        <table:table-row table:style-name="ro1">
          <table:table-cell office:value-type="float" office:value="217507" calcext:value-type="float">
            <text:p>217507</text:p>
          </table:table-cell>
          <table:table-cell office:value-type="string" calcext:value-type="string">
            <text:p>Привет, рад видеть новых воинов в родном Кхатоге! Меня зовут Унгор, я помощник мастера Дхарона. Ох, надо сказать, и требовательный учитель! Но ты расскажи, откуда сам{|а} родом, как попал{|а} в Кхатог, что думаешь делать?</text:p>
          </table:table-cell>
        </table:table-row>
        <table:table-row table:style-name="ro1">
          <table:table-cell office:value-type="float" office:value="217511" calcext:value-type="float">
            <text:p>217511</text:p>
          </table:table-cell>
          <table:table-cell office:value-type="string" calcext:value-type="string">
            <text:p>Я к вам прямиком из Ущелья ледяных ветров, решил{|а} пойти по стезе воина и служения Кхадгору. Буду сражаться за процветание Кхатога и посильно помогать нашему Хирду в борьбе с людьми.</text:p>
          </table:table-cell>
        </table:table-row>
        <table:table-row table:style-name="ro1">
          <table:table-cell office:value-type="float" office:value="217512" calcext:value-type="float">
            <text:p>217512</text:p>
          </table:table-cell>
          <table:table-cell office:value-type="string" calcext:value-type="string">
            <text:p>Это ты молодец, я бы тоже стал воином, да мне здоровье не позволяет и эти... внутренние убеждения. А ты ко мне просто так заш{ел|ла} или с какой-то целью? Смотрю, у тебя вон свиток какой-то...</text:p>
          </table:table-cell>
        </table:table-row>
        <table:table-row table:style-name="ro1">
          <table:table-cell office:value-type="float" office:value="217519" calcext:value-type="float">
            <text:p>217519</text:p>
          </table:table-cell>
          <table:table-cell office:value-type="string" calcext:value-type="string">
            <text:p>И я снова счастлив приветствовать неутомим{ого|ую} искател{я|ьницу} приключений. Хорошо, что вы ко мне заглянули. Может, согласитесь выполнить еще одно мое поручение?</text:p>
          </table:table-cell>
        </table:table-row>
        <table:table-row table:style-name="ro1">
          <table:table-cell office:value-type="float" office:value="217523" calcext:value-type="float">
            <text:p>217523</text:p>
          </table:table-cell>
          <table:table-cell office:value-type="string" calcext:value-type="string">
            <text:p>Стой, кто идет?! <text:s/>А, новобранец... Докладывай, с чем пожаловал{|а}?</text:p>
          </table:table-cell>
        </table:table-row>
        <table:table-row table:style-name="ro1">
          <table:table-cell office:value-type="float" office:value="217527" calcext:value-type="float">
            <text:p>217527</text:p>
          </table:table-cell>
          <table:table-cell office:value-type="string" calcext:value-type="string">
            <text:p>Приветствую, странни{к|ца}! Уж не желаешь ли ты присоединиться к гильдии славных Искателей древних знаний? По правде сказать, <text:s/>пока ты не выглядишь достаточно подготовлен{ым|ой} для поисковой работы. Как бы тебя сам{у|ого} искать не пришлось.</text:p>
          </table:table-cell>
        </table:table-row>
        <table:table-row table:style-name="ro1">
          <table:table-cell office:value-type="float" office:value="217530" calcext:value-type="float">
            <text:p>217530</text:p>
          </table:table-cell>
          <table:table-cell office:value-type="string" calcext:value-type="string">
            <text:p>Здравствуйте, Миэлла. Я в вашем городе недавно и многого не знаю, но очень рад{|а} знакомству с вами. Капитан Торадор просит вас зайти к нему для обсуждения какого-то важного вопроса.</text:p>
          </table:table-cell>
        </table:table-row>
        <table:table-row table:style-name="ro1">
          <table:table-cell office:value-type="float" office:value="217531" calcext:value-type="float">
            <text:p>217531</text:p>
          </table:table-cell>
          <table:table-cell office:value-type="string" calcext:value-type="string">
            <text:p>Эй, ты куда это так разогнал{ся|ась}? Чуть дверь мне не вышиб{|ла}.</text:p>
          </table:table-cell>
        </table:table-row>
        <table:table-row table:style-name="ro1">
          <table:table-cell office:value-type="float" office:value="217549" calcext:value-type="float">
            <text:p>217549</text:p>
          </table:table-cell>
          <table:table-cell office:value-type="string" calcext:value-type="string">
            <text:p>Я бы и рад{|а} вам помочь, но вот прямо сейчас никак не могу. Я к вам попозже загляну.</text:p>
          </table:table-cell>
        </table:table-row>
        <table:table-row table:style-name="ro1">
          <table:table-cell office:value-type="float" office:value="217555" calcext:value-type="float">
            <text:p>217555</text:p>
          </table:table-cell>
          <table:table-cell office:value-type="string" calcext:value-type="string">
            <text:p>Здравствуй, юн{ый|ая} искатель{|ница} приключений. Чему обязан столь неожиданным визитом? \n</text:p>
          </table:table-cell>
        </table:table-row>
        <table:table-row table:style-name="ro1">
          <table:table-cell office:value-type="float" office:value="217567" calcext:value-type="float">
            <text:p>217567</text:p>
          </table:table-cell>
          <table:table-cell office:value-type="string" calcext:value-type="string">
            <text:p>Как я рад, что ты заглянул{|а}, не иначе сам Кхадгор направил тебя мне в помощь. Очень надеюсь, что ты окажешь мне содействие в одном деликатном деле, не терпящем отлагательств.</text:p>
          </table:table-cell>
        </table:table-row>
        <table:table-row table:style-name="ro1">
          <table:table-cell office:value-type="float" office:value="217576" calcext:value-type="float">
            <text:p>217576</text:p>
          </table:table-cell>
          <table:table-cell office:value-type="string" calcext:value-type="string">
            <text:p>Да, Хагмар, я одолел{|а} духов воды и добыл{|а} пять сфер. Вот, держите.</text:p>
          </table:table-cell>
        </table:table-row>
        <table:table-row table:style-name="ro1">
          <table:table-cell office:value-type="float" office:value="217578" calcext:value-type="float">
            <text:p>217578</text:p>
          </table:table-cell>
          <table:table-cell office:value-type="string" calcext:value-type="string">
            <text:p>Охо-хо-хо... Как же тяжела и жестока жизнь к живущим в забвении... Оставь меня, чужестран{ец|ка}, не усугубляй и без того нелегкое состояние страждущего...</text:p>
          </table:table-cell>
        </table:table-row>
        <table:table-row table:style-name="ro1">
          <table:table-cell office:value-type="float" office:value="217582" calcext:value-type="float">
            <text:p>217582</text:p>
          </table:table-cell>
          <table:table-cell office:value-type="string" calcext:value-type="string">
            <text:p>Вижу, уже вернул{ся|ась}. Зная твою обязательность, уверен, что лекарство Хильгору доставлено. Так ведь?</text:p>
          </table:table-cell>
        </table:table-row>
        <table:table-row table:style-name="ro1">
          <table:table-cell office:value-type="float" office:value="217583" calcext:value-type="float">
            <text:p>217583</text:p>
          </table:table-cell>
          <table:table-cell office:value-type="string" calcext:value-type="string">
            <text:p>Целебное снадобье <text:s/>я, конечно, отдал{|а}, но не скажу, что наша встреча была приятной.</text:p>
          </table:table-cell>
        </table:table-row>
        <table:table-row table:style-name="ro1">
          <table:table-cell office:value-type="float" office:value="217586" calcext:value-type="float">
            <text:p>217586</text:p>
          </table:table-cell>
          <table:table-cell office:value-type="string" calcext:value-type="string">
            <text:p>Здравствуй, юн{ый|ая} искатель{|ница} приключений, ты пришла вовремя. Не хочешь ли принять участие в одной операции?</text:p>
          </table:table-cell>
        </table:table-row>
        <table:table-row table:style-name="ro1">
          <table:table-cell office:value-type="float" office:value="217588" calcext:value-type="float">
            <text:p>217588</text:p>
          </table:table-cell>
          <table:table-cell office:value-type="string" calcext:value-type="string">
            <text:p>Не думаю, что я готов{|а} к такой серьезной работе. По крайней мере, не сейчас.</text:p>
          </table:table-cell>
        </table:table-row>
        <table:table-row table:style-name="ro1">
          <table:table-cell office:value-type="float" office:value="217595" calcext:value-type="float">
            <text:p>217595</text:p>
          </table:table-cell>
          <table:table-cell office:value-type="string" calcext:value-type="string">
            <text:p>Приветствую начинающ{его|ую} защитни{ка|цу} Кхатога! Думаю, у тебя найдется время выслушать одну мою просьбу?</text:p>
          </table:table-cell>
        </table:table-row>
        <table:table-row table:style-name="ro1">
          <table:table-cell office:value-type="float" office:value="217604" calcext:value-type="float">
            <text:p>217604</text:p>
          </table:table-cell>
          <table:table-cell office:value-type="string" calcext:value-type="string">
            <text:p>Рад видеть в добром здравии. Я смотрю, ты с каждым часом становишься все более опытн{ым|ой} вои{ном|тельницей}. Замечательно, Лонгхольму нужны надежные защитники, способные остановить заклятого врага! Мне кажется, ты уже мог{|ла} бы испытать свои силы в сражениях с ненавистными гномами. Что скажешь, готов{|а} к честному поединку в Колизее?</text:p>
          </table:table-cell>
        </table:table-row>
        <table:table-row table:style-name="ro1">
          <table:table-cell office:value-type="float" office:value="217607" calcext:value-type="float">
            <text:p>217607</text:p>
          </table:table-cell>
          <table:table-cell office:value-type="string" calcext:value-type="string">
            <text:p>Не думаю, что я уже готов{|а} к сражениям в Колизее. Надо потренироваться, набраться опыта... В общем, не сейчас.</text:p>
          </table:table-cell>
        </table:table-row>
        <table:table-row table:style-name="ro1">
          <table:table-cell office:value-type="float" office:value="217615" calcext:value-type="float">
            <text:p>217615</text:p>
          </table:table-cell>
          <table:table-cell office:value-type="string" calcext:value-type="string">
            <text:p>А, это ты! Очень, очень рад твоему визиту. Как я погляжу, дела идут очень неплохо - ты окреп{|ла}, набрал{ся|ась} опыта... Мне кажется, ты уже мог{|ла} бы испытать свои силы в сражениях с нашим главным врагом - ненавистными людьми. Как ты смотришь на хорошую честную драку в Колизее?</text:p>
          </table:table-cell>
        </table:table-row>
        <table:table-row table:style-name="ro1">
          <table:table-cell office:value-type="float" office:value="217624" calcext:value-type="float">
            <text:p>217624</text:p>
          </table:table-cell>
          <table:table-cell office:value-type="string" calcext:value-type="string">
            <text:p>Позвольте-позвольте... Да, отличный образец, достойный украсить лучшую коллекцию. К сожалению, я не могу ее принять, это слишком ценный подарок. К тому же, тебе она нужнее. Ведь эти монеты приносят воинам удачу и приманивают богатство. С ними и трофеи чаще падают в Колизее, и редкие артефакты. Чем больше у тебя таких монет, тем выше вероятность получить часть доспеха, оружие или бижутерию при победе в гладиаторских боях... Но все равно, спасибо, что не забыл{|а} о моей просьбе. Вот, возьми это в награду за труды.%$Exp:200%%=618:5,347:5%</text:p>
          </table:table-cell>
        </table:table-row>
        <table:table-row table:style-name="ro1">
          <table:table-cell office:value-type="float" office:value="217628" calcext:value-type="float">
            <text:p>217628</text:p>
          </table:table-cell>
          <table:table-cell office:value-type="string" calcext:value-type="string">
            <text:p>Сссмертн{ый|ая}, я ссс нетерпением ждал тебя! Есссли ты хочешь противоссстоять Тьме, воссспользуйссся сссвитками озарения, они помогут тебе ссспасти сссвою душу.</text:p>
          </table:table-cell>
        </table:table-row>
        <table:table-row table:style-name="ro1">
          <table:table-cell office:value-type="float" office:value="217633" calcext:value-type="float">
            <text:p>217633</text:p>
          </table:table-cell>
          <table:table-cell office:value-type="string" calcext:value-type="string">
            <text:p>Сссмертн{ый|ая}, я ссс нетерпением ждал тебя! Есссли ты хочешь противоссстоять Тьме, воссспользуйссся сссвитками прозрения, они помогут тебе ссспасти сссвою душу.</text:p>
          </table:table-cell>
        </table:table-row>
        <table:table-row table:style-name="ro1">
          <table:table-cell office:value-type="float" office:value="217634" calcext:value-type="float">
            <text:p>217634</text:p>
          </table:table-cell>
          <table:table-cell office:value-type="string" calcext:value-type="string">
            <text:p>Здравствуй, славн{ый|ая} искатель{|ница } приключений. Признаться, восхищен твоим умением оказаться в нужном месте в нужное время. Вот и сейчас ты очень вовремя ко мне заглянул{|а}.</text:p>
          </table:table-cell>
        </table:table-row>
        <table:table-row table:style-name="ro1">
          <table:table-cell office:value-type="float" office:value="217643" calcext:value-type="float">
            <text:p>217643</text:p>
          </table:table-cell>
          <table:table-cell office:value-type="string" calcext:value-type="string">
            <text:p>Конечно, Мастер, неужели у вас были сомнения? Я сделал{|а} все, что вы просили - уничтожил{|а} монстров, наш{ел|ла} 3 элемента и собрал{|а} ваш артефакт. А теперь с нетерпением жду вашей благодарности и достойной награды.</text:p>
          </table:table-cell>
        </table:table-row>
        <table:table-row table:style-name="ro1">
          <table:table-cell office:value-type="float" office:value="217644" calcext:value-type="float">
            <text:p>217644</text:p>
          </table:table-cell>
          <table:table-cell office:value-type="string" calcext:value-type="string">
            <text:p>Ну разумеется, награда давно дожидается сво{его|ю} геро{я|иню}. Вот, держи. И большое тебе спасибо за помощь, я этого не забуду. %$Exp:40%%=8552:80,2938,2939%</text:p>
          </table:table-cell>
        </table:table-row>
        <table:table-row table:style-name="ro1">
          <table:table-cell office:value-type="float" office:value="217661" calcext:value-type="float">
            <text:p>217661</text:p>
          </table:table-cell>
          <table:table-cell office:value-type="string" calcext:value-type="string">
            <text:p>Неужели? И что же ссскромный присссспешник Тьмы <text:s/>может сссделать для дерзко{го|й} сссмертно{го|й}?</text:p>
          </table:table-cell>
        </table:table-row>
        <table:table-row table:style-name="ro1">
          <table:table-cell office:value-type="float" office:value="217662" calcext:value-type="float">
            <text:p>217662</text:p>
          </table:table-cell>
          <table:table-cell office:value-type="string" calcext:value-type="string">
            <text:p>А вот никому я свой голос не отдам. Он мне само{му|й} пригодится.</text:p>
          </table:table-cell>
        </table:table-row>
        <table:table-row table:style-name="ro1">
          <table:table-cell office:value-type="float" office:value="217675" calcext:value-type="float">
            <text:p>217675</text:p>
          </table:table-cell>
          <table:table-cell office:value-type="string" calcext:value-type="string">
            <text:p>А вот никому я свой голос не отдам. Он мне сам{ому|ой} пригодится.</text:p>
          </table:table-cell>
        </table:table-row>
        <table:table-row table:style-name="ro1">
          <table:table-cell office:value-type="float" office:value="217676" calcext:value-type="float">
            <text:p>217676</text:p>
          </table:table-cell>
          <table:table-cell office:value-type="string" calcext:value-type="string">
            <text:p>Здравссствуй, сссмертн{ый|ая}, великая Тьма неуссстанно наблюдает за твоими уссспехами и предлагает вознаградить тебя за ссследование темному пути.</text:p>
          </table:table-cell>
        </table:table-row>
        <table:table-row table:style-name="ro1">
          <table:table-cell office:value-type="float" office:value="217678" calcext:value-type="float">
            <text:p>217678</text:p>
          </table:table-cell>
          <table:table-cell office:value-type="string" calcext:value-type="string">
            <text:p>Да, сссмертн{ый|ая}, мне нравитссся твой подход. Я усссилю плащ Тьмы и дарую возможность иссспользовать темные руны. Уверяю, это доссстойное вознаграждение для адепта Тьмы. Однако помни, - ты долж{ен|на} явиться ко мне в этом плаще, чтобы получить награду. Итак, ты соглас{ен|на} на сссделку?</text:p>
          </table:table-cell>
        </table:table-row>
        <table:table-row table:style-name="ro1">
          <table:table-cell office:value-type="float" office:value="217685" calcext:value-type="float">
            <text:p>217685</text:p>
          </table:table-cell>
          <table:table-cell office:value-type="string" calcext:value-type="string">
            <text:p>Желаю здравствовать вам, доблестн{ый|ая} вои{н|тельница} гостеприимного Элинора! Не хотите взглянуть на уникальные печати призыва, которые смогут решить исход поединка в вашу пользу? Право слово, не стесняйтесь, подходите ближе, любуйтесь. \n%=7740% %=7742%\nПравда, хороши? У меня есть небольшой запас таких печатей, который я могу предложить своим самым проверенным и надежным клиентам. Да-да, речь о Вас. За скромную сумму в размере 100 кристаллов я передам вам 5 печатей призыва безжалостного Защитника и за ровно такую же сумму - пять печатей вызова безжалостной Защитницы.</text:p>
          </table:table-cell>
        </table:table-row>
        <table:table-row table:style-name="ro1">
          <table:table-cell office:value-type="float" office:value="217690" calcext:value-type="float">
            <text:p>217690</text:p>
          </table:table-cell>
          <table:table-cell office:value-type="string" calcext:value-type="string">
            <text:p>Да, я принял{|а} решение и не отступлюсь от него.</text:p>
          </table:table-cell>
        </table:table-row>
        <table:table-row table:style-name="ro1">
          <table:table-cell office:value-type="float" office:value="217694" calcext:value-type="float">
            <text:p>217694</text:p>
          </table:table-cell>
          <table:table-cell office:value-type="string" calcext:value-type="string">
            <text:p>Если честно, то не уверен{|а}. Давайте-ка я еще немного подумаю.</text:p>
          </table:table-cell>
        </table:table-row>
        <table:table-row table:style-name="ro1">
          <table:table-cell office:value-type="float" office:value="217700" calcext:value-type="float">
            <text:p>217700</text:p>
          </table:table-cell>
          <table:table-cell office:value-type="string" calcext:value-type="string">
            <text:p>Желаю здравствовать вам, доблестн{ый|ая} вои{н|тельница} гостеприимного Элинора! Не хотите взглянуть на уникальные печати призыва, которые смогут решить исход поединка в вашу пользу? Право слово, не стесняйтесь, подходите ближе, любуйтесь. <text:s/>\n%=7743% %=7744%\nПравда, хороши? У меня есть небольшой запас таких печатей, который я могу предложить своим самым проверенным и надежным клиентам. Да-да, речь о Вас. За скромную сумму в размере 100 кристаллов я передам вам 5 печатей призыва безжалостного Охранника и за ровно такую же сумму - пять печатей вызова безжалостной Охранницы.</text:p>
          </table:table-cell>
        </table:table-row>
        <table:table-row table:style-name="ro1">
          <table:table-cell office:value-type="float" office:value="217719" calcext:value-type="float">
            <text:p>217719</text:p>
          </table:table-cell>
          <table:table-cell office:value-type="string" calcext:value-type="string">
            <text:p>Рад приветс-с-ствовать начинающ{его|ую} пос-с-следовател{я|ьницу} Великой Тьмы. Ес-с-сли тебя вс-с-се еще терзают с-с-сомнения по поводу с-с-служения моей... то ес-с-сть, теперь уже нашей Повелительнице, отброс-с-сь их. Перес-с-стань опас-с-сатьс-с-ся за с-с-свою душу, этого добра у нас-с-с хватает, да и, по правде, ее ценнос-с-сть изрядно переоценена. Тебе выпал шанс-с-с проникнуть в с-с-суть многих вещей, взглянуть на мир с-с-с темной с-с-стороны. Признайс-с-ся, ты же хочешь овладеть новыми знаниями и умениями, с-с-стать мудрее и с-с-сильнее?</text:p>
          </table:table-cell>
        </table:table-row>
        <table:table-row table:style-name="ro1">
          <table:table-cell office:value-type="float" office:value="217723" calcext:value-type="float">
            <text:p>217723</text:p>
          </table:table-cell>
          <table:table-cell office:value-type="string" calcext:value-type="string">
            <text:p>Поздравляю, ты выполнил{|а} мои ус-с-словия, и за это будешь удос-с-стоен{|а} великой чес-с-сти, - чес-с-сти познать природу темных вымпелов. Знай же, что в их ос-с-снове лежит нерушимая с-с-связь духа и материи. По крайней мере, для прос-с-стых с-с-смертных она и впрямь нерушима... Но мы, пос-с-следователи Тьмы, с-с-спос-с-собны на многое. Прямо с-с-сейчас-с-с я рас-с-сс-с-скажу, как с-с-собрать артефакт, с-с-с помощью которого ты научишьс-с-ся отделять дух вымпела Тьмы от его материи.</text:p>
          </table:table-cell>
        </table:table-row>
        <table:table-row table:style-name="ro1">
          <table:table-cell office:value-type="float" office:value="217727" calcext:value-type="float">
            <text:p>217727</text:p>
          </table:table-cell>
          <table:table-cell office:value-type="string" calcext:value-type="string">
            <text:p>Кто там? А, проходи скорее, не стой в дверях. Помоги-ка вот мне, подержи эту заготовку... Ну вот, еще один отличный доспех. Будем считать, что ты тоже приложил{|а} к нему свою руку. Зачем пожаловал{|а}?</text:p>
          </table:table-cell>
        </table:table-row>
        <table:table-row table:style-name="ro1">
          <table:table-cell office:value-type="float" office:value="217732" calcext:value-type="float">
            <text:p>217732</text:p>
          </table:table-cell>
          <table:table-cell office:value-type="string" calcext:value-type="string">
            <text:p>Снова ты. За магнитом, небось, пожаловал{|а}? Принес{|ла} шестеренки? Ага, вижу, давай их сюда. Смотри, как работают профессионалы... Вот и готово, держи!</text:p>
          </table:table-cell>
        </table:table-row>
        <table:table-row table:style-name="ro1">
          <table:table-cell office:value-type="float" office:value="217734" calcext:value-type="float">
            <text:p>217734</text:p>
          </table:table-cell>
          <table:table-cell office:value-type="string" calcext:value-type="string">
            <text:p>С-с-смертн{ый|ая}, ты с-с-снова здес-с-сь. Похоже, пришел час-с-с, когда занавес-с-с тайны падет ниц пред дос-с-стойн{ым|ой} пос-с-следовател{ем|ьницей} Тьмы. Я вижу, что тебе удалос-с-сь с-с-собрать вс-с-се необходимое. Итак, с-с-сконцентрируйс-с-ся. Твой дух с-с-сильнее тела. Твое тело не подчиняетс-с-ся чужой воле... Ты избран{|а} Тьмой, ты ее разящий клинок. Поздравляю! Отныне вымпелы тьмы в твоей власти, отделив дух от материи, ты сможешь создать первичные компоненты. Продолжай в том же духе, и ты взойдешь к вершинам темного могущества.</text:p>
          </table:table-cell>
        </table:table-row>
        <table:table-row table:style-name="ro1">
          <table:table-cell office:value-type="float" office:value="217736" calcext:value-type="float">
            <text:p>217736</text:p>
          </table:table-cell>
          <table:table-cell office:value-type="string" calcext:value-type="string">
            <text:p>О! Как хорошо, что ты приш{ел|ла}! Мне тут проблему одну решить надо. По поручению Духа Зимы я традиционно новогодними подарками занимаюсь. Только в прошлый Новый год договорился я с одним молодым воином, чтобы он отнес в Лонгхольм мешок с подарками. Так боец какой-то хлипкий попался и в город не дошел. Одни говорят, что замерз он под елкой в снегу, другие видели, как его волки задрали. Дух Зимы сильно ругался, что не все в Лонгхольме его подарки получили. В этом году мне нужен очень надежный посыльный, чтобы всем уважаемым людям подарки разнести. Возьмешься?</text:p>
          </table:table-cell>
        </table:table-row>
        <table:table-row table:style-name="ro1">
          <table:table-cell office:value-type="float" office:value="217739" calcext:value-type="float">
            <text:p>217739</text:p>
          </table:table-cell>
          <table:table-cell office:value-type="string" calcext:value-type="string">
            <text:p>Вот и славно! Только я тебе весь мешок не дам! Выглядишь ты, конечно, солидно, но рисковать не хочу. Я тебе по списку подарки выдавать буду, а ты их по очереди разноси. Оплата - сдельно-премиальная. Отнес{|ла} один подарок - получи праздничные сувениры. А если все быстро и качественно сделаешь, будет тебе от меня сюрприз!\nВот тебе первое задание. Отнеси Мулфару лопату. Он давно мечтал огородик небольшой завести у входа в Шахты. Морковочка, редиска, картошка.... Только лопату найти надо! Я ее где-то к елке прислонил, пробегись, поищи! Как все сделаешь, приходи за наградой и следующим заданием.</text:p>
          </table:table-cell>
        </table:table-row>
        <table:table-row table:style-name="ro1">
          <table:table-cell office:value-type="float" office:value="217741" calcext:value-type="float">
            <text:p>217741</text:p>
          </table:table-cell>
          <table:table-cell office:value-type="string" calcext:value-type="string">
            <text:p>Добрый день, вои{н|тельница}! Что привело тебя ко мне?</text:p>
          </table:table-cell>
        </table:table-row>
        <table:table-row table:style-name="ro1">
          <table:table-cell office:value-type="float" office:value="217745" calcext:value-type="float">
            <text:p>217745</text:p>
          </table:table-cell>
          <table:table-cell office:value-type="string" calcext:value-type="string">
            <text:p>Я смотрю, ты быстро справил{ся|ась}! Отлично! Вот тебе за работу подарки! Но ты ведь помнишь, что тебя ждет следующее задание?</text:p>
          </table:table-cell>
        </table:table-row>
        <table:table-row table:style-name="ro1">
          <table:table-cell office:value-type="float" office:value="217749" calcext:value-type="float">
            <text:p>217749</text:p>
          </table:table-cell>
          <table:table-cell office:value-type="string" calcext:value-type="string">
            <text:p>Принес{|ла}? Отлично! Сейчас я это все соединю... Вот смотри, какой отличный получился металлоискатель! Неси его скорее Лауре. %=7858%</text:p>
          </table:table-cell>
        </table:table-row>
        <table:table-row table:style-name="ro1">
          <table:table-cell office:value-type="float" office:value="217751" calcext:value-type="float">
            <text:p>217751</text:p>
          </table:table-cell>
          <table:table-cell office:value-type="string" calcext:value-type="string">
            <text:p>Добрый день, вои{н|тельница}! Чему обязана нашей встречей?</text:p>
          </table:table-cell>
        </table:table-row>
        <table:table-row table:style-name="ro1">
          <table:table-cell office:value-type="float" office:value="217758" calcext:value-type="float">
            <text:p>217758</text:p>
          </table:table-cell>
          <table:table-cell office:value-type="string" calcext:value-type="string">
            <text:p>Все ясно, тогда я побежал{|а}!</text:p>
          </table:table-cell>
        </table:table-row>
        <table:table-row table:style-name="ro1">
          <table:table-cell office:value-type="float" office:value="217759" calcext:value-type="float">
            <text:p>217759</text:p>
          </table:table-cell>
          <table:table-cell office:value-type="string" calcext:value-type="string">
            <text:p>Приветствую храбр{ого|ую} искател{я|ьницу} приключений! Что привело тебя ко мне?</text:p>
          </table:table-cell>
        </table:table-row>
        <table:table-row table:style-name="ro1">
          <table:table-cell office:value-type="float" office:value="217763" calcext:value-type="float">
            <text:p>217763</text:p>
          </table:table-cell>
          <table:table-cell office:value-type="string" calcext:value-type="string">
            <text:p>Не устал{|а}? Список еще длинный! Вот тебе за работу подарки! Но ты ведь помнишь, что тебя ждет следующее задание?</text:p>
          </table:table-cell>
        </table:table-row>
        <table:table-row table:style-name="ro1">
          <table:table-cell office:value-type="float" office:value="217765" calcext:value-type="float">
            <text:p>217765</text:p>
          </table:table-cell>
          <table:table-cell office:value-type="string" calcext:value-type="string">
            <text:p>Я вижу, тебе нравятся мои подарки, и ты готов{|а} приступить к следующему заданию! Ну, так вот! Сходи-ка помахай мечом и принеси мне три волчьих хвоста! Я сделаю Ордениусу щетку для пыли. Думаю, он обрадуется такому подарку.</text:p>
          </table:table-cell>
        </table:table-row>
        <table:table-row table:style-name="ro1">
          <table:table-cell office:value-type="float" office:value="217767" calcext:value-type="float">
            <text:p>217767</text:p>
          </table:table-cell>
          <table:table-cell office:value-type="string" calcext:value-type="string">
            <text:p>Принес{|ла}? Отлично! Я в этом лесу лучший изготовитель щеток! Готово! Отдай ее Ордениусу. С помощью такой вот чудесной щетки он что угодно сможет привести в идеальный порядок. %=7860%</text:p>
          </table:table-cell>
        </table:table-row>
        <table:table-row table:style-name="ro1">
          <table:table-cell office:value-type="float" office:value="217773" calcext:value-type="float">
            <text:p>217773</text:p>
          </table:table-cell>
          <table:table-cell office:value-type="string" calcext:value-type="string">
            <text:p>Смотрите-ка, как{ой|ая} вынослив{ый|ая} попал{ся|ась}! Вот тебе за работу подарки! Про следующее задание ты, конечно же, тоже помнишь?</text:p>
          </table:table-cell>
        </table:table-row>
        <table:table-row table:style-name="ro1">
          <table:table-cell office:value-type="float" office:value="217774" calcext:value-type="float">
            <text:p>217774</text:p>
          </table:table-cell>
          <table:table-cell office:value-type="string" calcext:value-type="string">
            <text:p>Ну а как же! Я всегда готов{|а}!</text:p>
          </table:table-cell>
        </table:table-row>
        <table:table-row table:style-name="ro1">
          <table:table-cell office:value-type="float" office:value="217777" calcext:value-type="float">
            <text:p>217777</text:p>
          </table:table-cell>
          <table:table-cell office:value-type="string" calcext:value-type="string">
            <text:p>Здравствуй, рад видеть тебя! По делу заскочил{|а} или просто так?</text:p>
          </table:table-cell>
        </table:table-row>
        <table:table-row table:style-name="ro1">
          <table:table-cell office:value-type="float" office:value="217783" calcext:value-type="float">
            <text:p>217783</text:p>
          </table:table-cell>
          <table:table-cell office:value-type="string" calcext:value-type="string">
            <text:p>Я смотрю, отдохнул{|а} и готов{|а} к следующему заданию? Далее по списку у нас отважный Гертон. Для него особый подарок подготовила Снежная Королева.</text:p>
          </table:table-cell>
        </table:table-row>
        <table:table-row table:style-name="ro1">
          <table:table-cell office:value-type="float" office:value="217785" calcext:value-type="float">
            <text:p>217785</text:p>
          </table:table-cell>
          <table:table-cell office:value-type="string" calcext:value-type="string">
            <text:p>О, как хорошо, что ты заш{ел|ла}! А я вот вспомнила, что еще с прошлого Нового года храню подарок для Гертона, все никак не получается передать. Надеюсь, ты доставишь ему это замечательное устройство для повышения экспрессивности и убедительности воздействия. Да, и передавай мои поздравления и самые лучшие пожелания. %=7867%</text:p>
          </table:table-cell>
        </table:table-row>
        <table:table-row table:style-name="ro1">
          <table:table-cell office:value-type="float" office:value="217793" calcext:value-type="float">
            <text:p>217793</text:p>
          </table:table-cell>
          <table:table-cell office:value-type="string" calcext:value-type="string">
            <text:p>Неплохо, очень неплохо! Я вижу, ты еще пол{он|на} сил и энергии... Тогда следующее задание! Надо аккуратно изъять у беспринципных йети и отдать Дилану набор рождественских свечей. %=7868%</text:p>
          </table:table-cell>
        </table:table-row>
        <table:table-row table:style-name="ro1">
          <table:table-cell office:value-type="float" office:value="217795" calcext:value-type="float">
            <text:p>217795</text:p>
          </table:table-cell>
          <table:table-cell office:value-type="string" calcext:value-type="string">
            <text:p>Доброго денечка, уважаем{ый|ая}! Почто грядки мои топчите?</text:p>
          </table:table-cell>
        </table:table-row>
        <table:table-row table:style-name="ro1">
          <table:table-cell office:value-type="float" office:value="217803" calcext:value-type="float">
            <text:p>217803</text:p>
          </table:table-cell>
          <table:table-cell office:value-type="string" calcext:value-type="string">
            <text:p>Приветствую славн{ого|ую} геро{я|иню} многих сражений и битв! Что привело тебя ко мне?</text:p>
          </table:table-cell>
        </table:table-row>
        <table:table-row table:style-name="ro1">
          <table:table-cell office:value-type="float" office:value="217807" calcext:value-type="float">
            <text:p>217807</text:p>
          </table:table-cell>
          <table:table-cell office:value-type="string" calcext:value-type="string">
            <text:p>Держи, ты это определенно заслужил{|а}! И прости, что заставил тебя раскошелиться, у меня просто денег совсем нет. Точнее, они как бы есть, но я ими пользоваться не умею. Но ведь небольшие траты не страшат так{ого|ую} смел{ого|ую} и отважн{ого|ую} охотни{ка|цу} за приключениями, правда?</text:p>
          </table:table-cell>
        </table:table-row>
        <table:table-row table:style-name="ro1">
          <table:table-cell office:value-type="float" office:value="217809" calcext:value-type="float">
            <text:p>217809</text:p>
          </table:table-cell>
          <table:table-cell office:value-type="string" calcext:value-type="string">
            <text:p>Это хорошо, что ты снова приш{ел|ла}. А у меня к тебе еще одна малюсенькая просьба будет. Обещаю, это последний раз, когда придется потратить совсем немного медных <text:s/>монет. Пожалуйста, купи малышке <text:s/>Лин шоколадку. Это же не составит большого труда, правда? А я тебе за это награду выдам, честное слово!</text:p>
          </table:table-cell>
        </table:table-row>
        <table:table-row table:style-name="ro1">
          <table:table-cell office:value-type="float" office:value="217815" calcext:value-type="float">
            <text:p>217815</text:p>
          </table:table-cell>
          <table:table-cell office:value-type="string" calcext:value-type="string">
            <text:p>Что-то ты неважно выглядишь! Устал{|а}? Нет? А вот и обещанное вознаграждение. Пока аванс небольшой, но все еще впереди.</text:p>
          </table:table-cell>
        </table:table-row>
        <table:table-row table:style-name="ro1">
          <table:table-cell office:value-type="float" office:value="217819" calcext:value-type="float">
            <text:p>217819</text:p>
          </table:table-cell>
          <table:table-cell office:value-type="string" calcext:value-type="string">
            <text:p>Приветствую тебя, {молодой воин|юная воительница}, зачем пожаловал{|а}?</text:p>
          </table:table-cell>
        </table:table-row>
        <table:table-row table:style-name="ro1">
          <table:table-cell office:value-type="float" office:value="217825" calcext:value-type="float">
            <text:p>217825</text:p>
          </table:table-cell>
          <table:table-cell office:value-type="string" calcext:value-type="string">
            <text:p>Расслабил{ся|ась} после легкого поручения? Теперь задание посложнее будет! Нам предстоит собрать все необходимое для подарка Гаслану. Где-то за чертой города находится Заброшенная стоянка, а в ней остался масляный фонарь. Он, правда, уже не светит, но если ты его найдешь, я заправлю фонарь маслом. %=7875%</text:p>
          </table:table-cell>
        </table:table-row>
        <table:table-row table:style-name="ro1">
          <table:table-cell office:value-type="float" office:value="217827" calcext:value-type="float">
            <text:p>217827</text:p>
          </table:table-cell>
          <table:table-cell office:value-type="string" calcext:value-type="string">
            <text:p>Принес{|ла}? Отлично! Сейчас зальем в него масло, прикрутим фитиль - и готово! Отнеси фонарь Гаслану! %=7876%</text:p>
          </table:table-cell>
        </table:table-row>
        <table:table-row table:style-name="ro1">
          <table:table-cell office:value-type="float" office:value="217829" calcext:value-type="float">
            <text:p>217829</text:p>
          </table:table-cell>
          <table:table-cell office:value-type="string" calcext:value-type="string">
            <text:p>Стой, р-р-раз-два! Кто так{ой|ая}, цель прибытия?</text:p>
          </table:table-cell>
        </table:table-row>
        <table:table-row table:style-name="ro1">
          <table:table-cell office:value-type="float" office:value="217830" calcext:value-type="float">
            <text:p>217830</text:p>
          </table:table-cell>
          <table:table-cell office:value-type="string" calcext:value-type="string">
            <text:p>Рад{|а}, что подарок вам пришелся по вкусу. Всего хорошего!</text:p>
          </table:table-cell>
        </table:table-row>
        <table:table-row table:style-name="ro1">
          <table:table-cell office:value-type="float" office:value="217831" calcext:value-type="float">
            <text:p>217831</text:p>
          </table:table-cell>
          <table:table-cell office:value-type="string" calcext:value-type="string">
            <text:p>И я рад{|а} вас видеть, бдительный Гаслан! Прошу принять в дар от Снежного Духа этот скромный подарок. Надеюсь, масляный фонарь вам пригодится.</text:p>
          </table:table-cell>
        </table:table-row>
        <table:table-row table:style-name="ro1">
          <table:table-cell office:value-type="float" office:value="217841" calcext:value-type="float">
            <text:p>217841</text:p>
          </table:table-cell>
          <table:table-cell office:value-type="string" calcext:value-type="string">
            <text:p>Так! Осторожно! Не падать, держаться! Открывай мешок, я туда подарков насыплю лично тебе. А теперь отдыхай, заслужил{|а}.</text:p>
          </table:table-cell>
        </table:table-row>
        <table:table-row table:style-name="ro1">
          <table:table-cell office:value-type="float" office:value="217842" calcext:value-type="float">
            <text:p>217842</text:p>
          </table:table-cell>
          <table:table-cell office:value-type="string" calcext:value-type="string">
            <text:p>Фу-у-ух... Что-то я притомил{ся|ась}.</text:p>
          </table:table-cell>
        </table:table-row>
        <table:table-row table:style-name="ro1">
          <table:table-cell office:value-type="float" office:value="217845" calcext:value-type="float">
            <text:p>217845</text:p>
          </table:table-cell>
          <table:table-cell office:value-type="string" calcext:value-type="string">
            <text:p>Здравствуй, {брат|сестра}. Да пребудет с тобой сила и божья благодать. Зачем ты здесь?</text:p>
          </table:table-cell>
        </table:table-row>
        <table:table-row table:style-name="ro1">
          <table:table-cell office:value-type="float" office:value="217849" calcext:value-type="float">
            <text:p>217849</text:p>
          </table:table-cell>
          <table:table-cell office:value-type="string" calcext:value-type="string">
            <text:p>Та-дам! Поздравляю, ты это сделал{|а}! Это чудо! Теперь все жители получили подарки, а ты сможешь взять заслуженную награду. Все честно, без обмана. Держи этот презент, лично от Духа Зимы. Надеюсь, понравится! Всего самого лучшего в Новом году! <text:s/>%=16646%</text:p>
          </table:table-cell>
        </table:table-row>
        <table:table-row table:style-name="ro1">
          <table:table-cell office:value-type="float" office:value="217851" calcext:value-type="float">
            <text:p>217851</text:p>
          </table:table-cell>
          <table:table-cell office:value-type="string" calcext:value-type="string">
            <text:p>О! Как хорошо, что ты приш{ел|ла}! Мне тут проблему одну решить надо. По поручению Духа Зимы я традиционно новогодними подарками занимаюсь. Только в прошлый Новый год договорился я с одним молодым воином, чтобы он отнес в Кхатог мешок с подарками. Так боец какой-то хлипкий попался и в город не дошел. Одни говорят, что замерз он под елкой в снегу, другие видели, как его волки задрали. Дух Зимы сильно ругался, что не все в Кхатог его подарки получили. В этом году мне нужен очень надежный посыльный, чтобы всем уважаемым людям подарки разнести. Возьмешься?</text:p>
          </table:table-cell>
        </table:table-row>
        <table:table-row table:style-name="ro1">
          <table:table-cell office:value-type="float" office:value="217864" calcext:value-type="float">
            <text:p>217864</text:p>
          </table:table-cell>
          <table:table-cell office:value-type="string" calcext:value-type="string">
            <text:p>Принес{|ла}? Отлично! Сейчас я это все соединю... Вот смотри, какой отличный получился металлоискатель! Неси его скорее Миэлле. %=7858%</text:p>
          </table:table-cell>
        </table:table-row>
        <table:table-row table:style-name="ro1">
          <table:table-cell office:value-type="float" office:value="217866" calcext:value-type="float">
            <text:p>217866</text:p>
          </table:table-cell>
          <table:table-cell office:value-type="string" calcext:value-type="string">
            <text:p>Здравствуй, отважн{ый искатель приключений|ая искательница приключений}! Зачем пожаловал{|а}?</text:p>
          </table:table-cell>
        </table:table-row>
        <table:table-row table:style-name="ro1">
          <table:table-cell office:value-type="float" office:value="217880" calcext:value-type="float">
            <text:p>217880</text:p>
          </table:table-cell>
          <table:table-cell office:value-type="string" calcext:value-type="string">
            <text:p>Я вижу, тебе нравятся мои подарки, и ты готов{|а} приступить к следующему заданию! Так вот, сходи в зимний лес, принеси мне три волчьих хвоста. Я хочу сделать Ордии щетку для пыли. Думаю, она обрадуется такому подарку. %=7860%</text:p>
          </table:table-cell>
        </table:table-row>
        <table:table-row table:style-name="ro1">
          <table:table-cell office:value-type="float" office:value="217882" calcext:value-type="float">
            <text:p>217882</text:p>
          </table:table-cell>
          <table:table-cell office:value-type="string" calcext:value-type="string">
            <text:p>Принес{|ла}? Отлично! Я в этом лесу лучший изготовитель щеток! Готово! Отдай ее Ордии. С помощью такой вот чудесной щетки она что угодно сможет привести в идеальный порядок. <text:s/>%=7860%</text:p>
          </table:table-cell>
        </table:table-row>
        <table:table-row table:style-name="ro1">
          <table:table-cell office:value-type="float" office:value="217898" calcext:value-type="float">
            <text:p>217898</text:p>
          </table:table-cell>
          <table:table-cell office:value-type="string" calcext:value-type="string">
            <text:p>Отдохнул{|а}? Готов{|а} к следующему заданию? Далее по списку у нас идет Хагмар. Для него особый подарок подготовила Снежная Королева.</text:p>
          </table:table-cell>
        </table:table-row>
        <table:table-row table:style-name="ro1">
          <table:table-cell office:value-type="float" office:value="217908" calcext:value-type="float">
            <text:p>217908</text:p>
          </table:table-cell>
          <table:table-cell office:value-type="string" calcext:value-type="string">
            <text:p>Неплохо, очень неплохо! Я вижу, ты еще пол{он|на} сил и энергии... Тогда следующее задание! Надо аккуратно изъять у беспринципных йети и отдать Дафуру набор рождественских свечей. %=7868%</text:p>
          </table:table-cell>
        </table:table-row>
        <table:table-row table:style-name="ro1">
          <table:table-cell office:value-type="float" office:value="217924" calcext:value-type="float">
            <text:p>217924</text:p>
          </table:table-cell>
          <table:table-cell office:value-type="string" calcext:value-type="string">
            <text:p>Это хорошо, что ты снова приш{ел|ла}. А у меня к тебе еще одна малюсенькая просьба будет. Обещаю, это последний раз, когда придется потратить совсем немного медных <text:s/>монет. Пожалуйста, купи <text:s/>Бардину шоколадку. Скажу по секрету, он <text:s/>просто обожает сладости. Это же не составит большого труда, правда? А я тебе за это награду выдам, честное слово! %=7871%</text:p>
          </table:table-cell>
        </table:table-row>
        <table:table-row table:style-name="ro1">
          <table:table-cell office:value-type="float" office:value="217927" calcext:value-type="float">
            <text:p>217927</text:p>
          </table:table-cell>
          <table:table-cell office:value-type="string" calcext:value-type="string">
            <text:p>Здравствуйте, досточтимый Бардин. Простите за беспокойство, я принес{|ла} вам шоколада. Если сейчас неподходящее время, я немедленно покину ваш дом...</text:p>
          </table:table-cell>
        </table:table-row>
        <table:table-row table:style-name="ro1">
          <table:table-cell office:value-type="float" office:value="217928" calcext:value-type="float">
            <text:p>217928</text:p>
          </table:table-cell>
          <table:table-cell office:value-type="string" calcext:value-type="string">
            <text:p>Что ты, что ты! Давай сюда скорее свой презент. Снежный дух послал, да? Давно его дожидаюсь, <text:s/>мог{|ла} бы и поспешить! Ладно уж, спасибо за подарок. %=7871%</text:p>
          </table:table-cell>
        </table:table-row>
        <table:table-row table:style-name="ro1">
          <table:table-cell office:value-type="float" office:value="217940" calcext:value-type="float">
            <text:p>217940</text:p>
          </table:table-cell>
          <table:table-cell office:value-type="string" calcext:value-type="string">
            <text:p>Расслабил{ся|ась} после легкого поручения? Теперь задание посложнее будет! Нам предстоит собрать все необходимое для подарка Гродору. Где-то за чертой города находится Заброшенная стоянка, а в ней остался масляный фонарь. <text:s/>Он, правда, уже не светит, но если ты его найдешь, я заправлю фонарь маслом. %=7875%</text:p>
          </table:table-cell>
        </table:table-row>
        <table:table-row table:style-name="ro1">
          <table:table-cell office:value-type="float" office:value="217942" calcext:value-type="float">
            <text:p>217942</text:p>
          </table:table-cell>
          <table:table-cell office:value-type="string" calcext:value-type="string">
            <text:p>Принес{|ла}? Отлично! Сейчас зальем в него масло, прикрутим фитиль - и готово! Отнеси фонарь Гродору! %=7876%</text:p>
          </table:table-cell>
        </table:table-row>
        <table:table-row table:style-name="ro1">
          <table:table-cell office:value-type="float" office:value="217946" calcext:value-type="float">
            <text:p>217946</text:p>
          </table:table-cell>
          <table:table-cell office:value-type="string" calcext:value-type="string">
            <text:p>И я рад{|а} вас видеть, бдительный Гродор! Прошу принять в дар от Снежного Духа этот скромный подарок. Надеюсь, масляный фонарь вам пригодится.</text:p>
          </table:table-cell>
        </table:table-row>
        <table:table-row table:style-name="ro1">
          <table:table-cell office:value-type="float" office:value="217964" calcext:value-type="float">
            <text:p>217964</text:p>
          </table:table-cell>
          <table:table-cell office:value-type="string" calcext:value-type="string">
            <text:p>Та-дам! Поздравляю, ты это сделал{|а}! Это чудо! Теперь все жители получили подарки, а ты сможешь взять заслуженную награду. Все честно, без обмана. Держи этот презент, лично от Духа Зимы. Надеюсь, понравится! Всего самого лучшего в новом году!</text:p>
          </table:table-cell>
        </table:table-row>
        <table:table-row table:style-name="ro1">
          <table:table-cell office:value-type="float" office:value="217966" calcext:value-type="float">
            <text:p>217966</text:p>
          </table:table-cell>
          <table:table-cell office:value-type="string" calcext:value-type="string">
            <text:p>Приветс-с-ствую тебя с-с-смертн{ый|ая}! Ты уже удос-с-стоил{ся|ась} права ношения плаща и с-с-стал{|а} ис-с-стинн{ым|ой} пос-с-следовател{ем|ьницей} Тьмы! <text:s/>Зачем ты отвлекаешь меня от с-с-сладос-с-стного с-с-с-созерцания величес-с-ственной Пус-с-стоты?</text:p>
          </table:table-cell>
        </table:table-row>
        <table:table-row table:style-name="ro1">
          <table:table-cell office:value-type="float" office:value="217967" calcext:value-type="float">
            <text:p>217967</text:p>
          </table:table-cell>
          <table:table-cell office:value-type="string" calcext:value-type="string">
            <text:p>Как все сложно и запутанно! А я надеял{ся|ась}, что мы быстро решим проблему. Ладно, я к тебе попозже загляну.</text:p>
          </table:table-cell>
        </table:table-row>
        <table:table-row table:style-name="ro1">
          <table:table-cell office:value-type="float" office:value="217968" calcext:value-type="float">
            <text:p>217968</text:p>
          </table:table-cell>
          <table:table-cell office:value-type="string" calcext:value-type="string">
            <text:p>Что-то ты темнишь, Темный! Нельзя ли поконкретней, что я долж{ен|на} <text:s/>сделать, чтобы мне не было стыдно надевать плащ Тьмы?</text:p>
          </table:table-cell>
        </table:table-row>
        <table:table-row table:style-name="ro1">
          <table:table-cell office:value-type="float" office:value="217969" calcext:value-type="float">
            <text:p>217969</text:p>
          </table:table-cell>
          <table:table-cell office:value-type="string" calcext:value-type="string">
            <text:p>Послушай, Темный, ты ничего не перепутал? Я, можно сказать, надрываюсь на Темном Пути, себя не жалею. И в награду за все мои старания этот простенький плащик? Я то надеял{ся|ась}, что его сила будет хоть немного соизмерима с мощью твоего плаща.</text:p>
          </table:table-cell>
        </table:table-row>
        <table:table-row table:style-name="ro1">
          <table:table-cell office:value-type="float" office:value="217970" calcext:value-type="float">
            <text:p>217970</text:p>
          </table:table-cell>
          <table:table-cell office:value-type="string" calcext:value-type="string">
            <text:p>С-с-слушай внимательно, с-с-смертн{ый|ая}, дважды повторять не буду! Я единс-с-ственный, кто владеет древней Темной Магией, с-с-способной заключить в безжизненном прос-с-странс-с-стве черепа погибшего воина энергию его души. <text:s/>Для этого мне необходима голова врага, добытая тобою в бою во с-с-славу Тьмы, тогда я выполню твою прос-с-сьбу и ошеломляющая Темная Энергия с-с-стократно ус-силит боевые характеристики твоего плаща. Принес-си мне на вс-с-сякий с-с-случай две головы, я выберу лучший череп! С-с-сделай так, как я с-с-сказал, с-с-смертн{ый|ая}, и я помогу тебе с-с-сделать первый шаг к могущес-с-ству. Но лишь по дос-с-стижении тобой ранга «Новобранец»! Пус-с-сть с-с-свершитс-ся задуманное! И да пребудет с-с-с тобой Темная С-сила!</text:p>
          </table:table-cell>
        </table:table-row>
        <table:table-row table:style-name="ro1">
          <table:table-cell office:value-type="float" office:value="217972" calcext:value-type="float">
            <text:p>217972</text:p>
          </table:table-cell>
          <table:table-cell office:value-type="string" calcext:value-type="string">
            <text:p>Я понял{|а} все, что ты мне сказал, Темный! Далеко не уходи, я скоро вернусь с головами врага! Посмотрим, как они стократно усилят мой плащик!</text:p>
          </table:table-cell>
        </table:table-row>
        <table:table-row table:style-name="ro1">
          <table:table-cell office:value-type="float" office:value="217973" calcext:value-type="float">
            <text:p>217973</text:p>
          </table:table-cell>
          <table:table-cell office:value-type="string" calcext:value-type="string">
            <text:p>О, с-с-смертн{ый|ая}! Я вижу у тебя две головы врага, значит, <text:s/>твои с-с-стремления с-с-следовать по Темному Пути абс-солютно ис-с-скренни! Ты все еще хочешь получить Плащ Темной Энергии?</text:p>
          </table:table-cell>
        </table:table-row>
        <table:table-row table:style-name="ro1">
          <table:table-cell office:value-type="float" office:value="217974" calcext:value-type="float">
            <text:p>217974</text:p>
          </table:table-cell>
          <table:table-cell office:value-type="string" calcext:value-type="string">
            <text:p>Не с-с-спеши, с-с-смертн{ый|ая}! Дай-ка я прежде взгляну на твою добычу. Вот в этом черепе я вижу потенциал. Какой прекрас-с-сный Мрак ис-с-сточают его глазницы. Держи этот череп крепче, закрой с-с-свои глаза и мыс-с-сленно с-сос-с-средоточь внимание на с-самой темной точке этой Вс-селенной. А я в это время окутаю нас-с-с магией Вечного Мрака и произнес-су Темное Заклинание.</text:p>
          </table:table-cell>
        </table:table-row>
        <table:table-row table:style-name="ro1">
          <table:table-cell office:value-type="float" office:value="217976" calcext:value-type="float">
            <text:p>217976</text:p>
          </table:table-cell>
          <table:table-cell office:value-type="string" calcext:value-type="string">
            <text:p>Череп дейс-с-ствительно с-существенно уменьшилс-ся, но энергия его приумножилас-сь! Безграничная С-сила Тьмы проявила к нам милос-с-сть и позволила с-создать могучий артефакт. Прикрепи его к плащу на левом плече и нити, из которых с-соткан твой плащ, пропитаютс-ся ус-с-страшающей энергией Тьмы. Вот он, плащ твоих мечтаний! А теперь не мешай мне, с-с-смертн{ый|ая}. Я ус-с-стал от с-солнечного с-с-света и мне необходимо окунутьс-ся в черный Мрак Пус-с-стоты.</text:p>
          </table:table-cell>
        </table:table-row>
        <table:table-row table:style-name="ro1">
          <table:table-cell office:value-type="float" office:value="217979" calcext:value-type="float">
            <text:p>217979</text:p>
          </table:table-cell>
          <table:table-cell office:value-type="string" calcext:value-type="string">
            <text:p>Не с-с-спеши, с-с-смертн{ый|ая}. Ис-с-спепеляющую неограниченную энергию твоего плаща проявит Руна Тьмы, поглощенная плащем. Ты прошел ис-с-спытание и теперь не только с-с-спос-собен применять ее, но и зас-с-служил право на ее производс-с-ство.</text:p>
          </table:table-cell>
        </table:table-row>
        <table:table-row table:style-name="ro1">
          <table:table-cell office:value-type="float" office:value="217994" calcext:value-type="float">
            <text:p>217994</text:p>
          </table:table-cell>
          <table:table-cell office:value-type="string" calcext:value-type="string">
            <text:p>Не с-с-спеши, с-с-смертн{ый|ая}. Ис-с-спепеляющую неограниченную энергию твоего плаща проявит вот эта Руна Тьмы, поглощенная плащем. Ты прошел ис-с-спытание и теперь не только с-с-спос-собен применять ее, но и зас-с-служил право на ее производс-с-ство.</text:p>
          </table:table-cell>
        </table:table-row>
        <table:table-row table:style-name="ro1">
          <table:table-cell office:value-type="float" office:value="217996" calcext:value-type="float">
            <text:p>217996</text:p>
          </table:table-cell>
          <table:table-cell office:value-type="string" calcext:value-type="string">
            <text:p>О, великая Тьма! Нет мне покоя от навязчивых прос-сителей! Кто там опять выводит меня из с-с-сладос-с-стного с-сос-с-стояния опус-с-стошающего ос-сознания бес-с-с-с-с-смыс-с-сленности вс-сего с-сущего? А, это ты! Помню, помню, я помогал тебе добыть плащ Темной Энергии. Что на этот раз привело тебя ко мне, с-с-смертн{ый|ая}? Я надеюс-с-сь, ты все еще на Темном Пути?</text:p>
          </table:table-cell>
        </table:table-row>
        <table:table-row table:style-name="ro1">
          <table:table-cell office:value-type="float" office:value="217997" calcext:value-type="float">
            <text:p>217997</text:p>
          </table:table-cell>
          <table:table-cell office:value-type="string" calcext:value-type="string">
            <text:p>Если в моем новом плащике будет столько же Темной Силы, сколько сейчас в нем Темной Энергии, то обязательно совладаю. Говори, что я долж{ен|на} сделать!</text:p>
          </table:table-cell>
        </table:table-row>
        <table:table-row table:style-name="ro1">
          <table:table-cell office:value-type="float" office:value="217998" calcext:value-type="float">
            <text:p>217998</text:p>
          </table:table-cell>
          <table:table-cell office:value-type="string" calcext:value-type="string">
            <text:p>Как раз по этому поводу я и приш{ел|ла}. Я все еще на Темном Пути, и я все еще с тем же самым простеньким плащиком, в котором я никак не могу обнаружить обещанную тобой «устрашающую энергию Тьмы». Скажи, Темный, а нет ли у тебя какого-нибудь плащика получше?</text:p>
          </table:table-cell>
        </table:table-row>
        <table:table-row table:style-name="ro1">
          <table:table-cell office:value-type="float" office:value="217999" calcext:value-type="float">
            <text:p>217999</text:p>
          </table:table-cell>
          <table:table-cell office:value-type="string" calcext:value-type="string">
            <text:p>С-с-слушай и запоминай, с-с-смертн{ый|ая}! Тебе вновь предстоит убивать врагов, с-с-следуя Темным Путем. Копи их головы, минимум четыре, потом принес-си мне вместе с плащом! И тогда с-сила четырех врагов, при помощи древней Темной Магии с-с-слившаяся воедино в с-с-сжатом до предела Мраке с-самого большого и крепкого черепа, заполнит каждую ворс-синку ткани твоего плаща. И с-с-сделает его непобедимым! <text:s/>%=3740:4%</text:p>
          </table:table-cell>
        </table:table-row>
        <table:table-row table:style-name="ro1">
          <table:table-cell office:value-type="float" office:value="218000" calcext:value-type="float">
            <text:p>218000</text:p>
          </table:table-cell>
          <table:table-cell office:value-type="string" calcext:value-type="string">
            <text:p>С-с-следует помнить, что Темная Энергия лишь внутренняя с-сущность Мрака, тогда как Темная С-сила это его внешнее проявление. Если ты не с-с-способ{ен|на} с-самос-с-стоятельно в полной мере вос-с-спользоватьс-ся таящейс-ся в твоем плаще энергией, то тебе с-с-сможет помочь лишь окутанная Мраком с-сила поверженного тобой врага. Только таким образом можно полнос-с-стью ос-с-свободить энергию твоего плаща и превратить его в Плащ Темной С-силы. Владея забытыми знаниями Темной Магии, я с-с-смогу с-сос-с-средоточить весь предс-с-смертный потенциал убитых тобой врагов в одном из черепов. Но с-с-сможешь ли ты с-совладать с этой с-с-страшной с-силой?</text:p>
          </table:table-cell>
        </table:table-row>
        <table:table-row table:style-name="ro1">
          <table:table-cell office:value-type="float" office:value="218001" calcext:value-type="float">
            <text:p>218001</text:p>
          </table:table-cell>
          <table:table-cell office:value-type="string" calcext:value-type="string">
            <text:p>Главное я поня{л|ла}, надо без страха и сомнений добыть четыре головы. Остальное слишком учено и непонятно, но с этим как-нибудь потом разберемся! Так, Темный, жди меня здесь, я скоро вернусь!</text:p>
          </table:table-cell>
        </table:table-row>
        <table:table-row table:style-name="ro1">
          <table:table-cell office:value-type="float" office:value="218003" calcext:value-type="float">
            <text:p>218003</text:p>
          </table:table-cell>
          <table:table-cell office:value-type="string" calcext:value-type="string">
            <text:p>Как радос-с-стно ос-сознавать неис-с-стребимое с-с-стремление убежденного пос-с-следователя не с-с-сворачивать с-с-с ис-с-стинного Пути Тьмы! Я вижу, с-с-смертн{ый|ая}, ты принес-с-с{ |ла} головы.</text:p>
          </table:table-cell>
        </table:table-row>
        <table:table-row table:style-name="ro1">
          <table:table-cell office:value-type="float" office:value="218005" calcext:value-type="float">
            <text:p>218005</text:p>
          </table:table-cell>
          <table:table-cell office:value-type="string" calcext:value-type="string">
            <text:p>Позволь мне взглянуть на твою добычу, с-с-смертн{ый|ая}. Вот этот череп мне кажетс-ся дос-с-статочно вмес-с-стительным...\nЗа твое упорство я дарю тебе знания о том, как &lt;b&gt;разбирать заговоренные вымпелы на компоненты&lt;/b&gt;.</text:p>
          </table:table-cell>
        </table:table-row>
        <table:table-row table:style-name="ro1">
          <table:table-cell office:value-type="float" office:value="218007" calcext:value-type="float">
            <text:p>218007</text:p>
          </table:table-cell>
          <table:table-cell office:value-type="string" calcext:value-type="string">
            <text:p>Не торопись, вои{н|тельница}. Для ритуала мне понадобитс-ся не менее 5000 энергетичес-с-ских сфер. Ес-с-сли тебе под с-силу выполнить это задание, то обретенный тобой плащ будет вес-сомой наградой за ус-сердие и с-с-старание. Но учти, вс-се наши ус-силия будут тщетны, ес-с-сли ты не дос-с-стиг дес-сятого уровня и ранга Мастер клинка. А теперь, с-с-смертн{ый|ая}, без с-с-страха и с-сомнений иди по Пути Тьмы. И да пребудет с-с-с тобой Темная С-сила! %=506:5000%</text:p>
          </table:table-cell>
        </table:table-row>
        <table:table-row table:style-name="ro1">
          <table:table-cell office:value-type="float" office:value="218012" calcext:value-type="float">
            <text:p>218012</text:p>
          </table:table-cell>
          <table:table-cell office:value-type="string" calcext:value-type="string">
            <text:p>С-с-слушай и запоминай, с-с-смертн{ый|ая}! Тебе вновь предстоит убивать врагов, с-с-следуя Темным Путем. Копи их головы, минимум четыре, потом принес-си мне вместе с плащом! И тогда с-сила четырех врагов, при помощи древней Темной Магии с-с-слившаяся воедино в с-с-сжатом до предела Мраке с-самого большого и крепкого черепа, заполнит каждую ворс-синку ткани твоего плаща. И с-с-сделает его непобедимым! <text:s/>%=3741:4%</text:p>
          </table:table-cell>
        </table:table-row>
        <table:table-row table:style-name="ro1">
          <table:table-cell office:value-type="float" office:value="218022" calcext:value-type="float">
            <text:p>218022</text:p>
          </table:table-cell>
          <table:table-cell office:value-type="string" calcext:value-type="string">
            <text:p>Приветствую тебя, отважн{ый|ая} вои{н|тельница}! Ты случайно нумизматикой не увлекаешься?</text:p>
          </table:table-cell>
        </table:table-row>
        <table:table-row table:style-name="ro1">
          <table:table-cell office:value-type="float" office:value="218025" calcext:value-type="float">
            <text:p>218025</text:p>
          </table:table-cell>
          <table:table-cell office:value-type="string" calcext:value-type="string">
            <text:p>Я где-то встречал{|а} <text:s/>такие монеты! Я сейчас принесу тебе отпечатки, <text:s/>а ты за это дашь мне слитки руды!</text:p>
          </table:table-cell>
        </table:table-row>
        <table:table-row table:style-name="ro1">
          <table:table-cell office:value-type="float" office:value="218028" calcext:value-type="float">
            <text:p>218028</text:p>
          </table:table-cell>
          <table:table-cell office:value-type="string" calcext:value-type="string">
            <text:p>Наконец-то! Ну, что, принес{|ла}?</text:p>
          </table:table-cell>
        </table:table-row>
        <table:table-row table:style-name="ro1">
          <table:table-cell office:value-type="float" office:value="218030" calcext:value-type="float">
            <text:p>218030</text:p>
          </table:table-cell>
          <table:table-cell office:value-type="string" calcext:value-type="string">
            <text:p>Разумеется! Я же обещал{|а}! Взгляни на этот отпечаток.</text:p>
          </table:table-cell>
        </table:table-row>
        <table:table-row table:style-name="ro1">
          <table:table-cell office:value-type="float" office:value="218040" calcext:value-type="float">
            <text:p>218040</text:p>
          </table:table-cell>
          <table:table-cell office:value-type="string" calcext:value-type="string">
            <text:p>Как хорошо, что ты заш{ел|ла}! Я обещал поделиться с тобой слитками ценных металлов. Спасибо за помощь в изготовлении каменных отпечатков монет, надеюсь, ты останешься довол{ен|ьна} <text:s/>наградой.</text:p>
          </table:table-cell>
        </table:table-row>
        <table:table-row table:style-name="ro1">
          <table:table-cell office:value-type="float" office:value="218041" calcext:value-type="float">
            <text:p>218041</text:p>
          </table:table-cell>
          <table:table-cell office:value-type="string" calcext:value-type="string">
            <text:p>Рад{|а} <text:s/>был{|а} <text:s/>помочь! Спасибо за слитки!</text:p>
          </table:table-cell>
        </table:table-row>
        <table:table-row table:style-name="ro1">
          <table:table-cell office:value-type="float" office:value="218062" calcext:value-type="float">
            <text:p>218062</text:p>
          </table:table-cell>
          <table:table-cell office:value-type="string" calcext:value-type="string">
            <text:p>Здравствуй, Во{ин|ительница}! <text:s/>Проходи, садись! Доложили мне, что ты <text:s/>проявил{|а} себя умелым организатором и сумел{|а} собрать надежных бойцов для общей битвы с врагом. И все вы, как один кулак, друг за друга горой, больше чем соратники и друзья, настоящая семья. \nЧто <text:s/>ж, в бою вы себя проявили, пора показать, на что вы способны в труде мирном. Каждой настоящей семье нужен дом, пора и вам обзавестись летающим островом. Дело это трудоемкое и хлопотное, но я уверен: вы справитесь. А я подскажу с чего начать. <text:s text:c="22"/>\nИтак, слушай:\nДля того чтобы купить клановый остров, необходимо собрать 50 000 векселей. <text:s/>Купить эти <text:s/>векселя можно в городском магазине. А чтобы <text:s/>не таскать ценные бумаги с собой в бои и походы, да ненароком не потерять, стоит у нас рядом с Банком, хитренький такой сундучок. Векселя туда положить можно, а вот забрать уже нельзя. И будут они там лежать целенькие, пока не накопится нужное количество. Так-то вот. Ну, ступай Во{ин|ительница}. Великих свершений тебе и собратьям <text:s/>твоим!\n <text:s text:c="21"/>%=8736%</text:p>
          </table:table-cell>
        </table:table-row>
        <table:table-row table:style-name="ro1">
          <table:table-cell office:value-type="float" office:value="218067" calcext:value-type="float">
            <text:p>218067</text:p>
          </table:table-cell>
          <table:table-cell office:value-type="string" calcext:value-type="string">
            <text:p>Как хорошо, что ты ко мне заглянул{|а}! Я как раз изготовил пачку новых Эпических Свитков Праведной Мощи и мне срочно нужен посыльный. А не направляешь ли ты свои стопы в Омакшан, где действующая армия эти свитки ждет, не дождется?</text:p>
          </table:table-cell>
        </table:table-row>
        <table:table-row table:style-name="ro1">
          <table:table-cell office:value-type="float" office:value="218075" calcext:value-type="float">
            <text:p>218075</text:p>
          </table:table-cell>
          <table:table-cell office:value-type="string" calcext:value-type="string">
            <text:p>У меня начинает возникать подозрение, что ты достаточно далек{|а} от научной проблематики! Я, как главный специалист по тяжелым металлам, считаю своим долгом проверить этот тревожный сигнал, а ты, так{ой|ая} умн{ый|ая}, даже не сообразил{|а} мне в этом помочь! Хотя бы материалами для исследований!</text:p>
          </table:table-cell>
        </table:table-row>
        <table:table-row table:style-name="ro1">
          <table:table-cell office:value-type="float" office:value="218078" calcext:value-type="float">
            <text:p>218078</text:p>
          </table:table-cell>
          <table:table-cell office:value-type="string" calcext:value-type="string">
            <text:p>Рекомендацию? Надо подумать! Но ты долж{ен|на} понять, какая ответственность за судьбы наук и технологий лежит на каждом из членов Королевского Научно-Технического Общества. Лично я как раз сейчас обеспокоен сообщением о том, что в пиве обнаружены тяжелые металлы.</text:p>
          </table:table-cell>
        </table:table-row>
        <table:table-row table:style-name="ro1">
          <table:table-cell office:value-type="float" office:value="218079" calcext:value-type="float">
            <text:p>218079</text:p>
          </table:table-cell>
          <table:table-cell office:value-type="string" calcext:value-type="string">
            <text:p>Принес{|ла}? Это хорошо! Вот тебе от меня рекомендация. Теперь ты понимаешь, какая ответственность лежит на каждом члене Королевского Научно-Технического Общества? Теперь иди, не мешай, а я сейчас погружусь в исследования!</text:p>
          </table:table-cell>
        </table:table-row>
        <table:table-row table:style-name="ro1">
          <table:table-cell office:value-type="float" office:value="218081" calcext:value-type="float">
            <text:p>218081</text:p>
          </table:table-cell>
          <table:table-cell office:value-type="string" calcext:value-type="string">
            <text:p>Ну, рассказывай, с какой целью ты потревожил{|а} мой сон? Я тут, между прочим, целыми днями пекусь о материально-техническом снабжении нашей подрастающей воинской смены, и мне некогда болтать со всеми подряд!</text:p>
          </table:table-cell>
        </table:table-row>
        <table:table-row table:style-name="ro1">
          <table:table-cell office:value-type="float" office:value="218083" calcext:value-type="float">
            <text:p>218083</text:p>
          </table:table-cell>
          <table:table-cell office:value-type="string" calcext:value-type="string">
            <text:p>А, рекомендацию просишь? А готов{|а} ли ты решать серьезные научные проблемы? Вот я, например, сейчас нахожусь на пороге великого открытия. Весь мой предыдущий жизненный опыт подсказывает, что от пива превосходно заплетается все что угодно, даже то, что никогда раньше не заплеталось, в смысле, заплеталось и раньше, но только если от пива, а без пива так не заплеталось, как сейчас заплетается. Короче, я пытаюсь проверить, заплетаются ли волокна ткани от пива так же хорошо, как заплетается все, что так хорошо заплетается от пива, как без пива в жизни не заплетается.</text:p>
          </table:table-cell>
        </table:table-row>
        <table:table-row table:style-name="ro1">
          <table:table-cell office:value-type="float" office:value="218086" calcext:value-type="float">
            <text:p>218086</text:p>
          </table:table-cell>
          <table:table-cell office:value-type="string" calcext:value-type="string">
            <text:p>Я просто чувствую себя обязанн{ым|ой} помочь решению этой важной научной проблемы. Я сейчас принесу бочонок пива!</text:p>
          </table:table-cell>
        </table:table-row>
        <table:table-row table:style-name="ro1">
          <table:table-cell office:value-type="float" office:value="218087" calcext:value-type="float">
            <text:p>218087</text:p>
          </table:table-cell>
          <table:table-cell office:value-type="string" calcext:value-type="string">
            <text:p>Принес{|ла}? Дай-ка я попробую кружечку этого пива для определения его заплетательных характеристик. А ты бери свою рекомендацию и иди, не мешай мне! У меня на сегодня обширные планы научных исследований!</text:p>
          </table:table-cell>
        </table:table-row>
        <table:table-row table:style-name="ro1">
          <table:table-cell office:value-type="float" office:value="218088" calcext:value-type="float">
            <text:p>218088</text:p>
          </table:table-cell>
          <table:table-cell office:value-type="string" calcext:value-type="string">
            <text:p>Спасибо! Всегда рад{|а} помочь!</text:p>
          </table:table-cell>
        </table:table-row>
        <table:table-row table:style-name="ro1">
          <table:table-cell office:value-type="float" office:value="218089" calcext:value-type="float">
            <text:p>218089</text:p>
          </table:table-cell>
          <table:table-cell office:value-type="string" calcext:value-type="string">
            <text:p>Заходи, заходи! Только осторожно, колбы и реторты не побей, тут у меня тесно! И не запачкайся, там все в пыли! Говори, зачем пожаловал{|а}?</text:p>
          </table:table-cell>
        </table:table-row>
        <table:table-row table:style-name="ro1">
          <table:table-cell office:value-type="float" office:value="218093" calcext:value-type="float">
            <text:p>218093</text:p>
          </table:table-cell>
          <table:table-cell office:value-type="string" calcext:value-type="string">
            <text:p>Я просто обязан{|а} поддержать научные исследования в такой важной области. Сейчас я принесу пиво!</text:p>
          </table:table-cell>
        </table:table-row>
        <table:table-row table:style-name="ro1">
          <table:table-cell office:value-type="float" office:value="218095" calcext:value-type="float">
            <text:p>218095</text:p>
          </table:table-cell>
          <table:table-cell office:value-type="string" calcext:value-type="string">
            <text:p>Принес{|ла}? Отлично! Вот тебе рекомендация, А я, пожалуй, пойду, приступлю к процессу научного самопожертвования.</text:p>
          </table:table-cell>
        </table:table-row>
        <table:table-row table:style-name="ro1">
          <table:table-cell office:value-type="float" office:value="218096" calcext:value-type="float">
            <text:p>218096</text:p>
          </table:table-cell>
          <table:table-cell office:value-type="string" calcext:value-type="string">
            <text:p>Спасибо! Всегда рад{|а} <text:s/>помочь!</text:p>
          </table:table-cell>
        </table:table-row>
        <table:table-row table:style-name="ro1">
          <table:table-cell office:value-type="float" office:value="218097" calcext:value-type="float">
            <text:p>218097</text:p>
          </table:table-cell>
          <table:table-cell office:value-type="string" calcext:value-type="string">
            <text:p>Добрый день, Уважаем{ый|ая}! Интересуют драгоценные украшения или боевая бижутерия? У меня товар отличный, на любой вкус!</text:p>
          </table:table-cell>
        </table:table-row>
        <table:table-row table:style-name="ro1">
          <table:table-cell office:value-type="float" office:value="218098" calcext:value-type="float">
            <text:p>218098</text:p>
          </table:table-cell>
          <table:table-cell office:value-type="string" calcext:value-type="string">
            <text:p>Даже не знаю, готов{|а} ли ты окинуть взглядом ученого обычные технологические процессы? Вот я, например, сейчас исследую возможность резкого увеличения производства хронографов ярости, <text:s/>для которых, как известно, нужен янтарь, янтарь и еще раз янтарь в промышленных масштабах.</text:p>
          </table:table-cell>
        </table:table-row>
        <table:table-row table:style-name="ro1">
          <table:table-cell office:value-type="float" office:value="218101" calcext:value-type="float">
            <text:p>218101</text:p>
          </table:table-cell>
          <table:table-cell office:value-type="string" calcext:value-type="string">
            <text:p>Я чувствую, что уже готов{|а} окинуть взглядом ученого этот процесс. Я сейчас принесу бочонок пива!</text:p>
          </table:table-cell>
        </table:table-row>
        <table:table-row table:style-name="ro1">
          <table:table-cell office:value-type="float" office:value="218103" calcext:value-type="float">
            <text:p>218103</text:p>
          </table:table-cell>
          <table:table-cell office:value-type="string" calcext:value-type="string">
            <text:p>Принес{|ла}? Дай-ка я проверю! Все правильно, сорт пива - «Янтарное». Вот тебе рекомендация, а я пойду добывать янтарь.</text:p>
          </table:table-cell>
        </table:table-row>
        <table:table-row table:style-name="ro1">
          <table:table-cell office:value-type="float" office:value="218105" calcext:value-type="float">
            <text:p>218105</text:p>
          </table:table-cell>
          <table:table-cell office:value-type="string" calcext:value-type="string">
            <text:p>Быстрей говори, зачем приш{ел|ла}! У меня горит срочный правительственный заказ на разработку технологии приготовления революционных, новейшего образца ребрышек в пиве, значительно повышающих стойкость и инициативу личного состава чего угодно.</text:p>
          </table:table-cell>
        </table:table-row>
        <table:table-row table:style-name="ro1">
          <table:table-cell office:value-type="float" office:value="218111" calcext:value-type="float">
            <text:p>218111</text:p>
          </table:table-cell>
          <table:table-cell office:value-type="string" calcext:value-type="string">
            <text:p>Принес{|ла}? Спасибо! Ребрышки уже готовы, так, что пиво очень кстати.</text:p>
          </table:table-cell>
        </table:table-row>
        <table:table-row table:style-name="ro1">
          <table:table-cell office:value-type="float" office:value="218112" calcext:value-type="float">
            <text:p>218112</text:p>
          </table:table-cell>
          <table:table-cell office:value-type="string" calcext:value-type="string">
            <text:p>И тебе спасибо! Всегда рад{|а} помочь!</text:p>
          </table:table-cell>
        </table:table-row>
        <table:table-row table:style-name="ro1">
          <table:table-cell office:value-type="float" office:value="218113" calcext:value-type="float">
            <text:p>218113</text:p>
          </table:table-cell>
          <table:table-cell office:value-type="string" calcext:value-type="string">
            <text:p>Вот уж не ожидал тебя так скоро увидеть! Неужели принес{|ла} все пять рекомендаций?</text:p>
          </table:table-cell>
        </table:table-row>
        <table:table-row table:style-name="ro1">
          <table:table-cell office:value-type="float" office:value="218117" calcext:value-type="float">
            <text:p>218117</text:p>
          </table:table-cell>
          <table:table-cell office:value-type="string" calcext:value-type="string">
            <text:p>Целый бочонок пива принес{|ла}? Прекрасно, прекрасно! Я вижу, у нас есть шанс в твоем лице получить умного и сообразительного члена Общества. Я уже сажусь писать заявку, а ты загляни ко мне завтра примерно в это же время. Сам{|а} понимаешь, до столицы путь не близкий, да и процедура рассмотрения заявки не простая, раньше чем через сутки ответ не придет!</text:p>
          </table:table-cell>
        </table:table-row>
        <table:table-row table:style-name="ro1">
          <table:table-cell office:value-type="float" office:value="218183" calcext:value-type="float">
            <text:p>218183</text:p>
          </table:table-cell>
          <table:table-cell office:value-type="string" calcext:value-type="string">
            <text:p>Смирно! Здравия желаю, Вои{н|тельница}! Сегодня у тебя великий день. Поскольку твоя доблесть достигла 55000, и ты принес{|ла} регалию, я присваиваю тебе ранг Взрывотехника.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nА для того, чтобы получить следующий ранг, тебе нужно будет довести свою доблесть до 80000 и улучшить регалию Взрывотехника до регалии Крушителя.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18185" calcext:value-type="float">
            <text:p>218185</text:p>
          </table:table-cell>
          <table:table-cell office:value-type="string" calcext:value-type="string">
            <text:p>Смирно! Здравия желаю, Вои{н|тельница}! Сегодня у тебя великий день. Поскольку твоя доблесть достигла 80000, и ты принес{|ла} регалию, я присваиваю тебе ранг Крушителя.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nА для того, чтобы получить следующий ранг, тебе нужно будет довести свою доблесть до 115000 и улучшить регалию Крушителя до регалии Каменного стража.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18187" calcext:value-type="float">
            <text:p>218187</text:p>
          </table:table-cell>
          <table:table-cell office:value-type="string" calcext:value-type="string">
            <text:p>Смирно! Здравия желаю, Вои{н|тельница}! Сегодня у тебя великий день. Поскольку твоя доблесть достигла 115000, и ты принес{|ла} регалию, я присваиваю тебе ранг Каменный страж.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nА для того, чтобы получить следующий ранг, тебе нужно будет довести свою доблесть до 165000 и улучшить регалию Каменного стража до регалии Ловца душ.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18189" calcext:value-type="float">
            <text:p>218189</text:p>
          </table:table-cell>
          <table:table-cell office:value-type="string" calcext:value-type="string">
            <text:p>Смирно! Здравия желаю, Вои{н|тельница}! Сегодня у тебя великий день. Поскольку твоя доблесть достигла 55000, и ты принес{|ла} регалию, я присваиваю тебе ранг Паладин. Ранг - это не только почет, но и возможность использовать наградные вещи вроде тех, что продаются в магазине Барфоса. Прими мои искренние поздравления!\nА для того, чтобы получить следующий ранг, тебе нужно будет довести свою доблесть до 80000 и улучшить регалию Паладина до регалии Магистра духа.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18191" calcext:value-type="float">
            <text:p>218191</text:p>
          </table:table-cell>
          <table:table-cell office:value-type="string" calcext:value-type="string">
            <text:p>Смирно! Здравия желаю, Вои{н|тельница}! Сегодня у тебя великий день. Поскольку твоя доблесть достигла 80000, и ты принес{|ла} регалию, я присваиваю тебе ранг Магистр духа. Ранг - это не только почет, но и возможность использовать наградные вещи вроде тех, что продаются в магазине Барфоса. Прими мои искренние поздравления!\nА для того, чтобы получить следующий ранг, тебе нужно будет довести свою доблесть до 115000 и улучшить регалию Магистра духа до регалии Чародея.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18193" calcext:value-type="float">
            <text:p>218193</text:p>
          </table:table-cell>
          <table:table-cell office:value-type="string" calcext:value-type="string">
            <text:p>Смирно! Здравия желаю, Вои{н|тельница}! Сегодня у тебя великий день. Поскольку твоя доблесть достигла 115000, и ты принес{|ла} регалию, я присваиваю тебе ранг Чародей. Ранг - это не только почет, но и возможность использовать наградные вещи вроде тех, что продаются в магазине Барфоса. Прими мои искренние поздравления!\nА для того, чтобы получить следующий ранг, тебе нужно будет довести свою доблесть до 165000 и улучшить регалию Чародея до регалии Предвестника бури. Это можно сделать, купив специальный набор у ювелиров или создав их самостоятельно по рецепту.</text:p>
          </table:table-cell>
        </table:table-row>
        <table:table-row table:style-name="ro1">
          <table:table-cell office:value-type="float" office:value="218251" calcext:value-type="float">
            <text:p>218251</text:p>
          </table:table-cell>
          <table:table-cell office:value-type="string" calcext:value-type="string">
            <text:p>А вот никому я свой голос не отдам. Он мне само{му|ой} пригодится.</text:p>
          </table:table-cell>
        </table:table-row>
        <table:table-row table:style-name="ro1">
          <table:table-cell office:value-type="float" office:value="218321" calcext:value-type="float">
            <text:p>218321</text:p>
          </table:table-cell>
          <table:table-cell office:value-type="string" calcext:value-type="string">
            <text:p>Приветствую доблест{ного|ную} защит{ника|ницу} Лонгхольма! Ого, да у тебя в сумке что-то позвякивает. Неужели подарочек для меня?</text:p>
          </table:table-cell>
        </table:table-row>
        <table:table-row table:style-name="ro1">
          <table:table-cell office:value-type="float" office:value="218322" calcext:value-type="float">
            <text:p>218322</text:p>
          </table:table-cell>
          <table:table-cell office:value-type="string" calcext:value-type="string">
            <text:p>Вот так-то лучше. Кстати, когда мы... когда контрабандисты будут связываться с Торгобом, они могут передать ему и твои пожелания. Какой из запрещенных ресурсов именно ты хотел{|а} бы увидеть у него в продаже на ближайшей ярмарке?</text:p>
          </table:table-cell>
        </table:table-row>
        <table:table-row table:style-name="ro1">
          <table:table-cell office:value-type="float" office:value="218329" calcext:value-type="float">
            <text:p>218329</text:p>
          </table:table-cell>
          <table:table-cell office:value-type="string" calcext:value-type="string">
            <text:p>Постой, ты что, хочешь сказать, что связался с контрабандой? И всерьез думаешь, что "доблестн{ый|ая} защит{ник|ница} Лонгхольма", как ты сам меня назвал, будет тебе помогать?</text:p>
          </table:table-cell>
        </table:table-row>
        <table:table-row table:style-name="ro1">
          <table:table-cell office:value-type="float" office:value="218330" calcext:value-type="float">
            <text:p>218330</text:p>
          </table:table-cell>
          <table:table-cell office:value-type="string" calcext:value-type="string">
            <text:p>А почему бы и нет? Разве ты не знаешь, что правительство Гоб-блинора ввело эмбарго на некоторые жизненно важные для оборонной промышленности ресурсы? Видишь ли, они крайне недовольны тем, что влияние нашего королевства растет, вот и пытаются нас задушить. К счастью, наш зеленый друг Торгоб беззаветно любит деньги и чихал на политику. Но ему нужна помощь в доставке товара в обход гоблинских кордонов, и вот тут-то контрабандисты с Фиалами незримого света просто незаменимы.\nТак что твой долг как истин{ного|ной} патриот{а|ки} - не только тащить сюда все Фиалы незримого света, какие найдешь, но и друзьям советовать. Помни, что Лонгхольм нуждается в тебе! Ну... и в нас тоже. Хе-хе.\n</text:p>
          </table:table-cell>
        </table:table-row>
        <table:table-row table:style-name="ro1">
          <table:table-cell office:value-type="float" office:value="218334" calcext:value-type="float">
            <text:p>218334</text:p>
          </table:table-cell>
          <table:table-cell office:value-type="string" calcext:value-type="string">
            <text:p>О, ты принес{|ла} еще один Фиал? Истинно патриотическая душа! Давай его сюда. Есть новые идеи насчет того, что Торгоб мог бы нам доставить?</text:p>
          </table:table-cell>
        </table:table-row>
        <table:table-row table:style-name="ro1">
          <table:table-cell office:value-type="float" office:value="218341" calcext:value-type="float">
            <text:p>218341</text:p>
          </table:table-cell>
          <table:table-cell office:value-type="string" calcext:value-type="string">
            <text:p>Приветствую доблест{ного|ную} защит{ника|ницу} Кхатога! Ого, да у тебя в сумке что-то позвякивает. Неужели подарочек для меня?</text:p>
          </table:table-cell>
        </table:table-row>
        <table:table-row table:style-name="ro1">
          <table:table-cell office:value-type="float" office:value="218349" calcext:value-type="float">
            <text:p>218349</text:p>
          </table:table-cell>
          <table:table-cell office:value-type="string" calcext:value-type="string">
            <text:p>Постой, ты что, хочешь сказать, что связался с контрабандой? И всерьез думаешь, что "доблестн{ый|ая} защит{ник|ница} Кхатога", как ты сам меня назвал, будет тебе помогать?</text:p>
          </table:table-cell>
        </table:table-row>
        <table:table-row table:style-name="ro1">
          <table:table-cell office:value-type="float" office:value="218350" calcext:value-type="float">
            <text:p>218350</text:p>
          </table:table-cell>
          <table:table-cell office:value-type="string" calcext:value-type="string">
            <text:p>А почему бы и нет? Разве ты не знаешь, что правительство Гоб-блинора ввело эмбарго на некоторые жизненно важные для оборонной промышленности ресурсы? Видишь ли, они крайне недовольны тем, что влияние нашего королевства растет, вот и пытаются нас задушить. К счастью, наш зеленый друг Торгоб беззаветно любит деньги и чихал на политику. Но ему нужна помощь в доставке товара в обход гоблинских кордонов, и вот тут-то контрабандисты с Фиалами незримого света просто незаменимы.\nТак что твой долг как истин{ного|ной} патриот{а|ки} - не только тащить сюда все Фиалы незримого света, какие найдешь, но и друзьям советовать. Помни, что Кхатог нуждается в тебе! Ну... и в нас тоже. Хе-хе.\n</text:p>
          </table:table-cell>
        </table:table-row>
        <table:table-row table:style-name="ro1">
          <table:table-cell office:value-type="float" office:value="218361" calcext:value-type="float">
            <text:p>218361</text:p>
          </table:table-cell>
          <table:table-cell office:value-type="string" calcext:value-type="string">
            <text:p>Давно не виделись, {юноша|девица}! Налетай, торопись, покупай - не скупись!</text:p>
          </table:table-cell>
        </table:table-row>
        <table:table-row table:style-name="ro1">
          <table:table-cell office:value-type="float" office:value="218365" calcext:value-type="float">
            <text:p>218365</text:p>
          </table:table-cell>
          <table:table-cell office:value-type="string" calcext:value-type="string">
            <text:p>Смирно! Здравия желаю, Вои{н|тельница}! Сегодня у тебя великий день. Поскольку твоя доблесть достигла 165000, и ты принес{|ла} регалию, я присваиваю тебе ранг Предвестника бури. Ранг - это не только почет, но и возможность использовать наградные вещи вроде тех, что продаются в магазине Барфоса. Прими мои искренние поздравления!\nА для того, чтобы получить следующий ранг, тебе нужно будет довести свою доблесть до 230000 и улучшить регалию Предвестника бури до регалии Архимага.</text:p>
          </table:table-cell>
        </table:table-row>
        <table:table-row table:style-name="ro1">
          <table:table-cell office:value-type="float" office:value="218367" calcext:value-type="float">
            <text:p>218367</text:p>
          </table:table-cell>
          <table:table-cell office:value-type="string" calcext:value-type="string">
            <text:p>Здравия желаю, Вои{н|тельница}! Неужели твоя доблесть уже достигла 165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Предвестника бури.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369" calcext:value-type="float">
            <text:p>218369</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165000, после чего добудь регалию Предвестника бури,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text:p>
          </table:table-cell>
        </table:table-row>
        <table:table-row table:style-name="ro1">
          <table:table-cell office:value-type="float" office:value="218371" calcext:value-type="float">
            <text:p>218371</text:p>
          </table:table-cell>
          <table:table-cell office:value-type="string" calcext:value-type="string">
            <text:p>Здравия желаю, Вои{н|тельница}! Сегодня у тебя великий день. Поскольку твоя доблесть достигла 230000, и ты принес{|ла} регалию, я присваиваю тебе ранг Архимаг. Ранг - это не только почет, но и возможность использовать наградные вещи вроде тех, что продаются в магазине Барфоса. Прими мои искренние поздравления!\nА для того, чтобы получить следующий ранг, тебе нужно будет довести свою доблесть до 330000 и улучшить регалию Архимага до регалии Заклинателя грома.</text:p>
          </table:table-cell>
        </table:table-row>
        <table:table-row table:style-name="ro1">
          <table:table-cell office:value-type="float" office:value="218373" calcext:value-type="float">
            <text:p>218373</text:p>
          </table:table-cell>
          <table:table-cell office:value-type="string" calcext:value-type="string">
            <text:p>Смирно! Здравия желаю, Вои{н|тельница}! Неужели твоя доблесть уже достигла 23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Архимага.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374" calcext:value-type="float">
            <text:p>218374</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230000, после чего добудь регалию Архимага,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text:p>
          </table:table-cell>
        </table:table-row>
        <table:table-row table:style-name="ro1">
          <table:table-cell office:value-type="float" office:value="218375" calcext:value-type="float">
            <text:p>218375</text:p>
          </table:table-cell>
          <table:table-cell office:value-type="string" calcext:value-type="string">
            <text:p>Смирно! Здравия желаю, Вои{н|тельница}! Сегодня у тебя великий день. Поскольку твоя доблесть достигла 330000, и ты принес{|ла} регалию, я присваиваю тебе ранг Заклинатель грома. Ранг - это не только почет, но и возможность использовать наградные вещи вроде тех, что продаются в магазине Барфоса. Прими мои искренние поздравления!\nА для того, чтобы получить следующий ранг, тебе нужно будет довести свою доблесть до 450000 и улучшить регалию Заклинателя грома до регалии Высшего магистра.</text:p>
          </table:table-cell>
        </table:table-row>
        <table:table-row table:style-name="ro1">
          <table:table-cell office:value-type="float" office:value="218377" calcext:value-type="float">
            <text:p>218377</text:p>
          </table:table-cell>
          <table:table-cell office:value-type="string" calcext:value-type="string">
            <text:p>Смирно! Здравия желаю, Вои{н|тельница}! Неужели твоя доблесть уже достигла 33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Заклинателя грома.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378" calcext:value-type="float">
            <text:p>218378</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330000, после чего добудь регалию Заклинателя грома,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text:p>
          </table:table-cell>
        </table:table-row>
        <table:table-row table:style-name="ro1">
          <table:table-cell office:value-type="float" office:value="218379" calcext:value-type="float">
            <text:p>218379</text:p>
          </table:table-cell>
          <table:table-cell office:value-type="string" calcext:value-type="string">
            <text:p>Смирно! Здравия желаю, Вои{н|тельница}! Сегодня у тебя великий день. Поскольку твоя доблесть достигла 165000, и ты принес{|ла} регалию, я присваиваю тебе ранг Ловец душ.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nА для того, чтобы получить следующий ранг, тебе нужно будет довести свою доблесть до 23000 и улучшить регалию Ловца душ до регалии Завоевателя.</text:p>
          </table:table-cell>
        </table:table-row>
        <table:table-row table:style-name="ro1">
          <table:table-cell office:value-type="float" office:value="218380" calcext:value-type="float">
            <text:p>218380</text:p>
          </table:table-cell>
          <table:table-cell office:value-type="string" calcext:value-type="string">
            <text:p>Смирно! Здравия желаю, Вои{н|тельница}! Неужели твоя доблесть уже достигла 165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Ловца душ.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382" calcext:value-type="float">
            <text:p>218382</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165000, после чего добудь регалию Ловца душ,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text:p>
          </table:table-cell>
        </table:table-row>
        <table:table-row table:style-name="ro1">
          <table:table-cell office:value-type="float" office:value="218383" calcext:value-type="float">
            <text:p>218383</text:p>
          </table:table-cell>
          <table:table-cell office:value-type="string" calcext:value-type="string">
            <text:p>Смирно! Здравия желаю, Вои{н|тельница}! Сегодня у тебя великий день. Поскольку твоя доблесть достигла 230000, и ты принес{|ла} регалию, я присваиваю тебе ранг Завоеватель.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nА для того, чтобы получить следующий ранг, тебе нужно будет довести свою доблесть до 330000 и улучшить регалию Завоевателя до регалии Хозяина камней.</text:p>
          </table:table-cell>
        </table:table-row>
        <table:table-row table:style-name="ro1">
          <table:table-cell office:value-type="float" office:value="218385" calcext:value-type="float">
            <text:p>218385</text:p>
          </table:table-cell>
          <table:table-cell office:value-type="string" calcext:value-type="string">
            <text:p>Смирно! Здравия желаю, Вои{н|тельница}! Неужели твоя доблесть уже достигла 23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Завоевателя.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386" calcext:value-type="float">
            <text:p>218386</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230000, после чего добудь регалию Завоевателя,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text:p>
          </table:table-cell>
        </table:table-row>
        <table:table-row table:style-name="ro1">
          <table:table-cell office:value-type="float" office:value="218387" calcext:value-type="float">
            <text:p>218387</text:p>
          </table:table-cell>
          <table:table-cell office:value-type="string" calcext:value-type="string">
            <text:p>Смирно! Здравия желаю, Вои{н|тельница}! Сегодня у тебя великий день. Поскольку твоя доблесть достигла 330000, и ты принес{|ла} регалию, я присваиваю тебе ранг Хозяин камней.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nА для того, чтобы получить следующий ранг, тебе нужно будет довести свою доблесть до 450000 и улучшить регалию Хозяина камней до регалии Повелителя вулканов.</text:p>
          </table:table-cell>
        </table:table-row>
        <table:table-row table:style-name="ro1">
          <table:table-cell office:value-type="float" office:value="218389" calcext:value-type="float">
            <text:p>218389</text:p>
          </table:table-cell>
          <table:table-cell office:value-type="string" calcext:value-type="string">
            <text:p>Смирно! Здравия желаю, Вои{н|тельница}! Неужели твоя доблесть уже достигла 33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Хозяина камней.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390" calcext:value-type="float">
            <text:p>218390</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330000, после чего добудь регалию Хозяина камней,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text:p>
          </table:table-cell>
        </table:table-row>
        <table:table-row table:style-name="ro1">
          <table:table-cell office:value-type="float" office:value="218410" calcext:value-type="float">
            <text:p>218410</text:p>
          </table:table-cell>
          <table:table-cell office:value-type="string" calcext:value-type="string">
            <text:p>Здравия желаю, Вои{н|тельница}! Неужели твоя доблесть уже достигла 115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Чародея.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411" calcext:value-type="float">
            <text:p>218411</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115000, после чего добудь регалию Чародея,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text:p>
          </table:table-cell>
        </table:table-row>
        <table:table-row table:style-name="ro1">
          <table:table-cell office:value-type="float" office:value="218414" calcext:value-type="float">
            <text:p>218414</text:p>
          </table:table-cell>
          <table:table-cell office:value-type="string" calcext:value-type="string">
            <text:p>Здравия желаю, Вои{н|тельница}! Неужели твоя доблесть уже достигла 8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Магистра духа.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415" calcext:value-type="float">
            <text:p>218415</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80000, после чего добудь регалию Магистра духа,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text:p>
          </table:table-cell>
        </table:table-row>
        <table:table-row table:style-name="ro1">
          <table:table-cell office:value-type="float" office:value="218417" calcext:value-type="float">
            <text:p>218417</text:p>
          </table:table-cell>
          <table:table-cell office:value-type="string" calcext:value-type="string">
            <text:p>Здравия желаю, Вои{н|тельница}! Неужели твоя доблесть уже достигла 55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Паладина.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419" calcext:value-type="float">
            <text:p>218419</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55000, после чего добудь регалию Паладина,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text:p>
          </table:table-cell>
        </table:table-row>
        <table:table-row table:style-name="ro1">
          <table:table-cell office:value-type="float" office:value="218422" calcext:value-type="float">
            <text:p>218422</text:p>
          </table:table-cell>
          <table:table-cell office:value-type="string" calcext:value-type="string">
            <text:p>Здравия желаю, Вои{н|тельница}! Неужели твоя доблесть уже достигла 38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Всадника зари.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423" calcext:value-type="float">
            <text:p>218423</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38000, после чего добудь регалию Всадника зари,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text:p>
          </table:table-cell>
        </table:table-row>
        <table:table-row table:style-name="ro1">
          <table:table-cell office:value-type="float" office:value="218425" calcext:value-type="float">
            <text:p>218425</text:p>
          </table:table-cell>
          <table:table-cell office:value-type="string" calcext:value-type="string">
            <text:p>Здравия желаю, Вои{н|тельница}! Неужели твоя доблесть уже достигла 25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Посвященного.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427" calcext:value-type="float">
            <text:p>218427</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25000, после чего добудь регалию Посвященного,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n</text:p>
          </table:table-cell>
        </table:table-row>
        <table:table-row table:style-name="ro1">
          <table:table-cell office:value-type="float" office:value="218430" calcext:value-type="float">
            <text:p>218430</text:p>
          </table:table-cell>
          <table:table-cell office:value-type="string" calcext:value-type="string">
            <text:p>Здравия желаю, Вои{н|тельница}! Неужели твоя доблесть уже достигла 17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Черного рыцаря.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432" calcext:value-type="float">
            <text:p>218432</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17000, после чего добудь регалию Черного рыцаря,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text:p>
          </table:table-cell>
        </table:table-row>
        <table:table-row table:style-name="ro1">
          <table:table-cell office:value-type="float" office:value="218434" calcext:value-type="float">
            <text:p>218434</text:p>
          </table:table-cell>
          <table:table-cell office:value-type="string" calcext:value-type="string">
            <text:p>Здравия желаю, Вои{н|тельница}! Неужели твоя доблесть уже достигла 11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Рыцаря лонгхольма.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436" calcext:value-type="float">
            <text:p>218436</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11000, после чего добудь регалию Рыцаря лонгхольма,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text:p>
          </table:table-cell>
        </table:table-row>
        <table:table-row table:style-name="ro1">
          <table:table-cell office:value-type="float" office:value="218437" calcext:value-type="float">
            <text:p>218437</text:p>
          </table:table-cell>
          <table:table-cell office:value-type="string" calcext:value-type="string">
            <text:p>Здравия желаю, Вои{н|тельница}! Неужели твоя доблесть уже достигла 7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Оруженосца.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439" calcext:value-type="float">
            <text:p>218439</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7000, после чего добудь регалию Оруженосца,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n</text:p>
          </table:table-cell>
        </table:table-row>
        <table:table-row table:style-name="ro1">
          <table:table-cell office:value-type="float" office:value="218441" calcext:value-type="float">
            <text:p>218441</text:p>
          </table:table-cell>
          <table:table-cell office:value-type="string" calcext:value-type="string">
            <text:p>Здравия желаю, Вои{н|тельница}! Неужели твоя доблесть уже достигла 4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Гвардейца.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444" calcext:value-type="float">
            <text:p>218444</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4000, после чего добудь регалию Гвардейца,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n</text:p>
          </table:table-cell>
        </table:table-row>
        <table:table-row table:style-name="ro1">
          <table:table-cell office:value-type="float" office:value="218445" calcext:value-type="float">
            <text:p>218445</text:p>
          </table:table-cell>
          <table:table-cell office:value-type="string" calcext:value-type="string">
            <text:p>Здравия желаю, Вои{н|тельница}! Неужели твоя доблесть уже достигла 25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Мастера клинка.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448" calcext:value-type="float">
            <text:p>218448</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2500, после чего добудь регалию Мастера клинка,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n</text:p>
          </table:table-cell>
        </table:table-row>
        <table:table-row table:style-name="ro1">
          <table:table-cell office:value-type="float" office:value="218450" calcext:value-type="float">
            <text:p>218450</text:p>
          </table:table-cell>
          <table:table-cell office:value-type="string" calcext:value-type="string">
            <text:p>Здравия желаю, Вои{н|тельница}! Неужели твоя доблесть уже достигла 12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Легионера.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451" calcext:value-type="float">
            <text:p>218451</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1200, после чего добудь регалию Легионера,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n</text:p>
          </table:table-cell>
        </table:table-row>
        <table:table-row table:style-name="ro1">
          <table:table-cell office:value-type="float" office:value="218453" calcext:value-type="float">
            <text:p>218453</text:p>
          </table:table-cell>
          <table:table-cell office:value-type="string" calcext:value-type="string">
            <text:p>Смирно! Здравия желаю, Вои{н|тельница}! Неужели твоя доблесть уже достигла 115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Каменного стража.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456" calcext:value-type="float">
            <text:p>218456</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115000 после чего добудь регалию Камееного стража,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n</text:p>
          </table:table-cell>
        </table:table-row>
        <table:table-row table:style-name="ro1">
          <table:table-cell office:value-type="float" office:value="218458" calcext:value-type="float">
            <text:p>218458</text:p>
          </table:table-cell>
          <table:table-cell office:value-type="string" calcext:value-type="string">
            <text:p>Смирно! Здравия желаю, Вои{н|тельница}! Неужели твоя доблесть уже достигла 8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Крушителя.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460" calcext:value-type="float">
            <text:p>218460</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80000, после чего добудь регалию Крушителя,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text:p>
          </table:table-cell>
        </table:table-row>
        <table:table-row table:style-name="ro1">
          <table:table-cell office:value-type="float" office:value="218461" calcext:value-type="float">
            <text:p>218461</text:p>
          </table:table-cell>
          <table:table-cell office:value-type="string" calcext:value-type="string">
            <text:p>Смирно! Здравия желаю, Вои{н|тельница}! Неужели твоя доблесть уже достигла 55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Взрывотехника.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464" calcext:value-type="float">
            <text:p>218464</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55000, после чего добудь регалию Взрывотехника,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text:p>
          </table:table-cell>
        </table:table-row>
        <table:table-row table:style-name="ro1">
          <table:table-cell office:value-type="float" office:value="218466" calcext:value-type="float">
            <text:p>218466</text:p>
          </table:table-cell>
          <table:table-cell office:value-type="string" calcext:value-type="string">
            <text:p>Смирно! Здравия желаю, Вои{н|тельница}! Неужели твоя доблесть уже достигла 38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Бомбардира.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468" calcext:value-type="float">
            <text:p>218468</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38000, после чего добудь регалию Бомбардира,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text:p>
          </table:table-cell>
        </table:table-row>
        <table:table-row table:style-name="ro1">
          <table:table-cell office:value-type="float" office:value="218470" calcext:value-type="float">
            <text:p>218470</text:p>
          </table:table-cell>
          <table:table-cell office:value-type="string" calcext:value-type="string">
            <text:p>Смирно! Здравия желаю, Вои{н|тельница}! Неужели твоя доблесть уже достигла 25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Гренадера.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472" calcext:value-type="float">
            <text:p>218472</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25000, после чего добудь регалию Гренадера,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n</text:p>
          </table:table-cell>
        </table:table-row>
        <table:table-row table:style-name="ro1">
          <table:table-cell office:value-type="float" office:value="218473" calcext:value-type="float">
            <text:p>218473</text:p>
          </table:table-cell>
          <table:table-cell office:value-type="string" calcext:value-type="string">
            <text:p>Смирно! Здравия желаю, Вои{н|тельница}! Неужели твоя доблесть уже достигла 17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Охотника за головами.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476" calcext:value-type="float">
            <text:p>218476</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17000, после чего добудь регалию Охотника за головами,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n</text:p>
          </table:table-cell>
        </table:table-row>
        <table:table-row table:style-name="ro1">
          <table:table-cell office:value-type="float" office:value="218478" calcext:value-type="float">
            <text:p>218478</text:p>
          </table:table-cell>
          <table:table-cell office:value-type="string" calcext:value-type="string">
            <text:p>Смирно! Здравия желаю, Вои{н|тельница}! Неужели твоя доблесть уже достигла 11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Истребителя.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480" calcext:value-type="float">
            <text:p>218480</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11000, после чего добудь регалию Истребителя,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text:p>
          </table:table-cell>
        </table:table-row>
        <table:table-row table:style-name="ro1">
          <table:table-cell office:value-type="float" office:value="218482" calcext:value-type="float">
            <text:p>218482</text:p>
          </table:table-cell>
          <table:table-cell office:value-type="string" calcext:value-type="string">
            <text:p>Смирно! Здравия желаю, Вои{н|тельница}! Неужели твоя доблесть уже достигла 7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Молотобойца.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484" calcext:value-type="float">
            <text:p>218484</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7000, после чего добудь регалию Молотобойца,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n</text:p>
          </table:table-cell>
        </table:table-row>
        <table:table-row table:style-name="ro1">
          <table:table-cell office:value-type="float" office:value="218486" calcext:value-type="float">
            <text:p>218486</text:p>
          </table:table-cell>
          <table:table-cell office:value-type="string" calcext:value-type="string">
            <text:p>Смирно! Здравия желаю, Вои{н|тельница}! Неужели твоя доблесть уже достигла 4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Карателя.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488" calcext:value-type="float">
            <text:p>218488</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4000, после чего добудь регалию Карателя,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text:p>
          </table:table-cell>
        </table:table-row>
        <table:table-row table:style-name="ro1">
          <table:table-cell office:value-type="float" office:value="218489" calcext:value-type="float">
            <text:p>218489</text:p>
          </table:table-cell>
          <table:table-cell office:value-type="string" calcext:value-type="string">
            <text:p>Смирно! Здравия желаю, Вои{н|тельница}! Неужели твоя доблесть уже достигла 25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Следопыта.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492" calcext:value-type="float">
            <text:p>218492</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2500, после чего добудь регалию Следопыта,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n</text:p>
          </table:table-cell>
        </table:table-row>
        <table:table-row table:style-name="ro1">
          <table:table-cell office:value-type="float" office:value="218494" calcext:value-type="float">
            <text:p>218494</text:p>
          </table:table-cell>
          <table:table-cell office:value-type="string" calcext:value-type="string">
            <text:p>Смирно! Здравия желаю, Вои{н|тельница}! Неужели твоя доблесть уже достигла 12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Рубаки.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496" calcext:value-type="float">
            <text:p>218496</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1200, после чего добудь регалию Рубаки,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n</text:p>
          </table:table-cell>
        </table:table-row>
        <table:table-row table:style-name="ro1">
          <table:table-cell office:value-type="float" office:value="218497" calcext:value-type="float">
            <text:p>218497</text:p>
          </table:table-cell>
          <table:table-cell office:value-type="string" calcext:value-type="string">
            <text:p>Здравствуй, Вои{н|тельница}! Выполняешь ли ты свое главное предназначение - защищать родину и уничтожать врага? Знай, что с каждой победой над противником на Острове Посвящения и в Темных Сводах твоя доблесть растет, и когда ты наберешь ее достаточно, я смогу присвоить тебе твой первый ранг - Рекрута.</text:p>
          </table:table-cell>
        </table:table-row>
        <table:table-row table:style-name="ro1">
          <table:table-cell office:value-type="float" office:value="218500" calcext:value-type="float">
            <text:p>218500</text:p>
          </table:table-cell>
          <table:table-cell office:value-type="string" calcext:value-type="string">
            <text:p>Не сомневаюсь! Так что слушай мое задание: сначала ты долж{ен|на} набрать 500 очков доблести на Острове Посвящения или в Темных Сводах. Затем раздобудь у своих соратников или сделай самостоятельно, если ты ювелир, регалию Рекрута. А потом возвращайся ко мне для получения ранга.</text:p>
          </table:table-cell>
        </table:table-row>
        <table:table-row table:style-name="ro1">
          <table:table-cell office:value-type="float" office:value="218503" calcext:value-type="float">
            <text:p>218503</text:p>
          </table:table-cell>
          <table:table-cell office:value-type="string" calcext:value-type="string">
            <text:p>Смирно! Здравия желаю, Вои{н|тельница}! Сегодня у тебя великий день. Поскольку твоя доблесть достигла 500, и ты принес{|ла} регалию, я присваиваю тебе ранг Рекрута. Помни, что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text:p>
          </table:table-cell>
        </table:table-row>
        <table:table-row table:style-name="ro1">
          <table:table-cell office:value-type="float" office:value="218507" calcext:value-type="float">
            <text:p>218507</text:p>
          </table:table-cell>
          <table:table-cell office:value-type="string" calcext:value-type="string">
            <text:p>Здравствуй, Вои{н|тельница}! Выполняешь ли ты свое главное предназначение - защищать родину и уничтожать врага? Знай, что с каждой победой над противником на Острове Посвящения и в Темных Сводах твоя доблесть растет, и когда ты наберешь ее достаточно, я смогу присвоить тебе твой первый ранг - Новобранца.</text:p>
          </table:table-cell>
        </table:table-row>
        <table:table-row table:style-name="ro1">
          <table:table-cell office:value-type="float" office:value="218510" calcext:value-type="float">
            <text:p>218510</text:p>
          </table:table-cell>
          <table:table-cell office:value-type="string" calcext:value-type="string">
            <text:p>Не сомневаюсь! Так что слушай мое задание: сначала ты долж{ен|на} набрать 500 очков доблести на Острове Посвящения или в Темных Сводах. Затем раздобудь у своих соратников или сделай самостоятельно, если ты ювелир, регалию Новобранца. А потом возвращайся ко мне для получения ранга.</text:p>
          </table:table-cell>
        </table:table-row>
        <table:table-row table:style-name="ro1">
          <table:table-cell office:value-type="float" office:value="218513" calcext:value-type="float">
            <text:p>218513</text:p>
          </table:table-cell>
          <table:table-cell office:value-type="string" calcext:value-type="string">
            <text:p>Смирно! Здравия желаю, Вои{н|тельница}! Сегодня у тебя великий день. Поскольку твоя доблесть достигла 500, и ты принес{|ла} регалию, я присваиваю тебе ранг Новобранца. Помни, что ранг - это не только почет, но и возможность использовать наградные вещи вроде тех, что продаются в магазине Барфоса. Прими мои искренние поздравления!</text:p>
          </table:table-cell>
        </table:table-row>
        <table:table-row table:style-name="ro1">
          <table:table-cell office:value-type="float" office:value="218517" calcext:value-type="float">
            <text:p>218517</text:p>
          </table:table-cell>
          <table:table-cell office:value-type="string" calcext:value-type="string">
            <text:p>Смирно! Здравия желаю, Вои{н|тельница}! Сегодня у тебя великий день. Поскольку твоя доблесть достигла 450000, и ты принес{|ла} регалию, я присваиваю тебе ранг Высший магистр. Ранг - это не только почет, но и возможность использовать наградные вещи вроде тех, что продаются в магазине Барфоса. Прими мои искренние поздравления!\nА для того, чтобы получить следующий ранг, тебе нужно будет довести свою доблесть до 650000 и улучшить регалию Высшего магистра до регалии Воздаятеля.</text:p>
          </table:table-cell>
        </table:table-row>
        <table:table-row table:style-name="ro1">
          <table:table-cell office:value-type="float" office:value="218519" calcext:value-type="float">
            <text:p>218519</text:p>
          </table:table-cell>
          <table:table-cell office:value-type="string" calcext:value-type="string">
            <text:p>Смирно! Здравия желаю, Вои{н|тельница}! Неужели твоя доблесть уже достигла 45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Высшего магистра.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521" calcext:value-type="float">
            <text:p>218521</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450000, после чего добудь регалию Высшего магистра,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n</text:p>
          </table:table-cell>
        </table:table-row>
        <table:table-row table:style-name="ro1">
          <table:table-cell office:value-type="float" office:value="218523" calcext:value-type="float">
            <text:p>218523</text:p>
          </table:table-cell>
          <table:table-cell office:value-type="string" calcext:value-type="string">
            <text:p>Смирно! Здравия желаю, Вои{н|тельница}! Сегодня у тебя великий день. Поскольку твоя доблесть достигла 650000, и ты принес{|ла} регалию, я присваиваю тебе ранг Воздаятель. Ранг - это не только почет, но и возможность использовать наградные вещи вроде тех, что продаются в магазине Барфоса. Прими мои искренние поздравления!</text:p>
          </table:table-cell>
        </table:table-row>
        <table:table-row table:style-name="ro1">
          <table:table-cell office:value-type="float" office:value="218525" calcext:value-type="float">
            <text:p>218525</text:p>
          </table:table-cell>
          <table:table-cell office:value-type="string" calcext:value-type="string">
            <text:p>Смирно! Здравия желаю, Вои{н|тельница}! Неужели твоя доблесть уже достигла 65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Воздаятеля.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8528" calcext:value-type="float">
            <text:p>218528</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650000, после чего добудь регалию Воздаятеля,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n</text:p>
          </table:table-cell>
        </table:table-row>
        <table:table-row table:style-name="ro1">
          <table:table-cell office:value-type="float" office:value="218529" calcext:value-type="float">
            <text:p>218529</text:p>
          </table:table-cell>
          <table:table-cell office:value-type="string" calcext:value-type="string">
            <text:p>Приветствую тебя, Вои{н|тельница}! Знаешь ли ты, что отныне твоя отвага может измеряться в твердом эквиваленте? Я могу сейчас же поменять ее на отработанные аккумуляторы большой ёмкости.</text:p>
          </table:table-cell>
        </table:table-row>
        <table:table-row table:style-name="ro1">
          <table:table-cell office:value-type="float" office:value="218530" calcext:value-type="float">
            <text:p>218530</text:p>
          </table:table-cell>
          <table:table-cell office:value-type="string" calcext:value-type="string">
            <text:p>Вас понял{|а}, капитан! Тогда я хочу поменять 215 отваги на 10 аккумуляторов!</text:p>
          </table:table-cell>
        </table:table-row>
        <table:table-row table:style-name="ro1">
          <table:table-cell office:value-type="float" office:value="218531" calcext:value-type="float">
            <text:p>218531</text:p>
          </table:table-cell>
          <table:table-cell office:value-type="string" calcext:value-type="string">
            <text:p>Вас понял{|а}, капитан! Тогда я хочу поменять 2150 отваги на 100 аккумуляторов!</text:p>
          </table:table-cell>
        </table:table-row>
        <table:table-row table:style-name="ro1">
          <table:table-cell office:value-type="float" office:value="218532" calcext:value-type="float">
            <text:p>218532</text:p>
          </table:table-cell>
          <table:table-cell office:value-type="string" calcext:value-type="string">
            <text:p>Вас понял{|а}, капитан! Тогда я хочу накопить еще отваги, прежде чем менять ее на аккумуляторы!</text:p>
          </table:table-cell>
        </table:table-row>
        <table:table-row table:style-name="ro1">
          <table:table-cell office:value-type="float" office:value="218534" calcext:value-type="float">
            <text:p>218534</text:p>
          </table:table-cell>
          <table:table-cell office:value-type="string" calcext:value-type="string">
            <text:p>Отработанные аккумуляторы большой ёмкости - ценный ресурс для профессий. Ты можешь использовать их сам{|а} или продать.</text:p>
          </table:table-cell>
        </table:table-row>
        <table:table-row table:style-name="ro1">
          <table:table-cell office:value-type="float" office:value="218539" calcext:value-type="float">
            <text:p>218539</text:p>
          </table:table-cell>
          <table:table-cell office:value-type="string" calcext:value-type="string">
            <text:p>Приветствую, Вои{н|тельница}! Ну что, есть ли нужда в аккумуляторах и отваги избыток?</text:p>
          </table:table-cell>
        </table:table-row>
        <table:table-row table:style-name="ro1">
          <table:table-cell office:value-type="float" office:value="218554" calcext:value-type="float">
            <text:p>218554</text:p>
          </table:table-cell>
          <table:table-cell office:value-type="string" calcext:value-type="string">
            <text:p>Смирно! Здравия желаю, Вои{н|тельница}! Сегодня у тебя великий день. Поскольку твоя доблесть достигла 450000, и ты принес{|ла} регалию, я присваиваю тебе ранг Повелитель вулканов.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nА для того, чтобы получить следующий ранг, тебе нужно будет довести свою доблесть до 650000 и улучшить регалию Повелителя вулканов до регалии Варграфа.</text:p>
          </table:table-cell>
        </table:table-row>
        <table:table-row table:style-name="ro1">
          <table:table-cell office:value-type="float" office:value="218555" calcext:value-type="float">
            <text:p>218555</text:p>
          </table:table-cell>
          <table:table-cell office:value-type="string" calcext:value-type="string">
            <text:p>Смирно! Здравия желаю, Вои{н|тельница}! Неужели твоя доблесть уже достигла 45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Повелителя вулканов.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558" calcext:value-type="float">
            <text:p>218558</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450000, после чего добудь регалию Повелителя вулканов,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n</text:p>
          </table:table-cell>
        </table:table-row>
        <table:table-row table:style-name="ro1">
          <table:table-cell office:value-type="float" office:value="218560" calcext:value-type="float">
            <text:p>218560</text:p>
          </table:table-cell>
          <table:table-cell office:value-type="string" calcext:value-type="string">
            <text:p>Смирно! Здравия желаю, Вои{н|тельница}! Сегодня у тебя великий день. Поскольку твоя доблесть достигла 650000, и ты принес{|ла} регалию, я присваиваю тебе ранг Варграф.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text:p>
          </table:table-cell>
        </table:table-row>
        <table:table-row table:style-name="ro1">
          <table:table-cell office:value-type="float" office:value="218561" calcext:value-type="float">
            <text:p>218561</text:p>
          </table:table-cell>
          <table:table-cell office:value-type="string" calcext:value-type="string">
            <text:p>Смирно! Здравия желаю, Вои{н|тельница}! Неужели твоя доблесть уже достигла 65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Варграфа.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8564" calcext:value-type="float">
            <text:p>218564</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650000, после чего добудь регалию Варграфа,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n</text:p>
          </table:table-cell>
        </table:table-row>
        <table:table-row table:style-name="ro1">
          <table:table-cell office:value-type="float" office:value="218565" calcext:value-type="float">
            <text:p>218565</text:p>
          </table:table-cell>
          <table:table-cell office:value-type="string" calcext:value-type="string">
            <text:p>Добро пожаловать на ярмарку, доблестн{ый|ая} вои{н|тельница}! Да благословят вас боги Элинора. Кстати, сегодня у меня в продаже особые жертвенные свечи, которые гарантируют, что ваше подношение будет принято благосклонно! Всего 375 кристаллов, и 15 свечей ваши!\n%=10031%\n</text:p>
          </table:table-cell>
        </table:table-row>
        <table:table-row table:style-name="ro1">
          <table:table-cell office:value-type="float" office:value="218569" calcext:value-type="float">
            <text:p>218569</text:p>
          </table:table-cell>
          <table:table-cell office:value-type="string" calcext:value-type="string">
            <text:p>Простите, действительно не заметил{|а}. Ладно, зайду попозже.</text:p>
          </table:table-cell>
        </table:table-row>
        <table:table-row table:style-name="ro1">
          <table:table-cell office:value-type="float" office:value="218572" calcext:value-type="float">
            <text:p>218572</text:p>
          </table:table-cell>
          <table:table-cell office:value-type="string" calcext:value-type="string">
            <text:p>Добро пожаловать на ярмарку, доблестн{ый|ая} вои{н|тельница}! Да благословят вас боги Элинора. Кстати, сегодня у меня в продаже особые жертвенные лампады, которые гарантируют, что ваше подношение будет принято благосклонно!\n%=10032%\n\n</text:p>
          </table:table-cell>
        </table:table-row>
        <table:table-row table:style-name="ro1">
          <table:table-cell office:value-type="float" office:value="218579" calcext:value-type="float">
            <text:p>218579</text:p>
          </table:table-cell>
          <table:table-cell office:value-type="string" calcext:value-type="string">
            <text:p>Привет вам из далеких стран, воитель{|ница}! Сегодня у меня есть совершенно особое предложение. Дело в том, что по пути сюда я навестил членов Верховного магического конклава вашей страны и узнал, что они снова проводят эксперименты. За определенную сумму они согласятся обеспечить вам магическую подпитку, которая даст прибавку ко многим вашим боевым способностям на 10 дней. Вот знак, который служит проводником этой магической подпитки:\n%=10035%\nА вот еще один, который еще и увеличит получаемый вами опыт:\n%=10036%\n</text:p>
          </table:table-cell>
        </table:table-row>
        <table:table-row table:style-name="ro1">
          <table:table-cell office:value-type="float" office:value="218589" calcext:value-type="float">
            <text:p>218589</text:p>
          </table:table-cell>
          <table:table-cell office:value-type="string" calcext:value-type="string">
            <text:p>Приветствую, воитель{|ница}! Как{ой|ая} ты сегодня нарядн{ый|ая} и сияющ{ий|ая}. Неужели ты помнишь, какой сегодня день?\n\n</text:p>
          </table:table-cell>
        </table:table-row>
        <table:table-row table:style-name="ro1">
          <table:table-cell office:value-type="float" office:value="218591" calcext:value-type="float">
            <text:p>218591</text:p>
          </table:table-cell>
          <table:table-cell office:value-type="string" calcext:value-type="string">
            <text:p>Совершенно верно! К тому же, мудрые не зря говорили, что хорошему хозяину сама земля благодарна и рада. Сегодня она принесла нам дополнительные плоды, и мы решили разыграть их в лотерею. А раз ты так{ой|ая} внимательн{ый|ая}, то тебе тем более причитается. Вот, возьми!\n%=16392:1,19177:3%\n</text:p>
          </table:table-cell>
        </table:table-row>
        <table:table-row table:style-name="ro1">
          <table:table-cell office:value-type="float" office:value="218593" calcext:value-type="float">
            <text:p>218593</text:p>
          </table:table-cell>
          <table:table-cell office:value-type="string" calcext:value-type="string">
            <text:p>До свиданья, воитель{|ница}. Желаю хорошо отметить праздник. И вот еще что: расскажи о нем всем друзьям, кто еще не знает!</text:p>
          </table:table-cell>
        </table:table-row>
        <table:table-row table:style-name="ro1">
          <table:table-cell office:value-type="float" office:value="218595" calcext:value-type="float">
            <text:p>218595</text:p>
          </table:table-cell>
          <table:table-cell office:value-type="string" calcext:value-type="string">
            <text:p>С наступающим, воитель{|ница}! Как-то ты сегодня выглядишь одиноко. А я знаю, кто мог бы тебе помочь!</text:p>
          </table:table-cell>
        </table:table-row>
        <table:table-row table:style-name="ro1">
          <table:table-cell office:value-type="float" office:value="218603" calcext:value-type="float">
            <text:p>218603</text:p>
          </table:table-cell>
          <table:table-cell office:value-type="string" calcext:value-type="string">
            <text:p>Ты прав, я был{|а} бы не против нового друга. Давай, выкладывай свою идею.</text:p>
          </table:table-cell>
        </table:table-row>
        <table:table-row table:style-name="ro1">
          <table:table-cell office:value-type="float" office:value="218613" calcext:value-type="float">
            <text:p>218613</text:p>
          </table:table-cell>
          <table:table-cell office:value-type="string" calcext:value-type="string">
            <text:p>Здравия желаю, воитель{|ница}! Вот и пришла последняя ярмарка в этом году - налегайте-ка на подарочки! Да только о полезном не забудьте. К примеру, у вас сейчас есть уникальная возможность купить лечебные концентраты Глэйс за золотые.</text:p>
          </table:table-cell>
        </table:table-row>
        <table:table-row table:style-name="ro1">
          <table:table-cell office:value-type="float" office:value="218627" calcext:value-type="float">
            <text:p>218627</text:p>
          </table:table-cell>
          <table:table-cell office:value-type="string" calcext:value-type="string">
            <text:p>Простите, Марко. Видимо, я потратил{|а} больше, чем рассчитывал{|а}. Ничего, я еще вернусь.</text:p>
          </table:table-cell>
        </table:table-row>
        <table:table-row table:style-name="ro1">
          <table:table-cell office:value-type="float" office:value="218629" calcext:value-type="float">
            <text:p>218629</text:p>
          </table:table-cell>
          <table:table-cell office:value-type="string" calcext:value-type="string">
            <text:p>Нет, хочу поберечь денежки! Я еще всю ярмарку не обош{ел|ла}!</text:p>
          </table:table-cell>
        </table:table-row>
        <table:table-row table:style-name="ro1">
          <table:table-cell office:value-type="float" office:value="218638" calcext:value-type="float">
            <text:p>218638</text:p>
          </table:table-cell>
          <table:table-cell office:value-type="string" calcext:value-type="string">
            <text:p>Здравствуй, {воин|красавица}! Доставили мне недавно редкую в ваших краях вещицу - листок Денежного дерева. Вот, смотри. Очень выгодное вложение, хочешь послушать?\n\n%=10505%</text:p>
          </table:table-cell>
        </table:table-row>
        <table:table-row table:style-name="ro1">
          <table:table-cell office:value-type="float" office:value="218646" calcext:value-type="float">
            <text:p>218646</text:p>
          </table:table-cell>
          <table:table-cell office:value-type="string" calcext:value-type="string">
            <text:p>Интересно, давай-ка поподробнее, что там за дерево такое. Только смотри, если это обман какой, то я сразу не соглас{ен|на}!</text:p>
          </table:table-cell>
        </table:table-row>
        <table:table-row table:style-name="ro1">
          <table:table-cell office:value-type="float" office:value="218651" calcext:value-type="float">
            <text:p>218651</text:p>
          </table:table-cell>
          <table:table-cell office:value-type="string" calcext:value-type="string">
            <text:p>Что-то мне все-таки не нравится в твоем предложении. Да и лишних денег сейчас нет. Не готов{|а} <text:s/>я пока на такие траты.</text:p>
          </table:table-cell>
        </table:table-row>
        <table:table-row table:style-name="ro1">
          <table:table-cell office:value-type="float" office:value="218678" calcext:value-type="float">
            <text:p>218678</text:p>
          </table:table-cell>
          <table:table-cell office:value-type="string" calcext:value-type="string">
            <text:p>{Воин|Воительница}, смотрю я на тебя и вижу что ты знаешь, с какой стороны за меч браться. Есть у меня одна вещичка, которая точно тебе пригодится. Правда, надо решить одну маленькую проблему...</text:p>
          </table:table-cell>
        </table:table-row>
        <table:table-row table:style-name="ro1">
          <table:table-cell office:value-type="float" office:value="218683" calcext:value-type="float">
            <text:p>218683</text:p>
          </table:table-cell>
          <table:table-cell office:value-type="string" calcext:value-type="string">
            <text:p>Ну-ка, давай отмычки, попробую открыть, научился как-то по случаю, без такого умения в моем деле никуда...\nНу вот, всего пара минут, и мы можем узнать, что там внутри. Вот это да! Ну что же, {мой друг|красавица}, возьми этот предмет и владей им по праву. Главное помни, что существует такой день в году, когда принято дарить радость с помощью маленьких безобидных розыгрышей!</text:p>
          </table:table-cell>
        </table:table-row>
        <table:table-row table:style-name="ro1">
          <table:table-cell office:value-type="float" office:value="218718" calcext:value-type="float">
            <text:p>218718</text:p>
          </table:table-cell>
          <table:table-cell office:value-type="string" calcext:value-type="string">
            <text:p>Приветствую тебя {воин|воительница}! Ты вовремя, я как раз о тебе думал. Ну, то есть не именно о тебе, а о храбром и честном наемнике, который к тому же не чужд нумизматике. По глазам вижу, что ты именно {такой|такая}. Не ошибаюсь?</text:p>
          </table:table-cell>
        </table:table-row>
        <table:table-row table:style-name="ro1">
          <table:table-cell office:value-type="float" office:value="218719" calcext:value-type="float">
            <text:p>218719</text:p>
          </table:table-cell>
          <table:table-cell office:value-type="string" calcext:value-type="string">
            <text:p>Ну что же, всегда мечта{л|ла} в настоящем расследовании поучаствовать. Расскажи, может быть, ты кого-то подозреваешь?</text:p>
          </table:table-cell>
        </table:table-row>
        <table:table-row table:style-name="ro1">
          <table:table-cell office:value-type="float" office:value="218723" calcext:value-type="float">
            <text:p>218723</text:p>
          </table:table-cell>
          <table:table-cell office:value-type="string" calcext:value-type="string">
            <text:p>Видишь ли, в чем дело, есть у меня тайная страсть - монеты собираю разные, редкие и не очень. На днях случилась у меня беда, пропали из одной шкатулки три штуки, ограниченной серии, достоинством 4 серебра, 44 серебра и 4 золотых. Вот и хочу, чтобы ты их {отыскал|отыскала} и мне {вернул|вернула}.</text:p>
          </table:table-cell>
        </table:table-row>
        <table:table-row table:style-name="ro1">
          <table:table-cell office:value-type="float" office:value="218724" calcext:value-type="float">
            <text:p>218724</text:p>
          </table:table-cell>
          <table:table-cell office:value-type="string" calcext:value-type="string">
            <text:p>Приветствую, {воин|воительница}, что тебя привело ко мне? Желаешь узнать тайны ювелирного дела, или может, заказать украшение?</text:p>
          </table:table-cell>
        </table:table-row>
        <table:table-row table:style-name="ro1">
          <table:table-cell office:value-type="float" office:value="218728" calcext:value-type="float">
            <text:p>218728</text:p>
          </table:table-cell>
          <table:table-cell office:value-type="string" calcext:value-type="string">
            <text:p>Вовремя ты {пришел|пришла}, я как раз собирался на весь день в кузнице запереться, заказов тьма. Выкладывай, чего {хотел|хотела}, да я пойду.</text:p>
          </table:table-cell>
        </table:table-row>
        <table:table-row table:style-name="ro1">
          <table:table-cell office:value-type="float" office:value="218732" calcext:value-type="float">
            <text:p>218732</text:p>
          </table:table-cell>
          <table:table-cell office:value-type="string" calcext:value-type="string">
            <text:p>Проходи, проходи, я тебя уже заждался. Пока ты с Гордоном {беседовал|беседовала}, прибежал ко мне Валиан, и рассказал, что отыскал похитителя. После того, как он с тобой разговаривать закончил, решил зайти в свое хранилище с монетами, а там призрак какой-то сквозь стену проходит. Алхимик бегом ко мне, ну а я уже книги и свитки перерыл, нашел, что это за вор такой.</text:p>
          </table:table-cell>
        </table:table-row>
        <table:table-row table:style-name="ro1">
          <table:table-cell office:value-type="float" office:value="218733" calcext:value-type="float">
            <text:p>218733</text:p>
          </table:table-cell>
          <table:table-cell office:value-type="string" calcext:value-type="string">
            <text:p>Эх, молодежь, все спешите куда-то. Вот если бы {дослушал|дослушала} ты меня, то сразу бы {понял|поняла}, что вернуть монеты можно только одним способом. Есть у меня специальная шкатулка, что может на пожирателей металлов воздействовать, я ее переделал немного, теперь с ее помощью ты сможешь из этих существ вытягивать металлы. Правда из-за переделки она может срабатывать, скажем так, не совсем правильно, тебе придется попотеть.</text:p>
          </table:table-cell>
        </table:table-row>
        <table:table-row table:style-name="ro1">
          <table:table-cell office:value-type="float" office:value="218740" calcext:value-type="float">
            <text:p>218740</text:p>
          </table:table-cell>
          <table:table-cell office:value-type="string" calcext:value-type="string">
            <text:p>А ты не очень-то и {торопился|торопилась} выполнить мое поручение! Хотя... не обращай внимание на мое ворчание, я рад тебя видеть. {Смог|Смогла} ли ты отыскать мою пропажу?</text:p>
          </table:table-cell>
        </table:table-row>
        <table:table-row table:style-name="ro1">
          <table:table-cell office:value-type="float" office:value="218744" calcext:value-type="float">
            <text:p>218744</text:p>
          </table:table-cell>
          <table:table-cell office:value-type="string" calcext:value-type="string">
            <text:p>Дай-ка мне взглянуть на шкатулку. О, да ты ею не воспользовал{ся|ась} даже? Небось и монета фальшивая? Не-е-ет, обмана я не потерплю! В этот раз обойдемся без участия стражи, но в следующий тебе лучше принести мне монеты, которые ты сам{|а} отыскал{|а}!</text:p>
          </table:table-cell>
        </table:table-row>
        <table:table-row table:style-name="ro1">
          <table:table-cell office:value-type="float" office:value="218745" calcext:value-type="float">
            <text:p>218745</text:p>
          </table:table-cell>
          <table:table-cell office:value-type="string" calcext:value-type="string">
            <text:p>Эти монеты настоящие, я их просто одолжи{л|ла} <text:s/>у друга! Но если уж ты настаиваешь, пойду своими руками добуду парочку.</text:p>
          </table:table-cell>
        </table:table-row>
        <table:table-row table:style-name="ro1">
          <table:table-cell office:value-type="float" office:value="218746" calcext:value-type="float">
            <text:p>218746</text:p>
          </table:table-cell>
          <table:table-cell office:value-type="string" calcext:value-type="string">
            <text:p>Ты, видимо, на солнышке перегрел{ся|лась}, нет у тебя монет-то с собой.</text:p>
          </table:table-cell>
        </table:table-row>
        <table:table-row table:style-name="ro1">
          <table:table-cell office:value-type="float" office:value="218747" calcext:value-type="float">
            <text:p>218747</text:p>
          </table:table-cell>
          <table:table-cell office:value-type="string" calcext:value-type="string">
            <text:p>Ох, прости Валиан, ошиб{ся|лась} я немного. Скоро принесу.</text:p>
          </table:table-cell>
        </table:table-row>
        <table:table-row table:style-name="ro1">
          <table:table-cell office:value-type="float" office:value="218762" calcext:value-type="float">
            <text:p>218762</text:p>
          </table:table-cell>
          <table:table-cell office:value-type="string" calcext:value-type="string">
            <text:p>Проходи, проходи, я тебя уже заждался. Пока ты с Дхароном {беседовал|беседовала}, прибежал ко мне Кимихла, и рассказал, что отыскал похитителя. После того, как он с тобой разговаривать закончил, решил зайти в свое хранилище с монетами, а там призрак какой-то сквозь стену проходит. Алхимик бегом ко мне, ну а я уже книги и свитки перерыл, нашел, что это за вор такой.</text:p>
          </table:table-cell>
        </table:table-row>
        <table:table-row table:style-name="ro1">
          <table:table-cell office:value-type="float" office:value="218775" calcext:value-type="float">
            <text:p>218775</text:p>
          </table:table-cell>
          <table:table-cell office:value-type="string" calcext:value-type="string">
            <text:p>Эти монеты настоящие, я их просто одолжи{л|ла} у друга! Но если уж ты настаиваешь, пойду своими руками добуду парочку.</text:p>
          </table:table-cell>
        </table:table-row>
        <table:table-row table:style-name="ro1">
          <table:table-cell office:value-type="float" office:value="218777" calcext:value-type="float">
            <text:p>218777</text:p>
          </table:table-cell>
          <table:table-cell office:value-type="string" calcext:value-type="string">
            <text:p>Ох, прости Кимихла, ошиб{ся|лась} я немного. Скоро принесу.</text:p>
          </table:table-cell>
        </table:table-row>
        <table:table-row table:style-name="ro1">
          <table:table-cell office:value-type="float" office:value="218778" calcext:value-type="float">
            <text:p>218778</text:p>
          </table:table-cell>
          <table:table-cell office:value-type="string" calcext:value-type="string">
            <text:p>Приветствую, ты тоже приш{ел|ла} отпраздновать день рождения? Тогда тебя ждет радостная новость - все, кто встречает праздник вместе с нами, получают вот этот замечательный сундучок. Его содержимое магическим образом меняется - чем ты опытнее, тем больше награда!%=10817%</text:p>
          </table:table-cell>
        </table:table-row>
        <table:table-row table:style-name="ro1">
          <table:table-cell office:value-type="float" office:value="218782" calcext:value-type="float">
            <text:p>218782</text:p>
          </table:table-cell>
          <table:table-cell office:value-type="string" calcext:value-type="string">
            <text:p>Приветствую тебя, {воин|воительница}. Я смотрю, ты ко мне не просто так подо{шел|шла}, наверняка с каким-то вопросом?</text:p>
          </table:table-cell>
        </table:table-row>
        <table:table-row table:style-name="ro1">
          <table:table-cell office:value-type="float" office:value="218784" calcext:value-type="float">
            <text:p>218784</text:p>
          </table:table-cell>
          <table:table-cell office:value-type="string" calcext:value-type="string">
            <text:p>Любопытно, а теперь я бы хотел{|а} послушать о призвании Рыцаря.</text:p>
          </table:table-cell>
        </table:table-row>
        <table:table-row table:style-name="ro1">
          <table:table-cell office:value-type="float" office:value="218789" calcext:value-type="float">
            <text:p>218789</text:p>
          </table:table-cell>
          <table:table-cell office:value-type="string" calcext:value-type="string">
            <text:p>Любопытно, а теперь я бы хотел{|а} послушать о призвании Варвара.</text:p>
          </table:table-cell>
        </table:table-row>
        <table:table-row table:style-name="ro1">
          <table:table-cell office:value-type="float" office:value="218794" calcext:value-type="float">
            <text:p>218794</text:p>
          </table:table-cell>
          <table:table-cell office:value-type="string" calcext:value-type="string">
            <text:p>Любопытно, а теперь я бы хотел{|а} послушать о призвании Инженера.</text:p>
          </table:table-cell>
        </table:table-row>
        <table:table-row table:style-name="ro1">
          <table:table-cell office:value-type="float" office:value="218802" calcext:value-type="float">
            <text:p>218802</text:p>
          </table:table-cell>
          <table:table-cell office:value-type="string" calcext:value-type="string">
            <text:p>Приветствую тебя, {воин|воительница}. У тебя ко мне какое-то дело?</text:p>
          </table:table-cell>
        </table:table-row>
        <table:table-row table:style-name="ro1">
          <table:table-cell office:value-type="float" office:value="218804" calcext:value-type="float">
            <text:p>218804</text:p>
          </table:table-cell>
          <table:table-cell office:value-type="string" calcext:value-type="string">
            <text:p>Слышал{|а} я, что вы можете помочь мне сменить мое призвание, капитан, правда ли это?</text:p>
          </table:table-cell>
        </table:table-row>
        <table:table-row table:style-name="ro1">
          <table:table-cell office:value-type="float" office:value="218806" calcext:value-type="float">
            <text:p>218806</text:p>
          </table:table-cell>
          <table:table-cell office:value-type="string" calcext:value-type="string">
            <text:p>Пока что, я не готов{|а} сделать выбор, подумаю еще немного. До встречи, капитан.</text:p>
          </table:table-cell>
        </table:table-row>
        <table:table-row table:style-name="ro1">
          <table:table-cell office:value-type="float" office:value="218816" calcext:value-type="float">
            <text:p>218816</text:p>
          </table:table-cell>
          <table:table-cell office:value-type="string" calcext:value-type="string">
            <text:p>Действительно, что-то я неправильно посчитал{|а}. Скоро вернусь!</text:p>
          </table:table-cell>
        </table:table-row>
        <table:table-row table:style-name="ro1">
          <table:table-cell office:value-type="float" office:value="218817" calcext:value-type="float">
            <text:p>218817</text:p>
          </table:table-cell>
          <table:table-cell office:value-type="string" calcext:value-type="string">
            <text:p>Послушай, да у тебя же не хватает золотых монет, сам{|а} взгляни!</text:p>
          </table:table-cell>
        </table:table-row>
        <table:table-row table:style-name="ro1">
          <table:table-cell office:value-type="float" office:value="218834" calcext:value-type="float">
            <text:p>218834</text:p>
          </table:table-cell>
          <table:table-cell office:value-type="string" calcext:value-type="string">
            <text:p>Приветствую тебя, {воин|воительница}. Вижу, ты недово{лен|льна} судьбой, которой тебя наградила Эквиль?</text:p>
          </table:table-cell>
        </table:table-row>
        <table:table-row table:style-name="ro1">
          <table:table-cell office:value-type="float" office:value="218840" calcext:value-type="float">
            <text:p>218840</text:p>
          </table:table-cell>
          <table:table-cell office:value-type="string" calcext:value-type="string">
            <text:p>Приветствую тебя, {воин|воительница}. Вижу, ты недово{лен|льна} судьбой, которой тебя наградил Кхадгор?</text:p>
          </table:table-cell>
        </table:table-row>
        <table:table-row table:style-name="ro1">
          <table:table-cell office:value-type="float" office:value="218856" calcext:value-type="float">
            <text:p>218856</text:p>
          </table:table-cell>
          <table:table-cell office:value-type="string" calcext:value-type="string">
            <text:p>Приветствую, {воин|воительница}. Прекрасный день сегодня, не правда ли?</text:p>
          </table:table-cell>
        </table:table-row>
        <table:table-row table:style-name="ro1">
          <table:table-cell office:value-type="float" office:value="218858" calcext:value-type="float">
            <text:p>218858</text:p>
          </table:table-cell>
          <table:table-cell office:value-type="string" calcext:value-type="string">
            <text:p>{Рад|Рада} за тебя, Марко, прими мои поздравления. А я, пожалуй, загляну в Центр Снабжения и присмотрюсь к этим товарам.</text:p>
          </table:table-cell>
        </table:table-row>
        <table:table-row table:style-name="ro1">
          <table:table-cell office:value-type="float" office:value="218910" calcext:value-type="float">
            <text:p>218910</text:p>
          </table:table-cell>
          <table:table-cell office:value-type="string" calcext:value-type="string">
            <text:p>Послушай, {боец|воительница}, ты уже показал{|а} свою доблесть и заслуживаешь узнать кое-что интересное. Неподалеку, в Кварцевой долине, есть небольшой лагерь исследователей. Они занимаются тем, что изучают дошедшие до наших дней артефакты и знания Древних. Им постоянно требуется помощь гномов, вроде тебя. Отправляйся туда и расспроси их представителя, его зовут Боргар.</text:p>
          </table:table-cell>
        </table:table-row>
        <table:table-row table:style-name="ro1">
          <table:table-cell office:value-type="float" office:value="218912" calcext:value-type="float">
            <text:p>218912</text:p>
          </table:table-cell>
          <table:table-cell office:value-type="string" calcext:value-type="string">
            <text:p>Приветствую вас вновь, {мой друг|юная леди}! Желаете прикоснуться к загадкам прошлого и помочь нашему обществу?</text:p>
          </table:table-cell>
        </table:table-row>
        <table:table-row table:style-name="ro1">
          <table:table-cell office:value-type="float" office:value="218916" calcext:value-type="float">
            <text:p>218916</text:p>
          </table:table-cell>
          <table:table-cell office:value-type="string" calcext:value-type="string">
            <text:p>Приветствую вас, {друг мой|юная леди}.</text:p>
          </table:table-cell>
        </table:table-row>
        <table:table-row table:style-name="ro1">
          <table:table-cell office:value-type="float" office:value="218924" calcext:value-type="float">
            <text:p>218924</text:p>
          </table:table-cell>
          <table:table-cell office:value-type="string" calcext:value-type="string">
            <text:p>Что ж, я готов{|а} внимательно выслушать вас, Боргар.</text:p>
          </table:table-cell>
        </table:table-row>
        <table:table-row table:style-name="ro1">
          <table:table-cell office:value-type="float" office:value="218926" calcext:value-type="float">
            <text:p>218926</text:p>
          </table:table-cell>
          <table:table-cell office:value-type="string" calcext:value-type="string">
            <text:p>Для этого ты долж{ен|на} все как следует обдумать, а затем поговорить со мной. Удачи тебе, {друг мой|юная леди}!</text:p>
          </table:table-cell>
        </table:table-row>
        <table:table-row table:style-name="ro1">
          <table:table-cell office:value-type="float" office:value="218930" calcext:value-type="float">
            <text:p>218930</text:p>
          </table:table-cell>
          <table:table-cell office:value-type="string" calcext:value-type="string">
            <text:p>Послушав ваш рассказ о Хранителях знаний, я весьма сильно заинтересовал{ся|ась} вашей работой. Расскажите мне подробнее, Боргар, какая помощь вам нужна?</text:p>
          </table:table-cell>
        </table:table-row>
        <table:table-row table:style-name="ro1">
          <table:table-cell office:value-type="float" office:value="218933" calcext:value-type="float">
            <text:p>218933</text:p>
          </table:table-cell>
          <table:table-cell office:value-type="string" calcext:value-type="string">
            <text:p>Я весьма заинтересован{|а}. Что мне нужно сделать?</text:p>
          </table:table-cell>
        </table:table-row>
        <table:table-row table:style-name="ro1">
          <table:table-cell office:value-type="float" office:value="218936" calcext:value-type="float">
            <text:p>218936</text:p>
          </table:table-cell>
          <table:table-cell office:value-type="string" calcext:value-type="string">
            <text:p>Сигнум <text:s/>- это некий... эм... артефакт Древних, который представляет собой сконцентрированный кусочек информации. Если хочешь узнать больше, нужно доказать, что ты этого досто{ин|йна}.</text:p>
          </table:table-cell>
        </table:table-row>
        <table:table-row table:style-name="ro1">
          <table:table-cell office:value-type="float" office:value="218937" calcext:value-type="float">
            <text:p>218937</text:p>
          </table:table-cell>
          <table:table-cell office:value-type="string" calcext:value-type="string">
            <text:p>Я бы хотел{|а} услышать в деталях, что это за сигнумы такие и как их добывают?</text:p>
          </table:table-cell>
        </table:table-row>
        <table:table-row table:style-name="ro1">
          <table:table-cell office:value-type="float" office:value="218938" calcext:value-type="float">
            <text:p>218938</text:p>
          </table:table-cell>
          <table:table-cell office:value-type="string" calcext:value-type="string">
            <text:p>Когда будешь готов{|а}, просто поговори со мной о «Печати времени», и я все объясню. А сейчас, ответь, ты соглас{ен|на} принести мне 100 обычных сигнумов Древних?</text:p>
          </table:table-cell>
        </table:table-row>
        <table:table-row table:style-name="ro1">
          <table:table-cell office:value-type="float" office:value="218942" calcext:value-type="float">
            <text:p>218942</text:p>
          </table:table-cell>
          <table:table-cell office:value-type="string" calcext:value-type="string">
            <text:p>Немного ошиб{ся|лась} в расчетах, скоро вернусь с верным количеством.</text:p>
          </table:table-cell>
        </table:table-row>
        <table:table-row table:style-name="ro1">
          <table:table-cell office:value-type="float" office:value="218943" calcext:value-type="float">
            <text:p>218943</text:p>
          </table:table-cell>
          <table:table-cell office:value-type="string" calcext:value-type="string">
            <text:p>Не спеши, {храбрый воин|храбрая воительница}, есть еще кое-что. Воспользовавшись знаниями Древних, хранители создали специальный полуматериальный артефакт для объединения сигнумов с помощью специального катализатора, который можно найти в нашей лавке.\nЧтобы воспользоваться им, нужно собрать как минимум 3 сигнума, а затем использовать катализатор соответствующего уровня.</text:p>
          </table:table-cell>
        </table:table-row>
        <table:table-row table:style-name="ro1">
          <table:table-cell office:value-type="float" office:value="218945" calcext:value-type="float">
            <text:p>218945</text:p>
          </table:table-cell>
          <table:table-cell office:value-type="string" calcext:value-type="string">
            <text:p>Приветствую, ты принес{|ла} сигнумы?</text:p>
          </table:table-cell>
        </table:table-row>
        <table:table-row table:style-name="ro1">
          <table:table-cell office:value-type="float" office:value="218949" calcext:value-type="float">
            <text:p>218949</text:p>
          </table:table-cell>
          <table:table-cell office:value-type="string" calcext:value-type="string">
            <text:p>А ведь верно, я ошиб{ся|лась} в расчетах немного, скоро вернусь с верным количеством сигнумов.</text:p>
          </table:table-cell>
        </table:table-row>
        <table:table-row table:style-name="ro1">
          <table:table-cell office:value-type="float" office:value="218950" calcext:value-type="float">
            <text:p>218950</text:p>
          </table:table-cell>
          <table:table-cell office:value-type="string" calcext:value-type="string">
            <text:p>Отличная работа, заберу их для изучения. Твоя помощь, {друг мой|юная леди}, была весьма кстати, поэтому в нашей лавке тебя ждут самые последние достижения.</text:p>
          </table:table-cell>
        </table:table-row>
        <table:table-row table:style-name="ro1">
          <table:table-cell office:value-type="float" office:value="218951" calcext:value-type="float">
            <text:p>218951</text:p>
          </table:table-cell>
          <table:table-cell office:value-type="string" calcext:value-type="string">
            <text:p>К сожалению, у тебя недостаточно заговоренных сигнумов, {друг мой|юная леди}, я просил принести не меньше двухсот штук!</text:p>
          </table:table-cell>
        </table:table-row>
        <table:table-row table:style-name="ro1">
          <table:table-cell office:value-type="float" office:value="218953" calcext:value-type="float">
            <text:p>218953</text:p>
          </table:table-cell>
          <table:table-cell office:value-type="string" calcext:value-type="string">
            <text:p>Приветствую тебя, {друг мой|юная леди}. Твоя исключительная способность выбирать время, чтобы посетить меня, вызывает восхищение! Ты, должно быть, помнишь наших старателей? Представь себе, Хранителям удалось нанять их для проведения раскопок на этом перспективном месте. Однако, пришлось полностью взять их на содержание, включая кормежку! И вот здесь-то мне и потребуется твоя помощь.</text:p>
          </table:table-cell>
        </table:table-row>
        <table:table-row table:style-name="ro1">
          <table:table-cell office:value-type="float" office:value="219011" calcext:value-type="float">
            <text:p>219011</text:p>
          </table:table-cell>
          <table:table-cell office:value-type="string" calcext:value-type="string">
            <text:p>К сожалению, у тебя недостаточно волшебных сигнумов, {друг мой|юная леди}, я просил принести не меньше трехсот штук!</text:p>
          </table:table-cell>
        </table:table-row>
        <table:table-row table:style-name="ro1">
          <table:table-cell office:value-type="float" office:value="219015" calcext:value-type="float">
            <text:p>219015</text:p>
          </table:table-cell>
          <table:table-cell office:value-type="string" calcext:value-type="string">
            <text:p>К сожалению, у тебя недостаточно героических сигнумов, {друг мой|юная леди}, я просил принести не меньше четырехсот штук!</text:p>
          </table:table-cell>
        </table:table-row>
        <table:table-row table:style-name="ro1">
          <table:table-cell office:value-type="float" office:value="219027" calcext:value-type="float">
            <text:p>219027</text:p>
          </table:table-cell>
          <table:table-cell office:value-type="string" calcext:value-type="string">
            <text:p>К сожалению, у тебя недостаточно эпических сигнумов, {друг мой|юная леди}, я просил принести не меньше пятиста штук!</text:p>
          </table:table-cell>
        </table:table-row>
        <table:table-row table:style-name="ro1">
          <table:table-cell office:value-type="float" office:value="219037" calcext:value-type="float">
            <text:p>219037</text:p>
          </table:table-cell>
          <table:table-cell office:value-type="string" calcext:value-type="string">
            <text:p>К сожалению, у тебя недостаточно легендарных сигнумов, {друг мой|юная леди}, я просил принести не меньше пятиста штук!</text:p>
          </table:table-cell>
        </table:table-row>
        <table:table-row table:style-name="ro1">
          <table:table-cell office:value-type="float" office:value="219039" calcext:value-type="float">
            <text:p>219039</text:p>
          </table:table-cell>
          <table:table-cell office:value-type="string" calcext:value-type="string">
            <text:p>Да, я все подготовил{|а}.</text:p>
          </table:table-cell>
        </table:table-row>
        <table:table-row table:style-name="ro1">
          <table:table-cell office:value-type="float" office:value="219043" calcext:value-type="float">
            <text:p>219043</text:p>
          </table:table-cell>
          <table:table-cell office:value-type="string" calcext:value-type="string">
            <text:p>Я бы хот{ел|ела} получить «Печать времени».</text:p>
          </table:table-cell>
        </table:table-row>
        <table:table-row table:style-name="ro1">
          <table:table-cell office:value-type="float" office:value="219044" calcext:value-type="float">
            <text:p>219044</text:p>
          </table:table-cell>
          <table:table-cell office:value-type="string" calcext:value-type="string">
            <text:p>Приветствую тебя, {друг мой|юная леди}. С чем пожаловал{|а} - интересуешься историей, или просто решил{|а} меня навестить?</text:p>
          </table:table-cell>
        </table:table-row>
        <table:table-row table:style-name="ro1">
          <table:table-cell office:value-type="float" office:value="219045" calcext:value-type="float">
            <text:p>219045</text:p>
          </table:table-cell>
          <table:table-cell office:value-type="string" calcext:value-type="string">
            <text:p>Хорошо, я внимательно слушал{|а} и все понял{|а}.</text:p>
          </table:table-cell>
        </table:table-row>
        <table:table-row table:style-name="ro1">
          <table:table-cell office:value-type="float" office:value="219046" calcext:value-type="float">
            <text:p>219046</text:p>
          </table:table-cell>
          <table:table-cell office:value-type="string" calcext:value-type="string">
            <text:p>Совсем я потерял{|а} счет времени! Скоро вернусь, до встречи!</text:p>
          </table:table-cell>
        </table:table-row>
        <table:table-row table:style-name="ro1">
          <table:table-cell office:value-type="float" office:value="219051" calcext:value-type="float">
            <text:p>219051</text:p>
          </table:table-cell>
          <table:table-cell office:value-type="string" calcext:value-type="string">
            <text:p>Да? А я был{|а} уверен{|а}, что все верно. Ну что же, вернусь, когда их будет хватать.</text:p>
          </table:table-cell>
        </table:table-row>
        <table:table-row table:style-name="ro1">
          <table:table-cell office:value-type="float" office:value="219053" calcext:value-type="float">
            <text:p>219053</text:p>
          </table:table-cell>
          <table:table-cell office:value-type="string" calcext:value-type="string">
            <text:p>Послушай, {боец|воительница}, ты уже показал{|а} свою доблесть и заслуживаешь узнать кое-что интересное. Неподалеку, на болотах, есть небольшой лагерь исследователей. Они занимаются тем, что изучают дошедшие до наших дней артефакты и знания Древних. Им постоянно требуется помощь людей, вроде тебя. Отправляйся туда и расспроси их представителя, его зовут Киллиан.</text:p>
          </table:table-cell>
        </table:table-row>
        <table:table-row table:style-name="ro1">
          <table:table-cell office:value-type="float" office:value="219063" calcext:value-type="float">
            <text:p>219063</text:p>
          </table:table-cell>
          <table:table-cell office:value-type="string" calcext:value-type="string">
            <text:p>Что ж, я готов{|а} внимательно выслушать вас, Киллиан.</text:p>
          </table:table-cell>
        </table:table-row>
        <table:table-row table:style-name="ro1">
          <table:table-cell office:value-type="float" office:value="219065" calcext:value-type="float">
            <text:p>219065</text:p>
          </table:table-cell>
          <table:table-cell office:value-type="string" calcext:value-type="string">
            <text:p>Для этого все как следует обдумайте, а затем поговорите со мной, {друг мой|юная леди}!</text:p>
          </table:table-cell>
        </table:table-row>
        <table:table-row table:style-name="ro1">
          <table:table-cell office:value-type="float" office:value="219070" calcext:value-type="float">
            <text:p>219070</text:p>
          </table:table-cell>
          <table:table-cell office:value-type="string" calcext:value-type="string">
            <text:p>Послушав ваш рассказ о Хранителях знаний, я весьма сильно заинтересовал{ся|ась} вашей работой. Расскажите мне подробнее, Киллиан, какая помощь вам нужна?</text:p>
          </table:table-cell>
        </table:table-row>
        <table:table-row table:style-name="ro1">
          <table:table-cell office:value-type="float" office:value="219304" calcext:value-type="float">
            <text:p>219304</text:p>
          </table:table-cell>
          <table:table-cell office:value-type="string" calcext:value-type="string">
            <text:p>Задания:\n1. Информация о Древних - (размапы, собрать «символы» для расшифровки)\nРазмапы размещены на элементах окружающего мира - статуи, жаровни и стена в ПвП зоне. Необходимые артикулы - лист бумаги с куском угля, лист бумаги со знаками древних.\n2. Изучение базового языка Древних\nНеобходим будильник - “умственное напряжение” (согласно бэку, Древние наполняют каждый символ эмоциональным содержанием, после изучения каждой части нужно отдохнуть 24 часа)\nПоделен на несколько этапов:\n- изучение основ (3 этапа, перерыв сутки) - <text:s/>необходим квестовый предмет с квеста №1 - лист со знаками. \n- изучение базовых слов (2 этапа, перерыв 2 суток) - необходимо выполнить задание - выбить с монстров ошейники с номерами (серый предмет)\n- углубленное изучение (1 этап) - необходимо прочесть журнал с записями Древних.\n3. После языка - перевод надписей/сообщений. Обязательно - “Молви “друг” <text:s/>и войди” обыграть. Два выхода в верхней части карты, закрыты магическим полем. Без знания языка - непонятный текст. Со знанием - загадка, ответ на нее выдает информацию, что для входа нужен мастер-ключ. Квест сдан. (Ниточка на дальнейшее развития)\n4. 1-2 квеста дейлика на исследование = ?\nПервый - замерить магические показатели в определенных точках (рядом с шарами на постаментах)\nВторой - принести Х ошейников, в зависимости от уровня.\n5. Задание на получение уникального “ресурса” - сдать Х предметов (магической пыли). Наличие этого ресурса - требуется для “зарядки” предмета, позволяющего убивать босса.\n6. Поймай “алчный шар боли” - рандомно респящийся шар, аналог “алчного гоблина” из дьяблы.\n\n\n1. Информация.\n\nРазмапы стоят на статуях, жаровнях и т.д. В описании квеста сказано. 5 размапов (шар, статуя, колонна, панно, жаровня)\nНПЦ\nПриветствую тебя, {мой друг|юная леди}! Как видите, раскопки были крайне успешными! Этот обелиск - портал в место, которое мы назвали Храмом Древних. Обязательно выбери время, и оцени это чудесное сооружение! Там внутри столько материалов, что потребуются годы исследований. Это просто восхитительно!\n\nИгрок\nДобрый день, Киллиан/Боргар. Понимаю ваш энтузиазм. Возможно вам пригодится помощь опытно{го|й} искател{я|ьницы} приключений?\n\nНПЦ\nРазумеется, Хранители всегда рады помощникам! Например, сейчас мы заняты расшифровкой символов Древних. И тут возникла проблема, {друг мой|юная леди} - Храм не только полон различными монстрами, он еще и защищен сильной магией. Мы смогли разработать артефакт для временного преодоления магической защиты, но для длительных боев с монстрами нам нужно как можно больше отважных людей/гномов. Тебе интересно?\n\nИгрок\nЧестно говоря, простые схватки с чудовищами меня не особенно привлекают. Возможно, есть другие способы помочь в исследованиях?\n</text:p>
          </table:table-cell>
        </table:table-row>
        <table:table-row table:style-name="ro1">
          <table:table-cell office:value-type="float" office:value="219306" calcext:value-type="float">
            <text:p>219306</text:p>
          </table:table-cell>
          <table:table-cell office:value-type="string" calcext:value-type="string">
            <text:p>Приветствую тебя, {мой друг|юная леди}! Как видите, раскопки были крайне успешными! Этот обелиск - портал в место, которое мы назвали Храмом Древних. Обязательно выбери время и оцени это чудесное сооружение! Там внутри столько материалов, что потребуются годы исследований. Это просто восхитительно!</text:p>
          </table:table-cell>
        </table:table-row>
        <table:table-row table:style-name="ro1">
          <table:table-cell office:value-type="float" office:value="219310" calcext:value-type="float">
            <text:p>219310</text:p>
          </table:table-cell>
          <table:table-cell office:value-type="string" calcext:value-type="string">
            <text:p>Конечно же, есть - вот, возьми лист зачарованной бумаги. Скопируй несколько надписей из разных точек Храма - советую обратить внимание на статуи и декоративные элементы. Для получения точного результата надо найти не меньше пяти таких мест. Взамен я обучу тебя основам языка Древних. Соглас{ен|на}?</text:p>
          </table:table-cell>
        </table:table-row>
        <table:table-row table:style-name="ro1">
          <table:table-cell office:value-type="float" office:value="219313" calcext:value-type="float">
            <text:p>219313</text:p>
          </table:table-cell>
          <table:table-cell office:value-type="string" calcext:value-type="string">
            <text:p>Разумеется, Хранители всегда рады помощникам! Например, сейчас мы заняты расшифровкой символов Древних. И тут возникла проблема, {друг мой|юная леди} - Храм не только полон различными монстрами, он еще и защищен сильной магией. Мы смогли разработать артефакт для временного преодоления магической защиты, но для длительных боев с монстрами нам нужно как можно больше отважных людей. Тебе интересно?</text:p>
          </table:table-cell>
        </table:table-row>
        <table:table-row table:style-name="ro1">
          <table:table-cell office:value-type="float" office:value="219314" calcext:value-type="float">
            <text:p>219314</text:p>
          </table:table-cell>
          <table:table-cell office:value-type="string" calcext:value-type="string">
            <text:p>Добрый день, Киллиан. Понимаю ваш энтузиазм. Возможно, вам пригодится помощь опытно{го|й} искател{я|ьницы} приключений?\n</text:p>
          </table:table-cell>
        </table:table-row>
        <table:table-row table:style-name="ro1">
          <table:table-cell office:value-type="float" office:value="219315" calcext:value-type="float">
            <text:p>219315</text:p>
          </table:table-cell>
          <table:table-cell office:value-type="string" calcext:value-type="string">
            <text:p>{Мой друг|Юная леди}, могу ли я тебя поздравить с успешным завершением исследовательской миссии?</text:p>
          </table:table-cell>
        </table:table-row>
        <table:table-row table:style-name="ro1">
          <table:table-cell office:value-type="float" office:value="219324" calcext:value-type="float">
            <text:p>219324</text:p>
          </table:table-cell>
          <table:table-cell office:value-type="string" calcext:value-type="string">
            <text:p>Конечно же, есть - вот, возьми лист зачарованной бумаги. Скопируй несколько надписей из разных точек Храма - советую обратить внимание на статуи и декоративные элементы. Для получения точного результата надо найти не меньше пяти таких мест. Взамен на материал я обучу тебя основам языка Древних. Соглас{ен|на}?</text:p>
          </table:table-cell>
        </table:table-row>
        <table:table-row table:style-name="ro1">
          <table:table-cell office:value-type="float" office:value="219327" calcext:value-type="float">
            <text:p>219327</text:p>
          </table:table-cell>
          <table:table-cell office:value-type="string" calcext:value-type="string">
            <text:p>Разумеется, Хранители всегда рады помощникам! Например, сейчас мы заняты расшифровкой символов Древних. И тут возникла проблема, {друг мой|юная леди} - Храм не только полон различными монстрами, он еще и защищен сильной магией. Мы смогли разработать артефакт для временного преодоления магической защиты, но для длительных боев с монстрами нам нужно как можно больше отважных гномов. Тебе интересно?</text:p>
          </table:table-cell>
        </table:table-row>
        <table:table-row table:style-name="ro1">
          <table:table-cell office:value-type="float" office:value="219328" calcext:value-type="float">
            <text:p>219328</text:p>
          </table:table-cell>
          <table:table-cell office:value-type="string" calcext:value-type="string">
            <text:p>Добрый день, Боргар. Понимаю ваш энтузиазм. Возможно, вам пригодится помощь опытно{го|й} искател{я|ьницы} приключений?\n</text:p>
          </table:table-cell>
        </table:table-row>
        <table:table-row table:style-name="ro1">
          <table:table-cell office:value-type="float" office:value="219334" calcext:value-type="float">
            <text:p>219334</text:p>
          </table:table-cell>
          <table:table-cell office:value-type="string" calcext:value-type="string">
            <text:p>Могу сказать, {друг мой|юная леди}, за эти сутки нам удалось кое-что расшифровать, и теперь ты сможешь выучить как минимум основы письменности Древних. При написании каждого символа, в него вкладывалось определенное ощущение или чувство, поэтому способ нестандартный.\n</text:p>
          </table:table-cell>
        </table:table-row>
        <table:table-row table:style-name="ro1">
          <table:table-cell office:value-type="float" office:value="219335" calcext:value-type="float">
            <text:p>219335</text:p>
          </table:table-cell>
          <table:table-cell office:value-type="string" calcext:value-type="string">
            <text:p>Отлично. Для этого тебе понадобится только терпение. Наверняка ты {видел|видела} - в Храме горит множество вечных свечей. Не буду вдаваться в подробности, тебе нужно будет взять вот этот листок с символом Древних и сосредоточиться на нем, подсветив пламенем свечей. Тебе предстоит это сделать несколько раз, пока ты полностью не осознаешь смысл этого символа. Рекомендую поискать свечи близ огромной статуи.</text:p>
          </table:table-cell>
        </table:table-row>
        <table:table-row table:style-name="ro1">
          <table:table-cell office:value-type="float" office:value="219337" calcext:value-type="float">
            <text:p>219337</text:p>
          </table:table-cell>
          <table:table-cell office:value-type="string" calcext:value-type="string">
            <text:p>Что ж, я готов{|а} приступить к обучению прямо сейчас.\n</text:p>
          </table:table-cell>
        </table:table-row>
        <table:table-row table:style-name="ro1">
          <table:table-cell office:value-type="float" office:value="219338" calcext:value-type="float">
            <text:p>219338</text:p>
          </table:table-cell>
          <table:table-cell office:value-type="string" calcext:value-type="string">
            <text:p>Теперь, когда ты изучил{|а} основы письменности Древних, наверняка ты хочешь сделать следующий шаг. К сожалению, все мое время уходит на исследования, и мне некогда заниматься твоим обучением. Придется тебе подождать пару дней или недель, в крайнем случае, месяц-другой.</text:p>
          </table:table-cell>
        </table:table-row>
        <table:table-row table:style-name="ro1">
          <table:table-cell office:value-type="float" office:value="219343" calcext:value-type="float">
            <text:p>219343</text:p>
          </table:table-cell>
          <table:table-cell office:value-type="string" calcext:value-type="string">
            <text:p>Хорошо, я готов{|а}. Надеюсь, что это безопасно!\n</text:p>
          </table:table-cell>
        </table:table-row>
        <table:table-row table:style-name="ro1">
          <table:table-cell office:value-type="float" office:value="219345" calcext:value-type="float">
            <text:p>219345</text:p>
          </table:table-cell>
          <table:table-cell office:value-type="string" calcext:value-type="string">
            <text:p>Отлично. Для этого тебе понадобится только терпение - наверняка ты {видел|видела} - в Храме горит множество вечных свечей. Не буду вдаваться в подробности, тебе нужно будет взять вот этот листок с символом Древних и сосредоточиться на нем, подсветив пламенем свечей. Тебе предстоит это сделать несколько раз, пока ты полностью не осознаешь смысл этого символа. Рекомендую поискать свечи близ огромной статуи.</text:p>
          </table:table-cell>
        </table:table-row>
        <table:table-row table:style-name="ro1">
          <table:table-cell office:value-type="float" office:value="219354" calcext:value-type="float">
            <text:p>219354</text:p>
          </table:table-cell>
          <table:table-cell office:value-type="string" calcext:value-type="string">
            <text:p>Послушай, {друг мой|юная леди}, я вижу ты горишь желанием помочь Хранителям в наших исследованиях. Нам постоянно требуются некоторые вещи из Храма Древних. Можешь каждый день приносить мне по 10 бирок, которые время от времени находят на телах монстров Храма. Взамен ты получишь парочку полезных предметов. По рукам?</text:p>
          </table:table-cell>
        </table:table-row>
        <table:table-row table:style-name="ro1">
          <table:table-cell office:value-type="float" office:value="219355" calcext:value-type="float">
            <text:p>219355</text:p>
          </table:table-cell>
          <table:table-cell office:value-type="string" calcext:value-type="string">
            <text:p>Я бы с радостью помог{|ла}, но увы, у меня сейчас есть несколько неотложных дел. До встречи!\n</text:p>
          </table:table-cell>
        </table:table-row>
        <table:table-row table:style-name="ro1">
          <table:table-cell office:value-type="float" office:value="219356" calcext:value-type="float">
            <text:p>219356</text:p>
          </table:table-cell>
          <table:table-cell office:value-type="string" calcext:value-type="string">
            <text:p>Конечно, я все равно {собирался|собиралась} сегодня заглянуть в Храм. Скоро вернусь с добычей!</text:p>
          </table:table-cell>
        </table:table-row>
        <table:table-row table:style-name="ro1">
          <table:table-cell office:value-type="float" office:value="219360" calcext:value-type="float">
            <text:p>219360</text:p>
          </table:table-cell>
          <table:table-cell office:value-type="string" calcext:value-type="string">
            <text:p>Десять штук, как и обещал{|а}!</text:p>
          </table:table-cell>
        </table:table-row>
        <table:table-row table:style-name="ro1">
          <table:table-cell office:value-type="float" office:value="219364" calcext:value-type="float">
            <text:p>219364</text:p>
          </table:table-cell>
          <table:table-cell office:value-type="string" calcext:value-type="string">
            <text:p>Вижу, ты уже выполнил{|а} мое поручение, связанное с бирками?</text:p>
          </table:table-cell>
        </table:table-row>
        <table:table-row table:style-name="ro1">
          <table:table-cell office:value-type="float" office:value="219366" calcext:value-type="float">
            <text:p>219366</text:p>
          </table:table-cell>
          <table:table-cell office:value-type="string" calcext:value-type="string">
            <text:p>Послушай, {друг мой|юная леди}, Хранители знаний вновь нуждаются в твоей помощи. Мы изучаем природу магической защиты Храма Древних. Для этого мы замеряем амплитуду магического поля при помощи одного артефакта. Чем больше информации мы соберем, тем лучше, поэтому ты можешь каждый день выполнять это мое поручение. Взамен, получишь парочку полезных предметов. По рукам?</text:p>
          </table:table-cell>
        </table:table-row>
        <table:table-row table:style-name="ro1">
          <table:table-cell office:value-type="float" office:value="219368" calcext:value-type="float">
            <text:p>219368</text:p>
          </table:table-cell>
          <table:table-cell office:value-type="string" calcext:value-type="string">
            <text:p>Конечно, я все равно {собиралсяг|собиралась} сегодня заглянуть в Храм. Скоро вернусь с результатами!</text:p>
          </table:table-cell>
        </table:table-row>
        <table:table-row table:style-name="ro1">
          <table:table-cell office:value-type="float" office:value="219370" calcext:value-type="float">
            <text:p>219370</text:p>
          </table:table-cell>
          <table:table-cell office:value-type="string" calcext:value-type="string">
            <text:p>Вижу, ты уже выполнил{|а} все замеры магического поля?</text:p>
          </table:table-cell>
        </table:table-row>
        <table:table-row table:style-name="ro1">
          <table:table-cell office:value-type="float" office:value="219371" calcext:value-type="float">
            <text:p>219371</text:p>
          </table:table-cell>
          <table:table-cell office:value-type="string" calcext:value-type="string">
            <text:p>Конечно, я все равно {собирался|собиралась} сегодня заглянуть в Храм. Скоро вернусь с результатами!</text:p>
          </table:table-cell>
        </table:table-row>
        <table:table-row table:style-name="ro1">
          <table:table-cell office:value-type="float" office:value="219380" calcext:value-type="float">
            <text:p>219380</text:p>
          </table:table-cell>
          <table:table-cell office:value-type="string" calcext:value-type="string">
            <text:p>Заходи, заходи, {друг мой|юная леди}. У меня есть информация, которая тебя точно заинтересует. Недавно, одна из наших групп эм... исследователей наткнулась на непонятное существо или механизм, который просто взорвался, оставив после себя немного золота. Если вдруг встретишь его, во время своего визита в Храм, не забудь, сообщи мне!</text:p>
          </table:table-cell>
        </table:table-row>
        <table:table-row table:style-name="ro1">
          <table:table-cell office:value-type="float" office:value="219389" calcext:value-type="float">
            <text:p>219389</text:p>
          </table:table-cell>
          <table:table-cell office:value-type="string" calcext:value-type="string">
            <text:p>Рад нашей встрече, новобранец. Я верю, что однажды ты совершишь великие подвиги во славу нашего народа, но сперва {должен | должна} будешь продемонстрировать свои навыки, чтобы мы смогли понять твои сильные и слабые стороны и указать тебе верный путь. Добро пожаловать на Мыс Спокойной Воды!</text:p>
          </table:table-cell>
        </table:table-row>
        <table:table-row table:style-name="ro1">
          <table:table-cell office:value-type="float" office:value="219392" calcext:value-type="float">
            <text:p>219392</text:p>
          </table:table-cell>
          <table:table-cell office:value-type="string" calcext:value-type="string">
            <text:p>Слухи о твоем успехе домчались сюда быстрее ветра! Поздравляю, {друг мой| юная леди}, принимай заслуженную награду.</text:p>
          </table:table-cell>
        </table:table-row>
        <table:table-row table:style-name="ro1">
          <table:table-cell office:value-type="float" office:value="219393" calcext:value-type="float">
            <text:p>219393</text:p>
          </table:table-cell>
          <table:table-cell office:value-type="string" calcext:value-type="string">
            <text:p>Благодарю, рад{|а} был{|а} помочь!</text:p>
          </table:table-cell>
        </table:table-row>
        <table:table-row table:style-name="ro1">
          <table:table-cell office:value-type="float" office:value="219401" calcext:value-type="float">
            <text:p>219401</text:p>
          </table:table-cell>
          <table:table-cell office:value-type="string" calcext:value-type="string">
            <text:p>Благодарю тебя за то, что ты {посетил | посетила} мемориал Мёбиуса. Наша история полна жутких и кровавых открытий, которые нам еще только предстоит переосмыслить. А тебя, мой друг, ожидает еще множество открытий, как и наших первых поселенцев, которые столкнулись в новом мире не только с агрессивной флорой и фауной, но и с враждебными гномами... Прежде чем отправиться дальше, я хочу чтобы ты {взял | взяла} этот небольшой подарок. Он тебе, несомненно, пригодится в дальнейшем.</text:p>
          </table:table-cell>
        </table:table-row>
        <table:table-row table:style-name="ro1">
          <table:table-cell office:value-type="float" office:value="219428" calcext:value-type="float">
            <text:p>219428</text:p>
          </table:table-cell>
          <table:table-cell office:value-type="string" calcext:value-type="string">
            <text:p>Отправляйся на восток по тропе. Надеюсь ты {готов | готова} к битве. Это станет для тебя не просто уроком доблести, но и примером того, что с тобой случится, если ты забудешь о том, кто ты есть.</text:p>
          </table:table-cell>
        </table:table-row>
        <table:table-row table:style-name="ro1">
          <table:table-cell office:value-type="float" office:value="219433" calcext:value-type="float">
            <text:p>219433</text:p>
          </table:table-cell>
          <table:table-cell office:value-type="string" calcext:value-type="string">
            <text:p>Ты {преуспел | преуспела} там, где прочие, потерпели бы неудачу. Возможно, ты и правда уже {готов | готова} совершать подвиги во имя нашего народа.\nСтупай на юг по тропе, к моему помощнику, капитану Аргосу. Он скажет тебе, что делать дальше.</text:p>
          </table:table-cell>
        </table:table-row>
        <table:table-row table:style-name="ro1">
          <table:table-cell office:value-type="float" office:value="219441" calcext:value-type="float">
            <text:p>219441</text:p>
          </table:table-cell>
          <table:table-cell office:value-type="string" calcext:value-type="string">
            <text:p>Оставим скорбь для мирного времени. Сейчас есть дела поважнее. Ты наверняка {слышал | слышала}, что всех новобранцев мы испытываем.</text:p>
          </table:table-cell>
        </table:table-row>
        <table:table-row table:style-name="ro1">
          <table:table-cell office:value-type="float" office:value="219457" calcext:value-type="float">
            <text:p>219457</text:p>
          </table:table-cell>
          <table:table-cell office:value-type="string" calcext:value-type="string">
            <text:p>Приветствую, новобранец! Капитан Аргос желает, чтобы ты немедленно {направился | направилась} в селение Лонгхольм и {рассказал | рассказала} о проблемах, возникших здесь... Он начал питать к тебе особое доверие после того, как ты {разрешил | разрешила} <text:s/>ситуацию с големом. Однако, к сожалению, мы пока не можем отплыть.</text:p>
          </table:table-cell>
        </table:table-row>
        <table:table-row table:style-name="ro1">
          <table:table-cell office:value-type="float" office:value="219478" calcext:value-type="float">
            <text:p>219478</text:p>
          </table:table-cell>
          <table:table-cell office:value-type="string" calcext:value-type="string">
            <text:p>Приветствую тебя, юный друг. Тоже {решил | решила} испытать свои силы и сразиться с моим питомцем? /Маг подмигивает окружающим вас зевакам./</text:p>
          </table:table-cell>
        </table:table-row>
        <table:table-row table:style-name="ro1">
          <table:table-cell office:value-type="float" office:value="219498" calcext:value-type="float">
            <text:p>219498</text:p>
          </table:table-cell>
          <table:table-cell office:value-type="string" calcext:value-type="string">
            <text:p>/Кузнец отрицательно мотает головой.8 Что бы ты там не {хотел | хотела}, я не могу этого сделать, пока кузница захвачена этими мелкими пакостниками! Избавься от них, и я тебя щедро вознагражу.</text:p>
          </table:table-cell>
        </table:table-row>
        <table:table-row table:style-name="ro1">
          <table:table-cell office:value-type="float" office:value="219501" calcext:value-type="float">
            <text:p>219501</text:p>
          </table:table-cell>
          <table:table-cell office:value-type="string" calcext:value-type="string">
            <text:p>/Кузнец хмурится и оглядывает кузницу./ Тебе удалось очистить кузницу от духов огня? Признаюсь тебе честно, я удивлен... Впрочем, я не настолько слеп, чтобы не видеть, что ты разнес мою мастерскую, гоняясь за этими мелкими пакостниками. /Кузнец угрожающе поднимает свой молот./\nПроваливай отсюда, {вандал | вандалка}.\n</text:p>
          </table:table-cell>
        </table:table-row>
        <table:table-row table:style-name="ro1">
          <table:table-cell office:value-type="float" office:value="219503" calcext:value-type="float">
            <text:p>219503</text:p>
          </table:table-cell>
          <table:table-cell office:value-type="string" calcext:value-type="string">
            <text:p>Приветствую тебя, вои{н|тельница}! Недавно разбирая свои запасы, я обнаружил большое количество усиленного и эпического оружия стихий. Могу обменять их на твое, с небольшой доплатой! Для того, чтобы получить усиленное оружие стихий, тебе потребуется 3600 кристаллов или Именных монет и обычное оружие стихий. А для обмена на эпическое, понадобится 1400 кристаллов или Именных монет и усиленное оружие стихий. Ну что, по рукам?</text:p>
          </table:table-cell>
        </table:table-row>
        <table:table-row table:style-name="ro1">
          <table:table-cell office:value-type="float" office:value="219505" calcext:value-type="float">
            <text:p>219505</text:p>
          </table:table-cell>
          <table:table-cell office:value-type="string" calcext:value-type="string">
            <text:p>Весьма интересное предложение, Марко! Я бы хотел{|а} обменять Ледяной клинок на Усиленный Ледяной клинок!</text:p>
          </table:table-cell>
        </table:table-row>
        <table:table-row table:style-name="ro1">
          <table:table-cell office:value-type="float" office:value="219508" calcext:value-type="float">
            <text:p>219508</text:p>
          </table:table-cell>
          <table:table-cell office:value-type="string" calcext:value-type="string">
            <text:p>Весьма интересное предложение, Марко! Я бы хотел{|а} обменять Усиленный посох Порядка на Эпический посох Порядка!</text:p>
          </table:table-cell>
        </table:table-row>
        <table:table-row table:style-name="ro1">
          <table:table-cell office:value-type="float" office:value="219509" calcext:value-type="float">
            <text:p>219509</text:p>
          </table:table-cell>
          <table:table-cell office:value-type="string" calcext:value-type="string">
            <text:p>Я пока не готов{|а} принять твое предложение, Марко, но обещаю подумать над ним. До встречи!</text:p>
          </table:table-cell>
        </table:table-row>
        <table:table-row table:style-name="ro1">
          <table:table-cell office:value-type="float" office:value="219510" calcext:value-type="float">
            <text:p>219510</text:p>
          </table:table-cell>
          <table:table-cell office:value-type="string" calcext:value-type="string">
            <text:p>Весьма интересное предложение, Марко! Я бы хотел{|а} обменять Усиленный Молот Земли на Эпический Молот Земли!</text:p>
          </table:table-cell>
        </table:table-row>
        <table:table-row table:style-name="ro1">
          <table:table-cell office:value-type="float" office:value="219512" calcext:value-type="float">
            <text:p>219512</text:p>
          </table:table-cell>
          <table:table-cell office:value-type="string" calcext:value-type="string">
            <text:p>Весьма интересное предложение, Марко! Я бы хотел{|а} обменять Молот Земли на Усиленный Молот Земли!</text:p>
          </table:table-cell>
        </table:table-row>
        <table:table-row table:style-name="ro1">
          <table:table-cell office:value-type="float" office:value="219514" calcext:value-type="float">
            <text:p>219514</text:p>
          </table:table-cell>
          <table:table-cell office:value-type="string" calcext:value-type="string">
            <text:p>Весьма интересное предложение, Марко! Я бы хотел{|а} обменять Посох Порядка на Усиленный посох Порядка!</text:p>
          </table:table-cell>
        </table:table-row>
        <table:table-row table:style-name="ro1">
          <table:table-cell office:value-type="float" office:value="219517" calcext:value-type="float">
            <text:p>219517</text:p>
          </table:table-cell>
          <table:table-cell office:value-type="string" calcext:value-type="string">
            <text:p>Весьма интересное предложение, Марко! Я бы хотел{|а} обменять Усиленный Ледяной клинок на Эпический Ледяной клинок!</text:p>
          </table:table-cell>
        </table:table-row>
        <table:table-row table:style-name="ro1">
          <table:table-cell office:value-type="float" office:value="219527" calcext:value-type="float">
            <text:p>219527</text:p>
          </table:table-cell>
          <table:table-cell office:value-type="string" calcext:value-type="string">
            <text:p>У тебя недостаточно кристаллов, вои{н|тельница}!</text:p>
          </table:table-cell>
        </table:table-row>
        <table:table-row table:style-name="ro1">
          <table:table-cell office:value-type="float" office:value="219529" calcext:value-type="float">
            <text:p>219529</text:p>
          </table:table-cell>
          <table:table-cell office:value-type="string" calcext:value-type="string">
            <text:p>У тебя недостаточно Именных монет, вои{н|тельница}!</text:p>
          </table:table-cell>
        </table:table-row>
        <table:table-row table:style-name="ro1">
          <table:table-cell office:value-type="float" office:value="219539" calcext:value-type="float">
            <text:p>219539</text:p>
          </table:table-cell>
          <table:table-cell office:value-type="string" calcext:value-type="string">
            <text:p>Приветствую, {воин|воительница}! Жуткая была песчаная буря, соглас{ен|на}? Поговаривают, пустыня Соли-Дора шалит. Ладно, не будем терять времени. Вот тебе сундук, в нем парочка полезных предметов. Считай, подарок из высших сфер!</text:p>
          </table:table-cell>
        </table:table-row>
        <table:table-row table:style-name="ro1">
          <table:table-cell office:value-type="float" office:value="219541" calcext:value-type="float">
            <text:p>219541</text:p>
          </table:table-cell>
          <table:table-cell office:value-type="string" calcext:value-type="string">
            <text:p>Приветствую тебя, вои{н|тельница}! Недавно разбирая свои запасы, я обнаружила большое количество усиленного и эпического оружия стихий. Могу обменять их на твое, но взамен ты добудешь для меня некоторые ингредиенты.</text:p>
          </table:table-cell>
        </table:table-row>
        <table:table-row table:style-name="ro1">
          <table:table-cell office:value-type="float" office:value="219544" calcext:value-type="float">
            <text:p>219544</text:p>
          </table:table-cell>
          <table:table-cell office:value-type="string" calcext:value-type="string">
            <text:p>Весьма интересное предложение, Аквия! Я бы хотел{|а} обменять Усиленный Ледяной клинок на Эпический Ледяной клинок!</text:p>
          </table:table-cell>
        </table:table-row>
        <table:table-row table:style-name="ro1">
          <table:table-cell office:value-type="float" office:value="219545" calcext:value-type="float">
            <text:p>219545</text:p>
          </table:table-cell>
          <table:table-cell office:value-type="string" calcext:value-type="string">
            <text:p>Приветствую тебя, вои{н|тельница}! Недавно разбирая свои запасы, я обнаружил большое количество усиленного и эпического оружия стихий. Могу обменять их на твое, но взамен ты добудешь для меня некоторые ингредиенты.</text:p>
          </table:table-cell>
        </table:table-row>
        <table:table-row table:style-name="ro1">
          <table:table-cell office:value-type="float" office:value="219546" calcext:value-type="float">
            <text:p>219546</text:p>
          </table:table-cell>
          <table:table-cell office:value-type="string" calcext:value-type="string">
            <text:p>Интересное предложение. А какие именно ингредиенты я дол{жен|жна} отыскать?</text:p>
          </table:table-cell>
        </table:table-row>
        <table:table-row table:style-name="ro1">
          <table:table-cell office:value-type="float" office:value="219547" calcext:value-type="float">
            <text:p>219547</text:p>
          </table:table-cell>
          <table:table-cell office:value-type="string" calcext:value-type="string">
            <text:p>Для того чтобы получить усиленное оружие стихий, тебе потребуется 160 зарядов ненависти и 1900 Капель вечности и обычное оружие стихий. А для обмена на эпическое, понадобится 60 зарядов ненависти и 700 Капель вечности и усиленное оружие стихий. Ну что, соглас{ен|на}?</text:p>
          </table:table-cell>
        </table:table-row>
        <table:table-row table:style-name="ro1">
          <table:table-cell office:value-type="float" office:value="219549" calcext:value-type="float">
            <text:p>219549</text:p>
          </table:table-cell>
          <table:table-cell office:value-type="string" calcext:value-type="string">
            <text:p>Весьма интересное предложение, Агватор! Я бы хотел{|а} обменять Ледяной клинок на Усиленный Ледяной клинок!</text:p>
          </table:table-cell>
        </table:table-row>
        <table:table-row table:style-name="ro1">
          <table:table-cell office:value-type="float" office:value="219552" calcext:value-type="float">
            <text:p>219552</text:p>
          </table:table-cell>
          <table:table-cell office:value-type="string" calcext:value-type="string">
            <text:p>Весьма интересное предложение, Аквия! Я бы хотел{|а} обменять Ледяной клинок на Усиленный Ледяной клинок!</text:p>
          </table:table-cell>
        </table:table-row>
        <table:table-row table:style-name="ro1">
          <table:table-cell office:value-type="float" office:value="219556" calcext:value-type="float">
            <text:p>219556</text:p>
          </table:table-cell>
          <table:table-cell office:value-type="string" calcext:value-type="string">
            <text:p>Весьма интересное предложение, Агватор! Я бы хотел{|а} обменять Усиленный Ледяной клинок на Эпический Ледяной клинок!</text:p>
          </table:table-cell>
        </table:table-row>
        <table:table-row table:style-name="ro1">
          <table:table-cell office:value-type="float" office:value="219560" calcext:value-type="float">
            <text:p>219560</text:p>
          </table:table-cell>
          <table:table-cell office:value-type="string" calcext:value-type="string">
            <text:p>Весьма интересное предложение, Ордениус! Я бы хотел{|а} обменять Усиленный посох Порядка на Эпический посох Порядка!</text:p>
          </table:table-cell>
        </table:table-row>
        <table:table-row table:style-name="ro1">
          <table:table-cell office:value-type="float" office:value="219563" calcext:value-type="float">
            <text:p>219563</text:p>
          </table:table-cell>
          <table:table-cell office:value-type="string" calcext:value-type="string">
            <text:p>Для того чтобы получить усиленное оружие стихий, тебе потребуется 160 зарядов ненависти и 1900 Элементов Порядка и обычное оружие стихий. А для обмена на эпическое, понадобится 60 зарядов ненависти и 700 Элементов Порядка и усиленное оружие стихий. Ну что, соглас{ен|на}?</text:p>
          </table:table-cell>
        </table:table-row>
        <table:table-row table:style-name="ro1">
          <table:table-cell office:value-type="float" office:value="219565" calcext:value-type="float">
            <text:p>219565</text:p>
          </table:table-cell>
          <table:table-cell office:value-type="string" calcext:value-type="string">
            <text:p>Весьма интересное предложение, Ордия! Я бы хотел{|а} обменять Посох Порядка на Усиленный посох Порядка!</text:p>
          </table:table-cell>
        </table:table-row>
        <table:table-row table:style-name="ro1">
          <table:table-cell office:value-type="float" office:value="219568" calcext:value-type="float">
            <text:p>219568</text:p>
          </table:table-cell>
          <table:table-cell office:value-type="string" calcext:value-type="string">
            <text:p>Весьма интересное предложение, Ордениус! Я бы хотел{|а} обменять Посох Порядка на Усиленный посох Порядка!</text:p>
          </table:table-cell>
        </table:table-row>
        <table:table-row table:style-name="ro1">
          <table:table-cell office:value-type="float" office:value="219572" calcext:value-type="float">
            <text:p>219572</text:p>
          </table:table-cell>
          <table:table-cell office:value-type="string" calcext:value-type="string">
            <text:p>Весьма интересное предложение, Ордия! Я бы хотел{|а} обменять Усиленный посох Порядка на Эпический посох Порядка!</text:p>
          </table:table-cell>
        </table:table-row>
        <table:table-row table:style-name="ro1">
          <table:table-cell office:value-type="float" office:value="219576" calcext:value-type="float">
            <text:p>219576</text:p>
          </table:table-cell>
          <table:table-cell office:value-type="string" calcext:value-type="string">
            <text:p>Весьма интересное предложение, Террус! Я бы хотел{|а} обменять Усиленный Молот Земли на Эпический Молот Земли!</text:p>
          </table:table-cell>
        </table:table-row>
        <table:table-row table:style-name="ro1">
          <table:table-cell office:value-type="float" office:value="219579" calcext:value-type="float">
            <text:p>219579</text:p>
          </table:table-cell>
          <table:table-cell office:value-type="string" calcext:value-type="string">
            <text:p>Для того чтобы получить усиленное оружие стихий, тебе потребуется 160 зарядов ненависти и 1900 Камней мироздания и обычное оружие стихий. А для обмена на эпическое, понадобится 60 зарядов ненависти и 700 Камней мироздания и усиленное оружие стихий. Ну что, соглас{ен|на}?</text:p>
          </table:table-cell>
        </table:table-row>
        <table:table-row table:style-name="ro1">
          <table:table-cell office:value-type="float" office:value="219581" calcext:value-type="float">
            <text:p>219581</text:p>
          </table:table-cell>
          <table:table-cell office:value-type="string" calcext:value-type="string">
            <text:p>Весьма интересное предложение, Террагор! Я бы хотел{|а} обменять Молот Земли на Усиленный Молот Земли!</text:p>
          </table:table-cell>
        </table:table-row>
        <table:table-row table:style-name="ro1">
          <table:table-cell office:value-type="float" office:value="219584" calcext:value-type="float">
            <text:p>219584</text:p>
          </table:table-cell>
          <table:table-cell office:value-type="string" calcext:value-type="string">
            <text:p>Весьма интересное предложение, Террус! Я бы хотел{|а} обменять Молот Земли на Усиленный Молот Земли!</text:p>
          </table:table-cell>
        </table:table-row>
        <table:table-row table:style-name="ro1">
          <table:table-cell office:value-type="float" office:value="219588" calcext:value-type="float">
            <text:p>219588</text:p>
          </table:table-cell>
          <table:table-cell office:value-type="string" calcext:value-type="string">
            <text:p>Весьма интересное предложение, Террагор! Я бы хотел{|а} обменять Усиленный Молот Земли на Эпический Молот Земли!</text:p>
          </table:table-cell>
        </table:table-row>
        <table:table-row table:style-name="ro1">
          <table:table-cell office:value-type="float" office:value="219589" calcext:value-type="float">
            <text:p>219589</text:p>
          </table:table-cell>
          <table:table-cell office:value-type="string" calcext:value-type="string">
            <text:p>Приветствую тебя, вои{н|тельница}! Ты наверняка <text:s/>слышал{|а} о важнейшей археологической находке десятилетия. Да что там, столетия! Посмотри, рядом с нашим лагерем ты увидишь крайне интересный образчик архитектуры Древних! Хотя я что-то заговариваюсь, ты ведь, несомненно, приш{ел|ла}, чтобы помочь Хранителям знаний в нашей миссии?</text:p>
          </table:table-cell>
        </table:table-row>
        <table:table-row table:style-name="ro1">
          <table:table-cell office:value-type="float" office:value="219591" calcext:value-type="float">
            <text:p>219591</text:p>
          </table:table-cell>
          <table:table-cell office:value-type="string" calcext:value-type="string">
            <text:p>А что у вас за миссия? Когда я сюда направля{лся|лась}, мне не удалось собрать никакой информации.</text:p>
          </table:table-cell>
        </table:table-row>
        <table:table-row table:style-name="ro1">
          <table:table-cell office:value-type="float" office:value="219593" calcext:value-type="float">
            <text:p>219593</text:p>
          </table:table-cell>
          <table:table-cell office:value-type="string" calcext:value-type="string">
            <text:p>{Друг мой|Юная леди}, должен признать, что мы обнаружили нечто удивительное после длительного изучения Храма. <text:s/>Судя по некоторым записям, в его верхней половине находится проход в некое скрытое пространство, где скрывается Смотритель - существо, созданное Древними для управления рабами и слугами.</text:p>
          </table:table-cell>
        </table:table-row>
        <table:table-row table:style-name="ro1">
          <table:table-cell office:value-type="float" office:value="219603" calcext:value-type="float">
            <text:p>219603</text:p>
          </table:table-cell>
          <table:table-cell office:value-type="string" calcext:value-type="string">
            <text:p>Ты вернул{ся|лась}, {друг мой|юная леди}. Значит, тебя можно поздравить, магическая и гиацинтовая пыль найдены? А нестабильное вещество с тобой?</text:p>
          </table:table-cell>
        </table:table-row>
        <table:table-row table:style-name="ro1">
          <table:table-cell office:value-type="float" office:value="219605" calcext:value-type="float">
            <text:p>219605</text:p>
          </table:table-cell>
          <table:table-cell office:value-type="string" calcext:value-type="string">
            <text:p>Да, именно так. Более того, я отлично подготов{ился|илась} к схватке со Смотрителем.</text:p>
          </table:table-cell>
        </table:table-row>
        <table:table-row table:style-name="ro1">
          <table:table-cell office:value-type="float" office:value="219607" calcext:value-type="float">
            <text:p>219607</text:p>
          </table:table-cell>
          <table:table-cell office:value-type="string" calcext:value-type="string">
            <text:p>Приветствую тебя, {воин|воительница}! Знаю, зачем ты при{шел|шла} - наверняка тебе нужно призрачное оружие стихий, чтобы добывать заряды ненависти. Этой проблеме легко помочь, но помни: срок жизни призрачного оружия недолог, спустя сутки тебе придется вернуться за еще одним экземпляром.</text:p>
          </table:table-cell>
        </table:table-row>
        <table:table-row table:style-name="ro1">
          <table:table-cell office:value-type="float" office:value="219614" calcext:value-type="float">
            <text:p>219614</text:p>
          </table:table-cell>
          <table:table-cell office:value-type="string" calcext:value-type="string">
            <text:p>Смирно! Здравия желаю, Вои{н|тельница}! Сегодня у тебя великий день. Поскольку твоя доблесть достигла 900000, и ты принес{|ла} регалию, я присваиваю тебе ранг Вершитель. Ранг - это не только почет, но и возможность использовать наградные вещи вроде тех, что продаются в магазине Барфоса. Прими мои искренние поздравления!</text:p>
          </table:table-cell>
        </table:table-row>
        <table:table-row table:style-name="ro1">
          <table:table-cell office:value-type="float" office:value="219615" calcext:value-type="float">
            <text:p>219615</text:p>
          </table:table-cell>
          <table:table-cell office:value-type="string" calcext:value-type="string">
            <text:p>Смирно! Здравия желаю, Вои{н|тельница}! Неужели твоя доблесть уже достигла 90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Вершителя.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9618" calcext:value-type="float">
            <text:p>219618</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900000, после чего добудь регалию Вершителя,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n</text:p>
          </table:table-cell>
        </table:table-row>
        <table:table-row table:style-name="ro1">
          <table:table-cell office:value-type="float" office:value="219620" calcext:value-type="float">
            <text:p>219620</text:p>
          </table:table-cell>
          <table:table-cell office:value-type="string" calcext:value-type="string">
            <text:p>Смирно! Здравия желаю, Вои{н|тельница}! Сегодня у тебя великий день. Поскольку твоя доблесть достигла 1250000, и ты принес{|ла} регалию, я присваиваю тебе ранг Жнец. Ранг - это не только почет, но и возможность использовать наградные вещи вроде тех, что продаются в магазине Барфоса. Прими мои искренние поздравления!</text:p>
          </table:table-cell>
        </table:table-row>
        <table:table-row table:style-name="ro1">
          <table:table-cell office:value-type="float" office:value="219622" calcext:value-type="float">
            <text:p>219622</text:p>
          </table:table-cell>
          <table:table-cell office:value-type="string" calcext:value-type="string">
            <text:p>Смирно! Здравия желаю, Вои{н|тельница}! Неужели твоя доблесть уже достигла 125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Жнеца.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9623" calcext:value-type="float">
            <text:p>219623</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1250000, после чего добудь регалию Жнеца,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n</text:p>
          </table:table-cell>
        </table:table-row>
        <table:table-row table:style-name="ro1">
          <table:table-cell office:value-type="float" office:value="219625" calcext:value-type="float">
            <text:p>219625</text:p>
          </table:table-cell>
          <table:table-cell office:value-type="string" calcext:value-type="string">
            <text:p>Смирно! Здравия желаю, Вои{н|тельница}! Сегодня у тебя великий день. Поскольку твоя доблесть достигла 1750000, и ты принес{|ла} регалию, я присваиваю тебе ранг Мечник апокалипсиса. Ранг - это не только почет, но и возможность использовать наградные вещи вроде тех, что продаются в магазине Барфоса. Прими мои искренние поздравления!</text:p>
          </table:table-cell>
        </table:table-row>
        <table:table-row table:style-name="ro1">
          <table:table-cell office:value-type="float" office:value="219627" calcext:value-type="float">
            <text:p>219627</text:p>
          </table:table-cell>
          <table:table-cell office:value-type="string" calcext:value-type="string">
            <text:p>Слышал{|а} последние новости, <text:s/>{воин|воительница}? Недавно в город прибыла охотница из Мрачнолесья, что находится в самом сердце Шепчущих болот на материке. Так вот, она пыталась получить военную помощь, но староста ей отказал. Мол, все боеспособные отряды сейчас заняты в битвах с гномами.</text:p>
          </table:table-cell>
        </table:table-row>
        <table:table-row table:style-name="ro1">
          <table:table-cell office:value-type="float" office:value="219628" calcext:value-type="float">
            <text:p>219628</text:p>
          </table:table-cell>
          <table:table-cell office:value-type="string" calcext:value-type="string">
            <text:p>Слышал{|а} последние новости, <text:s/>{воин|воительница}? Недавно в город прибыла охотница из Мрачнолесья, что находится в самом сердце Шепчущих болот на материке. Так вот, она пыталась получить военную помощь, но принц ей отказал. Мол, все боеспособные отряды сейчас заняты в битвах с людьми.</text:p>
          </table:table-cell>
        </table:table-row>
        <table:table-row table:style-name="ro1">
          <table:table-cell office:value-type="float" office:value="219629" calcext:value-type="float">
            <text:p>219629</text:p>
          </table:table-cell>
          <table:table-cell office:value-type="string" calcext:value-type="string">
            <text:p>Я сейчас все равно {свободен|свободна}, схожу, пожалуй, сам{|а} с ней поговорю.</text:p>
          </table:table-cell>
        </table:table-row>
        <table:table-row table:style-name="ro1">
          <table:table-cell office:value-type="float" office:value="219632" calcext:value-type="float">
            <text:p>219632</text:p>
          </table:table-cell>
          <table:table-cell office:value-type="string" calcext:value-type="string">
            <text:p>«Еще издали вы услышали заливистый лай. Он доносился из клеток, стоящих возле странного существа. На первый взгляд это гуманоид, похожий на человека или гнома, только с волчьей мордой вместо лица.» Здравствуй, {воин|воительница}. Ты, видимо, прослышал{|а} о моей беде. Увы, <text:s/>ты опоздал{|а}, я уже потратила все свои монеты. Впрочем, судя по песням из таверны, мои доблестные наемники решили не рисковать своей шкурой.</text:p>
          </table:table-cell>
        </table:table-row>
        <table:table-row table:style-name="ro1">
          <table:table-cell office:value-type="float" office:value="219639" calcext:value-type="float">
            <text:p>219639</text:p>
          </table:table-cell>
          <table:table-cell office:value-type="string" calcext:value-type="string">
            <text:p>Мое имя Шейла, доблестн{ый|ая} вои{н|тельница}. Я прибыла сюда за помощью сразу, как только узнала о трагедии в родной деревне. Видишь ли, мне часто приходилось проводить многие недели в лесах, добывая ценные шкуры и меха, и в этот раз ничего не предвещало беды. Однако когда я вернулась, все жители исчезли, стены и двери были сплошь покрыты длинными глубокими царапинами. И их явно оставил не простой зверь.</text:p>
          </table:table-cell>
        </table:table-row>
        <table:table-row table:style-name="ro1">
          <table:table-cell office:value-type="float" office:value="219642" calcext:value-type="float">
            <text:p>219642</text:p>
          </table:table-cell>
          <table:table-cell office:value-type="string" calcext:value-type="string">
            <text:p>Здравствуй, {воин|воительница}. Ты готов{|а} к путешествию в Мрачнолесье?</text:p>
          </table:table-cell>
        </table:table-row>
        <table:table-row table:style-name="ro1">
          <table:table-cell office:value-type="float" office:value="219643" calcext:value-type="float">
            <text:p>219643</text:p>
          </table:table-cell>
          <table:table-cell office:value-type="string" calcext:value-type="string">
            <text:p>Приветствую, Шейла. Да, я отыскал{|а} необходимое количество Искр света и собрал{|а} отряд из пяти воинов.</text:p>
          </table:table-cell>
        </table:table-row>
        <table:table-row table:style-name="ro1">
          <table:table-cell office:value-type="float" office:value="219654" calcext:value-type="float">
            <text:p>219654</text:p>
          </table:table-cell>
          <table:table-cell office:value-type="string" calcext:value-type="string">
            <text:p>Смирно! Здравия желаю, Вои{н|тельница}! Неужели твоя доблесть уже достигла 175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Мечника апокалипсиса. Тогда я повышу тебя, и ты получишь доступ к дополнительному ранговому снаряжению вроде того, что продается в магазине Барфоса.</text:p>
          </table:table-cell>
        </table:table-row>
        <table:table-row table:style-name="ro1">
          <table:table-cell office:value-type="float" office:value="219657" calcext:value-type="float">
            <text:p>219657</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Мыса Грома. Подними доблесть до 1750000, после чего добудь регалию Мечника апокалипсиса и я смогу присвоить тебе соответствующий ранг. Ранг - это не только почет, но и возможность использовать наградные вещи вроде тех, что продаются в магазине Барфоса.\nТебе все доступно, Вои{н|тельница}? Тогда кру-угом марш, зарабатывать доблесть!\n</text:p>
          </table:table-cell>
        </table:table-row>
        <table:table-row table:style-name="ro1">
          <table:table-cell office:value-type="float" office:value="219659" calcext:value-type="float">
            <text:p>219659</text:p>
          </table:table-cell>
          <table:table-cell office:value-type="string" calcext:value-type="string">
            <text:p>Смирно! Здравия желаю, Вои{н|тельница}! Сегодня у тебя великий день. Поскольку твоя доблесть достигла 900000, и ты принес{|ла} регалию, я присваиваю тебе ранг Кхадлорд.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text:p>
          </table:table-cell>
        </table:table-row>
        <table:table-row table:style-name="ro1">
          <table:table-cell office:value-type="float" office:value="219661" calcext:value-type="float">
            <text:p>219661</text:p>
          </table:table-cell>
          <table:table-cell office:value-type="string" calcext:value-type="string">
            <text:p>Смирно! Здравия желаю, Вои{н|тельница}! Неужели твоя доблесть уже достигла 90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Кхадлорда.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9662" calcext:value-type="float">
            <text:p>219662</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900000, после чего добудь регалию Кхадлорда,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n</text:p>
          </table:table-cell>
        </table:table-row>
        <table:table-row table:style-name="ro1">
          <table:table-cell office:value-type="float" office:value="219665" calcext:value-type="float">
            <text:p>219665</text:p>
          </table:table-cell>
          <table:table-cell office:value-type="string" calcext:value-type="string">
            <text:p>Смирно! Здравия желаю, Вои{н|тельница}! Сегодня у тебя великий день. Поскольку твоя доблесть достигла 1250000, и ты принес{|ла} регалию, я присваиваю тебе ранг Князь гор.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text:p>
          </table:table-cell>
        </table:table-row>
        <table:table-row table:style-name="ro1">
          <table:table-cell office:value-type="float" office:value="219667" calcext:value-type="float">
            <text:p>219667</text:p>
          </table:table-cell>
          <table:table-cell office:value-type="string" calcext:value-type="string">
            <text:p>Смирно! Здравия желаю, Вои{н|тельница}! Неужели твоя доблесть уже достигла 125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Князя гор.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9668" calcext:value-type="float">
            <text:p>219668</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1250000, после чего добудь регалию Князя гор,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n</text:p>
          </table:table-cell>
        </table:table-row>
        <table:table-row table:style-name="ro1">
          <table:table-cell office:value-type="float" office:value="219671" calcext:value-type="float">
            <text:p>219671</text:p>
          </table:table-cell>
          <table:table-cell office:value-type="string" calcext:value-type="string">
            <text:p>Смирно! Здравия желаю, Вои{н|тельница}! Сегодня у тебя великий день. Поскольку твоя доблесть достигла 1750000, и ты принес{|ла} регалию, я присваиваю тебе ранг Избранный. Ранг - это не только почет, но и возможность использовать наградные вещи вроде тех, что продаются в торговой лавке Урдина. Прими мои искренние поздравления!</text:p>
          </table:table-cell>
        </table:table-row>
        <table:table-row table:style-name="ro1">
          <table:table-cell office:value-type="float" office:value="219673" calcext:value-type="float">
            <text:p>219673</text:p>
          </table:table-cell>
          <table:table-cell office:value-type="string" calcext:value-type="string">
            <text:p>Смирно! Здравия желаю, Вои{н|тельница}! Неужели твоя доблесть уже достигла 1750000? Это достойно уважения. Однако я не вижу при тебе соответствующей регалии. Тебе нужно добыть у ювелиров или сделать самостоятельно по рецепту специальные инструменты и улучшить свою регалию до регалии Избранного. Тогда я повышу тебя, и ты получишь доступ к дополнительному ранговому снаряжению вроде того, что продается в торговой лавке Урдина.</text:p>
          </table:table-cell>
        </table:table-row>
        <table:table-row table:style-name="ro1">
          <table:table-cell office:value-type="float" office:value="219674" calcext:value-type="float">
            <text:p>219674</text:p>
          </table:table-cell>
          <table:table-cell office:value-type="string" calcext:value-type="string">
            <text:p>Приветствую, Вои{н|тельница}! Как твои успехи на поле брани? Пока что я не вижу достаточного количества доблести. Напоминаю, что портал на Остров Посвящения и дальше в Темные Своды находится близ Кумъярского кладбища. Подними доблесть до 1750000, после чего добудь регалию Избранного, и я смогу присвоить тебе соответствующий ранг. Ранг - это не только почет, но и возможность использовать наградные вещи вроде тех, что продаются в торговой лавке Урдина.\nТебе все доступно, Вои{н|тельница}? Тогда кру-угом марш, зарабатывать доблесть!\n</text:p>
          </table:table-cell>
        </table:table-row>
        <table:table-row table:style-name="ro1">
          <table:table-cell office:value-type="float" office:value="219676" calcext:value-type="float">
            <text:p>219676</text:p>
          </table:table-cell>
          <table:table-cell office:value-type="string" calcext:value-type="string">
            <text:p>Ведьма очнулась и с недоумением посмотрела на вас. \nПочему я все еще жива, {воин|воительница}? После того, как злой дух захватил мой разум, я сеяла разрушение и смерть, оборвала десятки жизней, напала на тебя и твоих товарищей, я не заслужила милосердия.\n</text:p>
          </table:table-cell>
        </table:table-row>
        <table:table-row table:style-name="ro1">
          <table:table-cell office:value-type="float" office:value="219683" calcext:value-type="float">
            <text:p>219683</text:p>
          </table:table-cell>
          <table:table-cell office:value-type="string" calcext:value-type="string">
            <text:p>Все верно, {воин|воительница}, все верно. Только жители не исчезли, а обратились в страшных монстров - оборотней, после чего ушли в лес, словно по чьему-то приказу. Я сопротивлялась дольше всех, но зов был слишком силен, я думаю, что тот таинственный гость извратил Великого духа леса. И если это так, то помочь тебе сможет только Хранитель.</text:p>
          </table:table-cell>
        </table:table-row>
        <table:table-row table:style-name="ro1">
          <table:table-cell office:value-type="float" office:value="219685" calcext:value-type="float">
            <text:p>219685</text:p>
          </table:table-cell>
          <table:table-cell office:value-type="string" calcext:value-type="string">
            <text:p>Что тебе нужно в этом забытом богами месте, {воин|воительница}?</text:p>
          </table:table-cell>
        </table:table-row>
        <table:table-row table:style-name="ro1">
          <table:table-cell office:value-type="float" office:value="219688" calcext:value-type="float">
            <text:p>219688</text:p>
          </table:table-cell>
          <table:table-cell office:value-type="string" calcext:value-type="string">
            <text:p>Бросить вызов духу Леса? Возможно, у тебя и получится. Но придется сильно постараться, для того, чтобы хотя бы подойти к нему на расстояние удара. Я использую особый ритуал, но ты долж{ен|на} принести мне кое-что.\nЗа разрушенной аркой рядом с моим домом небольшая полянка, которую облюбовали для себя Удир и Эшли, самые первые жертвы сил Зла. Убей их и сдери шкуру, она понадобится, чтобы придать тебе сродство с природой. В противном случае тебе не одолеть духа Леса.\n</text:p>
          </table:table-cell>
        </table:table-row>
        <table:table-row table:style-name="ro1">
          <table:table-cell office:value-type="float" office:value="219691" calcext:value-type="float">
            <text:p>219691</text:p>
          </table:table-cell>
          <table:table-cell office:value-type="string" calcext:value-type="string">
            <text:p>Снова ты, {воин|воительница}. Шкуры у тебя?</text:p>
          </table:table-cell>
        </table:table-row>
        <table:table-row table:style-name="ro1">
          <table:table-cell office:value-type="float" office:value="219692" calcext:value-type="float">
            <text:p>219692</text:p>
          </table:table-cell>
          <table:table-cell office:value-type="string" calcext:value-type="string">
            <text:p>Удачи тебе, {воин|воительница}. И еще кое-что - плащ, <text:s/>что я тебе дал, плохо подходит для долгих боев. Ты сможешь усилить его, если принесешь мне <text:s/>800 клоков волчьей шерсти.</text:p>
          </table:table-cell>
        </table:table-row>
        <table:table-row table:style-name="ro1">
          <table:table-cell office:value-type="float" office:value="219699" calcext:value-type="float">
            <text:p>219699</text:p>
          </table:table-cell>
          <table:table-cell office:value-type="string" calcext:value-type="string">
            <text:p>Здравствуй. Я смотрю, ты принес{|ла} достаточно клоков волчьей шерсти, чтобы я улучшил твой плащ.</text:p>
          </table:table-cell>
        </table:table-row>
        <table:table-row table:style-name="ro1">
          <table:table-cell office:value-type="float" office:value="219701" calcext:value-type="float">
            <text:p>219701</text:p>
          </table:table-cell>
          <table:table-cell office:value-type="string" calcext:value-type="string">
            <text:p>Здравствуй. Я смотрю, ты принес{|ла} достаточно фиалов с кровью волка и даже сердце Духа Леса. Невероятно! Этого хватит, чтобы я создал настоящий шедевр, достойный велико{го|й} геро{я|ини}! Однако настало время выбрать, каким он будет.\nОдин наделит тебя волчьей хитростью, давая вечный эффект Руны Поглощения Аур.\nВторой - придаст тебе лютость волка, вместе с постоянным эффектом Руны Поглощения Травм.\nТретий наделит яростью волка и пожизненным эффектом Руны Поглощения Отваги.</text:p>
          </table:table-cell>
        </table:table-row>
        <table:table-row table:style-name="ro1">
          <table:table-cell office:value-type="float" office:value="219710" calcext:value-type="float">
            <text:p>219710</text:p>
          </table:table-cell>
          <table:table-cell office:value-type="string" calcext:value-type="string">
            <text:p>Здравствуй, велик{ий|ая} вои{н|тельница}. Сегодня, в День Учителя, я могу предложить тебе уникальную возможность самостоятельно распоряжаться своими знаниями. Если ты примешь мое предложение, то опыт, который ты будешь получать в боях, будет накапливаться в специальных сосудах. Этими эликсирами можно поделиться с теми, кто жаждет знаний, либо использовать их самостоятельно. Готов ли ты воспользоваться моим предложением?</text:p>
          </table:table-cell>
        </table:table-row>
        <table:table-row table:style-name="ro1">
          <table:table-cell office:value-type="float" office:value="219711" calcext:value-type="float">
            <text:p>219711</text:p>
          </table:table-cell>
          <table:table-cell office:value-type="string" calcext:value-type="string">
            <text:p>Да, я соглас{ен|на}.</text:p>
          </table:table-cell>
        </table:table-row>
        <table:table-row table:style-name="ro1">
          <table:table-cell office:value-type="float" office:value="219714" calcext:value-type="float">
            <text:p>219714</text:p>
          </table:table-cell>
          <table:table-cell office:value-type="string" calcext:value-type="string">
            <text:p>Как же я рада видеть тебя жив{ым|ой}, геро{й|иня}! Хотела сказать «и невредим{ым|ой}», но вижу, что на твою долю выпало много бед в Мрачнолесье. <text:s/>Расскажи же мне, что там произошло?</text:p>
          </table:table-cell>
        </table:table-row>
        <table:table-row table:style-name="ro1">
          <table:table-cell office:value-type="float" office:value="219719" calcext:value-type="float">
            <text:p>219719</text:p>
          </table:table-cell>
          <table:table-cell office:value-type="string" calcext:value-type="string">
            <text:p>Подожди минуточку, {воин|воительница}, я закончу разговор.</text:p>
          </table:table-cell>
        </table:table-row>
        <table:table-row table:style-name="ro1">
          <table:table-cell office:value-type="float" office:value="219722" calcext:value-type="float">
            <text:p>219722</text:p>
          </table:table-cell>
          <table:table-cell office:value-type="string" calcext:value-type="string">
            <text:p>Приветствую тебя на &lt;b&gt;Мысе Спокойной Воды&lt;/b&gt;, {путешественник|путешественница}! Недоброе время ты выбрал{|а}, чтобы отправиться на материк. Война с гномами разгорается все сильней, отголоски слышны даже здесь.</text:p>
          </table:table-cell>
        </table:table-row>
        <table:table-row table:style-name="ro1">
          <table:table-cell office:value-type="float" office:value="219726" calcext:value-type="float">
            <text:p>219726</text:p>
          </table:table-cell>
          <table:table-cell office:value-type="string" calcext:value-type="string">
            <text:p>Еще {один|одна} авантюрист{|ка} на мою голову! Целыми днями вы ходите и испытываете мое терпение! Давай говори, чего тебе нужно, и проваливай, у меня куча дел!</text:p>
          </table:table-cell>
        </table:table-row>
        <table:table-row table:style-name="ro1">
          <table:table-cell office:value-type="float" office:value="219727" calcext:value-type="float">
            <text:p>219727</text:p>
          </table:table-cell>
          <table:table-cell office:value-type="string" calcext:value-type="string">
            <text:p>Я убил{|а} горного волка и хочу как можно быстрее получить пропуск на корабль, следующий на материк.</text:p>
          </table:table-cell>
        </table:table-row>
        <table:table-row table:style-name="ro1">
          <table:table-cell office:value-type="float" office:value="219728" calcext:value-type="float">
            <text:p>219728</text:p>
          </table:table-cell>
          <table:table-cell office:value-type="string" calcext:value-type="string">
            <text:p>Значит, благодаря тебе у моих ребят будет меньше мороки с этими пакостными волками? Что же ты раньше-то не сказал{|а}, это просто отличные новости! Я немедленно отдам приказ пропустить тебя на корабль, как только ты выполнишь несколько моих поручений.</text:p>
          </table:table-cell>
        </table:table-row>
        <table:table-row table:style-name="ro1">
          <table:table-cell office:value-type="float" office:value="219729" calcext:value-type="float">
            <text:p>219729</text:p>
          </table:table-cell>
          <table:table-cell office:value-type="string" calcext:value-type="string">
            <text:p>Видимо, это единственный и самый быстрый путь на материк. Что ж, я {согласен|согласна}!</text:p>
          </table:table-cell>
        </table:table-row>
        <table:table-row table:style-name="ro1">
          <table:table-cell office:value-type="float" office:value="219733" calcext:value-type="float">
            <text:p>219733</text:p>
          </table:table-cell>
          <table:table-cell office:value-type="string" calcext:value-type="string">
            <text:p>Итак, пока ты был{|а} занят{|а}, я решил, какое поручение тебе дать. И, думаю, это оружие тебе пригодится.\n%=24%</text:p>
          </table:table-cell>
        </table:table-row>
        <table:table-row table:style-name="ro1">
          <table:table-cell office:value-type="float" office:value="219735" calcext:value-type="float">
            <text:p>219735</text:p>
          </table:table-cell>
          <table:table-cell office:value-type="string" calcext:value-type="string">
            <text:p>Пару часов назад я отправил одного из своих ребят на встречу с агентом разведки, которому понадобилась помощь опытного бойца. Но что-то мне неспокойно - поэтому ты долж{ен|на} проверить все ли в порядке. Встреча была назначена в жилом квартале неподалеку. Следуй по дороге на юг до перекрестка, там поверни на восток и иди прямо.</text:p>
          </table:table-cell>
        </table:table-row>
        <table:table-row table:style-name="ro1">
          <table:table-cell office:value-type="float" office:value="219737" calcext:value-type="float">
            <text:p>219737</text:p>
          </table:table-cell>
          <table:table-cell office:value-type="string" calcext:value-type="string">
            <text:p>Я все понял{|а}, Расмус. Как мне узнать нашего агента?</text:p>
          </table:table-cell>
        </table:table-row>
        <table:table-row table:style-name="ro1">
          <table:table-cell office:value-type="float" office:value="219738" calcext:value-type="float">
            <text:p>219738</text:p>
          </table:table-cell>
          <table:table-cell office:value-type="string" calcext:value-type="string">
            <text:p>Лисы воруют посевы, запомнил{|а}.</text:p>
          </table:table-cell>
        </table:table-row>
        <table:table-row table:style-name="ro1">
          <table:table-cell office:value-type="float" office:value="219741" calcext:value-type="float">
            <text:p>219741</text:p>
          </table:table-cell>
          <table:table-cell office:value-type="string" calcext:value-type="string">
            <text:p>А ты быстро вернул{ся|ась}, как прошла встреча?</text:p>
          </table:table-cell>
        </table:table-row>
        <table:table-row table:style-name="ro1">
          <table:table-cell office:value-type="float" office:value="219742" calcext:value-type="float">
            <text:p>219742</text:p>
          </table:table-cell>
          <table:table-cell office:value-type="string" calcext:value-type="string">
            <text:p>По дороге на встречу я обнаружил{|а} труп вашего стражника. На его теле была часть послания, еще две части были у водных элементалей поблизости.</text:p>
          </table:table-cell>
        </table:table-row>
        <table:table-row table:style-name="ro1">
          <table:table-cell office:value-type="float" office:value="219743" calcext:value-type="float">
            <text:p>219743</text:p>
          </table:table-cell>
          <table:table-cell office:value-type="string" calcext:value-type="string">
            <text:p>Водных элементалей? В центре лагеря?! Это невозможно... если только... Знаешь, давай я проверю свои подозрения сам, а ты направляйся к месту встречи. Помнишь, где это? На восток от места, где ты встретил{ся|ась} с элементалями.</text:p>
          </table:table-cell>
        </table:table-row>
        <table:table-row table:style-name="ro1">
          <table:table-cell office:value-type="float" office:value="219747" calcext:value-type="float">
            <text:p>219747</text:p>
          </table:table-cell>
          <table:table-cell office:value-type="string" calcext:value-type="string">
            <text:p>Все новинки на прилавке моих помощников, славн{ый|ая} воитель{|ница}, выбирай, что душа желает. Но скажу тебе еще кое-что любопытное. Редкие трофеи сейчас попадаются в битвах с людьми. Найдешь осколочек каменный, присмотрись к нему - он от редкой руны. Сила рун этих по-особому влияет на различные ауры. Не беда, что они расколоты, привез я клей магический, он поможет собрать руну воедино и получить ее силу. Правда, сила недолговечная, всего на день, но и осколков по миру много разлетелось. Пусть в поисках тебе сопутствует удача!\n%=12065,12066,12218%</text:p>
          </table:table-cell>
        </table:table-row>
        <table:table-row table:style-name="ro1">
          <table:table-cell office:value-type="float" office:value="219751" calcext:value-type="float">
            <text:p>219751</text:p>
          </table:table-cell>
          <table:table-cell office:value-type="string" calcext:value-type="string">
            <text:p>Поздравляю, {парень|девушка}, но я странствующий волшебник, а не жрец-исповедник.</text:p>
          </table:table-cell>
        </table:table-row>
        <table:table-row table:style-name="ro1">
          <table:table-cell office:value-type="float" office:value="219754" calcext:value-type="float">
            <text:p>219754</text:p>
          </table:table-cell>
          <table:table-cell office:value-type="string" calcext:value-type="string">
            <text:p>Так ты от Расмуса? Отлично, мне как раз нужна помощь, но как-то не похож{|а} ты на опытного бойца, уж не обижайся. Я хочу посмотреть, чего ты стоишь в схватке. Одолей моего ручного голема, и мы вернемся к этому разговору. По рукам?\n\n&lt;b&gt;Награда:&lt;/b&gt; %$Exp:20,C:60%\n%=165:5%</text:p>
          </table:table-cell>
        </table:table-row>
        <table:table-row table:style-name="ro1">
          <table:table-cell office:value-type="float" office:value="219760" calcext:value-type="float">
            <text:p>219760</text:p>
          </table:table-cell>
          <table:table-cell office:value-type="string" calcext:value-type="string">
            <text:p>Неплохо, неплохо, странни{к|ца}. Вот, возьми эти эликсиры, они понадобятся тебе, когда ты примешься за мое задание.</text:p>
          </table:table-cell>
        </table:table-row>
        <table:table-row table:style-name="ro1">
          <table:table-cell office:value-type="float" office:value="219766" calcext:value-type="float">
            <text:p>219766</text:p>
          </table:table-cell>
          <table:table-cell office:value-type="string" calcext:value-type="string">
            <text:p>Принес{|ла}?</text:p>
          </table:table-cell>
        </table:table-row>
        <table:table-row table:style-name="ro1">
          <table:table-cell office:value-type="float" office:value="219771" calcext:value-type="float">
            <text:p>219771</text:p>
          </table:table-cell>
          <table:table-cell office:value-type="string" calcext:value-type="string">
            <text:p>Приветствую тебя, {юноша|леди}. Что привело тебя в мой дом?</text:p>
          </table:table-cell>
        </table:table-row>
        <table:table-row table:style-name="ro1">
          <table:table-cell office:value-type="float" office:value="219779" calcext:value-type="float">
            <text:p>219779</text:p>
          </table:table-cell>
          <table:table-cell office:value-type="string" calcext:value-type="string">
            <text:p>А ну, не топчи мои поля, бездельни{к|ца}. Шатаетесь тут целыми днями и все вынюхиваете, вынюхиваете! Спасу от вас нет!</text:p>
          </table:table-cell>
        </table:table-row>
        <table:table-row table:style-name="ro1">
          <table:table-cell office:value-type="float" office:value="219780" calcext:value-type="float">
            <text:p>219780</text:p>
          </table:table-cell>
          <table:table-cell office:value-type="string" calcext:value-type="string">
            <text:p>Уважаемый Нед. Я слышал{|а}, вам досаждают огнелисы? Так вот, я убил{|а} нескольких и прогнал{|а} остальных.</text:p>
          </table:table-cell>
        </table:table-row>
        <table:table-row table:style-name="ro1">
          <table:table-cell office:value-type="float" office:value="219791" calcext:value-type="float">
            <text:p>219791</text:p>
          </table:table-cell>
          <table:table-cell office:value-type="string" calcext:value-type="string">
            <text:p>Ладно, я сама расскажу Тенарону о твоем успехе. Дело в том, что мне срочно нужна помощь опытно{го|й} вои{на|тельницы}. На восточной оконечности Мыса Спокойной Воды расположена небольшая тренировочная площадка для стражников. Один из магистров с материка зачаровал для них особого голема в качестве спарринг-партнера. Сегодня с утра голем повел себя крайне странно и тяжело ранил пятерых воинов.</text:p>
          </table:table-cell>
        </table:table-row>
        <table:table-row table:style-name="ro1">
          <table:table-cell office:value-type="float" office:value="219795" calcext:value-type="float">
            <text:p>219795</text:p>
          </table:table-cell>
          <table:table-cell office:value-type="string" calcext:value-type="string">
            <text:p>Голем побежден? Превосходные новости. Спасибо тебе! Пока ты был{|а} занят{|а} моей просьбой, я подготовила тебе небольшую награду - возьми эти перчатки и пропуск на корабль до Лонгхольма. Покажешь его каперу Эммету, он как раз готов к отплытию.</text:p>
          </table:table-cell>
        </table:table-row>
        <table:table-row table:style-name="ro1">
          <table:table-cell office:value-type="float" office:value="219806" calcext:value-type="float">
            <text:p>219806</text:p>
          </table:table-cell>
          <table:table-cell office:value-type="string" calcext:value-type="string">
            <text:p>Ты, должно быть, {тот|та} {помощник|помощница} Альмы, о котор{ом|ой} она говорила? Замечательно, тогда добро пожаловать на борт. И еще - оставь пропуск себе, вдруг тебе когда-нибудь потребуется вернуться сюда, на Мыс Спокойной Воды. Готов{|а} к отплытию?</text:p>
          </table:table-cell>
        </table:table-row>
        <table:table-row table:style-name="ro1">
          <table:table-cell office:value-type="float" office:value="219807" calcext:value-type="float">
            <text:p>219807</text:p>
          </table:table-cell>
          <table:table-cell office:value-type="string" calcext:value-type="string">
            <text:p>Всегда готов{|а}!</text:p>
          </table:table-cell>
        </table:table-row>
        <table:table-row table:style-name="ro1">
          <table:table-cell office:value-type="float" office:value="219809" calcext:value-type="float">
            <text:p>219809</text:p>
          </table:table-cell>
          <table:table-cell office:value-type="string" calcext:value-type="string">
            <text:p>Готов{|а} к отплытию?</text:p>
          </table:table-cell>
        </table:table-row>
        <table:table-row table:style-name="ro1">
          <table:table-cell office:value-type="float" office:value="219810" calcext:value-type="float">
            <text:p>219810</text:p>
          </table:table-cell>
          <table:table-cell office:value-type="string" calcext:value-type="string">
            <text:p>Приветствую тебя, вои{н|тельница}! Послушай, что скажу. Уж сотни клинков сточено людьми да гномами в битвах ради славы, богатства и, конечно, бесценного опыта. Мудрость и знания играют важнейшую роль в становлении техномага. Сегодня у тебя есть редкая возможность поучаствовать в мероприятии и концентрировать получаемый в сражениях опыт в эссенции. Распоряжаться ими ты можешь сам{|а}. Например, можно делиться опытом с теми, кто в нем нуждается, или приберечь его для себя на будущее. Ну что, хочешь поучаствовать?</text:p>
          </table:table-cell>
        </table:table-row>
        <table:table-row table:style-name="ro1">
          <table:table-cell office:value-type="float" office:value="219816" calcext:value-type="float">
            <text:p>219816</text:p>
          </table:table-cell>
          <table:table-cell office:value-type="string" calcext:value-type="string">
            <text:p>Здравствуй, искатель{|ница} приключений. Если ты мечтаешь улучшить свой волчий плащ, то ты обратил{ся|ась} по адресу. С тебя 300 фиалов с волчьей кровью, с меня &lt;b&gt;абсолютно новый плащ&lt;/b&gt;. По рукам?</text:p>
          </table:table-cell>
        </table:table-row>
        <table:table-row table:style-name="ro1">
          <table:table-cell office:value-type="float" office:value="219821" calcext:value-type="float">
            <text:p>219821</text:p>
          </table:table-cell>
          <table:table-cell office:value-type="string" calcext:value-type="string">
            <text:p>Привет тебе, вои{н|тельница}! Есть ли у тебя 300 фиалов с волчьей кровью? Если да, то я могу заменить твой Волчий плащ на такой же, но другой разновидности.</text:p>
          </table:table-cell>
        </table:table-row>
        <table:table-row table:style-name="ro1">
          <table:table-cell office:value-type="float" office:value="219823" calcext:value-type="float">
            <text:p>219823</text:p>
          </table:table-cell>
          <table:table-cell office:value-type="string" calcext:value-type="string">
            <text:p>Да, я как раз за этим и приш{ел|ла}!</text:p>
          </table:table-cell>
        </table:table-row>
        <table:table-row table:style-name="ro1">
          <table:table-cell office:value-type="float" office:value="219861" calcext:value-type="float">
            <text:p>219861</text:p>
          </table:table-cell>
          <table:table-cell office:value-type="string" calcext:value-type="string">
            <text:p>Видел{|а} же Ледяных рыцарей - этих медлительных воинов, что бродят на северо-западе леса? Это его слуги. Отбери у них 10 щитов и 10 мечей и принеси сюда, я им получше применение найду. %=1254,1255%</text:p>
          </table:table-cell>
        </table:table-row>
        <table:table-row table:style-name="ro1">
          <table:table-cell office:value-type="float" office:value="219863" calcext:value-type="float">
            <text:p>219863</text:p>
          </table:table-cell>
          <table:table-cell office:value-type="string" calcext:value-type="string">
            <text:p>Весь лес надо мной хихикает! Видел{|а}, что твориться у нас в пещере? Эти противные Отмороженки стащили мои чудесные наряды и ходят кривляются! \n</text:p>
          </table:table-cell>
        </table:table-row>
        <table:table-row table:style-name="ro1">
          <table:table-cell office:value-type="float" office:value="219873" calcext:value-type="float">
            <text:p>219873</text:p>
          </table:table-cell>
          <table:table-cell office:value-type="string" calcext:value-type="string">
            <text:p>Как бы мне сам{ому|ой} в ледышку не превратиться... Я отказываюсь от поручения.</text:p>
          </table:table-cell>
        </table:table-row>
        <table:table-row table:style-name="ro1">
          <table:table-cell office:value-type="float" office:value="219876" calcext:value-type="float">
            <text:p>219876</text:p>
          </table:table-cell>
          <table:table-cell office:value-type="string" calcext:value-type="string">
            <text:p>Это было непросто, Снежная королева. Пальцев совсем не чувствую, может, я уже сам{|а} начал{|а} превращаться в ледяного духа?</text:p>
          </table:table-cell>
        </table:table-row>
        <table:table-row table:style-name="ro1">
          <table:table-cell office:value-type="float" office:value="219877" calcext:value-type="float">
            <text:p>219877</text:p>
          </table:table-cell>
          <table:table-cell office:value-type="string" calcext:value-type="string">
            <text:p>Не преувеличивай, просто переохладил{ся|ась} с непривычки. Вот твоя заслуженная награда!</text:p>
          </table:table-cell>
        </table:table-row>
        <table:table-row table:style-name="ro1">
          <table:table-cell office:value-type="float" office:value="219880" calcext:value-type="float">
            <text:p>219880</text:p>
          </table:table-cell>
          <table:table-cell office:value-type="string" calcext:value-type="string">
            <text:p>Все новинки на прилавке моих помощников, славн{ый|ая} воитель{|ница}, выбирай, что душа желает. Но скажу тебе еще кое-что любопытное. Редкие трофеи сейчас попадаются в битвах с гномами. Найдешь осколочек каменный, присмотрись к нему - он от редкой руны. Сила рун этих по-особому влияет на различные ауры. Не беда, что они расколоты, привез я клей магический, он поможет собрать руну воедино и получить ее силу. Правда, сила недолговечная, всего на день, но и осколков по миру много разлетелось. Пусть в поисках тебе сопутствует удача!\n%=12065,12066,12218%</text:p>
          </table:table-cell>
        </table:table-row>
        <table:table-row table:style-name="ro1">
          <table:table-cell office:value-type="float" office:value="219882" calcext:value-type="float">
            <text:p>219882</text:p>
          </table:table-cell>
          <table:table-cell office:value-type="string" calcext:value-type="string">
            <text:p>Проходи, {друг|подруга}, рада видеть снова! Раз у тебя уже есть сноровка в добыче льда, то не мог{|ла} бы ты выполнить еще одно мое поручение?\n</text:p>
          </table:table-cell>
        </table:table-row>
        <table:table-row table:style-name="ro1">
          <table:table-cell office:value-type="float" office:value="219883" calcext:value-type="float">
            <text:p>219883</text:p>
          </table:table-cell>
          <table:table-cell office:value-type="string" calcext:value-type="string">
            <text:p>Бр-р-р, что-то подмёрз{|ла} я, пока со льдом возил{ся|ась}. Вам еще лед понадобился? Зачем так много?</text:p>
          </table:table-cell>
        </table:table-row>
        <table:table-row table:style-name="ro1">
          <table:table-cell office:value-type="float" office:value="219885" calcext:value-type="float">
            <text:p>219885</text:p>
          </table:table-cell>
          <table:table-cell office:value-type="string" calcext:value-type="string">
            <text:p>Нам, морозным властителям, льда нужно немерено. Но мне теперь нужен не простой лед. Бывал{|а} ли ты в пещере, которая находится к северу от нас? Там можно встретить завораживающие голубые кристаллы, выросшие из-под земли. Можешь ли ты отколоть несколько кристалликов для меня? Из них получатся просто ослепительные бусы!</text:p>
          </table:table-cell>
        </table:table-row>
        <table:table-row table:style-name="ro1">
          <table:table-cell office:value-type="float" office:value="219893" calcext:value-type="float">
            <text:p>219893</text:p>
          </table:table-cell>
          <table:table-cell office:value-type="string" calcext:value-type="string">
            <text:p>Привет тебе, искатель{|ница} приключений! Есть у тебя немного время для еще одного дельца? Не делай такие глаза, я ничего сложного не попрошу в этот раз!</text:p>
          </table:table-cell>
        </table:table-row>
        <table:table-row table:style-name="ro1">
          <table:table-cell office:value-type="float" office:value="219901" calcext:value-type="float">
            <text:p>219901</text:p>
          </table:table-cell>
          <table:table-cell office:value-type="string" calcext:value-type="string">
            <text:p>Что это у тебя в руках? Ты принес{|ла} кольцо?\n</text:p>
          </table:table-cell>
        </table:table-row>
        <table:table-row table:style-name="ro1">
          <table:table-cell office:value-type="float" office:value="219903" calcext:value-type="float">
            <text:p>219903</text:p>
          </table:table-cell>
          <table:table-cell office:value-type="string" calcext:value-type="string">
            <text:p>Я была уверена, что его нет на месте... Главное, ты вернул{ся|ась} невредим{ым|ой}. В любом случае, спасибо за проверку моего сундука.</text:p>
          </table:table-cell>
        </table:table-row>
        <table:table-row table:style-name="ro1">
          <table:table-cell office:value-type="float" office:value="219908" calcext:value-type="float">
            <text:p>219908</text:p>
          </table:table-cell>
          <table:table-cell office:value-type="string" calcext:value-type="string">
            <text:p>Это как раз самое интересное! Я чуть не попал{ся|ась} в лапы огромному ледяному дракону! И это вы называете безопасным поручением?! \n</text:p>
          </table:table-cell>
        </table:table-row>
        <table:table-row table:style-name="ro1">
          <table:table-cell office:value-type="float" office:value="219909" calcext:value-type="float">
            <text:p>219909</text:p>
          </table:table-cell>
          <table:table-cell office:value-type="string" calcext:value-type="string">
            <text:p>Почувствовал{|а}, какой ветер дует из пещеры? Из нее нет других выходов, так что это не может быть простой сквозняк. В ней скрывается еще один ледяной дух, обладающей силой, которой может противостоять только отряд бравых воинов. Имя у него отвлекающее - Антифриз, так что нужно быть внимательн{ым|ой}. Да, в этой пещере странная компания собралась... Есть ли у тебя соратники, которые помогут сокрушить этого морозного духа?</text:p>
          </table:table-cell>
        </table:table-row>
        <table:table-row table:style-name="ro1">
          <table:table-cell office:value-type="float" office:value="219911" calcext:value-type="float">
            <text:p>219911</text:p>
          </table:table-cell>
          <table:table-cell office:value-type="string" calcext:value-type="string">
            <text:p>Сейчас я не готов{|а} к такому приключению.</text:p>
          </table:table-cell>
        </table:table-row>
        <table:table-row table:style-name="ro1">
          <table:table-cell office:value-type="float" office:value="219912" calcext:value-type="float">
            <text:p>219912</text:p>
          </table:table-cell>
          <table:table-cell office:value-type="string" calcext:value-type="string">
            <text:p>Как успехи воитель{|ница}? Отыскали этого... Антифриза?</text:p>
          </table:table-cell>
        </table:table-row>
        <table:table-row table:style-name="ro1">
          <table:table-cell office:value-type="float" office:value="219915" calcext:value-type="float">
            <text:p>219915</text:p>
          </table:table-cell>
          <table:table-cell office:value-type="string" calcext:value-type="string">
            <text:p>Здравствуй, вои{н|тельница}! Я вижу только один способ вернуть себе кольцо ледяной вьюги. Нужно убить ледяного дракона, который затаился в пещере Холода!</text:p>
          </table:table-cell>
        </table:table-row>
        <table:table-row table:style-name="ro1">
          <table:table-cell office:value-type="float" office:value="219918" calcext:value-type="float">
            <text:p>219918</text:p>
          </table:table-cell>
          <table:table-cell office:value-type="string" calcext:value-type="string">
            <text:p>Ты вернул{ся|ась}?! Это настоящее чудо! Да еще и с кольцом! Дай мне тебя обнять, отважн{ый|ая} воитель{|ница}! Держи скорее награду, ты ее заслужил сполна, ведь Элинор можно считать спасенным!</text:p>
          </table:table-cell>
        </table:table-row>
        <table:table-row table:style-name="ro1">
          <table:table-cell office:value-type="float" office:value="219924" calcext:value-type="float">
            <text:p>219924</text:p>
          </table:table-cell>
          <table:table-cell office:value-type="string" calcext:value-type="string">
            <text:p>Приветствую тебя, {друг|подруга}! Вот и зима - время снежных забав и новых приключений. Интересуешься ли ты открытием медали "Новогоднее настроение III"?\n</text:p>
          </table:table-cell>
        </table:table-row>
        <table:table-row table:style-name="ro1">
          <table:table-cell office:value-type="float" office:value="219932" calcext:value-type="float">
            <text:p>219932</text:p>
          </table:table-cell>
          <table:table-cell office:value-type="string" calcext:value-type="string">
            <text:p>Здравствуй, вои{н|тельница}! Как твои успехи в деле борьбы с морозными существами? Удалось собрать 100 ледяных фигурок?</text:p>
          </table:table-cell>
        </table:table-row>
        <table:table-row table:style-name="ro1">
          <table:table-cell office:value-type="float" office:value="219934" calcext:value-type="float">
            <text:p>219934</text:p>
          </table:table-cell>
          <table:table-cell office:value-type="string" calcext:value-type="string">
            <text:p>Вижу, что ты старал{ся|ась}, но этих фигурок недостаточно, как доберешь до ста, возвращайся!</text:p>
          </table:table-cell>
        </table:table-row>
        <table:table-row table:style-name="ro1">
          <table:table-cell office:value-type="float" office:value="219935" calcext:value-type="float">
            <text:p>219935</text:p>
          </table:table-cell>
          <table:table-cell office:value-type="string" calcext:value-type="string">
            <text:p>Вот здорово, эти фигурки украсят наш зимний лес, спасибо тебе! Я вижу, что ты превосходн{ый|ая} вои{н|тельница}, и тебе мои товары придутся под стать. Выбирай, что пожелает душа, больше ты нигде такого не встретишь!</text:p>
          </table:table-cell>
        </table:table-row>
        <table:table-row table:style-name="ro1">
          <table:table-cell office:value-type="float" office:value="219938" calcext:value-type="float">
            <text:p>219938</text:p>
          </table:table-cell>
          <table:table-cell office:value-type="string" calcext:value-type="string">
            <text:p>Ой, недосчитал{ся|ась}... Вернусь, когда соберу нужное количество.</text:p>
          </table:table-cell>
        </table:table-row>
        <table:table-row table:style-name="ro1">
          <table:table-cell office:value-type="float" office:value="219939" calcext:value-type="float">
            <text:p>219939</text:p>
          </table:table-cell>
          <table:table-cell office:value-type="string" calcext:value-type="string">
            <text:p>Ты, должно быть, {тот|та} {помощник|помощница} Урдилы, о котор{ом|ой} она говорила? Замечательно, тогда добро пожаловать на борт. И еще - оставь пропуск себе, вдруг тебе когда-нибудь потребуется вернуться сюда, в Ущелье Ледяных Ветров. Готов{|а} к отплытию?</text:p>
          </table:table-cell>
        </table:table-row>
        <table:table-row table:style-name="ro1">
          <table:table-cell office:value-type="float" office:value="219945" calcext:value-type="float">
            <text:p>219945</text:p>
          </table:table-cell>
          <table:table-cell office:value-type="string" calcext:value-type="string">
            <text:p>Еще од{ин|на} искатель{|ница} приключений! В Кхатоге таким, как ты, всегда рады. Гномам как раз необходимо подкрепление. Но для начала тебе стоит осмотреться здесь, испытать свои силы. Чтобы времени зря не терять, начнем с простого боя, здесь как раз в тоннеле слоняется один слабенький тролль. Сначала одолей его, потом поговорим о Кхатоге и всяких приключениях.\n\n&lt;b&gt;Награда:&lt;/b&gt;%$Exp:12,C:45%%=7%</text:p>
          </table:table-cell>
        </table:table-row>
        <table:table-row table:style-name="ro1">
          <table:table-cell office:value-type="float" office:value="219947" calcext:value-type="float">
            <text:p>219947</text:p>
          </table:table-cell>
          <table:table-cell office:value-type="string" calcext:value-type="string">
            <text:p>Вижу, тролль побежден, прекрасно! Значит, в Кхатог собираешься, брав{ый|ая} воитель{|ница}? Между нашим ущельем и столицей гномов курсирует корабль, но для него нужен особый пропуск, а его абы кому не дают. Об этом тебе нужно потолковать с Гофуром, старшим пивоваром, а заодно и нашим старостой. Он, кстати, как раз забыл свой набор ключей в мастерской. Заскочи сначала туда, а затем ступай прямо к Гофуру, он стоит напротив мастерской. \n\n&lt;b&gt;Награда:&lt;/b&gt; %$Exp:12,C:45%</text:p>
          </table:table-cell>
        </table:table-row>
        <table:table-row table:style-name="ro1">
          <table:table-cell office:value-type="float" office:value="219952" calcext:value-type="float">
            <text:p>219952</text:p>
          </table:table-cell>
          <table:table-cell office:value-type="string" calcext:value-type="string">
            <text:p>Привет! Вижу, братец нашел нам помощника - это очень кстати. Ты уже разбавил{|а} реактив? Полученный раствор поможет нам понять, годится ли сейчас вода для варки эля. Фонтан питают разные воды, и в зависимости от сезона их вкус может различаться. \n\n&lt;i&gt;&amp;nbsp;&amp;nbsp;&amp;nbsp;&amp;nbsp;&amp;nbsp;&amp;nbsp;&amp;nbsp;&amp;nbsp;&amp;nbsp;&amp;nbsp;&amp;nbsp;&amp;nbsp;&amp;nbsp;&amp;nbsp;Урдила забирает у вас бутылку и пристально разглядывает полученную жидкость на свету. &lt;/i&gt; \n\nИтак, отличный цвет! Можно заказывать бочки.\n</text:p>
          </table:table-cell>
        </table:table-row>
        <table:table-row table:style-name="ro1">
          <table:table-cell office:value-type="float" office:value="219956" calcext:value-type="float">
            <text:p>219956</text:p>
          </table:table-cell>
          <table:table-cell office:value-type="string" calcext:value-type="string">
            <text:p>Уже вернул{ся|ась}? Прекрасно. Я тут заглянул в свои записи и вспомнил, что недавно смотритель маяка Гроин брал у меня большую партию солода. Кажись, он тоже не дурак побаловать себя домашним пивком! Можешь попытать счастья у него, глядишь, старик с тобой поделится своими запасами.</text:p>
          </table:table-cell>
        </table:table-row>
        <table:table-row table:style-name="ro1">
          <table:table-cell office:value-type="float" office:value="219958" calcext:value-type="float">
            <text:p>219958</text:p>
          </table:table-cell>
          <table:table-cell office:value-type="string" calcext:value-type="string">
            <text:p>Значит, ты ищешь солод для Урдилы? Хм... Да, у меня еще осталось немного в кладовой. Но услуга за услугу. Тут из старых шахт неподалеку повылазили пещерные тролли. Я нос из маяка высунуть боюсь! Избавь меня от них. Ты, гляжу, отважн{ый|ая} {юноша|девушка}. Как справишься - возвращайся, поговорим.</text:p>
          </table:table-cell>
        </table:table-row>
        <table:table-row table:style-name="ro1">
          <table:table-cell office:value-type="float" office:value="219963" calcext:value-type="float">
            <text:p>219963</text:p>
          </table:table-cell>
          <table:table-cell office:value-type="string" calcext:value-type="string">
            <text:p>Спасибо! Я пош{ёл|ла}.</text:p>
          </table:table-cell>
        </table:table-row>
        <table:table-row table:style-name="ro1">
          <table:table-cell office:value-type="float" office:value="219966" calcext:value-type="float">
            <text:p>219966</text:p>
          </table:table-cell>
          <table:table-cell office:value-type="string" calcext:value-type="string">
            <text:p>На вот, держи змеевик. Спасибо за то, что освободил{|а} мой горн.</text:p>
          </table:table-cell>
        </table:table-row>
        <table:table-row table:style-name="ro1">
          <table:table-cell office:value-type="float" office:value="219967" calcext:value-type="float">
            <text:p>219967</text:p>
          </table:table-cell>
          <table:table-cell office:value-type="string" calcext:value-type="string">
            <text:p>Не за что! Всегда рад{|а} помочь.</text:p>
          </table:table-cell>
        </table:table-row>
        <table:table-row table:style-name="ro1">
          <table:table-cell office:value-type="float" office:value="219968" calcext:value-type="float">
            <text:p>219968</text:p>
          </table:table-cell>
          <table:table-cell office:value-type="string" calcext:value-type="string">
            <text:p>Я хоть и властитель зимы, да и силами обладаю недюжинными, но магия моя не бесконечна. Для всего нужна энергия, подпитка. Особенно мощная сила нужна для управления погодой. Я ее обычно черпаю из снадобий особых, только сейчас с ними возиться совсем некогда, так что придется тебе утеплиться, <text:s/>храбр{ый|ая} вои{н|тельница}.</text:p>
          </table:table-cell>
        </table:table-row>
        <table:table-row table:style-name="ro1">
          <table:table-cell office:value-type="float" office:value="219971" calcext:value-type="float">
            <text:p>219971</text:p>
          </table:table-cell>
          <table:table-cell office:value-type="string" calcext:value-type="string">
            <text:p>Понимаю, понимаю. А что это за снадобье такое? Могу ли я как-то подсобить в изготовлении? Я в улучшении погоды заинтересован{|а} как никто другой! В наших землях снегов немного, не привыкли мы к таким сильным холодам, а погостить у вас еще хочется.</text:p>
          </table:table-cell>
        </table:table-row>
        <table:table-row table:style-name="ro1">
          <table:table-cell office:value-type="float" office:value="219973" calcext:value-type="float">
            <text:p>219973</text:p>
          </table:table-cell>
          <table:table-cell office:value-type="string" calcext:value-type="string">
            <text:p>Здравствуй, {добрый молодец|красна девица}! Как тебе живется в наших землях, не простудил{ся|ась} ли, ноги в тепле?\n</text:p>
          </table:table-cell>
        </table:table-row>
        <table:table-row table:style-name="ro1">
          <table:table-cell office:value-type="float" office:value="219984" calcext:value-type="float">
            <text:p>219984</text:p>
          </table:table-cell>
          <table:table-cell office:value-type="string" calcext:value-type="string">
            <text:p>Праздник Эля почти начался. Но я боюсь, что тролли, так и прущие из Старых Шахт, могут его изрядно подпортить... \n\n&lt;i&gt;&amp;nbsp;&amp;nbsp;&amp;nbsp;&amp;nbsp;&amp;nbsp;&amp;nbsp;&amp;nbsp;&amp;nbsp;&amp;nbsp;&amp;nbsp;&amp;nbsp;&amp;nbsp;&amp;nbsp;&amp;nbsp;&amp;nbsp;&amp;nbsp;Гофур оценивающе окидывает вас взглядом, после чего подталкивает к вам ногой странного вида ящик.&lt;/i&gt; \n\nУ меня для тебя последнее поручение: возьми эту бомбу и заложи ее в Старых Шахтах. Но будь осторож{ен|на} и действуй без промедления, иначе шахты <text:s/>погребут не только троллей, но и тебя. <text:s/>Когда закончишь, расскажи обо всем Урдиле, она даст тебе пропуск.\n\n&lt;b&gt;Награда:&lt;/b&gt; %$Exp:60,S:1%\n%=11%</text:p>
          </table:table-cell>
        </table:table-row>
        <table:table-row table:style-name="ro1">
          <table:table-cell office:value-type="float" office:value="219986" calcext:value-type="float">
            <text:p>219986</text:p>
          </table:table-cell>
          <table:table-cell office:value-type="string" calcext:value-type="string">
            <text:p>Ты взорвал{|а} <text:s/>вход в шахты? Прекрасно! Наконец-то об этом позаботились, не нравятся мне эти тролли! <text:s/>Кстати о троллях... Никуда не уходи, мне нужно кое-что проверить!</text:p>
          </table:table-cell>
        </table:table-row>
        <table:table-row table:style-name="ro1">
          <table:table-cell office:value-type="float" office:value="219989" calcext:value-type="float">
            <text:p>219989</text:p>
          </table:table-cell>
          <table:table-cell office:value-type="string" calcext:value-type="string">
            <text:p>Я своими глазами видел{|а}, как он отхлебывал оттуда! Что же теперь делать?!\n</text:p>
          </table:table-cell>
        </table:table-row>
        <table:table-row table:style-name="ro1">
          <table:table-cell office:value-type="float" office:value="220005" calcext:value-type="float">
            <text:p>220005</text:p>
          </table:table-cell>
          <table:table-cell office:value-type="string" calcext:value-type="string">
            <text:p>Я понял{|а}, отправляюсь на поиски.</text:p>
          </table:table-cell>
        </table:table-row>
        <table:table-row table:style-name="ro1">
          <table:table-cell office:value-type="float" office:value="220010" calcext:value-type="float">
            <text:p>220010</text:p>
          </table:table-cell>
          <table:table-cell office:value-type="string" calcext:value-type="string">
            <text:p>Замечательно у тебя выходит снадобье! Теперь, {друг мой|любезная подруга}, нужно добавить частичку прекрасного. Подойдет бутон огнецвета, который как раз в это время распускается в пещере Холода. Только будь осторож{ен|на}, в этой пещере кого только нет! Ну, и как опытному зельедельцу тебе уже известно, что полученный ингредиент нужно добавить к снадобью и настоять его не меньше чем один день. \n%=12272%\n</text:p>
          </table:table-cell>
        </table:table-row>
        <table:table-row table:style-name="ro1">
          <table:table-cell office:value-type="float" office:value="220012" calcext:value-type="float">
            <text:p>220012</text:p>
          </table:table-cell>
          <table:table-cell office:value-type="string" calcext:value-type="string">
            <text:p>Этот этап, {мой дорогой волшебник|моя дорогая волшебница} - тебя ведь уже можно так называть? - мой самый нелюбимый. Ты спросишь, почему? Да потому что я не кровожадный дух, а очень и очень добрый. Но если мы хотим завершить начатое, ничего не поделаешь...\n</text:p>
          </table:table-cell>
        </table:table-row>
        <table:table-row table:style-name="ro1">
          <table:table-cell office:value-type="float" office:value="220013" calcext:value-type="float">
            <text:p>220013</text:p>
          </table:table-cell>
          <table:table-cell office:value-type="string" calcext:value-type="string">
            <text:p>Не такое уж это и страшное деяние, я этих волков уже целую стаю перебил{|а}, так они все плодятся и плодятся.</text:p>
          </table:table-cell>
        </table:table-row>
        <table:table-row table:style-name="ro1">
          <table:table-cell office:value-type="float" office:value="220018" calcext:value-type="float">
            <text:p>220018</text:p>
          </table:table-cell>
          <table:table-cell office:value-type="string" calcext:value-type="string">
            <text:p>Постой, Дух Зимы, где же её взять-то? Не видывал{|а} я никогда такой штуковины.</text:p>
          </table:table-cell>
        </table:table-row>
        <table:table-row table:style-name="ro1">
          <table:table-cell office:value-type="float" office:value="220020" calcext:value-type="float">
            <text:p>220020</text:p>
          </table:table-cell>
          <table:table-cell office:value-type="string" calcext:value-type="string">
            <text:p>Притомил{ся|ась} уже? Ничего, скоро все будет готово. Отдохни пока и сходи к моему давнему другу Зальесу, что живет в Лонгхольме. Скажи, что приш{ел|ла} от меня по важному поручению, пусть даст тебе сок закатной ягоды. Он насыщается лучами заходящего солнца и будет важным ингредиентом нашего снадобья.\n%=12275%</text:p>
          </table:table-cell>
        </table:table-row>
        <table:table-row table:style-name="ro1">
          <table:table-cell office:value-type="float" office:value="220021" calcext:value-type="float">
            <text:p>220021</text:p>
          </table:table-cell>
          <table:table-cell office:value-type="string" calcext:value-type="string">
            <text:p>Я понял{|а}, сейчас же отправлюсь.</text:p>
          </table:table-cell>
        </table:table-row>
        <table:table-row table:style-name="ro1">
          <table:table-cell office:value-type="float" office:value="220023" calcext:value-type="float">
            <text:p>220023</text:p>
          </table:table-cell>
          <table:table-cell office:value-type="string" calcext:value-type="string">
            <text:p>Притомил{ся|ась} уже? Ничего, скоро все будет готово. Отдохни пока и сходи к моему давнему другу Мельхору, что живет в Кхатоге. Скажи, что приш{ел|ла} от меня по важному поручению, пусть даст тебе сок закатной ягоды. Он насыщается лучами заходящего солнца и будет важным ингредиентом нашего снадобья.\n%=12275%</text:p>
          </table:table-cell>
        </table:table-row>
        <table:table-row table:style-name="ro1">
          <table:table-cell office:value-type="float" office:value="220033" calcext:value-type="float">
            <text:p>220033</text:p>
          </table:table-cell>
          <table:table-cell office:value-type="string" calcext:value-type="string">
            <text:p>Тебе нужно выбрать противника по собственным силам, монстра или же врага твоей расы, и сразиться с ним на Снежном острове или в Пещере Холода. Крупица может попасть к тебе не сразу, так что, возможно, <text:s/>придется провести несколько сражений. Успехов тебе, вои{н|тельница}!\n%=12277%\n</text:p>
          </table:table-cell>
        </table:table-row>
        <table:table-row table:style-name="ro1">
          <table:table-cell office:value-type="float" office:value="220034" calcext:value-type="float">
            <text:p>220034</text:p>
          </table:table-cell>
          <table:table-cell office:value-type="string" calcext:value-type="string">
            <text:p>Здравствуй-здравствуй, помощни{чек|ца}! Я уже чувствую, что вокруг тебя вьется сила великая, значит, созрело наше зелье.</text:p>
          </table:table-cell>
        </table:table-row>
        <table:table-row table:style-name="ro1">
          <table:table-cell office:value-type="float" office:value="220038" calcext:value-type="float">
            <text:p>220038</text:p>
          </table:table-cell>
          <table:table-cell office:value-type="string" calcext:value-type="string">
            <text:p>Здравствуй, любезн{ый|ая} горожан{ин|ка}, как идут дела? В гору? Славно, славно. Присядь, отдохни, возьми кружечку-другую свежего пивка. В лавку заглядывай, товары осмотри, вон сколько добра хорошего. \n</text:p>
          </table:table-cell>
        </table:table-row>
        <table:table-row table:style-name="ro1">
          <table:table-cell office:value-type="float" office:value="220045" calcext:value-type="float">
            <text:p>220045</text:p>
          </table:table-cell>
          <table:table-cell office:value-type="string" calcext:value-type="string">
            <text:p>Здравствуй, вои{н|тельница}, с чем пожаловал{|а} к старому мастеру?\n</text:p>
          </table:table-cell>
        </table:table-row>
        <table:table-row table:style-name="ro1">
          <table:table-cell office:value-type="float" office:value="220048" calcext:value-type="float">
            <text:p>220048</text:p>
          </table:table-cell>
          <table:table-cell office:value-type="string" calcext:value-type="string">
            <text:p>Что ты говоришь, неужели Дух Зимы решился сделать это варево? Наверное, это ты вдохновил{|а} его на эту затею? Что ж, дело это важное, погода хорошая всем нужна. Вот тебе баночка сока, пусть послужит во благо!</text:p>
          </table:table-cell>
        </table:table-row>
        <table:table-row table:style-name="ro1">
          <table:table-cell office:value-type="float" office:value="220052" calcext:value-type="float">
            <text:p>220052</text:p>
          </table:table-cell>
          <table:table-cell office:value-type="string" calcext:value-type="string">
            <text:p>Продолжим, Дух Зимы! Я готов{|а}!</text:p>
          </table:table-cell>
        </table:table-row>
        <table:table-row table:style-name="ro1">
          <table:table-cell office:value-type="float" office:value="220053" calcext:value-type="float">
            <text:p>220053</text:p>
          </table:table-cell>
          <table:table-cell office:value-type="string" calcext:value-type="string">
            <text:p>Здравствуй, {добрый молодец|красна девица}! Ну что, продолжим варить снадобье погодное? В награду ты получишь: %=21814:200,11740:3%</text:p>
          </table:table-cell>
        </table:table-row>
        <table:table-row table:style-name="ro1">
          <table:table-cell office:value-type="float" office:value="220054" calcext:value-type="float">
            <text:p>220054</text:p>
          </table:table-cell>
          <table:table-cell office:value-type="string" calcext:value-type="string">
            <text:p>Здравствуй, вои{н|тельница}, чувствуешь, как в последнее время земля под ногами задрожала? \n</text:p>
          </table:table-cell>
        </table:table-row>
        <table:table-row table:style-name="ro1">
          <table:table-cell office:value-type="float" office:value="220057" calcext:value-type="float">
            <text:p>220057</text:p>
          </table:table-cell>
          <table:table-cell office:value-type="string" calcext:value-type="string">
            <text:p>Это земля так дрожит? Я уж думал{|а}, это меня так холод пробрал, что коленки трясутся. У вас тут сейсмически активная зона что ли?</text:p>
          </table:table-cell>
        </table:table-row>
        <table:table-row table:style-name="ro1">
          <table:table-cell office:value-type="float" office:value="220067" calcext:value-type="float">
            <text:p>220067</text:p>
          </table:table-cell>
          <table:table-cell office:value-type="string" calcext:value-type="string">
            <text:p>Ну рассказывай, как продвигается коллекционирование коробочек? Собрал{|а} уже 12 штук для изготовления персональной гирлянды и украшения нашей красавицы-ёлочки?</text:p>
          </table:table-cell>
        </table:table-row>
        <table:table-row table:style-name="ro1">
          <table:table-cell office:value-type="float" office:value="220076" calcext:value-type="float">
            <text:p>220076</text:p>
          </table:table-cell>
          <table:table-cell office:value-type="string" calcext:value-type="string">
            <text:p>Как проходят поиски, принес{|ла} необходимое количество коробок с игрушками? Всего надо 12 штучек, не забыл{|а}?</text:p>
          </table:table-cell>
        </table:table-row>
        <table:table-row table:style-name="ro1">
          <table:table-cell office:value-type="float" office:value="220077" calcext:value-type="float">
            <text:p>220077</text:p>
          </table:table-cell>
          <table:table-cell office:value-type="string" calcext:value-type="string">
            <text:p>Да, что-то наменял{|а}, что-то добыл{|а} с боем... Но ровно по 3 коробочки с шариками каждого цвета удалось собрать!</text:p>
          </table:table-cell>
        </table:table-row>
        <table:table-row table:style-name="ro1">
          <table:table-cell office:value-type="float" office:value="220083" calcext:value-type="float">
            <text:p>220083</text:p>
          </table:table-cell>
          <table:table-cell office:value-type="string" calcext:value-type="string">
            <text:p>О, мои ключи! Да, Радор мне уже передал весточку о ново{м|й} помощн{ике|ице}. Я выдам тебе пропуск на корабль, но для начала выполни еще несколько поручений. Мы все сейчас готовимся к празднику Эля, твоя помощь будет весьма кстати!\n</text:p>
          </table:table-cell>
        </table:table-row>
        <table:table-row table:style-name="ro1">
          <table:table-cell office:value-type="float" office:value="220087" calcext:value-type="float">
            <text:p>220087</text:p>
          </table:table-cell>
          <table:table-cell office:value-type="string" calcext:value-type="string">
            <text:p>Праздник эля уже на носу, и, клянусь бородой Кхадгора, в этом году я приготовлю свой лучший эль! Правда, у меня еще ничего не готово... Ты появил{ся|ась} здесь очень вовремя. \n</text:p>
          </table:table-cell>
        </table:table-row>
        <table:table-row table:style-name="ro1">
          <table:table-cell office:value-type="float" office:value="220128" calcext:value-type="float">
            <text:p>220128</text:p>
          </table:table-cell>
          <table:table-cell office:value-type="string" calcext:value-type="string">
            <text:p>Мое почтение, вои{н|тельница}! В поместье Гоббера Гробфта проходит веселое боевое состязание для гномов и людей в специально отведенных для этого местах. Поскольку сражение дружеское, то при проигрыше никто не получит штраф, но и победившему не достанется обычных наград - только призовые монеты, но и то если повезет. \nЧтобы разжечь азарт, предлагаю задание: одолеешь пятерых соперников, приходящихся тебе по силам - получишь от меня гарантированный приз в пять монет! Берешься?\n%=12385%</text:p>
          </table:table-cell>
        </table:table-row>
        <table:table-row table:style-name="ro1">
          <table:table-cell office:value-type="float" office:value="220137" calcext:value-type="float">
            <text:p>220137</text:p>
          </table:table-cell>
          <table:table-cell office:value-type="string" calcext:value-type="string">
            <text:p>Вот, как и просили, выбрал{|а} еду на свой вкус - Зеленый чай!</text:p>
          </table:table-cell>
        </table:table-row>
        <table:table-row table:style-name="ro1">
          <table:table-cell office:value-type="float" office:value="220141" calcext:value-type="float">
            <text:p>220141</text:p>
          </table:table-cell>
          <table:table-cell office:value-type="string" calcext:value-type="string">
            <text:p>Вообще-то пока не успел{|а} угоститься. Меня интересуют призовые монеты, говорят, у вас есть поручение?</text:p>
          </table:table-cell>
        </table:table-row>
        <table:table-row table:style-name="ro1">
          <table:table-cell office:value-type="float" office:value="220144" calcext:value-type="float">
            <text:p>220144</text:p>
          </table:table-cell>
          <table:table-cell office:value-type="string" calcext:value-type="string">
            <text:p>Я принес{|ла} к столу спелые яблоки.</text:p>
          </table:table-cell>
        </table:table-row>
        <table:table-row table:style-name="ro1">
          <table:table-cell office:value-type="float" office:value="220164" calcext:value-type="float">
            <text:p>220164</text:p>
          </table:table-cell>
          <table:table-cell office:value-type="string" calcext:value-type="string">
            <text:p>Гоббер Гробфт собственной персоной! Рад встречи, уважаем{ый|ая}! При поддержке столичных таверн в моем поместье проходят гуляния, посвященные большой встрече гномов и людей. Не желаете ли присоединиться? \n</text:p>
          </table:table-cell>
        </table:table-row>
        <table:table-row table:style-name="ro1">
          <table:table-cell office:value-type="float" office:value="220168" calcext:value-type="float">
            <text:p>220168</text:p>
          </table:table-cell>
          <table:table-cell office:value-type="string" calcext:value-type="string">
            <text:p>Как же можно пропустить такое событие, непременно буду рад{|а} наведаться в ваше поместье. Только сообщите адресочек, как добраться до него.</text:p>
          </table:table-cell>
        </table:table-row>
        <table:table-row table:style-name="ro1">
          <table:table-cell office:value-type="float" office:value="220171" calcext:value-type="float">
            <text:p>220171</text:p>
          </table:table-cell>
          <table:table-cell office:value-type="string" calcext:value-type="string">
            <text:p>Пока не отправляюсь, просто мимо проходил{|а}.\n</text:p>
          </table:table-cell>
        </table:table-row>
        <table:table-row table:style-name="ro1">
          <table:table-cell office:value-type="float" office:value="220184" calcext:value-type="float">
            <text:p>220184</text:p>
          </table:table-cell>
          <table:table-cell office:value-type="string" calcext:value-type="string">
            <text:p>Ну как, воитель{|ница}, что выбираешь за свои старания?\nЗаберешь все подарки? %=2591,2588,2590,2592,2589% Или возьмешь один из хрустальных лепестков? Только я за него попрошу пополнить мой запас Хрустальных шаров. %=944:8%</text:p>
          </table:table-cell>
        </table:table-row>
        <table:table-row table:style-name="ro1">
          <table:table-cell office:value-type="float" office:value="220188" calcext:value-type="float">
            <text:p>220188</text:p>
          </table:table-cell>
          <table:table-cell office:value-type="string" calcext:value-type="string">
            <text:p>Я все же решил{|а} <text:s/>выбрать подарки к празднику.</text:p>
          </table:table-cell>
        </table:table-row>
        <table:table-row table:style-name="ro1">
          <table:table-cell office:value-type="float" office:value="220189" calcext:value-type="float">
            <text:p>220189</text:p>
          </table:table-cell>
          <table:table-cell office:value-type="string" calcext:value-type="string">
            <text:p>Ну как, воитель{|ница}, что выбираешь за свои старания? \nЗаберешь все подарки? %=2591,2588,2590,2592,2589% Или возьмешь один из хрустальных лепестков? Только я за него попрошу пополнить мой запас Хрустальных шаров. %=944:8%</text:p>
          </table:table-cell>
        </table:table-row>
        <table:table-row table:style-name="ro1">
          <table:table-cell office:value-type="float" office:value="220225" calcext:value-type="float">
            <text:p>220225</text:p>
          </table:table-cell>
          <table:table-cell office:value-type="string" calcext:value-type="string">
            <text:p>Постой! Пока ты не уш{ел|ла}, один совет: по прибытии в Кхатог поговори со стражником Хагмаром, он поможет тебе освоиться в городе гномов. Ты его найдешь сразу на пристани.</text:p>
          </table:table-cell>
        </table:table-row>
        <table:table-row table:style-name="ro1">
          <table:table-cell office:value-type="float" office:value="220227" calcext:value-type="float">
            <text:p>220227</text:p>
          </table:table-cell>
          <table:table-cell office:value-type="string" calcext:value-type="string">
            <text:p>&lt;i&gt;&amp;nbsp;&amp;nbsp;&amp;nbsp;&amp;nbsp;&amp;nbsp;&amp;nbsp;&amp;nbsp;&amp;nbsp;&amp;nbsp;&amp;nbsp;&amp;nbsp;&amp;nbsp; Хагмар смотрит на вас с неподдельным интересом&lt;/i&gt;\n\nТак это ты {тот самый воин, одолевший|та самая воительница, одолевшая} старосту Гофура! Бриз Шионского моря уже донес до меня рассказы о твоих приключениях в Ущелье Ледяных Ветров. Что же, добро пожаловать в Кхатог!</text:p>
          </table:table-cell>
        </table:table-row>
        <table:table-row table:style-name="ro1">
          <table:table-cell office:value-type="float" office:value="220231" calcext:value-type="float">
            <text:p>220231</text:p>
          </table:table-cell>
          <table:table-cell office:value-type="string" calcext:value-type="string">
            <text:p>Постой! Пока ты не уш{ел|ла}, один совет: по прибытии в Лонгхольм поговори со стражником Гертоном, он поможет тебе освоиться в столице людей. Ты его найдешь сразу на пристани.</text:p>
          </table:table-cell>
        </table:table-row>
        <table:table-row table:style-name="ro1">
          <table:table-cell office:value-type="float" office:value="220233" calcext:value-type="float">
            <text:p>220233</text:p>
          </table:table-cell>
          <table:table-cell office:value-type="string" calcext:value-type="string">
            <text:p>&lt;i&gt;&amp;nbsp;&amp;nbsp;&amp;nbsp;&amp;nbsp;&amp;nbsp;&amp;nbsp;&amp;nbsp;&amp;nbsp;&amp;nbsp;&amp;nbsp;&amp;nbsp;&amp;nbsp; Гертон смотрит на вас с недоверием&lt;/i&gt;\n\nТак вот ты как{ой|ая}, спаситель{|ница} Мыса Спокойной Воды! Наслышан о твоих приключениях. Что ж, добро пожаловать в Лонгхольм!</text:p>
          </table:table-cell>
        </table:table-row>
        <table:table-row table:style-name="ro1">
          <table:table-cell office:value-type="float" office:value="220241" calcext:value-type="float">
            <text:p>220241</text:p>
          </table:table-cell>
          <table:table-cell office:value-type="string" calcext:value-type="string">
            <text:p>Что ж, надеюсь, я не напрасно старал{ся|ась}.</text:p>
          </table:table-cell>
        </table:table-row>
        <table:table-row table:style-name="ro1">
          <table:table-cell office:value-type="float" office:value="221311" calcext:value-type="float">
            <text:p>221311</text:p>
          </table:table-cell>
          <table:table-cell office:value-type="string" calcext:value-type="string">
            <text:p>Посетите места кровопролитных сражений в Соли-Доре и, если вы увидите курганы, значит, павшие воины древности сочли вас достойн{ым|ой} выполнить их поручение. \n\n%#1555:TRG:1%</text:p>
          </table:table-cell>
        </table:table-row>
        <table:table-row table:style-name="ro1">
          <table:table-cell office:value-type="float" office:value="221312" calcext:value-type="float">
            <text:p>221312</text:p>
          </table:table-cell>
          <table:table-cell office:value-type="string" calcext:value-type="string">
            <text:p>Посетите места кровопролитных сражений в Соли-Доре и, если вы увидите курганы, значит, павшие воины древности сочли вас достойн{ым|ой} выполнить их поручение. \n\n%# 1556:TRG:1%</text:p>
          </table:table-cell>
        </table:table-row>
        <table:table-row table:style-name="ro1">
          <table:table-cell office:value-type="float" office:value="221417" calcext:value-type="float">
            <text:p>221417</text:p>
          </table:table-cell>
          <table:table-cell office:value-type="string" calcext:value-type="string">
            <text:p>Воспользуйтесь тотемами Воды, чтобы заполучить Капли Вечности. Из них умелый алхимик сможет приготовить Дары Воды, которые нужно будет не только использовать само{му|ой}, но и поделиться с Агватором. \n\nРост репутации отважные мастера могут отслеживать в медалях Гильдии Воды. \n\nНаграда за задание: Репутация Гильдии Воды, новые медали и возможности.</text:p>
          </table:table-cell>
        </table:table-row>
        <table:table-row table:style-name="ro1">
          <table:table-cell office:value-type="float" office:value="221419" calcext:value-type="float">
            <text:p>221419</text:p>
          </table:table-cell>
          <table:table-cell office:value-type="string" calcext:value-type="string">
            <text:p>Сражаясь с монстрами, вы получите Элементы Порядка. Из них умелый алхимик сможет приготовить Дары Порядка, которые нужно будет не только использовать само{му|й}, но и поделиться с Ордией. \n\nРост репутации отважные мастера могут отслеживать в медалях Гильдии Порядка. \n\nНаграда за задание: Репутация Гильдии Порядка, новые медали и возможности.</text:p>
          </table:table-cell>
        </table:table-row>
        <table:table-row table:style-name="ro1">
          <table:table-cell office:value-type="float" office:value="221420" calcext:value-type="float">
            <text:p>221420</text:p>
          </table:table-cell>
          <table:table-cell office:value-type="string" calcext:value-type="string">
            <text:p>Сражаясь с монстрами, вы получите Элементы Порядка. Из них умелый алхимик сможет приготовить Дары Порядка, которые нужно будет не только использовать сам{ому|ой}, но и поделиться с Ордениусом. \n\nРост репутации отважные мастера могут отслеживать в медалях Ордена Порядка. \n\nНаграда за задание: Репутация Ордена Порядка, новые медали и возможности.</text:p>
          </table:table-cell>
        </table:table-row>
        <table:table-row table:style-name="ro1">
          <table:table-cell office:value-type="float" office:value="221421" calcext:value-type="float">
            <text:p>221421</text:p>
          </table:table-cell>
          <table:table-cell office:value-type="string" calcext:value-type="string">
            <text:p>Воспользуйтесь тотемами Земли, чтобы заполучить Камни мироздания. Из них умелый алхимик сможет приготовить Дары Земли, которые можно использовать само{му|ой}, а также поделиться с Террагором для повышения вашей репутации в гильдии Земли. \n\nРост репутации отважные мастера могут отслеживать в медалях Гильдии Земли. \n\nНаграда за задание: Репутация Гильдии Земли, новые медали и возможности.</text:p>
          </table:table-cell>
        </table:table-row>
        <table:table-row table:style-name="ro1">
          <table:table-cell office:value-type="float" office:value="221422" calcext:value-type="float">
            <text:p>221422</text:p>
          </table:table-cell>
          <table:table-cell office:value-type="string" calcext:value-type="string">
            <text:p>Воспользуйтесь тотемами Земли, чтобы заполучить Камни мироздания. Из них умелый алхимик сможет приготовить Дары Земли, которые можно использовать само{му|ой}, а также поделиться с Террусом для повышения вашей репутации в Ордене Земли. <text:s/>\n\nРост репутации отважные мастера могут отслеживать в медалях Ордена Земли. \n\nРепутация Ордена Земли, новые медали и возможности.</text:p>
          </table:table-cell>
        </table:table-row>
        <table:table-row table:style-name="ro1">
          <table:table-cell office:value-type="float" office:value="231715" calcext:value-type="float">
            <text:p>231715</text:p>
          </table:table-cell>
          <table:table-cell office:value-type="string" calcext:value-type="string">
            <text:p>Здравствуй, вои{н|тельница}, надеюсь, не просто так ко мне заглянул{|а}, я как раз присматриваю себе ученика. \n</text:p>
          </table:table-cell>
        </table:table-row>
        <table:table-row table:style-name="ro1">
          <table:table-cell office:value-type="float" office:value="231720" calcext:value-type="float">
            <text:p>231720</text:p>
          </table:table-cell>
          <table:table-cell office:value-type="string" calcext:value-type="string">
            <text:p>Я пока не готов{|а} к такому испытанию, до встречи!\n</text:p>
          </table:table-cell>
        </table:table-row>
        <table:table-row table:style-name="ro1">
          <table:table-cell office:value-type="float" office:value="231737" calcext:value-type="float">
            <text:p>231737</text:p>
          </table:table-cell>
          <table:table-cell office:value-type="string" calcext:value-type="string">
            <text:p>Вернул{ся|ась}, да не с пустыми руками? Это замечательно, я как раз подготовил для тебя эскиз, по которому ты сумеешь соткать жесткую ткань для пошива различных предметов амуниции.</text:p>
          </table:table-cell>
        </table:table-row>
        <table:table-row table:style-name="ro1">
          <table:table-cell office:value-type="float" office:value="232194" calcext:value-type="float">
            <text:p>232194</text:p>
          </table:table-cell>
          <table:table-cell office:value-type="string" calcext:value-type="string">
            <text:p>Здравствуй, вои{н|тельница}! Скажи, бывали у тебя моменты, когда хотелось забыть об уровне своего мастерства и ринуться в жаркий бой с сильным противником?\n</text:p>
          </table:table-cell>
        </table:table-row>
        <table:table-row table:style-name="ro1">
          <table:table-cell office:value-type="float" office:value="232230" calcext:value-type="float">
            <text:p>232230</text:p>
          </table:table-cell>
          <table:table-cell office:value-type="string" calcext:value-type="string">
            <text:p>Приветствую брав{ого|ую} воите{ля|льницу}! У меня к тебе один вопрос: желаешь ли ты скорее повысить уровень своего воинского мастерства?\n</text:p>
          </table:table-cell>
        </table:table-row>
        <table:table-row table:style-name="ro1">
          <table:table-cell office:value-type="float" office:value="232233" calcext:value-type="float">
            <text:p>232233</text:p>
          </table:table-cell>
          <table:table-cell office:value-type="string" calcext:value-type="string">
            <text:p>Тогда сегодня твой день! Я наделю тебя силой всезнания - с ней ты будешь получать в два раза больше опыта, чем обычно, в сражениях с монстрами и врагами. Ты готов{|а} к покорению новых вершин?</text:p>
          </table:table-cell>
        </table:table-row>
        <table:table-row table:style-name="ro1">
          <table:table-cell office:value-type="float" office:value="232238" calcext:value-type="float">
            <text:p>232238</text:p>
          </table:table-cell>
          <table:table-cell office:value-type="string" calcext:value-type="string">
            <text:p>Конечно, всегда готов{|а}, спасибо за такую возможность!</text:p>
          </table:table-cell>
        </table:table-row>
        <table:table-row table:style-name="ro1">
          <table:table-cell office:value-type="float" office:value="232246" calcext:value-type="float">
            <text:p>232246</text:p>
          </table:table-cell>
          <table:table-cell office:value-type="string" calcext:value-type="string">
            <text:p>Вижу в твоих глазах сомнение. Что тебя беспокоит, вои{н|тельница}?</text:p>
          </table:table-cell>
        </table:table-row>
        <table:table-row table:style-name="ro1">
          <table:table-cell office:value-type="float" office:value="232249" calcext:value-type="float">
            <text:p>232249</text:p>
          </table:table-cell>
          <table:table-cell office:value-type="string" calcext:value-type="string">
            <text:p>Это не проблема, {мой дорогой друг|дорогая моя}! Я тотчас прекращаю действие твоего эффекта!</text:p>
          </table:table-cell>
        </table:table-row>
        <table:table-row table:style-name="ro1">
          <table:table-cell office:value-type="float" office:value="232256" calcext:value-type="float">
            <text:p>232256</text:p>
          </table:table-cell>
          <table:table-cell office:value-type="string" calcext:value-type="string">
            <text:p>Я принял{|а} поспешное решение о получаемом в сражениях опыте и хочу отменить действие этой магии.\n</text:p>
          </table:table-cell>
        </table:table-row>
        <table:table-row table:style-name="ro1">
          <table:table-cell office:value-type="float" office:value="235345" calcext:value-type="float">
            <text:p>235345</text:p>
          </table:table-cell>
          <table:table-cell office:value-type="string" calcext:value-type="string">
            <text:p>По объявлению? Отлично, выглядишь крепк{им|ой}, и броня что надо. Проходи, у нас работы много. Я сейчас занят, сходи пока к Тенарону, он расскажет что к чему.\n</text:p>
          </table:table-cell>
        </table:table-row>
        <table:table-row table:style-name="ro1">
          <table:table-cell office:value-type="float" office:value="235358" calcext:value-type="float">
            <text:p>235358</text:p>
          </table:table-cell>
          <table:table-cell office:value-type="string" calcext:value-type="string">
            <text:p>По объявлению? Отлично, выглядишь крепк{им|ой}, и броня что надо. Проходи, у нас работы много. Я сейчас занят, сходи пока к алхимику Хальмару, он расскажет что к чему.\n</text:p>
          </table:table-cell>
        </table:table-row>
        <table:table-row table:style-name="ro1">
          <table:table-cell office:value-type="float" office:value="235369" calcext:value-type="float">
            <text:p>235369</text:p>
          </table:table-cell>
          <table:table-cell office:value-type="string" calcext:value-type="string">
            <text:p>Что за встреча! Привет, %NICK%! Еще недавно ты пытал{ся|ась} одолеть моего голема Соломона, и теперь ты здесь, в таких хороших доспехах, готов{ый|ая} ринуться в бой.\n</text:p>
          </table:table-cell>
        </table:table-row>
        <table:table-row table:style-name="ro1">
          <table:table-cell office:value-type="float" office:value="235374" calcext:value-type="float">
            <text:p>235374</text:p>
          </table:table-cell>
          <table:table-cell office:value-type="string" calcext:value-type="string">
            <text:p>Тем тоннелям, по которым ты сюда ш{ел|ла}, уже сотни лет, наверное их строило еще первое поколение людей. Мы обнаружили здесь остатки бирмитовых россыпей, скорее всего здесь когда-то добывали самоцветы. Об этом не могли не знать эти ушлые Гробфты, они вечно лезут туда где можно найти дорогие побрякушки.</text:p>
          </table:table-cell>
        </table:table-row>
        <table:table-row table:style-name="ro1">
          <table:table-cell office:value-type="float" office:value="235382" calcext:value-type="float">
            <text:p>235382</text:p>
          </table:table-cell>
          <table:table-cell office:value-type="string" calcext:value-type="string">
            <text:p>Слышал{|а} когда-нибудь про Скрабба? Слухи о твари, которая слоняется по старым шахтам, оказались ужасной реальностью. Да, %NICK%, мы находимся в том самом логове Скрабба. \n</text:p>
          </table:table-cell>
        </table:table-row>
        <table:table-row table:style-name="ro1">
          <table:table-cell office:value-type="float" office:value="235384" calcext:value-type="float">
            <text:p>235384</text:p>
          </table:table-cell>
          <table:table-cell office:value-type="string" calcext:value-type="string">
            <text:p>Сначала я думал{|а}, что это шахта, но сомневаюсь все больше. На пещеру тоже не похоже. Так кто вырыл эти ходы?\n</text:p>
          </table:table-cell>
        </table:table-row>
        <table:table-row table:style-name="ro1">
          <table:table-cell office:value-type="float" office:value="235397" calcext:value-type="float">
            <text:p>235397</text:p>
          </table:table-cell>
          <table:table-cell office:value-type="string" calcext:value-type="string">
            <text:p>Хорошо, рад{|а} был{|а} повидаться!</text:p>
          </table:table-cell>
        </table:table-row>
        <table:table-row table:style-name="ro1">
          <table:table-cell office:value-type="float" office:value="235399" calcext:value-type="float">
            <text:p>235399</text:p>
          </table:table-cell>
          <table:table-cell office:value-type="string" calcext:value-type="string">
            <text:p>Да-да, я слышал{|а} про этих гоблинов. Так вы нашли их?</text:p>
          </table:table-cell>
        </table:table-row>
        <table:table-row table:style-name="ro1">
          <table:table-cell office:value-type="float" office:value="235403" calcext:value-type="float">
            <text:p>235403</text:p>
          </table:table-cell>
          <table:table-cell office:value-type="string" calcext:value-type="string">
            <text:p>А, еще од{ин|на} искатель{|ница} сокровищ? Ну, не буду тебя томить, расскажу как есть. Изначальной целью нашего отряда был поиск следов пропавшей экспедиции Гробфтов. Когда мы приблизились к этим ходам, то поняли, что именно здесь встретили свою судьбу те гоблины. Они, видимо, искали, на чем бы еще подзаработать, и, думаю, что нашли. Мы обнаружили неподалеку бирмитовую крошку - вероятно, где-то здесь есть залежи самоцветов. Нам это еще предстоит выяснить. \n\n</text:p>
          </table:table-cell>
        </table:table-row>
        <table:table-row table:style-name="ro1">
          <table:table-cell office:value-type="float" office:value="235408" calcext:value-type="float">
            <text:p>235408</text:p>
          </table:table-cell>
          <table:table-cell office:value-type="string" calcext:value-type="string">
            <text:p>Ты разве не знаешь? Скрабб же это. Ей-богу, ты хоть раз был{|а} в таверне Кхатога? Там о нем только и судачат. \n</text:p>
          </table:table-cell>
        </table:table-row>
        <table:table-row table:style-name="ro1">
          <table:table-cell office:value-type="float" office:value="235426" calcext:value-type="float">
            <text:p>235426</text:p>
          </table:table-cell>
          <table:table-cell office:value-type="string" calcext:value-type="string">
            <text:p>Хорошо, рад{|а} был{|а} знакомству!</text:p>
          </table:table-cell>
        </table:table-row>
        <table:table-row table:style-name="ro1">
          <table:table-cell office:value-type="float" office:value="235439" calcext:value-type="float">
            <text:p>235439</text:p>
          </table:table-cell>
          <table:table-cell office:value-type="string" calcext:value-type="string">
            <text:p>Ага, вернул{ся|ась}. Значит, рассказ Тенарона тебя не напугал?</text:p>
          </table:table-cell>
        </table:table-row>
        <table:table-row table:style-name="ro1">
          <table:table-cell office:value-type="float" office:value="235442" calcext:value-type="float">
            <text:p>235442</text:p>
          </table:table-cell>
          <table:table-cell office:value-type="string" calcext:value-type="string">
            <text:p>Скорее, заинтересовал. Я готов{|а} выслушать ваш план.</text:p>
          </table:table-cell>
        </table:table-row>
        <table:table-row table:style-name="ro1">
          <table:table-cell office:value-type="float" office:value="235444" calcext:value-type="float">
            <text:p>235444</text:p>
          </table:table-cell>
          <table:table-cell office:value-type="string" calcext:value-type="string">
            <text:p>Ага, вернул{ся|ась}. Значит, рассказ Хальмара тебя не напугал?</text:p>
          </table:table-cell>
        </table:table-row>
        <table:table-row table:style-name="ro1">
          <table:table-cell office:value-type="float" office:value="235484" calcext:value-type="float">
            <text:p>235484</text:p>
          </table:table-cell>
          <table:table-cell office:value-type="string" calcext:value-type="string">
            <text:p>Я долж{ен|на} еще подумать, прежде чем браться за это.</text:p>
          </table:table-cell>
        </table:table-row>
        <table:table-row table:style-name="ro1">
          <table:table-cell office:value-type="float" office:value="235499" calcext:value-type="float">
            <text:p>235499</text:p>
          </table:table-cell>
          <table:table-cell office:value-type="string" calcext:value-type="string">
            <text:p>Я готов{|а} потрудиться.</text:p>
          </table:table-cell>
        </table:table-row>
        <table:table-row table:style-name="ro1">
          <table:table-cell office:value-type="float" office:value="235501" calcext:value-type="float">
            <text:p>235501</text:p>
          </table:table-cell>
          <table:table-cell office:value-type="string" calcext:value-type="string">
            <text:p>Эта мерзкая тварь быстро восстанавливает силы. Мы снова дадим бой Скраббу, как только соберется отряд опытных бойцов. Условия те же: пущу тебя в логово за двадцать знаков отличия. Ты готов{|а} снова поработать в отряде?\n</text:p>
          </table:table-cell>
        </table:table-row>
        <table:table-row table:style-name="ro1">
          <table:table-cell office:value-type="float" office:value="235513" calcext:value-type="float">
            <text:p>235513</text:p>
          </table:table-cell>
          <table:table-cell office:value-type="string" calcext:value-type="string">
            <text:p>Отряд вот-вот выдвигается к логову Скрабба. Если ты уже собрал{|а} <text:s/>двадцать знаков отличия экспедиции, я выдам тебе специальное... как бы это назвать... питье. Оно поможет преодолеть защитный барьер. Давай сюда знаки. %=12792%</text:p>
          </table:table-cell>
        </table:table-row>
        <table:table-row table:style-name="ro1">
          <table:table-cell office:value-type="float" office:value="235518" calcext:value-type="float">
            <text:p>235518</text:p>
          </table:table-cell>
          <table:table-cell office:value-type="string" calcext:value-type="string">
            <text:p>Да, если хочешь войти в состав отряда. Такие у нас порядки. Ты думал{|а}, один раз собрал{|а} и теперь всегда сможешь состоять в элитном отряде? Нет, надо постоянно работать на экспедицию. Регулярная служба целям экспедиции - залог твоего успеха. Только наиболее опытные воины отправляются в самые опасные <text:s/>походы. \n</text:p>
          </table:table-cell>
        </table:table-row>
        <table:table-row table:style-name="ro1">
          <table:table-cell office:value-type="float" office:value="235520" calcext:value-type="float">
            <text:p>235520</text:p>
          </table:table-cell>
          <table:table-cell office:value-type="string" calcext:value-type="string">
            <text:p>Хорошо, я понял{|а}, вот мои знаки.</text:p>
          </table:table-cell>
        </table:table-row>
        <table:table-row table:style-name="ro1">
          <table:table-cell office:value-type="float" office:value="235529" calcext:value-type="float">
            <text:p>235529</text:p>
          </table:table-cell>
          <table:table-cell office:value-type="string" calcext:value-type="string">
            <text:p>Я долж{ен|на} вернуть заработанные знаки отличия?\n</text:p>
          </table:table-cell>
        </table:table-row>
        <table:table-row table:style-name="ro1">
          <table:table-cell office:value-type="float" office:value="235945" calcext:value-type="float">
            <text:p>235945</text:p>
          </table:table-cell>
          <table:table-cell office:value-type="string" calcext:value-type="string">
            <text:p>Я раздобыл{|а} Зеленый чай.</text:p>
          </table:table-cell>
        </table:table-row>
        <table:table-row table:style-name="ro1">
          <table:table-cell office:value-type="float" office:value="235951" calcext:value-type="float">
            <text:p>235951</text:p>
          </table:table-cell>
          <table:table-cell office:value-type="string" calcext:value-type="string">
            <text:p>Набрал{|а} немного яблок для экспедиции.</text:p>
          </table:table-cell>
        </table:table-row>
        <table:table-row table:style-name="ro1">
          <table:table-cell office:value-type="float" office:value="236102" calcext:value-type="float">
            <text:p>236102</text:p>
          </table:table-cell>
          <table:table-cell office:value-type="string" calcext:value-type="string">
            <text:p>Я не готов{|а} к сражению и отказываюсь от задания.</text:p>
          </table:table-cell>
        </table:table-row>
        <table:table-row table:style-name="ro1">
          <table:table-cell office:value-type="float" office:value="236126" calcext:value-type="float">
            <text:p>236126</text:p>
          </table:table-cell>
          <table:table-cell office:value-type="string" calcext:value-type="string">
            <text:p>Отличная работа! Я видел, как ты повалил{|а} того толстяка на землю. Остальные гномы разбежались как жуки! Ха-ха! Горжусь таким бойцом в своем отряде! Держи заслуженные знаки, они твои!\n</text:p>
          </table:table-cell>
        </table:table-row>
        <table:table-row table:style-name="ro1">
          <table:table-cell office:value-type="float" office:value="236128" calcext:value-type="float">
            <text:p>236128</text:p>
          </table:table-cell>
          <table:table-cell office:value-type="string" calcext:value-type="string">
            <text:p>Отличная работа! Я видел, как ты повалил{|а} того хлюпика на землю. Остальные людишки разбежались как жуки! Ха-ха! Горжусь таким бойцом в своем отряде! Держи заслуженные знаки, они твои!\n</text:p>
          </table:table-cell>
        </table:table-row>
        <table:table-row table:style-name="ro1">
          <table:table-cell office:value-type="float" office:value="236138" calcext:value-type="float">
            <text:p>236138</text:p>
          </table:table-cell>
          <table:table-cell office:value-type="string" calcext:value-type="string">
            <text:p>Сейчас я не готов{|а} к такой битве.</text:p>
          </table:table-cell>
        </table:table-row>
        <table:table-row table:style-name="ro1">
          <table:table-cell office:value-type="float" office:value="236396" calcext:value-type="float">
            <text:p>236396</text:p>
          </table:table-cell>
          <table:table-cell office:value-type="string" calcext:value-type="string">
            <text:p>Я не готов{|а} рисковать сегодня.</text:p>
          </table:table-cell>
        </table:table-row>
        <table:table-row table:style-name="ro1">
          <table:table-cell office:value-type="float" office:value="236398" calcext:value-type="float">
            <text:p>236398</text:p>
          </table:table-cell>
          <table:table-cell office:value-type="string" calcext:value-type="string">
            <text:p>Хорошо, я буду осторож{ен|на}.</text:p>
          </table:table-cell>
        </table:table-row>
        <table:table-row table:style-name="ro1">
          <table:table-cell office:value-type="float" office:value="236402" calcext:value-type="float">
            <text:p>236402</text:p>
          </table:table-cell>
          <table:table-cell office:value-type="string" calcext:value-type="string">
            <text:p>Я хоть и алхимик, но в тактике кое-что соображаю! Вижу, все силы брошены на изведение взрослых насекомых, но этого недостаточно. Ты посмотри, сколько здесь кладок, из них же появятся новые полчища! Я хочу, чтобы ты отправил{ся|ась} в ту пещеру и уничтожил{|а} как минимум пять кладок. Будет тебе за это знаки отличия экспедиции.\nТолько будь осмотрительней, когда будешь топтать эти яйца, вдруг оттуда полезет молодняк, они вполне способы защищаться.\n\n&lt;b&gt;Награда:&lt;/b&gt; %=12790:15%</text:p>
          </table:table-cell>
        </table:table-row>
        <table:table-row table:style-name="ro1">
          <table:table-cell office:value-type="float" office:value="236433" calcext:value-type="float">
            <text:p>236433</text:p>
          </table:table-cell>
          <table:table-cell office:value-type="string" calcext:value-type="string">
            <text:p>Я совсем забыл{|а}, у меня сегодня более важные дела.</text:p>
          </table:table-cell>
        </table:table-row>
        <table:table-row table:style-name="ro1">
          <table:table-cell office:value-type="float" office:value="236483" calcext:value-type="float">
            <text:p>236483</text:p>
          </table:table-cell>
          <table:table-cell office:value-type="string" calcext:value-type="string">
            <text:p>Заметил{|а} что-нибудь любопытное вблизи брошенной шахты?</text:p>
          </table:table-cell>
        </table:table-row>
        <table:table-row table:style-name="ro1">
          <table:table-cell office:value-type="float" office:value="236525" calcext:value-type="float">
            <text:p>236525</text:p>
          </table:table-cell>
          <table:table-cell office:value-type="string" calcext:value-type="string">
            <text:p>Я наш{ел|ла} вот этот медальон, он был втоптан в землю, и едва не ускользнул от моего взгляда.</text:p>
          </table:table-cell>
        </table:table-row>
        <table:table-row table:style-name="ro1">
          <table:table-cell office:value-type="float" office:value="236533" calcext:value-type="float">
            <text:p>236533</text:p>
          </table:table-cell>
          <table:table-cell office:value-type="string" calcext:value-type="string">
            <text:p>Жаль, я очень надеялся обнаружить там какие-то подсказки. Но ты все равно заслужил{|а} <text:s/>знак отличия, держи один. Завтра для тебя найдется новое задание, не забудь навестить экспедицию.\n</text:p>
          </table:table-cell>
        </table:table-row>
        <table:table-row table:style-name="ro1">
          <table:table-cell office:value-type="float" office:value="236539" calcext:value-type="float">
            <text:p>236539</text:p>
          </table:table-cell>
          <table:table-cell office:value-type="string" calcext:value-type="string">
            <text:p>Заметил{|а} что-нибудь любопытное вблизи брошенной шахты?\n</text:p>
          </table:table-cell>
        </table:table-row>
        <table:table-row table:style-name="ro1">
          <table:table-cell office:value-type="float" office:value="236854" calcext:value-type="float">
            <text:p>236854</text:p>
          </table:table-cell>
          <table:table-cell office:value-type="string" calcext:value-type="string">
            <text:p>Вы просите слишком многого, я пока не готов{|а} к такому.</text:p>
          </table:table-cell>
        </table:table-row>
        <table:table-row table:style-name="ro1">
          <table:table-cell office:value-type="float" office:value="236859" calcext:value-type="float">
            <text:p>236859</text:p>
          </table:table-cell>
          <table:table-cell office:value-type="string" calcext:value-type="string">
            <text:p>Я понял{|а}, обязательно поищу жетоны павших.</text:p>
          </table:table-cell>
        </table:table-row>
        <table:table-row table:style-name="ro1">
          <table:table-cell office:value-type="float" office:value="237081" calcext:value-type="float">
            <text:p>237081</text:p>
          </table:table-cell>
          <table:table-cell office:value-type="string" calcext:value-type="string">
            <text:p>Я думал{|а}, вы сделаете ее более вместительной, командующий.</text:p>
          </table:table-cell>
        </table:table-row>
        <table:table-row table:style-name="ro1">
          <table:table-cell office:value-type="float" office:value="237491" calcext:value-type="float">
            <text:p>237491</text:p>
          </table:table-cell>
          <table:table-cell office:value-type="string" calcext:value-type="string">
            <text:p>Твои сапоги выглядят ужасно, вижу, ты от души прош{елся|лась} по кладкам улья.</text:p>
          </table:table-cell>
        </table:table-row>
        <table:table-row table:style-name="ro1">
          <table:table-cell office:value-type="float" office:value="237694" calcext:value-type="float">
            <text:p>237694</text:p>
          </table:table-cell>
          <table:table-cell office:value-type="string" calcext:value-type="string">
            <text:p>Ну что, готов{|а} к улучшению своей сумки?</text:p>
          </table:table-cell>
        </table:table-row>
        <table:table-row table:style-name="ro1">
          <table:table-cell office:value-type="float" office:value="237992" calcext:value-type="float">
            <text:p>237992</text:p>
          </table:table-cell>
          <table:table-cell office:value-type="string" calcext:value-type="string">
            <text:p>Я понял{|а} вас, Командующий.</text:p>
          </table:table-cell>
        </table:table-row>
        <table:table-row table:style-name="ro1">
          <table:table-cell office:value-type="float" office:value="238005" calcext:value-type="float">
            <text:p>238005</text:p>
          </table:table-cell>
          <table:table-cell office:value-type="string" calcext:value-type="string">
            <text:p>Нашлись те жетоны, которые я просил?\n\nПрекрасно, я прямо сейчас возьмусь за усиление твоей сумки, думаю, ты не будешь разочарован{|а}. Но учти, вставленные в сумку инкрустационные камни и руна пропадут при ее усилении.\n</text:p>
          </table:table-cell>
        </table:table-row>
        <table:table-row table:style-name="ro1">
          <table:table-cell office:value-type="float" office:value="238269" calcext:value-type="float">
            <text:p>238269</text:p>
          </table:table-cell>
          <table:table-cell office:value-type="string" calcext:value-type="string">
            <text:p>Да, я разыскал{|а} самые редкие жетоны. Трудно поверить, что столько доблестных людей оказалось погребено в этих подземельях. \n</text:p>
          </table:table-cell>
        </table:table-row>
        <table:table-row table:style-name="ro1">
          <table:table-cell office:value-type="float" office:value="239984" calcext:value-type="float">
            <text:p>239984</text:p>
          </table:table-cell>
          <table:table-cell office:value-type="string" calcext:value-type="string">
            <text:p>Приветствую тебя на &lt;b&gt;Мысе Спокойной Воды&lt;/b&gt;, %NICK%! Ты, конечно, хочешь отправиться в Лонгхольм? Я бы с радостью проводил тебя до пристани, но сейчас обстановка неспокойная. Посадка на корабль только по пропуску. \n\nЧтобы получить его, каждый новобранец проходит небольшое испытание. Ты готов{|а} проверить свои силы?</text:p>
          </table:table-cell>
        </table:table-row>
        <table:table-row table:style-name="ro1">
          <table:table-cell office:value-type="float" office:value="240002" calcext:value-type="float">
            <text:p>240002</text:p>
          </table:table-cell>
          <table:table-cell office:value-type="string" calcext:value-type="string">
            <text:p>Почему ты так{ой|ая} мокр{ый|ая}, тоже пытал{ся|ась} одолеть водных элементалей? Это бесполезно. Пока источник магии, призвавший их, не иссякнет, они не исчезнут. \nТебя прислал Расмус, верно? Мне нужна помощь в поимке волшебника, который дестабилизировал магический фон Мыса. Это дело может быть опасным, так что я хочу убедиться, что твоих навыков достаточно. Сразись с моим ручным големом Соломоном, я должен увидеть, каков{|а} ты в бою. \n\n&lt;b&gt;Награда:&lt;/b&gt;%$Exp:30,S:2%%=12%</text:p>
          </table:table-cell>
        </table:table-row>
        <table:table-row table:style-name="ro1">
          <table:table-cell office:value-type="float" office:value="240007" calcext:value-type="float">
            <text:p>240007</text:p>
          </table:table-cell>
          <table:table-cell office:value-type="string" calcext:value-type="string">
            <text:p>Я уже вполне неплох{|а}, сейчас вы убедитесь!</text:p>
          </table:table-cell>
        </table:table-row>
        <table:table-row table:style-name="ro1">
          <table:table-cell office:value-type="float" office:value="240130" calcext:value-type="float">
            <text:p>240130</text:p>
          </table:table-cell>
          <table:table-cell office:value-type="string" calcext:value-type="string">
            <text:p>Как хорошо, что ты приш{ел|ла}! Я еле сдерживаю тут незваную гостью. Она врывалась в каждый дом, пока я не остановила ее. Но моих сил на нее не хватает, нужна помощь настоящего воина! \n</text:p>
          </table:table-cell>
        </table:table-row>
        <table:table-row table:style-name="ro1">
          <table:table-cell office:value-type="float" office:value="240204" calcext:value-type="float">
            <text:p>240204</text:p>
          </table:table-cell>
          <table:table-cell office:value-type="string" calcext:value-type="string">
            <text:p>Вот спасибо, теперь хоть с голоду не помру. Ты говорил{|а}, что разыскиваешь Альму? Ее дом прямо напротив причала. Выйди на дорожку и ступай на запад. Ох, лишь бы Шанда снова не появилась под моими окнами!\n</text:p>
          </table:table-cell>
        </table:table-row>
        <table:table-row table:style-name="ro1">
          <table:table-cell office:value-type="float" office:value="240311" calcext:value-type="float">
            <text:p>240311</text:p>
          </table:table-cell>
          <table:table-cell office:value-type="string" calcext:value-type="string">
            <text:p>И вам спасибо, Нед. Вы мне рассказали немало полезного, хоть я и спросить ничего не успел{|а}. Мне еще надо заглянуть к Хардану, он живет поблизости?\n</text:p>
          </table:table-cell>
        </table:table-row>
        <table:table-row table:style-name="ro1">
          <table:table-cell office:value-type="float" office:value="240394" calcext:value-type="float">
            <text:p>240394</text:p>
          </table:table-cell>
          <table:table-cell office:value-type="string" calcext:value-type="string">
            <text:p>Ты, должно быть, {тот|та} {помощник|помощница} Тенарона, о котор{ом|ой} он говорил. Замечательно, <text:s/>добро пожаловать на борт. И еще - оставь пропуск себе, вдруг тебе когда-нибудь потребуется вернуться сюда, на Мыс спокойной воды. Готов{|а} к отплытию?</text:p>
          </table:table-cell>
        </table:table-row>
        <table:table-row table:style-name="ro1">
          <table:table-cell office:value-type="float" office:value="240422" calcext:value-type="float">
            <text:p>240422</text:p>
          </table:table-cell>
          <table:table-cell office:value-type="string" calcext:value-type="string">
            <text:p>&lt;i&gt; Гертон смотрит на вас с недоверием&lt;/i&gt;\n\nТак вот ты как{ой|ая}, спаситель{|ница} Мыса Спокойной Воды! Наслышан о твоих приключениях. Что ж, добро пожаловать в Лонгхольм!</text:p>
          </table:table-cell>
        </table:table-row>
        <table:table-row table:style-name="ro1">
          <table:table-cell office:value-type="float" office:value="241302" calcext:value-type="float">
            <text:p>241302</text:p>
          </table:table-cell>
          <table:table-cell office:value-type="string" calcext:value-type="string">
            <text:p>Привет! Вижу, братец нашел нам помощни{ка|цу} - это очень кстати. Ты даже воду успел{|а} раздобыть? Дай-ка взглянуть.\n\n&lt;i&gt;Урдила зачерпывает воды в хрустальный флакон и рассматривает ее на свету.&lt;/i&gt; \n\nИтак, все отлично! Можно начинать варку!\n</text:p>
          </table:table-cell>
        </table:table-row>
        <table:table-row table:style-name="ro1">
          <table:table-cell office:value-type="float" office:value="241407" calcext:value-type="float">
            <text:p>241407</text:p>
          </table:table-cell>
          <table:table-cell office:value-type="string" calcext:value-type="string">
            <text:p>Значит, ты ищешь солод для Урдилы? Хм... Да, у меня еще осталось немного в кладовой. Но услуга за услугу. Тут из старых шахт неподалеку повылазили пещерные тролли. Я нос из маяка высунуть боюсь! Избавь меня от них. Ты, гляжу, отважн{ый|ая} {юноша|девушка}. Как справишься - возвращайся, поговорим.\n\n&lt;b&gt;Награда:&lt;/b&gt; %$Exp:30,S:1,C:50%%=12284,12%</text:p>
          </table:table-cell>
        </table:table-row>
        <table:table-row table:style-name="ro1">
          <table:table-cell office:value-type="float" office:value="241466" calcext:value-type="float">
            <text:p>241466</text:p>
          </table:table-cell>
          <table:table-cell office:value-type="string" calcext:value-type="string">
            <text:p>{Еще один рыжебородый|Еще одна рыжеволосая красавица} в нашем селении! <text:s/>Чем могу помочь?</text:p>
          </table:table-cell>
        </table:table-row>
        <table:table-row table:style-name="ro1">
          <table:table-cell office:value-type="float" office:value="241484" calcext:value-type="float">
            <text:p>241484</text:p>
          </table:table-cell>
          <table:table-cell office:value-type="string" calcext:value-type="string">
            <text:p>Не за что! Всегда рад{|а} помочь. А не подскажете ли вы, где поблизости раздобыть хмеля? Урдила просила найти составляющие для эля.</text:p>
          </table:table-cell>
        </table:table-row>
        <table:table-row table:style-name="ro1">
          <table:table-cell office:value-type="float" office:value="241662" calcext:value-type="float">
            <text:p>241662</text:p>
          </table:table-cell>
          <table:table-cell office:value-type="string" calcext:value-type="string">
            <text:p>Да, да, медлить нельзя. Я прямо сейчас дам ему антидот. Скоро он вернет свой прежний облик. \n\nКакое счастье, что ты вовремя ослабил{|а} Гофура, страшно подумать, каких бед он успел бы натворить, сам того не ведая. \n\nВозьми этот пропуск на корабль, уверена, в Кхатоге будут рады такому замечательному новоборанцу!</text:p>
          </table:table-cell>
        </table:table-row>
        <table:table-row table:style-name="ro1">
          <table:table-cell office:value-type="float" office:value="243135" calcext:value-type="float">
            <text:p>243135</text:p>
          </table:table-cell>
          <table:table-cell office:value-type="string" calcext:value-type="string">
            <text:p>Я еще не готов{|а} расстаться с Сердцем Духа Леса.</text:p>
          </table:table-cell>
        </table:table-row>
        <table:table-row table:style-name="ro1">
          <table:table-cell office:value-type="float" office:value="243155" calcext:value-type="float">
            <text:p>243155</text:p>
          </table:table-cell>
          <table:table-cell office:value-type="string" calcext:value-type="string">
            <text:p>Постой, тебе, конечно, следовало бы поторопиться, но не откажи мне в помощи. Я уже несколько дней не выходил из дому, и не выйду, пока ведьму не поймают. А из еды одни сухари остались. Вот если бы ты принес{|ла} хотя бы парочку кабаньих туш... Они пасутся неподалеку. \n\n&lt;b&gt;Награда:&lt;/b&gt;%$Exp:100,S:1,C:50%%=3%</text:p>
          </table:table-cell>
        </table:table-row>
        <table:table-row table:style-name="ro1">
          <table:table-cell office:value-type="float" office:value="243356" calcext:value-type="float">
            <text:p>243356</text:p>
          </table:table-cell>
          <table:table-cell office:value-type="string" calcext:value-type="string">
            <text:p>&lt;i&gt;Интендант на мгновение задумался, словно размышляя, стоит ли вам доверять.&lt;/i&gt;\n\nТогда слушай. У нас на Мысе творятся странные дела, поговаривают, здесь поселился кое-кто, практикующий запрещенную магию. Расследовать этот случай прибыл маг Тенарон. Ты долж{ен|на} найти его &lt;b&gt;в восточной части острова&lt;/b&gt;.</text:p>
          </table:table-cell>
        </table:table-row>
        <table:table-row table:style-name="ro1">
          <table:table-cell office:value-type="float" office:value="244253" calcext:value-type="float">
            <text:p>244253</text:p>
          </table:table-cell>
          <table:table-cell office:value-type="string" calcext:value-type="string">
            <text:p>Я уже выпил{|а} <text:s/>100 даров порядка и готов{|а} отдать вам еще 2000 эликсиров.</text:p>
          </table:table-cell>
        </table:table-row>
        <table:table-row table:style-name="ro1">
          <table:table-cell office:value-type="float" office:value="245363" calcext:value-type="float">
            <text:p>245363</text:p>
          </table:table-cell>
          <table:table-cell office:value-type="string" calcext:value-type="string">
            <text:p>Добро пожаловать в Кхатог, начинающ{ий воин|ая воительница}! Ты сделал{|а} правильный выбор, решив ступить на стезю служения Всевышнему отцу нашему Кхадгору. Меня зовут Корагор, и волей богов я являюсь главой этого города. Нам с тобой еще многое предстоит обсудить, но прямо сейчас я вынужден заниматься государственными делами и не могу уделить тебе достаточно времени.</text:p>
          </table:table-cell>
        </table:table-row>
        <table:table-row table:style-name="ro1">
          <table:table-cell office:value-type="float" office:value="245424" calcext:value-type="float">
            <text:p>245424</text:p>
          </table:table-cell>
          <table:table-cell office:value-type="string" calcext:value-type="string">
            <text:p>Проходи, путни{к|ца}, присаживайся. Рад видеть новые лица в нашем городе. Надеюсь, ты не будешь вечно сидеть в черте механических мин, а скоро проявишь себя на передовой, сражаясь против наших злейших врагов - людских рыцарей и магов.</text:p>
          </table:table-cell>
        </table:table-row>
        <table:table-row table:style-name="ro1">
          <table:table-cell office:value-type="float" office:value="245434" calcext:value-type="float">
            <text:p>245434</text:p>
          </table:table-cell>
          <table:table-cell office:value-type="string" calcext:value-type="string">
            <text:p>Вот, держи. Мы с тобой еще побеседуем чуть позже. Раз уж ты взял{ся|ась} за поручение, то его надо выполнить до конца. Не забудь заглянуть к Мельхору - мастер тайнописи очень любит ставить подписи. Желаю успехов в труде и обороне.</text:p>
          </table:table-cell>
        </table:table-row>
        <table:table-row table:style-name="ro1">
          <table:table-cell office:value-type="float" office:value="245451" calcext:value-type="float">
            <text:p>245451</text:p>
          </table:table-cell>
          <table:table-cell office:value-type="string" calcext:value-type="string">
            <text:p>Я совсем недавно прибыл{|а} в Кхатог, поэтому мы пока не знакомы, уважаемый Мельхор. Мне поручено взять у жителей образец подписи, приказ досточтимого старейшины Корагора.</text:p>
          </table:table-cell>
        </table:table-row>
        <table:table-row table:style-name="ro1">
          <table:table-cell office:value-type="float" office:value="245537" calcext:value-type="float">
            <text:p>245537</text:p>
          </table:table-cell>
          <table:table-cell office:value-type="string" calcext:value-type="string">
            <text:p>И вам не хворать, Хагмар! Да, я обош{ел|ла} всех, кого вы просили, и готов{|а} получить награду.</text:p>
          </table:table-cell>
        </table:table-row>
        <table:table-row table:style-name="ro1">
          <table:table-cell office:value-type="float" office:value="245563" calcext:value-type="float">
            <text:p>245563</text:p>
          </table:table-cell>
          <table:table-cell office:value-type="string" calcext:value-type="string">
            <text:p>Именно это я и хочу сказать. Ты хорошо потрудил{ся|ась}, но нужно навестить еще нескольких славных жителей Кхатога. Соглашася, не стоит отказываться от легкого заработка.\n\n&lt;b&gt;Награда&lt;/b&gt;:%$Exp:150,S:3,C:50%%=1314%</text:p>
          </table:table-cell>
        </table:table-row>
        <table:table-row table:style-name="ro1">
          <table:table-cell office:value-type="float" office:value="245640" calcext:value-type="float">
            <text:p>245640</text:p>
          </table:table-cell>
          <table:table-cell office:value-type="string" calcext:value-type="string">
            <text:p>Рад видеть, что ты не забыл{|а} о моем поручении! Дай угадаю - все подписи собраны?</text:p>
          </table:table-cell>
        </table:table-row>
        <table:table-row table:style-name="ro1">
          <table:table-cell office:value-type="float" office:value="245653" calcext:value-type="float">
            <text:p>245653</text:p>
          </table:table-cell>
          <table:table-cell office:value-type="string" calcext:value-type="string">
            <text:p>Это написано на твоем довольном лице. Что же, замечательно! Давай-ка посмотрим на пергамент. В целом, все хорошо, вот только Магрор опять какую-то закорючку непонятную поставил. \nТы заслужил{|а} награду, поздравляю! Вот, дарю тебе это замечательное кольцо, второе украшение не помешает!%=1314%</text:p>
          </table:table-cell>
        </table:table-row>
        <table:table-row table:style-name="ro1">
          <table:table-cell office:value-type="float" office:value="246295" calcext:value-type="float">
            <text:p>246295</text:p>
          </table:table-cell>
          <table:table-cell office:value-type="string" calcext:value-type="string">
            <text:p>По одному подходим, {граждане|гражданочки}. За черту не заходим - ай! - на ноги не наступаем!</text:p>
          </table:table-cell>
        </table:table-row>
        <table:table-row table:style-name="ro1">
          <table:table-cell office:value-type="float" office:value="246315" calcext:value-type="float">
            <text:p>246315</text:p>
          </table:table-cell>
          <table:table-cell office:value-type="string" calcext:value-type="string">
            <text:p>Конечно, раз уж приш{ел|ла} и выслушал{|а} все это, то посмотрю, что там за новинка у вас.</text:p>
          </table:table-cell>
        </table:table-row>
        <table:table-row table:style-name="ro1">
          <table:table-cell office:value-type="float" office:value="246318" calcext:value-type="float">
            <text:p>246318</text:p>
          </table:table-cell>
          <table:table-cell office:value-type="string" calcext:value-type="string">
            <text:p>&lt;i&gt;Кажется, гоблин все же присмотрелся к вашим сверкающим доспехам, оценив платежеспособность, и немного сменил тон. &lt;/i&gt;\n\nНу-с, забудем о недоразумении. Вот, представить хотел для благородных {воинов|воительниц} вот этот вот новый комплект из серии мк5 - последняя разработка гоблинов! Ну, люди из Лонгхольма, конечно, тоже поучаствовали, но вклад весьма незначителен. Посмотрим вещички?</text:p>
          </table:table-cell>
        </table:table-row>
        <table:table-row table:style-name="ro1">
          <table:table-cell office:value-type="float" office:value="246322" calcext:value-type="float">
            <text:p>246322</text:p>
          </table:table-cell>
          <table:table-cell office:value-type="string" calcext:value-type="string">
            <text:p>Чего ходим вокруг да около? Забыл{|а} чего?</text:p>
          </table:table-cell>
        </table:table-row>
        <table:table-row table:style-name="ro1">
          <table:table-cell office:value-type="float" office:value="246379" calcext:value-type="float">
            <text:p>246379</text:p>
          </table:table-cell>
          <table:table-cell office:value-type="string" calcext:value-type="string">
            <text:p>По рукам, я готов{|а} купить Транслятор Ореола мк5 прямо сейчас.</text:p>
          </table:table-cell>
        </table:table-row>
        <table:table-row table:style-name="ro1">
          <table:table-cell office:value-type="float" office:value="246399" calcext:value-type="float">
            <text:p>246399</text:p>
          </table:table-cell>
          <table:table-cell office:value-type="string" calcext:value-type="string">
            <text:p>Не вопрос, уважаем{ый|ая}! Принеси мне тогда 430 отработанных аккумуляторов большой емкости, 860 орденов славы, 600 янтарных бусинок и 26000 зубов. %=2510:430,1341:860,5840:600%</text:p>
          </table:table-cell>
        </table:table-row>
        <table:table-row table:style-name="ro1">
          <table:table-cell office:value-type="float" office:value="246728" calcext:value-type="float">
            <text:p>246728</text:p>
          </table:table-cell>
          <table:table-cell office:value-type="string" calcext:value-type="string">
            <text:p>&lt;i&gt;Кажется, гоблин все же присмотрелся к вашим сверкающим доспехам, оценив платежеспособность, и немного сменил тон. &lt;/i&gt;\n\nНу-с, забудем о недоразумении. Вот, представить хотел для благородных {воинов|воительниц} вот этот вот новый комплект из серии мк5 - последняя разработка гоблинов! Ну, кое-кто из гномов, конечно, тоже поучаствовал, но вклад весьма незначителен. Посмотрим вещички?</text:p>
          </table:table-cell>
        </table:table-row>
        <table:table-row table:style-name="ro1">
          <table:table-cell office:value-type="float" office:value="246799" calcext:value-type="float">
            <text:p>246799</text:p>
          </table:table-cell>
          <table:table-cell office:value-type="string" calcext:value-type="string">
            <text:p>По рукам, я готов{|а} купить Транслятор Разума мк5 прямо сейчас.</text:p>
          </table:table-cell>
        </table:table-row>
        <table:table-row table:style-name="ro1">
          <table:table-cell office:value-type="float" office:value="247276" calcext:value-type="float">
            <text:p>247276</text:p>
          </table:table-cell>
          <table:table-cell office:value-type="string" calcext:value-type="string">
            <text:p>Здравствуй, я смотрю, ты недавно прибыл{|а} в Кхатог? Что-то я тебя не видел раньше. Меня можешь звать Дхароном, я мастер кузнечного дела. Могу и тебя обучить своей профессии, если пожелаешь.</text:p>
          </table:table-cell>
        </table:table-row>
        <table:table-row table:style-name="ro1">
          <table:table-cell office:value-type="float" office:value="247283" calcext:value-type="float">
            <text:p>247283</text:p>
          </table:table-cell>
          <table:table-cell office:value-type="string" calcext:value-type="string">
            <text:p>Доспехи-то хорошо. Но не все сразу. Сначала тебе бы опыта кой-какого поднабраться. Я в ученики беру гномов не ниже 5 уровня. \nА ты, наверное, по поводу переписи приш{ел|ла}? Давай сюда пергамент, Корагор меня предупреждал. Вот, держи. <text:s/>\nКто там у тебя дальше? Магрор? Ты старика не слушай, он тебе такого понарасскажет, что заснуть не сможешь!</text:p>
          </table:table-cell>
        </table:table-row>
        <table:table-row table:style-name="ro1">
          <table:table-cell office:value-type="float" office:value="247308" calcext:value-type="float">
            <text:p>247308</text:p>
          </table:table-cell>
          <table:table-cell office:value-type="string" calcext:value-type="string">
            <text:p>Это Хагмар меня попросил, чтобы я с вами и другими достойными гномами познакомил{ся|ась}. Думаю, в будущем у меня будет место подвигам.</text:p>
          </table:table-cell>
        </table:table-row>
        <table:table-row table:style-name="ro1">
          <table:table-cell office:value-type="float" office:value="248732" calcext:value-type="float">
            <text:p>248732</text:p>
          </table:table-cell>
          <table:table-cell office:value-type="string" calcext:value-type="string">
            <text:p>Здравствуй, отважн{ый искатель приключений|ая искательница приключений}, рад видеть новые лица в нашем городе. Меня зовут Златован, на протяжении вот уже многих лет я руковожу Лонгхольмом. По правде сказать, сейчас я несколько занят, лучше приходи попозже, и мы с тобой обстоятельно побеседуем. А сейчас извини, мне нужно изучить доклады патрулей.</text:p>
          </table:table-cell>
        </table:table-row>
        <table:table-row table:style-name="ro1">
          <table:table-cell office:value-type="float" office:value="248739" calcext:value-type="float">
            <text:p>248739</text:p>
          </table:table-cell>
          <table:table-cell office:value-type="string" calcext:value-type="string">
            <text:p>Ах, Гертон, каков хитрец! Узнаю этого пройдоху. Так мастерски избавиться от поручения... Ну, раз уж ты взя{лся|лась} за это, так тому и быть. Только не забудь потребовать с него достойную награду! Давай пергамент, я подпишу. Кто тут еще у тебя? А, магистр Зальес... Это совсем недалеко, ступай вниз по лестнице обратно к пристани. Там они с помощником и живут. Желаю удачи!</text:p>
          </table:table-cell>
        </table:table-row>
        <table:table-row table:style-name="ro1">
          <table:table-cell office:value-type="float" office:value="248853" calcext:value-type="float">
            <text:p>248853</text:p>
          </table:table-cell>
          <table:table-cell office:value-type="string" calcext:value-type="string">
            <text:p>Здравствуй, начинающ{ий|ая} защитни{к|ца} Лонгхольма! Рад видеть в добром здравии. Как там мое поручение поживает, удалось собрать подписи местных жителей?</text:p>
          </table:table-cell>
        </table:table-row>
        <table:table-row table:style-name="ro1">
          <table:table-cell office:value-type="float" office:value="248857" calcext:value-type="float">
            <text:p>248857</text:p>
          </table:table-cell>
          <table:table-cell office:value-type="string" calcext:value-type="string">
            <text:p>Ну что же, похвальное рвение. Полагаю, ты действительно заслужил{|а} награду. Думаю, тебе совсем не помешает какой-нибудь набор простых эликсиров. Использовав их в сражении, ты получишь одну из наградных медалей, которая навсегда повысит твои боевые характеристики. \nВыбирай: есть по 30 обычных эликсиров жизни, магии, силы и кристаллов крови для медали Мститель I <text:s/>%=147:30,153:30,161:30,165:30% или же по 15 обычных свитков мощи, защиты, эликсиров сокрушения и эликсира ловкости для медали За героизм I %=343:15,347:15,331:15,335:15%</text:p>
          </table:table-cell>
        </table:table-row>
        <table:table-row table:style-name="ro1">
          <table:table-cell office:value-type="float" office:value="248859" calcext:value-type="float">
            <text:p>248859</text:p>
          </table:table-cell>
          <table:table-cell office:value-type="string" calcext:value-type="string">
            <text:p>И вам не хворать, Гертон! Да, я обош{ел|ла} всех, кого вы просили, и готов{|а} получить награду.</text:p>
          </table:table-cell>
        </table:table-row>
        <table:table-row table:style-name="ro1">
          <table:table-cell office:value-type="float" office:value="248882" calcext:value-type="float">
            <text:p>248882</text:p>
          </table:table-cell>
          <table:table-cell office:value-type="string" calcext:value-type="string">
            <text:p>Хорошо, что ты пока здесь. Еще раз хочу поблагодарить за помощь в сборе подписей, начальный этап ты прош{ел|ла} с честью!</text:p>
          </table:table-cell>
        </table:table-row>
        <table:table-row table:style-name="ro1">
          <table:table-cell office:value-type="float" office:value="248907" calcext:value-type="float">
            <text:p>248907</text:p>
          </table:table-cell>
          <table:table-cell office:value-type="string" calcext:value-type="string">
            <text:p>Кхе-кхе. Я самый и есть. Причем, смею полагать, не только в Лонгхольме, но и во всем Элиноре. А ты кто так{ой|ая} будешь?</text:p>
          </table:table-cell>
        </table:table-row>
        <table:table-row table:style-name="ro1">
          <table:table-cell office:value-type="float" office:value="249065" calcext:value-type="float">
            <text:p>249065</text:p>
          </table:table-cell>
          <table:table-cell office:value-type="string" calcext:value-type="string">
            <text:p>Да-да, я только недавно прибыл{|а} в Лонгхольм и многого не знаю. Правда, мне уже поручили важное задание. Нужно собрать подписи всех жителей Лонгхольма, в том числе и вашу. Говорят, что это необходимо для внеплановой переписи населения.</text:p>
          </table:table-cell>
        </table:table-row>
        <table:table-row table:style-name="ro1">
          <table:table-cell office:value-type="float" office:value="249076" calcext:value-type="float">
            <text:p>249076</text:p>
          </table:table-cell>
          <table:table-cell office:value-type="string" calcext:value-type="string">
            <text:p>Замечательно! Ты отлично справил{ся|ась} с этим простым, но довольно ответственным заданием и заслуживаешь награды. Вот, возьми этот амулет. \n%=1309%</text:p>
          </table:table-cell>
        </table:table-row>
        <table:table-row table:style-name="ro1">
          <table:table-cell office:value-type="float" office:value="249466" calcext:value-type="float">
            <text:p>249466</text:p>
          </table:table-cell>
          <table:table-cell office:value-type="string" calcext:value-type="string">
            <text:p>Привет, ты здесь новеньк{ий|ая}, так вот, позволь тебе дать дельный совет. В этих краях совсем не безопасно, разные твари вокруг города кишат, да еще и Гномы напасть могут...</text:p>
          </table:table-cell>
        </table:table-row>
        <table:table-row table:style-name="ro1">
          <table:table-cell office:value-type="float" office:value="249747" calcext:value-type="float">
            <text:p>249747</text:p>
          </table:table-cell>
          <table:table-cell office:value-type="string" calcext:value-type="string">
            <text:p>Привет, ты здесь новеньк{ий|ая}, так вот, позволь тебе дать дельный совет. В этих краях совсем не безопасно, разные твари вокруг города кишат, да еще и Люди напасть могут...</text:p>
          </table:table-cell>
        </table:table-row>
        <table:table-row table:style-name="ro1">
          <table:table-cell office:value-type="float" office:value="249886" calcext:value-type="float">
            <text:p>249886</text:p>
          </table:table-cell>
          <table:table-cell office:value-type="string" calcext:value-type="string">
            <text:p>В Колизее борьба идет между равными соперниками, и пока ты недостаточно опыт{ен|на}, одержи там еще несколько побед.</text:p>
          </table:table-cell>
        </table:table-row>
        <table:table-row table:style-name="ro1">
          <table:table-cell office:value-type="float" office:value="251505" calcext:value-type="float">
            <text:p>251505</text:p>
          </table:table-cell>
          <table:table-cell office:value-type="string" calcext:value-type="string">
            <text:p>Здравс-с-ствуй, вои{н|тельница}. Вынос-с-сить влияние Темного Влас-с-стелина все тяжелее, и я выяс-с-снил один с-с-спос-с-соб с-с-сброс-с-сить его оковы... В Темных с-с-сводах пало немало с-с-смельчаков, их души были заточены там навс-с-сегда древним заклятьем. Чем больше боли и с-с-страданий ис-с-спытывают пленники с-с-сводов, тем с-с-сильнее Влас-с-стелин. Нужно ос-с-свободить их от заклятья и выпус-с-стить на волю, но с-с-сделать это можно только с-с-с помощью Теневой пыли.</text:p>
          </table:table-cell>
        </table:table-row>
        <table:table-row table:style-name="ro1">
          <table:table-cell office:value-type="float" office:value="251533" calcext:value-type="float">
            <text:p>251533</text:p>
          </table:table-cell>
          <table:table-cell office:value-type="string" calcext:value-type="string">
            <text:p>С-с-смертн{ый|ая}, я приготовил еще одну порцию Теневой пыли, ты готов{|а} отправитьс-с-ся в Темные с-с-своды, чтобы ос-с-свободить заключенные там души воинов?</text:p>
          </table:table-cell>
        </table:table-row>
        <table:table-row table:style-name="ro1">
          <table:table-cell office:value-type="float" office:value="251535" calcext:value-type="float">
            <text:p>251535</text:p>
          </table:table-cell>
          <table:table-cell office:value-type="string" calcext:value-type="string">
            <text:p>Да, как раз туда собирал{ся|ась}, поэтому приш{ел|ла} за Теневой пылью.</text:p>
          </table:table-cell>
        </table:table-row>
        <table:table-row table:style-name="ro1">
          <table:table-cell office:value-type="float" office:value="251583" calcext:value-type="float">
            <text:p>251583</text:p>
          </table:table-cell>
          <table:table-cell office:value-type="string" calcext:value-type="string">
            <text:p>Ты выполнил{|а} с-с-свою час-с-сть уговора, вои{н|тельница}, и я не буду зас-с-ставлять тебя ждать. Вот обещанная тебе унция Черного пес-с-ска. Ис-с-спользуй его с-с-скорее, и ты почувс-с-ствуешь прилив с-с-сил!\n%=13453%</text:p>
          </table:table-cell>
        </table:table-row>
        <table:table-row table:style-name="ro1">
          <table:table-cell office:value-type="float" office:value="251603" calcext:value-type="float">
            <text:p>251603</text:p>
          </table:table-cell>
          <table:table-cell office:value-type="string" calcext:value-type="string">
            <text:p>Ты уверен{|а}, что ос-с-свободил{|а} именно 85 душ? Но почему я не чувс-с-ствую с-с-свободы? Неужели я ошибс-с-ся!\n</text:p>
          </table:table-cell>
        </table:table-row>
        <table:table-row table:style-name="ro1">
          <table:table-cell office:value-type="float" office:value="251606" calcext:value-type="float">
            <text:p>251606</text:p>
          </table:table-cell>
          <table:table-cell office:value-type="string" calcext:value-type="string">
            <text:p>Да, я внимательно считал{|а} - ровно 85.</text:p>
          </table:table-cell>
        </table:table-row>
        <table:table-row table:style-name="ro1">
          <table:table-cell office:value-type="float" office:value="251609" calcext:value-type="float">
            <text:p>251609</text:p>
          </table:table-cell>
          <table:table-cell office:value-type="string" calcext:value-type="string">
            <text:p>Не думал{|а}, что когда-нибудь скажу это тебе, но спасибо.</text:p>
          </table:table-cell>
        </table:table-row>
        <table:table-row table:style-name="ro1">
          <table:table-cell office:value-type="float" office:value="251611" calcext:value-type="float">
            <text:p>251611</text:p>
          </table:table-cell>
          <table:table-cell office:value-type="string" calcext:value-type="string">
            <text:p>С-с-спас-с-сибо, вои{н|тельница}, я уже чувс-с-ствую, как с-с-сила Темного Влас-с-стелина ос-с-слабевает надо мной... Ну а твоя с-с-сила пус-с-сть только рас-с-стет! Возьми еще немного Черного пес-с-ска, чтобы продлить дарованные чары еще на 15 дней.\n%=13453%</text:p>
          </table:table-cell>
        </table:table-row>
        <table:table-row table:style-name="ro1">
          <table:table-cell office:value-type="float" office:value="252590" calcext:value-type="float">
            <text:p>252590</text:p>
          </table:table-cell>
          <table:table-cell office:value-type="string" calcext:value-type="string">
            <text:p>Вои{н|тельница} ищет выгоду, это похвально. Ес-с-сли ты с-с-сумеешь ос-с-свободить 45 плененных душ, то <text:s/>я дарую тебе с-с-сразу две унции Черного пес-с-ска, их будет дос-с-статочно, чтобы еще 2 недели подпитывать с-с-себя дополнительными с-с-силами в с-с-сражениях.</text:p>
          </table:table-cell>
        </table:table-row>
        <table:table-row table:style-name="ro1">
          <table:table-cell office:value-type="float" office:value="252596" calcext:value-type="float">
            <text:p>252596</text:p>
          </table:table-cell>
          <table:table-cell office:value-type="string" calcext:value-type="string">
            <text:p>С-с-смертн{ый|ая}, ты получишь от меня вс-с-се три унции Черного пес-с-ска, с-с-с которым ты полтора мес-с-сяца будешь получать дополнительные с-с-силы и с-с-свиток с-с-с моей подпис-с-сью, с-с-с которым ты с-с-сможешь купить михрюток с-с-со с-с-скидкой и один любой недос-с-стающий тебе эс-с-скиз для развития репутации тьмы. Я также договорилс-с-я с городс-с-скими торговцами, они позволят тебе купить боевые с-с-свитки для медали <text:s/>"Ис-с-скус-с-ство обмана" и "Хранитель порядка" на 20% дешевле.%=13566%</text:p>
          </table:table-cell>
        </table:table-row>
        <table:table-row table:style-name="ro1">
          <table:table-cell office:value-type="float" office:value="252602" calcext:value-type="float">
            <text:p>252602</text:p>
          </table:table-cell>
          <table:table-cell office:value-type="string" calcext:value-type="string">
            <text:p>Пос-с-стой, вои{н|тельница}. Я с-с-слышал, что Торговый предс-с-ставитель на Ос-с-строве Пос-с-священия имеет небольшой запас-с-с этой пыли, но он прос-с-сит за нее то, чего у меня нет. Ему нужны какие-то Именные монеты. У тебя ес-с-сть такие? Узнай, какую цену он прос-с-сит. Ведь ес-с-сли у тебя будет дос-с-статочно Теневой пыли, <text:s/>с-с-сможешь выполнить мою прос-с-сьбу еще быс-с-стрее.</text:p>
          </table:table-cell>
        </table:table-row>
        <table:table-row table:style-name="ro1">
          <table:table-cell office:value-type="float" office:value="252606" calcext:value-type="float">
            <text:p>252606</text:p>
          </table:table-cell>
          <table:table-cell office:value-type="string" calcext:value-type="string">
            <text:p>Хорошо, Ш'актайн. Рад{|а}, что ты сдержал обещание.</text:p>
          </table:table-cell>
        </table:table-row>
        <table:table-row table:style-name="ro1">
          <table:table-cell office:value-type="float" office:value="252608" calcext:value-type="float">
            <text:p>252608</text:p>
          </table:table-cell>
          <table:table-cell office:value-type="string" calcext:value-type="string">
            <text:p>И что теперь? А как же наш уговор? Я так и знал{|а}, что тебе нельзя доверять!\n</text:p>
          </table:table-cell>
        </table:table-row>
        <table:table-row table:style-name="ro1">
          <table:table-cell office:value-type="float" office:value="252610" calcext:value-type="float">
            <text:p>252610</text:p>
          </table:table-cell>
          <table:table-cell office:value-type="string" calcext:value-type="string">
            <text:p>Не шуми, вои{н|тельница}. Ты получишь с-с-свою награду. С-с-с этим с-с-свитком ты с-с-сможешь выгодно купить михрюток и редкий эс-с-скиз для развития мас-с-стерс-с-ства ткача. И Черный пес-с-сок, как обещал. Он продлит наложенное колдовс-с-ство.\n%=13453,13566%</text:p>
          </table:table-cell>
        </table:table-row>
        <table:table-row table:style-name="ro1">
          <table:table-cell office:value-type="float" office:value="252612" calcext:value-type="float">
            <text:p>252612</text:p>
          </table:table-cell>
          <table:table-cell office:value-type="string" calcext:value-type="string">
            <text:p>Ты обманываешь, с-с-смертн{ый|ая}! \n\n&lt;i&gt;Безумные глаза служителя Тьмы уставились на вас, словно заглядывая в душу. Колющий холод начал распространяться по груди, но тут Ш'актайн отвернулся, и все прекратилось.&lt;/i&gt;\n\nЯ вс-с-се увидел. Вс-с-се 85 душ были тобой отпущены на волю. Но я вс-с-се еще чувс-с-ствую гнет Темного Влас-с-стелина...</text:p>
          </table:table-cell>
        </table:table-row>
        <table:table-row table:style-name="ro1">
          <table:table-cell office:value-type="float" office:value="255469" calcext:value-type="float">
            <text:p>255469</text:p>
          </table:table-cell>
          <table:table-cell office:value-type="string" calcext:value-type="string">
            <text:p>Рад видеть тебя. Ну что, наш{ел|ла} магические тыквы?\n</text:p>
          </table:table-cell>
        </table:table-row>
        <table:table-row table:style-name="ro1">
          <table:table-cell office:value-type="float" office:value="255472" calcext:value-type="float">
            <text:p>255472</text:p>
          </table:table-cell>
          <table:table-cell office:value-type="string" calcext:value-type="string">
            <text:p>Отлично, теперь я смогу сделать отвар. Ну что засты{л|ла}, как вкопанн{ый|ая}, забирай награду.%=3241:3,3263:3,3264:3%\n</text:p>
          </table:table-cell>
        </table:table-row>
        <table:table-row table:style-name="ro1">
          <table:table-cell office:value-type="float" office:value="256706" calcext:value-type="float">
            <text:p>256706</text:p>
          </table:table-cell>
          <table:table-cell office:value-type="string" calcext:value-type="string">
            <text:p>Здравствуй, вои{н|тельница}! Не интересуешься ли ты случайно овощеводством?</text:p>
          </table:table-cell>
        </table:table-row>
        <table:table-row table:style-name="ro1">
          <table:table-cell office:value-type="float" office:value="256731" calcext:value-type="float">
            <text:p>256731</text:p>
          </table:table-cell>
          <table:table-cell office:value-type="string" calcext:value-type="string">
            <text:p>Привет тебе, вои{н|тельница}! Ты за магической водой? Вы ко мне целыми отрядами ходите, на вас не напасешься! Так что я ввел особое ограничение - не более 20 склянок с водой в одни руки. За каждую склянку принесешь мне один из нужных мне ресурсов в количество 50 штук. Если у тебя уже есть что-то подходящее, могу хоть сейчас выдать склянку.%=784:50,548:50,1064:50,2979:50,5318:50,7415:50%</text:p>
          </table:table-cell>
        </table:table-row>
        <table:table-row table:style-name="ro1">
          <table:table-cell office:value-type="float" office:value="258962" calcext:value-type="float">
            <text:p>258962</text:p>
          </table:table-cell>
          <table:table-cell office:value-type="string" calcext:value-type="string">
            <text:p>Постойте, мастер, я это уже слышал{|а}. Нельзя ли сразу перейти к описанию возможностей ваших рун?</text:p>
          </table:table-cell>
        </table:table-row>
        <table:table-row table:style-name="ro1">
          <table:table-cell office:value-type="float" office:value="258970" calcext:value-type="float">
            <text:p>258970</text:p>
          </table:table-cell>
          <table:table-cell office:value-type="string" calcext:value-type="string">
            <text:p>А как мне узнать, что я готов{|а} к магии заговоренных рун?\n</text:p>
          </table:table-cell>
        </table:table-row>
        <table:table-row table:style-name="ro1">
          <table:table-cell office:value-type="float" office:value="258975" calcext:value-type="float">
            <text:p>258975</text:p>
          </table:table-cell>
          <table:table-cell office:value-type="string" calcext:value-type="string">
            <text:p>Ну хорошо, вот тебе рецепт, здесь все перечислено. Это руна первого поколения, она довольно быстро разрушается, хотя согревает эффективно. Поначалу придется активировать их почаще. Затем, когда ты будешь готов{|а}, сможешь применять более сильные руны: заговоренные и волшебные. Они действуют дольше, чем обычные. %=13869,13866,13867,13868%</text:p>
          </table:table-cell>
        </table:table-row>
        <table:table-row table:style-name="ro1">
          <table:table-cell office:value-type="float" office:value="258981" calcext:value-type="float">
            <text:p>258981</text:p>
          </table:table-cell>
          <table:table-cell office:value-type="string" calcext:value-type="string">
            <text:p>Нет, нельзя! Каждый, кто попадает в царство льда, должен хорошо понимать, насколько опасно пренебрежительное отношение к морозу! \n\nОх, ну ладно, не уходи! Вот взгляни на эту руну! Прикоснись и почувствуй исходящее тепло. Я дам тебе несколько таких рун в подарок, чтобы ты не окочури{лся|лась} тут нам на беду. А теперь записывай, как изготовить такую руну. %=13866%\n</text:p>
          </table:table-cell>
        </table:table-row>
        <table:table-row table:style-name="ro1">
          <table:table-cell office:value-type="float" office:value="258988" calcext:value-type="float">
            <text:p>258988</text:p>
          </table:table-cell>
          <table:table-cell office:value-type="string" calcext:value-type="string">
            <text:p>Ага, вернул{ся|ась}, вои{н|тельница}! Ну что, знаешь теперь, как морозу противостоять? Хорошо, хорошо... Теперь пора посвятить тебя в дела острова. \nНаша история началась ровно тогда, когда ледяные ветры ворвались на городскую площадь. Ты, быть может, тоже ощутил{|а} это странное похолодание? Немногим позже к северным берегам Элинора прибились большие льдины, и тогда было принято решение отправиться на север и выяснить причину изменения климата. \n</text:p>
          </table:table-cell>
        </table:table-row>
        <table:table-row table:style-name="ro1">
          <table:table-cell office:value-type="float" office:value="258995" calcext:value-type="float">
            <text:p>258995</text:p>
          </table:table-cell>
          <table:table-cell office:value-type="string" calcext:value-type="string">
            <text:p>Именно так и решили. Посуди сам{|а}. Мы сделали вокруг острова огромный круг, и чем больше от него отдаляешься в любом направлении, тем меньше льдов вокруг. Значит, именно остров - самое холодное место к северу от материка. Думаешь, он всегда был таким холодным? Это вряд ли. Посмотри на домишки: разве похоже, что их строили для зимы? Никакого утепления! А посему морозы пришли сюда уже после того, как были основаны поселения. И вообще, достаточно пройтись по этим землям, как сразу станет понятно, что здесь властвует какая-то особая сила.\n</text:p>
          </table:table-cell>
        </table:table-row>
        <table:table-row table:style-name="ro1">
          <table:table-cell office:value-type="float" office:value="259010" calcext:value-type="float">
            <text:p>259010</text:p>
          </table:table-cell>
          <table:table-cell office:value-type="string" calcext:value-type="string">
            <text:p>Здоров{|а} будь, вои{н|тельница}! Ты как, по делу? Я тут страшно занят, не передохнуть!</text:p>
          </table:table-cell>
        </table:table-row>
        <table:table-row table:style-name="ro1">
          <table:table-cell office:value-type="float" office:value="259017" calcext:value-type="float">
            <text:p>259017</text:p>
          </table:table-cell>
          <table:table-cell office:value-type="string" calcext:value-type="string">
            <text:p>Да уж, изобрел, видишь, на свою голову. Теперь отбоя нет от воинов. Староста всем говорит, что горящие клинки якобы останавливают силу мороза, но я в это не верю - так и знай. Нет, я конечно дам тебе бесплатные образцы, и расскажу подробно, как выковать такой же, если владеешь мастерством Кузнеца. Но снабжать постоянно клинками я тебя не буду. Так что ищи умельцев по Элинору или учись сам{|а}. %=13872%</text:p>
          </table:table-cell>
        </table:table-row>
        <table:table-row table:style-name="ro1">
          <table:table-cell office:value-type="float" office:value="259021" calcext:value-type="float">
            <text:p>259021</text:p>
          </table:table-cell>
          <table:table-cell office:value-type="string" calcext:value-type="string">
            <text:p>Конечно, по делу. Узнать про клинки пламенные хотел{|а}. Расскажите мне о своих разработках, отдохнете хоть.</text:p>
          </table:table-cell>
        </table:table-row>
        <table:table-row table:style-name="ro1">
          <table:table-cell office:value-type="float" office:value="259042" calcext:value-type="float">
            <text:p>259042</text:p>
          </table:table-cell>
          <table:table-cell office:value-type="string" calcext:value-type="string">
            <text:p>Ну, вои{н|тельница}, пора приступать к делу. Далеко ходить не надо, чтобы заметить, что мы здесь не одни. Вокруг шастает множество опасных существ, и наша задача - сократить их популяцию. Сегодня твоя цель: снеговики и волки. Выбирай любых и одержи над ними 10 побед. \n\n&lt;b&gt;Награда&lt;/b&gt;: 6 очков репутации Героя Снежного острова</text:p>
          </table:table-cell>
        </table:table-row>
        <table:table-row table:style-name="ro1">
          <table:table-cell office:value-type="float" office:value="259062" calcext:value-type="float">
            <text:p>259062</text:p>
          </table:table-cell>
          <table:table-cell office:value-type="string" calcext:value-type="string">
            <text:p>Ну, вои{н|тельница}, пора приступать к делу. Далеко ходить не надо, чтобы заметить, что мы здесь не одни. Вокруг шастает множество опасных существ, и наша задача - сократить их популяцию. Сегодня твоя цель: снежные големы, гоблины-наездники, морозные ящеры, вепри и варвары. Выбирай любых и одержи над ними 10 побед. \n\n\n&lt;b&gt;Награда&lt;/b&gt;: 6 очков репутации Героя Снежного острова</text:p>
          </table:table-cell>
        </table:table-row>
        <table:table-row table:style-name="ro1">
          <table:table-cell office:value-type="float" office:value="259066" calcext:value-type="float">
            <text:p>259066</text:p>
          </table:table-cell>
          <table:table-cell office:value-type="string" calcext:value-type="string">
            <text:p>Ну, вои{н|тельница}, пора приступать к делу. Далеко ходить не надо, чтобы заметить, что мы здесь не одни. Вокруг шастает множество опасных существ, и наша задача - сократить их популяцию. Сегодня твоя цель: снежные псы, ледяные и снежные големы, а также гоблины-наездники. Выбирай любых и одержи над ними 10 побед. \n\n\n&lt;b&gt;Награда&lt;/b&gt;: 6 очков репутации Героя Снежного острова</text:p>
          </table:table-cell>
        </table:table-row>
        <table:table-row table:style-name="ro1">
          <table:table-cell office:value-type="float" office:value="259071" calcext:value-type="float">
            <text:p>259071</text:p>
          </table:table-cell>
          <table:table-cell office:value-type="string" calcext:value-type="string">
            <text:p>Ну, вои{н|тельница}, пора приступать к делу. Далеко ходить не надо, чтобы заметить, что мы здесь не одни. Вокруг шастает множество опасных существ, и наша задача - сократить их популяцию. Сегодня твоя цель: лесные духи и демоны, ледяные рыцари и снежные псы. Выбирай любых и одержи над ними 10 побед. \n\n&lt;b&gt;Награда&lt;/b&gt;: 6 очков репутации Героя Снежного острова</text:p>
          </table:table-cell>
        </table:table-row>
        <table:table-row table:style-name="ro1">
          <table:table-cell office:value-type="float" office:value="259078" calcext:value-type="float">
            <text:p>259078</text:p>
          </table:table-cell>
          <table:table-cell office:value-type="string" calcext:value-type="string">
            <text:p>Ну, вои{н|тельница}, пора приступать к делу. Далеко ходить не надо, чтобы заметить, что мы здесь не одни. Вокруг шастает множество опасных существ, и наша задача - сократить их популяцию. Сегодня твоя цель: волки, йети, лесные духи и демоны. Выбирай любых и одержи над ними 10 побед. \n\n&lt;b&gt;Награда&lt;/b&gt;: 6 очков репутации Героя Снежного острова</text:p>
          </table:table-cell>
        </table:table-row>
        <table:table-row table:style-name="ro1">
          <table:table-cell office:value-type="float" office:value="259094" calcext:value-type="float">
            <text:p>259094</text:p>
          </table:table-cell>
          <table:table-cell office:value-type="string" calcext:value-type="string">
            <text:p>Доложи об успехах, вои{н|тельница}.</text:p>
          </table:table-cell>
        </table:table-row>
        <table:table-row table:style-name="ro1">
          <table:table-cell office:value-type="float" office:value="259138" calcext:value-type="float">
            <text:p>259138</text:p>
          </table:table-cell>
          <table:table-cell office:value-type="string" calcext:value-type="string">
            <text:p>Отлично, ты наш{ел|ла} все 5 меток. Бросай их в огонь, тошно смотреть на такое. \n\nДа, уровень твоей репутации Героя Снежного острова повышается на &lt;b&gt;6&lt;/b&gt; очков. Приходи завтра за новым заданием.\n</text:p>
          </table:table-cell>
        </table:table-row>
        <table:table-row table:style-name="ro1">
          <table:table-cell office:value-type="float" office:value="259152" calcext:value-type="float">
            <text:p>259152</text:p>
          </table:table-cell>
          <table:table-cell office:value-type="string" calcext:value-type="string">
            <text:p>Некоторые дома в нашем городе пустуют. А если в них долго не разводить огонь, то со временем внутри может поселиться морозный вихрь. Это создание холода, во-первых, страшно воет, пугая соседей, а во-вторых, может насмерть заморозить первого, кто по неосторожности войдет в этот дом. Обойди все пустующие дома в городе и проверь, не поселился ли там один из демонов холода. Будь осторож{ен|на}, с напавшим вихрем не так-то легко справиться!\n</text:p>
          </table:table-cell>
        </table:table-row>
        <table:table-row table:style-name="ro1">
          <table:table-cell office:value-type="float" office:value="259245" calcext:value-type="float">
            <text:p>259245</text:p>
          </table:table-cell>
          <table:table-cell office:value-type="string" calcext:value-type="string">
            <text:p>Что ж, не всегда же должно тебе везти. Но за разведку ты заслужил{|а} &lt;b&gt;5&lt;/b&gt; очков репутации. Не забудь явиться завтра за новым заданием.</text:p>
          </table:table-cell>
        </table:table-row>
        <table:table-row table:style-name="ro1">
          <table:table-cell office:value-type="float" office:value="259256" calcext:value-type="float">
            <text:p>259256</text:p>
          </table:table-cell>
          <table:table-cell office:value-type="string" calcext:value-type="string">
            <text:p>Неплохой улов, да? Оставь его себе, ты заслужил{|а}. Также награждаю тебя &lt;b&gt;5&lt;/b&gt; очками репутации. Не забудь явиться завтра за новым заданием.\n</text:p>
          </table:table-cell>
        </table:table-row>
        <table:table-row table:style-name="ro1">
          <table:table-cell office:value-type="float" office:value="261163" calcext:value-type="float">
            <text:p>261163</text:p>
          </table:table-cell>
          <table:table-cell office:value-type="string" calcext:value-type="string">
            <text:p>Хорошо, буду готов{|а}.</text:p>
          </table:table-cell>
        </table:table-row>
        <table:table-row table:style-name="ro1">
          <table:table-cell office:value-type="float" office:value="273832" calcext:value-type="float">
            <text:p>273832</text:p>
          </table:table-cell>
          <table:table-cell office:value-type="string" calcext:value-type="string">
            <text:p>А, здравствуй, %NICK%, вижу, ты получил{|а} мое письмо. Да не просто получил{|а}, но и как следует постарал{ся|ась} во благо нашей расы! Позволь вручить тебе положенную награду - Зелье мудреца. Этот чудный напиток способен на 2 часа втрое увеличить получаемый опыт или же отменить его получение. <text:s/>%=14057%\n</text:p>
          </table:table-cell>
        </table:table-row>
        <table:table-row table:style-name="ro1">
          <table:table-cell office:value-type="float" office:value="274748" calcext:value-type="float">
            <text:p>274748</text:p>
          </table:table-cell>
          <table:table-cell office:value-type="string" calcext:value-type="string">
            <text:p>Спасибо за разъяснения. Я готов{|а} взять инструменты на пробу прямо сейчас!\n</text:p>
          </table:table-cell>
        </table:table-row>
        <table:table-row table:style-name="ro1">
          <table:table-cell office:value-type="float" office:value="274838" calcext:value-type="float">
            <text:p>274838</text:p>
          </table:table-cell>
          <table:table-cell office:value-type="string" calcext:value-type="string">
            <text:p>Я вижу, ты уже используешь один набор инструментов. Я смогу продлить время его действия. Соглас{ен|на}?</text:p>
          </table:table-cell>
        </table:table-row>
        <table:table-row table:style-name="ro1">
          <table:table-cell office:value-type="float" office:value="274959" calcext:value-type="float">
            <text:p>274959</text:p>
          </table:table-cell>
          <table:table-cell office:value-type="string" calcext:value-type="string">
            <text:p>Знай, {воин|воительница}, этот плащ, <text:s/>что я тебе дал, плохо подходит для долгих боев. Ты сможешь усилить его, если принесешь мне <text:s/>800 клоков волчьей шерсти.</text:p>
          </table:table-cell>
        </table:table-row>
        <table:table-row table:style-name="ro1">
          <table:table-cell office:value-type="float" office:value="274992" calcext:value-type="float">
            <text:p>274992</text:p>
          </table:table-cell>
          <table:table-cell office:value-type="string" calcext:value-type="string">
            <text:p>Здравствуй. Я смотрю, ты принес{|ла} достаточно фиалов с кровью волка и даже сердце Духа Леса. Невероятно! Этого хватит, чтобы я создал настоящий шедевр, достойный велико{го|й} геро{я|ини}! Однако настало время выбрать, каким он будет.\nОдин наделит тебя волчьей хитростью, давая вечный эффект Руны Поглощения Аур.\nВторой придаст тебе лютость волка, вместе с постоянным эффектом Руны Поглощения Травм.\nТретий наделит яростью волка и пожизненным эффектом Руны Поглощения Отваги.</text:p>
          </table:table-cell>
        </table:table-row>
        <table:table-row table:style-name="ro1">
          <table:table-cell office:value-type="float" office:value="276186" calcext:value-type="float">
            <text:p>276186</text:p>
          </table:table-cell>
          <table:table-cell office:value-type="string" calcext:value-type="string">
            <text:p>Став Рыцарем, ты сможешь обрести Ореол гвардейца, Ореол рыцаря или же Ореол Всадника в зависимости от уровня. Твои удары становятся сильнее и точнее, они пробивают броню противника.%=13072,9912,9911%Выбрав путь Варвара, ты сможешь наносить противнику Травмы: чем сильнее комплект, тем больше наносимые тобой повреждения. %=13071,9930,9931%Время выбрать свой путь, воитель{|ница}. Один раз ты сможешь сменить призвание бесплатно. За каждое следующее изменение придется заплатить по 50 золотых монет.</text:p>
          </table:table-cell>
        </table:table-row>
        <table:table-row table:style-name="ro1">
          <table:table-cell office:value-type="float" office:value="276193" calcext:value-type="float">
            <text:p>276193</text:p>
          </table:table-cell>
          <table:table-cell office:value-type="string" calcext:value-type="string">
            <text:p>Став Инженером, ты обретешь Талант, Волю или Разум инженера и сможешь наносить более мощные удары по соперникам. %=13073,9910,9909%Выбрав путь Варвара, ты будешь наносить противнику Травмы: чем сильнее комплект, тем больше наносимые тобой повреждения. %=13071,9930,9931%Время выбрать свой путь, воитель{|ница}. Один раз ты сможешь сменить призвание бесплатно. За каждое следующее изменение придется заплатить по 50 золотых монет.</text:p>
          </table:table-cell>
        </table:table-row>
        <table:table-row table:style-name="ro1">
          <table:table-cell office:value-type="float" office:value="276216" calcext:value-type="float">
            <text:p>276216</text:p>
          </table:table-cell>
          <table:table-cell office:value-type="string" calcext:value-type="string">
            <text:p>Что, уже одолел{|а} соперника, %NICK%? Из тебя получится отличный воин! Я награждаю тебя знаком судьбы Рыцаря! Теперь ты сможешь носить рыцарское оружие и получать усиление.</text:p>
          </table:table-cell>
        </table:table-row>
        <table:table-row table:style-name="ro1">
          <table:table-cell office:value-type="float" office:value="276225" calcext:value-type="float">
            <text:p>276225</text:p>
          </table:table-cell>
          <table:table-cell office:value-type="string" calcext:value-type="string">
            <text:p>Что, уже одолел{|а} соперника, %NICK%? Из тебя получится отличный воин! Я награждаю тебя знаком судьбы Варвара! Теперь ты сможешь носить варварское оружие и получать усиление.</text:p>
          </table:table-cell>
        </table:table-row>
        <table:table-row table:style-name="ro1">
          <table:table-cell office:value-type="float" office:value="276239" calcext:value-type="float">
            <text:p>276239</text:p>
          </table:table-cell>
          <table:table-cell office:value-type="string" calcext:value-type="string">
            <text:p>Что, уже одолел{|а} соперника, %NICK%? Из тебя получится отличный воин! Я награждаю тебя знаком судьбы Инженера! Теперь ты сможешь носить инденерное оружие и получать усиление.</text:p>
          </table:table-cell>
        </table:table-row>
        <table:table-row table:style-name="ro1">
          <table:table-cell office:value-type="float" office:value="276306" calcext:value-type="float">
            <text:p>276306</text:p>
          </table:table-cell>
          <table:table-cell office:value-type="string" calcext:value-type="string">
            <text:p>Приветствую тебя, {воин|воительница}. Тебе что-то понадобилось?</text:p>
          </table:table-cell>
        </table:table-row>
        <table:table-row table:style-name="ro1">
          <table:table-cell office:value-type="float" office:value="276311" calcext:value-type="float">
            <text:p>276311</text:p>
          </table:table-cell>
          <table:table-cell office:value-type="string" calcext:value-type="string">
            <text:p>Да, я тут подумал{|а}... И решил{|а}, что хочу иметь другое призвание.</text:p>
          </table:table-cell>
        </table:table-row>
        <table:table-row table:style-name="ro1">
          <table:table-cell office:value-type="float" office:value="276326" calcext:value-type="float">
            <text:p>276326</text:p>
          </table:table-cell>
          <table:table-cell office:value-type="string" calcext:value-type="string">
            <text:p>Ты готов{|а} получить новое призвание прямо сейчас? Учти, что бесплатно я могу оказать эту услугу только раз. В дальнейшем смена призвания обойдется тебе в 50 золотых.</text:p>
          </table:table-cell>
        </table:table-row>
        <table:table-row table:style-name="ro1">
          <table:table-cell office:value-type="float" office:value="277207" calcext:value-type="float">
            <text:p>277207</text:p>
          </table:table-cell>
          <table:table-cell office:value-type="string" calcext:value-type="string">
            <text:p>Я готов{|а} сделать выбор!</text:p>
          </table:table-cell>
        </table:table-row>
        <table:table-row table:style-name="ro1">
          <table:table-cell office:value-type="float" office:value="277221" calcext:value-type="float">
            <text:p>277221</text:p>
          </table:table-cell>
          <table:table-cell office:value-type="string" calcext:value-type="string">
            <text:p>Хороший выбор, <text:s/>{воин|воительница}. Он, конечно, пока что совершенно пуст, нам еще только предстоит наполнить его силой. Этот ритуал будет непростым, и мне понадобится немало составляющих. Принеси 800 фиалов с кровью волка, 800 ядовитых шипов, а также то, без чего не обойтись - Сердце Духа леса, и мы приступим к этому ритуалу. %=11675:800,14330:800,11676:1%</text:p>
          </table:table-cell>
        </table:table-row>
        <table:table-row table:style-name="ro1">
          <table:table-cell office:value-type="float" office:value="277245" calcext:value-type="float">
            <text:p>277245</text:p>
          </table:table-cell>
          <table:table-cell office:value-type="string" calcext:value-type="string">
            <text:p>Здравствуй. Я смотрю, ты принес{|ла} достаточно фиалов с кровью волка и ядовитых шипов. И даже сердце Духа Леса. Невероятно! Этого хватит, чтобы я создал настоящий шедевр, достойный велико{го|й} геро{я|ини}! Однако настало время выбрать, каким он будет.\nОдин наделит тебя волчьей хитростью, давая вечный эффект Руны Поглощения Аур.\nВторой придаст тебе лютость волка, вместе с постоянным эффектом Руны Поглощения Травм.\nТретий наделит яростью волка и пожизненным эффектом Руны Поглощения Отваги.\n</text:p>
          </table:table-cell>
        </table:table-row>
        <table:table-row table:style-name="ro1">
          <table:table-cell office:value-type="float" office:value="277328" calcext:value-type="float">
            <text:p>277328</text:p>
          </table:table-cell>
          <table:table-cell office:value-type="string" calcext:value-type="string">
            <text:p>Зачем ты снова явил{ся|ась} в это место, {воин|воительница}?</text:p>
          </table:table-cell>
        </table:table-row>
        <table:table-row table:style-name="ro1">
          <table:table-cell office:value-type="float" office:value="277333" calcext:value-type="float">
            <text:p>277333</text:p>
          </table:table-cell>
          <table:table-cell office:value-type="string" calcext:value-type="string">
            <text:p>Я готов{|а}, Хранитель. Скоро вернусь.</text:p>
          </table:table-cell>
        </table:table-row>
        <table:table-row table:style-name="ro1">
          <table:table-cell office:value-type="float" office:value="277339" calcext:value-type="float">
            <text:p>277339</text:p>
          </table:table-cell>
          <table:table-cell office:value-type="string" calcext:value-type="string">
            <text:p>Так и есть, и видно, ты {настоящий храбрец|храбрая девушка}, раз решил{|а} разузнать об этом. Как ты уже знаешь, неподалеку от моего дома обосновались близнецы Эшли и Удир - первые жертвы зла. Если приглядишься, то на шее брата ты увидишь повязанный камень. С живого оборотня ты его не сорвешь, так что придется убить обоих.</text:p>
          </table:table-cell>
        </table:table-row>
        <table:table-row table:style-name="ro1">
          <table:table-cell office:value-type="float" office:value="277510" calcext:value-type="float">
            <text:p>277510</text:p>
          </table:table-cell>
          <table:table-cell office:value-type="string" calcext:value-type="string">
            <text:p>Здравствуй, {воин|воительница}, удалось ли тебе оценить силу Камня Мрачнолесья? Я нашел еще один такой камень в глуши. Он точно такой же, что ты видел{|а} на шее Удира, помнишь? Если ты достанешь те же составляющие, я снова проведу ритуал и наполню камень нужной тебе силой. <text:s/>%=14326,14327,14328%\n</text:p>
          </table:table-cell>
        </table:table-row>
        <table:table-row table:style-name="ro1">
          <table:table-cell office:value-type="float" office:value="277546" calcext:value-type="float">
            <text:p>277546</text:p>
          </table:table-cell>
          <table:table-cell office:value-type="string" calcext:value-type="string">
            <text:p>Здравствуй. Я смотрю, ты принес{|ла} достаточно фиалов с кровью волка и ядовитых шипов. И даже сердце Духа Леса. Этого хватит, чтобы я создал настоящий шедевр, достойный велико{го|й} геро{я|ини}! Однако настало время выбрать, каким он будет.\n\nУчти, что ты не сможешь обладать двумя камнями с одинаковой силой. \n</text:p>
          </table:table-cell>
        </table:table-row>
        <table:table-row table:style-name="ro1">
          <table:table-cell office:value-type="float" office:value="281757" calcext:value-type="float">
            <text:p>281757</text:p>
          </table:table-cell>
          <table:table-cell office:value-type="string" calcext:value-type="string">
            <text:p>Здравствуй, &lt;b&gt;%NICK%&lt;/b&gt;, хорошо, что ты заш{ел|ла}. Все вокруг отмечают День открытия Элинорских земель, и мне хочется сделать для жителей что-то хорошее и запоминающееся, о чем еще долго будут судачить на городской площади. И я подумала, что же у меня получается лучше всего? И ответ пришел мгновенно - это же кулинария!</text:p>
          </table:table-cell>
        </table:table-row>
        <table:table-row table:style-name="ro1">
          <table:table-cell office:value-type="float" office:value="281763" calcext:value-type="float">
            <text:p>281763</text:p>
          </table:table-cell>
          <table:table-cell office:value-type="string" calcext:value-type="string">
            <text:p>Не совсем... Но если ты немного подсобишь, уверен, мы справимся. Торт выйдет всем на радость! Гостей соберу - весь город наведается! \nТем более сам{|а} посуди, если это торт по рецепту Эквиль, так может он и магией какой-то наполнен, а? Надо изучить и попробовать. %=14680%</text:p>
          </table:table-cell>
        </table:table-row>
        <table:table-row table:style-name="ro1">
          <table:table-cell office:value-type="float" office:value="281767" calcext:value-type="float">
            <text:p>281767</text:p>
          </table:table-cell>
          <table:table-cell office:value-type="string" calcext:value-type="string">
            <text:p>Здравствуй, &lt;b&gt;%NICK%&lt;/b&gt;, хорошо, что ты заш{ел|ла}. Все вокруг отмечают День открытия Элинорских земель, а я тут сижу на свей ферме, никто не поздравит, не перекинется и парочкой слов. Дай, думаю, сделаю что-нибудь эдакое, чтобы все про меня заговорили и наведались в гости. Мне намедни кое-что занимательное попалось - экземпляр “Поваренной книги от Эквиль”. Уж не знаю, откуда она здесь взялась, но писанина весьма увлекательная. Там я и высмотрел рецепт праздничного торта. Теперь приготовить хочу! Поможешь?</text:p>
          </table:table-cell>
        </table:table-row>
        <table:table-row table:style-name="ro1">
          <table:table-cell office:value-type="float" office:value="282183" calcext:value-type="float">
            <text:p>282183</text:p>
          </table:table-cell>
          <table:table-cell office:value-type="string" calcext:value-type="string">
            <text:p>Где же мне раздобыть такой металл? Я его давненько не встречал{|а} в Элиноре.</text:p>
          </table:table-cell>
        </table:table-row>
        <table:table-row table:style-name="ro1">
          <table:table-cell office:value-type="float" office:value="282185" calcext:value-type="float">
            <text:p>282185</text:p>
          </table:table-cell>
          <table:table-cell office:value-type="string" calcext:value-type="string">
            <text:p>Что ж, уважаем{ый|ая}, вынужден разочаровать, эти вот весы привирать стали, а вон те не отлажены. Давно хотел новые соорудить, вот и займусь - Крагор будет доволен. Только есть проблемка - мне для весов подойдет только бронза.</text:p>
          </table:table-cell>
        </table:table-row>
        <table:table-row table:style-name="ro1">
          <table:table-cell office:value-type="float" office:value="282278" calcext:value-type="float">
            <text:p>282278</text:p>
          </table:table-cell>
          <table:table-cell office:value-type="string" calcext:value-type="string">
            <text:p>Послушай, %NICK%, мне от фермы нельзя далеко отлучаться, а для теста понадобятся яйца. Будь так любез{ен|на}, сходи к опреснительной установке и погоняй там гусаков. Как найдешь 10 яиц, возвращайся, буду ждать с нетерпением. %=14673:10%</text:p>
          </table:table-cell>
        </table:table-row>
        <table:table-row table:style-name="ro1">
          <table:table-cell office:value-type="float" office:value="282284" calcext:value-type="float">
            <text:p>282284</text:p>
          </table:table-cell>
          <table:table-cell office:value-type="string" calcext:value-type="string">
            <text:p>На самом деле, я сам{|а} не хочу без угощения остаться... Прогуляюсь до фермы в свободное время.</text:p>
          </table:table-cell>
        </table:table-row>
        <table:table-row table:style-name="ro1">
          <table:table-cell office:value-type="float" office:value="282288" calcext:value-type="float">
            <text:p>282288</text:p>
          </table:table-cell>
          <table:table-cell office:value-type="string" calcext:value-type="string">
            <text:p>Да уж, надеюсь, что не зря на бронзу охотил{ся|ась}.</text:p>
          </table:table-cell>
        </table:table-row>
        <table:table-row table:style-name="ro1">
          <table:table-cell office:value-type="float" office:value="282294" calcext:value-type="float">
            <text:p>282294</text:p>
          </table:table-cell>
          <table:table-cell office:value-type="string" calcext:value-type="string">
            <text:p>И чем только не приходится заниматься доблестно{му|й} воител{ю|ьнице}...</text:p>
          </table:table-cell>
        </table:table-row>
        <table:table-row table:style-name="ro1">
          <table:table-cell office:value-type="float" office:value="282371" calcext:value-type="float">
            <text:p>282371</text:p>
          </table:table-cell>
          <table:table-cell office:value-type="string" calcext:value-type="string">
            <text:p>Наконец-то ты приш{ел|ла}! Весь день тебя ждала - помощь понадобилась. Ходила я к Яровану, маслица попросить из воинских запасов, а он как начал суетиться: “строгий учет”, “воинам пайков не хватает” - и все такое. Никак не может простить, что я на свидание с ним не пошла 20 лет назад, вот и выдумывает всякую ерунду, лишь бы мне насолить!</text:p>
          </table:table-cell>
        </table:table-row>
        <table:table-row table:style-name="ro1">
          <table:table-cell office:value-type="float" office:value="282382" calcext:value-type="float">
            <text:p>282382</text:p>
          </table:table-cell>
          <table:table-cell office:value-type="string" calcext:value-type="string">
            <text:p>Ловко придумано. Людей я и так погонять собирал{ся|ась}, заодно и масло для тебя пособираю.</text:p>
          </table:table-cell>
        </table:table-row>
        <table:table-row table:style-name="ro1">
          <table:table-cell office:value-type="float" office:value="282384" calcext:value-type="float">
            <text:p>282384</text:p>
          </table:table-cell>
          <table:table-cell office:value-type="string" calcext:value-type="string">
            <text:p>А это точно из-за свидания? Я слышал{|а} историю, как он после тушеного паучьего мяса три месяца одни овощи ел.</text:p>
          </table:table-cell>
        </table:table-row>
        <table:table-row table:style-name="ro1">
          <table:table-cell office:value-type="float" office:value="282387" calcext:value-type="float">
            <text:p>282387</text:p>
          </table:table-cell>
          <table:table-cell office:value-type="string" calcext:value-type="string">
            <text:p>Вот ты и приш{ел|ла}! Я уже успел к Торадору наведаться, масла для выпечки попросить из запасов провианта, а он посмотрел на меня как на дикого и отправил восвояси. Я уж думал, все, пропал наш торт, да Унгор подсказал одну хитрость. Маслице имеется в пайке каждого воина из Лонгхольма. Значит надо выследить врага и отобрать паек силой. Так мы и людей на место поставим, и запасы пополним. \nНу что, отправишься на охоту? %=14679%</text:p>
          </table:table-cell>
        </table:table-row>
        <table:table-row table:style-name="ro1">
          <table:table-cell office:value-type="float" office:value="282391" calcext:value-type="float">
            <text:p>282391</text:p>
          </table:table-cell>
          <table:table-cell office:value-type="string" calcext:value-type="string">
            <text:p>Ну ты и выдумщица. Гномов я и так погонять собирал{ся|ась}, заодно и масло для тебя пособираю.</text:p>
          </table:table-cell>
        </table:table-row>
        <table:table-row table:style-name="ro1">
          <table:table-cell office:value-type="float" office:value="282421" calcext:value-type="float">
            <text:p>282421</text:p>
          </table:table-cell>
          <table:table-cell office:value-type="string" calcext:value-type="string">
            <text:p>Здравствуй, %NICK%, как же я рад, что ты приш{ел|ла}! Я уже забеспокоился, как ты там, все ли в порядке... Но вообще мне снова нужна твоя помощь. На моем складе не нашлось подходящей утвари для выпечки. Торт получится большим, так что мне понадобится целый набор форм. Наведайся-ка в кузницу к Дхарону и сделай заказ на формы разного размера. <text:s/>%=14678%</text:p>
          </table:table-cell>
        </table:table-row>
        <table:table-row table:style-name="ro1">
          <table:table-cell office:value-type="float" office:value="282430" calcext:value-type="float">
            <text:p>282430</text:p>
          </table:table-cell>
          <table:table-cell office:value-type="string" calcext:value-type="string">
            <text:p>Здравствуй, %NICK%, как же я рада, что ты приш{ел|ла}! Я уже забеспокоилась, как ты там, все ли в порядке... Но вообще мне снова нужна твоя помощь. Оказалось, что в моем арсенале кухонной утвари нет ничего подходящего для выпечки торта. Он обещает быть большим, так что мне понадобится целый набор форм. Наведайся-ка в кузницу к Гордону и сделай заказ на формы разного размера. <text:s/>%=14678%\n</text:p>
          </table:table-cell>
        </table:table-row>
        <table:table-row table:style-name="ro1">
          <table:table-cell office:value-type="float" office:value="282438" calcext:value-type="float">
            <text:p>282438</text:p>
          </table:table-cell>
          <table:table-cell office:value-type="string" calcext:value-type="string">
            <text:p>Приветствую, снова броню подлатать приш{ел|ла}? Это я мигом, снимай!</text:p>
          </table:table-cell>
        </table:table-row>
        <table:table-row table:style-name="ro1">
          <table:table-cell office:value-type="float" office:value="282447" calcext:value-type="float">
            <text:p>282447</text:p>
          </table:table-cell>
          <table:table-cell office:value-type="string" calcext:value-type="string">
            <text:p>Нет-нет, пока в этом нет необходимости. Я по просьбе Ирии заглянул{|а}. Ей для выпечки торта нужны формы разного размера. Хочу сделать заказ для нее.</text:p>
          </table:table-cell>
        </table:table-row>
        <table:table-row table:style-name="ro1">
          <table:table-cell office:value-type="float" office:value="282452" calcext:value-type="float">
            <text:p>282452</text:p>
          </table:table-cell>
          <table:table-cell office:value-type="string" calcext:value-type="string">
            <text:p>Нет-нет, пока в этом нет необходимости. Я по просьбе Крагора заглянул{|а}. Ему для выпечки торта нужны формы разного размера. Хочу сделать заказ для него.</text:p>
          </table:table-cell>
        </table:table-row>
        <table:table-row table:style-name="ro1">
          <table:table-cell office:value-type="float" office:value="282462" calcext:value-type="float">
            <text:p>282462</text:p>
          </table:table-cell>
          <table:table-cell office:value-type="string" calcext:value-type="string">
            <text:p>Достаточно стали раздобыл{|а}? Складывай сюда. Один, два, три... Да, этого хватит. Ступай пока, я дам знать, когда все будет готово. %=1940:10,14678%</text:p>
          </table:table-cell>
        </table:table-row>
        <table:table-row table:style-name="ro1">
          <table:table-cell office:value-type="float" office:value="282536" calcext:value-type="float">
            <text:p>282536</text:p>
          </table:table-cell>
          <table:table-cell office:value-type="string" calcext:value-type="string">
            <text:p>Здравствуй, {мой дорогой|моя дорогая}! Ох, как же мне не терпится показать всем мое замечательное творение. Но не будем забывать повод, по которому он был создан. Раз мы празднуем двенадцатилетие открытия Элинорских земель, то нам понадобится 12 свечей, чтобы сделать торт по-настоящему праздничным. <text:s/>%=14681:12%</text:p>
          </table:table-cell>
        </table:table-row>
        <table:table-row table:style-name="ro1">
          <table:table-cell office:value-type="float" office:value="282549" calcext:value-type="float">
            <text:p>282549</text:p>
          </table:table-cell>
          <table:table-cell office:value-type="string" calcext:value-type="string">
            <text:p>Ровно 12? Отличная работа! Полюбуйся только на это творение - хоть в музей городской ставь и ходи любоваться! Я даже табличку написал: «Этот чудесный торт создан шеф-поваром &lt;b&gt;Крагором&lt;/b&gt; и незаменим{ым|ой} помощни{ком|цей} &lt;b&gt;%NICK%&lt;/b&gt;». Пусть город знает своих героев! \nРезать жалко, но попробовать ужасно хочется! Вот тебе первый почетный кусочек! Наслаждайся, наполняйся силами и гордись своим трудом! %=14680,14743%\n</text:p>
          </table:table-cell>
        </table:table-row>
        <table:table-row table:style-name="ro1">
          <table:table-cell office:value-type="float" office:value="282555" calcext:value-type="float">
            <text:p>282555</text:p>
          </table:table-cell>
          <table:table-cell office:value-type="string" calcext:value-type="string">
            <text:p>Ровно 12? Отличная работа! Полюбуйся только на это творение - хоть в музей городской ставь и ходи любоваться! Я даже табличку написала: «Этот чудесный торт создан шеф-поваром &lt;b&gt;Ирией&lt;/b&gt; и незаменим{ым|ой} помощни{ком|цей} &lt;b&gt;%NICK%&lt;/b&gt;». Пусть город знает своих героев! \nРезать жалко, но попробовать ужасно хочется! Вот тебе первый почетный кусочек! Наслаждайся, наполняйся силами и гордись своим трудом! %=14680,14743%\n</text:p>
          </table:table-cell>
        </table:table-row>
        <table:table-row table:style-name="ro1">
          <table:table-cell office:value-type="float" office:value="282628" calcext:value-type="float">
            <text:p>282628</text:p>
          </table:table-cell>
          <table:table-cell office:value-type="string" calcext:value-type="string">
            <text:p>В подземельях Соли-Дора водятся монстры, у которых можно раздобыть белый душистый порошок. Если его развести с Эссенцией воды в нужной пропорции, то получится отличный крем. Рецепт его приготовления можно найти в городской лавке, правда, навыки понадобятся специальные. Но ты уже научен{|а}, справишься.\n%=14677:10,502:50,14676,14742:1%</text:p>
          </table:table-cell>
        </table:table-row>
        <table:table-row table:style-name="ro1">
          <table:table-cell office:value-type="float" office:value="286549" calcext:value-type="float">
            <text:p>286549</text:p>
          </table:table-cell>
          <table:table-cell office:value-type="string" calcext:value-type="string">
            <text:p>Приветс-с-ствую тебя, с-с-смертн{ый|ая}. Удалос-с-сь ли тебе оценить с-с-силу тьмы, даруемой плащом и вымпелами? Конечно, конечно... ведь я вижу языки пламени, мелькающие в твоих глазах. \nЧто ж, с-с-смертн{ый|ая}, ты можешь продолжить пос-с-стигать с-с-секреты темных ис-с-скус-с-ств, и я готов помочь тебе превратить твой Плащ Темной с-с-силы в Плащ Темной Мудрос-с-сти. %=13743%</text:p>
          </table:table-cell>
        </table:table-row>
        <table:table-row table:style-name="ro1">
          <table:table-cell office:value-type="float" office:value="286552" calcext:value-type="float">
            <text:p>286552</text:p>
          </table:table-cell>
          <table:table-cell office:value-type="string" calcext:value-type="string">
            <text:p>С-с-стой, нетерпелив{ый|ая}, для ритуала понадобятс-с-ся и другие с-с-сос-с-ставляющие. Раздобудь еще по 220 заговоренных вымпелов ужас-с-са и с-с-свирепос-с-сти и вдобавок 5000 час-с-стиц Магичес-с-ской эс-с-сенции. %=8179:220,8180:220,548:5000%\n</text:p>
          </table:table-cell>
        </table:table-row>
        <table:table-row table:style-name="ro1">
          <table:table-cell office:value-type="float" office:value="286568" calcext:value-type="float">
            <text:p>286568</text:p>
          </table:table-cell>
          <table:table-cell office:value-type="string" calcext:value-type="string">
            <text:p>Как продвигаетс-с-ся с-с-сбор с-с-сос-с-ставляющих для ритуала, с-с-смертн{ый|ая}? По плечу ли тебе оказалос-с-сь мое задание?\n</text:p>
          </table:table-cell>
        </table:table-row>
        <table:table-row table:style-name="ro1">
          <table:table-cell office:value-type="float" office:value="286573" calcext:value-type="float">
            <text:p>286573</text:p>
          </table:table-cell>
          <table:table-cell office:value-type="string" calcext:value-type="string">
            <text:p>А ты еще вздумал сомневаться во мне, порождение тьмы? Я все приготовил{|а}. Что дальше?</text:p>
          </table:table-cell>
        </table:table-row>
        <table:table-row table:style-name="ro1">
          <table:table-cell office:value-type="float" office:value="286578" calcext:value-type="float">
            <text:p>286578</text:p>
          </table:table-cell>
          <table:table-cell office:value-type="string" calcext:value-type="string">
            <text:p>Я уже давно прознал о том, что вс-с-се артефакты для ритуала ты нос-с-сишь с-с-с с-с-собой. Ничего от меня не с-с-скрыть, вои{н|тельница}. \nОс-с-стаетс-с-ся лишь произвес-с-сти пару манипуляций. Подожди, пока я перенес-с-су энергию битвы на этот рог и закреплю его на твоем новом плаще. %=13743%\nВот и готово, нос-с-си этот плащ Темной Мудрос-с-сти, ес-с-сли захочешь выходить победител{ем|ьницей} из каждой битвы.\nНо это еще не вс-с-се. Теперь ты можешь пользоватьс-с-ся фибулами Доблес-с-сти и производить их по с-с-схемам, ес-с-сли обладаешь мас-с-стерс-с-ством ювелира. <text:s/>%=14230,14234%</text:p>
          </table:table-cell>
        </table:table-row>
        <table:table-row table:style-name="ro1">
          <table:table-cell office:value-type="float" office:value="286594" calcext:value-type="float">
            <text:p>286594</text:p>
          </table:table-cell>
          <table:table-cell office:value-type="string" calcext:value-type="string">
            <text:p>Что же это? Я готов{|а} записать.</text:p>
          </table:table-cell>
        </table:table-row>
        <table:table-row table:style-name="ro1">
          <table:table-cell office:value-type="float" office:value="286600" calcext:value-type="float">
            <text:p>286600</text:p>
          </table:table-cell>
          <table:table-cell office:value-type="string" calcext:value-type="string">
            <text:p>Чем порадуешь меня, вои{н|тельница}? Удалос-с-сь ос-с-своить с-с-секреты плетения С-с-связующего амулета?\n</text:p>
          </table:table-cell>
        </table:table-row>
        <table:table-row table:style-name="ro1">
          <table:table-cell office:value-type="float" office:value="286610" calcext:value-type="float">
            <text:p>286610</text:p>
          </table:table-cell>
          <table:table-cell office:value-type="string" calcext:value-type="string">
            <text:p>Да, я как раз принес{|ла} показать, что получилось.</text:p>
          </table:table-cell>
        </table:table-row>
        <table:table-row table:style-name="ro1">
          <table:table-cell office:value-type="float" office:value="286614" calcext:value-type="float">
            <text:p>286614</text:p>
          </table:table-cell>
          <table:table-cell office:value-type="string" calcext:value-type="string">
            <text:p>Давно не виделис-с-сь, %NICK%. Ты же не забыл{|а} про ритуал ус-с-силения плаща Темной Мудрос-с-сти? Я надеюс-с-сь, что С-с-связующий амулет вс-с-се еще с-с-с тобой, потому что с-с-сейчас-с-с с-с-самое время отправитьс-с-ся на с-с-сражение с-с-с С-с-суккубом и завоевать его рога. Помни, что без амулета ты не с-с-сможешь их отнять у этого с-с-сущес-с-ства. %=13752,13753%</text:p>
          </table:table-cell>
        </table:table-row>
        <table:table-row table:style-name="ro1">
          <table:table-cell office:value-type="float" office:value="286624" calcext:value-type="float">
            <text:p>286624</text:p>
          </table:table-cell>
          <table:table-cell office:value-type="string" calcext:value-type="string">
            <text:p>Как только ты вернешьс-с-ся с-с-с трофеем, то я научу тебя разделять на компоненты героичес-с-ские вымпелы, а еще ты будешь готов{|а} ис-с-спользовать заговоренную руну тьмы и изучить ее рецепт. %=14217,14222%</text:p>
          </table:table-cell>
        </table:table-row>
        <table:table-row table:style-name="ro1">
          <table:table-cell office:value-type="float" office:value="286628" calcext:value-type="float">
            <text:p>286628</text:p>
          </table:table-cell>
          <table:table-cell office:value-type="string" calcext:value-type="string">
            <text:p>Можешь ничего не говорить, вои{н|тельница}, я уже чувс-с-ствую, что рога у тебя. С-с-суккубы вышли из Тьмы по зову с-с-самого Темного Влас-с-стелина и приняли час-с-сть его с-с-силы. Оттого их рога и являютс-с-ся вес-с-сьма ценным трофеем для с-с-создания мощного одеяния. \nПока ты не готов{|а} к ритуалу, но уже можешь попробовать разделять героичес-с-ские вымпелы на компоненты. Вмес-с-сте с-с-с тем еще ты готов{|а} ис-с-спользовать заговоренную руну тьмы и изучить ее рецепт. Вс-с-стретимс-с-ся позже... %=14217,14222%</text:p>
          </table:table-cell>
        </table:table-row>
        <table:table-row table:style-name="ro1">
          <table:table-cell office:value-type="float" office:value="286638" calcext:value-type="float">
            <text:p>286638</text:p>
          </table:table-cell>
          <table:table-cell office:value-type="string" calcext:value-type="string">
            <text:p>Вот и ты, %NICK%! Вс-с-сего шаг отделяет тебя от момента, когда Плащ Темной ярос-с-сти накроет твои плечи. Ты изготовил{|а} С-с-связующий амулет и с-с-сумел{|а} раздобыть рога С-с-суккуба. Теперь я прошу тебя принес-с-сти пос-с-следний ингредиент - Кровь тролля. Для ритуала понадобитс-с-ся 4000 капель. Накопи необходимое количес-с-ство, и тогда мы прис-с-ступим к ритуалу. %=1064:4000%\n</text:p>
          </table:table-cell>
        </table:table-row>
        <table:table-row table:style-name="ro1">
          <table:table-cell office:value-type="float" office:value="286658" calcext:value-type="float">
            <text:p>286658</text:p>
          </table:table-cell>
          <table:table-cell office:value-type="string" calcext:value-type="string">
            <text:p>Тьма на твоей с-с-стороне, с-с-смертн{ый|ая}. Крови оказалос-с-сь дос-с-статочно на вес-с-сь ритуал, и теперь ты можешь примерить с-с-свой новый Плащ Темной ярос-с-сти. Вмес-с-сте с-с-с этим, у тебя теперь дос-с-статочно умения для разделения эпичес-с-ских вымпелов на с-с-сос-с-ставляющие и ношения регалии Призрачное око, которое удачливые воины с-с-смогут разыс-с-скать в Темных с-с-сводах. %=13744,3071%</text:p>
          </table:table-cell>
        </table:table-row>
        <table:table-row table:style-name="ro1">
          <table:table-cell office:value-type="float" office:value="286676" calcext:value-type="float">
            <text:p>286676</text:p>
          </table:table-cell>
          <table:table-cell office:value-type="string" calcext:value-type="string">
            <text:p>Ты вернул{с-с-ся|ас-с-сь}, с-с-смертн{ый|ая}. Готовьс-с-ся получить неповторимый по с-с-своей с-с-силе плащ Темной мощи! А еще ты теперь с-с-сможешь ис-с-спользовать Фибулы офицера и производить их по с-с-схемам. %=13745,14231,14235%</text:p>
          </table:table-cell>
        </table:table-row>
        <table:table-row table:style-name="ro1">
          <table:table-cell office:value-type="float" office:value="286686" calcext:value-type="float">
            <text:p>286686</text:p>
          </table:table-cell>
          <table:table-cell office:value-type="string" calcext:value-type="string">
            <text:p>Приятно видеть, как твое мас-с-стерс-с-ство рас-с-стет, вои{н|тельница}. Уже пора готовитьс-с-ся к ус-с-силению твоего плаща. Да-да, с-с-совершенс-с-ству нет предела. Не будем медлить, с-с-слушай внимательно. %=13746%</text:p>
          </table:table-cell>
        </table:table-row>
        <table:table-row table:style-name="ro1">
          <table:table-cell office:value-type="float" office:value="287110" calcext:value-type="float">
            <text:p>287110</text:p>
          </table:table-cell>
          <table:table-cell office:value-type="string" calcext:value-type="string">
            <text:p>Эй, вои{н|тельница}! Если раздобудешь тут Кристальный сертификат, то неси скорее ко мне. За него даю мешочек, полный кристаллов. %=15038,4515%</text:p>
          </table:table-cell>
        </table:table-row>
        <table:table-row table:style-name="ro1">
          <table:table-cell office:value-type="float" office:value="287395" calcext:value-type="float">
            <text:p>287395</text:p>
          </table:table-cell>
          <table:table-cell office:value-type="string" calcext:value-type="string">
            <text:p>Еще один клиент от Ш'актайна? Ну, проходи. Не по душе мне это темное дело, но плата уж больно хороша. Принес{|ла} <text:s/>руды, сколько просили?\n</text:p>
          </table:table-cell>
        </table:table-row>
        <table:table-row table:style-name="ro1">
          <table:table-cell office:value-type="float" office:value="287513" calcext:value-type="float">
            <text:p>287513</text:p>
          </table:table-cell>
          <table:table-cell office:value-type="string" calcext:value-type="string">
            <text:p>Ты уже с-с-совершил{|а} с-с-сделку с-с-с кузнецом? Его мас-с-стерс-с-ство, как вс-с-сегда, на выс-с-соте. Пос-с-смотри на этот блес-с-ск - <text:s/>не вс-с-сякой шкурой можно добитьс-с-ся такого качес-с-ства полировки. \n</text:p>
          </table:table-cell>
        </table:table-row>
        <table:table-row table:style-name="ro1">
          <table:table-cell office:value-type="float" office:value="287521" calcext:value-type="float">
            <text:p>287521</text:p>
          </table:table-cell>
          <table:table-cell office:value-type="string" calcext:value-type="string">
            <text:p>Вижу, ты уже научил{с-с-ся|ас-с-сь} заглядывать в будущее. Уверяю, с-с-скоро мы к этому прис-с-ступим. Кс-с-стати, пос-с-сле этого этапа ты можешь ис-с-спользовать Волшебную руну Тьмы и производить ее по рецепту. %=14218,14223%\n</text:p>
          </table:table-cell>
        </table:table-row>
        <table:table-row table:style-name="ro1">
          <table:table-cell office:value-type="float" office:value="287523" calcext:value-type="float">
            <text:p>287523</text:p>
          </table:table-cell>
          <table:table-cell office:value-type="string" calcext:value-type="string">
            <text:p>Вижу, ты уже научил{с-с-ся|ас-с-сь} заглядывать в будущее. Но придетс-с-ся подождать, нужного объема энергии можно дос-с-стичь только на 17-м уровне мас-с-стерс-с-ства. А с-с-сейчас-с-с ты можешь ис-с-спользовать Волшебную руну Тьмы и производить ее по рецепту. %=14218,14223%</text:p>
          </table:table-cell>
        </table:table-row>
        <table:table-row table:style-name="ro1">
          <table:table-cell office:value-type="float" office:value="287535" calcext:value-type="float">
            <text:p>287535</text:p>
          </table:table-cell>
          <table:table-cell office:value-type="string" calcext:value-type="string">
            <text:p>Нас-с-стало время продолжить нашу работу над плащом Темной защиты. Как ты уже догадал{с-с-ся|ас-с-сь}, нужно отправитьс-с-ся с-с-с бой и с-с-собрать при победе энергию с-с-смерти. Но для этого тебе понадобитс-с-ся проводник - темный артефакт, который с-с-спос-с-собны с-с-создать опытные ткачи. Я говорю о Кукле Худу. Найди ее эс-с-скиз и вос-с-спользуйс-с-ся им для с-с-создания проводника или же поручи это дело подходящему мас-с-стеру. Когда кукла будет готова, покажи мне результат, и я научу тебя разбирать легендарные вымпелы на компоненты. %=13757,8591%</text:p>
          </table:table-cell>
        </table:table-row>
        <table:table-row table:style-name="ro1">
          <table:table-cell office:value-type="float" office:value="287609" calcext:value-type="float">
            <text:p>287609</text:p>
          </table:table-cell>
          <table:table-cell office:value-type="string" calcext:value-type="string">
            <text:p>Ну как, ты ведь почувс-с-ствовал{|а}, как энергия с-с-смерти перешла в эту пряжку? То-то же! Даже с-с-смертные могут видеть и чувс-с-ствовать мощь с-с-самой Тьмы!\nЧто ж, ос-с-сталос-с-сь с-с-совс-с-сем немного, чтобы я с-с-смог завершить работу над плащом, но тебе нужно повыс-с-сить с-с-свое мас-с-стерс-с-ство до 20-го уровня. А пока ты получаешь возможнос-с-сть ис-с-спользовать и с-с-создавать по рецептам Героичес-с-ские руны Тьмы.</text:p>
          </table:table-cell>
        </table:table-row>
        <table:table-row table:style-name="ro1">
          <table:table-cell office:value-type="float" office:value="287615" calcext:value-type="float">
            <text:p>287615</text:p>
          </table:table-cell>
          <table:table-cell office:value-type="string" calcext:value-type="string">
            <text:p>Ну как, ты ведь почувс-с-ствовал{|а}, как энергия с-с-смерти перешла в эту пряжку? То-то же! Даже с-с-смертные могут видеть и чувс-с-ствовать мощь с-с-самой Тьмы!\nЧто ж, ос-с-сталос-с-сь с-с-совс-с-сем немного, чтобы я с-с-смог завершить работу над плащом. Твоего умения уже дос-с-статочно, чтобы ис-с-спользовать и с-с-создавать по рецептам Героичес-с-ские руны Тьмы, вос-с-спользуйс-с-ся этим, с-с-смертн{ый|ая}. %=14219,14224%</text:p>
          </table:table-cell>
        </table:table-row>
        <table:table-row table:style-name="ro1">
          <table:table-cell office:value-type="float" office:value="287628" calcext:value-type="float">
            <text:p>287628</text:p>
          </table:table-cell>
          <table:table-cell office:value-type="string" calcext:value-type="string">
            <text:p>Вои{н|тельница}, ты вс-с-сего в шаге в с-с-силы плаща Темной защиты. Ос-с-сталос-с-сь лишь с-с-собрать 3500 порций эс-с-сенции тьмы, и я начну ритуал. Принес-с-си мне ее, чтобы получить новый плащ. %=5340:3500%</text:p>
          </table:table-cell>
        </table:table-row>
        <table:table-row table:style-name="ro1">
          <table:table-cell office:value-type="float" office:value="287676" calcext:value-type="float">
            <text:p>287676</text:p>
          </table:table-cell>
          <table:table-cell office:value-type="string" calcext:value-type="string">
            <text:p>Ничего не говори, %NICK%. Я вижу в твоих глазах жажду побед и с-с-свершений. Ты не получил{|а} нас-с-столько мощную с-с-силу от плаща, на которую рас-с-считывал{|а}? Но это и не пос-с-следнее, чем я мог тебя удивить. Пос-с-смотри на с-с-себя - ты же дос-с-сто{ин|йна} гораздо большего, чем обладаешь. Взгляни на этот Плащ Темной С-с-стойкос-с-сти. Он может с-с-стать твоим. Хочешь примерить? %=13747%\n</text:p>
          </table:table-cell>
        </table:table-row>
        <table:table-row table:style-name="ro1">
          <table:table-cell office:value-type="float" office:value="287681" calcext:value-type="float">
            <text:p>287681</text:p>
          </table:table-cell>
          <table:table-cell office:value-type="string" calcext:value-type="string">
            <text:p>Да, с-с-смертн{ый|ая}, я и не ждал иного ответа. Давай прис-с-ступать к ритуалу ус-с-силения твоего плаща. Для начала нам потребуетс-с-ся найти один потерянный артефакт... Это когти древнего ящера. Его мощный с-с-скелет погребен где-то на ос-с-строве под с-с-слоем пес-с-ска и камней. Нужно отыс-с-скать его забрать нужную час-с-сть. %=13758%\n</text:p>
          </table:table-cell>
        </table:table-row>
        <table:table-row table:style-name="ro1">
          <table:table-cell office:value-type="float" office:value="287684" calcext:value-type="float">
            <text:p>287684</text:p>
          </table:table-cell>
          <table:table-cell office:value-type="string" calcext:value-type="string">
            <text:p>Не так быс-с-стро, вои{н|тельница}. Это с-с-создание проклято, и ес-с-сли ты прикос-с-снешьс-с-ся к его ос-с-станкам без с-с-специальной защиты, то навс-с-сегда покинешь мир живых. Ис-с-скус-с-сным ткачам извес-с-стен эс-с-скиз защитных перчаток. С-с-создай их с-с-своими руками или найди подходящего мас-с-стера. Чтобы провес-с-сти ритуал мне также понадобитс-с-ся чернильная с-с-слизь. Добудь 4000 флаконов и приходи. %=13759,8870,5560:4000%\n</text:p>
          </table:table-cell>
        </table:table-row>
        <table:table-row table:style-name="ro1">
          <table:table-cell office:value-type="float" office:value="287694" calcext:value-type="float">
            <text:p>287694</text:p>
          </table:table-cell>
          <table:table-cell office:value-type="string" calcext:value-type="string">
            <text:p>Тебе так легко удалос-с-сь разыс-с-скать ящера? Что ж, это могло быть и более с-с-сложной задачей, ведь пес-с-сок то зас-с-сыпает с-с-скелет целиком, то обнажает его на радос-с-сть археологам. Знаешь ли ты, вои{н|тельница}, что с-с-сейчас-с-с твоих умений дос-с-статочно, чтобы иметь возможнос-с-сть изготавливать и нос-с-сить &lt;b&gt;Фибулу Полководца&lt;/b&gt;? Да, непременно опробуй это украшение.\nС-с-сейчас-с-с я закончу ритуал, и ты с-с-сможешь ощутить с-с-силу с-с-своего нового плаща. %=14232,14236,13747%</text:p>
          </table:table-cell>
        </table:table-row>
        <table:table-row table:style-name="ro1">
          <table:table-cell office:value-type="float" office:value="287715" calcext:value-type="float">
            <text:p>287715</text:p>
          </table:table-cell>
          <table:table-cell office:value-type="string" calcext:value-type="string">
            <text:p>Приветс-с-ствую тебя в наших краях, вои{н|тельница}. Хватило ли тебе времени, чтобы оценить Темную с-с-стойкос-с-сть, вложенную в твой плащ? <text:s/>Как бы то ни было, впереди тебя ждет еще одна с-с-ступень с-с-силы. И только с-с-самые умелые воины с-с-смогут управлять ее потоками. Я приоткрою для тебя завес-с-су тайны - взгляни на этот плащ, ты с-с-сможешь подчинить его с-с-своей воле, а затем обрес-с-сти влас-с-сть над порождениями Тьмы! <text:s/>%=13748%</text:p>
          </table:table-cell>
        </table:table-row>
        <table:table-row table:style-name="ro1">
          <table:table-cell office:value-type="float" office:value="287718" calcext:value-type="float">
            <text:p>287718</text:p>
          </table:table-cell>
          <table:table-cell office:value-type="string" calcext:value-type="string">
            <text:p>Прис-с-смотрис-с-сь, как ис-с-скрятс-с-ся кровавые нити по вс-с-сей поверхнос-с-сти ткани. Это не что иное, как проводник проклятых душ, с-с-служащих прис-с-спешникам Тьмы. Ты долж{ен|на} заполучить такие же для с-с-своего плаща, и для этого потребуетс-с-ся ос-с-своить эс-с-скиз крученых нитей. Вос-с-спользуйс-с-ся им или найди того, кто с-с-создас-с-ст нити по твоему заказу. Затем принес-с-си мне их, с-с-сначала нужно будет убедитьс-с-ся в качес-с-стве. %=13760,9048%</text:p>
          </table:table-cell>
        </table:table-row>
        <table:table-row table:style-name="ro1">
          <table:table-cell office:value-type="float" office:value="287729" calcext:value-type="float">
            <text:p>287729</text:p>
          </table:table-cell>
          <table:table-cell office:value-type="string" calcext:value-type="string">
            <text:p>Готов{|а} показать нити? Да, хорошее плетение. А знаешь, зачем нам нужно плес-с-сти нить именно таким образом? Это чтобы кровь врагов в нее быс-с-стрее впитывалас-с-сь и удерживалас-с-сь долго. С-с-скоро тебе предс-с-стоит этим занятьс-с-ся.\nКс-с-стати, твоих умений с-с-стало дос-с-статочно, чтобы ис-с-спользовать и с-с-создавать по эс-с-скизу Эпичес-с-ские руны Тьмы. %=14220,14225%</text:p>
          </table:table-cell>
        </table:table-row>
        <table:table-row table:style-name="ro1">
          <table:table-cell office:value-type="float" office:value="287737" calcext:value-type="float">
            <text:p>287737</text:p>
          </table:table-cell>
          <table:table-cell office:value-type="string" calcext:value-type="string">
            <text:p>Готов{|а} показать нити? Да, хорошее плетение. А знаешь, зачем нам нужно плес-с-сти нить именно таким образом? Это чтобы кровь врагов в нее быс-с-стрее впитывалас-с-сь и удерживалас-с-сь долго. Но прис-с-ступить к этому этапу ты с-с-сможешь не ранее, чем дос-с-стигнешь 25-го уровня. А с-с-сейчас-с-с твоих умений с-с-стало дос-с-статочно, чтобы ис-с-спользовать и с-с-создавать по рецепту Эпичес-с-ские руны Тьмы. %=14220,14225%</text:p>
          </table:table-cell>
        </table:table-row>
        <table:table-row table:style-name="ro1">
          <table:table-cell office:value-type="float" office:value="288683" calcext:value-type="float">
            <text:p>288683</text:p>
          </table:table-cell>
          <table:table-cell office:value-type="string" calcext:value-type="string">
            <text:p>Здравс-с-ствуй, вои{н|тельница}. Вс-с-сего пара мгновений отделяет тебя от плаща Темной воли. В ходе ритуала мне предс-с-стоит поглотить вес-с-сь добытый с-с-свет и направить нити по вс-с-сей поверхнос-с-сти плаща. \n\nГотово! Вот он - твой плащ Темной воли. %=13748%</text:p>
          </table:table-cell>
        </table:table-row>
        <table:table-row table:style-name="ro1">
          <table:table-cell office:value-type="float" office:value="288696" calcext:value-type="float">
            <text:p>288696</text:p>
          </table:table-cell>
          <table:table-cell office:value-type="string" calcext:value-type="string">
            <text:p>Пос-с-смотри на с-с-себя, %NICK%. Ты уже обладаешь выдающимс-с-ся по с-с-силе плащом, но ес-с-сть кое-что, что с-с-сделает тебя по-нас-с-стоящему великим. Я говорю о плаще Темной влас-с-сти. Обладатели этого одеяния с-с-спос-с-собны подчинять с-с-себе проклятые души и обращать их против любых врагов. Готов{|а} ли ты завершить работу над ним? %=13749%\n</text:p>
          </table:table-cell>
        </table:table-row>
        <table:table-row table:style-name="ro1">
          <table:table-cell office:value-type="float" office:value="288709" calcext:value-type="float">
            <text:p>288709</text:p>
          </table:table-cell>
          <table:table-cell office:value-type="string" calcext:value-type="string">
            <text:p>Я готов{|а}.</text:p>
          </table:table-cell>
        </table:table-row>
        <table:table-row table:style-name="ro1">
          <table:table-cell office:value-type="float" office:value="288721" calcext:value-type="float">
            <text:p>288721</text:p>
          </table:table-cell>
          <table:table-cell office:value-type="string" calcext:value-type="string">
            <text:p>С-с-смертн{ый|ая}, ты готов{|а} с-с-стать час-с-стью с-с-самой Тьмы? Готов принять Влас-с-сть над проклятыми и ощутить вс-с-сю с-с-силу с-с-смертонос-с-сной энергии? \nПришло время. Этот плащ твой. Прими от меня это мощное одеяние, и пус-с-сть оно верно с-с-служит твоим интерес-с-сам. \nА еще теперь тебе дос-с-ступно ношение фибулы С-с-стратега и изучение с-с-схемы его изготовления. %=13749,14233,14237%\n</text:p>
          </table:table-cell>
        </table:table-row>
        <table:table-row table:style-name="ro1">
          <table:table-cell office:value-type="float" office:value="288915" calcext:value-type="float">
            <text:p>288915</text:p>
          </table:table-cell>
          <table:table-cell office:value-type="string" calcext:value-type="string">
            <text:p>Твоя благодарнос-с-сть многое для меня значит, но впереди еще много с-с-свершений... Не уходи далеко, смертн{ый|ая}.</text:p>
          </table:table-cell>
        </table:table-row>
        <table:table-row table:style-name="ro1">
          <table:table-cell office:value-type="float" office:value="302625" calcext:value-type="float">
            <text:p>302625</text:p>
          </table:table-cell>
          <table:table-cell office:value-type="string" calcext:value-type="string">
            <text:p>Здравс-с-ствуй, вои{н|тельница}. Вс-с-сего пара мгновений отделяет тебя от плаща Темной воли. <text:s/>Начнем же наш ритуал, но где твой плащ Темной с-с-стойкос-с-сти? Он должен быть в рюкзаке.</text:p>
          </table:table-cell>
        </table:table-row>
        <table:table-row table:style-name="ro1">
          <table:table-cell office:value-type="float" office:value="302803" calcext:value-type="float">
            <text:p>302803</text:p>
          </table:table-cell>
          <table:table-cell office:value-type="string" calcext:value-type="string">
            <text:p>Ты подготовил{|а} все для проведения ритуала? Так наполним же череп Темной С-силой! <text:s/>Держи его крепко на вытянутых руках. Ис-с-спользуй Темный потенциал с-с-своего взгляда и останови мощь врагов, рвущуюс-ся наружу из пус-с-стых глазниц черепа. А я позабочус-сь о том, чтобы Темное Заклинание с-с-сконцентрировало Магией Вечного Мрака с-силу четверых погибших воинов в одном черепе.</text:p>
          </table:table-cell>
        </table:table-row>
        <table:table-row table:style-name="ro1">
          <table:table-cell office:value-type="float" office:value="302805" calcext:value-type="float">
            <text:p>302805</text:p>
          </table:table-cell>
          <table:table-cell office:value-type="string" calcext:value-type="string">
            <text:p>Я смотрел{|а} во все глаза! По-моему, мощь даже не пыталась вырваться наружу! И череп опять какой-то маленький! Может быть, там сконцентрировалось мало силы?</text:p>
          </table:table-cell>
        </table:table-row>
        <table:table-row table:style-name="ro1">
          <table:table-cell office:value-type="float" office:value="302807" calcext:value-type="float">
            <text:p>302807</text:p>
          </table:table-cell>
          <table:table-cell office:value-type="string" calcext:value-type="string">
            <text:p>Череп мал, но могуч! Вос-с-споем с-с-славу С-силе Тьмы! Она позволила нам экс-с-спериментально подтвердить неугас-саемую мощь Мрака. Прикрепи это чудес-с-сный артефакт на правое плечо плаща, и его необузданная энергия, прежде недос-с-ступная тебе, проявитс-ся с-с-с новой с-силой. А теперь иди, с-с-смертн{ый|ая}! Мне предс-с-стоит долгая вс-с-стреча с-с-с с-сумрачными закоулками моей Темной с-сущности.</text:p>
          </table:table-cell>
        </table:table-row>
        <table:table-row table:style-name="ro1">
          <table:table-cell office:value-type="float" office:value="304396" calcext:value-type="float">
            <text:p>304396</text:p>
          </table:table-cell>
          <table:table-cell office:value-type="string" calcext:value-type="string">
            <text:p>Не очень-то ты торопил{ся|ась}, %NICK%! А я, между прочим, больше никому не могу доверить свою находку. Боюсь, что поднимется шум на всю округу, начнётся паника среди горожан, а этим непременно воспользуются эти злорадные люди или ещё кто похуже.</text:p>
          </table:table-cell>
        </table:table-row>
        <table:table-row table:style-name="ro1">
          <table:table-cell office:value-type="float" office:value="304427" calcext:value-type="float">
            <text:p>304427</text:p>
          </table:table-cell>
          <table:table-cell office:value-type="string" calcext:value-type="string">
            <text:p>Это, {мой друг|моя дорогая подруга}, действительно обломки. Но механизмы не наши - где ты видел{|а} подобные соединения и металлы? Это следы Древних! \n</text:p>
          </table:table-cell>
        </table:table-row>
        <table:table-row table:style-name="ro1">
          <table:table-cell office:value-type="float" office:value="304465" calcext:value-type="float">
            <text:p>304465</text:p>
          </table:table-cell>
          <table:table-cell office:value-type="string" calcext:value-type="string">
            <text:p>Не очень-то ты торопил{ся|ась}, %NICK%! А я, между прочим, больше никому не могу доверить свою находку. Боюсь, что поднимется шум на всю округу, начнётся паника среди горожан, а этим непременно воспользуются эти коварные гномы или ещё кто похуже.</text:p>
          </table:table-cell>
        </table:table-row>
        <table:table-row table:style-name="ro1">
          <table:table-cell office:value-type="float" office:value="304482" calcext:value-type="float">
            <text:p>304482</text:p>
          </table:table-cell>
          <table:table-cell office:value-type="string" calcext:value-type="string">
            <text:p>Это, {мой друг|моя дорогая подруга}, действительно обломки. Но механизмы не наши - где ты видел{|а} <text:s/>подобные соединения и металлы? Это следы Древних! \n</text:p>
          </table:table-cell>
        </table:table-row>
        <table:table-row table:style-name="ro1">
          <table:table-cell office:value-type="float" office:value="304567" calcext:value-type="float">
            <text:p>304567</text:p>
          </table:table-cell>
          <table:table-cell office:value-type="string" calcext:value-type="string">
            <text:p>Ну что, уже добыл{|а} рычаги? Клади их сюда, изучу их как следует. Держи свои заработанные Древние жетоны. %=18242:25%\n</text:p>
          </table:table-cell>
        </table:table-row>
        <table:table-row table:style-name="ro1">
          <table:table-cell office:value-type="float" office:value="304631" calcext:value-type="float">
            <text:p>304631</text:p>
          </table:table-cell>
          <table:table-cell office:value-type="string" calcext:value-type="string">
            <text:p>Смотри-ка, отыскал{|а} целых пять экранов! Вот это здорово, вот это хорошо. Разберу их на запчасти и посмотрим, как они работают. Эти Древние монеты теперь твои. <text:s/>%=18242:25%\n</text:p>
          </table:table-cell>
        </table:table-row>
        <table:table-row table:style-name="ro1">
          <table:table-cell office:value-type="float" office:value="304672" calcext:value-type="float">
            <text:p>304672</text:p>
          </table:table-cell>
          <table:table-cell office:value-type="string" calcext:value-type="string">
            <text:p>Готов{|а} задать хорошую взбучку людям? Неподалеку разведчики шептались о том, как нашли у людей катушки от наших роботов. Только я-то знаю: у наших роботов таких катушек нет и не было. Здесь используется совершенно другой сплав для проволоки, и я должен разузнать, какой именно. Побеждай людей, пока не отберешь хотя бы 5 катушек. <text:s/>%=15443:5%\n</text:p>
          </table:table-cell>
        </table:table-row>
        <table:table-row table:style-name="ro1">
          <table:table-cell office:value-type="float" office:value="304683" calcext:value-type="float">
            <text:p>304683</text:p>
          </table:table-cell>
          <table:table-cell office:value-type="string" calcext:value-type="string">
            <text:p>Задал{|а} жару людишкам? Правильно! Нечего им всякие таинственные механизмы изучать, а то мало ли, как они применят разработки Древних... Держи Древние жетоны, они твои, как договаривались. %=18242:45%</text:p>
          </table:table-cell>
        </table:table-row>
        <table:table-row table:style-name="ro1">
          <table:table-cell office:value-type="float" office:value="304693" calcext:value-type="float">
            <text:p>304693</text:p>
          </table:table-cell>
          <table:table-cell office:value-type="string" calcext:value-type="string">
            <text:p>Готов{|а} задать хорошую взбучку гномам? Неподалеку разведчики шептались о том, как нашли у них катушки от роботов. Только я-то знаю: у их роботов таких катушек нет и не было. Здесь используется совершенно другой сплав для проволоки, и я должен разузнать, какой именно. Побеждай гномов, пока не отберешь хотя бы 5 катушек. <text:s/>%=15443:5%</text:p>
          </table:table-cell>
        </table:table-row>
        <table:table-row table:style-name="ro1">
          <table:table-cell office:value-type="float" office:value="304696" calcext:value-type="float">
            <text:p>304696</text:p>
          </table:table-cell>
          <table:table-cell office:value-type="string" calcext:value-type="string">
            <text:p>Задал{|а} жару гномишкам? Правильно! Нечего им всякие таинственные механизмы изучать, а то мало ли, как они применят разработки Древних... Держи Древние жетоны, они твои, как договаривались. %=18242:45%</text:p>
          </table:table-cell>
        </table:table-row>
        <table:table-row table:style-name="ro1">
          <table:table-cell office:value-type="float" office:value="304727" calcext:value-type="float">
            <text:p>304727</text:p>
          </table:table-cell>
          <table:table-cell office:value-type="string" calcext:value-type="string">
            <text:p>Я хотел{|а} бы взглянуть на твою коллекцию накопителей энергии, если не возражаешь. Слышал{|а}, у тебя есть любопытные экземпляры?</text:p>
          </table:table-cell>
        </table:table-row>
        <table:table-row table:style-name="ro1">
          <table:table-cell office:value-type="float" office:value="313206" calcext:value-type="float">
            <text:p>313206</text:p>
          </table:table-cell>
          <table:table-cell office:value-type="string" calcext:value-type="string">
            <text:p>Здравствуй, мо{й|я} дорог{ой|ая} &lt;b&gt;%NICK%&lt;/b&gt;, проходи, проходи, присаживайся. Нет-нет, не на тыкву, возьми этот стульчик! Видишь, какие красавицы уродились? Природа как всегда оказалась весьма щедра. Я тебя вот о чем хотел спросить: ты в этом году будешь гербарий собирать?</text:p>
          </table:table-cell>
        </table:table-row>
        <table:table-row table:style-name="ro1">
          <table:table-cell office:value-type="float" office:value="313253" calcext:value-type="float">
            <text:p>313253</text:p>
          </table:table-cell>
          <table:table-cell office:value-type="string" calcext:value-type="string">
            <text:p>Гербарий? С детства не собирал{|а} и как-то даже не планировал{|а}.</text:p>
          </table:table-cell>
        </table:table-row>
        <table:table-row table:style-name="ro1">
          <table:table-cell office:value-type="float" office:value="313288" calcext:value-type="float">
            <text:p>313288</text:p>
          </table:table-cell>
          <table:table-cell office:value-type="string" calcext:value-type="string">
            <text:p>Ну-ка, показывай, что насобирал{|а}! Ах, какие цвета, какие формы - сплошная красота. Вот тебе заслуженный Золотой лист, и пусть он принесет тебе что-нибудь полезное! %=16075% Жду еще один набор листьев завтра.</text:p>
          </table:table-cell>
        </table:table-row>
        <table:table-row table:style-name="ro1">
          <table:table-cell office:value-type="float" office:value="314605" calcext:value-type="float">
            <text:p>314605</text:p>
          </table:table-cell>
          <table:table-cell office:value-type="string" calcext:value-type="string">
            <text:p>Вои{н|тельница}, если ты отправляешься на сражение в Темные своды, то я знаю короткий путь. Проводить тебя ко входу?</text:p>
          </table:table-cell>
        </table:table-row>
        <table:table-row table:style-name="ro1">
          <table:table-cell office:value-type="float" office:value="316903" calcext:value-type="float">
            <text:p>316903</text:p>
          </table:table-cell>
          <table:table-cell office:value-type="string" calcext:value-type="string">
            <text:p>Не отчаивайся ты так, я ещё не встречал{|а} такого проклятия, которое нельзя было снять.\n</text:p>
          </table:table-cell>
        </table:table-row>
        <table:table-row table:style-name="ro1">
          <table:table-cell office:value-type="float" office:value="316924" calcext:value-type="float">
            <text:p>316924</text:p>
          </table:table-cell>
          <table:table-cell office:value-type="string" calcext:value-type="string">
            <text:p>Что у тебя в руках, покажи. Ты наш{ел|ла} только это кольцо? Оно когда-то принадлежало следопыту, но он служил в другом союзе. Я возьму его для изучения. А ты возвращайся завтра, нам будет что обсудить. %=3254%\n</text:p>
          </table:table-cell>
        </table:table-row>
        <table:table-row table:style-name="ro1">
          <table:table-cell office:value-type="float" office:value="316938" calcext:value-type="float">
            <text:p>316938</text:p>
          </table:table-cell>
          <table:table-cell office:value-type="string" calcext:value-type="string">
            <text:p>То кольцо, что ты принёс{|ла} мне, не подходит для снятия проклятия. Уверен, моё кольцо все ещё ждёт, чтобы его отыскали. Что если ты снова отправишься на поиски тайников и посмотришь внимательней? Оно не могло просто исчезнуть. %=15125%\n</text:p>
          </table:table-cell>
        </table:table-row>
        <table:table-row table:style-name="ro1">
          <table:table-cell office:value-type="float" office:value="316958" calcext:value-type="float">
            <text:p>316958</text:p>
          </table:table-cell>
          <table:table-cell office:value-type="string" calcext:value-type="string">
            <text:p>Вои{н|тельница}, эти кольца не подходят для снятия проклятия. Нам не остаётся ничего другого, кроме как продолжать поиски нужного кольца в тайниках. <text:s/>%=15125%\n</text:p>
          </table:table-cell>
        </table:table-row>
        <table:table-row table:style-name="ro1">
          <table:table-cell office:value-type="float" office:value="318471" calcext:value-type="float">
            <text:p>318471</text:p>
          </table:table-cell>
          <table:table-cell office:value-type="string" calcext:value-type="string">
            <text:p>Какое испытание я долж{ен|на} пройти? \n</text:p>
          </table:table-cell>
        </table:table-row>
        <table:table-row table:style-name="ro1">
          <table:table-cell office:value-type="float" office:value="318474" calcext:value-type="float">
            <text:p>318474</text:p>
          </table:table-cell>
          <table:table-cell office:value-type="string" calcext:value-type="string">
            <text:p>Это задание не для формальности. Нужно, чтобы ты отправил{ся|ась} к границе гномьих владений и установил{|а} там это. %=16372:3%\n</text:p>
          </table:table-cell>
        </table:table-row>
        <table:table-row table:style-name="ro1">
          <table:table-cell office:value-type="float" office:value="318476" calcext:value-type="float">
            <text:p>318476</text:p>
          </table:table-cell>
          <table:table-cell office:value-type="string" calcext:value-type="string">
            <text:p>Я и приш{ел|ла}. Староста отправил меня, чтобы попросить вас передать Реликтовый меч воинов для объединения Артефактов силы в Лонгхольме, <text:s/>которые защитят людские земли. \n</text:p>
          </table:table-cell>
        </table:table-row>
        <table:table-row table:style-name="ro1">
          <table:table-cell office:value-type="float" office:value="318494" calcext:value-type="float">
            <text:p>318494</text:p>
          </table:table-cell>
          <table:table-cell office:value-type="string" calcext:value-type="string">
            <text:p>Естественно они будут нападать, ты же человек, подобравшийся к самой границе! Ладно, мои дозорные видели, что ты выполнил{|а} <text:s/>поручение честно. Возьми этот артефакт и во что бы то ни стало доставь его старосте! %=16365%\n</text:p>
          </table:table-cell>
        </table:table-row>
        <table:table-row table:style-name="ro1">
          <table:table-cell office:value-type="float" office:value="318502" calcext:value-type="float">
            <text:p>318502</text:p>
          </table:table-cell>
          <table:table-cell office:value-type="string" calcext:value-type="string">
            <text:p>О, что я вижу! Тебе и правда удалось завоевать доверие Дариса. Поздравляю, {мой юный друг|моя дорогая помощница}!\n</text:p>
          </table:table-cell>
        </table:table-row>
        <table:table-row table:style-name="ro1">
          <table:table-cell office:value-type="float" office:value="318507" calcext:value-type="float">
            <text:p>318507</text:p>
          </table:table-cell>
          <table:table-cell office:value-type="string" calcext:value-type="string">
            <text:p>Нисколько! Именно поэтому ты и отправил{ся|ась} <text:s/>с этим поручением! \nОдин артефакт на своём законном месте - в столице людей. Теперь надо убедить друидов передать Вечнозеленую ветвь в наше распоряжение. Ты найдёшь их на границе Шионского леса. %=16367%\n</text:p>
          </table:table-cell>
        </table:table-row>
        <table:table-row table:style-name="ro1">
          <table:table-cell office:value-type="float" office:value="318516" calcext:value-type="float">
            <text:p>318516</text:p>
          </table:table-cell>
          <table:table-cell office:value-type="string" calcext:value-type="string">
            <text:p>Зачем ты явил{ся|ась} сюда, путни{к|ца}? Это опасное место, лес не выпустит из своего плена зеваку. \n</text:p>
          </table:table-cell>
        </table:table-row>
        <table:table-row table:style-name="ro1">
          <table:table-cell office:value-type="float" office:value="318523" calcext:value-type="float">
            <text:p>318523</text:p>
          </table:table-cell>
          <table:table-cell office:value-type="string" calcext:value-type="string">
            <text:p>Конечно, знаю, {друг мой|моя дорогая}, листва уже нашептала мне страшную весть об угрозе. Я передам Вечнозеленую ветвь через своих людей.\n</text:p>
          </table:table-cell>
        </table:table-row>
        <table:table-row table:style-name="ro1">
          <table:table-cell office:value-type="float" office:value="318533" calcext:value-type="float">
            <text:p>318533</text:p>
          </table:table-cell>
          <table:table-cell office:value-type="string" calcext:value-type="string">
            <text:p>{Смельчак|Смелая воительница} сам{|а} напрашивается на испытание? Да будет так! Но не думай, что тебя ждёт приятная прогулка по лесу. Для начала тебе понадобится кое-что сделать далеко отсюда.\n</text:p>
          </table:table-cell>
        </table:table-row>
        <table:table-row table:style-name="ro1">
          <table:table-cell office:value-type="float" office:value="318535" calcext:value-type="float">
            <text:p>318535</text:p>
          </table:table-cell>
          <table:table-cell office:value-type="string" calcext:value-type="string">
            <text:p>Но староста поручил это лично мне! Вы можете мне доверять, и я готов{|а} доказать это. \n</text:p>
          </table:table-cell>
        </table:table-row>
        <table:table-row table:style-name="ro1">
          <table:table-cell office:value-type="float" office:value="318572" calcext:value-type="float">
            <text:p>318572</text:p>
          </table:table-cell>
          <table:table-cell office:value-type="string" calcext:value-type="string">
            <text:p>Уверен{|а}, вы меня недооцениваете. Златован предупредил меня о возможном испытании, и я готов{|а} пройти его прямо сейчас!\n</text:p>
          </table:table-cell>
        </table:table-row>
        <table:table-row table:style-name="ro1">
          <table:table-cell office:value-type="float" office:value="318577" calcext:value-type="float">
            <text:p>318577</text:p>
          </table:table-cell>
          <table:table-cell office:value-type="string" calcext:value-type="string">
            <text:p>А Златован не говорил, что оно будет смертельно опасным? Мне дохляки в помощники ни к чему. Но раз сам{|а} напросил{ся|ась}, слушай внимательно. \nВ двух шагах стоит портал на Остров Посвящения. Отправляйся туда и одолей равного тебе гнома. И троллей заодно погоняй. Штук десять убей, если сможешь, и возвращайся. Таково твое задание. \n</text:p>
          </table:table-cell>
        </table:table-row>
        <table:table-row table:style-name="ro1">
          <table:table-cell office:value-type="float" office:value="318581" calcext:value-type="float">
            <text:p>318581</text:p>
          </table:table-cell>
          <table:table-cell office:value-type="string" calcext:value-type="string">
            <text:p>Честно сказать, я ожидал{|а} чего-то более опасного. Поспешу выполнить это поручение, пока вы не передумали. \n</text:p>
          </table:table-cell>
        </table:table-row>
        <table:table-row table:style-name="ro1">
          <table:table-cell office:value-type="float" office:value="318587" calcext:value-type="float">
            <text:p>318587</text:p>
          </table:table-cell>
          <table:table-cell office:value-type="string" calcext:value-type="string">
            <text:p>Ну что, разобрал{ся|ась} с троллями? И гнома удалось одолеть? Ну молодец! Напрасно я тебя за хлюпика принял. Ну раз ты так{ой|ая} отважн{ый|ая} {боец|воительница}, то с легким сердцем отдаю тебе наш артефакт - Гремучий рог. Надеюсь, ты не найдешь бед, пока несешь его старосте. %=16369%\n</text:p>
          </table:table-cell>
        </table:table-row>
        <table:table-row table:style-name="ro1">
          <table:table-cell office:value-type="float" office:value="318609" calcext:value-type="float">
            <text:p>318609</text:p>
          </table:table-cell>
          <table:table-cell office:value-type="string" calcext:value-type="string">
            <text:p>Теперь, {мой друг|моя дорогая}, надо отправиться к Холму Жизни и договориться с магами о передаче в Лонгхольм Огненной пыльцы. Надеюсь, найти с ними общий язык для тебя не составит труда. %=16370%\n</text:p>
          </table:table-cell>
        </table:table-row>
        <table:table-row table:style-name="ro1">
          <table:table-cell office:value-type="float" office:value="318613" calcext:value-type="float">
            <text:p>318613</text:p>
          </table:table-cell>
          <table:table-cell office:value-type="string" calcext:value-type="string">
            <text:p>Здравствуй, странни{к|ца}, куда ведет тебя дорога? Остановись передохни с нами да расскажи, какие дела творятся в Лонгхольме? Слышали, недоброе затевают наши враги. \n</text:p>
          </table:table-cell>
        </table:table-row>
        <table:table-row table:style-name="ro1">
          <table:table-cell office:value-type="float" office:value="318640" calcext:value-type="float">
            <text:p>318640</text:p>
          </table:table-cell>
          <table:table-cell office:value-type="string" calcext:value-type="string">
            <text:p>Видно, ты совсем заскучал{|а}? Давай я помогу тебе развлечься. У меня как раз есть одно поручение. Нужно отправиться в Соли-Дор и принести мне 2 панциря стальной черепахи и 10 кристаллов призрака. Иначе не видать тебе Огненной пыльцы и особой награды от старосты. %=16376:2,16378:10%\n</text:p>
          </table:table-cell>
        </table:table-row>
        <table:table-row table:style-name="ro1">
          <table:table-cell office:value-type="float" office:value="318682" calcext:value-type="float">
            <text:p>318682</text:p>
          </table:table-cell>
          <table:table-cell office:value-type="string" calcext:value-type="string">
            <text:p>Отличная работа! Видишь, и занятие себе наш{ел|ла}, и полезное дело сделал{|а}. Не буду больше отвлекать тебя, возьми этот ларец и доставь его поскорее в Лонгхольм. %=16370%</text:p>
          </table:table-cell>
        </table:table-row>
        <table:table-row table:style-name="ro1">
          <table:table-cell office:value-type="float" office:value="318692" calcext:value-type="float">
            <text:p>318692</text:p>
          </table:table-cell>
          <table:table-cell office:value-type="string" calcext:value-type="string">
            <text:p>Отличная работа! Спасибо, что помог{|ла} нам с жалами! Не буду больше отвлекать тебя, возьми этот ларец и доставь его поскорее в Лонгхольм. %=16370%\n</text:p>
          </table:table-cell>
        </table:table-row>
        <table:table-row table:style-name="ro1">
          <table:table-cell office:value-type="float" office:value="318716" calcext:value-type="float">
            <text:p>318716</text:p>
          </table:table-cell>
          <table:table-cell office:value-type="string" calcext:value-type="string">
            <text:p>Ты заблудил{ся|ась}, вои{н|тельница}? Что привело тебя в такие далекие края?</text:p>
          </table:table-cell>
        </table:table-row>
        <table:table-row table:style-name="ro1">
          <table:table-cell office:value-type="float" office:value="318720" calcext:value-type="float">
            <text:p>318720</text:p>
          </table:table-cell>
          <table:table-cell office:value-type="string" calcext:value-type="string">
            <text:p>Доброго вам дня, я искал{|а} вас по заданию Старосты, готов{|а} доставить последний артефакт Лангарда в Лонгхольм. \n</text:p>
          </table:table-cell>
        </table:table-row>
        <table:table-row table:style-name="ro1">
          <table:table-cell office:value-type="float" office:value="318734" calcext:value-type="float">
            <text:p>318734</text:p>
          </table:table-cell>
          <table:table-cell office:value-type="string" calcext:value-type="string">
            <text:p>У меня своих дел много, я не могу ждать несколько дней. Послушайте, а что если я сам{|а} сделаю для вас наконечники в городе? Для меня это не составит труда.\n</text:p>
          </table:table-cell>
        </table:table-row>
        <table:table-row table:style-name="ro1">
          <table:table-cell office:value-type="float" office:value="318736" calcext:value-type="float">
            <text:p>318736</text:p>
          </table:table-cell>
          <table:table-cell office:value-type="string" calcext:value-type="string">
            <text:p>Хорошо, где моя охрана? Я готов{|а} идти прямо сейчас.\n</text:p>
          </table:table-cell>
        </table:table-row>
        <table:table-row table:style-name="ro1">
          <table:table-cell office:value-type="float" office:value="318745" calcext:value-type="float">
            <text:p>318745</text:p>
          </table:table-cell>
          <table:table-cell office:value-type="string" calcext:value-type="string">
            <text:p>Надо же, как ты быстро справил{ся|ась}. Нам здесь, в лесу, непросто добывать и обрабатывать железо. Спасибо за помощь! Ну что ж, наконечники мы вмиг закрепим на стрелах, можно выдвигаться в путь! Прими наш артефакт - Черное перо и доставь его скорее в Лонгхольм, пока не случилось беды. %=16371%\n</text:p>
          </table:table-cell>
        </table:table-row>
        <table:table-row table:style-name="ro1">
          <table:table-cell office:value-type="float" office:value="343609" calcext:value-type="float">
            <text:p>343609</text:p>
          </table:table-cell>
          <table:table-cell office:value-type="string" calcext:value-type="string">
            <text:p>Это задание не для формальности. Нужно, чтобы ты отправил{ся|ась} к границе людских земель и установил{|а} там это. %=16373:3%\n\n</text:p>
          </table:table-cell>
        </table:table-row>
        <table:table-row table:style-name="ro1">
          <table:table-cell office:value-type="float" office:value="343611" calcext:value-type="float">
            <text:p>343611</text:p>
          </table:table-cell>
          <table:table-cell office:value-type="string" calcext:value-type="string">
            <text:p>Я и приш{ел|ла}. Староста Корагор отправил меня, чтобы убедить вас отдать Реликтовый топор воинов для объединения Артефактов силы в Кхатоге, <text:s/>которые защитят земли гномов.\n</text:p>
          </table:table-cell>
        </table:table-row>
        <table:table-row table:style-name="ro1">
          <table:table-cell office:value-type="float" office:value="343617" calcext:value-type="float">
            <text:p>343617</text:p>
          </table:table-cell>
          <table:table-cell office:value-type="string" calcext:value-type="string">
            <text:p>Да, он присылал нам письмо с такой просьбой. Странно, что он отправил именно тебя. Доверие старосты, конечно, много значит для меня, но я не могу передать Реликтовый топор гном{у|ке}, котор{ого|ую} вижу впервые. У нас принято проходить испытания, чтобы доказать пригодность.</text:p>
          </table:table-cell>
        </table:table-row>
        <table:table-row table:style-name="ro1">
          <table:table-cell office:value-type="float" office:value="343629" calcext:value-type="float">
            <text:p>343629</text:p>
          </table:table-cell>
          <table:table-cell office:value-type="string" calcext:value-type="string">
            <text:p>Естественно они будут нападать, ты же гном{|ка}, подобравш{ийся|аяся} к самой границе! Ладно, мои дозорные видели, что ты выполнил{|а} поручение честно. Возьми этот артефакт и во что бы то ни стало доставь его старосте! <text:s/>%=16366%\n</text:p>
          </table:table-cell>
        </table:table-row>
        <table:table-row table:style-name="ro1">
          <table:table-cell office:value-type="float" office:value="343635" calcext:value-type="float">
            <text:p>343635</text:p>
          </table:table-cell>
          <table:table-cell office:value-type="string" calcext:value-type="string">
            <text:p>О, что я вижу! Тебе и правда удалось завоевать доверие стража. Поздравляю, {мой юный друг|моя дорогая помощница}!\n</text:p>
          </table:table-cell>
        </table:table-row>
        <table:table-row table:style-name="ro1">
          <table:table-cell office:value-type="float" office:value="343640" calcext:value-type="float">
            <text:p>343640</text:p>
          </table:table-cell>
          <table:table-cell office:value-type="string" calcext:value-type="string">
            <text:p>Нисколько! Именно поэтому ты и отправил{ся|ась} <text:s/>с этим поручением! \nОдин артефакт на своём законном месте - в столице гномов. Теперь надо убедить инженеров передать Первый чертеж в наше распоряжение. Ты найдёшь их у Опреснительной установки.\n</text:p>
          </table:table-cell>
        </table:table-row>
        <table:table-row table:style-name="ro1">
          <table:table-cell office:value-type="float" office:value="343649" calcext:value-type="float">
            <text:p>343649</text:p>
          </table:table-cell>
          <table:table-cell office:value-type="string" calcext:value-type="string">
            <text:p>Что ты забыл{|а} здесь, во{яка|ительница}? Приш{ел|ла} послушать сладкий гул моторов?</text:p>
          </table:table-cell>
        </table:table-row>
        <table:table-row table:style-name="ro1">
          <table:table-cell office:value-type="float" office:value="343655" calcext:value-type="float">
            <text:p>343655</text:p>
          </table:table-cell>
          <table:table-cell office:value-type="string" calcext:value-type="string">
            <text:p>Конечно, знаю, {дружище|подруга}, я же не в лесу живу, ха! Я передам чертеж через одного из своих помощников.</text:p>
          </table:table-cell>
        </table:table-row>
        <table:table-row table:style-name="ro1">
          <table:table-cell office:value-type="float" office:value="343701" calcext:value-type="float">
            <text:p>343701</text:p>
          </table:table-cell>
          <table:table-cell office:value-type="string" calcext:value-type="string">
            <text:p>Уверен{|а}, вы меня недооцениваете. Корагор предупредил меня о возможном испытании, и я готов{|а} пройти его прямо сейчас!\n</text:p>
          </table:table-cell>
        </table:table-row>
        <table:table-row table:style-name="ro1">
          <table:table-cell office:value-type="float" office:value="343706" calcext:value-type="float">
            <text:p>343706</text:p>
          </table:table-cell>
          <table:table-cell office:value-type="string" calcext:value-type="string">
            <text:p>А Корагор не говорил, что оно будет смертельно опасным? Мне дохляки в помощники ни к чему. Но раз сам{|а} напросил{ся|ась}, слушай внимательно. \nНа Кумъярской дороге стоит портал на Остров Посвящения. Отправляйся туда и одолей равного тебе человека. И троллей заодно погоняй. Штук десять убей, если сможешь, и возвращайся. Таково твое задание.\n</text:p>
          </table:table-cell>
        </table:table-row>
        <table:table-row table:style-name="ro1">
          <table:table-cell office:value-type="float" office:value="343716" calcext:value-type="float">
            <text:p>343716</text:p>
          </table:table-cell>
          <table:table-cell office:value-type="string" calcext:value-type="string">
            <text:p>Ну что, разобрал{ся|ась} с троллями? И человека удалось одолеть? Ну молодец! Напрасно я тебя за хлюпика принял. Ну раз ты так{ой|ая} отважн{ый|ая} {боец|воительница}, то с легким сердцем отдаю тебе наш артефакт - Гремучий рог. Надеюсь, ты не найдешь бед, пока несешь его старосте. %=16369%\n</text:p>
          </table:table-cell>
        </table:table-row>
        <table:table-row table:style-name="ro1">
          <table:table-cell office:value-type="float" office:value="343736" calcext:value-type="float">
            <text:p>343736</text:p>
          </table:table-cell>
          <table:table-cell office:value-type="string" calcext:value-type="string">
            <text:p>Теперь, {мой друг|моя дорогая}, надо отправиться к Лаборатории и договориться с метафизиками о передаче в Кхатог Огненной пыльцы. Надеюсь, найти с ними общий язык для тебя не составит труда. %=16370%\n</text:p>
          </table:table-cell>
        </table:table-row>
        <table:table-row table:style-name="ro1">
          <table:table-cell office:value-type="float" office:value="343740" calcext:value-type="float">
            <text:p>343740</text:p>
          </table:table-cell>
          <table:table-cell office:value-type="string" calcext:value-type="string">
            <text:p>Здравствуй, странни{к|ца}, куда ведет тебя дорога? Остановись передохни с нами да расскажи, какие дела творятся в Кхатоге? Слышали, недоброе затевают наши враги.</text:p>
          </table:table-cell>
        </table:table-row>
        <table:table-row table:style-name="ro1">
          <table:table-cell office:value-type="float" office:value="343799" calcext:value-type="float">
            <text:p>343799</text:p>
          </table:table-cell>
          <table:table-cell office:value-type="string" calcext:value-type="string">
            <text:p>Отличная работа! Видишь, и занятие себе наш{ел|ла}, и полезное дело сделал{|а}. Не буду больше отвлекать тебя, возьми этот ларец и доставь его поскорее в Кхатог. %=16370%</text:p>
          </table:table-cell>
        </table:table-row>
        <table:table-row table:style-name="ro1">
          <table:table-cell office:value-type="float" office:value="343809" calcext:value-type="float">
            <text:p>343809</text:p>
          </table:table-cell>
          <table:table-cell office:value-type="string" calcext:value-type="string">
            <text:p>Отличная работа! Спасибо, что помог{|ла} нам с жалами! Не буду больше отвлекать тебя, возьми этот ларец и доставь его поскорее в Кхатог. %=16370%\n</text:p>
          </table:table-cell>
        </table:table-row>
        <table:table-row table:style-name="ro1">
          <table:table-cell office:value-type="float" office:value="343829" calcext:value-type="float">
            <text:p>343829</text:p>
          </table:table-cell>
          <table:table-cell office:value-type="string" calcext:value-type="string">
            <text:p>Ты заблудил{ся|ась}, вои{н|тельница}? Что привело тебя в наши края?</text:p>
          </table:table-cell>
        </table:table-row>
        <table:table-row table:style-name="ro1">
          <table:table-cell office:value-type="float" office:value="343833" calcext:value-type="float">
            <text:p>343833</text:p>
          </table:table-cell>
          <table:table-cell office:value-type="string" calcext:value-type="string">
            <text:p>Доброго вам дня, я искал{|а} вас по заданию Старосты, готов{|а} доставить последний артефакт Кумъяра в Кхатог.</text:p>
          </table:table-cell>
        </table:table-row>
        <table:table-row table:style-name="ro1">
          <table:table-cell office:value-type="float" office:value="343855" calcext:value-type="float">
            <text:p>343855</text:p>
          </table:table-cell>
          <table:table-cell office:value-type="string" calcext:value-type="string">
            <text:p>Надо же, как ты быстро справил{ся|ась}. Нам здесь, на пустыре, непросто добывать и обрабатывать железо. Спасибо за помощь! Ну что ж, наконечники мы вмиг закрепим на стрелах, можно выдвигаться в путь! Прими наш артефакт - Черное перо и доставь его скорее в Кхатог, пока не случилось беды. %=16371%\n</text:p>
          </table:table-cell>
        </table:table-row>
        <table:table-row table:style-name="ro1">
          <table:table-cell office:value-type="float" office:value="358165" calcext:value-type="float">
            <text:p>358165</text:p>
          </table:table-cell>
          <table:table-cell office:value-type="string" calcext:value-type="string">
            <text:p>Привет, {друг|подруга}! Проходи, не бойся, я этого болванчика ещё не закончил, так что пока это просто кусок металла. Точнее, очень много кусков, очень разного металла. Я не один десяток таких собрал, прежде чем получил звание инженера. И не один десяток ожогов успел получить...</text:p>
          </table:table-cell>
        </table:table-row>
        <table:table-row table:style-name="ro1">
          <table:table-cell office:value-type="float" office:value="379179" calcext:value-type="float">
            <text:p>379179</text:p>
          </table:table-cell>
          <table:table-cell office:value-type="string" calcext:value-type="string">
            <text:p>Я так рада это слышать! Ты не останешься без награды, мо{й|я} дорог{ой|ая} &lt;b&gt;%NICK%&lt;/b&gt;. В этих красивых шкатулках ты найдёшь кое-что полезное. Надеюсь, это вдохновит тебя! %=16813,16814,16815%\nТеперь послушай мой план!</text:p>
          </table:table-cell>
        </table:table-row>
        <table:table-row table:style-name="ro1">
          <table:table-cell office:value-type="float" office:value="379215" calcext:value-type="float">
            <text:p>379215</text:p>
          </table:table-cell>
          <table:table-cell office:value-type="string" calcext:value-type="string">
            <text:p>Я так рад это слышать! Ты не останешься без награды, мо{й|я} дорог{ой|ая} &lt;b&gt;%NICK%&lt;/b&gt;. В этих красивых шкатулках ты найдёшь кое-что полезное. Надеюсь, это вдохновит тебя! %=16813,16814,16815%\nТеперь послушай мой план!</text:p>
          </table:table-cell>
        </table:table-row>
        <table:table-row table:style-name="ro1">
          <table:table-cell office:value-type="float" office:value="379250" calcext:value-type="float">
            <text:p>379250</text:p>
          </table:table-cell>
          <table:table-cell office:value-type="string" calcext:value-type="string">
            <text:p>Привет тебе, &lt;b&gt;%NICK%&lt;/b&gt;! Ты тоже погряз{|ла} в этих любовных страстях, которые кипят в Элиноре? Мне приятно видеть тех, кому не чужды романтические чувства! А я тут готовлю большую партию пирожных для всех влюбленных. Рецепт несложный - справиться сможет каждый! За каждое пирожное ты получишь по валентинке. Да, в рецепте есть вариации. Выбирай на свой вкус! %=16818,16836%\n</text:p>
          </table:table-cell>
        </table:table-row>
        <table:table-row table:style-name="ro1">
          <table:table-cell office:value-type="float" office:value="388128" calcext:value-type="float">
            <text:p>388128</text:p>
          </table:table-cell>
          <table:table-cell office:value-type="string" calcext:value-type="string">
            <text:p>Допустим, я соглас{ен|на}.\n</text:p>
          </table:table-cell>
        </table:table-row>
        <table:table-row table:style-name="ro1">
          <table:table-cell office:value-type="float" office:value="388152" calcext:value-type="float">
            <text:p>388152</text:p>
          </table:table-cell>
          <table:table-cell office:value-type="string" calcext:value-type="string">
            <text:p>Я соглас{ен|на} отправится в историю.</text:p>
          </table:table-cell>
        </table:table-row>
        <table:table-row table:style-name="ro1">
          <table:table-cell office:value-type="float" office:value="388156" calcext:value-type="float">
            <text:p>388156</text:p>
          </table:table-cell>
          <table:table-cell office:value-type="string" calcext:value-type="string">
            <text:p>Нет, я пока не готов{|а}.</text:p>
          </table:table-cell>
        </table:table-row>
        <table:table-row table:style-name="ro1">
          <table:table-cell office:value-type="float" office:value="398833" calcext:value-type="float">
            <text:p>398833</text:p>
          </table:table-cell>
          <table:table-cell office:value-type="string" calcext:value-type="string">
            <text:p>Все ясно, я готов{|а} отправиться на поиски.</text:p>
          </table:table-cell>
        </table:table-row>
        <table:table-row table:style-name="ro1">
          <table:table-cell office:value-type="float" office:value="455886" calcext:value-type="float">
            <text:p>455886</text:p>
          </table:table-cell>
          <table:table-cell office:value-type="string" calcext:value-type="string">
            <text:p>Уже вернул{ся|ась}, &lt;b&gt;%NICK%&lt;/b&gt;! Получилось разобраться с правилами поиска Родовых знаков? Отлично. Теперь ты можешь отправляться в Городской клановый магазин и менять там сколько угодно ресурсов на Печати клана разного уровня. \n</text:p>
          </table:table-cell>
        </table:table-row>
        <table:table-row table:style-name="ro1">
          <table:table-cell office:value-type="float" office:value="484119" calcext:value-type="float">
            <text:p>484119</text:p>
          </table:table-cell>
          <table:table-cell office:value-type="string" calcext:value-type="string">
            <text:p>Не торопись, мо{й|я} бесстрашн{ый|ая} {друг|подруга}! Это кольцо просто так не купить. Оно питается магией печатей смерти, которыми отмечена вся элинорская нежить. А чтобы эти печати у нежити отобрать, держи при себе лист с заклятием нежити. Продаю такие листы в своей лавке - стоят несколько золотых. Свитки эти медленно тлеют, так что торопись на охоту сразу после покупки. %=18092,18091% А еще необходим медальон Душ, добыть который можно у Духов Колизея. %=1464% Как наберёшь 10 печатей, вручу тебе Кольцо избавления. Учти, добыть медальон Душ можно только в том случае, если у тебя еще нет такого кольца. Ну, что скажешь?\n</text:p>
          </table:table-cell>
        </table:table-row>
        <table:table-row table:style-name="ro1">
          <table:table-cell office:value-type="float" office:value="484132" calcext:value-type="float">
            <text:p>484132</text:p>
          </table:table-cell>
          <table:table-cell office:value-type="string" calcext:value-type="string">
            <text:p>Я соглас{ен|на} на эту сделку.</text:p>
          </table:table-cell>
        </table:table-row>
        <table:table-row table:style-name="ro1">
          <table:table-cell office:value-type="float" office:value="484152" calcext:value-type="float">
            <text:p>484152</text:p>
          </table:table-cell>
          <table:table-cell office:value-type="string" calcext:value-type="string">
            <text:p>Не торопись, мо{й|я} бесстрашн{ый|ая} {друг|подруга}! Эти кольца просто так не купить. Они питаются магией печатей смерти, которыми отмечена вся элинорская нежить. А чтобы эти печати у нежити отобрать, держи при себе лист с заклятием нежити. Продаю такие листы в своей лавке - стоят несколько золотых. Свитки эти медленно тлеют, так что торопись на охоту сразу после покупки. %=18092,18091% Как наберёшь 10 печатей, вручу тебе кольцо избавления. А за 20 печатей возьмёшь кольцо смерти. Ну, что скажешь?\n</text:p>
          </table:table-cell>
        </table:table-row>
        <table:table-row table:style-name="ro1">
          <table:table-cell office:value-type="float" office:value="484212" calcext:value-type="float">
            <text:p>484212</text:p>
          </table:table-cell>
          <table:table-cell office:value-type="string" calcext:value-type="string">
            <text:p>У тебя достаточно Печатей смерти, чтобы получить Кольцо избавления прямо сейчас. Готов{|а} на обмен? %=18046%\n</text:p>
          </table:table-cell>
        </table:table-row>
        <table:table-row table:style-name="ro1">
          <table:table-cell office:value-type="float" office:value="484226" calcext:value-type="float">
            <text:p>484226</text:p>
          </table:table-cell>
          <table:table-cell office:value-type="string" calcext:value-type="string">
            <text:p>У тебя достаточно Печатей смерти, чтобы получить Улучшенное кольцо смерти прямо сейчас. Готов{|а} на обмен? %=18047%\n\n</text:p>
          </table:table-cell>
        </table:table-row>
        <table:table-row table:style-name="ro1">
          <table:table-cell office:value-type="float" office:value="485973" calcext:value-type="float">
            <text:p>485973</text:p>
          </table:table-cell>
          <table:table-cell office:value-type="string" calcext:value-type="string">
            <text:p>Я хочу показать тебе одну особенную вещь. Бьюсь об заклад, ты такую еще не видывал{|а}. %=17800,17807,17808% Это старинные шкатулки времен первых народов Элинора. Их конструкция вызывает неподдельный интерес у многих поколений. А все дело в удивительном замке, который открывается только одним ключом - острым умом! При повороте грани тебе открывается особое поле с россыпью разноцветных камней. Главный интерес представляют красные камни - чтобы замок открылся, нужно набрать их определенное количество штук за игру, а сделать это можно лишь за ограниченное количество ходов. Чем сложнее шкатулка, тем сложнее игра - и тем лучше ее содержимое!</text:p>
          </table:table-cell>
        </table:table-row>
        <table:table-row table:style-name="ro1">
          <table:table-cell office:value-type="float" office:value="486003" calcext:value-type="float">
            <text:p>486003</text:p>
          </table:table-cell>
          <table:table-cell office:value-type="string" calcext:value-type="string">
            <text:p>Что тебя интересует о шкатулках, {мой друг|воительница}? Буду рад ответить на вопросы.</text:p>
          </table:table-cell>
        </table:table-row>
        <table:table-row table:style-name="ro1">
          <table:table-cell office:value-type="float" office:value="486298" calcext:value-type="float">
            <text:p>486298</text:p>
          </table:table-cell>
          <table:table-cell office:value-type="string" calcext:value-type="string">
            <text:p>Не торопись, мо{й|я} бесстрашн{ый|ая} {друг|подруга}! Это кольцо просто так не купить. Оно питается магией печатей смерти, которыми отмечена вся элинорская нежить. А чтобы эти печати у нежити отобрать, держи при себе лист с заклятием нежити. Продаю такие листы в своей лавке - стоят несколько золотых. Свитки эти медленно тлеют, так что торопись на охоту сразу после покупки. %=18092,18091% А еще необходим медальон Душ, добыть который можно у Варграфа или Коменданта. %=1464% Как добудешь 30 печатей и медальон Душ, вручу тебе Высшее кольцо смерти. Учти, добыть медальон Душ можно только в том случае, если у тебя еще нет такого кольца. Ну, что скажешь?\n</text:p>
          </table:table-cell>
        </table:table-row>
        <table:table-row table:style-name="ro1">
          <table:table-cell office:value-type="float" office:value="486329" calcext:value-type="float">
            <text:p>486329</text:p>
          </table:table-cell>
          <table:table-cell office:value-type="string" calcext:value-type="string">
            <text:p>Не торопись, мо{й|я} бесстрашн{ый|ая} {друг|подруга}! Это кольцо просто так не купить. Оно питается магией печатей смерти, которыми отмечена вся элинорская нежить. А чтобы эти печати у нежити отобрать, держи при себе лист с заклятием нежити. Продаю такие листы в своей лавке - стоят несколько золотых. Свитки эти медленно тлеют, так что торопись на охоту сразу после покупки. %=18092,18091% А еще необходим медальон Душ, добыть который можно у Варграфа или Коменданта. %=1464% Как добудешь 20 печатей и медальон Душ, вручу тебе Улучшенное кольцо смерти. Учти, добыть медальон Душ можно только в том случае, если у тебя еще нет такого кольца. Ну, что скажешь?\n</text:p>
          </table:table-cell>
        </table:table-row>
        <table:table-row table:style-name="ro1">
          <table:table-cell office:value-type="float" office:value="486335" calcext:value-type="float">
            <text:p>486335</text:p>
          </table:table-cell>
          <table:table-cell office:value-type="string" calcext:value-type="string">
            <text:p>Не торопись, мо{й|я} бесстрашн{ый|ая} {друг|подруга}! Это кольцо просто так не купить. Оно питается магией печатей смерти, которыми отмечена вся элинорская нежить. А чтобы эти печати у нежити отобрать, держи при себе лист с заклятием нежити. Продаю такие листы в своей лавке - стоят несколько золотых. Свитки эти медленно тлеют, так что торопись на охоту сразу после покупки. %=18092,18091% А еще необходим медальон Душ, добыть который можно у Варграфа или Коменданта. %=1464% Как добудешь 15 печатей и медальон Душ, вручу тебе Улучшенное кольцо избавления. Учти, добыть медальон Душ можно только в том случае, если у тебя еще нет такого кольца. Ну, что скажешь?\n</text:p>
          </table:table-cell>
        </table:table-row>
        <table:table-row table:style-name="ro1">
          <table:table-cell office:value-type="float" office:value="486339" calcext:value-type="float">
            <text:p>486339</text:p>
          </table:table-cell>
          <table:table-cell office:value-type="string" calcext:value-type="string">
            <text:p>Не торопись, мо{й|я} бесстрашн{ый|ая} {друг|подруга}! Это кольцо просто так не купить. Оно питается магией печатей смерти, которыми отмечена вся элинорская нежить. А чтобы эти печати у нежити отобрать, держи при себе лист с заклятием нежити. Продаю такие листы в своей лавке - стоят несколько золотых. Свитки эти медленно тлеют, так что торопись на охоту сразу после покупки. %=18092,18091% А еще необходим медальон Душ, добыть который можно у Варграфа или Коменданта. %=1464% Как добудешь 25 печатей и медальон Душ, вручу тебе Эпическое кольцо смерти. Учти, добыть медальон Душ можно только в том случае, если у тебя еще нет такого кольца. Ну, что скажешь?\n</text:p>
          </table:table-cell>
        </table:table-row>
        <table:table-row table:style-name="ro1">
          <table:table-cell office:value-type="float" office:value="486358" calcext:value-type="float">
            <text:p>486358</text:p>
          </table:table-cell>
          <table:table-cell office:value-type="string" calcext:value-type="string">
            <text:p>У тебя достаточно Печатей смерти, чтобы получить Улучшенное кольцо избавления прямо сейчас. Готов{|а} на обмен? %=18192%\n</text:p>
          </table:table-cell>
        </table:table-row>
        <table:table-row table:style-name="ro1">
          <table:table-cell office:value-type="float" office:value="486368" calcext:value-type="float">
            <text:p>486368</text:p>
          </table:table-cell>
          <table:table-cell office:value-type="string" calcext:value-type="string">
            <text:p>У тебя достаточно Печатей смерти, чтобы получить Эпическое кольцо смерти прямо сейчас. Готов{|а} на обмен? %=18193%\n</text:p>
          </table:table-cell>
        </table:table-row>
        <table:table-row table:style-name="ro1">
          <table:table-cell office:value-type="float" office:value="486378" calcext:value-type="float">
            <text:p>486378</text:p>
          </table:table-cell>
          <table:table-cell office:value-type="string" calcext:value-type="string">
            <text:p>У тебя достаточно Печатей смерти, чтобы получить Высшее кольцо смерти прямо сейчас. Готов{|а} на обмен? %=18194%\n</text:p>
          </table:table-cell>
        </table:table-row>
        <table:table-row table:style-name="ro1">
          <table:table-cell office:value-type="float" office:value="486497" calcext:value-type="float">
            <text:p>486497</text:p>
          </table:table-cell>
          <table:table-cell office:value-type="string" calcext:value-type="string">
            <text:p>Здравствуй, {воин|воительница}! Тебя интересует добыча жемчуга? Если да, то с удовольствием дам тебе одну наводку. %=3714%\n</text:p>
          </table:table-cell>
        </table:table-row>
        <table:table-row table:style-name="ro1">
          <table:table-cell office:value-type="float" office:value="486514" calcext:value-type="float">
            <text:p>486514</text:p>
          </table:table-cell>
          <table:table-cell office:value-type="string" calcext:value-type="string">
            <text:p>Ух ты, ну тогда я пош{ел|ла}!</text:p>
          </table:table-cell>
        </table:table-row>
        <table:table-row table:style-name="ro1">
          <table:table-cell office:value-type="float" office:value="488228" calcext:value-type="float">
            <text:p>488228</text:p>
          </table:table-cell>
          <table:table-cell office:value-type="string" calcext:value-type="string">
            <text:p>Заманчиво. Я готов{|а} помочь.</text:p>
          </table:table-cell>
        </table:table-row>
        <table:table-row table:style-name="ro1">
          <table:table-cell office:value-type="float" office:value="488232" calcext:value-type="float">
            <text:p>488232</text:p>
          </table:table-cell>
          <table:table-cell office:value-type="string" calcext:value-type="string">
            <text:p>Сходишь к нему в магазин и сам{|а} все увидишь. А вот теперь поговорим о награде. За каждый собранный портфель новичка ты получишь спящую михрютку. За каждые 10 портфелей - осколок особого камня. Пять таких осколков объединяются в особый редкий камешек, который даст тебе дополнительные силы в бою. За каждые 100 портфелей ты получишь набор предметов для призыва разных боссов, за 200 - плодоносный лист денежного дерева, а за 1000 - 500 рубидиевых пластин. Если же ты сможешь собрать 5000 портфелей, то с некоторым шансом при каждом его сборе ты сможешь получить особый сертификат, который позволит тебе открыть практически любую медаль.%=7641,18355,10505,15376,14886%%=14984,14985,1758,16918%</text:p>
          </table:table-cell>
        </table:table-row>
        <table:table-row table:style-name="ro1">
          <table:table-cell office:value-type="float" office:value="488236" calcext:value-type="float">
            <text:p>488236</text:p>
          </table:table-cell>
          <table:table-cell office:value-type="string" calcext:value-type="string">
            <text:p>Э-э-э... Я так давно проходил{|а} этот курс, что успел{|а} уже забыть о нем...</text:p>
          </table:table-cell>
        </table:table-row>
        <table:table-row table:style-name="ro1">
          <table:table-cell office:value-type="float" office:value="489051" calcext:value-type="float">
            <text:p>489051</text:p>
          </table:table-cell>
          <table:table-cell office:value-type="string" calcext:value-type="string">
            <text:p>Доброго тебе здравия, %NICK%! Ты приш{ел|ла} узнать о новых рунах для шионского оружия? С удовольствием тебе расскажу об этом замечательном открытии. \nРуны разгрома, изнурения и восстановления усилят твой Трезубец Шиона или Глэйс. Собираются они из множества осколков, которые придется поискать по всему Элинору. %=18257,18258,18259%\n</text:p>
          </table:table-cell>
        </table:table-row>
        <table:table-row table:style-name="ro1">
          <table:table-cell office:value-type="float" office:value="489060" calcext:value-type="float">
            <text:p>489060</text:p>
          </table:table-cell>
          <table:table-cell office:value-type="string" calcext:value-type="string">
            <text:p>Что это за звери такие? Никогда их не видывал{|а}!</text:p>
          </table:table-cell>
        </table:table-row>
        <table:table-row table:style-name="ro1">
          <table:table-cell office:value-type="float" office:value="489069" calcext:value-type="float">
            <text:p>489069</text:p>
          </table:table-cell>
          <table:table-cell office:value-type="string" calcext:value-type="string">
            <text:p>Когда звери начали стремительно вымирать, жрецы сумели заключить их души в магические кристаллы. Учет никем не велся, и теперь неизвестно, какой монстр заточен в каждом кристалле - это может быть и Жаберворг, и Тородактиль, и Дрогозавр. Нужно быть готов{ым|ой} вступить в бой с любым из них. Таких талисманов много в ярмарочной лавке. Заходи, выбирай, пробуй!\n</text:p>
          </table:table-cell>
        </table:table-row>
        <table:table-row table:style-name="ro1">
          <table:table-cell office:value-type="float" office:value="498012" calcext:value-type="float">
            <text:p>498012</text:p>
          </table:table-cell>
          <table:table-cell office:value-type="string" calcext:value-type="string">
            <text:p>О, ты не будешь разочарован{|а}. Для начала тебе потребуется собрать по одному листу каждого вида в специальный альбом или тетрадь для гербария. Это принесет тебе 10 или 5 Осенних монет.%=18562%Эти монеты ты сможешь потратить в Осеннем магазине, расположенном на Торговой площади, на покупку разных товаров, например:%=20787,22253,2832%</text:p>
          </table:table-cell>
        </table:table-row>
        <table:table-row table:style-name="ro1">
          <table:table-cell office:value-type="float" office:value="501747" calcext:value-type="float">
            <text:p>501747</text:p>
          </table:table-cell>
          <table:table-cell office:value-type="string" calcext:value-type="string">
            <text:p>Здравствуй, %NICK%. Какими судьбами оказал{ся|ась} в моей хижине?\n</text:p>
          </table:table-cell>
        </table:table-row>
        <table:table-row table:style-name="ro1">
          <table:table-cell office:value-type="float" office:value="501829" calcext:value-type="float">
            <text:p>501829</text:p>
          </table:table-cell>
          <table:table-cell office:value-type="string" calcext:value-type="string">
            <text:p>Поздравляю! Вот ты и стал{|а} счастливым хозяином болотного питомца! Хотя радоваться еще рано. Об этих пока еще безобидных крохах нужно позаботиться, иначе ничем они тебе не помогут. %=18936%\n</text:p>
          </table:table-cell>
        </table:table-row>
        <table:table-row table:style-name="ro1">
          <table:table-cell office:value-type="float" office:value="501850" calcext:value-type="float">
            <text:p>501850</text:p>
          </table:table-cell>
          <table:table-cell office:value-type="string" calcext:value-type="string">
            <text:p>Дай-ка посмотреть, что ты там принес{|ла}. Хорошие жуки, мясистые. Давай их по одному, пока квоки не насытятся. Затем возвращайся ко мне. %=18928:10%</text:p>
          </table:table-cell>
        </table:table-row>
        <table:table-row table:style-name="ro1">
          <table:table-cell office:value-type="float" office:value="502026" calcext:value-type="float">
            <text:p>502026</text:p>
          </table:table-cell>
          <table:table-cell office:value-type="string" calcext:value-type="string">
            <text:p>Поздравляю! Вот ты и стал{|а} счастливым хозяином болотного питомца! Хотя радоваться еще рано. Об этой пока еще безобидной крохе нужно позаботиться, иначе ничем он тебе не поможет. %=18937%\n</text:p>
          </table:table-cell>
        </table:table-row>
        <table:table-row table:style-name="ro1">
          <table:table-cell office:value-type="float" office:value="502040" calcext:value-type="float">
            <text:p>502040</text:p>
          </table:table-cell>
          <table:table-cell office:value-type="string" calcext:value-type="string">
            <text:p>Дай-ка посмотреть, что ты там принес{|ла}. Хорошие жуки, мясистые. Давай их по одному, пока хозяин не насытится. Затем возвращайся ко мне. %=18928:10%</text:p>
          </table:table-cell>
        </table:table-row>
        <table:table-row table:style-name="ro1">
          <table:table-cell office:value-type="float" office:value="502117" calcext:value-type="float">
            <text:p>502117</text:p>
          </table:table-cell>
          <table:table-cell office:value-type="string" calcext:value-type="string">
            <text:p>Здравствуй, %NICK%. Какими судьбами оказал{ся|ась} в моем доме?\n\n</text:p>
          </table:table-cell>
        </table:table-row>
        <table:table-row table:style-name="ro1">
          <table:table-cell office:value-type="float" office:value="502163" calcext:value-type="float">
            <text:p>502163</text:p>
          </table:table-cell>
          <table:table-cell office:value-type="string" calcext:value-type="string">
            <text:p>Поздравляю! Вот ты и стал{|а} счастлив{ым|ой} обладател{ем|ьницей} Руны элементов хаоса! Хотя радоваться еще рано. Энергия сейчас нестабильна и слишком интенсивно излучается, а вызванный Хаос может натворить бед! Нужно обуздать эту силу при помощи стабилизаторов, которые используются в миниботах. Возвращайся в Кварцевую долину и собери 10 стабилизаторов. %=18939,18930:10%\n</text:p>
          </table:table-cell>
        </table:table-row>
        <table:table-row table:style-name="ro1">
          <table:table-cell office:value-type="float" office:value="502177" calcext:value-type="float">
            <text:p>502177</text:p>
          </table:table-cell>
          <table:table-cell office:value-type="string" calcext:value-type="string">
            <text:p>Дай-ка посмотреть, что ты там принес{|ла}. Да, именно эти стабилизаторы хорошо подходят для упорядочивания потоков. Применяй их осторожно и по одному, пока мерцающее свечение не станет непрерывным. %=18930:10%</text:p>
          </table:table-cell>
        </table:table-row>
        <table:table-row table:style-name="ro1">
          <table:table-cell office:value-type="float" office:value="502519" calcext:value-type="float">
            <text:p>502519</text:p>
          </table:table-cell>
          <table:table-cell office:value-type="string" calcext:value-type="string">
            <text:p>Поздравляю! Вот ты и стал{|а} счастлив{ым|ой} обладател{ем|ьницей} Руны Древнего хаоса! Хотя радоваться еще рано. Энергия сейчас нестабильна и слишком интенсивно излучается, а вызванный Хаос может натворить бед! Нужно обуздать эту силу при помощи стабилизаторов, которые используются в миниботах. Возвращайся в Кварцевую долину и собери 10 стабилизаторов. %=18940,18930:10%\n</text:p>
          </table:table-cell>
        </table:table-row>
        <table:table-row table:style-name="ro1">
          <table:table-cell office:value-type="float" office:value="503351" calcext:value-type="float">
            <text:p>503351</text:p>
          </table:table-cell>
          <table:table-cell office:value-type="string" calcext:value-type="string">
            <text:p>Принес{|ла} сотню склянок с кровью? Отлично. Теперь смотри, как я медленно капаю ее на руну. Обрати внимание, как колеблется ее свечение - это Хаос начинает чувствовать врага! %=3717:100%</text:p>
          </table:table-cell>
        </table:table-row>
        <table:table-row table:style-name="ro1">
          <table:table-cell office:value-type="float" office:value="503368" calcext:value-type="float">
            <text:p>503368</text:p>
          </table:table-cell>
          <table:table-cell office:value-type="string" calcext:value-type="string">
            <text:p>Принес{|ла} сотню склянок с кровью? Отлично. Теперь смотри, с каким аппетитом поглощает ее Хозяин болот! Он уже начинает чувствовать врага! %=3717:100%</text:p>
          </table:table-cell>
        </table:table-row>
        <table:table-row table:style-name="ro1">
          <table:table-cell office:value-type="float" office:value="503372" calcext:value-type="float">
            <text:p>503372</text:p>
          </table:table-cell>
          <table:table-cell office:value-type="string" calcext:value-type="string">
            <text:p>Принес{|ла} сотню склянок с кровью? Отлично. Теперь смотри, с каким аппетитом поглощают ее твои квоки! Они уже начинают чувствовать врага! %=3717:100%</text:p>
          </table:table-cell>
        </table:table-row>
        <table:table-row table:style-name="ro1">
          <table:table-cell office:value-type="float" office:value="507113" calcext:value-type="float">
            <text:p>507113</text:p>
          </table:table-cell>
          <table:table-cell office:value-type="string" calcext:value-type="string">
            <text:p>Здравствуй, здравствуй. С чем пожаловал{|а}?</text:p>
          </table:table-cell>
        </table:table-row>
        <table:table-row table:style-name="ro1">
          <table:table-cell office:value-type="float" office:value="507118" calcext:value-type="float">
            <text:p>507118</text:p>
          </table:table-cell>
          <table:table-cell office:value-type="string" calcext:value-type="string">
            <text:p>Для лома надо 10 кусков железной руды и 10 обычных огненных рун. И столько же нужно для перчаток - они нужны специальные! То есть всего по 20. И ещё для перчаток надо 15 отрезов неопалимой ткани. Запомнил{|а}? Ну ступай, разыскивай. %=1938:20,13866:20,9149:15%</text:p>
          </table:table-cell>
        </table:table-row>
        <table:table-row table:style-name="ro1">
          <table:table-cell office:value-type="float" office:value="507132" calcext:value-type="float">
            <text:p>507132</text:p>
          </table:table-cell>
          <table:table-cell office:value-type="string" calcext:value-type="string">
            <text:p>Ну что, удалось все разыскать? Думаю, сложностей особых не возникло, иначе бы ты не вернул{ся|ась} так рано.</text:p>
          </table:table-cell>
        </table:table-row>
        <table:table-row table:style-name="ro1">
          <table:table-cell office:value-type="float" office:value="507183" calcext:value-type="float">
            <text:p>507183</text:p>
          </table:table-cell>
          <table:table-cell office:value-type="string" calcext:value-type="string">
            <text:p>Да ты же {весь|вся} в снегу! Видно, досталось тебе от Снежных вихрей?</text:p>
          </table:table-cell>
        </table:table-row>
        <table:table-row table:style-name="ro1">
          <table:table-cell office:value-type="float" office:value="518930" calcext:value-type="float">
            <text:p>518930</text:p>
          </table:table-cell>
          <table:table-cell office:value-type="string" calcext:value-type="string">
            <text:p>Уже чувствую солоноватый запах пустыни. Согрел{ся|ась} хоть, пока гулял{|а} по Соли-Дору? Ну что ж, дело за малым - подарить Мартиусу силу тепла, чтобы он воспрял!</text:p>
          </table:table-cell>
        </table:table-row>
        <table:table-row table:style-name="ro1">
          <table:table-cell office:value-type="float" office:value="518962" calcext:value-type="float">
            <text:p>518962</text:p>
          </table:table-cell>
          <table:table-cell office:value-type="string" calcext:value-type="string">
            <text:p>Привет тебе, %NICK%. Как делишки? Чего уныл{ый|ая} так{ой|ая}? А ну давай в снежки поиграем?</text:p>
          </table:table-cell>
        </table:table-row>
        <table:table-row table:style-name="ro1">
          <table:table-cell office:value-type="float" office:value="518966" calcext:value-type="float">
            <text:p>518966</text:p>
          </table:table-cell>
          <table:table-cell office:value-type="string" calcext:value-type="string">
            <text:p>Не до этого мне, Снежный дух. Я долж{ен|на} снять проклятье Снежной королевы с бога месяца апреля. Для этого надо найти его силу, а заключена она в веточке с набухшими почками. Вот где такую мне отыскать? Ума не приложу!</text:p>
          </table:table-cell>
        </table:table-row>
        <table:table-row table:style-name="ro1">
          <table:table-cell office:value-type="float" office:value="519086" calcext:value-type="float">
            <text:p>519086</text:p>
          </table:table-cell>
          <table:table-cell office:value-type="string" calcext:value-type="string">
            <text:p>Принёс{|ла}, значит. Давай сюда ящик, я посажу в него этот росточек своими руками, чтобы он наверняка прижился. Но твоё участие тоже понадобится. Поливай свою земляничку каждый час из Магической лейки, пока ягодка не появится и созреет. Приноси потом ящик, посмотрим на результат. %=19205,1605%</text:p>
          </table:table-cell>
        </table:table-row>
        <table:table-row table:style-name="ro1">
          <table:table-cell office:value-type="float" office:value="519101" calcext:value-type="float">
            <text:p>519101</text:p>
          </table:table-cell>
          <table:table-cell office:value-type="string" calcext:value-type="string">
            <text:p>Как твои успехи, мо{й|я} юн{ый|ая} ягодн{ый|ая} мастер{|ица}? Все получилось? Ай да молодец! Люблю, когда ученики делают успехи! Давай я помогу тебе собрать урожай в лукошко, и готово.%=19192%</text:p>
          </table:table-cell>
        </table:table-row>
        <table:table-row table:style-name="ro1">
          <table:table-cell office:value-type="float" office:value="519236" calcext:value-type="float">
            <text:p>519236</text:p>
          </table:table-cell>
          <table:table-cell office:value-type="string" calcext:value-type="string">
            <text:p>Доброго тебе дня, %NICK%! Какими судьбами оказал{ся|ась} в моей хижинке?</text:p>
          </table:table-cell>
        </table:table-row>
        <table:table-row table:style-name="ro1">
          <table:table-cell office:value-type="float" office:value="519251" calcext:value-type="float">
            <text:p>519251</text:p>
          </table:table-cell>
          <table:table-cell office:value-type="string" calcext:value-type="string">
            <text:p>Аха-ха, как{ой|ая} же ты перемазанн{ый|ая}. Что, не помогли доспехи руки не запачкать? Ничего, грязная работа пойдет тебе на пользу - не будешь так{им|ой} заносчив{ым|ой}. Ладно, уговор есть уговор, вот тебе самые сочные помидорки, которые мне удалось вырастить.%=19193%</text:p>
          </table:table-cell>
        </table:table-row>
        <table:table-row table:style-name="ro1">
          <table:table-cell office:value-type="float" office:value="519278" calcext:value-type="float">
            <text:p>519278</text:p>
          </table:table-cell>
          <table:table-cell office:value-type="string" calcext:value-type="string">
            <text:p>Вы поглядите, как{ой|ая} важн{ый|ая} <text:s/>- срочное дело у {него|нее}! А мое дело, значит так - фигня? День за днём поливаю, окучиваю, усы обрываю, урожай снимаю...</text:p>
          </table:table-cell>
        </table:table-row>
        <table:table-row table:style-name="ro1">
          <table:table-cell office:value-type="float" office:value="519282" calcext:value-type="float">
            <text:p>519282</text:p>
          </table:table-cell>
          <table:table-cell office:value-type="string" calcext:value-type="string">
            <text:p>Да понял{|а} я, как ты стараешься. Ну можно мне хоть пару помидоров? Дело важное и срочное!</text:p>
          </table:table-cell>
        </table:table-row>
        <table:table-row table:style-name="ro1">
          <table:table-cell office:value-type="float" office:value="519285" calcext:value-type="float">
            <text:p>519285</text:p>
          </table:table-cell>
          <table:table-cell office:value-type="string" calcext:value-type="string">
            <text:p>А ты, видно, решил{|а}, что мне это богатство с неба падает? Да знаешь, какой труд стоит за каждой тыковкой? Днями и ночами я не покладая рук ухаживаю за фермой: почву взрыхли, воду подведи, сорняки повыдёргивай, удобрения раскидай...</text:p>
          </table:table-cell>
        </table:table-row>
        <table:table-row table:style-name="ro1">
          <table:table-cell office:value-type="float" office:value="519370" calcext:value-type="float">
            <text:p>519370</text:p>
          </table:table-cell>
          <table:table-cell office:value-type="string" calcext:value-type="string">
            <text:p>Ты вокруг да около не ходи. Говори, зачем приш{ёл|ла}.</text:p>
          </table:table-cell>
        </table:table-row>
        <table:table-row table:style-name="ro1">
          <table:table-cell office:value-type="float" office:value="519379" calcext:value-type="float">
            <text:p>519379</text:p>
          </table:table-cell>
          <table:table-cell office:value-type="string" calcext:value-type="string">
            <text:p>Грибы для бога? Ха-ха-ха! Это ты не себя, случайно, имеешь ввиду? Ой, уморил{|а}!</text:p>
          </table:table-cell>
        </table:table-row>
        <table:table-row table:style-name="ro1">
          <table:table-cell office:value-type="float" office:value="519389" calcext:value-type="float">
            <text:p>519389</text:p>
          </table:table-cell>
          <table:table-cell office:value-type="string" calcext:value-type="string">
            <text:p>Ах, как{ой|ая} расторопн{ый|ая} помощни{к|ца} мне попал{ся|ась}! Так быстро расколдовали девятерых моих братьев! Теперь на очереди десятый - властитель месяца октября. Это время листопада: когда сотни разноцветных листьев опадают с деревьев и покрывают землю. Поэтому-то силу Октябриана следует искать в букете осенних листьев. Собери по одному Березовому, Ивовому, Кленовому, Дубовому и Рябиновому листу в букетик при помощи ленты из городского магазина. Он-то и станет спасением для моего замороженного брата. %=16070,16071,16072,16073,16074,19196%</text:p>
          </table:table-cell>
        </table:table-row>
        <table:table-row table:style-name="ro1">
          <table:table-cell office:value-type="float" office:value="519430" calcext:value-type="float">
            <text:p>519430</text:p>
          </table:table-cell>
          <table:table-cell office:value-type="string" calcext:value-type="string">
            <text:p>Меня и правда уже довели эти Октупулусы, хочу как следует проучить их и отбить охоту приближаться к моему дому. И есть у меня хитрый план! Ты же бывал{|а} на Снежном острове? Там полно снеговиков. Раздобудь-ка у них снежков побольше. Ну, скажем, 15. И я тогда устрою Октупулусам холодный прием - они надолго забудут дорогу ко мне. Ха-ха! %=1239:15%</text:p>
          </table:table-cell>
        </table:table-row>
        <table:table-row table:style-name="ro1">
          <table:table-cell office:value-type="float" office:value="519451" calcext:value-type="float">
            <text:p>519451</text:p>
          </table:table-cell>
          <table:table-cell office:value-type="string" calcext:value-type="string">
            <text:p>Что, уже принес{|ла}? А ну, дай-ка подержать! Давненько я снега не видел своими глазами. Уж больно далеко добираться до северных земель, и одежды подходящей у меня нет... Ну держи, вот баночка отличных грибочков. В этом году они особенно удались! Удачи!</text:p>
          </table:table-cell>
        </table:table-row>
        <table:table-row table:style-name="ro1">
          <table:table-cell office:value-type="float" office:value="519486" calcext:value-type="float">
            <text:p>519486</text:p>
          </table:table-cell>
          <table:table-cell office:value-type="string" calcext:value-type="string">
            <text:p>Здравствуй, здравствуй. Давненько не заглядывал{|а} ко мне в гости. Какое дело привело тебя ко мне?</text:p>
          </table:table-cell>
        </table:table-row>
        <table:table-row table:style-name="ro1">
          <table:table-cell office:value-type="float" office:value="519496" calcext:value-type="float">
            <text:p>519496</text:p>
          </table:table-cell>
          <table:table-cell office:value-type="string" calcext:value-type="string">
            <text:p>Как же нет? Есть! Только вся она у меня зарезервирована на собственные нужды. Но мне несложно сделать для тебя порцию, только для этого понадобится вода из одного магического места. Зимняя долина - слышал{|а} о такой?</text:p>
          </table:table-cell>
        </table:table-row>
        <table:table-row table:style-name="ro1">
          <table:table-cell office:value-type="float" office:value="519498" calcext:value-type="float">
            <text:p>519498</text:p>
          </table:table-cell>
          <table:table-cell office:value-type="string" calcext:value-type="string">
            <text:p>Как же не слышал{|а}, так я только что оттуда! Где искать эту жидкость?</text:p>
          </table:table-cell>
        </table:table-row>
        <table:table-row table:style-name="ro1">
          <table:table-cell office:value-type="float" office:value="519502" calcext:value-type="float">
            <text:p>519502</text:p>
          </table:table-cell>
          <table:table-cell office:value-type="string" calcext:value-type="string">
            <text:p>Все ясно, я пош{ел|ла}!</text:p>
          </table:table-cell>
        </table:table-row>
        <table:table-row table:style-name="ro1">
          <table:table-cell office:value-type="float" office:value="519549" calcext:value-type="float">
            <text:p>519549</text:p>
          </table:table-cell>
          <table:table-cell office:value-type="string" calcext:value-type="string">
            <text:p>Ай да молодец! Как хорошо справил{ся|ась}! Ну что, удалось собрать 12 частиц любви? Их вполне хватит, чтобы растопить сердце нашей Снежной Королеве. Прямо сейчас отправляйся к ней и подари ей собранную любовь. %=19187:12%</text:p>
          </table:table-cell>
        </table:table-row>
        <table:table-row table:style-name="ro1">
          <table:table-cell office:value-type="float" office:value="520879" calcext:value-type="float">
            <text:p>520879</text:p>
          </table:table-cell>
          <table:table-cell office:value-type="string" calcext:value-type="string">
            <text:p>Здравствуй, %NICK%! Готов{|a} к праздничным приключениям? Если в такую суровую пору хочется волшебства, то тебе прямая дорога в Зимнюю долину! В этом месте правят Дух Зимы и Снежная королева. Но, как я слыхал, с нею приключилась какая-то беда... Отправляйся туда, разузнай, в чем там дело.</text:p>
          </table:table-cell>
        </table:table-row>
        <table:table-row table:style-name="ro1">
          <table:table-cell office:value-type="float" office:value="520894" calcext:value-type="float">
            <text:p>520894</text:p>
          </table:table-cell>
          <table:table-cell office:value-type="string" calcext:value-type="string">
            <text:p>Здравствуй, %NICK%! Готов{|а} к праздничным приключениям в Зимней долине? Держи Волшебную снежинку, она поможет тебе пройти через врата в центре острова. \nВ добрый путь!</text:p>
          </table:table-cell>
        </table:table-row>
        <table:table-row table:style-name="ro1">
          <table:table-cell office:value-type="float" office:value="557581" calcext:value-type="float">
            <text:p>557581</text:p>
          </table:table-cell>
          <table:table-cell office:value-type="string" calcext:value-type="string">
            <text:p>Готов{|а} ли ты помочь мне в спасении души..?</text:p>
          </table:table-cell>
        </table:table-row>
        <table:table-row table:style-name="ro1">
          <table:table-cell office:value-type="float" office:value="557596" calcext:value-type="float">
            <text:p>557596</text:p>
          </table:table-cell>
          <table:table-cell office:value-type="string" calcext:value-type="string">
            <text:p>Да. Если они у тебя кончатся, возвращайся ко мне за новыми. И, кроме того, я хочу, чтобы ты навестил{|а} все странные предметы на этом острове - руины затонувшего храма на северо-западе, обломки летающей машины на юго-востоке и обломки плавающей машины на юго-западе.</text:p>
          </table:table-cell>
        </table:table-row>
        <table:table-row table:style-name="ro1">
          <table:table-cell office:value-type="float" office:value="557608" calcext:value-type="float">
            <text:p>557608</text:p>
          </table:table-cell>
          <table:table-cell office:value-type="string" calcext:value-type="string">
            <text:p>Я хочу, чтобы ты прин{ёс|есла} вместо меня жертву изваяниям древних богов.</text:p>
          </table:table-cell>
        </table:table-row>
        <table:table-row table:style-name="ro1">
          <table:table-cell office:value-type="float" office:value="557621" calcext:value-type="float">
            <text:p>557621</text:p>
          </table:table-cell>
          <table:table-cell office:value-type="string" calcext:value-type="string">
            <text:p>И что же это за предметы? Я долж{ен|на} их добыть?</text:p>
          </table:table-cell>
        </table:table-row>
        <table:table-row table:style-name="ro1">
          <table:table-cell office:value-type="float" office:value="557629" calcext:value-type="float">
            <text:p>557629</text:p>
          </table:table-cell>
          <table:table-cell office:value-type="string" calcext:value-type="string">
            <text:p>У тебя закончились жертвы, мо{й помощник|я помощница}?</text:p>
          </table:table-cell>
        </table:table-row>
        <table:table-row table:style-name="ro1">
          <table:table-cell office:value-type="float" office:value="557637" calcext:value-type="float">
            <text:p>557637</text:p>
          </table:table-cell>
          <table:table-cell office:value-type="string" calcext:value-type="string">
            <text:p>Ты аккуратнее со словами, тёмный! Я тебе не помощни{к|ца}! Но я бы выбрал{|а} новые жертвы...</text:p>
          </table:table-cell>
        </table:table-row>
        <table:table-row table:style-name="ro1">
          <table:table-cell office:value-type="float" office:value="557658" calcext:value-type="float">
            <text:p>557658</text:p>
          </table:table-cell>
          <table:table-cell office:value-type="string" calcext:value-type="string">
            <text:p>Рад{|а} за тебя.</text:p>
          </table:table-cell>
        </table:table-row>
        <table:table-row table:style-name="ro1">
          <table:table-cell office:value-type="float" office:value="557932" calcext:value-type="float">
            <text:p>557932</text:p>
          </table:table-cell>
          <table:table-cell office:value-type="string" calcext:value-type="string">
            <text:p>Приветствую тебя, %NICK%! Что ты хотел{|а} узнать?</text:p>
          </table:table-cell>
        </table:table-row>
        <table:table-row table:style-name="ro1">
          <table:table-cell office:value-type="float" office:value="557993" calcext:value-type="float">
            <text:p>557993</text:p>
          </table:table-cell>
          <table:table-cell office:value-type="string" calcext:value-type="string">
            <text:p>Очень рад тебе, %NICK%! Хорошо, что заш{ел|ла}, я как раз приготовил тебе небольшой презент - 3 Платиновых жетона! Надеюсь, ты найдешь себе развлечение по вкусу. Удачи и возвращайся завтра за новым подарком!%=19782:3%\n</text:p>
          </table:table-cell>
        </table:table-row>
        <table:table-row table:style-name="ro1">
          <table:table-cell office:value-type="float" office:value="558021" calcext:value-type="float">
            <text:p>558021</text:p>
          </table:table-cell>
          <table:table-cell office:value-type="string" calcext:value-type="string">
            <text:p>Я краем глаза видел, как ты махал{|а} мечом, распугивая грызунов. Отличная работа! Рад вручить тебе небольшой запас жетонов за старание!%=19782:4%\n</text:p>
          </table:table-cell>
        </table:table-row>
        <table:table-row table:style-name="ro1">
          <table:table-cell office:value-type="float" office:value="558038" calcext:value-type="float">
            <text:p>558038</text:p>
          </table:table-cell>
          <table:table-cell office:value-type="string" calcext:value-type="string">
            <text:p>Да раз плюнуть! Я пош{ел|ла}.</text:p>
          </table:table-cell>
        </table:table-row>
        <table:table-row table:style-name="ro1">
          <table:table-cell office:value-type="float" office:value="558045" calcext:value-type="float">
            <text:p>558045</text:p>
          </table:table-cell>
          <table:table-cell office:value-type="string" calcext:value-type="string">
            <text:p>Ого, вот это букет из шаров! Ты славно постарал{ся|ась}, рад вручить тебе честно заработанные жетоны.%=19782:4% \n</text:p>
          </table:table-cell>
        </table:table-row>
        <table:table-row table:style-name="ro1">
          <table:table-cell office:value-type="float" office:value="558121" calcext:value-type="float">
            <text:p>558121</text:p>
          </table:table-cell>
          <table:table-cell office:value-type="string" calcext:value-type="string">
            <text:p>Ну что, отправил{|а} пригласительные? Отлично, надеюсь, теперь точно каждый элинорец заглянет в наш парк! Держи заработанные жетоны!%=19782:4%</text:p>
          </table:table-cell>
        </table:table-row>
        <table:table-row table:style-name="ro1">
          <table:table-cell office:value-type="float" office:value="558748" calcext:value-type="float">
            <text:p>558748</text:p>
          </table:table-cell>
          <table:table-cell office:value-type="string" calcext:value-type="string">
            <text:p>{Конечно, смельчак, по мне же видно!|Вообще-то некультурно так обращаться к девушке. Но я смелая, если хочешь знать.}</text:p>
          </table:table-cell>
        </table:table-row>
        <table:table-row table:style-name="ro1">
          <table:table-cell office:value-type="float" office:value="558754" calcext:value-type="float">
            <text:p>558754</text:p>
          </table:table-cell>
          <table:table-cell office:value-type="string" calcext:value-type="string">
            <text:p>Я соглас{ен|на}!</text:p>
          </table:table-cell>
        </table:table-row>
        <table:table-row table:style-name="ro1">
          <table:table-cell office:value-type="float" office:value="563569" calcext:value-type="float">
            <text:p>563569</text:p>
          </table:table-cell>
          <table:table-cell office:value-type="string" calcext:value-type="string">
            <text:p>Здравствуй. Вижу, ты выполнил{|а} свою часть соглашения и окропила тела всех моих братьев в этом склепе.</text:p>
          </table:table-cell>
        </table:table-row>
        <table:table-row table:style-name="ro1">
          <table:table-cell office:value-type="float" office:value="567906" calcext:value-type="float">
            <text:p>567906</text:p>
          </table:table-cell>
          <table:table-cell office:value-type="string" calcext:value-type="string">
            <text:p>Ты принес{|ла} мне необходимые ингредиенты?</text:p>
          </table:table-cell>
        </table:table-row>
        <table:table-row table:style-name="ro1">
          <table:table-cell office:value-type="float" office:value="574556" calcext:value-type="float">
            <text:p>574556</text:p>
          </table:table-cell>
          <table:table-cell office:value-type="string" calcext:value-type="string">
            <text:p>У тебя достаточно Печатей смерти, чтобы получить Эфирный топор Тогрома прямо сейчас. Готов{|а} на обмен? %=13172%\n</text:p>
          </table:table-cell>
        </table:table-row>
        <table:table-row table:style-name="ro1">
          <table:table-cell office:value-type="float" office:value="574587" calcext:value-type="float">
            <text:p>574587</text:p>
          </table:table-cell>
          <table:table-cell office:value-type="string" calcext:value-type="string">
            <text:p>У тебя достаточно Печатей смерти, чтобы получить Эфирный меч Лагре прямо сейчас. Готов{|а} на обмен? %=13171%\n</text:p>
          </table:table-cell>
        </table:table-row>
        <table:table-row table:style-name="ro1">
          <table:table-cell office:value-type="float" office:value="601767" calcext:value-type="float">
            <text:p>601767</text:p>
          </table:table-cell>
          <table:table-cell office:value-type="string" calcext:value-type="string">
            <text:p>Здоров{|а} будь, %NICK%! Выпить приш{ел|ла} или закусить?</text:p>
          </table:table-cell>
        </table:table-row>
        <table:table-row table:style-name="ro1">
          <table:table-cell office:value-type="float" office:value="601789" calcext:value-type="float">
            <text:p>601789</text:p>
          </table:table-cell>
          <table:table-cell office:value-type="string" calcext:value-type="string">
            <text:p>Да тебе само{му|й} <text:s/>надо поскорее в школу. Считать совсем разучил{ся|ась}, тут нет двух золотых!</text:p>
          </table:table-cell>
        </table:table-row>
        <table:table-row table:style-name="ro1">
          <table:table-cell office:value-type="float" office:value="601797" calcext:value-type="float">
            <text:p>601797</text:p>
          </table:table-cell>
          <table:table-cell office:value-type="string" calcext:value-type="string">
            <text:p>Я попрошу у тебя за него пару золотых монет или два трофея победителя. Выбирай, что готов{|а} отдать.</text:p>
          </table:table-cell>
        </table:table-row>
        <table:table-row table:style-name="ro1">
          <table:table-cell office:value-type="float" office:value="601920" calcext:value-type="float">
            <text:p>601920</text:p>
          </table:table-cell>
          <table:table-cell office:value-type="string" calcext:value-type="string">
            <text:p>С чем пожаловал{|а}, уважаем{ый|ая}?</text:p>
          </table:table-cell>
        </table:table-row>
        <table:table-row table:style-name="ro1">
          <table:table-cell office:value-type="float" office:value="601961" calcext:value-type="float">
            <text:p>601961</text:p>
          </table:table-cell>
          <table:table-cell office:value-type="string" calcext:value-type="string">
            <text:p>Буду рад{|а} сделать это!</text:p>
          </table:table-cell>
        </table:table-row>
        <table:table-row table:style-name="ro1">
          <table:table-cell office:value-type="float" office:value="603552" calcext:value-type="float">
            <text:p>603552</text:p>
          </table:table-cell>
          <table:table-cell office:value-type="string" calcext:value-type="string">
            <text:p>Здравия желаю, вои{н|тельница}! Как служба идет?</text:p>
          </table:table-cell>
        </table:table-row>
        <table:table-row table:style-name="ro1">
          <table:table-cell office:value-type="float" office:value="603560" calcext:value-type="float">
            <text:p>603560</text:p>
          </table:table-cell>
          <table:table-cell office:value-type="string" calcext:value-type="string">
            <text:p>А, точно, я же отдавал такой приказ. Ты перв{ый|ая}, кто его выполнил. Не торопятся наши вояки помогать новичкам, надо бы крепко за них взяться, времена неспокойные. Держи свою награду.%=20987%</text:p>
          </table:table-cell>
        </table:table-row>
        <table:table-row table:style-name="ro1">
          <table:table-cell office:value-type="float" office:value="609604" calcext:value-type="float">
            <text:p>609604</text:p>
          </table:table-cell>
          <table:table-cell office:value-type="string" calcext:value-type="string">
            <text:p>Я понял{|а}, буду стараться.</text:p>
          </table:table-cell>
        </table:table-row>
        <table:table-row table:style-name="ro1">
          <table:table-cell office:value-type="float" office:value="609644" calcext:value-type="float">
            <text:p>609644</text:p>
          </table:table-cell>
          <table:table-cell office:value-type="string" calcext:value-type="string">
            <text:p>Что я вижу? Ты уже обзавел{ся|ась} артефактным мечом! Один раз в сутки ты можешь получать от него усиление к двум любым навыкам. У тебя в руках обычный артефакт, который прибавляет параметрам всего по 50 единиц на 1,5 часа в день. Если повезет получить усиление на наши профильные параметры, меткость и броню, то они увеличатся вдвое: для обычного артефакта это будет уже 100 единиц.\nТы можешь улучшить артефакт до легендарного и получать 500 единиц на обычные навыки и 1000 на профильные на 4 часа в сутки.%=21353,21354,21355,21356,21357,21358%\n</text:p>
          </table:table-cell>
        </table:table-row>
        <table:table-row table:style-name="ro1">
          <table:table-cell office:value-type="float" office:value="609657" calcext:value-type="float">
            <text:p>609657</text:p>
          </table:table-cell>
          <table:table-cell office:value-type="string" calcext:value-type="string">
            <text:p>Что я вижу? Ты уже обзавел{ся|ась} артефактной секирой! Один раз в сутки ты можешь получать от него усиление к двум любым навыкам. У тебя в руках обычный артефакт, который прибавляет параметрам всего по 50 единиц на 1,5 часа в день. Если повезет получить усиление на наши профильные параметры, меткость и броню, то они увеличатся вдвое: для обычного артефакта это будет уже 100 единиц.\nТы можешь улучшить артефакт до легендарного и получать 500 единиц на обычные навыки и 1000 на профильные на 4 часа в сутки.%=21360,21361,21362,21363,21364,21365%</text:p>
          </table:table-cell>
        </table:table-row>
        <table:table-row table:style-name="ro1">
          <table:table-cell office:value-type="float" office:value="609778" calcext:value-type="float">
            <text:p>609778</text:p>
          </table:table-cell>
          <table:table-cell office:value-type="string" calcext:value-type="string">
            <text:p>Ты желаешь стать сильнее, не так ли, {мой друг|подруга}? Я знаю, как это сделать. Ты можешь вырастить себе вечнозеленый побег, который один раз в сутки увеличит на время 2 случайные характеристики. Чем мощнее артефактный побег, тем сильнее усиление и тем дольше оно действует. А если повезет, то наши профильные параметры - укрощение и контрудар - будут увеличены вдвое от обычного значения.%=21467,21468,21469,21470,21471,21472%</text:p>
          </table:table-cell>
        </table:table-row>
        <table:table-row table:style-name="ro1">
          <table:table-cell office:value-type="float" office:value="609800" calcext:value-type="float">
            <text:p>609800</text:p>
          </table:table-cell>
          <table:table-cell office:value-type="string" calcext:value-type="string">
            <text:p>Под дождик тут я еще не попадал{|а}, но под солнышком погрел{ся|ась} сполна. Расскажи мне, пожалуйста, про артефактный побег.</text:p>
          </table:table-cell>
        </table:table-row>
        <table:table-row table:style-name="ro1">
          <table:table-cell office:value-type="float" office:value="609809" calcext:value-type="float">
            <text:p>609809</text:p>
          </table:table-cell>
          <table:table-cell office:value-type="string" calcext:value-type="string">
            <text:p>О, ты решил{|а} постичь секреты природных сил? С удовольствием расскажу все, что знаю. Найди плодоносный куст на моей грядке около пугала и как следует поливай его водой из магической лейки, пока он не подарит тебе семя. На один полив уходит сразу 10 леек, и если повезет, семя созреет сразу, а если нет, то... просто продолжай поливать и все. Но не лей много за раз, а то превратишь мои угодья в болото. Когда семечка будет у тебя, возвращайся ко мне.%=1605:10,21466%</text:p>
          </table:table-cell>
        </table:table-row>
        <table:table-row table:style-name="ro1">
          <table:table-cell office:value-type="float" office:value="609831" calcext:value-type="float">
            <text:p>609831</text:p>
          </table:table-cell>
          <table:table-cell office:value-type="string" calcext:value-type="string">
            <text:p>В твоих руках тот самый побег? Я рад, что принял тебя в ряды друидов, ты достойн{ый|ая} представитель{|ница} братства. Один раз в сутки ты можешь получать от побега усиление к двум любым навыкам. У тебя в руках обычный артефакт, который прибавляет параметрам всего по 50 единиц на 1,5 часа в день. Если повезет получить усиление на наши профильные параметры, укрощение и контрудар, то они увеличатся вдвое: для обычного артефакта это будет уже 100 единиц.\nТы можешь улучшить артефакт до легендарного и получать 500 единиц на обычные навыки и 1000 на профильные на 4 часа в сутки.%=21467,21468,21469,21470,21471,21472%\n</text:p>
          </table:table-cell>
        </table:table-row>
        <table:table-row table:style-name="ro1">
          <table:table-cell office:value-type="float" office:value="609932" calcext:value-type="float">
            <text:p>609932</text:p>
          </table:table-cell>
          <table:table-cell office:value-type="string" calcext:value-type="string">
            <text:p>Готов{|а} стать сильнее, %NICK%? У меня есть универсальный рецепт. Нужно всего лишь раздобыть артефактный рог вымершего трехрога и зачаровать его подобно легендарному Гремучему рогу. Он, конечно, не сделает тебя бессмертн{ым|ой}, но принесет усиление в бою. Один раз в сутки два твоих параметра увеличатся на время. Чем мощнее артефактный рог, тем сильнее усиление и тем дольше оно действует. А если повезет, то наши профильные параметры - ярость и разрушение - будут увеличены вдвое от обычного значения.%=21481,21482,21483,21484,21485,21486%\n</text:p>
          </table:table-cell>
        </table:table-row>
        <table:table-row table:style-name="ro1">
          <table:table-cell office:value-type="float" office:value="609942" calcext:value-type="float">
            <text:p>609942</text:p>
          </table:table-cell>
          <table:table-cell office:value-type="string" calcext:value-type="string">
            <text:p>Что-то ты долго, скелет что ли не мог{|ла} найти? Или силенок не хватало отломать рог? Ладно, главное, что он у тебя. Теперь его надо зачаровать. Чтобы в нем пробудилась древняя магия, надо направить на него свет голубого кристалла. Его можно разыскать в катакомбах. Чтобы отколоть кусок, потребуется обычная кирка из лавки Хранителей знаний. Уж с этим, думаю, быстрее справишься. Хотя смотрю я на твои бицепсы... Впрочем, иди уже, не теряй времени.%=21351,11139%</text:p>
          </table:table-cell>
        </table:table-row>
        <table:table-row table:style-name="ro1">
          <table:table-cell office:value-type="float" office:value="609968" calcext:value-type="float">
            <text:p>609968</text:p>
          </table:table-cell>
          <table:table-cell office:value-type="string" calcext:value-type="string">
            <text:p>Суровый у тебя взгляд сегодня, %NICK%, даже не хочется отпускать шуточки по поводу твоей комплекции. Я смотрю, тебе удалось зачаровать рог. Что ж, поздравляю! Могу добавить, что справил{ся|ась} ты гораздо быстрее меня. Теперь от этого рога один раз в сутки ты можешь получать усиление к двум любым навыкам. У тебя в руках обычный артефактный рог, который прибавляет параметрам всего по 50 единиц на 1,5 часа в день. Если повезет получить усиление на наши профильные параметры, разрушение и ярость, то они увеличатся вдвое: для обычного артефакта это будет уже 100 единиц.\nТы можешь улучшить артефакт до легендарного и получать 500 единиц на обычные навыки и 1000 на профильные на 4 часа в сутки.%=21481,21482,21483,21484,21485,21486%\n</text:p>
          </table:table-cell>
        </table:table-row>
        <table:table-row table:style-name="ro1">
          <table:table-cell office:value-type="float" office:value="610030" calcext:value-type="float">
            <text:p>610030</text:p>
          </table:table-cell>
          <table:table-cell office:value-type="string" calcext:value-type="string">
            <text:p>Отличная работа! Я очень рад, что ты выбрал{|а} путь охотников, ты достойн{ый|ая} представитель{|ница} нашего союза. Теперь это перо один раз в сутки будет даровать тебе усиление к двум любым навыкам. Сейчас ты обладаешь обычным артефактным пером, которое прибавляет параметрам всего по 50 единиц на 1,5 часа в день. Если повезет получить усиление на наши профильные параметры, инициативу и изворотливость, то они увеличатся вдвое: для обычного артефакта это будет уже 100 единиц.\nТы можешь улучшить артефакт до легендарного и получать 500 единиц на обычные навыки и 1000 на профильные на 4 часа в сутки.%=21488,21489,21490,21491,21492,21493%\n</text:p>
          </table:table-cell>
        </table:table-row>
        <table:table-row table:style-name="ro1">
          <table:table-cell office:value-type="float" office:value="610103" calcext:value-type="float">
            <text:p>610103</text:p>
          </table:table-cell>
          <table:table-cell office:value-type="string" calcext:value-type="string">
            <text:p>Спускайся в подземелья на поиски старинных сундуков. Попробуй отпереть их при помощи волшебных отмычек. Но будь осторож{ен|на} - одно неловкое движение, и отмычка рассыплется в песок. Советую сразу взять побольше отмычек на это дело. Ну, я все сказал. Удачи!%=4633,21494%</text:p>
          </table:table-cell>
        </table:table-row>
        <table:table-row table:style-name="ro1">
          <table:table-cell office:value-type="float" office:value="634629" calcext:value-type="float">
            <text:p>634629</text:p>
          </table:table-cell>
          <table:table-cell office:value-type="string" calcext:value-type="string">
            <text:p>Ох, {мой друг|подруга}, я вообще не по этой части. Вот спроси, где льдинок или снежинок достать, я тебе все поведаю! А с первоцветами, уж извини, не смогу помочь. Может Дух зимы тебе подскажет? Он все знает!</text:p>
          </table:table-cell>
        </table:table-row>
        <table:table-row table:style-name="ro1">
          <table:table-cell office:value-type="float" office:value="634641" calcext:value-type="float">
            <text:p>634641</text:p>
          </table:table-cell>
          <table:table-cell office:value-type="string" calcext:value-type="string">
            <text:p>Здравствуй-здравствуй! Чем ты озадачен{|а} в такое славное праздничное время? Подарки пришлись не по душе?\n</text:p>
          </table:table-cell>
        </table:table-row>
        <table:table-row table:style-name="ro1">
          <table:table-cell office:value-type="float" office:value="634646" calcext:value-type="float">
            <text:p>634646</text:p>
          </table:table-cell>
          <table:table-cell office:value-type="string" calcext:value-type="string">
            <text:p>А Мартиуса спрашивал{|а}?</text:p>
          </table:table-cell>
        </table:table-row>
        <table:table-row table:style-name="ro1">
          <table:table-cell office:value-type="float" office:value="634648" calcext:value-type="float">
            <text:p>634648</text:p>
          </table:table-cell>
          <table:table-cell office:value-type="string" calcext:value-type="string">
            <text:p>Да какие там подарки! Снежную королеву хотел{|а} порадовать первыми цветами, да где отыскать их, ума не приложу. Уже всех кого мог{|ла} спросил{|а}!\n</text:p>
          </table:table-cell>
        </table:table-row>
        <table:table-row table:style-name="ro1">
          <table:table-cell office:value-type="float" office:value="634656" calcext:value-type="float">
            <text:p>634656</text:p>
          </table:table-cell>
          <table:table-cell office:value-type="string" calcext:value-type="string">
            <text:p>Точно! Как же я сам{|а} не догадал{ся|ась} к нему сходить. Спасибо за наводку!\n</text:p>
          </table:table-cell>
        </table:table-row>
        <table:table-row table:style-name="ro1">
          <table:table-cell office:value-type="float" office:value="634695" calcext:value-type="float">
            <text:p>634695</text:p>
          </table:table-cell>
          <table:table-cell office:value-type="string" calcext:value-type="string">
            <text:p>Из ума выжил{|а}? Чтобы я сейчас отдал посох брату-марту? Хочешь, чтобы тут навсегда установилось новое время года под названием Хаос?\n</text:p>
          </table:table-cell>
        </table:table-row>
        <table:table-row table:style-name="ro1">
          <table:table-cell office:value-type="float" office:value="634704" calcext:value-type="float">
            <text:p>634704</text:p>
          </table:table-cell>
          <table:table-cell office:value-type="string" calcext:value-type="string">
            <text:p>Да подожди ты. Я могу кое-что сделать. Давай так. Я передам посох Мартиусу, одна проталина и правда не нарушит ход времени. Но ты долж{ен|на} позаботиться об укреплении границ для колдовства! Нужно расставить по краям полянки 4 трескучих мороза. Их ты получишь с ледяного кристалла за озером, но понадобятся специальные инструменты для работы. Кузнец на Снежном острове поможет тебе с этим. %=19188,19198,19199%</text:p>
          </table:table-cell>
        </table:table-row>
        <table:table-row table:style-name="ro1">
          <table:table-cell office:value-type="float" office:value="634762" calcext:value-type="float">
            <text:p>634762</text:p>
          </table:table-cell>
          <table:table-cell office:value-type="string" calcext:value-type="string">
            <text:p>Я видел, как ты трудил{ся|ась}. Но, боюсь, этого недостаточно. Нужно подключить Февратоса, чтобы он тоже поставил свою защиту на место будущей весны. Узнай у него, как защитить границы зимы от колдовства Мартиуса.\n</text:p>
          </table:table-cell>
        </table:table-row>
        <table:table-row table:style-name="ro1">
          <table:table-cell office:value-type="float" office:value="634785" calcext:value-type="float">
            <text:p>634785</text:p>
          </table:table-cell>
          <table:table-cell office:value-type="string" calcext:value-type="string">
            <text:p>Я понял{|а}.</text:p>
          </table:table-cell>
        </table:table-row>
        <table:table-row table:style-name="ro1">
          <table:table-cell office:value-type="float" office:value="634791" calcext:value-type="float">
            <text:p>634791</text:p>
          </table:table-cell>
          <table:table-cell office:value-type="string" calcext:value-type="string">
            <text:p>Отличная работа, теперь я могу со спокойной душой передать посох Мартиусу. Будь так добр{|а}, отнеси его сам{|а}. И если что, замолви перед королевой словечко за меня, что я не остался в стороне.\n</text:p>
          </table:table-cell>
        </table:table-row>
        <table:table-row table:style-name="ro1">
          <table:table-cell office:value-type="float" office:value="634832" calcext:value-type="float">
            <text:p>634832</text:p>
          </table:table-cell>
          <table:table-cell office:value-type="string" calcext:value-type="string">
            <text:p>Что это у тебя в руках, %NICK%? Неужели первые весенние цветы? Признаться, я не думала, что тебе удастся убедить этих стариков-месяцев помочь тебе, но я рада, что они не совсем окоченели и способны на экстравагантные поступки. И ты, конечно, славно постарал{ся|ась}! Прими от меня этот подарок в знак моей благодарности!%=21814:100,21763:30,21818%</text:p>
          </table:table-cell>
        </table:table-row>
        <table:table-row table:style-name="ro1">
          <table:table-cell office:value-type="float" office:value="636746" calcext:value-type="float">
            <text:p>636746</text:p>
          </table:table-cell>
          <table:table-cell office:value-type="string" calcext:value-type="string">
            <text:p>Здорово, %NICK%, не заскучал{|а} тут, среди бескрайних снегов? Я подготовил особую награду для выдающихся воинов Снежного острова. Ей станет Сундук покорителя снегов. Внутри находится хрупкая руна Покорителя снегов, манок для призыва Скрабба по уровню, Зимний аккаунт, 1000 искр света, алхимический котел ненависти. А еще открытие сундука принесет отдельную награду - достижение “Покоритель снегов”, с ним получаемое золото в боях навсегда увеличится на 1%.%=21924%\n</text:p>
          </table:table-cell>
        </table:table-row>
        <table:table-row table:style-name="ro1">
          <table:table-cell office:value-type="float" office:value="636805" calcext:value-type="float">
            <text:p>636805</text:p>
          </table:table-cell>
          <table:table-cell office:value-type="string" calcext:value-type="string">
            <text:p>Ты отлично сражал{ся|ась}, прими этот кинжал в свою коллекцию ледяных артрибутов. Как соберешь все необходимое, приходи за сундуком Покорителя снегов.%=21918%</text:p>
          </table:table-cell>
        </table:table-row>
        <table:table-row table:style-name="ro1">
          <table:table-cell office:value-type="float" office:value="636845" calcext:value-type="float">
            <text:p>636845</text:p>
          </table:table-cell>
          <table:table-cell office:value-type="string" calcext:value-type="string">
            <text:p>Спасибо, что сделал{|а} это для меня, %NICK%. Это очень важно. Возьми этот Ледяной цветок в свою коллекцию ледяных атрибутов.%=21919%</text:p>
          </table:table-cell>
        </table:table-row>
        <table:table-row table:style-name="ro1">
          <table:table-cell office:value-type="float" office:value="636873" calcext:value-type="float">
            <text:p>636873</text:p>
          </table:table-cell>
          <table:table-cell office:value-type="string" calcext:value-type="string">
            <text:p>Ну что, как следует погонял{|а} этих снежных тварей? Вот и молодец, держи заслуженный Ледяной зуб.%=21920%\n</text:p>
          </table:table-cell>
        </table:table-row>
        <table:table-row table:style-name="ro1">
          <table:table-cell office:value-type="float" office:value="636903" calcext:value-type="float">
            <text:p>636903</text:p>
          </table:table-cell>
          <table:table-cell office:value-type="string" calcext:value-type="string">
            <text:p>Здорово потрудил{ся|ась}, руки не замерзли? Я уже подготовил твою награду, держи заслуженный ледяной шар.%=21921%\n</text:p>
          </table:table-cell>
        </table:table-row>
        <table:table-row table:style-name="ro1">
          <table:table-cell office:value-type="float" office:value="637452" calcext:value-type="float">
            <text:p>637452</text:p>
          </table:table-cell>
          <table:table-cell office:value-type="string" calcext:value-type="string">
            <text:p>Я смотрю, ты смог{|ла} ответить на некоторые вопросы викторины. Держи свою награду.</text:p>
          </table:table-cell>
        </table:table-row>
        <table:table-row table:style-name="ro1">
          <table:table-cell office:value-type="float" office:value="637512" calcext:value-type="float">
            <text:p>637512</text:p>
          </table:table-cell>
          <table:table-cell office:value-type="string" calcext:value-type="string">
            <text:p>Ты готов{|а} ответить на вопрос? Напоминаю, у тебя всего 60 секунд на ответ.</text:p>
          </table:table-cell>
        </table:table-row>
        <table:table-row table:style-name="ro1">
          <table:table-cell office:value-type="float" office:value="637517" calcext:value-type="float">
            <text:p>637517</text:p>
          </table:table-cell>
          <table:table-cell office:value-type="string" calcext:value-type="string">
            <text:p>Я пока не готов{|а}, загляну позже.</text:p>
          </table:table-cell>
        </table:table-row>
        <table:table-row table:style-name="ro1">
          <table:table-cell office:value-type="float" office:value="637655" calcext:value-type="float">
            <text:p>637655</text:p>
          </table:table-cell>
          <table:table-cell office:value-type="string" calcext:value-type="string">
            <text:p>Здесь, в поместье Гоббера Гробфта, царит атмосфера веселья и щедрости. А насколько широка твоя душа, %NICK%? Угости своих товарищей напитками, покажи им, как{ой|ая} ты лих{ой|ая} гуляка!\nКупи в шатре <text:s/>неподалеку кружку пива, кружку грога и бокал шампанского и подари любым друзьям. А взамен получишь монеты участника встречи. %=242,4621,2499%\n</text:p>
          </table:table-cell>
        </table:table-row>
        <table:table-row table:style-name="ro1">
          <table:table-cell office:value-type="float" office:value="637666" calcext:value-type="float">
            <text:p>637666</text:p>
          </table:table-cell>
          <table:table-cell office:value-type="string" calcext:value-type="string">
            <text:p>Ну теперь-то я вижу, что ты явил{ся|ась} сюда как следует повеселиться! Возвращайся завтра и снова угости своих товарищей, а я подготовлю для тебя новые жетоны. %=21943%</text:p>
          </table:table-cell>
        </table:table-row>
        <table:table-row table:style-name="ro1">
          <table:table-cell office:value-type="float" office:value="638629" calcext:value-type="float">
            <text:p>638629</text:p>
          </table:table-cell>
          <table:table-cell office:value-type="string" calcext:value-type="string">
            <text:p>Я смотрю, ты смог{|ла} ответить на все предложенные вопросы викторины. Держи свою награду.%=21943:15%</text:p>
          </table:table-cell>
        </table:table-row>
        <table:table-row table:style-name="ro1">
          <table:table-cell office:value-type="float" office:value="638725" calcext:value-type="float">
            <text:p>638725</text:p>
          </table:table-cell>
          <table:table-cell office:value-type="string" calcext:value-type="string">
            <text:p>Я смотрю, ты не смог{|ла} ответить ни на один вопрос. За попытки ответить я дарю тебе одну монетку.</text:p>
          </table:table-cell>
        </table:table-row>
        <table:table-row table:style-name="ro1">
          <table:table-cell office:value-type="float" office:value="639182" calcext:value-type="float">
            <text:p>639182</text:p>
          </table:table-cell>
          <table:table-cell office:value-type="string" calcext:value-type="string">
            <text:p>Мууур-мууур, а ты как здесь оказал{ся|ась}? На крыльях любви прилетел{|а}?</text:p>
          </table:table-cell>
        </table:table-row>
        <table:table-row table:style-name="ro1">
          <table:table-cell office:value-type="float" office:value="639263" calcext:value-type="float">
            <text:p>639263</text:p>
          </table:table-cell>
          <table:table-cell office:value-type="string" calcext:value-type="string">
            <text:p>Ну что, ты готов{|а} помочь влюбленным? Поверь, это будет лучший твой поступок!</text:p>
          </table:table-cell>
        </table:table-row>
        <table:table-row table:style-name="ro1">
          <table:table-cell office:value-type="float" office:value="639380" calcext:value-type="float">
            <text:p>639380</text:p>
          </table:table-cell>
          <table:table-cell office:value-type="string" calcext:value-type="string">
            <text:p>Кроме этой любовной заварушки, у меня вообще-то есть еще куча амурских дел. Будь так добр{|а}, помоги мне с этим, а я тебе вручу обещанные Рубиновые сердечки.</text:p>
          </table:table-cell>
        </table:table-row>
        <table:table-row table:style-name="ro1">
          <table:table-cell office:value-type="float" office:value="639419" calcext:value-type="float">
            <text:p>639419</text:p>
          </table:table-cell>
          <table:table-cell office:value-type="string" calcext:value-type="string">
            <text:p>Здравствуй, любезн{ый|ая} {друг|подруга}! Посмотри-ка повнимательнее на мои товары, выбирай, что по душе.</text:p>
          </table:table-cell>
        </table:table-row>
        <table:table-row table:style-name="ro1">
          <table:table-cell office:value-type="float" office:value="639430" calcext:value-type="float">
            <text:p>639430</text:p>
          </table:table-cell>
          <table:table-cell office:value-type="string" calcext:value-type="string">
            <text:p>А-а-а, ты уже слышал{|а} эту историю. Как романтично, правда? Да-да, Рубиновые сердечки приноси мне. Я не только помогу влюбленным, но и сделаю для тебя особый подарок. Чем больше заготовишь сердечек, тем лучше приз! Но только, чур, приноси сразу упакованные сердечки, а то я полжизни потрачу на то, чтобы их аккуратно завернуть. У торгового представителя Колизея купи маленькие коробочки, и клади каждое сердечко в свою коробочку. А затем уже присылай их мне. Договорились?%=22010%</text:p>
          </table:table-cell>
        </table:table-row>
        <table:table-row table:style-name="ro1">
          <table:table-cell office:value-type="float" office:value="639703" calcext:value-type="float">
            <text:p>639703</text:p>
          </table:table-cell>
          <table:table-cell office:value-type="string" calcext:value-type="string">
            <text:p>Ты нашел его? Вот здорово! Я не могу вернуться в город, сам{|а} понимаешь... Пожалуйста, передай его Джуно, я приложу записку, где все объясню ей. Она поймет, она же моя сестра.</text:p>
          </table:table-cell>
        </table:table-row>
        <table:table-row table:style-name="ro1">
          <table:table-cell office:value-type="float" office:value="639712" calcext:value-type="float">
            <text:p>639712</text:p>
          </table:table-cell>
          <table:table-cell office:value-type="string" calcext:value-type="string">
            <text:p>Ты знаешь, %NICK%, что любовь требует подвигов? А готов{|а} ли ты на подвиг? Если да, то я подготовил для тебя отдельную награду за то, что ты посвятишь три своих победы своей Любви! Поразишь троих подходящих соперников, и призы твои. Идет? %=16811:20,19530:3%</text:p>
          </table:table-cell>
        </table:table-row>
        <table:table-row table:style-name="ro1">
          <table:table-cell office:value-type="float" office:value="639748" calcext:value-type="float">
            <text:p>639748</text:p>
          </table:table-cell>
          <table:table-cell office:value-type="string" calcext:value-type="string">
            <text:p>Это же тот самый мишка, которым мы играли в детстве! Значит и записка настоящая?\n...\n...\n...\nПоверить не могу, что это правда... Такой удар - в один миг потерять сестру. Я этого не вынесу! Уходи, ты ничем мне не помог{|ла}!\n</text:p>
          </table:table-cell>
        </table:table-row>
        <table:table-row table:style-name="ro1">
          <table:table-cell office:value-type="float" office:value="639816" calcext:value-type="float">
            <text:p>639816</text:p>
          </table:table-cell>
          <table:table-cell office:value-type="string" calcext:value-type="string">
            <text:p>Это же тот самый мишка, которым мы играли в детстве! Значит и записка настоящая?\n...\n...\n...\nПоверить не могу, что это правда... Такой удар - в один миг потерять брата. Я этого не вынесу! Уходи, ты ничем мне не помог{|ла}!\n</text:p>
          </table:table-cell>
        </table:table-row>
        <table:table-row table:style-name="ro1">
          <table:table-cell office:value-type="float" office:value="640005" calcext:value-type="float">
            <text:p>640005</text:p>
          </table:table-cell>
          <table:table-cell office:value-type="string" calcext:value-type="string">
            <text:p>Я готов{|а} рискнуть. Что надо делать?</text:p>
          </table:table-cell>
        </table:table-row>
        <table:table-row table:style-name="ro1">
          <table:table-cell office:value-type="float" office:value="640032" calcext:value-type="float">
            <text:p>640032</text:p>
          </table:table-cell>
          <table:table-cell office:value-type="string" calcext:value-type="string">
            <text:p>Снова ты? С чем на этот раз пожаловал{|а}? Ромерий решил осыпать меня безделушками?</text:p>
          </table:table-cell>
        </table:table-row>
        <table:table-row table:style-name="ro1">
          <table:table-cell office:value-type="float" office:value="640037" calcext:value-type="float">
            <text:p>640037</text:p>
          </table:table-cell>
          <table:table-cell office:value-type="string" calcext:value-type="string">
            <text:p>Эту историю рассказывала мне прабабушка, но я не придала ей никакого значения... Действительно ли это то самое кольцо? И ты разыскал{|а} его для меня по просьбе Ромерия? Мне срочно нужно с ними поговорить. Я тотчас отправлюсь на тот остров.</text:p>
          </table:table-cell>
        </table:table-row>
        <table:table-row table:style-name="ro1">
          <table:table-cell office:value-type="float" office:value="640084" calcext:value-type="float">
            <text:p>640084</text:p>
          </table:table-cell>
          <table:table-cell office:value-type="string" calcext:value-type="string">
            <text:p>Снова ты? С чем на этот раз пожаловал{|а}? Джульетина решила осыпать меня безделушками?</text:p>
          </table:table-cell>
        </table:table-row>
        <table:table-row table:style-name="ro1">
          <table:table-cell office:value-type="float" office:value="640088" calcext:value-type="float">
            <text:p>640088</text:p>
          </table:table-cell>
          <table:table-cell office:value-type="string" calcext:value-type="string">
            <text:p>Эту историю рассказывала мне прабабушка, но я не придала ей никакого значения... Действительно ли это то самое кольцо? И ты разыскал{|а} его для меня по просьбе Джульетины? Мне срочно нужно с ними поговорить. Я тотчас отправлюсь на тот остров.</text:p>
          </table:table-cell>
        </table:table-row>
        <table:table-row table:style-name="ro1">
          <table:table-cell office:value-type="float" office:value="640443" calcext:value-type="float">
            <text:p>640443</text:p>
          </table:table-cell>
          <table:table-cell office:value-type="string" calcext:value-type="string">
            <text:p>Для начала, %NICK%, нам нужно как следует подготовиться. Мой воинский опыт говорит мне, что подготовка - это половина победы. Сначала раздобудем достаточно припасов. Голодный воин - плохой воин. Вот список того, что нам нужно: зеленый чай, 10 листов, 15 порций спелой клюквы для приготовления морса, а также 20 порций паштета из гусака - его тебе нужно приготовить сам{ому|ой} из мяса гусаков. Справишься? %=3510:10,3512:15,22039:20%\n</text:p>
          </table:table-cell>
        </table:table-row>
        <table:table-row table:style-name="ro1">
          <table:table-cell office:value-type="float" office:value="640447" calcext:value-type="float">
            <text:p>640447</text:p>
          </table:table-cell>
          <table:table-cell office:value-type="string" calcext:value-type="string">
            <text:p>Да это проще простого. В городской лавке продается рецепт, по нему возьми мясо гусака (сам{|а} догадаешься, где его раздобыть?) и специи из магазина представителя Колизея.%=22057,22038,879%\n</text:p>
          </table:table-cell>
        </table:table-row>
        <table:table-row table:style-name="ro1">
          <table:table-cell office:value-type="float" office:value="640452" calcext:value-type="float">
            <text:p>640452</text:p>
          </table:table-cell>
          <table:table-cell office:value-type="string" calcext:value-type="string">
            <text:p>Да это проще простого. В городской лавке продается рецепт, по нему возьми мясо гусака (сам{|а} догадаешься, где его раздобыть?) и специи из магазина представителя Колизея.%=22057,22038,879%</text:p>
          </table:table-cell>
        </table:table-row>
        <table:table-row table:style-name="ro1">
          <table:table-cell office:value-type="float" office:value="640460" calcext:value-type="float">
            <text:p>640460</text:p>
          </table:table-cell>
          <table:table-cell office:value-type="string" calcext:value-type="string">
            <text:p>А можно поподробнее про паштет? Как его готовить-то? Ни разу не пробовал{|а}.\n</text:p>
          </table:table-cell>
        </table:table-row>
        <table:table-row table:style-name="ro1">
          <table:table-cell office:value-type="float" office:value="640501" calcext:value-type="float">
            <text:p>640501</text:p>
          </table:table-cell>
          <table:table-cell office:value-type="string" calcext:value-type="string">
            <text:p>Ах, какой дивный запах у паштета! Как бы не слопать все до начала нашей операции. Давай мне провизию на хранение, а сам{|а} займись вот чем. Перед боем надо как следует потренироваться. Ты долж{ен|на} отточить свои навыки в сражениях. Выбирай, куда пойдешь на тренировку? Найдешь и победишь 3 противников по всему Элинору или одолеешь 10 духов в Колизее?</text:p>
          </table:table-cell>
        </table:table-row>
        <table:table-row table:style-name="ro1">
          <table:table-cell office:value-type="float" office:value="640656" calcext:value-type="float">
            <text:p>640656</text:p>
          </table:table-cell>
          <table:table-cell office:value-type="string" calcext:value-type="string">
            <text:p>Уже закончил{|а} проверку? Хорошо. Кажется, все готово к походу. Тебе предстоит спуститься в Темные своды и побеждать там противников, пока не добудешь все 5 пропавших реликвий, это Корона первого императора, Меч первого императора, шкатулка Эквиль, Символ вражды народов и Книга запретных заклинаний. Требую вернуть реликвии в целости и сохранности! %=22045,22046,22047,22048,22049%\n</text:p>
          </table:table-cell>
        </table:table-row>
        <table:table-row table:style-name="ro1">
          <table:table-cell office:value-type="float" office:value="640676" calcext:value-type="float">
            <text:p>640676</text:p>
          </table:table-cell>
          <table:table-cell office:value-type="string" calcext:value-type="string">
            <text:p>Уже закончил{|а} проверку? Хорошо. Кажется, все готово к походу. Тебе предстоит спуститься в Темные своды и побеждать там противников, пока не добудешь все 5 пропавших реликвий, это Корона первого короля, Меч первого короля, шкатулка Кхадгора, Кубок посвящения и Осколок древнего метеорита. Требую вернуть реликвии в целости и сохранности!%=22050,22051,22052,22053,22054%</text:p>
          </table:table-cell>
        </table:table-row>
        <table:table-row table:style-name="ro1">
          <table:table-cell office:value-type="float" office:value="640680" calcext:value-type="float">
            <text:p>640680</text:p>
          </table:table-cell>
          <table:table-cell office:value-type="string" calcext:value-type="string">
            <text:p>Много же безделушек украли. Буду с ними осторож{ен|на}, не беспокойся.\n</text:p>
          </table:table-cell>
        </table:table-row>
        <table:table-row table:style-name="ro1">
          <table:table-cell office:value-type="float" office:value="640721" calcext:value-type="float">
            <text:p>640721</text:p>
          </table:table-cell>
          <table:table-cell office:value-type="string" calcext:value-type="string">
            <text:p>Глазам своим не верю, ты справил{ся|ась}!</text:p>
          </table:table-cell>
        </table:table-row>
        <table:table-row table:style-name="ro1">
          <table:table-cell office:value-type="float" office:value="640961" calcext:value-type="float">
            <text:p>640961</text:p>
          </table:table-cell>
          <table:table-cell office:value-type="string" calcext:value-type="string">
            <text:p>Здоров{|а} будь, %NICK%. Некогда расслабляться, бери оружие и выдвигайся на сражение. Разведка донесла, что противник наращивает силы. Значит, нам пора их ослабить. Даю тебе задание на сегодня: найди и победи трех подходящих по силам соперников. В награду выдам тебе сундук техновоина, идет? %=22232%</text:p>
          </table:table-cell>
        </table:table-row>
        <table:table-row table:style-name="ro1">
          <table:table-cell office:value-type="float" office:value="640975" calcext:value-type="float">
            <text:p>640975</text:p>
          </table:table-cell>
          <table:table-cell office:value-type="string" calcext:value-type="string">
            <text:p>Чистая победа, все как я люблю. Ты славно постарал{ся|ась}, держи заслуженную награду. И не забудь зайти завтра, тебя будет ждать новое поручение.%=22232%</text:p>
          </table:table-cell>
        </table:table-row>
        <table:table-row table:style-name="ro1">
          <table:table-cell office:value-type="float" office:value="649220" calcext:value-type="float">
            <text:p>649220</text:p>
          </table:table-cell>
          <table:table-cell office:value-type="string" calcext:value-type="string">
            <text:p>Ну да, ну да, он уже послал мне весточку с просьбой. Есть один вариант, но никто не должен о нем узнать! Это, так сказать, немного нелегально. Сам{|а} знаешь, с поставками для таверны напряжёнка, вот я и заимел одно средство передвижения для перевозки небольших партий груза. Могу доверить его тебе ненадолго, если обещаешь держать все в тайне.\n</text:p>
          </table:table-cell>
        </table:table-row>
        <table:table-row table:style-name="ro1">
          <table:table-cell office:value-type="float" office:value="649245" calcext:value-type="float">
            <text:p>649245</text:p>
          </table:table-cell>
          <table:table-cell office:value-type="string" calcext:value-type="string">
            <text:p>Ну как тебе сказать... я принес{|ла} материалы, чтобы сделать экипировку для Грифи.</text:p>
          </table:table-cell>
        </table:table-row>
        <table:table-row table:style-name="ro1">
          <table:table-cell office:value-type="float" office:value="649424" calcext:value-type="float">
            <text:p>649424</text:p>
          </table:table-cell>
          <table:table-cell office:value-type="string" calcext:value-type="string">
            <text:p>Как раз к нему и собирал{ся|ась}.</text:p>
          </table:table-cell>
        </table:table-row>
        <table:table-row table:style-name="ro1">
          <table:table-cell office:value-type="float" office:value="649462" calcext:value-type="float">
            <text:p>649462</text:p>
          </table:table-cell>
          <table:table-cell office:value-type="string" calcext:value-type="string">
            <text:p>Во дела, а я надеял{ся|ась} быстро управиться. И где же мне брать удобрения?</text:p>
          </table:table-cell>
        </table:table-row>
        <table:table-row table:style-name="ro1">
          <table:table-cell office:value-type="float" office:value="649466" calcext:value-type="float">
            <text:p>649466</text:p>
          </table:table-cell>
          <table:table-cell office:value-type="string" calcext:value-type="string">
            <text:p>Сделай сам{|а}, ничего сложного: возьми хрустальный шар, наполни его 5 кусками апатита, выбитых с любых големов, и капни 1 эссенцию жизни.%=944,22180:5,22171%\nА чтобы тебе повеселее было работать, раскрою тебе секрет великого лотоса. Это не простой цветок, а волшебный! Как только появятся росток, лотос будет каждый день приносить тебе небольшие награды. Чем больше вырос лотос, тем больше наград! Так что в твоих интересах, чтобы он распустился скорее!\n</text:p>
          </table:table-cell>
        </table:table-row>
        <table:table-row table:style-name="ro1">
          <table:table-cell office:value-type="float" office:value="649470" calcext:value-type="float">
            <text:p>649470</text:p>
          </table:table-cell>
          <table:table-cell office:value-type="string" calcext:value-type="string">
            <text:p>Именно от него я и прилетел{|а}. Очень уж хочет фермер заполучить семян редких. Одолжи ему немного, и я сразу полечу назад, не буду отвлекать тебя от дел.\n</text:p>
          </table:table-cell>
        </table:table-row>
        <table:table-row table:style-name="ro1">
          <table:table-cell office:value-type="float" office:value="649474" calcext:value-type="float">
            <text:p>649474</text:p>
          </table:table-cell>
          <table:table-cell office:value-type="string" calcext:value-type="string">
            <text:p>Семена, значит... боюсь, {мой друг|подруга моя}, вы опоздали. Все уже засеяно, даже побеги появились. Придётся ждать до следующего года.</text:p>
          </table:table-cell>
        </table:table-row>
        <table:table-row table:style-name="ro1">
          <table:table-cell office:value-type="float" office:value="649485" calcext:value-type="float">
            <text:p>649485</text:p>
          </table:table-cell>
          <table:table-cell office:value-type="string" calcext:value-type="string">
            <text:p>Ничего себе! Ты сам{|а} вырастил{|а} лотос и собрал{|а} эти семена? Я тобой невероятно горжусь! Благодарю тебя за это работу, позволь вручить тебе заслуженную награду.%=22206,22168:30%\n</text:p>
          </table:table-cell>
        </table:table-row>
        <table:table-row table:style-name="ro1">
          <table:table-cell office:value-type="float" office:value="649487" calcext:value-type="float">
            <text:p>649487</text:p>
          </table:table-cell>
          <table:table-cell office:value-type="string" calcext:value-type="string">
            <text:p>Ничего страшного, всего-то пришлось сам{ому|ой} вырастить лотос и собрать для тебя его семена.</text:p>
          </table:table-cell>
        </table:table-row>
        <table:table-row table:style-name="ro1">
          <table:table-cell office:value-type="float" office:value="650499" calcext:value-type="float">
            <text:p>650499</text:p>
          </table:table-cell>
          <table:table-cell office:value-type="string" calcext:value-type="string">
            <text:p>Я соглас{ен|на}.</text:p>
          </table:table-cell>
        </table:table-row>
        <table:table-row table:style-name="ro1">
          <table:table-cell office:value-type="float" office:value="650555" calcext:value-type="float">
            <text:p>650555</text:p>
          </table:table-cell>
          <table:table-cell office:value-type="string" calcext:value-type="string">
            <text:p>Отлично, ты справил{ся|ась} с этим простым заданием! Рад вручить заслуженную награду.</text:p>
          </table:table-cell>
        </table:table-row>
        <table:table-row table:style-name="ro1">
          <table:table-cell office:value-type="float" office:value="650684" calcext:value-type="float">
            <text:p>650684</text:p>
          </table:table-cell>
          <table:table-cell office:value-type="string" calcext:value-type="string">
            <text:p>Приветствуем тебя, храбр{ый|ая} вои{н|тельница}!\nМир Элинора таит в себе множество опасностей и трудностей, преодолеть которые под силу только хорошо подготовленному воину. В этом ему помогает панель быстрого доступа, расположенная над экраном списка игроков. На ней находятся ссылки на инфопортал и форум, где хранится информация о мире и механике игры. Там же расположена кнопка открытия карты, которая поможет найти любую локацию или персонажа.</text:p>
          </table:table-cell>
        </table:table-row>
        <table:table-row table:style-name="ro1">
          <table:table-cell office:value-type="float" office:value="650736" calcext:value-type="float">
            <text:p>650736</text:p>
          </table:table-cell>
          <table:table-cell office:value-type="string" calcext:value-type="string">
            <text:p>Я готов{|а}!</text:p>
          </table:table-cell>
        </table:table-row>
        <table:table-row table:style-name="ro1">
          <table:table-cell office:value-type="float" office:value="650745" calcext:value-type="float">
            <text:p>650745</text:p>
          </table:table-cell>
          <table:table-cell office:value-type="string" calcext:value-type="string">
            <text:p>Мудрый воин должен уметь анализировать свои сражения, чтобы учиться на собственных и чужих ошибках. В этом ему помогает лог последнего боя, который по одному клику сохраняется в буфер обмена.\nГотов{|а} ли ты проверить свои знания, получить справедливую награду и заслужить уважение мудрецов Кхатога?\n</text:p>
          </table:table-cell>
        </table:table-row>
        <table:table-row table:style-name="ro1">
          <table:table-cell office:value-type="float" office:value="650772" calcext:value-type="float">
            <text:p>650772</text:p>
          </table:table-cell>
          <table:table-cell office:value-type="string" calcext:value-type="string">
            <text:p>Поздравляем с неплохими результатами! Ты ошиб{ся|лась} 2 раза, но доказа{л|ла}, что несмотря на некоторые пробелы в знаниях являешься способным воином! \nА теперь ты можешь забрать свою награду.\n%=17800:1%</text:p>
          </table:table-cell>
        </table:table-row>
        <table:table-row table:style-name="ro1">
          <table:table-cell office:value-type="float" office:value="650782" calcext:value-type="float">
            <text:p>650782</text:p>
          </table:table-cell>
          <table:table-cell office:value-type="string" calcext:value-type="string">
            <text:p>Поздравляем с хорошими результатами! Ты ошиб{ся|лась} всего 1 раз и доказа{л|ла}, что являешься опытным воином!\nА теперь ты можешь забрать свою награду.\n%=17800:2%</text:p>
          </table:table-cell>
        </table:table-row>
        <table:table-row table:style-name="ro1">
          <table:table-cell office:value-type="float" office:value="650790" calcext:value-type="float">
            <text:p>650790</text:p>
          </table:table-cell>
          <table:table-cell office:value-type="string" calcext:value-type="string">
            <text:p>Поздравляем с потрясающим результатом! Ты ни разу не ошиб{ся|лась} и доказа{л|ла} свою готовность покорить этот мир!\nА теперь ты можешь забрать свою награду.\n%=17800:3%</text:p>
          </table:table-cell>
        </table:table-row>
        <table:table-row table:style-name="ro1">
          <table:table-cell office:value-type="float" office:value="650816" calcext:value-type="float">
            <text:p>650816</text:p>
          </table:table-cell>
          <table:table-cell office:value-type="string" calcext:value-type="string">
            <text:p>К сожалению ты не набрал{|а} достаточного количества правильных ответов. Возвращайся, когда наберешься знаний и получишь последний шанс пройти проверку.</text:p>
          </table:table-cell>
        </table:table-row>
        <table:table-row table:style-name="ro1">
          <table:table-cell office:value-type="float" office:value="650846" calcext:value-type="float">
            <text:p>650846</text:p>
          </table:table-cell>
          <table:table-cell office:value-type="string" calcext:value-type="string">
            <text:p>Благодарим за потраченное время и приложенные усилия!\nИтак мы проверили твои ответы, ты готов{|а} услышать результаты?</text:p>
          </table:table-cell>
        </table:table-row>
        <table:table-row table:style-name="ro1">
          <table:table-cell office:value-type="float" office:value="650854" calcext:value-type="float">
            <text:p>650854</text:p>
          </table:table-cell>
          <table:table-cell office:value-type="string" calcext:value-type="string">
            <text:p>К сожалению, ты не справил{ся|ась} с проверкой. Надеемся в будущем ты приложишь больше усилий в обучении!</text:p>
          </table:table-cell>
        </table:table-row>
        <table:table-row table:style-name="ro1">
          <table:table-cell office:value-type="float" office:value="651184" calcext:value-type="float">
            <text:p>651184</text:p>
          </table:table-cell>
          <table:table-cell office:value-type="string" calcext:value-type="string">
            <text:p>Привет, %NICK%, готов{|а} немного поработать руками и головой?\nПосмотри на прекрасные изваяния вокруг - они потемнели от времени, не помешало бы их немного освежить. Инструменты в этой работе не нужны, только магия и светлая голова. В награду получишь серебряную монету и один из коллекционных цветков. Идет?\n</text:p>
          </table:table-cell>
        </table:table-row>
        <table:table-row table:style-name="ro1">
          <table:table-cell office:value-type="float" office:value="651192" calcext:value-type="float">
            <text:p>651192</text:p>
          </table:table-cell>
          <table:table-cell office:value-type="string" calcext:value-type="string">
            <text:p>Хорошо, соглас{ен|на}.</text:p>
          </table:table-cell>
        </table:table-row>
        <table:table-row table:style-name="ro1">
          <table:table-cell office:value-type="float" office:value="653590" calcext:value-type="float">
            <text:p>653590</text:p>
          </table:table-cell>
          <table:table-cell office:value-type="string" calcext:value-type="string">
            <text:p>Рад{|а} знакомству, Майгор, а что за угроза?</text:p>
          </table:table-cell>
        </table:table-row>
        <table:table-row table:style-name="ro1">
          <table:table-cell office:value-type="float" office:value="653604" calcext:value-type="float">
            <text:p>653604</text:p>
          </table:table-cell>
          <table:table-cell office:value-type="string" calcext:value-type="string">
            <text:p>Дракон пал, Майгор, но оставил после себя красивый камень, я взял{|а} его себе как сувенир.</text:p>
          </table:table-cell>
        </table:table-row>
        <table:table-row table:style-name="ro1">
          <table:table-cell office:value-type="float" office:value="653621" calcext:value-type="float">
            <text:p>653621</text:p>
          </table:table-cell>
          <table:table-cell office:value-type="string" calcext:value-type="string">
            <text:p>Однако мне как-то неспокойно. Я чувствую присутствие скверны... Ты не заметил{|а} ничего подозрительного после победы над драконом?</text:p>
          </table:table-cell>
        </table:table-row>
        <table:table-row table:style-name="ro1">
          <table:table-cell office:value-type="float" office:value="653726" calcext:value-type="float">
            <text:p>653726</text:p>
          </table:table-cell>
          <table:table-cell office:value-type="string" calcext:value-type="string">
            <text:p>Итак, ты готов {|а} укрепить свой фуллеритовый камень, чтобы он служил тебе на целый месяц дольше?</text:p>
          </table:table-cell>
        </table:table-row>
        <table:table-row table:style-name="ro1">
          <table:table-cell office:value-type="float" office:value="699918" calcext:value-type="float">
            <text:p>699918</text:p>
          </table:table-cell>
          <table:table-cell office:value-type="string" calcext:value-type="string">
            <text:p>А как же еще ее назвать. Тех, кто хочет добыть побольше золота, охватывает золотая лихорадка. А ты од{ин|на} из тех, кто охотится за драгоценными камнями - безупречными самоцветами. Вот и лихорадка “драгоценная”.</text:p>
          </table:table-cell>
        </table:table-row>
        <table:table-row table:style-name="ro1">
          <table:table-cell office:value-type="float" office:value="704178" calcext:value-type="float">
            <text:p>704178</text:p>
          </table:table-cell>
          <table:table-cell office:value-type="string" calcext:value-type="string">
            <text:p>%NICK%, ты готов{|а} помочь с поставками? Сегодня мне нужно: %506% и %343%.\nУ тебя есть это в нужном количестве? %=506:35,343:5%\nЗа это ты получишь 5 очков.</text:p>
          </table:table-cell>
        </table:table-row>
        <table:table-row table:style-name="ro1">
          <table:table-cell office:value-type="float" office:value="704189" calcext:value-type="float">
            <text:p>704189</text:p>
          </table:table-cell>
          <table:table-cell office:value-type="string" calcext:value-type="string">
            <text:p>Доброго дня тебе, %NICK%, как настроеньице? Готов{|а} поработать на меня?</text:p>
          </table:table-cell>
        </table:table-row>
        <table:table-row table:style-name="ro1">
          <table:table-cell office:value-type="float" office:value="704198" calcext:value-type="float">
            <text:p>704198</text:p>
          </table:table-cell>
          <table:table-cell office:value-type="string" calcext:value-type="string">
            <text:p>Все понятно. Я готов{|а} получить задание и вступить в группу соревнования.</text:p>
          </table:table-cell>
        </table:table-row>
        <table:table-row table:style-name="ro1">
          <table:table-cell office:value-type="float" office:value="704887" calcext:value-type="float">
            <text:p>704887</text:p>
          </table:table-cell>
          <table:table-cell office:value-type="string" calcext:value-type="string">
            <text:p>%NICK%, ты готов{|а} помочь с поставками? Сегодня мне нужно: %507% и %347%.\nУ тебя есть это в нужном количестве? %=507:35,347:5%\nЗа это ты получишь 5 очков.</text:p>
          </table:table-cell>
        </table:table-row>
        <table:table-row table:style-name="ro1">
          <table:table-cell office:value-type="float" office:value="704900" calcext:value-type="float">
            <text:p>704900</text:p>
          </table:table-cell>
          <table:table-cell office:value-type="string" calcext:value-type="string">
            <text:p>%NICK%, ты готов{|а} помочь с поставками? Сегодня мне нужно: %508% и %602%.\nУ тебя есть это в нужном количестве? %=508:35,602:5%\nЗа это ты получишь 5 очков.</text:p>
          </table:table-cell>
        </table:table-row>
        <table:table-row table:style-name="ro1">
          <table:table-cell office:value-type="float" office:value="704926" calcext:value-type="float">
            <text:p>704926</text:p>
          </table:table-cell>
          <table:table-cell office:value-type="string" calcext:value-type="string">
            <text:p>%NICK%, ты готов{|а} помочь с поставками? Сегодня мне нужно: %515% и %606%.\nУ тебя есть это в нужном количестве? %=515:35,606:5%\nЗа это ты получишь 5 очков.</text:p>
          </table:table-cell>
        </table:table-row>
        <table:table-row table:style-name="ro1">
          <table:table-cell office:value-type="float" office:value="704939" calcext:value-type="float">
            <text:p>704939</text:p>
          </table:table-cell>
          <table:table-cell office:value-type="string" calcext:value-type="string">
            <text:p>%NICK%, ты готов{|а} помочь с поставками? Сегодня мне нужно: %541% и %614%.\nУ тебя есть это в нужном количестве? %=541:55,614:25%\nЗа это ты получишь 9 очков.</text:p>
          </table:table-cell>
        </table:table-row>
        <table:table-row table:style-name="ro1">
          <table:table-cell office:value-type="float" office:value="704952" calcext:value-type="float">
            <text:p>704952</text:p>
          </table:table-cell>
          <table:table-cell office:value-type="string" calcext:value-type="string">
            <text:p>%NICK%, ты готов{|а} помочь с поставками? Сегодня мне нужно: %527% и %618%.\nУ тебя есть это в нужном количестве? %=527:55,618:25%\nЗа это ты получишь 9 очков.</text:p>
          </table:table-cell>
        </table:table-row>
        <table:table-row table:style-name="ro1">
          <table:table-cell office:value-type="float" office:value="704965" calcext:value-type="float">
            <text:p>704965</text:p>
          </table:table-cell>
          <table:table-cell office:value-type="string" calcext:value-type="string">
            <text:p>%NICK%, ты готов{|а} помочь с поставками? Сегодня мне нужно: %542% и %830%.\nУ тебя есть это в нужном количестве? %=542:55,830:25%\nЗа это ты получишь 9 очков.</text:p>
          </table:table-cell>
        </table:table-row>
        <table:table-row table:style-name="ro1">
          <table:table-cell office:value-type="float" office:value="704978" calcext:value-type="float">
            <text:p>704978</text:p>
          </table:table-cell>
          <table:table-cell office:value-type="string" calcext:value-type="string">
            <text:p>%NICK%, ты готов{|а} помочь с поставками? Сегодня мне нужно: %626% и %602%.\nУ тебя есть это в нужном количестве? %=626:55,602:25%\nЗа это ты получишь 9 очков.</text:p>
          </table:table-cell>
        </table:table-row>
        <table:table-row table:style-name="ro1">
          <table:table-cell office:value-type="float" office:value="704991" calcext:value-type="float">
            <text:p>704991</text:p>
          </table:table-cell>
          <table:table-cell office:value-type="string" calcext:value-type="string">
            <text:p>%NICK%, ты готов{|а} помочь с поставками? Сегодня мне нужно: %784% и %606%.\nУ тебя есть это в нужном количестве? %=784:80,606:20%\nЗа это ты получишь 12 очков.</text:p>
          </table:table-cell>
        </table:table-row>
        <table:table-row table:style-name="ro1">
          <table:table-cell office:value-type="float" office:value="705004" calcext:value-type="float">
            <text:p>705004</text:p>
          </table:table-cell>
          <table:table-cell office:value-type="string" calcext:value-type="string">
            <text:p>%NICK%, ты готов{|а} помочь с поставками? Сегодня мне нужно: %1971% и %343%.\nУ тебя есть это в нужном количестве? %=1971:80,343:20%\nЗа это ты получишь 12 очков.</text:p>
          </table:table-cell>
        </table:table-row>
        <table:table-row table:style-name="ro1">
          <table:table-cell office:value-type="float" office:value="705017" calcext:value-type="float">
            <text:p>705017</text:p>
          </table:table-cell>
          <table:table-cell office:value-type="string" calcext:value-type="string">
            <text:p>%NICK%, ты готов{|а} помочь с поставками? Сегодня мне нужно: %1972% и %347%.\nУ тебя есть это в нужном количестве? %=1972:80,347:20%\nЗа это ты получишь 12 очков.</text:p>
          </table:table-cell>
        </table:table-row>
        <table:table-row table:style-name="ro1">
          <table:table-cell office:value-type="float" office:value="705030" calcext:value-type="float">
            <text:p>705030</text:p>
          </table:table-cell>
          <table:table-cell office:value-type="string" calcext:value-type="string">
            <text:p>%NICK%, ты готов{|а} помочь с поставками? Сегодня мне нужно: %1974% и %602%.\nУ тебя есть это в нужном количестве? %=1974:80,602:20%\nЗа это ты получишь 12 очков.</text:p>
          </table:table-cell>
        </table:table-row>
        <table:table-row table:style-name="ro1">
          <table:table-cell office:value-type="float" office:value="705043" calcext:value-type="float">
            <text:p>705043</text:p>
          </table:table-cell>
          <table:table-cell office:value-type="string" calcext:value-type="string">
            <text:p>%NICK%, ты готов{|а} помочь с поставками? Сегодня мне нужно: %1975% и %343%.\nУ тебя есть это в нужном количестве? %=1975:100,343:25%\nЗа это ты получишь 15 очков.</text:p>
          </table:table-cell>
        </table:table-row>
        <table:table-row table:style-name="ro1">
          <table:table-cell office:value-type="float" office:value="705056" calcext:value-type="float">
            <text:p>705056</text:p>
          </table:table-cell>
          <table:table-cell office:value-type="string" calcext:value-type="string">
            <text:p>%NICK%, ты готов{|а} помочь с поставками? Сегодня мне нужно: %1970% и %347%.\nУ тебя есть это в нужном количестве? %=1970:100,347:25%\nЗа это ты получишь 15 очков.</text:p>
          </table:table-cell>
        </table:table-row>
        <table:table-row table:style-name="ro1">
          <table:table-cell office:value-type="float" office:value="705069" calcext:value-type="float">
            <text:p>705069</text:p>
          </table:table-cell>
          <table:table-cell office:value-type="string" calcext:value-type="string">
            <text:p>%NICK%, ты готов{|а} помочь с поставками? Сегодня мне нужно: %1973% и %602%.\nУ тебя есть это в нужном количестве? %=1973:100,602:25%\nЗа это ты получишь 15 очков.</text:p>
          </table:table-cell>
        </table:table-row>
        <table:table-row table:style-name="ro1">
          <table:table-cell office:value-type="float" office:value="705082" calcext:value-type="float">
            <text:p>705082</text:p>
          </table:table-cell>
          <table:table-cell office:value-type="string" calcext:value-type="string">
            <text:p>%NICK%, ты готов{|а} помочь с поставками? Сегодня мне нужно: %3021% и %606%.\nУ тебя есть это в нужном количестве? %=3021:100,606:25%\nЗа это ты получишь 15 очков.</text:p>
          </table:table-cell>
        </table:table-row>
        <table:table-row table:style-name="ro1">
          <table:table-cell office:value-type="float" office:value="705095" calcext:value-type="float">
            <text:p>705095</text:p>
          </table:table-cell>
          <table:table-cell office:value-type="string" calcext:value-type="string">
            <text:p>%NICK%, ты готов{|а} помочь с поставками? Сегодня мне нужно: %515% и %614%.\nУ тебя есть это в нужном количестве? %=515:115,614:45%\nЗа это ты получишь 18 очков.</text:p>
          </table:table-cell>
        </table:table-row>
        <table:table-row table:style-name="ro1">
          <table:table-cell office:value-type="float" office:value="705108" calcext:value-type="float">
            <text:p>705108</text:p>
          </table:table-cell>
          <table:table-cell office:value-type="string" calcext:value-type="string">
            <text:p>%NICK%, ты готов{|а} помочь с поставками? Сегодня мне нужно: %507% и %618%.\nУ тебя есть это в нужном количестве? %=507:115,618:45%\nЗа это ты получишь 18 очков.</text:p>
          </table:table-cell>
        </table:table-row>
        <table:table-row table:style-name="ro1">
          <table:table-cell office:value-type="float" office:value="705121" calcext:value-type="float">
            <text:p>705121</text:p>
          </table:table-cell>
          <table:table-cell office:value-type="string" calcext:value-type="string">
            <text:p>%NICK%, ты готов{|а} помочь с поставками? Сегодня мне нужно: %541% и %830%.\nУ тебя есть это в нужном количестве? %=541:115,830:45%\nЗа это ты получишь 18 очков.</text:p>
          </table:table-cell>
        </table:table-row>
        <table:table-row table:style-name="ro1">
          <table:table-cell office:value-type="float" office:value="705134" calcext:value-type="float">
            <text:p>705134</text:p>
          </table:table-cell>
          <table:table-cell office:value-type="string" calcext:value-type="string">
            <text:p>%NICK%, ты готов{|а} помочь с поставками? Сегодня мне нужно: %506% и %618%.\nУ тебя есть это в нужном количестве? %=506:115,618:45%\nЗа это ты получишь 18 очков.</text:p>
          </table:table-cell>
        </table:table-row>
        <table:table-row table:style-name="ro1">
          <table:table-cell office:value-type="float" office:value="705147" calcext:value-type="float">
            <text:p>705147</text:p>
          </table:table-cell>
          <table:table-cell office:value-type="string" calcext:value-type="string">
            <text:p>%NICK%, ты готов{|а} помочь с поставками? Сегодня мне нужно: %6213% и %153%.\nУ тебя есть это в нужном количестве? %=6213:25,153:55%\nЗа это ты получишь 5 очков.</text:p>
          </table:table-cell>
        </table:table-row>
        <table:table-row table:style-name="ro1">
          <table:table-cell office:value-type="float" office:value="705160" calcext:value-type="float">
            <text:p>705160</text:p>
          </table:table-cell>
          <table:table-cell office:value-type="string" calcext:value-type="string">
            <text:p>%NICK%, ты готов{|а} помочь с поставками? Сегодня мне нужно: %6214% и %331%.\nУ тебя есть это в нужном количестве? %=6214:25,331:55%\nЗа это ты получишь 5 очков.</text:p>
          </table:table-cell>
        </table:table-row>
        <table:table-row table:style-name="ro1">
          <table:table-cell office:value-type="float" office:value="705173" calcext:value-type="float">
            <text:p>705173</text:p>
          </table:table-cell>
          <table:table-cell office:value-type="string" calcext:value-type="string">
            <text:p>%NICK%, ты готов{|а} помочь с поставками? Сегодня мне нужно: %12659% и %335%.\nУ тебя есть это в нужном количестве? %=12659:42,335:105%\nЗа это ты получишь 9 очков.</text:p>
          </table:table-cell>
        </table:table-row>
        <table:table-row table:style-name="ro1">
          <table:table-cell office:value-type="float" office:value="705186" calcext:value-type="float">
            <text:p>705186</text:p>
          </table:table-cell>
          <table:table-cell office:value-type="string" calcext:value-type="string">
            <text:p>%NICK%, ты готов{|а} помочь с поставками? Сегодня мне нужно: %6697% и %339%.\nУ тебя есть это в нужном количестве? %=6697:42,339:105%\nЗа это ты получишь 9 очков.</text:p>
          </table:table-cell>
        </table:table-row>
        <table:table-row table:style-name="ro1">
          <table:table-cell office:value-type="float" office:value="705199" calcext:value-type="float">
            <text:p>705199</text:p>
          </table:table-cell>
          <table:table-cell office:value-type="string" calcext:value-type="string">
            <text:p>%NICK%, ты готов{|а} помочь с поставками? Сегодня мне нужно: %8490% и %566%.\nУ тебя есть это в нужном количестве? %=8490:59,566:125%\nЗа это ты получишь 12 очков.</text:p>
          </table:table-cell>
        </table:table-row>
        <table:table-row table:style-name="ro1">
          <table:table-cell office:value-type="float" office:value="705212" calcext:value-type="float">
            <text:p>705212</text:p>
          </table:table-cell>
          <table:table-cell office:value-type="string" calcext:value-type="string">
            <text:p>%NICK%, ты готов{|а} помочь с поставками? Сегодня мне нужно: %8491% и %570%.\nУ тебя есть это в нужном количестве? %=8491:59,570:125%\nЗа это ты получишь 12 очков.</text:p>
          </table:table-cell>
        </table:table-row>
        <table:table-row table:style-name="ro1">
          <table:table-cell office:value-type="float" office:value="705225" calcext:value-type="float">
            <text:p>705225</text:p>
          </table:table-cell>
          <table:table-cell office:value-type="string" calcext:value-type="string">
            <text:p>%NICK%, ты готов{|а} помочь с поставками? Сегодня мне нужно: %6697% и %883%.\nУ тебя есть это в нужном количестве? %=6697:73,883:170%\nЗа это ты получишь 15 очков.</text:p>
          </table:table-cell>
        </table:table-row>
        <table:table-row table:style-name="ro1">
          <table:table-cell office:value-type="float" office:value="705238" calcext:value-type="float">
            <text:p>705238</text:p>
          </table:table-cell>
          <table:table-cell office:value-type="string" calcext:value-type="string">
            <text:p>%NICK%, ты готов{|а} помочь с поставками? Сегодня мне нужно: %8491% и %147%.\nУ тебя есть это в нужном количестве? %=8491:73,147:170%\nЗа это ты получишь 15 очков.</text:p>
          </table:table-cell>
        </table:table-row>
        <table:table-row table:style-name="ro1">
          <table:table-cell office:value-type="float" office:value="705251" calcext:value-type="float">
            <text:p>705251</text:p>
          </table:table-cell>
          <table:table-cell office:value-type="string" calcext:value-type="string">
            <text:p>%NICK%, ты готов{|а} помочь с поставками? Сегодня мне нужно: %6214% и %147%.\nУ тебя есть это в нужном количестве? %=6214:88,147:195%\nЗа это ты получишь 18 очков.</text:p>
          </table:table-cell>
        </table:table-row>
        <table:table-row table:style-name="ro1">
          <table:table-cell office:value-type="float" office:value="705264" calcext:value-type="float">
            <text:p>705264</text:p>
          </table:table-cell>
          <table:table-cell office:value-type="string" calcext:value-type="string">
            <text:p>%NICK%, ты готов{|а} помочь с поставками? Сегодня мне нужно: %8490% и %165%.\nУ тебя есть это в нужном количестве? %=8490:88,165:195%\nЗа это ты получишь 18 очков.</text:p>
          </table:table-cell>
        </table:table-row>
        <table:table-row table:style-name="ro1">
          <table:table-cell office:value-type="float" office:value="705277" calcext:value-type="float">
            <text:p>705277</text:p>
          </table:table-cell>
          <table:table-cell office:value-type="string" calcext:value-type="string">
            <text:p>%NICK%, ты готов{|а} помочь с поставками? Сегодня мне нужно: %506% и %1939%.\nУ тебя есть это в нужном количестве? %=506:20,1939:4%\nЗа это ты получишь 5 очков.</text:p>
          </table:table-cell>
        </table:table-row>
        <table:table-row table:style-name="ro1">
          <table:table-cell office:value-type="float" office:value="705290" calcext:value-type="float">
            <text:p>705290</text:p>
          </table:table-cell>
          <table:table-cell office:value-type="string" calcext:value-type="string">
            <text:p>%NICK%, ты готов{|а} помочь с поставками? Сегодня мне нужно: %507% и %1939%.\nУ тебя есть это в нужном количестве? %=507:20,1939:4%\nЗа это ты получишь 5 очков.</text:p>
          </table:table-cell>
        </table:table-row>
        <table:table-row table:style-name="ro1">
          <table:table-cell office:value-type="float" office:value="705303" calcext:value-type="float">
            <text:p>705303</text:p>
          </table:table-cell>
          <table:table-cell office:value-type="string" calcext:value-type="string">
            <text:p>%NICK%, ты готов{|а} помочь с поставками? Сегодня мне нужно: %508% и %1939%.\nУ тебя есть это в нужном количестве? %=508:20,1939:4%\nЗа это ты получишь 5 очков.</text:p>
          </table:table-cell>
        </table:table-row>
        <table:table-row table:style-name="ro1">
          <table:table-cell office:value-type="float" office:value="705316" calcext:value-type="float">
            <text:p>705316</text:p>
          </table:table-cell>
          <table:table-cell office:value-type="string" calcext:value-type="string">
            <text:p>%NICK%, ты готов{|а} помочь с поставками? Сегодня мне нужно: %515% и %1939%.\nУ тебя есть это в нужном количестве? %=515:20,1939:4%\nЗа это ты получишь 5 очков.</text:p>
          </table:table-cell>
        </table:table-row>
        <table:table-row table:style-name="ro1">
          <table:table-cell office:value-type="float" office:value="705329" calcext:value-type="float">
            <text:p>705329</text:p>
          </table:table-cell>
          <table:table-cell office:value-type="string" calcext:value-type="string">
            <text:p>%NICK%, ты готов{|а} помочь с поставками? Сегодня мне нужно: %541% и %1939%.\nУ тебя есть это в нужном количестве? %=541:30,1939:8%\nЗа это ты получишь 9 очков.</text:p>
          </table:table-cell>
        </table:table-row>
        <table:table-row table:style-name="ro1">
          <table:table-cell office:value-type="float" office:value="705342" calcext:value-type="float">
            <text:p>705342</text:p>
          </table:table-cell>
          <table:table-cell office:value-type="string" calcext:value-type="string">
            <text:p>%NICK%, ты готов{|а} помочь с поставками? Сегодня мне нужно: %527% и %1939%.\nУ тебя есть это в нужном количестве? %=527:30,1939:8%\nЗа это ты получишь 9 очков.</text:p>
          </table:table-cell>
        </table:table-row>
        <table:table-row table:style-name="ro1">
          <table:table-cell office:value-type="float" office:value="705355" calcext:value-type="float">
            <text:p>705355</text:p>
          </table:table-cell>
          <table:table-cell office:value-type="string" calcext:value-type="string">
            <text:p>%NICK%, ты готов{|а} помочь с поставками? Сегодня мне нужно: %542% и %1939%.\nУ тебя есть это в нужном количестве? %=542:30,1939:8%\nЗа это ты получишь 9 очков.</text:p>
          </table:table-cell>
        </table:table-row>
        <table:table-row table:style-name="ro1">
          <table:table-cell office:value-type="float" office:value="705368" calcext:value-type="float">
            <text:p>705368</text:p>
          </table:table-cell>
          <table:table-cell office:value-type="string" calcext:value-type="string">
            <text:p>%NICK%, ты готов{|а} помочь с поставками? Сегодня мне нужно: %626% и %1939%.\nУ тебя есть это в нужном количестве? %=626:30,1939:8%\nЗа это ты получишь 9 очков.</text:p>
          </table:table-cell>
        </table:table-row>
        <table:table-row table:style-name="ro1">
          <table:table-cell office:value-type="float" office:value="705381" calcext:value-type="float">
            <text:p>705381</text:p>
          </table:table-cell>
          <table:table-cell office:value-type="string" calcext:value-type="string">
            <text:p>%NICK%, ты готов{|а} помочь с поставками? Сегодня мне нужно: %784% и %1939%.\nУ тебя есть это в нужном количестве? %=784:45,1939:10%\nЗа это ты получишь 12 очков.</text:p>
          </table:table-cell>
        </table:table-row>
        <table:table-row table:style-name="ro1">
          <table:table-cell office:value-type="float" office:value="705394" calcext:value-type="float">
            <text:p>705394</text:p>
          </table:table-cell>
          <table:table-cell office:value-type="string" calcext:value-type="string">
            <text:p>%NICK%, ты готов{|а} помочь с поставками? Сегодня мне нужно: %1971% и %1939%.\nУ тебя есть это в нужном количестве? %=1971:45,1939:10%\nЗа это ты получишь 12 очков.</text:p>
          </table:table-cell>
        </table:table-row>
        <table:table-row table:style-name="ro1">
          <table:table-cell office:value-type="float" office:value="705407" calcext:value-type="float">
            <text:p>705407</text:p>
          </table:table-cell>
          <table:table-cell office:value-type="string" calcext:value-type="string">
            <text:p>%NICK%, ты готов{|а} помочь с поставками? Сегодня мне нужно: %1972% и %1939%.\nУ тебя есть это в нужном количестве? %=1972:45,1939:10%\nЗа это ты получишь 12 очков.</text:p>
          </table:table-cell>
        </table:table-row>
        <table:table-row table:style-name="ro1">
          <table:table-cell office:value-type="float" office:value="705420" calcext:value-type="float">
            <text:p>705420</text:p>
          </table:table-cell>
          <table:table-cell office:value-type="string" calcext:value-type="string">
            <text:p>%NICK%, ты готов{|а} помочь с поставками? Сегодня мне нужно: %1974% и %1939%.\nУ тебя есть это в нужном количестве? %=1974:45,1939:10%\nЗа это ты получишь 12 очков.</text:p>
          </table:table-cell>
        </table:table-row>
        <table:table-row table:style-name="ro1">
          <table:table-cell office:value-type="float" office:value="705433" calcext:value-type="float">
            <text:p>705433</text:p>
          </table:table-cell>
          <table:table-cell office:value-type="string" calcext:value-type="string">
            <text:p>%NICK%, ты готов{|а} помочь с поставками? Сегодня мне нужно: %1975% и %1939%.\nУ тебя есть это в нужном количестве? %=1975:55,1939:13%\nЗа это ты получишь 15 очков.</text:p>
          </table:table-cell>
        </table:table-row>
        <table:table-row table:style-name="ro1">
          <table:table-cell office:value-type="float" office:value="705446" calcext:value-type="float">
            <text:p>705446</text:p>
          </table:table-cell>
          <table:table-cell office:value-type="string" calcext:value-type="string">
            <text:p>%NICK%, ты готов{|а} помочь с поставками? Сегодня мне нужно: %1970% и %1939%.\nУ тебя есть это в нужном количестве? %=1970:55,1939:13%\nЗа это ты получишь 15 очков.</text:p>
          </table:table-cell>
        </table:table-row>
        <table:table-row table:style-name="ro1">
          <table:table-cell office:value-type="float" office:value="705459" calcext:value-type="float">
            <text:p>705459</text:p>
          </table:table-cell>
          <table:table-cell office:value-type="string" calcext:value-type="string">
            <text:p>%NICK%, ты готов{|а} помочь с поставками? Сегодня мне нужно: %1973% и %1939%.\nУ тебя есть это в нужном количестве? %=1973:55,1939:13%\nЗа это ты получишь 15 очков.</text:p>
          </table:table-cell>
        </table:table-row>
        <table:table-row table:style-name="ro1">
          <table:table-cell office:value-type="float" office:value="705472" calcext:value-type="float">
            <text:p>705472</text:p>
          </table:table-cell>
          <table:table-cell office:value-type="string" calcext:value-type="string">
            <text:p>%NICK%, ты готов{|а} помочь с поставками? Сегодня мне нужно: %3021% и %1939%.\nУ тебя есть это в нужном количестве? %=3021:55,1939:13%\nЗа это ты получишь 15 очков.</text:p>
          </table:table-cell>
        </table:table-row>
        <table:table-row table:style-name="ro1">
          <table:table-cell office:value-type="float" office:value="705485" calcext:value-type="float">
            <text:p>705485</text:p>
          </table:table-cell>
          <table:table-cell office:value-type="string" calcext:value-type="string">
            <text:p>%NICK%, ты готов{|а} помочь с поставками? Сегодня мне нужно: %515% и %1939%.\nУ тебя есть это в нужном количестве? %=515:65,1939:15%\nЗа это ты получишь 18 очков.</text:p>
          </table:table-cell>
        </table:table-row>
        <table:table-row table:style-name="ro1">
          <table:table-cell office:value-type="float" office:value="705498" calcext:value-type="float">
            <text:p>705498</text:p>
          </table:table-cell>
          <table:table-cell office:value-type="string" calcext:value-type="string">
            <text:p>%NICK%, ты готов{|а} помочь с поставками? Сегодня мне нужно: %507% и %1939%.\nУ тебя есть это в нужном количестве? %=507:65,1939:15%\nЗа это ты получишь 18 очков.</text:p>
          </table:table-cell>
        </table:table-row>
        <table:table-row table:style-name="ro1">
          <table:table-cell office:value-type="float" office:value="705512" calcext:value-type="float">
            <text:p>705512</text:p>
          </table:table-cell>
          <table:table-cell office:value-type="string" calcext:value-type="string">
            <text:p>%NICK%, ты готов{|а} помочь с поставками? Сегодня мне нужно: %541% и %1939%.\nУ тебя есть это в нужном количестве? %=541:65,1939:15%\nЗа это ты получишь 18 очков.</text:p>
          </table:table-cell>
        </table:table-row>
        <table:table-row table:style-name="ro1">
          <table:table-cell office:value-type="float" office:value="705525" calcext:value-type="float">
            <text:p>705525</text:p>
          </table:table-cell>
          <table:table-cell office:value-type="string" calcext:value-type="string">
            <text:p>%NICK%, ты готов{|а} помочь с поставками? Сегодня мне нужно: %506% и %1939%.\nУ тебя есть это в нужном количестве? %=506:65,1939:15%\nЗа это ты получишь 18 очков.</text:p>
          </table:table-cell>
        </table:table-row>
        <table:table-row table:style-name="ro1">
          <table:table-cell office:value-type="float" office:value="705538" calcext:value-type="float">
            <text:p>705538</text:p>
          </table:table-cell>
          <table:table-cell office:value-type="string" calcext:value-type="string">
            <text:p>%NICK%, ты готов{|а} помочь с поставками? Сегодня мне нужно: %6213% и %1942%.\nУ тебя есть это в нужном количестве? %=6213:15,1942:4%\nЗа это ты получишь 5 очков.</text:p>
          </table:table-cell>
        </table:table-row>
        <table:table-row table:style-name="ro1">
          <table:table-cell office:value-type="float" office:value="705551" calcext:value-type="float">
            <text:p>705551</text:p>
          </table:table-cell>
          <table:table-cell office:value-type="string" calcext:value-type="string">
            <text:p>%NICK%, ты готов{|а} помочь с поставками? Сегодня мне нужно: %6214% и %1942%.\nУ тебя есть это в нужном количестве? %=6214:15,1942:4%\nЗа это ты получишь 5 очков.</text:p>
          </table:table-cell>
        </table:table-row>
        <table:table-row table:style-name="ro1">
          <table:table-cell office:value-type="float" office:value="705564" calcext:value-type="float">
            <text:p>705564</text:p>
          </table:table-cell>
          <table:table-cell office:value-type="string" calcext:value-type="string">
            <text:p>%NICK%, ты готов{|а} помочь с поставками? Сегодня мне нужно: %12659% и %1942%.\nУ тебя есть это в нужном количестве? %=12659:25,1942:7%\nЗа это ты получишь 9 очков.</text:p>
          </table:table-cell>
        </table:table-row>
        <table:table-row table:style-name="ro1">
          <table:table-cell office:value-type="float" office:value="705577" calcext:value-type="float">
            <text:p>705577</text:p>
          </table:table-cell>
          <table:table-cell office:value-type="string" calcext:value-type="string">
            <text:p>%NICK%, ты готов{|а} помочь с поставками? Сегодня мне нужно: %6697% и %1942%.\nУ тебя есть это в нужном количестве? %=6697:25,1942:7%\nЗа это ты получишь 9 очков.</text:p>
          </table:table-cell>
        </table:table-row>
        <table:table-row table:style-name="ro1">
          <table:table-cell office:value-type="float" office:value="705590" calcext:value-type="float">
            <text:p>705590</text:p>
          </table:table-cell>
          <table:table-cell office:value-type="string" calcext:value-type="string">
            <text:p>%NICK%, ты готов{|а} помочь с поставками? Сегодня мне нужно: %8490% и %1942%.\nУ тебя есть это в нужном количестве? %=8490:35,1942:9%\nЗа это ты получишь 12 очков.</text:p>
          </table:table-cell>
        </table:table-row>
        <table:table-row table:style-name="ro1">
          <table:table-cell office:value-type="float" office:value="705603" calcext:value-type="float">
            <text:p>705603</text:p>
          </table:table-cell>
          <table:table-cell office:value-type="string" calcext:value-type="string">
            <text:p>%NICK%, ты готов{|а} помочь с поставками? Сегодня мне нужно: %8491% и %1942%.\nУ тебя есть это в нужном количестве? %=8491:35,1942:9%\nЗа это ты получишь 12 очков.</text:p>
          </table:table-cell>
        </table:table-row>
        <table:table-row table:style-name="ro1">
          <table:table-cell office:value-type="float" office:value="705616" calcext:value-type="float">
            <text:p>705616</text:p>
          </table:table-cell>
          <table:table-cell office:value-type="string" calcext:value-type="string">
            <text:p>%NICK%, ты готов{|а} помочь с поставками? Сегодня мне нужно: %6697% и %1942%.\nУ тебя есть это в нужном количестве? %=6697:40,1942:13%\nЗа это ты получишь 15 очков.</text:p>
          </table:table-cell>
        </table:table-row>
        <table:table-row table:style-name="ro1">
          <table:table-cell office:value-type="float" office:value="705629" calcext:value-type="float">
            <text:p>705629</text:p>
          </table:table-cell>
          <table:table-cell office:value-type="string" calcext:value-type="string">
            <text:p>%NICK%, ты готов{|а} помочь с поставками? Сегодня мне нужно: %8491% и %1942%.\nУ тебя есть это в нужном количестве? %=8491:40,1942:13%\nЗа это ты получишь 15 очков.</text:p>
          </table:table-cell>
        </table:table-row>
        <table:table-row table:style-name="ro1">
          <table:table-cell office:value-type="float" office:value="705654" calcext:value-type="float">
            <text:p>705654</text:p>
          </table:table-cell>
          <table:table-cell office:value-type="string" calcext:value-type="string">
            <text:p>%NICK%, ты готов{|а} помочь с поставками? Сегодня мне нужно: %6214% и %1942%.\nУ тебя есть это в нужном количестве? %=6214:50,1942:15%\nЗа это ты получишь 18 очков.</text:p>
          </table:table-cell>
        </table:table-row>
        <table:table-row table:style-name="ro1">
          <table:table-cell office:value-type="float" office:value="705667" calcext:value-type="float">
            <text:p>705667</text:p>
          </table:table-cell>
          <table:table-cell office:value-type="string" calcext:value-type="string">
            <text:p>%NICK%, ты готов{|а} помочь с поставками? Сегодня мне нужно: %8490% и %1942%.\nУ тебя есть это в нужном количестве? %=8490:50,1942:15%\nЗа это ты получишь 18 очков.</text:p>
          </table:table-cell>
        </table:table-row>
        <table:table-row table:style-name="ro1">
          <table:table-cell office:value-type="float" office:value="705681" calcext:value-type="float">
            <text:p>705681</text:p>
          </table:table-cell>
          <table:table-cell office:value-type="string" calcext:value-type="string">
            <text:p>%NICK%, ты готов{|а} помочь с поставками? Сегодня мне нужно: %500% и %344%.\nУ тебя есть это в нужном количестве? %=500:35,344:5%\nЗа это ты получишь 5 очков.</text:p>
          </table:table-cell>
        </table:table-row>
        <table:table-row table:style-name="ro1">
          <table:table-cell office:value-type="float" office:value="705693" calcext:value-type="float">
            <text:p>705693</text:p>
          </table:table-cell>
          <table:table-cell office:value-type="string" calcext:value-type="string">
            <text:p>%NICK%, ты готов{|а} помочь с поставками? Сегодня мне нужно: %548% и %348%.\nУ тебя есть это в нужном количестве? %=548:35,348:5%\nЗа это ты получишь 5 очков.</text:p>
          </table:table-cell>
        </table:table-row>
        <table:table-row table:style-name="ro1">
          <table:table-cell office:value-type="float" office:value="705705" calcext:value-type="float">
            <text:p>705705</text:p>
          </table:table-cell>
          <table:table-cell office:value-type="string" calcext:value-type="string">
            <text:p>%NICK%, ты готов{|а} помочь с поставками? Сегодня мне нужно: %786% и %584%.\nУ тебя есть это в нужном количестве? %=786:35,584:5%\nЗа это ты получишь 5 очков.</text:p>
          </table:table-cell>
        </table:table-row>
        <table:table-row table:style-name="ro1">
          <table:table-cell office:value-type="float" office:value="705717" calcext:value-type="float">
            <text:p>705717</text:p>
          </table:table-cell>
          <table:table-cell office:value-type="string" calcext:value-type="string">
            <text:p>%NICK%, ты готов{|а} помочь с поставками? Сегодня мне нужно: %503% и %603%.\nУ тебя есть это в нужном количестве? %=503:35,603:5%\nЗа это ты получишь 5 очков.</text:p>
          </table:table-cell>
        </table:table-row>
        <table:table-row table:style-name="ro1">
          <table:table-cell office:value-type="float" office:value="705729" calcext:value-type="float">
            <text:p>705729</text:p>
          </table:table-cell>
          <table:table-cell office:value-type="string" calcext:value-type="string">
            <text:p>%NICK%, ты готов{|а} помочь с поставками? Сегодня мне нужно: %516% и %607%.\nУ тебя есть это в нужном количестве? %=516:55,607:15%\nЗа это ты получишь 9 очков.</text:p>
          </table:table-cell>
        </table:table-row>
        <table:table-row table:style-name="ro1">
          <table:table-cell office:value-type="float" office:value="705741" calcext:value-type="float">
            <text:p>705741</text:p>
          </table:table-cell>
          <table:table-cell office:value-type="string" calcext:value-type="string">
            <text:p>%NICK%, ты готов{|а} помочь с поставками? Сегодня мне нужно: %12856% и %615%.\nУ тебя есть это в нужном количестве? %=12856:55,615:15%\nЗа это ты получишь 9 очков.</text:p>
          </table:table-cell>
        </table:table-row>
        <table:table-row table:style-name="ro1">
          <table:table-cell office:value-type="float" office:value="705753" calcext:value-type="float">
            <text:p>705753</text:p>
          </table:table-cell>
          <table:table-cell office:value-type="string" calcext:value-type="string">
            <text:p>%NICK%, ты готов{|а} помочь с поставками? Сегодня мне нужно: %865% и %619%.\nУ тебя есть это в нужном количестве? %=865:55,619:15%\nЗа это ты получишь 9 очков.</text:p>
          </table:table-cell>
        </table:table-row>
        <table:table-row table:style-name="ro1">
          <table:table-cell office:value-type="float" office:value="705765" calcext:value-type="float">
            <text:p>705765</text:p>
          </table:table-cell>
          <table:table-cell office:value-type="string" calcext:value-type="string">
            <text:p>%NICK%, ты готов{|а} помочь с поставками? Сегодня мне нужно: %866% и %894%.\nУ тебя есть это в нужном количестве? %=866:55,894:25%\nЗа это ты получишь 9 очков.</text:p>
          </table:table-cell>
        </table:table-row>
        <table:table-row table:style-name="ro1">
          <table:table-cell office:value-type="float" office:value="705777" calcext:value-type="float">
            <text:p>705777</text:p>
          </table:table-cell>
          <table:table-cell office:value-type="string" calcext:value-type="string">
            <text:p>%NICK%, ты готов{|а} помочь с поставками? Сегодня мне нужно: %867% и %603%.\nУ тебя есть это в нужном количестве? %=867:80,603:20%\nЗа это ты получишь 12 очков.</text:p>
          </table:table-cell>
        </table:table-row>
        <table:table-row table:style-name="ro1">
          <table:table-cell office:value-type="float" office:value="705789" calcext:value-type="float">
            <text:p>705789</text:p>
          </table:table-cell>
          <table:table-cell office:value-type="string" calcext:value-type="string">
            <text:p>%NICK%, ты готов{|а} помочь с поставками? Сегодня мне нужно: %864% и %584%.\nУ тебя есть это в нужном количестве? %=864:80,584:20%\nЗа это ты получишь 12 очков.</text:p>
          </table:table-cell>
        </table:table-row>
        <table:table-row table:style-name="ro1">
          <table:table-cell office:value-type="float" office:value="705801" calcext:value-type="float">
            <text:p>705801</text:p>
          </table:table-cell>
          <table:table-cell office:value-type="string" calcext:value-type="string">
            <text:p>%NICK%, ты готов{|а} помочь с поставками? Сегодня мне нужно: %787% и %607%.\nУ тебя есть это в нужном количестве? %=787:80,607:20%\nЗа это ты получишь 12 очков.</text:p>
          </table:table-cell>
        </table:table-row>
        <table:table-row table:style-name="ro1">
          <table:table-cell office:value-type="float" office:value="705813" calcext:value-type="float">
            <text:p>705813</text:p>
          </table:table-cell>
          <table:table-cell office:value-type="string" calcext:value-type="string">
            <text:p>%NICK%, ты готов{|а} помочь с поставками? Сегодня мне нужно: %502% и %344%.\nУ тебя есть это в нужном количестве? %=502:80,344:20%\nЗа это ты получишь 12 очков.</text:p>
          </table:table-cell>
        </table:table-row>
        <table:table-row table:style-name="ro1">
          <table:table-cell office:value-type="float" office:value="705825" calcext:value-type="float">
            <text:p>705825</text:p>
          </table:table-cell>
          <table:table-cell office:value-type="string" calcext:value-type="string">
            <text:p>%NICK%, ты готов{|а} помочь с поставками? Сегодня мне нужно: %543% и %348%.\nУ тебя есть это в нужном количестве? %=543:100,348:20%\nЗа это ты получишь 15 очков.</text:p>
          </table:table-cell>
        </table:table-row>
        <table:table-row table:style-name="ro1">
          <table:table-cell office:value-type="float" office:value="705837" calcext:value-type="float">
            <text:p>705837</text:p>
          </table:table-cell>
          <table:table-cell office:value-type="string" calcext:value-type="string">
            <text:p>%NICK%, ты готов{|а} помочь с поставками? Сегодня мне нужно: %788% и %584%.\nУ тебя есть это в нужном количестве? %=788:100,584:20%\nЗа это ты получишь 15 очков.</text:p>
          </table:table-cell>
        </table:table-row>
        <table:table-row table:style-name="ro1">
          <table:table-cell office:value-type="float" office:value="705849" calcext:value-type="float">
            <text:p>705849</text:p>
          </table:table-cell>
          <table:table-cell office:value-type="string" calcext:value-type="string">
            <text:p>%NICK%, ты готов{|а} помочь с поставками? Сегодня мне нужно: %793% и %603%.\nУ тебя есть это в нужном количестве? %=793:100,603:20%\nЗа это ты получишь 15 очков.</text:p>
          </table:table-cell>
        </table:table-row>
        <table:table-row table:style-name="ro1">
          <table:table-cell office:value-type="float" office:value="705861" calcext:value-type="float">
            <text:p>705861</text:p>
          </table:table-cell>
          <table:table-cell office:value-type="string" calcext:value-type="string">
            <text:p>%NICK%, ты готов{|а} помочь с поставками? Сегодня мне нужно: %521% и %607%.\nУ тебя есть это в нужном количестве? %=521:100,607:20%\nЗа это ты получишь 15 очков.</text:p>
          </table:table-cell>
        </table:table-row>
        <table:table-row table:style-name="ro1">
          <table:table-cell office:value-type="float" office:value="705873" calcext:value-type="float">
            <text:p>705873</text:p>
          </table:table-cell>
          <table:table-cell office:value-type="string" calcext:value-type="string">
            <text:p>%NICK%, ты готов{|а} помочь с поставками? Сегодня мне нужно: %516% и %615%.\nУ тебя есть это в нужном количестве? %=516:115,615:20%\nЗа это ты получишь 18 очков.</text:p>
          </table:table-cell>
        </table:table-row>
        <table:table-row table:style-name="ro1">
          <table:table-cell office:value-type="float" office:value="705885" calcext:value-type="float">
            <text:p>705885</text:p>
          </table:table-cell>
          <table:table-cell office:value-type="string" calcext:value-type="string">
            <text:p>%NICK%, ты готов{|а} помочь с поставками? Сегодня мне нужно: %548% и %619%.\nУ тебя есть это в нужном количестве? %=548:115,619:20%\nЗа это ты получишь 18 очков.</text:p>
          </table:table-cell>
        </table:table-row>
        <table:table-row table:style-name="ro1">
          <table:table-cell office:value-type="float" office:value="705897" calcext:value-type="float">
            <text:p>705897</text:p>
          </table:table-cell>
          <table:table-cell office:value-type="string" calcext:value-type="string">
            <text:p>%NICK%, ты готов{|а} помочь с поставками? Сегодня мне нужно: %786% и %894%.\nУ тебя есть это в нужном количестве? %=786:115,894:20%\nЗа это ты получишь 18 очков.</text:p>
          </table:table-cell>
        </table:table-row>
        <table:table-row table:style-name="ro1">
          <table:table-cell office:value-type="float" office:value="705909" calcext:value-type="float">
            <text:p>705909</text:p>
          </table:table-cell>
          <table:table-cell office:value-type="string" calcext:value-type="string">
            <text:p>%NICK%, ты готов{|а} помочь с поставками? Сегодня мне нужно: %500% и %619%.\nУ тебя есть это в нужном количестве? %=500:115,619:20%\nЗа это ты получишь 18 очков.</text:p>
          </table:table-cell>
        </table:table-row>
        <table:table-row table:style-name="ro1">
          <table:table-cell office:value-type="float" office:value="705921" calcext:value-type="float">
            <text:p>705921</text:p>
          </table:table-cell>
          <table:table-cell office:value-type="string" calcext:value-type="string">
            <text:p>%NICK%, ты готов{|а} помочь с поставками? Сегодня мне нужно: %6213% и %148%.\nУ тебя есть это в нужном количестве? %=6213:25,148:55%\nЗа это ты получишь 5 очков.</text:p>
          </table:table-cell>
        </table:table-row>
        <table:table-row table:style-name="ro1">
          <table:table-cell office:value-type="float" office:value="705933" calcext:value-type="float">
            <text:p>705933</text:p>
          </table:table-cell>
          <table:table-cell office:value-type="string" calcext:value-type="string">
            <text:p>%NICK%, ты готов{|а} помочь с поставками? Сегодня мне нужно: %6214% и %154%.\nУ тебя есть это в нужном количестве? %=6214:25,154:55%\nЗа это ты получишь 5 очков.</text:p>
          </table:table-cell>
        </table:table-row>
        <table:table-row table:style-name="ro1">
          <table:table-cell office:value-type="float" office:value="705945" calcext:value-type="float">
            <text:p>705945</text:p>
          </table:table-cell>
          <table:table-cell office:value-type="string" calcext:value-type="string">
            <text:p>%NICK%, ты готов{|а} помочь с поставками? Сегодня мне нужно: %12659% и %166%.\nУ тебя есть это в нужном количестве? %=12659:42,166:105%\nЗа это ты получишь 9 очков.</text:p>
          </table:table-cell>
        </table:table-row>
        <table:table-row table:style-name="ro1">
          <table:table-cell office:value-type="float" office:value="705957" calcext:value-type="float">
            <text:p>705957</text:p>
          </table:table-cell>
          <table:table-cell office:value-type="string" calcext:value-type="string">
            <text:p>%NICK%, ты готов{|а} помочь с поставками? Сегодня мне нужно: %6697% и %332%.\nУ тебя есть это в нужном количестве? %=6697:42,332:105%\nЗа это ты получишь 9 очков.</text:p>
          </table:table-cell>
        </table:table-row>
        <table:table-row table:style-name="ro1">
          <table:table-cell office:value-type="float" office:value="705969" calcext:value-type="float">
            <text:p>705969</text:p>
          </table:table-cell>
          <table:table-cell office:value-type="string" calcext:value-type="string">
            <text:p>%NICK%, ты готов{|а} помочь с поставками? Сегодня мне нужно: %8490% и %336%.\nУ тебя есть это в нужном количестве? %=8490:59,336:125%\nЗа это ты получишь 12 очков.</text:p>
          </table:table-cell>
        </table:table-row>
        <table:table-row table:style-name="ro1">
          <table:table-cell office:value-type="float" office:value="705981" calcext:value-type="float">
            <text:p>705981</text:p>
          </table:table-cell>
          <table:table-cell office:value-type="string" calcext:value-type="string">
            <text:p>%NICK%, ты готов{|а} помочь с поставками? Сегодня мне нужно: %8491% и %340%.\nУ тебя есть это в нужном количестве? %=8491:59,340:125%\nЗа это ты получишь 12 очков.</text:p>
          </table:table-cell>
        </table:table-row>
        <table:table-row table:style-name="ro1">
          <table:table-cell office:value-type="float" office:value="705993" calcext:value-type="float">
            <text:p>705993</text:p>
          </table:table-cell>
          <table:table-cell office:value-type="string" calcext:value-type="string">
            <text:p>%NICK%, ты готов{|а} помочь с поставками? Сегодня мне нужно: %6697% и %567%.\nУ тебя есть это в нужном количестве? %=6697:73,567:170%\nЗа это ты получишь 15 очков.</text:p>
          </table:table-cell>
        </table:table-row>
        <table:table-row table:style-name="ro1">
          <table:table-cell office:value-type="float" office:value="706005" calcext:value-type="float">
            <text:p>706005</text:p>
          </table:table-cell>
          <table:table-cell office:value-type="string" calcext:value-type="string">
            <text:p>%NICK%, ты готов{|а} помочь с поставками? Сегодня мне нужно: %8491% и %571%.\nУ тебя есть это в нужном количестве? %=8491:73,571:170%\nЗа это ты получишь 15 очков.</text:p>
          </table:table-cell>
        </table:table-row>
        <table:table-row table:style-name="ro1">
          <table:table-cell office:value-type="float" office:value="706017" calcext:value-type="float">
            <text:p>706017</text:p>
          </table:table-cell>
          <table:table-cell office:value-type="string" calcext:value-type="string">
            <text:p>%NICK%, ты готов{|а} помочь с поставками? Сегодня мне нужно: %6214% и %882%.\nУ тебя есть это в нужном количестве? %=6214:88,882:195%\nЗа это ты получишь 18 очков.</text:p>
          </table:table-cell>
        </table:table-row>
        <table:table-row table:style-name="ro1">
          <table:table-cell office:value-type="float" office:value="706029" calcext:value-type="float">
            <text:p>706029</text:p>
          </table:table-cell>
          <table:table-cell office:value-type="string" calcext:value-type="string">
            <text:p>%NICK%, ты готов{|а} помочь с поставками? Сегодня мне нужно: %8490% и %148%.\nУ тебя есть это в нужном количестве? %=8490:88,148:195%\nЗа это ты получишь 18 очков.</text:p>
          </table:table-cell>
        </table:table-row>
        <table:table-row table:style-name="ro1">
          <table:table-cell office:value-type="float" office:value="706041" calcext:value-type="float">
            <text:p>706041</text:p>
          </table:table-cell>
          <table:table-cell office:value-type="string" calcext:value-type="string">
            <text:p>%NICK%, ты готов{|а} помочь с поставками? Сегодня мне нужно: %500% и %1939%.\nУ тебя есть это в нужном количестве? %=500:20,1939:4%\nЗа это ты получишь 5 очков.</text:p>
          </table:table-cell>
        </table:table-row>
        <table:table-row table:style-name="ro1">
          <table:table-cell office:value-type="float" office:value="706053" calcext:value-type="float">
            <text:p>706053</text:p>
          </table:table-cell>
          <table:table-cell office:value-type="string" calcext:value-type="string">
            <text:p>%NICK%, ты готов{|а} помочь с поставками? Сегодня мне нужно: %548% и %1939%.\nУ тебя есть это в нужном количестве? %=548:20,1939:4%\nЗа это ты получишь 5 очков.</text:p>
          </table:table-cell>
        </table:table-row>
        <table:table-row table:style-name="ro1">
          <table:table-cell office:value-type="float" office:value="706065" calcext:value-type="float">
            <text:p>706065</text:p>
          </table:table-cell>
          <table:table-cell office:value-type="string" calcext:value-type="string">
            <text:p>%NICK%, ты готов{|а} помочь с поставками? Сегодня мне нужно: %786% и %1939%.\nУ тебя есть это в нужном количестве? %=786:20,1939:4%\nЗа это ты получишь 5 очков.</text:p>
          </table:table-cell>
        </table:table-row>
        <table:table-row table:style-name="ro1">
          <table:table-cell office:value-type="float" office:value="706077" calcext:value-type="float">
            <text:p>706077</text:p>
          </table:table-cell>
          <table:table-cell office:value-type="string" calcext:value-type="string">
            <text:p>%NICK%, ты готов{|а} помочь с поставками? Сегодня мне нужно: %503% и %1939%.\nУ тебя есть это в нужном количестве? %=503:20,1939:4%\nЗа это ты получишь 5 очков.</text:p>
          </table:table-cell>
        </table:table-row>
        <table:table-row table:style-name="ro1">
          <table:table-cell office:value-type="float" office:value="706089" calcext:value-type="float">
            <text:p>706089</text:p>
          </table:table-cell>
          <table:table-cell office:value-type="string" calcext:value-type="string">
            <text:p>%NICK%, ты готов{|а} помочь с поставками? Сегодня мне нужно: %516% и %1939%.\nУ тебя есть это в нужном количестве? %=516:30,1939:8%\nЗа это ты получишь 9 очков.</text:p>
          </table:table-cell>
        </table:table-row>
        <table:table-row table:style-name="ro1">
          <table:table-cell office:value-type="float" office:value="706101" calcext:value-type="float">
            <text:p>706101</text:p>
          </table:table-cell>
          <table:table-cell office:value-type="string" calcext:value-type="string">
            <text:p>%NICK%, ты готов{|а} помочь с поставками? Сегодня мне нужно: %12856% и %1939%.\nУ тебя есть это в нужном количестве? %=12856:30,1939:8%\nЗа это ты получишь 9 очков.</text:p>
          </table:table-cell>
        </table:table-row>
        <table:table-row table:style-name="ro1">
          <table:table-cell office:value-type="float" office:value="706113" calcext:value-type="float">
            <text:p>706113</text:p>
          </table:table-cell>
          <table:table-cell office:value-type="string" calcext:value-type="string">
            <text:p>%NICK%, ты готов{|а} помочь с поставками? Сегодня мне нужно: %865% и %1939%.\nУ тебя есть это в нужном количестве? %=865:30,1939:8%\nЗа это ты получишь 9 очков.</text:p>
          </table:table-cell>
        </table:table-row>
        <table:table-row table:style-name="ro1">
          <table:table-cell office:value-type="float" office:value="706125" calcext:value-type="float">
            <text:p>706125</text:p>
          </table:table-cell>
          <table:table-cell office:value-type="string" calcext:value-type="string">
            <text:p>%NICK%, ты готов{|а} помочь с поставками? Сегодня мне нужно: %866% и %1939%.\nУ тебя есть это в нужном количестве? %=866:30,1939:8%\nЗа это ты получишь 9 очков.</text:p>
          </table:table-cell>
        </table:table-row>
        <table:table-row table:style-name="ro1">
          <table:table-cell office:value-type="float" office:value="706137" calcext:value-type="float">
            <text:p>706137</text:p>
          </table:table-cell>
          <table:table-cell office:value-type="string" calcext:value-type="string">
            <text:p>%NICK%, ты готов{|а} помочь с поставками? Сегодня мне нужно: %867% и %1939%.\nУ тебя есть это в нужном количестве? %=867:45,1939:10%\nЗа это ты получишь 12 очков.</text:p>
          </table:table-cell>
        </table:table-row>
        <table:table-row table:style-name="ro1">
          <table:table-cell office:value-type="float" office:value="706149" calcext:value-type="float">
            <text:p>706149</text:p>
          </table:table-cell>
          <table:table-cell office:value-type="string" calcext:value-type="string">
            <text:p>%NICK%, ты готов{|а} помочь с поставками? Сегодня мне нужно: %864% и %1939%.\nУ тебя есть это в нужном количестве? %=864:45,1939:10%\nЗа это ты получишь 12 очков.</text:p>
          </table:table-cell>
        </table:table-row>
        <table:table-row table:style-name="ro1">
          <table:table-cell office:value-type="float" office:value="706161" calcext:value-type="float">
            <text:p>706161</text:p>
          </table:table-cell>
          <table:table-cell office:value-type="string" calcext:value-type="string">
            <text:p>%NICK%, ты готов{|а} помочь с поставками? Сегодня мне нужно: %787% и %1939%.\nУ тебя есть это в нужном количестве? %=787:45,1939:10%\nЗа это ты получишь 12 очков.</text:p>
          </table:table-cell>
        </table:table-row>
        <table:table-row table:style-name="ro1">
          <table:table-cell office:value-type="float" office:value="706173" calcext:value-type="float">
            <text:p>706173</text:p>
          </table:table-cell>
          <table:table-cell office:value-type="string" calcext:value-type="string">
            <text:p>%NICK%, ты готов{|а} помочь с поставками? Сегодня мне нужно: %502% и %1939%.\nУ тебя есть это в нужном количестве? %=502:45,1939:10%\nЗа это ты получишь 12 очков.</text:p>
          </table:table-cell>
        </table:table-row>
        <table:table-row table:style-name="ro1">
          <table:table-cell office:value-type="float" office:value="706185" calcext:value-type="float">
            <text:p>706185</text:p>
          </table:table-cell>
          <table:table-cell office:value-type="string" calcext:value-type="string">
            <text:p>%NICK%, ты готов{|а} помочь с поставками? Сегодня мне нужно: %543% и %1939%.\nУ тебя есть это в нужном количестве? %=543:55,1939:12%\nЗа это ты получишь 15 очков.</text:p>
          </table:table-cell>
        </table:table-row>
        <table:table-row table:style-name="ro1">
          <table:table-cell office:value-type="float" office:value="706197" calcext:value-type="float">
            <text:p>706197</text:p>
          </table:table-cell>
          <table:table-cell office:value-type="string" calcext:value-type="string">
            <text:p>%NICK%, ты готов{|а} помочь с поставками? Сегодня мне нужно: %788% и %1939%.\nУ тебя есть это в нужном количестве? %=788:55,1939:12%\nЗа это ты получишь 15 очков.</text:p>
          </table:table-cell>
        </table:table-row>
        <table:table-row table:style-name="ro1">
          <table:table-cell office:value-type="float" office:value="706209" calcext:value-type="float">
            <text:p>706209</text:p>
          </table:table-cell>
          <table:table-cell office:value-type="string" calcext:value-type="string">
            <text:p>%NICK%, ты готов{|а} помочь с поставками? Сегодня мне нужно: %793% и %1939%.\nУ тебя есть это в нужном количестве? %=793:55,1939:12%\nЗа это ты получишь 15 очков.</text:p>
          </table:table-cell>
        </table:table-row>
        <table:table-row table:style-name="ro1">
          <table:table-cell office:value-type="float" office:value="706221" calcext:value-type="float">
            <text:p>706221</text:p>
          </table:table-cell>
          <table:table-cell office:value-type="string" calcext:value-type="string">
            <text:p>%NICK%, ты готов{|а} помочь с поставками? Сегодня мне нужно: %521% и %1939%.\nУ тебя есть это в нужном количестве? %=521:55,1939:12%\nЗа это ты получишь 15 очков.</text:p>
          </table:table-cell>
        </table:table-row>
        <table:table-row table:style-name="ro1">
          <table:table-cell office:value-type="float" office:value="706233" calcext:value-type="float">
            <text:p>706233</text:p>
          </table:table-cell>
          <table:table-cell office:value-type="string" calcext:value-type="string">
            <text:p>%NICK%, ты готов{|а} помочь с поставками? Сегодня мне нужно: %516% и %1939%.\nУ тебя есть это в нужном количестве? %=516:65,1939:15%\nЗа это ты получишь 18 очков.</text:p>
          </table:table-cell>
        </table:table-row>
        <table:table-row table:style-name="ro1">
          <table:table-cell office:value-type="float" office:value="706245" calcext:value-type="float">
            <text:p>706245</text:p>
          </table:table-cell>
          <table:table-cell office:value-type="string" calcext:value-type="string">
            <text:p>%NICK%, ты готов{|а} помочь с поставками? Сегодня мне нужно: %548% и %1939%.\nУ тебя есть это в нужном количестве? %=548:65,1939:15%\nЗа это ты получишь 18 очков.</text:p>
          </table:table-cell>
        </table:table-row>
        <table:table-row table:style-name="ro1">
          <table:table-cell office:value-type="float" office:value="706257" calcext:value-type="float">
            <text:p>706257</text:p>
          </table:table-cell>
          <table:table-cell office:value-type="string" calcext:value-type="string">
            <text:p>%NICK%, ты готов{|а} помочь с поставками? Сегодня мне нужно: %786% и %1939%.\nУ тебя есть это в нужном количестве? %=786:65,1939:15%\nЗа это ты получишь 18 очков.</text:p>
          </table:table-cell>
        </table:table-row>
        <table:table-row table:style-name="ro1">
          <table:table-cell office:value-type="float" office:value="706269" calcext:value-type="float">
            <text:p>706269</text:p>
          </table:table-cell>
          <table:table-cell office:value-type="string" calcext:value-type="string">
            <text:p>%NICK%, ты готов{|а} помочь с поставками? Сегодня мне нужно: %500% и %1939%.\nУ тебя есть это в нужном количестве? %=500:65,1939:15%\nЗа это ты получишь 18 очков.</text:p>
          </table:table-cell>
        </table:table-row>
        <table:table-row table:style-name="ro1">
          <table:table-cell office:value-type="float" office:value="706520" calcext:value-type="float">
            <text:p>706520</text:p>
          </table:table-cell>
          <table:table-cell office:value-type="string" calcext:value-type="string">
            <text:p>%NICK%, ты готов{|а} помочь с поставками? Сегодня мне нужно: %1812% и %345%.\nУ тебя есть это в нужном количестве? %=1812:25,345:5%\nЗа это ты получишь 5 очков.</text:p>
          </table:table-cell>
        </table:table-row>
        <table:table-row table:style-name="ro1">
          <table:table-cell office:value-type="float" office:value="706532" calcext:value-type="float">
            <text:p>706532</text:p>
          </table:table-cell>
          <table:table-cell office:value-type="string" calcext:value-type="string">
            <text:p>%NICK%, ты готов{|а} помочь с поставками? Сегодня мне нужно: %12857% и %349%.\nУ тебя есть это в нужном количестве? %=12857:25,349:5%\nЗа это ты получишь 5 очков.</text:p>
          </table:table-cell>
        </table:table-row>
        <table:table-row table:style-name="ro1">
          <table:table-cell office:value-type="float" office:value="706544" calcext:value-type="float">
            <text:p>706544</text:p>
          </table:table-cell>
          <table:table-cell office:value-type="string" calcext:value-type="string">
            <text:p>%NICK%, ты готов{|а} помочь с поставками? Сегодня мне нужно: %790% и %583%.\nУ тебя есть это в нужном количестве? %=790:25,583:5%\nЗа это ты получишь 5 очков.</text:p>
          </table:table-cell>
        </table:table-row>
        <table:table-row table:style-name="ro1">
          <table:table-cell office:value-type="float" office:value="706556" calcext:value-type="float">
            <text:p>706556</text:p>
          </table:table-cell>
          <table:table-cell office:value-type="string" calcext:value-type="string">
            <text:p>%NICK%, ты готов{|а} помочь с поставками? Сегодня мне нужно: %1514% и %604%.\nУ тебя есть это в нужном количестве? %=1514:25,604:5%\nЗа это ты получишь 5 очков.</text:p>
          </table:table-cell>
        </table:table-row>
        <table:table-row table:style-name="ro1">
          <table:table-cell office:value-type="float" office:value="706568" calcext:value-type="float">
            <text:p>706568</text:p>
          </table:table-cell>
          <table:table-cell office:value-type="string" calcext:value-type="string">
            <text:p>%NICK%, ты готов{|а} помочь с поставками? Сегодня мне нужно: %12858% и %608%.\nУ тебя есть это в нужном количестве? %=12858:40,608:15%\nЗа это ты получишь 9 очков.</text:p>
          </table:table-cell>
        </table:table-row>
        <table:table-row table:style-name="ro1">
          <table:table-cell office:value-type="float" office:value="706580" calcext:value-type="float">
            <text:p>706580</text:p>
          </table:table-cell>
          <table:table-cell office:value-type="string" calcext:value-type="string">
            <text:p>%NICK%, ты готов{|а} помочь с поставками? Сегодня мне нужно: %12859% и %616%.\nУ тебя есть это в нужном количестве? %=12859:40,616:15%\nЗа это ты получишь 9 очков.</text:p>
          </table:table-cell>
        </table:table-row>
        <table:table-row table:style-name="ro1">
          <table:table-cell office:value-type="float" office:value="706592" calcext:value-type="float">
            <text:p>706592</text:p>
          </table:table-cell>
          <table:table-cell office:value-type="string" calcext:value-type="string">
            <text:p>%NICK%, ты готов{|а} помочь с поставками? Сегодня мне нужно: %1515% и %620%.\nУ тебя есть это в нужном количестве? %=1515:40,620:15%\nЗа это ты получишь 9 очков.</text:p>
          </table:table-cell>
        </table:table-row>
        <table:table-row table:style-name="ro1">
          <table:table-cell office:value-type="float" office:value="706604" calcext:value-type="float">
            <text:p>706604</text:p>
          </table:table-cell>
          <table:table-cell office:value-type="string" calcext:value-type="string">
            <text:p>%NICK%, ты готов{|а} помочь с поставками? Сегодня мне нужно: %1064% и %1105%.\nУ тебя есть это в нужном количестве? %=1064:40,1105:15%\nЗа это ты получишь 9 очков.</text:p>
          </table:table-cell>
        </table:table-row>
        <table:table-row table:style-name="ro1">
          <table:table-cell office:value-type="float" office:value="706616" calcext:value-type="float">
            <text:p>706616</text:p>
          </table:table-cell>
          <table:table-cell office:value-type="string" calcext:value-type="string">
            <text:p>%NICK%, ты готов{|а} помочь с поставками? Сегодня мне нужно: %792% и %345%.\nУ тебя есть это в нужном количестве? %=792:55,345:20%\nЗа это ты получишь 12 очков.</text:p>
          </table:table-cell>
        </table:table-row>
        <table:table-row table:style-name="ro1">
          <table:table-cell office:value-type="float" office:value="706628" calcext:value-type="float">
            <text:p>706628</text:p>
          </table:table-cell>
          <table:table-cell office:value-type="string" calcext:value-type="string">
            <text:p>%NICK%, ты готов{|а} помочь с поставками? Сегодня мне нужно: %791% и %349%.\nУ тебя есть это в нужном количестве? %=791:55,349:20%\nЗа это ты получишь 12 очков.</text:p>
          </table:table-cell>
        </table:table-row>
        <table:table-row table:style-name="ro1">
          <table:table-cell office:value-type="float" office:value="706640" calcext:value-type="float">
            <text:p>706640</text:p>
          </table:table-cell>
          <table:table-cell office:value-type="string" calcext:value-type="string">
            <text:p>%NICK%, ты готов{|а} помочь с поставками? Сегодня мне нужно: %1517% и %583%.\nУ тебя есть это в нужном количестве? %=1517:55,583:20%\nЗа это ты получишь 12 очков.</text:p>
          </table:table-cell>
        </table:table-row>
        <table:table-row table:style-name="ro1">
          <table:table-cell office:value-type="float" office:value="706652" calcext:value-type="float">
            <text:p>706652</text:p>
          </table:table-cell>
          <table:table-cell office:value-type="string" calcext:value-type="string">
            <text:p>%NICK%, ты готов{|а} помочь с поставками? Сегодня мне нужно: %1516% и %604%.\nУ тебя есть это в нужном количестве? %=1516:55,604:20%\nЗа это ты получишь 12 очков.</text:p>
          </table:table-cell>
        </table:table-row>
        <table:table-row table:style-name="ro1">
          <table:table-cell office:value-type="float" office:value="706664" calcext:value-type="float">
            <text:p>706664</text:p>
          </table:table-cell>
          <table:table-cell office:value-type="string" calcext:value-type="string">
            <text:p>%NICK%, ты готов{|а} помочь с поставками? Сегодня мне нужно: %1518% и %608%.\nУ тебя есть это в нужном количестве? %=1518:70,608:20%\nЗа это ты получишь 15 очков.</text:p>
          </table:table-cell>
        </table:table-row>
        <table:table-row table:style-name="ro1">
          <table:table-cell office:value-type="float" office:value="706676" calcext:value-type="float">
            <text:p>706676</text:p>
          </table:table-cell>
          <table:table-cell office:value-type="string" calcext:value-type="string">
            <text:p>%NICK%, ты готов{|а} помочь с поставками? Сегодня мне нужно: %1812% и %616%.\nУ тебя есть это в нужном количестве? %=1812:70,616:20%\nЗа это ты получишь 15 очков.</text:p>
          </table:table-cell>
        </table:table-row>
        <table:table-row table:style-name="ro1">
          <table:table-cell office:value-type="float" office:value="706688" calcext:value-type="float">
            <text:p>706688</text:p>
          </table:table-cell>
          <table:table-cell office:value-type="string" calcext:value-type="string">
            <text:p>%NICK%, ты готов{|а} помочь с поставками? Сегодня мне нужно: %1514% и %620%.\nУ тебя есть это в нужном количестве? %=1514:70,620:20%\nЗа это ты получишь 15 очков.</text:p>
          </table:table-cell>
        </table:table-row>
        <table:table-row table:style-name="ro1">
          <table:table-cell office:value-type="float" office:value="706700" calcext:value-type="float">
            <text:p>706700</text:p>
          </table:table-cell>
          <table:table-cell office:value-type="string" calcext:value-type="string">
            <text:p>%NICK%, ты готов{|а} помочь с поставками? Сегодня мне нужно: %1516% и %1105%.\nУ тебя есть это в нужном количестве? %=1516:70,1105:20%\nЗа это ты получишь 15 очков.</text:p>
          </table:table-cell>
        </table:table-row>
        <table:table-row table:style-name="ro1">
          <table:table-cell office:value-type="float" office:value="706712" calcext:value-type="float">
            <text:p>706712</text:p>
          </table:table-cell>
          <table:table-cell office:value-type="string" calcext:value-type="string">
            <text:p>%NICK%, ты готов{|а} помочь с поставками? Сегодня мне нужно: %1515% и %620%.\nУ тебя есть это в нужном количестве? %=1515:85,620:20%\nЗа это ты получишь 18 очков.</text:p>
          </table:table-cell>
        </table:table-row>
        <table:table-row table:style-name="ro1">
          <table:table-cell office:value-type="float" office:value="706724" calcext:value-type="float">
            <text:p>706724</text:p>
          </table:table-cell>
          <table:table-cell office:value-type="string" calcext:value-type="string">
            <text:p>%NICK%, ты готов{|а} помочь с поставками? Сегодня мне нужно: %1812% и %1105%.\nУ тебя есть это в нужном количестве? %=1812:85,1105:20%\nЗа это ты получишь 18 очков.</text:p>
          </table:table-cell>
        </table:table-row>
        <table:table-row table:style-name="ro1">
          <table:table-cell office:value-type="float" office:value="706736" calcext:value-type="float">
            <text:p>706736</text:p>
          </table:table-cell>
          <table:table-cell office:value-type="string" calcext:value-type="string">
            <text:p>%NICK%, ты готов{|а} помочь с поставками? Сегодня мне нужно: %1064% и %345%.\nУ тебя есть это в нужном количестве? %=1064:85,345:20%\nЗа это ты получишь 18 очков.</text:p>
          </table:table-cell>
        </table:table-row>
        <table:table-row table:style-name="ro1">
          <table:table-cell office:value-type="float" office:value="706748" calcext:value-type="float">
            <text:p>706748</text:p>
          </table:table-cell>
          <table:table-cell office:value-type="string" calcext:value-type="string">
            <text:p>%NICK%, ты готов{|а} помочь с поставками? Сегодня мне нужно: %1064% и %349%.\nУ тебя есть это в нужном количестве? %=1064:85,349:20%\nЗа это ты получишь 18 очков.</text:p>
          </table:table-cell>
        </table:table-row>
        <table:table-row table:style-name="ro1">
          <table:table-cell office:value-type="float" office:value="706760" calcext:value-type="float">
            <text:p>706760</text:p>
          </table:table-cell>
          <table:table-cell office:value-type="string" calcext:value-type="string">
            <text:p>%NICK%, ты готов{|а} помочь с поставками? Сегодня мне нужно: %6273% и %149%.\nУ тебя есть это в нужном количестве? %=6273:25,149:30%\nЗа это ты получишь 5 очков.</text:p>
          </table:table-cell>
        </table:table-row>
        <table:table-row table:style-name="ro1">
          <table:table-cell office:value-type="float" office:value="706772" calcext:value-type="float">
            <text:p>706772</text:p>
          </table:table-cell>
          <table:table-cell office:value-type="string" calcext:value-type="string">
            <text:p>%NICK%, ты готов{|а} помочь с поставками? Сегодня мне нужно: %6274% и %155%.\nУ тебя есть это в нужном количестве? %=6274:25,155:30%\nЗа это ты получишь 5 очков.</text:p>
          </table:table-cell>
        </table:table-row>
        <table:table-row table:style-name="ro1">
          <table:table-cell office:value-type="float" office:value="706784" calcext:value-type="float">
            <text:p>706784</text:p>
          </table:table-cell>
          <table:table-cell office:value-type="string" calcext:value-type="string">
            <text:p>%NICK%, ты готов{|а} помочь с поставками? Сегодня мне нужно: %7077% и %167%.\nУ тебя есть это в нужном количестве? %=7077:42,167:65%\nЗа это ты получишь 9 очков.</text:p>
          </table:table-cell>
        </table:table-row>
        <table:table-row table:style-name="ro1">
          <table:table-cell office:value-type="float" office:value="706796" calcext:value-type="float">
            <text:p>706796</text:p>
          </table:table-cell>
          <table:table-cell office:value-type="string" calcext:value-type="string">
            <text:p>%NICK%, ты готов{|а} помочь с поставками? Сегодня мне нужно: %7078% и %333%.\nУ тебя есть это в нужном количестве? %=7078:42,333:65%\nЗа это ты получишь 9 очков.</text:p>
          </table:table-cell>
        </table:table-row>
        <table:table-row table:style-name="ro1">
          <table:table-cell office:value-type="float" office:value="706808" calcext:value-type="float">
            <text:p>706808</text:p>
          </table:table-cell>
          <table:table-cell office:value-type="string" calcext:value-type="string">
            <text:p>%NICK%, ты готов{|а} помочь с поставками? Сегодня мне нужно: %6273% и %337%.\nУ тебя есть это в нужном количестве? %=6273:59,337:75%\nЗа это ты получишь 12 очков.</text:p>
          </table:table-cell>
        </table:table-row>
        <table:table-row table:style-name="ro1">
          <table:table-cell office:value-type="float" office:value="706820" calcext:value-type="float">
            <text:p>706820</text:p>
          </table:table-cell>
          <table:table-cell office:value-type="string" calcext:value-type="string">
            <text:p>%NICK%, ты готов{|а} помочь с поставками? Сегодня мне нужно: %6274% и %341%.\nУ тебя есть это в нужном количестве? %=6274:59,341:75%\nЗа это ты получишь 12 очков.</text:p>
          </table:table-cell>
        </table:table-row>
        <table:table-row table:style-name="ro1">
          <table:table-cell office:value-type="float" office:value="706832" calcext:value-type="float">
            <text:p>706832</text:p>
          </table:table-cell>
          <table:table-cell office:value-type="string" calcext:value-type="string">
            <text:p>%NICK%, ты готов{|а} помочь с поставками? Сегодня мне нужно: %7077% и %568%.\nУ тебя есть это в нужном количестве? %=7077:73,568:100%\nЗа это ты получишь 15 очков.</text:p>
          </table:table-cell>
        </table:table-row>
        <table:table-row table:style-name="ro1">
          <table:table-cell office:value-type="float" office:value="706844" calcext:value-type="float">
            <text:p>706844</text:p>
          </table:table-cell>
          <table:table-cell office:value-type="string" calcext:value-type="string">
            <text:p>%NICK%, ты готов{|а} помочь с поставками? Сегодня мне нужно: %7078% и %572%.\nУ тебя есть это в нужном количестве? %=7078:73,572:100%\nЗа это ты получишь 15 очков.</text:p>
          </table:table-cell>
        </table:table-row>
        <table:table-row table:style-name="ro1">
          <table:table-cell office:value-type="float" office:value="706856" calcext:value-type="float">
            <text:p>706856</text:p>
          </table:table-cell>
          <table:table-cell office:value-type="string" calcext:value-type="string">
            <text:p>%NICK%, ты готов{|а} помочь с поставками? Сегодня мне нужно: %7078% и %881%.\nУ тебя есть это в нужном количестве? %=7078:88,881:115%\nЗа это ты получишь 18 очков.</text:p>
          </table:table-cell>
        </table:table-row>
        <table:table-row table:style-name="ro1">
          <table:table-cell office:value-type="float" office:value="706868" calcext:value-type="float">
            <text:p>706868</text:p>
          </table:table-cell>
          <table:table-cell office:value-type="string" calcext:value-type="string">
            <text:p>%NICK%, ты готов{|а} помочь с поставками? Сегодня мне нужно: %6273% и %149%.\nУ тебя есть это в нужном количестве? %=6273:88,149:115%\nЗа это ты получишь 18 очков.</text:p>
          </table:table-cell>
        </table:table-row>
        <table:table-row table:style-name="ro1">
          <table:table-cell office:value-type="float" office:value="706880" calcext:value-type="float">
            <text:p>706880</text:p>
          </table:table-cell>
          <table:table-cell office:value-type="string" calcext:value-type="string">
            <text:p>%NICK%, ты готов{|а} помочь с поставками? Сегодня мне нужно: %1812% и %2087%.\nУ тебя есть это в нужном количестве? %=1812:15,2087:2%\nЗа это ты получишь 5 очков.</text:p>
          </table:table-cell>
        </table:table-row>
        <table:table-row table:style-name="ro1">
          <table:table-cell office:value-type="float" office:value="706892" calcext:value-type="float">
            <text:p>706892</text:p>
          </table:table-cell>
          <table:table-cell office:value-type="string" calcext:value-type="string">
            <text:p>%NICK%, ты готов{|а} помочь с поставками? Сегодня мне нужно: %12857% и %2088%.\nУ тебя есть это в нужном количестве? %=12857:15,2088:2%\nЗа это ты получишь 5 очков.</text:p>
          </table:table-cell>
        </table:table-row>
        <table:table-row table:style-name="ro1">
          <table:table-cell office:value-type="float" office:value="706904" calcext:value-type="float">
            <text:p>706904</text:p>
          </table:table-cell>
          <table:table-cell office:value-type="string" calcext:value-type="string">
            <text:p>%NICK%, ты готов{|а} помочь с поставками? Сегодня мне нужно: %790% и %2087%.\nУ тебя есть это в нужном количестве? %=790:15,2087:2%\nЗа это ты получишь 5 очков.</text:p>
          </table:table-cell>
        </table:table-row>
        <table:table-row table:style-name="ro1">
          <table:table-cell office:value-type="float" office:value="706916" calcext:value-type="float">
            <text:p>706916</text:p>
          </table:table-cell>
          <table:table-cell office:value-type="string" calcext:value-type="string">
            <text:p>%NICK%, ты готов{|а} помочь с поставками? Сегодня мне нужно: %1514% и %2088%.\nУ тебя есть это в нужном количестве? %=1514:15,2088:2%\nЗа это ты получишь 5 очков.</text:p>
          </table:table-cell>
        </table:table-row>
        <table:table-row table:style-name="ro1">
          <table:table-cell office:value-type="float" office:value="706928" calcext:value-type="float">
            <text:p>706928</text:p>
          </table:table-cell>
          <table:table-cell office:value-type="string" calcext:value-type="string">
            <text:p>%NICK%, ты готов{|а} помочь с поставками? Сегодня мне нужно: %12858% и %2087%.\nУ тебя есть это в нужном количестве? %=12858:20,2087:4%\nЗа это ты получишь 9 очков.</text:p>
          </table:table-cell>
        </table:table-row>
        <table:table-row table:style-name="ro1">
          <table:table-cell office:value-type="float" office:value="706940" calcext:value-type="float">
            <text:p>706940</text:p>
          </table:table-cell>
          <table:table-cell office:value-type="string" calcext:value-type="string">
            <text:p>%NICK%, ты готов{|а} помочь с поставками? Сегодня мне нужно: %12859% и %2088%.\nУ тебя есть это в нужном количестве? %=12859:20,2088:4%\nЗа это ты получишь 9 очков.</text:p>
          </table:table-cell>
        </table:table-row>
        <table:table-row table:style-name="ro1">
          <table:table-cell office:value-type="float" office:value="706952" calcext:value-type="float">
            <text:p>706952</text:p>
          </table:table-cell>
          <table:table-cell office:value-type="string" calcext:value-type="string">
            <text:p>%NICK%, ты готов{|а} помочь с поставками? Сегодня мне нужно: %1515% и %2087%.\nУ тебя есть это в нужном количестве? %=1515:20,2087:4%\nЗа это ты получишь 9 очков.</text:p>
          </table:table-cell>
        </table:table-row>
        <table:table-row table:style-name="ro1">
          <table:table-cell office:value-type="float" office:value="706964" calcext:value-type="float">
            <text:p>706964</text:p>
          </table:table-cell>
          <table:table-cell office:value-type="string" calcext:value-type="string">
            <text:p>%NICK%, ты готов{|а} помочь с поставками? Сегодня мне нужно: %1064% и %2088%.\nУ тебя есть это в нужном количестве? %=1064:20,2088:4%\nЗа это ты получишь 9 очков.</text:p>
          </table:table-cell>
        </table:table-row>
        <table:table-row table:style-name="ro1">
          <table:table-cell office:value-type="float" office:value="706976" calcext:value-type="float">
            <text:p>706976</text:p>
          </table:table-cell>
          <table:table-cell office:value-type="string" calcext:value-type="string">
            <text:p>%NICK%, ты готов{|а} помочь с поставками? Сегодня мне нужно: %792% и %2087%.\nУ тебя есть это в нужном количестве? %=792:30,2087:5%\nЗа это ты получишь 12 очков.</text:p>
          </table:table-cell>
        </table:table-row>
        <table:table-row table:style-name="ro1">
          <table:table-cell office:value-type="float" office:value="706988" calcext:value-type="float">
            <text:p>706988</text:p>
          </table:table-cell>
          <table:table-cell office:value-type="string" calcext:value-type="string">
            <text:p>%NICK%, ты готов{|а} помочь с поставками? Сегодня мне нужно: %791% и %2088%.\nУ тебя есть это в нужном количестве? %=791:30,2088:5%\nЗа это ты получишь 12 очков.</text:p>
          </table:table-cell>
        </table:table-row>
        <table:table-row table:style-name="ro1">
          <table:table-cell office:value-type="float" office:value="707000" calcext:value-type="float">
            <text:p>707000</text:p>
          </table:table-cell>
          <table:table-cell office:value-type="string" calcext:value-type="string">
            <text:p>%NICK%, ты готов{|а} помочь с поставками? Сегодня мне нужно: %1517% и %2087%.\nУ тебя есть это в нужном количестве? %=1517:30,2087:5%\nЗа это ты получишь 12 очков.</text:p>
          </table:table-cell>
        </table:table-row>
        <table:table-row table:style-name="ro1">
          <table:table-cell office:value-type="float" office:value="707012" calcext:value-type="float">
            <text:p>707012</text:p>
          </table:table-cell>
          <table:table-cell office:value-type="string" calcext:value-type="string">
            <text:p>%NICK%, ты готов{|а} помочь с поставками? Сегодня мне нужно: %1516% и %2088%.\nУ тебя есть это в нужном количестве? %=1516:30,2088:5%\nЗа это ты получишь 12 очков.</text:p>
          </table:table-cell>
        </table:table-row>
        <table:table-row table:style-name="ro1">
          <table:table-cell office:value-type="float" office:value="707024" calcext:value-type="float">
            <text:p>707024</text:p>
          </table:table-cell>
          <table:table-cell office:value-type="string" calcext:value-type="string">
            <text:p>%NICK%, ты готов{|а} помочь с поставками? Сегодня мне нужно: %1518% и %2087%.\nУ тебя есть это в нужном количестве? %=1518:40,2087:6%\nЗа это ты получишь 15 очков.</text:p>
          </table:table-cell>
        </table:table-row>
        <table:table-row table:style-name="ro1">
          <table:table-cell office:value-type="float" office:value="707036" calcext:value-type="float">
            <text:p>707036</text:p>
          </table:table-cell>
          <table:table-cell office:value-type="string" calcext:value-type="string">
            <text:p>%NICK%, ты готов{|а} помочь с поставками? Сегодня мне нужно: %1812% и %2088%.\nУ тебя есть это в нужном количестве? %=1812:40,2088:6%\nЗа это ты получишь 15 очков.</text:p>
          </table:table-cell>
        </table:table-row>
        <table:table-row table:style-name="ro1">
          <table:table-cell office:value-type="float" office:value="707048" calcext:value-type="float">
            <text:p>707048</text:p>
          </table:table-cell>
          <table:table-cell office:value-type="string" calcext:value-type="string">
            <text:p>%NICK%, ты готов{|а} помочь с поставками? Сегодня мне нужно: %1514% и %2087%.\nУ тебя есть это в нужном количестве? %=1514:40,2087:6%\nЗа это ты получишь 15 очков.</text:p>
          </table:table-cell>
        </table:table-row>
        <table:table-row table:style-name="ro1">
          <table:table-cell office:value-type="float" office:value="707060" calcext:value-type="float">
            <text:p>707060</text:p>
          </table:table-cell>
          <table:table-cell office:value-type="string" calcext:value-type="string">
            <text:p>%NICK%, ты готов{|а} помочь с поставками? Сегодня мне нужно: %1516% и %2088%.\nУ тебя есть это в нужном количестве? %=1516:40,2088:6%\nЗа это ты получишь 15 очков.</text:p>
          </table:table-cell>
        </table:table-row>
        <table:table-row table:style-name="ro1">
          <table:table-cell office:value-type="float" office:value="707072" calcext:value-type="float">
            <text:p>707072</text:p>
          </table:table-cell>
          <table:table-cell office:value-type="string" calcext:value-type="string">
            <text:p>%NICK%, ты готов{|а} помочь с поставками? Сегодня мне нужно: %1515% и %2087%.\nУ тебя есть это в нужном количестве? %=1515:45,2087:8%\nЗа это ты получишь 18 очков.</text:p>
          </table:table-cell>
        </table:table-row>
        <table:table-row table:style-name="ro1">
          <table:table-cell office:value-type="float" office:value="707084" calcext:value-type="float">
            <text:p>707084</text:p>
          </table:table-cell>
          <table:table-cell office:value-type="string" calcext:value-type="string">
            <text:p>%NICK%, ты готов{|а} помочь с поставками? Сегодня мне нужно: %1812% и %2088%.\nУ тебя есть это в нужном количестве? %=1812:45,2088:8%\nЗа это ты получишь 18 очков.</text:p>
          </table:table-cell>
        </table:table-row>
        <table:table-row table:style-name="ro1">
          <table:table-cell office:value-type="float" office:value="707096" calcext:value-type="float">
            <text:p>707096</text:p>
          </table:table-cell>
          <table:table-cell office:value-type="string" calcext:value-type="string">
            <text:p>%NICK%, ты готов{|а} помочь с поставками? Сегодня мне нужно: %1064% и %2087%.\nУ тебя есть это в нужном количестве? %=1064:45,2087:8%\nЗа это ты получишь 18 очков.</text:p>
          </table:table-cell>
        </table:table-row>
        <table:table-row table:style-name="ro1">
          <table:table-cell office:value-type="float" office:value="707108" calcext:value-type="float">
            <text:p>707108</text:p>
          </table:table-cell>
          <table:table-cell office:value-type="string" calcext:value-type="string">
            <text:p>%NICK%, ты готов{|а} помочь с поставками? Сегодня мне нужно: %1064% и %2088%.\nУ тебя есть это в нужном количестве? %=1064:45,2088:8%\nЗа это ты получишь 18 очков.</text:p>
          </table:table-cell>
        </table:table-row>
        <table:table-row table:style-name="ro1">
          <table:table-cell office:value-type="float" office:value="707120" calcext:value-type="float">
            <text:p>707120</text:p>
          </table:table-cell>
          <table:table-cell office:value-type="string" calcext:value-type="string">
            <text:p>%NICK%, ты готов{|а} помочь с поставками? Сегодня мне нужно: %6273% и %2089%.\nУ тебя есть это в нужном количестве? %=6273:15,2089:1%\nЗа это ты получишь 5 очков.</text:p>
          </table:table-cell>
        </table:table-row>
        <table:table-row table:style-name="ro1">
          <table:table-cell office:value-type="float" office:value="707132" calcext:value-type="float">
            <text:p>707132</text:p>
          </table:table-cell>
          <table:table-cell office:value-type="string" calcext:value-type="string">
            <text:p>%NICK%, ты готов{|а} помочь с поставками? Сегодня мне нужно: %6274% и %2089%.\nУ тебя есть это в нужном количестве? %=6274:15,2089:1%\nЗа это ты получишь 5 очков.</text:p>
          </table:table-cell>
        </table:table-row>
        <table:table-row table:style-name="ro1">
          <table:table-cell office:value-type="float" office:value="707144" calcext:value-type="float">
            <text:p>707144</text:p>
          </table:table-cell>
          <table:table-cell office:value-type="string" calcext:value-type="string">
            <text:p>%NICK%, ты готов{|а} помочь с поставками? Сегодня мне нужно: %7077% и %2089%.\nУ тебя есть это в нужном количестве? %=7077:25,2089:2%\nЗа это ты получишь 9 очков.</text:p>
          </table:table-cell>
        </table:table-row>
        <table:table-row table:style-name="ro1">
          <table:table-cell office:value-type="float" office:value="707156" calcext:value-type="float">
            <text:p>707156</text:p>
          </table:table-cell>
          <table:table-cell office:value-type="string" calcext:value-type="string">
            <text:p>%NICK%, ты готов{|а} помочь с поставками? Сегодня мне нужно: %7078% и %2089%.\nУ тебя есть это в нужном количестве? %=7078:25,2089:2%\nЗа это ты получишь 9 очков.</text:p>
          </table:table-cell>
        </table:table-row>
        <table:table-row table:style-name="ro1">
          <table:table-cell office:value-type="float" office:value="707168" calcext:value-type="float">
            <text:p>707168</text:p>
          </table:table-cell>
          <table:table-cell office:value-type="string" calcext:value-type="string">
            <text:p>%NICK%, ты готов{|а} помочь с поставками? Сегодня мне нужно: %6273% и %2089%.\nУ тебя есть это в нужном количестве? %=6273:35,2089:3%\nЗа это ты получишь 12 очков.</text:p>
          </table:table-cell>
        </table:table-row>
        <table:table-row table:style-name="ro1">
          <table:table-cell office:value-type="float" office:value="707180" calcext:value-type="float">
            <text:p>707180</text:p>
          </table:table-cell>
          <table:table-cell office:value-type="string" calcext:value-type="string">
            <text:p>%NICK%, ты готов{|а} помочь с поставками? Сегодня мне нужно: %6274% и %2089%.\nУ тебя есть это в нужном количестве? %=6274:35,2089:3%\nЗа это ты получишь 12 очков.</text:p>
          </table:table-cell>
        </table:table-row>
        <table:table-row table:style-name="ro1">
          <table:table-cell office:value-type="float" office:value="707192" calcext:value-type="float">
            <text:p>707192</text:p>
          </table:table-cell>
          <table:table-cell office:value-type="string" calcext:value-type="string">
            <text:p>%NICK%, ты готов{|а} помочь с поставками? Сегодня мне нужно: %7077% и %2089%.\nУ тебя есть это в нужном количестве? %=7077:40,2089:4%\nЗа это ты получишь 15 очков.</text:p>
          </table:table-cell>
        </table:table-row>
        <table:table-row table:style-name="ro1">
          <table:table-cell office:value-type="float" office:value="707204" calcext:value-type="float">
            <text:p>707204</text:p>
          </table:table-cell>
          <table:table-cell office:value-type="string" calcext:value-type="string">
            <text:p>%NICK%, ты готов{|а} помочь с поставками? Сегодня мне нужно: %7078% и %2089%.\nУ тебя есть это в нужном количестве? %=7078:40,2089:4%\nЗа это ты получишь 15 очков.</text:p>
          </table:table-cell>
        </table:table-row>
        <table:table-row table:style-name="ro1">
          <table:table-cell office:value-type="float" office:value="707216" calcext:value-type="float">
            <text:p>707216</text:p>
          </table:table-cell>
          <table:table-cell office:value-type="string" calcext:value-type="string">
            <text:p>%NICK%, ты готов{|а} помочь с поставками? Сегодня мне нужно: %7078% и %2089%.\nУ тебя есть это в нужном количестве? %=7078:50,2089:5%\nЗа это ты получишь 18 очков.</text:p>
          </table:table-cell>
        </table:table-row>
        <table:table-row table:style-name="ro1">
          <table:table-cell office:value-type="float" office:value="707228" calcext:value-type="float">
            <text:p>707228</text:p>
          </table:table-cell>
          <table:table-cell office:value-type="string" calcext:value-type="string">
            <text:p>%NICK%, ты готов{|а} помочь с поставками? Сегодня мне нужно: %6273% и %2089%.\nУ тебя есть это в нужном количестве? %=6273:50,2089:5%\nЗа это ты получишь 18 очков.</text:p>
          </table:table-cell>
        </table:table-row>
        <table:table-row table:style-name="ro1">
          <table:table-cell office:value-type="float" office:value="707301" calcext:value-type="float">
            <text:p>707301</text:p>
          </table:table-cell>
          <table:table-cell office:value-type="string" calcext:value-type="string">
            <text:p>%NICK%, ты готов{|а} помочь с поставками? Сегодня мне нужно: %509% и %346%.\nУ тебя есть это в нужном количестве? %=509:30,346:5%\nЗа это ты получишь 5 очков.</text:p>
          </table:table-cell>
        </table:table-row>
        <table:table-row table:style-name="ro1">
          <table:table-cell office:value-type="float" office:value="707313" calcext:value-type="float">
            <text:p>707313</text:p>
          </table:table-cell>
          <table:table-cell office:value-type="string" calcext:value-type="string">
            <text:p>%NICK%, ты готов{|а} помочь с поставками? Сегодня мне нужно: %512% и %350%.\nУ тебя есть это в нужном количестве? %=512:30,350:5%\nЗа это ты получишь 5 очков.</text:p>
          </table:table-cell>
        </table:table-row>
        <table:table-row table:style-name="ro1">
          <table:table-cell office:value-type="float" office:value="707325" calcext:value-type="float">
            <text:p>707325</text:p>
          </table:table-cell>
          <table:table-cell office:value-type="string" calcext:value-type="string">
            <text:p>%NICK%, ты готов{|а} помочь с поставками? Сегодня мне нужно: %538% и %582%.\nУ тебя есть это в нужном количестве? %=538:30,582:5%\nЗа это ты получишь 5 очков.</text:p>
          </table:table-cell>
        </table:table-row>
        <table:table-row table:style-name="ro1">
          <table:table-cell office:value-type="float" office:value="707337" calcext:value-type="float">
            <text:p>707337</text:p>
          </table:table-cell>
          <table:table-cell office:value-type="string" calcext:value-type="string">
            <text:p>%NICK%, ты готов{|а} помочь с поставками? Сегодня мне нужно: %539% и %605%.\nУ тебя есть это в нужном количестве? %=539:30,605:5%\nЗа это ты получишь 5 очков.</text:p>
          </table:table-cell>
        </table:table-row>
        <table:table-row table:style-name="ro1">
          <table:table-cell office:value-type="float" office:value="707349" calcext:value-type="float">
            <text:p>707349</text:p>
          </table:table-cell>
          <table:table-cell office:value-type="string" calcext:value-type="string">
            <text:p>%NICK%, ты готов{|а} помочь с поставками? Сегодня мне нужно: %526% и %609%.\nУ тебя есть это в нужном количестве? %=526:51,609:10%\nЗа это ты получишь 9 очков.</text:p>
          </table:table-cell>
        </table:table-row>
        <table:table-row table:style-name="ro1">
          <table:table-cell office:value-type="float" office:value="707361" calcext:value-type="float">
            <text:p>707361</text:p>
          </table:table-cell>
          <table:table-cell office:value-type="string" calcext:value-type="string">
            <text:p>%NICK%, ты готов{|а} помочь с поставками? Сегодня мне нужно: %501% и %617%.\nУ тебя есть это в нужном количестве? %=501:51,617:10%\nЗа это ты получишь 9 очков.</text:p>
          </table:table-cell>
        </table:table-row>
        <table:table-row table:style-name="ro1">
          <table:table-cell office:value-type="float" office:value="707373" calcext:value-type="float">
            <text:p>707373</text:p>
          </table:table-cell>
          <table:table-cell office:value-type="string" calcext:value-type="string">
            <text:p>%NICK%, ты готов{|а} помочь с поставками? Сегодня мне нужно: %533% и %621%.\nУ тебя есть это в нужном количестве? %=533:51,621:10%\nЗа это ты получишь 9 очков.</text:p>
          </table:table-cell>
        </table:table-row>
        <table:table-row table:style-name="ro1">
          <table:table-cell office:value-type="float" office:value="707385" calcext:value-type="float">
            <text:p>707385</text:p>
          </table:table-cell>
          <table:table-cell office:value-type="string" calcext:value-type="string">
            <text:p>%NICK%, ты готов{|а} помочь с поставками? Сегодня мне нужно: %540% и %1484%.\nУ тебя есть это в нужном количестве? %=540:51,1484:10%\nЗа это ты получишь 9 очков.</text:p>
          </table:table-cell>
        </table:table-row>
        <table:table-row table:style-name="ro1">
          <table:table-cell office:value-type="float" office:value="707397" calcext:value-type="float">
            <text:p>707397</text:p>
          </table:table-cell>
          <table:table-cell office:value-type="string" calcext:value-type="string">
            <text:p>%NICK%, ты готов{|а} помочь с поставками? Сегодня мне нужно: %510% и %346%.\nУ тебя есть это в нужном количестве? %=510:70,346:15%\nЗа это ты получишь 12 очков.</text:p>
          </table:table-cell>
        </table:table-row>
        <table:table-row table:style-name="ro1">
          <table:table-cell office:value-type="float" office:value="707409" calcext:value-type="float">
            <text:p>707409</text:p>
          </table:table-cell>
          <table:table-cell office:value-type="string" calcext:value-type="string">
            <text:p>%NICK%, ты готов{|а} помочь с поставками? Сегодня мне нужно: %2978% и %350%.\nУ тебя есть это в нужном количестве? %=2978:70,350:15%\nЗа это ты получишь 12 очков.</text:p>
          </table:table-cell>
        </table:table-row>
        <table:table-row table:style-name="ro1">
          <table:table-cell office:value-type="float" office:value="707421" calcext:value-type="float">
            <text:p>707421</text:p>
          </table:table-cell>
          <table:table-cell office:value-type="string" calcext:value-type="string">
            <text:p>%NICK%, ты готов{|а} помочь с поставками? Сегодня мне нужно: %1513% и %582%.\nУ тебя есть это в нужном количестве? %=1513:70,582:15%\nЗа это ты получишь 12 очков.</text:p>
          </table:table-cell>
        </table:table-row>
        <table:table-row table:style-name="ro1">
          <table:table-cell office:value-type="float" office:value="707433" calcext:value-type="float">
            <text:p>707433</text:p>
          </table:table-cell>
          <table:table-cell office:value-type="string" calcext:value-type="string">
            <text:p>%NICK%, ты готов{|а} помочь с поставками? Сегодня мне нужно: %1510% и %605%.\nУ тебя есть это в нужном количестве? %=1510:70,605:15%\nЗа это ты получишь 12 очков.</text:p>
          </table:table-cell>
        </table:table-row>
        <table:table-row table:style-name="ro1">
          <table:table-cell office:value-type="float" office:value="707445" calcext:value-type="float">
            <text:p>707445</text:p>
          </table:table-cell>
          <table:table-cell office:value-type="string" calcext:value-type="string">
            <text:p>%NICK%, ты готов{|а} помочь с поставками? Сегодня мне нужно: %1509% и %609%.\nУ тебя есть это в нужном количестве? %=1509:87,609:15%\nЗа это ты получишь 15 очков.</text:p>
          </table:table-cell>
        </table:table-row>
        <table:table-row table:style-name="ro1">
          <table:table-cell office:value-type="float" office:value="707457" calcext:value-type="float">
            <text:p>707457</text:p>
          </table:table-cell>
          <table:table-cell office:value-type="string" calcext:value-type="string">
            <text:p>%NICK%, ты готов{|а} помочь с поставками? Сегодня мне нужно: %1512% и %617%.\nУ тебя есть это в нужном количестве? %=1512:87,617:15%\nЗа это ты получишь 15 очков.</text:p>
          </table:table-cell>
        </table:table-row>
        <table:table-row table:style-name="ro1">
          <table:table-cell office:value-type="float" office:value="707469" calcext:value-type="float">
            <text:p>707469</text:p>
          </table:table-cell>
          <table:table-cell office:value-type="string" calcext:value-type="string">
            <text:p>%NICK%, ты готов{|а} помочь с поставками? Сегодня мне нужно: %1511% и %621%.\nУ тебя есть это в нужном количестве? %=1511:87,621:15%\nЗа это ты получишь 15 очков.</text:p>
          </table:table-cell>
        </table:table-row>
        <table:table-row table:style-name="ro1">
          <table:table-cell office:value-type="float" office:value="707481" calcext:value-type="float">
            <text:p>707481</text:p>
          </table:table-cell>
          <table:table-cell office:value-type="string" calcext:value-type="string">
            <text:p>%NICK%, ты готов{|а} помочь с поставками? Сегодня мне нужно: %2980% и %1484%.\nУ тебя есть это в нужном количестве? %=2980:87,1484:15%\nЗа это ты получишь 15 очков.</text:p>
          </table:table-cell>
        </table:table-row>
        <table:table-row table:style-name="ro1">
          <table:table-cell office:value-type="float" office:value="707493" calcext:value-type="float">
            <text:p>707493</text:p>
          </table:table-cell>
          <table:table-cell office:value-type="string" calcext:value-type="string">
            <text:p>%NICK%, ты готов{|а} помочь с поставками? Сегодня мне нужно: %2975% и %609%.\nУ тебя есть это в нужном количестве? %=2975:105,609:20%\nЗа это ты получишь 18 очков.</text:p>
          </table:table-cell>
        </table:table-row>
        <table:table-row table:style-name="ro1">
          <table:table-cell office:value-type="float" office:value="707505" calcext:value-type="float">
            <text:p>707505</text:p>
          </table:table-cell>
          <table:table-cell office:value-type="string" calcext:value-type="string">
            <text:p>%NICK%, ты готов{|а} помочь с поставками? Сегодня мне нужно: %12862% и %617%.\nУ тебя есть это в нужном количестве? %=12862:105,617:20%\nЗа это ты получишь 18 очков.</text:p>
          </table:table-cell>
        </table:table-row>
        <table:table-row table:style-name="ro1">
          <table:table-cell office:value-type="float" office:value="707517" calcext:value-type="float">
            <text:p>707517</text:p>
          </table:table-cell>
          <table:table-cell office:value-type="string" calcext:value-type="string">
            <text:p>%NICK%, ты готов{|а} помочь с поставками? Сегодня мне нужно: %12860% и %350%.\nУ тебя есть это в нужном количестве? %=12860:105,350:20%\nЗа это ты получишь 18 очков.</text:p>
          </table:table-cell>
        </table:table-row>
        <table:table-row table:style-name="ro1">
          <table:table-cell office:value-type="float" office:value="707529" calcext:value-type="float">
            <text:p>707529</text:p>
          </table:table-cell>
          <table:table-cell office:value-type="string" calcext:value-type="string">
            <text:p>%NICK%, ты готов{|а} помочь с поставками? Сегодня мне нужно: %12861% и %582%.\nУ тебя есть это в нужном количестве? %=12861:105,582:20%\nЗа это ты получишь 18 очков.</text:p>
          </table:table-cell>
        </table:table-row>
        <table:table-row table:style-name="ro1">
          <table:table-cell office:value-type="float" office:value="707541" calcext:value-type="float">
            <text:p>707541</text:p>
          </table:table-cell>
          <table:table-cell office:value-type="string" calcext:value-type="string">
            <text:p>%NICK%, ты готов{|а} помочь с поставками? Сегодня мне нужно: %8762% и %152%.\nУ тебя есть это в нужном количестве? %=8762:13,152:40%\nЗа это ты получишь 5 очков.</text:p>
          </table:table-cell>
        </table:table-row>
        <table:table-row table:style-name="ro1">
          <table:table-cell office:value-type="float" office:value="707553" calcext:value-type="float">
            <text:p>707553</text:p>
          </table:table-cell>
          <table:table-cell office:value-type="string" calcext:value-type="string">
            <text:p>%NICK%, ты готов{|а} помочь с поставками? Сегодня мне нужно: %8763% и %156%.\nУ тебя есть это в нужном количестве? %=8763:13,156:40%\nЗа это ты получишь 5 очков.</text:p>
          </table:table-cell>
        </table:table-row>
        <table:table-row table:style-name="ro1">
          <table:table-cell office:value-type="float" office:value="707565" calcext:value-type="float">
            <text:p>707565</text:p>
          </table:table-cell>
          <table:table-cell office:value-type="string" calcext:value-type="string">
            <text:p>%NICK%, ты готов{|а} помочь с поставками? Сегодня мне нужно: %8764% и %168%.\nУ тебя есть это в нужном количестве? %=8764:23,168:55%\nЗа это ты получишь 9 очков.</text:p>
          </table:table-cell>
        </table:table-row>
        <table:table-row table:style-name="ro1">
          <table:table-cell office:value-type="float" office:value="707577" calcext:value-type="float">
            <text:p>707577</text:p>
          </table:table-cell>
          <table:table-cell office:value-type="string" calcext:value-type="string">
            <text:p>%NICK%, ты готов{|а} помочь с поставками? Сегодня мне нужно: %8762% и %334%.\nУ тебя есть это в нужном количестве? %=8762:23,334:55%\nЗа это ты получишь 9 очков.</text:p>
          </table:table-cell>
        </table:table-row>
        <table:table-row table:style-name="ro1">
          <table:table-cell office:value-type="float" office:value="707589" calcext:value-type="float">
            <text:p>707589</text:p>
          </table:table-cell>
          <table:table-cell office:value-type="string" calcext:value-type="string">
            <text:p>%NICK%, ты готов{|а} помочь с поставками? Сегодня мне нужно: %8763% и %338%.\nУ тебя есть это в нужном количестве? %=8763:31,338:85%\nЗа это ты получишь 12 очков.</text:p>
          </table:table-cell>
        </table:table-row>
        <table:table-row table:style-name="ro1">
          <table:table-cell office:value-type="float" office:value="707601" calcext:value-type="float">
            <text:p>707601</text:p>
          </table:table-cell>
          <table:table-cell office:value-type="string" calcext:value-type="string">
            <text:p>%NICK%, ты готов{|а} помочь с поставками? Сегодня мне нужно: %8764% и %342%.\nУ тебя есть это в нужном количестве? %=8764:31,342:85%\nЗа это ты получишь 12 очков.</text:p>
          </table:table-cell>
        </table:table-row>
        <table:table-row table:style-name="ro1">
          <table:table-cell office:value-type="float" office:value="707613" calcext:value-type="float">
            <text:p>707613</text:p>
          </table:table-cell>
          <table:table-cell office:value-type="string" calcext:value-type="string">
            <text:p>%NICK%, ты готов{|а} помочь с поставками? Сегодня мне нужно: %8762% и %569%.\nУ тебя есть это в нужном количестве? %=8762:39,569:105%\nЗа это ты получишь 15 очков.</text:p>
          </table:table-cell>
        </table:table-row>
        <table:table-row table:style-name="ro1">
          <table:table-cell office:value-type="float" office:value="707625" calcext:value-type="float">
            <text:p>707625</text:p>
          </table:table-cell>
          <table:table-cell office:value-type="string" calcext:value-type="string">
            <text:p>%NICK%, ты готов{|а} помочь с поставками? Сегодня мне нужно: %8763% и %573%.\nУ тебя есть это в нужном количестве? %=8763:39,573:105%\nЗа это ты получишь 15 очков.</text:p>
          </table:table-cell>
        </table:table-row>
        <table:table-row table:style-name="ro1">
          <table:table-cell office:value-type="float" office:value="707637" calcext:value-type="float">
            <text:p>707637</text:p>
          </table:table-cell>
          <table:table-cell office:value-type="string" calcext:value-type="string">
            <text:p>%NICK%, ты готов{|а} помочь с поставками? Сегодня мне нужно: %8764% и %875%.\nУ тебя есть это в нужном количестве? %=8764:47,875:120%\nЗа это ты получишь 18 очков.</text:p>
          </table:table-cell>
        </table:table-row>
        <table:table-row table:style-name="ro1">
          <table:table-cell office:value-type="float" office:value="707649" calcext:value-type="float">
            <text:p>707649</text:p>
          </table:table-cell>
          <table:table-cell office:value-type="string" calcext:value-type="string">
            <text:p>%NICK%, ты готов{|а} помочь с поставками? Сегодня мне нужно: %8763% и %152%.\nУ тебя есть это в нужном количестве? %=8763:47,152:120%\nЗа это ты получишь 18 очков.</text:p>
          </table:table-cell>
        </table:table-row>
        <table:table-row table:style-name="ro1">
          <table:table-cell office:value-type="float" office:value="707661" calcext:value-type="float">
            <text:p>707661</text:p>
          </table:table-cell>
          <table:table-cell office:value-type="string" calcext:value-type="string">
            <text:p>%NICK%, ты готов{|а} помочь с поставками? Сегодня мне нужно: %509% и %3098%.\nУ тебя есть это в нужном количестве? %=509:15,3098:2%\nЗа это ты получишь 5 очков.</text:p>
          </table:table-cell>
        </table:table-row>
        <table:table-row table:style-name="ro1">
          <table:table-cell office:value-type="float" office:value="707673" calcext:value-type="float">
            <text:p>707673</text:p>
          </table:table-cell>
          <table:table-cell office:value-type="string" calcext:value-type="string">
            <text:p>%NICK%, ты готов{|а} помочь с поставками? Сегодня мне нужно: %512% и %3113%.\nУ тебя есть это в нужном количестве? %=512:15,3113:2%\nЗа это ты получишь 5 очков.</text:p>
          </table:table-cell>
        </table:table-row>
        <table:table-row table:style-name="ro1">
          <table:table-cell office:value-type="float" office:value="707685" calcext:value-type="float">
            <text:p>707685</text:p>
          </table:table-cell>
          <table:table-cell office:value-type="string" calcext:value-type="string">
            <text:p>%NICK%, ты готов{|а} помочь с поставками? Сегодня мне нужно: %538% и %3098%.\nУ тебя есть это в нужном количестве? %=538:15,3098:2%\nЗа это ты получишь 5 очков.</text:p>
          </table:table-cell>
        </table:table-row>
        <table:table-row table:style-name="ro1">
          <table:table-cell office:value-type="float" office:value="707697" calcext:value-type="float">
            <text:p>707697</text:p>
          </table:table-cell>
          <table:table-cell office:value-type="string" calcext:value-type="string">
            <text:p>%NICK%, ты готов{|а} помочь с поставками? Сегодня мне нужно: %539% и %3113%.\nУ тебя есть это в нужном количестве? %=539:15,3113:2%\nЗа это ты получишь 5 очков.</text:p>
          </table:table-cell>
        </table:table-row>
        <table:table-row table:style-name="ro1">
          <table:table-cell office:value-type="float" office:value="707709" calcext:value-type="float">
            <text:p>707709</text:p>
          </table:table-cell>
          <table:table-cell office:value-type="string" calcext:value-type="string">
            <text:p>%NICK%, ты готов{|а} помочь с поставками? Сегодня мне нужно: %526% и %3098%.\nУ тебя есть это в нужном количестве? %=526:30,3098:2%\nЗа это ты получишь 9 очков.</text:p>
          </table:table-cell>
        </table:table-row>
        <table:table-row table:style-name="ro1">
          <table:table-cell office:value-type="float" office:value="707721" calcext:value-type="float">
            <text:p>707721</text:p>
          </table:table-cell>
          <table:table-cell office:value-type="string" calcext:value-type="string">
            <text:p>%NICK%, ты готов{|а} помочь с поставками? Сегодня мне нужно: %501% и %3113%.\nУ тебя есть это в нужном количестве? %=501:30,3113:2%\nЗа это ты получишь 9 очков.</text:p>
          </table:table-cell>
        </table:table-row>
        <table:table-row table:style-name="ro1">
          <table:table-cell office:value-type="float" office:value="707733" calcext:value-type="float">
            <text:p>707733</text:p>
          </table:table-cell>
          <table:table-cell office:value-type="string" calcext:value-type="string">
            <text:p>%NICK%, ты готов{|а} помочь с поставками? Сегодня мне нужно: %533% и %3098%.\nУ тебя есть это в нужном количестве? %=533:30,3098:2%\nЗа это ты получишь 9 очков.</text:p>
          </table:table-cell>
        </table:table-row>
        <table:table-row table:style-name="ro1">
          <table:table-cell office:value-type="float" office:value="707745" calcext:value-type="float">
            <text:p>707745</text:p>
          </table:table-cell>
          <table:table-cell office:value-type="string" calcext:value-type="string">
            <text:p>%NICK%, ты готов{|а} помочь с поставками? Сегодня мне нужно: %540% и %3113%.\nУ тебя есть это в нужном количестве? %=540:30,3113:2%\nЗа это ты получишь 9 очков.</text:p>
          </table:table-cell>
        </table:table-row>
        <table:table-row table:style-name="ro1">
          <table:table-cell office:value-type="float" office:value="707757" calcext:value-type="float">
            <text:p>707757</text:p>
          </table:table-cell>
          <table:table-cell office:value-type="string" calcext:value-type="string">
            <text:p>%NICK%, ты готов{|а} помочь с поставками? Сегодня мне нужно: %510% и %3098%.\nУ тебя есть это в нужном количестве? %=510:40,3098:3%\nЗа это ты получишь 12 очков.</text:p>
          </table:table-cell>
        </table:table-row>
        <table:table-row table:style-name="ro1">
          <table:table-cell office:value-type="float" office:value="707769" calcext:value-type="float">
            <text:p>707769</text:p>
          </table:table-cell>
          <table:table-cell office:value-type="string" calcext:value-type="string">
            <text:p>%NICK%, ты готов{|а} помочь с поставками? Сегодня мне нужно: %2978% и %3113%.\nУ тебя есть это в нужном количестве? %=2978:40,3113:3%\nЗа это ты получишь 12 очков.</text:p>
          </table:table-cell>
        </table:table-row>
        <table:table-row table:style-name="ro1">
          <table:table-cell office:value-type="float" office:value="707781" calcext:value-type="float">
            <text:p>707781</text:p>
          </table:table-cell>
          <table:table-cell office:value-type="string" calcext:value-type="string">
            <text:p>%NICK%, ты готов{|а} помочь с поставками? Сегодня мне нужно: %1513% и %3098%.\nУ тебя есть это в нужном количестве? %=1513:40,3098:3%\nЗа это ты получишь 12 очков.</text:p>
          </table:table-cell>
        </table:table-row>
        <table:table-row table:style-name="ro1">
          <table:table-cell office:value-type="float" office:value="707793" calcext:value-type="float">
            <text:p>707793</text:p>
          </table:table-cell>
          <table:table-cell office:value-type="string" calcext:value-type="string">
            <text:p>%NICK%, ты готов{|а} помочь с поставками? Сегодня мне нужно: %1510% и %3113%.\nУ тебя есть это в нужном количестве? %=1510:40,3113:3%\nЗа это ты получишь 12 очков.</text:p>
          </table:table-cell>
        </table:table-row>
        <table:table-row table:style-name="ro1">
          <table:table-cell office:value-type="float" office:value="707805" calcext:value-type="float">
            <text:p>707805</text:p>
          </table:table-cell>
          <table:table-cell office:value-type="string" calcext:value-type="string">
            <text:p>%NICK%, ты готов{|а} помочь с поставками? Сегодня мне нужно: %1509% и %3098%.\nУ тебя есть это в нужном количестве? %=1509:50,3098:4%\nЗа это ты получишь 15 очков.</text:p>
          </table:table-cell>
        </table:table-row>
        <table:table-row table:style-name="ro1">
          <table:table-cell office:value-type="float" office:value="707817" calcext:value-type="float">
            <text:p>707817</text:p>
          </table:table-cell>
          <table:table-cell office:value-type="string" calcext:value-type="string">
            <text:p>%NICK%, ты готов{|а} помочь с поставками? Сегодня мне нужно: %1512% и %3113%.\nУ тебя есть это в нужном количестве? %=1512:50,3113:4%\nЗа это ты получишь 15 очков.</text:p>
          </table:table-cell>
        </table:table-row>
        <table:table-row table:style-name="ro1">
          <table:table-cell office:value-type="float" office:value="707829" calcext:value-type="float">
            <text:p>707829</text:p>
          </table:table-cell>
          <table:table-cell office:value-type="string" calcext:value-type="string">
            <text:p>%NICK%, ты готов{|а} помочь с поставками? Сегодня мне нужно: %1511% и %3098%.\nУ тебя есть это в нужном количестве? %=1511:50,3098:4%\nЗа это ты получишь 15 очков.</text:p>
          </table:table-cell>
        </table:table-row>
        <table:table-row table:style-name="ro1">
          <table:table-cell office:value-type="float" office:value="707841" calcext:value-type="float">
            <text:p>707841</text:p>
          </table:table-cell>
          <table:table-cell office:value-type="string" calcext:value-type="string">
            <text:p>%NICK%, ты готов{|а} помочь с поставками? Сегодня мне нужно: %2980% и %3113%.\nУ тебя есть это в нужном количестве? %=2980:50,3113:4%\nЗа это ты получишь 15 очков.</text:p>
          </table:table-cell>
        </table:table-row>
        <table:table-row table:style-name="ro1">
          <table:table-cell office:value-type="float" office:value="707853" calcext:value-type="float">
            <text:p>707853</text:p>
          </table:table-cell>
          <table:table-cell office:value-type="string" calcext:value-type="string">
            <text:p>%NICK%, ты готов{|а} помочь с поставками? Сегодня мне нужно: %2975% и %3098%.\nУ тебя есть это в нужном количестве? %=2975:60,3098:5%\nЗа это ты получишь 18 очков.</text:p>
          </table:table-cell>
        </table:table-row>
        <table:table-row table:style-name="ro1">
          <table:table-cell office:value-type="float" office:value="707865" calcext:value-type="float">
            <text:p>707865</text:p>
          </table:table-cell>
          <table:table-cell office:value-type="string" calcext:value-type="string">
            <text:p>%NICK%, ты готов{|а} помочь с поставками? Сегодня мне нужно: %12862% и %3113%.\nУ тебя есть это в нужном количестве? %=12862:60,3113:5%\nЗа это ты получишь 18 очков.</text:p>
          </table:table-cell>
        </table:table-row>
        <table:table-row table:style-name="ro1">
          <table:table-cell office:value-type="float" office:value="707877" calcext:value-type="float">
            <text:p>707877</text:p>
          </table:table-cell>
          <table:table-cell office:value-type="string" calcext:value-type="string">
            <text:p>%NICK%, ты готов{|а} помочь с поставками? Сегодня мне нужно: %12860% и %3098%.\nУ тебя есть это в нужном количестве? %=12860:60,3098:5%\nЗа это ты получишь 18 очков.</text:p>
          </table:table-cell>
        </table:table-row>
        <table:table-row table:style-name="ro1">
          <table:table-cell office:value-type="float" office:value="707889" calcext:value-type="float">
            <text:p>707889</text:p>
          </table:table-cell>
          <table:table-cell office:value-type="string" calcext:value-type="string">
            <text:p>%NICK%, ты готов{|а} помочь с поставками? Сегодня мне нужно: %12861% и %3113%.\nУ тебя есть это в нужном количестве? %=12861:60,3113:5%\nЗа это ты получишь 18 очков.</text:p>
          </table:table-cell>
        </table:table-row>
        <table:table-row table:style-name="ro1">
          <table:table-cell office:value-type="float" office:value="707901" calcext:value-type="float">
            <text:p>707901</text:p>
          </table:table-cell>
          <table:table-cell office:value-type="string" calcext:value-type="string">
            <text:p>%NICK%, ты готов{|а} помочь с поставками? Сегодня мне нужно: %8762% и %6000%.\nУ тебя есть это в нужном количестве? %=8762:10,6000:1%\nЗа это ты получишь 5 очков.</text:p>
          </table:table-cell>
        </table:table-row>
        <table:table-row table:style-name="ro1">
          <table:table-cell office:value-type="float" office:value="707913" calcext:value-type="float">
            <text:p>707913</text:p>
          </table:table-cell>
          <table:table-cell office:value-type="string" calcext:value-type="string">
            <text:p>%NICK%, ты готов{|а} помочь с поставками? Сегодня мне нужно: %8763% и %6000%.\nУ тебя есть это в нужном количестве? %=8763:10,6000:1%\nЗа это ты получишь 5 очков.</text:p>
          </table:table-cell>
        </table:table-row>
        <table:table-row table:style-name="ro1">
          <table:table-cell office:value-type="float" office:value="707925" calcext:value-type="float">
            <text:p>707925</text:p>
          </table:table-cell>
          <table:table-cell office:value-type="string" calcext:value-type="string">
            <text:p>%NICK%, ты готов{|а} помочь с поставками? Сегодня мне нужно: %8764% и %6000%.\nУ тебя есть это в нужном количестве? %=8764:17,6000:1%\nЗа это ты получишь 9 очков.</text:p>
          </table:table-cell>
        </table:table-row>
        <table:table-row table:style-name="ro1">
          <table:table-cell office:value-type="float" office:value="707937" calcext:value-type="float">
            <text:p>707937</text:p>
          </table:table-cell>
          <table:table-cell office:value-type="string" calcext:value-type="string">
            <text:p>%NICK%, ты готов{|а} помочь с поставками? Сегодня мне нужно: %8762% и %6000%.\nУ тебя есть это в нужном количестве? %=8762:17,6000:1%\nЗа это ты получишь 9 очков.</text:p>
          </table:table-cell>
        </table:table-row>
        <table:table-row table:style-name="ro1">
          <table:table-cell office:value-type="float" office:value="707949" calcext:value-type="float">
            <text:p>707949</text:p>
          </table:table-cell>
          <table:table-cell office:value-type="string" calcext:value-type="string">
            <text:p>%NICK%, ты готов{|а} помочь с поставками? Сегодня мне нужно: %8763% и %6000%.\nУ тебя есть это в нужном количестве? %=8763:24,6000:1%\nЗа это ты получишь 12 очков.</text:p>
          </table:table-cell>
        </table:table-row>
        <table:table-row table:style-name="ro1">
          <table:table-cell office:value-type="float" office:value="707961" calcext:value-type="float">
            <text:p>707961</text:p>
          </table:table-cell>
          <table:table-cell office:value-type="string" calcext:value-type="string">
            <text:p>%NICK%, ты готов{|а} помочь с поставками? Сегодня мне нужно: %8764% и %6000%.\nУ тебя есть это в нужном количестве? %=8764:24,6000:1%\nЗа это ты получишь 12 очков.</text:p>
          </table:table-cell>
        </table:table-row>
        <table:table-row table:style-name="ro1">
          <table:table-cell office:value-type="float" office:value="707973" calcext:value-type="float">
            <text:p>707973</text:p>
          </table:table-cell>
          <table:table-cell office:value-type="string" calcext:value-type="string">
            <text:p>%NICK%, ты готов{|а} помочь с поставками? Сегодня мне нужно: %8762% и %6000%.\nУ тебя есть это в нужном количестве? %=8762:30,6000:2%\nЗа это ты получишь 15 очков.</text:p>
          </table:table-cell>
        </table:table-row>
        <table:table-row table:style-name="ro1">
          <table:table-cell office:value-type="float" office:value="707985" calcext:value-type="float">
            <text:p>707985</text:p>
          </table:table-cell>
          <table:table-cell office:value-type="string" calcext:value-type="string">
            <text:p>%NICK%, ты готов{|а} помочь с поставками? Сегодня мне нужно: %8763% и %6000%.\nУ тебя есть это в нужном количестве? %=8763:30,6000:2%\nЗа это ты получишь 15 очков.</text:p>
          </table:table-cell>
        </table:table-row>
        <table:table-row table:style-name="ro1">
          <table:table-cell office:value-type="float" office:value="707997" calcext:value-type="float">
            <text:p>707997</text:p>
          </table:table-cell>
          <table:table-cell office:value-type="string" calcext:value-type="string">
            <text:p>%NICK%, ты готов{|а} помочь с поставками? Сегодня мне нужно: %8764% и %6000%.\nУ тебя есть это в нужном количестве? %=8764:36,6000:2%\nЗа это ты получишь 18 очков.</text:p>
          </table:table-cell>
        </table:table-row>
        <table:table-row table:style-name="ro1">
          <table:table-cell office:value-type="float" office:value="708009" calcext:value-type="float">
            <text:p>708009</text:p>
          </table:table-cell>
          <table:table-cell office:value-type="string" calcext:value-type="string">
            <text:p>%NICK%, ты готов{|а} помочь с поставками? Сегодня мне нужно: %8763% и %6000%.\nУ тебя есть это в нужном количестве? %=8763:36,6000:2%\nЗа это ты получишь 18 очков.</text:p>
          </table:table-cell>
        </table:table-row>
        <table:table-row table:style-name="ro1">
          <table:table-cell office:value-type="float" office:value="708082" calcext:value-type="float">
            <text:p>708082</text:p>
          </table:table-cell>
          <table:table-cell office:value-type="string" calcext:value-type="string">
            <text:p>%NICK%, ты готов{|а} помочь с поставками? Сегодня мне нужно: %5318% и %387%.\nУ тебя есть это в нужном количестве? %=5318:38,387:5%\nЗа это ты получишь 5 очков.</text:p>
          </table:table-cell>
        </table:table-row>
        <table:table-row table:style-name="ro1">
          <table:table-cell office:value-type="float" office:value="708094" calcext:value-type="float">
            <text:p>708094</text:p>
          </table:table-cell>
          <table:table-cell office:value-type="string" calcext:value-type="string">
            <text:p>%NICK%, ты готов{|а} помочь с поставками? Сегодня мне нужно: %5558% и %1383%.\nУ тебя есть это в нужном количестве? %=5558:38,1383:5%\nЗа это ты получишь 5 очков.</text:p>
          </table:table-cell>
        </table:table-row>
        <table:table-row table:style-name="ro1">
          <table:table-cell office:value-type="float" office:value="708106" calcext:value-type="float">
            <text:p>708106</text:p>
          </table:table-cell>
          <table:table-cell office:value-type="string" calcext:value-type="string">
            <text:p>%NICK%, ты готов{|а} помочь с поставками? Сегодня мне нужно: %5559% и %1411%.\nУ тебя есть это в нужном количестве? %=5559:38,1411:5%\nЗа это ты получишь 5 очков.</text:p>
          </table:table-cell>
        </table:table-row>
        <table:table-row table:style-name="ro1">
          <table:table-cell office:value-type="float" office:value="708118" calcext:value-type="float">
            <text:p>708118</text:p>
          </table:table-cell>
          <table:table-cell office:value-type="string" calcext:value-type="string">
            <text:p>%NICK%, ты готов{|а} помочь с поставками? Сегодня мне нужно: %5560% и %1412%.\nУ тебя есть это в нужном количестве? %=5560:38,1412:5%\nЗа это ты получишь 5 очков.</text:p>
          </table:table-cell>
        </table:table-row>
        <table:table-row table:style-name="ro1">
          <table:table-cell office:value-type="float" office:value="708130" calcext:value-type="float">
            <text:p>708130</text:p>
          </table:table-cell>
          <table:table-cell office:value-type="string" calcext:value-type="string">
            <text:p>%NICK%, ты готов{|а} помочь с поставками? Сегодня мне нужно: %5561% и %1413%.\nУ тебя есть это в нужном количестве? %=5561:65,1413:10%\nЗа это ты получишь 9 очков.</text:p>
          </table:table-cell>
        </table:table-row>
        <table:table-row table:style-name="ro1">
          <table:table-cell office:value-type="float" office:value="708142" calcext:value-type="float">
            <text:p>708142</text:p>
          </table:table-cell>
          <table:table-cell office:value-type="string" calcext:value-type="string">
            <text:p>%NICK%, ты готов{|а} помочь с поставками? Сегодня мне нужно: %12866% и %1414%.\nУ тебя есть это в нужном количестве? %=12866:65,1414:10%\nЗа это ты получишь 9 очков.</text:p>
          </table:table-cell>
        </table:table-row>
        <table:table-row table:style-name="ro1">
          <table:table-cell office:value-type="float" office:value="708154" calcext:value-type="float">
            <text:p>708154</text:p>
          </table:table-cell>
          <table:table-cell office:value-type="string" calcext:value-type="string">
            <text:p>%NICK%, ты готов{|а} помочь с поставками? Сегодня мне нужно: %12865% и %1415%.\nУ тебя есть это в нужном количестве? %=12865:65,1415:10%\nЗа это ты получишь 9 очков.</text:p>
          </table:table-cell>
        </table:table-row>
        <table:table-row table:style-name="ro1">
          <table:table-cell office:value-type="float" office:value="708166" calcext:value-type="float">
            <text:p>708166</text:p>
          </table:table-cell>
          <table:table-cell office:value-type="string" calcext:value-type="string">
            <text:p>%NICK%, ты готов{|а} помочь с поставками? Сегодня мне нужно: %12864% и %1417%.\nУ тебя есть это в нужном количестве? %=12864:65,1417:10%\nЗа это ты получишь 9 очков.</text:p>
          </table:table-cell>
        </table:table-row>
        <table:table-row table:style-name="ro1">
          <table:table-cell office:value-type="float" office:value="708178" calcext:value-type="float">
            <text:p>708178</text:p>
          </table:table-cell>
          <table:table-cell office:value-type="string" calcext:value-type="string">
            <text:p>%NICK%, ты готов{|а} помочь с поставками? Сегодня мне нужно: %12863% и %1413%.\nУ тебя есть это в нужном количестве? %=12863:90,1413:10%\nЗа это ты получишь 12 очков.</text:p>
          </table:table-cell>
        </table:table-row>
        <table:table-row table:style-name="ro1">
          <table:table-cell office:value-type="float" office:value="708190" calcext:value-type="float">
            <text:p>708190</text:p>
          </table:table-cell>
          <table:table-cell office:value-type="string" calcext:value-type="string">
            <text:p>%NICK%, ты готов{|а} помочь с поставками? Сегодня мне нужно: %12062% и %1415%.\nУ тебя есть это в нужном количестве? %=12062:90,1415:10%\nЗа это ты получишь 12 очков.</text:p>
          </table:table-cell>
        </table:table-row>
        <table:table-row table:style-name="ro1">
          <table:table-cell office:value-type="float" office:value="708202" calcext:value-type="float">
            <text:p>708202</text:p>
          </table:table-cell>
          <table:table-cell office:value-type="string" calcext:value-type="string">
            <text:p>%NICK%, ты готов{|а} помочь с поставками? Сегодня мне нужно: %9775% и %1414%.\nУ тебя есть это в нужном количестве? %=9775:90,1414:10%\nЗа это ты получишь 12 очков.</text:p>
          </table:table-cell>
        </table:table-row>
        <table:table-row table:style-name="ro1">
          <table:table-cell office:value-type="float" office:value="708214" calcext:value-type="float">
            <text:p>708214</text:p>
          </table:table-cell>
          <table:table-cell office:value-type="string" calcext:value-type="string">
            <text:p>%NICK%, ты готов{|а} помочь с поставками? Сегодня мне нужно: %2979% и %387%.\nУ тебя есть это в нужном количестве? %=2979:90,387:10%\nЗа это ты получишь 12 очков.</text:p>
          </table:table-cell>
        </table:table-row>
        <table:table-row table:style-name="ro1">
          <table:table-cell office:value-type="float" office:value="708226" calcext:value-type="float">
            <text:p>708226</text:p>
          </table:table-cell>
          <table:table-cell office:value-type="string" calcext:value-type="string">
            <text:p>%NICK%, ты готов{|а} помочь с поставками? Сегодня мне нужно: %2973% и %1383%.\nУ тебя есть это в нужном количестве? %=2973:113,1383:10%\nЗа это ты получишь 15 очков.</text:p>
          </table:table-cell>
        </table:table-row>
        <table:table-row table:style-name="ro1">
          <table:table-cell office:value-type="float" office:value="708238" calcext:value-type="float">
            <text:p>708238</text:p>
          </table:table-cell>
          <table:table-cell office:value-type="string" calcext:value-type="string">
            <text:p>%NICK%, ты готов{|а} помочь с поставками? Сегодня мне нужно: %3093% и %1411%.\nУ тебя есть это в нужном количестве? %=3093:113,1411:10%\nЗа это ты получишь 15 очков.</text:p>
          </table:table-cell>
        </table:table-row>
        <table:table-row table:style-name="ro1">
          <table:table-cell office:value-type="float" office:value="708250" calcext:value-type="float">
            <text:p>708250</text:p>
          </table:table-cell>
          <table:table-cell office:value-type="string" calcext:value-type="string">
            <text:p>%NICK%, ты готов{|а} помочь с поставками? Сегодня мне нужно: %7484% и %1412%.\nУ тебя есть это в нужном количестве? %=7484:113,1412:10%\nЗа это ты получишь 15 очков.</text:p>
          </table:table-cell>
        </table:table-row>
        <table:table-row table:style-name="ro1">
          <table:table-cell office:value-type="float" office:value="708262" calcext:value-type="float">
            <text:p>708262</text:p>
          </table:table-cell>
          <table:table-cell office:value-type="string" calcext:value-type="string">
            <text:p>%NICK%, ты готов{|а} помочь с поставками? Сегодня мне нужно: %7483% и %1413%.\nУ тебя есть это в нужном количестве? %=7483:113,1413:10%\nЗа это ты получишь 15 очков.</text:p>
          </table:table-cell>
        </table:table-row>
        <table:table-row table:style-name="ro1">
          <table:table-cell office:value-type="float" office:value="708274" calcext:value-type="float">
            <text:p>708274</text:p>
          </table:table-cell>
          <table:table-cell office:value-type="string" calcext:value-type="string">
            <text:p>%NICK%, ты готов{|а} помочь с поставками? Сегодня мне нужно: %2974% и %1414%.\nУ тебя есть это в нужном количестве? %=2974:135,1414:15%\nЗа это ты получишь 18 очков.</text:p>
          </table:table-cell>
        </table:table-row>
        <table:table-row table:style-name="ro1">
          <table:table-cell office:value-type="float" office:value="708286" calcext:value-type="float">
            <text:p>708286</text:p>
          </table:table-cell>
          <table:table-cell office:value-type="string" calcext:value-type="string">
            <text:p>%NICK%, ты готов{|а} помочь с поставками? Сегодня мне нужно: %3094% и %1415%.\nУ тебя есть это в нужном количестве? %=3094:135,1415:15%\nЗа это ты получишь 18 очков.</text:p>
          </table:table-cell>
        </table:table-row>
        <table:table-row table:style-name="ro1">
          <table:table-cell office:value-type="float" office:value="708298" calcext:value-type="float">
            <text:p>708298</text:p>
          </table:table-cell>
          <table:table-cell office:value-type="string" calcext:value-type="string">
            <text:p>%NICK%, ты готов{|а} помочь с поставками? Сегодня мне нужно: %5340% и %1417%.\nУ тебя есть это в нужном количестве? %=5340:135,1417:15%\nЗа это ты получишь 18 очков.</text:p>
          </table:table-cell>
        </table:table-row>
        <table:table-row table:style-name="ro1">
          <table:table-cell office:value-type="float" office:value="708310" calcext:value-type="float">
            <text:p>708310</text:p>
          </table:table-cell>
          <table:table-cell office:value-type="string" calcext:value-type="string">
            <text:p>%NICK%, ты готов{|а} помочь с поставками? Сегодня мне нужно: %5341% и %1415%.\nУ тебя есть это в нужном количестве? %=5341:135,1415:15%\nЗа это ты получишь 18 очков.</text:p>
          </table:table-cell>
        </table:table-row>
        <table:table-row table:style-name="ro1">
          <table:table-cell office:value-type="float" office:value="708322" calcext:value-type="float">
            <text:p>708322</text:p>
          </table:table-cell>
          <table:table-cell office:value-type="string" calcext:value-type="string">
            <text:p>%NICK%, ты готов{|а} помочь с поставками? Сегодня мне нужно: %6215% и %362%.\nУ тебя есть это в нужном количестве? %=6215:17,362:30%\nЗа это ты получишь 5 очков.</text:p>
          </table:table-cell>
        </table:table-row>
        <table:table-row table:style-name="ro1">
          <table:table-cell office:value-type="float" office:value="708334" calcext:value-type="float">
            <text:p>708334</text:p>
          </table:table-cell>
          <table:table-cell office:value-type="string" calcext:value-type="string">
            <text:p>%NICK%, ты готов{|а} помочь с поставками? Сегодня мне нужно: %6216% и %382%.\nУ тебя есть это в нужном количестве? %=6216:17,382:30%\nЗа это ты получишь 5 очков.</text:p>
          </table:table-cell>
        </table:table-row>
        <table:table-row table:style-name="ro1">
          <table:table-cell office:value-type="float" office:value="708346" calcext:value-type="float">
            <text:p>708346</text:p>
          </table:table-cell>
          <table:table-cell office:value-type="string" calcext:value-type="string">
            <text:p>%NICK%, ты готов{|а} помочь с поставками? Сегодня мне нужно: %7326% и %383%.\nУ тебя есть это в нужном количестве? %=7326:30,383:45%\nЗа это ты получишь 9 очков.</text:p>
          </table:table-cell>
        </table:table-row>
        <table:table-row table:style-name="ro1">
          <table:table-cell office:value-type="float" office:value="708358" calcext:value-type="float">
            <text:p>708358</text:p>
          </table:table-cell>
          <table:table-cell office:value-type="string" calcext:value-type="string">
            <text:p>%NICK%, ты готов{|а} помочь с поставками? Сегодня мне нужно: %9175% и %386%.\nУ тебя есть это в нужном количестве? %=9175:30,386:45%\nЗа это ты получишь 9 очков.</text:p>
          </table:table-cell>
        </table:table-row>
        <table:table-row table:style-name="ro1">
          <table:table-cell office:value-type="float" office:value="708370" calcext:value-type="float">
            <text:p>708370</text:p>
          </table:table-cell>
          <table:table-cell office:value-type="string" calcext:value-type="string">
            <text:p>%NICK%, ты готов{|а} помочь с поставками? Сегодня мне нужно: %9176% и %1384%.\nУ тебя есть это в нужном количестве? %=9176:41,1384:65%\nЗа это ты получишь 12 очков.</text:p>
          </table:table-cell>
        </table:table-row>
        <table:table-row table:style-name="ro1">
          <table:table-cell office:value-type="float" office:value="708382" calcext:value-type="float">
            <text:p>708382</text:p>
          </table:table-cell>
          <table:table-cell office:value-type="string" calcext:value-type="string">
            <text:p>%NICK%, ты готов{|а} помочь с поставками? Сегодня мне нужно: %9174% и %1409%.\nУ тебя есть это в нужном количестве? %=9174:41,1409:65%\nЗа это ты получишь 12 очков.</text:p>
          </table:table-cell>
        </table:table-row>
        <table:table-row table:style-name="ro1">
          <table:table-cell office:value-type="float" office:value="708394" calcext:value-type="float">
            <text:p>708394</text:p>
          </table:table-cell>
          <table:table-cell office:value-type="string" calcext:value-type="string">
            <text:p>%NICK%, ты готов{|а} помочь с поставками? Сегодня мне нужно: %9176% и %1410%.\nУ тебя есть это в нужном количестве? %=9176:51,1410:85%\nЗа это ты получишь 15 очков.</text:p>
          </table:table-cell>
        </table:table-row>
        <table:table-row table:style-name="ro1">
          <table:table-cell office:value-type="float" office:value="708406" calcext:value-type="float">
            <text:p>708406</text:p>
          </table:table-cell>
          <table:table-cell office:value-type="string" calcext:value-type="string">
            <text:p>%NICK%, ты готов{|а} помочь с поставками? Сегодня мне нужно: %8764% и %1460%.\nУ тебя есть это в нужном количестве? %=8764:51,1460:85%\nЗа это ты получишь 15 очков.</text:p>
          </table:table-cell>
        </table:table-row>
        <table:table-row table:style-name="ro1">
          <table:table-cell office:value-type="float" office:value="708418" calcext:value-type="float">
            <text:p>708418</text:p>
          </table:table-cell>
          <table:table-cell office:value-type="string" calcext:value-type="string">
            <text:p>%NICK%, ты готов{|а} помочь с поставками? Сегодня мне нужно: %9174% и %1725%.\nУ тебя есть это в нужном количестве? %=9174:61,1725:105%\nЗа это ты получишь 18 очков.</text:p>
          </table:table-cell>
        </table:table-row>
        <table:table-row table:style-name="ro1">
          <table:table-cell office:value-type="float" office:value="708430" calcext:value-type="float">
            <text:p>708430</text:p>
          </table:table-cell>
          <table:table-cell office:value-type="string" calcext:value-type="string">
            <text:p>%NICK%, ты готов{|а} помочь с поставками? Сегодня мне нужно: %8762% и %382%.\nУ тебя есть это в нужном количестве? %=8762:61,382:105%\nЗа это ты получишь 18 очков.</text:p>
          </table:table-cell>
        </table:table-row>
        <table:table-row table:style-name="ro1">
          <table:table-cell office:value-type="float" office:value="708442" calcext:value-type="float">
            <text:p>708442</text:p>
          </table:table-cell>
          <table:table-cell office:value-type="string" calcext:value-type="string">
            <text:p>%NICK%, ты готов{|а} помочь с поставками? Сегодня мне нужно: %5318% и %5586%.\nУ тебя есть это в нужном количестве? %=5318:21,5586:1%\nЗа это ты получишь 5 очков.</text:p>
          </table:table-cell>
        </table:table-row>
        <table:table-row table:style-name="ro1">
          <table:table-cell office:value-type="float" office:value="708454" calcext:value-type="float">
            <text:p>708454</text:p>
          </table:table-cell>
          <table:table-cell office:value-type="string" calcext:value-type="string">
            <text:p>%NICK%, ты готов{|а} помочь с поставками? Сегодня мне нужно: %5558% и %5587%.\nУ тебя есть это в нужном количестве? %=5558:21,5587:1%\nЗа это ты получишь 5 очков.</text:p>
          </table:table-cell>
        </table:table-row>
        <table:table-row table:style-name="ro1">
          <table:table-cell office:value-type="float" office:value="708466" calcext:value-type="float">
            <text:p>708466</text:p>
          </table:table-cell>
          <table:table-cell office:value-type="string" calcext:value-type="string">
            <text:p>%NICK%, ты готов{|а} помочь с поставками? Сегодня мне нужно: %5559% и %5586%.\nУ тебя есть это в нужном количестве? %=5559:21,5586:1%\nЗа это ты получишь 5 очков.</text:p>
          </table:table-cell>
        </table:table-row>
        <table:table-row table:style-name="ro1">
          <table:table-cell office:value-type="float" office:value="708478" calcext:value-type="float">
            <text:p>708478</text:p>
          </table:table-cell>
          <table:table-cell office:value-type="string" calcext:value-type="string">
            <text:p>%NICK%, ты готов{|а} помочь с поставками? Сегодня мне нужно: %5560% и %5587%.\nУ тебя есть это в нужном количестве? %=5560:21,5587:1%\nЗа это ты получишь 5 очков.</text:p>
          </table:table-cell>
        </table:table-row>
        <table:table-row table:style-name="ro1">
          <table:table-cell office:value-type="float" office:value="708490" calcext:value-type="float">
            <text:p>708490</text:p>
          </table:table-cell>
          <table:table-cell office:value-type="string" calcext:value-type="string">
            <text:p>%NICK%, ты готов{|а} помочь с поставками? Сегодня мне нужно: %5561% и %5586%.\nУ тебя есть это в нужном количестве? %=5561:36,5586:2%\nЗа это ты получишь 9 очков.</text:p>
          </table:table-cell>
        </table:table-row>
        <table:table-row table:style-name="ro1">
          <table:table-cell office:value-type="float" office:value="708502" calcext:value-type="float">
            <text:p>708502</text:p>
          </table:table-cell>
          <table:table-cell office:value-type="string" calcext:value-type="string">
            <text:p>%NICK%, ты готов{|а} помочь с поставками? Сегодня мне нужно: %12866% и %5587%.\nУ тебя есть это в нужном количестве? %=12866:36,5587:2%\nЗа это ты получишь 9 очков.</text:p>
          </table:table-cell>
        </table:table-row>
        <table:table-row table:style-name="ro1">
          <table:table-cell office:value-type="float" office:value="708514" calcext:value-type="float">
            <text:p>708514</text:p>
          </table:table-cell>
          <table:table-cell office:value-type="string" calcext:value-type="string">
            <text:p>%NICK%, ты готов{|а} помочь с поставками? Сегодня мне нужно: %12865% и %5586%.\nУ тебя есть это в нужном количестве? %=12865:36,5586:2%\nЗа это ты получишь 9 очков.</text:p>
          </table:table-cell>
        </table:table-row>
        <table:table-row table:style-name="ro1">
          <table:table-cell office:value-type="float" office:value="708526" calcext:value-type="float">
            <text:p>708526</text:p>
          </table:table-cell>
          <table:table-cell office:value-type="string" calcext:value-type="string">
            <text:p>%NICK%, ты готов{|а} помочь с поставками? Сегодня мне нужно: %12864% и %5587%.\nУ тебя есть это в нужном количестве? %=12864:36,5587:2%\nЗа это ты получишь 9 очков.</text:p>
          </table:table-cell>
        </table:table-row>
        <table:table-row table:style-name="ro1">
          <table:table-cell office:value-type="float" office:value="708538" calcext:value-type="float">
            <text:p>708538</text:p>
          </table:table-cell>
          <table:table-cell office:value-type="string" calcext:value-type="string">
            <text:p>%NICK%, ты готов{|а} помочь с поставками? Сегодня мне нужно: %12863% и %5586%.\nУ тебя есть это в нужном количестве? %=12863:50,5586:2%\nЗа это ты получишь 12 очков.</text:p>
          </table:table-cell>
        </table:table-row>
        <table:table-row table:style-name="ro1">
          <table:table-cell office:value-type="float" office:value="708550" calcext:value-type="float">
            <text:p>708550</text:p>
          </table:table-cell>
          <table:table-cell office:value-type="string" calcext:value-type="string">
            <text:p>%NICK%, ты готов{|а} помочь с поставками? Сегодня мне нужно: %12062% и %5587%.\nУ тебя есть это в нужном количестве? %=12062:50,5587:2%\nЗа это ты получишь 12 очков.</text:p>
          </table:table-cell>
        </table:table-row>
        <table:table-row table:style-name="ro1">
          <table:table-cell office:value-type="float" office:value="708562" calcext:value-type="float">
            <text:p>708562</text:p>
          </table:table-cell>
          <table:table-cell office:value-type="string" calcext:value-type="string">
            <text:p>%NICK%, ты готов{|а} помочь с поставками? Сегодня мне нужно: %9775% и %5586%.\nУ тебя есть это в нужном количестве? %=9775:50,5586:2%\nЗа это ты получишь 12 очков.</text:p>
          </table:table-cell>
        </table:table-row>
        <table:table-row table:style-name="ro1">
          <table:table-cell office:value-type="float" office:value="708574" calcext:value-type="float">
            <text:p>708574</text:p>
          </table:table-cell>
          <table:table-cell office:value-type="string" calcext:value-type="string">
            <text:p>%NICK%, ты готов{|а} помочь с поставками? Сегодня мне нужно: %2979% и %5587%.\nУ тебя есть это в нужном количестве? %=2979:50,5587:2%\nЗа это ты получишь 12 очков.</text:p>
          </table:table-cell>
        </table:table-row>
        <table:table-row table:style-name="ro1">
          <table:table-cell office:value-type="float" office:value="708586" calcext:value-type="float">
            <text:p>708586</text:p>
          </table:table-cell>
          <table:table-cell office:value-type="string" calcext:value-type="string">
            <text:p>%NICK%, ты готов{|а} помочь с поставками? Сегодня мне нужно: %2973% и %5586%.\nУ тебя есть это в нужном количестве? %=2973:63,5586:2%\nЗа это ты получишь 15 очков.</text:p>
          </table:table-cell>
        </table:table-row>
        <table:table-row table:style-name="ro1">
          <table:table-cell office:value-type="float" office:value="708598" calcext:value-type="float">
            <text:p>708598</text:p>
          </table:table-cell>
          <table:table-cell office:value-type="string" calcext:value-type="string">
            <text:p>%NICK%, ты готов{|а} помочь с поставками? Сегодня мне нужно: %3093% и %5587%.\nУ тебя есть это в нужном количестве? %=3093:63,5587:2%\nЗа это ты получишь 15 очков.</text:p>
          </table:table-cell>
        </table:table-row>
        <table:table-row table:style-name="ro1">
          <table:table-cell office:value-type="float" office:value="708610" calcext:value-type="float">
            <text:p>708610</text:p>
          </table:table-cell>
          <table:table-cell office:value-type="string" calcext:value-type="string">
            <text:p>%NICK%, ты готов{|а} помочь с поставками? Сегодня мне нужно: %7484% и %5586%.\nУ тебя есть это в нужном количестве? %=7484:63,5586:2%\nЗа это ты получишь 15 очков.</text:p>
          </table:table-cell>
        </table:table-row>
        <table:table-row table:style-name="ro1">
          <table:table-cell office:value-type="float" office:value="708622" calcext:value-type="float">
            <text:p>708622</text:p>
          </table:table-cell>
          <table:table-cell office:value-type="string" calcext:value-type="string">
            <text:p>%NICK%, ты готов{|а} помочь с поставками? Сегодня мне нужно: %7483% и %5587%.\nУ тебя есть это в нужном количестве? %=7483:63,5587:2%\nЗа это ты получишь 15 очков.</text:p>
          </table:table-cell>
        </table:table-row>
        <table:table-row table:style-name="ro1">
          <table:table-cell office:value-type="float" office:value="708634" calcext:value-type="float">
            <text:p>708634</text:p>
          </table:table-cell>
          <table:table-cell office:value-type="string" calcext:value-type="string">
            <text:p>%NICK%, ты готов{|а} помочь с поставками? Сегодня мне нужно: %2974% и %5586%.\nУ тебя есть это в нужном количестве? %=2974:75,5586:3%\nЗа это ты получишь 18 очков.</text:p>
          </table:table-cell>
        </table:table-row>
        <table:table-row table:style-name="ro1">
          <table:table-cell office:value-type="float" office:value="708646" calcext:value-type="float">
            <text:p>708646</text:p>
          </table:table-cell>
          <table:table-cell office:value-type="string" calcext:value-type="string">
            <text:p>%NICK%, ты готов{|а} помочь с поставками? Сегодня мне нужно: %3094% и %5587%.\nУ тебя есть это в нужном количестве? %=3094:75,5587:3%\nЗа это ты получишь 18 очков.</text:p>
          </table:table-cell>
        </table:table-row>
        <table:table-row table:style-name="ro1">
          <table:table-cell office:value-type="float" office:value="708658" calcext:value-type="float">
            <text:p>708658</text:p>
          </table:table-cell>
          <table:table-cell office:value-type="string" calcext:value-type="string">
            <text:p>%NICK%, ты готов{|а} помочь с поставками? Сегодня мне нужно: %5340% и %5586%.\nУ тебя есть это в нужном количестве? %=5340:75,5586:3%\nЗа это ты получишь 18 очков.</text:p>
          </table:table-cell>
        </table:table-row>
        <table:table-row table:style-name="ro1">
          <table:table-cell office:value-type="float" office:value="708670" calcext:value-type="float">
            <text:p>708670</text:p>
          </table:table-cell>
          <table:table-cell office:value-type="string" calcext:value-type="string">
            <text:p>%NICK%, ты готов{|а} помочь с поставками? Сегодня мне нужно: %5341% и %5587%.\nУ тебя есть это в нужном количестве? %=5341:75,5587:3%\nЗа это ты получишь 18 очков.</text:p>
          </table:table-cell>
        </table:table-row>
        <table:table-row table:style-name="ro1">
          <table:table-cell office:value-type="float" office:value="708682" calcext:value-type="float">
            <text:p>708682</text:p>
          </table:table-cell>
          <table:table-cell office:value-type="string" calcext:value-type="string">
            <text:p>%NICK%, ты готов{|а} помочь с поставками? Сегодня мне нужно: %6215% и %6001%.\nУ тебя есть это в нужном количестве? %=6215:15,6001:1%\nЗа это ты получишь 5 очков.</text:p>
          </table:table-cell>
        </table:table-row>
        <table:table-row table:style-name="ro1">
          <table:table-cell office:value-type="float" office:value="708694" calcext:value-type="float">
            <text:p>708694</text:p>
          </table:table-cell>
          <table:table-cell office:value-type="string" calcext:value-type="string">
            <text:p>%NICK%, ты готов{|а} помочь с поставками? Сегодня мне нужно: %6216% и %6001%.\nУ тебя есть это в нужном количестве? %=6216:15,6001:1%\nЗа это ты получишь 5 очков.</text:p>
          </table:table-cell>
        </table:table-row>
        <table:table-row table:style-name="ro1">
          <table:table-cell office:value-type="float" office:value="708706" calcext:value-type="float">
            <text:p>708706</text:p>
          </table:table-cell>
          <table:table-cell office:value-type="string" calcext:value-type="string">
            <text:p>%NICK%, ты готов{|а} помочь с поставками? Сегодня мне нужно: %7326% и %6001%.\nУ тебя есть это в нужном количестве? %=7326:26,6001:2%\nЗа это ты получишь 9 очков.</text:p>
          </table:table-cell>
        </table:table-row>
        <table:table-row table:style-name="ro1">
          <table:table-cell office:value-type="float" office:value="708718" calcext:value-type="float">
            <text:p>708718</text:p>
          </table:table-cell>
          <table:table-cell office:value-type="string" calcext:value-type="string">
            <text:p>%NICK%, ты готов{|а} помочь с поставками? Сегодня мне нужно: %9175% и %6001%.\nУ тебя есть это в нужном количестве? %=9175:26,6001:2%\nЗа это ты получишь 9 очков.</text:p>
          </table:table-cell>
        </table:table-row>
        <table:table-row table:style-name="ro1">
          <table:table-cell office:value-type="float" office:value="708730" calcext:value-type="float">
            <text:p>708730</text:p>
          </table:table-cell>
          <table:table-cell office:value-type="string" calcext:value-type="string">
            <text:p>%NICK%, ты готов{|а} помочь с поставками? Сегодня мне нужно: %9176% и %6001%.\nУ тебя есть это в нужном количестве? %=9176:36,6001:2%\nЗа это ты получишь 12 очков.</text:p>
          </table:table-cell>
        </table:table-row>
        <table:table-row table:style-name="ro1">
          <table:table-cell office:value-type="float" office:value="708742" calcext:value-type="float">
            <text:p>708742</text:p>
          </table:table-cell>
          <table:table-cell office:value-type="string" calcext:value-type="string">
            <text:p>%NICK%, ты готов{|а} помочь с поставками? Сегодня мне нужно: %9174% и %6001%.\nУ тебя есть это в нужном количестве? %=9174:36,6001:2%\nЗа это ты получишь 12 очков.</text:p>
          </table:table-cell>
        </table:table-row>
        <table:table-row table:style-name="ro1">
          <table:table-cell office:value-type="float" office:value="708754" calcext:value-type="float">
            <text:p>708754</text:p>
          </table:table-cell>
          <table:table-cell office:value-type="string" calcext:value-type="string">
            <text:p>%NICK%, ты готов{|а} помочь с поставками? Сегодня мне нужно: %9176% и %6001%.\nУ тебя есть это в нужном количестве? %=9176:45,6001:2%\nЗа это ты получишь 15 очков.</text:p>
          </table:table-cell>
        </table:table-row>
        <table:table-row table:style-name="ro1">
          <table:table-cell office:value-type="float" office:value="708766" calcext:value-type="float">
            <text:p>708766</text:p>
          </table:table-cell>
          <table:table-cell office:value-type="string" calcext:value-type="string">
            <text:p>%NICK%, ты готов{|а} помочь с поставками? Сегодня мне нужно: %8764% и %6001%.\nУ тебя есть это в нужном количестве? %=8764:45,6001:2%\nЗа это ты получишь 15 очков.</text:p>
          </table:table-cell>
        </table:table-row>
        <table:table-row table:style-name="ro1">
          <table:table-cell office:value-type="float" office:value="708778" calcext:value-type="float">
            <text:p>708778</text:p>
          </table:table-cell>
          <table:table-cell office:value-type="string" calcext:value-type="string">
            <text:p>%NICK%, ты готов{|а} помочь с поставками? Сегодня мне нужно: %9174% и %6001%.\nУ тебя есть это в нужном количестве? %=9174:54,6001:2%\nЗа это ты получишь 18 очков.</text:p>
          </table:table-cell>
        </table:table-row>
        <table:table-row table:style-name="ro1">
          <table:table-cell office:value-type="float" office:value="708790" calcext:value-type="float">
            <text:p>708790</text:p>
          </table:table-cell>
          <table:table-cell office:value-type="string" calcext:value-type="string">
            <text:p>%NICK%, ты готов{|а} помочь с поставками? Сегодня мне нужно: %8762% и %6001%.\nУ тебя есть это в нужном количестве? %=8762:54,6001:2%\nЗа это ты получишь 18 очков.</text:p>
          </table:table-cell>
        </table:table-row>
        <table:table-row table:style-name="ro1">
          <table:table-cell office:value-type="float" office:value="708863" calcext:value-type="float">
            <text:p>708863</text:p>
          </table:table-cell>
          <table:table-cell office:value-type="string" calcext:value-type="string">
            <text:p>%NICK%, ты готов{|а} помочь с поставками? Сегодня мне нужно: %7415% и %5328%.\nУ тебя есть это в нужном количестве? %=7415:17,5328:10%\nЗа это ты получишь 5 очков.</text:p>
          </table:table-cell>
        </table:table-row>
        <table:table-row table:style-name="ro1">
          <table:table-cell office:value-type="float" office:value="708875" calcext:value-type="float">
            <text:p>708875</text:p>
          </table:table-cell>
          <table:table-cell office:value-type="string" calcext:value-type="string">
            <text:p>%NICK%, ты готов{|а} помочь с поставками? Сегодня мне нужно: %7446% и %5330%.\nУ тебя есть это в нужном количестве? %=7446:17,5330:10%\nЗа это ты получишь 5 очков.</text:p>
          </table:table-cell>
        </table:table-row>
        <table:table-row table:style-name="ro1">
          <table:table-cell office:value-type="float" office:value="708887" calcext:value-type="float">
            <text:p>708887</text:p>
          </table:table-cell>
          <table:table-cell office:value-type="string" calcext:value-type="string">
            <text:p>%NICK%, ты готов{|а} помочь с поставками? Сегодня мне нужно: %12117% и %5332%.\nУ тебя есть это в нужном количестве? %=12117:17,5332:10%\nЗа это ты получишь 5 очков.</text:p>
          </table:table-cell>
        </table:table-row>
        <table:table-row table:style-name="ro1">
          <table:table-cell office:value-type="float" office:value="708899" calcext:value-type="float">
            <text:p>708899</text:p>
          </table:table-cell>
          <table:table-cell office:value-type="string" calcext:value-type="string">
            <text:p>%NICK%, ты готов{|а} помочь с поставками? Сегодня мне нужно: %7445% и %5334%.\nУ тебя есть это в нужном количестве? %=7445:17,5334:10%\nЗа это ты получишь 5 очков.</text:p>
          </table:table-cell>
        </table:table-row>
        <table:table-row table:style-name="ro1">
          <table:table-cell office:value-type="float" office:value="708911" calcext:value-type="float">
            <text:p>708911</text:p>
          </table:table-cell>
          <table:table-cell office:value-type="string" calcext:value-type="string">
            <text:p>%NICK%, ты готов{|а} помочь с поставками? Сегодня мне нужно: %12869% и %6470%.\nУ тебя есть это в нужном количестве? %=12869:29,6470:15%\nЗа это ты получишь 9 очков.</text:p>
          </table:table-cell>
        </table:table-row>
        <table:table-row table:style-name="ro1">
          <table:table-cell office:value-type="float" office:value="708923" calcext:value-type="float">
            <text:p>708923</text:p>
          </table:table-cell>
          <table:table-cell office:value-type="string" calcext:value-type="string">
            <text:p>%NICK%, ты готов{|а} помочь с поставками? Сегодня мне нужно: %12868% и %5330%.\nУ тебя есть это в нужном количестве? %=12868:29,5330:15%\nЗа это ты получишь 9 очков.</text:p>
          </table:table-cell>
        </table:table-row>
        <table:table-row table:style-name="ro1">
          <table:table-cell office:value-type="float" office:value="708935" calcext:value-type="float">
            <text:p>708935</text:p>
          </table:table-cell>
          <table:table-cell office:value-type="string" calcext:value-type="string">
            <text:p>%NICK%, ты готов{|а} помочь с поставками? Сегодня мне нужно: %12867% и %5332%.\nУ тебя есть это в нужном количестве? %=12867:29,5332:15%\nЗа это ты получишь 9 очков.</text:p>
          </table:table-cell>
        </table:table-row>
        <table:table-row table:style-name="ro1">
          <table:table-cell office:value-type="float" office:value="708947" calcext:value-type="float">
            <text:p>708947</text:p>
          </table:table-cell>
          <table:table-cell office:value-type="string" calcext:value-type="string">
            <text:p>%NICK%, ты готов{|а} помочь с поставками? Сегодня мне нужно: %7415% и %5328%.\nУ тебя есть это в нужном количестве? %=7415:29,5328:15%\nЗа это ты получишь 9 очков.</text:p>
          </table:table-cell>
        </table:table-row>
        <table:table-row table:style-name="ro1">
          <table:table-cell office:value-type="float" office:value="708959" calcext:value-type="float">
            <text:p>708959</text:p>
          </table:table-cell>
          <table:table-cell office:value-type="string" calcext:value-type="string">
            <text:p>%NICK%, ты готов{|а} помочь с поставками? Сегодня мне нужно: %7446% и %5330%.\nУ тебя есть это в нужном количестве? %=7446:40,5330:20%\nЗа это ты получишь 12 очков.</text:p>
          </table:table-cell>
        </table:table-row>
        <table:table-row table:style-name="ro1">
          <table:table-cell office:value-type="float" office:value="708971" calcext:value-type="float">
            <text:p>708971</text:p>
          </table:table-cell>
          <table:table-cell office:value-type="string" calcext:value-type="string">
            <text:p>%NICK%, ты готов{|а} помочь с поставками? Сегодня мне нужно: %12117% и %5332%.\nУ тебя есть это в нужном количестве? %=12117:40,5332:20%\nЗа это ты получишь 12 очков.</text:p>
          </table:table-cell>
        </table:table-row>
        <table:table-row table:style-name="ro1">
          <table:table-cell office:value-type="float" office:value="708983" calcext:value-type="float">
            <text:p>708983</text:p>
          </table:table-cell>
          <table:table-cell office:value-type="string" calcext:value-type="string">
            <text:p>%NICK%, ты готов{|а} помочь с поставками? Сегодня мне нужно: %7445% и %5334%.\nУ тебя есть это в нужном количестве? %=7445:40,5334:20%\nЗа это ты получишь 12 очков.</text:p>
          </table:table-cell>
        </table:table-row>
        <table:table-row table:style-name="ro1">
          <table:table-cell office:value-type="float" office:value="708995" calcext:value-type="float">
            <text:p>708995</text:p>
          </table:table-cell>
          <table:table-cell office:value-type="string" calcext:value-type="string">
            <text:p>%NICK%, ты готов{|а} помочь с поставками? Сегодня мне нужно: %12869% и %6470%.\nУ тебя есть это в нужном количестве? %=12869:40,6470:20%\nЗа это ты получишь 12 очков.</text:p>
          </table:table-cell>
        </table:table-row>
        <table:table-row table:style-name="ro1">
          <table:table-cell office:value-type="float" office:value="709007" calcext:value-type="float">
            <text:p>709007</text:p>
          </table:table-cell>
          <table:table-cell office:value-type="string" calcext:value-type="string">
            <text:p>%NICK%, ты готов{|а} помочь с поставками? Сегодня мне нужно: %12868% и %5334%.\nУ тебя есть это в нужном количестве? %=12868:50,5334:20%\nЗа это ты получишь 15 очков.</text:p>
          </table:table-cell>
        </table:table-row>
        <table:table-row table:style-name="ro1">
          <table:table-cell office:value-type="float" office:value="709019" calcext:value-type="float">
            <text:p>709019</text:p>
          </table:table-cell>
          <table:table-cell office:value-type="string" calcext:value-type="string">
            <text:p>%NICK%, ты готов{|а} помочь с поставками? Сегодня мне нужно: %12867% и %5328%.\nУ тебя есть это в нужном количестве? %=12867:50,5328:20%\nЗа это ты получишь 15 очков.</text:p>
          </table:table-cell>
        </table:table-row>
        <table:table-row table:style-name="ro1">
          <table:table-cell office:value-type="float" office:value="709031" calcext:value-type="float">
            <text:p>709031</text:p>
          </table:table-cell>
          <table:table-cell office:value-type="string" calcext:value-type="string">
            <text:p>%NICK%, ты готов{|а} помочь с поставками? Сегодня мне нужно: %7415% и %5330%.\nУ тебя есть это в нужном количестве? %=7415:50,5330:20%\nЗа это ты получишь 15 очков.</text:p>
          </table:table-cell>
        </table:table-row>
        <table:table-row table:style-name="ro1">
          <table:table-cell office:value-type="float" office:value="709043" calcext:value-type="float">
            <text:p>709043</text:p>
          </table:table-cell>
          <table:table-cell office:value-type="string" calcext:value-type="string">
            <text:p>%NICK%, ты готов{|а} помочь с поставками? Сегодня мне нужно: %7446% и %5332%.\nУ тебя есть это в нужном количестве? %=7446:50,5332:20%\nЗа это ты получишь 15 очков.</text:p>
          </table:table-cell>
        </table:table-row>
        <table:table-row table:style-name="ro1">
          <table:table-cell office:value-type="float" office:value="709055" calcext:value-type="float">
            <text:p>709055</text:p>
          </table:table-cell>
          <table:table-cell office:value-type="string" calcext:value-type="string">
            <text:p>%NICK%, ты готов{|а} помочь с поставками? Сегодня мне нужно: %12117% и %5334%.\nУ тебя есть это в нужном количестве? %=12117:60,5334:25%\nЗа это ты получишь 18 очков.</text:p>
          </table:table-cell>
        </table:table-row>
        <table:table-row table:style-name="ro1">
          <table:table-cell office:value-type="float" office:value="709067" calcext:value-type="float">
            <text:p>709067</text:p>
          </table:table-cell>
          <table:table-cell office:value-type="string" calcext:value-type="string">
            <text:p>%NICK%, ты готов{|а} помочь с поставками? Сегодня мне нужно: %7445% и %6470%.\nУ тебя есть это в нужном количестве? %=7445:60,6470:25%\nЗа это ты получишь 18 очков.</text:p>
          </table:table-cell>
        </table:table-row>
        <table:table-row table:style-name="ro1">
          <table:table-cell office:value-type="float" office:value="709079" calcext:value-type="float">
            <text:p>709079</text:p>
          </table:table-cell>
          <table:table-cell office:value-type="string" calcext:value-type="string">
            <text:p>%NICK%, ты готов{|а} помочь с поставками? Сегодня мне нужно: %12869% и %5334%.\nУ тебя есть это в нужном количестве? %=12869:60,5334:25%\nЗа это ты получишь 18 очков.</text:p>
          </table:table-cell>
        </table:table-row>
        <table:table-row table:style-name="ro1">
          <table:table-cell office:value-type="float" office:value="709091" calcext:value-type="float">
            <text:p>709091</text:p>
          </table:table-cell>
          <table:table-cell office:value-type="string" calcext:value-type="string">
            <text:p>%NICK%, ты готов{|а} помочь с поставками? Сегодня мне нужно: %12868% и %6470%.\nУ тебя есть это в нужном количестве? %=12868:60,6470:25%\nЗа это ты получишь 18 очков.</text:p>
          </table:table-cell>
        </table:table-row>
        <table:table-row table:style-name="ro1">
          <table:table-cell office:value-type="float" office:value="709103" calcext:value-type="float">
            <text:p>709103</text:p>
          </table:table-cell>
          <table:table-cell office:value-type="string" calcext:value-type="string">
            <text:p>%NICK%, ты готов{|а} помочь с поставками? Сегодня мне нужно: %5841% и %5637%.\nУ тебя есть это в нужном количестве? %=5841:15,5637:36%\nЗа это ты получишь 5 очков.</text:p>
          </table:table-cell>
        </table:table-row>
        <table:table-row table:style-name="ro1">
          <table:table-cell office:value-type="float" office:value="709115" calcext:value-type="float">
            <text:p>709115</text:p>
          </table:table-cell>
          <table:table-cell office:value-type="string" calcext:value-type="string">
            <text:p>%NICK%, ты готов{|а} помочь с поставками? Сегодня мне нужно: %5842% и %6356%.\nУ тебя есть это в нужном количестве? %=5842:15,6356:36%\nЗа это ты получишь 5 очков.</text:p>
          </table:table-cell>
        </table:table-row>
        <table:table-row table:style-name="ro1">
          <table:table-cell office:value-type="float" office:value="709127" calcext:value-type="float">
            <text:p>709127</text:p>
          </table:table-cell>
          <table:table-cell office:value-type="string" calcext:value-type="string">
            <text:p>%NICK%, ты готов{|а} помочь с поставками? Сегодня мне нужно: %5840% и %6462%.\nУ тебя есть это в нужном количестве? %=5840:26,6462:58%\nЗа это ты получишь 9 очков.</text:p>
          </table:table-cell>
        </table:table-row>
        <table:table-row table:style-name="ro1">
          <table:table-cell office:value-type="float" office:value="709139" calcext:value-type="float">
            <text:p>709139</text:p>
          </table:table-cell>
          <table:table-cell office:value-type="string" calcext:value-type="string">
            <text:p>%NICK%, ты готов{|а} помочь с поставками? Сегодня мне нужно: %5841% и %7521%.\nУ тебя есть это в нужном количестве? %=5841:26,7521:58%\nЗа это ты получишь 9 очков.</text:p>
          </table:table-cell>
        </table:table-row>
        <table:table-row table:style-name="ro1">
          <table:table-cell office:value-type="float" office:value="709151" calcext:value-type="float">
            <text:p>709151</text:p>
          </table:table-cell>
          <table:table-cell office:value-type="string" calcext:value-type="string">
            <text:p>%NICK%, ты готов{|а} помочь с поставками? Сегодня мне нужно: %5842% и %5637%.\nУ тебя есть это в нужном количестве? %=5842:36,5637:79%\nЗа это ты получишь 12 очков.</text:p>
          </table:table-cell>
        </table:table-row>
        <table:table-row table:style-name="ro1">
          <table:table-cell office:value-type="float" office:value="709163" calcext:value-type="float">
            <text:p>709163</text:p>
          </table:table-cell>
          <table:table-cell office:value-type="string" calcext:value-type="string">
            <text:p>%NICK%, ты готов{|а} помочь с поставками? Сегодня мне нужно: %5840% и %6356%.\nУ тебя есть это в нужном количестве? %=5840:36,6356:79%\nЗа это ты получишь 12 очков.</text:p>
          </table:table-cell>
        </table:table-row>
        <table:table-row table:style-name="ro1">
          <table:table-cell office:value-type="float" office:value="709175" calcext:value-type="float">
            <text:p>709175</text:p>
          </table:table-cell>
          <table:table-cell office:value-type="string" calcext:value-type="string">
            <text:p>%NICK%, ты готов{|а} помочь с поставками? Сегодня мне нужно: %5841% и %6462%.\nУ тебя есть это в нужном количестве? %=5841:45,6462:98%\nЗа это ты получишь 15 очков.</text:p>
          </table:table-cell>
        </table:table-row>
        <table:table-row table:style-name="ro1">
          <table:table-cell office:value-type="float" office:value="709187" calcext:value-type="float">
            <text:p>709187</text:p>
          </table:table-cell>
          <table:table-cell office:value-type="string" calcext:value-type="string">
            <text:p>%NICK%, ты готов{|а} помочь с поставками? Сегодня мне нужно: %5842% и %7521%.\nУ тебя есть это в нужном количестве? %=5842:45,7521:98%\nЗа это ты получишь 15 очков.</text:p>
          </table:table-cell>
        </table:table-row>
        <table:table-row table:style-name="ro1">
          <table:table-cell office:value-type="float" office:value="709199" calcext:value-type="float">
            <text:p>709199</text:p>
          </table:table-cell>
          <table:table-cell office:value-type="string" calcext:value-type="string">
            <text:p>%NICK%, ты готов{|а} помочь с поставками? Сегодня мне нужно: %5840% и %6462%.\nУ тебя есть это в нужном количестве? %=5840:54,6462:118%\nЗа это ты получишь 18 очков.</text:p>
          </table:table-cell>
        </table:table-row>
        <table:table-row table:style-name="ro1">
          <table:table-cell office:value-type="float" office:value="709211" calcext:value-type="float">
            <text:p>709211</text:p>
          </table:table-cell>
          <table:table-cell office:value-type="string" calcext:value-type="string">
            <text:p>%NICK%, ты готов{|а} помочь с поставками? Сегодня мне нужно: %5842% и %5637%.\nУ тебя есть это в нужном количестве? %=5842:54,5637:118%\nЗа это ты получишь 18 очков.</text:p>
          </table:table-cell>
        </table:table-row>
        <table:table-row table:style-name="ro1">
          <table:table-cell office:value-type="float" office:value="709223" calcext:value-type="float">
            <text:p>709223</text:p>
          </table:table-cell>
          <table:table-cell office:value-type="string" calcext:value-type="string">
            <text:p>%NICK%, ты готов{|а} помочь с поставками? Сегодня мне нужно: %7415% и %5586%.\nУ тебя есть это в нужном количестве? %=7415:11,5586:2%\nЗа это ты получишь 5 очков.</text:p>
          </table:table-cell>
        </table:table-row>
        <table:table-row table:style-name="ro1">
          <table:table-cell office:value-type="float" office:value="709235" calcext:value-type="float">
            <text:p>709235</text:p>
          </table:table-cell>
          <table:table-cell office:value-type="string" calcext:value-type="string">
            <text:p>%NICK%, ты готов{|а} помочь с поставками? Сегодня мне нужно: %7446% и %5587%.\nУ тебя есть это в нужном количестве? %=7446:11,5587:2%\nЗа это ты получишь 5 очков.</text:p>
          </table:table-cell>
        </table:table-row>
        <table:table-row table:style-name="ro1">
          <table:table-cell office:value-type="float" office:value="709247" calcext:value-type="float">
            <text:p>709247</text:p>
          </table:table-cell>
          <table:table-cell office:value-type="string" calcext:value-type="string">
            <text:p>%NICK%, ты готов{|а} помочь с поставками? Сегодня мне нужно: %12117% и %5586%.\nУ тебя есть это в нужном количестве? %=12117:11,5586:2%\nЗа это ты получишь 5 очков.</text:p>
          </table:table-cell>
        </table:table-row>
        <table:table-row table:style-name="ro1">
          <table:table-cell office:value-type="float" office:value="709259" calcext:value-type="float">
            <text:p>709259</text:p>
          </table:table-cell>
          <table:table-cell office:value-type="string" calcext:value-type="string">
            <text:p>%NICK%, ты готов{|а} помочь с поставками? Сегодня мне нужно: %7445% и %5587%.\nУ тебя есть это в нужном количестве? %=7445:11,5587:2%\nЗа это ты получишь 5 очков.</text:p>
          </table:table-cell>
        </table:table-row>
        <table:table-row table:style-name="ro1">
          <table:table-cell office:value-type="float" office:value="709271" calcext:value-type="float">
            <text:p>709271</text:p>
          </table:table-cell>
          <table:table-cell office:value-type="string" calcext:value-type="string">
            <text:p>%NICK%, ты готов{|а} помочь с поставками? Сегодня мне нужно: %12869% и %5586%.\nУ тебя есть это в нужном количестве? %=12869:18,5586:2%\nЗа это ты получишь 9 очков.</text:p>
          </table:table-cell>
        </table:table-row>
        <table:table-row table:style-name="ro1">
          <table:table-cell office:value-type="float" office:value="709283" calcext:value-type="float">
            <text:p>709283</text:p>
          </table:table-cell>
          <table:table-cell office:value-type="string" calcext:value-type="string">
            <text:p>%NICK%, ты готов{|а} помочь с поставками? Сегодня мне нужно: %12868% и %5587%.\nУ тебя есть это в нужном количестве? %=12868:18,5587:2%\nЗа это ты получишь 9 очков.</text:p>
          </table:table-cell>
        </table:table-row>
        <table:table-row table:style-name="ro1">
          <table:table-cell office:value-type="float" office:value="709295" calcext:value-type="float">
            <text:p>709295</text:p>
          </table:table-cell>
          <table:table-cell office:value-type="string" calcext:value-type="string">
            <text:p>%NICK%, ты готов{|а} помочь с поставками? Сегодня мне нужно: %12867% и %5586%.\nУ тебя есть это в нужном количестве? %=12867:18,5586:2%\nЗа это ты получишь 9 очков.</text:p>
          </table:table-cell>
        </table:table-row>
        <table:table-row table:style-name="ro1">
          <table:table-cell office:value-type="float" office:value="709307" calcext:value-type="float">
            <text:p>709307</text:p>
          </table:table-cell>
          <table:table-cell office:value-type="string" calcext:value-type="string">
            <text:p>%NICK%, ты готов{|а} помочь с поставками? Сегодня мне нужно: %7415% и %5587%.\nУ тебя есть это в нужном количестве? %=7415:18,5587:2%\nЗа это ты получишь 9 очков.</text:p>
          </table:table-cell>
        </table:table-row>
        <table:table-row table:style-name="ro1">
          <table:table-cell office:value-type="float" office:value="709319" calcext:value-type="float">
            <text:p>709319</text:p>
          </table:table-cell>
          <table:table-cell office:value-type="string" calcext:value-type="string">
            <text:p>%NICK%, ты готов{|а} помочь с поставками? Сегодня мне нужно: %7446% и %5586%.\nУ тебя есть это в нужном количестве? %=7446:25,5586:3%\nЗа это ты получишь 12 очков.</text:p>
          </table:table-cell>
        </table:table-row>
        <table:table-row table:style-name="ro1">
          <table:table-cell office:value-type="float" office:value="709331" calcext:value-type="float">
            <text:p>709331</text:p>
          </table:table-cell>
          <table:table-cell office:value-type="string" calcext:value-type="string">
            <text:p>%NICK%, ты готов{|а} помочь с поставками? Сегодня мне нужно: %12117% и %5587%.\nУ тебя есть это в нужном количестве? %=12117:25,5587:3%\nЗа это ты получишь 12 очков.</text:p>
          </table:table-cell>
        </table:table-row>
        <table:table-row table:style-name="ro1">
          <table:table-cell office:value-type="float" office:value="709343" calcext:value-type="float">
            <text:p>709343</text:p>
          </table:table-cell>
          <table:table-cell office:value-type="string" calcext:value-type="string">
            <text:p>%NICK%, ты готов{|а} помочь с поставками? Сегодня мне нужно: %7445% и %5586%.\nУ тебя есть это в нужном количестве? %=7445:25,5586:3%\nЗа это ты получишь 12 очков.</text:p>
          </table:table-cell>
        </table:table-row>
        <table:table-row table:style-name="ro1">
          <table:table-cell office:value-type="float" office:value="709355" calcext:value-type="float">
            <text:p>709355</text:p>
          </table:table-cell>
          <table:table-cell office:value-type="string" calcext:value-type="string">
            <text:p>%NICK%, ты готов{|а} помочь с поставками? Сегодня мне нужно: %12869% и %5587%.\nУ тебя есть это в нужном количестве? %=12869:25,5587:3%\nЗа это ты получишь 12 очков.</text:p>
          </table:table-cell>
        </table:table-row>
        <table:table-row table:style-name="ro1">
          <table:table-cell office:value-type="float" office:value="709367" calcext:value-type="float">
            <text:p>709367</text:p>
          </table:table-cell>
          <table:table-cell office:value-type="string" calcext:value-type="string">
            <text:p>%NICK%, ты готов{|а} помочь с поставками? Сегодня мне нужно: %12868% и %5586%.\nУ тебя есть это в нужном количестве? %=12868:31,5586:3%\nЗа это ты получишь 15 очков.</text:p>
          </table:table-cell>
        </table:table-row>
        <table:table-row table:style-name="ro1">
          <table:table-cell office:value-type="float" office:value="709379" calcext:value-type="float">
            <text:p>709379</text:p>
          </table:table-cell>
          <table:table-cell office:value-type="string" calcext:value-type="string">
            <text:p>%NICK%, ты готов{|а} помочь с поставками? Сегодня мне нужно: %12867% и %5587%.\nУ тебя есть это в нужном количестве? %=12867:31,5587:3%\nЗа это ты получишь 15 очков.</text:p>
          </table:table-cell>
        </table:table-row>
        <table:table-row table:style-name="ro1">
          <table:table-cell office:value-type="float" office:value="709391" calcext:value-type="float">
            <text:p>709391</text:p>
          </table:table-cell>
          <table:table-cell office:value-type="string" calcext:value-type="string">
            <text:p>%NICK%, ты готов{|а} помочь с поставками? Сегодня мне нужно: %7415% и %5586%.\nУ тебя есть это в нужном количестве? %=7415:31,5586:3%\nЗа это ты получишь 15 очков.</text:p>
          </table:table-cell>
        </table:table-row>
        <table:table-row table:style-name="ro1">
          <table:table-cell office:value-type="float" office:value="709403" calcext:value-type="float">
            <text:p>709403</text:p>
          </table:table-cell>
          <table:table-cell office:value-type="string" calcext:value-type="string">
            <text:p>%NICK%, ты готов{|а} помочь с поставками? Сегодня мне нужно: %7446% и %5587%.\nУ тебя есть это в нужном количестве? %=7446:31,5587:3%\nЗа это ты получишь 15 очков.</text:p>
          </table:table-cell>
        </table:table-row>
        <table:table-row table:style-name="ro1">
          <table:table-cell office:value-type="float" office:value="709415" calcext:value-type="float">
            <text:p>709415</text:p>
          </table:table-cell>
          <table:table-cell office:value-type="string" calcext:value-type="string">
            <text:p>%NICK%, ты готов{|а} помочь с поставками? Сегодня мне нужно: %12117% и %5586%.\nУ тебя есть это в нужном количестве? %=12117:38,5586:3%\nЗа это ты получишь 18 очков.</text:p>
          </table:table-cell>
        </table:table-row>
        <table:table-row table:style-name="ro1">
          <table:table-cell office:value-type="float" office:value="709427" calcext:value-type="float">
            <text:p>709427</text:p>
          </table:table-cell>
          <table:table-cell office:value-type="string" calcext:value-type="string">
            <text:p>%NICK%, ты готов{|а} помочь с поставками? Сегодня мне нужно: %7445% и %5587%.\nУ тебя есть это в нужном количестве? %=7445:38,5587:3%\nЗа это ты получишь 18 очков.</text:p>
          </table:table-cell>
        </table:table-row>
        <table:table-row table:style-name="ro1">
          <table:table-cell office:value-type="float" office:value="709439" calcext:value-type="float">
            <text:p>709439</text:p>
          </table:table-cell>
          <table:table-cell office:value-type="string" calcext:value-type="string">
            <text:p>%NICK%, ты готов{|а} помочь с поставками? Сегодня мне нужно: %12869% и %5586%.\nУ тебя есть это в нужном количестве? %=12869:38,5586:3%\nЗа это ты получишь 18 очков.</text:p>
          </table:table-cell>
        </table:table-row>
        <table:table-row table:style-name="ro1">
          <table:table-cell office:value-type="float" office:value="709451" calcext:value-type="float">
            <text:p>709451</text:p>
          </table:table-cell>
          <table:table-cell office:value-type="string" calcext:value-type="string">
            <text:p>%NICK%, ты готов{|а} помочь с поставками? Сегодня мне нужно: %12868% и %5587%.\nУ тебя есть это в нужном количестве? %=12868:38,5587:3%\nЗа это ты получишь 18 очков.</text:p>
          </table:table-cell>
        </table:table-row>
        <table:table-row table:style-name="ro1">
          <table:table-cell office:value-type="float" office:value="709463" calcext:value-type="float">
            <text:p>709463</text:p>
          </table:table-cell>
          <table:table-cell office:value-type="string" calcext:value-type="string">
            <text:p>%NICK%, ты готов{|а} помочь с поставками? Сегодня мне нужно: %5841% и %6001%.\nУ тебя есть это в нужном количестве? %=5841:14,6001:1%\nЗа это ты получишь 5 очков.</text:p>
          </table:table-cell>
        </table:table-row>
        <table:table-row table:style-name="ro1">
          <table:table-cell office:value-type="float" office:value="709475" calcext:value-type="float">
            <text:p>709475</text:p>
          </table:table-cell>
          <table:table-cell office:value-type="string" calcext:value-type="string">
            <text:p>%NICK%, ты готов{|а} помочь с поставками? Сегодня мне нужно: %5842% и %6001%.\nУ тебя есть это в нужном количестве? %=5842:14,6001:1%\nЗа это ты получишь 5 очков.</text:p>
          </table:table-cell>
        </table:table-row>
        <table:table-row table:style-name="ro1">
          <table:table-cell office:value-type="float" office:value="709487" calcext:value-type="float">
            <text:p>709487</text:p>
          </table:table-cell>
          <table:table-cell office:value-type="string" calcext:value-type="string">
            <text:p>%NICK%, ты готов{|а} помочь с поставками? Сегодня мне нужно: %5840% и %6001%.\nУ тебя есть это в нужном количестве? %=5840:24,6001:2%\nЗа это ты получишь 9 очков.</text:p>
          </table:table-cell>
        </table:table-row>
        <table:table-row table:style-name="ro1">
          <table:table-cell office:value-type="float" office:value="709499" calcext:value-type="float">
            <text:p>709499</text:p>
          </table:table-cell>
          <table:table-cell office:value-type="string" calcext:value-type="string">
            <text:p>%NICK%, ты готов{|а} помочь с поставками? Сегодня мне нужно: %5841% и %6001%.\nУ тебя есть это в нужном количестве? %=5841:24,6001:2%\nЗа это ты получишь 9 очков.</text:p>
          </table:table-cell>
        </table:table-row>
        <table:table-row table:style-name="ro1">
          <table:table-cell office:value-type="float" office:value="709511" calcext:value-type="float">
            <text:p>709511</text:p>
          </table:table-cell>
          <table:table-cell office:value-type="string" calcext:value-type="string">
            <text:p>%NICK%, ты готов{|а} помочь с поставками? Сегодня мне нужно: %5842% и %6001%.\nУ тебя есть это в нужном количестве? %=5842:34,6001:2%\nЗа это ты получишь 12 очков.</text:p>
          </table:table-cell>
        </table:table-row>
        <table:table-row table:style-name="ro1">
          <table:table-cell office:value-type="float" office:value="709523" calcext:value-type="float">
            <text:p>709523</text:p>
          </table:table-cell>
          <table:table-cell office:value-type="string" calcext:value-type="string">
            <text:p>%NICK%, ты готов{|а} помочь с поставками? Сегодня мне нужно: %5840% и %6001%.\nУ тебя есть это в нужном количестве? %=5840:34,6001:2%\nЗа это ты получишь 12 очков.</text:p>
          </table:table-cell>
        </table:table-row>
        <table:table-row table:style-name="ro1">
          <table:table-cell office:value-type="float" office:value="709535" calcext:value-type="float">
            <text:p>709535</text:p>
          </table:table-cell>
          <table:table-cell office:value-type="string" calcext:value-type="string">
            <text:p>%NICK%, ты готов{|а} помочь с поставками? Сегодня мне нужно: %5841% и %6001%.\nУ тебя есть это в нужном количестве? %=5841:42,6001:2%\nЗа это ты получишь 15 очков.</text:p>
          </table:table-cell>
        </table:table-row>
        <table:table-row table:style-name="ro1">
          <table:table-cell office:value-type="float" office:value="709547" calcext:value-type="float">
            <text:p>709547</text:p>
          </table:table-cell>
          <table:table-cell office:value-type="string" calcext:value-type="string">
            <text:p>%NICK%, ты готов{|а} помочь с поставками? Сегодня мне нужно: %5842% и %6001%.\nУ тебя есть это в нужном количестве? %=5842:42,6001:2%\nЗа это ты получишь 15 очков.</text:p>
          </table:table-cell>
        </table:table-row>
        <table:table-row table:style-name="ro1">
          <table:table-cell office:value-type="float" office:value="709559" calcext:value-type="float">
            <text:p>709559</text:p>
          </table:table-cell>
          <table:table-cell office:value-type="string" calcext:value-type="string">
            <text:p>%NICK%, ты готов{|а} помочь с поставками? Сегодня мне нужно: %5840% и %6001%.\nУ тебя есть это в нужном количестве? %=5840:50,6001:2%\nЗа это ты получишь 18 очков.</text:p>
          </table:table-cell>
        </table:table-row>
        <table:table-row table:style-name="ro1">
          <table:table-cell office:value-type="float" office:value="709571" calcext:value-type="float">
            <text:p>709571</text:p>
          </table:table-cell>
          <table:table-cell office:value-type="string" calcext:value-type="string">
            <text:p>%NICK%, ты готов{|а} помочь с поставками? Сегодня мне нужно: %5842% и %6001%.\nУ тебя есть это в нужном количестве? %=5842:50,6001:2%\nЗа это ты получишь 18 очков.</text:p>
          </table:table-cell>
        </table:table-row>
        <table:table-row table:style-name="ro1">
          <table:table-cell office:value-type="float" office:value="709644" calcext:value-type="float">
            <text:p>709644</text:p>
          </table:table-cell>
          <table:table-cell office:value-type="string" calcext:value-type="string">
            <text:p>%NICK%, ты готов{|а} помочь с поставками? Сегодня мне нужно: %21623%.\nУ тебя есть это в нужном количестве? %=21623:1%\nЗа это ты получишь 5 очков.</text:p>
          </table:table-cell>
        </table:table-row>
        <table:table-row table:style-name="ro1">
          <table:table-cell office:value-type="float" office:value="709656" calcext:value-type="float">
            <text:p>709656</text:p>
          </table:table-cell>
          <table:table-cell office:value-type="string" calcext:value-type="string">
            <text:p>%NICK%, ты готов{|а} помочь с поставками? Сегодня мне нужно: %21623%.\nУ тебя есть это в нужном количестве? %=21623:2%\nЗа это ты получишь 9 очков.</text:p>
          </table:table-cell>
        </table:table-row>
        <table:table-row table:style-name="ro1">
          <table:table-cell office:value-type="float" office:value="709668" calcext:value-type="float">
            <text:p>709668</text:p>
          </table:table-cell>
          <table:table-cell office:value-type="string" calcext:value-type="string">
            <text:p>%NICK%, ты готов{|а} помочь с поставками? Сегодня мне нужно: %21623%.\nУ тебя есть это в нужном количестве? %=21623:3%\nЗа это ты получишь 12 очков.</text:p>
          </table:table-cell>
        </table:table-row>
        <table:table-row table:style-name="ro1">
          <table:table-cell office:value-type="float" office:value="709680" calcext:value-type="float">
            <text:p>709680</text:p>
          </table:table-cell>
          <table:table-cell office:value-type="string" calcext:value-type="string">
            <text:p>%NICK%, ты готов{|а} помочь с поставками? Сегодня мне нужно: %21623%.\nУ тебя есть это в нужном количестве? %=21623:4%\nЗа это ты получишь 15 очков.</text:p>
          </table:table-cell>
        </table:table-row>
        <table:table-row table:style-name="ro1">
          <table:table-cell office:value-type="float" office:value="709692" calcext:value-type="float">
            <text:p>709692</text:p>
          </table:table-cell>
          <table:table-cell office:value-type="string" calcext:value-type="string">
            <text:p>%NICK%, ты готов{|а} помочь с поставками? Сегодня мне нужно: %21623%.\nУ тебя есть это в нужном количестве? %=21623:5%\nЗа это ты получишь 18 очков.</text:p>
          </table:table-cell>
        </table:table-row>
        <table:table-row table:style-name="ro1">
          <table:table-cell office:value-type="float" office:value="709704" calcext:value-type="float">
            <text:p>709704</text:p>
          </table:table-cell>
          <table:table-cell office:value-type="string" calcext:value-type="string">
            <text:p>%NICK%, ты готов{|а} помочь с поставками? Сегодня мне нужно: %1758%.\nУ тебя есть это в нужном количестве? %=1758:16%\nЗа это ты получишь 5 очков.</text:p>
          </table:table-cell>
        </table:table-row>
        <table:table-row table:style-name="ro1">
          <table:table-cell office:value-type="float" office:value="709716" calcext:value-type="float">
            <text:p>709716</text:p>
          </table:table-cell>
          <table:table-cell office:value-type="string" calcext:value-type="string">
            <text:p>%NICK%, ты готов{|а} помочь с поставками? Сегодня мне нужно: %1758%.\nУ тебя есть это в нужном количестве? %=1758:27%\nЗа это ты получишь 9 очков.</text:p>
          </table:table-cell>
        </table:table-row>
        <table:table-row table:style-name="ro1">
          <table:table-cell office:value-type="float" office:value="709728" calcext:value-type="float">
            <text:p>709728</text:p>
          </table:table-cell>
          <table:table-cell office:value-type="string" calcext:value-type="string">
            <text:p>%NICK%, ты готов{|а} помочь с поставками? Сегодня мне нужно: %1758%.\nУ тебя есть это в нужном количестве? %=1758:37%\nЗа это ты получишь 12 очков.</text:p>
          </table:table-cell>
        </table:table-row>
        <table:table-row table:style-name="ro1">
          <table:table-cell office:value-type="float" office:value="709740" calcext:value-type="float">
            <text:p>709740</text:p>
          </table:table-cell>
          <table:table-cell office:value-type="string" calcext:value-type="string">
            <text:p>%NICK%, ты готов{|а} помочь с поставками? Сегодня мне нужно: %1758%.\nУ тебя есть это в нужном количестве? %=1758:46%\nЗа это ты получишь 15 очков.</text:p>
          </table:table-cell>
        </table:table-row>
        <table:table-row table:style-name="ro1">
          <table:table-cell office:value-type="float" office:value="709752" calcext:value-type="float">
            <text:p>709752</text:p>
          </table:table-cell>
          <table:table-cell office:value-type="string" calcext:value-type="string">
            <text:p>%NICK%, ты готов{|а} помочь с поставками? Сегодня мне нужно: %1758%.\nУ тебя есть это в нужном количестве? %=1758:56%\nЗа это ты получишь 15 очков.</text:p>
          </table:table-cell>
        </table:table-row>
        <table:table-row table:style-name="ro1">
          <table:table-cell office:value-type="float" office:value="709764" calcext:value-type="float">
            <text:p>709764</text:p>
          </table:table-cell>
          <table:table-cell office:value-type="string" calcext:value-type="string">
            <text:p>%NICK%, ты готов{|а} помочь с поставками? Сегодня мне нужно: %1341%.\nУ тебя есть это в нужном количестве? %=1341:17%\nЗа это ты получишь 5 очков.</text:p>
          </table:table-cell>
        </table:table-row>
        <table:table-row table:style-name="ro1">
          <table:table-cell office:value-type="float" office:value="709776" calcext:value-type="float">
            <text:p>709776</text:p>
          </table:table-cell>
          <table:table-cell office:value-type="string" calcext:value-type="string">
            <text:p>%NICK%, ты готов{|а} помочь с поставками? Сегодня мне нужно: %1341%.\nУ тебя есть это в нужном количестве? %=1341:29%\nЗа это ты получишь 9 очков.</text:p>
          </table:table-cell>
        </table:table-row>
        <table:table-row table:style-name="ro1">
          <table:table-cell office:value-type="float" office:value="709788" calcext:value-type="float">
            <text:p>709788</text:p>
          </table:table-cell>
          <table:table-cell office:value-type="string" calcext:value-type="string">
            <text:p>%NICK%, ты готов{|а} помочь с поставками? Сегодня мне нужно: %1341%.\nУ тебя есть это в нужном количестве? %=1341:40%\nЗа это ты получишь 12 очков.</text:p>
          </table:table-cell>
        </table:table-row>
        <table:table-row table:style-name="ro1">
          <table:table-cell office:value-type="float" office:value="709800" calcext:value-type="float">
            <text:p>709800</text:p>
          </table:table-cell>
          <table:table-cell office:value-type="string" calcext:value-type="string">
            <text:p>%NICK%, ты готов{|а} помочь с поставками? Сегодня мне нужно: %1341%.\nУ тебя есть это в нужном количестве? %=1341:50%\nЗа это ты получишь 15 очков.</text:p>
          </table:table-cell>
        </table:table-row>
        <table:table-row table:style-name="ro1">
          <table:table-cell office:value-type="float" office:value="709812" calcext:value-type="float">
            <text:p>709812</text:p>
          </table:table-cell>
          <table:table-cell office:value-type="string" calcext:value-type="string">
            <text:p>%NICK%, ты готов{|а} помочь с поставками? Сегодня мне нужно: %1341%.\nУ тебя есть это в нужном количестве? %=1341:60%\nЗа это ты получишь 18 очков.</text:p>
          </table:table-cell>
        </table:table-row>
        <table:table-row table:style-name="ro1">
          <table:table-cell office:value-type="float" office:value="709824" calcext:value-type="float">
            <text:p>709824</text:p>
          </table:table-cell>
          <table:table-cell office:value-type="string" calcext:value-type="string">
            <text:p>%NICK%, ты готов{|а} помочь с поставками? Сегодня мне нужно: %2510%.\nУ тебя есть это в нужном количестве? %=2510:3%\nЗа это ты получишь 5 очков.</text:p>
          </table:table-cell>
        </table:table-row>
        <table:table-row table:style-name="ro1">
          <table:table-cell office:value-type="float" office:value="709836" calcext:value-type="float">
            <text:p>709836</text:p>
          </table:table-cell>
          <table:table-cell office:value-type="string" calcext:value-type="string">
            <text:p>%NICK%, ты готов{|а} помочь с поставками? Сегодня мне нужно: %2510%.\nУ тебя есть это в нужном количестве? %=2510:7%\nЗа это ты получишь 9 очков.</text:p>
          </table:table-cell>
        </table:table-row>
        <table:table-row table:style-name="ro1">
          <table:table-cell office:value-type="float" office:value="709848" calcext:value-type="float">
            <text:p>709848</text:p>
          </table:table-cell>
          <table:table-cell office:value-type="string" calcext:value-type="string">
            <text:p>%NICK%, ты готов{|а} помочь с поставками? Сегодня мне нужно: %2510%.\nУ тебя есть это в нужном количестве? %=2510:10%\nЗа это ты получишь 12 очков.</text:p>
          </table:table-cell>
        </table:table-row>
        <table:table-row table:style-name="ro1">
          <table:table-cell office:value-type="float" office:value="709860" calcext:value-type="float">
            <text:p>709860</text:p>
          </table:table-cell>
          <table:table-cell office:value-type="string" calcext:value-type="string">
            <text:p>%NICK%, ты готов{|а} помочь с поставками? Сегодня мне нужно: %2510%.\nУ тебя есть это в нужном количестве? %=2510:13%\nЗа это ты получишь 15 очков.</text:p>
          </table:table-cell>
        </table:table-row>
        <table:table-row table:style-name="ro1">
          <table:table-cell office:value-type="float" office:value="709872" calcext:value-type="float">
            <text:p>709872</text:p>
          </table:table-cell>
          <table:table-cell office:value-type="string" calcext:value-type="string">
            <text:p>%NICK%, ты готов{|а} помочь с поставками? Сегодня мне нужно: %2510%.\nУ тебя есть это в нужном количестве? %=2510:15%\nЗа это ты получишь 18 очков.</text:p>
          </table:table-cell>
        </table:table-row>
        <table:table-row table:style-name="ro1">
          <table:table-cell office:value-type="float" office:value="710160" calcext:value-type="float">
            <text:p>710160</text:p>
          </table:table-cell>
          <table:table-cell office:value-type="string" calcext:value-type="string">
            <text:p>%NICK%, ты готов{|а} помочь с поставками? Сегодня мне нужно: %788% и %1939%.\nУ тебя есть это в нужном количестве? %=788:55,1939:13%\nЗа это ты получишь 15 очков.</text:p>
          </table:table-cell>
        </table:table-row>
        <table:table-row table:style-name="ro1">
          <table:table-cell office:value-type="float" office:value="710172" calcext:value-type="float">
            <text:p>710172</text:p>
          </table:table-cell>
          <table:table-cell office:value-type="string" calcext:value-type="string">
            <text:p>%NICK%, ты готов{|а} помочь с поставками? Сегодня мне нужно: %793% и %1939%.\nУ тебя есть это в нужном количестве? %=793:55,1939:13%\nЗа это ты получишь 15 очков.</text:p>
          </table:table-cell>
        </table:table-row>
        <table:table-row table:style-name="ro1">
          <table:table-cell office:value-type="float" office:value="710184" calcext:value-type="float">
            <text:p>710184</text:p>
          </table:table-cell>
          <table:table-cell office:value-type="string" calcext:value-type="string">
            <text:p>%NICK%, ты готов{|а} помочь с поставками? Сегодня мне нужно: %521% и %1939%.\nУ тебя есть это в нужном количестве? %=521:55,1939:13%\nЗа это ты получишь 15 очков.</text:p>
          </table:table-cell>
        </table:table-row>
        <table:table-row table:style-name="ro1">
          <table:table-cell office:value-type="float" office:value="710208" calcext:value-type="float">
            <text:p>710208</text:p>
          </table:table-cell>
          <table:table-cell office:value-type="string" calcext:value-type="string">
            <text:p>%NICK%, ты готов{|а} помочь с поставками? Сегодня мне нужно: %549% и %1939%.\nУ тебя есть это в нужном количестве? %=549:65,1939:15%\nЗа это ты получишь 18 очков.</text:p>
          </table:table-cell>
        </table:table-row>
        <table:table-row table:style-name="ro1">
          <table:table-cell office:value-type="float" office:value="710352" calcext:value-type="float">
            <text:p>710352</text:p>
          </table:table-cell>
          <table:table-cell office:value-type="string" calcext:value-type="string">
            <text:p>%NICK%, ты готов{|а} помочь с поставками? Сегодня мне нужно: %8490% и %1942%.\nУ тебя есть это в нужном количестве? %=1942:50,1942:15%\nЗа это ты получишь 18 очков.</text:p>
          </table:table-cell>
        </table:table-row>
        <table:table-row table:style-name="ro1">
          <table:table-cell office:value-type="float" office:value="734933" calcext:value-type="float">
            <text:p>734933</text:p>
          </table:table-cell>
          <table:table-cell office:value-type="string" calcext:value-type="string">
            <text:p>Приветствую тебя, %NICK%! Ты собрал{|а} достаточно пирамид, чтобы получить свой собственный Сундук лидера. Сейчас он обойдется тебе в 10 000 пирамид. Ты соглас{ен|на} на сделку?</text:p>
          </table:table-cell>
        </table:table-row>
        <table:table-row table:style-name="ro1">
          <table:table-cell office:value-type="float" office:value="734939" calcext:value-type="float">
            <text:p>734939</text:p>
          </table:table-cell>
          <table:table-cell office:value-type="string" calcext:value-type="string">
            <text:p>Здравствуй, %NICK%! Ты собрал{|а} достаточно пирамид, чтобы получить еще один Сундук лидера. Сейчас он обойдется тебе в 12 000 пирамид. Ты соглас{ен|на} на сделку?</text:p>
          </table:table-cell>
        </table:table-row>
        <table:table-row table:style-name="ro1">
          <table:table-cell office:value-type="float" office:value="734947" calcext:value-type="float">
            <text:p>734947</text:p>
          </table:table-cell>
          <table:table-cell office:value-type="string" calcext:value-type="string">
            <text:p>Здравствуй, %NICK%! Ты собрал{|а} достаточно пирамид, чтобы получить еще один Сундук лидера. Сейчас он обойдется тебе в 13 000 пирамид. Ты соглас{ен|на} на сделку?\n</text:p>
          </table:table-cell>
        </table:table-row>
        <table:table-row table:style-name="ro1">
          <table:table-cell office:value-type="float" office:value="734952" calcext:value-type="float">
            <text:p>734952</text:p>
          </table:table-cell>
          <table:table-cell office:value-type="string" calcext:value-type="string">
            <text:p>Здравствуй, %NICK%! Ты собрал{|а} достаточно пирамид, чтобы получить еще один Сундук лидера. Сейчас он обойдется тебе в 11 000 пирамид. Ты соглас{ен|на} на сделку?</text:p>
          </table:table-cell>
        </table:table-row>
        <table:table-row table:style-name="ro1">
          <table:table-cell office:value-type="float" office:value="734954" calcext:value-type="float">
            <text:p>734954</text:p>
          </table:table-cell>
          <table:table-cell office:value-type="string" calcext:value-type="string">
            <text:p>Здравствуй, %NICK%! Ты собрал{|а} достаточно пирамид, чтобы получить еще один Сундук лидера. Сейчас он обойдется тебе в 14 000 пирамид. Ты соглас{ен|на} на сделку?</text:p>
          </table:table-cell>
        </table:table-row>
        <table:table-row table:style-name="ro1">
          <table:table-cell office:value-type="float" office:value="790118" calcext:value-type="float">
            <text:p>790118</text:p>
          </table:table-cell>
          <table:table-cell office:value-type="string" calcext:value-type="string">
            <text:p>Ты верну{лся|лась}, %NICK%? Но что у тебя с лицом?</text:p>
          </table:table-cell>
        </table:table-row>
        <table:table-row table:style-name="ro1">
          <table:table-cell office:value-type="float" office:value="790130" calcext:value-type="float">
            <text:p>790130</text:p>
          </table:table-cell>
          <table:table-cell office:value-type="string" calcext:value-type="string">
            <text:p>Нет... Они увели у нас из-под носа сведения о мощном артефакте, а значит, что нападение было тщательно спланировано. Теперь, когда у них есть расшифровка записей, они на шаг впереди. Нам нужно все обдумать. Ты отлично поработа{л|ла}. Смерть друга - не повод лишать тебя награды. Вот, возьми этот мешок.\n</text:p>
          </table:table-cell>
        </table:table-row>
        <table:table-row table:style-name="ro1">
          <table:table-cell office:value-type="float" office:value="790132" calcext:value-type="float">
            <text:p>790132</text:p>
          </table:table-cell>
          <table:table-cell office:value-type="string" calcext:value-type="string">
            <text:p>Уважаемый староста, докладываю: ваш приятель найден убитым в катакомбах. На его теле я наш{ел|ла} лишь эту записку.\n</text:p>
          </table:table-cell>
        </table:table-row>
        <table:table-row table:style-name="ro1">
          <table:table-cell office:value-type="float" office:value="791198" calcext:value-type="float">
            <text:p>791198</text:p>
          </table:table-cell>
          <table:table-cell office:value-type="string" calcext:value-type="string">
            <text:p>Отправляйся к озеру Уух Туума и отыщи там старую рыбацкую лодку. Рыбу в озере уже давно никто не ловит, но лодка еще может сослужить нам службу. Дождись, пока чудовище Уух Туум уснет, и постарайся проплыть в пещеру. Будь предельно осторож{ен|на}! Уух Туум ранее никого не пропускал в этот ход, никто не знает, чего там можно ожидать!\n</text:p>
          </table:table-cell>
        </table:table-row>
        <table:table-row table:style-name="ro1">
          <table:table-cell office:value-type="float" office:value="791203" calcext:value-type="float">
            <text:p>791203</text:p>
          </table:table-cell>
          <table:table-cell office:value-type="string" calcext:value-type="string">
            <text:p>Ясно, я буду очень осторож{ен|на} и постараюсь не тревожить чудище.\n</text:p>
          </table:table-cell>
        </table:table-row>
        <table:table-row table:style-name="ro1">
          <table:table-cell office:value-type="float" office:value="791205" calcext:value-type="float">
            <text:p>791205</text:p>
          </table:table-cell>
          <table:table-cell office:value-type="string" calcext:value-type="string">
            <text:p>Так точно, староста. Но я так и не понял{|а}, где мне искать этот грот. Не помню его на карте Элинора.</text:p>
          </table:table-cell>
        </table:table-row>
        <table:table-row table:style-name="ro1">
          <table:table-cell office:value-type="float" office:value="791277" calcext:value-type="float">
            <text:p>791277</text:p>
          </table:table-cell>
          <table:table-cell office:value-type="string" calcext:value-type="string">
            <text:p>Так-так-так, кто это у нас так{ой|ая} храбр{ый|ая} и смышлен{ый|ая}? Все-таки пробрал{ся|ась} в наше логово? Но мы тебя ждали, поэтому и подготовили облаву.\n</text:p>
          </table:table-cell>
        </table:table-row>
        <table:table-row table:style-name="ro1">
          <table:table-cell office:value-type="float" office:value="791286" calcext:value-type="float">
            <text:p>791286</text:p>
          </table:table-cell>
          <table:table-cell office:value-type="string" calcext:value-type="string">
            <text:p>Да как ты смеешь! Ты хоть представляешь, кем я был при жизни? Капитан самого большого, самого грозного корабля, который только видели в Шионском море! А в мои времена воды бороздили целые флотилии кораблей. Мы видели такие земли, куда твоя нога не ступала и уже не ступит. Мы встречали богов и демонов, драконов и таких жутких чудовищ, от вида которых ты бы просто помер{|ла} на месте от страха!\n</text:p>
          </table:table-cell>
        </table:table-row>
        <table:table-row table:style-name="ro1">
          <table:table-cell office:value-type="float" office:value="791298" calcext:value-type="float">
            <text:p>791298</text:p>
          </table:table-cell>
          <table:table-cell office:value-type="string" calcext:value-type="string">
            <text:p>Да ты же нищ{ий|ая}! У тебя нет таких денег! Как разбогатеешь, приходи. Ха-ха-ха!\n</text:p>
          </table:table-cell>
        </table:table-row>
        <table:table-row table:style-name="ro1">
          <table:table-cell office:value-type="float" office:value="791385" calcext:value-type="float">
            <text:p>791385</text:p>
          </table:table-cell>
          <table:table-cell office:value-type="string" calcext:value-type="string">
            <text:p>Ты верну{лся|лась}? У тебя такой вид! Скорее рассказывай, что произошло! Удалось найти убийц?</text:p>
          </table:table-cell>
        </table:table-row>
        <table:table-row table:style-name="ro1">
          <table:table-cell office:value-type="float" office:value="791396" calcext:value-type="float">
            <text:p>791396</text:p>
          </table:table-cell>
          <table:table-cell office:value-type="string" calcext:value-type="string">
            <text:p>Уважаемый староста, мне столько довелось пережить! В гроте покоится старинный разрушенный корабль, а вокруг сновали покойные контрабандисты. Я всех перебил{|а} и покончил{|а} с их предводителем. Вот что мне удалось отыскать.\n</text:p>
          </table:table-cell>
        </table:table-row>
        <table:table-row table:style-name="ro1">
          <table:table-cell office:value-type="float" office:value="791399" calcext:value-type="float">
            <text:p>791399</text:p>
          </table:table-cell>
          <table:table-cell office:value-type="string" calcext:value-type="string">
            <text:p>Невероятна история! Ты проявил{|а} недюжую смелость и отвагу и заслуживаешь хорошей награды. Я прямо сейчас сажусь за работу, ведь расшифровать древний язык без моего почившего друга будет непросто... Благодарю тебя за проделанную работу, надеюсь на продолжение сотрудничества.</text:p>
          </table:table-cell>
        </table:table-row>
        <table:table-row table:style-name="ro1">
          <table:table-cell office:value-type="float" office:value="792055" calcext:value-type="float">
            <text:p>792055</text:p>
          </table:table-cell>
          <table:table-cell office:value-type="string" calcext:value-type="string">
            <text:p>Здравствуй, %NICK%, готов{|а} сдать экзамен в магистратуру ордена? Бери пергамент и чернила, садись за свободное место.</text:p>
          </table:table-cell>
        </table:table-row>
        <table:table-row table:style-name="ro1">
          <table:table-cell office:value-type="float" office:value="792060" calcext:value-type="float">
            <text:p>792060</text:p>
          </table:table-cell>
          <table:table-cell office:value-type="string" calcext:value-type="string">
            <text:p>Ах, ты помогать приш{ел|ла}! Вот это хорошо, помощники мне действительно нужны. Я назначен преподавателем географических наук, но учебные материалы уже порядком устарели. Поэтому прошу тебя помочь в составлении актуальной карты элинорских земель. Я запишу в твоем журнале заданий, какие именно земли тебе нужно будет обойти и зарисовать, возьми этот магический карандаш, а <text:s/>обычный пергамент для зарисовки карт можно приобрести в городском магазине. Когда окажешься в центре нужной местности, воспользуйся карандашом, и элементы карты проявятся на пергаменте.</text:p>
          </table:table-cell>
        </table:table-row>
        <table:table-row table:style-name="ro1">
          <table:table-cell office:value-type="float" office:value="792066" calcext:value-type="float">
            <text:p>792066</text:p>
          </table:table-cell>
          <table:table-cell office:value-type="string" calcext:value-type="string">
            <text:p>Здравствуйте, магистр, я слышал{|а}, вам нужна помощь опытных элинорцев?</text:p>
          </table:table-cell>
        </table:table-row>
        <table:table-row table:style-name="ro1">
          <table:table-cell office:value-type="float" office:value="792070" calcext:value-type="float">
            <text:p>792070</text:p>
          </table:table-cell>
          <table:table-cell office:value-type="string" calcext:value-type="string">
            <text:p>Рад твоему возвращению, %NICK%, есть чем похвастаться? Судя по кипе пергамента, ты справил{ся|ась} с заданием?</text:p>
          </table:table-cell>
        </table:table-row>
        <table:table-row table:style-name="ro1">
          <table:table-cell office:value-type="float" office:value="792090" calcext:value-type="float">
            <text:p>792090</text:p>
          </table:table-cell>
          <table:table-cell office:value-type="string" calcext:value-type="string">
            <text:p>Все верно, ничего не упустил{|а}. Вот спасибо тебе за помощь! Прими от меня эту награду.</text:p>
          </table:table-cell>
        </table:table-row>
        <table:table-row table:style-name="ro1">
          <table:table-cell office:value-type="float" office:value="803573" calcext:value-type="float">
            <text:p>803573</text:p>
          </table:table-cell>
          <table:table-cell office:value-type="string" calcext:value-type="string">
            <text:p>Здравствуй, %NICK%, ты не заметил{|а} ничего странного на Острове посвящения?</text:p>
          </table:table-cell>
        </table:table-row>
        <table:table-row table:style-name="ro1">
          <table:table-cell office:value-type="float" office:value="803603" calcext:value-type="float">
            <text:p>803603</text:p>
          </table:table-cell>
          <table:table-cell office:value-type="string" calcext:value-type="string">
            <text:p>Это, {друг мой|моя подруга}, загадка, которую нам и нужно разгадать. Тебе нужно сразить иллюзию и забрать Эссенцию хаоса, который ее питает. По этому элементу мы найдем след Темного властелина.</text:p>
          </table:table-cell>
        </table:table-row>
        <table:table-row table:style-name="ro1">
          <table:table-cell office:value-type="float" office:value="803611" calcext:value-type="float">
            <text:p>803611</text:p>
          </table:table-cell>
          <table:table-cell office:value-type="string" calcext:value-type="string">
            <text:p>Не {друг|подруга} я тебе, Ш'актайн, но Властелина надо разыскать. Мало ли чего он натворит...</text:p>
          </table:table-cell>
        </table:table-row>
        <table:table-row table:style-name="ro1">
          <table:table-cell office:value-type="float" office:value="803653" calcext:value-type="float">
            <text:p>803653</text:p>
          </table:table-cell>
          <table:table-cell office:value-type="string" calcext:value-type="string">
            <text:p>Я понял{|а}. Как мне попасть в этот мир Темного властелина?</text:p>
          </table:table-cell>
        </table:table-row>
        <table:table-row table:style-name="ro1">
          <table:table-cell office:value-type="float" office:value="803699" calcext:value-type="float">
            <text:p>803699</text:p>
          </table:table-cell>
          <table:table-cell office:value-type="string" calcext:value-type="string">
            <text:p>Прекрасно, мы принесли необходимое количество жертв, и ты внес{|ла} вклад в общее дело. Будь готов{|а}! Завтра в 13:00 я открою врата в Грон-Норг, отправляйся туда и осмотрись. А если вдруг удастся застать там Темного Властелина и перв{ым|ой} убить его, то ты получишь особую награду.</text:p>
          </table:table-cell>
        </table:table-row>
        <table:table-row table:style-name="ro1">
          <table:table-cell office:value-type="float" office:value="803710" calcext:value-type="float">
            <text:p>803710</text:p>
          </table:table-cell>
          <table:table-cell office:value-type="string" calcext:value-type="string">
            <text:p>Прекрасно, мы принесли необходимое количество жертв, и ты внес{|ла} вклад в общее дело. Будь готов{|а}! Уже сегодня в 13:00 я открою врата в Грон-Норг, отправляйся туда и осмотрись.</text:p>
          </table:table-cell>
        </table:table-row>
        <table:table-row table:style-name="ro1">
          <table:table-cell office:value-type="float" office:value="803719" calcext:value-type="float">
            <text:p>803719</text:p>
          </table:table-cell>
          <table:table-cell office:value-type="string" calcext:value-type="string">
            <text:p>Прекрасно, мы принесли необходимое количество жертв, и ты <text:s/>внес{|ла} вклад в общее дело. Но портал в Грон-Норг уже был открыт, и ты пропустил это событие. Это не беда, я смогу открывать его снова, но не чаще чем 2 раза в день: с 13:00 до 14.00 и с 20:00 до 21.00 и только при условии, что совершено 100 убийств, включая одно твое. Нужно снова выполнить это условие, и тогда портал станет доступен тебе. Когда окажешься в Грон-Норге, осмотрись, потом расскажешь мне, в каком он состоянии.</text:p>
          </table:table-cell>
        </table:table-row>
        <table:table-row table:style-name="ro1">
          <table:table-cell office:value-type="float" office:value="803730" calcext:value-type="float">
            <text:p>803730</text:p>
          </table:table-cell>
          <table:table-cell office:value-type="string" calcext:value-type="string">
            <text:p>На тебе присутствует отметина Тьмы, а значит, тебе удалось побывать в городе Грон-Норг. Рассказывай, что ты видел{|а}?</text:p>
          </table:table-cell>
        </table:table-row>
        <table:table-row table:style-name="ro1">
          <table:table-cell office:value-type="float" office:value="803747" calcext:value-type="float">
            <text:p>803747</text:p>
          </table:table-cell>
          <table:table-cell office:value-type="string" calcext:value-type="string">
            <text:p>С какими новостями ты пожаловал{|а}, %NICK%?</text:p>
          </table:table-cell>
        </table:table-row>
        <table:table-row table:style-name="ro1">
          <table:table-cell office:value-type="float" office:value="803767" calcext:value-type="float">
            <text:p>803767</text:p>
          </table:table-cell>
          <table:table-cell office:value-type="string" calcext:value-type="string">
            <text:p>Я уже слышал о твоем подвиге, ты смог{|ла} нанести серьезный удар по Темному Властелину. Пока тебя не было, я изучил страницы и пришел к выводу, что Темный Властелин скорее всего сейчас занят поисками утраченного оригинала Книги Хаоса. Также я сумел воссоздать заклинание вызова астрального двойника, описание которого я нашел в тех страницах. Я перевел его и записал на свиток, думаю, тебе он пригодится. Теперь ты сможешь находить похожие свитки в Грон-Норге и использовать их в борьбе с врагами.</text:p>
          </table:table-cell>
        </table:table-row>
        <table:table-row table:style-name="ro1">
          <table:table-cell office:value-type="float" office:value="804973" calcext:value-type="float">
            <text:p>804973</text:p>
          </table:table-cell>
          <table:table-cell office:value-type="string" calcext:value-type="string">
            <text:p>Прекрасно, мы принесли необходимое количество жертв, и ты внес{|ла} вклад в общее дело. Будь готов{|а}! Уже сегодня в 13:00 я открою врата в Грон-Норг, отправляйся туда и осмотрись. А если вдруг удастся застать там Темного Властелина и перв{ым|ой} убить его, то ты получишь особую награду. <text:s/>Но есть одно но - я не смогу долго держать открытым портал, поэтому у тебя есть всего час, чтобы попытаться убить Темного Властелина. Через час я верну тебя обратно, потому что дальнейшее нахождение в Грон-норге будет весьма небезопасным.</text:p>
          </table:table-cell>
        </table:table-row>
        <table:table-row table:style-name="ro1">
          <table:table-cell office:value-type="float" office:value="804983" calcext:value-type="float">
            <text:p>804983</text:p>
          </table:table-cell>
          <table:table-cell office:value-type="string" calcext:value-type="string">
            <text:p>Прекрасно, мы принесли необходимое количество жертв, и ты <text:s/>внес{|ла} вклад в общее дело. Но портал в Грон-Норг уже был открыт, и ты пропустил это событие. Это не беда, я смогу открывать его снова, но не чаще чем 2 раза в день: в 13:00 и 20:00 и только при условии, что совершено 100 убийство к этому моменту, включая одно твое. Нужно снова выполнить это условие, и тогда портал станет доступен тебе. Когда окажешься в Грон-Норге, осмотрись, потом расскажешь мне, в каком он состоянии.</text:p>
          </table:table-cell>
        </table:table-row>
        <table:table-row table:style-name="ro1">
          <table:table-cell office:value-type="float" office:value="816153" calcext:value-type="float">
            <text:p>816153</text:p>
          </table:table-cell>
          <table:table-cell office:value-type="string" calcext:value-type="string">
            <text:p>Здравствуй, %NICK%, спасибо, что заш{ел|ла}. Беспокойство меня одолело по поводу соседки нашей, Миэллы. На ее лице давно нет улыбки, и учеников она принимает неохотно. Подозреваю даже, что она не уделяет достаточно внимания обучению искателей утраченных знаний. Нам это грозит падением уровня археологического образования среди новобранцев!</text:p>
          </table:table-cell>
        </table:table-row>
        <table:table-row table:style-name="ro1">
          <table:table-cell office:value-type="float" office:value="816156" calcext:value-type="float">
            <text:p>816156</text:p>
          </table:table-cell>
          <table:table-cell office:value-type="string" calcext:value-type="string">
            <text:p>Ты долж{ен|на} поговорить с ней. Спроси, как идут дела, выясни, что ее беспокоит. Может быть, удастся ей помочь справиться с тоской? Ты молод{|а}, думаю, она легко пойдет с тобой на контакт, а то старика она не принимает за собеседника...</text:p>
          </table:table-cell>
        </table:table-row>
        <table:table-row table:style-name="ro1">
          <table:table-cell office:value-type="float" office:value="816165" calcext:value-type="float">
            <text:p>816165</text:p>
          </table:table-cell>
          <table:table-cell office:value-type="string" calcext:value-type="string">
            <text:p>Здравствуй, %NICK%, спасибо, что заш{ел|ла}. Беспокойство меня одолело по поводу соседки нашей, Лауры. На ее лице давно нет улыбки, и учеников она принимает неохотно. Подозреваю даже, что она не уделяет достаточно внимания обучению искателей утраченных знаний. Нам это грозит падением уровня археологического образования среди новобранцев!</text:p>
          </table:table-cell>
        </table:table-row>
        <table:table-row table:style-name="ro1">
          <table:table-cell office:value-type="float" office:value="816257" calcext:value-type="float">
            <text:p>816257</text:p>
          </table:table-cell>
          <table:table-cell office:value-type="string" calcext:value-type="string">
            <text:p>Здравствуй, Миэлла, я к тебе не за табличками. Вспомнил{|а} тут, что мы давно не болтали по душам. Расскажи, как твои дела, как настроение?</text:p>
          </table:table-cell>
        </table:table-row>
        <table:table-row table:style-name="ro1">
          <table:table-cell office:value-type="float" office:value="816261" calcext:value-type="float">
            <text:p>816261</text:p>
          </table:table-cell>
          <table:table-cell office:value-type="string" calcext:value-type="string">
            <text:p>Здравствуй, Лаура, я к тебе не за табличками. Вспомнил{|а} тут, что мы давно не болтали по душам. Расскажи, как твои дела, как настроение?</text:p>
          </table:table-cell>
        </table:table-row>
        <table:table-row table:style-name="ro1">
          <table:table-cell office:value-type="float" office:value="820924" calcext:value-type="float">
            <text:p>820924</text:p>
          </table:table-cell>
          <table:table-cell office:value-type="string" calcext:value-type="string">
            <text:p>Здравствуй, %NICK%, получи{л|ла} мое послание? Не будем терять времени, сразу расскажу в чем дело. Как ты знаешь, близится темное время, когда творятся разные безумства, его еще называют Хэллоуин. Так вот, сейчас ткань мира настолько истончилась, что обнаружился магический потусторонний мир. Я разыскиваю смельчака, который сможет проникнуть туда и разузнать, что там происходит, и из-за чего истончается ткань реальности.\n\n\n</text:p>
          </table:table-cell>
        </table:table-row>
        <table:table-row table:style-name="ro1">
          <table:table-cell office:value-type="float" office:value="820929" calcext:value-type="float">
            <text:p>820929</text:p>
          </table:table-cell>
          <table:table-cell office:value-type="string" calcext:value-type="string">
            <text:p>Итак, раз ты гото{в|ва} показать свою эрудицию, тогда приступим. \nНу-ка скажи, что принято делать на Хэллоуин?\n</text:p>
          </table:table-cell>
        </table:table-row>
        <table:table-row table:style-name="ro1">
          <table:table-cell office:value-type="float" office:value="820969" calcext:value-type="float">
            <text:p>820969</text:p>
          </table:table-cell>
          <table:table-cell office:value-type="string" calcext:value-type="string">
            <text:p>Нет-нет, ни в коем случае! На Хэллоуин принято пугать окружающих! Приз ты не заработа{л|ла}, зато узнал{|а} интересный факт. Гото{в|ва} ответить на второй вопрос?</text:p>
          </table:table-cell>
        </table:table-row>
        <table:table-row table:style-name="ro1">
          <table:table-cell office:value-type="float" office:value="821006" calcext:value-type="float">
            <text:p>821006</text:p>
          </table:table-cell>
          <table:table-cell office:value-type="string" calcext:value-type="string">
            <text:p>Прости, воин, ты уже ответи{л|ла} неправильно.</text:p>
          </table:table-cell>
        </table:table-row>
        <table:table-row table:style-name="ro1">
          <table:table-cell office:value-type="float" office:value="821011" calcext:value-type="float">
            <text:p>821011</text:p>
          </table:table-cell>
          <table:table-cell office:value-type="string" calcext:value-type="string">
            <text:p>Прошу прощения за то, что пыта{лся|лась} обмануть.</text:p>
          </table:table-cell>
        </table:table-row>
        <table:table-row table:style-name="ro1">
          <table:table-cell office:value-type="float" office:value="821022" calcext:value-type="float">
            <text:p>821022</text:p>
          </table:table-cell>
          <table:table-cell office:value-type="string" calcext:value-type="string">
            <text:p>И это правильный ответ! Ты заработа{л|ла} от меня приз! %=23035,23017%</text:p>
          </table:table-cell>
        </table:table-row>
        <table:table-row table:style-name="ro1">
          <table:table-cell office:value-type="float" office:value="821110" calcext:value-type="float">
            <text:p>821110</text:p>
          </table:table-cell>
          <table:table-cell office:value-type="string" calcext:value-type="string">
            <text:p>Ты отлично подготовле{н|на} к встрече с потусторонним миром, так что сейчас я тебе расскажу, как туда можно попасть. Тебе понадобится Призрачное зелье. Приготовить его можно при помощи этого котелка. Кстати, он волшебный: в нем ты сможешь приготовить не только зелье, но и другие полезные штуки.%=23014%</text:p>
          </table:table-cell>
        </table:table-row>
        <table:table-row table:style-name="ro1">
          <table:table-cell office:value-type="float" office:value="821140" calcext:value-type="float">
            <text:p>821140</text:p>
          </table:table-cell>
          <table:table-cell office:value-type="string" calcext:value-type="string">
            <text:p>Ты, конечно, так себе подготовле{н|на} к встрече с потусторонним миром, но я ведь тебе назвал правильные ответы, так что твои познания теперь достаточны, и сейчас я тебе расскажу, как можно попасть за грань миров. Тебе понадобится Призрачное зелье. Приготовить его можно при помощи этого котелка. Кстати, он волшебный: в нем ты сможешь приготовить не только зелье, но и другие полезные штуки при помощи специальных рецептов. Их полная коллекция есть у торгового представителя возле Колизея.%=23014%</text:p>
          </table:table-cell>
        </table:table-row>
        <table:table-row table:style-name="ro1">
          <table:table-cell office:value-type="float" office:value="821142" calcext:value-type="float">
            <text:p>821142</text:p>
          </table:table-cell>
          <table:table-cell office:value-type="string" calcext:value-type="string">
            <text:p>Ты неплохо подготовле{н|на} к встрече с потусторонним миром, так что сейчас я тебе расскажу, как туда можно попасть. Тебе понадобится Призрачное зелье. Приготовить его можно при помощи этого котелка. Кстати, он волшебный: в нем ты сможешь приготовить не только зелье, но и другие полезные штуки при помощи специальных рецептов. Я подарил тебе некоторые из них, а полная коллекция есть у торгового представителя возле Колизея.%=23014%</text:p>
          </table:table-cell>
        </table:table-row>
        <table:table-row table:style-name="ro1">
          <table:table-cell office:value-type="float" office:value="821163" calcext:value-type="float">
            <text:p>821163</text:p>
          </table:table-cell>
          <table:table-cell office:value-type="string" calcext:value-type="string">
            <text:p>Эй, стой! Ты же не местн{ый|ая}, верно?</text:p>
          </table:table-cell>
        </table:table-row>
        <table:table-row table:style-name="ro1">
          <table:table-cell office:value-type="float" office:value="821178" calcext:value-type="float">
            <text:p>821178</text:p>
          </table:table-cell>
          <table:table-cell office:value-type="string" calcext:value-type="string">
            <text:p>Вот! Ты-то мне и нуж{ен|на}! Местные духи устроили большую проказу и похитили наши священные статуэтки животных - символов Хэллоуина. После этого они сбежали в ваш мир, и местные жители волнуются, что теперь праздник будет испорчен. Да и кто знает, что эти духи натворят в вашем Элиноре? В ваших интересах их выловить и вернуть наши святыни на место. %=23050,23051,23052,23053%\n</text:p>
          </table:table-cell>
        </table:table-row>
        <table:table-row table:style-name="ro1">
          <table:table-cell office:value-type="float" office:value="821194" calcext:value-type="float">
            <text:p>821194</text:p>
          </table:table-cell>
          <table:table-cell office:value-type="string" calcext:value-type="string">
            <text:p>А вот и ты! Надеюсь, ты приш{ел|ла} с хорошими вестями?</text:p>
          </table:table-cell>
        </table:table-row>
        <table:table-row table:style-name="ro1">
          <table:table-cell office:value-type="float" office:value="821215" calcext:value-type="float">
            <text:p>821215</text:p>
          </table:table-cell>
          <table:table-cell office:value-type="string" calcext:value-type="string">
            <text:p>Здравствуй, %NICK%, зачем пожалова{л|ла}?</text:p>
          </table:table-cell>
        </table:table-row>
        <table:table-row table:style-name="ro1">
          <table:table-cell office:value-type="float" office:value="821221" calcext:value-type="float">
            <text:p>821221</text:p>
          </table:table-cell>
          <table:table-cell office:value-type="string" calcext:value-type="string">
            <text:p>{Друг мой любезный|Дорогая моя}, ты, очевидно, перепи{л|ла} праздничного эля. Выпей-ка родниковой воды и сходи отдохни, ладно? Совсем уже со своим Хэллоуином...\n</text:p>
          </table:table-cell>
        </table:table-row>
        <table:table-row table:style-name="ro1">
          <table:table-cell office:value-type="float" office:value="821223" calcext:value-type="float">
            <text:p>821223</text:p>
          </table:table-cell>
          <table:table-cell office:value-type="string" calcext:value-type="string">
            <text:p>Привет! Я только что из Потустороннего мира. А до этого я обнаружи{л|ла} здесь чужих духов, укравших статуэтки символов Хэллоуина, одоле{л|ла} их и верну{л|ла} фигурки назад, чем спа{с|сла} праздник и восстанови{л|ла} границы миров.</text:p>
          </table:table-cell>
        </table:table-row>
        <table:table-row table:style-name="ro1">
          <table:table-cell office:value-type="float" office:value="821263" calcext:value-type="float">
            <text:p>821263</text:p>
          </table:table-cell>
          <table:table-cell office:value-type="string" calcext:value-type="string">
            <text:p>Приветствую, вои{н|тельница}, чем могу помочь?</text:p>
          </table:table-cell>
        </table:table-row>
        <table:table-row table:style-name="ro1">
          <table:table-cell office:value-type="float" office:value="821286" calcext:value-type="float">
            <text:p>821286</text:p>
          </table:table-cell>
          <table:table-cell office:value-type="string" calcext:value-type="string">
            <text:p>Да-да, вся наша жизнь - игра, я это уже слыша{л|ла}. Или отдавай фигурку или я нападаю!</text:p>
          </table:table-cell>
        </table:table-row>
        <table:table-row table:style-name="ro1">
          <table:table-cell office:value-type="float" office:value="821292" calcext:value-type="float">
            <text:p>821292</text:p>
          </table:table-cell>
          <table:table-cell office:value-type="string" calcext:value-type="string">
            <text:p>Ты встреча{л|ла} раньше этот таинственный зеленый портал? Я видел их только в работающем состоянии, а этот, кажется, сломан. Мне срочно нужно им воспользоваться, ведь кто знает, сколько времени могло пройти в настоящем мире.</text:p>
          </table:table-cell>
        </table:table-row>
        <table:table-row table:style-name="ro1">
          <table:table-cell office:value-type="float" office:value="821294" calcext:value-type="float">
            <text:p>821294</text:p>
          </table:table-cell>
          <table:table-cell office:value-type="string" calcext:value-type="string">
            <text:p>Пожалуйста, помоги мне! Ты пра{в|ва}, я не тот, за кого себя выдаю. Послушай, я на самом деле не отсюда, а все, что ты видишь вокруг - это лишь игра!</text:p>
          </table:table-cell>
        </table:table-row>
        <table:table-row table:style-name="ro1">
          <table:table-cell office:value-type="float" office:value="821304" calcext:value-type="float">
            <text:p>821304</text:p>
          </table:table-cell>
          <table:table-cell office:value-type="string" calcext:value-type="string">
            <text:p>К сожалению, нам загрузили в мозг только необходимый минимум информации. Я вижу в тебе потенциал, вои{н|тельница}, возможно, и у тебя есть шанс вырваться из этой бесконечной игры. Спасибо за помощь, держи свою фигурку!</text:p>
          </table:table-cell>
        </table:table-row>
        <table:table-row table:style-name="ro1">
          <table:table-cell office:value-type="float" office:value="821373" calcext:value-type="float">
            <text:p>821373</text:p>
          </table:table-cell>
          <table:table-cell office:value-type="string" calcext:value-type="string">
            <text:p>Я передума{л|ла}, пожалуй оставлю это яблоко себе.</text:p>
          </table:table-cell>
        </table:table-row>
        <table:table-row table:style-name="ro1">
          <table:table-cell office:value-type="float" office:value="821402" calcext:value-type="float">
            <text:p>821402</text:p>
          </table:table-cell>
          <table:table-cell office:value-type="string" calcext:value-type="string">
            <text:p>Я и не сомневался, но сначала ты долж{ен|на} доказать, что хорошо понимаешь, с чем имеешь дело. Я задам тебе несколько вопросов по Хэллоуину и за каждый правильный ответ ты получишь награду. Гото{в|ва}?</text:p>
          </table:table-cell>
        </table:table-row>
        <table:table-row table:style-name="ro1">
          <table:table-cell office:value-type="float" office:value="826231" calcext:value-type="float">
            <text:p>826231</text:p>
          </table:table-cell>
          <table:table-cell office:value-type="string" calcext:value-type="string">
            <text:p>Спасибо тебе, %NICK%, что с пониманием отнес{ся|лась} к такой просьбе. Мы обязаны помогать тем, кто слабее нас. Возьми эту награду за свой труд.</text:p>
          </table:table-cell>
        </table:table-row>
        <table:table-row table:style-name="ro1">
          <table:table-cell office:value-type="float" office:value="826272" calcext:value-type="float">
            <text:p>826272</text:p>
          </table:table-cell>
          <table:table-cell office:value-type="string" calcext:value-type="string">
            <text:p>Уже справил{ся|лась} с чудовищем? Пришлось попотеть? То-то же! А представляешь, каково новобранцам, которые из любопытства лезут куда ни попадя? Спасибо за помощь, держи свою награду.\n</text:p>
          </table:table-cell>
        </table:table-row>
        <table:table-row table:style-name="ro1">
          <table:table-cell office:value-type="float" office:value="826277" calcext:value-type="float">
            <text:p>826277</text:p>
          </table:table-cell>
          <table:table-cell office:value-type="string" calcext:value-type="string">
            <text:p>Рад{|а} служить!</text:p>
          </table:table-cell>
        </table:table-row>
        <table:table-row table:style-name="ro1">
          <table:table-cell office:value-type="float" office:value="826449" calcext:value-type="float">
            <text:p>826449</text:p>
          </table:table-cell>
          <table:table-cell office:value-type="string" calcext:value-type="string">
            <text:p>Поищи в местной лавке. Или, если любишь мастерить, то сделай ее сам{|а} по схеме, она тоже есть в лавке. Тебе понадобится 5 слитков титана, наковальня и кузнечный молот. %=23406,3098:5,1955,1954%</text:p>
          </table:table-cell>
        </table:table-row>
        <table:table-row table:style-name="ro1">
          <table:table-cell office:value-type="float" office:value="826570" calcext:value-type="float">
            <text:p>826570</text:p>
          </table:table-cell>
          <table:table-cell office:value-type="string" calcext:value-type="string">
            <text:p>Самое главное, что справил{ся|ась}. Держи заслуженную награду, а я пока выясню, что к чему.%=21708:10%</text:p>
          </table:table-cell>
        </table:table-row>
        <table:table-row table:style-name="ro1">
          <table:table-cell office:value-type="float" office:value="826601" calcext:value-type="float">
            <text:p>826601</text:p>
          </table:table-cell>
          <table:table-cell office:value-type="string" calcext:value-type="string">
            <text:p>Рад снова видеть тебя, %NICK%, уже собрал{|а} осколки для регалии? Отличная работа! Еще немного стараний, и она будет готова.</text:p>
          </table:table-cell>
        </table:table-row>
        <table:table-row table:style-name="ro1">
          <table:table-cell office:value-type="float" office:value="826653" calcext:value-type="float">
            <text:p>826653</text:p>
          </table:table-cell>
          <table:table-cell office:value-type="string" calcext:value-type="string">
            <text:p>Ты прав{|а}, она отличается прекрасным набором боевых свойств. Пусть она принесут тебе много славных побед!</text:p>
          </table:table-cell>
        </table:table-row>
        <table:table-row table:style-name="ro1">
          <table:table-cell office:value-type="float" office:value="842639" calcext:value-type="float">
            <text:p>842639</text:p>
          </table:table-cell>
          <table:table-cell office:value-type="string" calcext:value-type="string">
            <text:p>Хорошо, не волнуйтесь, Снежная королева, уверен{|а}, все обойдется.</text:p>
          </table:table-cell>
        </table:table-row>
        <table:table-row table:style-name="ro1">
          <table:table-cell office:value-type="float" office:value="842674" calcext:value-type="float">
            <text:p>842674</text:p>
          </table:table-cell>
          <table:table-cell office:value-type="string" calcext:value-type="string">
            <text:p>То, что я здесь, это уже усилие для меня, так что не надо мне надоедать, иди куда ш{ел|ла}.</text:p>
          </table:table-cell>
        </table:table-row>
        <table:table-row table:style-name="ro1">
          <table:table-cell office:value-type="float" office:value="842726" calcext:value-type="float">
            <text:p>842726</text:p>
          </table:table-cell>
          <table:table-cell office:value-type="string" calcext:value-type="string">
            <text:p>Поможет какой-нибудь добрый искренний подарок, в который вложена частичка твоей души! Я знаю, что это может быть - Новогодний пирог! Причем приготовленный твоими руками, он получит их тепло и сможет отогреть сердце любого злюки. Найди в городской лавке рецепт, собери ингредиенты по нему, испеки пирог для каждого из тех, с кем ты говорил{|а}, и поторопись вручить свой подарок.%=23619%\n</text:p>
          </table:table-cell>
        </table:table-row>
        <table:table-row table:style-name="ro1">
          <table:table-cell office:value-type="float" office:value="842765" calcext:value-type="float">
            <text:p>842765</text:p>
          </table:table-cell>
          <table:table-cell office:value-type="string" calcext:value-type="string">
            <text:p>Спасибо, тайнописец, рад{|а} угодить!</text:p>
          </table:table-cell>
        </table:table-row>
        <table:table-row table:style-name="ro1">
          <table:table-cell office:value-type="float" office:value="880705" calcext:value-type="float">
            <text:p>880705</text:p>
          </table:table-cell>
          <table:table-cell office:value-type="string" calcext:value-type="string">
            <text:p>Так-так, зачем в пожаловал{|а} ко мне? Вроде про силу рун и умение создавать свитки я тебе уже все рассказал?</text:p>
          </table:table-cell>
        </table:table-row>
        <table:table-row table:style-name="ro1">
          <table:table-cell office:value-type="float" office:value="880755" calcext:value-type="float">
            <text:p>880755</text:p>
          </table:table-cell>
          <table:table-cell office:value-type="string" calcext:value-type="string">
            <text:p>Появились. Ты прям как почуял{|а}. Уже давно я бьюсь над одной из книг Древних. Уже и не помню, как она у меня появилась... То ли кто-то из наших воинов нашел в одном из потайных схронов и принес мне, то ли досталось мне от моих предков... Не суть. Главное, что я наконец-то смог понять, о чем в ней идет речь.</text:p>
          </table:table-cell>
        </table:table-row>
        <table:table-row table:style-name="ro1">
          <table:table-cell office:value-type="float" office:value="880758" calcext:value-type="float">
            <text:p>880758</text:p>
          </table:table-cell>
          <table:table-cell office:value-type="string" calcext:value-type="string">
            <text:p>Не уверен{|а}, что все понял{|а}. Пош{ел|ла} изучать на практике.</text:p>
          </table:table-cell>
        </table:table-row>
        <table:table-row table:style-name="ro1">
          <table:table-cell office:value-type="float" office:value="880766" calcext:value-type="float">
            <text:p>880766</text:p>
          </table:table-cell>
          <table:table-cell office:value-type="string" calcext:value-type="string">
            <text:p>Если ты всерьз взял{ся|ась} за изучение символов, то как изучешь все символы одного цвета, сообщи мне о результатах. Так и быть, за предоставление отчета я дам тебе несколько заговоренных бочонков с чернилами.</text:p>
          </table:table-cell>
        </table:table-row>
        <table:table-row table:style-name="ro1">
          <table:table-cell office:value-type="float" office:value="881443" calcext:value-type="float">
            <text:p>881443</text:p>
          </table:table-cell>
          <table:table-cell office:value-type="string" calcext:value-type="string">
            <text:p>Приветствую тебя, вои{н|тельница}. Что тебе на этот раз от меня нужно?</text:p>
          </table:table-cell>
        </table:table-row>
        <table:table-row table:style-name="ro1">
          <table:table-cell office:value-type="float" office:value="881452" calcext:value-type="float">
            <text:p>881452</text:p>
          </table:table-cell>
          <table:table-cell office:value-type="string" calcext:value-type="string">
            <text:p>Странный вопрос. Не нужны тебе, так нужны кому-то еще. Продашь и подзаработаешь немного монет. Иди, занимайся своими делами, и так надолго отвлек{|ла} меня.</text:p>
          </table:table-cell>
        </table:table-row>
        <table:table-row table:style-name="ro1">
          <table:table-cell office:value-type="float" office:value="881455" calcext:value-type="float">
            <text:p>881455</text:p>
          </table:table-cell>
          <table:table-cell office:value-type="string" calcext:value-type="string">
            <text:p>Здравствуйте. Мне от вас? Да особо ничего. Вы же сами просили сообщить вам, когда я изучу все обычные символы. Вот сообщаю - изучил{|а}.</text:p>
          </table:table-cell>
        </table:table-row>
        <table:table-row table:style-name="ro1">
          <table:table-cell office:value-type="float" office:value="881462" calcext:value-type="float">
            <text:p>881462</text:p>
          </table:table-cell>
          <table:table-cell office:value-type="string" calcext:value-type="string">
            <text:p>Молодец! И как, чувствуешь, как стал{|а} сильнее?</text:p>
          </table:table-cell>
        </table:table-row>
        <table:table-row table:style-name="ro1">
          <table:table-cell office:value-type="float" office:value="881557" calcext:value-type="float">
            <text:p>881557</text:p>
          </table:table-cell>
          <table:table-cell office:value-type="string" calcext:value-type="string">
            <text:p>Здравствуйте. Мне от вас? Да особо ничего. Вы же сами просили сообщить вам, когда я изучу все заговоренные символы. Вот сообщаю - изучил{|а}.</text:p>
          </table:table-cell>
        </table:table-row>
        <table:table-row table:style-name="ro1">
          <table:table-cell office:value-type="float" office:value="881594" calcext:value-type="float">
            <text:p>881594</text:p>
          </table:table-cell>
          <table:table-cell office:value-type="string" calcext:value-type="string">
            <text:p>Здравствуйте. Мне от вас? Да особо ничего. Вы же сами просили сообщить вам, когда я изучу все волшебные символы. Вот сообщаю - изучил{|а}.</text:p>
          </table:table-cell>
        </table:table-row>
        <table:table-row table:style-name="ro1">
          <table:table-cell office:value-type="float" office:value="881613" calcext:value-type="float">
            <text:p>881613</text:p>
          </table:table-cell>
          <table:table-cell office:value-type="string" calcext:value-type="string">
            <text:p>Здравствуйте. Мне от вас? Да особо ничего. Вы же сами просили сообщить вам, когда я изучу все героические символы. Вот сообщаю - изучил{|а}.</text:p>
          </table:table-cell>
        </table:table-row>
        <table:table-row table:style-name="ro1">
          <table:table-cell office:value-type="float" office:value="881650" calcext:value-type="float">
            <text:p>881650</text:p>
          </table:table-cell>
          <table:table-cell office:value-type="string" calcext:value-type="string">
            <text:p>Здравствуйте. Мне от вас? Да особо ничего. Вы же сами просили сообщить вам, когда я изучу все эпические символы. Вот сообщаю - изучил{|а}.</text:p>
          </table:table-cell>
        </table:table-row>
        <table:table-row table:style-name="ro1">
          <table:table-cell office:value-type="float" office:value="881665" calcext:value-type="float">
            <text:p>881665</text:p>
          </table:table-cell>
          <table:table-cell office:value-type="string" calcext:value-type="string">
            <text:p>Здравствуйте. Мне от вас? Да особо ничего. Вы же сами просили сообщить вам, когда я изучу все легендарные символы. Вот сообщаю - изучил{|а}.</text:p>
          </table:table-cell>
        </table:table-row>
        <table:table-row table:style-name="ro1">
          <table:table-cell office:value-type="float" office:value="881711" calcext:value-type="float">
            <text:p>881711</text:p>
          </table:table-cell>
          <table:table-cell office:value-type="string" calcext:value-type="string">
            <text:p>Чтобы вымолить прощение и избавиться от оков тебе придется искупить свою вину. Докажи, что ты досто{ин|йна} вновь увидеть солнце и небо мира Элинор, встретиться с друзьями, вступить в кровавую схватку с противником. Для этого тебе придется собрать ключ от своих кандалов. Первую половину ключа ты сможешь получить только одним способом - пополнив кристальный счет персонажа на сумму, не менее 15000 кристаллов. Можно пополнять разными суммами, и как только наберется 15000 кристаллов, ты получишь первую половину ключа.</text:p>
          </table:table-cell>
        </table:table-row>
        <table:table-row table:style-name="ro1">
          <table:table-cell office:value-type="float" office:value="881917" calcext:value-type="float">
            <text:p>881917</text:p>
          </table:table-cell>
          <table:table-cell office:value-type="string" calcext:value-type="string">
            <text:p>Да ничего и не надо пока говорить, я еще ничего не сделал{|а}.</text:p>
          </table:table-cell>
        </table:table-row>
        <table:table-row table:style-name="ro1">
          <table:table-cell office:value-type="float" office:value="881921" calcext:value-type="float">
            <text:p>881921</text:p>
          </table:table-cell>
          <table:table-cell office:value-type="string" calcext:value-type="string">
            <text:p>Обижаешь! Мои чувства крепкие, как настойка Крагора! Сердце распирает от любви, это самое прекрасное, что со мной случалось! И в Джульетине я уверен так же, как и в себе! А ты, раз так{ой|ая} умн{ый|ая}, может быть, сможешь выяснить, что не так с нашим деревом?</text:p>
          </table:table-cell>
        </table:table-row>
        <table:table-row table:style-name="ro1">
          <table:table-cell office:value-type="float" office:value="881944" calcext:value-type="float">
            <text:p>881944</text:p>
          </table:table-cell>
          <table:table-cell office:value-type="string" calcext:value-type="string">
            <text:p>Обижаешь! Мои чувства крепкие, как врата Лонгхольма! Сердце распирает от любви, это самое прекрасное, что со мной случалось! И в Ромерии я уверена так же, как и в себе! А ты, раз так{ой|ая} умн{ый|ая}, может быть, сможешь выяснить, что не так с нашим деревом?</text:p>
          </table:table-cell>
        </table:table-row>
        <table:table-row table:style-name="ro1">
          <table:table-cell office:value-type="float" office:value="885557" calcext:value-type="float">
            <text:p>885557</text:p>
          </table:table-cell>
          <table:table-cell office:value-type="string" calcext:value-type="string">
            <text:p>Здравствуй, %NICK%. Ты как никогда кстати пожаловал{|а}! Решил было я подготовить шуточный подарок нашему рунописцу, да так оплошал, что самому вовек не исправить ошибки.</text:p>
          </table:table-cell>
        </table:table-row>
        <table:table-row table:style-name="ro1">
          <table:table-cell office:value-type="float" office:value="885595" calcext:value-type="float">
            <text:p>885595</text:p>
          </table:table-cell>
          <table:table-cell office:value-type="string" calcext:value-type="string">
            <text:p>Ну что, ты наш{ел|ла} странные вещицы и собрал{|а} иномирную энергию?</text:p>
          </table:table-cell>
        </table:table-row>
        <table:table-row table:style-name="ro1">
          <table:table-cell office:value-type="float" office:value="885599" calcext:value-type="float">
            <text:p>885599</text:p>
          </table:table-cell>
          <table:table-cell office:value-type="string" calcext:value-type="string">
            <text:p>Давай сюда ловушку для энергии, я посмотрю сколько иномирной энергии ты смог{|ла} собрать.</text:p>
          </table:table-cell>
        </table:table-row>
        <table:table-row table:style-name="ro1">
          <table:table-cell office:value-type="float" office:value="885601" calcext:value-type="float">
            <text:p>885601</text:p>
          </table:table-cell>
          <table:table-cell office:value-type="string" calcext:value-type="string">
            <text:p>Ты смог{|ла} собрать немного инородной энергии. Держи заслуженную награду%=10688:3%</text:p>
          </table:table-cell>
        </table:table-row>
        <table:table-row table:style-name="ro1">
          <table:table-cell office:value-type="float" office:value="885610" calcext:value-type="float">
            <text:p>885610</text:p>
          </table:table-cell>
          <table:table-cell office:value-type="string" calcext:value-type="string">
            <text:p>Ты смог{|ла} собрать всю инородную энергию. Держи заслуженную награду%=10688:3,22797:3,24013%</text:p>
          </table:table-cell>
        </table:table-row>
        <table:table-row table:style-name="ro1">
          <table:table-cell office:value-type="float" office:value="885623" calcext:value-type="float">
            <text:p>885623</text:p>
          </table:table-cell>
          <table:table-cell office:value-type="string" calcext:value-type="string">
            <text:p>Ты собрал{|а} слишком мало инородной энергии. Я не могу за это наградить. Поищи еще странные вещицы.</text:p>
          </table:table-cell>
        </table:table-row>
        <table:table-row table:style-name="ro1">
          <table:table-cell office:value-type="float" office:value="885633" calcext:value-type="float">
            <text:p>885633</text:p>
          </table:table-cell>
          <table:table-cell office:value-type="string" calcext:value-type="string">
            <text:p>Ты смог{|ла} собрать немало инородной энергии. Держи заслуженную награду%=10688:3,22797:3%</text:p>
          </table:table-cell>
        </table:table-row>
        <table:table-row table:style-name="ro1">
          <table:table-cell office:value-type="float" office:value="886986" calcext:value-type="float">
            <text:p>886986</text:p>
          </table:table-cell>
          <table:table-cell office:value-type="string" calcext:value-type="string">
            <text:p>Приветствую тебя, вои{н|тельница}! Вижу, что хочешь ты обменять Прочный лечебный адамас на Прочный лечебный арБрилмагр I?%=22534,24057%</text:p>
          </table:table-cell>
        </table:table-row>
        <table:table-row table:style-name="ro1">
          <table:table-cell office:value-type="float" office:value="886999" calcext:value-type="float">
            <text:p>886999</text:p>
          </table:table-cell>
          <table:table-cell office:value-type="string" calcext:value-type="string">
            <text:p>Нет, я случайно заглянул{|а}.</text:p>
          </table:table-cell>
        </table:table-row>
        <table:table-row table:style-name="ro1">
          <table:table-cell office:value-type="float" office:value="887059" calcext:value-type="float">
            <text:p>887059</text:p>
          </table:table-cell>
          <table:table-cell office:value-type="string" calcext:value-type="string">
            <text:p>Приветствую тебя, вои{н|тельница}! Вижу, что хочешь ты обменять Прочный отравляющий адамас на Прочный отравляющий арБрилмагр I?%=22535,24058%</text:p>
          </table:table-cell>
        </table:table-row>
        <table:table-row table:style-name="ro1">
          <table:table-cell office:value-type="float" office:value="887089" calcext:value-type="float">
            <text:p>887089</text:p>
          </table:table-cell>
          <table:table-cell office:value-type="string" calcext:value-type="string">
            <text:p>Приветствую тебя, вои{н|тельница}! Вижу, что хочешь ты обменять Прочный лечебный и отравляющий арБрилмагр I на Прочный лечебный арБрилмагр II?%=24057,24058,24060%</text:p>
          </table:table-cell>
        </table:table-row>
        <table:table-row table:style-name="ro1">
          <table:table-cell office:value-type="float" office:value="887108" calcext:value-type="float">
            <text:p>887108</text:p>
          </table:table-cell>
          <table:table-cell office:value-type="string" calcext:value-type="string">
            <text:p>Да, соглас{ен|на}.</text:p>
          </table:table-cell>
        </table:table-row>
        <table:table-row table:style-name="ro1">
          <table:table-cell office:value-type="float" office:value="887112" calcext:value-type="float">
            <text:p>887112</text:p>
          </table:table-cell>
          <table:table-cell office:value-type="string" calcext:value-type="string">
            <text:p>Приветствую тебя, вои{н|тельница}! Вижу, что хочешь ты обменять Прочный лечебный и отравляющий арБрилмагр I на Прочный отравляющий арБрилмагр II?%=24057,24058,24061%</text:p>
          </table:table-cell>
        </table:table-row>
        <table:table-row table:style-name="ro1">
          <table:table-cell office:value-type="float" office:value="887135" calcext:value-type="float">
            <text:p>887135</text:p>
          </table:table-cell>
          <table:table-cell office:value-type="string" calcext:value-type="string">
            <text:p>Приветствую тебя, вои{н|тельница}! Вижу, что хочешь ты обменять Прочный лечебный и отравляющий арБрилмагр I на Прочный отравляющий арБрилмагр II?%=24059,24058,24061%</text:p>
          </table:table-cell>
        </table:table-row>
        <table:table-row table:style-name="ro1">
          <table:table-cell office:value-type="float" office:value="887158" calcext:value-type="float">
            <text:p>887158</text:p>
          </table:table-cell>
          <table:table-cell office:value-type="string" calcext:value-type="string">
            <text:p>Приветствую тебя, вои{н|тельница}! Вижу, что хочешь ты обменять Прочный лечебный и ослабляющий арБрилмагр I на Прочный лечебный арБрилмагр II?%=24057,24059,24060%</text:p>
          </table:table-cell>
        </table:table-row>
        <table:table-row table:style-name="ro1">
          <table:table-cell office:value-type="float" office:value="887181" calcext:value-type="float">
            <text:p>887181</text:p>
          </table:table-cell>
          <table:table-cell office:value-type="string" calcext:value-type="string">
            <text:p>Приветствую тебя, вои{н|тельница}! Вижу, что хочешь ты обменять Прочный лечебный и ослабляющий арБрилмагр I на Прочный ослабляющий арБрилмагр II?%=24057,24059,24062%</text:p>
          </table:table-cell>
        </table:table-row>
        <table:table-row table:style-name="ro1">
          <table:table-cell office:value-type="float" office:value="887204" calcext:value-type="float">
            <text:p>887204</text:p>
          </table:table-cell>
          <table:table-cell office:value-type="string" calcext:value-type="string">
            <text:p>Приветствую тебя, вои{н|тельница}! Вижу, что хочешь ты обменять Прочный отравляющий и ослабляющий арБрилмагр I на Прочный ослабляющий арБрилмагр II?%=24058,24059,24062%</text:p>
          </table:table-cell>
        </table:table-row>
        <table:table-row table:style-name="ro1">
          <table:table-cell office:value-type="float" office:value="887227" calcext:value-type="float">
            <text:p>887227</text:p>
          </table:table-cell>
          <table:table-cell office:value-type="string" calcext:value-type="string">
            <text:p>Приветствую тебя, вои{н|тельница}! С чем приш{ел|ла}?</text:p>
          </table:table-cell>
        </table:table-row>
        <table:table-row table:style-name="ro1">
          <table:table-cell office:value-type="float" office:value="887244" calcext:value-type="float">
            <text:p>887244</text:p>
          </table:table-cell>
          <table:table-cell office:value-type="string" calcext:value-type="string">
            <text:p>Приветствую тебя, вои{н|тельница}! Вижу, что хочешь ты обменять два Прочных лечебный арБрилмагр I на Прочный лечебный арБрилмагр II?%=24057:2,24060%</text:p>
          </table:table-cell>
        </table:table-row>
        <table:table-row table:style-name="ro1">
          <table:table-cell office:value-type="float" office:value="887267" calcext:value-type="float">
            <text:p>887267</text:p>
          </table:table-cell>
          <table:table-cell office:value-type="string" calcext:value-type="string">
            <text:p>Приветствую тебя, вои{н|тельница}! Вижу, что хочешь ты обменять два Прочных отравляющих арБрилмагр I на Прочный отравляющий арБрилмагр II?%=24058:2,24061%</text:p>
          </table:table-cell>
        </table:table-row>
        <table:table-row table:style-name="ro1">
          <table:table-cell office:value-type="float" office:value="887290" calcext:value-type="float">
            <text:p>887290</text:p>
          </table:table-cell>
          <table:table-cell office:value-type="string" calcext:value-type="string">
            <text:p>Приветствую тебя, вои{н|тельница}! Вижу, что хочешь ты обменять два Прочных ослабляющих арБрилмагр I на Прочный ослабляющий арБрилмагр II?%=24059:2,24062%</text:p>
          </table:table-cell>
        </table:table-row>
        <table:table-row table:style-name="ro1">
          <table:table-cell office:value-type="float" office:value="887313" calcext:value-type="float">
            <text:p>887313</text:p>
          </table:table-cell>
          <table:table-cell office:value-type="string" calcext:value-type="string">
            <text:p>Приветствую тебя, вои{н|тельница}! Вижу, что хочешь ты обменять Прочный лечебный арБрилмагр II на Прочный лечебный и отравляющий арБрилмагр I?%=24060,24057,24058%</text:p>
          </table:table-cell>
        </table:table-row>
        <table:table-row table:style-name="ro1">
          <table:table-cell office:value-type="float" office:value="887336" calcext:value-type="float">
            <text:p>887336</text:p>
          </table:table-cell>
          <table:table-cell office:value-type="string" calcext:value-type="string">
            <text:p>Приветствую тебя, вои{н|тельница}! Вижу, что хочешь ты обменять Прочный отравляющий арБрилмагр II на Прочный лечебный и отравляющий арБрилмагр I ?%=24061,24057,24058%</text:p>
          </table:table-cell>
        </table:table-row>
        <table:table-row table:style-name="ro1">
          <table:table-cell office:value-type="float" office:value="887359" calcext:value-type="float">
            <text:p>887359</text:p>
          </table:table-cell>
          <table:table-cell office:value-type="string" calcext:value-type="string">
            <text:p>Приветствую тебя, вои{н|тельница}! Вижу, что хочешь ты обменять Прочный лечебный арБрилмагр II на Прочный лечебный и ослабляющий арБрилмагр I?%=24060,24057,24059%</text:p>
          </table:table-cell>
        </table:table-row>
        <table:table-row table:style-name="ro1">
          <table:table-cell office:value-type="float" office:value="887382" calcext:value-type="float">
            <text:p>887382</text:p>
          </table:table-cell>
          <table:table-cell office:value-type="string" calcext:value-type="string">
            <text:p>Приветствую тебя, вои{н|тельница}! Вижу, что хочешь ты обменять Прочный ослабляющий арБрилмагр II на Прочный лечебный и ослабляющий арБрилмагр I?%=24062,24057,24059%</text:p>
          </table:table-cell>
        </table:table-row>
        <table:table-row table:style-name="ro1">
          <table:table-cell office:value-type="float" office:value="887405" calcext:value-type="float">
            <text:p>887405</text:p>
          </table:table-cell>
          <table:table-cell office:value-type="string" calcext:value-type="string">
            <text:p>Приветствую тебя, вои{н|тельница}! Вижу, что хочешь ты обменять Прочный отравляющий арБрилмагр II на Прочный отравляющий и ослабляющий арБрилмагр I?%=24061,24058,24059%</text:p>
          </table:table-cell>
        </table:table-row>
        <table:table-row table:style-name="ro1">
          <table:table-cell office:value-type="float" office:value="887428" calcext:value-type="float">
            <text:p>887428</text:p>
          </table:table-cell>
          <table:table-cell office:value-type="string" calcext:value-type="string">
            <text:p>Приветствую тебя, вои{н|тельница}! Вижу, что хочешь ты обменять Прочный ослабляющий арБрилмагр II на Прочный отравляющий и ослабляющий арБрилмагр I?%=24062,24058,24059%</text:p>
          </table:table-cell>
        </table:table-row>
        <table:table-row table:style-name="ro1">
          <table:table-cell office:value-type="float" office:value="888485" calcext:value-type="float">
            <text:p>888485</text:p>
          </table:table-cell>
          <table:table-cell office:value-type="string" calcext:value-type="string">
            <text:p>Подожди, отважн{ый|ая} вои{н|тельница}! Коллекционные монеты 11 серии немного отличаются от предыдущих серий.</text:p>
          </table:table-cell>
        </table:table-row>
        <table:table-row table:style-name="ro1">
          <table:table-cell office:value-type="float" office:value="888554" calcext:value-type="float">
            <text:p>888554</text:p>
          </table:table-cell>
          <table:table-cell office:value-type="string" calcext:value-type="string">
            <text:p>Подожди, отважн{ый|ая} вои{н|тельница}! Коллекционные монеты 12 серии немного отличаются от предыдущих серий.</text:p>
          </table:table-cell>
        </table:table-row>
        <table:table-row table:style-name="ro1">
          <table:table-cell office:value-type="float" office:value="889247" calcext:value-type="float">
            <text:p>889247</text:p>
          </table:table-cell>
          <table:table-cell office:value-type="string" calcext:value-type="string">
            <text:p>Вот, решил я вновь заняться нумизматикой и разыскиваю себе помощни{ка|цу} в этом деле. Помнится мне, ты не прочь был{|а} помочь. Составишь компанию в этом кропотливом деле?</text:p>
          </table:table-cell>
        </table:table-row>
        <table:table-row table:style-name="ro1">
          <table:table-cell office:value-type="float" office:value="889256" calcext:value-type="float">
            <text:p>889256</text:p>
          </table:table-cell>
          <table:table-cell office:value-type="string" calcext:value-type="string">
            <text:p>Рад{|а} это слышать, но чем я могу помочь?</text:p>
          </table:table-cell>
        </table:table-row>
        <table:table-row table:style-name="ro1">
          <table:table-cell office:value-type="float" office:value="889277" calcext:value-type="float">
            <text:p>889277</text:p>
          </table:table-cell>
          <table:table-cell office:value-type="string" calcext:value-type="string">
            <text:p>Приветствую тебя, вои{н|тельница}! Рад, что не забыл{|а} о праздновании и заглянул{|а}, да только вновь беда нас постигла. Представляешь, пока мы все по домам сидели, коварные монстры зачастили к нам в гости, сломали все украшения в городе и украли наши шары воздушные, предназначавшиеся для украшения врат городских. \nПомоги, будь добр{|а}. Отыщи все шарики да принеси мне. Говорят, монстры часть разбросали по всему миру, а часть унесли с собой в норы и гнезда. Отыщи их, да собрав праздничной лентой в гирлянду, возвращайся скорее.</text:p>
          </table:table-cell>
        </table:table-row>
        <table:table-row table:style-name="ro1">
          <table:table-cell office:value-type="float" office:value="889375" calcext:value-type="float">
            <text:p>889375</text:p>
          </table:table-cell>
          <table:table-cell office:value-type="string" calcext:value-type="string">
            <text:p>Здравствуй %NICK%! С чем пожаловал{|а}?</text:p>
          </table:table-cell>
        </table:table-row>
        <table:table-row table:style-name="ro1">
          <table:table-cell office:value-type="float" office:value="889525" calcext:value-type="float">
            <text:p>889525</text:p>
          </table:table-cell>
          <table:table-cell office:value-type="string" calcext:value-type="string">
            <text:p>Приветствую, славный вои{н|тельница}! Добро пожаловать на мой аттракцион. Желаешь попробовать силы в древней игре цветов?</text:p>
          </table:table-cell>
        </table:table-row>
        <table:table-row table:style-name="ro1">
          <table:table-cell office:value-type="float" office:value="889543" calcext:value-type="float">
            <text:p>889543</text:p>
          </table:table-cell>
          <table:table-cell office:value-type="string" calcext:value-type="string">
            <text:p>Не торопись, вои{н|тельница}. Есть ряд определенных условий. Тебе нужно зажечь фонарики в разные цвета так, чтобы их цвета не повторялись ни по вертикали, ни по горизонтали, ни по двум диагоналям посередине. Тебе это по силам?</text:p>
          </table:table-cell>
        </table:table-row>
        <table:table-row table:style-name="ro1">
          <table:table-cell office:value-type="float" office:value="889582" calcext:value-type="float">
            <text:p>889582</text:p>
          </table:table-cell>
          <table:table-cell office:value-type="string" calcext:value-type="string">
            <text:p>Кажется, где-то ты совершил{|а} ошибку. Пока еще есть время, попробуй ее исправить и возвращайся.</text:p>
          </table:table-cell>
        </table:table-row>
        <table:table-row table:style-name="ro1">
          <table:table-cell office:value-type="float" office:value="889585" calcext:value-type="float">
            <text:p>889585</text:p>
          </table:table-cell>
          <table:table-cell office:value-type="string" calcext:value-type="string">
            <text:p>Я заж{ег|гла} все магические фонарики!</text:p>
          </table:table-cell>
        </table:table-row>
        <table:table-row table:style-name="ro1">
          <table:table-cell office:value-type="float" office:value="889588" calcext:value-type="float">
            <text:p>889588</text:p>
          </table:table-cell>
          <table:table-cell office:value-type="string" calcext:value-type="string">
            <text:p>Ух ты, как красиво горят! Кажется ты справил{ся|лась}, вои{н|тельница}, поздравляю! Возьми эту скромную награду за свою смекалку.</text:p>
          </table:table-cell>
        </table:table-row>
        <table:table-row table:style-name="ro1">
          <table:table-cell office:value-type="float" office:value="889784" calcext:value-type="float">
            <text:p>889784</text:p>
          </table:table-cell>
          <table:table-cell office:value-type="string" calcext:value-type="string">
            <text:p>Я сделал{|а} все, что мог{|ла}.</text:p>
          </table:table-cell>
        </table:table-row>
        <table:table-row table:style-name="ro1">
          <table:table-cell office:value-type="float" office:value="889788" calcext:value-type="float">
            <text:p>889788</text:p>
          </table:table-cell>
          <table:table-cell office:value-type="string" calcext:value-type="string">
            <text:p>Кажется, где-то ты совершил{|а} ошибку, да и магическая горелка уже исчезла. Ну, не расстраивайся, задание сложное, да еще и временем ограничено. В следующий раз ты обязательно справишься.</text:p>
          </table:table-cell>
        </table:table-row>
        <table:table-row table:style-name="ro1">
          <table:table-cell office:value-type="float" office:value="889846" calcext:value-type="float">
            <text:p>889846</text:p>
          </table:table-cell>
          <table:table-cell office:value-type="string" calcext:value-type="string">
            <text:p>Я сделал{|а} все, что мог.</text:p>
          </table:table-cell>
        </table:table-row>
        <table:table-row table:style-name="ro1">
          <table:table-cell office:value-type="float" office:value="890988" calcext:value-type="float">
            <text:p>890988</text:p>
          </table:table-cell>
          <table:table-cell office:value-type="string" calcext:value-type="string">
            <text:p>Приветствую, %NICK%! Пришла пора для больших работ во благо нашего народа. Нужно навести порядок в наших краях, а то весна пришла уж давно, самое время призадуматься о запасах на предстоящую зиму. Ты ведь тоже гото{в|ва} помочь общему делу?</text:p>
          </table:table-cell>
        </table:table-row>
        <table:table-row table:style-name="ro1">
          <table:table-cell office:value-type="float" office:value="890995" calcext:value-type="float">
            <text:p>890995</text:p>
          </table:table-cell>
          <table:table-cell office:value-type="string" calcext:value-type="string">
            <text:p>Всегда гото{в|ва}, старейшина Корагор</text:p>
          </table:table-cell>
        </table:table-row>
        <table:table-row table:style-name="ro1">
          <table:table-cell office:value-type="float" office:value="891001" calcext:value-type="float">
            <text:p>891001</text:p>
          </table:table-cell>
          <table:table-cell office:value-type="string" calcext:value-type="string">
            <text:p>Всегда гото{в|ва}, староста Златован.</text:p>
          </table:table-cell>
        </table:table-row>
        <table:table-row table:style-name="ro1">
          <table:table-cell office:value-type="float" office:value="891019" calcext:value-type="float">
            <text:p>891019</text:p>
          </table:table-cell>
          <table:table-cell office:value-type="string" calcext:value-type="string">
            <text:p>А-а-а, это хорошо, наконец то помощь пришла. Так, сразу к делу: мне нужно, чтобы ты доста{л|ла} 5 ящиков с ростками. В спешке я не собрал все ящики в одну стопку, так что поищи в округе. Также нужно 10 пачек удобрения, их можешь купить в магазине, с этим уж проблем явно быть не должно. А так же нужно отобрать 10 инструментов огородника у гномов, как бы не любил этих яростных варваров, но в качественной ковке им нет равных.\n</text:p>
          </table:table-cell>
        </table:table-row>
        <table:table-row table:style-name="ro1">
          <table:table-cell office:value-type="float" office:value="891028" calcext:value-type="float">
            <text:p>891028</text:p>
          </table:table-cell>
          <table:table-cell office:value-type="string" calcext:value-type="string">
            <text:p>А-а-а, это хорошо, наконец то помощь пришла. Так, сразу к делу: мне нужно, чтобы ты доста{л|ла} 5 ящиков с ростками. В спешке я не собрал все ящики в одну стопку, так что поищи в округе. Также нужно 10 инструментов огородника, их можешь купить в магазине, с этим уж проблем явно быть не должно. А так же нужно отобрать 10 пачек удобрений у людей, как бы не любил этих высокомерных выскочек, но в хорошем удобрении они разбираются лучше других.\n</text:p>
          </table:table-cell>
        </table:table-row>
        <table:table-row table:style-name="ro1">
          <table:table-cell office:value-type="float" office:value="891035" calcext:value-type="float">
            <text:p>891035</text:p>
          </table:table-cell>
          <table:table-cell office:value-type="string" calcext:value-type="string">
            <text:p>О-о-о, а ты шустр{ый|ая} мал{ый|ая}, староста не прогадал, когда выбирал тебя для помощи. Хорошо, давай все сюда, соберу все для посева... И-и-и готово! Держи 5 наборов для посадки и будь доб{р|ра}, посади их на полях.\n</text:p>
          </table:table-cell>
        </table:table-row>
        <table:table-row table:style-name="ro1">
          <table:table-cell office:value-type="float" office:value="891046" calcext:value-type="float">
            <text:p>891046</text:p>
          </table:table-cell>
          <table:table-cell office:value-type="string" calcext:value-type="string">
            <text:p>О-о-о, а ты шустр{ый|ая} мал{ый|ая}, старейшина не прогадал, когда выбирал тебя для помощи. Хорошо, давай все сюда, соберу все для посева... И-и-и готово! Держи 5 наборов для посадки и будь доб{р|ра}, посади их в парниках.\n</text:p>
          </table:table-cell>
        </table:table-row>
        <table:table-row table:style-name="ro1">
          <table:table-cell office:value-type="float" office:value="891050" calcext:value-type="float">
            <text:p>891050</text:p>
          </table:table-cell>
          <table:table-cell office:value-type="string" calcext:value-type="string">
            <text:p>Хорошо, даже идеально. Спасибо тебе огромное!! Ты как будто всегда бы{л|ла} фермером! Теперь можно не беспокоиться за продовольствие народа. А это вот от меня, держи свою награду, ты явно заслужи{л|ла} за помощь!%=13008,11741%</text:p>
          </table:table-cell>
        </table:table-row>
        <table:table-row table:style-name="ro1">
          <table:table-cell office:value-type="float" office:value="893232" calcext:value-type="float">
            <text:p>893232</text:p>
          </table:table-cell>
          <table:table-cell office:value-type="string" calcext:value-type="string">
            <text:p>Ага, вот и ты! Ты ведь уже разда{л|ла} все ленточки нашим героям?</text:p>
          </table:table-cell>
        </table:table-row>
        <table:table-row table:style-name="ro1">
          <table:table-cell office:value-type="float" office:value="893297" calcext:value-type="float">
            <text:p>893297</text:p>
          </table:table-cell>
          <table:table-cell office:value-type="string" calcext:value-type="string">
            <text:p>Прекрасно! Теперь все в сборе! Пора праздновать! Ах да, вот твоя награда, ты заслужи{л|ла} все.это.%=3704,24297:5,14656:10%\nЕсли тебе пришлась по вкусу наша мясная закуска, то в Лавке редкостей ты сможешь приобрести столько, сколько тебе будет нужно.</text:p>
          </table:table-cell>
        </table:table-row>
        <table:table-row table:style-name="ro1">
          <table:table-cell office:value-type="float" office:value="897872" calcext:value-type="float">
            <text:p>897872</text:p>
          </table:table-cell>
          <table:table-cell office:value-type="string" calcext:value-type="string">
            <text:p>Здравствуй, вои{н|тельница}. С чем пожалова{л|ла}?</text:p>
          </table:table-cell>
        </table:table-row>
        <table:table-row table:style-name="ro1">
          <table:table-cell office:value-type="float" office:value="897880" calcext:value-type="float">
            <text:p>897880</text:p>
          </table:table-cell>
          <table:table-cell office:value-type="string" calcext:value-type="string">
            <text:p>А что ты хотел{|а}? Я уже не молод, пока доберусь, пока привидений найду, пока песок с них добуду и обратно вернусь. И время на изучение содержимого склянки нужно. Да и торопиться мне некуда. Может, еще каких нужных ингредиентов заодно поищу.</text:p>
          </table:table-cell>
        </table:table-row>
        <table:table-row table:style-name="ro1">
          <table:table-cell office:value-type="float" office:value="897904" calcext:value-type="float">
            <text:p>897904</text:p>
          </table:table-cell>
          <table:table-cell office:value-type="string" calcext:value-type="string">
            <text:p>Ну что, прине{с|сла}?</text:p>
          </table:table-cell>
        </table:table-row>
        <table:table-row table:style-name="ro1">
          <table:table-cell office:value-type="float" office:value="897907" calcext:value-type="float">
            <text:p>897907</text:p>
          </table:table-cell>
          <table:table-cell office:value-type="string" calcext:value-type="string">
            <text:p>Я убил{|а} не один десяток боссов, но никогда с таким не сталкивал{ся|ась}. А зачем его собирать? Его можно как-то использовать?</text:p>
          </table:table-cell>
        </table:table-row>
        <table:table-row table:style-name="ro1">
          <table:table-cell office:value-type="float" office:value="897911" calcext:value-type="float">
            <text:p>897911</text:p>
          </table:table-cell>
          <table:table-cell office:value-type="string" calcext:value-type="string">
            <text:p>А я за это время успел изучить содержимое склянки. Называется оно живительным ихором. Небось замеча{л|ла} в бою с чудищами, что вот-вот уже почти мертв противник и вдруг он с новыми силами нападает на тебя? А все потому, что из раны вытекает ихор и стягивает ее, останавливая кровотечение. Но не каждый босс обладает такой способностью. Изредка вместо убитого чудища возрождается его более сильная особь, которая как раз и обладает такой способностью. Тут главное не зевать, а успеть собрать ихор в склянку.</text:p>
          </table:table-cell>
        </table:table-row>
        <table:table-row table:style-name="ro1">
          <table:table-cell office:value-type="float" office:value="897945" calcext:value-type="float">
            <text:p>897945</text:p>
          </table:table-cell>
          <table:table-cell office:value-type="string" calcext:value-type="string">
            <text:p>Это я, уважаемый Валиан. Вот приш{ел|ла}, как договаривались, через 3 дня, чтобы узнать результаты изучения вами жидкости в склянке, которую прин{ес|есла} вам от Мигуэля.</text:p>
          </table:table-cell>
        </table:table-row>
        <table:table-row table:style-name="ro1">
          <table:table-cell office:value-type="float" office:value="897949" calcext:value-type="float">
            <text:p>897949</text:p>
          </table:table-cell>
          <table:table-cell office:value-type="string" calcext:value-type="string">
            <text:p>Помню-помню. Не мог{|ла} еще позже прийти, я б выспаться успел. Изучил я содержимое склянки. Называется оно живительным ихором. Небось замеча{л|ла} в бою с чудищами, что вот-вот уже почти мертв противник и вдруг он с новыми силами нападает на тебя. А все потому, что из раны вытекает ихор и стягивает ее, останавливая кровотечение. Но не каждый босс обладает такой способностью. Изредка вместо убитого чудища возрождается его более сильная особь, которая как раз и обладает такой способностью. Тут главное не зевать, а успеть собрать ихор в склянку.</text:p>
          </table:table-cell>
        </table:table-row>
        <table:table-row table:style-name="ro1">
          <table:table-cell office:value-type="float" office:value="897962" calcext:value-type="float">
            <text:p>897962</text:p>
          </table:table-cell>
          <table:table-cell office:value-type="string" calcext:value-type="string">
            <text:p>Ты уже узна{л|ла} у Валиана, что за жидкость содержалась в той склянке?</text:p>
          </table:table-cell>
        </table:table-row>
        <table:table-row table:style-name="ro1">
          <table:table-cell office:value-type="float" office:value="897967" calcext:value-type="float">
            <text:p>897967</text:p>
          </table:table-cell>
          <table:table-cell office:value-type="string" calcext:value-type="string">
            <text:p>Да, узна{л|ла}. Вот, возьмите ее обратно.</text:p>
          </table:table-cell>
        </table:table-row>
        <table:table-row table:style-name="ro1">
          <table:table-cell office:value-type="float" office:value="898000" calcext:value-type="float">
            <text:p>898000</text:p>
          </table:table-cell>
          <table:table-cell office:value-type="string" calcext:value-type="string">
            <text:p>Как что? Ты еще не поня{л|ла}? Свойства ихора передаются металлу! Я провел опыты и выяснил, что сплав драгоценного металла с этим новым веществом из ихора и гобталия позволяет увеличить размер жизни, восстанавливаемой во время боя с помощью вампиризма. Да и ювелирные украшения изначально дают больше сил, чем раньше.</text:p>
          </table:table-cell>
        </table:table-row>
        <table:table-row table:style-name="ro1">
          <table:table-cell office:value-type="float" office:value="898006" calcext:value-type="float">
            <text:p>898006</text:p>
          </table:table-cell>
          <table:table-cell office:value-type="string" calcext:value-type="string">
            <text:p>Я рад{|а} за тебя, но что с того, что теперь ихор вместе с гобталием можно сплавить с другими металлами?</text:p>
          </table:table-cell>
        </table:table-row>
        <table:table-row table:style-name="ro1">
          <table:table-cell office:value-type="float" office:value="898008" calcext:value-type="float">
            <text:p>898008</text:p>
          </table:table-cell>
          <table:table-cell office:value-type="string" calcext:value-type="string">
            <text:p>Нечасто я изготавливаю что-то новое, но в этот раз тебе повезло. Есть у меня одна новинка. Помнишь, недавно ты выясня{л|ла} для меня свойства одной неизвестной жидкости, неведомо как попавшей в мои запасники?</text:p>
          </table:table-cell>
        </table:table-row>
        <table:table-row table:style-name="ro1">
          <table:table-cell office:value-type="float" office:value="898017" calcext:value-type="float">
            <text:p>898017</text:p>
          </table:table-cell>
          <table:table-cell office:value-type="string" calcext:value-type="string">
            <text:p>А нигде. Я смог сделать только одну регалию для опытов, как все ингредиенты закончились. На основе опытного образца я разработал схемы изготовления новых платиновых регалий, теперь они доступны в городской библиотеке любому, кто изучает мастерство ювелира и достиг в нем необходимых навыков. Но вот с новыми ингредиентами для них - беда, нет их ни у кого. Хотя ты и говори{л|ла}, что ихор с особо опасных особей боссов можно добыть, никто так и не смог этого сделать, а гоблины делают вид, что гобталия у них нет.</text:p>
          </table:table-cell>
        </table:table-row>
        <table:table-row table:style-name="ro1">
          <table:table-cell office:value-type="float" office:value="898034" calcext:value-type="float">
            <text:p>898034</text:p>
          </table:table-cell>
          <table:table-cell office:value-type="string" calcext:value-type="string">
            <text:p>Здравствуй вои{н|тельница}. С чем опять пожалова{л|ла}?</text:p>
          </table:table-cell>
        </table:table-row>
        <table:table-row table:style-name="ro1">
          <table:table-cell office:value-type="float" office:value="898058" calcext:value-type="float">
            <text:p>898058</text:p>
          </table:table-cell>
          <table:table-cell office:value-type="string" calcext:value-type="string">
            <text:p>Быстро ты, как и обеща{л|ла}.</text:p>
          </table:table-cell>
        </table:table-row>
        <table:table-row table:style-name="ro1">
          <table:table-cell office:value-type="float" office:value="898064" calcext:value-type="float">
            <text:p>898064</text:p>
          </table:table-cell>
          <table:table-cell office:value-type="string" calcext:value-type="string">
            <text:p>Раздобы{л|ла} я все необходимое, держите.</text:p>
          </table:table-cell>
        </table:table-row>
        <table:table-row table:style-name="ro1">
          <table:table-cell office:value-type="float" office:value="898174" calcext:value-type="float">
            <text:p>898174</text:p>
          </table:table-cell>
          <table:table-cell office:value-type="string" calcext:value-type="string">
            <text:p>Заш{ел|ла} узнать, есть ли сегодня гобталий на обмен.</text:p>
          </table:table-cell>
        </table:table-row>
        <table:table-row table:style-name="ro1">
          <table:table-cell office:value-type="float" office:value="898178" calcext:value-type="float">
            <text:p>898178</text:p>
          </table:table-cell>
          <table:table-cell office:value-type="string" calcext:value-type="string">
            <text:p>Как же, есть. Гоблины пока поставляют его без перебоев. А ты уби{л|ла} врага и приготови{л|ла} отработанные аккумуляторы большой ёмкости?</text:p>
          </table:table-cell>
        </table:table-row>
        <table:table-row table:style-name="ro1">
          <table:table-cell office:value-type="float" office:value="898188" calcext:value-type="float">
            <text:p>898188</text:p>
          </table:table-cell>
          <table:table-cell office:value-type="string" calcext:value-type="string">
            <text:p>Это хорошо, и противника в бою одоле{л|ла}?</text:p>
          </table:table-cell>
        </table:table-row>
        <table:table-row table:style-name="ro1">
          <table:table-cell office:value-type="float" office:value="898192" calcext:value-type="float">
            <text:p>898192</text:p>
          </table:table-cell>
          <table:table-cell office:value-type="string" calcext:value-type="string">
            <text:p>Вот, аккумуляторы прине{с|сла}, в обмен на гобталий.</text:p>
          </table:table-cell>
        </table:table-row>
        <table:table-row table:style-name="ro1">
          <table:table-cell office:value-type="float" office:value="898311" calcext:value-type="float">
            <text:p>898311</text:p>
          </table:table-cell>
          <table:table-cell office:value-type="string" calcext:value-type="string">
            <text:p>Это я, уважаемый Кимихла. Вот приш{ел|ла}, как договаривались, через 3 дня, чтобы узнать результаты изучения вами жидкости в склянке, которую прин{ес|есла} вам от Крагтоса.</text:p>
          </table:table-cell>
        </table:table-row>
        <table:table-row table:style-name="ro1">
          <table:table-cell office:value-type="float" office:value="898328" calcext:value-type="float">
            <text:p>898328</text:p>
          </table:table-cell>
          <table:table-cell office:value-type="string" calcext:value-type="string">
            <text:p>Ты уже узна{л|ла} у Кимихлы, что за жидкость содержалась в той склянке?</text:p>
          </table:table-cell>
        </table:table-row>
        <table:table-row table:style-name="ro1">
          <table:table-cell office:value-type="float" office:value="899431" calcext:value-type="float">
            <text:p>899431</text:p>
          </table:table-cell>
          <table:table-cell office:value-type="string" calcext:value-type="string">
            <text:p>Ты готов{|а} ответить на вопрос? Напоминаю, у тебя всего 30 секунд на ответ.</text:p>
          </table:table-cell>
        </table:table-row>
        <table:table-row table:style-name="ro1">
          <table:table-cell office:value-type="float" office:value="899584" calcext:value-type="float">
            <text:p>899584</text:p>
          </table:table-cell>
          <table:table-cell office:value-type="string" calcext:value-type="string">
            <text:p>По одному билету ученика ты будешь получать ежедневно за первый вход в игру, а также за выполнение несложных заданий, условия которых ты найдешь в журнале заданий. Любое количество билетов можно приобрести в кристальной лавке, если у тебя нет доступных вопросов и ты не ответил{|а} на все 100 вопросов.</text:p>
          </table:table-cell>
        </table:table-row>
        <table:table-row table:style-name="ro1">
          <table:table-cell office:value-type="float" office:value="899588" calcext:value-type="float">
            <text:p>899588</text:p>
          </table:table-cell>
          <table:table-cell office:value-type="string" calcext:value-type="string">
            <text:p>И вам доброго здравия. Полезные вещицы пригодятся. Я соглас{ен|на}.</text:p>
          </table:table-cell>
        </table:table-row>
        <table:table-row table:style-name="ro1">
          <table:table-cell office:value-type="float" office:value="903310" calcext:value-type="float">
            <text:p>903310</text:p>
          </table:table-cell>
          <table:table-cell office:value-type="string" calcext:value-type="string">
            <text:p>Я гото{в|ва}</text:p>
          </table:table-cell>
        </table:table-row>
        <table:table-row table:style-name="ro1">
          <table:table-cell office:value-type="float" office:value="903314" calcext:value-type="float">
            <text:p>903314</text:p>
          </table:table-cell>
          <table:table-cell office:value-type="string" calcext:value-type="string">
            <text:p>И так, ты гото{в|ва} открыть портал и спасти несчастных людей на грани гибели?</text:p>
          </table:table-cell>
        </table:table-row>
        <table:table-row table:style-name="ro1">
          <table:table-cell office:value-type="float" office:value="903330" calcext:value-type="float">
            <text:p>903330</text:p>
          </table:table-cell>
          <table:table-cell office:value-type="string" calcext:value-type="string">
            <text:p>Для начала тебе необходимо починить редуктор портала. Тот диплом инженера, что ты мне показыва{л|ла}, ведь не поддельный?\n</text:p>
          </table:table-cell>
        </table:table-row>
        <table:table-row table:style-name="ro1">
          <table:table-cell office:value-type="float" office:value="903336" calcext:value-type="float">
            <text:p>903336</text:p>
          </table:table-cell>
          <table:table-cell office:value-type="string" calcext:value-type="string">
            <text:p>Был бы у меня диплом, давно разобра{л|ла} бы тебя на запчасти.</text:p>
          </table:table-cell>
        </table:table-row>
        <table:table-row table:style-name="ro1">
          <table:table-cell office:value-type="float" office:value="903551" calcext:value-type="float">
            <text:p>903551</text:p>
          </table:table-cell>
          <table:table-cell office:value-type="string" calcext:value-type="string">
            <text:p>Приветствую тебя, {друг мой|юная леди}.</text:p>
          </table:table-cell>
        </table:table-row>
        <table:table-row table:style-name="ro1">
          <table:table-cell office:value-type="float" office:value="903558" calcext:value-type="float">
            <text:p>903558</text:p>
          </table:table-cell>
          <table:table-cell office:value-type="string" calcext:value-type="string">
            <text:p>Мне нравится твой энтузиазм! В этом храме Древних ты виде{л|ла} разлом, который доходит до статуи? Так вот, изучив старые записи, я обнаружил, что где-то рядом с ней есть помещение, где проводились эксперименты. Но что же Древние хотели изучить или сотворить, какие они проводили исследования? В общем, я прошу тебя обыскать территорию у статуи и найти вход в лабораторию, все, что там покажется необычным, хватай и неси ко мне!</text:p>
          </table:table-cell>
        </table:table-row>
        <table:table-row table:style-name="ro1">
          <table:table-cell office:value-type="float" office:value="903575" calcext:value-type="float">
            <text:p>903575</text:p>
          </table:table-cell>
          <table:table-cell office:value-type="string" calcext:value-type="string">
            <text:p>И снова приветствую тебя, {друг мой|юная леди}! Как все пр... А что это у тебя с собой или, можно сказать, кто это? Дай-ка взглянуть поближе.</text:p>
          </table:table-cell>
        </table:table-row>
        <table:table-row table:style-name="ro1">
          <table:table-cell office:value-type="float" office:value="903580" calcext:value-type="float">
            <text:p>903580</text:p>
          </table:table-cell>
          <table:table-cell office:value-type="string" calcext:value-type="string">
            <text:p>Наконец-то, я еле дождался тебя. Наш{ёл|ла} какие-нибудь записи в лаборатории?\n</text:p>
          </table:table-cell>
        </table:table-row>
        <table:table-row table:style-name="ro1">
          <table:table-cell office:value-type="float" office:value="903585" calcext:value-type="float">
            <text:p>903585</text:p>
          </table:table-cell>
          <table:table-cell office:value-type="string" calcext:value-type="string">
            <text:p>Приветствую тебя, {друг мой|юная леди}. Я изучил принесенные тобой документы и узнал, что найденное существо - это боевой помощник. Сейчас он находится в стазисе - это такое поле, в котором все процессы, в том числе и жизнедеятельности, останавливаются. Я еще не полностью разобрался, как остановить этот стазис, но нашел в записях информацию, которая помогла разобраться, как функционирует это существо. Тебе придется постоянно следить за его сытостью и бодростью. Это два жизненно необходимых параметра, на которые заложены его боевые способности.</text:p>
          </table:table-cell>
        </table:table-row>
        <table:table-row table:style-name="ro1">
          <table:table-cell office:value-type="float" office:value="903620" calcext:value-type="float">
            <text:p>903620</text:p>
          </table:table-cell>
          <table:table-cell office:value-type="string" calcext:value-type="string">
            <text:p>Ты вовремя, {друг мой|юная леди}. Я разобрался как остановить стазис, и как раз сейчас этим займусь, а ты мне поможешь.</text:p>
          </table:table-cell>
        </table:table-row>
        <table:table-row table:style-name="ro1">
          <table:table-cell office:value-type="float" office:value="903695" calcext:value-type="float">
            <text:p>903695</text:p>
          </table:table-cell>
          <table:table-cell office:value-type="string" calcext:value-type="string">
            <text:p>Да, вот все, что смог{|ла} найти.</text:p>
          </table:table-cell>
        </table:table-row>
        <table:table-row table:style-name="ro1">
          <table:table-cell office:value-type="float" office:value="903914" calcext:value-type="float">
            <text:p>903914</text:p>
          </table:table-cell>
          <table:table-cell office:value-type="string" calcext:value-type="string">
            <text:p>Ну... практически постоянный. Понимаешь, так как он находился в стазисе, то есть некие побочные эффекты после его пробуждения. Пока ты бега{л|ла} к кузнецу и в таверну, я выяснил, что его временная линия жизни искажена и он случайно попал в наше время. По моим подсчетам, через месяц его временная линия восстановится и он вернется в свое время. Я постараюсь найти способ сохранить это существо в нашем мире и времени. Как только найду способ, я извещу тебя. А насчет того, что за существо это - в принесенных тобой листах из фолианта я прочитал, что это барс, один из грозных хищников мира Древних.</text:p>
          </table:table-cell>
        </table:table-row>
        <table:table-row table:style-name="ro1">
          <table:table-cell office:value-type="float" office:value="903925" calcext:value-type="float">
            <text:p>903925</text:p>
          </table:table-cell>
          <table:table-cell office:value-type="string" calcext:value-type="string">
            <text:p>Как хорошо, что теперь появился мой постоянный компаньон в путешествиях. Еще бы узнать, что это за существо, я таких еще в нашем мире не видыва{л|ла}.</text:p>
          </table:table-cell>
        </table:table-row>
        <table:table-row table:style-name="ro1">
          <table:table-cell office:value-type="float" office:value="903934" calcext:value-type="float">
            <text:p>903934</text:p>
          </table:table-cell>
          <table:table-cell office:value-type="string" calcext:value-type="string">
            <text:p>Вот дела! Как он быстро признал своего спасителя из вечной темницы или он учуял энергию, которую ты принес{|ла}? Так, давай, попробуй его покормить и отдай мышонка поиграть.</text:p>
          </table:table-cell>
        </table:table-row>
        <table:table-row table:style-name="ro1">
          <table:table-cell office:value-type="float" office:value="903941" calcext:value-type="float">
            <text:p>903941</text:p>
          </table:table-cell>
          <table:table-cell office:value-type="string" calcext:value-type="string">
            <text:p>Вот дела! Как он быстро признал своего спасителя из вечной темницы или он учуял еду, которую ты принес{|ла}? Так, давай, попробуй его покормить и отдай мышонка поиграть.</text:p>
          </table:table-cell>
        </table:table-row>
        <table:table-row table:style-name="ro1">
          <table:table-cell office:value-type="float" office:value="904136" calcext:value-type="float">
            <text:p>904136</text:p>
          </table:table-cell>
          <table:table-cell office:value-type="string" calcext:value-type="string">
            <text:p>&lt;i&gt;Гордон обернулся на зов.&lt;/i&gt;\nА, это ты. Принес{|ла} материалы?\n</text:p>
          </table:table-cell>
        </table:table-row>
        <table:table-row table:style-name="ro1">
          <table:table-cell office:value-type="float" office:value="904139" calcext:value-type="float">
            <text:p>904139</text:p>
          </table:table-cell>
          <table:table-cell office:value-type="string" calcext:value-type="string">
            <text:p>&lt;i&gt;Дхарон обернулся на зов.&lt;/i&gt;\nА, это ты. Принес{|ла} материалы?</text:p>
          </table:table-cell>
        </table:table-row>
        <table:table-row table:style-name="ro1">
          <table:table-cell office:value-type="float" office:value="904192" calcext:value-type="float">
            <text:p>904192</text:p>
          </table:table-cell>
          <table:table-cell office:value-type="string" calcext:value-type="string">
            <text:p>Здравствуй, вои{н|тельница}, как дела твои?</text:p>
          </table:table-cell>
        </table:table-row>
        <table:table-row table:style-name="ro1">
          <table:table-cell office:value-type="float" office:value="904210" calcext:value-type="float">
            <text:p>904210</text:p>
          </table:table-cell>
          <table:table-cell office:value-type="string" calcext:value-type="string">
            <text:p>Здравствуй, Хильгор! Да вот, {весь|вся} в делах, как обычно. За помощью я к вам приш{ел|ла}. Недавно мы вместе с Хранителем знаний обнаружили древнее существо, которому нужно особое питание. Есть даже рецепт для его изготовления. Мы решили, что вы лучше всего с ним справитесь.</text:p>
          </table:table-cell>
        </table:table-row>
        <table:table-row table:style-name="ro1">
          <table:table-cell office:value-type="float" office:value="904223" calcext:value-type="float">
            <text:p>904223</text:p>
          </table:table-cell>
          <table:table-cell office:value-type="string" calcext:value-type="string">
            <text:p>Здорова, вои{н|тельница}, как дела твои?</text:p>
          </table:table-cell>
        </table:table-row>
        <table:table-row table:style-name="ro1">
          <table:table-cell office:value-type="float" office:value="904225" calcext:value-type="float">
            <text:p>904225</text:p>
          </table:table-cell>
          <table:table-cell office:value-type="string" calcext:value-type="string">
            <text:p>&lt;i&gt;Барфос прочитал рецепты .&lt;/i&gt;\nНичего сложного не вижу, но с тебя ингредиенты. И приготовлю я пока только по одному рецепту. Подойдет еда, можно будет и по другим приготовить. Нужна тушка гусака, сам{|а} догадаешься как добыть, бочковое пиво и 2 мешочка специй, что продаются у торгового представителя возле Колизея.%=27583,7870,879:2%Да, и тушка обязательно должно быть целой. Знаю я вас, вои{нов|тельниц} - порубите так, что только суп и можно сварить.</text:p>
          </table:table-cell>
        </table:table-row>
        <table:table-row table:style-name="ro1">
          <table:table-cell office:value-type="float" office:value="904227" calcext:value-type="float">
            <text:p>904227</text:p>
          </table:table-cell>
          <table:table-cell office:value-type="string" calcext:value-type="string">
            <text:p>Здравствуй, Барфос! Да вот, {весь|вся} в делах, как обычно. За помощью я к вам приш{ел|ла}. Недавно мы вместе с Хранителем знаний обнаружили древнее существо, которому нужно особое питание. Есть даже рецепты для его изготовления. Мы решили, что ты лучше всего с ними справишься. \n\n</text:p>
          </table:table-cell>
        </table:table-row>
        <table:table-row table:style-name="ro1">
          <table:table-cell office:value-type="float" office:value="904261" calcext:value-type="float">
            <text:p>904261</text:p>
          </table:table-cell>
          <table:table-cell office:value-type="string" calcext:value-type="string">
            <text:p>Ласково тебя жена будет будить. Держи, я принес{|ла} нужные ингредиенты для пищи помощнику.\n</text:p>
          </table:table-cell>
        </table:table-row>
        <table:table-row table:style-name="ro1">
          <table:table-cell office:value-type="float" office:value="904289" calcext:value-type="float">
            <text:p>904289</text:p>
          </table:table-cell>
          <table:table-cell office:value-type="string" calcext:value-type="string">
            <text:p>Эквиль тебя подери, %NICK%! Чуть сердце не прихватило от тебя! Нет, чтобы тихонько подойти, да ласково разбудить... Эх, что с тебя взять, огрубел{|а} на воинской службе.</text:p>
          </table:table-cell>
        </table:table-row>
        <table:table-row table:style-name="ro1">
          <table:table-cell office:value-type="float" office:value="904308" calcext:value-type="float">
            <text:p>904308</text:p>
          </table:table-cell>
          <table:table-cell office:value-type="string" calcext:value-type="string">
            <text:p>Кхадгор тебя подери, %NICK%! Чуть сердце не прихватило от тебя! Нет, чтобы тихонько подойти, да ласково разбудить... Эх, что с тебя взять, огрубел{|а} на воинской службе. \n</text:p>
          </table:table-cell>
        </table:table-row>
        <table:table-row table:style-name="ro1">
          <table:table-cell office:value-type="float" office:value="904335" calcext:value-type="float">
            <text:p>904335</text:p>
          </table:table-cell>
          <table:table-cell office:value-type="string" calcext:value-type="string">
            <text:p>&lt;i&gt;Барфос недовольно взглянул. Наверное, до сих пор обижен на вас за его побудку.&lt;/i&gt; \nВернул{ся|ась}? Я приготовил то, что требовалось. С тебя еще 1 золотая монета.</text:p>
          </table:table-cell>
        </table:table-row>
        <table:table-row table:style-name="ro1">
          <table:table-cell office:value-type="float" office:value="904343" calcext:value-type="float">
            <text:p>904343</text:p>
          </table:table-cell>
          <table:table-cell office:value-type="string" calcext:value-type="string">
            <text:p>А ты дума{л|ла}, что я за просто так целый час своего времени потрачу?</text:p>
          </table:table-cell>
        </table:table-row>
        <table:table-row table:style-name="ro1">
          <table:table-cell office:value-type="float" office:value="904354" calcext:value-type="float">
            <text:p>904354</text:p>
          </table:table-cell>
          <table:table-cell office:value-type="string" calcext:value-type="string">
            <text:p>&lt;i&gt;Хильгор недовольно взглянул. Наверное, до сих пор обижен на вас за его побудку.&lt;/i&gt; Вернул{ся|ась}? Я приготовил то, что требовалось. С тебя еще 1 золотая монета.</text:p>
          </table:table-cell>
        </table:table-row>
        <table:table-row table:style-name="ro1">
          <table:table-cell office:value-type="float" office:value="904360" calcext:value-type="float">
            <text:p>904360</text:p>
          </table:table-cell>
          <table:table-cell office:value-type="string" calcext:value-type="string">
            <text:p>А ты дума{л|ла}, что я за просто так у плиты целый час стоять буду?</text:p>
          </table:table-cell>
        </table:table-row>
        <table:table-row table:style-name="ro1">
          <table:table-cell office:value-type="float" office:value="905620" calcext:value-type="float">
            <text:p>905620</text:p>
          </table:table-cell>
          <table:table-cell office:value-type="string" calcext:value-type="string">
            <text:p>Приветствую тебя, вои{н|тельница}! Буквально несколько минут назад на центральной площади нашего города появился котел душ. Он появляется тогда, когда ткань между миром живых и мертвых становится тонка, как никогда. Говорят, если наполнить его осколками душ, которые можно найти в призрачном мире, то в благодарность души одарят всю расу. <text:s/>Сходи-ка в призрачный мир, убей несколько монстров, вдруг получится найти осколки душ.\n</text:p>
          </table:table-cell>
        </table:table-row>
        <table:table-row table:style-name="ro1">
          <table:table-cell office:value-type="float" office:value="905639" calcext:value-type="float">
            <text:p>905639</text:p>
          </table:table-cell>
          <table:table-cell office:value-type="string" calcext:value-type="string">
            <text:p>Уже все? Рад, что ты так быстро смог{|ла} справиться с этими монстрами. Ну что, смог{|ла} найти осколки душ?</text:p>
          </table:table-cell>
        </table:table-row>
        <table:table-row table:style-name="ro1">
          <table:table-cell office:value-type="float" office:value="905648" calcext:value-type="float">
            <text:p>905648</text:p>
          </table:table-cell>
          <table:table-cell office:value-type="string" calcext:value-type="string">
            <text:p>Не сразу, но наш{ел|ла}. Когда я убила несколько монстров, вдруг откуда ни возьмись появилось большое чудовище. Оно поражает ужасом при взгляде в его глаза. Я смог{|ла} одолеть его и освободить несколько осколков душ.</text:p>
          </table:table-cell>
        </table:table-row>
        <table:table-row table:style-name="ro1">
          <table:table-cell office:value-type="float" office:value="905662" calcext:value-type="float">
            <text:p>905662</text:p>
          </table:table-cell>
          <table:table-cell office:value-type="string" calcext:value-type="string">
            <text:p>Великолепно, а теперь настало время для игры «Сладость или гадость». Как будешь готов{|а}, отправляйся в призрачный город, надевай эту маску и после небольшой метаморфозы тебя перенесет в призрачный город другой расы.\n</text:p>
          </table:table-cell>
        </table:table-row>
        <table:table-row table:style-name="ro1">
          <table:table-cell office:value-type="float" office:value="905665" calcext:value-type="float">
            <text:p>905665</text:p>
          </table:table-cell>
          <table:table-cell office:value-type="string" calcext:value-type="string">
            <text:p>Совру, если скажу нет. Так что да, за дело! Ткань между мирами ослабла, а такая возможность испытать что-то новое встречается не часто, разве не интересно переместиться к ненавистным соседям и показать им, что такое истинный страх? И, кроме того, побеждая врагов в чужом призрачном городе, ты сможешь наполнить котел душ несколькими осколками душ. Я записал в журнал заданий информацию о котле душ, чтобы ты не забыл{|а}, как его наполнить.\n</text:p>
          </table:table-cell>
        </table:table-row>
        <table:table-row table:style-name="ro1">
          <table:table-cell office:value-type="float" office:value="905682" calcext:value-type="float">
            <text:p>905682</text:p>
          </table:table-cell>
          <table:table-cell office:value-type="string" calcext:value-type="string">
            <text:p>Верну{лся|лась}?Ну как тебе на той стороне?</text:p>
          </table:table-cell>
        </table:table-row>
        <table:table-row table:style-name="ro1">
          <table:table-cell office:value-type="float" office:value="905685" calcext:value-type="float">
            <text:p>905685</text:p>
          </table:table-cell>
          <table:table-cell office:value-type="string" calcext:value-type="string">
            <text:p>Сложно сказать, переместившись я стал{|а} зомби, причем странным таким, ладно бы люди меня не узнавали, но тут даже демоны стали нападать.</text:p>
          </table:table-cell>
        </table:table-row>
        <table:table-row table:style-name="ro1">
          <table:table-cell office:value-type="float" office:value="905692" calcext:value-type="float">
            <text:p>905692</text:p>
          </table:table-cell>
          <table:table-cell office:value-type="string" calcext:value-type="string">
            <text:p>Сложно сказать, переместившись я стал{|а} зомби, причем странным таким, ладно бы гномы меня не узнавали, но тут даже демоны стали нападать.</text:p>
          </table:table-cell>
        </table:table-row>
        <table:table-row table:style-name="ro1">
          <table:table-cell office:value-type="float" office:value="908629" calcext:value-type="float">
            <text:p>908629</text:p>
          </table:table-cell>
          <table:table-cell office:value-type="string" calcext:value-type="string">
            <text:p>Тогда слушай правила.\nВидишь эту фигуру, высеченную в камне? Как ты уже наверное догадал{ся|ась}, она нужна местным жрецам для обряда жертвоприношения. Составленная с учетом древнего календаря и знаний астрологии, фигура напрямую влияет на судьбу народа, построившего эти прекрасные пирамиды.\nВозможно, разобравшись в хитросплетениях их начертательной мудрости, ты сможешь разглядеть тайны собственной судьбы. \n</text:p>
          </table:table-cell>
        </table:table-row>
        <table:table-row table:style-name="ro1">
          <table:table-cell office:value-type="float" office:value="908631" calcext:value-type="float">
            <text:p>908631</text:p>
          </table:table-cell>
          <table:table-cell office:value-type="string" calcext:value-type="string">
            <text:p>Я не до конца поня{л|ла} мысль, но, кажется, намекаешь ты на меня, железка ржавая?!</text:p>
          </table:table-cell>
        </table:table-row>
        <table:table-row table:style-name="ro1">
          <table:table-cell office:value-type="float" office:value="908665" calcext:value-type="float">
            <text:p>908665</text:p>
          </table:table-cell>
          <table:table-cell office:value-type="string" calcext:value-type="string">
            <text:p>Ну... практически постоянный. Понимаешь, так как он находился в стазисе, то есть некие побочные эффекты после его пробуждения. Пока ты бега{л|ла} к кузнецу и к Хильгору, я выяснил, что его временная линия жизни искажена и он случайно попал в наше время. По моим подсчетам, через месяц его временная линия восстановится и он вернется в свое время. Я постараюсь найти способ сохранить это существа в нашем мире и времени. Как только найду способ, я извещу тебя. А насчет того, что за существо это - в принесенных тобой листах из фолианта я прочитал, что это барс, один из грозных хищников мира Древних.</text:p>
          </table:table-cell>
        </table:table-row>
        <table:table-row table:style-name="ro1">
          <table:table-cell office:value-type="float" office:value="908974" calcext:value-type="float">
            <text:p>908974</text:p>
          </table:table-cell>
          <table:table-cell office:value-type="string" calcext:value-type="string">
            <text:p>Я бы предпоч{ел|ла} найти добровольцев.</text:p>
          </table:table-cell>
        </table:table-row>
        <table:table-row table:style-name="ro1">
          <table:table-cell office:value-type="float" office:value="909014" calcext:value-type="float">
            <text:p>909014</text:p>
          </table:table-cell>
          <table:table-cell office:value-type="string" calcext:value-type="string">
            <text:p>Хочется верить, что в решающий момент я бы смог{|ла} проявить себя героем.</text:p>
          </table:table-cell>
        </table:table-row>
        <table:table-row table:style-name="ro1">
          <table:table-cell office:value-type="float" office:value="909018" calcext:value-type="float">
            <text:p>909018</text:p>
          </table:table-cell>
          <table:table-cell office:value-type="string" calcext:value-type="string">
            <text:p>А что насчет самопожертвования? У тебя есть то, ради чего бы ты отда{л|ла} свою жизнь?</text:p>
          </table:table-cell>
        </table:table-row>
        <table:table-row table:style-name="ro1">
          <table:table-cell office:value-type="float" office:value="909026" calcext:value-type="float">
            <text:p>909026</text:p>
          </table:table-cell>
          <table:table-cell office:value-type="string" calcext:value-type="string">
            <text:p>А ты знаешь, я передума{л|ла}. Не зря говорится: "С ногами, осквернёнными грязью дороги, недостойно войти в чистый храм."</text:p>
          </table:table-cell>
        </table:table-row>
        <table:table-row table:style-name="ro1">
          <table:table-cell office:value-type="float" office:value="909041" calcext:value-type="float">
            <text:p>909041</text:p>
          </table:table-cell>
          <table:table-cell office:value-type="string" calcext:value-type="string">
            <text:p>Боюсь, ты еще не гото{в|ва}.</text:p>
          </table:table-cell>
        </table:table-row>
        <table:table-row table:style-name="ro1">
          <table:table-cell office:value-type="float" office:value="909064" calcext:value-type="float">
            <text:p>909064</text:p>
          </table:table-cell>
          <table:table-cell office:value-type="string" calcext:value-type="string">
            <text:p>Все посчита{л|ла}? Сколько в итоге лучей у этой звезды?</text:p>
          </table:table-cell>
        </table:table-row>
        <table:table-row table:style-name="ro1">
          <table:table-cell office:value-type="float" office:value="909083" calcext:value-type="float">
            <text:p>909083</text:p>
          </table:table-cell>
          <table:table-cell office:value-type="string" calcext:value-type="string">
            <text:p>К сожалению, это неверный ответ. Но наблюдать за тобой было любопытно.\nКак ты помнишь, мне нужны паттерны сознания, поэтому за символичную цену в _ паттернов я готова дать тебе еще один шанс. \nСоглас{ен|на}?</text:p>
          </table:table-cell>
        </table:table-row>
        <table:table-row table:style-name="ro1">
          <table:table-cell office:value-type="float" office:value="909390" calcext:value-type="float">
            <text:p>909390</text:p>
          </table:table-cell>
          <table:table-cell office:value-type="string" calcext:value-type="string">
            <text:p>Тогда слушай правила.\nВидишь эту кровавую звезду, высеченную в камне? Как ты уже наверное догадал{ся|ась}, она нужна местным жрецам для обряда жертвоприношения. Составленная с учетом древнего календаря и знаний астрологии, звезда напрямую влияет на судьбу народа, построившего эти прекрасные пирамиды.\nВозможно, разобравшись в хитросплетениях их начертательной мудрости, ты сможешь разглядеть тайны собственной судьбы. \n</text:p>
          </table:table-cell>
        </table:table-row>
        <table:table-row table:style-name="ro1">
          <table:table-cell office:value-type="float" office:value="909676" calcext:value-type="float">
            <text:p>909676</text:p>
          </table:table-cell>
          <table:table-cell office:value-type="string" calcext:value-type="string">
            <text:p>Все посчита{л|ла}? Сколько в итоге квадратов в этой фигуре?</text:p>
          </table:table-cell>
        </table:table-row>
        <table:table-row table:style-name="ro1">
          <table:table-cell office:value-type="float" office:value="910047" calcext:value-type="float">
            <text:p>910047</text:p>
          </table:table-cell>
          <table:table-cell office:value-type="string" calcext:value-type="string">
            <text:p>Все посчита{л|ла}? Сначала скажиме мне, сколько квадратов ты наш{ел|ла} в этой фигуре?</text:p>
          </table:table-cell>
        </table:table-row>
        <table:table-row table:style-name="ro1">
          <table:table-cell office:value-type="float" office:value="912620" calcext:value-type="float">
            <text:p>912620</text:p>
          </table:table-cell>
          <table:table-cell office:value-type="string" calcext:value-type="string">
            <text:p>Здравствуй, вои{н|тельница}! Заглянул{|а} на огонек или выпить чего, да покрепче?</text:p>
          </table:table-cell>
        </table:table-row>
        <table:table-row table:style-name="ro1">
          <table:table-cell office:value-type="float" office:value="912625" calcext:value-type="float">
            <text:p>912625</text:p>
          </table:table-cell>
          <table:table-cell office:value-type="string" calcext:value-type="string">
            <text:p>Здравствуйте! Привлек мое внимание шум у вашего заведения, вот только пока добрал{ся|ась}, разошлись уже все. Стряслось что-то в городе?</text:p>
          </table:table-cell>
        </table:table-row>
        <table:table-row table:style-name="ro1">
          <table:table-cell office:value-type="float" office:value="912632" calcext:value-type="float">
            <text:p>912632</text:p>
          </table:table-cell>
          <table:table-cell office:value-type="string" calcext:value-type="string">
            <text:p>Ты, как вернешься, загляни рассказать, что увидел{|а} там.</text:p>
          </table:table-cell>
        </table:table-row>
        <table:table-row table:style-name="ro1">
          <table:table-cell office:value-type="float" office:value="912634" calcext:value-type="float">
            <text:p>912634</text:p>
          </table:table-cell>
          <table:table-cell office:value-type="string" calcext:value-type="string">
            <text:p>Благодарствую! Не откажусь, уж слишком торопил{ся|ась} я.</text:p>
          </table:table-cell>
        </table:table-row>
        <table:table-row table:style-name="ro1">
          <table:table-cell office:value-type="float" office:value="912650" calcext:value-type="float">
            <text:p>912650</text:p>
          </table:table-cell>
          <table:table-cell office:value-type="string" calcext:value-type="string">
            <text:p>Вернул{ся|ась} вот недавно из Соли-Дора, узнал{|а}, что там случилось.</text:p>
          </table:table-cell>
        </table:table-row>
        <table:table-row table:style-name="ro1">
          <table:table-cell office:value-type="float" office:value="912653" calcext:value-type="float">
            <text:p>912653</text:p>
          </table:table-cell>
          <table:table-cell office:value-type="string" calcext:value-type="string">
            <text:p>&lt;i&gt;Нагор выглянул из задних комнат.&lt;/i&gt; А, это ты. С чем приш{ел|ла}?</text:p>
          </table:table-cell>
        </table:table-row>
        <table:table-row table:style-name="ro1">
          <table:table-cell office:value-type="float" office:value="912659" calcext:value-type="float">
            <text:p>912659</text:p>
          </table:table-cell>
          <table:table-cell office:value-type="string" calcext:value-type="string">
            <text:p>&lt;i&gt;Барфос выглянул из задних комнат.&lt;/i&gt; А, это ты. С чем приш{ел|ла}?</text:p>
          </table:table-cell>
        </table:table-row>
        <table:table-row table:style-name="ro1">
          <table:table-cell office:value-type="float" office:value="912685" calcext:value-type="float">
            <text:p>912685</text:p>
          </table:table-cell>
          <table:table-cell office:value-type="string" calcext:value-type="string">
            <text:p>Ты же решил{ся|ась}, значит тебе и помогать мне.</text:p>
          </table:table-cell>
        </table:table-row>
        <table:table-row table:style-name="ro1">
          <table:table-cell office:value-type="float" office:value="912699" calcext:value-type="float">
            <text:p>912699</text:p>
          </table:table-cell>
          <table:table-cell office:value-type="string" calcext:value-type="string">
            <text:p>Я тот, кого прозвали Ключником, и жил я в другом мире. Доверили мне боги моего мира стать хранителем тайн замков, любую мог дверь отворить и подобрать ключ к сундуку диковинному, да оплошал я. Поддавшись жажде золота, стал я продавать тайны замков разным существам, чем немало вреда наделал, ведь не для добрых дел эти тайны покупались... Проведали боги о моем проступке и в наказание сослали в здешний мир. Чтобы искупить свою вину, я должен собрать столько замков, ключей и отмычек, сколько продал ранее. Да где ж я в этом разрушенном городе столько их найду? Пару ржавых замков, если только... Вот, пытался дозваться до разумных существ этого мира, кричу, кричу, ты перв{ый|ая} ко мне заглянул{|а}.</text:p>
          </table:table-cell>
        </table:table-row>
        <table:table-row table:style-name="ro1">
          <table:table-cell office:value-type="float" office:value="912705" calcext:value-type="float">
            <text:p>912705</text:p>
          </table:table-cell>
          <table:table-cell office:value-type="string" calcext:value-type="string">
            <text:p>Не встречал{|а} я таких ларцов.</text:p>
          </table:table-cell>
        </table:table-row>
        <table:table-row table:style-name="ro1">
          <table:table-cell office:value-type="float" office:value="912713" calcext:value-type="float">
            <text:p>912713</text:p>
          </table:table-cell>
          <table:table-cell office:value-type="string" calcext:value-type="string">
            <text:p>Здравствуй! Как ты наш{ел|ла} мою обитель?</text:p>
          </table:table-cell>
        </table:table-row>
        <table:table-row table:style-name="ro1">
          <table:table-cell office:value-type="float" office:value="912731" calcext:value-type="float">
            <text:p>912731</text:p>
          </table:table-cell>
          <table:table-cell office:value-type="string" calcext:value-type="string">
            <text:p>Я??? Вы, значит, богатство себе зарабатывали, своим, так сказать, служебным положением пользуясь, а я помогать долж{ен|на} вред возместить?</text:p>
          </table:table-cell>
        </table:table-row>
        <table:table-row table:style-name="ro1">
          <table:table-cell office:value-type="float" office:value="912739" calcext:value-type="float">
            <text:p>912739</text:p>
          </table:table-cell>
          <table:table-cell office:value-type="string" calcext:value-type="string">
            <text:p>И вновь здравствуй! Я рад видеть, что ты отправил{|а} достаточно связок отмычек, ключей и замков. Я готов вручить тебе первую награду - видеть вход в мой первый схрон, а также скидочный купон на приобретение железного ломика и золотой ломик.%=24996,24954%А медаль, как я вижу, ты уже получил{|а}?</text:p>
          </table:table-cell>
        </table:table-row>
        <table:table-row table:style-name="ro1">
          <table:table-cell office:value-type="float" office:value="912742" calcext:value-type="float">
            <text:p>912742</text:p>
          </table:table-cell>
          <table:table-cell office:value-type="string" calcext:value-type="string">
            <text:p>Да, получил{|а}. Так где ваш схрон, куда идти?</text:p>
          </table:table-cell>
        </table:table-row>
        <table:table-row table:style-name="ro1">
          <table:table-cell office:value-type="float" office:value="912752" calcext:value-type="float">
            <text:p>912752</text:p>
          </table:table-cell>
          <table:table-cell office:value-type="string" calcext:value-type="string">
            <text:p>Ты был{|а} невнимате{лен|ьна} в прошлую нашу встречу. Где находится вход в мой схрон в вашем мире - я не знаю, придется тебе его внимательно поискать. Напоминаю, что его видно всего 20 минут несколько раз в день. Как только ты заберешь свою награду, схрон до конца дня ты больше не увидишь. И не забудь приобрести железный или золотой ломик, взять его вместо оружия, чтобы вскрыть мой схрон.</text:p>
          </table:table-cell>
        </table:table-row>
        <table:table-row table:style-name="ro1">
          <table:table-cell office:value-type="float" office:value="912759" calcext:value-type="float">
            <text:p>912759</text:p>
          </table:table-cell>
          <table:table-cell office:value-type="string" calcext:value-type="string">
            <text:p>И вновь здравствуй! Я рад видеть, что ты отправил{|а} достаточно связок отмычек, ключей и замков. Я готов вручить тебе награду - видеть вход в мой второй схрон, а также скидочный купон на приобретение железного ломика и золотой ломик.%=24996,24954%А медаль, как я вижу, ты уже получил{|а}?</text:p>
          </table:table-cell>
        </table:table-row>
        <table:table-row table:style-name="ro1">
          <table:table-cell office:value-type="float" office:value="912779" calcext:value-type="float">
            <text:p>912779</text:p>
          </table:table-cell>
          <table:table-cell office:value-type="string" calcext:value-type="string">
            <text:p>И вновь здравствуй! Я рад видеть, что ты отправил{|а} достаточно связок отмычек, ключей и замков. Я готов вручить тебе награду - видеть вход в мой третий схрон, а также скидочный купон на приобретение железного ломика и золотой ломик.%=24996,24954%А медаль, как я вижу, ты уже получил{|а}?</text:p>
          </table:table-cell>
        </table:table-row>
        <table:table-row table:style-name="ro1">
          <table:table-cell office:value-type="float" office:value="912799" calcext:value-type="float">
            <text:p>912799</text:p>
          </table:table-cell>
          <table:table-cell office:value-type="string" calcext:value-type="string">
            <text:p>И вновь здравствуй! Я рад видеть, что ты отправил{|а} достаточно связок отмычек, ключей и замков. Я готов вручить тебе награду - видеть вход в мой четвертый схрон, а также скидочный купон на приобретение железного ломика и золотой ломик.%=24996,24954%А медаль, как я вижу, ты уже получил{|а}?</text:p>
          </table:table-cell>
        </table:table-row>
        <table:table-row table:style-name="ro1">
          <table:table-cell office:value-type="float" office:value="912819" calcext:value-type="float">
            <text:p>912819</text:p>
          </table:table-cell>
          <table:table-cell office:value-type="string" calcext:value-type="string">
            <text:p>И вновь здравствуй! Я рад видеть, что ты отправил{|а} достаточно связок отмычек, ключей и замков. Я готов вручить тебе награду - видеть вход в мой пятый схрон, а также скидочный купон на приобретение железного ломика и золотой ломик.%=24996,24954%А медаль, как я вижу, ты уже получил{|а}?</text:p>
          </table:table-cell>
        </table:table-row>
        <table:table-row table:style-name="ro1">
          <table:table-cell office:value-type="float" office:value="912839" calcext:value-type="float">
            <text:p>912839</text:p>
          </table:table-cell>
          <table:table-cell office:value-type="string" calcext:value-type="string">
            <text:p>И вновь здравствуй! Я рад видеть, что ты отправил{|а} достаточно связок отмычек, ключей и замков. Я готов вручить тебе награду - видеть вход в мой шестой схрон, а также скидочный купон на приобретение железного ломика и золотой ломик.%=24996,24954%А медаль, как я вижу, ты уже получил{|а}?</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1-02T12:02:48.303586815</dc:date>
    <meta:editing-duration>PT1M1S</meta:editing-duration>
    <meta:editing-cycles>1</meta:editing-cycles>
    <meta:document-statistic meta:table-count="1" meta:cell-count="8640" meta:object-count="0"/>
    <meta:generator>LibreOffice/6.4.6.2$Linux_X86_64 LibreOffice_project/40$Build-2</meta:generator>
  </office:meta>
</office:document-meta>
</file>